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2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" style:family="table-cell" style:parent-style-name="Default" style:data-style-name="N3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23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24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6" style:family="table-cell" style:parent-style-name="Default" style:data-style-name="N3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27" style:family="table-cell" style:parent-style-name="Default" style:data-style-name="N3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28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9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0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1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/>
    </style:style>
    <style:style style:name="ce32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3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4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5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8" style:family="table-cell" style:parent-style-name="Default" style:data-style-name="N30">
      <style:table-cell-properties fo:border-top="thin solid #000000" fo:border-bottom="none" fo:border-left="none" fo:border-right="none"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9" style:family="table-cell" style:parent-style-name="Default" style:data-style-name="N30">
      <style:table-cell-properties fo:border-top="thin solid #000000" fo:border-bottom="none" fo:border-left="none" fo:border-right="thin solid #000000"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0" style:family="table-cell" style:parent-style-name="Default" style:data-style-name="N30">
      <style:table-cell-properties fo:border-top="thin solid #000000" fo:border-bottom="none" fo:border-left="none" fo:border-right="none" style:vertical-align="top"/>
      <style:text-properties fo:color="#000000" style:font-name="微軟正黑體" style:font-name-asian="微軟正黑體" style:font-name-complex="微軟正黑體"/>
    </style:style>
    <style:style style:name="ce41" style:family="table-cell" style:parent-style-name="Default" style:data-style-name="N30">
      <style:table-cell-properties fo:border-top="thin solid #000000" fo:border-bottom="none" fo:border-left="none" fo:border-right="thin solid #000000" style:vertical-align="top"/>
      <style:text-properties fo:color="#000000" style:font-name="微軟正黑體" style:font-name-asian="微軟正黑體" style:font-name-complex="微軟正黑體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5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7" style:family="table-cell" style:parent-style-name="Default" style:data-style-name="N57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8" style:family="table-cell" style:parent-style-name="Default" style:data-style-name="N57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9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0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1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3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54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5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7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/>
    </style:style>
    <style:style style:name="ce5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9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60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1" style:family="table-cell" style:parent-style-name="Default" style:data-style-name="N57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2" style:family="table-cell" style:parent-style-name="Default" style:data-style-name="N57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3" style:family="table-cell" style:parent-style-name="Default" style:data-style-name="N3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4" style:family="table-cell" style:parent-style-name="Default" style:data-style-name="N57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5" style:family="table-cell" style:parent-style-name="Default" style:data-style-name="N57">
      <style:table-cell-properties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6" style:family="table-cell" style:parent-style-name="Default" style:data-style-name="N57">
      <style:table-cell-properties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7" style:family="table-cell" style:parent-style-name="Default" style:data-style-name="N57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8" style:family="table-cell" style:parent-style-name="Default" style:data-style-name="N57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9" style:family="table-cell" style:parent-style-name="Default" style:data-style-name="N57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2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3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4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75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6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6pt" style:font-size-asian="6pt" style:font-size-complex="6pt"/>
    </style:style>
    <style:style style:name="ce77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6pt" style:font-size-asian="6pt" style:font-size-complex="6pt"/>
    </style:style>
    <style:style style:name="ce78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9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81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2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5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8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8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9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91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2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3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4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5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6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97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98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9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00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0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2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4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5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/>
    </style:style>
    <style:style style:name="ce106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7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8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9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0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1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3" style:family="table-cell" style:parent-style-name="Default" style:data-style-name="N3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5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6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7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8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9" style:family="table-cell" style:parent-style-name="Default" style:data-style-name="N3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20" style:family="table-cell" style:parent-style-name="Default" style:data-style-name="N3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21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2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3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4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5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6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7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8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9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0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1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2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3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5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6" style:family="table-cell" style:parent-style-name="Default" style:data-style-name="N30">
      <style:table-cell-properties fo:border-top="none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7" style:family="table-cell" style:parent-style-name="Default" style:data-style-name="N30">
      <style:table-cell-properties fo:border-top="none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9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/>
    </style:style>
    <style:style style:name="ce1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1" style:family="table-cell" style:parent-style-name="Default" style:data-style-name="N0">
      <style:table-cell-properties fo:border-top="none" fo:border-bottom="none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42" style:family="table-cell" style:parent-style-name="Default" style:data-style-name="N30">
      <style:table-cell-properties fo:border-top="thin solid #000000" fo:border-bottom="thin solid #000000" fo:border-left="none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3" style:family="table-cell" style:parent-style-name="Default" style:data-style-name="N3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4" style:family="table-cell" style:parent-style-name="Default" style:data-style-name="N30">
      <style:table-cell-properties fo:border-top="none" fo:border-bottom="thin solid #000000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5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46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48" style:family="table-cell" style:parent-style-name="Default" style:data-style-name="N3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9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0" style:family="table-cell" style:parent-style-name="Default" style:data-style-name="N30">
      <style:table-cell-properties fo:border-top="none" fo:border-bottom="thin solid #000000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1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2" style:family="table-cell" style:parent-style-name="Default" style:data-style-name="N30">
      <style:table-cell-properties fo:border-top="none" fo:border-bottom="none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3" style:family="table-cell" style:parent-style-name="Default" style:data-style-name="N3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4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5" style:family="table-cell" style:parent-style-name="Default" style:data-style-name="N3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6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7" style:family="table-cell" style:parent-style-name="Default" style:data-style-name="N30">
      <style:table-cell-properties fo:border-top="thin solid #000000" fo:border-bottom="none" fo:border-left="none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8" style:family="table-cell" style:parent-style-name="Default" style:data-style-name="N30">
      <style:table-cell-properties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9" style:family="table-cell" style:parent-style-name="Default" style:data-style-name="N30">
      <style:table-cell-properties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0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3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5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6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74" style:family="table-cell" style:parent-style-name="Default" style:data-style-name="N30">
      <style:table-cell-properties fo:border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7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7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9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1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3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5" style:family="table-cell" style:parent-style-name="Default" style:data-style-name="N3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6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7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0" style:family="table-cell" style:parent-style-name="Default" style:data-style-name="N3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3" style:family="table-cell" style:parent-style-name="Default" style:data-style-name="N30">
      <style:table-cell-properties fo:border-top="none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7" style:family="table-cell" style:parent-style-name="Default" style:data-style-name="N30">
      <style:table-cell-properties fo:border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8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2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1.666875cm" style:use-optimal-column-width="true"/>
    </style:style>
    <style:style style:name="co5" style:family="table-column">
      <style:table-column-properties fo:break-before="auto" style:column-width="1.66687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draw:fill="none" draw:stroke="solid" svg:stroke-width="0.01042in" svg:stroke-color="#000000" svg:stroke-opacity="100%" draw:stroke-linejoin="round"/>
    </style:style>
    <style:style style:family="graphic" style:name="a0">
      <style:graphic-properties draw:fill="none" draw:stroke="solid" svg:stroke-width="0.01042in" svg:stroke-color="#000000" svg:stroke-opacity="100%" draw:stroke-linejoin="round"/>
    </style:style>
    <style:style style:family="graphic" style:name="a13">
      <style:graphic-properties draw:fill="none" draw:stroke="solid" svg:stroke-width="0.01042in" svg:stroke-color="#000000" svg:stroke-opacity="100%" draw:stroke-linejoin="round"/>
    </style:style>
    <style:style style:family="graphic" style:name="a1">
      <style:graphic-properties draw:fill="none" draw:stroke="solid" svg:stroke-width="0.01042in" svg:stroke-color="#000000" svg:stroke-opacity="100%" draw:stroke-linejoin="round"/>
    </style:style>
    <style:style style:family="graphic" style:name="a14">
      <style:graphic-properties draw:fill="none" draw:stroke="solid" svg:stroke-width="0.01042in" svg:stroke-color="#000000" svg:stroke-opacity="100%" draw:stroke-linejoin="round"/>
    </style:style>
    <style:style style:family="graphic" style:name="a2">
      <style:graphic-properties draw:fill="none" draw:stroke="solid" svg:stroke-width="0.01042in" svg:stroke-color="#000000" svg:stroke-opacity="100%" draw:stroke-linejoin="round"/>
    </style:style>
    <style:style style:family="graphic" style:name="a15">
      <style:graphic-properties draw:fill="none" draw:stroke="solid" svg:stroke-width="0.01042in" svg:stroke-color="#000000" svg:stroke-opacity="100%" draw:stroke-linejoin="round"/>
    </style:style>
    <style:style style:family="graphic" style:name="a3">
      <style:graphic-properties draw:fill="none" draw:stroke="solid" svg:stroke-width="0.01042in" svg:stroke-color="#000000" svg:stroke-opacity="100%" draw:stroke-linejoin="round"/>
    </style:style>
    <style:style style:family="graphic" style:name="a4">
      <style:graphic-properties draw:fill="none" draw:stroke="solid" svg:stroke-width="0.01042in" svg:stroke-color="#000000" svg:stroke-opacity="100%" draw:stroke-linejoin="round"/>
    </style:style>
    <style:style style:family="graphic" style:name="a5">
      <style:graphic-properties draw:fill="none" draw:stroke="solid" svg:stroke-width="0.01042in" svg:stroke-color="#000000" svg:stroke-opacity="100%" draw:stroke-linejoin="round"/>
    </style:style>
    <style:style style:family="graphic" style:name="a6">
      <style:graphic-properties draw:fill="none" draw:stroke="solid" svg:stroke-width="0.01042in" svg:stroke-color="#000000" svg:stroke-opacity="100%" draw:stroke-linejoin="round"/>
    </style:style>
    <style:style style:family="graphic" style:name="a7">
      <style:graphic-properties draw:fill="none" draw:stroke="solid" svg:stroke-width="0.01042in" svg:stroke-color="#000000" svg:stroke-opacity="100%" draw:stroke-linejoin="round"/>
    </style:style>
    <style:style style:family="graphic" style:name="a8">
      <style:graphic-properties draw:fill="none" draw:stroke="solid" svg:stroke-width="0.01042in" svg:stroke-color="#000000" svg:stroke-opacity="100%" draw:stroke-linejoin="round"/>
    </style:style>
    <style:style style:family="graphic" style:name="a9">
      <style:graphic-properties draw:fill="none" draw:stroke="solid" svg:stroke-width="0.01042in" svg:stroke-color="#000000" svg:stroke-opacity="100%" draw:stroke-linejoin="round"/>
    </style:style>
    <style:style style:family="graphic" style:name="a10">
      <style:graphic-properties draw:fill="none" draw:stroke="solid" svg:stroke-width="0.01042in" svg:stroke-color="#000000" svg:stroke-opacity="100%" draw:stroke-linejoin="round"/>
    </style:style>
    <style:style style:family="graphic" style:name="a11">
      <style:graphic-properties draw:fill="none" draw:stroke="solid" svg:stroke-width="0.01042in" svg:stroke-color="#000000" svg:stroke-opacity="100%" draw:stroke-linejoin="round"/>
    </style:style>
  </office:automatic-styles>
  <office:body>
    <office:spreadsheet>
      <table:calculation-settings table:case-sensitive="false" table:search-criteria-must-apply-to-whole-cell="false"/>
      <table:table table:name="漁業生產量值-漁業種類別魚類別生產量值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53"/>
        <table:table-column table:style-name="co4" table:default-cell-style-name="ce53"/>
        <table:table-column table:style-name="co3" table:default-cell-style-name="ce59"/>
        <table:table-column table:style-name="co5" table:default-cell-style-name="ce59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99">
            <text:p>7‧漁業生產量</text:p>
          </table:table-cell>
          <table:covered-table-cell table:number-columns-repeated="2"/>
          <table:table-cell table:style-name="ce53"/>
          <table:table-cell table:number-columns-repeated="2" table:style-name="ce59"/>
          <table:table-cell table:number-columns-repeated="3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2" table:style-name="ce1"/>
          <table:table-cell table:number-columns-repeated="2" table:style-name="ce53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01">
            <text:p>(1) 漁業種類別魚類別生產量值</text:p>
          </table:table-cell>
          <table:covered-table-cell table:number-columns-repeated="2"/>
          <table:table-cell table:style-name="ce59"/>
          <table:table-cell office:value-type="string" table:style-name="ce60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</text:p>
          </table:table-cell>
          <table:table-cell table:number-columns-repeated="3" table:style-name="ce1"/>
          <table:table-cell office:value-type="string" table:style-name="ce5">
            <text:p>Value：Thousand NT $</text:p>
          </table:table-cell>
          <table:table-cell table:number-columns-repeated="2" table:style-name="ce1"/>
          <table:table-cell table:style-name="ce6"/>
          <table:table-cell table:number-columns-repeated="16368"/>
        </table:table-row>
        <table:table-row table:style-name="ro2">
          <table:table-cell table:style-name="ce7"/>
          <table:table-cell office:value-type="string" table:number-columns-spanned="1" table:number-rows-spanned="3" table:style-name="ce103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0" draw:style-name="a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style-name="ce8"/>
          <table:table-cell table:style-name="ce9"/>
          <table:table-cell office:value-type="string" table:number-columns-spanned="12" table:number-rows-spanned="1" table:style-name="ce170">
            <text:p>主 <text:s text:c="3"/>要 <text:s text:c="3"/>魚 <text:s text:c="3"/>類</text:p>
          </table:table-cell>
          <table:covered-table-cell table:number-columns-repeated="11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65">
            <text:p>總計</text:p>
          </table:table-cell>
          <table:covered-table-cell/>
          <table:table-cell table:number-columns-spanned="2" table:number-rows-spanned="1" table:style-name="ce173"/>
          <table:covered-table-cell/>
          <table:table-cell table:number-columns-spanned="2" table:number-rows-spanned="1" table:style-name="ce162"/>
          <table:covered-table-cell/>
          <table:table-cell office:value-type="string" table:number-columns-spanned="8" table:number-rows-spanned="1" table:style-name="ce169">
            <text:p>鯉科</text:p>
          </table:table-cell>
          <table:covered-table-cell table:number-columns-repeated="7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65">
            <text:p><text:s/>Grand Total</text:p>
          </table:table-cell>
          <table:covered-table-cell/>
          <table:table-cell office:value-type="string" table:number-columns-spanned="2" table:number-rows-spanned="1" table:style-name="ce163">
            <text:p><text:span text:style-name="T1">合計</text:span></text:p>
          </table:table-cell>
          <table:covered-table-cell/>
          <table:table-cell office:value-type="string" table:number-columns-spanned="2" table:number-rows-spanned="1" table:style-name="ce166">
            <text:p>吳郭魚類</text:p>
          </table:table-cell>
          <table:covered-table-cell/>
          <table:table-cell office:value-type="string" table:number-columns-spanned="2" table:number-rows-spanned="1" table:style-name="ce162">
            <text:p><text:span text:style-name="T1">小計</text:span></text:p>
          </table:table-cell>
          <table:covered-table-cell/>
          <table:table-cell office:value-type="string" table:number-columns-spanned="2" table:number-rows-spanned="1" table:style-name="ce162">
            <text:p>鯉 <text:s text:c="6"/>魚</text:p>
          </table:table-cell>
          <table:covered-table-cell/>
          <table:table-cell office:value-type="string" table:number-columns-spanned="2" table:number-rows-spanned="1" table:style-name="ce162">
            <text:p>鯽 <text:s text:c="6"/>魚</text:p>
          </table:table-cell>
          <table:covered-table-cell/>
          <table:table-cell office:value-type="string" table:number-columns-spanned="2" table:number-rows-spanned="1" table:style-name="ce171">
            <text:p>草 <text:s text:c="6"/>魚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67">
            <text:p>漁業種類</text:p>
            <text:p><text:span text:style-name="T1">Type of Fishery</text:span></text:p>
          </table:table-cell>
          <table:table-cell table:number-columns-spanned="2" table:number-rows-spanned="1" table:style-name="ce168"/>
          <table:covered-table-cell/>
          <table:table-cell office:value-type="string" table:number-columns-spanned="2" table:number-rows-spanned="1" table:style-name="ce164">
            <text:p>Total</text:p>
          </table:table-cell>
          <table:covered-table-cell/>
          <table:table-cell office:value-type="string" table:number-columns-spanned="2" table:number-rows-spanned="1" table:style-name="ce161">
            <text:p>0100</text:p>
          </table:table-cell>
          <table:covered-table-cell/>
          <table:table-cell office:value-type="string" table:number-columns-spanned="2" table:number-rows-spanned="1" table:style-name="ce161">
            <text:p>Sub Total</text:p>
          </table:table-cell>
          <table:covered-table-cell/>
          <table:table-cell office:value-type="string" table:number-columns-spanned="2" table:number-rows-spanned="1" table:style-name="ce161">
            <text:p>0201</text:p>
          </table:table-cell>
          <table:covered-table-cell/>
          <table:table-cell office:value-type="string" table:number-columns-spanned="2" table:number-rows-spanned="1" table:style-name="ce161">
            <text:p>0202</text:p>
          </table:table-cell>
          <table:covered-table-cell/>
          <table:table-cell office:value-type="string" table:number-columns-spanned="2" table:number-rows-spanned="1" table:style-name="ce172">
            <text:p>0203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2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6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1274281.9444500001" table:formula="msoxl:=  IF(SUM(C11,C19,C36,C50,C54,C58)=0,&quot;-&quot;,SUM(C11,C19,C36,C50,C54,C58))" table:style-name="ce49">
            <text:p>1,274,282<text:s/></text:p>
          </table:table-cell>
          <table:table-cell office:value-type="float" office:value="101649633.7604" table:formula="msoxl:=  IF(SUM(D11,D19,D36,D50,D54,D58)=0,&quot;-&quot;,SUM(D11,D19,D36,D50,D54,D58))" table:style-name="ce49">
            <text:p>101,649,634<text:s/></text:p>
          </table:table-cell>
          <table:table-cell office:value-type="float" office:value="1249688.2428400002" table:formula="msoxl:=  IF(SUM(E11,E19,E36,E50,E54,E58)=0,&quot;-&quot;,SUM(E11,E19,E36,E50,E54,E58))" table:style-name="ce49">
            <text:p>1,249,688<text:s/></text:p>
          </table:table-cell>
          <table:table-cell office:value-type="float" office:value="98552430.79903999" table:formula="msoxl:=  IF(SUM(F11,F19,F36,F50,F54,F58)=0,&quot;-&quot;,SUM(F11,F19,F36,F50,F54,F58))" table:style-name="ce49">
            <text:p>98,552,431<text:s/></text:p>
          </table:table-cell>
          <table:table-cell office:value-type="float" office:value="72499.858620000014" table:formula="msoxl:=  IF(SUM(G11,G19,G36,G50,G54,G58)=0,&quot;-&quot;,SUM(G11,G19,G36,G50,G54,G58))" table:style-name="ce49">
            <text:p>72,500<text:s/></text:p>
          </table:table-cell>
          <table:table-cell office:value-type="float" office:value="3313159.7045700005" table:formula="msoxl:=  IF(SUM(H11,H19,H36,H50,H54,H58)=0,&quot;-&quot;,SUM(H11,H19,H36,H50,H54,H58))" table:style-name="ce49">
            <text:p>3,313,160<text:s/></text:p>
          </table:table-cell>
          <table:table-cell office:value-type="float" office:value="2997.8575000000001" table:formula="msoxl:=IF(SUM(K10,M10,O10,'漁業生產量值-漁業種類別魚類別生產量值1'!C10)=0,&quot;-&quot;,SUM(K10,M10,O10,'漁業生產量值-漁業種類別魚類別生產量值1'!C10))" table:style-name="ce19">
            <text:p>2,998<text:s/></text:p>
          </table:table-cell>
          <table:table-cell office:value-type="float" office:value="204323.47484000001" table:formula="msoxl:=IF(SUM(L10,N10,P10,'漁業生產量值-漁業種類別魚類別生產量值1'!D10)=0,&quot;-&quot;,SUM(L10,N10,P10,'漁業生產量值-漁業種類別魚類別生產量值1'!D10))" table:style-name="ce19">
            <text:p>204,323<text:s/></text:p>
          </table:table-cell>
          <table:table-cell office:value-type="float" office:value="269.66699999999997" table:formula="msoxl:=  IF(SUM(K11,K19,K36,K50,K54,K58)=0,&quot;-&quot;,SUM(K11,K19,K36,K50,K54,K58))" table:style-name="ce49">
            <text:p>270<text:s/></text:p>
          </table:table-cell>
          <table:table-cell office:value-type="float" office:value="12204.65459" table:formula="msoxl:=  IF(SUM(L11,L19,L36,L50,L54,L58)=0,&quot;-&quot;,SUM(L11,L19,L36,L50,L54,L58))" table:style-name="ce49">
            <text:p>12,205<text:s/></text:p>
          </table:table-cell>
          <table:table-cell office:value-type="float" office:value="388.85" table:formula="msoxl:=  IF(SUM(M11,M19,M36,M50,M54,M58)=0,&quot;-&quot;,SUM(M11,M19,M36,M50,M54,M58))" table:style-name="ce49">
            <text:p>389<text:s/></text:p>
          </table:table-cell>
          <table:table-cell office:value-type="float" office:value="29946.495980000003" table:formula="msoxl:=  IF(SUM(N11,N19,N36,N50,N54,N58)=0,&quot;-&quot;,SUM(N11,N19,N36,N50,N54,N58))" table:style-name="ce49">
            <text:p>29,946<text:s/></text:p>
          </table:table-cell>
          <table:table-cell office:value-type="float" office:value="1204.3140000000003" table:formula="msoxl:=  IF(SUM(O11,O19,O36,O50,O54,O58)=0,&quot;-&quot;,SUM(O11,O19,O36,O50,O54,O58))" table:style-name="ce49">
            <text:p>1,204<text:s/></text:p>
          </table:table-cell>
          <table:table-cell office:value-type="float" office:value="84943.337019999992" table:formula="msoxl:=  IF(SUM(P11,P19,P36,P50,P54,P58)=0,&quot;-&quot;,SUM(P11,P19,P36,P50,P54,P58))" table:style-name="ce49">
            <text:p>84,943<text:s/>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772714.05608000001" table:formula="msoxl:=  IF(SUM(C12:C18)=0,&quot;-&quot;,SUM(C12:C18))" table:style-name="ce49">
            <text:p>772,714<text:s/></text:p>
          </table:table-cell>
          <table:table-cell office:value-type="float" office:value="43828751.416379988" table:formula="msoxl:=  IF(SUM(D12:D18)=0,&quot;-&quot;,SUM(D12:D18))" table:style-name="ce49">
            <text:p>43,828,751<text:s/></text:p>
          </table:table-cell>
          <table:table-cell office:value-type="float" office:value="762997.85408000008" table:formula="msoxl:=  IF(SUM(E12:E18)=0,&quot;-&quot;,SUM(E12:E18))" table:style-name="ce49">
            <text:p>762,998<text:s/></text:p>
          </table:table-cell>
          <table:table-cell office:value-type="float" office:value="43050277.232439995" table:formula="msoxl:=  IF(SUM(F12:F18)=0,&quot;-&quot;,SUM(F12:F18))" table:style-name="ce49">
            <text:p>43,050,277<text:s/></text:p>
          </table:table-cell>
          <table:table-cell office:value-type="string" office:string-value="-" table:formula="msoxl:=  IF(SUM(G12:G18)=0,&quot;-&quot;,SUM(G12:G18))" table:style-name="ce49">
            <text:p>-</text:p>
          </table:table-cell>
          <table:table-cell office:value-type="string" office:string-value="-" table:formula="msoxl:=  IF(SUM(H12:H18)=0,&quot;-&quot;,SUM(H12:H18))" table:style-name="ce49">
            <text:p>-</text:p>
          </table:table-cell>
          <table:table-cell office:value-type="string" office:string-value="-" table:formula="msoxl:=IF(SUM(K11,M11,O11,'漁業生產量值-漁業種類別魚類別生產量值1'!C11)=0,&quot;-&quot;,SUM(K11,M11,O11,'漁業生產量值-漁業種類別魚類別生產量值1'!C11))" table:style-name="ce19">
            <text:p>-</text:p>
          </table:table-cell>
          <table:table-cell office:value-type="string" office:string-value="-" table:formula="msoxl:=IF(SUM(L11,N11,P11,'漁業生產量值-漁業種類別魚類別生產量值1'!D11)=0,&quot;-&quot;,SUM(L11,N11,P11,'漁業生產量值-漁業種類別魚類別生產量值1'!D11))" table:style-name="ce19">
            <text:p>-</text:p>
          </table:table-cell>
          <table:table-cell office:value-type="string" office:string-value="-" table:formula="msoxl:=  IF(SUM(K12:K18)=0,&quot;-&quot;,SUM(K12:K18))" table:style-name="ce49">
            <text:p>-</text:p>
          </table:table-cell>
          <table:table-cell office:value-type="string" office:string-value="-" table:formula="msoxl:=  IF(SUM(L12:L18)=0,&quot;-&quot;,SUM(L12:L18))" table:style-name="ce49">
            <text:p>-</text:p>
          </table:table-cell>
          <table:table-cell office:value-type="string" office:string-value="-" table:formula="msoxl:=  IF(SUM(M12:M18)=0,&quot;-&quot;,SUM(M12:M18))" table:style-name="ce49">
            <text:p>-</text:p>
          </table:table-cell>
          <table:table-cell office:value-type="string" office:string-value="-" table:formula="msoxl:=  IF(SUM(N12:N18)=0,&quot;-&quot;,SUM(N12:N18))" table:style-name="ce49">
            <text:p>-</text:p>
          </table:table-cell>
          <table:table-cell office:value-type="string" office:string-value="-" table:formula="msoxl:=  IF(SUM(O12:O18)=0,&quot;-&quot;,SUM(O12:O18))" table:style-name="ce49">
            <text:p>-</text:p>
          </table:table-cell>
          <table:table-cell office:value-type="string" office:string-value="-" table:formula="msoxl:=  IF(SUM(P12:P18)=0,&quot;-&quot;,SUM(P12:P18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101</text:p>
          </table:table-cell>
          <table:table-cell office:value-type="string" table:style-name="ce18">
            <text:p>　單船拖網　</text:p>
          </table:table-cell>
          <table:table-cell office:value-type="float" office:value="35018.064079999996" table:style-name="ce49">
            <text:p>35,018<text:s/></text:p>
          </table:table-cell>
          <table:table-cell office:value-type="float" office:value="4034491.09137" table:style-name="ce49">
            <text:p>4,034,491<text:s/></text:p>
          </table:table-cell>
          <table:table-cell office:value-type="float" office:value="25788.989079999996" table:formula="msoxl:=  IF(SUM(G12,I12)&#10;+SUM('漁業生產量值-漁業種類別魚類別生產量值1'!E12,'漁業生產量值-漁業種類別魚類別生產量值1'!G12,'漁業生產量值-漁業種類別魚類別生產量值1'!I12)&#10;+SUM('漁業生產量值-漁業種類別魚類別生產量值2'!C12,'漁業生產量值-漁業種類別魚類別生產量值2'!E12,'漁業生產量值-漁業種類別魚類別生產量值2'!G12,'漁業生產量值-漁業種類別魚類別生產量值2'!I12)&#10;+SUM('漁業生產量值-漁業種類別魚類別生產量值3'!E12,'漁業生產量值-漁業種類別魚類別生產量值3'!I12,'漁業生產量值-漁業種類別魚類別生產量值3'!K12,'漁業生產量值-漁業種類別魚類別生產量值3'!M12,'漁業生產量值-漁業種類別魚類別生產量值3'!O12)&#10;+SUM('漁業生產量值-漁業種類別魚類別生產量值4'!C12,'漁業生產量值-漁業種類別魚類別生產量值4'!E12,'漁業生產量值-漁業種類別魚類別生產量值4'!G12,'漁業生產量值-漁業種類別魚類別生產量值4'!I12)&#10;+SUM('漁業生產量值-漁業種類別魚類別生產量值5'!E12,'漁業生產量值-漁業種類別魚類別生產量值5'!G12,'漁業生產量值-漁業種類別魚類別生產量值5'!I12,'漁業生產量值-漁業種類別魚類別生產量值5'!K12,'漁業生產量值-漁業種類別魚類別生產量值5'!M12,'漁業生產量值-漁業種類別魚類別生產量值5'!O12)&#10;+SUM('漁業生產量值-漁業種類別魚類別生產量值6'!C12,'漁業生產量值-漁業種類別魚類別生產量值6'!E12,'漁業生產量值-漁業種類別魚類別生產量值6'!G12,'漁業生產量值-漁業種類別魚類別生產量值6'!I12,'漁業生產量值-漁業種類別魚類別生產量值6'!K12,'漁業生產量值-漁業種類別魚類別生產量值6'!M12,'漁業生產量值-漁業種類別魚類別生產量值6'!O12)&#10;+SUM('漁業生產量值-漁業種類別魚類別生產量值9'!C12,'漁業生產量值-漁業種類別魚類別生產量值9'!O12)&#10;+SUM('漁業生產量值-漁業種類別魚類別生產量值10'!M12,'漁業生產量值-漁業種類別魚類別生產量值10'!O12)&#10;+SUM('漁業生產量值-漁業種類別魚類別生產量值11'!C12,'漁業生產量值-漁業種類別魚類別生產量值11'!E12,'漁業生產量值-漁業種類別魚類別生產量值11'!G12,'漁業生產量值-漁業種類別魚類別生產量值11'!O12)&#10;+SUM('漁業生產量值-漁業種類別魚類別生產量值13'!K12)&#10;+SUM('漁業生產量值-漁業種類別魚類別生產量值14'!I12,'漁業生產量值-漁業種類別魚類別生產量值14'!K12,'漁業生產量值-漁業種類別魚類別生產量值14'!M12,'漁業生產量值-漁業種類別魚類別生產量值14'!O12)&#10;+SUM('漁業生產量值-漁業種類別魚類別生產量值15'!C12)=0,&quot;-&quot;,&#10;SUM(G12,I12)&#10;+SUM('漁業生產量值-漁業種類別魚類別生產量值1'!E12,'漁業生產量值-漁業種類別魚類別生產量值1'!G12,'漁業生產量值-漁業種類別魚類別生產量值1'!I12)&#10;+SUM('漁業生產量值-漁業種類別魚類別生產量值2'!C12,'漁業生產量值-漁業種類別魚類別生產量值2'!E12,'漁業生產量值-漁業種類別魚類別生產量值2'!G12,'漁業生產量值-漁業種類別魚類別生產量值2'!I12)&#10;+SUM('漁業生產量值-漁業種類別魚類別生產量值3'!E12,'漁業生產量值-漁業種類別魚類別生產量值3'!I12,'漁業生產量值-漁業種類別魚類別生產量值3'!K12,'漁業生產量值-漁業種類別魚類別生產量值3'!M12,'漁業生產量值-漁業種類別魚類別生產量值3'!O12)&#10;+SUM('漁業生產量值-漁業種類別魚類別生產量值4'!C12,'漁業生產量值-漁業種類別魚類別生產量值4'!E12,'漁業生產量值-漁業種類別魚類別生產量值4'!G12,'漁業生產量值-漁業種類別魚類別生產量值4'!I12)&#10;+SUM('漁業生產量值-漁業種類別魚類別生產量值5'!E12,'漁業生產量值-漁業種類別魚類別生產量值5'!G12,'漁業生產量值-漁業種類別魚類別生產量值5'!I12,'漁業生產量值-漁業種類別魚類別生產量值5'!K12,'漁業生產量值-漁業種類別魚類別生產量值5'!M12,'漁業生產量值-漁業種類別魚類別生產量值5'!O12)&#10;+SUM('漁業生產量值-漁業種類別魚類別生產量值6'!C12,'漁業生產量值-漁業種類別魚類別生產量值6'!E12,'漁業生產量值-漁業種類別魚類別生產量值6'!G12,'漁業生產量值-漁業種類別魚類別生產量值6'!I12,'漁業生產量值-漁業種類別魚類別生產量值6'!K12,'漁業生產量值-漁業種類別魚類別生產量值6'!M12,'漁業生產量值-漁業種類別魚類別生產量值6'!O12)&#10;+SUM('漁業生產量值-漁業種類別魚類別生產量值9'!C12,'漁業生產量值-漁業種類別魚類別生產量值9'!O12)&#10;+SUM('漁業生產量值-漁業種類別魚類別生產量值10'!M12,'漁業生產量值-漁業種類別魚類別生產量值10'!O12)&#10;+SUM('漁業生產量值-漁業種類別魚類別生產量值11'!C12,'漁業生產量值-漁業種類別魚類別生產量值11'!E12,'漁業生產量值-漁業種類別魚類別生產量值11'!G12,'漁業生產量值-漁業種類別魚類別生產量值11'!O12)&#10;+SUM('漁業生產量值-漁業種類別魚類別生產量值13'!K12)&#10;+SUM('漁業生產量值-漁業種類別魚類別生產量值14'!I12,'漁業生產量值-漁業種類別魚類別生產量值14'!K12,'漁業生產量值-漁業種類別魚類別生產量值14'!M12,'漁業生產量值-漁業種類別魚類別生產量值14'!O12)&#10;+SUM('漁業生產量值-漁業種類別魚類別生產量值15'!C12))" table:style-name="ce49">
            <text:p>25,789<text:s/></text:p>
          </table:table-cell>
          <table:table-cell office:value-type="float" office:value="3279232.16108" table:formula="msoxl:=  IF(SUM(H12,J12)&#10;+SUM('漁業生產量值-漁業種類別魚類別生產量值1'!F12,'漁業生產量值-漁業種類別魚類別生產量值1'!H12,'漁業生產量值-漁業種類別魚類別生產量值1'!J12,'漁業生產量值-漁業種類別魚類別生產量值1'!P12)&#10;+SUM('漁業生產量值-漁業種類別魚類別生產量值2'!D12,'漁業生產量值-漁業種類別魚類別生產量值2'!F12,'漁業生產量值-漁業種類別魚類別生產量值2'!H12,'漁業生產量值-漁業種類別魚類別生產量值2'!J12)&#10;+SUM('漁業生產量值-漁業種類別魚類別生產量值3'!F12,'漁業生產量值-漁業種類別魚類別生產量值3'!J12,'漁業生產量值-漁業種類別魚類別生產量值3'!L12,'漁業生產量值-漁業種類別魚類別生產量值3'!N12,'漁業生產量值-漁業種類別魚類別生產量值3'!P12)&#10;+SUM('漁業生產量值-漁業種類別魚類別生產量值4'!D12,'漁業生產量值-漁業種類別魚類別生產量值4'!F12,'漁業生產量值-漁業種類別魚類別生產量值4'!H12,'漁業生產量值-漁業種類別魚類別生產量值4'!J12)&#10;+SUM('漁業生產量值-漁業種類別魚類別生產量值5'!F12,'漁業生產量值-漁業種類別魚類別生產量值5'!H12,'漁業生產量值-漁業種類別魚類別生產量值5'!J12,'漁業生產量值-漁業種類別魚類別生產量值5'!L12,'漁業生產量值-漁業種類別魚類別生產量值5'!N12,'漁業生產量值-漁業種類別魚類別生產量值5'!P12)&#10;+SUM('漁業生產量值-漁業種類別魚類別生產量值6'!D12,'漁業生產量值-漁業種類別魚類別生產量值6'!F12,'漁業生產量值-漁業種類別魚類別生產量值6'!H12,'漁業生產量值-漁業種類別魚類別生產量值6'!J12,'漁業生產量值-漁業種類別魚類別生產量值6'!L12,'漁業生產量值-漁業種類別魚類別生產量值6'!N12,'漁業生產量值-漁業種類別魚類別生產量值6'!P12)&#10;+SUM('漁業生產量值-漁業種類別魚類別生產量值9'!D12,'漁業生產量值-漁業種類別魚類別生產量值9'!P12)&#10;+SUM('漁業生產量值-漁業種類別魚類別生產量值10'!N12,'漁業生產量值-漁業種類別魚類別生產量值10'!P12)&#10;+SUM('漁業生產量值-漁業種類別魚類別生產量值11'!D12,'漁業生產量值-漁業種類別魚類別生產量值11'!F12,'漁業生產量值-漁業種類別魚類別生產量值11'!H12,'漁業生產量值-漁業種類別魚類別生產量值11'!P12)&#10;+SUM('漁業生產量值-漁業種類別魚類別生產量值13'!L12)&#10;+SUM('漁業生產量值-漁業種類別魚類別生產量值14'!J12,'漁業生產量值-漁業種類別魚類別生產量值14'!L12,'漁業生產量值-漁業種類別魚類別生產量值14'!N12,'漁業生產量值-漁業種類別魚類別生產量值14'!P12)&#10;+SUM('漁業生產量值-漁業種類別魚類別生產量值15'!D12)=0,&quot;-&quot;,&#10;SUM(H12,J12)&#10;+SUM('漁業生產量值-漁業種類別魚類別生產量值1'!F12,'漁業生產量值-漁業種類別魚類別生產量值1'!H12,'漁業生產量值-漁業種類別魚類別生產量值1'!J12,'漁業生產量值-漁業種類別魚類別生產量值1'!P12)&#10;+SUM('漁業生產量值-漁業種類別魚類別生產量值2'!D12,'漁業生產量值-漁業種類別魚類別生產量值2'!F12,'漁業生產量值-漁業種類別魚類別生產量值2'!H12,'漁業生產量值-漁業種類別魚類別生產量值2'!J12)&#10;+SUM('漁業生產量值-漁業種類別魚類別生產量值3'!F12,'漁業生產量值-漁業種類別魚類別生產量值3'!J12,'漁業生產量值-漁業種類別魚類別生產量值3'!L12,'漁業生產量值-漁業種類別魚類別生產量值3'!N12,'漁業生產量值-漁業種類別魚類別生產量值3'!P12)&#10;+SUM('漁業生產量值-漁業種類別魚類別生產量值4'!D12,'漁業生產量值-漁業種類別魚類別生產量值4'!F12,'漁業生產量值-漁業種類別魚類別生產量值4'!H12,'漁業生產量值-漁業種類別魚類別生產量值4'!J12)&#10;+SUM('漁業生產量值-漁業種類別魚類別生產量值5'!F12,'漁業生產量值-漁業種類別魚類別生產量值5'!H12,'漁業生產量值-漁業種類別魚類別生產量值5'!J12,'漁業生產量值-漁業種類別魚類別生產量值5'!L12,'漁業生產量值-漁業種類別魚類別生產量值5'!N12,'漁業生產量值-漁業種類別魚類別生產量值5'!P12)&#10;+SUM('漁業生產量值-漁業種類別魚類別生產量值6'!D12,'漁業生產量值-漁業種類別魚類別生產量值6'!F12,'漁業生產量值-漁業種類別魚類別生產量值6'!H12,'漁業生產量值-漁業種類別魚類別生產量值6'!J12,'漁業生產量值-漁業種類別魚類別生產量值6'!L12,'漁業生產量值-漁業種類別魚類別生產量值6'!N12,'漁業生產量值-漁業種類別魚類別生產量值6'!P12)&#10;+SUM('漁業生產量值-漁業種類別魚類別生產量值9'!D12,'漁業生產量值-漁業種類別魚類別生產量值9'!P12)&#10;+SUM('漁業生產量值-漁業種類別魚類別生產量值10'!N12,'漁業生產量值-漁業種類別魚類別生產量值10'!P12)&#10;+SUM('漁業生產量值-漁業種類別魚類別生產量值11'!D12,'漁業生產量值-漁業種類別魚類別生產量值11'!F12,'漁業生產量值-漁業種類別魚類別生產量值11'!H12,'漁業生產量值-漁業種類別魚類別生產量值11'!P12)&#10;+SUM('漁業生產量值-漁業種類別魚類別生產量值13'!L12)&#10;+SUM('漁業生產量值-漁業種類別魚類別生產量值14'!J12,'漁業生產量值-漁業種類別魚類別生產量值14'!L12,'漁業生產量值-漁業種類別魚類別生產量值14'!N12,'漁業生產量值-漁業種類別魚類別生產量值14'!P12)&#10;+SUM('漁業生產量值-漁業種類別魚類別生產量值15'!D12))" table:style-name="ce49">
            <text:p>3,279,232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2,M12,O12,'漁業生產量值-漁業種類別魚類別生產量值1'!C12)=0,&quot;-&quot;,SUM(K12,M12,O12,'漁業生產量值-漁業種類別魚類別生產量值1'!C12))" table:style-name="ce19">
            <text:p>-</text:p>
          </table:table-cell>
          <table:table-cell office:value-type="string" office:string-value="-" table:formula="msoxl:=IF(SUM(L12,N12,P12,'漁業生產量值-漁業種類別魚類別生產量值1'!D12)=0,&quot;-&quot;,SUM(L12,N12,P12,'漁業生產量值-漁業種類別魚類別生產量值1'!D1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G13,I13)&#10;+SUM('漁業生產量值-漁業種類別魚類別生產量值1'!E13,'漁業生產量值-漁業種類別魚類別生產量值1'!G13,'漁業生產量值-漁業種類別魚類別生產量值1'!I13)&#10;+SUM('漁業生產量值-漁業種類別魚類別生產量值2'!C13,'漁業生產量值-漁業種類別魚類別生產量值2'!E13,'漁業生產量值-漁業種類別魚類別生產量值2'!G13,'漁業生產量值-漁業種類別魚類別生產量值2'!I13)&#10;+SUM('漁業生產量值-漁業種類別魚類別生產量值3'!E13,'漁業生產量值-漁業種類別魚類別生產量值3'!I13,'漁業生產量值-漁業種類別魚類別生產量值3'!K13,'漁業生產量值-漁業種類別魚類別生產量值3'!M13,'漁業生產量值-漁業種類別魚類別生產量值3'!O13)&#10;+SUM('漁業生產量值-漁業種類別魚類別生產量值4'!C13,'漁業生產量值-漁業種類別魚類別生產量值4'!E13,'漁業生產量值-漁業種類別魚類別生產量值4'!G13,'漁業生產量值-漁業種類別魚類別生產量值4'!I13)&#10;+SUM('漁業生產量值-漁業種類別魚類別生產量值5'!E13,'漁業生產量值-漁業種類別魚類別生產量值5'!G13,'漁業生產量值-漁業種類別魚類別生產量值5'!I13,'漁業生產量值-漁業種類別魚類別生產量值5'!K13,'漁業生產量值-漁業種類別魚類別生產量值5'!M13,'漁業生產量值-漁業種類別魚類別生產量值5'!O13)&#10;+SUM('漁業生產量值-漁業種類別魚類別生產量值6'!C13,'漁業生產量值-漁業種類別魚類別生產量值6'!E13,'漁業生產量值-漁業種類別魚類別生產量值6'!G13,'漁業生產量值-漁業種類別魚類別生產量值6'!I13,'漁業生產量值-漁業種類別魚類別生產量值6'!K13,'漁業生產量值-漁業種類別魚類別生產量值6'!M13,'漁業生產量值-漁業種類別魚類別生產量值6'!O13)&#10;+SUM('漁業生產量值-漁業種類別魚類別生產量值9'!C13,'漁業生產量值-漁業種類別魚類別生產量值9'!O13)&#10;+SUM('漁業生產量值-漁業種類別魚類別生產量值10'!M13,'漁業生產量值-漁業種類別魚類別生產量值10'!O13)&#10;+SUM('漁業生產量值-漁業種類別魚類別生產量值11'!C13,'漁業生產量值-漁業種類別魚類別生產量值11'!E13,'漁業生產量值-漁業種類別魚類別生產量值11'!G13,'漁業生產量值-漁業種類別魚類別生產量值11'!O13)&#10;+SUM('漁業生產量值-漁業種類別魚類別生產量值13'!K13)&#10;+SUM('漁業生產量值-漁業種類別魚類別生產量值14'!I13,'漁業生產量值-漁業種類別魚類別生產量值14'!K13,'漁業生產量值-漁業種類別魚類別生產量值14'!M13,'漁業生產量值-漁業種類別魚類別生產量值14'!O13)&#10;+SUM('漁業生產量值-漁業種類別魚類別生產量值15'!C13)=0,&quot;-&quot;,&#10;SUM(G13,I13)&#10;+SUM('漁業生產量值-漁業種類別魚類別生產量值1'!E13,'漁業生產量值-漁業種類別魚類別生產量值1'!G13,'漁業生產量值-漁業種類別魚類別生產量值1'!I13)&#10;+SUM('漁業生產量值-漁業種類別魚類別生產量值2'!C13,'漁業生產量值-漁業種類別魚類別生產量值2'!E13,'漁業生產量值-漁業種類別魚類別生產量值2'!G13,'漁業生產量值-漁業種類別魚類別生產量值2'!I13)&#10;+SUM('漁業生產量值-漁業種類別魚類別生產量值3'!E13,'漁業生產量值-漁業種類別魚類別生產量值3'!I13,'漁業生產量值-漁業種類別魚類別生產量值3'!K13,'漁業生產量值-漁業種類別魚類別生產量值3'!M13,'漁業生產量值-漁業種類別魚類別生產量值3'!O13)&#10;+SUM('漁業生產量值-漁業種類別魚類別生產量值4'!C13,'漁業生產量值-漁業種類別魚類別生產量值4'!E13,'漁業生產量值-漁業種類別魚類別生產量值4'!G13,'漁業生產量值-漁業種類別魚類別生產量值4'!I13)&#10;+SUM('漁業生產量值-漁業種類別魚類別生產量值5'!E13,'漁業生產量值-漁業種類別魚類別生產量值5'!G13,'漁業生產量值-漁業種類別魚類別生產量值5'!I13,'漁業生產量值-漁業種類別魚類別生產量值5'!K13,'漁業生產量值-漁業種類別魚類別生產量值5'!M13,'漁業生產量值-漁業種類別魚類別生產量值5'!O13)&#10;+SUM('漁業生產量值-漁業種類別魚類別生產量值6'!C13,'漁業生產量值-漁業種類別魚類別生產量值6'!E13,'漁業生產量值-漁業種類別魚類別生產量值6'!G13,'漁業生產量值-漁業種類別魚類別生產量值6'!I13,'漁業生產量值-漁業種類別魚類別生產量值6'!K13,'漁業生產量值-漁業種類別魚類別生產量值6'!M13,'漁業生產量值-漁業種類別魚類別生產量值6'!O13)&#10;+SUM('漁業生產量值-漁業種類別魚類別生產量值9'!C13,'漁業生產量值-漁業種類別魚類別生產量值9'!O13)&#10;+SUM('漁業生產量值-漁業種類別魚類別生產量值10'!M13,'漁業生產量值-漁業種類別魚類別生產量值10'!O13)&#10;+SUM('漁業生產量值-漁業種類別魚類別生產量值11'!C13,'漁業生產量值-漁業種類別魚類別生產量值11'!E13,'漁業生產量值-漁業種類別魚類別生產量值11'!G13,'漁業生產量值-漁業種類別魚類別生產量值11'!O13)&#10;+SUM('漁業生產量值-漁業種類別魚類別生產量值13'!K13)&#10;+SUM('漁業生產量值-漁業種類別魚類別生產量值14'!I13,'漁業生產量值-漁業種類別魚類別生產量值14'!K13,'漁業生產量值-漁業種類別魚類別生產量值14'!M13,'漁業生產量值-漁業種類別魚類別生產量值14'!O13)&#10;+SUM('漁業生產量值-漁業種類別魚類別生產量值15'!C13))" table:style-name="ce49">
            <text:p>-</text:p>
          </table:table-cell>
          <table:table-cell office:value-type="string" office:string-value="-" table:formula="msoxl:=  IF(SUM(H13,J13)&#10;+SUM('漁業生產量值-漁業種類別魚類別生產量值1'!F13,'漁業生產量值-漁業種類別魚類別生產量值1'!H13,'漁業生產量值-漁業種類別魚類別生產量值1'!J13,'漁業生產量值-漁業種類別魚類別生產量值1'!P13)&#10;+SUM('漁業生產量值-漁業種類別魚類別生產量值2'!D13,'漁業生產量值-漁業種類別魚類別生產量值2'!F13,'漁業生產量值-漁業種類別魚類別生產量值2'!H13,'漁業生產量值-漁業種類別魚類別生產量值2'!J13)&#10;+SUM('漁業生產量值-漁業種類別魚類別生產量值3'!F13,'漁業生產量值-漁業種類別魚類別生產量值3'!J13,'漁業生產量值-漁業種類別魚類別生產量值3'!L13,'漁業生產量值-漁業種類別魚類別生產量值3'!N13,'漁業生產量值-漁業種類別魚類別生產量值3'!P13)&#10;+SUM('漁業生產量值-漁業種類別魚類別生產量值4'!D13,'漁業生產量值-漁業種類別魚類別生產量值4'!F13,'漁業生產量值-漁業種類別魚類別生產量值4'!H13,'漁業生產量值-漁業種類別魚類別生產量值4'!J13)&#10;+SUM('漁業生產量值-漁業種類別魚類別生產量值5'!F13,'漁業生產量值-漁業種類別魚類別生產量值5'!H13,'漁業生產量值-漁業種類別魚類別生產量值5'!J13,'漁業生產量值-漁業種類別魚類別生產量值5'!L13,'漁業生產量值-漁業種類別魚類別生產量值5'!N13,'漁業生產量值-漁業種類別魚類別生產量值5'!P13)&#10;+SUM('漁業生產量值-漁業種類別魚類別生產量值6'!D13,'漁業生產量值-漁業種類別魚類別生產量值6'!F13,'漁業生產量值-漁業種類別魚類別生產量值6'!H13,'漁業生產量值-漁業種類別魚類別生產量值6'!J13,'漁業生產量值-漁業種類別魚類別生產量值6'!L13,'漁業生產量值-漁業種類別魚類別生產量值6'!N13,'漁業生產量值-漁業種類別魚類別生產量值6'!P13)&#10;+SUM('漁業生產量值-漁業種類別魚類別生產量值9'!D13,'漁業生產量值-漁業種類別魚類別生產量值9'!P13)&#10;+SUM('漁業生產量值-漁業種類別魚類別生產量值10'!N13,'漁業生產量值-漁業種類別魚類別生產量值10'!P13)&#10;+SUM('漁業生產量值-漁業種類別魚類別生產量值11'!D13,'漁業生產量值-漁業種類別魚類別生產量值11'!F13,'漁業生產量值-漁業種類別魚類別生產量值11'!H13,'漁業生產量值-漁業種類別魚類別生產量值11'!P13)&#10;+SUM('漁業生產量值-漁業種類別魚類別生產量值13'!L13)&#10;+SUM('漁業生產量值-漁業種類別魚類別生產量值14'!J13,'漁業生產量值-漁業種類別魚類別生產量值14'!L13,'漁業生產量值-漁業種類別魚類別生產量值14'!N13,'漁業生產量值-漁業種類別魚類別生產量值14'!P13)&#10;+SUM('漁業生產量值-漁業種類別魚類別生產量值15'!D13)=0,&quot;-&quot;,&#10;SUM(H13,J13)&#10;+SUM('漁業生產量值-漁業種類別魚類別生產量值1'!F13,'漁業生產量值-漁業種類別魚類別生產量值1'!H13,'漁業生產量值-漁業種類別魚類別生產量值1'!J13,'漁業生產量值-漁業種類別魚類別生產量值1'!P13)&#10;+SUM('漁業生產量值-漁業種類別魚類別生產量值2'!D13,'漁業生產量值-漁業種類別魚類別生產量值2'!F13,'漁業生產量值-漁業種類別魚類別生產量值2'!H13,'漁業生產量值-漁業種類別魚類別生產量值2'!J13)&#10;+SUM('漁業生產量值-漁業種類別魚類別生產量值3'!F13,'漁業生產量值-漁業種類別魚類別生產量值3'!J13,'漁業生產量值-漁業種類別魚類別生產量值3'!L13,'漁業生產量值-漁業種類別魚類別生產量值3'!N13,'漁業生產量值-漁業種類別魚類別生產量值3'!P13)&#10;+SUM('漁業生產量值-漁業種類別魚類別生產量值4'!D13,'漁業生產量值-漁業種類別魚類別生產量值4'!F13,'漁業生產量值-漁業種類別魚類別生產量值4'!H13,'漁業生產量值-漁業種類別魚類別生產量值4'!J13)&#10;+SUM('漁業生產量值-漁業種類別魚類別生產量值5'!F13,'漁業生產量值-漁業種類別魚類別生產量值5'!H13,'漁業生產量值-漁業種類別魚類別生產量值5'!J13,'漁業生產量值-漁業種類別魚類別生產量值5'!L13,'漁業生產量值-漁業種類別魚類別生產量值5'!N13,'漁業生產量值-漁業種類別魚類別生產量值5'!P13)&#10;+SUM('漁業生產量值-漁業種類別魚類別生產量值6'!D13,'漁業生產量值-漁業種類別魚類別生產量值6'!F13,'漁業生產量值-漁業種類別魚類別生產量值6'!H13,'漁業生產量值-漁業種類別魚類別生產量值6'!J13,'漁業生產量值-漁業種類別魚類別生產量值6'!L13,'漁業生產量值-漁業種類別魚類別生產量值6'!N13,'漁業生產量值-漁業種類別魚類別生產量值6'!P13)&#10;+SUM('漁業生產量值-漁業種類別魚類別生產量值9'!D13,'漁業生產量值-漁業種類別魚類別生產量值9'!P13)&#10;+SUM('漁業生產量值-漁業種類別魚類別生產量值10'!N13,'漁業生產量值-漁業種類別魚類別生產量值10'!P13)&#10;+SUM('漁業生產量值-漁業種類別魚類別生產量值11'!D13,'漁業生產量值-漁業種類別魚類別生產量值11'!F13,'漁業生產量值-漁業種類別魚類別生產量值11'!H13,'漁業生產量值-漁業種類別魚類別生產量值11'!P13)&#10;+SUM('漁業生產量值-漁業種類別魚類別生產量值13'!L13)&#10;+SUM('漁業生產量值-漁業種類別魚類別生產量值14'!J13,'漁業生產量值-漁業種類別魚類別生產量值14'!L13,'漁業生產量值-漁業種類別魚類別生產量值14'!N13,'漁業生產量值-漁業種類別魚類別生產量值14'!P13)&#10;+SUM('漁業生產量值-漁業種類別魚類別生產量值15'!D13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3,M13,O13,'漁業生產量值-漁業種類別魚類別生產量值1'!C13)=0,&quot;-&quot;,SUM(K13,M13,O13,'漁業生產量值-漁業種類別魚類別生產量值1'!C13))" table:style-name="ce19">
            <text:p>-</text:p>
          </table:table-cell>
          <table:table-cell office:value-type="string" office:string-value="-" table:formula="msoxl:=IF(SUM(L13,N13,P13,'漁業生產量值-漁業種類別魚類別生產量值1'!D13)=0,&quot;-&quot;,SUM(L13,N13,P13,'漁業生產量值-漁業種類別魚類別生產量值1'!D1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103</text:p>
          </table:table-cell>
          <table:table-cell office:value-type="string" table:style-name="ce18">
            <text:p>　鰹鮪圍網　</text:p>
          </table:table-cell>
          <table:table-cell office:value-type="float" office:value="212859.73126999999" table:style-name="ce49">
            <text:p>212,860<text:s/></text:p>
          </table:table-cell>
          <table:table-cell office:value-type="float" office:value="10677854.540239999" table:style-name="ce49">
            <text:p>10,677,855<text:s/></text:p>
          </table:table-cell>
          <table:table-cell office:value-type="float" office:value="212859.73127000002" table:formula="msoxl:=  IF(SUM(G14,I14)&#10;+SUM('漁業生產量值-漁業種類別魚類別生產量值1'!E14,'漁業生產量值-漁業種類別魚類別生產量值1'!G14,'漁業生產量值-漁業種類別魚類別生產量值1'!I14)&#10;+SUM('漁業生產量值-漁業種類別魚類別生產量值2'!C14,'漁業生產量值-漁業種類別魚類別生產量值2'!E14,'漁業生產量值-漁業種類別魚類別生產量值2'!G14,'漁業生產量值-漁業種類別魚類別生產量值2'!I14)&#10;+SUM('漁業生產量值-漁業種類別魚類別生產量值3'!E14,'漁業生產量值-漁業種類別魚類別生產量值3'!I14,'漁業生產量值-漁業種類別魚類別生產量值3'!K14,'漁業生產量值-漁業種類別魚類別生產量值3'!M14,'漁業生產量值-漁業種類別魚類別生產量值3'!O14)&#10;+SUM('漁業生產量值-漁業種類別魚類別生產量值4'!C14,'漁業生產量值-漁業種類別魚類別生產量值4'!E14,'漁業生產量值-漁業種類別魚類別生產量值4'!G14,'漁業生產量值-漁業種類別魚類別生產量值4'!I14)&#10;+SUM('漁業生產量值-漁業種類別魚類別生產量值5'!E14,'漁業生產量值-漁業種類別魚類別生產量值5'!G14,'漁業生產量值-漁業種類別魚類別生產量值5'!I14,'漁業生產量值-漁業種類別魚類別生產量值5'!K14,'漁業生產量值-漁業種類別魚類別生產量值5'!M14,'漁業生產量值-漁業種類別魚類別生產量值5'!O14)&#10;+SUM('漁業生產量值-漁業種類別魚類別生產量值6'!C14,'漁業生產量值-漁業種類別魚類別生產量值6'!E14,'漁業生產量值-漁業種類別魚類別生產量值6'!G14,'漁業生產量值-漁業種類別魚類別生產量值6'!I14,'漁業生產量值-漁業種類別魚類別生產量值6'!K14,'漁業生產量值-漁業種類別魚類別生產量值6'!M14,'漁業生產量值-漁業種類別魚類別生產量值6'!O14)&#10;+SUM('漁業生產量值-漁業種類別魚類別生產量值9'!C14,'漁業生產量值-漁業種類別魚類別生產量值9'!O14)&#10;+SUM('漁業生產量值-漁業種類別魚類別生產量值10'!M14,'漁業生產量值-漁業種類別魚類別生產量值10'!O14)&#10;+SUM('漁業生產量值-漁業種類別魚類別生產量值11'!C14,'漁業生產量值-漁業種類別魚類別生產量值11'!E14,'漁業生產量值-漁業種類別魚類別生產量值11'!G14,'漁業生產量值-漁業種類別魚類別生產量值11'!O14)&#10;+SUM('漁業生產量值-漁業種類別魚類別生產量值13'!K14)&#10;+SUM('漁業生產量值-漁業種類別魚類別生產量值14'!I14,'漁業生產量值-漁業種類別魚類別生產量值14'!K14,'漁業生產量值-漁業種類別魚類別生產量值14'!M14,'漁業生產量值-漁業種類別魚類別生產量值14'!O14)&#10;+SUM('漁業生產量值-漁業種類別魚類別生產量值15'!C14)=0,&quot;-&quot;,&#10;SUM(G14,I14)&#10;+SUM('漁業生產量值-漁業種類別魚類別生產量值1'!E14,'漁業生產量值-漁業種類別魚類別生產量值1'!G14,'漁業生產量值-漁業種類別魚類別生產量值1'!I14)&#10;+SUM('漁業生產量值-漁業種類別魚類別生產量值2'!C14,'漁業生產量值-漁業種類別魚類別生產量值2'!E14,'漁業生產量值-漁業種類別魚類別生產量值2'!G14,'漁業生產量值-漁業種類別魚類別生產量值2'!I14)&#10;+SUM('漁業生產量值-漁業種類別魚類別生產量值3'!E14,'漁業生產量值-漁業種類別魚類別生產量值3'!I14,'漁業生產量值-漁業種類別魚類別生產量值3'!K14,'漁業生產量值-漁業種類別魚類別生產量值3'!M14,'漁業生產量值-漁業種類別魚類別生產量值3'!O14)&#10;+SUM('漁業生產量值-漁業種類別魚類別生產量值4'!C14,'漁業生產量值-漁業種類別魚類別生產量值4'!E14,'漁業生產量值-漁業種類別魚類別生產量值4'!G14,'漁業生產量值-漁業種類別魚類別生產量值4'!I14)&#10;+SUM('漁業生產量值-漁業種類別魚類別生產量值5'!E14,'漁業生產量值-漁業種類別魚類別生產量值5'!G14,'漁業生產量值-漁業種類別魚類別生產量值5'!I14,'漁業生產量值-漁業種類別魚類別生產量值5'!K14,'漁業生產量值-漁業種類別魚類別生產量值5'!M14,'漁業生產量值-漁業種類別魚類別生產量值5'!O14)&#10;+SUM('漁業生產量值-漁業種類別魚類別生產量值6'!C14,'漁業生產量值-漁業種類別魚類別生產量值6'!E14,'漁業生產量值-漁業種類別魚類別生產量值6'!G14,'漁業生產量值-漁業種類別魚類別生產量值6'!I14,'漁業生產量值-漁業種類別魚類別生產量值6'!K14,'漁業生產量值-漁業種類別魚類別生產量值6'!M14,'漁業生產量值-漁業種類別魚類別生產量值6'!O14)&#10;+SUM('漁業生產量值-漁業種類別魚類別生產量值9'!C14,'漁業生產量值-漁業種類別魚類別生產量值9'!O14)&#10;+SUM('漁業生產量值-漁業種類別魚類別生產量值10'!M14,'漁業生產量值-漁業種類別魚類別生產量值10'!O14)&#10;+SUM('漁業生產量值-漁業種類別魚類別生產量值11'!C14,'漁業生產量值-漁業種類別魚類別生產量值11'!E14,'漁業生產量值-漁業種類別魚類別生產量值11'!G14,'漁業生產量值-漁業種類別魚類別生產量值11'!O14)&#10;+SUM('漁業生產量值-漁業種類別魚類別生產量值13'!K14)&#10;+SUM('漁業生產量值-漁業種類別魚類別生產量值14'!I14,'漁業生產量值-漁業種類別魚類別生產量值14'!K14,'漁業生產量值-漁業種類別魚類別生產量值14'!M14,'漁業生產量值-漁業種類別魚類別生產量值14'!O14)&#10;+SUM('漁業生產量值-漁業種類別魚類別生產量值15'!C14))" table:style-name="ce49">
            <text:p>212,860<text:s/></text:p>
          </table:table-cell>
          <table:table-cell office:value-type="float" office:value="10677854.540240001" table:formula="msoxl:=  IF(SUM(H14,J14)&#10;+SUM('漁業生產量值-漁業種類別魚類別生產量值1'!F14,'漁業生產量值-漁業種類別魚類別生產量值1'!H14,'漁業生產量值-漁業種類別魚類別生產量值1'!J14,'漁業生產量值-漁業種類別魚類別生產量值1'!P14)&#10;+SUM('漁業生產量值-漁業種類別魚類別生產量值2'!D14,'漁業生產量值-漁業種類別魚類別生產量值2'!F14,'漁業生產量值-漁業種類別魚類別生產量值2'!H14,'漁業生產量值-漁業種類別魚類別生產量值2'!J14)&#10;+SUM('漁業生產量值-漁業種類別魚類別生產量值3'!F14,'漁業生產量值-漁業種類別魚類別生產量值3'!J14,'漁業生產量值-漁業種類別魚類別生產量值3'!L14,'漁業生產量值-漁業種類別魚類別生產量值3'!N14,'漁業生產量值-漁業種類別魚類別生產量值3'!P14)&#10;+SUM('漁業生產量值-漁業種類別魚類別生產量值4'!D14,'漁業生產量值-漁業種類別魚類別生產量值4'!F14,'漁業生產量值-漁業種類別魚類別生產量值4'!H14,'漁業生產量值-漁業種類別魚類別生產量值4'!J14)&#10;+SUM('漁業生產量值-漁業種類別魚類別生產量值5'!F14,'漁業生產量值-漁業種類別魚類別生產量值5'!H14,'漁業生產量值-漁業種類別魚類別生產量值5'!J14,'漁業生產量值-漁業種類別魚類別生產量值5'!L14,'漁業生產量值-漁業種類別魚類別生產量值5'!N14,'漁業生產量值-漁業種類別魚類別生產量值5'!P14)&#10;+SUM('漁業生產量值-漁業種類別魚類別生產量值6'!D14,'漁業生產量值-漁業種類別魚類別生產量值6'!F14,'漁業生產量值-漁業種類別魚類別生產量值6'!H14,'漁業生產量值-漁業種類別魚類別生產量值6'!J14,'漁業生產量值-漁業種類別魚類別生產量值6'!L14,'漁業生產量值-漁業種類別魚類別生產量值6'!N14,'漁業生產量值-漁業種類別魚類別生產量值6'!P14)&#10;+SUM('漁業生產量值-漁業種類別魚類別生產量值9'!D14,'漁業生產量值-漁業種類別魚類別生產量值9'!P14)&#10;+SUM('漁業生產量值-漁業種類別魚類別生產量值10'!N14,'漁業生產量值-漁業種類別魚類別生產量值10'!P14)&#10;+SUM('漁業生產量值-漁業種類別魚類別生產量值11'!D14,'漁業生產量值-漁業種類別魚類別生產量值11'!F14,'漁業生產量值-漁業種類別魚類別生產量值11'!H14,'漁業生產量值-漁業種類別魚類別生產量值11'!P14)&#10;+SUM('漁業生產量值-漁業種類別魚類別生產量值13'!L14)&#10;+SUM('漁業生產量值-漁業種類別魚類別生產量值14'!J14,'漁業生產量值-漁業種類別魚類別生產量值14'!L14,'漁業生產量值-漁業種類別魚類別生產量值14'!N14,'漁業生產量值-漁業種類別魚類別生產量值14'!P14)&#10;+SUM('漁業生產量值-漁業種類別魚類別生產量值15'!D14)=0,&quot;-&quot;,&#10;SUM(H14,J14)&#10;+SUM('漁業生產量值-漁業種類別魚類別生產量值1'!F14,'漁業生產量值-漁業種類別魚類別生產量值1'!H14,'漁業生產量值-漁業種類別魚類別生產量值1'!J14,'漁業生產量值-漁業種類別魚類別生產量值1'!P14)&#10;+SUM('漁業生產量值-漁業種類別魚類別生產量值2'!D14,'漁業生產量值-漁業種類別魚類別生產量值2'!F14,'漁業生產量值-漁業種類別魚類別生產量值2'!H14,'漁業生產量值-漁業種類別魚類別生產量值2'!J14)&#10;+SUM('漁業生產量值-漁業種類別魚類別生產量值3'!F14,'漁業生產量值-漁業種類別魚類別生產量值3'!J14,'漁業生產量值-漁業種類別魚類別生產量值3'!L14,'漁業生產量值-漁業種類別魚類別生產量值3'!N14,'漁業生產量值-漁業種類別魚類別生產量值3'!P14)&#10;+SUM('漁業生產量值-漁業種類別魚類別生產量值4'!D14,'漁業生產量值-漁業種類別魚類別生產量值4'!F14,'漁業生產量值-漁業種類別魚類別生產量值4'!H14,'漁業生產量值-漁業種類別魚類別生產量值4'!J14)&#10;+SUM('漁業生產量值-漁業種類別魚類別生產量值5'!F14,'漁業生產量值-漁業種類別魚類別生產量值5'!H14,'漁業生產量值-漁業種類別魚類別生產量值5'!J14,'漁業生產量值-漁業種類別魚類別生產量值5'!L14,'漁業生產量值-漁業種類別魚類別生產量值5'!N14,'漁業生產量值-漁業種類別魚類別生產量值5'!P14)&#10;+SUM('漁業生產量值-漁業種類別魚類別生產量值6'!D14,'漁業生產量值-漁業種類別魚類別生產量值6'!F14,'漁業生產量值-漁業種類別魚類別生產量值6'!H14,'漁業生產量值-漁業種類別魚類別生產量值6'!J14,'漁業生產量值-漁業種類別魚類別生產量值6'!L14,'漁業生產量值-漁業種類別魚類別生產量值6'!N14,'漁業生產量值-漁業種類別魚類別生產量值6'!P14)&#10;+SUM('漁業生產量值-漁業種類別魚類別生產量值9'!D14,'漁業生產量值-漁業種類別魚類別生產量值9'!P14)&#10;+SUM('漁業生產量值-漁業種類別魚類別生產量值10'!N14,'漁業生產量值-漁業種類別魚類別生產量值10'!P14)&#10;+SUM('漁業生產量值-漁業種類別魚類別生產量值11'!D14,'漁業生產量值-漁業種類別魚類別生產量值11'!F14,'漁業生產量值-漁業種類別魚類別生產量值11'!H14,'漁業生產量值-漁業種類別魚類別生產量值11'!P14)&#10;+SUM('漁業生產量值-漁業種類別魚類別生產量值13'!L14)&#10;+SUM('漁業生產量值-漁業種類別魚類別生產量值14'!J14,'漁業生產量值-漁業種類別魚類別生產量值14'!L14,'漁業生產量值-漁業種類別魚類別生產量值14'!N14,'漁業生產量值-漁業種類別魚類別生產量值14'!P14)&#10;+SUM('漁業生產量值-漁業種類別魚類別生產量值15'!D14))" table:style-name="ce49">
            <text:p>10,677,85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4,M14,O14,'漁業生產量值-漁業種類別魚類別生產量值1'!C14)=0,&quot;-&quot;,SUM(K14,M14,O14,'漁業生產量值-漁業種類別魚類別生產量值1'!C14))" table:style-name="ce19">
            <text:p>-</text:p>
          </table:table-cell>
          <table:table-cell office:value-type="string" office:string-value="-" table:formula="msoxl:=IF(SUM(L14,N14,P14,'漁業生產量值-漁業種類別魚類別生產量值1'!D14)=0,&quot;-&quot;,SUM(L14,N14,P14,'漁業生產量值-漁業種類別魚類別生產量值1'!D14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104</text:p>
          </table:table-cell>
          <table:table-cell office:value-type="string" table:style-name="ce18">
            <text:p>　鮪延繩釣　</text:p>
          </table:table-cell>
          <table:table-cell office:value-type="float" office:value="213035.68135" table:style-name="ce49">
            <text:p>213,036<text:s/></text:p>
          </table:table-cell>
          <table:table-cell office:value-type="float" office:value="21070305.450789999" table:style-name="ce49">
            <text:p>21,070,305<text:s/></text:p>
          </table:table-cell>
          <table:table-cell office:value-type="float" office:value="212548.55435000005" table:formula="msoxl:=  IF(SUM(G15,I15)&#10;+SUM('漁業生產量值-漁業種類別魚類別生產量值1'!E15,'漁業生產量值-漁業種類別魚類別生產量值1'!G15,'漁業生產量值-漁業種類別魚類別生產量值1'!I15)&#10;+SUM('漁業生產量值-漁業種類別魚類別生產量值2'!C15,'漁業生產量值-漁業種類別魚類別生產量值2'!E15,'漁業生產量值-漁業種類別魚類別生產量值2'!G15,'漁業生產量值-漁業種類別魚類別生產量值2'!I15)&#10;+SUM('漁業生產量值-漁業種類別魚類別生產量值3'!E15,'漁業生產量值-漁業種類別魚類別生產量值3'!I15,'漁業生產量值-漁業種類別魚類別生產量值3'!K15,'漁業生產量值-漁業種類別魚類別生產量值3'!M15,'漁業生產量值-漁業種類別魚類別生產量值3'!O15)&#10;+SUM('漁業生產量值-漁業種類別魚類別生產量值4'!C15,'漁業生產量值-漁業種類別魚類別生產量值4'!E15,'漁業生產量值-漁業種類別魚類別生產量值4'!G15,'漁業生產量值-漁業種類別魚類別生產量值4'!I15)&#10;+SUM('漁業生產量值-漁業種類別魚類別生產量值5'!E15,'漁業生產量值-漁業種類別魚類別生產量值5'!G15,'漁業生產量值-漁業種類別魚類別生產量值5'!I15,'漁業生產量值-漁業種類別魚類別生產量值5'!K15,'漁業生產量值-漁業種類別魚類別生產量值5'!M15,'漁業生產量值-漁業種類別魚類別生產量值5'!O15)&#10;+SUM('漁業生產量值-漁業種類別魚類別生產量值6'!C15,'漁業生產量值-漁業種類別魚類別生產量值6'!E15,'漁業生產量值-漁業種類別魚類別生產量值6'!G15,'漁業生產量值-漁業種類別魚類別生產量值6'!I15,'漁業生產量值-漁業種類別魚類別生產量值6'!K15,'漁業生產量值-漁業種類別魚類別生產量值6'!M15,'漁業生產量值-漁業種類別魚類別生產量值6'!O15)&#10;+SUM('漁業生產量值-漁業種類別魚類別生產量值9'!C15,'漁業生產量值-漁業種類別魚類別生產量值9'!O15)&#10;+SUM('漁業生產量值-漁業種類別魚類別生產量值10'!M15,'漁業生產量值-漁業種類別魚類別生產量值10'!O15)&#10;+SUM('漁業生產量值-漁業種類別魚類別生產量值11'!C15,'漁業生產量值-漁業種類別魚類別生產量值11'!E15,'漁業生產量值-漁業種類別魚類別生產量值11'!G15,'漁業生產量值-漁業種類別魚類別生產量值11'!O15)&#10;+SUM('漁業生產量值-漁業種類別魚類別生產量值13'!K15)&#10;+SUM('漁業生產量值-漁業種類別魚類別生產量值14'!I15,'漁業生產量值-漁業種類別魚類別生產量值14'!K15,'漁業生產量值-漁業種類別魚類別生產量值14'!M15,'漁業生產量值-漁業種類別魚類別生產量值14'!O15)&#10;+SUM('漁業生產量值-漁業種類別魚類別生產量值15'!C15)=0,&quot;-&quot;,&#10;SUM(G15,I15)&#10;+SUM('漁業生產量值-漁業種類別魚類別生產量值1'!E15,'漁業生產量值-漁業種類別魚類別生產量值1'!G15,'漁業生產量值-漁業種類別魚類別生產量值1'!I15)&#10;+SUM('漁業生產量值-漁業種類別魚類別生產量值2'!C15,'漁業生產量值-漁業種類別魚類別生產量值2'!E15,'漁業生產量值-漁業種類別魚類別生產量值2'!G15,'漁業生產量值-漁業種類別魚類別生產量值2'!I15)&#10;+SUM('漁業生產量值-漁業種類別魚類別生產量值3'!E15,'漁業生產量值-漁業種類別魚類別生產量值3'!I15,'漁業生產量值-漁業種類別魚類別生產量值3'!K15,'漁業生產量值-漁業種類別魚類別生產量值3'!M15,'漁業生產量值-漁業種類別魚類別生產量值3'!O15)&#10;+SUM('漁業生產量值-漁業種類別魚類別生產量值4'!C15,'漁業生產量值-漁業種類別魚類別生產量值4'!E15,'漁業生產量值-漁業種類別魚類別生產量值4'!G15,'漁業生產量值-漁業種類別魚類別生產量值4'!I15)&#10;+SUM('漁業生產量值-漁業種類別魚類別生產量值5'!E15,'漁業生產量值-漁業種類別魚類別生產量值5'!G15,'漁業生產量值-漁業種類別魚類別生產量值5'!I15,'漁業生產量值-漁業種類別魚類別生產量值5'!K15,'漁業生產量值-漁業種類別魚類別生產量值5'!M15,'漁業生產量值-漁業種類別魚類別生產量值5'!O15)&#10;+SUM('漁業生產量值-漁業種類別魚類別生產量值6'!C15,'漁業生產量值-漁業種類別魚類別生產量值6'!E15,'漁業生產量值-漁業種類別魚類別生產量值6'!G15,'漁業生產量值-漁業種類別魚類別生產量值6'!I15,'漁業生產量值-漁業種類別魚類別生產量值6'!K15,'漁業生產量值-漁業種類別魚類別生產量值6'!M15,'漁業生產量值-漁業種類別魚類別生產量值6'!O15)&#10;+SUM('漁業生產量值-漁業種類別魚類別生產量值9'!C15,'漁業生產量值-漁業種類別魚類別生產量值9'!O15)&#10;+SUM('漁業生產量值-漁業種類別魚類別生產量值10'!M15,'漁業生產量值-漁業種類別魚類別生產量值10'!O15)&#10;+SUM('漁業生產量值-漁業種類別魚類別生產量值11'!C15,'漁業生產量值-漁業種類別魚類別生產量值11'!E15,'漁業生產量值-漁業種類別魚類別生產量值11'!G15,'漁業生產量值-漁業種類別魚類別生產量值11'!O15)&#10;+SUM('漁業生產量值-漁業種類別魚類別生產量值13'!K15)&#10;+SUM('漁業生產量值-漁業種類別魚類別生產量值14'!I15,'漁業生產量值-漁業種類別魚類別生產量值14'!K15,'漁業生產量值-漁業種類別魚類別生產量值14'!M15,'漁業生產量值-漁業種類別魚類別生產量值14'!O15)&#10;+SUM('漁業生產量值-漁業種類別魚類別生產量值15'!C15))" table:style-name="ce49">
            <text:p>212,549<text:s/></text:p>
          </table:table-cell>
          <table:table-cell office:value-type="float" office:value="21047090.197140001" table:formula="msoxl:=  IF(SUM(H15,J15)&#10;+SUM('漁業生產量值-漁業種類別魚類別生產量值1'!F15,'漁業生產量值-漁業種類別魚類別生產量值1'!H15,'漁業生產量值-漁業種類別魚類別生產量值1'!J15,'漁業生產量值-漁業種類別魚類別生產量值1'!P15)&#10;+SUM('漁業生產量值-漁業種類別魚類別生產量值2'!D15,'漁業生產量值-漁業種類別魚類別生產量值2'!F15,'漁業生產量值-漁業種類別魚類別生產量值2'!H15,'漁業生產量值-漁業種類別魚類別生產量值2'!J15)&#10;+SUM('漁業生產量值-漁業種類別魚類別生產量值3'!F15,'漁業生產量值-漁業種類別魚類別生產量值3'!J15,'漁業生產量值-漁業種類別魚類別生產量值3'!L15,'漁業生產量值-漁業種類別魚類別生產量值3'!N15,'漁業生產量值-漁業種類別魚類別生產量值3'!P15)&#10;+SUM('漁業生產量值-漁業種類別魚類別生產量值4'!D15,'漁業生產量值-漁業種類別魚類別生產量值4'!F15,'漁業生產量值-漁業種類別魚類別生產量值4'!H15,'漁業生產量值-漁業種類別魚類別生產量值4'!J15)&#10;+SUM('漁業生產量值-漁業種類別魚類別生產量值5'!F15,'漁業生產量值-漁業種類別魚類別生產量值5'!H15,'漁業生產量值-漁業種類別魚類別生產量值5'!J15,'漁業生產量值-漁業種類別魚類別生產量值5'!L15,'漁業生產量值-漁業種類別魚類別生產量值5'!N15,'漁業生產量值-漁業種類別魚類別生產量值5'!P15)&#10;+SUM('漁業生產量值-漁業種類別魚類別生產量值6'!D15,'漁業生產量值-漁業種類別魚類別生產量值6'!F15,'漁業生產量值-漁業種類別魚類別生產量值6'!H15,'漁業生產量值-漁業種類別魚類別生產量值6'!J15,'漁業生產量值-漁業種類別魚類別生產量值6'!L15,'漁業生產量值-漁業種類別魚類別生產量值6'!N15,'漁業生產量值-漁業種類別魚類別生產量值6'!P15)&#10;+SUM('漁業生產量值-漁業種類別魚類別生產量值9'!D15,'漁業生產量值-漁業種類別魚類別生產量值9'!P15)&#10;+SUM('漁業生產量值-漁業種類別魚類別生產量值10'!N15,'漁業生產量值-漁業種類別魚類別生產量值10'!P15)&#10;+SUM('漁業生產量值-漁業種類別魚類別生產量值11'!D15,'漁業生產量值-漁業種類別魚類別生產量值11'!F15,'漁業生產量值-漁業種類別魚類別生產量值11'!H15,'漁業生產量值-漁業種類別魚類別生產量值11'!P15)&#10;+SUM('漁業生產量值-漁業種類別魚類別生產量值13'!L15)&#10;+SUM('漁業生產量值-漁業種類別魚類別生產量值14'!J15,'漁業生產量值-漁業種類別魚類別生產量值14'!L15,'漁業生產量值-漁業種類別魚類別生產量值14'!N15,'漁業生產量值-漁業種類別魚類別生產量值14'!P15)&#10;+SUM('漁業生產量值-漁業種類別魚類別生產量值15'!D15)=0,&quot;-&quot;,&#10;SUM(H15,J15)&#10;+SUM('漁業生產量值-漁業種類別魚類別生產量值1'!F15,'漁業生產量值-漁業種類別魚類別生產量值1'!H15,'漁業生產量值-漁業種類別魚類別生產量值1'!J15,'漁業生產量值-漁業種類別魚類別生產量值1'!P15)&#10;+SUM('漁業生產量值-漁業種類別魚類別生產量值2'!D15,'漁業生產量值-漁業種類別魚類別生產量值2'!F15,'漁業生產量值-漁業種類別魚類別生產量值2'!H15,'漁業生產量值-漁業種類別魚類別生產量值2'!J15)&#10;+SUM('漁業生產量值-漁業種類別魚類別生產量值3'!F15,'漁業生產量值-漁業種類別魚類別生產量值3'!J15,'漁業生產量值-漁業種類別魚類別生產量值3'!L15,'漁業生產量值-漁業種類別魚類別生產量值3'!N15,'漁業生產量值-漁業種類別魚類別生產量值3'!P15)&#10;+SUM('漁業生產量值-漁業種類別魚類別生產量值4'!D15,'漁業生產量值-漁業種類別魚類別生產量值4'!F15,'漁業生產量值-漁業種類別魚類別生產量值4'!H15,'漁業生產量值-漁業種類別魚類別生產量值4'!J15)&#10;+SUM('漁業生產量值-漁業種類別魚類別生產量值5'!F15,'漁業生產量值-漁業種類別魚類別生產量值5'!H15,'漁業生產量值-漁業種類別魚類別生產量值5'!J15,'漁業生產量值-漁業種類別魚類別生產量值5'!L15,'漁業生產量值-漁業種類別魚類別生產量值5'!N15,'漁業生產量值-漁業種類別魚類別生產量值5'!P15)&#10;+SUM('漁業生產量值-漁業種類別魚類別生產量值6'!D15,'漁業生產量值-漁業種類別魚類別生產量值6'!F15,'漁業生產量值-漁業種類別魚類別生產量值6'!H15,'漁業生產量值-漁業種類別魚類別生產量值6'!J15,'漁業生產量值-漁業種類別魚類別生產量值6'!L15,'漁業生產量值-漁業種類別魚類別生產量值6'!N15,'漁業生產量值-漁業種類別魚類別生產量值6'!P15)&#10;+SUM('漁業生產量值-漁業種類別魚類別生產量值9'!D15,'漁業生產量值-漁業種類別魚類別生產量值9'!P15)&#10;+SUM('漁業生產量值-漁業種類別魚類別生產量值10'!N15,'漁業生產量值-漁業種類別魚類別生產量值10'!P15)&#10;+SUM('漁業生產量值-漁業種類別魚類別生產量值11'!D15,'漁業生產量值-漁業種類別魚類別生產量值11'!F15,'漁業生產量值-漁業種類別魚類別生產量值11'!H15,'漁業生產量值-漁業種類別魚類別生產量值11'!P15)&#10;+SUM('漁業生產量值-漁業種類別魚類別生產量值13'!L15)&#10;+SUM('漁業生產量值-漁業種類別魚類別生產量值14'!J15,'漁業生產量值-漁業種類別魚類別生產量值14'!L15,'漁業生產量值-漁業種類別魚類別生產量值14'!N15,'漁業生產量值-漁業種類別魚類別生產量值14'!P15)&#10;+SUM('漁業生產量值-漁業種類別魚類別生產量值15'!D15))" table:style-name="ce49">
            <text:p>21,047,09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5,M15,O15,'漁業生產量值-漁業種類別魚類別生產量值1'!C15)=0,&quot;-&quot;,SUM(K15,M15,O15,'漁業生產量值-漁業種類別魚類別生產量值1'!C15))" table:style-name="ce19">
            <text:p>-</text:p>
          </table:table-cell>
          <table:table-cell office:value-type="string" office:string-value="-" table:formula="msoxl:=IF(SUM(L15,N15,P15,'漁業生產量值-漁業種類別魚類別生產量值1'!D15)=0,&quot;-&quot;,SUM(L15,N15,P15,'漁業生產量值-漁業種類別魚類別生產量值1'!D1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106</text:p>
          </table:table-cell>
          <table:table-cell office:value-type="string" table:style-name="ce18">
            <text:p>　魷釣　</text:p>
          </table:table-cell>
          <table:table-cell office:value-type="float" office:value="123403.00301" table:style-name="ce49">
            <text:p>123,403<text:s/></text:p>
          </table:table-cell>
          <table:table-cell office:value-type="float" office:value="2954960.3603400001" table:style-name="ce49">
            <text:p>2,954,960<text:s/></text:p>
          </table:table-cell>
          <table:table-cell office:value-type="float" office:value="123403.00301" table:formula="msoxl:=  IF(SUM(G16,I16)&#10;+SUM('漁業生產量值-漁業種類別魚類別生產量值1'!E16,'漁業生產量值-漁業種類別魚類別生產量值1'!G16,'漁業生產量值-漁業種類別魚類別生產量值1'!I16)&#10;+SUM('漁業生產量值-漁業種類別魚類別生產量值2'!C16,'漁業生產量值-漁業種類別魚類別生產量值2'!E16,'漁業生產量值-漁業種類別魚類別生產量值2'!G16,'漁業生產量值-漁業種類別魚類別生產量值2'!I16)&#10;+SUM('漁業生產量值-漁業種類別魚類別生產量值3'!E16,'漁業生產量值-漁業種類別魚類別生產量值3'!I16,'漁業生產量值-漁業種類別魚類別生產量值3'!K16,'漁業生產量值-漁業種類別魚類別生產量值3'!M16,'漁業生產量值-漁業種類別魚類別生產量值3'!O16)&#10;+SUM('漁業生產量值-漁業種類別魚類別生產量值4'!C16,'漁業生產量值-漁業種類別魚類別生產量值4'!E16,'漁業生產量值-漁業種類別魚類別生產量值4'!G16,'漁業生產量值-漁業種類別魚類別生產量值4'!I16)&#10;+SUM('漁業生產量值-漁業種類別魚類別生產量值5'!E16,'漁業生產量值-漁業種類別魚類別生產量值5'!G16,'漁業生產量值-漁業種類別魚類別生產量值5'!I16,'漁業生產量值-漁業種類別魚類別生產量值5'!K16,'漁業生產量值-漁業種類別魚類別生產量值5'!M16,'漁業生產量值-漁業種類別魚類別生產量值5'!O16)&#10;+SUM('漁業生產量值-漁業種類別魚類別生產量值6'!C16,'漁業生產量值-漁業種類別魚類別生產量值6'!E16,'漁業生產量值-漁業種類別魚類別生產量值6'!G16,'漁業生產量值-漁業種類別魚類別生產量值6'!I16,'漁業生產量值-漁業種類別魚類別生產量值6'!K16,'漁業生產量值-漁業種類別魚類別生產量值6'!M16,'漁業生產量值-漁業種類別魚類別生產量值6'!O16)&#10;+SUM('漁業生產量值-漁業種類別魚類別生產量值9'!C16,'漁業生產量值-漁業種類別魚類別生產量值9'!O16)&#10;+SUM('漁業生產量值-漁業種類別魚類別生產量值10'!M16,'漁業生產量值-漁業種類別魚類別生產量值10'!O16)&#10;+SUM('漁業生產量值-漁業種類別魚類別生產量值11'!C16,'漁業生產量值-漁業種類別魚類別生產量值11'!E16,'漁業生產量值-漁業種類別魚類別生產量值11'!G16,'漁業生產量值-漁業種類別魚類別生產量值11'!O16)&#10;+SUM('漁業生產量值-漁業種類別魚類別生產量值13'!K16)&#10;+SUM('漁業生產量值-漁業種類別魚類別生產量值14'!I16,'漁業生產量值-漁業種類別魚類別生產量值14'!K16,'漁業生產量值-漁業種類別魚類別生產量值14'!M16,'漁業生產量值-漁業種類別魚類別生產量值14'!O16)&#10;+SUM('漁業生產量值-漁業種類別魚類別生產量值15'!C16)=0,&quot;-&quot;,&#10;SUM(G16,I16)&#10;+SUM('漁業生產量值-漁業種類別魚類別生產量值1'!E16,'漁業生產量值-漁業種類別魚類別生產量值1'!G16,'漁業生產量值-漁業種類別魚類別生產量值1'!I16)&#10;+SUM('漁業生產量值-漁業種類別魚類別生產量值2'!C16,'漁業生產量值-漁業種類別魚類別生產量值2'!E16,'漁業生產量值-漁業種類別魚類別生產量值2'!G16,'漁業生產量值-漁業種類別魚類別生產量值2'!I16)&#10;+SUM('漁業生產量值-漁業種類別魚類別生產量值3'!E16,'漁業生產量值-漁業種類別魚類別生產量值3'!I16,'漁業生產量值-漁業種類別魚類別生產量值3'!K16,'漁業生產量值-漁業種類別魚類別生產量值3'!M16,'漁業生產量值-漁業種類別魚類別生產量值3'!O16)&#10;+SUM('漁業生產量值-漁業種類別魚類別生產量值4'!C16,'漁業生產量值-漁業種類別魚類別生產量值4'!E16,'漁業生產量值-漁業種類別魚類別生產量值4'!G16,'漁業生產量值-漁業種類別魚類別生產量值4'!I16)&#10;+SUM('漁業生產量值-漁業種類別魚類別生產量值5'!E16,'漁業生產量值-漁業種類別魚類別生產量值5'!G16,'漁業生產量值-漁業種類別魚類別生產量值5'!I16,'漁業生產量值-漁業種類別魚類別生產量值5'!K16,'漁業生產量值-漁業種類別魚類別生產量值5'!M16,'漁業生產量值-漁業種類別魚類別生產量值5'!O16)&#10;+SUM('漁業生產量值-漁業種類別魚類別生產量值6'!C16,'漁業生產量值-漁業種類別魚類別生產量值6'!E16,'漁業生產量值-漁業種類別魚類別生產量值6'!G16,'漁業生產量值-漁業種類別魚類別生產量值6'!I16,'漁業生產量值-漁業種類別魚類別生產量值6'!K16,'漁業生產量值-漁業種類別魚類別生產量值6'!M16,'漁業生產量值-漁業種類別魚類別生產量值6'!O16)&#10;+SUM('漁業生產量值-漁業種類別魚類別生產量值9'!C16,'漁業生產量值-漁業種類別魚類別生產量值9'!O16)&#10;+SUM('漁業生產量值-漁業種類別魚類別生產量值10'!M16,'漁業生產量值-漁業種類別魚類別生產量值10'!O16)&#10;+SUM('漁業生產量值-漁業種類別魚類別生產量值11'!C16,'漁業生產量值-漁業種類別魚類別生產量值11'!E16,'漁業生產量值-漁業種類別魚類別生產量值11'!G16,'漁業生產量值-漁業種類別魚類別生產量值11'!O16)&#10;+SUM('漁業生產量值-漁業種類別魚類別生產量值13'!K16)&#10;+SUM('漁業生產量值-漁業種類別魚類別生產量值14'!I16,'漁業生產量值-漁業種類別魚類別生產量值14'!K16,'漁業生產量值-漁業種類別魚類別生產量值14'!M16,'漁業生產量值-漁業種類別魚類別生產量值14'!O16)&#10;+SUM('漁業生產量值-漁業種類別魚類別生產量值15'!C16))" table:style-name="ce49">
            <text:p>123,403<text:s/></text:p>
          </table:table-cell>
          <table:table-cell office:value-type="float" office:value="2954960.3603400001" table:formula="msoxl:=  IF(SUM(H16,J16)&#10;+SUM('漁業生產量值-漁業種類別魚類別生產量值1'!F16,'漁業生產量值-漁業種類別魚類別生產量值1'!H16,'漁業生產量值-漁業種類別魚類別生產量值1'!J16,'漁業生產量值-漁業種類別魚類別生產量值1'!P16)&#10;+SUM('漁業生產量值-漁業種類別魚類別生產量值2'!D16,'漁業生產量值-漁業種類別魚類別生產量值2'!F16,'漁業生產量值-漁業種類別魚類別生產量值2'!H16,'漁業生產量值-漁業種類別魚類別生產量值2'!J16)&#10;+SUM('漁業生產量值-漁業種類別魚類別生產量值3'!F16,'漁業生產量值-漁業種類別魚類別生產量值3'!J16,'漁業生產量值-漁業種類別魚類別生產量值3'!L16,'漁業生產量值-漁業種類別魚類別生產量值3'!N16,'漁業生產量值-漁業種類別魚類別生產量值3'!P16)&#10;+SUM('漁業生產量值-漁業種類別魚類別生產量值4'!D16,'漁業生產量值-漁業種類別魚類別生產量值4'!F16,'漁業生產量值-漁業種類別魚類別生產量值4'!H16,'漁業生產量值-漁業種類別魚類別生產量值4'!J16)&#10;+SUM('漁業生產量值-漁業種類別魚類別生產量值5'!F16,'漁業生產量值-漁業種類別魚類別生產量值5'!H16,'漁業生產量值-漁業種類別魚類別生產量值5'!J16,'漁業生產量值-漁業種類別魚類別生產量值5'!L16,'漁業生產量值-漁業種類別魚類別生產量值5'!N16,'漁業生產量值-漁業種類別魚類別生產量值5'!P16)&#10;+SUM('漁業生產量值-漁業種類別魚類別生產量值6'!D16,'漁業生產量值-漁業種類別魚類別生產量值6'!F16,'漁業生產量值-漁業種類別魚類別生產量值6'!H16,'漁業生產量值-漁業種類別魚類別生產量值6'!J16,'漁業生產量值-漁業種類別魚類別生產量值6'!L16,'漁業生產量值-漁業種類別魚類別生產量值6'!N16,'漁業生產量值-漁業種類別魚類別生產量值6'!P16)&#10;+SUM('漁業生產量值-漁業種類別魚類別生產量值9'!D16,'漁業生產量值-漁業種類別魚類別生產量值9'!P16)&#10;+SUM('漁業生產量值-漁業種類別魚類別生產量值10'!N16,'漁業生產量值-漁業種類別魚類別生產量值10'!P16)&#10;+SUM('漁業生產量值-漁業種類別魚類別生產量值11'!D16,'漁業生產量值-漁業種類別魚類別生產量值11'!F16,'漁業生產量值-漁業種類別魚類別生產量值11'!H16,'漁業生產量值-漁業種類別魚類別生產量值11'!P16)&#10;+SUM('漁業生產量值-漁業種類別魚類別生產量值13'!L16)&#10;+SUM('漁業生產量值-漁業種類別魚類別生產量值14'!J16,'漁業生產量值-漁業種類別魚類別生產量值14'!L16,'漁業生產量值-漁業種類別魚類別生產量值14'!N16,'漁業生產量值-漁業種類別魚類別生產量值14'!P16)&#10;+SUM('漁業生產量值-漁業種類別魚類別生產量值15'!D16)=0,&quot;-&quot;,&#10;SUM(H16,J16)&#10;+SUM('漁業生產量值-漁業種類別魚類別生產量值1'!F16,'漁業生產量值-漁業種類別魚類別生產量值1'!H16,'漁業生產量值-漁業種類別魚類別生產量值1'!J16,'漁業生產量值-漁業種類別魚類別生產量值1'!P16)&#10;+SUM('漁業生產量值-漁業種類別魚類別生產量值2'!D16,'漁業生產量值-漁業種類別魚類別生產量值2'!F16,'漁業生產量值-漁業種類別魚類別生產量值2'!H16,'漁業生產量值-漁業種類別魚類別生產量值2'!J16)&#10;+SUM('漁業生產量值-漁業種類別魚類別生產量值3'!F16,'漁業生產量值-漁業種類別魚類別生產量值3'!J16,'漁業生產量值-漁業種類別魚類別生產量值3'!L16,'漁業生產量值-漁業種類別魚類別生產量值3'!N16,'漁業生產量值-漁業種類別魚類別生產量值3'!P16)&#10;+SUM('漁業生產量值-漁業種類別魚類別生產量值4'!D16,'漁業生產量值-漁業種類別魚類別生產量值4'!F16,'漁業生產量值-漁業種類別魚類別生產量值4'!H16,'漁業生產量值-漁業種類別魚類別生產量值4'!J16)&#10;+SUM('漁業生產量值-漁業種類別魚類別生產量值5'!F16,'漁業生產量值-漁業種類別魚類別生產量值5'!H16,'漁業生產量值-漁業種類別魚類別生產量值5'!J16,'漁業生產量值-漁業種類別魚類別生產量值5'!L16,'漁業生產量值-漁業種類別魚類別生產量值5'!N16,'漁業生產量值-漁業種類別魚類別生產量值5'!P16)&#10;+SUM('漁業生產量值-漁業種類別魚類別生產量值6'!D16,'漁業生產量值-漁業種類別魚類別生產量值6'!F16,'漁業生產量值-漁業種類別魚類別生產量值6'!H16,'漁業生產量值-漁業種類別魚類別生產量值6'!J16,'漁業生產量值-漁業種類別魚類別生產量值6'!L16,'漁業生產量值-漁業種類別魚類別生產量值6'!N16,'漁業生產量值-漁業種類別魚類別生產量值6'!P16)&#10;+SUM('漁業生產量值-漁業種類別魚類別生產量值9'!D16,'漁業生產量值-漁業種類別魚類別生產量值9'!P16)&#10;+SUM('漁業生產量值-漁業種類別魚類別生產量值10'!N16,'漁業生產量值-漁業種類別魚類別生產量值10'!P16)&#10;+SUM('漁業生產量值-漁業種類別魚類別生產量值11'!D16,'漁業生產量值-漁業種類別魚類別生產量值11'!F16,'漁業生產量值-漁業種類別魚類別生產量值11'!H16,'漁業生產量值-漁業種類別魚類別生產量值11'!P16)&#10;+SUM('漁業生產量值-漁業種類別魚類別生產量值13'!L16)&#10;+SUM('漁業生產量值-漁業種類別魚類別生產量值14'!J16,'漁業生產量值-漁業種類別魚類別生產量值14'!L16,'漁業生產量值-漁業種類別魚類別生產量值14'!N16,'漁業生產量值-漁業種類別魚類別生產量值14'!P16)&#10;+SUM('漁業生產量值-漁業種類別魚類別生產量值15'!D16))" table:style-name="ce49">
            <text:p>2,954,96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6,M16,O16,'漁業生產量值-漁業種類別魚類別生產量值1'!C16)=0,&quot;-&quot;,SUM(K16,M16,O16,'漁業生產量值-漁業種類別魚類別生產量值1'!C16))" table:style-name="ce19">
            <text:p>-</text:p>
          </table:table-cell>
          <table:table-cell office:value-type="string" office:string-value="-" table:formula="msoxl:=IF(SUM(L16,N16,P16,'漁業生產量值-漁業種類別魚類別生產量值1'!D16)=0,&quot;-&quot;,SUM(L16,N16,P16,'漁業生產量值-漁業種類別魚類別生產量值1'!D1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108</text:p>
          </table:table-cell>
          <table:table-cell office:value-type="string" table:style-name="ce18">
            <text:p>　秋刀魚火誘網　</text:p>
          </table:table-cell>
          <table:table-cell office:value-type="float" office:value="182618.72101000001" table:style-name="ce49">
            <text:p>182,619<text:s/></text:p>
          </table:table-cell>
          <table:table-cell office:value-type="float" office:value="4924179.3092400003" table:style-name="ce49">
            <text:p>4,924,179<text:s/></text:p>
          </table:table-cell>
          <table:table-cell office:value-type="float" office:value="182618.72101000001" table:formula="msoxl:=  IF(SUM(G17,I17)&#10;+SUM('漁業生產量值-漁業種類別魚類別生產量值1'!E17,'漁業生產量值-漁業種類別魚類別生產量值1'!G17,'漁業生產量值-漁業種類別魚類別生產量值1'!I17)&#10;+SUM('漁業生產量值-漁業種類別魚類別生產量值2'!C17,'漁業生產量值-漁業種類別魚類別生產量值2'!E17,'漁業生產量值-漁業種類別魚類別生產量值2'!G17,'漁業生產量值-漁業種類別魚類別生產量值2'!I17)&#10;+SUM('漁業生產量值-漁業種類別魚類別生產量值3'!E17,'漁業生產量值-漁業種類別魚類別生產量值3'!I17,'漁業生產量值-漁業種類別魚類別生產量值3'!K17,'漁業生產量值-漁業種類別魚類別生產量值3'!M17,'漁業生產量值-漁業種類別魚類別生產量值3'!O17)&#10;+SUM('漁業生產量值-漁業種類別魚類別生產量值4'!C17,'漁業生產量值-漁業種類別魚類別生產量值4'!E17,'漁業生產量值-漁業種類別魚類別生產量值4'!G17,'漁業生產量值-漁業種類別魚類別生產量值4'!I17)&#10;+SUM('漁業生產量值-漁業種類別魚類別生產量值5'!E17,'漁業生產量值-漁業種類別魚類別生產量值5'!G17,'漁業生產量值-漁業種類別魚類別生產量值5'!I17,'漁業生產量值-漁業種類別魚類別生產量值5'!K17,'漁業生產量值-漁業種類別魚類別生產量值5'!M17,'漁業生產量值-漁業種類別魚類別生產量值5'!O17)&#10;+SUM('漁業生產量值-漁業種類別魚類別生產量值6'!C17,'漁業生產量值-漁業種類別魚類別生產量值6'!E17,'漁業生產量值-漁業種類別魚類別生產量值6'!G17,'漁業生產量值-漁業種類別魚類別生產量值6'!I17,'漁業生產量值-漁業種類別魚類別生產量值6'!K17,'漁業生產量值-漁業種類別魚類別生產量值6'!M17,'漁業生產量值-漁業種類別魚類別生產量值6'!O17)&#10;+SUM('漁業生產量值-漁業種類別魚類別生產量值9'!C17,'漁業生產量值-漁業種類別魚類別生產量值9'!O17)&#10;+SUM('漁業生產量值-漁業種類別魚類別生產量值10'!M17,'漁業生產量值-漁業種類別魚類別生產量值10'!O17)&#10;+SUM('漁業生產量值-漁業種類別魚類別生產量值11'!C17,'漁業生產量值-漁業種類別魚類別生產量值11'!E17,'漁業生產量值-漁業種類別魚類別生產量值11'!G17,'漁業生產量值-漁業種類別魚類別生產量值11'!O17)&#10;+SUM('漁業生產量值-漁業種類別魚類別生產量值13'!K17)&#10;+SUM('漁業生產量值-漁業種類別魚類別生產量值14'!I17,'漁業生產量值-漁業種類別魚類別生產量值14'!K17,'漁業生產量值-漁業種類別魚類別生產量值14'!M17,'漁業生產量值-漁業種類別魚類別生產量值14'!O17)&#10;+SUM('漁業生產量值-漁業種類別魚類別生產量值15'!C17)=0,&quot;-&quot;,&#10;SUM(G17,I17)&#10;+SUM('漁業生產量值-漁業種類別魚類別生產量值1'!E17,'漁業生產量值-漁業種類別魚類別生產量值1'!G17,'漁業生產量值-漁業種類別魚類別生產量值1'!I17)&#10;+SUM('漁業生產量值-漁業種類別魚類別生產量值2'!C17,'漁業生產量值-漁業種類別魚類別生產量值2'!E17,'漁業生產量值-漁業種類別魚類別生產量值2'!G17,'漁業生產量值-漁業種類別魚類別生產量值2'!I17)&#10;+SUM('漁業生產量值-漁業種類別魚類別生產量值3'!E17,'漁業生產量值-漁業種類別魚類別生產量值3'!I17,'漁業生產量值-漁業種類別魚類別生產量值3'!K17,'漁業生產量值-漁業種類別魚類別生產量值3'!M17,'漁業生產量值-漁業種類別魚類別生產量值3'!O17)&#10;+SUM('漁業生產量值-漁業種類別魚類別生產量值4'!C17,'漁業生產量值-漁業種類別魚類別生產量值4'!E17,'漁業生產量值-漁業種類別魚類別生產量值4'!G17,'漁業生產量值-漁業種類別魚類別生產量值4'!I17)&#10;+SUM('漁業生產量值-漁業種類別魚類別生產量值5'!E17,'漁業生產量值-漁業種類別魚類別生產量值5'!G17,'漁業生產量值-漁業種類別魚類別生產量值5'!I17,'漁業生產量值-漁業種類別魚類別生產量值5'!K17,'漁業生產量值-漁業種類別魚類別生產量值5'!M17,'漁業生產量值-漁業種類別魚類別生產量值5'!O17)&#10;+SUM('漁業生產量值-漁業種類別魚類別生產量值6'!C17,'漁業生產量值-漁業種類別魚類別生產量值6'!E17,'漁業生產量值-漁業種類別魚類別生產量值6'!G17,'漁業生產量值-漁業種類別魚類別生產量值6'!I17,'漁業生產量值-漁業種類別魚類別生產量值6'!K17,'漁業生產量值-漁業種類別魚類別生產量值6'!M17,'漁業生產量值-漁業種類別魚類別生產量值6'!O17)&#10;+SUM('漁業生產量值-漁業種類別魚類別生產量值9'!C17,'漁業生產量值-漁業種類別魚類別生產量值9'!O17)&#10;+SUM('漁業生產量值-漁業種類別魚類別生產量值10'!M17,'漁業生產量值-漁業種類別魚類別生產量值10'!O17)&#10;+SUM('漁業生產量值-漁業種類別魚類別生產量值11'!C17,'漁業生產量值-漁業種類別魚類別生產量值11'!E17,'漁業生產量值-漁業種類別魚類別生產量值11'!G17,'漁業生產量值-漁業種類別魚類別生產量值11'!O17)&#10;+SUM('漁業生產量值-漁業種類別魚類別生產量值13'!K17)&#10;+SUM('漁業生產量值-漁業種類別魚類別生產量值14'!I17,'漁業生產量值-漁業種類別魚類別生產量值14'!K17,'漁業生產量值-漁業種類別魚類別生產量值14'!M17,'漁業生產量值-漁業種類別魚類別生產量值14'!O17)&#10;+SUM('漁業生產量值-漁業種類別魚類別生產量值15'!C17))" table:style-name="ce49">
            <text:p>182,619<text:s/></text:p>
          </table:table-cell>
          <table:table-cell office:value-type="float" office:value="4924179.3092400003" table:formula="msoxl:=  IF(SUM(H17,J17)&#10;+SUM('漁業生產量值-漁業種類別魚類別生產量值1'!F17,'漁業生產量值-漁業種類別魚類別生產量值1'!H17,'漁業生產量值-漁業種類別魚類別生產量值1'!J17,'漁業生產量值-漁業種類別魚類別生產量值1'!P17)&#10;+SUM('漁業生產量值-漁業種類別魚類別生產量值2'!D17,'漁業生產量值-漁業種類別魚類別生產量值2'!F17,'漁業生產量值-漁業種類別魚類別生產量值2'!H17,'漁業生產量值-漁業種類別魚類別生產量值2'!J17)&#10;+SUM('漁業生產量值-漁業種類別魚類別生產量值3'!F17,'漁業生產量值-漁業種類別魚類別生產量值3'!J17,'漁業生產量值-漁業種類別魚類別生產量值3'!L17,'漁業生產量值-漁業種類別魚類別生產量值3'!N17,'漁業生產量值-漁業種類別魚類別生產量值3'!P17)&#10;+SUM('漁業生產量值-漁業種類別魚類別生產量值4'!D17,'漁業生產量值-漁業種類別魚類別生產量值4'!F17,'漁業生產量值-漁業種類別魚類別生產量值4'!H17,'漁業生產量值-漁業種類別魚類別生產量值4'!J17)&#10;+SUM('漁業生產量值-漁業種類別魚類別生產量值5'!F17,'漁業生產量值-漁業種類別魚類別生產量值5'!H17,'漁業生產量值-漁業種類別魚類別生產量值5'!J17,'漁業生產量值-漁業種類別魚類別生產量值5'!L17,'漁業生產量值-漁業種類別魚類別生產量值5'!N17,'漁業生產量值-漁業種類別魚類別生產量值5'!P17)&#10;+SUM('漁業生產量值-漁業種類別魚類別生產量值6'!D17,'漁業生產量值-漁業種類別魚類別生產量值6'!F17,'漁業生產量值-漁業種類別魚類別生產量值6'!H17,'漁業生產量值-漁業種類別魚類別生產量值6'!J17,'漁業生產量值-漁業種類別魚類別生產量值6'!L17,'漁業生產量值-漁業種類別魚類別生產量值6'!N17,'漁業生產量值-漁業種類別魚類別生產量值6'!P17)&#10;+SUM('漁業生產量值-漁業種類別魚類別生產量值9'!D17,'漁業生產量值-漁業種類別魚類別生產量值9'!P17)&#10;+SUM('漁業生產量值-漁業種類別魚類別生產量值10'!N17,'漁業生產量值-漁業種類別魚類別生產量值10'!P17)&#10;+SUM('漁業生產量值-漁業種類別魚類別生產量值11'!D17,'漁業生產量值-漁業種類別魚類別生產量值11'!F17,'漁業生產量值-漁業種類別魚類別生產量值11'!H17,'漁業生產量值-漁業種類別魚類別生產量值11'!P17)&#10;+SUM('漁業生產量值-漁業種類別魚類別生產量值13'!L17)&#10;+SUM('漁業生產量值-漁業種類別魚類別生產量值14'!J17,'漁業生產量值-漁業種類別魚類別生產量值14'!L17,'漁業生產量值-漁業種類別魚類別生產量值14'!N17,'漁業生產量值-漁業種類別魚類別生產量值14'!P17)&#10;+SUM('漁業生產量值-漁業種類別魚類別生產量值15'!D17)=0,&quot;-&quot;,&#10;SUM(H17,J17)&#10;+SUM('漁業生產量值-漁業種類別魚類別生產量值1'!F17,'漁業生產量值-漁業種類別魚類別生產量值1'!H17,'漁業生產量值-漁業種類別魚類別生產量值1'!J17,'漁業生產量值-漁業種類別魚類別生產量值1'!P17)&#10;+SUM('漁業生產量值-漁業種類別魚類別生產量值2'!D17,'漁業生產量值-漁業種類別魚類別生產量值2'!F17,'漁業生產量值-漁業種類別魚類別生產量值2'!H17,'漁業生產量值-漁業種類別魚類別生產量值2'!J17)&#10;+SUM('漁業生產量值-漁業種類別魚類別生產量值3'!F17,'漁業生產量值-漁業種類別魚類別生產量值3'!J17,'漁業生產量值-漁業種類別魚類別生產量值3'!L17,'漁業生產量值-漁業種類別魚類別生產量值3'!N17,'漁業生產量值-漁業種類別魚類別生產量值3'!P17)&#10;+SUM('漁業生產量值-漁業種類別魚類別生產量值4'!D17,'漁業生產量值-漁業種類別魚類別生產量值4'!F17,'漁業生產量值-漁業種類別魚類別生產量值4'!H17,'漁業生產量值-漁業種類別魚類別生產量值4'!J17)&#10;+SUM('漁業生產量值-漁業種類別魚類別生產量值5'!F17,'漁業生產量值-漁業種類別魚類別生產量值5'!H17,'漁業生產量值-漁業種類別魚類別生產量值5'!J17,'漁業生產量值-漁業種類別魚類別生產量值5'!L17,'漁業生產量值-漁業種類別魚類別生產量值5'!N17,'漁業生產量值-漁業種類別魚類別生產量值5'!P17)&#10;+SUM('漁業生產量值-漁業種類別魚類別生產量值6'!D17,'漁業生產量值-漁業種類別魚類別生產量值6'!F17,'漁業生產量值-漁業種類別魚類別生產量值6'!H17,'漁業生產量值-漁業種類別魚類別生產量值6'!J17,'漁業生產量值-漁業種類別魚類別生產量值6'!L17,'漁業生產量值-漁業種類別魚類別生產量值6'!N17,'漁業生產量值-漁業種類別魚類別生產量值6'!P17)&#10;+SUM('漁業生產量值-漁業種類別魚類別生產量值9'!D17,'漁業生產量值-漁業種類別魚類別生產量值9'!P17)&#10;+SUM('漁業生產量值-漁業種類別魚類別生產量值10'!N17,'漁業生產量值-漁業種類別魚類別生產量值10'!P17)&#10;+SUM('漁業生產量值-漁業種類別魚類別生產量值11'!D17,'漁業生產量值-漁業種類別魚類別生產量值11'!F17,'漁業生產量值-漁業種類別魚類別生產量值11'!H17,'漁業生產量值-漁業種類別魚類別生產量值11'!P17)&#10;+SUM('漁業生產量值-漁業種類別魚類別生產量值13'!L17)&#10;+SUM('漁業生產量值-漁業種類別魚類別生產量值14'!J17,'漁業生產量值-漁業種類別魚類別生產量值14'!L17,'漁業生產量值-漁業種類別魚類別生產量值14'!N17,'漁業生產量值-漁業種類別魚類別生產量值14'!P17)&#10;+SUM('漁業生產量值-漁業種類別魚類別生產量值15'!D17))" table:style-name="ce49">
            <text:p>4,924,179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7,M17,O17,'漁業生產量值-漁業種類別魚類別生產量值1'!C17)=0,&quot;-&quot;,SUM(K17,M17,O17,'漁業生產量值-漁業種類別魚類別生產量值1'!C17))" table:style-name="ce19">
            <text:p>-</text:p>
          </table:table-cell>
          <table:table-cell office:value-type="string" office:string-value="-" table:formula="msoxl:=IF(SUM(L17,N17,P17,'漁業生產量值-漁業種類別魚類別生產量值1'!D17)=0,&quot;-&quot;,SUM(L17,N17,P17,'漁業生產量值-漁業種類別魚類別生產量值1'!D1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199</text:p>
          </table:table-cell>
          <table:table-cell office:value-type="string" table:style-name="ce18">
            <text:p>　其他遠洋漁業　</text:p>
          </table:table-cell>
          <table:table-cell office:value-type="float" office:value="5778.8553599999996" table:style-name="ce49">
            <text:p>5,779<text:s/></text:p>
          </table:table-cell>
          <table:table-cell office:value-type="float" office:value="166960.66440000001" table:style-name="ce49">
            <text:p>166,961<text:s/></text:p>
          </table:table-cell>
          <table:table-cell office:value-type="float" office:value="5778.8553599999996" table:formula="msoxl:=  IF(SUM(G18,I18)&#10;+SUM('漁業生產量值-漁業種類別魚類別生產量值1'!E18,'漁業生產量值-漁業種類別魚類別生產量值1'!G18,'漁業生產量值-漁業種類別魚類別生產量值1'!I18)&#10;+SUM('漁業生產量值-漁業種類別魚類別生產量值2'!C18,'漁業生產量值-漁業種類別魚類別生產量值2'!E18,'漁業生產量值-漁業種類別魚類別生產量值2'!G18,'漁業生產量值-漁業種類別魚類別生產量值2'!I18)&#10;+SUM('漁業生產量值-漁業種類別魚類別生產量值3'!E18,'漁業生產量值-漁業種類別魚類別生產量值3'!I18,'漁業生產量值-漁業種類別魚類別生產量值3'!K18,'漁業生產量值-漁業種類別魚類別生產量值3'!M18,'漁業生產量值-漁業種類別魚類別生產量值3'!O18)&#10;+SUM('漁業生產量值-漁業種類別魚類別生產量值4'!C18,'漁業生產量值-漁業種類別魚類別生產量值4'!E18,'漁業生產量值-漁業種類別魚類別生產量值4'!G18,'漁業生產量值-漁業種類別魚類別生產量值4'!I18)&#10;+SUM('漁業生產量值-漁業種類別魚類別生產量值5'!E18,'漁業生產量值-漁業種類別魚類別生產量值5'!G18,'漁業生產量值-漁業種類別魚類別生產量值5'!I18,'漁業生產量值-漁業種類別魚類別生產量值5'!K18,'漁業生產量值-漁業種類別魚類別生產量值5'!M18,'漁業生產量值-漁業種類別魚類別生產量值5'!O18)&#10;+SUM('漁業生產量值-漁業種類別魚類別生產量值6'!C18,'漁業生產量值-漁業種類別魚類別生產量值6'!E18,'漁業生產量值-漁業種類別魚類別生產量值6'!G18,'漁業生產量值-漁業種類別魚類別生產量值6'!I18,'漁業生產量值-漁業種類別魚類別生產量值6'!K18,'漁業生產量值-漁業種類別魚類別生產量值6'!M18,'漁業生產量值-漁業種類別魚類別生產量值6'!O18)&#10;+SUM('漁業生產量值-漁業種類別魚類別生產量值9'!C18,'漁業生產量值-漁業種類別魚類別生產量值9'!O18)&#10;+SUM('漁業生產量值-漁業種類別魚類別生產量值10'!M18,'漁業生產量值-漁業種類別魚類別生產量值10'!O18)&#10;+SUM('漁業生產量值-漁業種類別魚類別生產量值11'!C18,'漁業生產量值-漁業種類別魚類別生產量值11'!E18,'漁業生產量值-漁業種類別魚類別生產量值11'!G18,'漁業生產量值-漁業種類別魚類別生產量值11'!O18)&#10;+SUM('漁業生產量值-漁業種類別魚類別生產量值13'!K18)&#10;+SUM('漁業生產量值-漁業種類別魚類別生產量值14'!I18,'漁業生產量值-漁業種類別魚類別生產量值14'!K18,'漁業生產量值-漁業種類別魚類別生產量值14'!M18,'漁業生產量值-漁業種類別魚類別生產量值14'!O18)&#10;+SUM('漁業生產量值-漁業種類別魚類別生產量值15'!C18)=0,&quot;-&quot;,&#10;SUM(G18,I18)&#10;+SUM('漁業生產量值-漁業種類別魚類別生產量值1'!E18,'漁業生產量值-漁業種類別魚類別生產量值1'!G18,'漁業生產量值-漁業種類別魚類別生產量值1'!I18)&#10;+SUM('漁業生產量值-漁業種類別魚類別生產量值2'!C18,'漁業生產量值-漁業種類別魚類別生產量值2'!E18,'漁業生產量值-漁業種類別魚類別生產量值2'!G18,'漁業生產量值-漁業種類別魚類別生產量值2'!I18)&#10;+SUM('漁業生產量值-漁業種類別魚類別生產量值3'!E18,'漁業生產量值-漁業種類別魚類別生產量值3'!I18,'漁業生產量值-漁業種類別魚類別生產量值3'!K18,'漁業生產量值-漁業種類別魚類別生產量值3'!M18,'漁業生產量值-漁業種類別魚類別生產量值3'!O18)&#10;+SUM('漁業生產量值-漁業種類別魚類別生產量值4'!C18,'漁業生產量值-漁業種類別魚類別生產量值4'!E18,'漁業生產量值-漁業種類別魚類別生產量值4'!G18,'漁業生產量值-漁業種類別魚類別生產量值4'!I18)&#10;+SUM('漁業生產量值-漁業種類別魚類別生產量值5'!E18,'漁業生產量值-漁業種類別魚類別生產量值5'!G18,'漁業生產量值-漁業種類別魚類別生產量值5'!I18,'漁業生產量值-漁業種類別魚類別生產量值5'!K18,'漁業生產量值-漁業種類別魚類別生產量值5'!M18,'漁業生產量值-漁業種類別魚類別生產量值5'!O18)&#10;+SUM('漁業生產量值-漁業種類別魚類別生產量值6'!C18,'漁業生產量值-漁業種類別魚類別生產量值6'!E18,'漁業生產量值-漁業種類別魚類別生產量值6'!G18,'漁業生產量值-漁業種類別魚類別生產量值6'!I18,'漁業生產量值-漁業種類別魚類別生產量值6'!K18,'漁業生產量值-漁業種類別魚類別生產量值6'!M18,'漁業生產量值-漁業種類別魚類別生產量值6'!O18)&#10;+SUM('漁業生產量值-漁業種類別魚類別生產量值9'!C18,'漁業生產量值-漁業種類別魚類別生產量值9'!O18)&#10;+SUM('漁業生產量值-漁業種類別魚類別生產量值10'!M18,'漁業生產量值-漁業種類別魚類別生產量值10'!O18)&#10;+SUM('漁業生產量值-漁業種類別魚類別生產量值11'!C18,'漁業生產量值-漁業種類別魚類別生產量值11'!E18,'漁業生產量值-漁業種類別魚類別生產量值11'!G18,'漁業生產量值-漁業種類別魚類別生產量值11'!O18)&#10;+SUM('漁業生產量值-漁業種類別魚類別生產量值13'!K18)&#10;+SUM('漁業生產量值-漁業種類別魚類別生產量值14'!I18,'漁業生產量值-漁業種類別魚類別生產量值14'!K18,'漁業生產量值-漁業種類別魚類別生產量值14'!M18,'漁業生產量值-漁業種類別魚類別生產量值14'!O18)&#10;+SUM('漁業生產量值-漁業種類別魚類別生產量值15'!C18))" table:style-name="ce49">
            <text:p>5,779<text:s/></text:p>
          </table:table-cell>
          <table:table-cell office:value-type="float" office:value="166960.66439999998" table:formula="msoxl:=  IF(SUM(H18,J18)&#10;+SUM('漁業生產量值-漁業種類別魚類別生產量值1'!F18,'漁業生產量值-漁業種類別魚類別生產量值1'!H18,'漁業生產量值-漁業種類別魚類別生產量值1'!J18,'漁業生產量值-漁業種類別魚類別生產量值1'!P18)&#10;+SUM('漁業生產量值-漁業種類別魚類別生產量值2'!D18,'漁業生產量值-漁業種類別魚類別生產量值2'!F18,'漁業生產量值-漁業種類別魚類別生產量值2'!H18,'漁業生產量值-漁業種類別魚類別生產量值2'!J18)&#10;+SUM('漁業生產量值-漁業種類別魚類別生產量值3'!F18,'漁業生產量值-漁業種類別魚類別生產量值3'!J18,'漁業生產量值-漁業種類別魚類別生產量值3'!L18,'漁業生產量值-漁業種類別魚類別生產量值3'!N18,'漁業生產量值-漁業種類別魚類別生產量值3'!P18)&#10;+SUM('漁業生產量值-漁業種類別魚類別生產量值4'!D18,'漁業生產量值-漁業種類別魚類別生產量值4'!F18,'漁業生產量值-漁業種類別魚類別生產量值4'!H18,'漁業生產量值-漁業種類別魚類別生產量值4'!J18)&#10;+SUM('漁業生產量值-漁業種類別魚類別生產量值5'!F18,'漁業生產量值-漁業種類別魚類別生產量值5'!H18,'漁業生產量值-漁業種類別魚類別生產量值5'!J18,'漁業生產量值-漁業種類別魚類別生產量值5'!L18,'漁業生產量值-漁業種類別魚類別生產量值5'!N18,'漁業生產量值-漁業種類別魚類別生產量值5'!P18)&#10;+SUM('漁業生產量值-漁業種類別魚類別生產量值6'!D18,'漁業生產量值-漁業種類別魚類別生產量值6'!F18,'漁業生產量值-漁業種類別魚類別生產量值6'!H18,'漁業生產量值-漁業種類別魚類別生產量值6'!J18,'漁業生產量值-漁業種類別魚類別生產量值6'!L18,'漁業生產量值-漁業種類別魚類別生產量值6'!N18,'漁業生產量值-漁業種類別魚類別生產量值6'!P18)&#10;+SUM('漁業生產量值-漁業種類別魚類別生產量值9'!D18,'漁業生產量值-漁業種類別魚類別生產量值9'!P18)&#10;+SUM('漁業生產量值-漁業種類別魚類別生產量值10'!N18,'漁業生產量值-漁業種類別魚類別生產量值10'!P18)&#10;+SUM('漁業生產量值-漁業種類別魚類別生產量值11'!D18,'漁業生產量值-漁業種類別魚類別生產量值11'!F18,'漁業生產量值-漁業種類別魚類別生產量值11'!H18,'漁業生產量值-漁業種類別魚類別生產量值11'!P18)&#10;+SUM('漁業生產量值-漁業種類別魚類別生產量值13'!L18)&#10;+SUM('漁業生產量值-漁業種類別魚類別生產量值14'!J18,'漁業生產量值-漁業種類別魚類別生產量值14'!L18,'漁業生產量值-漁業種類別魚類別生產量值14'!N18,'漁業生產量值-漁業種類別魚類別生產量值14'!P18)&#10;+SUM('漁業生產量值-漁業種類別魚類別生產量值15'!D18)=0,&quot;-&quot;,&#10;SUM(H18,J18)&#10;+SUM('漁業生產量值-漁業種類別魚類別生產量值1'!F18,'漁業生產量值-漁業種類別魚類別生產量值1'!H18,'漁業生產量值-漁業種類別魚類別生產量值1'!J18,'漁業生產量值-漁業種類別魚類別生產量值1'!P18)&#10;+SUM('漁業生產量值-漁業種類別魚類別生產量值2'!D18,'漁業生產量值-漁業種類別魚類別生產量值2'!F18,'漁業生產量值-漁業種類別魚類別生產量值2'!H18,'漁業生產量值-漁業種類別魚類別生產量值2'!J18)&#10;+SUM('漁業生產量值-漁業種類別魚類別生產量值3'!F18,'漁業生產量值-漁業種類別魚類別生產量值3'!J18,'漁業生產量值-漁業種類別魚類別生產量值3'!L18,'漁業生產量值-漁業種類別魚類別生產量值3'!N18,'漁業生產量值-漁業種類別魚類別生產量值3'!P18)&#10;+SUM('漁業生產量值-漁業種類別魚類別生產量值4'!D18,'漁業生產量值-漁業種類別魚類別生產量值4'!F18,'漁業生產量值-漁業種類別魚類別生產量值4'!H18,'漁業生產量值-漁業種類別魚類別生產量值4'!J18)&#10;+SUM('漁業生產量值-漁業種類別魚類別生產量值5'!F18,'漁業生產量值-漁業種類別魚類別生產量值5'!H18,'漁業生產量值-漁業種類別魚類別生產量值5'!J18,'漁業生產量值-漁業種類別魚類別生產量值5'!L18,'漁業生產量值-漁業種類別魚類別生產量值5'!N18,'漁業生產量值-漁業種類別魚類別生產量值5'!P18)&#10;+SUM('漁業生產量值-漁業種類別魚類別生產量值6'!D18,'漁業生產量值-漁業種類別魚類別生產量值6'!F18,'漁業生產量值-漁業種類別魚類別生產量值6'!H18,'漁業生產量值-漁業種類別魚類別生產量值6'!J18,'漁業生產量值-漁業種類別魚類別生產量值6'!L18,'漁業生產量值-漁業種類別魚類別生產量值6'!N18,'漁業生產量值-漁業種類別魚類別生產量值6'!P18)&#10;+SUM('漁業生產量值-漁業種類別魚類別生產量值9'!D18,'漁業生產量值-漁業種類別魚類別生產量值9'!P18)&#10;+SUM('漁業生產量值-漁業種類別魚類別生產量值10'!N18,'漁業生產量值-漁業種類別魚類別生產量值10'!P18)&#10;+SUM('漁業生產量值-漁業種類別魚類別生產量值11'!D18,'漁業生產量值-漁業種類別魚類別生產量值11'!F18,'漁業生產量值-漁業種類別魚類別生產量值11'!H18,'漁業生產量值-漁業種類別魚類別生產量值11'!P18)&#10;+SUM('漁業生產量值-漁業種類別魚類別生產量值13'!L18)&#10;+SUM('漁業生產量值-漁業種類別魚類別生產量值14'!J18,'漁業生產量值-漁業種類別魚類別生產量值14'!L18,'漁業生產量值-漁業種類別魚類別生產量值14'!N18,'漁業生產量值-漁業種類別魚類別生產量值14'!P18)&#10;+SUM('漁業生產量值-漁業種類別魚類別生產量值15'!D18))" table:style-name="ce49">
            <text:p>166,96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8,M18,O18,'漁業生產量值-漁業種類別魚類別生產量值1'!C18)=0,&quot;-&quot;,SUM(K18,M18,O18,'漁業生產量值-漁業種類別魚類別生產量值1'!C18))" table:style-name="ce19">
            <text:p>-</text:p>
          </table:table-cell>
          <table:table-cell office:value-type="string" office:string-value="-" table:formula="msoxl:=IF(SUM(L18,N18,P18,'漁業生產量值-漁業種類別魚類別生產量值1'!D18)=0,&quot;-&quot;,SUM(L18,N18,P18,'漁業生產量值-漁業種類別魚類別生產量值1'!D18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125021.14421" table:formula="msoxl:=  IF(SUM(C20:C35)=0,&quot;-&quot;,SUM(C20:C35))" table:style-name="ce49">
            <text:p>125,021<text:s/></text:p>
          </table:table-cell>
          <table:table-cell office:value-type="float" office:value="12530669.573249999" table:formula="msoxl:=  IF(SUM(D20:D35)=0,&quot;-&quot;,SUM(D20:D35))" table:style-name="ce49">
            <text:p>12,530,670<text:s/></text:p>
          </table:table-cell>
          <table:table-cell office:value-type="float" office:value="117331.34608999999" table:formula="msoxl:=  IF(SUM(E20:E35)=0,&quot;-&quot;,SUM(E20:E35))" table:style-name="ce49">
            <text:p>117,331<text:s/></text:p>
          </table:table-cell>
          <table:table-cell office:value-type="float" office:value="11561161.091780001" table:formula="msoxl:=  IF(SUM(F20:F35)=0,&quot;-&quot;,SUM(F20:F35))" table:style-name="ce49">
            <text:p>11,561,161<text:s/></text:p>
          </table:table-cell>
          <table:table-cell office:value-type="float" office:value="1.8599999999999998E-2" table:formula="msoxl:=  IF(SUM(G20:G35)=0,&quot;-&quot;,SUM(G20:G35))" table:style-name="ce49">
            <text:p>0<text:s/></text:p>
          </table:table-cell>
          <table:table-cell office:value-type="float" office:value="1.456" table:formula="msoxl:=  IF(SUM(H20:H35)=0,&quot;-&quot;,SUM(H20:H35))" table:style-name="ce49">
            <text:p>1<text:s/></text:p>
          </table:table-cell>
          <table:table-cell office:value-type="float" office:value="58.188000000000002" table:formula="msoxl:=IF(SUM(K19,M19,O19,'漁業生產量值-漁業種類別魚類別生產量值1'!C19)=0,&quot;-&quot;,SUM(K19,M19,O19,'漁業生產量值-漁業種類別魚類別生產量值1'!C19))" table:style-name="ce19">
            <text:p>58<text:s/></text:p>
          </table:table-cell>
          <table:table-cell office:value-type="float" office:value="9310.08" table:formula="msoxl:=IF(SUM(L19,N19,P19,'漁業生產量值-漁業種類別魚類別生產量值1'!D19)=0,&quot;-&quot;,SUM(L19,N19,P19,'漁業生產量值-漁業種類別魚類別生產量值1'!D19))" table:style-name="ce19">
            <text:p>9,310<text:s/></text:p>
          </table:table-cell>
          <table:table-cell office:value-type="string" office:string-value="-" table:formula="msoxl:=  IF(SUM(K20:K35)=0,&quot;-&quot;,SUM(K20:K35))" table:style-name="ce49">
            <text:p>-</text:p>
          </table:table-cell>
          <table:table-cell office:value-type="string" office:string-value="-" table:formula="msoxl:=  IF(SUM(L20:L35)=0,&quot;-&quot;,SUM(L20:L35))" table:style-name="ce49">
            <text:p>-</text:p>
          </table:table-cell>
          <table:table-cell office:value-type="string" office:string-value="-" table:formula="msoxl:=  IF(SUM(M20:M35)=0,&quot;-&quot;,SUM(M20:M35))" table:style-name="ce49">
            <text:p>-</text:p>
          </table:table-cell>
          <table:table-cell office:value-type="string" office:string-value="-" table:formula="msoxl:=  IF(SUM(N20:N35)=0,&quot;-&quot;,SUM(N20:N35))" table:style-name="ce49">
            <text:p>-</text:p>
          </table:table-cell>
          <table:table-cell office:value-type="string" office:string-value="-" table:formula="msoxl:=  IF(SUM(O20:O35)=0,&quot;-&quot;,SUM(O20:O35))" table:style-name="ce49">
            <text:p>-</text:p>
          </table:table-cell>
          <table:table-cell office:value-type="string" office:string-value="-" table:formula="msoxl:=  IF(SUM(P20:P35)=0,&quot;-&quot;,SUM(P20:P35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01</text:p>
          </table:table-cell>
          <table:table-cell office:value-type="string" table:style-name="ce18">
            <text:p>　巾著網　</text:p>
          </table:table-cell>
          <table:table-cell office:value-type="float" office:value="96.667029999999997" table:style-name="ce49">
            <text:p>97<text:s/></text:p>
          </table:table-cell>
          <table:table-cell office:value-type="float" office:value="3506.7665999999999" table:style-name="ce49">
            <text:p>3,507<text:s/></text:p>
          </table:table-cell>
          <table:table-cell office:value-type="float" office:value="96.667029999999997" table:formula="msoxl:=  IF(SUM(G20,I20)&#10;+SUM('漁業生產量值-漁業種類別魚類別生產量值1'!E20,'漁業生產量值-漁業種類別魚類別生產量值1'!G20,'漁業生產量值-漁業種類別魚類別生產量值1'!I20)&#10;+SUM('漁業生產量值-漁業種類別魚類別生產量值2'!C20,'漁業生產量值-漁業種類別魚類別生產量值2'!E20,'漁業生產量值-漁業種類別魚類別生產量值2'!G20,'漁業生產量值-漁業種類別魚類別生產量值2'!I20)&#10;+SUM('漁業生產量值-漁業種類別魚類別生產量值3'!E20,'漁業生產量值-漁業種類別魚類別生產量值3'!I20,'漁業生產量值-漁業種類別魚類別生產量值3'!K20,'漁業生產量值-漁業種類別魚類別生產量值3'!M20,'漁業生產量值-漁業種類別魚類別生產量值3'!O20)&#10;+SUM('漁業生產量值-漁業種類別魚類別生產量值4'!C20,'漁業生產量值-漁業種類別魚類別生產量值4'!E20,'漁業生產量值-漁業種類別魚類別生產量值4'!G20,'漁業生產量值-漁業種類別魚類別生產量值4'!I20)&#10;+SUM('漁業生產量值-漁業種類別魚類別生產量值5'!E20,'漁業生產量值-漁業種類別魚類別生產量值5'!G20,'漁業生產量值-漁業種類別魚類別生產量值5'!I20,'漁業生產量值-漁業種類別魚類別生產量值5'!K20,'漁業生產量值-漁業種類別魚類別生產量值5'!M20,'漁業生產量值-漁業種類別魚類別生產量值5'!O20)&#10;+SUM('漁業生產量值-漁業種類別魚類別生產量值6'!C20,'漁業生產量值-漁業種類別魚類別生產量值6'!E20,'漁業生產量值-漁業種類別魚類別生產量值6'!G20,'漁業生產量值-漁業種類別魚類別生產量值6'!I20,'漁業生產量值-漁業種類別魚類別生產量值6'!K20,'漁業生產量值-漁業種類別魚類別生產量值6'!M20,'漁業生產量值-漁業種類別魚類別生產量值6'!O20)&#10;+SUM('漁業生產量值-漁業種類別魚類別生產量值9'!C20,'漁業生產量值-漁業種類別魚類別生產量值9'!O20)&#10;+SUM('漁業生產量值-漁業種類別魚類別生產量值10'!M20,'漁業生產量值-漁業種類別魚類別生產量值10'!O20)&#10;+SUM('漁業生產量值-漁業種類別魚類別生產量值11'!C20,'漁業生產量值-漁業種類別魚類別生產量值11'!E20,'漁業生產量值-漁業種類別魚類別生產量值11'!G20,'漁業生產量值-漁業種類別魚類別生產量值11'!O20)&#10;+SUM('漁業生產量值-漁業種類別魚類別生產量值13'!K20)&#10;+SUM('漁業生產量值-漁業種類別魚類別生產量值14'!I20,'漁業生產量值-漁業種類別魚類別生產量值14'!K20,'漁業生產量值-漁業種類別魚類別生產量值14'!M20,'漁業生產量值-漁業種類別魚類別生產量值14'!O20)&#10;+SUM('漁業生產量值-漁業種類別魚類別生產量值15'!C20)=0,&quot;-&quot;,&#10;SUM(G20,I20)&#10;+SUM('漁業生產量值-漁業種類別魚類別生產量值1'!E20,'漁業生產量值-漁業種類別魚類別生產量值1'!G20,'漁業生產量值-漁業種類別魚類別生產量值1'!I20)&#10;+SUM('漁業生產量值-漁業種類別魚類別生產量值2'!C20,'漁業生產量值-漁業種類別魚類別生產量值2'!E20,'漁業生產量值-漁業種類別魚類別生產量值2'!G20,'漁業生產量值-漁業種類別魚類別生產量值2'!I20)&#10;+SUM('漁業生產量值-漁業種類別魚類別生產量值3'!E20,'漁業生產量值-漁業種類別魚類別生產量值3'!I20,'漁業生產量值-漁業種類別魚類別生產量值3'!K20,'漁業生產量值-漁業種類別魚類別生產量值3'!M20,'漁業生產量值-漁業種類別魚類別生產量值3'!O20)&#10;+SUM('漁業生產量值-漁業種類別魚類別生產量值4'!C20,'漁業生產量值-漁業種類別魚類別生產量值4'!E20,'漁業生產量值-漁業種類別魚類別生產量值4'!G20,'漁業生產量值-漁業種類別魚類別生產量值4'!I20)&#10;+SUM('漁業生產量值-漁業種類別魚類別生產量值5'!E20,'漁業生產量值-漁業種類別魚類別生產量值5'!G20,'漁業生產量值-漁業種類別魚類別生產量值5'!I20,'漁業生產量值-漁業種類別魚類別生產量值5'!K20,'漁業生產量值-漁業種類別魚類別生產量值5'!M20,'漁業生產量值-漁業種類別魚類別生產量值5'!O20)&#10;+SUM('漁業生產量值-漁業種類別魚類別生產量值6'!C20,'漁業生產量值-漁業種類別魚類別生產量值6'!E20,'漁業生產量值-漁業種類別魚類別生產量值6'!G20,'漁業生產量值-漁業種類別魚類別生產量值6'!I20,'漁業生產量值-漁業種類別魚類別生產量值6'!K20,'漁業生產量值-漁業種類別魚類別生產量值6'!M20,'漁業生產量值-漁業種類別魚類別生產量值6'!O20)&#10;+SUM('漁業生產量值-漁業種類別魚類別生產量值9'!C20,'漁業生產量值-漁業種類別魚類別生產量值9'!O20)&#10;+SUM('漁業生產量值-漁業種類別魚類別生產量值10'!M20,'漁業生產量值-漁業種類別魚類別生產量值10'!O20)&#10;+SUM('漁業生產量值-漁業種類別魚類別生產量值11'!C20,'漁業生產量值-漁業種類別魚類別生產量值11'!E20,'漁業生產量值-漁業種類別魚類別生產量值11'!G20,'漁業生產量值-漁業種類別魚類別生產量值11'!O20)&#10;+SUM('漁業生產量值-漁業種類別魚類別生產量值13'!K20)&#10;+SUM('漁業生產量值-漁業種類別魚類別生產量值14'!I20,'漁業生產量值-漁業種類別魚類別生產量值14'!K20,'漁業生產量值-漁業種類別魚類別生產量值14'!M20,'漁業生產量值-漁業種類別魚類別生產量值14'!O20)&#10;+SUM('漁業生產量值-漁業種類別魚類別生產量值15'!C20))" table:style-name="ce49">
            <text:p>97<text:s/></text:p>
          </table:table-cell>
          <table:table-cell office:value-type="float" office:value="3506.7666000000004" table:formula="msoxl:=  IF(SUM(H20,J20)&#10;+SUM('漁業生產量值-漁業種類別魚類別生產量值1'!F20,'漁業生產量值-漁業種類別魚類別生產量值1'!H20,'漁業生產量值-漁業種類別魚類別生產量值1'!J20,'漁業生產量值-漁業種類別魚類別生產量值1'!P20)&#10;+SUM('漁業生產量值-漁業種類別魚類別生產量值2'!D20,'漁業生產量值-漁業種類別魚類別生產量值2'!F20,'漁業生產量值-漁業種類別魚類別生產量值2'!H20,'漁業生產量值-漁業種類別魚類別生產量值2'!J20)&#10;+SUM('漁業生產量值-漁業種類別魚類別生產量值3'!F20,'漁業生產量值-漁業種類別魚類別生產量值3'!J20,'漁業生產量值-漁業種類別魚類別生產量值3'!L20,'漁業生產量值-漁業種類別魚類別生產量值3'!N20,'漁業生產量值-漁業種類別魚類別生產量值3'!P20)&#10;+SUM('漁業生產量值-漁業種類別魚類別生產量值4'!D20,'漁業生產量值-漁業種類別魚類別生產量值4'!F20,'漁業生產量值-漁業種類別魚類別生產量值4'!H20,'漁業生產量值-漁業種類別魚類別生產量值4'!J20)&#10;+SUM('漁業生產量值-漁業種類別魚類別生產量值5'!F20,'漁業生產量值-漁業種類別魚類別生產量值5'!H20,'漁業生產量值-漁業種類別魚類別生產量值5'!J20,'漁業生產量值-漁業種類別魚類別生產量值5'!L20,'漁業生產量值-漁業種類別魚類別生產量值5'!N20,'漁業生產量值-漁業種類別魚類別生產量值5'!P20)&#10;+SUM('漁業生產量值-漁業種類別魚類別生產量值6'!D20,'漁業生產量值-漁業種類別魚類別生產量值6'!F20,'漁業生產量值-漁業種類別魚類別生產量值6'!H20,'漁業生產量值-漁業種類別魚類別生產量值6'!J20,'漁業生產量值-漁業種類別魚類別生產量值6'!L20,'漁業生產量值-漁業種類別魚類別生產量值6'!N20,'漁業生產量值-漁業種類別魚類別生產量值6'!P20)&#10;+SUM('漁業生產量值-漁業種類別魚類別生產量值9'!D20,'漁業生產量值-漁業種類別魚類別生產量值9'!P20)&#10;+SUM('漁業生產量值-漁業種類別魚類別生產量值10'!N20,'漁業生產量值-漁業種類別魚類別生產量值10'!P20)&#10;+SUM('漁業生產量值-漁業種類別魚類別生產量值11'!D20,'漁業生產量值-漁業種類別魚類別生產量值11'!F20,'漁業生產量值-漁業種類別魚類別生產量值11'!H20,'漁業生產量值-漁業種類別魚類別生產量值11'!P20)&#10;+SUM('漁業生產量值-漁業種類別魚類別生產量值13'!L20)&#10;+SUM('漁業生產量值-漁業種類別魚類別生產量值14'!J20,'漁業生產量值-漁業種類別魚類別生產量值14'!L20,'漁業生產量值-漁業種類別魚類別生產量值14'!N20,'漁業生產量值-漁業種類別魚類別生產量值14'!P20)&#10;+SUM('漁業生產量值-漁業種類別魚類別生產量值15'!D20)=0,&quot;-&quot;,&#10;SUM(H20,J20)&#10;+SUM('漁業生產量值-漁業種類別魚類別生產量值1'!F20,'漁業生產量值-漁業種類別魚類別生產量值1'!H20,'漁業生產量值-漁業種類別魚類別生產量值1'!J20,'漁業生產量值-漁業種類別魚類別生產量值1'!P20)&#10;+SUM('漁業生產量值-漁業種類別魚類別生產量值2'!D20,'漁業生產量值-漁業種類別魚類別生產量值2'!F20,'漁業生產量值-漁業種類別魚類別生產量值2'!H20,'漁業生產量值-漁業種類別魚類別生產量值2'!J20)&#10;+SUM('漁業生產量值-漁業種類別魚類別生產量值3'!F20,'漁業生產量值-漁業種類別魚類別生產量值3'!J20,'漁業生產量值-漁業種類別魚類別生產量值3'!L20,'漁業生產量值-漁業種類別魚類別生產量值3'!N20,'漁業生產量值-漁業種類別魚類別生產量值3'!P20)&#10;+SUM('漁業生產量值-漁業種類別魚類別生產量值4'!D20,'漁業生產量值-漁業種類別魚類別生產量值4'!F20,'漁業生產量值-漁業種類別魚類別生產量值4'!H20,'漁業生產量值-漁業種類別魚類別生產量值4'!J20)&#10;+SUM('漁業生產量值-漁業種類別魚類別生產量值5'!F20,'漁業生產量值-漁業種類別魚類別生產量值5'!H20,'漁業生產量值-漁業種類別魚類別生產量值5'!J20,'漁業生產量值-漁業種類別魚類別生產量值5'!L20,'漁業生產量值-漁業種類別魚類別生產量值5'!N20,'漁業生產量值-漁業種類別魚類別生產量值5'!P20)&#10;+SUM('漁業生產量值-漁業種類別魚類別生產量值6'!D20,'漁業生產量值-漁業種類別魚類別生產量值6'!F20,'漁業生產量值-漁業種類別魚類別生產量值6'!H20,'漁業生產量值-漁業種類別魚類別生產量值6'!J20,'漁業生產量值-漁業種類別魚類別生產量值6'!L20,'漁業生產量值-漁業種類別魚類別生產量值6'!N20,'漁業生產量值-漁業種類別魚類別生產量值6'!P20)&#10;+SUM('漁業生產量值-漁業種類別魚類別生產量值9'!D20,'漁業生產量值-漁業種類別魚類別生產量值9'!P20)&#10;+SUM('漁業生產量值-漁業種類別魚類別生產量值10'!N20,'漁業生產量值-漁業種類別魚類別生產量值10'!P20)&#10;+SUM('漁業生產量值-漁業種類別魚類別生產量值11'!D20,'漁業生產量值-漁業種類別魚類別生產量值11'!F20,'漁業生產量值-漁業種類別魚類別生產量值11'!H20,'漁業生產量值-漁業種類別魚類別生產量值11'!P20)&#10;+SUM('漁業生產量值-漁業種類別魚類別生產量值13'!L20)&#10;+SUM('漁業生產量值-漁業種類別魚類別生產量值14'!J20,'漁業生產量值-漁業種類別魚類別生產量值14'!L20,'漁業生產量值-漁業種類別魚類別生產量值14'!N20,'漁業生產量值-漁業種類別魚類別生產量值14'!P20)&#10;+SUM('漁業生產量值-漁業種類別魚類別生產量值15'!D20))" table:style-name="ce49">
            <text:p>3,507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20,M20,O20,'漁業生產量值-漁業種類別魚類別生產量值1'!C20)=0,&quot;-&quot;,SUM(K20,M20,O20,'漁業生產量值-漁業種類別魚類別生產量值1'!C20))" table:style-name="ce19">
            <text:p>-</text:p>
          </table:table-cell>
          <table:table-cell office:value-type="string" office:string-value="-" table:formula="msoxl:=IF(SUM(L20,N20,P20,'漁業生產量值-漁業種類別魚類別生產量值1'!D20)=0,&quot;-&quot;,SUM(L20,N20,P20,'漁業生產量值-漁業種類別魚類別生產量值1'!D20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02</text:p>
          </table:table-cell>
          <table:table-cell office:value-type="string" table:style-name="ce18">
            <text:p>　鯖鰺圍網　</text:p>
          </table:table-cell>
          <table:table-cell office:value-type="float" office:value="48.49" table:style-name="ce49">
            <text:p>48<text:s/></text:p>
          </table:table-cell>
          <table:table-cell office:value-type="float" office:value="1478.9449999999999" table:style-name="ce49">
            <text:p>1,479<text:s/></text:p>
          </table:table-cell>
          <table:table-cell office:value-type="float" office:value="48.49" table:formula="msoxl:=  IF(SUM(G21,I21)&#10;+SUM('漁業生產量值-漁業種類別魚類別生產量值1'!E21,'漁業生產量值-漁業種類別魚類別生產量值1'!G21,'漁業生產量值-漁業種類別魚類別生產量值1'!I21)&#10;+SUM('漁業生產量值-漁業種類別魚類別生產量值2'!C21,'漁業生產量值-漁業種類別魚類別生產量值2'!E21,'漁業生產量值-漁業種類別魚類別生產量值2'!G21,'漁業生產量值-漁業種類別魚類別生產量值2'!I21)&#10;+SUM('漁業生產量值-漁業種類別魚類別生產量值3'!E21,'漁業生產量值-漁業種類別魚類別生產量值3'!I21,'漁業生產量值-漁業種類別魚類別生產量值3'!K21,'漁業生產量值-漁業種類別魚類別生產量值3'!M21,'漁業生產量值-漁業種類別魚類別生產量值3'!O21)&#10;+SUM('漁業生產量值-漁業種類別魚類別生產量值4'!C21,'漁業生產量值-漁業種類別魚類別生產量值4'!E21,'漁業生產量值-漁業種類別魚類別生產量值4'!G21,'漁業生產量值-漁業種類別魚類別生產量值4'!I21)&#10;+SUM('漁業生產量值-漁業種類別魚類別生產量值5'!E21,'漁業生產量值-漁業種類別魚類別生產量值5'!G21,'漁業生產量值-漁業種類別魚類別生產量值5'!I21,'漁業生產量值-漁業種類別魚類別生產量值5'!K21,'漁業生產量值-漁業種類別魚類別生產量值5'!M21,'漁業生產量值-漁業種類別魚類別生產量值5'!O21)&#10;+SUM('漁業生產量值-漁業種類別魚類別生產量值6'!C21,'漁業生產量值-漁業種類別魚類別生產量值6'!E21,'漁業生產量值-漁業種類別魚類別生產量值6'!G21,'漁業生產量值-漁業種類別魚類別生產量值6'!I21,'漁業生產量值-漁業種類別魚類別生產量值6'!K21,'漁業生產量值-漁業種類別魚類別生產量值6'!M21,'漁業生產量值-漁業種類別魚類別生產量值6'!O21)&#10;+SUM('漁業生產量值-漁業種類別魚類別生產量值9'!C21,'漁業生產量值-漁業種類別魚類別生產量值9'!O21)&#10;+SUM('漁業生產量值-漁業種類別魚類別生產量值10'!M21,'漁業生產量值-漁業種類別魚類別生產量值10'!O21)&#10;+SUM('漁業生產量值-漁業種類別魚類別生產量值11'!C21,'漁業生產量值-漁業種類別魚類別生產量值11'!E21,'漁業生產量值-漁業種類別魚類別生產量值11'!G21,'漁業生產量值-漁業種類別魚類別生產量值11'!O21)&#10;+SUM('漁業生產量值-漁業種類別魚類別生產量值13'!K21)&#10;+SUM('漁業生產量值-漁業種類別魚類別生產量值14'!I21,'漁業生產量值-漁業種類別魚類別生產量值14'!K21,'漁業生產量值-漁業種類別魚類別生產量值14'!M21,'漁業生產量值-漁業種類別魚類別生產量值14'!O21)&#10;+SUM('漁業生產量值-漁業種類別魚類別生產量值15'!C21)=0,&quot;-&quot;,&#10;SUM(G21,I21)&#10;+SUM('漁業生產量值-漁業種類別魚類別生產量值1'!E21,'漁業生產量值-漁業種類別魚類別生產量值1'!G21,'漁業生產量值-漁業種類別魚類別生產量值1'!I21)&#10;+SUM('漁業生產量值-漁業種類別魚類別生產量值2'!C21,'漁業生產量值-漁業種類別魚類別生產量值2'!E21,'漁業生產量值-漁業種類別魚類別生產量值2'!G21,'漁業生產量值-漁業種類別魚類別生產量值2'!I21)&#10;+SUM('漁業生產量值-漁業種類別魚類別生產量值3'!E21,'漁業生產量值-漁業種類別魚類別生產量值3'!I21,'漁業生產量值-漁業種類別魚類別生產量值3'!K21,'漁業生產量值-漁業種類別魚類別生產量值3'!M21,'漁業生產量值-漁業種類別魚類別生產量值3'!O21)&#10;+SUM('漁業生產量值-漁業種類別魚類別生產量值4'!C21,'漁業生產量值-漁業種類別魚類別生產量值4'!E21,'漁業生產量值-漁業種類別魚類別生產量值4'!G21,'漁業生產量值-漁業種類別魚類別生產量值4'!I21)&#10;+SUM('漁業生產量值-漁業種類別魚類別生產量值5'!E21,'漁業生產量值-漁業種類別魚類別生產量值5'!G21,'漁業生產量值-漁業種類別魚類別生產量值5'!I21,'漁業生產量值-漁業種類別魚類別生產量值5'!K21,'漁業生產量值-漁業種類別魚類別生產量值5'!M21,'漁業生產量值-漁業種類別魚類別生產量值5'!O21)&#10;+SUM('漁業生產量值-漁業種類別魚類別生產量值6'!C21,'漁業生產量值-漁業種類別魚類別生產量值6'!E21,'漁業生產量值-漁業種類別魚類別生產量值6'!G21,'漁業生產量值-漁業種類別魚類別生產量值6'!I21,'漁業生產量值-漁業種類別魚類別生產量值6'!K21,'漁業生產量值-漁業種類別魚類別生產量值6'!M21,'漁業生產量值-漁業種類別魚類別生產量值6'!O21)&#10;+SUM('漁業生產量值-漁業種類別魚類別生產量值9'!C21,'漁業生產量值-漁業種類別魚類別生產量值9'!O21)&#10;+SUM('漁業生產量值-漁業種類別魚類別生產量值10'!M21,'漁業生產量值-漁業種類別魚類別生產量值10'!O21)&#10;+SUM('漁業生產量值-漁業種類別魚類別生產量值11'!C21,'漁業生產量值-漁業種類別魚類別生產量值11'!E21,'漁業生產量值-漁業種類別魚類別生產量值11'!G21,'漁業生產量值-漁業種類別魚類別生產量值11'!O21)&#10;+SUM('漁業生產量值-漁業種類別魚類別生產量值13'!K21)&#10;+SUM('漁業生產量值-漁業種類別魚類別生產量值14'!I21,'漁業生產量值-漁業種類別魚類別生產量值14'!K21,'漁業生產量值-漁業種類別魚類別生產量值14'!M21,'漁業生產量值-漁業種類別魚類別生產量值14'!O21)&#10;+SUM('漁業生產量值-漁業種類別魚類別生產量值15'!C21))" table:style-name="ce49">
            <text:p>48<text:s/></text:p>
          </table:table-cell>
          <table:table-cell office:value-type="float" office:value="1478.9449999999999" table:formula="msoxl:=  IF(SUM(H21,J21)&#10;+SUM('漁業生產量值-漁業種類別魚類別生產量值1'!F21,'漁業生產量值-漁業種類別魚類別生產量值1'!H21,'漁業生產量值-漁業種類別魚類別生產量值1'!J21,'漁業生產量值-漁業種類別魚類別生產量值1'!P21)&#10;+SUM('漁業生產量值-漁業種類別魚類別生產量值2'!D21,'漁業生產量值-漁業種類別魚類別生產量值2'!F21,'漁業生產量值-漁業種類別魚類別生產量值2'!H21,'漁業生產量值-漁業種類別魚類別生產量值2'!J21)&#10;+SUM('漁業生產量值-漁業種類別魚類別生產量值3'!F21,'漁業生產量值-漁業種類別魚類別生產量值3'!J21,'漁業生產量值-漁業種類別魚類別生產量值3'!L21,'漁業生產量值-漁業種類別魚類別生產量值3'!N21,'漁業生產量值-漁業種類別魚類別生產量值3'!P21)&#10;+SUM('漁業生產量值-漁業種類別魚類別生產量值4'!D21,'漁業生產量值-漁業種類別魚類別生產量值4'!F21,'漁業生產量值-漁業種類別魚類別生產量值4'!H21,'漁業生產量值-漁業種類別魚類別生產量值4'!J21)&#10;+SUM('漁業生產量值-漁業種類別魚類別生產量值5'!F21,'漁業生產量值-漁業種類別魚類別生產量值5'!H21,'漁業生產量值-漁業種類別魚類別生產量值5'!J21,'漁業生產量值-漁業種類別魚類別生產量值5'!L21,'漁業生產量值-漁業種類別魚類別生產量值5'!N21,'漁業生產量值-漁業種類別魚類別生產量值5'!P21)&#10;+SUM('漁業生產量值-漁業種類別魚類別生產量值6'!D21,'漁業生產量值-漁業種類別魚類別生產量值6'!F21,'漁業生產量值-漁業種類別魚類別生產量值6'!H21,'漁業生產量值-漁業種類別魚類別生產量值6'!J21,'漁業生產量值-漁業種類別魚類別生產量值6'!L21,'漁業生產量值-漁業種類別魚類別生產量值6'!N21,'漁業生產量值-漁業種類別魚類別生產量值6'!P21)&#10;+SUM('漁業生產量值-漁業種類別魚類別生產量值9'!D21,'漁業生產量值-漁業種類別魚類別生產量值9'!P21)&#10;+SUM('漁業生產量值-漁業種類別魚類別生產量值10'!N21,'漁業生產量值-漁業種類別魚類別生產量值10'!P21)&#10;+SUM('漁業生產量值-漁業種類別魚類別生產量值11'!D21,'漁業生產量值-漁業種類別魚類別生產量值11'!F21,'漁業生產量值-漁業種類別魚類別生產量值11'!H21,'漁業生產量值-漁業種類別魚類別生產量值11'!P21)&#10;+SUM('漁業生產量值-漁業種類別魚類別生產量值13'!L21)&#10;+SUM('漁業生產量值-漁業種類別魚類別生產量值14'!J21,'漁業生產量值-漁業種類別魚類別生產量值14'!L21,'漁業生產量值-漁業種類別魚類別生產量值14'!N21,'漁業生產量值-漁業種類別魚類別生產量值14'!P21)&#10;+SUM('漁業生產量值-漁業種類別魚類別生產量值15'!D21)=0,&quot;-&quot;,&#10;SUM(H21,J21)&#10;+SUM('漁業生產量值-漁業種類別魚類別生產量值1'!F21,'漁業生產量值-漁業種類別魚類別生產量值1'!H21,'漁業生產量值-漁業種類別魚類別生產量值1'!J21,'漁業生產量值-漁業種類別魚類別生產量值1'!P21)&#10;+SUM('漁業生產量值-漁業種類別魚類別生產量值2'!D21,'漁業生產量值-漁業種類別魚類別生產量值2'!F21,'漁業生產量值-漁業種類別魚類別生產量值2'!H21,'漁業生產量值-漁業種類別魚類別生產量值2'!J21)&#10;+SUM('漁業生產量值-漁業種類別魚類別生產量值3'!F21,'漁業生產量值-漁業種類別魚類別生產量值3'!J21,'漁業生產量值-漁業種類別魚類別生產量值3'!L21,'漁業生產量值-漁業種類別魚類別生產量值3'!N21,'漁業生產量值-漁業種類別魚類別生產量值3'!P21)&#10;+SUM('漁業生產量值-漁業種類別魚類別生產量值4'!D21,'漁業生產量值-漁業種類別魚類別生產量值4'!F21,'漁業生產量值-漁業種類別魚類別生產量值4'!H21,'漁業生產量值-漁業種類別魚類別生產量值4'!J21)&#10;+SUM('漁業生產量值-漁業種類別魚類別生產量值5'!F21,'漁業生產量值-漁業種類別魚類別生產量值5'!H21,'漁業生產量值-漁業種類別魚類別生產量值5'!J21,'漁業生產量值-漁業種類別魚類別生產量值5'!L21,'漁業生產量值-漁業種類別魚類別生產量值5'!N21,'漁業生產量值-漁業種類別魚類別生產量值5'!P21)&#10;+SUM('漁業生產量值-漁業種類別魚類別生產量值6'!D21,'漁業生產量值-漁業種類別魚類別生產量值6'!F21,'漁業生產量值-漁業種類別魚類別生產量值6'!H21,'漁業生產量值-漁業種類別魚類別生產量值6'!J21,'漁業生產量值-漁業種類別魚類別生產量值6'!L21,'漁業生產量值-漁業種類別魚類別生產量值6'!N21,'漁業生產量值-漁業種類別魚類別生產量值6'!P21)&#10;+SUM('漁業生產量值-漁業種類別魚類別生產量值9'!D21,'漁業生產量值-漁業種類別魚類別生產量值9'!P21)&#10;+SUM('漁業生產量值-漁業種類別魚類別生產量值10'!N21,'漁業生產量值-漁業種類別魚類別生產量值10'!P21)&#10;+SUM('漁業生產量值-漁業種類別魚類別生產量值11'!D21,'漁業生產量值-漁業種類別魚類別生產量值11'!F21,'漁業生產量值-漁業種類別魚類別生產量值11'!H21,'漁業生產量值-漁業種類別魚類別生產量值11'!P21)&#10;+SUM('漁業生產量值-漁業種類別魚類別生產量值13'!L21)&#10;+SUM('漁業生產量值-漁業種類別魚類別生產量值14'!J21,'漁業生產量值-漁業種類別魚類別生產量值14'!L21,'漁業生產量值-漁業種類別魚類別生產量值14'!N21,'漁業生產量值-漁業種類別魚類別生產量值14'!P21)&#10;+SUM('漁業生產量值-漁業種類別魚類別生產量值15'!D21))" table:style-name="ce49">
            <text:p>1,479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21,M21,O21,'漁業生產量值-漁業種類別魚類別生產量值1'!C21)=0,&quot;-&quot;,SUM(K21,M21,O21,'漁業生產量值-漁業種類別魚類別生產量值1'!C21))" table:style-name="ce19">
            <text:p>-</text:p>
          </table:table-cell>
          <table:table-cell office:value-type="string" office:string-value="-" table:formula="msoxl:=IF(SUM(L21,N21,P21,'漁業生產量值-漁業種類別魚類別生產量值1'!D21)=0,&quot;-&quot;,SUM(L21,N21,P21,'漁業生產量值-漁業種類別魚類別生產量值1'!D2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03</text:p>
          </table:table-cell>
          <table:table-cell office:value-type="string" table:style-name="ce18">
            <text:p>　火誘網　</text:p>
          </table:table-cell>
          <table:table-cell office:value-type="float" office:value="1420.6769999999999" table:style-name="ce49">
            <text:p>1,421<text:s/></text:p>
          </table:table-cell>
          <table:table-cell office:value-type="float" office:value="141553.05923000001" table:style-name="ce49">
            <text:p>141,553<text:s/></text:p>
          </table:table-cell>
          <table:table-cell office:value-type="float" office:value="1374.5229999999999" table:formula="msoxl:=  IF(SUM(G22,I22)&#10;+SUM('漁業生產量值-漁業種類別魚類別生產量值1'!E22,'漁業生產量值-漁業種類別魚類別生產量值1'!G22,'漁業生產量值-漁業種類別魚類別生產量值1'!I22)&#10;+SUM('漁業生產量值-漁業種類別魚類別生產量值2'!C22,'漁業生產量值-漁業種類別魚類別生產量值2'!E22,'漁業生產量值-漁業種類別魚類別生產量值2'!G22,'漁業生產量值-漁業種類別魚類別生產量值2'!I22)&#10;+SUM('漁業生產量值-漁業種類別魚類別生產量值3'!E22,'漁業生產量值-漁業種類別魚類別生產量值3'!I22,'漁業生產量值-漁業種類別魚類別生產量值3'!K22,'漁業生產量值-漁業種類別魚類別生產量值3'!M22,'漁業生產量值-漁業種類別魚類別生產量值3'!O22)&#10;+SUM('漁業生產量值-漁業種類別魚類別生產量值4'!C22,'漁業生產量值-漁業種類別魚類別生產量值4'!E22,'漁業生產量值-漁業種類別魚類別生產量值4'!G22,'漁業生產量值-漁業種類別魚類別生產量值4'!I22)&#10;+SUM('漁業生產量值-漁業種類別魚類別生產量值5'!E22,'漁業生產量值-漁業種類別魚類別生產量值5'!G22,'漁業生產量值-漁業種類別魚類別生產量值5'!I22,'漁業生產量值-漁業種類別魚類別生產量值5'!K22,'漁業生產量值-漁業種類別魚類別生產量值5'!M22,'漁業生產量值-漁業種類別魚類別生產量值5'!O22)&#10;+SUM('漁業生產量值-漁業種類別魚類別生產量值6'!C22,'漁業生產量值-漁業種類別魚類別生產量值6'!E22,'漁業生產量值-漁業種類別魚類別生產量值6'!G22,'漁業生產量值-漁業種類別魚類別生產量值6'!I22,'漁業生產量值-漁業種類別魚類別生產量值6'!K22,'漁業生產量值-漁業種類別魚類別生產量值6'!M22,'漁業生產量值-漁業種類別魚類別生產量值6'!O22)&#10;+SUM('漁業生產量值-漁業種類別魚類別生產量值9'!C22,'漁業生產量值-漁業種類別魚類別生產量值9'!O22)&#10;+SUM('漁業生產量值-漁業種類別魚類別生產量值10'!M22,'漁業生產量值-漁業種類別魚類別生產量值10'!O22)&#10;+SUM('漁業生產量值-漁業種類別魚類別生產量值11'!C22,'漁業生產量值-漁業種類別魚類別生產量值11'!E22,'漁業生產量值-漁業種類別魚類別生產量值11'!G22,'漁業生產量值-漁業種類別魚類別生產量值11'!O22)&#10;+SUM('漁業生產量值-漁業種類別魚類別生產量值13'!K22)&#10;+SUM('漁業生產量值-漁業種類別魚類別生產量值14'!I22,'漁業生產量值-漁業種類別魚類別生產量值14'!K22,'漁業生產量值-漁業種類別魚類別生產量值14'!M22,'漁業生產量值-漁業種類別魚類別生產量值14'!O22)&#10;+SUM('漁業生產量值-漁業種類別魚類別生產量值15'!C22)=0,&quot;-&quot;,&#10;SUM(G22,I22)&#10;+SUM('漁業生產量值-漁業種類別魚類別生產量值1'!E22,'漁業生產量值-漁業種類別魚類別生產量值1'!G22,'漁業生產量值-漁業種類別魚類別生產量值1'!I22)&#10;+SUM('漁業生產量值-漁業種類別魚類別生產量值2'!C22,'漁業生產量值-漁業種類別魚類別生產量值2'!E22,'漁業生產量值-漁業種類別魚類別生產量值2'!G22,'漁業生產量值-漁業種類別魚類別生產量值2'!I22)&#10;+SUM('漁業生產量值-漁業種類別魚類別生產量值3'!E22,'漁業生產量值-漁業種類別魚類別生產量值3'!I22,'漁業生產量值-漁業種類別魚類別生產量值3'!K22,'漁業生產量值-漁業種類別魚類別生產量值3'!M22,'漁業生產量值-漁業種類別魚類別生產量值3'!O22)&#10;+SUM('漁業生產量值-漁業種類別魚類別生產量值4'!C22,'漁業生產量值-漁業種類別魚類別生產量值4'!E22,'漁業生產量值-漁業種類別魚類別生產量值4'!G22,'漁業生產量值-漁業種類別魚類別生產量值4'!I22)&#10;+SUM('漁業生產量值-漁業種類別魚類別生產量值5'!E22,'漁業生產量值-漁業種類別魚類別生產量值5'!G22,'漁業生產量值-漁業種類別魚類別生產量值5'!I22,'漁業生產量值-漁業種類別魚類別生產量值5'!K22,'漁業生產量值-漁業種類別魚類別生產量值5'!M22,'漁業生產量值-漁業種類別魚類別生產量值5'!O22)&#10;+SUM('漁業生產量值-漁業種類別魚類別生產量值6'!C22,'漁業生產量值-漁業種類別魚類別生產量值6'!E22,'漁業生產量值-漁業種類別魚類別生產量值6'!G22,'漁業生產量值-漁業種類別魚類別生產量值6'!I22,'漁業生產量值-漁業種類別魚類別生產量值6'!K22,'漁業生產量值-漁業種類別魚類別生產量值6'!M22,'漁業生產量值-漁業種類別魚類別生產量值6'!O22)&#10;+SUM('漁業生產量值-漁業種類別魚類別生產量值9'!C22,'漁業生產量值-漁業種類別魚類別生產量值9'!O22)&#10;+SUM('漁業生產量值-漁業種類別魚類別生產量值10'!M22,'漁業生產量值-漁業種類別魚類別生產量值10'!O22)&#10;+SUM('漁業生產量值-漁業種類別魚類別生產量值11'!C22,'漁業生產量值-漁業種類別魚類別生產量值11'!E22,'漁業生產量值-漁業種類別魚類別生產量值11'!G22,'漁業生產量值-漁業種類別魚類別生產量值11'!O22)&#10;+SUM('漁業生產量值-漁業種類別魚類別生產量值13'!K22)&#10;+SUM('漁業生產量值-漁業種類別魚類別生產量值14'!I22,'漁業生產量值-漁業種類別魚類別生產量值14'!K22,'漁業生產量值-漁業種類別魚類別生產量值14'!M22,'漁業生產量值-漁業種類別魚類別生產量值14'!O22)&#10;+SUM('漁業生產量值-漁業種類別魚類別生產量值15'!C22))" table:style-name="ce49">
            <text:p>1,375<text:s/></text:p>
          </table:table-cell>
          <table:table-cell office:value-type="float" office:value="140523.70023000002" table:formula="msoxl:=  IF(SUM(H22,J22)&#10;+SUM('漁業生產量值-漁業種類別魚類別生產量值1'!F22,'漁業生產量值-漁業種類別魚類別生產量值1'!H22,'漁業生產量值-漁業種類別魚類別生產量值1'!J22,'漁業生產量值-漁業種類別魚類別生產量值1'!P22)&#10;+SUM('漁業生產量值-漁業種類別魚類別生產量值2'!D22,'漁業生產量值-漁業種類別魚類別生產量值2'!F22,'漁業生產量值-漁業種類別魚類別生產量值2'!H22,'漁業生產量值-漁業種類別魚類別生產量值2'!J22)&#10;+SUM('漁業生產量值-漁業種類別魚類別生產量值3'!F22,'漁業生產量值-漁業種類別魚類別生產量值3'!J22,'漁業生產量值-漁業種類別魚類別生產量值3'!L22,'漁業生產量值-漁業種類別魚類別生產量值3'!N22,'漁業生產量值-漁業種類別魚類別生產量值3'!P22)&#10;+SUM('漁業生產量值-漁業種類別魚類別生產量值4'!D22,'漁業生產量值-漁業種類別魚類別生產量值4'!F22,'漁業生產量值-漁業種類別魚類別生產量值4'!H22,'漁業生產量值-漁業種類別魚類別生產量值4'!J22)&#10;+SUM('漁業生產量值-漁業種類別魚類別生產量值5'!F22,'漁業生產量值-漁業種類別魚類別生產量值5'!H22,'漁業生產量值-漁業種類別魚類別生產量值5'!J22,'漁業生產量值-漁業種類別魚類別生產量值5'!L22,'漁業生產量值-漁業種類別魚類別生產量值5'!N22,'漁業生產量值-漁業種類別魚類別生產量值5'!P22)&#10;+SUM('漁業生產量值-漁業種類別魚類別生產量值6'!D22,'漁業生產量值-漁業種類別魚類別生產量值6'!F22,'漁業生產量值-漁業種類別魚類別生產量值6'!H22,'漁業生產量值-漁業種類別魚類別生產量值6'!J22,'漁業生產量值-漁業種類別魚類別生產量值6'!L22,'漁業生產量值-漁業種類別魚類別生產量值6'!N22,'漁業生產量值-漁業種類別魚類別生產量值6'!P22)&#10;+SUM('漁業生產量值-漁業種類別魚類別生產量值9'!D22,'漁業生產量值-漁業種類別魚類別生產量值9'!P22)&#10;+SUM('漁業生產量值-漁業種類別魚類別生產量值10'!N22,'漁業生產量值-漁業種類別魚類別生產量值10'!P22)&#10;+SUM('漁業生產量值-漁業種類別魚類別生產量值11'!D22,'漁業生產量值-漁業種類別魚類別生產量值11'!F22,'漁業生產量值-漁業種類別魚類別生產量值11'!H22,'漁業生產量值-漁業種類別魚類別生產量值11'!P22)&#10;+SUM('漁業生產量值-漁業種類別魚類別生產量值13'!L22)&#10;+SUM('漁業生產量值-漁業種類別魚類別生產量值14'!J22,'漁業生產量值-漁業種類別魚類別生產量值14'!L22,'漁業生產量值-漁業種類別魚類別生產量值14'!N22,'漁業生產量值-漁業種類別魚類別生產量值14'!P22)&#10;+SUM('漁業生產量值-漁業種類別魚類別生產量值15'!D22)=0,&quot;-&quot;,&#10;SUM(H22,J22)&#10;+SUM('漁業生產量值-漁業種類別魚類別生產量值1'!F22,'漁業生產量值-漁業種類別魚類別生產量值1'!H22,'漁業生產量值-漁業種類別魚類別生產量值1'!J22,'漁業生產量值-漁業種類別魚類別生產量值1'!P22)&#10;+SUM('漁業生產量值-漁業種類別魚類別生產量值2'!D22,'漁業生產量值-漁業種類別魚類別生產量值2'!F22,'漁業生產量值-漁業種類別魚類別生產量值2'!H22,'漁業生產量值-漁業種類別魚類別生產量值2'!J22)&#10;+SUM('漁業生產量值-漁業種類別魚類別生產量值3'!F22,'漁業生產量值-漁業種類別魚類別生產量值3'!J22,'漁業生產量值-漁業種類別魚類別生產量值3'!L22,'漁業生產量值-漁業種類別魚類別生產量值3'!N22,'漁業生產量值-漁業種類別魚類別生產量值3'!P22)&#10;+SUM('漁業生產量值-漁業種類別魚類別生產量值4'!D22,'漁業生產量值-漁業種類別魚類別生產量值4'!F22,'漁業生產量值-漁業種類別魚類別生產量值4'!H22,'漁業生產量值-漁業種類別魚類別生產量值4'!J22)&#10;+SUM('漁業生產量值-漁業種類別魚類別生產量值5'!F22,'漁業生產量值-漁業種類別魚類別生產量值5'!H22,'漁業生產量值-漁業種類別魚類別生產量值5'!J22,'漁業生產量值-漁業種類別魚類別生產量值5'!L22,'漁業生產量值-漁業種類別魚類別生產量值5'!N22,'漁業生產量值-漁業種類別魚類別生產量值5'!P22)&#10;+SUM('漁業生產量值-漁業種類別魚類別生產量值6'!D22,'漁業生產量值-漁業種類別魚類別生產量值6'!F22,'漁業生產量值-漁業種類別魚類別生產量值6'!H22,'漁業生產量值-漁業種類別魚類別生產量值6'!J22,'漁業生產量值-漁業種類別魚類別生產量值6'!L22,'漁業生產量值-漁業種類別魚類別生產量值6'!N22,'漁業生產量值-漁業種類別魚類別生產量值6'!P22)&#10;+SUM('漁業生產量值-漁業種類別魚類別生產量值9'!D22,'漁業生產量值-漁業種類別魚類別生產量值9'!P22)&#10;+SUM('漁業生產量值-漁業種類別魚類別生產量值10'!N22,'漁業生產量值-漁業種類別魚類別生產量值10'!P22)&#10;+SUM('漁業生產量值-漁業種類別魚類別生產量值11'!D22,'漁業生產量值-漁業種類別魚類別生產量值11'!F22,'漁業生產量值-漁業種類別魚類別生產量值11'!H22,'漁業生產量值-漁業種類別魚類別生產量值11'!P22)&#10;+SUM('漁業生產量值-漁業種類別魚類別生產量值13'!L22)&#10;+SUM('漁業生產量值-漁業種類別魚類別生產量值14'!J22,'漁業生產量值-漁業種類別魚類別生產量值14'!L22,'漁業生產量值-漁業種類別魚類別生產量值14'!N22,'漁業生產量值-漁業種類別魚類別生產量值14'!P22)&#10;+SUM('漁業生產量值-漁業種類別魚類別生產量值15'!D22))" table:style-name="ce49">
            <text:p>140,52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22,M22,O22,'漁業生產量值-漁業種類別魚類別生產量值1'!C22)=0,&quot;-&quot;,SUM(K22,M22,O22,'漁業生產量值-漁業種類別魚類別生產量值1'!C22))" table:style-name="ce19">
            <text:p>-</text:p>
          </table:table-cell>
          <table:table-cell office:value-type="string" office:string-value="-" table:formula="msoxl:=IF(SUM(L22,N22,P22,'漁業生產量值-漁業種類別魚類別生產量值1'!D22)=0,&quot;-&quot;,SUM(L22,N22,P22,'漁業生產量值-漁業種類別魚類別生產量值1'!D2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31792.678810000001" table:style-name="ce49">
            <text:p>31,793<text:s/></text:p>
          </table:table-cell>
          <table:table-cell office:value-type="float" office:value="4186177.40001" table:style-name="ce49">
            <text:p>4,186,177<text:s/></text:p>
          </table:table-cell>
          <table:table-cell office:value-type="float" office:value="25614.241409999999" table:formula="msoxl:=  IF(SUM(G23,I23)&#10;+SUM('漁業生產量值-漁業種類別魚類別生產量值1'!E23,'漁業生產量值-漁業種類別魚類別生產量值1'!G23,'漁業生產量值-漁業種類別魚類別生產量值1'!I23)&#10;+SUM('漁業生產量值-漁業種類別魚類別生產量值2'!C23,'漁業生產量值-漁業種類別魚類別生產量值2'!E23,'漁業生產量值-漁業種類別魚類別生產量值2'!G23,'漁業生產量值-漁業種類別魚類別生產量值2'!I23)&#10;+SUM('漁業生產量值-漁業種類別魚類別生產量值3'!E23,'漁業生產量值-漁業種類別魚類別生產量值3'!I23,'漁業生產量值-漁業種類別魚類別生產量值3'!K23,'漁業生產量值-漁業種類別魚類別生產量值3'!M23,'漁業生產量值-漁業種類別魚類別生產量值3'!O23)&#10;+SUM('漁業生產量值-漁業種類別魚類別生產量值4'!C23,'漁業生產量值-漁業種類別魚類別生產量值4'!E23,'漁業生產量值-漁業種類別魚類別生產量值4'!G23,'漁業生產量值-漁業種類別魚類別生產量值4'!I23)&#10;+SUM('漁業生產量值-漁業種類別魚類別生產量值5'!E23,'漁業生產量值-漁業種類別魚類別生產量值5'!G23,'漁業生產量值-漁業種類別魚類別生產量值5'!I23,'漁業生產量值-漁業種類別魚類別生產量值5'!K23,'漁業生產量值-漁業種類別魚類別生產量值5'!M23,'漁業生產量值-漁業種類別魚類別生產量值5'!O23)&#10;+SUM('漁業生產量值-漁業種類別魚類別生產量值6'!C23,'漁業生產量值-漁業種類別魚類別生產量值6'!E23,'漁業生產量值-漁業種類別魚類別生產量值6'!G23,'漁業生產量值-漁業種類別魚類別生產量值6'!I23,'漁業生產量值-漁業種類別魚類別生產量值6'!K23,'漁業生產量值-漁業種類別魚類別生產量值6'!M23,'漁業生產量值-漁業種類別魚類別生產量值6'!O23)&#10;+SUM('漁業生產量值-漁業種類別魚類別生產量值9'!C23,'漁業生產量值-漁業種類別魚類別生產量值9'!O23)&#10;+SUM('漁業生產量值-漁業種類別魚類別生產量值10'!M23,'漁業生產量值-漁業種類別魚類別生產量值10'!O23)&#10;+SUM('漁業生產量值-漁業種類別魚類別生產量值11'!C23,'漁業生產量值-漁業種類別魚類別生產量值11'!E23,'漁業生產量值-漁業種類別魚類別生產量值11'!G23,'漁業生產量值-漁業種類別魚類別生產量值11'!O23)&#10;+SUM('漁業生產量值-漁業種類別魚類別生產量值13'!K23)&#10;+SUM('漁業生產量值-漁業種類別魚類別生產量值14'!I23,'漁業生產量值-漁業種類別魚類別生產量值14'!K23,'漁業生產量值-漁業種類別魚類別生產量值14'!M23,'漁業生產量值-漁業種類別魚類別生產量值14'!O23)&#10;+SUM('漁業生產量值-漁業種類別魚類別生產量值15'!C23)=0,&quot;-&quot;,&#10;SUM(G23,I23)&#10;+SUM('漁業生產量值-漁業種類別魚類別生產量值1'!E23,'漁業生產量值-漁業種類別魚類別生產量值1'!G23,'漁業生產量值-漁業種類別魚類別生產量值1'!I23)&#10;+SUM('漁業生產量值-漁業種類別魚類別生產量值2'!C23,'漁業生產量值-漁業種類別魚類別生產量值2'!E23,'漁業生產量值-漁業種類別魚類別生產量值2'!G23,'漁業生產量值-漁業種類別魚類別生產量值2'!I23)&#10;+SUM('漁業生產量值-漁業種類別魚類別生產量值3'!E23,'漁業生產量值-漁業種類別魚類別生產量值3'!I23,'漁業生產量值-漁業種類別魚類別生產量值3'!K23,'漁業生產量值-漁業種類別魚類別生產量值3'!M23,'漁業生產量值-漁業種類別魚類別生產量值3'!O23)&#10;+SUM('漁業生產量值-漁業種類別魚類別生產量值4'!C23,'漁業生產量值-漁業種類別魚類別生產量值4'!E23,'漁業生產量值-漁業種類別魚類別生產量值4'!G23,'漁業生產量值-漁業種類別魚類別生產量值4'!I23)&#10;+SUM('漁業生產量值-漁業種類別魚類別生產量值5'!E23,'漁業生產量值-漁業種類別魚類別生產量值5'!G23,'漁業生產量值-漁業種類別魚類別生產量值5'!I23,'漁業生產量值-漁業種類別魚類別生產量值5'!K23,'漁業生產量值-漁業種類別魚類別生產量值5'!M23,'漁業生產量值-漁業種類別魚類別生產量值5'!O23)&#10;+SUM('漁業生產量值-漁業種類別魚類別生產量值6'!C23,'漁業生產量值-漁業種類別魚類別生產量值6'!E23,'漁業生產量值-漁業種類別魚類別生產量值6'!G23,'漁業生產量值-漁業種類別魚類別生產量值6'!I23,'漁業生產量值-漁業種類別魚類別生產量值6'!K23,'漁業生產量值-漁業種類別魚類別生產量值6'!M23,'漁業生產量值-漁業種類別魚類別生產量值6'!O23)&#10;+SUM('漁業生產量值-漁業種類別魚類別生產量值9'!C23,'漁業生產量值-漁業種類別魚類別生產量值9'!O23)&#10;+SUM('漁業生產量值-漁業種類別魚類別生產量值10'!M23,'漁業生產量值-漁業種類別魚類別生產量值10'!O23)&#10;+SUM('漁業生產量值-漁業種類別魚類別生產量值11'!C23,'漁業生產量值-漁業種類別魚類別生產量值11'!E23,'漁業生產量值-漁業種類別魚類別生產量值11'!G23,'漁業生產量值-漁業種類別魚類別生產量值11'!O23)&#10;+SUM('漁業生產量值-漁業種類別魚類別生產量值13'!K23)&#10;+SUM('漁業生產量值-漁業種類別魚類別生產量值14'!I23,'漁業生產量值-漁業種類別魚類別生產量值14'!K23,'漁業生產量值-漁業種類別魚類別生產量值14'!M23,'漁業生產量值-漁業種類別魚類別生產量值14'!O23)&#10;+SUM('漁業生產量值-漁業種類別魚類別生產量值15'!C23))" table:style-name="ce49">
            <text:p>25,614<text:s/></text:p>
          </table:table-cell>
          <table:table-cell office:value-type="float" office:value="3458956.8389699999" table:formula="msoxl:=  IF(SUM(H23,J23)&#10;+SUM('漁業生產量值-漁業種類別魚類別生產量值1'!F23,'漁業生產量值-漁業種類別魚類別生產量值1'!H23,'漁業生產量值-漁業種類別魚類別生產量值1'!J23,'漁業生產量值-漁業種類別魚類別生產量值1'!P23)&#10;+SUM('漁業生產量值-漁業種類別魚類別生產量值2'!D23,'漁業生產量值-漁業種類別魚類別生產量值2'!F23,'漁業生產量值-漁業種類別魚類別生產量值2'!H23,'漁業生產量值-漁業種類別魚類別生產量值2'!J23)&#10;+SUM('漁業生產量值-漁業種類別魚類別生產量值3'!F23,'漁業生產量值-漁業種類別魚類別生產量值3'!J23,'漁業生產量值-漁業種類別魚類別生產量值3'!L23,'漁業生產量值-漁業種類別魚類別生產量值3'!N23,'漁業生產量值-漁業種類別魚類別生產量值3'!P23)&#10;+SUM('漁業生產量值-漁業種類別魚類別生產量值4'!D23,'漁業生產量值-漁業種類別魚類別生產量值4'!F23,'漁業生產量值-漁業種類別魚類別生產量值4'!H23,'漁業生產量值-漁業種類別魚類別生產量值4'!J23)&#10;+SUM('漁業生產量值-漁業種類別魚類別生產量值5'!F23,'漁業生產量值-漁業種類別魚類別生產量值5'!H23,'漁業生產量值-漁業種類別魚類別生產量值5'!J23,'漁業生產量值-漁業種類別魚類別生產量值5'!L23,'漁業生產量值-漁業種類別魚類別生產量值5'!N23,'漁業生產量值-漁業種類別魚類別生產量值5'!P23)&#10;+SUM('漁業生產量值-漁業種類別魚類別生產量值6'!D23,'漁業生產量值-漁業種類別魚類別生產量值6'!F23,'漁業生產量值-漁業種類別魚類別生產量值6'!H23,'漁業生產量值-漁業種類別魚類別生產量值6'!J23,'漁業生產量值-漁業種類別魚類別生產量值6'!L23,'漁業生產量值-漁業種類別魚類別生產量值6'!N23,'漁業生產量值-漁業種類別魚類別生產量值6'!P23)&#10;+SUM('漁業生產量值-漁業種類別魚類別生產量值9'!D23,'漁業生產量值-漁業種類別魚類別生產量值9'!P23)&#10;+SUM('漁業生產量值-漁業種類別魚類別生產量值10'!N23,'漁業生產量值-漁業種類別魚類別生產量值10'!P23)&#10;+SUM('漁業生產量值-漁業種類別魚類別生產量值11'!D23,'漁業生產量值-漁業種類別魚類別生產量值11'!F23,'漁業生產量值-漁業種類別魚類別生產量值11'!H23,'漁業生產量值-漁業種類別魚類別生產量值11'!P23)&#10;+SUM('漁業生產量值-漁業種類別魚類別生產量值13'!L23)&#10;+SUM('漁業生產量值-漁業種類別魚類別生產量值14'!J23,'漁業生產量值-漁業種類別魚類別生產量值14'!L23,'漁業生產量值-漁業種類別魚類別生產量值14'!N23,'漁業生產量值-漁業種類別魚類別生產量值14'!P23)&#10;+SUM('漁業生產量值-漁業種類別魚類別生產量值15'!D23)=0,&quot;-&quot;,&#10;SUM(H23,J23)&#10;+SUM('漁業生產量值-漁業種類別魚類別生產量值1'!F23,'漁業生產量值-漁業種類別魚類別生產量值1'!H23,'漁業生產量值-漁業種類別魚類別生產量值1'!J23,'漁業生產量值-漁業種類別魚類別生產量值1'!P23)&#10;+SUM('漁業生產量值-漁業種類別魚類別生產量值2'!D23,'漁業生產量值-漁業種類別魚類別生產量值2'!F23,'漁業生產量值-漁業種類別魚類別生產量值2'!H23,'漁業生產量值-漁業種類別魚類別生產量值2'!J23)&#10;+SUM('漁業生產量值-漁業種類別魚類別生產量值3'!F23,'漁業生產量值-漁業種類別魚類別生產量值3'!J23,'漁業生產量值-漁業種類別魚類別生產量值3'!L23,'漁業生產量值-漁業種類別魚類別生產量值3'!N23,'漁業生產量值-漁業種類別魚類別生產量值3'!P23)&#10;+SUM('漁業生產量值-漁業種類別魚類別生產量值4'!D23,'漁業生產量值-漁業種類別魚類別生產量值4'!F23,'漁業生產量值-漁業種類別魚類別生產量值4'!H23,'漁業生產量值-漁業種類別魚類別生產量值4'!J23)&#10;+SUM('漁業生產量值-漁業種類別魚類別生產量值5'!F23,'漁業生產量值-漁業種類別魚類別生產量值5'!H23,'漁業生產量值-漁業種類別魚類別生產量值5'!J23,'漁業生產量值-漁業種類別魚類別生產量值5'!L23,'漁業生產量值-漁業種類別魚類別生產量值5'!N23,'漁業生產量值-漁業種類別魚類別生產量值5'!P23)&#10;+SUM('漁業生產量值-漁業種類別魚類別生產量值6'!D23,'漁業生產量值-漁業種類別魚類別生產量值6'!F23,'漁業生產量值-漁業種類別魚類別生產量值6'!H23,'漁業生產量值-漁業種類別魚類別生產量值6'!J23,'漁業生產量值-漁業種類別魚類別生產量值6'!L23,'漁業生產量值-漁業種類別魚類別生產量值6'!N23,'漁業生產量值-漁業種類別魚類別生產量值6'!P23)&#10;+SUM('漁業生產量值-漁業種類別魚類別生產量值9'!D23,'漁業生產量值-漁業種類別魚類別生產量值9'!P23)&#10;+SUM('漁業生產量值-漁業種類別魚類別生產量值10'!N23,'漁業生產量值-漁業種類別魚類別生產量值10'!P23)&#10;+SUM('漁業生產量值-漁業種類別魚類別生產量值11'!D23,'漁業生產量值-漁業種類別魚類別生產量值11'!F23,'漁業生產量值-漁業種類別魚類別生產量值11'!H23,'漁業生產量值-漁業種類別魚類別生產量值11'!P23)&#10;+SUM('漁業生產量值-漁業種類別魚類別生產量值13'!L23)&#10;+SUM('漁業生產量值-漁業種類別魚類別生產量值14'!J23,'漁業生產量值-漁業種類別魚類別生產量值14'!L23,'漁業生產量值-漁業種類別魚類別生產量值14'!N23,'漁業生產量值-漁業種類別魚類別生產量值14'!P23)&#10;+SUM('漁業生產量值-漁業種類別魚類別生產量值15'!D23))" table:style-name="ce49">
            <text:p>3,458,957<text:s/></text:p>
          </table:table-cell>
          <table:table-cell office:value-type="float" office:value="1.4999999999999999E-2" table:style-name="ce49">
            <text:p>0<text:s/></text:p>
          </table:table-cell>
          <table:table-cell office:value-type="float" office:value="1.1741999999999999" table:style-name="ce49">
            <text:p>1<text:s/></text:p>
          </table:table-cell>
          <table:table-cell office:value-type="string" office:string-value="-" table:formula="msoxl:=IF(SUM(K23,M23,O23,'漁業生產量值-漁業種類別魚類別生產量值1'!C23)=0,&quot;-&quot;,SUM(K23,M23,O23,'漁業生產量值-漁業種類別魚類別生產量值1'!C23))" table:style-name="ce19">
            <text:p>-</text:p>
          </table:table-cell>
          <table:table-cell office:value-type="string" office:string-value="-" table:formula="msoxl:=IF(SUM(L23,N23,P23,'漁業生產量值-漁業種類別魚類別生產量值1'!D23)=0,&quot;-&quot;,SUM(L23,N23,P23,'漁業生產量值-漁業種類別魚類別生產量值1'!D2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4425.6336700000002" table:style-name="ce49">
            <text:p>4,426<text:s/></text:p>
          </table:table-cell>
          <table:table-cell office:value-type="float" office:value="818477.28393000003" table:style-name="ce49">
            <text:p>818,477<text:s/></text:p>
          </table:table-cell>
          <table:table-cell office:value-type="float" office:value="3806.9228199999993" table:formula="msoxl:=  IF(SUM(G24,I24)&#10;+SUM('漁業生產量值-漁業種類別魚類別生產量值1'!E24,'漁業生產量值-漁業種類別魚類別生產量值1'!G24,'漁業生產量值-漁業種類別魚類別生產量值1'!I24)&#10;+SUM('漁業生產量值-漁業種類別魚類別生產量值2'!C24,'漁業生產量值-漁業種類別魚類別生產量值2'!E24,'漁業生產量值-漁業種類別魚類別生產量值2'!G24,'漁業生產量值-漁業種類別魚類別生產量值2'!I24)&#10;+SUM('漁業生產量值-漁業種類別魚類別生產量值3'!E24,'漁業生產量值-漁業種類別魚類別生產量值3'!I24,'漁業生產量值-漁業種類別魚類別生產量值3'!K24,'漁業生產量值-漁業種類別魚類別生產量值3'!M24,'漁業生產量值-漁業種類別魚類別生產量值3'!O24)&#10;+SUM('漁業生產量值-漁業種類別魚類別生產量值4'!C24,'漁業生產量值-漁業種類別魚類別生產量值4'!E24,'漁業生產量值-漁業種類別魚類別生產量值4'!G24,'漁業生產量值-漁業種類別魚類別生產量值4'!I24)&#10;+SUM('漁業生產量值-漁業種類別魚類別生產量值5'!E24,'漁業生產量值-漁業種類別魚類別生產量值5'!G24,'漁業生產量值-漁業種類別魚類別生產量值5'!I24,'漁業生產量值-漁業種類別魚類別生產量值5'!K24,'漁業生產量值-漁業種類別魚類別生產量值5'!M24,'漁業生產量值-漁業種類別魚類別生產量值5'!O24)&#10;+SUM('漁業生產量值-漁業種類別魚類別生產量值6'!C24,'漁業生產量值-漁業種類別魚類別生產量值6'!E24,'漁業生產量值-漁業種類別魚類別生產量值6'!G24,'漁業生產量值-漁業種類別魚類別生產量值6'!I24,'漁業生產量值-漁業種類別魚類別生產量值6'!K24,'漁業生產量值-漁業種類別魚類別生產量值6'!M24,'漁業生產量值-漁業種類別魚類別生產量值6'!O24)&#10;+SUM('漁業生產量值-漁業種類別魚類別生產量值9'!C24,'漁業生產量值-漁業種類別魚類別生產量值9'!O24)&#10;+SUM('漁業生產量值-漁業種類別魚類別生產量值10'!M24,'漁業生產量值-漁業種類別魚類別生產量值10'!O24)&#10;+SUM('漁業生產量值-漁業種類別魚類別生產量值11'!C24,'漁業生產量值-漁業種類別魚類別生產量值11'!E24,'漁業生產量值-漁業種類別魚類別生產量值11'!G24,'漁業生產量值-漁業種類別魚類別生產量值11'!O24)&#10;+SUM('漁業生產量值-漁業種類別魚類別生產量值13'!K24)&#10;+SUM('漁業生產量值-漁業種類別魚類別生產量值14'!I24,'漁業生產量值-漁業種類別魚類別生產量值14'!K24,'漁業生產量值-漁業種類別魚類別生產量值14'!M24,'漁業生產量值-漁業種類別魚類別生產量值14'!O24)&#10;+SUM('漁業生產量值-漁業種類別魚類別生產量值15'!C24)=0,&quot;-&quot;,&#10;SUM(G24,I24)&#10;+SUM('漁業生產量值-漁業種類別魚類別生產量值1'!E24,'漁業生產量值-漁業種類別魚類別生產量值1'!G24,'漁業生產量值-漁業種類別魚類別生產量值1'!I24)&#10;+SUM('漁業生產量值-漁業種類別魚類別生產量值2'!C24,'漁業生產量值-漁業種類別魚類別生產量值2'!E24,'漁業生產量值-漁業種類別魚類別生產量值2'!G24,'漁業生產量值-漁業種類別魚類別生產量值2'!I24)&#10;+SUM('漁業生產量值-漁業種類別魚類別生產量值3'!E24,'漁業生產量值-漁業種類別魚類別生產量值3'!I24,'漁業生產量值-漁業種類別魚類別生產量值3'!K24,'漁業生產量值-漁業種類別魚類別生產量值3'!M24,'漁業生產量值-漁業種類別魚類別生產量值3'!O24)&#10;+SUM('漁業生產量值-漁業種類別魚類別生產量值4'!C24,'漁業生產量值-漁業種類別魚類別生產量值4'!E24,'漁業生產量值-漁業種類別魚類別生產量值4'!G24,'漁業生產量值-漁業種類別魚類別生產量值4'!I24)&#10;+SUM('漁業生產量值-漁業種類別魚類別生產量值5'!E24,'漁業生產量值-漁業種類別魚類別生產量值5'!G24,'漁業生產量值-漁業種類別魚類別生產量值5'!I24,'漁業生產量值-漁業種類別魚類別生產量值5'!K24,'漁業生產量值-漁業種類別魚類別生產量值5'!M24,'漁業生產量值-漁業種類別魚類別生產量值5'!O24)&#10;+SUM('漁業生產量值-漁業種類別魚類別生產量值6'!C24,'漁業生產量值-漁業種類別魚類別生產量值6'!E24,'漁業生產量值-漁業種類別魚類別生產量值6'!G24,'漁業生產量值-漁業種類別魚類別生產量值6'!I24,'漁業生產量值-漁業種類別魚類別生產量值6'!K24,'漁業生產量值-漁業種類別魚類別生產量值6'!M24,'漁業生產量值-漁業種類別魚類別生產量值6'!O24)&#10;+SUM('漁業生產量值-漁業種類別魚類別生產量值9'!C24,'漁業生產量值-漁業種類別魚類別生產量值9'!O24)&#10;+SUM('漁業生產量值-漁業種類別魚類別生產量值10'!M24,'漁業生產量值-漁業種類別魚類別生產量值10'!O24)&#10;+SUM('漁業生產量值-漁業種類別魚類別生產量值11'!C24,'漁業生產量值-漁業種類別魚類別生產量值11'!E24,'漁業生產量值-漁業種類別魚類別生產量值11'!G24,'漁業生產量值-漁業種類別魚類別生產量值11'!O24)&#10;+SUM('漁業生產量值-漁業種類別魚類別生產量值13'!K24)&#10;+SUM('漁業生產量值-漁業種類別魚類別生產量值14'!I24,'漁業生產量值-漁業種類別魚類別生產量值14'!K24,'漁業生產量值-漁業種類別魚類別生產量值14'!M24,'漁業生產量值-漁業種類別魚類別生產量值14'!O24)&#10;+SUM('漁業生產量值-漁業種類別魚類別生產量值15'!C24))" table:style-name="ce49">
            <text:p>3,807<text:s/></text:p>
          </table:table-cell>
          <table:table-cell office:value-type="float" office:value="655496.93399000005" table:formula="msoxl:=  IF(SUM(H24,J24)&#10;+SUM('漁業生產量值-漁業種類別魚類別生產量值1'!F24,'漁業生產量值-漁業種類別魚類別生產量值1'!H24,'漁業生產量值-漁業種類別魚類別生產量值1'!J24,'漁業生產量值-漁業種類別魚類別生產量值1'!P24)&#10;+SUM('漁業生產量值-漁業種類別魚類別生產量值2'!D24,'漁業生產量值-漁業種類別魚類別生產量值2'!F24,'漁業生產量值-漁業種類別魚類別生產量值2'!H24,'漁業生產量值-漁業種類別魚類別生產量值2'!J24)&#10;+SUM('漁業生產量值-漁業種類別魚類別生產量值3'!F24,'漁業生產量值-漁業種類別魚類別生產量值3'!J24,'漁業生產量值-漁業種類別魚類別生產量值3'!L24,'漁業生產量值-漁業種類別魚類別生產量值3'!N24,'漁業生產量值-漁業種類別魚類別生產量值3'!P24)&#10;+SUM('漁業生產量值-漁業種類別魚類別生產量值4'!D24,'漁業生產量值-漁業種類別魚類別生產量值4'!F24,'漁業生產量值-漁業種類別魚類別生產量值4'!H24,'漁業生產量值-漁業種類別魚類別生產量值4'!J24)&#10;+SUM('漁業生產量值-漁業種類別魚類別生產量值5'!F24,'漁業生產量值-漁業種類別魚類別生產量值5'!H24,'漁業生產量值-漁業種類別魚類別生產量值5'!J24,'漁業生產量值-漁業種類別魚類別生產量值5'!L24,'漁業生產量值-漁業種類別魚類別生產量值5'!N24,'漁業生產量值-漁業種類別魚類別生產量值5'!P24)&#10;+SUM('漁業生產量值-漁業種類別魚類別生產量值6'!D24,'漁業生產量值-漁業種類別魚類別生產量值6'!F24,'漁業生產量值-漁業種類別魚類別生產量值6'!H24,'漁業生產量值-漁業種類別魚類別生產量值6'!J24,'漁業生產量值-漁業種類別魚類別生產量值6'!L24,'漁業生產量值-漁業種類別魚類別生產量值6'!N24,'漁業生產量值-漁業種類別魚類別生產量值6'!P24)&#10;+SUM('漁業生產量值-漁業種類別魚類別生產量值9'!D24,'漁業生產量值-漁業種類別魚類別生產量值9'!P24)&#10;+SUM('漁業生產量值-漁業種類別魚類別生產量值10'!N24,'漁業生產量值-漁業種類別魚類別生產量值10'!P24)&#10;+SUM('漁業生產量值-漁業種類別魚類別生產量值11'!D24,'漁業生產量值-漁業種類別魚類別生產量值11'!F24,'漁業生產量值-漁業種類別魚類別生產量值11'!H24,'漁業生產量值-漁業種類別魚類別生產量值11'!P24)&#10;+SUM('漁業生產量值-漁業種類別魚類別生產量值13'!L24)&#10;+SUM('漁業生產量值-漁業種類別魚類別生產量值14'!J24,'漁業生產量值-漁業種類別魚類別生產量值14'!L24,'漁業生產量值-漁業種類別魚類別生產量值14'!N24,'漁業生產量值-漁業種類別魚類別生產量值14'!P24)&#10;+SUM('漁業生產量值-漁業種類別魚類別生產量值15'!D24)=0,&quot;-&quot;,&#10;SUM(H24,J24)&#10;+SUM('漁業生產量值-漁業種類別魚類別生產量值1'!F24,'漁業生產量值-漁業種類別魚類別生產量值1'!H24,'漁業生產量值-漁業種類別魚類別生產量值1'!J24,'漁業生產量值-漁業種類別魚類別生產量值1'!P24)&#10;+SUM('漁業生產量值-漁業種類別魚類別生產量值2'!D24,'漁業生產量值-漁業種類別魚類別生產量值2'!F24,'漁業生產量值-漁業種類別魚類別生產量值2'!H24,'漁業生產量值-漁業種類別魚類別生產量值2'!J24)&#10;+SUM('漁業生產量值-漁業種類別魚類別生產量值3'!F24,'漁業生產量值-漁業種類別魚類別生產量值3'!J24,'漁業生產量值-漁業種類別魚類別生產量值3'!L24,'漁業生產量值-漁業種類別魚類別生產量值3'!N24,'漁業生產量值-漁業種類別魚類別生產量值3'!P24)&#10;+SUM('漁業生產量值-漁業種類別魚類別生產量值4'!D24,'漁業生產量值-漁業種類別魚類別生產量值4'!F24,'漁業生產量值-漁業種類別魚類別生產量值4'!H24,'漁業生產量值-漁業種類別魚類別生產量值4'!J24)&#10;+SUM('漁業生產量值-漁業種類別魚類別生產量值5'!F24,'漁業生產量值-漁業種類別魚類別生產量值5'!H24,'漁業生產量值-漁業種類別魚類別生產量值5'!J24,'漁業生產量值-漁業種類別魚類別生產量值5'!L24,'漁業生產量值-漁業種類別魚類別生產量值5'!N24,'漁業生產量值-漁業種類別魚類別生產量值5'!P24)&#10;+SUM('漁業生產量值-漁業種類別魚類別生產量值6'!D24,'漁業生產量值-漁業種類別魚類別生產量值6'!F24,'漁業生產量值-漁業種類別魚類別生產量值6'!H24,'漁業生產量值-漁業種類別魚類別生產量值6'!J24,'漁業生產量值-漁業種類別魚類別生產量值6'!L24,'漁業生產量值-漁業種類別魚類別生產量值6'!N24,'漁業生產量值-漁業種類別魚類別生產量值6'!P24)&#10;+SUM('漁業生產量值-漁業種類別魚類別生產量值9'!D24,'漁業生產量值-漁業種類別魚類別生產量值9'!P24)&#10;+SUM('漁業生產量值-漁業種類別魚類別生產量值10'!N24,'漁業生產量值-漁業種類別魚類別生產量值10'!P24)&#10;+SUM('漁業生產量值-漁業種類別魚類別生產量值11'!D24,'漁業生產量值-漁業種類別魚類別生產量值11'!F24,'漁業生產量值-漁業種類別魚類別生產量值11'!H24,'漁業生產量值-漁業種類別魚類別生產量值11'!P24)&#10;+SUM('漁業生產量值-漁業種類別魚類別生產量值13'!L24)&#10;+SUM('漁業生產量值-漁業種類別魚類別生產量值14'!J24,'漁業生產量值-漁業種類別魚類別生產量值14'!L24,'漁業生產量值-漁業種類別魚類別生產量值14'!N24,'漁業生產量值-漁業種類別魚類別生產量值14'!P24)&#10;+SUM('漁業生產量值-漁業種類別魚類別生產量值15'!D24))" table:style-name="ce49">
            <text:p>655,497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58.188000000000002" table:formula="msoxl:=IF(SUM(K24,M24,O24,'漁業生產量值-漁業種類別魚類別生產量值1'!C24)=0,&quot;-&quot;,SUM(K24,M24,O24,'漁業生產量值-漁業種類別魚類別生產量值1'!C24))" table:style-name="ce19">
            <text:p>58<text:s/></text:p>
          </table:table-cell>
          <table:table-cell office:value-type="float" office:value="9310.08" table:formula="msoxl:=IF(SUM(L24,N24,P24,'漁業生產量值-漁業種類別魚類別生產量值1'!D24)=0,&quot;-&quot;,SUM(L24,N24,P24,'漁業生產量值-漁業種類別魚類別生產量值1'!D24))" table:style-name="ce19">
            <text:p>9,31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G25,I25)&#10;+SUM('漁業生產量值-漁業種類別魚類別生產量值1'!E25,'漁業生產量值-漁業種類別魚類別生產量值1'!G25,'漁業生產量值-漁業種類別魚類別生產量值1'!I25)&#10;+SUM('漁業生產量值-漁業種類別魚類別生產量值2'!C25,'漁業生產量值-漁業種類別魚類別生產量值2'!E25,'漁業生產量值-漁業種類別魚類別生產量值2'!G25,'漁業生產量值-漁業種類別魚類別生產量值2'!I25)&#10;+SUM('漁業生產量值-漁業種類別魚類別生產量值3'!E25,'漁業生產量值-漁業種類別魚類別生產量值3'!I25,'漁業生產量值-漁業種類別魚類別生產量值3'!K25,'漁業生產量值-漁業種類別魚類別生產量值3'!M25,'漁業生產量值-漁業種類別魚類別生產量值3'!O25)&#10;+SUM('漁業生產量值-漁業種類別魚類別生產量值4'!C25,'漁業生產量值-漁業種類別魚類別生產量值4'!E25,'漁業生產量值-漁業種類別魚類別生產量值4'!G25,'漁業生產量值-漁業種類別魚類別生產量值4'!I25)&#10;+SUM('漁業生產量值-漁業種類別魚類別生產量值5'!E25,'漁業生產量值-漁業種類別魚類別生產量值5'!G25,'漁業生產量值-漁業種類別魚類別生產量值5'!I25,'漁業生產量值-漁業種類別魚類別生產量值5'!K25,'漁業生產量值-漁業種類別魚類別生產量值5'!M25,'漁業生產量值-漁業種類別魚類別生產量值5'!O25)&#10;+SUM('漁業生產量值-漁業種類別魚類別生產量值6'!C25,'漁業生產量值-漁業種類別魚類別生產量值6'!E25,'漁業生產量值-漁業種類別魚類別生產量值6'!G25,'漁業生產量值-漁業種類別魚類別生產量值6'!I25,'漁業生產量值-漁業種類別魚類別生產量值6'!K25,'漁業生產量值-漁業種類別魚類別生產量值6'!M25,'漁業生產量值-漁業種類別魚類別生產量值6'!O25)&#10;+SUM('漁業生產量值-漁業種類別魚類別生產量值9'!C25,'漁業生產量值-漁業種類別魚類別生產量值9'!O25)&#10;+SUM('漁業生產量值-漁業種類別魚類別生產量值10'!M25,'漁業生產量值-漁業種類別魚類別生產量值10'!O25)&#10;+SUM('漁業生產量值-漁業種類別魚類別生產量值11'!C25,'漁業生產量值-漁業種類別魚類別生產量值11'!E25,'漁業生產量值-漁業種類別魚類別生產量值11'!G25,'漁業生產量值-漁業種類別魚類別生產量值11'!O25)&#10;+SUM('漁業生產量值-漁業種類別魚類別生產量值13'!K25)&#10;+SUM('漁業生產量值-漁業種類別魚類別生產量值14'!I25,'漁業生產量值-漁業種類別魚類別生產量值14'!K25,'漁業生產量值-漁業種類別魚類別生產量值14'!M25,'漁業生產量值-漁業種類別魚類別生產量值14'!O25)&#10;+SUM('漁業生產量值-漁業種類別魚類別生產量值15'!C25)=0,&quot;-&quot;,&#10;SUM(G25,I25)&#10;+SUM('漁業生產量值-漁業種類別魚類別生產量值1'!E25,'漁業生產量值-漁業種類別魚類別生產量值1'!G25,'漁業生產量值-漁業種類別魚類別生產量值1'!I25)&#10;+SUM('漁業生產量值-漁業種類別魚類別生產量值2'!C25,'漁業生產量值-漁業種類別魚類別生產量值2'!E25,'漁業生產量值-漁業種類別魚類別生產量值2'!G25,'漁業生產量值-漁業種類別魚類別生產量值2'!I25)&#10;+SUM('漁業生產量值-漁業種類別魚類別生產量值3'!E25,'漁業生產量值-漁業種類別魚類別生產量值3'!I25,'漁業生產量值-漁業種類別魚類別生產量值3'!K25,'漁業生產量值-漁業種類別魚類別生產量值3'!M25,'漁業生產量值-漁業種類別魚類別生產量值3'!O25)&#10;+SUM('漁業生產量值-漁業種類別魚類別生產量值4'!C25,'漁業生產量值-漁業種類別魚類別生產量值4'!E25,'漁業生產量值-漁業種類別魚類別生產量值4'!G25,'漁業生產量值-漁業種類別魚類別生產量值4'!I25)&#10;+SUM('漁業生產量值-漁業種類別魚類別生產量值5'!E25,'漁業生產量值-漁業種類別魚類別生產量值5'!G25,'漁業生產量值-漁業種類別魚類別生產量值5'!I25,'漁業生產量值-漁業種類別魚類別生產量值5'!K25,'漁業生產量值-漁業種類別魚類別生產量值5'!M25,'漁業生產量值-漁業種類別魚類別生產量值5'!O25)&#10;+SUM('漁業生產量值-漁業種類別魚類別生產量值6'!C25,'漁業生產量值-漁業種類別魚類別生產量值6'!E25,'漁業生產量值-漁業種類別魚類別生產量值6'!G25,'漁業生產量值-漁業種類別魚類別生產量值6'!I25,'漁業生產量值-漁業種類別魚類別生產量值6'!K25,'漁業生產量值-漁業種類別魚類別生產量值6'!M25,'漁業生產量值-漁業種類別魚類別生產量值6'!O25)&#10;+SUM('漁業生產量值-漁業種類別魚類別生產量值9'!C25,'漁業生產量值-漁業種類別魚類別生產量值9'!O25)&#10;+SUM('漁業生產量值-漁業種類別魚類別生產量值10'!M25,'漁業生產量值-漁業種類別魚類別生產量值10'!O25)&#10;+SUM('漁業生產量值-漁業種類別魚類別生產量值11'!C25,'漁業生產量值-漁業種類別魚類別生產量值11'!E25,'漁業生產量值-漁業種類別魚類別生產量值11'!G25,'漁業生產量值-漁業種類別魚類別生產量值11'!O25)&#10;+SUM('漁業生產量值-漁業種類別魚類別生產量值13'!K25)&#10;+SUM('漁業生產量值-漁業種類別魚類別生產量值14'!I25,'漁業生產量值-漁業種類別魚類別生產量值14'!K25,'漁業生產量值-漁業種類別魚類別生產量值14'!M25,'漁業生產量值-漁業種類別魚類別生產量值14'!O25)&#10;+SUM('漁業生產量值-漁業種類別魚類別生產量值15'!C25))" table:style-name="ce49">
            <text:p>-</text:p>
          </table:table-cell>
          <table:table-cell office:value-type="string" office:string-value="-" table:formula="msoxl:=  IF(SUM(H25,J25)&#10;+SUM('漁業生產量值-漁業種類別魚類別生產量值1'!F25,'漁業生產量值-漁業種類別魚類別生產量值1'!H25,'漁業生產量值-漁業種類別魚類別生產量值1'!J25,'漁業生產量值-漁業種類別魚類別生產量值1'!P25)&#10;+SUM('漁業生產量值-漁業種類別魚類別生產量值2'!D25,'漁業生產量值-漁業種類別魚類別生產量值2'!F25,'漁業生產量值-漁業種類別魚類別生產量值2'!H25,'漁業生產量值-漁業種類別魚類別生產量值2'!J25)&#10;+SUM('漁業生產量值-漁業種類別魚類別生產量值3'!F25,'漁業生產量值-漁業種類別魚類別生產量值3'!J25,'漁業生產量值-漁業種類別魚類別生產量值3'!L25,'漁業生產量值-漁業種類別魚類別生產量值3'!N25,'漁業生產量值-漁業種類別魚類別生產量值3'!P25)&#10;+SUM('漁業生產量值-漁業種類別魚類別生產量值4'!D25,'漁業生產量值-漁業種類別魚類別生產量值4'!F25,'漁業生產量值-漁業種類別魚類別生產量值4'!H25,'漁業生產量值-漁業種類別魚類別生產量值4'!J25)&#10;+SUM('漁業生產量值-漁業種類別魚類別生產量值5'!F25,'漁業生產量值-漁業種類別魚類別生產量值5'!H25,'漁業生產量值-漁業種類別魚類別生產量值5'!J25,'漁業生產量值-漁業種類別魚類別生產量值5'!L25,'漁業生產量值-漁業種類別魚類別生產量值5'!N25,'漁業生產量值-漁業種類別魚類別生產量值5'!P25)&#10;+SUM('漁業生產量值-漁業種類別魚類別生產量值6'!D25,'漁業生產量值-漁業種類別魚類別生產量值6'!F25,'漁業生產量值-漁業種類別魚類別生產量值6'!H25,'漁業生產量值-漁業種類別魚類別生產量值6'!J25,'漁業生產量值-漁業種類別魚類別生產量值6'!L25,'漁業生產量值-漁業種類別魚類別生產量值6'!N25,'漁業生產量值-漁業種類別魚類別生產量值6'!P25)&#10;+SUM('漁業生產量值-漁業種類別魚類別生產量值9'!D25,'漁業生產量值-漁業種類別魚類別生產量值9'!P25)&#10;+SUM('漁業生產量值-漁業種類別魚類別生產量值10'!N25,'漁業生產量值-漁業種類別魚類別生產量值10'!P25)&#10;+SUM('漁業生產量值-漁業種類別魚類別生產量值11'!D25,'漁業生產量值-漁業種類別魚類別生產量值11'!F25,'漁業生產量值-漁業種類別魚類別生產量值11'!H25,'漁業生產量值-漁業種類別魚類別生產量值11'!P25)&#10;+SUM('漁業生產量值-漁業種類別魚類別生產量值13'!L25)&#10;+SUM('漁業生產量值-漁業種類別魚類別生產量值14'!J25,'漁業生產量值-漁業種類別魚類別生產量值14'!L25,'漁業生產量值-漁業種類別魚類別生產量值14'!N25,'漁業生產量值-漁業種類別魚類別生產量值14'!P25)&#10;+SUM('漁業生產量值-漁業種類別魚類別生產量值15'!D25)=0,&quot;-&quot;,&#10;SUM(H25,J25)&#10;+SUM('漁業生產量值-漁業種類別魚類別生產量值1'!F25,'漁業生產量值-漁業種類別魚類別生產量值1'!H25,'漁業生產量值-漁業種類別魚類別生產量值1'!J25,'漁業生產量值-漁業種類別魚類別生產量值1'!P25)&#10;+SUM('漁業生產量值-漁業種類別魚類別生產量值2'!D25,'漁業生產量值-漁業種類別魚類別生產量值2'!F25,'漁業生產量值-漁業種類別魚類別生產量值2'!H25,'漁業生產量值-漁業種類別魚類別生產量值2'!J25)&#10;+SUM('漁業生產量值-漁業種類別魚類別生產量值3'!F25,'漁業生產量值-漁業種類別魚類別生產量值3'!J25,'漁業生產量值-漁業種類別魚類別生產量值3'!L25,'漁業生產量值-漁業種類別魚類別生產量值3'!N25,'漁業生產量值-漁業種類別魚類別生產量值3'!P25)&#10;+SUM('漁業生產量值-漁業種類別魚類別生產量值4'!D25,'漁業生產量值-漁業種類別魚類別生產量值4'!F25,'漁業生產量值-漁業種類別魚類別生產量值4'!H25,'漁業生產量值-漁業種類別魚類別生產量值4'!J25)&#10;+SUM('漁業生產量值-漁業種類別魚類別生產量值5'!F25,'漁業生產量值-漁業種類別魚類別生產量值5'!H25,'漁業生產量值-漁業種類別魚類別生產量值5'!J25,'漁業生產量值-漁業種類別魚類別生產量值5'!L25,'漁業生產量值-漁業種類別魚類別生產量值5'!N25,'漁業生產量值-漁業種類別魚類別生產量值5'!P25)&#10;+SUM('漁業生產量值-漁業種類別魚類別生產量值6'!D25,'漁業生產量值-漁業種類別魚類別生產量值6'!F25,'漁業生產量值-漁業種類別魚類別生產量值6'!H25,'漁業生產量值-漁業種類別魚類別生產量值6'!J25,'漁業生產量值-漁業種類別魚類別生產量值6'!L25,'漁業生產量值-漁業種類別魚類別生產量值6'!N25,'漁業生產量值-漁業種類別魚類別生產量值6'!P25)&#10;+SUM('漁業生產量值-漁業種類別魚類別生產量值9'!D25,'漁業生產量值-漁業種類別魚類別生產量值9'!P25)&#10;+SUM('漁業生產量值-漁業種類別魚類別生產量值10'!N25,'漁業生產量值-漁業種類別魚類別生產量值10'!P25)&#10;+SUM('漁業生產量值-漁業種類別魚類別生產量值11'!D25,'漁業生產量值-漁業種類別魚類別生產量值11'!F25,'漁業生產量值-漁業種類別魚類別生產量值11'!H25,'漁業生產量值-漁業種類別魚類別生產量值11'!P25)&#10;+SUM('漁業生產量值-漁業種類別魚類別生產量值13'!L25)&#10;+SUM('漁業生產量值-漁業種類別魚類別生產量值14'!J25,'漁業生產量值-漁業種類別魚類別生產量值14'!L25,'漁業生產量值-漁業種類別魚類別生產量值14'!N25,'漁業生產量值-漁業種類別魚類別生產量值14'!P25)&#10;+SUM('漁業生產量值-漁業種類別魚類別生產量值15'!D25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25,M25,O25,'漁業生產量值-漁業種類別魚類別生產量值1'!C25)=0,&quot;-&quot;,SUM(K25,M25,O25,'漁業生產量值-漁業種類別魚類別生產量值1'!C25))" table:style-name="ce19">
            <text:p>-</text:p>
          </table:table-cell>
          <table:table-cell office:value-type="string" office:string-value="-" table:formula="msoxl:=IF(SUM(L25,N25,P25,'漁業生產量值-漁業種類別魚類別生產量值1'!D25)=0,&quot;-&quot;,SUM(L25,N25,P25,'漁業生產量值-漁業種類別魚類別生產量值1'!D2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G26,I26)&#10;+SUM('漁業生產量值-漁業種類別魚類別生產量值1'!E26,'漁業生產量值-漁業種類別魚類別生產量值1'!G26,'漁業生產量值-漁業種類別魚類別生產量值1'!I26)&#10;+SUM('漁業生產量值-漁業種類別魚類別生產量值2'!C26,'漁業生產量值-漁業種類別魚類別生產量值2'!E26,'漁業生產量值-漁業種類別魚類別生產量值2'!G26,'漁業生產量值-漁業種類別魚類別生產量值2'!I26)&#10;+SUM('漁業生產量值-漁業種類別魚類別生產量值3'!E26,'漁業生產量值-漁業種類別魚類別生產量值3'!I26,'漁業生產量值-漁業種類別魚類別生產量值3'!K26,'漁業生產量值-漁業種類別魚類別生產量值3'!M26,'漁業生產量值-漁業種類別魚類別生產量值3'!O26)&#10;+SUM('漁業生產量值-漁業種類別魚類別生產量值4'!C26,'漁業生產量值-漁業種類別魚類別生產量值4'!E26,'漁業生產量值-漁業種類別魚類別生產量值4'!G26,'漁業生產量值-漁業種類別魚類別生產量值4'!I26)&#10;+SUM('漁業生產量值-漁業種類別魚類別生產量值5'!E26,'漁業生產量值-漁業種類別魚類別生產量值5'!G26,'漁業生產量值-漁業種類別魚類別生產量值5'!I26,'漁業生產量值-漁業種類別魚類別生產量值5'!K26,'漁業生產量值-漁業種類別魚類別生產量值5'!M26,'漁業生產量值-漁業種類別魚類別生產量值5'!O26)&#10;+SUM('漁業生產量值-漁業種類別魚類別生產量值6'!C26,'漁業生產量值-漁業種類別魚類別生產量值6'!E26,'漁業生產量值-漁業種類別魚類別生產量值6'!G26,'漁業生產量值-漁業種類別魚類別生產量值6'!I26,'漁業生產量值-漁業種類別魚類別生產量值6'!K26,'漁業生產量值-漁業種類別魚類別生產量值6'!M26,'漁業生產量值-漁業種類別魚類別生產量值6'!O26)&#10;+SUM('漁業生產量值-漁業種類別魚類別生產量值9'!C26,'漁業生產量值-漁業種類別魚類別生產量值9'!O26)&#10;+SUM('漁業生產量值-漁業種類別魚類別生產量值10'!M26,'漁業生產量值-漁業種類別魚類別生產量值10'!O26)&#10;+SUM('漁業生產量值-漁業種類別魚類別生產量值11'!C26,'漁業生產量值-漁業種類別魚類別生產量值11'!E26,'漁業生產量值-漁業種類別魚類別生產量值11'!G26,'漁業生產量值-漁業種類別魚類別生產量值11'!O26)&#10;+SUM('漁業生產量值-漁業種類別魚類別生產量值13'!K26)&#10;+SUM('漁業生產量值-漁業種類別魚類別生產量值14'!I26,'漁業生產量值-漁業種類別魚類別生產量值14'!K26,'漁業生產量值-漁業種類別魚類別生產量值14'!M26,'漁業生產量值-漁業種類別魚類別生產量值14'!O26)&#10;+SUM('漁業生產量值-漁業種類別魚類別生產量值15'!C26)=0,&quot;-&quot;,&#10;SUM(G26,I26)&#10;+SUM('漁業生產量值-漁業種類別魚類別生產量值1'!E26,'漁業生產量值-漁業種類別魚類別生產量值1'!G26,'漁業生產量值-漁業種類別魚類別生產量值1'!I26)&#10;+SUM('漁業生產量值-漁業種類別魚類別生產量值2'!C26,'漁業生產量值-漁業種類別魚類別生產量值2'!E26,'漁業生產量值-漁業種類別魚類別生產量值2'!G26,'漁業生產量值-漁業種類別魚類別生產量值2'!I26)&#10;+SUM('漁業生產量值-漁業種類別魚類別生產量值3'!E26,'漁業生產量值-漁業種類別魚類別生產量值3'!I26,'漁業生產量值-漁業種類別魚類別生產量值3'!K26,'漁業生產量值-漁業種類別魚類別生產量值3'!M26,'漁業生產量值-漁業種類別魚類別生產量值3'!O26)&#10;+SUM('漁業生產量值-漁業種類別魚類別生產量值4'!C26,'漁業生產量值-漁業種類別魚類別生產量值4'!E26,'漁業生產量值-漁業種類別魚類別生產量值4'!G26,'漁業生產量值-漁業種類別魚類別生產量值4'!I26)&#10;+SUM('漁業生產量值-漁業種類別魚類別生產量值5'!E26,'漁業生產量值-漁業種類別魚類別生產量值5'!G26,'漁業生產量值-漁業種類別魚類別生產量值5'!I26,'漁業生產量值-漁業種類別魚類別生產量值5'!K26,'漁業生產量值-漁業種類別魚類別生產量值5'!M26,'漁業生產量值-漁業種類別魚類別生產量值5'!O26)&#10;+SUM('漁業生產量值-漁業種類別魚類別生產量值6'!C26,'漁業生產量值-漁業種類別魚類別生產量值6'!E26,'漁業生產量值-漁業種類別魚類別生產量值6'!G26,'漁業生產量值-漁業種類別魚類別生產量值6'!I26,'漁業生產量值-漁業種類別魚類別生產量值6'!K26,'漁業生產量值-漁業種類別魚類別生產量值6'!M26,'漁業生產量值-漁業種類別魚類別生產量值6'!O26)&#10;+SUM('漁業生產量值-漁業種類別魚類別生產量值9'!C26,'漁業生產量值-漁業種類別魚類別生產量值9'!O26)&#10;+SUM('漁業生產量值-漁業種類別魚類別生產量值10'!M26,'漁業生產量值-漁業種類別魚類別生產量值10'!O26)&#10;+SUM('漁業生產量值-漁業種類別魚類別生產量值11'!C26,'漁業生產量值-漁業種類別魚類別生產量值11'!E26,'漁業生產量值-漁業種類別魚類別生產量值11'!G26,'漁業生產量值-漁業種類別魚類別生產量值11'!O26)&#10;+SUM('漁業生產量值-漁業種類別魚類別生產量值13'!K26)&#10;+SUM('漁業生產量值-漁業種類別魚類別生產量值14'!I26,'漁業生產量值-漁業種類別魚類別生產量值14'!K26,'漁業生產量值-漁業種類別魚類別生產量值14'!M26,'漁業生產量值-漁業種類別魚類別生產量值14'!O26)&#10;+SUM('漁業生產量值-漁業種類別魚類別生產量值15'!C26))" table:style-name="ce49">
            <text:p>-</text:p>
          </table:table-cell>
          <table:table-cell office:value-type="string" office:string-value="-" table:formula="msoxl:=  IF(SUM(H26,J26)&#10;+SUM('漁業生產量值-漁業種類別魚類別生產量值1'!F26,'漁業生產量值-漁業種類別魚類別生產量值1'!H26,'漁業生產量值-漁業種類別魚類別生產量值1'!J26,'漁業生產量值-漁業種類別魚類別生產量值1'!P26)&#10;+SUM('漁業生產量值-漁業種類別魚類別生產量值2'!D26,'漁業生產量值-漁業種類別魚類別生產量值2'!F26,'漁業生產量值-漁業種類別魚類別生產量值2'!H26,'漁業生產量值-漁業種類別魚類別生產量值2'!J26)&#10;+SUM('漁業生產量值-漁業種類別魚類別生產量值3'!F26,'漁業生產量值-漁業種類別魚類別生產量值3'!J26,'漁業生產量值-漁業種類別魚類別生產量值3'!L26,'漁業生產量值-漁業種類別魚類別生產量值3'!N26,'漁業生產量值-漁業種類別魚類別生產量值3'!P26)&#10;+SUM('漁業生產量值-漁業種類別魚類別生產量值4'!D26,'漁業生產量值-漁業種類別魚類別生產量值4'!F26,'漁業生產量值-漁業種類別魚類別生產量值4'!H26,'漁業生產量值-漁業種類別魚類別生產量值4'!J26)&#10;+SUM('漁業生產量值-漁業種類別魚類別生產量值5'!F26,'漁業生產量值-漁業種類別魚類別生產量值5'!H26,'漁業生產量值-漁業種類別魚類別生產量值5'!J26,'漁業生產量值-漁業種類別魚類別生產量值5'!L26,'漁業生產量值-漁業種類別魚類別生產量值5'!N26,'漁業生產量值-漁業種類別魚類別生產量值5'!P26)&#10;+SUM('漁業生產量值-漁業種類別魚類別生產量值6'!D26,'漁業生產量值-漁業種類別魚類別生產量值6'!F26,'漁業生產量值-漁業種類別魚類別生產量值6'!H26,'漁業生產量值-漁業種類別魚類別生產量值6'!J26,'漁業生產量值-漁業種類別魚類別生產量值6'!L26,'漁業生產量值-漁業種類別魚類別生產量值6'!N26,'漁業生產量值-漁業種類別魚類別生產量值6'!P26)&#10;+SUM('漁業生產量值-漁業種類別魚類別生產量值9'!D26,'漁業生產量值-漁業種類別魚類別生產量值9'!P26)&#10;+SUM('漁業生產量值-漁業種類別魚類別生產量值10'!N26,'漁業生產量值-漁業種類別魚類別生產量值10'!P26)&#10;+SUM('漁業生產量值-漁業種類別魚類別生產量值11'!D26,'漁業生產量值-漁業種類別魚類別生產量值11'!F26,'漁業生產量值-漁業種類別魚類別生產量值11'!H26,'漁業生產量值-漁業種類別魚類別生產量值11'!P26)&#10;+SUM('漁業生產量值-漁業種類別魚類別生產量值13'!L26)&#10;+SUM('漁業生產量值-漁業種類別魚類別生產量值14'!J26,'漁業生產量值-漁業種類別魚類別生產量值14'!L26,'漁業生產量值-漁業種類別魚類別生產量值14'!N26,'漁業生產量值-漁業種類別魚類別生產量值14'!P26)&#10;+SUM('漁業生產量值-漁業種類別魚類別生產量值15'!D26)=0,&quot;-&quot;,&#10;SUM(H26,J26)&#10;+SUM('漁業生產量值-漁業種類別魚類別生產量值1'!F26,'漁業生產量值-漁業種類別魚類別生產量值1'!H26,'漁業生產量值-漁業種類別魚類別生產量值1'!J26,'漁業生產量值-漁業種類別魚類別生產量值1'!P26)&#10;+SUM('漁業生產量值-漁業種類別魚類別生產量值2'!D26,'漁業生產量值-漁業種類別魚類別生產量值2'!F26,'漁業生產量值-漁業種類別魚類別生產量值2'!H26,'漁業生產量值-漁業種類別魚類別生產量值2'!J26)&#10;+SUM('漁業生產量值-漁業種類別魚類別生產量值3'!F26,'漁業生產量值-漁業種類別魚類別生產量值3'!J26,'漁業生產量值-漁業種類別魚類別生產量值3'!L26,'漁業生產量值-漁業種類別魚類別生產量值3'!N26,'漁業生產量值-漁業種類別魚類別生產量值3'!P26)&#10;+SUM('漁業生產量值-漁業種類別魚類別生產量值4'!D26,'漁業生產量值-漁業種類別魚類別生產量值4'!F26,'漁業生產量值-漁業種類別魚類別生產量值4'!H26,'漁業生產量值-漁業種類別魚類別生產量值4'!J26)&#10;+SUM('漁業生產量值-漁業種類別魚類別生產量值5'!F26,'漁業生產量值-漁業種類別魚類別生產量值5'!H26,'漁業生產量值-漁業種類別魚類別生產量值5'!J26,'漁業生產量值-漁業種類別魚類別生產量值5'!L26,'漁業生產量值-漁業種類別魚類別生產量值5'!N26,'漁業生產量值-漁業種類別魚類別生產量值5'!P26)&#10;+SUM('漁業生產量值-漁業種類別魚類別生產量值6'!D26,'漁業生產量值-漁業種類別魚類別生產量值6'!F26,'漁業生產量值-漁業種類別魚類別生產量值6'!H26,'漁業生產量值-漁業種類別魚類別生產量值6'!J26,'漁業生產量值-漁業種類別魚類別生產量值6'!L26,'漁業生產量值-漁業種類別魚類別生產量值6'!N26,'漁業生產量值-漁業種類別魚類別生產量值6'!P26)&#10;+SUM('漁業生產量值-漁業種類別魚類別生產量值9'!D26,'漁業生產量值-漁業種類別魚類別生產量值9'!P26)&#10;+SUM('漁業生產量值-漁業種類別魚類別生產量值10'!N26,'漁業生產量值-漁業種類別魚類別生產量值10'!P26)&#10;+SUM('漁業生產量值-漁業種類別魚類別生產量值11'!D26,'漁業生產量值-漁業種類別魚類別生產量值11'!F26,'漁業生產量值-漁業種類別魚類別生產量值11'!H26,'漁業生產量值-漁業種類別魚類別生產量值11'!P26)&#10;+SUM('漁業生產量值-漁業種類別魚類別生產量值13'!L26)&#10;+SUM('漁業生產量值-漁業種類別魚類別生產量值14'!J26,'漁業生產量值-漁業種類別魚類別生產量值14'!L26,'漁業生產量值-漁業種類別魚類別生產量值14'!N26,'漁業生產量值-漁業種類別魚類別生產量值14'!P26)&#10;+SUM('漁業生產量值-漁業種類別魚類別生產量值15'!D26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26,M26,O26,'漁業生產量值-漁業種類別魚類別生產量值1'!C26)=0,&quot;-&quot;,SUM(K26,M26,O26,'漁業生產量值-漁業種類別魚類別生產量值1'!C26))" table:style-name="ce19">
            <text:p>-</text:p>
          </table:table-cell>
          <table:table-cell office:value-type="string" office:string-value="-" table:formula="msoxl:=IF(SUM(L26,N26,P26,'漁業生產量值-漁業種類別魚類別生產量值1'!D26)=0,&quot;-&quot;,SUM(L26,N26,P26,'漁業生產量值-漁業種類別魚類別生產量值1'!D2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11</text:p>
          </table:table-cell>
          <table:table-cell office:value-type="string" table:style-name="ce18">
            <text:p>　鮪延繩釣　</text:p>
          </table:table-cell>
          <table:table-cell office:value-type="float" office:value="14319.03393" table:style-name="ce49">
            <text:p>14,319<text:s/></text:p>
          </table:table-cell>
          <table:table-cell office:value-type="float" office:value="1678956.6634" table:style-name="ce49">
            <text:p>1,678,957<text:s/></text:p>
          </table:table-cell>
          <table:table-cell office:value-type="float" office:value="14319.03393" table:formula="msoxl:=  IF(SUM(G27,I27)&#10;+SUM('漁業生產量值-漁業種類別魚類別生產量值1'!E27,'漁業生產量值-漁業種類別魚類別生產量值1'!G27,'漁業生產量值-漁業種類別魚類別生產量值1'!I27)&#10;+SUM('漁業生產量值-漁業種類別魚類別生產量值2'!C27,'漁業生產量值-漁業種類別魚類別生產量值2'!E27,'漁業生產量值-漁業種類別魚類別生產量值2'!G27,'漁業生產量值-漁業種類別魚類別生產量值2'!I27)&#10;+SUM('漁業生產量值-漁業種類別魚類別生產量值3'!E27,'漁業生產量值-漁業種類別魚類別生產量值3'!I27,'漁業生產量值-漁業種類別魚類別生產量值3'!K27,'漁業生產量值-漁業種類別魚類別生產量值3'!M27,'漁業生產量值-漁業種類別魚類別生產量值3'!O27)&#10;+SUM('漁業生產量值-漁業種類別魚類別生產量值4'!C27,'漁業生產量值-漁業種類別魚類別生產量值4'!E27,'漁業生產量值-漁業種類別魚類別生產量值4'!G27,'漁業生產量值-漁業種類別魚類別生產量值4'!I27)&#10;+SUM('漁業生產量值-漁業種類別魚類別生產量值5'!E27,'漁業生產量值-漁業種類別魚類別生產量值5'!G27,'漁業生產量值-漁業種類別魚類別生產量值5'!I27,'漁業生產量值-漁業種類別魚類別生產量值5'!K27,'漁業生產量值-漁業種類別魚類別生產量值5'!M27,'漁業生產量值-漁業種類別魚類別生產量值5'!O27)&#10;+SUM('漁業生產量值-漁業種類別魚類別生產量值6'!C27,'漁業生產量值-漁業種類別魚類別生產量值6'!E27,'漁業生產量值-漁業種類別魚類別生產量值6'!G27,'漁業生產量值-漁業種類別魚類別生產量值6'!I27,'漁業生產量值-漁業種類別魚類別生產量值6'!K27,'漁業生產量值-漁業種類別魚類別生產量值6'!M27,'漁業生產量值-漁業種類別魚類別生產量值6'!O27)&#10;+SUM('漁業生產量值-漁業種類別魚類別生產量值9'!C27,'漁業生產量值-漁業種類別魚類別生產量值9'!O27)&#10;+SUM('漁業生產量值-漁業種類別魚類別生產量值10'!M27,'漁業生產量值-漁業種類別魚類別生產量值10'!O27)&#10;+SUM('漁業生產量值-漁業種類別魚類別生產量值11'!C27,'漁業生產量值-漁業種類別魚類別生產量值11'!E27,'漁業生產量值-漁業種類別魚類別生產量值11'!G27,'漁業生產量值-漁業種類別魚類別生產量值11'!O27)&#10;+SUM('漁業生產量值-漁業種類別魚類別生產量值13'!K27)&#10;+SUM('漁業生產量值-漁業種類別魚類別生產量值14'!I27,'漁業生產量值-漁業種類別魚類別生產量值14'!K27,'漁業生產量值-漁業種類別魚類別生產量值14'!M27,'漁業生產量值-漁業種類別魚類別生產量值14'!O27)&#10;+SUM('漁業生產量值-漁業種類別魚類別生產量值15'!C27)=0,&quot;-&quot;,&#10;SUM(G27,I27)&#10;+SUM('漁業生產量值-漁業種類別魚類別生產量值1'!E27,'漁業生產量值-漁業種類別魚類別生產量值1'!G27,'漁業生產量值-漁業種類別魚類別生產量值1'!I27)&#10;+SUM('漁業生產量值-漁業種類別魚類別生產量值2'!C27,'漁業生產量值-漁業種類別魚類別生產量值2'!E27,'漁業生產量值-漁業種類別魚類別生產量值2'!G27,'漁業生產量值-漁業種類別魚類別生產量值2'!I27)&#10;+SUM('漁業生產量值-漁業種類別魚類別生產量值3'!E27,'漁業生產量值-漁業種類別魚類別生產量值3'!I27,'漁業生產量值-漁業種類別魚類別生產量值3'!K27,'漁業生產量值-漁業種類別魚類別生產量值3'!M27,'漁業生產量值-漁業種類別魚類別生產量值3'!O27)&#10;+SUM('漁業生產量值-漁業種類別魚類別生產量值4'!C27,'漁業生產量值-漁業種類別魚類別生產量值4'!E27,'漁業生產量值-漁業種類別魚類別生產量值4'!G27,'漁業生產量值-漁業種類別魚類別生產量值4'!I27)&#10;+SUM('漁業生產量值-漁業種類別魚類別生產量值5'!E27,'漁業生產量值-漁業種類別魚類別生產量值5'!G27,'漁業生產量值-漁業種類別魚類別生產量值5'!I27,'漁業生產量值-漁業種類別魚類別生產量值5'!K27,'漁業生產量值-漁業種類別魚類別生產量值5'!M27,'漁業生產量值-漁業種類別魚類別生產量值5'!O27)&#10;+SUM('漁業生產量值-漁業種類別魚類別生產量值6'!C27,'漁業生產量值-漁業種類別魚類別生產量值6'!E27,'漁業生產量值-漁業種類別魚類別生產量值6'!G27,'漁業生產量值-漁業種類別魚類別生產量值6'!I27,'漁業生產量值-漁業種類別魚類別生產量值6'!K27,'漁業生產量值-漁業種類別魚類別生產量值6'!M27,'漁業生產量值-漁業種類別魚類別生產量值6'!O27)&#10;+SUM('漁業生產量值-漁業種類別魚類別生產量值9'!C27,'漁業生產量值-漁業種類別魚類別生產量值9'!O27)&#10;+SUM('漁業生產量值-漁業種類別魚類別生產量值10'!M27,'漁業生產量值-漁業種類別魚類別生產量值10'!O27)&#10;+SUM('漁業生產量值-漁業種類別魚類別生產量值11'!C27,'漁業生產量值-漁業種類別魚類別生產量值11'!E27,'漁業生產量值-漁業種類別魚類別生產量值11'!G27,'漁業生產量值-漁業種類別魚類別生產量值11'!O27)&#10;+SUM('漁業生產量值-漁業種類別魚類別生產量值13'!K27)&#10;+SUM('漁業生產量值-漁業種類別魚類別生產量值14'!I27,'漁業生產量值-漁業種類別魚類別生產量值14'!K27,'漁業生產量值-漁業種類別魚類別生產量值14'!M27,'漁業生產量值-漁業種類別魚類別生產量值14'!O27)&#10;+SUM('漁業生產量值-漁業種類別魚類別生產量值15'!C27))" table:style-name="ce49">
            <text:p>14,319<text:s/></text:p>
          </table:table-cell>
          <table:table-cell office:value-type="float" office:value="1678956.6634" table:formula="msoxl:=  IF(SUM(H27,J27)&#10;+SUM('漁業生產量值-漁業種類別魚類別生產量值1'!F27,'漁業生產量值-漁業種類別魚類別生產量值1'!H27,'漁業生產量值-漁業種類別魚類別生產量值1'!J27,'漁業生產量值-漁業種類別魚類別生產量值1'!P27)&#10;+SUM('漁業生產量值-漁業種類別魚類別生產量值2'!D27,'漁業生產量值-漁業種類別魚類別生產量值2'!F27,'漁業生產量值-漁業種類別魚類別生產量值2'!H27,'漁業生產量值-漁業種類別魚類別生產量值2'!J27)&#10;+SUM('漁業生產量值-漁業種類別魚類別生產量值3'!F27,'漁業生產量值-漁業種類別魚類別生產量值3'!J27,'漁業生產量值-漁業種類別魚類別生產量值3'!L27,'漁業生產量值-漁業種類別魚類別生產量值3'!N27,'漁業生產量值-漁業種類別魚類別生產量值3'!P27)&#10;+SUM('漁業生產量值-漁業種類別魚類別生產量值4'!D27,'漁業生產量值-漁業種類別魚類別生產量值4'!F27,'漁業生產量值-漁業種類別魚類別生產量值4'!H27,'漁業生產量值-漁業種類別魚類別生產量值4'!J27)&#10;+SUM('漁業生產量值-漁業種類別魚類別生產量值5'!F27,'漁業生產量值-漁業種類別魚類別生產量值5'!H27,'漁業生產量值-漁業種類別魚類別生產量值5'!J27,'漁業生產量值-漁業種類別魚類別生產量值5'!L27,'漁業生產量值-漁業種類別魚類別生產量值5'!N27,'漁業生產量值-漁業種類別魚類別生產量值5'!P27)&#10;+SUM('漁業生產量值-漁業種類別魚類別生產量值6'!D27,'漁業生產量值-漁業種類別魚類別生產量值6'!F27,'漁業生產量值-漁業種類別魚類別生產量值6'!H27,'漁業生產量值-漁業種類別魚類別生產量值6'!J27,'漁業生產量值-漁業種類別魚類別生產量值6'!L27,'漁業生產量值-漁業種類別魚類別生產量值6'!N27,'漁業生產量值-漁業種類別魚類別生產量值6'!P27)&#10;+SUM('漁業生產量值-漁業種類別魚類別生產量值9'!D27,'漁業生產量值-漁業種類別魚類別生產量值9'!P27)&#10;+SUM('漁業生產量值-漁業種類別魚類別生產量值10'!N27,'漁業生產量值-漁業種類別魚類別生產量值10'!P27)&#10;+SUM('漁業生產量值-漁業種類別魚類別生產量值11'!D27,'漁業生產量值-漁業種類別魚類別生產量值11'!F27,'漁業生產量值-漁業種類別魚類別生產量值11'!H27,'漁業生產量值-漁業種類別魚類別生產量值11'!P27)&#10;+SUM('漁業生產量值-漁業種類別魚類別生產量值13'!L27)&#10;+SUM('漁業生產量值-漁業種類別魚類別生產量值14'!J27,'漁業生產量值-漁業種類別魚類別生產量值14'!L27,'漁業生產量值-漁業種類別魚類別生產量值14'!N27,'漁業生產量值-漁業種類別魚類別生產量值14'!P27)&#10;+SUM('漁業生產量值-漁業種類別魚類別生產量值15'!D27)=0,&quot;-&quot;,&#10;SUM(H27,J27)&#10;+SUM('漁業生產量值-漁業種類別魚類別生產量值1'!F27,'漁業生產量值-漁業種類別魚類別生產量值1'!H27,'漁業生產量值-漁業種類別魚類別生產量值1'!J27,'漁業生產量值-漁業種類別魚類別生產量值1'!P27)&#10;+SUM('漁業生產量值-漁業種類別魚類別生產量值2'!D27,'漁業生產量值-漁業種類別魚類別生產量值2'!F27,'漁業生產量值-漁業種類別魚類別生產量值2'!H27,'漁業生產量值-漁業種類別魚類別生產量值2'!J27)&#10;+SUM('漁業生產量值-漁業種類別魚類別生產量值3'!F27,'漁業生產量值-漁業種類別魚類別生產量值3'!J27,'漁業生產量值-漁業種類別魚類別生產量值3'!L27,'漁業生產量值-漁業種類別魚類別生產量值3'!N27,'漁業生產量值-漁業種類別魚類別生產量值3'!P27)&#10;+SUM('漁業生產量值-漁業種類別魚類別生產量值4'!D27,'漁業生產量值-漁業種類別魚類別生產量值4'!F27,'漁業生產量值-漁業種類別魚類別生產量值4'!H27,'漁業生產量值-漁業種類別魚類別生產量值4'!J27)&#10;+SUM('漁業生產量值-漁業種類別魚類別生產量值5'!F27,'漁業生產量值-漁業種類別魚類別生產量值5'!H27,'漁業生產量值-漁業種類別魚類別生產量值5'!J27,'漁業生產量值-漁業種類別魚類別生產量值5'!L27,'漁業生產量值-漁業種類別魚類別生產量值5'!N27,'漁業生產量值-漁業種類別魚類別生產量值5'!P27)&#10;+SUM('漁業生產量值-漁業種類別魚類別生產量值6'!D27,'漁業生產量值-漁業種類別魚類別生產量值6'!F27,'漁業生產量值-漁業種類別魚類別生產量值6'!H27,'漁業生產量值-漁業種類別魚類別生產量值6'!J27,'漁業生產量值-漁業種類別魚類別生產量值6'!L27,'漁業生產量值-漁業種類別魚類別生產量值6'!N27,'漁業生產量值-漁業種類別魚類別生產量值6'!P27)&#10;+SUM('漁業生產量值-漁業種類別魚類別生產量值9'!D27,'漁業生產量值-漁業種類別魚類別生產量值9'!P27)&#10;+SUM('漁業生產量值-漁業種類別魚類別生產量值10'!N27,'漁業生產量值-漁業種類別魚類別生產量值10'!P27)&#10;+SUM('漁業生產量值-漁業種類別魚類別生產量值11'!D27,'漁業生產量值-漁業種類別魚類別生產量值11'!F27,'漁業生產量值-漁業種類別魚類別生產量值11'!H27,'漁業生產量值-漁業種類別魚類別生產量值11'!P27)&#10;+SUM('漁業生產量值-漁業種類別魚類別生產量值13'!L27)&#10;+SUM('漁業生產量值-漁業種類別魚類別生產量值14'!J27,'漁業生產量值-漁業種類別魚類別生產量值14'!L27,'漁業生產量值-漁業種類別魚類別生產量值14'!N27,'漁業生產量值-漁業種類別魚類別生產量值14'!P27)&#10;+SUM('漁業生產量值-漁業種類別魚類別生產量值15'!D27))" table:style-name="ce49">
            <text:p>1,678,957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27,M27,O27,'漁業生產量值-漁業種類別魚類別生產量值1'!C27)=0,&quot;-&quot;,SUM(K27,M27,O27,'漁業生產量值-漁業種類別魚類別生產量值1'!C27))" table:style-name="ce19">
            <text:p>-</text:p>
          </table:table-cell>
          <table:table-cell office:value-type="string" office:string-value="-" table:formula="msoxl:=IF(SUM(L27,N27,P27,'漁業生產量值-漁業種類別魚類別生產量值1'!D27)=0,&quot;-&quot;,SUM(L27,N27,P27,'漁業生產量值-漁業種類別魚類別生產量值1'!D2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2949.9067599999998" table:style-name="ce49">
            <text:p>2,950<text:s/></text:p>
          </table:table-cell>
          <table:table-cell office:value-type="float" office:value="584451.97903000005" table:style-name="ce49">
            <text:p>584,452<text:s/></text:p>
          </table:table-cell>
          <table:table-cell office:value-type="float" office:value="2817.2129800000002" table:formula="msoxl:=  IF(SUM(G28,I28)&#10;+SUM('漁業生產量值-漁業種類別魚類別生產量值1'!E28,'漁業生產量值-漁業種類別魚類別生產量值1'!G28,'漁業生產量值-漁業種類別魚類別生產量值1'!I28)&#10;+SUM('漁業生產量值-漁業種類別魚類別生產量值2'!C28,'漁業生產量值-漁業種類別魚類別生產量值2'!E28,'漁業生產量值-漁業種類別魚類別生產量值2'!G28,'漁業生產量值-漁業種類別魚類別生產量值2'!I28)&#10;+SUM('漁業生產量值-漁業種類別魚類別生產量值3'!E28,'漁業生產量值-漁業種類別魚類別生產量值3'!I28,'漁業生產量值-漁業種類別魚類別生產量值3'!K28,'漁業生產量值-漁業種類別魚類別生產量值3'!M28,'漁業生產量值-漁業種類別魚類別生產量值3'!O28)&#10;+SUM('漁業生產量值-漁業種類別魚類別生產量值4'!C28,'漁業生產量值-漁業種類別魚類別生產量值4'!E28,'漁業生產量值-漁業種類別魚類別生產量值4'!G28,'漁業生產量值-漁業種類別魚類別生產量值4'!I28)&#10;+SUM('漁業生產量值-漁業種類別魚類別生產量值5'!E28,'漁業生產量值-漁業種類別魚類別生產量值5'!G28,'漁業生產量值-漁業種類別魚類別生產量值5'!I28,'漁業生產量值-漁業種類別魚類別生產量值5'!K28,'漁業生產量值-漁業種類別魚類別生產量值5'!M28,'漁業生產量值-漁業種類別魚類別生產量值5'!O28)&#10;+SUM('漁業生產量值-漁業種類別魚類別生產量值6'!C28,'漁業生產量值-漁業種類別魚類別生產量值6'!E28,'漁業生產量值-漁業種類別魚類別生產量值6'!G28,'漁業生產量值-漁業種類別魚類別生產量值6'!I28,'漁業生產量值-漁業種類別魚類別生產量值6'!K28,'漁業生產量值-漁業種類別魚類別生產量值6'!M28,'漁業生產量值-漁業種類別魚類別生產量值6'!O28)&#10;+SUM('漁業生產量值-漁業種類別魚類別生產量值9'!C28,'漁業生產量值-漁業種類別魚類別生產量值9'!O28)&#10;+SUM('漁業生產量值-漁業種類別魚類別生產量值10'!M28,'漁業生產量值-漁業種類別魚類別生產量值10'!O28)&#10;+SUM('漁業生產量值-漁業種類別魚類別生產量值11'!C28,'漁業生產量值-漁業種類別魚類別生產量值11'!E28,'漁業生產量值-漁業種類別魚類別生產量值11'!G28,'漁業生產量值-漁業種類別魚類別生產量值11'!O28)&#10;+SUM('漁業生產量值-漁業種類別魚類別生產量值13'!K28)&#10;+SUM('漁業生產量值-漁業種類別魚類別生產量值14'!I28,'漁業生產量值-漁業種類別魚類別生產量值14'!K28,'漁業生產量值-漁業種類別魚類別生產量值14'!M28,'漁業生產量值-漁業種類別魚類別生產量值14'!O28)&#10;+SUM('漁業生產量值-漁業種類別魚類別生產量值15'!C28)=0,&quot;-&quot;,&#10;SUM(G28,I28)&#10;+SUM('漁業生產量值-漁業種類別魚類別生產量值1'!E28,'漁業生產量值-漁業種類別魚類別生產量值1'!G28,'漁業生產量值-漁業種類別魚類別生產量值1'!I28)&#10;+SUM('漁業生產量值-漁業種類別魚類別生產量值2'!C28,'漁業生產量值-漁業種類別魚類別生產量值2'!E28,'漁業生產量值-漁業種類別魚類別生產量值2'!G28,'漁業生產量值-漁業種類別魚類別生產量值2'!I28)&#10;+SUM('漁業生產量值-漁業種類別魚類別生產量值3'!E28,'漁業生產量值-漁業種類別魚類別生產量值3'!I28,'漁業生產量值-漁業種類別魚類別生產量值3'!K28,'漁業生產量值-漁業種類別魚類別生產量值3'!M28,'漁業生產量值-漁業種類別魚類別生產量值3'!O28)&#10;+SUM('漁業生產量值-漁業種類別魚類別生產量值4'!C28,'漁業生產量值-漁業種類別魚類別生產量值4'!E28,'漁業生產量值-漁業種類別魚類別生產量值4'!G28,'漁業生產量值-漁業種類別魚類別生產量值4'!I28)&#10;+SUM('漁業生產量值-漁業種類別魚類別生產量值5'!E28,'漁業生產量值-漁業種類別魚類別生產量值5'!G28,'漁業生產量值-漁業種類別魚類別生產量值5'!I28,'漁業生產量值-漁業種類別魚類別生產量值5'!K28,'漁業生產量值-漁業種類別魚類別生產量值5'!M28,'漁業生產量值-漁業種類別魚類別生產量值5'!O28)&#10;+SUM('漁業生產量值-漁業種類別魚類別生產量值6'!C28,'漁業生產量值-漁業種類別魚類別生產量值6'!E28,'漁業生產量值-漁業種類別魚類別生產量值6'!G28,'漁業生產量值-漁業種類別魚類別生產量值6'!I28,'漁業生產量值-漁業種類別魚類別生產量值6'!K28,'漁業生產量值-漁業種類別魚類別生產量值6'!M28,'漁業生產量值-漁業種類別魚類別生產量值6'!O28)&#10;+SUM('漁業生產量值-漁業種類別魚類別生產量值9'!C28,'漁業生產量值-漁業種類別魚類別生產量值9'!O28)&#10;+SUM('漁業生產量值-漁業種類別魚類別生產量值10'!M28,'漁業生產量值-漁業種類別魚類別生產量值10'!O28)&#10;+SUM('漁業生產量值-漁業種類別魚類別生產量值11'!C28,'漁業生產量值-漁業種類別魚類別生產量值11'!E28,'漁業生產量值-漁業種類別魚類別生產量值11'!G28,'漁業生產量值-漁業種類別魚類別生產量值11'!O28)&#10;+SUM('漁業生產量值-漁業種類別魚類別生產量值13'!K28)&#10;+SUM('漁業生產量值-漁業種類別魚類別生產量值14'!I28,'漁業生產量值-漁業種類別魚類別生產量值14'!K28,'漁業生產量值-漁業種類別魚類別生產量值14'!M28,'漁業生產量值-漁業種類別魚類別生產量值14'!O28)&#10;+SUM('漁業生產量值-漁業種類別魚類別生產量值15'!C28))" table:style-name="ce49">
            <text:p>2,817<text:s/></text:p>
          </table:table-cell>
          <table:table-cell office:value-type="float" office:value="557825.88353999995" table:formula="msoxl:=  IF(SUM(H28,J28)&#10;+SUM('漁業生產量值-漁業種類別魚類別生產量值1'!F28,'漁業生產量值-漁業種類別魚類別生產量值1'!H28,'漁業生產量值-漁業種類別魚類別生產量值1'!J28,'漁業生產量值-漁業種類別魚類別生產量值1'!P28)&#10;+SUM('漁業生產量值-漁業種類別魚類別生產量值2'!D28,'漁業生產量值-漁業種類別魚類別生產量值2'!F28,'漁業生產量值-漁業種類別魚類別生產量值2'!H28,'漁業生產量值-漁業種類別魚類別生產量值2'!J28)&#10;+SUM('漁業生產量值-漁業種類別魚類別生產量值3'!F28,'漁業生產量值-漁業種類別魚類別生產量值3'!J28,'漁業生產量值-漁業種類別魚類別生產量值3'!L28,'漁業生產量值-漁業種類別魚類別生產量值3'!N28,'漁業生產量值-漁業種類別魚類別生產量值3'!P28)&#10;+SUM('漁業生產量值-漁業種類別魚類別生產量值4'!D28,'漁業生產量值-漁業種類別魚類別生產量值4'!F28,'漁業生產量值-漁業種類別魚類別生產量值4'!H28,'漁業生產量值-漁業種類別魚類別生產量值4'!J28)&#10;+SUM('漁業生產量值-漁業種類別魚類別生產量值5'!F28,'漁業生產量值-漁業種類別魚類別生產量值5'!H28,'漁業生產量值-漁業種類別魚類別生產量值5'!J28,'漁業生產量值-漁業種類別魚類別生產量值5'!L28,'漁業生產量值-漁業種類別魚類別生產量值5'!N28,'漁業生產量值-漁業種類別魚類別生產量值5'!P28)&#10;+SUM('漁業生產量值-漁業種類別魚類別生產量值6'!D28,'漁業生產量值-漁業種類別魚類別生產量值6'!F28,'漁業生產量值-漁業種類別魚類別生產量值6'!H28,'漁業生產量值-漁業種類別魚類別生產量值6'!J28,'漁業生產量值-漁業種類別魚類別生產量值6'!L28,'漁業生產量值-漁業種類別魚類別生產量值6'!N28,'漁業生產量值-漁業種類別魚類別生產量值6'!P28)&#10;+SUM('漁業生產量值-漁業種類別魚類別生產量值9'!D28,'漁業生產量值-漁業種類別魚類別生產量值9'!P28)&#10;+SUM('漁業生產量值-漁業種類別魚類別生產量值10'!N28,'漁業生產量值-漁業種類別魚類別生產量值10'!P28)&#10;+SUM('漁業生產量值-漁業種類別魚類別生產量值11'!D28,'漁業生產量值-漁業種類別魚類別生產量值11'!F28,'漁業生產量值-漁業種類別魚類別生產量值11'!H28,'漁業生產量值-漁業種類別魚類別生產量值11'!P28)&#10;+SUM('漁業生產量值-漁業種類別魚類別生產量值13'!L28)&#10;+SUM('漁業生產量值-漁業種類別魚類別生產量值14'!J28,'漁業生產量值-漁業種類別魚類別生產量值14'!L28,'漁業生產量值-漁業種類別魚類別生產量值14'!N28,'漁業生產量值-漁業種類別魚類別生產量值14'!P28)&#10;+SUM('漁業生產量值-漁業種類別魚類別生產量值15'!D28)=0,&quot;-&quot;,&#10;SUM(H28,J28)&#10;+SUM('漁業生產量值-漁業種類別魚類別生產量值1'!F28,'漁業生產量值-漁業種類別魚類別生產量值1'!H28,'漁業生產量值-漁業種類別魚類別生產量值1'!J28,'漁業生產量值-漁業種類別魚類別生產量值1'!P28)&#10;+SUM('漁業生產量值-漁業種類別魚類別生產量值2'!D28,'漁業生產量值-漁業種類別魚類別生產量值2'!F28,'漁業生產量值-漁業種類別魚類別生產量值2'!H28,'漁業生產量值-漁業種類別魚類別生產量值2'!J28)&#10;+SUM('漁業生產量值-漁業種類別魚類別生產量值3'!F28,'漁業生產量值-漁業種類別魚類別生產量值3'!J28,'漁業生產量值-漁業種類別魚類別生產量值3'!L28,'漁業生產量值-漁業種類別魚類別生產量值3'!N28,'漁業生產量值-漁業種類別魚類別生產量值3'!P28)&#10;+SUM('漁業生產量值-漁業種類別魚類別生產量值4'!D28,'漁業生產量值-漁業種類別魚類別生產量值4'!F28,'漁業生產量值-漁業種類別魚類別生產量值4'!H28,'漁業生產量值-漁業種類別魚類別生產量值4'!J28)&#10;+SUM('漁業生產量值-漁業種類別魚類別生產量值5'!F28,'漁業生產量值-漁業種類別魚類別生產量值5'!H28,'漁業生產量值-漁業種類別魚類別生產量值5'!J28,'漁業生產量值-漁業種類別魚類別生產量值5'!L28,'漁業生產量值-漁業種類別魚類別生產量值5'!N28,'漁業生產量值-漁業種類別魚類別生產量值5'!P28)&#10;+SUM('漁業生產量值-漁業種類別魚類別生產量值6'!D28,'漁業生產量值-漁業種類別魚類別生產量值6'!F28,'漁業生產量值-漁業種類別魚類別生產量值6'!H28,'漁業生產量值-漁業種類別魚類別生產量值6'!J28,'漁業生產量值-漁業種類別魚類別生產量值6'!L28,'漁業生產量值-漁業種類別魚類別生產量值6'!N28,'漁業生產量值-漁業種類別魚類別生產量值6'!P28)&#10;+SUM('漁業生產量值-漁業種類別魚類別生產量值9'!D28,'漁業生產量值-漁業種類別魚類別生產量值9'!P28)&#10;+SUM('漁業生產量值-漁業種類別魚類別生產量值10'!N28,'漁業生產量值-漁業種類別魚類別生產量值10'!P28)&#10;+SUM('漁業生產量值-漁業種類別魚類別生產量值11'!D28,'漁業生產量值-漁業種類別魚類別生產量值11'!F28,'漁業生產量值-漁業種類別魚類別生產量值11'!H28,'漁業生產量值-漁業種類別魚類別生產量值11'!P28)&#10;+SUM('漁業生產量值-漁業種類別魚類別生產量值13'!L28)&#10;+SUM('漁業生產量值-漁業種類別魚類別生產量值14'!J28,'漁業生產量值-漁業種類別魚類別生產量值14'!L28,'漁業生產量值-漁業種類別魚類別生產量值14'!N28,'漁業生產量值-漁業種類別魚類別生產量值14'!P28)&#10;+SUM('漁業生產量值-漁業種類別魚類別生產量值15'!D28))" table:style-name="ce49">
            <text:p>557,826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28,M28,O28,'漁業生產量值-漁業種類別魚類別生產量值1'!C28)=0,&quot;-&quot;,SUM(K28,M28,O28,'漁業生產量值-漁業種類別魚類別生產量值1'!C28))" table:style-name="ce19">
            <text:p>-</text:p>
          </table:table-cell>
          <table:table-cell office:value-type="string" office:string-value="-" table:formula="msoxl:=IF(SUM(L28,N28,P28,'漁業生產量值-漁業種類別魚類別生產量值1'!D28)=0,&quot;-&quot;,SUM(L28,N28,P28,'漁業生產量值-漁業種類別魚類別生產量值1'!D28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13</text:p>
          </table:table-cell>
          <table:table-cell office:value-type="string" table:style-name="ce18">
            <text:p>　曳繩釣　</text:p>
          </table:table-cell>
          <table:table-cell office:value-type="float" office:value="104.84" table:style-name="ce49">
            <text:p>105<text:s/></text:p>
          </table:table-cell>
          <table:table-cell office:value-type="float" office:value="9335.3026800000007" table:style-name="ce49">
            <text:p>9,335<text:s/></text:p>
          </table:table-cell>
          <table:table-cell office:value-type="float" office:value="104.55499999999999" table:formula="msoxl:=  IF(SUM(G29,I29)&#10;+SUM('漁業生產量值-漁業種類別魚類別生產量值1'!E29,'漁業生產量值-漁業種類別魚類別生產量值1'!G29,'漁業生產量值-漁業種類別魚類別生產量值1'!I29)&#10;+SUM('漁業生產量值-漁業種類別魚類別生產量值2'!C29,'漁業生產量值-漁業種類別魚類別生產量值2'!E29,'漁業生產量值-漁業種類別魚類別生產量值2'!G29,'漁業生產量值-漁業種類別魚類別生產量值2'!I29)&#10;+SUM('漁業生產量值-漁業種類別魚類別生產量值3'!E29,'漁業生產量值-漁業種類別魚類別生產量值3'!I29,'漁業生產量值-漁業種類別魚類別生產量值3'!K29,'漁業生產量值-漁業種類別魚類別生產量值3'!M29,'漁業生產量值-漁業種類別魚類別生產量值3'!O29)&#10;+SUM('漁業生產量值-漁業種類別魚類別生產量值4'!C29,'漁業生產量值-漁業種類別魚類別生產量值4'!E29,'漁業生產量值-漁業種類別魚類別生產量值4'!G29,'漁業生產量值-漁業種類別魚類別生產量值4'!I29)&#10;+SUM('漁業生產量值-漁業種類別魚類別生產量值5'!E29,'漁業生產量值-漁業種類別魚類別生產量值5'!G29,'漁業生產量值-漁業種類別魚類別生產量值5'!I29,'漁業生產量值-漁業種類別魚類別生產量值5'!K29,'漁業生產量值-漁業種類別魚類別生產量值5'!M29,'漁業生產量值-漁業種類別魚類別生產量值5'!O29)&#10;+SUM('漁業生產量值-漁業種類別魚類別生產量值6'!C29,'漁業生產量值-漁業種類別魚類別生產量值6'!E29,'漁業生產量值-漁業種類別魚類別生產量值6'!G29,'漁業生產量值-漁業種類別魚類別生產量值6'!I29,'漁業生產量值-漁業種類別魚類別生產量值6'!K29,'漁業生產量值-漁業種類別魚類別生產量值6'!M29,'漁業生產量值-漁業種類別魚類別生產量值6'!O29)&#10;+SUM('漁業生產量值-漁業種類別魚類別生產量值9'!C29,'漁業生產量值-漁業種類別魚類別生產量值9'!O29)&#10;+SUM('漁業生產量值-漁業種類別魚類別生產量值10'!M29,'漁業生產量值-漁業種類別魚類別生產量值10'!O29)&#10;+SUM('漁業生產量值-漁業種類別魚類別生產量值11'!C29,'漁業生產量值-漁業種類別魚類別生產量值11'!E29,'漁業生產量值-漁業種類別魚類別生產量值11'!G29,'漁業生產量值-漁業種類別魚類別生產量值11'!O29)&#10;+SUM('漁業生產量值-漁業種類別魚類別生產量值13'!K29)&#10;+SUM('漁業生產量值-漁業種類別魚類別生產量值14'!I29,'漁業生產量值-漁業種類別魚類別生產量值14'!K29,'漁業生產量值-漁業種類別魚類別生產量值14'!M29,'漁業生產量值-漁業種類別魚類別生產量值14'!O29)&#10;+SUM('漁業生產量值-漁業種類別魚類別生產量值15'!C29)=0,&quot;-&quot;,&#10;SUM(G29,I29)&#10;+SUM('漁業生產量值-漁業種類別魚類別生產量值1'!E29,'漁業生產量值-漁業種類別魚類別生產量值1'!G29,'漁業生產量值-漁業種類別魚類別生產量值1'!I29)&#10;+SUM('漁業生產量值-漁業種類別魚類別生產量值2'!C29,'漁業生產量值-漁業種類別魚類別生產量值2'!E29,'漁業生產量值-漁業種類別魚類別生產量值2'!G29,'漁業生產量值-漁業種類別魚類別生產量值2'!I29)&#10;+SUM('漁業生產量值-漁業種類別魚類別生產量值3'!E29,'漁業生產量值-漁業種類別魚類別生產量值3'!I29,'漁業生產量值-漁業種類別魚類別生產量值3'!K29,'漁業生產量值-漁業種類別魚類別生產量值3'!M29,'漁業生產量值-漁業種類別魚類別生產量值3'!O29)&#10;+SUM('漁業生產量值-漁業種類別魚類別生產量值4'!C29,'漁業生產量值-漁業種類別魚類別生產量值4'!E29,'漁業生產量值-漁業種類別魚類別生產量值4'!G29,'漁業生產量值-漁業種類別魚類別生產量值4'!I29)&#10;+SUM('漁業生產量值-漁業種類別魚類別生產量值5'!E29,'漁業生產量值-漁業種類別魚類別生產量值5'!G29,'漁業生產量值-漁業種類別魚類別生產量值5'!I29,'漁業生產量值-漁業種類別魚類別生產量值5'!K29,'漁業生產量值-漁業種類別魚類別生產量值5'!M29,'漁業生產量值-漁業種類別魚類別生產量值5'!O29)&#10;+SUM('漁業生產量值-漁業種類別魚類別生產量值6'!C29,'漁業生產量值-漁業種類別魚類別生產量值6'!E29,'漁業生產量值-漁業種類別魚類別生產量值6'!G29,'漁業生產量值-漁業種類別魚類別生產量值6'!I29,'漁業生產量值-漁業種類別魚類別生產量值6'!K29,'漁業生產量值-漁業種類別魚類別生產量值6'!M29,'漁業生產量值-漁業種類別魚類別生產量值6'!O29)&#10;+SUM('漁業生產量值-漁業種類別魚類別生產量值9'!C29,'漁業生產量值-漁業種類別魚類別生產量值9'!O29)&#10;+SUM('漁業生產量值-漁業種類別魚類別生產量值10'!M29,'漁業生產量值-漁業種類別魚類別生產量值10'!O29)&#10;+SUM('漁業生產量值-漁業種類別魚類別生產量值11'!C29,'漁業生產量值-漁業種類別魚類別生產量值11'!E29,'漁業生產量值-漁業種類別魚類別生產量值11'!G29,'漁業生產量值-漁業種類別魚類別生產量值11'!O29)&#10;+SUM('漁業生產量值-漁業種類別魚類別生產量值13'!K29)&#10;+SUM('漁業生產量值-漁業種類別魚類別生產量值14'!I29,'漁業生產量值-漁業種類別魚類別生產量值14'!K29,'漁業生產量值-漁業種類別魚類別生產量值14'!M29,'漁業生產量值-漁業種類別魚類別生產量值14'!O29)&#10;+SUM('漁業生產量值-漁業種類別魚類別生產量值15'!C29))" table:style-name="ce49">
            <text:p>105<text:s/></text:p>
          </table:table-cell>
          <table:table-cell office:value-type="float" office:value="9292.5491799999982" table:formula="msoxl:=  IF(SUM(H29,J29)&#10;+SUM('漁業生產量值-漁業種類別魚類別生產量值1'!F29,'漁業生產量值-漁業種類別魚類別生產量值1'!H29,'漁業生產量值-漁業種類別魚類別生產量值1'!J29,'漁業生產量值-漁業種類別魚類別生產量值1'!P29)&#10;+SUM('漁業生產量值-漁業種類別魚類別生產量值2'!D29,'漁業生產量值-漁業種類別魚類別生產量值2'!F29,'漁業生產量值-漁業種類別魚類別生產量值2'!H29,'漁業生產量值-漁業種類別魚類別生產量值2'!J29)&#10;+SUM('漁業生產量值-漁業種類別魚類別生產量值3'!F29,'漁業生產量值-漁業種類別魚類別生產量值3'!J29,'漁業生產量值-漁業種類別魚類別生產量值3'!L29,'漁業生產量值-漁業種類別魚類別生產量值3'!N29,'漁業生產量值-漁業種類別魚類別生產量值3'!P29)&#10;+SUM('漁業生產量值-漁業種類別魚類別生產量值4'!D29,'漁業生產量值-漁業種類別魚類別生產量值4'!F29,'漁業生產量值-漁業種類別魚類別生產量值4'!H29,'漁業生產量值-漁業種類別魚類別生產量值4'!J29)&#10;+SUM('漁業生產量值-漁業種類別魚類別生產量值5'!F29,'漁業生產量值-漁業種類別魚類別生產量值5'!H29,'漁業生產量值-漁業種類別魚類別生產量值5'!J29,'漁業生產量值-漁業種類別魚類別生產量值5'!L29,'漁業生產量值-漁業種類別魚類別生產量值5'!N29,'漁業生產量值-漁業種類別魚類別生產量值5'!P29)&#10;+SUM('漁業生產量值-漁業種類別魚類別生產量值6'!D29,'漁業生產量值-漁業種類別魚類別生產量值6'!F29,'漁業生產量值-漁業種類別魚類別生產量值6'!H29,'漁業生產量值-漁業種類別魚類別生產量值6'!J29,'漁業生產量值-漁業種類別魚類別生產量值6'!L29,'漁業生產量值-漁業種類別魚類別生產量值6'!N29,'漁業生產量值-漁業種類別魚類別生產量值6'!P29)&#10;+SUM('漁業生產量值-漁業種類別魚類別生產量值9'!D29,'漁業生產量值-漁業種類別魚類別生產量值9'!P29)&#10;+SUM('漁業生產量值-漁業種類別魚類別生產量值10'!N29,'漁業生產量值-漁業種類別魚類別生產量值10'!P29)&#10;+SUM('漁業生產量值-漁業種類別魚類別生產量值11'!D29,'漁業生產量值-漁業種類別魚類別生產量值11'!F29,'漁業生產量值-漁業種類別魚類別生產量值11'!H29,'漁業生產量值-漁業種類別魚類別生產量值11'!P29)&#10;+SUM('漁業生產量值-漁業種類別魚類別生產量值13'!L29)&#10;+SUM('漁業生產量值-漁業種類別魚類別生產量值14'!J29,'漁業生產量值-漁業種類別魚類別生產量值14'!L29,'漁業生產量值-漁業種類別魚類別生產量值14'!N29,'漁業生產量值-漁業種類別魚類別生產量值14'!P29)&#10;+SUM('漁業生產量值-漁業種類別魚類別生產量值15'!D29)=0,&quot;-&quot;,&#10;SUM(H29,J29)&#10;+SUM('漁業生產量值-漁業種類別魚類別生產量值1'!F29,'漁業生產量值-漁業種類別魚類別生產量值1'!H29,'漁業生產量值-漁業種類別魚類別生產量值1'!J29,'漁業生產量值-漁業種類別魚類別生產量值1'!P29)&#10;+SUM('漁業生產量值-漁業種類別魚類別生產量值2'!D29,'漁業生產量值-漁業種類別魚類別生產量值2'!F29,'漁業生產量值-漁業種類別魚類別生產量值2'!H29,'漁業生產量值-漁業種類別魚類別生產量值2'!J29)&#10;+SUM('漁業生產量值-漁業種類別魚類別生產量值3'!F29,'漁業生產量值-漁業種類別魚類別生產量值3'!J29,'漁業生產量值-漁業種類別魚類別生產量值3'!L29,'漁業生產量值-漁業種類別魚類別生產量值3'!N29,'漁業生產量值-漁業種類別魚類別生產量值3'!P29)&#10;+SUM('漁業生產量值-漁業種類別魚類別生產量值4'!D29,'漁業生產量值-漁業種類別魚類別生產量值4'!F29,'漁業生產量值-漁業種類別魚類別生產量值4'!H29,'漁業生產量值-漁業種類別魚類別生產量值4'!J29)&#10;+SUM('漁業生產量值-漁業種類別魚類別生產量值5'!F29,'漁業生產量值-漁業種類別魚類別生產量值5'!H29,'漁業生產量值-漁業種類別魚類別生產量值5'!J29,'漁業生產量值-漁業種類別魚類別生產量值5'!L29,'漁業生產量值-漁業種類別魚類別生產量值5'!N29,'漁業生產量值-漁業種類別魚類別生產量值5'!P29)&#10;+SUM('漁業生產量值-漁業種類別魚類別生產量值6'!D29,'漁業生產量值-漁業種類別魚類別生產量值6'!F29,'漁業生產量值-漁業種類別魚類別生產量值6'!H29,'漁業生產量值-漁業種類別魚類別生產量值6'!J29,'漁業生產量值-漁業種類別魚類別生產量值6'!L29,'漁業生產量值-漁業種類別魚類別生產量值6'!N29,'漁業生產量值-漁業種類別魚類別生產量值6'!P29)&#10;+SUM('漁業生產量值-漁業種類別魚類別生產量值9'!D29,'漁業生產量值-漁業種類別魚類別生產量值9'!P29)&#10;+SUM('漁業生產量值-漁業種類別魚類別生產量值10'!N29,'漁業生產量值-漁業種類別魚類別生產量值10'!P29)&#10;+SUM('漁業生產量值-漁業種類別魚類別生產量值11'!D29,'漁業生產量值-漁業種類別魚類別生產量值11'!F29,'漁業生產量值-漁業種類別魚類別生產量值11'!H29,'漁業生產量值-漁業種類別魚類別生產量值11'!P29)&#10;+SUM('漁業生產量值-漁業種類別魚類別生產量值13'!L29)&#10;+SUM('漁業生產量值-漁業種類別魚類別生產量值14'!J29,'漁業生產量值-漁業種類別魚類別生產量值14'!L29,'漁業生產量值-漁業種類別魚類別生產量值14'!N29,'漁業生產量值-漁業種類別魚類別生產量值14'!P29)&#10;+SUM('漁業生產量值-漁業種類別魚類別生產量值15'!D29))" table:style-name="ce49">
            <text:p>9,29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29,M29,O29,'漁業生產量值-漁業種類別魚類別生產量值1'!C29)=0,&quot;-&quot;,SUM(K29,M29,O29,'漁業生產量值-漁業種類別魚類別生產量值1'!C29))" table:style-name="ce19">
            <text:p>-</text:p>
          </table:table-cell>
          <table:table-cell office:value-type="string" office:string-value="-" table:formula="msoxl:=IF(SUM(L29,N29,P29,'漁業生產量值-漁業種類別魚類別生產量值1'!D29)=0,&quot;-&quot;,SUM(L29,N29,P29,'漁業生產量值-漁業種類別魚類別生產量值1'!D29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14</text:p>
          </table:table-cell>
          <table:table-cell office:value-type="string" table:style-name="ce18">
            <text:p>　一支釣　</text:p>
          </table:table-cell>
          <table:table-cell office:value-type="float" office:value="2200.5666299999998" table:style-name="ce49">
            <text:p>2,201<text:s/></text:p>
          </table:table-cell>
          <table:table-cell office:value-type="float" office:value="496056.01066999999" table:style-name="ce49">
            <text:p>496,056<text:s/></text:p>
          </table:table-cell>
          <table:table-cell office:value-type="float" office:value="2046.4870400000002" table:formula="msoxl:=  IF(SUM(G30,I30)&#10;+SUM('漁業生產量值-漁業種類別魚類別生產量值1'!E30,'漁業生產量值-漁業種類別魚類別生產量值1'!G30,'漁業生產量值-漁業種類別魚類別生產量值1'!I30)&#10;+SUM('漁業生產量值-漁業種類別魚類別生產量值2'!C30,'漁業生產量值-漁業種類別魚類別生產量值2'!E30,'漁業生產量值-漁業種類別魚類別生產量值2'!G30,'漁業生產量值-漁業種類別魚類別生產量值2'!I30)&#10;+SUM('漁業生產量值-漁業種類別魚類別生產量值3'!E30,'漁業生產量值-漁業種類別魚類別生產量值3'!I30,'漁業生產量值-漁業種類別魚類別生產量值3'!K30,'漁業生產量值-漁業種類別魚類別生產量值3'!M30,'漁業生產量值-漁業種類別魚類別生產量值3'!O30)&#10;+SUM('漁業生產量值-漁業種類別魚類別生產量值4'!C30,'漁業生產量值-漁業種類別魚類別生產量值4'!E30,'漁業生產量值-漁業種類別魚類別生產量值4'!G30,'漁業生產量值-漁業種類別魚類別生產量值4'!I30)&#10;+SUM('漁業生產量值-漁業種類別魚類別生產量值5'!E30,'漁業生產量值-漁業種類別魚類別生產量值5'!G30,'漁業生產量值-漁業種類別魚類別生產量值5'!I30,'漁業生產量值-漁業種類別魚類別生產量值5'!K30,'漁業生產量值-漁業種類別魚類別生產量值5'!M30,'漁業生產量值-漁業種類別魚類別生產量值5'!O30)&#10;+SUM('漁業生產量值-漁業種類別魚類別生產量值6'!C30,'漁業生產量值-漁業種類別魚類別生產量值6'!E30,'漁業生產量值-漁業種類別魚類別生產量值6'!G30,'漁業生產量值-漁業種類別魚類別生產量值6'!I30,'漁業生產量值-漁業種類別魚類別生產量值6'!K30,'漁業生產量值-漁業種類別魚類別生產量值6'!M30,'漁業生產量值-漁業種類別魚類別生產量值6'!O30)&#10;+SUM('漁業生產量值-漁業種類別魚類別生產量值9'!C30,'漁業生產量值-漁業種類別魚類別生產量值9'!O30)&#10;+SUM('漁業生產量值-漁業種類別魚類別生產量值10'!M30,'漁業生產量值-漁業種類別魚類別生產量值10'!O30)&#10;+SUM('漁業生產量值-漁業種類別魚類別生產量值11'!C30,'漁業生產量值-漁業種類別魚類別生產量值11'!E30,'漁業生產量值-漁業種類別魚類別生產量值11'!G30,'漁業生產量值-漁業種類別魚類別生產量值11'!O30)&#10;+SUM('漁業生產量值-漁業種類別魚類別生產量值13'!K30)&#10;+SUM('漁業生產量值-漁業種類別魚類別生產量值14'!I30,'漁業生產量值-漁業種類別魚類別生產量值14'!K30,'漁業生產量值-漁業種類別魚類別生產量值14'!M30,'漁業生產量值-漁業種類別魚類別生產量值14'!O30)&#10;+SUM('漁業生產量值-漁業種類別魚類別生產量值15'!C30)=0,&quot;-&quot;,&#10;SUM(G30,I30)&#10;+SUM('漁業生產量值-漁業種類別魚類別生產量值1'!E30,'漁業生產量值-漁業種類別魚類別生產量值1'!G30,'漁業生產量值-漁業種類別魚類別生產量值1'!I30)&#10;+SUM('漁業生產量值-漁業種類別魚類別生產量值2'!C30,'漁業生產量值-漁業種類別魚類別生產量值2'!E30,'漁業生產量值-漁業種類別魚類別生產量值2'!G30,'漁業生產量值-漁業種類別魚類別生產量值2'!I30)&#10;+SUM('漁業生產量值-漁業種類別魚類別生產量值3'!E30,'漁業生產量值-漁業種類別魚類別生產量值3'!I30,'漁業生產量值-漁業種類別魚類別生產量值3'!K30,'漁業生產量值-漁業種類別魚類別生產量值3'!M30,'漁業生產量值-漁業種類別魚類別生產量值3'!O30)&#10;+SUM('漁業生產量值-漁業種類別魚類別生產量值4'!C30,'漁業生產量值-漁業種類別魚類別生產量值4'!E30,'漁業生產量值-漁業種類別魚類別生產量值4'!G30,'漁業生產量值-漁業種類別魚類別生產量值4'!I30)&#10;+SUM('漁業生產量值-漁業種類別魚類別生產量值5'!E30,'漁業生產量值-漁業種類別魚類別生產量值5'!G30,'漁業生產量值-漁業種類別魚類別生產量值5'!I30,'漁業生產量值-漁業種類別魚類別生產量值5'!K30,'漁業生產量值-漁業種類別魚類別生產量值5'!M30,'漁業生產量值-漁業種類別魚類別生產量值5'!O30)&#10;+SUM('漁業生產量值-漁業種類別魚類別生產量值6'!C30,'漁業生產量值-漁業種類別魚類別生產量值6'!E30,'漁業生產量值-漁業種類別魚類別生產量值6'!G30,'漁業生產量值-漁業種類別魚類別生產量值6'!I30,'漁業生產量值-漁業種類別魚類別生產量值6'!K30,'漁業生產量值-漁業種類別魚類別生產量值6'!M30,'漁業生產量值-漁業種類別魚類別生產量值6'!O30)&#10;+SUM('漁業生產量值-漁業種類別魚類別生產量值9'!C30,'漁業生產量值-漁業種類別魚類別生產量值9'!O30)&#10;+SUM('漁業生產量值-漁業種類別魚類別生產量值10'!M30,'漁業生產量值-漁業種類別魚類別生產量值10'!O30)&#10;+SUM('漁業生產量值-漁業種類別魚類別生產量值11'!C30,'漁業生產量值-漁業種類別魚類別生產量值11'!E30,'漁業生產量值-漁業種類別魚類別生產量值11'!G30,'漁業生產量值-漁業種類別魚類別生產量值11'!O30)&#10;+SUM('漁業生產量值-漁業種類別魚類別生產量值13'!K30)&#10;+SUM('漁業生產量值-漁業種類別魚類別生產量值14'!I30,'漁業生產量值-漁業種類別魚類別生產量值14'!K30,'漁業生產量值-漁業種類別魚類別生產量值14'!M30,'漁業生產量值-漁業種類別魚類別生產量值14'!O30)&#10;+SUM('漁業生產量值-漁業種類別魚類別生產量值15'!C30))" table:style-name="ce49">
            <text:p>2,046<text:s/></text:p>
          </table:table-cell>
          <table:table-cell office:value-type="float" office:value="465167.20866" table:formula="msoxl:=  IF(SUM(H30,J30)&#10;+SUM('漁業生產量值-漁業種類別魚類別生產量值1'!F30,'漁業生產量值-漁業種類別魚類別生產量值1'!H30,'漁業生產量值-漁業種類別魚類別生產量值1'!J30,'漁業生產量值-漁業種類別魚類別生產量值1'!P30)&#10;+SUM('漁業生產量值-漁業種類別魚類別生產量值2'!D30,'漁業生產量值-漁業種類別魚類別生產量值2'!F30,'漁業生產量值-漁業種類別魚類別生產量值2'!H30,'漁業生產量值-漁業種類別魚類別生產量值2'!J30)&#10;+SUM('漁業生產量值-漁業種類別魚類別生產量值3'!F30,'漁業生產量值-漁業種類別魚類別生產量值3'!J30,'漁業生產量值-漁業種類別魚類別生產量值3'!L30,'漁業生產量值-漁業種類別魚類別生產量值3'!N30,'漁業生產量值-漁業種類別魚類別生產量值3'!P30)&#10;+SUM('漁業生產量值-漁業種類別魚類別生產量值4'!D30,'漁業生產量值-漁業種類別魚類別生產量值4'!F30,'漁業生產量值-漁業種類別魚類別生產量值4'!H30,'漁業生產量值-漁業種類別魚類別生產量值4'!J30)&#10;+SUM('漁業生產量值-漁業種類別魚類別生產量值5'!F30,'漁業生產量值-漁業種類別魚類別生產量值5'!H30,'漁業生產量值-漁業種類別魚類別生產量值5'!J30,'漁業生產量值-漁業種類別魚類別生產量值5'!L30,'漁業生產量值-漁業種類別魚類別生產量值5'!N30,'漁業生產量值-漁業種類別魚類別生產量值5'!P30)&#10;+SUM('漁業生產量值-漁業種類別魚類別生產量值6'!D30,'漁業生產量值-漁業種類別魚類別生產量值6'!F30,'漁業生產量值-漁業種類別魚類別生產量值6'!H30,'漁業生產量值-漁業種類別魚類別生產量值6'!J30,'漁業生產量值-漁業種類別魚類別生產量值6'!L30,'漁業生產量值-漁業種類別魚類別生產量值6'!N30,'漁業生產量值-漁業種類別魚類別生產量值6'!P30)&#10;+SUM('漁業生產量值-漁業種類別魚類別生產量值9'!D30,'漁業生產量值-漁業種類別魚類別生產量值9'!P30)&#10;+SUM('漁業生產量值-漁業種類別魚類別生產量值10'!N30,'漁業生產量值-漁業種類別魚類別生產量值10'!P30)&#10;+SUM('漁業生產量值-漁業種類別魚類別生產量值11'!D30,'漁業生產量值-漁業種類別魚類別生產量值11'!F30,'漁業生產量值-漁業種類別魚類別生產量值11'!H30,'漁業生產量值-漁業種類別魚類別生產量值11'!P30)&#10;+SUM('漁業生產量值-漁業種類別魚類別生產量值13'!L30)&#10;+SUM('漁業生產量值-漁業種類別魚類別生產量值14'!J30,'漁業生產量值-漁業種類別魚類別生產量值14'!L30,'漁業生產量值-漁業種類別魚類別生產量值14'!N30,'漁業生產量值-漁業種類別魚類別生產量值14'!P30)&#10;+SUM('漁業生產量值-漁業種類別魚類別生產量值15'!D30)=0,&quot;-&quot;,&#10;SUM(H30,J30)&#10;+SUM('漁業生產量值-漁業種類別魚類別生產量值1'!F30,'漁業生產量值-漁業種類別魚類別生產量值1'!H30,'漁業生產量值-漁業種類別魚類別生產量值1'!J30,'漁業生產量值-漁業種類別魚類別生產量值1'!P30)&#10;+SUM('漁業生產量值-漁業種類別魚類別生產量值2'!D30,'漁業生產量值-漁業種類別魚類別生產量值2'!F30,'漁業生產量值-漁業種類別魚類別生產量值2'!H30,'漁業生產量值-漁業種類別魚類別生產量值2'!J30)&#10;+SUM('漁業生產量值-漁業種類別魚類別生產量值3'!F30,'漁業生產量值-漁業種類別魚類別生產量值3'!J30,'漁業生產量值-漁業種類別魚類別生產量值3'!L30,'漁業生產量值-漁業種類別魚類別生產量值3'!N30,'漁業生產量值-漁業種類別魚類別生產量值3'!P30)&#10;+SUM('漁業生產量值-漁業種類別魚類別生產量值4'!D30,'漁業生產量值-漁業種類別魚類別生產量值4'!F30,'漁業生產量值-漁業種類別魚類別生產量值4'!H30,'漁業生產量值-漁業種類別魚類別生產量值4'!J30)&#10;+SUM('漁業生產量值-漁業種類別魚類別生產量值5'!F30,'漁業生產量值-漁業種類別魚類別生產量值5'!H30,'漁業生產量值-漁業種類別魚類別生產量值5'!J30,'漁業生產量值-漁業種類別魚類別生產量值5'!L30,'漁業生產量值-漁業種類別魚類別生產量值5'!N30,'漁業生產量值-漁業種類別魚類別生產量值5'!P30)&#10;+SUM('漁業生產量值-漁業種類別魚類別生產量值6'!D30,'漁業生產量值-漁業種類別魚類別生產量值6'!F30,'漁業生產量值-漁業種類別魚類別生產量值6'!H30,'漁業生產量值-漁業種類別魚類別生產量值6'!J30,'漁業生產量值-漁業種類別魚類別生產量值6'!L30,'漁業生產量值-漁業種類別魚類別生產量值6'!N30,'漁業生產量值-漁業種類別魚類別生產量值6'!P30)&#10;+SUM('漁業生產量值-漁業種類別魚類別生產量值9'!D30,'漁業生產量值-漁業種類別魚類別生產量值9'!P30)&#10;+SUM('漁業生產量值-漁業種類別魚類別生產量值10'!N30,'漁業生產量值-漁業種類別魚類別生產量值10'!P30)&#10;+SUM('漁業生產量值-漁業種類別魚類別生產量值11'!D30,'漁業生產量值-漁業種類別魚類別生產量值11'!F30,'漁業生產量值-漁業種類別魚類別生產量值11'!H30,'漁業生產量值-漁業種類別魚類別生產量值11'!P30)&#10;+SUM('漁業生產量值-漁業種類別魚類別生產量值13'!L30)&#10;+SUM('漁業生產量值-漁業種類別魚類別生產量值14'!J30,'漁業生產量值-漁業種類別魚類別生產量值14'!L30,'漁業生產量值-漁業種類別魚類別生產量值14'!N30,'漁業生產量值-漁業種類別魚類別生產量值14'!P30)&#10;+SUM('漁業生產量值-漁業種類別魚類別生產量值15'!D30))" table:style-name="ce49">
            <text:p>465,167<text:s/></text:p>
          </table:table-cell>
          <table:table-cell office:value-type="float" office:value="3.5999999999999999E-3" table:style-name="ce49">
            <text:p>0<text:s/></text:p>
          </table:table-cell>
          <table:table-cell office:value-type="float" office:value="0.28179999999999999" table:style-name="ce49">
            <text:p>0<text:s/></text:p>
          </table:table-cell>
          <table:table-cell office:value-type="string" office:string-value="-" table:formula="msoxl:=IF(SUM(K30,M30,O30,'漁業生產量值-漁業種類別魚類別生產量值1'!C30)=0,&quot;-&quot;,SUM(K30,M30,O30,'漁業生產量值-漁業種類別魚類別生產量值1'!C30))" table:style-name="ce19">
            <text:p>-</text:p>
          </table:table-cell>
          <table:table-cell office:value-type="string" office:string-value="-" table:formula="msoxl:=IF(SUM(L30,N30,P30,'漁業生產量值-漁業種類別魚類別生產量值1'!D30)=0,&quot;-&quot;,SUM(L30,N30,P30,'漁業生產量值-漁業種類別魚類別生產量值1'!D30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G31,I31)&#10;+SUM('漁業生產量值-漁業種類別魚類別生產量值1'!E31,'漁業生產量值-漁業種類別魚類別生產量值1'!G31,'漁業生產量值-漁業種類別魚類別生產量值1'!I31)&#10;+SUM('漁業生產量值-漁業種類別魚類別生產量值2'!C31,'漁業生產量值-漁業種類別魚類別生產量值2'!E31,'漁業生產量值-漁業種類別魚類別生產量值2'!G31,'漁業生產量值-漁業種類別魚類別生產量值2'!I31)&#10;+SUM('漁業生產量值-漁業種類別魚類別生產量值3'!E31,'漁業生產量值-漁業種類別魚類別生產量值3'!I31,'漁業生產量值-漁業種類別魚類別生產量值3'!K31,'漁業生產量值-漁業種類別魚類別生產量值3'!M31,'漁業生產量值-漁業種類別魚類別生產量值3'!O31)&#10;+SUM('漁業生產量值-漁業種類別魚類別生產量值4'!C31,'漁業生產量值-漁業種類別魚類別生產量值4'!E31,'漁業生產量值-漁業種類別魚類別生產量值4'!G31,'漁業生產量值-漁業種類別魚類別生產量值4'!I31)&#10;+SUM('漁業生產量值-漁業種類別魚類別生產量值5'!E31,'漁業生產量值-漁業種類別魚類別生產量值5'!G31,'漁業生產量值-漁業種類別魚類別生產量值5'!I31,'漁業生產量值-漁業種類別魚類別生產量值5'!K31,'漁業生產量值-漁業種類別魚類別生產量值5'!M31,'漁業生產量值-漁業種類別魚類別生產量值5'!O31)&#10;+SUM('漁業生產量值-漁業種類別魚類別生產量值6'!C31,'漁業生產量值-漁業種類別魚類別生產量值6'!E31,'漁業生產量值-漁業種類別魚類別生產量值6'!G31,'漁業生產量值-漁業種類別魚類別生產量值6'!I31,'漁業生產量值-漁業種類別魚類別生產量值6'!K31,'漁業生產量值-漁業種類別魚類別生產量值6'!M31,'漁業生產量值-漁業種類別魚類別生產量值6'!O31)&#10;+SUM('漁業生產量值-漁業種類別魚類別生產量值9'!C31,'漁業生產量值-漁業種類別魚類別生產量值9'!O31)&#10;+SUM('漁業生產量值-漁業種類別魚類別生產量值10'!M31,'漁業生產量值-漁業種類別魚類別生產量值10'!O31)&#10;+SUM('漁業生產量值-漁業種類別魚類別生產量值11'!C31,'漁業生產量值-漁業種類別魚類別生產量值11'!E31,'漁業生產量值-漁業種類別魚類別生產量值11'!G31,'漁業生產量值-漁業種類別魚類別生產量值11'!O31)&#10;+SUM('漁業生產量值-漁業種類別魚類別生產量值13'!K31)&#10;+SUM('漁業生產量值-漁業種類別魚類別生產量值14'!I31,'漁業生產量值-漁業種類別魚類別生產量值14'!K31,'漁業生產量值-漁業種類別魚類別生產量值14'!M31,'漁業生產量值-漁業種類別魚類別生產量值14'!O31)&#10;+SUM('漁業生產量值-漁業種類別魚類別生產量值15'!C31)=0,&quot;-&quot;,&#10;SUM(G31,I31)&#10;+SUM('漁業生產量值-漁業種類別魚類別生產量值1'!E31,'漁業生產量值-漁業種類別魚類別生產量值1'!G31,'漁業生產量值-漁業種類別魚類別生產量值1'!I31)&#10;+SUM('漁業生產量值-漁業種類別魚類別生產量值2'!C31,'漁業生產量值-漁業種類別魚類別生產量值2'!E31,'漁業生產量值-漁業種類別魚類別生產量值2'!G31,'漁業生產量值-漁業種類別魚類別生產量值2'!I31)&#10;+SUM('漁業生產量值-漁業種類別魚類別生產量值3'!E31,'漁業生產量值-漁業種類別魚類別生產量值3'!I31,'漁業生產量值-漁業種類別魚類別生產量值3'!K31,'漁業生產量值-漁業種類別魚類別生產量值3'!M31,'漁業生產量值-漁業種類別魚類別生產量值3'!O31)&#10;+SUM('漁業生產量值-漁業種類別魚類別生產量值4'!C31,'漁業生產量值-漁業種類別魚類別生產量值4'!E31,'漁業生產量值-漁業種類別魚類別生產量值4'!G31,'漁業生產量值-漁業種類別魚類別生產量值4'!I31)&#10;+SUM('漁業生產量值-漁業種類別魚類別生產量值5'!E31,'漁業生產量值-漁業種類別魚類別生產量值5'!G31,'漁業生產量值-漁業種類別魚類別生產量值5'!I31,'漁業生產量值-漁業種類別魚類別生產量值5'!K31,'漁業生產量值-漁業種類別魚類別生產量值5'!M31,'漁業生產量值-漁業種類別魚類別生產量值5'!O31)&#10;+SUM('漁業生產量值-漁業種類別魚類別生產量值6'!C31,'漁業生產量值-漁業種類別魚類別生產量值6'!E31,'漁業生產量值-漁業種類別魚類別生產量值6'!G31,'漁業生產量值-漁業種類別魚類別生產量值6'!I31,'漁業生產量值-漁業種類別魚類別生產量值6'!K31,'漁業生產量值-漁業種類別魚類別生產量值6'!M31,'漁業生產量值-漁業種類別魚類別生產量值6'!O31)&#10;+SUM('漁業生產量值-漁業種類別魚類別生產量值9'!C31,'漁業生產量值-漁業種類別魚類別生產量值9'!O31)&#10;+SUM('漁業生產量值-漁業種類別魚類別生產量值10'!M31,'漁業生產量值-漁業種類別魚類別生產量值10'!O31)&#10;+SUM('漁業生產量值-漁業種類別魚類別生產量值11'!C31,'漁業生產量值-漁業種類別魚類別生產量值11'!E31,'漁業生產量值-漁業種類別魚類別生產量值11'!G31,'漁業生產量值-漁業種類別魚類別生產量值11'!O31)&#10;+SUM('漁業生產量值-漁業種類別魚類別生產量值13'!K31)&#10;+SUM('漁業生產量值-漁業種類別魚類別生產量值14'!I31,'漁業生產量值-漁業種類別魚類別生產量值14'!K31,'漁業生產量值-漁業種類別魚類別生產量值14'!M31,'漁業生產量值-漁業種類別魚類別生產量值14'!O31)&#10;+SUM('漁業生產量值-漁業種類別魚類別生產量值15'!C31))" table:style-name="ce49">
            <text:p>-</text:p>
          </table:table-cell>
          <table:table-cell office:value-type="string" office:string-value="-" table:formula="msoxl:=  IF(SUM(H31,J31)&#10;+SUM('漁業生產量值-漁業種類別魚類別生產量值1'!F31,'漁業生產量值-漁業種類別魚類別生產量值1'!H31,'漁業生產量值-漁業種類別魚類別生產量值1'!J31,'漁業生產量值-漁業種類別魚類別生產量值1'!P31)&#10;+SUM('漁業生產量值-漁業種類別魚類別生產量值2'!D31,'漁業生產量值-漁業種類別魚類別生產量值2'!F31,'漁業生產量值-漁業種類別魚類別生產量值2'!H31,'漁業生產量值-漁業種類別魚類別生產量值2'!J31)&#10;+SUM('漁業生產量值-漁業種類別魚類別生產量值3'!F31,'漁業生產量值-漁業種類別魚類別生產量值3'!J31,'漁業生產量值-漁業種類別魚類別生產量值3'!L31,'漁業生產量值-漁業種類別魚類別生產量值3'!N31,'漁業生產量值-漁業種類別魚類別生產量值3'!P31)&#10;+SUM('漁業生產量值-漁業種類別魚類別生產量值4'!D31,'漁業生產量值-漁業種類別魚類別生產量值4'!F31,'漁業生產量值-漁業種類別魚類別生產量值4'!H31,'漁業生產量值-漁業種類別魚類別生產量值4'!J31)&#10;+SUM('漁業生產量值-漁業種類別魚類別生產量值5'!F31,'漁業生產量值-漁業種類別魚類別生產量值5'!H31,'漁業生產量值-漁業種類別魚類別生產量值5'!J31,'漁業生產量值-漁業種類別魚類別生產量值5'!L31,'漁業生產量值-漁業種類別魚類別生產量值5'!N31,'漁業生產量值-漁業種類別魚類別生產量值5'!P31)&#10;+SUM('漁業生產量值-漁業種類別魚類別生產量值6'!D31,'漁業生產量值-漁業種類別魚類別生產量值6'!F31,'漁業生產量值-漁業種類別魚類別生產量值6'!H31,'漁業生產量值-漁業種類別魚類別生產量值6'!J31,'漁業生產量值-漁業種類別魚類別生產量值6'!L31,'漁業生產量值-漁業種類別魚類別生產量值6'!N31,'漁業生產量值-漁業種類別魚類別生產量值6'!P31)&#10;+SUM('漁業生產量值-漁業種類別魚類別生產量值9'!D31,'漁業生產量值-漁業種類別魚類別生產量值9'!P31)&#10;+SUM('漁業生產量值-漁業種類別魚類別生產量值10'!N31,'漁業生產量值-漁業種類別魚類別生產量值10'!P31)&#10;+SUM('漁業生產量值-漁業種類別魚類別生產量值11'!D31,'漁業生產量值-漁業種類別魚類別生產量值11'!F31,'漁業生產量值-漁業種類別魚類別生產量值11'!H31,'漁業生產量值-漁業種類別魚類別生產量值11'!P31)&#10;+SUM('漁業生產量值-漁業種類別魚類別生產量值13'!L31)&#10;+SUM('漁業生產量值-漁業種類別魚類別生產量值14'!J31,'漁業生產量值-漁業種類別魚類別生產量值14'!L31,'漁業生產量值-漁業種類別魚類別生產量值14'!N31,'漁業生產量值-漁業種類別魚類別生產量值14'!P31)&#10;+SUM('漁業生產量值-漁業種類別魚類別生產量值15'!D31)=0,&quot;-&quot;,&#10;SUM(H31,J31)&#10;+SUM('漁業生產量值-漁業種類別魚類別生產量值1'!F31,'漁業生產量值-漁業種類別魚類別生產量值1'!H31,'漁業生產量值-漁業種類別魚類別生產量值1'!J31,'漁業生產量值-漁業種類別魚類別生產量值1'!P31)&#10;+SUM('漁業生產量值-漁業種類別魚類別生產量值2'!D31,'漁業生產量值-漁業種類別魚類別生產量值2'!F31,'漁業生產量值-漁業種類別魚類別生產量值2'!H31,'漁業生產量值-漁業種類別魚類別生產量值2'!J31)&#10;+SUM('漁業生產量值-漁業種類別魚類別生產量值3'!F31,'漁業生產量值-漁業種類別魚類別生產量值3'!J31,'漁業生產量值-漁業種類別魚類別生產量值3'!L31,'漁業生產量值-漁業種類別魚類別生產量值3'!N31,'漁業生產量值-漁業種類別魚類別生產量值3'!P31)&#10;+SUM('漁業生產量值-漁業種類別魚類別生產量值4'!D31,'漁業生產量值-漁業種類別魚類別生產量值4'!F31,'漁業生產量值-漁業種類別魚類別生產量值4'!H31,'漁業生產量值-漁業種類別魚類別生產量值4'!J31)&#10;+SUM('漁業生產量值-漁業種類別魚類別生產量值5'!F31,'漁業生產量值-漁業種類別魚類別生產量值5'!H31,'漁業生產量值-漁業種類別魚類別生產量值5'!J31,'漁業生產量值-漁業種類別魚類別生產量值5'!L31,'漁業生產量值-漁業種類別魚類別生產量值5'!N31,'漁業生產量值-漁業種類別魚類別生產量值5'!P31)&#10;+SUM('漁業生產量值-漁業種類別魚類別生產量值6'!D31,'漁業生產量值-漁業種類別魚類別生產量值6'!F31,'漁業生產量值-漁業種類別魚類別生產量值6'!H31,'漁業生產量值-漁業種類別魚類別生產量值6'!J31,'漁業生產量值-漁業種類別魚類別生產量值6'!L31,'漁業生產量值-漁業種類別魚類別生產量值6'!N31,'漁業生產量值-漁業種類別魚類別生產量值6'!P31)&#10;+SUM('漁業生產量值-漁業種類別魚類別生產量值9'!D31,'漁業生產量值-漁業種類別魚類別生產量值9'!P31)&#10;+SUM('漁業生產量值-漁業種類別魚類別生產量值10'!N31,'漁業生產量值-漁業種類別魚類別生產量值10'!P31)&#10;+SUM('漁業生產量值-漁業種類別魚類別生產量值11'!D31,'漁業生產量值-漁業種類別魚類別生產量值11'!F31,'漁業生產量值-漁業種類別魚類別生產量值11'!H31,'漁業生產量值-漁業種類別魚類別生產量值11'!P31)&#10;+SUM('漁業生產量值-漁業種類別魚類別生產量值13'!L31)&#10;+SUM('漁業生產量值-漁業種類別魚類別生產量值14'!J31,'漁業生產量值-漁業種類別魚類別生產量值14'!L31,'漁業生產量值-漁業種類別魚類別生產量值14'!N31,'漁業生產量值-漁業種類別魚類別生產量值14'!P31)&#10;+SUM('漁業生產量值-漁業種類別魚類別生產量值15'!D31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31,M31,O31,'漁業生產量值-漁業種類別魚類別生產量值1'!C31)=0,&quot;-&quot;,SUM(K31,M31,O31,'漁業生產量值-漁業種類別魚類別生產量值1'!C31))" table:style-name="ce19">
            <text:p>-</text:p>
          </table:table-cell>
          <table:table-cell office:value-type="string" office:string-value="-" table:formula="msoxl:=IF(SUM(L31,N31,P31,'漁業生產量值-漁業種類別魚類別生產量值1'!D31)=0,&quot;-&quot;,SUM(L31,N31,P31,'漁業生產量值-漁業種類別魚類別生產量值1'!D3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21</text:p>
          </table:table-cell>
          <table:table-cell office:value-type="string" table:style-name="ce18">
            <text:p>　珊瑚　</text:p>
          </table:table-cell>
          <table:table-cell office:value-type="float" office:value="2.823" table:style-name="ce49">
            <text:p>3<text:s/></text:p>
          </table:table-cell>
          <table:table-cell office:value-type="float" office:value="306490.00461" table:style-name="ce49">
            <text:p>306,490<text:s/></text:p>
          </table:table-cell>
          <table:table-cell office:value-type="float" office:value="2.823" table:formula="msoxl:=  IF(SUM(G32,I32)&#10;+SUM('漁業生產量值-漁業種類別魚類別生產量值1'!E32,'漁業生產量值-漁業種類別魚類別生產量值1'!G32,'漁業生產量值-漁業種類別魚類別生產量值1'!I32)&#10;+SUM('漁業生產量值-漁業種類別魚類別生產量值2'!C32,'漁業生產量值-漁業種類別魚類別生產量值2'!E32,'漁業生產量值-漁業種類別魚類別生產量值2'!G32,'漁業生產量值-漁業種類別魚類別生產量值2'!I32)&#10;+SUM('漁業生產量值-漁業種類別魚類別生產量值3'!E32,'漁業生產量值-漁業種類別魚類別生產量值3'!I32,'漁業生產量值-漁業種類別魚類別生產量值3'!K32,'漁業生產量值-漁業種類別魚類別生產量值3'!M32,'漁業生產量值-漁業種類別魚類別生產量值3'!O32)&#10;+SUM('漁業生產量值-漁業種類別魚類別生產量值4'!C32,'漁業生產量值-漁業種類別魚類別生產量值4'!E32,'漁業生產量值-漁業種類別魚類別生產量值4'!G32,'漁業生產量值-漁業種類別魚類別生產量值4'!I32)&#10;+SUM('漁業生產量值-漁業種類別魚類別生產量值5'!E32,'漁業生產量值-漁業種類別魚類別生產量值5'!G32,'漁業生產量值-漁業種類別魚類別生產量值5'!I32,'漁業生產量值-漁業種類別魚類別生產量值5'!K32,'漁業生產量值-漁業種類別魚類別生產量值5'!M32,'漁業生產量值-漁業種類別魚類別生產量值5'!O32)&#10;+SUM('漁業生產量值-漁業種類別魚類別生產量值6'!C32,'漁業生產量值-漁業種類別魚類別生產量值6'!E32,'漁業生產量值-漁業種類別魚類別生產量值6'!G32,'漁業生產量值-漁業種類別魚類別生產量值6'!I32,'漁業生產量值-漁業種類別魚類別生產量值6'!K32,'漁業生產量值-漁業種類別魚類別生產量值6'!M32,'漁業生產量值-漁業種類別魚類別生產量值6'!O32)&#10;+SUM('漁業生產量值-漁業種類別魚類別生產量值9'!C32,'漁業生產量值-漁業種類別魚類別生產量值9'!O32)&#10;+SUM('漁業生產量值-漁業種類別魚類別生產量值10'!M32,'漁業生產量值-漁業種類別魚類別生產量值10'!O32)&#10;+SUM('漁業生產量值-漁業種類別魚類別生產量值11'!C32,'漁業生產量值-漁業種類別魚類別生產量值11'!E32,'漁業生產量值-漁業種類別魚類別生產量值11'!G32,'漁業生產量值-漁業種類別魚類別生產量值11'!O32)&#10;+SUM('漁業生產量值-漁業種類別魚類別生產量值13'!K32)&#10;+SUM('漁業生產量值-漁業種類別魚類別生產量值14'!I32,'漁業生產量值-漁業種類別魚類別生產量值14'!K32,'漁業生產量值-漁業種類別魚類別生產量值14'!M32,'漁業生產量值-漁業種類別魚類別生產量值14'!O32)&#10;+SUM('漁業生產量值-漁業種類別魚類別生產量值15'!C32)=0,&quot;-&quot;,&#10;SUM(G32,I32)&#10;+SUM('漁業生產量值-漁業種類別魚類別生產量值1'!E32,'漁業生產量值-漁業種類別魚類別生產量值1'!G32,'漁業生產量值-漁業種類別魚類別生產量值1'!I32)&#10;+SUM('漁業生產量值-漁業種類別魚類別生產量值2'!C32,'漁業生產量值-漁業種類別魚類別生產量值2'!E32,'漁業生產量值-漁業種類別魚類別生產量值2'!G32,'漁業生產量值-漁業種類別魚類別生產量值2'!I32)&#10;+SUM('漁業生產量值-漁業種類別魚類別生產量值3'!E32,'漁業生產量值-漁業種類別魚類別生產量值3'!I32,'漁業生產量值-漁業種類別魚類別生產量值3'!K32,'漁業生產量值-漁業種類別魚類別生產量值3'!M32,'漁業生產量值-漁業種類別魚類別生產量值3'!O32)&#10;+SUM('漁業生產量值-漁業種類別魚類別生產量值4'!C32,'漁業生產量值-漁業種類別魚類別生產量值4'!E32,'漁業生產量值-漁業種類別魚類別生產量值4'!G32,'漁業生產量值-漁業種類別魚類別生產量值4'!I32)&#10;+SUM('漁業生產量值-漁業種類別魚類別生產量值5'!E32,'漁業生產量值-漁業種類別魚類別生產量值5'!G32,'漁業生產量值-漁業種類別魚類別生產量值5'!I32,'漁業生產量值-漁業種類別魚類別生產量值5'!K32,'漁業生產量值-漁業種類別魚類別生產量值5'!M32,'漁業生產量值-漁業種類別魚類別生產量值5'!O32)&#10;+SUM('漁業生產量值-漁業種類別魚類別生產量值6'!C32,'漁業生產量值-漁業種類別魚類別生產量值6'!E32,'漁業生產量值-漁業種類別魚類別生產量值6'!G32,'漁業生產量值-漁業種類別魚類別生產量值6'!I32,'漁業生產量值-漁業種類別魚類別生產量值6'!K32,'漁業生產量值-漁業種類別魚類別生產量值6'!M32,'漁業生產量值-漁業種類別魚類別生產量值6'!O32)&#10;+SUM('漁業生產量值-漁業種類別魚類別生產量值9'!C32,'漁業生產量值-漁業種類別魚類別生產量值9'!O32)&#10;+SUM('漁業生產量值-漁業種類別魚類別生產量值10'!M32,'漁業生產量值-漁業種類別魚類別生產量值10'!O32)&#10;+SUM('漁業生產量值-漁業種類別魚類別生產量值11'!C32,'漁業生產量值-漁業種類別魚類別生產量值11'!E32,'漁業生產量值-漁業種類別魚類別生產量值11'!G32,'漁業生產量值-漁業種類別魚類別生產量值11'!O32)&#10;+SUM('漁業生產量值-漁業種類別魚類別生產量值13'!K32)&#10;+SUM('漁業生產量值-漁業種類別魚類別生產量值14'!I32,'漁業生產量值-漁業種類別魚類別生產量值14'!K32,'漁業生產量值-漁業種類別魚類別生產量值14'!M32,'漁業生產量值-漁業種類別魚類別生產量值14'!O32)&#10;+SUM('漁業生產量值-漁業種類別魚類別生產量值15'!C32))" table:style-name="ce49">
            <text:p>3<text:s/></text:p>
          </table:table-cell>
          <table:table-cell office:value-type="float" office:value="306490.00461" table:formula="msoxl:=  IF(SUM(H32,J32)&#10;+SUM('漁業生產量值-漁業種類別魚類別生產量值1'!F32,'漁業生產量值-漁業種類別魚類別生產量值1'!H32,'漁業生產量值-漁業種類別魚類別生產量值1'!J32,'漁業生產量值-漁業種類別魚類別生產量值1'!P32)&#10;+SUM('漁業生產量值-漁業種類別魚類別生產量值2'!D32,'漁業生產量值-漁業種類別魚類別生產量值2'!F32,'漁業生產量值-漁業種類別魚類別生產量值2'!H32,'漁業生產量值-漁業種類別魚類別生產量值2'!J32)&#10;+SUM('漁業生產量值-漁業種類別魚類別生產量值3'!F32,'漁業生產量值-漁業種類別魚類別生產量值3'!J32,'漁業生產量值-漁業種類別魚類別生產量值3'!L32,'漁業生產量值-漁業種類別魚類別生產量值3'!N32,'漁業生產量值-漁業種類別魚類別生產量值3'!P32)&#10;+SUM('漁業生產量值-漁業種類別魚類別生產量值4'!D32,'漁業生產量值-漁業種類別魚類別生產量值4'!F32,'漁業生產量值-漁業種類別魚類別生產量值4'!H32,'漁業生產量值-漁業種類別魚類別生產量值4'!J32)&#10;+SUM('漁業生產量值-漁業種類別魚類別生產量值5'!F32,'漁業生產量值-漁業種類別魚類別生產量值5'!H32,'漁業生產量值-漁業種類別魚類別生產量值5'!J32,'漁業生產量值-漁業種類別魚類別生產量值5'!L32,'漁業生產量值-漁業種類別魚類別生產量值5'!N32,'漁業生產量值-漁業種類別魚類別生產量值5'!P32)&#10;+SUM('漁業生產量值-漁業種類別魚類別生產量值6'!D32,'漁業生產量值-漁業種類別魚類別生產量值6'!F32,'漁業生產量值-漁業種類別魚類別生產量值6'!H32,'漁業生產量值-漁業種類別魚類別生產量值6'!J32,'漁業生產量值-漁業種類別魚類別生產量值6'!L32,'漁業生產量值-漁業種類別魚類別生產量值6'!N32,'漁業生產量值-漁業種類別魚類別生產量值6'!P32)&#10;+SUM('漁業生產量值-漁業種類別魚類別生產量值9'!D32,'漁業生產量值-漁業種類別魚類別生產量值9'!P32)&#10;+SUM('漁業生產量值-漁業種類別魚類別生產量值10'!N32,'漁業生產量值-漁業種類別魚類別生產量值10'!P32)&#10;+SUM('漁業生產量值-漁業種類別魚類別生產量值11'!D32,'漁業生產量值-漁業種類別魚類別生產量值11'!F32,'漁業生產量值-漁業種類別魚類別生產量值11'!H32,'漁業生產量值-漁業種類別魚類別生產量值11'!P32)&#10;+SUM('漁業生產量值-漁業種類別魚類別生產量值13'!L32)&#10;+SUM('漁業生產量值-漁業種類別魚類別生產量值14'!J32,'漁業生產量值-漁業種類別魚類別生產量值14'!L32,'漁業生產量值-漁業種類別魚類別生產量值14'!N32,'漁業生產量值-漁業種類別魚類別生產量值14'!P32)&#10;+SUM('漁業生產量值-漁業種類別魚類別生產量值15'!D32)=0,&quot;-&quot;,&#10;SUM(H32,J32)&#10;+SUM('漁業生產量值-漁業種類別魚類別生產量值1'!F32,'漁業生產量值-漁業種類別魚類別生產量值1'!H32,'漁業生產量值-漁業種類別魚類別生產量值1'!J32,'漁業生產量值-漁業種類別魚類別生產量值1'!P32)&#10;+SUM('漁業生產量值-漁業種類別魚類別生產量值2'!D32,'漁業生產量值-漁業種類別魚類別生產量值2'!F32,'漁業生產量值-漁業種類別魚類別生產量值2'!H32,'漁業生產量值-漁業種類別魚類別生產量值2'!J32)&#10;+SUM('漁業生產量值-漁業種類別魚類別生產量值3'!F32,'漁業生產量值-漁業種類別魚類別生產量值3'!J32,'漁業生產量值-漁業種類別魚類別生產量值3'!L32,'漁業生產量值-漁業種類別魚類別生產量值3'!N32,'漁業生產量值-漁業種類別魚類別生產量值3'!P32)&#10;+SUM('漁業生產量值-漁業種類別魚類別生產量值4'!D32,'漁業生產量值-漁業種類別魚類別生產量值4'!F32,'漁業生產量值-漁業種類別魚類別生產量值4'!H32,'漁業生產量值-漁業種類別魚類別生產量值4'!J32)&#10;+SUM('漁業生產量值-漁業種類別魚類別生產量值5'!F32,'漁業生產量值-漁業種類別魚類別生產量值5'!H32,'漁業生產量值-漁業種類別魚類別生產量值5'!J32,'漁業生產量值-漁業種類別魚類別生產量值5'!L32,'漁業生產量值-漁業種類別魚類別生產量值5'!N32,'漁業生產量值-漁業種類別魚類別生產量值5'!P32)&#10;+SUM('漁業生產量值-漁業種類別魚類別生產量值6'!D32,'漁業生產量值-漁業種類別魚類別生產量值6'!F32,'漁業生產量值-漁業種類別魚類別生產量值6'!H32,'漁業生產量值-漁業種類別魚類別生產量值6'!J32,'漁業生產量值-漁業種類別魚類別生產量值6'!L32,'漁業生產量值-漁業種類別魚類別生產量值6'!N32,'漁業生產量值-漁業種類別魚類別生產量值6'!P32)&#10;+SUM('漁業生產量值-漁業種類別魚類別生產量值9'!D32,'漁業生產量值-漁業種類別魚類別生產量值9'!P32)&#10;+SUM('漁業生產量值-漁業種類別魚類別生產量值10'!N32,'漁業生產量值-漁業種類別魚類別生產量值10'!P32)&#10;+SUM('漁業生產量值-漁業種類別魚類別生產量值11'!D32,'漁業生產量值-漁業種類別魚類別生產量值11'!F32,'漁業生產量值-漁業種類別魚類別生產量值11'!H32,'漁業生產量值-漁業種類別魚類別生產量值11'!P32)&#10;+SUM('漁業生產量值-漁業種類別魚類別生產量值13'!L32)&#10;+SUM('漁業生產量值-漁業種類別魚類別生產量值14'!J32,'漁業生產量值-漁業種類別魚類別生產量值14'!L32,'漁業生產量值-漁業種類別魚類別生產量值14'!N32,'漁業生產量值-漁業種類別魚類別生產量值14'!P32)&#10;+SUM('漁業生產量值-漁業種類別魚類別生產量值15'!D32))" table:style-name="ce49">
            <text:p>306,49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32,M32,O32,'漁業生產量值-漁業種類別魚類別生產量值1'!C32)=0,&quot;-&quot;,SUM(K32,M32,O32,'漁業生產量值-漁業種類別魚類別生產量值1'!C32))" table:style-name="ce19">
            <text:p>-</text:p>
          </table:table-cell>
          <table:table-cell office:value-type="string" office:string-value="-" table:formula="msoxl:=IF(SUM(L32,N32,P32,'漁業生產量值-漁業種類別魚類別生產量值1'!D32)=0,&quot;-&quot;,SUM(L32,N32,P32,'漁業生產量值-漁業種類別魚類別生產量值1'!D3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22</text:p>
          </table:table-cell>
          <table:table-cell office:value-type="string" table:style-name="ce18">
            <text:p>　飛魚卵漁業　</text:p>
          </table:table-cell>
          <table:table-cell office:value-type="float" office:value="260.2876" table:style-name="ce49">
            <text:p>260<text:s/></text:p>
          </table:table-cell>
          <table:table-cell office:value-type="float" office:value="51670.98" table:style-name="ce49">
            <text:p>51,671<text:s/></text:p>
          </table:table-cell>
          <table:table-cell office:value-type="float" office:value="260.2876" table:formula="msoxl:=  IF(SUM(G33,I33)&#10;+SUM('漁業生產量值-漁業種類別魚類別生產量值1'!E33,'漁業生產量值-漁業種類別魚類別生產量值1'!G33,'漁業生產量值-漁業種類別魚類別生產量值1'!I33)&#10;+SUM('漁業生產量值-漁業種類別魚類別生產量值2'!C33,'漁業生產量值-漁業種類別魚類別生產量值2'!E33,'漁業生產量值-漁業種類別魚類別生產量值2'!G33,'漁業生產量值-漁業種類別魚類別生產量值2'!I33)&#10;+SUM('漁業生產量值-漁業種類別魚類別生產量值3'!E33,'漁業生產量值-漁業種類別魚類別生產量值3'!I33,'漁業生產量值-漁業種類別魚類別生產量值3'!K33,'漁業生產量值-漁業種類別魚類別生產量值3'!M33,'漁業生產量值-漁業種類別魚類別生產量值3'!O33)&#10;+SUM('漁業生產量值-漁業種類別魚類別生產量值4'!C33,'漁業生產量值-漁業種類別魚類別生產量值4'!E33,'漁業生產量值-漁業種類別魚類別生產量值4'!G33,'漁業生產量值-漁業種類別魚類別生產量值4'!I33)&#10;+SUM('漁業生產量值-漁業種類別魚類別生產量值5'!E33,'漁業生產量值-漁業種類別魚類別生產量值5'!G33,'漁業生產量值-漁業種類別魚類別生產量值5'!I33,'漁業生產量值-漁業種類別魚類別生產量值5'!K33,'漁業生產量值-漁業種類別魚類別生產量值5'!M33,'漁業生產量值-漁業種類別魚類別生產量值5'!O33)&#10;+SUM('漁業生產量值-漁業種類別魚類別生產量值6'!C33,'漁業生產量值-漁業種類別魚類別生產量值6'!E33,'漁業生產量值-漁業種類別魚類別生產量值6'!G33,'漁業生產量值-漁業種類別魚類別生產量值6'!I33,'漁業生產量值-漁業種類別魚類別生產量值6'!K33,'漁業生產量值-漁業種類別魚類別生產量值6'!M33,'漁業生產量值-漁業種類別魚類別生產量值6'!O33)&#10;+SUM('漁業生產量值-漁業種類別魚類別生產量值9'!C33,'漁業生產量值-漁業種類別魚類別生產量值9'!O33)&#10;+SUM('漁業生產量值-漁業種類別魚類別生產量值10'!M33,'漁業生產量值-漁業種類別魚類別生產量值10'!O33)&#10;+SUM('漁業生產量值-漁業種類別魚類別生產量值11'!C33,'漁業生產量值-漁業種類別魚類別生產量值11'!E33,'漁業生產量值-漁業種類別魚類別生產量值11'!G33,'漁業生產量值-漁業種類別魚類別生產量值11'!O33)&#10;+SUM('漁業生產量值-漁業種類別魚類別生產量值13'!K33)&#10;+SUM('漁業生產量值-漁業種類別魚類別生產量值14'!I33,'漁業生產量值-漁業種類別魚類別生產量值14'!K33,'漁業生產量值-漁業種類別魚類別生產量值14'!M33,'漁業生產量值-漁業種類別魚類別生產量值14'!O33)&#10;+SUM('漁業生產量值-漁業種類別魚類別生產量值15'!C33)=0,&quot;-&quot;,&#10;SUM(G33,I33)&#10;+SUM('漁業生產量值-漁業種類別魚類別生產量值1'!E33,'漁業生產量值-漁業種類別魚類別生產量值1'!G33,'漁業生產量值-漁業種類別魚類別生產量值1'!I33)&#10;+SUM('漁業生產量值-漁業種類別魚類別生產量值2'!C33,'漁業生產量值-漁業種類別魚類別生產量值2'!E33,'漁業生產量值-漁業種類別魚類別生產量值2'!G33,'漁業生產量值-漁業種類別魚類別生產量值2'!I33)&#10;+SUM('漁業生產量值-漁業種類別魚類別生產量值3'!E33,'漁業生產量值-漁業種類別魚類別生產量值3'!I33,'漁業生產量值-漁業種類別魚類別生產量值3'!K33,'漁業生產量值-漁業種類別魚類別生產量值3'!M33,'漁業生產量值-漁業種類別魚類別生產量值3'!O33)&#10;+SUM('漁業生產量值-漁業種類別魚類別生產量值4'!C33,'漁業生產量值-漁業種類別魚類別生產量值4'!E33,'漁業生產量值-漁業種類別魚類別生產量值4'!G33,'漁業生產量值-漁業種類別魚類別生產量值4'!I33)&#10;+SUM('漁業生產量值-漁業種類別魚類別生產量值5'!E33,'漁業生產量值-漁業種類別魚類別生產量值5'!G33,'漁業生產量值-漁業種類別魚類別生產量值5'!I33,'漁業生產量值-漁業種類別魚類別生產量值5'!K33,'漁業生產量值-漁業種類別魚類別生產量值5'!M33,'漁業生產量值-漁業種類別魚類別生產量值5'!O33)&#10;+SUM('漁業生產量值-漁業種類別魚類別生產量值6'!C33,'漁業生產量值-漁業種類別魚類別生產量值6'!E33,'漁業生產量值-漁業種類別魚類別生產量值6'!G33,'漁業生產量值-漁業種類別魚類別生產量值6'!I33,'漁業生產量值-漁業種類別魚類別生產量值6'!K33,'漁業生產量值-漁業種類別魚類別生產量值6'!M33,'漁業生產量值-漁業種類別魚類別生產量值6'!O33)&#10;+SUM('漁業生產量值-漁業種類別魚類別生產量值9'!C33,'漁業生產量值-漁業種類別魚類別生產量值9'!O33)&#10;+SUM('漁業生產量值-漁業種類別魚類別生產量值10'!M33,'漁業生產量值-漁業種類別魚類別生產量值10'!O33)&#10;+SUM('漁業生產量值-漁業種類別魚類別生產量值11'!C33,'漁業生產量值-漁業種類別魚類別生產量值11'!E33,'漁業生產量值-漁業種類別魚類別生產量值11'!G33,'漁業生產量值-漁業種類別魚類別生產量值11'!O33)&#10;+SUM('漁業生產量值-漁業種類別魚類別生產量值13'!K33)&#10;+SUM('漁業生產量值-漁業種類別魚類別生產量值14'!I33,'漁業生產量值-漁業種類別魚類別生產量值14'!K33,'漁業生產量值-漁業種類別魚類別生產量值14'!M33,'漁業生產量值-漁業種類別魚類別生產量值14'!O33)&#10;+SUM('漁業生產量值-漁業種類別魚類別生產量值15'!C33))" table:style-name="ce49">
            <text:p>260<text:s/></text:p>
          </table:table-cell>
          <table:table-cell office:value-type="float" office:value="51670.98" table:formula="msoxl:=  IF(SUM(H33,J33)&#10;+SUM('漁業生產量值-漁業種類別魚類別生產量值1'!F33,'漁業生產量值-漁業種類別魚類別生產量值1'!H33,'漁業生產量值-漁業種類別魚類別生產量值1'!J33,'漁業生產量值-漁業種類別魚類別生產量值1'!P33)&#10;+SUM('漁業生產量值-漁業種類別魚類別生產量值2'!D33,'漁業生產量值-漁業種類別魚類別生產量值2'!F33,'漁業生產量值-漁業種類別魚類別生產量值2'!H33,'漁業生產量值-漁業種類別魚類別生產量值2'!J33)&#10;+SUM('漁業生產量值-漁業種類別魚類別生產量值3'!F33,'漁業生產量值-漁業種類別魚類別生產量值3'!J33,'漁業生產量值-漁業種類別魚類別生產量值3'!L33,'漁業生產量值-漁業種類別魚類別生產量值3'!N33,'漁業生產量值-漁業種類別魚類別生產量值3'!P33)&#10;+SUM('漁業生產量值-漁業種類別魚類別生產量值4'!D33,'漁業生產量值-漁業種類別魚類別生產量值4'!F33,'漁業生產量值-漁業種類別魚類別生產量值4'!H33,'漁業生產量值-漁業種類別魚類別生產量值4'!J33)&#10;+SUM('漁業生產量值-漁業種類別魚類別生產量值5'!F33,'漁業生產量值-漁業種類別魚類別生產量值5'!H33,'漁業生產量值-漁業種類別魚類別生產量值5'!J33,'漁業生產量值-漁業種類別魚類別生產量值5'!L33,'漁業生產量值-漁業種類別魚類別生產量值5'!N33,'漁業生產量值-漁業種類別魚類別生產量值5'!P33)&#10;+SUM('漁業生產量值-漁業種類別魚類別生產量值6'!D33,'漁業生產量值-漁業種類別魚類別生產量值6'!F33,'漁業生產量值-漁業種類別魚類別生產量值6'!H33,'漁業生產量值-漁業種類別魚類別生產量值6'!J33,'漁業生產量值-漁業種類別魚類別生產量值6'!L33,'漁業生產量值-漁業種類別魚類別生產量值6'!N33,'漁業生產量值-漁業種類別魚類別生產量值6'!P33)&#10;+SUM('漁業生產量值-漁業種類別魚類別生產量值9'!D33,'漁業生產量值-漁業種類別魚類別生產量值9'!P33)&#10;+SUM('漁業生產量值-漁業種類別魚類別生產量值10'!N33,'漁業生產量值-漁業種類別魚類別生產量值10'!P33)&#10;+SUM('漁業生產量值-漁業種類別魚類別生產量值11'!D33,'漁業生產量值-漁業種類別魚類別生產量值11'!F33,'漁業生產量值-漁業種類別魚類別生產量值11'!H33,'漁業生產量值-漁業種類別魚類別生產量值11'!P33)&#10;+SUM('漁業生產量值-漁業種類別魚類別生產量值13'!L33)&#10;+SUM('漁業生產量值-漁業種類別魚類別生產量值14'!J33,'漁業生產量值-漁業種類別魚類別生產量值14'!L33,'漁業生產量值-漁業種類別魚類別生產量值14'!N33,'漁業生產量值-漁業種類別魚類別生產量值14'!P33)&#10;+SUM('漁業生產量值-漁業種類別魚類別生產量值15'!D33)=0,&quot;-&quot;,&#10;SUM(H33,J33)&#10;+SUM('漁業生產量值-漁業種類別魚類別生產量值1'!F33,'漁業生產量值-漁業種類別魚類別生產量值1'!H33,'漁業生產量值-漁業種類別魚類別生產量值1'!J33,'漁業生產量值-漁業種類別魚類別生產量值1'!P33)&#10;+SUM('漁業生產量值-漁業種類別魚類別生產量值2'!D33,'漁業生產量值-漁業種類別魚類別生產量值2'!F33,'漁業生產量值-漁業種類別魚類別生產量值2'!H33,'漁業生產量值-漁業種類別魚類別生產量值2'!J33)&#10;+SUM('漁業生產量值-漁業種類別魚類別生產量值3'!F33,'漁業生產量值-漁業種類別魚類別生產量值3'!J33,'漁業生產量值-漁業種類別魚類別生產量值3'!L33,'漁業生產量值-漁業種類別魚類別生產量值3'!N33,'漁業生產量值-漁業種類別魚類別生產量值3'!P33)&#10;+SUM('漁業生產量值-漁業種類別魚類別生產量值4'!D33,'漁業生產量值-漁業種類別魚類別生產量值4'!F33,'漁業生產量值-漁業種類別魚類別生產量值4'!H33,'漁業生產量值-漁業種類別魚類別生產量值4'!J33)&#10;+SUM('漁業生產量值-漁業種類別魚類別生產量值5'!F33,'漁業生產量值-漁業種類別魚類別生產量值5'!H33,'漁業生產量值-漁業種類別魚類別生產量值5'!J33,'漁業生產量值-漁業種類別魚類別生產量值5'!L33,'漁業生產量值-漁業種類別魚類別生產量值5'!N33,'漁業生產量值-漁業種類別魚類別生產量值5'!P33)&#10;+SUM('漁業生產量值-漁業種類別魚類別生產量值6'!D33,'漁業生產量值-漁業種類別魚類別生產量值6'!F33,'漁業生產量值-漁業種類別魚類別生產量值6'!H33,'漁業生產量值-漁業種類別魚類別生產量值6'!J33,'漁業生產量值-漁業種類別魚類別生產量值6'!L33,'漁業生產量值-漁業種類別魚類別生產量值6'!N33,'漁業生產量值-漁業種類別魚類別生產量值6'!P33)&#10;+SUM('漁業生產量值-漁業種類別魚類別生產量值9'!D33,'漁業生產量值-漁業種類別魚類別生產量值9'!P33)&#10;+SUM('漁業生產量值-漁業種類別魚類別生產量值10'!N33,'漁業生產量值-漁業種類別魚類別生產量值10'!P33)&#10;+SUM('漁業生產量值-漁業種類別魚類別生產量值11'!D33,'漁業生產量值-漁業種類別魚類別生產量值11'!F33,'漁業生產量值-漁業種類別魚類別生產量值11'!H33,'漁業生產量值-漁業種類別魚類別生產量值11'!P33)&#10;+SUM('漁業生產量值-漁業種類別魚類別生產量值13'!L33)&#10;+SUM('漁業生產量值-漁業種類別魚類別生產量值14'!J33,'漁業生產量值-漁業種類別魚類別生產量值14'!L33,'漁業生產量值-漁業種類別魚類別生產量值14'!N33,'漁業生產量值-漁業種類別魚類別生產量值14'!P33)&#10;+SUM('漁業生產量值-漁業種類別魚類別生產量值15'!D33))" table:style-name="ce49">
            <text:p>51,67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33,M33,O33,'漁業生產量值-漁業種類別魚類別生產量值1'!C33)=0,&quot;-&quot;,SUM(K33,M33,O33,'漁業生產量值-漁業種類別魚類別生產量值1'!C33))" table:style-name="ce19">
            <text:p>-</text:p>
          </table:table-cell>
          <table:table-cell office:value-type="string" office:string-value="-" table:formula="msoxl:=IF(SUM(L33,N33,P33,'漁業生產量值-漁業種類別魚類別生產量值1'!D33)=0,&quot;-&quot;,SUM(L33,N33,P33,'漁業生產量值-漁業種類別魚類別生產量值1'!D3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23</text:p>
          </table:table-cell>
          <table:table-cell office:value-type="string" table:style-name="ce18">
            <text:p>　扒網漁業　</text:p>
          </table:table-cell>
          <table:table-cell office:value-type="float" office:value="66697.457500000004" table:style-name="ce49">
            <text:p>66,697<text:s/></text:p>
          </table:table-cell>
          <table:table-cell office:value-type="float" office:value="4108983.0115899998" table:style-name="ce49">
            <text:p>4,108,983<text:s/></text:p>
          </table:table-cell>
          <table:table-cell office:value-type="float" office:value="66172.064999999988" table:formula="msoxl:=  IF(SUM(G34,I34)&#10;+SUM('漁業生產量值-漁業種類別魚類別生產量值1'!E34,'漁業生產量值-漁業種類別魚類別生產量值1'!G34,'漁業生產量值-漁業種類別魚類別生產量值1'!I34)&#10;+SUM('漁業生產量值-漁業種類別魚類別生產量值2'!C34,'漁業生產量值-漁業種類別魚類別生產量值2'!E34,'漁業生產量值-漁業種類別魚類別生產量值2'!G34,'漁業生產量值-漁業種類別魚類別生產量值2'!I34)&#10;+SUM('漁業生產量值-漁業種類別魚類別生產量值3'!E34,'漁業生產量值-漁業種類別魚類別生產量值3'!I34,'漁業生產量值-漁業種類別魚類別生產量值3'!K34,'漁業生產量值-漁業種類別魚類別生產量值3'!M34,'漁業生產量值-漁業種類別魚類別生產量值3'!O34)&#10;+SUM('漁業生產量值-漁業種類別魚類別生產量值4'!C34,'漁業生產量值-漁業種類別魚類別生產量值4'!E34,'漁業生產量值-漁業種類別魚類別生產量值4'!G34,'漁業生產量值-漁業種類別魚類別生產量值4'!I34)&#10;+SUM('漁業生產量值-漁業種類別魚類別生產量值5'!E34,'漁業生產量值-漁業種類別魚類別生產量值5'!G34,'漁業生產量值-漁業種類別魚類別生產量值5'!I34,'漁業生產量值-漁業種類別魚類別生產量值5'!K34,'漁業生產量值-漁業種類別魚類別生產量值5'!M34,'漁業生產量值-漁業種類別魚類別生產量值5'!O34)&#10;+SUM('漁業生產量值-漁業種類別魚類別生產量值6'!C34,'漁業生產量值-漁業種類別魚類別生產量值6'!E34,'漁業生產量值-漁業種類別魚類別生產量值6'!G34,'漁業生產量值-漁業種類別魚類別生產量值6'!I34,'漁業生產量值-漁業種類別魚類別生產量值6'!K34,'漁業生產量值-漁業種類別魚類別生產量值6'!M34,'漁業生產量值-漁業種類別魚類別生產量值6'!O34)&#10;+SUM('漁業生產量值-漁業種類別魚類別生產量值9'!C34,'漁業生產量值-漁業種類別魚類別生產量值9'!O34)&#10;+SUM('漁業生產量值-漁業種類別魚類別生產量值10'!M34,'漁業生產量值-漁業種類別魚類別生產量值10'!O34)&#10;+SUM('漁業生產量值-漁業種類別魚類別生產量值11'!C34,'漁業生產量值-漁業種類別魚類別生產量值11'!E34,'漁業生產量值-漁業種類別魚類別生產量值11'!G34,'漁業生產量值-漁業種類別魚類別生產量值11'!O34)&#10;+SUM('漁業生產量值-漁業種類別魚類別生產量值13'!K34)&#10;+SUM('漁業生產量值-漁業種類別魚類別生產量值14'!I34,'漁業生產量值-漁業種類別魚類別生產量值14'!K34,'漁業生產量值-漁業種類別魚類別生產量值14'!M34,'漁業生產量值-漁業種類別魚類別生產量值14'!O34)&#10;+SUM('漁業生產量值-漁業種類別魚類別生產量值15'!C34)=0,&quot;-&quot;,&#10;SUM(G34,I34)&#10;+SUM('漁業生產量值-漁業種類別魚類別生產量值1'!E34,'漁業生產量值-漁業種類別魚類別生產量值1'!G34,'漁業生產量值-漁業種類別魚類別生產量值1'!I34)&#10;+SUM('漁業生產量值-漁業種類別魚類別生產量值2'!C34,'漁業生產量值-漁業種類別魚類別生產量值2'!E34,'漁業生產量值-漁業種類別魚類別生產量值2'!G34,'漁業生產量值-漁業種類別魚類別生產量值2'!I34)&#10;+SUM('漁業生產量值-漁業種類別魚類別生產量值3'!E34,'漁業生產量值-漁業種類別魚類別生產量值3'!I34,'漁業生產量值-漁業種類別魚類別生產量值3'!K34,'漁業生產量值-漁業種類別魚類別生產量值3'!M34,'漁業生產量值-漁業種類別魚類別生產量值3'!O34)&#10;+SUM('漁業生產量值-漁業種類別魚類別生產量值4'!C34,'漁業生產量值-漁業種類別魚類別生產量值4'!E34,'漁業生產量值-漁業種類別魚類別生產量值4'!G34,'漁業生產量值-漁業種類別魚類別生產量值4'!I34)&#10;+SUM('漁業生產量值-漁業種類別魚類別生產量值5'!E34,'漁業生產量值-漁業種類別魚類別生產量值5'!G34,'漁業生產量值-漁業種類別魚類別生產量值5'!I34,'漁業生產量值-漁業種類別魚類別生產量值5'!K34,'漁業生產量值-漁業種類別魚類別生產量值5'!M34,'漁業生產量值-漁業種類別魚類別生產量值5'!O34)&#10;+SUM('漁業生產量值-漁業種類別魚類別生產量值6'!C34,'漁業生產量值-漁業種類別魚類別生產量值6'!E34,'漁業生產量值-漁業種類別魚類別生產量值6'!G34,'漁業生產量值-漁業種類別魚類別生產量值6'!I34,'漁業生產量值-漁業種類別魚類別生產量值6'!K34,'漁業生產量值-漁業種類別魚類別生產量值6'!M34,'漁業生產量值-漁業種類別魚類別生產量值6'!O34)&#10;+SUM('漁業生產量值-漁業種類別魚類別生產量值9'!C34,'漁業生產量值-漁業種類別魚類別生產量值9'!O34)&#10;+SUM('漁業生產量值-漁業種類別魚類別生產量值10'!M34,'漁業生產量值-漁業種類別魚類別生產量值10'!O34)&#10;+SUM('漁業生產量值-漁業種類別魚類別生產量值11'!C34,'漁業生產量值-漁業種類別魚類別生產量值11'!E34,'漁業生產量值-漁業種類別魚類別生產量值11'!G34,'漁業生產量值-漁業種類別魚類別生產量值11'!O34)&#10;+SUM('漁業生產量值-漁業種類別魚類別生產量值13'!K34)&#10;+SUM('漁業生產量值-漁業種類別魚類別生產量值14'!I34,'漁業生產量值-漁業種類別魚類別生產量值14'!K34,'漁業生產量值-漁業種類別魚類別生產量值14'!M34,'漁業生產量值-漁業種類別魚類別生產量值14'!O34)&#10;+SUM('漁業生產量值-漁業種類別魚類別生產量值15'!C34))" table:style-name="ce49">
            <text:p>66,172<text:s/></text:p>
          </table:table-cell>
          <table:table-cell office:value-type="float" office:value="4089100.8995899996" table:formula="msoxl:=  IF(SUM(H34,J34)&#10;+SUM('漁業生產量值-漁業種類別魚類別生產量值1'!F34,'漁業生產量值-漁業種類別魚類別生產量值1'!H34,'漁業生產量值-漁業種類別魚類別生產量值1'!J34,'漁業生產量值-漁業種類別魚類別生產量值1'!P34)&#10;+SUM('漁業生產量值-漁業種類別魚類別生產量值2'!D34,'漁業生產量值-漁業種類別魚類別生產量值2'!F34,'漁業生產量值-漁業種類別魚類別生產量值2'!H34,'漁業生產量值-漁業種類別魚類別生產量值2'!J34)&#10;+SUM('漁業生產量值-漁業種類別魚類別生產量值3'!F34,'漁業生產量值-漁業種類別魚類別生產量值3'!J34,'漁業生產量值-漁業種類別魚類別生產量值3'!L34,'漁業生產量值-漁業種類別魚類別生產量值3'!N34,'漁業生產量值-漁業種類別魚類別生產量值3'!P34)&#10;+SUM('漁業生產量值-漁業種類別魚類別生產量值4'!D34,'漁業生產量值-漁業種類別魚類別生產量值4'!F34,'漁業生產量值-漁業種類別魚類別生產量值4'!H34,'漁業生產量值-漁業種類別魚類別生產量值4'!J34)&#10;+SUM('漁業生產量值-漁業種類別魚類別生產量值5'!F34,'漁業生產量值-漁業種類別魚類別生產量值5'!H34,'漁業生產量值-漁業種類別魚類別生產量值5'!J34,'漁業生產量值-漁業種類別魚類別生產量值5'!L34,'漁業生產量值-漁業種類別魚類別生產量值5'!N34,'漁業生產量值-漁業種類別魚類別生產量值5'!P34)&#10;+SUM('漁業生產量值-漁業種類別魚類別生產量值6'!D34,'漁業生產量值-漁業種類別魚類別生產量值6'!F34,'漁業生產量值-漁業種類別魚類別生產量值6'!H34,'漁業生產量值-漁業種類別魚類別生產量值6'!J34,'漁業生產量值-漁業種類別魚類別生產量值6'!L34,'漁業生產量值-漁業種類別魚類別生產量值6'!N34,'漁業生產量值-漁業種類別魚類別生產量值6'!P34)&#10;+SUM('漁業生產量值-漁業種類別魚類別生產量值9'!D34,'漁業生產量值-漁業種類別魚類別生產量值9'!P34)&#10;+SUM('漁業生產量值-漁業種類別魚類別生產量值10'!N34,'漁業生產量值-漁業種類別魚類別生產量值10'!P34)&#10;+SUM('漁業生產量值-漁業種類別魚類別生產量值11'!D34,'漁業生產量值-漁業種類別魚類別生產量值11'!F34,'漁業生產量值-漁業種類別魚類別生產量值11'!H34,'漁業生產量值-漁業種類別魚類別生產量值11'!P34)&#10;+SUM('漁業生產量值-漁業種類別魚類別生產量值13'!L34)&#10;+SUM('漁業生產量值-漁業種類別魚類別生產量值14'!J34,'漁業生產量值-漁業種類別魚類別生產量值14'!L34,'漁業生產量值-漁業種類別魚類別生產量值14'!N34,'漁業生產量值-漁業種類別魚類別生產量值14'!P34)&#10;+SUM('漁業生產量值-漁業種類別魚類別生產量值15'!D34)=0,&quot;-&quot;,&#10;SUM(H34,J34)&#10;+SUM('漁業生產量值-漁業種類別魚類別生產量值1'!F34,'漁業生產量值-漁業種類別魚類別生產量值1'!H34,'漁業生產量值-漁業種類別魚類別生產量值1'!J34,'漁業生產量值-漁業種類別魚類別生產量值1'!P34)&#10;+SUM('漁業生產量值-漁業種類別魚類別生產量值2'!D34,'漁業生產量值-漁業種類別魚類別生產量值2'!F34,'漁業生產量值-漁業種類別魚類別生產量值2'!H34,'漁業生產量值-漁業種類別魚類別生產量值2'!J34)&#10;+SUM('漁業生產量值-漁業種類別魚類別生產量值3'!F34,'漁業生產量值-漁業種類別魚類別生產量值3'!J34,'漁業生產量值-漁業種類別魚類別生產量值3'!L34,'漁業生產量值-漁業種類別魚類別生產量值3'!N34,'漁業生產量值-漁業種類別魚類別生產量值3'!P34)&#10;+SUM('漁業生產量值-漁業種類別魚類別生產量值4'!D34,'漁業生產量值-漁業種類別魚類別生產量值4'!F34,'漁業生產量值-漁業種類別魚類別生產量值4'!H34,'漁業生產量值-漁業種類別魚類別生產量值4'!J34)&#10;+SUM('漁業生產量值-漁業種類別魚類別生產量值5'!F34,'漁業生產量值-漁業種類別魚類別生產量值5'!H34,'漁業生產量值-漁業種類別魚類別生產量值5'!J34,'漁業生產量值-漁業種類別魚類別生產量值5'!L34,'漁業生產量值-漁業種類別魚類別生產量值5'!N34,'漁業生產量值-漁業種類別魚類別生產量值5'!P34)&#10;+SUM('漁業生產量值-漁業種類別魚類別生產量值6'!D34,'漁業生產量值-漁業種類別魚類別生產量值6'!F34,'漁業生產量值-漁業種類別魚類別生產量值6'!H34,'漁業生產量值-漁業種類別魚類別生產量值6'!J34,'漁業生產量值-漁業種類別魚類別生產量值6'!L34,'漁業生產量值-漁業種類別魚類別生產量值6'!N34,'漁業生產量值-漁業種類別魚類別生產量值6'!P34)&#10;+SUM('漁業生產量值-漁業種類別魚類別生產量值9'!D34,'漁業生產量值-漁業種類別魚類別生產量值9'!P34)&#10;+SUM('漁業生產量值-漁業種類別魚類別生產量值10'!N34,'漁業生產量值-漁業種類別魚類別生產量值10'!P34)&#10;+SUM('漁業生產量值-漁業種類別魚類別生產量值11'!D34,'漁業生產量值-漁業種類別魚類別生產量值11'!F34,'漁業生產量值-漁業種類別魚類別生產量值11'!H34,'漁業生產量值-漁業種類別魚類別生產量值11'!P34)&#10;+SUM('漁業生產量值-漁業種類別魚類別生產量值13'!L34)&#10;+SUM('漁業生產量值-漁業種類別魚類別生產量值14'!J34,'漁業生產量值-漁業種類別魚類別生產量值14'!L34,'漁業生產量值-漁業種類別魚類別生產量值14'!N34,'漁業生產量值-漁業種類別魚類別生產量值14'!P34)&#10;+SUM('漁業生產量值-漁業種類別魚類別生產量值15'!D34))" table:style-name="ce49">
            <text:p>4,089,10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34,M34,O34,'漁業生產量值-漁業種類別魚類別生產量值1'!C34)=0,&quot;-&quot;,SUM(K34,M34,O34,'漁業生產量值-漁業種類別魚類別生產量值1'!C34))" table:style-name="ce19">
            <text:p>-</text:p>
          </table:table-cell>
          <table:table-cell office:value-type="string" office:string-value="-" table:formula="msoxl:=IF(SUM(L34,N34,P34,'漁業生產量值-漁業種類別魚類別生產量值1'!D34)=0,&quot;-&quot;,SUM(L34,N34,P34,'漁業生產量值-漁業種類別魚類別生產量值1'!D34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299</text:p>
          </table:table-cell>
          <table:table-cell office:value-type="string" table:style-name="ce18">
            <text:p>　其他近海漁業　</text:p>
          </table:table-cell>
          <table:table-cell office:value-type="float" office:value="702.08227999999997" table:style-name="ce49">
            <text:p>702<text:s/></text:p>
          </table:table-cell>
          <table:table-cell office:value-type="float" office:value="143532.16649999999" table:style-name="ce49">
            <text:p>143,532<text:s/></text:p>
          </table:table-cell>
          <table:table-cell office:value-type="float" office:value="668.03728000000001" table:formula="msoxl:=  IF(SUM(G35,I35)&#10;+SUM('漁業生產量值-漁業種類別魚類別生產量值1'!E35,'漁業生產量值-漁業種類別魚類別生產量值1'!G35,'漁業生產量值-漁業種類別魚類別生產量值1'!I35)&#10;+SUM('漁業生產量值-漁業種類別魚類別生產量值2'!C35,'漁業生產量值-漁業種類別魚類別生產量值2'!E35,'漁業生產量值-漁業種類別魚類別生產量值2'!G35,'漁業生產量值-漁業種類別魚類別生產量值2'!I35)&#10;+SUM('漁業生產量值-漁業種類別魚類別生產量值3'!E35,'漁業生產量值-漁業種類別魚類別生產量值3'!I35,'漁業生產量值-漁業種類別魚類別生產量值3'!K35,'漁業生產量值-漁業種類別魚類別生產量值3'!M35,'漁業生產量值-漁業種類別魚類別生產量值3'!O35)&#10;+SUM('漁業生產量值-漁業種類別魚類別生產量值4'!C35,'漁業生產量值-漁業種類別魚類別生產量值4'!E35,'漁業生產量值-漁業種類別魚類別生產量值4'!G35,'漁業生產量值-漁業種類別魚類別生產量值4'!I35)&#10;+SUM('漁業生產量值-漁業種類別魚類別生產量值5'!E35,'漁業生產量值-漁業種類別魚類別生產量值5'!G35,'漁業生產量值-漁業種類別魚類別生產量值5'!I35,'漁業生產量值-漁業種類別魚類別生產量值5'!K35,'漁業生產量值-漁業種類別魚類別生產量值5'!M35,'漁業生產量值-漁業種類別魚類別生產量值5'!O35)&#10;+SUM('漁業生產量值-漁業種類別魚類別生產量值6'!C35,'漁業生產量值-漁業種類別魚類別生產量值6'!E35,'漁業生產量值-漁業種類別魚類別生產量值6'!G35,'漁業生產量值-漁業種類別魚類別生產量值6'!I35,'漁業生產量值-漁業種類別魚類別生產量值6'!K35,'漁業生產量值-漁業種類別魚類別生產量值6'!M35,'漁業生產量值-漁業種類別魚類別生產量值6'!O35)&#10;+SUM('漁業生產量值-漁業種類別魚類別生產量值9'!C35,'漁業生產量值-漁業種類別魚類別生產量值9'!O35)&#10;+SUM('漁業生產量值-漁業種類別魚類別生產量值10'!M35,'漁業生產量值-漁業種類別魚類別生產量值10'!O35)&#10;+SUM('漁業生產量值-漁業種類別魚類別生產量值11'!C35,'漁業生產量值-漁業種類別魚類別生產量值11'!E35,'漁業生產量值-漁業種類別魚類別生產量值11'!G35,'漁業生產量值-漁業種類別魚類別生產量值11'!O35)&#10;+SUM('漁業生產量值-漁業種類別魚類別生產量值13'!K35)&#10;+SUM('漁業生產量值-漁業種類別魚類別生產量值14'!I35,'漁業生產量值-漁業種類別魚類別生產量值14'!K35,'漁業生產量值-漁業種類別魚類別生產量值14'!M35,'漁業生產量值-漁業種類別魚類別生產量值14'!O35)&#10;+SUM('漁業生產量值-漁業種類別魚類別生產量值15'!C35)=0,&quot;-&quot;,&#10;SUM(G35,I35)&#10;+SUM('漁業生產量值-漁業種類別魚類別生產量值1'!E35,'漁業生產量值-漁業種類別魚類別生產量值1'!G35,'漁業生產量值-漁業種類別魚類別生產量值1'!I35)&#10;+SUM('漁業生產量值-漁業種類別魚類別生產量值2'!C35,'漁業生產量值-漁業種類別魚類別生產量值2'!E35,'漁業生產量值-漁業種類別魚類別生產量值2'!G35,'漁業生產量值-漁業種類別魚類別生產量值2'!I35)&#10;+SUM('漁業生產量值-漁業種類別魚類別生產量值3'!E35,'漁業生產量值-漁業種類別魚類別生產量值3'!I35,'漁業生產量值-漁業種類別魚類別生產量值3'!K35,'漁業生產量值-漁業種類別魚類別生產量值3'!M35,'漁業生產量值-漁業種類別魚類別生產量值3'!O35)&#10;+SUM('漁業生產量值-漁業種類別魚類別生產量值4'!C35,'漁業生產量值-漁業種類別魚類別生產量值4'!E35,'漁業生產量值-漁業種類別魚類別生產量值4'!G35,'漁業生產量值-漁業種類別魚類別生產量值4'!I35)&#10;+SUM('漁業生產量值-漁業種類別魚類別生產量值5'!E35,'漁業生產量值-漁業種類別魚類別生產量值5'!G35,'漁業生產量值-漁業種類別魚類別生產量值5'!I35,'漁業生產量值-漁業種類別魚類別生產量值5'!K35,'漁業生產量值-漁業種類別魚類別生產量值5'!M35,'漁業生產量值-漁業種類別魚類別生產量值5'!O35)&#10;+SUM('漁業生產量值-漁業種類別魚類別生產量值6'!C35,'漁業生產量值-漁業種類別魚類別生產量值6'!E35,'漁業生產量值-漁業種類別魚類別生產量值6'!G35,'漁業生產量值-漁業種類別魚類別生產量值6'!I35,'漁業生產量值-漁業種類別魚類別生產量值6'!K35,'漁業生產量值-漁業種類別魚類別生產量值6'!M35,'漁業生產量值-漁業種類別魚類別生產量值6'!O35)&#10;+SUM('漁業生產量值-漁業種類別魚類別生產量值9'!C35,'漁業生產量值-漁業種類別魚類別生產量值9'!O35)&#10;+SUM('漁業生產量值-漁業種類別魚類別生產量值10'!M35,'漁業生產量值-漁業種類別魚類別生產量值10'!O35)&#10;+SUM('漁業生產量值-漁業種類別魚類別生產量值11'!C35,'漁業生產量值-漁業種類別魚類別生產量值11'!E35,'漁業生產量值-漁業種類別魚類別生產量值11'!G35,'漁業生產量值-漁業種類別魚類別生產量值11'!O35)&#10;+SUM('漁業生產量值-漁業種類別魚類別生產量值13'!K35)&#10;+SUM('漁業生產量值-漁業種類別魚類別生產量值14'!I35,'漁業生產量值-漁業種類別魚類別生產量值14'!K35,'漁業生產量值-漁業種類別魚類別生產量值14'!M35,'漁業生產量值-漁業種類別魚類別生產量值14'!O35)&#10;+SUM('漁業生產量值-漁業種類別魚類別生產量值15'!C35))" table:style-name="ce49">
            <text:p>668<text:s/></text:p>
          </table:table-cell>
          <table:table-cell office:value-type="float" office:value="142693.71801000001" table:formula="msoxl:=  IF(SUM(H35,J35)&#10;+SUM('漁業生產量值-漁業種類別魚類別生產量值1'!F35,'漁業生產量值-漁業種類別魚類別生產量值1'!H35,'漁業生產量值-漁業種類別魚類別生產量值1'!J35,'漁業生產量值-漁業種類別魚類別生產量值1'!P35)&#10;+SUM('漁業生產量值-漁業種類別魚類別生產量值2'!D35,'漁業生產量值-漁業種類別魚類別生產量值2'!F35,'漁業生產量值-漁業種類別魚類別生產量值2'!H35,'漁業生產量值-漁業種類別魚類別生產量值2'!J35)&#10;+SUM('漁業生產量值-漁業種類別魚類別生產量值3'!F35,'漁業生產量值-漁業種類別魚類別生產量值3'!J35,'漁業生產量值-漁業種類別魚類別生產量值3'!L35,'漁業生產量值-漁業種類別魚類別生產量值3'!N35,'漁業生產量值-漁業種類別魚類別生產量值3'!P35)&#10;+SUM('漁業生產量值-漁業種類別魚類別生產量值4'!D35,'漁業生產量值-漁業種類別魚類別生產量值4'!F35,'漁業生產量值-漁業種類別魚類別生產量值4'!H35,'漁業生產量值-漁業種類別魚類別生產量值4'!J35)&#10;+SUM('漁業生產量值-漁業種類別魚類別生產量值5'!F35,'漁業生產量值-漁業種類別魚類別生產量值5'!H35,'漁業生產量值-漁業種類別魚類別生產量值5'!J35,'漁業生產量值-漁業種類別魚類別生產量值5'!L35,'漁業生產量值-漁業種類別魚類別生產量值5'!N35,'漁業生產量值-漁業種類別魚類別生產量值5'!P35)&#10;+SUM('漁業生產量值-漁業種類別魚類別生產量值6'!D35,'漁業生產量值-漁業種類別魚類別生產量值6'!F35,'漁業生產量值-漁業種類別魚類別生產量值6'!H35,'漁業生產量值-漁業種類別魚類別生產量值6'!J35,'漁業生產量值-漁業種類別魚類別生產量值6'!L35,'漁業生產量值-漁業種類別魚類別生產量值6'!N35,'漁業生產量值-漁業種類別魚類別生產量值6'!P35)&#10;+SUM('漁業生產量值-漁業種類別魚類別生產量值9'!D35,'漁業生產量值-漁業種類別魚類別生產量值9'!P35)&#10;+SUM('漁業生產量值-漁業種類別魚類別生產量值10'!N35,'漁業生產量值-漁業種類別魚類別生產量值10'!P35)&#10;+SUM('漁業生產量值-漁業種類別魚類別生產量值11'!D35,'漁業生產量值-漁業種類別魚類別生產量值11'!F35,'漁業生產量值-漁業種類別魚類別生產量值11'!H35,'漁業生產量值-漁業種類別魚類別生產量值11'!P35)&#10;+SUM('漁業生產量值-漁業種類別魚類別生產量值13'!L35)&#10;+SUM('漁業生產量值-漁業種類別魚類別生產量值14'!J35,'漁業生產量值-漁業種類別魚類別生產量值14'!L35,'漁業生產量值-漁業種類別魚類別生產量值14'!N35,'漁業生產量值-漁業種類別魚類別生產量值14'!P35)&#10;+SUM('漁業生產量值-漁業種類別魚類別生產量值15'!D35)=0,&quot;-&quot;,&#10;SUM(H35,J35)&#10;+SUM('漁業生產量值-漁業種類別魚類別生產量值1'!F35,'漁業生產量值-漁業種類別魚類別生產量值1'!H35,'漁業生產量值-漁業種類別魚類別生產量值1'!J35,'漁業生產量值-漁業種類別魚類別生產量值1'!P35)&#10;+SUM('漁業生產量值-漁業種類別魚類別生產量值2'!D35,'漁業生產量值-漁業種類別魚類別生產量值2'!F35,'漁業生產量值-漁業種類別魚類別生產量值2'!H35,'漁業生產量值-漁業種類別魚類別生產量值2'!J35)&#10;+SUM('漁業生產量值-漁業種類別魚類別生產量值3'!F35,'漁業生產量值-漁業種類別魚類別生產量值3'!J35,'漁業生產量值-漁業種類別魚類別生產量值3'!L35,'漁業生產量值-漁業種類別魚類別生產量值3'!N35,'漁業生產量值-漁業種類別魚類別生產量值3'!P35)&#10;+SUM('漁業生產量值-漁業種類別魚類別生產量值4'!D35,'漁業生產量值-漁業種類別魚類別生產量值4'!F35,'漁業生產量值-漁業種類別魚類別生產量值4'!H35,'漁業生產量值-漁業種類別魚類別生產量值4'!J35)&#10;+SUM('漁業生產量值-漁業種類別魚類別生產量值5'!F35,'漁業生產量值-漁業種類別魚類別生產量值5'!H35,'漁業生產量值-漁業種類別魚類別生產量值5'!J35,'漁業生產量值-漁業種類別魚類別生產量值5'!L35,'漁業生產量值-漁業種類別魚類別生產量值5'!N35,'漁業生產量值-漁業種類別魚類別生產量值5'!P35)&#10;+SUM('漁業生產量值-漁業種類別魚類別生產量值6'!D35,'漁業生產量值-漁業種類別魚類別生產量值6'!F35,'漁業生產量值-漁業種類別魚類別生產量值6'!H35,'漁業生產量值-漁業種類別魚類別生產量值6'!J35,'漁業生產量值-漁業種類別魚類別生產量值6'!L35,'漁業生產量值-漁業種類別魚類別生產量值6'!N35,'漁業生產量值-漁業種類別魚類別生產量值6'!P35)&#10;+SUM('漁業生產量值-漁業種類別魚類別生產量值9'!D35,'漁業生產量值-漁業種類別魚類別生產量值9'!P35)&#10;+SUM('漁業生產量值-漁業種類別魚類別生產量值10'!N35,'漁業生產量值-漁業種類別魚類別生產量值10'!P35)&#10;+SUM('漁業生產量值-漁業種類別魚類別生產量值11'!D35,'漁業生產量值-漁業種類別魚類別生產量值11'!F35,'漁業生產量值-漁業種類別魚類別生產量值11'!H35,'漁業生產量值-漁業種類別魚類別生產量值11'!P35)&#10;+SUM('漁業生產量值-漁業種類別魚類別生產量值13'!L35)&#10;+SUM('漁業生產量值-漁業種類別魚類別生產量值14'!J35,'漁業生產量值-漁業種類別魚類別生產量值14'!L35,'漁業生產量值-漁業種類別魚類別生產量值14'!N35,'漁業生產量值-漁業種類別魚類別生產量值14'!P35)&#10;+SUM('漁業生產量值-漁業種類別魚類別生產量值15'!D35))" table:style-name="ce49">
            <text:p>142,69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35,M35,O35,'漁業生產量值-漁業種類別魚類別生產量值1'!C35)=0,&quot;-&quot;,SUM(K35,M35,O35,'漁業生產量值-漁業種類別魚類別生產量值1'!C35))" table:style-name="ce19">
            <text:p>-</text:p>
          </table:table-cell>
          <table:table-cell office:value-type="string" office:string-value="-" table:formula="msoxl:=IF(SUM(L35,N35,P35,'漁業生產量值-漁業種類別魚類別生產量值1'!D35)=0,&quot;-&quot;,SUM(L35,N35,P35,'漁業生產量值-漁業種類別魚類別生產量值1'!D3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27565.58138" table:formula="msoxl:=  IF(SUM(C37:C49)=0,&quot;-&quot;,SUM(C37:C49))" table:style-name="ce49">
            <text:p>27,566<text:s/></text:p>
          </table:table-cell>
          <table:table-cell office:value-type="float" office:value="4045555.3755999999" table:formula="msoxl:=  IF(SUM(D37:D49)=0,&quot;-&quot;,SUM(D37:D49))" table:style-name="ce49">
            <text:p>4,045,555<text:s/></text:p>
          </table:table-cell>
          <table:table-cell office:value-type="float" office:value="24643.429889999996" table:formula="msoxl:=  IF(SUM(E37:E49)=0,&quot;-&quot;,SUM(E37:E49))" table:style-name="ce49">
            <text:p>24,643<text:s/></text:p>
          </table:table-cell>
          <table:table-cell office:value-type="float" office:value="3544009.6961300005" table:formula="msoxl:=  IF(SUM(F37:F49)=0,&quot;-&quot;,SUM(F37:F49))" table:style-name="ce49">
            <text:p>3,544,010<text:s/></text:p>
          </table:table-cell>
          <table:table-cell office:value-type="string" office:string-value="-" table:formula="msoxl:=  IF(SUM(G37:G49)=0,&quot;-&quot;,SUM(G37:G49))" table:style-name="ce49">
            <text:p>-</text:p>
          </table:table-cell>
          <table:table-cell office:value-type="string" office:string-value="-" table:formula="msoxl:=  IF(SUM(H37:H49)=0,&quot;-&quot;,SUM(H37:H49))" table:style-name="ce49">
            <text:p>-</text:p>
          </table:table-cell>
          <table:table-cell office:value-type="float" office:value="10.858499999999999" table:formula="msoxl:=IF(SUM(K36,M36,O36,'漁業生產量值-漁業種類別魚類別生產量值1'!C36)=0,&quot;-&quot;,SUM(K36,M36,O36,'漁業生產量值-漁業種類別魚類別生產量值1'!C36))" table:style-name="ce19">
            <text:p>11<text:s/></text:p>
          </table:table-cell>
          <table:table-cell office:value-type="float" office:value="1737.36" table:formula="msoxl:=IF(SUM(L36,N36,P36,'漁業生產量值-漁業種類別魚類別生產量值1'!D36)=0,&quot;-&quot;,SUM(L36,N36,P36,'漁業生產量值-漁業種類別魚類別生產量值1'!D36))" table:style-name="ce19">
            <text:p>1,737<text:s/></text:p>
          </table:table-cell>
          <table:table-cell office:value-type="string" office:string-value="-" table:formula="msoxl:=  IF(SUM(K37:K49)=0,&quot;-&quot;,SUM(K37:K49))" table:style-name="ce49">
            <text:p>-</text:p>
          </table:table-cell>
          <table:table-cell office:value-type="string" office:string-value="-" table:formula="msoxl:=  IF(SUM(L37:L49)=0,&quot;-&quot;,SUM(L37:L49))" table:style-name="ce49">
            <text:p>-</text:p>
          </table:table-cell>
          <table:table-cell office:value-type="string" office:string-value="-" table:formula="msoxl:=  IF(SUM(M37:M49)=0,&quot;-&quot;,SUM(M37:M49))" table:style-name="ce49">
            <text:p>-</text:p>
          </table:table-cell>
          <table:table-cell office:value-type="string" office:string-value="-" table:formula="msoxl:=  IF(SUM(N37:N49)=0,&quot;-&quot;,SUM(N37:N49))" table:style-name="ce49">
            <text:p>-</text:p>
          </table:table-cell>
          <table:table-cell office:value-type="string" office:string-value="-" table:formula="msoxl:=  IF(SUM(O37:O49)=0,&quot;-&quot;,SUM(O37:O49))" table:style-name="ce49">
            <text:p>-</text:p>
          </table:table-cell>
          <table:table-cell office:value-type="string" office:string-value="-" table:formula="msoxl:=  IF(SUM(P37:P49)=0,&quot;-&quot;,SUM(P37:P49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7547.2518899999995" table:style-name="ce49">
            <text:p>7,547<text:s/></text:p>
          </table:table-cell>
          <table:table-cell office:value-type="float" office:value="674849.22357999999" table:style-name="ce49">
            <text:p>674,849<text:s/></text:p>
          </table:table-cell>
          <table:table-cell office:value-type="float" office:value="6594.1564899999994" table:formula="msoxl:=  IF(SUM(G37,I37)&#10;+SUM('漁業生產量值-漁業種類別魚類別生產量值1'!E37,'漁業生產量值-漁業種類別魚類別生產量值1'!G37,'漁業生產量值-漁業種類別魚類別生產量值1'!I37)&#10;+SUM('漁業生產量值-漁業種類別魚類別生產量值2'!C37,'漁業生產量值-漁業種類別魚類別生產量值2'!E37,'漁業生產量值-漁業種類別魚類別生產量值2'!G37,'漁業生產量值-漁業種類別魚類別生產量值2'!I37)&#10;+SUM('漁業生產量值-漁業種類別魚類別生產量值3'!E37,'漁業生產量值-漁業種類別魚類別生產量值3'!I37,'漁業生產量值-漁業種類別魚類別生產量值3'!K37,'漁業生產量值-漁業種類別魚類別生產量值3'!M37,'漁業生產量值-漁業種類別魚類別生產量值3'!O37)&#10;+SUM('漁業生產量值-漁業種類別魚類別生產量值4'!C37,'漁業生產量值-漁業種類別魚類別生產量值4'!E37,'漁業生產量值-漁業種類別魚類別生產量值4'!G37,'漁業生產量值-漁業種類別魚類別生產量值4'!I37)&#10;+SUM('漁業生產量值-漁業種類別魚類別生產量值5'!E37,'漁業生產量值-漁業種類別魚類別生產量值5'!G37,'漁業生產量值-漁業種類別魚類別生產量值5'!I37,'漁業生產量值-漁業種類別魚類別生產量值5'!K37,'漁業生產量值-漁業種類別魚類別生產量值5'!M37,'漁業生產量值-漁業種類別魚類別生產量值5'!O37)&#10;+SUM('漁業生產量值-漁業種類別魚類別生產量值6'!C37,'漁業生產量值-漁業種類別魚類別生產量值6'!E37,'漁業生產量值-漁業種類別魚類別生產量值6'!G37,'漁業生產量值-漁業種類別魚類別生產量值6'!I37,'漁業生產量值-漁業種類別魚類別生產量值6'!K37,'漁業生產量值-漁業種類別魚類別生產量值6'!M37,'漁業生產量值-漁業種類別魚類別生產量值6'!O37)&#10;+SUM('漁業生產量值-漁業種類別魚類別生產量值9'!C37,'漁業生產量值-漁業種類別魚類別生產量值9'!O37)&#10;+SUM('漁業生產量值-漁業種類別魚類別生產量值10'!M37,'漁業生產量值-漁業種類別魚類別生產量值10'!O37)&#10;+SUM('漁業生產量值-漁業種類別魚類別生產量值11'!C37,'漁業生產量值-漁業種類別魚類別生產量值11'!E37,'漁業生產量值-漁業種類別魚類別生產量值11'!G37,'漁業生產量值-漁業種類別魚類別生產量值11'!O37)&#10;+SUM('漁業生產量值-漁業種類別魚類別生產量值13'!K37)&#10;+SUM('漁業生產量值-漁業種類別魚類別生產量值14'!I37,'漁業生產量值-漁業種類別魚類別生產量值14'!K37,'漁業生產量值-漁業種類別魚類別生產量值14'!M37,'漁業生產量值-漁業種類別魚類別生產量值14'!O37)&#10;+SUM('漁業生產量值-漁業種類別魚類別生產量值15'!C37)=0,&quot;-&quot;,&#10;SUM(G37,I37)&#10;+SUM('漁業生產量值-漁業種類別魚類別生產量值1'!E37,'漁業生產量值-漁業種類別魚類別生產量值1'!G37,'漁業生產量值-漁業種類別魚類別生產量值1'!I37)&#10;+SUM('漁業生產量值-漁業種類別魚類別生產量值2'!C37,'漁業生產量值-漁業種類別魚類別生產量值2'!E37,'漁業生產量值-漁業種類別魚類別生產量值2'!G37,'漁業生產量值-漁業種類別魚類別生產量值2'!I37)&#10;+SUM('漁業生產量值-漁業種類別魚類別生產量值3'!E37,'漁業生產量值-漁業種類別魚類別生產量值3'!I37,'漁業生產量值-漁業種類別魚類別生產量值3'!K37,'漁業生產量值-漁業種類別魚類別生產量值3'!M37,'漁業生產量值-漁業種類別魚類別生產量值3'!O37)&#10;+SUM('漁業生產量值-漁業種類別魚類別生產量值4'!C37,'漁業生產量值-漁業種類別魚類別生產量值4'!E37,'漁業生產量值-漁業種類別魚類別生產量值4'!G37,'漁業生產量值-漁業種類別魚類別生產量值4'!I37)&#10;+SUM('漁業生產量值-漁業種類別魚類別生產量值5'!E37,'漁業生產量值-漁業種類別魚類別生產量值5'!G37,'漁業生產量值-漁業種類別魚類別生產量值5'!I37,'漁業生產量值-漁業種類別魚類別生產量值5'!K37,'漁業生產量值-漁業種類別魚類別生產量值5'!M37,'漁業生產量值-漁業種類別魚類別生產量值5'!O37)&#10;+SUM('漁業生產量值-漁業種類別魚類別生產量值6'!C37,'漁業生產量值-漁業種類別魚類別生產量值6'!E37,'漁業生產量值-漁業種類別魚類別生產量值6'!G37,'漁業生產量值-漁業種類別魚類別生產量值6'!I37,'漁業生產量值-漁業種類別魚類別生產量值6'!K37,'漁業生產量值-漁業種類別魚類別生產量值6'!M37,'漁業生產量值-漁業種類別魚類別生產量值6'!O37)&#10;+SUM('漁業生產量值-漁業種類別魚類別生產量值9'!C37,'漁業生產量值-漁業種類別魚類別生產量值9'!O37)&#10;+SUM('漁業生產量值-漁業種類別魚類別生產量值10'!M37,'漁業生產量值-漁業種類別魚類別生產量值10'!O37)&#10;+SUM('漁業生產量值-漁業種類別魚類別生產量值11'!C37,'漁業生產量值-漁業種類別魚類別生產量值11'!E37,'漁業生產量值-漁業種類別魚類別生產量值11'!G37,'漁業生產量值-漁業種類別魚類別生產量值11'!O37)&#10;+SUM('漁業生產量值-漁業種類別魚類別生產量值13'!K37)&#10;+SUM('漁業生產量值-漁業種類別魚類別生產量值14'!I37,'漁業生產量值-漁業種類別魚類別生產量值14'!K37,'漁業生產量值-漁業種類別魚類別生產量值14'!M37,'漁業生產量值-漁業種類別魚類別生產量值14'!O37)&#10;+SUM('漁業生產量值-漁業種類別魚類別生產量值15'!C37))" table:style-name="ce49">
            <text:p>6,594<text:s/></text:p>
          </table:table-cell>
          <table:table-cell office:value-type="float" office:value="565962.83441000013" table:formula="msoxl:=  IF(SUM(H37,J37)&#10;+SUM('漁業生產量值-漁業種類別魚類別生產量值1'!F37,'漁業生產量值-漁業種類別魚類別生產量值1'!H37,'漁業生產量值-漁業種類別魚類別生產量值1'!J37,'漁業生產量值-漁業種類別魚類別生產量值1'!P37)&#10;+SUM('漁業生產量值-漁業種類別魚類別生產量值2'!D37,'漁業生產量值-漁業種類別魚類別生產量值2'!F37,'漁業生產量值-漁業種類別魚類別生產量值2'!H37,'漁業生產量值-漁業種類別魚類別生產量值2'!J37)&#10;+SUM('漁業生產量值-漁業種類別魚類別生產量值3'!F37,'漁業生產量值-漁業種類別魚類別生產量值3'!J37,'漁業生產量值-漁業種類別魚類別生產量值3'!L37,'漁業生產量值-漁業種類別魚類別生產量值3'!N37,'漁業生產量值-漁業種類別魚類別生產量值3'!P37)&#10;+SUM('漁業生產量值-漁業種類別魚類別生產量值4'!D37,'漁業生產量值-漁業種類別魚類別生產量值4'!F37,'漁業生產量值-漁業種類別魚類別生產量值4'!H37,'漁業生產量值-漁業種類別魚類別生產量值4'!J37)&#10;+SUM('漁業生產量值-漁業種類別魚類別生產量值5'!F37,'漁業生產量值-漁業種類別魚類別生產量值5'!H37,'漁業生產量值-漁業種類別魚類別生產量值5'!J37,'漁業生產量值-漁業種類別魚類別生產量值5'!L37,'漁業生產量值-漁業種類別魚類別生產量值5'!N37,'漁業生產量值-漁業種類別魚類別生產量值5'!P37)&#10;+SUM('漁業生產量值-漁業種類別魚類別生產量值6'!D37,'漁業生產量值-漁業種類別魚類別生產量值6'!F37,'漁業生產量值-漁業種類別魚類別生產量值6'!H37,'漁業生產量值-漁業種類別魚類別生產量值6'!J37,'漁業生產量值-漁業種類別魚類別生產量值6'!L37,'漁業生產量值-漁業種類別魚類別生產量值6'!N37,'漁業生產量值-漁業種類別魚類別生產量值6'!P37)&#10;+SUM('漁業生產量值-漁業種類別魚類別生產量值9'!D37,'漁業生產量值-漁業種類別魚類別生產量值9'!P37)&#10;+SUM('漁業生產量值-漁業種類別魚類別生產量值10'!N37,'漁業生產量值-漁業種類別魚類別生產量值10'!P37)&#10;+SUM('漁業生產量值-漁業種類別魚類別生產量值11'!D37,'漁業生產量值-漁業種類別魚類別生產量值11'!F37,'漁業生產量值-漁業種類別魚類別生產量值11'!H37,'漁業生產量值-漁業種類別魚類別生產量值11'!P37)&#10;+SUM('漁業生產量值-漁業種類別魚類別生產量值13'!L37)&#10;+SUM('漁業生產量值-漁業種類別魚類別生產量值14'!J37,'漁業生產量值-漁業種類別魚類別生產量值14'!L37,'漁業生產量值-漁業種類別魚類別生產量值14'!N37,'漁業生產量值-漁業種類別魚類別生產量值14'!P37)&#10;+SUM('漁業生產量值-漁業種類別魚類別生產量值15'!D37)=0,&quot;-&quot;,&#10;SUM(H37,J37)&#10;+SUM('漁業生產量值-漁業種類別魚類別生產量值1'!F37,'漁業生產量值-漁業種類別魚類別生產量值1'!H37,'漁業生產量值-漁業種類別魚類別生產量值1'!J37,'漁業生產量值-漁業種類別魚類別生產量值1'!P37)&#10;+SUM('漁業生產量值-漁業種類別魚類別生產量值2'!D37,'漁業生產量值-漁業種類別魚類別生產量值2'!F37,'漁業生產量值-漁業種類別魚類別生產量值2'!H37,'漁業生產量值-漁業種類別魚類別生產量值2'!J37)&#10;+SUM('漁業生產量值-漁業種類別魚類別生產量值3'!F37,'漁業生產量值-漁業種類別魚類別生產量值3'!J37,'漁業生產量值-漁業種類別魚類別生產量值3'!L37,'漁業生產量值-漁業種類別魚類別生產量值3'!N37,'漁業生產量值-漁業種類別魚類別生產量值3'!P37)&#10;+SUM('漁業生產量值-漁業種類別魚類別生產量值4'!D37,'漁業生產量值-漁業種類別魚類別生產量值4'!F37,'漁業生產量值-漁業種類別魚類別生產量值4'!H37,'漁業生產量值-漁業種類別魚類別生產量值4'!J37)&#10;+SUM('漁業生產量值-漁業種類別魚類別生產量值5'!F37,'漁業生產量值-漁業種類別魚類別生產量值5'!H37,'漁業生產量值-漁業種類別魚類別生產量值5'!J37,'漁業生產量值-漁業種類別魚類別生產量值5'!L37,'漁業生產量值-漁業種類別魚類別生產量值5'!N37,'漁業生產量值-漁業種類別魚類別生產量值5'!P37)&#10;+SUM('漁業生產量值-漁業種類別魚類別生產量值6'!D37,'漁業生產量值-漁業種類別魚類別生產量值6'!F37,'漁業生產量值-漁業種類別魚類別生產量值6'!H37,'漁業生產量值-漁業種類別魚類別生產量值6'!J37,'漁業生產量值-漁業種類別魚類別生產量值6'!L37,'漁業生產量值-漁業種類別魚類別生產量值6'!N37,'漁業生產量值-漁業種類別魚類別生產量值6'!P37)&#10;+SUM('漁業生產量值-漁業種類別魚類別生產量值9'!D37,'漁業生產量值-漁業種類別魚類別生產量值9'!P37)&#10;+SUM('漁業生產量值-漁業種類別魚類別生產量值10'!N37,'漁業生產量值-漁業種類別魚類別生產量值10'!P37)&#10;+SUM('漁業生產量值-漁業種類別魚類別生產量值11'!D37,'漁業生產量值-漁業種類別魚類別生產量值11'!F37,'漁業生產量值-漁業種類別魚類別生產量值11'!H37,'漁業生產量值-漁業種類別魚類別生產量值11'!P37)&#10;+SUM('漁業生產量值-漁業種類別魚類別生產量值13'!L37)&#10;+SUM('漁業生產量值-漁業種類別魚類別生產量值14'!J37,'漁業生產量值-漁業種類別魚類別生產量值14'!L37,'漁業生產量值-漁業種類別魚類別生產量值14'!N37,'漁業生產量值-漁業種類別魚類別生產量值14'!P37)&#10;+SUM('漁業生產量值-漁業種類別魚類別生產量值15'!D37))" table:style-name="ce49">
            <text:p>565,96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37,M37,O37,'漁業生產量值-漁業種類別魚類別生產量值1'!C37)=0,&quot;-&quot;,SUM(K37,M37,O37,'漁業生產量值-漁業種類別魚類別生產量值1'!C37))" table:style-name="ce19">
            <text:p>-</text:p>
          </table:table-cell>
          <table:table-cell office:value-type="string" office:string-value="-" table:formula="msoxl:=IF(SUM(L37,N37,P37,'漁業生產量值-漁業種類別魚類別生產量值1'!D37)=0,&quot;-&quot;,SUM(L37,N37,P37,'漁業生產量值-漁業種類別魚類別生產量值1'!D3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2</text:p>
          </table:table-cell>
          <table:table-cell office:value-type="string" table:style-name="ce18">
            <text:p>　地曳網　</text:p>
          </table:table-cell>
          <table:table-cell office:value-type="float" office:value="318.70249999999999" table:style-name="ce49">
            <text:p>319<text:s/></text:p>
          </table:table-cell>
          <table:table-cell office:value-type="float" office:value="109281.00953" table:style-name="ce49">
            <text:p>109,281<text:s/></text:p>
          </table:table-cell>
          <table:table-cell office:value-type="float" office:value="317.0711" table:formula="msoxl:=  IF(SUM(G38,I38)&#10;+SUM('漁業生產量值-漁業種類別魚類別生產量值1'!E38,'漁業生產量值-漁業種類別魚類別生產量值1'!G38,'漁業生產量值-漁業種類別魚類別生產量值1'!I38)&#10;+SUM('漁業生產量值-漁業種類別魚類別生產量值2'!C38,'漁業生產量值-漁業種類別魚類別生產量值2'!E38,'漁業生產量值-漁業種類別魚類別生產量值2'!G38,'漁業生產量值-漁業種類別魚類別生產量值2'!I38)&#10;+SUM('漁業生產量值-漁業種類別魚類別生產量值3'!E38,'漁業生產量值-漁業種類別魚類別生產量值3'!I38,'漁業生產量值-漁業種類別魚類別生產量值3'!K38,'漁業生產量值-漁業種類別魚類別生產量值3'!M38,'漁業生產量值-漁業種類別魚類別生產量值3'!O38)&#10;+SUM('漁業生產量值-漁業種類別魚類別生產量值4'!C38,'漁業生產量值-漁業種類別魚類別生產量值4'!E38,'漁業生產量值-漁業種類別魚類別生產量值4'!G38,'漁業生產量值-漁業種類別魚類別生產量值4'!I38)&#10;+SUM('漁業生產量值-漁業種類別魚類別生產量值5'!E38,'漁業生產量值-漁業種類別魚類別生產量值5'!G38,'漁業生產量值-漁業種類別魚類別生產量值5'!I38,'漁業生產量值-漁業種類別魚類別生產量值5'!K38,'漁業生產量值-漁業種類別魚類別生產量值5'!M38,'漁業生產量值-漁業種類別魚類別生產量值5'!O38)&#10;+SUM('漁業生產量值-漁業種類別魚類別生產量值6'!C38,'漁業生產量值-漁業種類別魚類別生產量值6'!E38,'漁業生產量值-漁業種類別魚類別生產量值6'!G38,'漁業生產量值-漁業種類別魚類別生產量值6'!I38,'漁業生產量值-漁業種類別魚類別生產量值6'!K38,'漁業生產量值-漁業種類別魚類別生產量值6'!M38,'漁業生產量值-漁業種類別魚類別生產量值6'!O38)&#10;+SUM('漁業生產量值-漁業種類別魚類別生產量值9'!C38,'漁業生產量值-漁業種類別魚類別生產量值9'!O38)&#10;+SUM('漁業生產量值-漁業種類別魚類別生產量值10'!M38,'漁業生產量值-漁業種類別魚類別生產量值10'!O38)&#10;+SUM('漁業生產量值-漁業種類別魚類別生產量值11'!C38,'漁業生產量值-漁業種類別魚類別生產量值11'!E38,'漁業生產量值-漁業種類別魚類別生產量值11'!G38,'漁業生產量值-漁業種類別魚類別生產量值11'!O38)&#10;+SUM('漁業生產量值-漁業種類別魚類別生產量值13'!K38)&#10;+SUM('漁業生產量值-漁業種類別魚類別生產量值14'!I38,'漁業生產量值-漁業種類別魚類別生產量值14'!K38,'漁業生產量值-漁業種類別魚類別生產量值14'!M38,'漁業生產量值-漁業種類別魚類別生產量值14'!O38)&#10;+SUM('漁業生產量值-漁業種類別魚類別生產量值15'!C38)=0,&quot;-&quot;,&#10;SUM(G38,I38)&#10;+SUM('漁業生產量值-漁業種類別魚類別生產量值1'!E38,'漁業生產量值-漁業種類別魚類別生產量值1'!G38,'漁業生產量值-漁業種類別魚類別生產量值1'!I38)&#10;+SUM('漁業生產量值-漁業種類別魚類別生產量值2'!C38,'漁業生產量值-漁業種類別魚類別生產量值2'!E38,'漁業生產量值-漁業種類別魚類別生產量值2'!G38,'漁業生產量值-漁業種類別魚類別生產量值2'!I38)&#10;+SUM('漁業生產量值-漁業種類別魚類別生產量值3'!E38,'漁業生產量值-漁業種類別魚類別生產量值3'!I38,'漁業生產量值-漁業種類別魚類別生產量值3'!K38,'漁業生產量值-漁業種類別魚類別生產量值3'!M38,'漁業生產量值-漁業種類別魚類別生產量值3'!O38)&#10;+SUM('漁業生產量值-漁業種類別魚類別生產量值4'!C38,'漁業生產量值-漁業種類別魚類別生產量值4'!E38,'漁業生產量值-漁業種類別魚類別生產量值4'!G38,'漁業生產量值-漁業種類別魚類別生產量值4'!I38)&#10;+SUM('漁業生產量值-漁業種類別魚類別生產量值5'!E38,'漁業生產量值-漁業種類別魚類別生產量值5'!G38,'漁業生產量值-漁業種類別魚類別生產量值5'!I38,'漁業生產量值-漁業種類別魚類別生產量值5'!K38,'漁業生產量值-漁業種類別魚類別生產量值5'!M38,'漁業生產量值-漁業種類別魚類別生產量值5'!O38)&#10;+SUM('漁業生產量值-漁業種類別魚類別生產量值6'!C38,'漁業生產量值-漁業種類別魚類別生產量值6'!E38,'漁業生產量值-漁業種類別魚類別生產量值6'!G38,'漁業生產量值-漁業種類別魚類別生產量值6'!I38,'漁業生產量值-漁業種類別魚類別生產量值6'!K38,'漁業生產量值-漁業種類別魚類別生產量值6'!M38,'漁業生產量值-漁業種類別魚類別生產量值6'!O38)&#10;+SUM('漁業生產量值-漁業種類別魚類別生產量值9'!C38,'漁業生產量值-漁業種類別魚類別生產量值9'!O38)&#10;+SUM('漁業生產量值-漁業種類別魚類別生產量值10'!M38,'漁業生產量值-漁業種類別魚類別生產量值10'!O38)&#10;+SUM('漁業生產量值-漁業種類別魚類別生產量值11'!C38,'漁業生產量值-漁業種類別魚類別生產量值11'!E38,'漁業生產量值-漁業種類別魚類別生產量值11'!G38,'漁業生產量值-漁業種類別魚類別生產量值11'!O38)&#10;+SUM('漁業生產量值-漁業種類別魚類別生產量值13'!K38)&#10;+SUM('漁業生產量值-漁業種類別魚類別生產量值14'!I38,'漁業生產量值-漁業種類別魚類別生產量值14'!K38,'漁業生產量值-漁業種類別魚類別生產量值14'!M38,'漁業生產量值-漁業種類別魚類別生產量值14'!O38)&#10;+SUM('漁業生產量值-漁業種類別魚類別生產量值15'!C38))" table:style-name="ce49">
            <text:p>317<text:s/></text:p>
          </table:table-cell>
          <table:table-cell office:value-type="float" office:value="109110.46839000001" table:formula="msoxl:=  IF(SUM(H38,J38)&#10;+SUM('漁業生產量值-漁業種類別魚類別生產量值1'!F38,'漁業生產量值-漁業種類別魚類別生產量值1'!H38,'漁業生產量值-漁業種類別魚類別生產量值1'!J38,'漁業生產量值-漁業種類別魚類別生產量值1'!P38)&#10;+SUM('漁業生產量值-漁業種類別魚類別生產量值2'!D38,'漁業生產量值-漁業種類別魚類別生產量值2'!F38,'漁業生產量值-漁業種類別魚類別生產量值2'!H38,'漁業生產量值-漁業種類別魚類別生產量值2'!J38)&#10;+SUM('漁業生產量值-漁業種類別魚類別生產量值3'!F38,'漁業生產量值-漁業種類別魚類別生產量值3'!J38,'漁業生產量值-漁業種類別魚類別生產量值3'!L38,'漁業生產量值-漁業種類別魚類別生產量值3'!N38,'漁業生產量值-漁業種類別魚類別生產量值3'!P38)&#10;+SUM('漁業生產量值-漁業種類別魚類別生產量值4'!D38,'漁業生產量值-漁業種類別魚類別生產量值4'!F38,'漁業生產量值-漁業種類別魚類別生產量值4'!H38,'漁業生產量值-漁業種類別魚類別生產量值4'!J38)&#10;+SUM('漁業生產量值-漁業種類別魚類別生產量值5'!F38,'漁業生產量值-漁業種類別魚類別生產量值5'!H38,'漁業生產量值-漁業種類別魚類別生產量值5'!J38,'漁業生產量值-漁業種類別魚類別生產量值5'!L38,'漁業生產量值-漁業種類別魚類別生產量值5'!N38,'漁業生產量值-漁業種類別魚類別生產量值5'!P38)&#10;+SUM('漁業生產量值-漁業種類別魚類別生產量值6'!D38,'漁業生產量值-漁業種類別魚類別生產量值6'!F38,'漁業生產量值-漁業種類別魚類別生產量值6'!H38,'漁業生產量值-漁業種類別魚類別生產量值6'!J38,'漁業生產量值-漁業種類別魚類別生產量值6'!L38,'漁業生產量值-漁業種類別魚類別生產量值6'!N38,'漁業生產量值-漁業種類別魚類別生產量值6'!P38)&#10;+SUM('漁業生產量值-漁業種類別魚類別生產量值9'!D38,'漁業生產量值-漁業種類別魚類別生產量值9'!P38)&#10;+SUM('漁業生產量值-漁業種類別魚類別生產量值10'!N38,'漁業生產量值-漁業種類別魚類別生產量值10'!P38)&#10;+SUM('漁業生產量值-漁業種類別魚類別生產量值11'!D38,'漁業生產量值-漁業種類別魚類別生產量值11'!F38,'漁業生產量值-漁業種類別魚類別生產量值11'!H38,'漁業生產量值-漁業種類別魚類別生產量值11'!P38)&#10;+SUM('漁業生產量值-漁業種類別魚類別生產量值13'!L38)&#10;+SUM('漁業生產量值-漁業種類別魚類別生產量值14'!J38,'漁業生產量值-漁業種類別魚類別生產量值14'!L38,'漁業生產量值-漁業種類別魚類別生產量值14'!N38,'漁業生產量值-漁業種類別魚類別生產量值14'!P38)&#10;+SUM('漁業生產量值-漁業種類別魚類別生產量值15'!D38)=0,&quot;-&quot;,&#10;SUM(H38,J38)&#10;+SUM('漁業生產量值-漁業種類別魚類別生產量值1'!F38,'漁業生產量值-漁業種類別魚類別生產量值1'!H38,'漁業生產量值-漁業種類別魚類別生產量值1'!J38,'漁業生產量值-漁業種類別魚類別生產量值1'!P38)&#10;+SUM('漁業生產量值-漁業種類別魚類別生產量值2'!D38,'漁業生產量值-漁業種類別魚類別生產量值2'!F38,'漁業生產量值-漁業種類別魚類別生產量值2'!H38,'漁業生產量值-漁業種類別魚類別生產量值2'!J38)&#10;+SUM('漁業生產量值-漁業種類別魚類別生產量值3'!F38,'漁業生產量值-漁業種類別魚類別生產量值3'!J38,'漁業生產量值-漁業種類別魚類別生產量值3'!L38,'漁業生產量值-漁業種類別魚類別生產量值3'!N38,'漁業生產量值-漁業種類別魚類別生產量值3'!P38)&#10;+SUM('漁業生產量值-漁業種類別魚類別生產量值4'!D38,'漁業生產量值-漁業種類別魚類別生產量值4'!F38,'漁業生產量值-漁業種類別魚類別生產量值4'!H38,'漁業生產量值-漁業種類別魚類別生產量值4'!J38)&#10;+SUM('漁業生產量值-漁業種類別魚類別生產量值5'!F38,'漁業生產量值-漁業種類別魚類別生產量值5'!H38,'漁業生產量值-漁業種類別魚類別生產量值5'!J38,'漁業生產量值-漁業種類別魚類別生產量值5'!L38,'漁業生產量值-漁業種類別魚類別生產量值5'!N38,'漁業生產量值-漁業種類別魚類別生產量值5'!P38)&#10;+SUM('漁業生產量值-漁業種類別魚類別生產量值6'!D38,'漁業生產量值-漁業種類別魚類別生產量值6'!F38,'漁業生產量值-漁業種類別魚類別生產量值6'!H38,'漁業生產量值-漁業種類別魚類別生產量值6'!J38,'漁業生產量值-漁業種類別魚類別生產量值6'!L38,'漁業生產量值-漁業種類別魚類別生產量值6'!N38,'漁業生產量值-漁業種類別魚類別生產量值6'!P38)&#10;+SUM('漁業生產量值-漁業種類別魚類別生產量值9'!D38,'漁業生產量值-漁業種類別魚類別生產量值9'!P38)&#10;+SUM('漁業生產量值-漁業種類別魚類別生產量值10'!N38,'漁業生產量值-漁業種類別魚類別生產量值10'!P38)&#10;+SUM('漁業生產量值-漁業種類別魚類別生產量值11'!D38,'漁業生產量值-漁業種類別魚類別生產量值11'!F38,'漁業生產量值-漁業種類別魚類別生產量值11'!H38,'漁業生產量值-漁業種類別魚類別生產量值11'!P38)&#10;+SUM('漁業生產量值-漁業種類別魚類別生產量值13'!L38)&#10;+SUM('漁業生產量值-漁業種類別魚類別生產量值14'!J38,'漁業生產量值-漁業種類別魚類別生產量值14'!L38,'漁業生產量值-漁業種類別魚類別生產量值14'!N38,'漁業生產量值-漁業種類別魚類別生產量值14'!P38)&#10;+SUM('漁業生產量值-漁業種類別魚類別生產量值15'!D38))" table:style-name="ce49">
            <text:p>109,11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38,M38,O38,'漁業生產量值-漁業種類別魚類別生產量值1'!C38)=0,&quot;-&quot;,SUM(K38,M38,O38,'漁業生產量值-漁業種類別魚類別生產量值1'!C38))" table:style-name="ce19">
            <text:p>-</text:p>
          </table:table-cell>
          <table:table-cell office:value-type="string" office:string-value="-" table:formula="msoxl:=IF(SUM(L38,N38,P38,'漁業生產量值-漁業種類別魚類別生產量值1'!D38)=0,&quot;-&quot;,SUM(L38,N38,P38,'漁業生產量值-漁業種類別魚類別生產量值1'!D38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3</text:p>
          </table:table-cell>
          <table:table-cell office:value-type="string" table:style-name="ce18">
            <text:p>　火誘網　</text:p>
          </table:table-cell>
          <table:table-cell office:value-type="float" office:value="3061.5929000000001" table:style-name="ce49">
            <text:p>3,062<text:s/></text:p>
          </table:table-cell>
          <table:table-cell office:value-type="float" office:value="310385.67102000001" table:style-name="ce49">
            <text:p>310,386<text:s/></text:p>
          </table:table-cell>
          <table:table-cell office:value-type="float" office:value="3025.7328999999995" table:formula="msoxl:=  IF(SUM(G39,I39)&#10;+SUM('漁業生產量值-漁業種類別魚類別生產量值1'!E39,'漁業生產量值-漁業種類別魚類別生產量值1'!G39,'漁業生產量值-漁業種類別魚類別生產量值1'!I39)&#10;+SUM('漁業生產量值-漁業種類別魚類別生產量值2'!C39,'漁業生產量值-漁業種類別魚類別生產量值2'!E39,'漁業生產量值-漁業種類別魚類別生產量值2'!G39,'漁業生產量值-漁業種類別魚類別生產量值2'!I39)&#10;+SUM('漁業生產量值-漁業種類別魚類別生產量值3'!E39,'漁業生產量值-漁業種類別魚類別生產量值3'!I39,'漁業生產量值-漁業種類別魚類別生產量值3'!K39,'漁業生產量值-漁業種類別魚類別生產量值3'!M39,'漁業生產量值-漁業種類別魚類別生產量值3'!O39)&#10;+SUM('漁業生產量值-漁業種類別魚類別生產量值4'!C39,'漁業生產量值-漁業種類別魚類別生產量值4'!E39,'漁業生產量值-漁業種類別魚類別生產量值4'!G39,'漁業生產量值-漁業種類別魚類別生產量值4'!I39)&#10;+SUM('漁業生產量值-漁業種類別魚類別生產量值5'!E39,'漁業生產量值-漁業種類別魚類別生產量值5'!G39,'漁業生產量值-漁業種類別魚類別生產量值5'!I39,'漁業生產量值-漁業種類別魚類別生產量值5'!K39,'漁業生產量值-漁業種類別魚類別生產量值5'!M39,'漁業生產量值-漁業種類別魚類別生產量值5'!O39)&#10;+SUM('漁業生產量值-漁業種類別魚類別生產量值6'!C39,'漁業生產量值-漁業種類別魚類別生產量值6'!E39,'漁業生產量值-漁業種類別魚類別生產量值6'!G39,'漁業生產量值-漁業種類別魚類別生產量值6'!I39,'漁業生產量值-漁業種類別魚類別生產量值6'!K39,'漁業生產量值-漁業種類別魚類別生產量值6'!M39,'漁業生產量值-漁業種類別魚類別生產量值6'!O39)&#10;+SUM('漁業生產量值-漁業種類別魚類別生產量值9'!C39,'漁業生產量值-漁業種類別魚類別生產量值9'!O39)&#10;+SUM('漁業生產量值-漁業種類別魚類別生產量值10'!M39,'漁業生產量值-漁業種類別魚類別生產量值10'!O39)&#10;+SUM('漁業生產量值-漁業種類別魚類別生產量值11'!C39,'漁業生產量值-漁業種類別魚類別生產量值11'!E39,'漁業生產量值-漁業種類別魚類別生產量值11'!G39,'漁業生產量值-漁業種類別魚類別生產量值11'!O39)&#10;+SUM('漁業生產量值-漁業種類別魚類別生產量值13'!K39)&#10;+SUM('漁業生產量值-漁業種類別魚類別生產量值14'!I39,'漁業生產量值-漁業種類別魚類別生產量值14'!K39,'漁業生產量值-漁業種類別魚類別生產量值14'!M39,'漁業生產量值-漁業種類別魚類別生產量值14'!O39)&#10;+SUM('漁業生產量值-漁業種類別魚類別生產量值15'!C39)=0,&quot;-&quot;,&#10;SUM(G39,I39)&#10;+SUM('漁業生產量值-漁業種類別魚類別生產量值1'!E39,'漁業生產量值-漁業種類別魚類別生產量值1'!G39,'漁業生產量值-漁業種類別魚類別生產量值1'!I39)&#10;+SUM('漁業生產量值-漁業種類別魚類別生產量值2'!C39,'漁業生產量值-漁業種類別魚類別生產量值2'!E39,'漁業生產量值-漁業種類別魚類別生產量值2'!G39,'漁業生產量值-漁業種類別魚類別生產量值2'!I39)&#10;+SUM('漁業生產量值-漁業種類別魚類別生產量值3'!E39,'漁業生產量值-漁業種類別魚類別生產量值3'!I39,'漁業生產量值-漁業種類別魚類別生產量值3'!K39,'漁業生產量值-漁業種類別魚類別生產量值3'!M39,'漁業生產量值-漁業種類別魚類別生產量值3'!O39)&#10;+SUM('漁業生產量值-漁業種類別魚類別生產量值4'!C39,'漁業生產量值-漁業種類別魚類別生產量值4'!E39,'漁業生產量值-漁業種類別魚類別生產量值4'!G39,'漁業生產量值-漁業種類別魚類別生產量值4'!I39)&#10;+SUM('漁業生產量值-漁業種類別魚類別生產量值5'!E39,'漁業生產量值-漁業種類別魚類別生產量值5'!G39,'漁業生產量值-漁業種類別魚類別生產量值5'!I39,'漁業生產量值-漁業種類別魚類別生產量值5'!K39,'漁業生產量值-漁業種類別魚類別生產量值5'!M39,'漁業生產量值-漁業種類別魚類別生產量值5'!O39)&#10;+SUM('漁業生產量值-漁業種類別魚類別生產量值6'!C39,'漁業生產量值-漁業種類別魚類別生產量值6'!E39,'漁業生產量值-漁業種類別魚類別生產量值6'!G39,'漁業生產量值-漁業種類別魚類別生產量值6'!I39,'漁業生產量值-漁業種類別魚類別生產量值6'!K39,'漁業生產量值-漁業種類別魚類別生產量值6'!M39,'漁業生產量值-漁業種類別魚類別生產量值6'!O39)&#10;+SUM('漁業生產量值-漁業種類別魚類別生產量值9'!C39,'漁業生產量值-漁業種類別魚類別生產量值9'!O39)&#10;+SUM('漁業生產量值-漁業種類別魚類別生產量值10'!M39,'漁業生產量值-漁業種類別魚類別生產量值10'!O39)&#10;+SUM('漁業生產量值-漁業種類別魚類別生產量值11'!C39,'漁業生產量值-漁業種類別魚類別生產量值11'!E39,'漁業生產量值-漁業種類別魚類別生產量值11'!G39,'漁業生產量值-漁業種類別魚類別生產量值11'!O39)&#10;+SUM('漁業生產量值-漁業種類別魚類別生產量值13'!K39)&#10;+SUM('漁業生產量值-漁業種類別魚類別生產量值14'!I39,'漁業生產量值-漁業種類別魚類別生產量值14'!K39,'漁業生產量值-漁業種類別魚類別生產量值14'!M39,'漁業生產量值-漁業種類別魚類別生產量值14'!O39)&#10;+SUM('漁業生產量值-漁業種類別魚類別生產量值15'!C39))" table:style-name="ce49">
            <text:p>3,026<text:s/></text:p>
          </table:table-cell>
          <table:table-cell office:value-type="float" office:value="306644.92102000001" table:formula="msoxl:=  IF(SUM(H39,J39)&#10;+SUM('漁業生產量值-漁業種類別魚類別生產量值1'!F39,'漁業生產量值-漁業種類別魚類別生產量值1'!H39,'漁業生產量值-漁業種類別魚類別生產量值1'!J39,'漁業生產量值-漁業種類別魚類別生產量值1'!P39)&#10;+SUM('漁業生產量值-漁業種類別魚類別生產量值2'!D39,'漁業生產量值-漁業種類別魚類別生產量值2'!F39,'漁業生產量值-漁業種類別魚類別生產量值2'!H39,'漁業生產量值-漁業種類別魚類別生產量值2'!J39)&#10;+SUM('漁業生產量值-漁業種類別魚類別生產量值3'!F39,'漁業生產量值-漁業種類別魚類別生產量值3'!J39,'漁業生產量值-漁業種類別魚類別生產量值3'!L39,'漁業生產量值-漁業種類別魚類別生產量值3'!N39,'漁業生產量值-漁業種類別魚類別生產量值3'!P39)&#10;+SUM('漁業生產量值-漁業種類別魚類別生產量值4'!D39,'漁業生產量值-漁業種類別魚類別生產量值4'!F39,'漁業生產量值-漁業種類別魚類別生產量值4'!H39,'漁業生產量值-漁業種類別魚類別生產量值4'!J39)&#10;+SUM('漁業生產量值-漁業種類別魚類別生產量值5'!F39,'漁業生產量值-漁業種類別魚類別生產量值5'!H39,'漁業生產量值-漁業種類別魚類別生產量值5'!J39,'漁業生產量值-漁業種類別魚類別生產量值5'!L39,'漁業生產量值-漁業種類別魚類別生產量值5'!N39,'漁業生產量值-漁業種類別魚類別生產量值5'!P39)&#10;+SUM('漁業生產量值-漁業種類別魚類別生產量值6'!D39,'漁業生產量值-漁業種類別魚類別生產量值6'!F39,'漁業生產量值-漁業種類別魚類別生產量值6'!H39,'漁業生產量值-漁業種類別魚類別生產量值6'!J39,'漁業生產量值-漁業種類別魚類別生產量值6'!L39,'漁業生產量值-漁業種類別魚類別生產量值6'!N39,'漁業生產量值-漁業種類別魚類別生產量值6'!P39)&#10;+SUM('漁業生產量值-漁業種類別魚類別生產量值9'!D39,'漁業生產量值-漁業種類別魚類別生產量值9'!P39)&#10;+SUM('漁業生產量值-漁業種類別魚類別生產量值10'!N39,'漁業生產量值-漁業種類別魚類別生產量值10'!P39)&#10;+SUM('漁業生產量值-漁業種類別魚類別生產量值11'!D39,'漁業生產量值-漁業種類別魚類別生產量值11'!F39,'漁業生產量值-漁業種類別魚類別生產量值11'!H39,'漁業生產量值-漁業種類別魚類別生產量值11'!P39)&#10;+SUM('漁業生產量值-漁業種類別魚類別生產量值13'!L39)&#10;+SUM('漁業生產量值-漁業種類別魚類別生產量值14'!J39,'漁業生產量值-漁業種類別魚類別生產量值14'!L39,'漁業生產量值-漁業種類別魚類別生產量值14'!N39,'漁業生產量值-漁業種類別魚類別生產量值14'!P39)&#10;+SUM('漁業生產量值-漁業種類別魚類別生產量值15'!D39)=0,&quot;-&quot;,&#10;SUM(H39,J39)&#10;+SUM('漁業生產量值-漁業種類別魚類別生產量值1'!F39,'漁業生產量值-漁業種類別魚類別生產量值1'!H39,'漁業生產量值-漁業種類別魚類別生產量值1'!J39,'漁業生產量值-漁業種類別魚類別生產量值1'!P39)&#10;+SUM('漁業生產量值-漁業種類別魚類別生產量值2'!D39,'漁業生產量值-漁業種類別魚類別生產量值2'!F39,'漁業生產量值-漁業種類別魚類別生產量值2'!H39,'漁業生產量值-漁業種類別魚類別生產量值2'!J39)&#10;+SUM('漁業生產量值-漁業種類別魚類別生產量值3'!F39,'漁業生產量值-漁業種類別魚類別生產量值3'!J39,'漁業生產量值-漁業種類別魚類別生產量值3'!L39,'漁業生產量值-漁業種類別魚類別生產量值3'!N39,'漁業生產量值-漁業種類別魚類別生產量值3'!P39)&#10;+SUM('漁業生產量值-漁業種類別魚類別生產量值4'!D39,'漁業生產量值-漁業種類別魚類別生產量值4'!F39,'漁業生產量值-漁業種類別魚類別生產量值4'!H39,'漁業生產量值-漁業種類別魚類別生產量值4'!J39)&#10;+SUM('漁業生產量值-漁業種類別魚類別生產量值5'!F39,'漁業生產量值-漁業種類別魚類別生產量值5'!H39,'漁業生產量值-漁業種類別魚類別生產量值5'!J39,'漁業生產量值-漁業種類別魚類別生產量值5'!L39,'漁業生產量值-漁業種類別魚類別生產量值5'!N39,'漁業生產量值-漁業種類別魚類別生產量值5'!P39)&#10;+SUM('漁業生產量值-漁業種類別魚類別生產量值6'!D39,'漁業生產量值-漁業種類別魚類別生產量值6'!F39,'漁業生產量值-漁業種類別魚類別生產量值6'!H39,'漁業生產量值-漁業種類別魚類別生產量值6'!J39,'漁業生產量值-漁業種類別魚類別生產量值6'!L39,'漁業生產量值-漁業種類別魚類別生產量值6'!N39,'漁業生產量值-漁業種類別魚類別生產量值6'!P39)&#10;+SUM('漁業生產量值-漁業種類別魚類別生產量值9'!D39,'漁業生產量值-漁業種類別魚類別生產量值9'!P39)&#10;+SUM('漁業生產量值-漁業種類別魚類別生產量值10'!N39,'漁業生產量值-漁業種類別魚類別生產量值10'!P39)&#10;+SUM('漁業生產量值-漁業種類別魚類別生產量值11'!D39,'漁業生產量值-漁業種類別魚類別生產量值11'!F39,'漁業生產量值-漁業種類別魚類別生產量值11'!H39,'漁業生產量值-漁業種類別魚類別生產量值11'!P39)&#10;+SUM('漁業生產量值-漁業種類別魚類別生產量值13'!L39)&#10;+SUM('漁業生產量值-漁業種類別魚類別生產量值14'!J39,'漁業生產量值-漁業種類別魚類別生產量值14'!L39,'漁業生產量值-漁業種類別魚類別生產量值14'!N39,'漁業生產量值-漁業種類別魚類別生產量值14'!P39)&#10;+SUM('漁業生產量值-漁業種類別魚類別生產量值15'!D39))" table:style-name="ce49">
            <text:p>306,64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39,M39,O39,'漁業生產量值-漁業種類別魚類別生產量值1'!C39)=0,&quot;-&quot;,SUM(K39,M39,O39,'漁業生產量值-漁業種類別魚類別生產量值1'!C39))" table:style-name="ce19">
            <text:p>-</text:p>
          </table:table-cell>
          <table:table-cell office:value-type="string" office:string-value="-" table:formula="msoxl:=IF(SUM(L39,N39,P39,'漁業生產量值-漁業種類別魚類別生產量值1'!D39)=0,&quot;-&quot;,SUM(L39,N39,P39,'漁業生產量值-漁業種類別魚類別生產量值1'!D39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6865.2385999999997" table:style-name="ce49">
            <text:p>6,865<text:s/></text:p>
          </table:table-cell>
          <table:table-cell office:value-type="float" office:value="1175373.1584699999" table:style-name="ce49">
            <text:p>1,175,373<text:s/></text:p>
          </table:table-cell>
          <table:table-cell office:value-type="float" office:value="5710.4063699999997" table:formula="msoxl:=  IF(SUM(G40,I40)&#10;+SUM('漁業生產量值-漁業種類別魚類別生產量值1'!E40,'漁業生產量值-漁業種類別魚類別生產量值1'!G40,'漁業生產量值-漁業種類別魚類別生產量值1'!I40)&#10;+SUM('漁業生產量值-漁業種類別魚類別生產量值2'!C40,'漁業生產量值-漁業種類別魚類別生產量值2'!E40,'漁業生產量值-漁業種類別魚類別生產量值2'!G40,'漁業生產量值-漁業種類別魚類別生產量值2'!I40)&#10;+SUM('漁業生產量值-漁業種類別魚類別生產量值3'!E40,'漁業生產量值-漁業種類別魚類別生產量值3'!I40,'漁業生產量值-漁業種類別魚類別生產量值3'!K40,'漁業生產量值-漁業種類別魚類別生產量值3'!M40,'漁業生產量值-漁業種類別魚類別生產量值3'!O40)&#10;+SUM('漁業生產量值-漁業種類別魚類別生產量值4'!C40,'漁業生產量值-漁業種類別魚類別生產量值4'!E40,'漁業生產量值-漁業種類別魚類別生產量值4'!G40,'漁業生產量值-漁業種類別魚類別生產量值4'!I40)&#10;+SUM('漁業生產量值-漁業種類別魚類別生產量值5'!E40,'漁業生產量值-漁業種類別魚類別生產量值5'!G40,'漁業生產量值-漁業種類別魚類別生產量值5'!I40,'漁業生產量值-漁業種類別魚類別生產量值5'!K40,'漁業生產量值-漁業種類別魚類別生產量值5'!M40,'漁業生產量值-漁業種類別魚類別生產量值5'!O40)&#10;+SUM('漁業生產量值-漁業種類別魚類別生產量值6'!C40,'漁業生產量值-漁業種類別魚類別生產量值6'!E40,'漁業生產量值-漁業種類別魚類別生產量值6'!G40,'漁業生產量值-漁業種類別魚類別生產量值6'!I40,'漁業生產量值-漁業種類別魚類別生產量值6'!K40,'漁業生產量值-漁業種類別魚類別生產量值6'!M40,'漁業生產量值-漁業種類別魚類別生產量值6'!O40)&#10;+SUM('漁業生產量值-漁業種類別魚類別生產量值9'!C40,'漁業生產量值-漁業種類別魚類別生產量值9'!O40)&#10;+SUM('漁業生產量值-漁業種類別魚類別生產量值10'!M40,'漁業生產量值-漁業種類別魚類別生產量值10'!O40)&#10;+SUM('漁業生產量值-漁業種類別魚類別生產量值11'!C40,'漁業生產量值-漁業種類別魚類別生產量值11'!E40,'漁業生產量值-漁業種類別魚類別生產量值11'!G40,'漁業生產量值-漁業種類別魚類別生產量值11'!O40)&#10;+SUM('漁業生產量值-漁業種類別魚類別生產量值13'!K40)&#10;+SUM('漁業生產量值-漁業種類別魚類別生產量值14'!I40,'漁業生產量值-漁業種類別魚類別生產量值14'!K40,'漁業生產量值-漁業種類別魚類別生產量值14'!M40,'漁業生產量值-漁業種類別魚類別生產量值14'!O40)&#10;+SUM('漁業生產量值-漁業種類別魚類別生產量值15'!C40)=0,&quot;-&quot;,&#10;SUM(G40,I40)&#10;+SUM('漁業生產量值-漁業種類別魚類別生產量值1'!E40,'漁業生產量值-漁業種類別魚類別生產量值1'!G40,'漁業生產量值-漁業種類別魚類別生產量值1'!I40)&#10;+SUM('漁業生產量值-漁業種類別魚類別生產量值2'!C40,'漁業生產量值-漁業種類別魚類別生產量值2'!E40,'漁業生產量值-漁業種類別魚類別生產量值2'!G40,'漁業生產量值-漁業種類別魚類別生產量值2'!I40)&#10;+SUM('漁業生產量值-漁業種類別魚類別生產量值3'!E40,'漁業生產量值-漁業種類別魚類別生產量值3'!I40,'漁業生產量值-漁業種類別魚類別生產量值3'!K40,'漁業生產量值-漁業種類別魚類別生產量值3'!M40,'漁業生產量值-漁業種類別魚類別生產量值3'!O40)&#10;+SUM('漁業生產量值-漁業種類別魚類別生產量值4'!C40,'漁業生產量值-漁業種類別魚類別生產量值4'!E40,'漁業生產量值-漁業種類別魚類別生產量值4'!G40,'漁業生產量值-漁業種類別魚類別生產量值4'!I40)&#10;+SUM('漁業生產量值-漁業種類別魚類別生產量值5'!E40,'漁業生產量值-漁業種類別魚類別生產量值5'!G40,'漁業生產量值-漁業種類別魚類別生產量值5'!I40,'漁業生產量值-漁業種類別魚類別生產量值5'!K40,'漁業生產量值-漁業種類別魚類別生產量值5'!M40,'漁業生產量值-漁業種類別魚類別生產量值5'!O40)&#10;+SUM('漁業生產量值-漁業種類別魚類別生產量值6'!C40,'漁業生產量值-漁業種類別魚類別生產量值6'!E40,'漁業生產量值-漁業種類別魚類別生產量值6'!G40,'漁業生產量值-漁業種類別魚類別生產量值6'!I40,'漁業生產量值-漁業種類別魚類別生產量值6'!K40,'漁業生產量值-漁業種類別魚類別生產量值6'!M40,'漁業生產量值-漁業種類別魚類別生產量值6'!O40)&#10;+SUM('漁業生產量值-漁業種類別魚類別生產量值9'!C40,'漁業生產量值-漁業種類別魚類別生產量值9'!O40)&#10;+SUM('漁業生產量值-漁業種類別魚類別生產量值10'!M40,'漁業生產量值-漁業種類別魚類別生產量值10'!O40)&#10;+SUM('漁業生產量值-漁業種類別魚類別生產量值11'!C40,'漁業生產量值-漁業種類別魚類別生產量值11'!E40,'漁業生產量值-漁業種類別魚類別生產量值11'!G40,'漁業生產量值-漁業種類別魚類別生產量值11'!O40)&#10;+SUM('漁業生產量值-漁業種類別魚類別生產量值13'!K40)&#10;+SUM('漁業生產量值-漁業種類別魚類別生產量值14'!I40,'漁業生產量值-漁業種類別魚類別生產量值14'!K40,'漁業生產量值-漁業種類別魚類別生產量值14'!M40,'漁業生產量值-漁業種類別魚類別生產量值14'!O40)&#10;+SUM('漁業生產量值-漁業種類別魚類別生產量值15'!C40))" table:style-name="ce49">
            <text:p>5,710<text:s/></text:p>
          </table:table-cell>
          <table:table-cell office:value-type="float" office:value="926041.97599999991" table:formula="msoxl:=  IF(SUM(H40,J40)&#10;+SUM('漁業生產量值-漁業種類別魚類別生產量值1'!F40,'漁業生產量值-漁業種類別魚類別生產量值1'!H40,'漁業生產量值-漁業種類別魚類別生產量值1'!J40,'漁業生產量值-漁業種類別魚類別生產量值1'!P40)&#10;+SUM('漁業生產量值-漁業種類別魚類別生產量值2'!D40,'漁業生產量值-漁業種類別魚類別生產量值2'!F40,'漁業生產量值-漁業種類別魚類別生產量值2'!H40,'漁業生產量值-漁業種類別魚類別生產量值2'!J40)&#10;+SUM('漁業生產量值-漁業種類別魚類別生產量值3'!F40,'漁業生產量值-漁業種類別魚類別生產量值3'!J40,'漁業生產量值-漁業種類別魚類別生產量值3'!L40,'漁業生產量值-漁業種類別魚類別生產量值3'!N40,'漁業生產量值-漁業種類別魚類別生產量值3'!P40)&#10;+SUM('漁業生產量值-漁業種類別魚類別生產量值4'!D40,'漁業生產量值-漁業種類別魚類別生產量值4'!F40,'漁業生產量值-漁業種類別魚類別生產量值4'!H40,'漁業生產量值-漁業種類別魚類別生產量值4'!J40)&#10;+SUM('漁業生產量值-漁業種類別魚類別生產量值5'!F40,'漁業生產量值-漁業種類別魚類別生產量值5'!H40,'漁業生產量值-漁業種類別魚類別生產量值5'!J40,'漁業生產量值-漁業種類別魚類別生產量值5'!L40,'漁業生產量值-漁業種類別魚類別生產量值5'!N40,'漁業生產量值-漁業種類別魚類別生產量值5'!P40)&#10;+SUM('漁業生產量值-漁業種類別魚類別生產量值6'!D40,'漁業生產量值-漁業種類別魚類別生產量值6'!F40,'漁業生產量值-漁業種類別魚類別生產量值6'!H40,'漁業生產量值-漁業種類別魚類別生產量值6'!J40,'漁業生產量值-漁業種類別魚類別生產量值6'!L40,'漁業生產量值-漁業種類別魚類別生產量值6'!N40,'漁業生產量值-漁業種類別魚類別生產量值6'!P40)&#10;+SUM('漁業生產量值-漁業種類別魚類別生產量值9'!D40,'漁業生產量值-漁業種類別魚類別生產量值9'!P40)&#10;+SUM('漁業生產量值-漁業種類別魚類別生產量值10'!N40,'漁業生產量值-漁業種類別魚類別生產量值10'!P40)&#10;+SUM('漁業生產量值-漁業種類別魚類別生產量值11'!D40,'漁業生產量值-漁業種類別魚類別生產量值11'!F40,'漁業生產量值-漁業種類別魚類別生產量值11'!H40,'漁業生產量值-漁業種類別魚類別生產量值11'!P40)&#10;+SUM('漁業生產量值-漁業種類別魚類別生產量值13'!L40)&#10;+SUM('漁業生產量值-漁業種類別魚類別生產量值14'!J40,'漁業生產量值-漁業種類別魚類別生產量值14'!L40,'漁業生產量值-漁業種類別魚類別生產量值14'!N40,'漁業生產量值-漁業種類別魚類別生產量值14'!P40)&#10;+SUM('漁業生產量值-漁業種類別魚類別生產量值15'!D40)=0,&quot;-&quot;,&#10;SUM(H40,J40)&#10;+SUM('漁業生產量值-漁業種類別魚類別生產量值1'!F40,'漁業生產量值-漁業種類別魚類別生產量值1'!H40,'漁業生產量值-漁業種類別魚類別生產量值1'!J40,'漁業生產量值-漁業種類別魚類別生產量值1'!P40)&#10;+SUM('漁業生產量值-漁業種類別魚類別生產量值2'!D40,'漁業生產量值-漁業種類別魚類別生產量值2'!F40,'漁業生產量值-漁業種類別魚類別生產量值2'!H40,'漁業生產量值-漁業種類別魚類別生產量值2'!J40)&#10;+SUM('漁業生產量值-漁業種類別魚類別生產量值3'!F40,'漁業生產量值-漁業種類別魚類別生產量值3'!J40,'漁業生產量值-漁業種類別魚類別生產量值3'!L40,'漁業生產量值-漁業種類別魚類別生產量值3'!N40,'漁業生產量值-漁業種類別魚類別生產量值3'!P40)&#10;+SUM('漁業生產量值-漁業種類別魚類別生產量值4'!D40,'漁業生產量值-漁業種類別魚類別生產量值4'!F40,'漁業生產量值-漁業種類別魚類別生產量值4'!H40,'漁業生產量值-漁業種類別魚類別生產量值4'!J40)&#10;+SUM('漁業生產量值-漁業種類別魚類別生產量值5'!F40,'漁業生產量值-漁業種類別魚類別生產量值5'!H40,'漁業生產量值-漁業種類別魚類別生產量值5'!J40,'漁業生產量值-漁業種類別魚類別生產量值5'!L40,'漁業生產量值-漁業種類別魚類別生產量值5'!N40,'漁業生產量值-漁業種類別魚類別生產量值5'!P40)&#10;+SUM('漁業生產量值-漁業種類別魚類別生產量值6'!D40,'漁業生產量值-漁業種類別魚類別生產量值6'!F40,'漁業生產量值-漁業種類別魚類別生產量值6'!H40,'漁業生產量值-漁業種類別魚類別生產量值6'!J40,'漁業生產量值-漁業種類別魚類別生產量值6'!L40,'漁業生產量值-漁業種類別魚類別生產量值6'!N40,'漁業生產量值-漁業種類別魚類別生產量值6'!P40)&#10;+SUM('漁業生產量值-漁業種類別魚類別生產量值9'!D40,'漁業生產量值-漁業種類別魚類別生產量值9'!P40)&#10;+SUM('漁業生產量值-漁業種類別魚類別生產量值10'!N40,'漁業生產量值-漁業種類別魚類別生產量值10'!P40)&#10;+SUM('漁業生產量值-漁業種類別魚類別生產量值11'!D40,'漁業生產量值-漁業種類別魚類別生產量值11'!F40,'漁業生產量值-漁業種類別魚類別生產量值11'!H40,'漁業生產量值-漁業種類別魚類別生產量值11'!P40)&#10;+SUM('漁業生產量值-漁業種類別魚類別生產量值13'!L40)&#10;+SUM('漁業生產量值-漁業種類別魚類別生產量值14'!J40,'漁業生產量值-漁業種類別魚類別生產量值14'!L40,'漁業生產量值-漁業種類別魚類別生產量值14'!N40,'漁業生產量值-漁業種類別魚類別生產量值14'!P40)&#10;+SUM('漁業生產量值-漁業種類別魚類別生產量值15'!D40))" table:style-name="ce49">
            <text:p>926,042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0.858499999999999" table:formula="msoxl:=IF(SUM(K40,M40,O40,'漁業生產量值-漁業種類別魚類別生產量值1'!C40)=0,&quot;-&quot;,SUM(K40,M40,O40,'漁業生產量值-漁業種類別魚類別生產量值1'!C40))" table:style-name="ce19">
            <text:p>11<text:s/></text:p>
          </table:table-cell>
          <table:table-cell office:value-type="float" office:value="1737.36" table:formula="msoxl:=IF(SUM(L40,N40,P40,'漁業生產量值-漁業種類別魚類別生產量值1'!D40)=0,&quot;-&quot;,SUM(L40,N40,P40,'漁業生產量值-漁業種類別魚類別生產量值1'!D40))" table:style-name="ce19">
            <text:p>1,737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5</text:p>
          </table:table-cell>
          <table:table-cell office:value-type="string" table:style-name="ce18">
            <text:p>　其他網　</text:p>
          </table:table-cell>
          <table:table-cell office:value-type="float" office:value="879.99557000000004" table:style-name="ce49">
            <text:p>880<text:s/></text:p>
          </table:table-cell>
          <table:table-cell office:value-type="float" office:value="67048.879400000005" table:style-name="ce49">
            <text:p>67,049<text:s/></text:p>
          </table:table-cell>
          <table:table-cell office:value-type="float" office:value="733.15035000000012" table:formula="msoxl:=  IF(SUM(G41,I41)&#10;+SUM('漁業生產量值-漁業種類別魚類別生產量值1'!E41,'漁業生產量值-漁業種類別魚類別生產量值1'!G41,'漁業生產量值-漁業種類別魚類別生產量值1'!I41)&#10;+SUM('漁業生產量值-漁業種類別魚類別生產量值2'!C41,'漁業生產量值-漁業種類別魚類別生產量值2'!E41,'漁業生產量值-漁業種類別魚類別生產量值2'!G41,'漁業生產量值-漁業種類別魚類別生產量值2'!I41)&#10;+SUM('漁業生產量值-漁業種類別魚類別生產量值3'!E41,'漁業生產量值-漁業種類別魚類別生產量值3'!I41,'漁業生產量值-漁業種類別魚類別生產量值3'!K41,'漁業生產量值-漁業種類別魚類別生產量值3'!M41,'漁業生產量值-漁業種類別魚類別生產量值3'!O41)&#10;+SUM('漁業生產量值-漁業種類別魚類別生產量值4'!C41,'漁業生產量值-漁業種類別魚類別生產量值4'!E41,'漁業生產量值-漁業種類別魚類別生產量值4'!G41,'漁業生產量值-漁業種類別魚類別生產量值4'!I41)&#10;+SUM('漁業生產量值-漁業種類別魚類別生產量值5'!E41,'漁業生產量值-漁業種類別魚類別生產量值5'!G41,'漁業生產量值-漁業種類別魚類別生產量值5'!I41,'漁業生產量值-漁業種類別魚類別生產量值5'!K41,'漁業生產量值-漁業種類別魚類別生產量值5'!M41,'漁業生產量值-漁業種類別魚類別生產量值5'!O41)&#10;+SUM('漁業生產量值-漁業種類別魚類別生產量值6'!C41,'漁業生產量值-漁業種類別魚類別生產量值6'!E41,'漁業生產量值-漁業種類別魚類別生產量值6'!G41,'漁業生產量值-漁業種類別魚類別生產量值6'!I41,'漁業生產量值-漁業種類別魚類別生產量值6'!K41,'漁業生產量值-漁業種類別魚類別生產量值6'!M41,'漁業生產量值-漁業種類別魚類別生產量值6'!O41)&#10;+SUM('漁業生產量值-漁業種類別魚類別生產量值9'!C41,'漁業生產量值-漁業種類別魚類別生產量值9'!O41)&#10;+SUM('漁業生產量值-漁業種類別魚類別生產量值10'!M41,'漁業生產量值-漁業種類別魚類別生產量值10'!O41)&#10;+SUM('漁業生產量值-漁業種類別魚類別生產量值11'!C41,'漁業生產量值-漁業種類別魚類別生產量值11'!E41,'漁業生產量值-漁業種類別魚類別生產量值11'!G41,'漁業生產量值-漁業種類別魚類別生產量值11'!O41)&#10;+SUM('漁業生產量值-漁業種類別魚類別生產量值13'!K41)&#10;+SUM('漁業生產量值-漁業種類別魚類別生產量值14'!I41,'漁業生產量值-漁業種類別魚類別生產量值14'!K41,'漁業生產量值-漁業種類別魚類別生產量值14'!M41,'漁業生產量值-漁業種類別魚類別生產量值14'!O41)&#10;+SUM('漁業生產量值-漁業種類別魚類別生產量值15'!C41)=0,&quot;-&quot;,&#10;SUM(G41,I41)&#10;+SUM('漁業生產量值-漁業種類別魚類別生產量值1'!E41,'漁業生產量值-漁業種類別魚類別生產量值1'!G41,'漁業生產量值-漁業種類別魚類別生產量值1'!I41)&#10;+SUM('漁業生產量值-漁業種類別魚類別生產量值2'!C41,'漁業生產量值-漁業種類別魚類別生產量值2'!E41,'漁業生產量值-漁業種類別魚類別生產量值2'!G41,'漁業生產量值-漁業種類別魚類別生產量值2'!I41)&#10;+SUM('漁業生產量值-漁業種類別魚類別生產量值3'!E41,'漁業生產量值-漁業種類別魚類別生產量值3'!I41,'漁業生產量值-漁業種類別魚類別生產量值3'!K41,'漁業生產量值-漁業種類別魚類別生產量值3'!M41,'漁業生產量值-漁業種類別魚類別生產量值3'!O41)&#10;+SUM('漁業生產量值-漁業種類別魚類別生產量值4'!C41,'漁業生產量值-漁業種類別魚類別生產量值4'!E41,'漁業生產量值-漁業種類別魚類別生產量值4'!G41,'漁業生產量值-漁業種類別魚類別生產量值4'!I41)&#10;+SUM('漁業生產量值-漁業種類別魚類別生產量值5'!E41,'漁業生產量值-漁業種類別魚類別生產量值5'!G41,'漁業生產量值-漁業種類別魚類別生產量值5'!I41,'漁業生產量值-漁業種類別魚類別生產量值5'!K41,'漁業生產量值-漁業種類別魚類別生產量值5'!M41,'漁業生產量值-漁業種類別魚類別生產量值5'!O41)&#10;+SUM('漁業生產量值-漁業種類別魚類別生產量值6'!C41,'漁業生產量值-漁業種類別魚類別生產量值6'!E41,'漁業生產量值-漁業種類別魚類別生產量值6'!G41,'漁業生產量值-漁業種類別魚類別生產量值6'!I41,'漁業生產量值-漁業種類別魚類別生產量值6'!K41,'漁業生產量值-漁業種類別魚類別生產量值6'!M41,'漁業生產量值-漁業種類別魚類別生產量值6'!O41)&#10;+SUM('漁業生產量值-漁業種類別魚類別生產量值9'!C41,'漁業生產量值-漁業種類別魚類別生產量值9'!O41)&#10;+SUM('漁業生產量值-漁業種類別魚類別生產量值10'!M41,'漁業生產量值-漁業種類別魚類別生產量值10'!O41)&#10;+SUM('漁業生產量值-漁業種類別魚類別生產量值11'!C41,'漁業生產量值-漁業種類別魚類別生產量值11'!E41,'漁業生產量值-漁業種類別魚類別生產量值11'!G41,'漁業生產量值-漁業種類別魚類別生產量值11'!O41)&#10;+SUM('漁業生產量值-漁業種類別魚類別生產量值13'!K41)&#10;+SUM('漁業生產量值-漁業種類別魚類別生產量值14'!I41,'漁業生產量值-漁業種類別魚類別生產量值14'!K41,'漁業生產量值-漁業種類別魚類別生產量值14'!M41,'漁業生產量值-漁業種類別魚類別生產量值14'!O41)&#10;+SUM('漁業生產量值-漁業種類別魚類別生產量值15'!C41))" table:style-name="ce49">
            <text:p>733<text:s/></text:p>
          </table:table-cell>
          <table:table-cell office:value-type="float" office:value="51088.890310000003" table:formula="msoxl:=  IF(SUM(H41,J41)&#10;+SUM('漁業生產量值-漁業種類別魚類別生產量值1'!F41,'漁業生產量值-漁業種類別魚類別生產量值1'!H41,'漁業生產量值-漁業種類別魚類別生產量值1'!J41,'漁業生產量值-漁業種類別魚類別生產量值1'!P41)&#10;+SUM('漁業生產量值-漁業種類別魚類別生產量值2'!D41,'漁業生產量值-漁業種類別魚類別生產量值2'!F41,'漁業生產量值-漁業種類別魚類別生產量值2'!H41,'漁業生產量值-漁業種類別魚類別生產量值2'!J41)&#10;+SUM('漁業生產量值-漁業種類別魚類別生產量值3'!F41,'漁業生產量值-漁業種類別魚類別生產量值3'!J41,'漁業生產量值-漁業種類別魚類別生產量值3'!L41,'漁業生產量值-漁業種類別魚類別生產量值3'!N41,'漁業生產量值-漁業種類別魚類別生產量值3'!P41)&#10;+SUM('漁業生產量值-漁業種類別魚類別生產量值4'!D41,'漁業生產量值-漁業種類別魚類別生產量值4'!F41,'漁業生產量值-漁業種類別魚類別生產量值4'!H41,'漁業生產量值-漁業種類別魚類別生產量值4'!J41)&#10;+SUM('漁業生產量值-漁業種類別魚類別生產量值5'!F41,'漁業生產量值-漁業種類別魚類別生產量值5'!H41,'漁業生產量值-漁業種類別魚類別生產量值5'!J41,'漁業生產量值-漁業種類別魚類別生產量值5'!L41,'漁業生產量值-漁業種類別魚類別生產量值5'!N41,'漁業生產量值-漁業種類別魚類別生產量值5'!P41)&#10;+SUM('漁業生產量值-漁業種類別魚類別生產量值6'!D41,'漁業生產量值-漁業種類別魚類別生產量值6'!F41,'漁業生產量值-漁業種類別魚類別生產量值6'!H41,'漁業生產量值-漁業種類別魚類別生產量值6'!J41,'漁業生產量值-漁業種類別魚類別生產量值6'!L41,'漁業生產量值-漁業種類別魚類別生產量值6'!N41,'漁業生產量值-漁業種類別魚類別生產量值6'!P41)&#10;+SUM('漁業生產量值-漁業種類別魚類別生產量值9'!D41,'漁業生產量值-漁業種類別魚類別生產量值9'!P41)&#10;+SUM('漁業生產量值-漁業種類別魚類別生產量值10'!N41,'漁業生產量值-漁業種類別魚類別生產量值10'!P41)&#10;+SUM('漁業生產量值-漁業種類別魚類別生產量值11'!D41,'漁業生產量值-漁業種類別魚類別生產量值11'!F41,'漁業生產量值-漁業種類別魚類別生產量值11'!H41,'漁業生產量值-漁業種類別魚類別生產量值11'!P41)&#10;+SUM('漁業生產量值-漁業種類別魚類別生產量值13'!L41)&#10;+SUM('漁業生產量值-漁業種類別魚類別生產量值14'!J41,'漁業生產量值-漁業種類別魚類別生產量值14'!L41,'漁業生產量值-漁業種類別魚類別生產量值14'!N41,'漁業生產量值-漁業種類別魚類別生產量值14'!P41)&#10;+SUM('漁業生產量值-漁業種類別魚類別生產量值15'!D41)=0,&quot;-&quot;,&#10;SUM(H41,J41)&#10;+SUM('漁業生產量值-漁業種類別魚類別生產量值1'!F41,'漁業生產量值-漁業種類別魚類別生產量值1'!H41,'漁業生產量值-漁業種類別魚類別生產量值1'!J41,'漁業生產量值-漁業種類別魚類別生產量值1'!P41)&#10;+SUM('漁業生產量值-漁業種類別魚類別生產量值2'!D41,'漁業生產量值-漁業種類別魚類別生產量值2'!F41,'漁業生產量值-漁業種類別魚類別生產量值2'!H41,'漁業生產量值-漁業種類別魚類別生產量值2'!J41)&#10;+SUM('漁業生產量值-漁業種類別魚類別生產量值3'!F41,'漁業生產量值-漁業種類別魚類別生產量值3'!J41,'漁業生產量值-漁業種類別魚類別生產量值3'!L41,'漁業生產量值-漁業種類別魚類別生產量值3'!N41,'漁業生產量值-漁業種類別魚類別生產量值3'!P41)&#10;+SUM('漁業生產量值-漁業種類別魚類別生產量值4'!D41,'漁業生產量值-漁業種類別魚類別生產量值4'!F41,'漁業生產量值-漁業種類別魚類別生產量值4'!H41,'漁業生產量值-漁業種類別魚類別生產量值4'!J41)&#10;+SUM('漁業生產量值-漁業種類別魚類別生產量值5'!F41,'漁業生產量值-漁業種類別魚類別生產量值5'!H41,'漁業生產量值-漁業種類別魚類別生產量值5'!J41,'漁業生產量值-漁業種類別魚類別生產量值5'!L41,'漁業生產量值-漁業種類別魚類別生產量值5'!N41,'漁業生產量值-漁業種類別魚類別生產量值5'!P41)&#10;+SUM('漁業生產量值-漁業種類別魚類別生產量值6'!D41,'漁業生產量值-漁業種類別魚類別生產量值6'!F41,'漁業生產量值-漁業種類別魚類別生產量值6'!H41,'漁業生產量值-漁業種類別魚類別生產量值6'!J41,'漁業生產量值-漁業種類別魚類別生產量值6'!L41,'漁業生產量值-漁業種類別魚類別生產量值6'!N41,'漁業生產量值-漁業種類別魚類別生產量值6'!P41)&#10;+SUM('漁業生產量值-漁業種類別魚類別生產量值9'!D41,'漁業生產量值-漁業種類別魚類別生產量值9'!P41)&#10;+SUM('漁業生產量值-漁業種類別魚類別生產量值10'!N41,'漁業生產量值-漁業種類別魚類別生產量值10'!P41)&#10;+SUM('漁業生產量值-漁業種類別魚類別生產量值11'!D41,'漁業生產量值-漁業種類別魚類別生產量值11'!F41,'漁業生產量值-漁業種類別魚類別生產量值11'!H41,'漁業生產量值-漁業種類別魚類別生產量值11'!P41)&#10;+SUM('漁業生產量值-漁業種類別魚類別生產量值13'!L41)&#10;+SUM('漁業生產量值-漁業種類別魚類別生產量值14'!J41,'漁業生產量值-漁業種類別魚類別生產量值14'!L41,'漁業生產量值-漁業種類別魚類別生產量值14'!N41,'漁業生產量值-漁業種類別魚類別生產量值14'!P41)&#10;+SUM('漁業生產量值-漁業種類別魚類別生產量值15'!D41))" table:style-name="ce49">
            <text:p>51,089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1,M41,O41,'漁業生產量值-漁業種類別魚類別生產量值1'!C41)=0,&quot;-&quot;,SUM(K41,M41,O41,'漁業生產量值-漁業種類別魚類別生產量值1'!C41))" table:style-name="ce19">
            <text:p>-</text:p>
          </table:table-cell>
          <table:table-cell office:value-type="string" office:string-value="-" table:formula="msoxl:=IF(SUM(L41,N41,P41,'漁業生產量值-漁業種類別魚類別生產量值1'!D41)=0,&quot;-&quot;,SUM(L41,N41,P41,'漁業生產量值-漁業種類別魚類別生產量值1'!D4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6</text:p>
          </table:table-cell>
          <table:table-cell office:value-type="string" table:style-name="ce18">
            <text:p>　一支釣　</text:p>
          </table:table-cell>
          <table:table-cell office:value-type="float" office:value="2172.3798299999999" table:style-name="ce49">
            <text:p>2,172<text:s/></text:p>
          </table:table-cell>
          <table:table-cell office:value-type="float" office:value="431431.05673000001" table:style-name="ce49">
            <text:p>431,431<text:s/></text:p>
          </table:table-cell>
          <table:table-cell office:value-type="float" office:value="1990.97723" table:formula="msoxl:=  IF(SUM(G42,I42)&#10;+SUM('漁業生產量值-漁業種類別魚類別生產量值1'!E42,'漁業生產量值-漁業種類別魚類別生產量值1'!G42,'漁業生產量值-漁業種類別魚類別生產量值1'!I42)&#10;+SUM('漁業生產量值-漁業種類別魚類別生產量值2'!C42,'漁業生產量值-漁業種類別魚類別生產量值2'!E42,'漁業生產量值-漁業種類別魚類別生產量值2'!G42,'漁業生產量值-漁業種類別魚類別生產量值2'!I42)&#10;+SUM('漁業生產量值-漁業種類別魚類別生產量值3'!E42,'漁業生產量值-漁業種類別魚類別生產量值3'!I42,'漁業生產量值-漁業種類別魚類別生產量值3'!K42,'漁業生產量值-漁業種類別魚類別生產量值3'!M42,'漁業生產量值-漁業種類別魚類別生產量值3'!O42)&#10;+SUM('漁業生產量值-漁業種類別魚類別生產量值4'!C42,'漁業生產量值-漁業種類別魚類別生產量值4'!E42,'漁業生產量值-漁業種類別魚類別生產量值4'!G42,'漁業生產量值-漁業種類別魚類別生產量值4'!I42)&#10;+SUM('漁業生產量值-漁業種類別魚類別生產量值5'!E42,'漁業生產量值-漁業種類別魚類別生產量值5'!G42,'漁業生產量值-漁業種類別魚類別生產量值5'!I42,'漁業生產量值-漁業種類別魚類別生產量值5'!K42,'漁業生產量值-漁業種類別魚類別生產量值5'!M42,'漁業生產量值-漁業種類別魚類別生產量值5'!O42)&#10;+SUM('漁業生產量值-漁業種類別魚類別生產量值6'!C42,'漁業生產量值-漁業種類別魚類別生產量值6'!E42,'漁業生產量值-漁業種類別魚類別生產量值6'!G42,'漁業生產量值-漁業種類別魚類別生產量值6'!I42,'漁業生產量值-漁業種類別魚類別生產量值6'!K42,'漁業生產量值-漁業種類別魚類別生產量值6'!M42,'漁業生產量值-漁業種類別魚類別生產量值6'!O42)&#10;+SUM('漁業生產量值-漁業種類別魚類別生產量值9'!C42,'漁業生產量值-漁業種類別魚類別生產量值9'!O42)&#10;+SUM('漁業生產量值-漁業種類別魚類別生產量值10'!M42,'漁業生產量值-漁業種類別魚類別生產量值10'!O42)&#10;+SUM('漁業生產量值-漁業種類別魚類別生產量值11'!C42,'漁業生產量值-漁業種類別魚類別生產量值11'!E42,'漁業生產量值-漁業種類別魚類別生產量值11'!G42,'漁業生產量值-漁業種類別魚類別生產量值11'!O42)&#10;+SUM('漁業生產量值-漁業種類別魚類別生產量值13'!K42)&#10;+SUM('漁業生產量值-漁業種類別魚類別生產量值14'!I42,'漁業生產量值-漁業種類別魚類別生產量值14'!K42,'漁業生產量值-漁業種類別魚類別生產量值14'!M42,'漁業生產量值-漁業種類別魚類別生產量值14'!O42)&#10;+SUM('漁業生產量值-漁業種類別魚類別生產量值15'!C42)=0,&quot;-&quot;,&#10;SUM(G42,I42)&#10;+SUM('漁業生產量值-漁業種類別魚類別生產量值1'!E42,'漁業生產量值-漁業種類別魚類別生產量值1'!G42,'漁業生產量值-漁業種類別魚類別生產量值1'!I42)&#10;+SUM('漁業生產量值-漁業種類別魚類別生產量值2'!C42,'漁業生產量值-漁業種類別魚類別生產量值2'!E42,'漁業生產量值-漁業種類別魚類別生產量值2'!G42,'漁業生產量值-漁業種類別魚類別生產量值2'!I42)&#10;+SUM('漁業生產量值-漁業種類別魚類別生產量值3'!E42,'漁業生產量值-漁業種類別魚類別生產量值3'!I42,'漁業生產量值-漁業種類別魚類別生產量值3'!K42,'漁業生產量值-漁業種類別魚類別生產量值3'!M42,'漁業生產量值-漁業種類別魚類別生產量值3'!O42)&#10;+SUM('漁業生產量值-漁業種類別魚類別生產量值4'!C42,'漁業生產量值-漁業種類別魚類別生產量值4'!E42,'漁業生產量值-漁業種類別魚類別生產量值4'!G42,'漁業生產量值-漁業種類別魚類別生產量值4'!I42)&#10;+SUM('漁業生產量值-漁業種類別魚類別生產量值5'!E42,'漁業生產量值-漁業種類別魚類別生產量值5'!G42,'漁業生產量值-漁業種類別魚類別生產量值5'!I42,'漁業生產量值-漁業種類別魚類別生產量值5'!K42,'漁業生產量值-漁業種類別魚類別生產量值5'!M42,'漁業生產量值-漁業種類別魚類別生產量值5'!O42)&#10;+SUM('漁業生產量值-漁業種類別魚類別生產量值6'!C42,'漁業生產量值-漁業種類別魚類別生產量值6'!E42,'漁業生產量值-漁業種類別魚類別生產量值6'!G42,'漁業生產量值-漁業種類別魚類別生產量值6'!I42,'漁業生產量值-漁業種類別魚類別生產量值6'!K42,'漁業生產量值-漁業種類別魚類別生產量值6'!M42,'漁業生產量值-漁業種類別魚類別生產量值6'!O42)&#10;+SUM('漁業生產量值-漁業種類別魚類別生產量值9'!C42,'漁業生產量值-漁業種類別魚類別生產量值9'!O42)&#10;+SUM('漁業生產量值-漁業種類別魚類別生產量值10'!M42,'漁業生產量值-漁業種類別魚類別生產量值10'!O42)&#10;+SUM('漁業生產量值-漁業種類別魚類別生產量值11'!C42,'漁業生產量值-漁業種類別魚類別生產量值11'!E42,'漁業生產量值-漁業種類別魚類別生產量值11'!G42,'漁業生產量值-漁業種類別魚類別生產量值11'!O42)&#10;+SUM('漁業生產量值-漁業種類別魚類別生產量值13'!K42)&#10;+SUM('漁業生產量值-漁業種類別魚類別生產量值14'!I42,'漁業生產量值-漁業種類別魚類別生產量值14'!K42,'漁業生產量值-漁業種類別魚類別生產量值14'!M42,'漁業生產量值-漁業種類別魚類別生產量值14'!O42)&#10;+SUM('漁業生產量值-漁業種類別魚類別生產量值15'!C42))" table:style-name="ce49">
            <text:p>1,991<text:s/></text:p>
          </table:table-cell>
          <table:table-cell office:value-type="float" office:value="399325.5122" table:formula="msoxl:=  IF(SUM(H42,J42)&#10;+SUM('漁業生產量值-漁業種類別魚類別生產量值1'!F42,'漁業生產量值-漁業種類別魚類別生產量值1'!H42,'漁業生產量值-漁業種類別魚類別生產量值1'!J42,'漁業生產量值-漁業種類別魚類別生產量值1'!P42)&#10;+SUM('漁業生產量值-漁業種類別魚類別生產量值2'!D42,'漁業生產量值-漁業種類別魚類別生產量值2'!F42,'漁業生產量值-漁業種類別魚類別生產量值2'!H42,'漁業生產量值-漁業種類別魚類別生產量值2'!J42)&#10;+SUM('漁業生產量值-漁業種類別魚類別生產量值3'!F42,'漁業生產量值-漁業種類別魚類別生產量值3'!J42,'漁業生產量值-漁業種類別魚類別生產量值3'!L42,'漁業生產量值-漁業種類別魚類別生產量值3'!N42,'漁業生產量值-漁業種類別魚類別生產量值3'!P42)&#10;+SUM('漁業生產量值-漁業種類別魚類別生產量值4'!D42,'漁業生產量值-漁業種類別魚類別生產量值4'!F42,'漁業生產量值-漁業種類別魚類別生產量值4'!H42,'漁業生產量值-漁業種類別魚類別生產量值4'!J42)&#10;+SUM('漁業生產量值-漁業種類別魚類別生產量值5'!F42,'漁業生產量值-漁業種類別魚類別生產量值5'!H42,'漁業生產量值-漁業種類別魚類別生產量值5'!J42,'漁業生產量值-漁業種類別魚類別生產量值5'!L42,'漁業生產量值-漁業種類別魚類別生產量值5'!N42,'漁業生產量值-漁業種類別魚類別生產量值5'!P42)&#10;+SUM('漁業生產量值-漁業種類別魚類別生產量值6'!D42,'漁業生產量值-漁業種類別魚類別生產量值6'!F42,'漁業生產量值-漁業種類別魚類別生產量值6'!H42,'漁業生產量值-漁業種類別魚類別生產量值6'!J42,'漁業生產量值-漁業種類別魚類別生產量值6'!L42,'漁業生產量值-漁業種類別魚類別生產量值6'!N42,'漁業生產量值-漁業種類別魚類別生產量值6'!P42)&#10;+SUM('漁業生產量值-漁業種類別魚類別生產量值9'!D42,'漁業生產量值-漁業種類別魚類別生產量值9'!P42)&#10;+SUM('漁業生產量值-漁業種類別魚類別生產量值10'!N42,'漁業生產量值-漁業種類別魚類別生產量值10'!P42)&#10;+SUM('漁業生產量值-漁業種類別魚類別生產量值11'!D42,'漁業生產量值-漁業種類別魚類別生產量值11'!F42,'漁業生產量值-漁業種類別魚類別生產量值11'!H42,'漁業生產量值-漁業種類別魚類別生產量值11'!P42)&#10;+SUM('漁業生產量值-漁業種類別魚類別生產量值13'!L42)&#10;+SUM('漁業生產量值-漁業種類別魚類別生產量值14'!J42,'漁業生產量值-漁業種類別魚類別生產量值14'!L42,'漁業生產量值-漁業種類別魚類別生產量值14'!N42,'漁業生產量值-漁業種類別魚類別生產量值14'!P42)&#10;+SUM('漁業生產量值-漁業種類別魚類別生產量值15'!D42)=0,&quot;-&quot;,&#10;SUM(H42,J42)&#10;+SUM('漁業生產量值-漁業種類別魚類別生產量值1'!F42,'漁業生產量值-漁業種類別魚類別生產量值1'!H42,'漁業生產量值-漁業種類別魚類別生產量值1'!J42,'漁業生產量值-漁業種類別魚類別生產量值1'!P42)&#10;+SUM('漁業生產量值-漁業種類別魚類別生產量值2'!D42,'漁業生產量值-漁業種類別魚類別生產量值2'!F42,'漁業生產量值-漁業種類別魚類別生產量值2'!H42,'漁業生產量值-漁業種類別魚類別生產量值2'!J42)&#10;+SUM('漁業生產量值-漁業種類別魚類別生產量值3'!F42,'漁業生產量值-漁業種類別魚類別生產量值3'!J42,'漁業生產量值-漁業種類別魚類別生產量值3'!L42,'漁業生產量值-漁業種類別魚類別生產量值3'!N42,'漁業生產量值-漁業種類別魚類別生產量值3'!P42)&#10;+SUM('漁業生產量值-漁業種類別魚類別生產量值4'!D42,'漁業生產量值-漁業種類別魚類別生產量值4'!F42,'漁業生產量值-漁業種類別魚類別生產量值4'!H42,'漁業生產量值-漁業種類別魚類別生產量值4'!J42)&#10;+SUM('漁業生產量值-漁業種類別魚類別生產量值5'!F42,'漁業生產量值-漁業種類別魚類別生產量值5'!H42,'漁業生產量值-漁業種類別魚類別生產量值5'!J42,'漁業生產量值-漁業種類別魚類別生產量值5'!L42,'漁業生產量值-漁業種類別魚類別生產量值5'!N42,'漁業生產量值-漁業種類別魚類別生產量值5'!P42)&#10;+SUM('漁業生產量值-漁業種類別魚類別生產量值6'!D42,'漁業生產量值-漁業種類別魚類別生產量值6'!F42,'漁業生產量值-漁業種類別魚類別生產量值6'!H42,'漁業生產量值-漁業種類別魚類別生產量值6'!J42,'漁業生產量值-漁業種類別魚類別生產量值6'!L42,'漁業生產量值-漁業種類別魚類別生產量值6'!N42,'漁業生產量值-漁業種類別魚類別生產量值6'!P42)&#10;+SUM('漁業生產量值-漁業種類別魚類別生產量值9'!D42,'漁業生產量值-漁業種類別魚類別生產量值9'!P42)&#10;+SUM('漁業生產量值-漁業種類別魚類別生產量值10'!N42,'漁業生產量值-漁業種類別魚類別生產量值10'!P42)&#10;+SUM('漁業生產量值-漁業種類別魚類別生產量值11'!D42,'漁業生產量值-漁業種類別魚類別生產量值11'!F42,'漁業生產量值-漁業種類別魚類別生產量值11'!H42,'漁業生產量值-漁業種類別魚類別生產量值11'!P42)&#10;+SUM('漁業生產量值-漁業種類別魚類別生產量值13'!L42)&#10;+SUM('漁業生產量值-漁業種類別魚類別生產量值14'!J42,'漁業生產量值-漁業種類別魚類別生產量值14'!L42,'漁業生產量值-漁業種類別魚類別生產量值14'!N42,'漁業生產量值-漁業種類別魚類別生產量值14'!P42)&#10;+SUM('漁業生產量值-漁業種類別魚類別生產量值15'!D42))" table:style-name="ce49">
            <text:p>399,326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2,M42,O42,'漁業生產量值-漁業種類別魚類別生產量值1'!C42)=0,&quot;-&quot;,SUM(K42,M42,O42,'漁業生產量值-漁業種類別魚類別生產量值1'!C42))" table:style-name="ce19">
            <text:p>-</text:p>
          </table:table-cell>
          <table:table-cell office:value-type="string" office:string-value="-" table:formula="msoxl:=IF(SUM(L42,N42,P42,'漁業生產量值-漁業種類別魚類別生產量值1'!D42)=0,&quot;-&quot;,SUM(L42,N42,P42,'漁業生產量值-漁業種類別魚類別生產量值1'!D4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1272.4941100000001" table:style-name="ce49">
            <text:p>1,272<text:s/></text:p>
          </table:table-cell>
          <table:table-cell office:value-type="float" office:value="230463.06359999999" table:style-name="ce49">
            <text:p>230,463<text:s/></text:p>
          </table:table-cell>
          <table:table-cell office:value-type="float" office:value="1181.8801699999999" table:formula="msoxl:=  IF(SUM(G43,I43)&#10;+SUM('漁業生產量值-漁業種類別魚類別生產量值1'!E43,'漁業生產量值-漁業種類別魚類別生產量值1'!G43,'漁業生產量值-漁業種類別魚類別生產量值1'!I43)&#10;+SUM('漁業生產量值-漁業種類別魚類別生產量值2'!C43,'漁業生產量值-漁業種類別魚類別生產量值2'!E43,'漁業生產量值-漁業種類別魚類別生產量值2'!G43,'漁業生產量值-漁業種類別魚類別生產量值2'!I43)&#10;+SUM('漁業生產量值-漁業種類別魚類別生產量值3'!E43,'漁業生產量值-漁業種類別魚類別生產量值3'!I43,'漁業生產量值-漁業種類別魚類別生產量值3'!K43,'漁業生產量值-漁業種類別魚類別生產量值3'!M43,'漁業生產量值-漁業種類別魚類別生產量值3'!O43)&#10;+SUM('漁業生產量值-漁業種類別魚類別生產量值4'!C43,'漁業生產量值-漁業種類別魚類別生產量值4'!E43,'漁業生產量值-漁業種類別魚類別生產量值4'!G43,'漁業生產量值-漁業種類別魚類別生產量值4'!I43)&#10;+SUM('漁業生產量值-漁業種類別魚類別生產量值5'!E43,'漁業生產量值-漁業種類別魚類別生產量值5'!G43,'漁業生產量值-漁業種類別魚類別生產量值5'!I43,'漁業生產量值-漁業種類別魚類別生產量值5'!K43,'漁業生產量值-漁業種類別魚類別生產量值5'!M43,'漁業生產量值-漁業種類別魚類別生產量值5'!O43)&#10;+SUM('漁業生產量值-漁業種類別魚類別生產量值6'!C43,'漁業生產量值-漁業種類別魚類別生產量值6'!E43,'漁業生產量值-漁業種類別魚類別生產量值6'!G43,'漁業生產量值-漁業種類別魚類別生產量值6'!I43,'漁業生產量值-漁業種類別魚類別生產量值6'!K43,'漁業生產量值-漁業種類別魚類別生產量值6'!M43,'漁業生產量值-漁業種類別魚類別生產量值6'!O43)&#10;+SUM('漁業生產量值-漁業種類別魚類別生產量值9'!C43,'漁業生產量值-漁業種類別魚類別生產量值9'!O43)&#10;+SUM('漁業生產量值-漁業種類別魚類別生產量值10'!M43,'漁業生產量值-漁業種類別魚類別生產量值10'!O43)&#10;+SUM('漁業生產量值-漁業種類別魚類別生產量值11'!C43,'漁業生產量值-漁業種類別魚類別生產量值11'!E43,'漁業生產量值-漁業種類別魚類別生產量值11'!G43,'漁業生產量值-漁業種類別魚類別生產量值11'!O43)&#10;+SUM('漁業生產量值-漁業種類別魚類別生產量值13'!K43)&#10;+SUM('漁業生產量值-漁業種類別魚類別生產量值14'!I43,'漁業生產量值-漁業種類別魚類別生產量值14'!K43,'漁業生產量值-漁業種類別魚類別生產量值14'!M43,'漁業生產量值-漁業種類別魚類別生產量值14'!O43)&#10;+SUM('漁業生產量值-漁業種類別魚類別生產量值15'!C43)=0,&quot;-&quot;,&#10;SUM(G43,I43)&#10;+SUM('漁業生產量值-漁業種類別魚類別生產量值1'!E43,'漁業生產量值-漁業種類別魚類別生產量值1'!G43,'漁業生產量值-漁業種類別魚類別生產量值1'!I43)&#10;+SUM('漁業生產量值-漁業種類別魚類別生產量值2'!C43,'漁業生產量值-漁業種類別魚類別生產量值2'!E43,'漁業生產量值-漁業種類別魚類別生產量值2'!G43,'漁業生產量值-漁業種類別魚類別生產量值2'!I43)&#10;+SUM('漁業生產量值-漁業種類別魚類別生產量值3'!E43,'漁業生產量值-漁業種類別魚類別生產量值3'!I43,'漁業生產量值-漁業種類別魚類別生產量值3'!K43,'漁業生產量值-漁業種類別魚類別生產量值3'!M43,'漁業生產量值-漁業種類別魚類別生產量值3'!O43)&#10;+SUM('漁業生產量值-漁業種類別魚類別生產量值4'!C43,'漁業生產量值-漁業種類別魚類別生產量值4'!E43,'漁業生產量值-漁業種類別魚類別生產量值4'!G43,'漁業生產量值-漁業種類別魚類別生產量值4'!I43)&#10;+SUM('漁業生產量值-漁業種類別魚類別生產量值5'!E43,'漁業生產量值-漁業種類別魚類別生產量值5'!G43,'漁業生產量值-漁業種類別魚類別生產量值5'!I43,'漁業生產量值-漁業種類別魚類別生產量值5'!K43,'漁業生產量值-漁業種類別魚類別生產量值5'!M43,'漁業生產量值-漁業種類別魚類別生產量值5'!O43)&#10;+SUM('漁業生產量值-漁業種類別魚類別生產量值6'!C43,'漁業生產量值-漁業種類別魚類別生產量值6'!E43,'漁業生產量值-漁業種類別魚類別生產量值6'!G43,'漁業生產量值-漁業種類別魚類別生產量值6'!I43,'漁業生產量值-漁業種類別魚類別生產量值6'!K43,'漁業生產量值-漁業種類別魚類別生產量值6'!M43,'漁業生產量值-漁業種類別魚類別生產量值6'!O43)&#10;+SUM('漁業生產量值-漁業種類別魚類別生產量值9'!C43,'漁業生產量值-漁業種類別魚類別生產量值9'!O43)&#10;+SUM('漁業生產量值-漁業種類別魚類別生產量值10'!M43,'漁業生產量值-漁業種類別魚類別生產量值10'!O43)&#10;+SUM('漁業生產量值-漁業種類別魚類別生產量值11'!C43,'漁業生產量值-漁業種類別魚類別生產量值11'!E43,'漁業生產量值-漁業種類別魚類別生產量值11'!G43,'漁業生產量值-漁業種類別魚類別生產量值11'!O43)&#10;+SUM('漁業生產量值-漁業種類別魚類別生產量值13'!K43)&#10;+SUM('漁業生產量值-漁業種類別魚類別生產量值14'!I43,'漁業生產量值-漁業種類別魚類別生產量值14'!K43,'漁業生產量值-漁業種類別魚類別生產量值14'!M43,'漁業生產量值-漁業種類別魚類別生產量值14'!O43)&#10;+SUM('漁業生產量值-漁業種類別魚類別生產量值15'!C43))" table:style-name="ce49">
            <text:p>1,182<text:s/></text:p>
          </table:table-cell>
          <table:table-cell office:value-type="float" office:value="201986.88589999996" table:formula="msoxl:=  IF(SUM(H43,J43)&#10;+SUM('漁業生產量值-漁業種類別魚類別生產量值1'!F43,'漁業生產量值-漁業種類別魚類別生產量值1'!H43,'漁業生產量值-漁業種類別魚類別生產量值1'!J43,'漁業生產量值-漁業種類別魚類別生產量值1'!P43)&#10;+SUM('漁業生產量值-漁業種類別魚類別生產量值2'!D43,'漁業生產量值-漁業種類別魚類別生產量值2'!F43,'漁業生產量值-漁業種類別魚類別生產量值2'!H43,'漁業生產量值-漁業種類別魚類別生產量值2'!J43)&#10;+SUM('漁業生產量值-漁業種類別魚類別生產量值3'!F43,'漁業生產量值-漁業種類別魚類別生產量值3'!J43,'漁業生產量值-漁業種類別魚類別生產量值3'!L43,'漁業生產量值-漁業種類別魚類別生產量值3'!N43,'漁業生產量值-漁業種類別魚類別生產量值3'!P43)&#10;+SUM('漁業生產量值-漁業種類別魚類別生產量值4'!D43,'漁業生產量值-漁業種類別魚類別生產量值4'!F43,'漁業生產量值-漁業種類別魚類別生產量值4'!H43,'漁業生產量值-漁業種類別魚類別生產量值4'!J43)&#10;+SUM('漁業生產量值-漁業種類別魚類別生產量值5'!F43,'漁業生產量值-漁業種類別魚類別生產量值5'!H43,'漁業生產量值-漁業種類別魚類別生產量值5'!J43,'漁業生產量值-漁業種類別魚類別生產量值5'!L43,'漁業生產量值-漁業種類別魚類別生產量值5'!N43,'漁業生產量值-漁業種類別魚類別生產量值5'!P43)&#10;+SUM('漁業生產量值-漁業種類別魚類別生產量值6'!D43,'漁業生產量值-漁業種類別魚類別生產量值6'!F43,'漁業生產量值-漁業種類別魚類別生產量值6'!H43,'漁業生產量值-漁業種類別魚類別生產量值6'!J43,'漁業生產量值-漁業種類別魚類別生產量值6'!L43,'漁業生產量值-漁業種類別魚類別生產量值6'!N43,'漁業生產量值-漁業種類別魚類別生產量值6'!P43)&#10;+SUM('漁業生產量值-漁業種類別魚類別生產量值9'!D43,'漁業生產量值-漁業種類別魚類別生產量值9'!P43)&#10;+SUM('漁業生產量值-漁業種類別魚類別生產量值10'!N43,'漁業生產量值-漁業種類別魚類別生產量值10'!P43)&#10;+SUM('漁業生產量值-漁業種類別魚類別生產量值11'!D43,'漁業生產量值-漁業種類別魚類別生產量值11'!F43,'漁業生產量值-漁業種類別魚類別生產量值11'!H43,'漁業生產量值-漁業種類別魚類別生產量值11'!P43)&#10;+SUM('漁業生產量值-漁業種類別魚類別生產量值13'!L43)&#10;+SUM('漁業生產量值-漁業種類別魚類別生產量值14'!J43,'漁業生產量值-漁業種類別魚類別生產量值14'!L43,'漁業生產量值-漁業種類別魚類別生產量值14'!N43,'漁業生產量值-漁業種類別魚類別生產量值14'!P43)&#10;+SUM('漁業生產量值-漁業種類別魚類別生產量值15'!D43)=0,&quot;-&quot;,&#10;SUM(H43,J43)&#10;+SUM('漁業生產量值-漁業種類別魚類別生產量值1'!F43,'漁業生產量值-漁業種類別魚類別生產量值1'!H43,'漁業生產量值-漁業種類別魚類別生產量值1'!J43,'漁業生產量值-漁業種類別魚類別生產量值1'!P43)&#10;+SUM('漁業生產量值-漁業種類別魚類別生產量值2'!D43,'漁業生產量值-漁業種類別魚類別生產量值2'!F43,'漁業生產量值-漁業種類別魚類別生產量值2'!H43,'漁業生產量值-漁業種類別魚類別生產量值2'!J43)&#10;+SUM('漁業生產量值-漁業種類別魚類別生產量值3'!F43,'漁業生產量值-漁業種類別魚類別生產量值3'!J43,'漁業生產量值-漁業種類別魚類別生產量值3'!L43,'漁業生產量值-漁業種類別魚類別生產量值3'!N43,'漁業生產量值-漁業種類別魚類別生產量值3'!P43)&#10;+SUM('漁業生產量值-漁業種類別魚類別生產量值4'!D43,'漁業生產量值-漁業種類別魚類別生產量值4'!F43,'漁業生產量值-漁業種類別魚類別生產量值4'!H43,'漁業生產量值-漁業種類別魚類別生產量值4'!J43)&#10;+SUM('漁業生產量值-漁業種類別魚類別生產量值5'!F43,'漁業生產量值-漁業種類別魚類別生產量值5'!H43,'漁業生產量值-漁業種類別魚類別生產量值5'!J43,'漁業生產量值-漁業種類別魚類別生產量值5'!L43,'漁業生產量值-漁業種類別魚類別生產量值5'!N43,'漁業生產量值-漁業種類別魚類別生產量值5'!P43)&#10;+SUM('漁業生產量值-漁業種類別魚類別生產量值6'!D43,'漁業生產量值-漁業種類別魚類別生產量值6'!F43,'漁業生產量值-漁業種類別魚類別生產量值6'!H43,'漁業生產量值-漁業種類別魚類別生產量值6'!J43,'漁業生產量值-漁業種類別魚類別生產量值6'!L43,'漁業生產量值-漁業種類別魚類別生產量值6'!N43,'漁業生產量值-漁業種類別魚類別生產量值6'!P43)&#10;+SUM('漁業生產量值-漁業種類別魚類別生產量值9'!D43,'漁業生產量值-漁業種類別魚類別生產量值9'!P43)&#10;+SUM('漁業生產量值-漁業種類別魚類別生產量值10'!N43,'漁業生產量值-漁業種類別魚類別生產量值10'!P43)&#10;+SUM('漁業生產量值-漁業種類別魚類別生產量值11'!D43,'漁業生產量值-漁業種類別魚類別生產量值11'!F43,'漁業生產量值-漁業種類別魚類別生產量值11'!H43,'漁業生產量值-漁業種類別魚類別生產量值11'!P43)&#10;+SUM('漁業生產量值-漁業種類別魚類別生產量值13'!L43)&#10;+SUM('漁業生產量值-漁業種類別魚類別生產量值14'!J43,'漁業生產量值-漁業種類別魚類別生產量值14'!L43,'漁業生產量值-漁業種類別魚類別生產量值14'!N43,'漁業生產量值-漁業種類別魚類別生產量值14'!P43)&#10;+SUM('漁業生產量值-漁業種類別魚類別生產量值15'!D43))" table:style-name="ce49">
            <text:p>201,987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3,M43,O43,'漁業生產量值-漁業種類別魚類別生產量值1'!C43)=0,&quot;-&quot;,SUM(K43,M43,O43,'漁業生產量值-漁業種類別魚類別生產量值1'!C43))" table:style-name="ce19">
            <text:p>-</text:p>
          </table:table-cell>
          <table:table-cell office:value-type="string" office:string-value="-" table:formula="msoxl:=IF(SUM(L43,N43,P43,'漁業生產量值-漁業種類別魚類別生產量值1'!D43)=0,&quot;-&quot;,SUM(L43,N43,P43,'漁業生產量值-漁業種類別魚類別生產量值1'!D4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8</text:p>
          </table:table-cell>
          <table:table-cell office:value-type="string" table:style-name="ce18">
            <text:p>　其他釣　</text:p>
          </table:table-cell>
          <table:table-cell office:value-type="float" office:value="120.7914" table:style-name="ce49">
            <text:p>121<text:s/></text:p>
          </table:table-cell>
          <table:table-cell office:value-type="float" office:value="13102.098" table:style-name="ce49">
            <text:p>13,102<text:s/></text:p>
          </table:table-cell>
          <table:table-cell office:value-type="float" office:value="120.79140000000001" table:formula="msoxl:=  IF(SUM(G44,I44)&#10;+SUM('漁業生產量值-漁業種類別魚類別生產量值1'!E44,'漁業生產量值-漁業種類別魚類別生產量值1'!G44,'漁業生產量值-漁業種類別魚類別生產量值1'!I44)&#10;+SUM('漁業生產量值-漁業種類別魚類別生產量值2'!C44,'漁業生產量值-漁業種類別魚類別生產量值2'!E44,'漁業生產量值-漁業種類別魚類別生產量值2'!G44,'漁業生產量值-漁業種類別魚類別生產量值2'!I44)&#10;+SUM('漁業生產量值-漁業種類別魚類別生產量值3'!E44,'漁業生產量值-漁業種類別魚類別生產量值3'!I44,'漁業生產量值-漁業種類別魚類別生產量值3'!K44,'漁業生產量值-漁業種類別魚類別生產量值3'!M44,'漁業生產量值-漁業種類別魚類別生產量值3'!O44)&#10;+SUM('漁業生產量值-漁業種類別魚類別生產量值4'!C44,'漁業生產量值-漁業種類別魚類別生產量值4'!E44,'漁業生產量值-漁業種類別魚類別生產量值4'!G44,'漁業生產量值-漁業種類別魚類別生產量值4'!I44)&#10;+SUM('漁業生產量值-漁業種類別魚類別生產量值5'!E44,'漁業生產量值-漁業種類別魚類別生產量值5'!G44,'漁業生產量值-漁業種類別魚類別生產量值5'!I44,'漁業生產量值-漁業種類別魚類別生產量值5'!K44,'漁業生產量值-漁業種類別魚類別生產量值5'!M44,'漁業生產量值-漁業種類別魚類別生產量值5'!O44)&#10;+SUM('漁業生產量值-漁業種類別魚類別生產量值6'!C44,'漁業生產量值-漁業種類別魚類別生產量值6'!E44,'漁業生產量值-漁業種類別魚類別生產量值6'!G44,'漁業生產量值-漁業種類別魚類別生產量值6'!I44,'漁業生產量值-漁業種類別魚類別生產量值6'!K44,'漁業生產量值-漁業種類別魚類別生產量值6'!M44,'漁業生產量值-漁業種類別魚類別生產量值6'!O44)&#10;+SUM('漁業生產量值-漁業種類別魚類別生產量值9'!C44,'漁業生產量值-漁業種類別魚類別生產量值9'!O44)&#10;+SUM('漁業生產量值-漁業種類別魚類別生產量值10'!M44,'漁業生產量值-漁業種類別魚類別生產量值10'!O44)&#10;+SUM('漁業生產量值-漁業種類別魚類別生產量值11'!C44,'漁業生產量值-漁業種類別魚類別生產量值11'!E44,'漁業生產量值-漁業種類別魚類別生產量值11'!G44,'漁業生產量值-漁業種類別魚類別生產量值11'!O44)&#10;+SUM('漁業生產量值-漁業種類別魚類別生產量值13'!K44)&#10;+SUM('漁業生產量值-漁業種類別魚類別生產量值14'!I44,'漁業生產量值-漁業種類別魚類別生產量值14'!K44,'漁業生產量值-漁業種類別魚類別生產量值14'!M44,'漁業生產量值-漁業種類別魚類別生產量值14'!O44)&#10;+SUM('漁業生產量值-漁業種類別魚類別生產量值15'!C44)=0,&quot;-&quot;,&#10;SUM(G44,I44)&#10;+SUM('漁業生產量值-漁業種類別魚類別生產量值1'!E44,'漁業生產量值-漁業種類別魚類別生產量值1'!G44,'漁業生產量值-漁業種類別魚類別生產量值1'!I44)&#10;+SUM('漁業生產量值-漁業種類別魚類別生產量值2'!C44,'漁業生產量值-漁業種類別魚類別生產量值2'!E44,'漁業生產量值-漁業種類別魚類別生產量值2'!G44,'漁業生產量值-漁業種類別魚類別生產量值2'!I44)&#10;+SUM('漁業生產量值-漁業種類別魚類別生產量值3'!E44,'漁業生產量值-漁業種類別魚類別生產量值3'!I44,'漁業生產量值-漁業種類別魚類別生產量值3'!K44,'漁業生產量值-漁業種類別魚類別生產量值3'!M44,'漁業生產量值-漁業種類別魚類別生產量值3'!O44)&#10;+SUM('漁業生產量值-漁業種類別魚類別生產量值4'!C44,'漁業生產量值-漁業種類別魚類別生產量值4'!E44,'漁業生產量值-漁業種類別魚類別生產量值4'!G44,'漁業生產量值-漁業種類別魚類別生產量值4'!I44)&#10;+SUM('漁業生產量值-漁業種類別魚類別生產量值5'!E44,'漁業生產量值-漁業種類別魚類別生產量值5'!G44,'漁業生產量值-漁業種類別魚類別生產量值5'!I44,'漁業生產量值-漁業種類別魚類別生產量值5'!K44,'漁業生產量值-漁業種類別魚類別生產量值5'!M44,'漁業生產量值-漁業種類別魚類別生產量值5'!O44)&#10;+SUM('漁業生產量值-漁業種類別魚類別生產量值6'!C44,'漁業生產量值-漁業種類別魚類別生產量值6'!E44,'漁業生產量值-漁業種類別魚類別生產量值6'!G44,'漁業生產量值-漁業種類別魚類別生產量值6'!I44,'漁業生產量值-漁業種類別魚類別生產量值6'!K44,'漁業生產量值-漁業種類別魚類別生產量值6'!M44,'漁業生產量值-漁業種類別魚類別生產量值6'!O44)&#10;+SUM('漁業生產量值-漁業種類別魚類別生產量值9'!C44,'漁業生產量值-漁業種類別魚類別生產量值9'!O44)&#10;+SUM('漁業生產量值-漁業種類別魚類別生產量值10'!M44,'漁業生產量值-漁業種類別魚類別生產量值10'!O44)&#10;+SUM('漁業生產量值-漁業種類別魚類別生產量值11'!C44,'漁業生產量值-漁業種類別魚類別生產量值11'!E44,'漁業生產量值-漁業種類別魚類別生產量值11'!G44,'漁業生產量值-漁業種類別魚類別生產量值11'!O44)&#10;+SUM('漁業生產量值-漁業種類別魚類別生產量值13'!K44)&#10;+SUM('漁業生產量值-漁業種類別魚類別生產量值14'!I44,'漁業生產量值-漁業種類別魚類別生產量值14'!K44,'漁業生產量值-漁業種類別魚類別生產量值14'!M44,'漁業生產量值-漁業種類別魚類別生產量值14'!O44)&#10;+SUM('漁業生產量值-漁業種類別魚類別生產量值15'!C44))" table:style-name="ce49">
            <text:p>121<text:s/></text:p>
          </table:table-cell>
          <table:table-cell office:value-type="float" office:value="13102.098" table:formula="msoxl:=  IF(SUM(H44,J44)&#10;+SUM('漁業生產量值-漁業種類別魚類別生產量值1'!F44,'漁業生產量值-漁業種類別魚類別生產量值1'!H44,'漁業生產量值-漁業種類別魚類別生產量值1'!J44,'漁業生產量值-漁業種類別魚類別生產量值1'!P44)&#10;+SUM('漁業生產量值-漁業種類別魚類別生產量值2'!D44,'漁業生產量值-漁業種類別魚類別生產量值2'!F44,'漁業生產量值-漁業種類別魚類別生產量值2'!H44,'漁業生產量值-漁業種類別魚類別生產量值2'!J44)&#10;+SUM('漁業生產量值-漁業種類別魚類別生產量值3'!F44,'漁業生產量值-漁業種類別魚類別生產量值3'!J44,'漁業生產量值-漁業種類別魚類別生產量值3'!L44,'漁業生產量值-漁業種類別魚類別生產量值3'!N44,'漁業生產量值-漁業種類別魚類別生產量值3'!P44)&#10;+SUM('漁業生產量值-漁業種類別魚類別生產量值4'!D44,'漁業生產量值-漁業種類別魚類別生產量值4'!F44,'漁業生產量值-漁業種類別魚類別生產量值4'!H44,'漁業生產量值-漁業種類別魚類別生產量值4'!J44)&#10;+SUM('漁業生產量值-漁業種類別魚類別生產量值5'!F44,'漁業生產量值-漁業種類別魚類別生產量值5'!H44,'漁業生產量值-漁業種類別魚類別生產量值5'!J44,'漁業生產量值-漁業種類別魚類別生產量值5'!L44,'漁業生產量值-漁業種類別魚類別生產量值5'!N44,'漁業生產量值-漁業種類別魚類別生產量值5'!P44)&#10;+SUM('漁業生產量值-漁業種類別魚類別生產量值6'!D44,'漁業生產量值-漁業種類別魚類別生產量值6'!F44,'漁業生產量值-漁業種類別魚類別生產量值6'!H44,'漁業生產量值-漁業種類別魚類別生產量值6'!J44,'漁業生產量值-漁業種類別魚類別生產量值6'!L44,'漁業生產量值-漁業種類別魚類別生產量值6'!N44,'漁業生產量值-漁業種類別魚類別生產量值6'!P44)&#10;+SUM('漁業生產量值-漁業種類別魚類別生產量值9'!D44,'漁業生產量值-漁業種類別魚類別生產量值9'!P44)&#10;+SUM('漁業生產量值-漁業種類別魚類別生產量值10'!N44,'漁業生產量值-漁業種類別魚類別生產量值10'!P44)&#10;+SUM('漁業生產量值-漁業種類別魚類別生產量值11'!D44,'漁業生產量值-漁業種類別魚類別生產量值11'!F44,'漁業生產量值-漁業種類別魚類別生產量值11'!H44,'漁業生產量值-漁業種類別魚類別生產量值11'!P44)&#10;+SUM('漁業生產量值-漁業種類別魚類別生產量值13'!L44)&#10;+SUM('漁業生產量值-漁業種類別魚類別生產量值14'!J44,'漁業生產量值-漁業種類別魚類別生產量值14'!L44,'漁業生產量值-漁業種類別魚類別生產量值14'!N44,'漁業生產量值-漁業種類別魚類別生產量值14'!P44)&#10;+SUM('漁業生產量值-漁業種類別魚類別生產量值15'!D44)=0,&quot;-&quot;,&#10;SUM(H44,J44)&#10;+SUM('漁業生產量值-漁業種類別魚類別生產量值1'!F44,'漁業生產量值-漁業種類別魚類別生產量值1'!H44,'漁業生產量值-漁業種類別魚類別生產量值1'!J44,'漁業生產量值-漁業種類別魚類別生產量值1'!P44)&#10;+SUM('漁業生產量值-漁業種類別魚類別生產量值2'!D44,'漁業生產量值-漁業種類別魚類別生產量值2'!F44,'漁業生產量值-漁業種類別魚類別生產量值2'!H44,'漁業生產量值-漁業種類別魚類別生產量值2'!J44)&#10;+SUM('漁業生產量值-漁業種類別魚類別生產量值3'!F44,'漁業生產量值-漁業種類別魚類別生產量值3'!J44,'漁業生產量值-漁業種類別魚類別生產量值3'!L44,'漁業生產量值-漁業種類別魚類別生產量值3'!N44,'漁業生產量值-漁業種類別魚類別生產量值3'!P44)&#10;+SUM('漁業生產量值-漁業種類別魚類別生產量值4'!D44,'漁業生產量值-漁業種類別魚類別生產量值4'!F44,'漁業生產量值-漁業種類別魚類別生產量值4'!H44,'漁業生產量值-漁業種類別魚類別生產量值4'!J44)&#10;+SUM('漁業生產量值-漁業種類別魚類別生產量值5'!F44,'漁業生產量值-漁業種類別魚類別生產量值5'!H44,'漁業生產量值-漁業種類別魚類別生產量值5'!J44,'漁業生產量值-漁業種類別魚類別生產量值5'!L44,'漁業生產量值-漁業種類別魚類別生產量值5'!N44,'漁業生產量值-漁業種類別魚類別生產量值5'!P44)&#10;+SUM('漁業生產量值-漁業種類別魚類別生產量值6'!D44,'漁業生產量值-漁業種類別魚類別生產量值6'!F44,'漁業生產量值-漁業種類別魚類別生產量值6'!H44,'漁業生產量值-漁業種類別魚類別生產量值6'!J44,'漁業生產量值-漁業種類別魚類別生產量值6'!L44,'漁業生產量值-漁業種類別魚類別生產量值6'!N44,'漁業生產量值-漁業種類別魚類別生產量值6'!P44)&#10;+SUM('漁業生產量值-漁業種類別魚類別生產量值9'!D44,'漁業生產量值-漁業種類別魚類別生產量值9'!P44)&#10;+SUM('漁業生產量值-漁業種類別魚類別生產量值10'!N44,'漁業生產量值-漁業種類別魚類別生產量值10'!P44)&#10;+SUM('漁業生產量值-漁業種類別魚類別生產量值11'!D44,'漁業生產量值-漁業種類別魚類別生產量值11'!F44,'漁業生產量值-漁業種類別魚類別生產量值11'!H44,'漁業生產量值-漁業種類別魚類別生產量值11'!P44)&#10;+SUM('漁業生產量值-漁業種類別魚類別生產量值13'!L44)&#10;+SUM('漁業生產量值-漁業種類別魚類別生產量值14'!J44,'漁業生產量值-漁業種類別魚類別生產量值14'!L44,'漁業生產量值-漁業種類別魚類別生產量值14'!N44,'漁業生產量值-漁業種類別魚類別生產量值14'!P44)&#10;+SUM('漁業生產量值-漁業種類別魚類別生產量值15'!D44))" table:style-name="ce49">
            <text:p>13,102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4,M44,O44,'漁業生產量值-漁業種類別魚類別生產量值1'!C44)=0,&quot;-&quot;,SUM(K44,M44,O44,'漁業生產量值-漁業種類別魚類別生產量值1'!C44))" table:style-name="ce19">
            <text:p>-</text:p>
          </table:table-cell>
          <table:table-cell office:value-type="string" office:string-value="-" table:formula="msoxl:=IF(SUM(L44,N44,P44,'漁業生產量值-漁業種類別魚類別生產量值1'!D44)=0,&quot;-&quot;,SUM(L44,N44,P44,'漁業生產量值-漁業種類別魚類別生產量值1'!D44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09</text:p>
          </table:table-cell>
          <table:table-cell office:value-type="string" table:style-name="ce18">
            <text:p>　鏢旗魚　</text:p>
          </table:table-cell>
          <table:table-cell office:value-type="float" office:value="541.63300000000004" table:style-name="ce49">
            <text:p>542<text:s/></text:p>
          </table:table-cell>
          <table:table-cell office:value-type="float" office:value="104426.03247999999" table:style-name="ce49">
            <text:p>104,426<text:s/></text:p>
          </table:table-cell>
          <table:table-cell office:value-type="float" office:value="541.63300000000004" table:formula="msoxl:=  IF(SUM(G45,I45)&#10;+SUM('漁業生產量值-漁業種類別魚類別生產量值1'!E45,'漁業生產量值-漁業種類別魚類別生產量值1'!G45,'漁業生產量值-漁業種類別魚類別生產量值1'!I45)&#10;+SUM('漁業生產量值-漁業種類別魚類別生產量值2'!C45,'漁業生產量值-漁業種類別魚類別生產量值2'!E45,'漁業生產量值-漁業種類別魚類別生產量值2'!G45,'漁業生產量值-漁業種類別魚類別生產量值2'!I45)&#10;+SUM('漁業生產量值-漁業種類別魚類別生產量值3'!E45,'漁業生產量值-漁業種類別魚類別生產量值3'!I45,'漁業生產量值-漁業種類別魚類別生產量值3'!K45,'漁業生產量值-漁業種類別魚類別生產量值3'!M45,'漁業生產量值-漁業種類別魚類別生產量值3'!O45)&#10;+SUM('漁業生產量值-漁業種類別魚類別生產量值4'!C45,'漁業生產量值-漁業種類別魚類別生產量值4'!E45,'漁業生產量值-漁業種類別魚類別生產量值4'!G45,'漁業生產量值-漁業種類別魚類別生產量值4'!I45)&#10;+SUM('漁業生產量值-漁業種類別魚類別生產量值5'!E45,'漁業生產量值-漁業種類別魚類別生產量值5'!G45,'漁業生產量值-漁業種類別魚類別生產量值5'!I45,'漁業生產量值-漁業種類別魚類別生產量值5'!K45,'漁業生產量值-漁業種類別魚類別生產量值5'!M45,'漁業生產量值-漁業種類別魚類別生產量值5'!O45)&#10;+SUM('漁業生產量值-漁業種類別魚類別生產量值6'!C45,'漁業生產量值-漁業種類別魚類別生產量值6'!E45,'漁業生產量值-漁業種類別魚類別生產量值6'!G45,'漁業生產量值-漁業種類別魚類別生產量值6'!I45,'漁業生產量值-漁業種類別魚類別生產量值6'!K45,'漁業生產量值-漁業種類別魚類別生產量值6'!M45,'漁業生產量值-漁業種類別魚類別生產量值6'!O45)&#10;+SUM('漁業生產量值-漁業種類別魚類別生產量值9'!C45,'漁業生產量值-漁業種類別魚類別生產量值9'!O45)&#10;+SUM('漁業生產量值-漁業種類別魚類別生產量值10'!M45,'漁業生產量值-漁業種類別魚類別生產量值10'!O45)&#10;+SUM('漁業生產量值-漁業種類別魚類別生產量值11'!C45,'漁業生產量值-漁業種類別魚類別生產量值11'!E45,'漁業生產量值-漁業種類別魚類別生產量值11'!G45,'漁業生產量值-漁業種類別魚類別生產量值11'!O45)&#10;+SUM('漁業生產量值-漁業種類別魚類別生產量值13'!K45)&#10;+SUM('漁業生產量值-漁業種類別魚類別生產量值14'!I45,'漁業生產量值-漁業種類別魚類別生產量值14'!K45,'漁業生產量值-漁業種類別魚類別生產量值14'!M45,'漁業生產量值-漁業種類別魚類別生產量值14'!O45)&#10;+SUM('漁業生產量值-漁業種類別魚類別生產量值15'!C45)=0,&quot;-&quot;,&#10;SUM(G45,I45)&#10;+SUM('漁業生產量值-漁業種類別魚類別生產量值1'!E45,'漁業生產量值-漁業種類別魚類別生產量值1'!G45,'漁業生產量值-漁業種類別魚類別生產量值1'!I45)&#10;+SUM('漁業生產量值-漁業種類別魚類別生產量值2'!C45,'漁業生產量值-漁業種類別魚類別生產量值2'!E45,'漁業生產量值-漁業種類別魚類別生產量值2'!G45,'漁業生產量值-漁業種類別魚類別生產量值2'!I45)&#10;+SUM('漁業生產量值-漁業種類別魚類別生產量值3'!E45,'漁業生產量值-漁業種類別魚類別生產量值3'!I45,'漁業生產量值-漁業種類別魚類別生產量值3'!K45,'漁業生產量值-漁業種類別魚類別生產量值3'!M45,'漁業生產量值-漁業種類別魚類別生產量值3'!O45)&#10;+SUM('漁業生產量值-漁業種類別魚類別生產量值4'!C45,'漁業生產量值-漁業種類別魚類別生產量值4'!E45,'漁業生產量值-漁業種類別魚類別生產量值4'!G45,'漁業生產量值-漁業種類別魚類別生產量值4'!I45)&#10;+SUM('漁業生產量值-漁業種類別魚類別生產量值5'!E45,'漁業生產量值-漁業種類別魚類別生產量值5'!G45,'漁業生產量值-漁業種類別魚類別生產量值5'!I45,'漁業生產量值-漁業種類別魚類別生產量值5'!K45,'漁業生產量值-漁業種類別魚類別生產量值5'!M45,'漁業生產量值-漁業種類別魚類別生產量值5'!O45)&#10;+SUM('漁業生產量值-漁業種類別魚類別生產量值6'!C45,'漁業生產量值-漁業種類別魚類別生產量值6'!E45,'漁業生產量值-漁業種類別魚類別生產量值6'!G45,'漁業生產量值-漁業種類別魚類別生產量值6'!I45,'漁業生產量值-漁業種類別魚類別生產量值6'!K45,'漁業生產量值-漁業種類別魚類別生產量值6'!M45,'漁業生產量值-漁業種類別魚類別生產量值6'!O45)&#10;+SUM('漁業生產量值-漁業種類別魚類別生產量值9'!C45,'漁業生產量值-漁業種類別魚類別生產量值9'!O45)&#10;+SUM('漁業生產量值-漁業種類別魚類別生產量值10'!M45,'漁業生產量值-漁業種類別魚類別生產量值10'!O45)&#10;+SUM('漁業生產量值-漁業種類別魚類別生產量值11'!C45,'漁業生產量值-漁業種類別魚類別生產量值11'!E45,'漁業生產量值-漁業種類別魚類別生產量值11'!G45,'漁業生產量值-漁業種類別魚類別生產量值11'!O45)&#10;+SUM('漁業生產量值-漁業種類別魚類別生產量值13'!K45)&#10;+SUM('漁業生產量值-漁業種類別魚類別生產量值14'!I45,'漁業生產量值-漁業種類別魚類別生產量值14'!K45,'漁業生產量值-漁業種類別魚類別生產量值14'!M45,'漁業生產量值-漁業種類別魚類別生產量值14'!O45)&#10;+SUM('漁業生產量值-漁業種類別魚類別生產量值15'!C45))" table:style-name="ce49">
            <text:p>542<text:s/></text:p>
          </table:table-cell>
          <table:table-cell office:value-type="float" office:value="104426.03248000001" table:formula="msoxl:=  IF(SUM(H45,J45)&#10;+SUM('漁業生產量值-漁業種類別魚類別生產量值1'!F45,'漁業生產量值-漁業種類別魚類別生產量值1'!H45,'漁業生產量值-漁業種類別魚類別生產量值1'!J45,'漁業生產量值-漁業種類別魚類別生產量值1'!P45)&#10;+SUM('漁業生產量值-漁業種類別魚類別生產量值2'!D45,'漁業生產量值-漁業種類別魚類別生產量值2'!F45,'漁業生產量值-漁業種類別魚類別生產量值2'!H45,'漁業生產量值-漁業種類別魚類別生產量值2'!J45)&#10;+SUM('漁業生產量值-漁業種類別魚類別生產量值3'!F45,'漁業生產量值-漁業種類別魚類別生產量值3'!J45,'漁業生產量值-漁業種類別魚類別生產量值3'!L45,'漁業生產量值-漁業種類別魚類別生產量值3'!N45,'漁業生產量值-漁業種類別魚類別生產量值3'!P45)&#10;+SUM('漁業生產量值-漁業種類別魚類別生產量值4'!D45,'漁業生產量值-漁業種類別魚類別生產量值4'!F45,'漁業生產量值-漁業種類別魚類別生產量值4'!H45,'漁業生產量值-漁業種類別魚類別生產量值4'!J45)&#10;+SUM('漁業生產量值-漁業種類別魚類別生產量值5'!F45,'漁業生產量值-漁業種類別魚類別生產量值5'!H45,'漁業生產量值-漁業種類別魚類別生產量值5'!J45,'漁業生產量值-漁業種類別魚類別生產量值5'!L45,'漁業生產量值-漁業種類別魚類別生產量值5'!N45,'漁業生產量值-漁業種類別魚類別生產量值5'!P45)&#10;+SUM('漁業生產量值-漁業種類別魚類別生產量值6'!D45,'漁業生產量值-漁業種類別魚類別生產量值6'!F45,'漁業生產量值-漁業種類別魚類別生產量值6'!H45,'漁業生產量值-漁業種類別魚類別生產量值6'!J45,'漁業生產量值-漁業種類別魚類別生產量值6'!L45,'漁業生產量值-漁業種類別魚類別生產量值6'!N45,'漁業生產量值-漁業種類別魚類別生產量值6'!P45)&#10;+SUM('漁業生產量值-漁業種類別魚類別生產量值9'!D45,'漁業生產量值-漁業種類別魚類別生產量值9'!P45)&#10;+SUM('漁業生產量值-漁業種類別魚類別生產量值10'!N45,'漁業生產量值-漁業種類別魚類別生產量值10'!P45)&#10;+SUM('漁業生產量值-漁業種類別魚類別生產量值11'!D45,'漁業生產量值-漁業種類別魚類別生產量值11'!F45,'漁業生產量值-漁業種類別魚類別生產量值11'!H45,'漁業生產量值-漁業種類別魚類別生產量值11'!P45)&#10;+SUM('漁業生產量值-漁業種類別魚類別生產量值13'!L45)&#10;+SUM('漁業生產量值-漁業種類別魚類別生產量值14'!J45,'漁業生產量值-漁業種類別魚類別生產量值14'!L45,'漁業生產量值-漁業種類別魚類別生產量值14'!N45,'漁業生產量值-漁業種類別魚類別生產量值14'!P45)&#10;+SUM('漁業生產量值-漁業種類別魚類別生產量值15'!D45)=0,&quot;-&quot;,&#10;SUM(H45,J45)&#10;+SUM('漁業生產量值-漁業種類別魚類別生產量值1'!F45,'漁業生產量值-漁業種類別魚類別生產量值1'!H45,'漁業生產量值-漁業種類別魚類別生產量值1'!J45,'漁業生產量值-漁業種類別魚類別生產量值1'!P45)&#10;+SUM('漁業生產量值-漁業種類別魚類別生產量值2'!D45,'漁業生產量值-漁業種類別魚類別生產量值2'!F45,'漁業生產量值-漁業種類別魚類別生產量值2'!H45,'漁業生產量值-漁業種類別魚類別生產量值2'!J45)&#10;+SUM('漁業生產量值-漁業種類別魚類別生產量值3'!F45,'漁業生產量值-漁業種類別魚類別生產量值3'!J45,'漁業生產量值-漁業種類別魚類別生產量值3'!L45,'漁業生產量值-漁業種類別魚類別生產量值3'!N45,'漁業生產量值-漁業種類別魚類別生產量值3'!P45)&#10;+SUM('漁業生產量值-漁業種類別魚類別生產量值4'!D45,'漁業生產量值-漁業種類別魚類別生產量值4'!F45,'漁業生產量值-漁業種類別魚類別生產量值4'!H45,'漁業生產量值-漁業種類別魚類別生產量值4'!J45)&#10;+SUM('漁業生產量值-漁業種類別魚類別生產量值5'!F45,'漁業生產量值-漁業種類別魚類別生產量值5'!H45,'漁業生產量值-漁業種類別魚類別生產量值5'!J45,'漁業生產量值-漁業種類別魚類別生產量值5'!L45,'漁業生產量值-漁業種類別魚類別生產量值5'!N45,'漁業生產量值-漁業種類別魚類別生產量值5'!P45)&#10;+SUM('漁業生產量值-漁業種類別魚類別生產量值6'!D45,'漁業生產量值-漁業種類別魚類別生產量值6'!F45,'漁業生產量值-漁業種類別魚類別生產量值6'!H45,'漁業生產量值-漁業種類別魚類別生產量值6'!J45,'漁業生產量值-漁業種類別魚類別生產量值6'!L45,'漁業生產量值-漁業種類別魚類別生產量值6'!N45,'漁業生產量值-漁業種類別魚類別生產量值6'!P45)&#10;+SUM('漁業生產量值-漁業種類別魚類別生產量值9'!D45,'漁業生產量值-漁業種類別魚類別生產量值9'!P45)&#10;+SUM('漁業生產量值-漁業種類別魚類別生產量值10'!N45,'漁業生產量值-漁業種類別魚類別生產量值10'!P45)&#10;+SUM('漁業生產量值-漁業種類別魚類別生產量值11'!D45,'漁業生產量值-漁業種類別魚類別生產量值11'!F45,'漁業生產量值-漁業種類別魚類別生產量值11'!H45,'漁業生產量值-漁業種類別魚類別生產量值11'!P45)&#10;+SUM('漁業生產量值-漁業種類別魚類別生產量值13'!L45)&#10;+SUM('漁業生產量值-漁業種類別魚類別生產量值14'!J45,'漁業生產量值-漁業種類別魚類別生產量值14'!L45,'漁業生產量值-漁業種類別魚類別生產量值14'!N45,'漁業生產量值-漁業種類別魚類別生產量值14'!P45)&#10;+SUM('漁業生產量值-漁業種類別魚類別生產量值15'!D45))" table:style-name="ce49">
            <text:p>104,426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5,M45,O45,'漁業生產量值-漁業種類別魚類別生產量值1'!C45)=0,&quot;-&quot;,SUM(K45,M45,O45,'漁業生產量值-漁業種類別魚類別生產量值1'!C45))" table:style-name="ce19">
            <text:p>-</text:p>
          </table:table-cell>
          <table:table-cell office:value-type="string" office:string-value="-" table:formula="msoxl:=IF(SUM(L45,N45,P45,'漁業生產量值-漁業種類別魚類別生產量值1'!D45)=0,&quot;-&quot;,SUM(L45,N45,P45,'漁業生產量值-漁業種類別魚類別生產量值1'!D4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10</text:p>
          </table:table-cell>
          <table:table-cell office:value-type="string" table:style-name="ce18">
            <text:p>　遊漁　</text:p>
          </table:table-cell>
          <table:table-cell office:value-type="float" office:value="130.25" table:style-name="ce49">
            <text:p>130<text:s/></text:p>
          </table:table-cell>
          <table:table-cell office:value-type="float" office:value="39333.625" table:style-name="ce49">
            <text:p>39,334<text:s/></text:p>
          </table:table-cell>
          <table:table-cell office:value-type="float" office:value="118.8" table:formula="msoxl:=  IF(SUM(G46,I46)&#10;+SUM('漁業生產量值-漁業種類別魚類別生產量值1'!E46,'漁業生產量值-漁業種類別魚類別生產量值1'!G46,'漁業生產量值-漁業種類別魚類別生產量值1'!I46)&#10;+SUM('漁業生產量值-漁業種類別魚類別生產量值2'!C46,'漁業生產量值-漁業種類別魚類別生產量值2'!E46,'漁業生產量值-漁業種類別魚類別生產量值2'!G46,'漁業生產量值-漁業種類別魚類別生產量值2'!I46)&#10;+SUM('漁業生產量值-漁業種類別魚類別生產量值3'!E46,'漁業生產量值-漁業種類別魚類別生產量值3'!I46,'漁業生產量值-漁業種類別魚類別生產量值3'!K46,'漁業生產量值-漁業種類別魚類別生產量值3'!M46,'漁業生產量值-漁業種類別魚類別生產量值3'!O46)&#10;+SUM('漁業生產量值-漁業種類別魚類別生產量值4'!C46,'漁業生產量值-漁業種類別魚類別生產量值4'!E46,'漁業生產量值-漁業種類別魚類別生產量值4'!G46,'漁業生產量值-漁業種類別魚類別生產量值4'!I46)&#10;+SUM('漁業生產量值-漁業種類別魚類別生產量值5'!E46,'漁業生產量值-漁業種類別魚類別生產量值5'!G46,'漁業生產量值-漁業種類別魚類別生產量值5'!I46,'漁業生產量值-漁業種類別魚類別生產量值5'!K46,'漁業生產量值-漁業種類別魚類別生產量值5'!M46,'漁業生產量值-漁業種類別魚類別生產量值5'!O46)&#10;+SUM('漁業生產量值-漁業種類別魚類別生產量值6'!C46,'漁業生產量值-漁業種類別魚類別生產量值6'!E46,'漁業生產量值-漁業種類別魚類別生產量值6'!G46,'漁業生產量值-漁業種類別魚類別生產量值6'!I46,'漁業生產量值-漁業種類別魚類別生產量值6'!K46,'漁業生產量值-漁業種類別魚類別生產量值6'!M46,'漁業生產量值-漁業種類別魚類別生產量值6'!O46)&#10;+SUM('漁業生產量值-漁業種類別魚類別生產量值9'!C46,'漁業生產量值-漁業種類別魚類別生產量值9'!O46)&#10;+SUM('漁業生產量值-漁業種類別魚類別生產量值10'!M46,'漁業生產量值-漁業種類別魚類別生產量值10'!O46)&#10;+SUM('漁業生產量值-漁業種類別魚類別生產量值11'!C46,'漁業生產量值-漁業種類別魚類別生產量值11'!E46,'漁業生產量值-漁業種類別魚類別生產量值11'!G46,'漁業生產量值-漁業種類別魚類別生產量值11'!O46)&#10;+SUM('漁業生產量值-漁業種類別魚類別生產量值13'!K46)&#10;+SUM('漁業生產量值-漁業種類別魚類別生產量值14'!I46,'漁業生產量值-漁業種類別魚類別生產量值14'!K46,'漁業生產量值-漁業種類別魚類別生產量值14'!M46,'漁業生產量值-漁業種類別魚類別生產量值14'!O46)&#10;+SUM('漁業生產量值-漁業種類別魚類別生產量值15'!C46)=0,&quot;-&quot;,&#10;SUM(G46,I46)&#10;+SUM('漁業生產量值-漁業種類別魚類別生產量值1'!E46,'漁業生產量值-漁業種類別魚類別生產量值1'!G46,'漁業生產量值-漁業種類別魚類別生產量值1'!I46)&#10;+SUM('漁業生產量值-漁業種類別魚類別生產量值2'!C46,'漁業生產量值-漁業種類別魚類別生產量值2'!E46,'漁業生產量值-漁業種類別魚類別生產量值2'!G46,'漁業生產量值-漁業種類別魚類別生產量值2'!I46)&#10;+SUM('漁業生產量值-漁業種類別魚類別生產量值3'!E46,'漁業生產量值-漁業種類別魚類別生產量值3'!I46,'漁業生產量值-漁業種類別魚類別生產量值3'!K46,'漁業生產量值-漁業種類別魚類別生產量值3'!M46,'漁業生產量值-漁業種類別魚類別生產量值3'!O46)&#10;+SUM('漁業生產量值-漁業種類別魚類別生產量值4'!C46,'漁業生產量值-漁業種類別魚類別生產量值4'!E46,'漁業生產量值-漁業種類別魚類別生產量值4'!G46,'漁業生產量值-漁業種類別魚類別生產量值4'!I46)&#10;+SUM('漁業生產量值-漁業種類別魚類別生產量值5'!E46,'漁業生產量值-漁業種類別魚類別生產量值5'!G46,'漁業生產量值-漁業種類別魚類別生產量值5'!I46,'漁業生產量值-漁業種類別魚類別生產量值5'!K46,'漁業生產量值-漁業種類別魚類別生產量值5'!M46,'漁業生產量值-漁業種類別魚類別生產量值5'!O46)&#10;+SUM('漁業生產量值-漁業種類別魚類別生產量值6'!C46,'漁業生產量值-漁業種類別魚類別生產量值6'!E46,'漁業生產量值-漁業種類別魚類別生產量值6'!G46,'漁業生產量值-漁業種類別魚類別生產量值6'!I46,'漁業生產量值-漁業種類別魚類別生產量值6'!K46,'漁業生產量值-漁業種類別魚類別生產量值6'!M46,'漁業生產量值-漁業種類別魚類別生產量值6'!O46)&#10;+SUM('漁業生產量值-漁業種類別魚類別生產量值9'!C46,'漁業生產量值-漁業種類別魚類別生產量值9'!O46)&#10;+SUM('漁業生產量值-漁業種類別魚類別生產量值10'!M46,'漁業生產量值-漁業種類別魚類別生產量值10'!O46)&#10;+SUM('漁業生產量值-漁業種類別魚類別生產量值11'!C46,'漁業生產量值-漁業種類別魚類別生產量值11'!E46,'漁業生產量值-漁業種類別魚類別生產量值11'!G46,'漁業生產量值-漁業種類別魚類別生產量值11'!O46)&#10;+SUM('漁業生產量值-漁業種類別魚類別生產量值13'!K46)&#10;+SUM('漁業生產量值-漁業種類別魚類別生產量值14'!I46,'漁業生產量值-漁業種類別魚類別生產量值14'!K46,'漁業生產量值-漁業種類別魚類別生產量值14'!M46,'漁業生產量值-漁業種類別魚類別生產量值14'!O46)&#10;+SUM('漁業生產量值-漁業種類別魚類別生產量值15'!C46))" table:style-name="ce49">
            <text:p>119<text:s/></text:p>
          </table:table-cell>
          <table:table-cell office:value-type="float" office:value="35052.525000000001" table:formula="msoxl:=  IF(SUM(H46,J46)&#10;+SUM('漁業生產量值-漁業種類別魚類別生產量值1'!F46,'漁業生產量值-漁業種類別魚類別生產量值1'!H46,'漁業生產量值-漁業種類別魚類別生產量值1'!J46,'漁業生產量值-漁業種類別魚類別生產量值1'!P46)&#10;+SUM('漁業生產量值-漁業種類別魚類別生產量值2'!D46,'漁業生產量值-漁業種類別魚類別生產量值2'!F46,'漁業生產量值-漁業種類別魚類別生產量值2'!H46,'漁業生產量值-漁業種類別魚類別生產量值2'!J46)&#10;+SUM('漁業生產量值-漁業種類別魚類別生產量值3'!F46,'漁業生產量值-漁業種類別魚類別生產量值3'!J46,'漁業生產量值-漁業種類別魚類別生產量值3'!L46,'漁業生產量值-漁業種類別魚類別生產量值3'!N46,'漁業生產量值-漁業種類別魚類別生產量值3'!P46)&#10;+SUM('漁業生產量值-漁業種類別魚類別生產量值4'!D46,'漁業生產量值-漁業種類別魚類別生產量值4'!F46,'漁業生產量值-漁業種類別魚類別生產量值4'!H46,'漁業生產量值-漁業種類別魚類別生產量值4'!J46)&#10;+SUM('漁業生產量值-漁業種類別魚類別生產量值5'!F46,'漁業生產量值-漁業種類別魚類別生產量值5'!H46,'漁業生產量值-漁業種類別魚類別生產量值5'!J46,'漁業生產量值-漁業種類別魚類別生產量值5'!L46,'漁業生產量值-漁業種類別魚類別生產量值5'!N46,'漁業生產量值-漁業種類別魚類別生產量值5'!P46)&#10;+SUM('漁業生產量值-漁業種類別魚類別生產量值6'!D46,'漁業生產量值-漁業種類別魚類別生產量值6'!F46,'漁業生產量值-漁業種類別魚類別生產量值6'!H46,'漁業生產量值-漁業種類別魚類別生產量值6'!J46,'漁業生產量值-漁業種類別魚類別生產量值6'!L46,'漁業生產量值-漁業種類別魚類別生產量值6'!N46,'漁業生產量值-漁業種類別魚類別生產量值6'!P46)&#10;+SUM('漁業生產量值-漁業種類別魚類別生產量值9'!D46,'漁業生產量值-漁業種類別魚類別生產量值9'!P46)&#10;+SUM('漁業生產量值-漁業種類別魚類別生產量值10'!N46,'漁業生產量值-漁業種類別魚類別生產量值10'!P46)&#10;+SUM('漁業生產量值-漁業種類別魚類別生產量值11'!D46,'漁業生產量值-漁業種類別魚類別生產量值11'!F46,'漁業生產量值-漁業種類別魚類別生產量值11'!H46,'漁業生產量值-漁業種類別魚類別生產量值11'!P46)&#10;+SUM('漁業生產量值-漁業種類別魚類別生產量值13'!L46)&#10;+SUM('漁業生產量值-漁業種類別魚類別生產量值14'!J46,'漁業生產量值-漁業種類別魚類別生產量值14'!L46,'漁業生產量值-漁業種類別魚類別生產量值14'!N46,'漁業生產量值-漁業種類別魚類別生產量值14'!P46)&#10;+SUM('漁業生產量值-漁業種類別魚類別生產量值15'!D46)=0,&quot;-&quot;,&#10;SUM(H46,J46)&#10;+SUM('漁業生產量值-漁業種類別魚類別生產量值1'!F46,'漁業生產量值-漁業種類別魚類別生產量值1'!H46,'漁業生產量值-漁業種類別魚類別生產量值1'!J46,'漁業生產量值-漁業種類別魚類別生產量值1'!P46)&#10;+SUM('漁業生產量值-漁業種類別魚類別生產量值2'!D46,'漁業生產量值-漁業種類別魚類別生產量值2'!F46,'漁業生產量值-漁業種類別魚類別生產量值2'!H46,'漁業生產量值-漁業種類別魚類別生產量值2'!J46)&#10;+SUM('漁業生產量值-漁業種類別魚類別生產量值3'!F46,'漁業生產量值-漁業種類別魚類別生產量值3'!J46,'漁業生產量值-漁業種類別魚類別生產量值3'!L46,'漁業生產量值-漁業種類別魚類別生產量值3'!N46,'漁業生產量值-漁業種類別魚類別生產量值3'!P46)&#10;+SUM('漁業生產量值-漁業種類別魚類別生產量值4'!D46,'漁業生產量值-漁業種類別魚類別生產量值4'!F46,'漁業生產量值-漁業種類別魚類別生產量值4'!H46,'漁業生產量值-漁業種類別魚類別生產量值4'!J46)&#10;+SUM('漁業生產量值-漁業種類別魚類別生產量值5'!F46,'漁業生產量值-漁業種類別魚類別生產量值5'!H46,'漁業生產量值-漁業種類別魚類別生產量值5'!J46,'漁業生產量值-漁業種類別魚類別生產量值5'!L46,'漁業生產量值-漁業種類別魚類別生產量值5'!N46,'漁業生產量值-漁業種類別魚類別生產量值5'!P46)&#10;+SUM('漁業生產量值-漁業種類別魚類別生產量值6'!D46,'漁業生產量值-漁業種類別魚類別生產量值6'!F46,'漁業生產量值-漁業種類別魚類別生產量值6'!H46,'漁業生產量值-漁業種類別魚類別生產量值6'!J46,'漁業生產量值-漁業種類別魚類別生產量值6'!L46,'漁業生產量值-漁業種類別魚類別生產量值6'!N46,'漁業生產量值-漁業種類別魚類別生產量值6'!P46)&#10;+SUM('漁業生產量值-漁業種類別魚類別生產量值9'!D46,'漁業生產量值-漁業種類別魚類別生產量值9'!P46)&#10;+SUM('漁業生產量值-漁業種類別魚類別生產量值10'!N46,'漁業生產量值-漁業種類別魚類別生產量值10'!P46)&#10;+SUM('漁業生產量值-漁業種類別魚類別生產量值11'!D46,'漁業生產量值-漁業種類別魚類別生產量值11'!F46,'漁業生產量值-漁業種類別魚類別生產量值11'!H46,'漁業生產量值-漁業種類別魚類別生產量值11'!P46)&#10;+SUM('漁業生產量值-漁業種類別魚類別生產量值13'!L46)&#10;+SUM('漁業生產量值-漁業種類別魚類別生產量值14'!J46,'漁業生產量值-漁業種類別魚類別生產量值14'!L46,'漁業生產量值-漁業種類別魚類別生產量值14'!N46,'漁業生產量值-漁業種類別魚類別生產量值14'!P46)&#10;+SUM('漁業生產量值-漁業種類別魚類別生產量值15'!D46))" table:style-name="ce49">
            <text:p>35,05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6,M46,O46,'漁業生產量值-漁業種類別魚類別生產量值1'!C46)=0,&quot;-&quot;,SUM(K46,M46,O46,'漁業生產量值-漁業種類別魚類別生產量值1'!C46))" table:style-name="ce19">
            <text:p>-</text:p>
          </table:table-cell>
          <table:table-cell office:value-type="string" office:string-value="-" table:formula="msoxl:=IF(SUM(L46,N46,P46,'漁業生產量值-漁業種類別魚類別生產量值1'!D46)=0,&quot;-&quot;,SUM(L46,N46,P46,'漁業生產量值-漁業種類別魚類別生產量值1'!D4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12</text:p>
          </table:table-cell>
          <table:table-cell office:value-type="string" table:style-name="ce18">
            <text:p>　櫻花蝦漁業　</text:p>
          </table:table-cell>
          <table:table-cell office:value-type="float" office:value="1656.0029999999999" table:style-name="ce49">
            <text:p>1,656<text:s/></text:p>
          </table:table-cell>
          <table:table-cell office:value-type="float" office:value="495144.897" table:style-name="ce49">
            <text:p>495,145<text:s/></text:p>
          </table:table-cell>
          <table:table-cell office:value-type="float" office:value="1656.0029999999999" table:formula="msoxl:=  IF(SUM(G47,I47)&#10;+SUM('漁業生產量值-漁業種類別魚類別生產量值1'!E47,'漁業生產量值-漁業種類別魚類別生產量值1'!G47,'漁業生產量值-漁業種類別魚類別生產量值1'!I47)&#10;+SUM('漁業生產量值-漁業種類別魚類別生產量值2'!C47,'漁業生產量值-漁業種類別魚類別生產量值2'!E47,'漁業生產量值-漁業種類別魚類別生產量值2'!G47,'漁業生產量值-漁業種類別魚類別生產量值2'!I47)&#10;+SUM('漁業生產量值-漁業種類別魚類別生產量值3'!E47,'漁業生產量值-漁業種類別魚類別生產量值3'!I47,'漁業生產量值-漁業種類別魚類別生產量值3'!K47,'漁業生產量值-漁業種類別魚類別生產量值3'!M47,'漁業生產量值-漁業種類別魚類別生產量值3'!O47)&#10;+SUM('漁業生產量值-漁業種類別魚類別生產量值4'!C47,'漁業生產量值-漁業種類別魚類別生產量值4'!E47,'漁業生產量值-漁業種類別魚類別生產量值4'!G47,'漁業生產量值-漁業種類別魚類別生產量值4'!I47)&#10;+SUM('漁業生產量值-漁業種類別魚類別生產量值5'!E47,'漁業生產量值-漁業種類別魚類別生產量值5'!G47,'漁業生產量值-漁業種類別魚類別生產量值5'!I47,'漁業生產量值-漁業種類別魚類別生產量值5'!K47,'漁業生產量值-漁業種類別魚類別生產量值5'!M47,'漁業生產量值-漁業種類別魚類別生產量值5'!O47)&#10;+SUM('漁業生產量值-漁業種類別魚類別生產量值6'!C47,'漁業生產量值-漁業種類別魚類別生產量值6'!E47,'漁業生產量值-漁業種類別魚類別生產量值6'!G47,'漁業生產量值-漁業種類別魚類別生產量值6'!I47,'漁業生產量值-漁業種類別魚類別生產量值6'!K47,'漁業生產量值-漁業種類別魚類別生產量值6'!M47,'漁業生產量值-漁業種類別魚類別生產量值6'!O47)&#10;+SUM('漁業生產量值-漁業種類別魚類別生產量值9'!C47,'漁業生產量值-漁業種類別魚類別生產量值9'!O47)&#10;+SUM('漁業生產量值-漁業種類別魚類別生產量值10'!M47,'漁業生產量值-漁業種類別魚類別生產量值10'!O47)&#10;+SUM('漁業生產量值-漁業種類別魚類別生產量值11'!C47,'漁業生產量值-漁業種類別魚類別生產量值11'!E47,'漁業生產量值-漁業種類別魚類別生產量值11'!G47,'漁業生產量值-漁業種類別魚類別生產量值11'!O47)&#10;+SUM('漁業生產量值-漁業種類別魚類別生產量值13'!K47)&#10;+SUM('漁業生產量值-漁業種類別魚類別生產量值14'!I47,'漁業生產量值-漁業種類別魚類別生產量值14'!K47,'漁業生產量值-漁業種類別魚類別生產量值14'!M47,'漁業生產量值-漁業種類別魚類別生產量值14'!O47)&#10;+SUM('漁業生產量值-漁業種類別魚類別生產量值15'!C47)=0,&quot;-&quot;,&#10;SUM(G47,I47)&#10;+SUM('漁業生產量值-漁業種類別魚類別生產量值1'!E47,'漁業生產量值-漁業種類別魚類別生產量值1'!G47,'漁業生產量值-漁業種類別魚類別生產量值1'!I47)&#10;+SUM('漁業生產量值-漁業種類別魚類別生產量值2'!C47,'漁業生產量值-漁業種類別魚類別生產量值2'!E47,'漁業生產量值-漁業種類別魚類別生產量值2'!G47,'漁業生產量值-漁業種類別魚類別生產量值2'!I47)&#10;+SUM('漁業生產量值-漁業種類別魚類別生產量值3'!E47,'漁業生產量值-漁業種類別魚類別生產量值3'!I47,'漁業生產量值-漁業種類別魚類別生產量值3'!K47,'漁業生產量值-漁業種類別魚類別生產量值3'!M47,'漁業生產量值-漁業種類別魚類別生產量值3'!O47)&#10;+SUM('漁業生產量值-漁業種類別魚類別生產量值4'!C47,'漁業生產量值-漁業種類別魚類別生產量值4'!E47,'漁業生產量值-漁業種類別魚類別生產量值4'!G47,'漁業生產量值-漁業種類別魚類別生產量值4'!I47)&#10;+SUM('漁業生產量值-漁業種類別魚類別生產量值5'!E47,'漁業生產量值-漁業種類別魚類別生產量值5'!G47,'漁業生產量值-漁業種類別魚類別生產量值5'!I47,'漁業生產量值-漁業種類別魚類別生產量值5'!K47,'漁業生產量值-漁業種類別魚類別生產量值5'!M47,'漁業生產量值-漁業種類別魚類別生產量值5'!O47)&#10;+SUM('漁業生產量值-漁業種類別魚類別生產量值6'!C47,'漁業生產量值-漁業種類別魚類別生產量值6'!E47,'漁業生產量值-漁業種類別魚類別生產量值6'!G47,'漁業生產量值-漁業種類別魚類別生產量值6'!I47,'漁業生產量值-漁業種類別魚類別生產量值6'!K47,'漁業生產量值-漁業種類別魚類別生產量值6'!M47,'漁業生產量值-漁業種類別魚類別生產量值6'!O47)&#10;+SUM('漁業生產量值-漁業種類別魚類別生產量值9'!C47,'漁業生產量值-漁業種類別魚類別生產量值9'!O47)&#10;+SUM('漁業生產量值-漁業種類別魚類別生產量值10'!M47,'漁業生產量值-漁業種類別魚類別生產量值10'!O47)&#10;+SUM('漁業生產量值-漁業種類別魚類別生產量值11'!C47,'漁業生產量值-漁業種類別魚類別生產量值11'!E47,'漁業生產量值-漁業種類別魚類別生產量值11'!G47,'漁業生產量值-漁業種類別魚類別生產量值11'!O47)&#10;+SUM('漁業生產量值-漁業種類別魚類別生產量值13'!K47)&#10;+SUM('漁業生產量值-漁業種類別魚類別生產量值14'!I47,'漁業生產量值-漁業種類別魚類別生產量值14'!K47,'漁業生產量值-漁業種類別魚類別生產量值14'!M47,'漁業生產量值-漁業種類別魚類別生產量值14'!O47)&#10;+SUM('漁業生產量值-漁業種類別魚類別生產量值15'!C47))" table:style-name="ce49">
            <text:p>1,656<text:s/></text:p>
          </table:table-cell>
          <table:table-cell office:value-type="float" office:value="495144.897" table:formula="msoxl:=  IF(SUM(H47,J47)&#10;+SUM('漁業生產量值-漁業種類別魚類別生產量值1'!F47,'漁業生產量值-漁業種類別魚類別生產量值1'!H47,'漁業生產量值-漁業種類別魚類別生產量值1'!J47,'漁業生產量值-漁業種類別魚類別生產量值1'!P47)&#10;+SUM('漁業生產量值-漁業種類別魚類別生產量值2'!D47,'漁業生產量值-漁業種類別魚類別生產量值2'!F47,'漁業生產量值-漁業種類別魚類別生產量值2'!H47,'漁業生產量值-漁業種類別魚類別生產量值2'!J47)&#10;+SUM('漁業生產量值-漁業種類別魚類別生產量值3'!F47,'漁業生產量值-漁業種類別魚類別生產量值3'!J47,'漁業生產量值-漁業種類別魚類別生產量值3'!L47,'漁業生產量值-漁業種類別魚類別生產量值3'!N47,'漁業生產量值-漁業種類別魚類別生產量值3'!P47)&#10;+SUM('漁業生產量值-漁業種類別魚類別生產量值4'!D47,'漁業生產量值-漁業種類別魚類別生產量值4'!F47,'漁業生產量值-漁業種類別魚類別生產量值4'!H47,'漁業生產量值-漁業種類別魚類別生產量值4'!J47)&#10;+SUM('漁業生產量值-漁業種類別魚類別生產量值5'!F47,'漁業生產量值-漁業種類別魚類別生產量值5'!H47,'漁業生產量值-漁業種類別魚類別生產量值5'!J47,'漁業生產量值-漁業種類別魚類別生產量值5'!L47,'漁業生產量值-漁業種類別魚類別生產量值5'!N47,'漁業生產量值-漁業種類別魚類別生產量值5'!P47)&#10;+SUM('漁業生產量值-漁業種類別魚類別生產量值6'!D47,'漁業生產量值-漁業種類別魚類別生產量值6'!F47,'漁業生產量值-漁業種類別魚類別生產量值6'!H47,'漁業生產量值-漁業種類別魚類別生產量值6'!J47,'漁業生產量值-漁業種類別魚類別生產量值6'!L47,'漁業生產量值-漁業種類別魚類別生產量值6'!N47,'漁業生產量值-漁業種類別魚類別生產量值6'!P47)&#10;+SUM('漁業生產量值-漁業種類別魚類別生產量值9'!D47,'漁業生產量值-漁業種類別魚類別生產量值9'!P47)&#10;+SUM('漁業生產量值-漁業種類別魚類別生產量值10'!N47,'漁業生產量值-漁業種類別魚類別生產量值10'!P47)&#10;+SUM('漁業生產量值-漁業種類別魚類別生產量值11'!D47,'漁業生產量值-漁業種類別魚類別生產量值11'!F47,'漁業生產量值-漁業種類別魚類別生產量值11'!H47,'漁業生產量值-漁業種類別魚類別生產量值11'!P47)&#10;+SUM('漁業生產量值-漁業種類別魚類別生產量值13'!L47)&#10;+SUM('漁業生產量值-漁業種類別魚類別生產量值14'!J47,'漁業生產量值-漁業種類別魚類別生產量值14'!L47,'漁業生產量值-漁業種類別魚類別生產量值14'!N47,'漁業生產量值-漁業種類別魚類別生產量值14'!P47)&#10;+SUM('漁業生產量值-漁業種類別魚類別生產量值15'!D47)=0,&quot;-&quot;,&#10;SUM(H47,J47)&#10;+SUM('漁業生產量值-漁業種類別魚類別生產量值1'!F47,'漁業生產量值-漁業種類別魚類別生產量值1'!H47,'漁業生產量值-漁業種類別魚類別生產量值1'!J47,'漁業生產量值-漁業種類別魚類別生產量值1'!P47)&#10;+SUM('漁業生產量值-漁業種類別魚類別生產量值2'!D47,'漁業生產量值-漁業種類別魚類別生產量值2'!F47,'漁業生產量值-漁業種類別魚類別生產量值2'!H47,'漁業生產量值-漁業種類別魚類別生產量值2'!J47)&#10;+SUM('漁業生產量值-漁業種類別魚類別生產量值3'!F47,'漁業生產量值-漁業種類別魚類別生產量值3'!J47,'漁業生產量值-漁業種類別魚類別生產量值3'!L47,'漁業生產量值-漁業種類別魚類別生產量值3'!N47,'漁業生產量值-漁業種類別魚類別生產量值3'!P47)&#10;+SUM('漁業生產量值-漁業種類別魚類別生產量值4'!D47,'漁業生產量值-漁業種類別魚類別生產量值4'!F47,'漁業生產量值-漁業種類別魚類別生產量值4'!H47,'漁業生產量值-漁業種類別魚類別生產量值4'!J47)&#10;+SUM('漁業生產量值-漁業種類別魚類別生產量值5'!F47,'漁業生產量值-漁業種類別魚類別生產量值5'!H47,'漁業生產量值-漁業種類別魚類別生產量值5'!J47,'漁業生產量值-漁業種類別魚類別生產量值5'!L47,'漁業生產量值-漁業種類別魚類別生產量值5'!N47,'漁業生產量值-漁業種類別魚類別生產量值5'!P47)&#10;+SUM('漁業生產量值-漁業種類別魚類別生產量值6'!D47,'漁業生產量值-漁業種類別魚類別生產量值6'!F47,'漁業生產量值-漁業種類別魚類別生產量值6'!H47,'漁業生產量值-漁業種類別魚類別生產量值6'!J47,'漁業生產量值-漁業種類別魚類別生產量值6'!L47,'漁業生產量值-漁業種類別魚類別生產量值6'!N47,'漁業生產量值-漁業種類別魚類別生產量值6'!P47)&#10;+SUM('漁業生產量值-漁業種類別魚類別生產量值9'!D47,'漁業生產量值-漁業種類別魚類別生產量值9'!P47)&#10;+SUM('漁業生產量值-漁業種類別魚類別生產量值10'!N47,'漁業生產量值-漁業種類別魚類別生產量值10'!P47)&#10;+SUM('漁業生產量值-漁業種類別魚類別生產量值11'!D47,'漁業生產量值-漁業種類別魚類別生產量值11'!F47,'漁業生產量值-漁業種類別魚類別生產量值11'!H47,'漁業生產量值-漁業種類別魚類別生產量值11'!P47)&#10;+SUM('漁業生產量值-漁業種類別魚類別生產量值13'!L47)&#10;+SUM('漁業生產量值-漁業種類別魚類別生產量值14'!J47,'漁業生產量值-漁業種類別魚類別生產量值14'!L47,'漁業生產量值-漁業種類別魚類別生產量值14'!N47,'漁業生產量值-漁業種類別魚類別生產量值14'!P47)&#10;+SUM('漁業生產量值-漁業種類別魚類別生產量值15'!D47))" table:style-name="ce49">
            <text:p>495,14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7,M47,O47,'漁業生產量值-漁業種類別魚類別生產量值1'!C47)=0,&quot;-&quot;,SUM(K47,M47,O47,'漁業生產量值-漁業種類別魚類別生產量值1'!C47))" table:style-name="ce19">
            <text:p>-</text:p>
          </table:table-cell>
          <table:table-cell office:value-type="string" office:string-value="-" table:formula="msoxl:=IF(SUM(L47,N47,P47,'漁業生產量值-漁業種類別魚類別生產量值1'!D47)=0,&quot;-&quot;,SUM(L47,N47,P47,'漁業生產量值-漁業種類別魚類別生產量值1'!D4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13</text:p>
          </table:table-cell>
          <table:table-cell office:value-type="string" table:style-name="ce18">
            <text:p>　魩鱙漁業　</text:p>
          </table:table-cell>
          <table:table-cell office:value-type="float" office:value="1256.6021800000001" table:style-name="ce49">
            <text:p>1,257<text:s/></text:p>
          </table:table-cell>
          <table:table-cell office:value-type="float" office:value="196357.88034" table:style-name="ce49">
            <text:p>196,358<text:s/></text:p>
          </table:table-cell>
          <table:table-cell office:value-type="float" office:value="1256.6021799999999" table:formula="msoxl:=  IF(SUM(G48,I48)&#10;+SUM('漁業生產量值-漁業種類別魚類別生產量值1'!E48,'漁業生產量值-漁業種類別魚類別生產量值1'!G48,'漁業生產量值-漁業種類別魚類別生產量值1'!I48)&#10;+SUM('漁業生產量值-漁業種類別魚類別生產量值2'!C48,'漁業生產量值-漁業種類別魚類別生產量值2'!E48,'漁業生產量值-漁業種類別魚類別生產量值2'!G48,'漁業生產量值-漁業種類別魚類別生產量值2'!I48)&#10;+SUM('漁業生產量值-漁業種類別魚類別生產量值3'!E48,'漁業生產量值-漁業種類別魚類別生產量值3'!I48,'漁業生產量值-漁業種類別魚類別生產量值3'!K48,'漁業生產量值-漁業種類別魚類別生產量值3'!M48,'漁業生產量值-漁業種類別魚類別生產量值3'!O48)&#10;+SUM('漁業生產量值-漁業種類別魚類別生產量值4'!C48,'漁業生產量值-漁業種類別魚類別生產量值4'!E48,'漁業生產量值-漁業種類別魚類別生產量值4'!G48,'漁業生產量值-漁業種類別魚類別生產量值4'!I48)&#10;+SUM('漁業生產量值-漁業種類別魚類別生產量值5'!E48,'漁業生產量值-漁業種類別魚類別生產量值5'!G48,'漁業生產量值-漁業種類別魚類別生產量值5'!I48,'漁業生產量值-漁業種類別魚類別生產量值5'!K48,'漁業生產量值-漁業種類別魚類別生產量值5'!M48,'漁業生產量值-漁業種類別魚類別生產量值5'!O48)&#10;+SUM('漁業生產量值-漁業種類別魚類別生產量值6'!C48,'漁業生產量值-漁業種類別魚類別生產量值6'!E48,'漁業生產量值-漁業種類別魚類別生產量值6'!G48,'漁業生產量值-漁業種類別魚類別生產量值6'!I48,'漁業生產量值-漁業種類別魚類別生產量值6'!K48,'漁業生產量值-漁業種類別魚類別生產量值6'!M48,'漁業生產量值-漁業種類別魚類別生產量值6'!O48)&#10;+SUM('漁業生產量值-漁業種類別魚類別生產量值9'!C48,'漁業生產量值-漁業種類別魚類別生產量值9'!O48)&#10;+SUM('漁業生產量值-漁業種類別魚類別生產量值10'!M48,'漁業生產量值-漁業種類別魚類別生產量值10'!O48)&#10;+SUM('漁業生產量值-漁業種類別魚類別生產量值11'!C48,'漁業生產量值-漁業種類別魚類別生產量值11'!E48,'漁業生產量值-漁業種類別魚類別生產量值11'!G48,'漁業生產量值-漁業種類別魚類別生產量值11'!O48)&#10;+SUM('漁業生產量值-漁業種類別魚類別生產量值13'!K48)&#10;+SUM('漁業生產量值-漁業種類別魚類別生產量值14'!I48,'漁業生產量值-漁業種類別魚類別生產量值14'!K48,'漁業生產量值-漁業種類別魚類別生產量值14'!M48,'漁業生產量值-漁業種類別魚類別生產量值14'!O48)&#10;+SUM('漁業生產量值-漁業種類別魚類別生產量值15'!C48)=0,&quot;-&quot;,&#10;SUM(G48,I48)&#10;+SUM('漁業生產量值-漁業種類別魚類別生產量值1'!E48,'漁業生產量值-漁業種類別魚類別生產量值1'!G48,'漁業生產量值-漁業種類別魚類別生產量值1'!I48)&#10;+SUM('漁業生產量值-漁業種類別魚類別生產量值2'!C48,'漁業生產量值-漁業種類別魚類別生產量值2'!E48,'漁業生產量值-漁業種類別魚類別生產量值2'!G48,'漁業生產量值-漁業種類別魚類別生產量值2'!I48)&#10;+SUM('漁業生產量值-漁業種類別魚類別生產量值3'!E48,'漁業生產量值-漁業種類別魚類別生產量值3'!I48,'漁業生產量值-漁業種類別魚類別生產量值3'!K48,'漁業生產量值-漁業種類別魚類別生產量值3'!M48,'漁業生產量值-漁業種類別魚類別生產量值3'!O48)&#10;+SUM('漁業生產量值-漁業種類別魚類別生產量值4'!C48,'漁業生產量值-漁業種類別魚類別生產量值4'!E48,'漁業生產量值-漁業種類別魚類別生產量值4'!G48,'漁業生產量值-漁業種類別魚類別生產量值4'!I48)&#10;+SUM('漁業生產量值-漁業種類別魚類別生產量值5'!E48,'漁業生產量值-漁業種類別魚類別生產量值5'!G48,'漁業生產量值-漁業種類別魚類別生產量值5'!I48,'漁業生產量值-漁業種類別魚類別生產量值5'!K48,'漁業生產量值-漁業種類別魚類別生產量值5'!M48,'漁業生產量值-漁業種類別魚類別生產量值5'!O48)&#10;+SUM('漁業生產量值-漁業種類別魚類別生產量值6'!C48,'漁業生產量值-漁業種類別魚類別生產量值6'!E48,'漁業生產量值-漁業種類別魚類別生產量值6'!G48,'漁業生產量值-漁業種類別魚類別生產量值6'!I48,'漁業生產量值-漁業種類別魚類別生產量值6'!K48,'漁業生產量值-漁業種類別魚類別生產量值6'!M48,'漁業生產量值-漁業種類別魚類別生產量值6'!O48)&#10;+SUM('漁業生產量值-漁業種類別魚類別生產量值9'!C48,'漁業生產量值-漁業種類別魚類別生產量值9'!O48)&#10;+SUM('漁業生產量值-漁業種類別魚類別生產量值10'!M48,'漁業生產量值-漁業種類別魚類別生產量值10'!O48)&#10;+SUM('漁業生產量值-漁業種類別魚類別生產量值11'!C48,'漁業生產量值-漁業種類別魚類別生產量值11'!E48,'漁業生產量值-漁業種類別魚類別生產量值11'!G48,'漁業生產量值-漁業種類別魚類別生產量值11'!O48)&#10;+SUM('漁業生產量值-漁業種類別魚類別生產量值13'!K48)&#10;+SUM('漁業生產量值-漁業種類別魚類別生產量值14'!I48,'漁業生產量值-漁業種類別魚類別生產量值14'!K48,'漁業生產量值-漁業種類別魚類別生產量值14'!M48,'漁業生產量值-漁業種類別魚類別生產量值14'!O48)&#10;+SUM('漁業生產量值-漁業種類別魚類別生產量值15'!C48))" table:style-name="ce49">
            <text:p>1,257<text:s/></text:p>
          </table:table-cell>
          <table:table-cell office:value-type="float" office:value="196357.88033999997" table:formula="msoxl:=  IF(SUM(H48,J48)&#10;+SUM('漁業生產量值-漁業種類別魚類別生產量值1'!F48,'漁業生產量值-漁業種類別魚類別生產量值1'!H48,'漁業生產量值-漁業種類別魚類別生產量值1'!J48,'漁業生產量值-漁業種類別魚類別生產量值1'!P48)&#10;+SUM('漁業生產量值-漁業種類別魚類別生產量值2'!D48,'漁業生產量值-漁業種類別魚類別生產量值2'!F48,'漁業生產量值-漁業種類別魚類別生產量值2'!H48,'漁業生產量值-漁業種類別魚類別生產量值2'!J48)&#10;+SUM('漁業生產量值-漁業種類別魚類別生產量值3'!F48,'漁業生產量值-漁業種類別魚類別生產量值3'!J48,'漁業生產量值-漁業種類別魚類別生產量值3'!L48,'漁業生產量值-漁業種類別魚類別生產量值3'!N48,'漁業生產量值-漁業種類別魚類別生產量值3'!P48)&#10;+SUM('漁業生產量值-漁業種類別魚類別生產量值4'!D48,'漁業生產量值-漁業種類別魚類別生產量值4'!F48,'漁業生產量值-漁業種類別魚類別生產量值4'!H48,'漁業生產量值-漁業種類別魚類別生產量值4'!J48)&#10;+SUM('漁業生產量值-漁業種類別魚類別生產量值5'!F48,'漁業生產量值-漁業種類別魚類別生產量值5'!H48,'漁業生產量值-漁業種類別魚類別生產量值5'!J48,'漁業生產量值-漁業種類別魚類別生產量值5'!L48,'漁業生產量值-漁業種類別魚類別生產量值5'!N48,'漁業生產量值-漁業種類別魚類別生產量值5'!P48)&#10;+SUM('漁業生產量值-漁業種類別魚類別生產量值6'!D48,'漁業生產量值-漁業種類別魚類別生產量值6'!F48,'漁業生產量值-漁業種類別魚類別生產量值6'!H48,'漁業生產量值-漁業種類別魚類別生產量值6'!J48,'漁業生產量值-漁業種類別魚類別生產量值6'!L48,'漁業生產量值-漁業種類別魚類別生產量值6'!N48,'漁業生產量值-漁業種類別魚類別生產量值6'!P48)&#10;+SUM('漁業生產量值-漁業種類別魚類別生產量值9'!D48,'漁業生產量值-漁業種類別魚類別生產量值9'!P48)&#10;+SUM('漁業生產量值-漁業種類別魚類別生產量值10'!N48,'漁業生產量值-漁業種類別魚類別生產量值10'!P48)&#10;+SUM('漁業生產量值-漁業種類別魚類別生產量值11'!D48,'漁業生產量值-漁業種類別魚類別生產量值11'!F48,'漁業生產量值-漁業種類別魚類別生產量值11'!H48,'漁業生產量值-漁業種類別魚類別生產量值11'!P48)&#10;+SUM('漁業生產量值-漁業種類別魚類別生產量值13'!L48)&#10;+SUM('漁業生產量值-漁業種類別魚類別生產量值14'!J48,'漁業生產量值-漁業種類別魚類別生產量值14'!L48,'漁業生產量值-漁業種類別魚類別生產量值14'!N48,'漁業生產量值-漁業種類別魚類別生產量值14'!P48)&#10;+SUM('漁業生產量值-漁業種類別魚類別生產量值15'!D48)=0,&quot;-&quot;,&#10;SUM(H48,J48)&#10;+SUM('漁業生產量值-漁業種類別魚類別生產量值1'!F48,'漁業生產量值-漁業種類別魚類別生產量值1'!H48,'漁業生產量值-漁業種類別魚類別生產量值1'!J48,'漁業生產量值-漁業種類別魚類別生產量值1'!P48)&#10;+SUM('漁業生產量值-漁業種類別魚類別生產量值2'!D48,'漁業生產量值-漁業種類別魚類別生產量值2'!F48,'漁業生產量值-漁業種類別魚類別生產量值2'!H48,'漁業生產量值-漁業種類別魚類別生產量值2'!J48)&#10;+SUM('漁業生產量值-漁業種類別魚類別生產量值3'!F48,'漁業生產量值-漁業種類別魚類別生產量值3'!J48,'漁業生產量值-漁業種類別魚類別生產量值3'!L48,'漁業生產量值-漁業種類別魚類別生產量值3'!N48,'漁業生產量值-漁業種類別魚類別生產量值3'!P48)&#10;+SUM('漁業生產量值-漁業種類別魚類別生產量值4'!D48,'漁業生產量值-漁業種類別魚類別生產量值4'!F48,'漁業生產量值-漁業種類別魚類別生產量值4'!H48,'漁業生產量值-漁業種類別魚類別生產量值4'!J48)&#10;+SUM('漁業生產量值-漁業種類別魚類別生產量值5'!F48,'漁業生產量值-漁業種類別魚類別生產量值5'!H48,'漁業生產量值-漁業種類別魚類別生產量值5'!J48,'漁業生產量值-漁業種類別魚類別生產量值5'!L48,'漁業生產量值-漁業種類別魚類別生產量值5'!N48,'漁業生產量值-漁業種類別魚類別生產量值5'!P48)&#10;+SUM('漁業生產量值-漁業種類別魚類別生產量值6'!D48,'漁業生產量值-漁業種類別魚類別生產量值6'!F48,'漁業生產量值-漁業種類別魚類別生產量值6'!H48,'漁業生產量值-漁業種類別魚類別生產量值6'!J48,'漁業生產量值-漁業種類別魚類別生產量值6'!L48,'漁業生產量值-漁業種類別魚類別生產量值6'!N48,'漁業生產量值-漁業種類別魚類別生產量值6'!P48)&#10;+SUM('漁業生產量值-漁業種類別魚類別生產量值9'!D48,'漁業生產量值-漁業種類別魚類別生產量值9'!P48)&#10;+SUM('漁業生產量值-漁業種類別魚類別生產量值10'!N48,'漁業生產量值-漁業種類別魚類別生產量值10'!P48)&#10;+SUM('漁業生產量值-漁業種類別魚類別生產量值11'!D48,'漁業生產量值-漁業種類別魚類別生產量值11'!F48,'漁業生產量值-漁業種類別魚類別生產量值11'!H48,'漁業生產量值-漁業種類別魚類別生產量值11'!P48)&#10;+SUM('漁業生產量值-漁業種類別魚類別生產量值13'!L48)&#10;+SUM('漁業生產量值-漁業種類別魚類別生產量值14'!J48,'漁業生產量值-漁業種類別魚類別生產量值14'!L48,'漁業生產量值-漁業種類別魚類別生產量值14'!N48,'漁業生產量值-漁業種類別魚類別生產量值14'!P48)&#10;+SUM('漁業生產量值-漁業種類別魚類別生產量值15'!D48))" table:style-name="ce49">
            <text:p>196,35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8,M48,O48,'漁業生產量值-漁業種類別魚類別生產量值1'!C48)=0,&quot;-&quot;,SUM(K48,M48,O48,'漁業生產量值-漁業種類別魚類別生產量值1'!C48))" table:style-name="ce19">
            <text:p>-</text:p>
          </table:table-cell>
          <table:table-cell office:value-type="string" office:string-value="-" table:formula="msoxl:=IF(SUM(L48,N48,P48,'漁業生產量值-漁業種類別魚類別生產量值1'!D48)=0,&quot;-&quot;,SUM(L48,N48,P48,'漁業生產量值-漁業種類別魚類別生產量值1'!D48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399</text:p>
          </table:table-cell>
          <table:table-cell office:value-type="string" table:style-name="ce18">
            <text:p>　其他沿岸漁業　</text:p>
          </table:table-cell>
          <table:table-cell office:value-type="float" office:value="1742.6464000000001" table:style-name="ce49">
            <text:p>1,743<text:s/></text:p>
          </table:table-cell>
          <table:table-cell office:value-type="float" office:value="198358.78044999999" table:style-name="ce49">
            <text:p>198,359<text:s/></text:p>
          </table:table-cell>
          <table:table-cell office:value-type="float" office:value="1396.2257" table:formula="msoxl:=  IF(SUM(G49,I49)&#10;+SUM('漁業生產量值-漁業種類別魚類別生產量值1'!E49,'漁業生產量值-漁業種類別魚類別生產量值1'!G49,'漁業生產量值-漁業種類別魚類別生產量值1'!I49)&#10;+SUM('漁業生產量值-漁業種類別魚類別生產量值2'!C49,'漁業生產量值-漁業種類別魚類別生產量值2'!E49,'漁業生產量值-漁業種類別魚類別生產量值2'!G49,'漁業生產量值-漁業種類別魚類別生產量值2'!I49)&#10;+SUM('漁業生產量值-漁業種類別魚類別生產量值3'!E49,'漁業生產量值-漁業種類別魚類別生產量值3'!I49,'漁業生產量值-漁業種類別魚類別生產量值3'!K49,'漁業生產量值-漁業種類別魚類別生產量值3'!M49,'漁業生產量值-漁業種類別魚類別生產量值3'!O49)&#10;+SUM('漁業生產量值-漁業種類別魚類別生產量值4'!C49,'漁業生產量值-漁業種類別魚類別生產量值4'!E49,'漁業生產量值-漁業種類別魚類別生產量值4'!G49,'漁業生產量值-漁業種類別魚類別生產量值4'!I49)&#10;+SUM('漁業生產量值-漁業種類別魚類別生產量值5'!E49,'漁業生產量值-漁業種類別魚類別生產量值5'!G49,'漁業生產量值-漁業種類別魚類別生產量值5'!I49,'漁業生產量值-漁業種類別魚類別生產量值5'!K49,'漁業生產量值-漁業種類別魚類別生產量值5'!M49,'漁業生產量值-漁業種類別魚類別生產量值5'!O49)&#10;+SUM('漁業生產量值-漁業種類別魚類別生產量值6'!C49,'漁業生產量值-漁業種類別魚類別生產量值6'!E49,'漁業生產量值-漁業種類別魚類別生產量值6'!G49,'漁業生產量值-漁業種類別魚類別生產量值6'!I49,'漁業生產量值-漁業種類別魚類別生產量值6'!K49,'漁業生產量值-漁業種類別魚類別生產量值6'!M49,'漁業生產量值-漁業種類別魚類別生產量值6'!O49)&#10;+SUM('漁業生產量值-漁業種類別魚類別生產量值9'!C49,'漁業生產量值-漁業種類別魚類別生產量值9'!O49)&#10;+SUM('漁業生產量值-漁業種類別魚類別生產量值10'!M49,'漁業生產量值-漁業種類別魚類別生產量值10'!O49)&#10;+SUM('漁業生產量值-漁業種類別魚類別生產量值11'!C49,'漁業生產量值-漁業種類別魚類別生產量值11'!E49,'漁業生產量值-漁業種類別魚類別生產量值11'!G49,'漁業生產量值-漁業種類別魚類別生產量值11'!O49)&#10;+SUM('漁業生產量值-漁業種類別魚類別生產量值13'!K49)&#10;+SUM('漁業生產量值-漁業種類別魚類別生產量值14'!I49,'漁業生產量值-漁業種類別魚類別生產量值14'!K49,'漁業生產量值-漁業種類別魚類別生產量值14'!M49,'漁業生產量值-漁業種類別魚類別生產量值14'!O49)&#10;+SUM('漁業生產量值-漁業種類別魚類別生產量值15'!C49)=0,&quot;-&quot;,&#10;SUM(G49,I49)&#10;+SUM('漁業生產量值-漁業種類別魚類別生產量值1'!E49,'漁業生產量值-漁業種類別魚類別生產量值1'!G49,'漁業生產量值-漁業種類別魚類別生產量值1'!I49)&#10;+SUM('漁業生產量值-漁業種類別魚類別生產量值2'!C49,'漁業生產量值-漁業種類別魚類別生產量值2'!E49,'漁業生產量值-漁業種類別魚類別生產量值2'!G49,'漁業生產量值-漁業種類別魚類別生產量值2'!I49)&#10;+SUM('漁業生產量值-漁業種類別魚類別生產量值3'!E49,'漁業生產量值-漁業種類別魚類別生產量值3'!I49,'漁業生產量值-漁業種類別魚類別生產量值3'!K49,'漁業生產量值-漁業種類別魚類別生產量值3'!M49,'漁業生產量值-漁業種類別魚類別生產量值3'!O49)&#10;+SUM('漁業生產量值-漁業種類別魚類別生產量值4'!C49,'漁業生產量值-漁業種類別魚類別生產量值4'!E49,'漁業生產量值-漁業種類別魚類別生產量值4'!G49,'漁業生產量值-漁業種類別魚類別生產量值4'!I49)&#10;+SUM('漁業生產量值-漁業種類別魚類別生產量值5'!E49,'漁業生產量值-漁業種類別魚類別生產量值5'!G49,'漁業生產量值-漁業種類別魚類別生產量值5'!I49,'漁業生產量值-漁業種類別魚類別生產量值5'!K49,'漁業生產量值-漁業種類別魚類別生產量值5'!M49,'漁業生產量值-漁業種類別魚類別生產量值5'!O49)&#10;+SUM('漁業生產量值-漁業種類別魚類別生產量值6'!C49,'漁業生產量值-漁業種類別魚類別生產量值6'!E49,'漁業生產量值-漁業種類別魚類別生產量值6'!G49,'漁業生產量值-漁業種類別魚類別生產量值6'!I49,'漁業生產量值-漁業種類別魚類別生產量值6'!K49,'漁業生產量值-漁業種類別魚類別生產量值6'!M49,'漁業生產量值-漁業種類別魚類別生產量值6'!O49)&#10;+SUM('漁業生產量值-漁業種類別魚類別生產量值9'!C49,'漁業生產量值-漁業種類別魚類別生產量值9'!O49)&#10;+SUM('漁業生產量值-漁業種類別魚類別生產量值10'!M49,'漁業生產量值-漁業種類別魚類別生產量值10'!O49)&#10;+SUM('漁業生產量值-漁業種類別魚類別生產量值11'!C49,'漁業生產量值-漁業種類別魚類別生產量值11'!E49,'漁業生產量值-漁業種類別魚類別生產量值11'!G49,'漁業生產量值-漁業種類別魚類別生產量值11'!O49)&#10;+SUM('漁業生產量值-漁業種類別魚類別生產量值13'!K49)&#10;+SUM('漁業生產量值-漁業種類別魚類別生產量值14'!I49,'漁業生產量值-漁業種類別魚類別生產量值14'!K49,'漁業生產量值-漁業種類別魚類別生產量值14'!M49,'漁業生產量值-漁業種類別魚類別生產量值14'!O49)&#10;+SUM('漁業生產量值-漁業種類別魚類別生產量值15'!C49))" table:style-name="ce49">
            <text:p>1,396<text:s/></text:p>
          </table:table-cell>
          <table:table-cell office:value-type="float" office:value="139764.77507999999" table:formula="msoxl:=  IF(SUM(H49,J49)&#10;+SUM('漁業生產量值-漁業種類別魚類別生產量值1'!F49,'漁業生產量值-漁業種類別魚類別生產量值1'!H49,'漁業生產量值-漁業種類別魚類別生產量值1'!J49,'漁業生產量值-漁業種類別魚類別生產量值1'!P49)&#10;+SUM('漁業生產量值-漁業種類別魚類別生產量值2'!D49,'漁業生產量值-漁業種類別魚類別生產量值2'!F49,'漁業生產量值-漁業種類別魚類別生產量值2'!H49,'漁業生產量值-漁業種類別魚類別生產量值2'!J49)&#10;+SUM('漁業生產量值-漁業種類別魚類別生產量值3'!F49,'漁業生產量值-漁業種類別魚類別生產量值3'!J49,'漁業生產量值-漁業種類別魚類別生產量值3'!L49,'漁業生產量值-漁業種類別魚類別生產量值3'!N49,'漁業生產量值-漁業種類別魚類別生產量值3'!P49)&#10;+SUM('漁業生產量值-漁業種類別魚類別生產量值4'!D49,'漁業生產量值-漁業種類別魚類別生產量值4'!F49,'漁業生產量值-漁業種類別魚類別生產量值4'!H49,'漁業生產量值-漁業種類別魚類別生產量值4'!J49)&#10;+SUM('漁業生產量值-漁業種類別魚類別生產量值5'!F49,'漁業生產量值-漁業種類別魚類別生產量值5'!H49,'漁業生產量值-漁業種類別魚類別生產量值5'!J49,'漁業生產量值-漁業種類別魚類別生產量值5'!L49,'漁業生產量值-漁業種類別魚類別生產量值5'!N49,'漁業生產量值-漁業種類別魚類別生產量值5'!P49)&#10;+SUM('漁業生產量值-漁業種類別魚類別生產量值6'!D49,'漁業生產量值-漁業種類別魚類別生產量值6'!F49,'漁業生產量值-漁業種類別魚類別生產量值6'!H49,'漁業生產量值-漁業種類別魚類別生產量值6'!J49,'漁業生產量值-漁業種類別魚類別生產量值6'!L49,'漁業生產量值-漁業種類別魚類別生產量值6'!N49,'漁業生產量值-漁業種類別魚類別生產量值6'!P49)&#10;+SUM('漁業生產量值-漁業種類別魚類別生產量值9'!D49,'漁業生產量值-漁業種類別魚類別生產量值9'!P49)&#10;+SUM('漁業生產量值-漁業種類別魚類別生產量值10'!N49,'漁業生產量值-漁業種類別魚類別生產量值10'!P49)&#10;+SUM('漁業生產量值-漁業種類別魚類別生產量值11'!D49,'漁業生產量值-漁業種類別魚類別生產量值11'!F49,'漁業生產量值-漁業種類別魚類別生產量值11'!H49,'漁業生產量值-漁業種類別魚類別生產量值11'!P49)&#10;+SUM('漁業生產量值-漁業種類別魚類別生產量值13'!L49)&#10;+SUM('漁業生產量值-漁業種類別魚類別生產量值14'!J49,'漁業生產量值-漁業種類別魚類別生產量值14'!L49,'漁業生產量值-漁業種類別魚類別生產量值14'!N49,'漁業生產量值-漁業種類別魚類別生產量值14'!P49)&#10;+SUM('漁業生產量值-漁業種類別魚類別生產量值15'!D49)=0,&quot;-&quot;,&#10;SUM(H49,J49)&#10;+SUM('漁業生產量值-漁業種類別魚類別生產量值1'!F49,'漁業生產量值-漁業種類別魚類別生產量值1'!H49,'漁業生產量值-漁業種類別魚類別生產量值1'!J49,'漁業生產量值-漁業種類別魚類別生產量值1'!P49)&#10;+SUM('漁業生產量值-漁業種類別魚類別生產量值2'!D49,'漁業生產量值-漁業種類別魚類別生產量值2'!F49,'漁業生產量值-漁業種類別魚類別生產量值2'!H49,'漁業生產量值-漁業種類別魚類別生產量值2'!J49)&#10;+SUM('漁業生產量值-漁業種類別魚類別生產量值3'!F49,'漁業生產量值-漁業種類別魚類別生產量值3'!J49,'漁業生產量值-漁業種類別魚類別生產量值3'!L49,'漁業生產量值-漁業種類別魚類別生產量值3'!N49,'漁業生產量值-漁業種類別魚類別生產量值3'!P49)&#10;+SUM('漁業生產量值-漁業種類別魚類別生產量值4'!D49,'漁業生產量值-漁業種類別魚類別生產量值4'!F49,'漁業生產量值-漁業種類別魚類別生產量值4'!H49,'漁業生產量值-漁業種類別魚類別生產量值4'!J49)&#10;+SUM('漁業生產量值-漁業種類別魚類別生產量值5'!F49,'漁業生產量值-漁業種類別魚類別生產量值5'!H49,'漁業生產量值-漁業種類別魚類別生產量值5'!J49,'漁業生產量值-漁業種類別魚類別生產量值5'!L49,'漁業生產量值-漁業種類別魚類別生產量值5'!N49,'漁業生產量值-漁業種類別魚類別生產量值5'!P49)&#10;+SUM('漁業生產量值-漁業種類別魚類別生產量值6'!D49,'漁業生產量值-漁業種類別魚類別生產量值6'!F49,'漁業生產量值-漁業種類別魚類別生產量值6'!H49,'漁業生產量值-漁業種類別魚類別生產量值6'!J49,'漁業生產量值-漁業種類別魚類別生產量值6'!L49,'漁業生產量值-漁業種類別魚類別生產量值6'!N49,'漁業生產量值-漁業種類別魚類別生產量值6'!P49)&#10;+SUM('漁業生產量值-漁業種類別魚類別生產量值9'!D49,'漁業生產量值-漁業種類別魚類別生產量值9'!P49)&#10;+SUM('漁業生產量值-漁業種類別魚類別生產量值10'!N49,'漁業生產量值-漁業種類別魚類別生產量值10'!P49)&#10;+SUM('漁業生產量值-漁業種類別魚類別生產量值11'!D49,'漁業生產量值-漁業種類別魚類別生產量值11'!F49,'漁業生產量值-漁業種類別魚類別生產量值11'!H49,'漁業生產量值-漁業種類別魚類別生產量值11'!P49)&#10;+SUM('漁業生產量值-漁業種類別魚類別生產量值13'!L49)&#10;+SUM('漁業生產量值-漁業種類別魚類別生產量值14'!J49,'漁業生產量值-漁業種類別魚類別生產量值14'!L49,'漁業生產量值-漁業種類別魚類別生產量值14'!N49,'漁業生產量值-漁業種類別魚類別生產量值14'!P49)&#10;+SUM('漁業生產量值-漁業種類別魚類別生產量值15'!D49))" table:style-name="ce49">
            <text:p>139,76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9,M49,O49,'漁業生產量值-漁業種類別魚類別生產量值1'!C49)=0,&quot;-&quot;,SUM(K49,M49,O49,'漁業生產量值-漁業種類別魚類別生產量值1'!C49))" table:style-name="ce19">
            <text:p>-</text:p>
          </table:table-cell>
          <table:table-cell office:value-type="string" office:string-value="-" table:formula="msoxl:=IF(SUM(L49,N49,P49,'漁業生產量值-漁業種類別魚類別生產量值1'!D49)=0,&quot;-&quot;,SUM(L49,N49,P49,'漁業生產量值-漁業種類別魚類別生產量值1'!D49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400</text:p>
          </table:table-cell>
          <table:table-cell office:value-type="string" table:style-name="ce18">
            <text:p>海面養殖合計</text:p>
          </table:table-cell>
          <table:table-cell office:value-type="float" office:value="31705.809079999999" table:formula="msoxl:=  IF(SUM(C51:C53)=0,&quot;-&quot;,SUM(C51:C53))" table:style-name="ce49">
            <text:p>31,706<text:s/></text:p>
          </table:table-cell>
          <table:table-cell office:value-type="float" office:value="6997706.2118800003" table:formula="msoxl:=  IF(SUM(D51:D53)=0,&quot;-&quot;,SUM(D51:D53))" table:style-name="ce49">
            <text:p>6,997,706<text:s/></text:p>
          </table:table-cell>
          <table:table-cell office:value-type="float" office:value="31508.409079999998" table:formula="msoxl:=  IF(SUM(E51:E53)=0,&quot;-&quot;,SUM(E51:E53))" table:style-name="ce49">
            <text:p>31,508<text:s/></text:p>
          </table:table-cell>
          <table:table-cell office:value-type="float" office:value="6928826.2118799994" table:formula="msoxl:=  IF(SUM(F51:F53)=0,&quot;-&quot;,SUM(F51:F53))" table:style-name="ce49">
            <text:p>6,928,826<text:s/></text:p>
          </table:table-cell>
          <table:table-cell office:value-type="string" office:string-value="-" table:formula="msoxl:=  IF(SUM(G51:G53)=0,&quot;-&quot;,SUM(G51:G53))" table:style-name="ce49">
            <text:p>-</text:p>
          </table:table-cell>
          <table:table-cell office:value-type="string" office:string-value="-" table:formula="msoxl:=  IF(SUM(H51:H53)=0,&quot;-&quot;,SUM(H51:H53))" table:style-name="ce49">
            <text:p>-</text:p>
          </table:table-cell>
          <table:table-cell office:value-type="string" office:string-value="-" table:formula="msoxl:=IF(SUM(K50,M50,O50,'漁業生產量值-漁業種類別魚類別生產量值1'!C50)=0,&quot;-&quot;,SUM(K50,M50,O50,'漁業生產量值-漁業種類別魚類別生產量值1'!C50))" table:style-name="ce19">
            <text:p>-</text:p>
          </table:table-cell>
          <table:table-cell office:value-type="string" office:string-value="-" table:formula="msoxl:=IF(SUM(L50,N50,P50,'漁業生產量值-漁業種類別魚類別生產量值1'!D50)=0,&quot;-&quot;,SUM(L50,N50,P50,'漁業生產量值-漁業種類別魚類別生產量值1'!D50))" table:style-name="ce19">
            <text:p>-</text:p>
          </table:table-cell>
          <table:table-cell office:value-type="string" office:string-value="-" table:formula="msoxl:=  IF(SUM(K51:K53)=0,&quot;-&quot;,SUM(K51:K53))" table:style-name="ce49">
            <text:p>-</text:p>
          </table:table-cell>
          <table:table-cell office:value-type="string" office:string-value="-" table:formula="msoxl:=  IF(SUM(L51:L53)=0,&quot;-&quot;,SUM(L51:L53))" table:style-name="ce49">
            <text:p>-</text:p>
          </table:table-cell>
          <table:table-cell office:value-type="string" office:string-value="-" table:formula="msoxl:=  IF(SUM(M51:M53)=0,&quot;-&quot;,SUM(M51:M53))" table:style-name="ce49">
            <text:p>-</text:p>
          </table:table-cell>
          <table:table-cell office:value-type="string" office:string-value="-" table:formula="msoxl:=  IF(SUM(N51:N53)=0,&quot;-&quot;,SUM(N51:N53))" table:style-name="ce49">
            <text:p>-</text:p>
          </table:table-cell>
          <table:table-cell office:value-type="string" office:string-value="-" table:formula="msoxl:=  IF(SUM(O51:O53)=0,&quot;-&quot;,SUM(O51:O53))" table:style-name="ce49">
            <text:p>-</text:p>
          </table:table-cell>
          <table:table-cell office:value-type="string" office:string-value="-" table:formula="msoxl:=  IF(SUM(P51:P53)=0,&quot;-&quot;,SUM(P51:P53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401</text:p>
          </table:table-cell>
          <table:table-cell office:value-type="string" table:style-name="ce18">
            <text:p>　淺海養殖　</text:p>
          </table:table-cell>
          <table:table-cell office:value-type="float" office:value="29032.041000000001" table:style-name="ce49">
            <text:p>29,032<text:s/></text:p>
          </table:table-cell>
          <table:table-cell office:value-type="float" office:value="6290726.0980000002" table:style-name="ce49">
            <text:p>6,290,726<text:s/></text:p>
          </table:table-cell>
          <table:table-cell office:value-type="float" office:value="28879.641" table:formula="msoxl:=  IF(SUM(G51,I51)&#10;+SUM('漁業生產量值-漁業種類別魚類別生產量值1'!E51,'漁業生產量值-漁業種類別魚類別生產量值1'!G51,'漁業生產量值-漁業種類別魚類別生產量值1'!I51)&#10;+SUM('漁業生產量值-漁業種類別魚類別生產量值2'!C51,'漁業生產量值-漁業種類別魚類別生產量值2'!E51,'漁業生產量值-漁業種類別魚類別生產量值2'!G51,'漁業生產量值-漁業種類別魚類別生產量值2'!I51)&#10;+SUM('漁業生產量值-漁業種類別魚類別生產量值3'!E51,'漁業生產量值-漁業種類別魚類別生產量值3'!I51,'漁業生產量值-漁業種類別魚類別生產量值3'!K51,'漁業生產量值-漁業種類別魚類別生產量值3'!M51,'漁業生產量值-漁業種類別魚類別生產量值3'!O51)&#10;+SUM('漁業生產量值-漁業種類別魚類別生產量值4'!C51,'漁業生產量值-漁業種類別魚類別生產量值4'!E51,'漁業生產量值-漁業種類別魚類別生產量值4'!G51,'漁業生產量值-漁業種類別魚類別生產量值4'!I51)&#10;+SUM('漁業生產量值-漁業種類別魚類別生產量值5'!E51,'漁業生產量值-漁業種類別魚類別生產量值5'!G51,'漁業生產量值-漁業種類別魚類別生產量值5'!I51,'漁業生產量值-漁業種類別魚類別生產量值5'!K51,'漁業生產量值-漁業種類別魚類別生產量值5'!M51,'漁業生產量值-漁業種類別魚類別生產量值5'!O51)&#10;+SUM('漁業生產量值-漁業種類別魚類別生產量值6'!C51,'漁業生產量值-漁業種類別魚類別生產量值6'!E51,'漁業生產量值-漁業種類別魚類別生產量值6'!G51,'漁業生產量值-漁業種類別魚類別生產量值6'!I51,'漁業生產量值-漁業種類別魚類別生產量值6'!K51,'漁業生產量值-漁業種類別魚類別生產量值6'!M51,'漁業生產量值-漁業種類別魚類別生產量值6'!O51)&#10;+SUM('漁業生產量值-漁業種類別魚類別生產量值9'!C51,'漁業生產量值-漁業種類別魚類別生產量值9'!O51)&#10;+SUM('漁業生產量值-漁業種類別魚類別生產量值10'!M51,'漁業生產量值-漁業種類別魚類別生產量值10'!O51)&#10;+SUM('漁業生產量值-漁業種類別魚類別生產量值11'!C51,'漁業生產量值-漁業種類別魚類別生產量值11'!E51,'漁業生產量值-漁業種類別魚類別生產量值11'!G51,'漁業生產量值-漁業種類別魚類別生產量值11'!O51)&#10;+SUM('漁業生產量值-漁業種類別魚類別生產量值13'!K51)&#10;+SUM('漁業生產量值-漁業種類別魚類別生產量值14'!I51,'漁業生產量值-漁業種類別魚類別生產量值14'!K51,'漁業生產量值-漁業種類別魚類別生產量值14'!M51,'漁業生產量值-漁業種類別魚類別生產量值14'!O51)&#10;+SUM('漁業生產量值-漁業種類別魚類別生產量值15'!C51)=0,&quot;-&quot;,&#10;SUM(G51,I51)&#10;+SUM('漁業生產量值-漁業種類別魚類別生產量值1'!E51,'漁業生產量值-漁業種類別魚類別生產量值1'!G51,'漁業生產量值-漁業種類別魚類別生產量值1'!I51)&#10;+SUM('漁業生產量值-漁業種類別魚類別生產量值2'!C51,'漁業生產量值-漁業種類別魚類別生產量值2'!E51,'漁業生產量值-漁業種類別魚類別生產量值2'!G51,'漁業生產量值-漁業種類別魚類別生產量值2'!I51)&#10;+SUM('漁業生產量值-漁業種類別魚類別生產量值3'!E51,'漁業生產量值-漁業種類別魚類別生產量值3'!I51,'漁業生產量值-漁業種類別魚類別生產量值3'!K51,'漁業生產量值-漁業種類別魚類別生產量值3'!M51,'漁業生產量值-漁業種類別魚類別生產量值3'!O51)&#10;+SUM('漁業生產量值-漁業種類別魚類別生產量值4'!C51,'漁業生產量值-漁業種類別魚類別生產量值4'!E51,'漁業生產量值-漁業種類別魚類別生產量值4'!G51,'漁業生產量值-漁業種類別魚類別生產量值4'!I51)&#10;+SUM('漁業生產量值-漁業種類別魚類別生產量值5'!E51,'漁業生產量值-漁業種類別魚類別生產量值5'!G51,'漁業生產量值-漁業種類別魚類別生產量值5'!I51,'漁業生產量值-漁業種類別魚類別生產量值5'!K51,'漁業生產量值-漁業種類別魚類別生產量值5'!M51,'漁業生產量值-漁業種類別魚類別生產量值5'!O51)&#10;+SUM('漁業生產量值-漁業種類別魚類別生產量值6'!C51,'漁業生產量值-漁業種類別魚類別生產量值6'!E51,'漁業生產量值-漁業種類別魚類別生產量值6'!G51,'漁業生產量值-漁業種類別魚類別生產量值6'!I51,'漁業生產量值-漁業種類別魚類別生產量值6'!K51,'漁業生產量值-漁業種類別魚類別生產量值6'!M51,'漁業生產量值-漁業種類別魚類別生產量值6'!O51)&#10;+SUM('漁業生產量值-漁業種類別魚類別生產量值9'!C51,'漁業生產量值-漁業種類別魚類別生產量值9'!O51)&#10;+SUM('漁業生產量值-漁業種類別魚類別生產量值10'!M51,'漁業生產量值-漁業種類別魚類別生產量值10'!O51)&#10;+SUM('漁業生產量值-漁業種類別魚類別生產量值11'!C51,'漁業生產量值-漁業種類別魚類別生產量值11'!E51,'漁業生產量值-漁業種類別魚類別生產量值11'!G51,'漁業生產量值-漁業種類別魚類別生產量值11'!O51)&#10;+SUM('漁業生產量值-漁業種類別魚類別生產量值13'!K51)&#10;+SUM('漁業生產量值-漁業種類別魚類別生產量值14'!I51,'漁業生產量值-漁業種類別魚類別生產量值14'!K51,'漁業生產量值-漁業種類別魚類別生產量值14'!M51,'漁業生產量值-漁業種類別魚類別生產量值14'!O51)&#10;+SUM('漁業生產量值-漁業種類別魚類別生產量值15'!C51))" table:style-name="ce49">
            <text:p>28,880<text:s/></text:p>
          </table:table-cell>
          <table:table-cell office:value-type="float" office:value="6235796.0979999993" table:formula="msoxl:=  IF(SUM(H51,J51)&#10;+SUM('漁業生產量值-漁業種類別魚類別生產量值1'!F51,'漁業生產量值-漁業種類別魚類別生產量值1'!H51,'漁業生產量值-漁業種類別魚類別生產量值1'!J51,'漁業生產量值-漁業種類別魚類別生產量值1'!P51)&#10;+SUM('漁業生產量值-漁業種類別魚類別生產量值2'!D51,'漁業生產量值-漁業種類別魚類別生產量值2'!F51,'漁業生產量值-漁業種類別魚類別生產量值2'!H51,'漁業生產量值-漁業種類別魚類別生產量值2'!J51)&#10;+SUM('漁業生產量值-漁業種類別魚類別生產量值3'!F51,'漁業生產量值-漁業種類別魚類別生產量值3'!J51,'漁業生產量值-漁業種類別魚類別生產量值3'!L51,'漁業生產量值-漁業種類別魚類別生產量值3'!N51,'漁業生產量值-漁業種類別魚類別生產量值3'!P51)&#10;+SUM('漁業生產量值-漁業種類別魚類別生產量值4'!D51,'漁業生產量值-漁業種類別魚類別生產量值4'!F51,'漁業生產量值-漁業種類別魚類別生產量值4'!H51,'漁業生產量值-漁業種類別魚類別生產量值4'!J51)&#10;+SUM('漁業生產量值-漁業種類別魚類別生產量值5'!F51,'漁業生產量值-漁業種類別魚類別生產量值5'!H51,'漁業生產量值-漁業種類別魚類別生產量值5'!J51,'漁業生產量值-漁業種類別魚類別生產量值5'!L51,'漁業生產量值-漁業種類別魚類別生產量值5'!N51,'漁業生產量值-漁業種類別魚類別生產量值5'!P51)&#10;+SUM('漁業生產量值-漁業種類別魚類別生產量值6'!D51,'漁業生產量值-漁業種類別魚類別生產量值6'!F51,'漁業生產量值-漁業種類別魚類別生產量值6'!H51,'漁業生產量值-漁業種類別魚類別生產量值6'!J51,'漁業生產量值-漁業種類別魚類別生產量值6'!L51,'漁業生產量值-漁業種類別魚類別生產量值6'!N51,'漁業生產量值-漁業種類別魚類別生產量值6'!P51)&#10;+SUM('漁業生產量值-漁業種類別魚類別生產量值9'!D51,'漁業生產量值-漁業種類別魚類別生產量值9'!P51)&#10;+SUM('漁業生產量值-漁業種類別魚類別生產量值10'!N51,'漁業生產量值-漁業種類別魚類別生產量值10'!P51)&#10;+SUM('漁業生產量值-漁業種類別魚類別生產量值11'!D51,'漁業生產量值-漁業種類別魚類別生產量值11'!F51,'漁業生產量值-漁業種類別魚類別生產量值11'!H51,'漁業生產量值-漁業種類別魚類別生產量值11'!P51)&#10;+SUM('漁業生產量值-漁業種類別魚類別生產量值13'!L51)&#10;+SUM('漁業生產量值-漁業種類別魚類別生產量值14'!J51,'漁業生產量值-漁業種類別魚類別生產量值14'!L51,'漁業生產量值-漁業種類別魚類別生產量值14'!N51,'漁業生產量值-漁業種類別魚類別生產量值14'!P51)&#10;+SUM('漁業生產量值-漁業種類別魚類別生產量值15'!D51)=0,&quot;-&quot;,&#10;SUM(H51,J51)&#10;+SUM('漁業生產量值-漁業種類別魚類別生產量值1'!F51,'漁業生產量值-漁業種類別魚類別生產量值1'!H51,'漁業生產量值-漁業種類別魚類別生產量值1'!J51,'漁業生產量值-漁業種類別魚類別生產量值1'!P51)&#10;+SUM('漁業生產量值-漁業種類別魚類別生產量值2'!D51,'漁業生產量值-漁業種類別魚類別生產量值2'!F51,'漁業生產量值-漁業種類別魚類別生產量值2'!H51,'漁業生產量值-漁業種類別魚類別生產量值2'!J51)&#10;+SUM('漁業生產量值-漁業種類別魚類別生產量值3'!F51,'漁業生產量值-漁業種類別魚類別生產量值3'!J51,'漁業生產量值-漁業種類別魚類別生產量值3'!L51,'漁業生產量值-漁業種類別魚類別生產量值3'!N51,'漁業生產量值-漁業種類別魚類別生產量值3'!P51)&#10;+SUM('漁業生產量值-漁業種類別魚類別生產量值4'!D51,'漁業生產量值-漁業種類別魚類別生產量值4'!F51,'漁業生產量值-漁業種類別魚類別生產量值4'!H51,'漁業生產量值-漁業種類別魚類別生產量值4'!J51)&#10;+SUM('漁業生產量值-漁業種類別魚類別生產量值5'!F51,'漁業生產量值-漁業種類別魚類別生產量值5'!H51,'漁業生產量值-漁業種類別魚類別生產量值5'!J51,'漁業生產量值-漁業種類別魚類別生產量值5'!L51,'漁業生產量值-漁業種類別魚類別生產量值5'!N51,'漁業生產量值-漁業種類別魚類別生產量值5'!P51)&#10;+SUM('漁業生產量值-漁業種類別魚類別生產量值6'!D51,'漁業生產量值-漁業種類別魚類別生產量值6'!F51,'漁業生產量值-漁業種類別魚類別生產量值6'!H51,'漁業生產量值-漁業種類別魚類別生產量值6'!J51,'漁業生產量值-漁業種類別魚類別生產量值6'!L51,'漁業生產量值-漁業種類別魚類別生產量值6'!N51,'漁業生產量值-漁業種類別魚類別生產量值6'!P51)&#10;+SUM('漁業生產量值-漁業種類別魚類別生產量值9'!D51,'漁業生產量值-漁業種類別魚類別生產量值9'!P51)&#10;+SUM('漁業生產量值-漁業種類別魚類別生產量值10'!N51,'漁業生產量值-漁業種類別魚類別生產量值10'!P51)&#10;+SUM('漁業生產量值-漁業種類別魚類別生產量值11'!D51,'漁業生產量值-漁業種類別魚類別生產量值11'!F51,'漁業生產量值-漁業種類別魚類別生產量值11'!H51,'漁業生產量值-漁業種類別魚類別生產量值11'!P51)&#10;+SUM('漁業生產量值-漁業種類別魚類別生產量值13'!L51)&#10;+SUM('漁業生產量值-漁業種類別魚類別生產量值14'!J51,'漁業生產量值-漁業種類別魚類別生產量值14'!L51,'漁業生產量值-漁業種類別魚類別生產量值14'!N51,'漁業生產量值-漁業種類別魚類別生產量值14'!P51)&#10;+SUM('漁業生產量值-漁業種類別魚類別生產量值15'!D51))" table:style-name="ce49">
            <text:p>6,235,796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51,M51,O51,'漁業生產量值-漁業種類別魚類別生產量值1'!C51)=0,&quot;-&quot;,SUM(K51,M51,O51,'漁業生產量值-漁業種類別魚類別生產量值1'!C51))" table:style-name="ce19">
            <text:p>-</text:p>
          </table:table-cell>
          <table:table-cell office:value-type="string" office:string-value="-" table:formula="msoxl:=IF(SUM(L51,N51,P51,'漁業生產量值-漁業種類別魚類別生產量值1'!D51)=0,&quot;-&quot;,SUM(L51,N51,P51,'漁業生產量值-漁業種類別魚類別生產量值1'!D5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402</text:p>
          </table:table-cell>
          <table:table-cell office:value-type="string" table:style-name="ce18">
            <text:p>　箱網養殖　</text:p>
          </table:table-cell>
          <table:table-cell office:value-type="float" office:value="2673.7680799999998" table:style-name="ce49">
            <text:p>2,674<text:s/></text:p>
          </table:table-cell>
          <table:table-cell office:value-type="float" office:value="706980.11387999996" table:style-name="ce49">
            <text:p>706,980<text:s/></text:p>
          </table:table-cell>
          <table:table-cell office:value-type="float" office:value="2628.7680799999998" table:formula="msoxl:=  IF(SUM(G52,I52)&#10;+SUM('漁業生產量值-漁業種類別魚類別生產量值1'!E52,'漁業生產量值-漁業種類別魚類別生產量值1'!G52,'漁業生產量值-漁業種類別魚類別生產量值1'!I52)&#10;+SUM('漁業生產量值-漁業種類別魚類別生產量值2'!C52,'漁業生產量值-漁業種類別魚類別生產量值2'!E52,'漁業生產量值-漁業種類別魚類別生產量值2'!G52,'漁業生產量值-漁業種類別魚類別生產量值2'!I52)&#10;+SUM('漁業生產量值-漁業種類別魚類別生產量值3'!E52,'漁業生產量值-漁業種類別魚類別生產量值3'!I52,'漁業生產量值-漁業種類別魚類別生產量值3'!K52,'漁業生產量值-漁業種類別魚類別生產量值3'!M52,'漁業生產量值-漁業種類別魚類別生產量值3'!O52)&#10;+SUM('漁業生產量值-漁業種類別魚類別生產量值4'!C52,'漁業生產量值-漁業種類別魚類別生產量值4'!E52,'漁業生產量值-漁業種類別魚類別生產量值4'!G52,'漁業生產量值-漁業種類別魚類別生產量值4'!I52)&#10;+SUM('漁業生產量值-漁業種類別魚類別生產量值5'!E52,'漁業生產量值-漁業種類別魚類別生產量值5'!G52,'漁業生產量值-漁業種類別魚類別生產量值5'!I52,'漁業生產量值-漁業種類別魚類別生產量值5'!K52,'漁業生產量值-漁業種類別魚類別生產量值5'!M52,'漁業生產量值-漁業種類別魚類別生產量值5'!O52)&#10;+SUM('漁業生產量值-漁業種類別魚類別生產量值6'!C52,'漁業生產量值-漁業種類別魚類別生產量值6'!E52,'漁業生產量值-漁業種類別魚類別生產量值6'!G52,'漁業生產量值-漁業種類別魚類別生產量值6'!I52,'漁業生產量值-漁業種類別魚類別生產量值6'!K52,'漁業生產量值-漁業種類別魚類別生產量值6'!M52,'漁業生產量值-漁業種類別魚類別生產量值6'!O52)&#10;+SUM('漁業生產量值-漁業種類別魚類別生產量值9'!C52,'漁業生產量值-漁業種類別魚類別生產量值9'!O52)&#10;+SUM('漁業生產量值-漁業種類別魚類別生產量值10'!M52,'漁業生產量值-漁業種類別魚類別生產量值10'!O52)&#10;+SUM('漁業生產量值-漁業種類別魚類別生產量值11'!C52,'漁業生產量值-漁業種類別魚類別生產量值11'!E52,'漁業生產量值-漁業種類別魚類別生產量值11'!G52,'漁業生產量值-漁業種類別魚類別生產量值11'!O52)&#10;+SUM('漁業生產量值-漁業種類別魚類別生產量值13'!K52)&#10;+SUM('漁業生產量值-漁業種類別魚類別生產量值14'!I52,'漁業生產量值-漁業種類別魚類別生產量值14'!K52,'漁業生產量值-漁業種類別魚類別生產量值14'!M52,'漁業生產量值-漁業種類別魚類別生產量值14'!O52)&#10;+SUM('漁業生產量值-漁業種類別魚類別生產量值15'!C52)=0,&quot;-&quot;,&#10;SUM(G52,I52)&#10;+SUM('漁業生產量值-漁業種類別魚類別生產量值1'!E52,'漁業生產量值-漁業種類別魚類別生產量值1'!G52,'漁業生產量值-漁業種類別魚類別生產量值1'!I52)&#10;+SUM('漁業生產量值-漁業種類別魚類別生產量值2'!C52,'漁業生產量值-漁業種類別魚類別生產量值2'!E52,'漁業生產量值-漁業種類別魚類別生產量值2'!G52,'漁業生產量值-漁業種類別魚類別生產量值2'!I52)&#10;+SUM('漁業生產量值-漁業種類別魚類別生產量值3'!E52,'漁業生產量值-漁業種類別魚類別生產量值3'!I52,'漁業生產量值-漁業種類別魚類別生產量值3'!K52,'漁業生產量值-漁業種類別魚類別生產量值3'!M52,'漁業生產量值-漁業種類別魚類別生產量值3'!O52)&#10;+SUM('漁業生產量值-漁業種類別魚類別生產量值4'!C52,'漁業生產量值-漁業種類別魚類別生產量值4'!E52,'漁業生產量值-漁業種類別魚類別生產量值4'!G52,'漁業生產量值-漁業種類別魚類別生產量值4'!I52)&#10;+SUM('漁業生產量值-漁業種類別魚類別生產量值5'!E52,'漁業生產量值-漁業種類別魚類別生產量值5'!G52,'漁業生產量值-漁業種類別魚類別生產量值5'!I52,'漁業生產量值-漁業種類別魚類別生產量值5'!K52,'漁業生產量值-漁業種類別魚類別生產量值5'!M52,'漁業生產量值-漁業種類別魚類別生產量值5'!O52)&#10;+SUM('漁業生產量值-漁業種類別魚類別生產量值6'!C52,'漁業生產量值-漁業種類別魚類別生產量值6'!E52,'漁業生產量值-漁業種類別魚類別生產量值6'!G52,'漁業生產量值-漁業種類別魚類別生產量值6'!I52,'漁業生產量值-漁業種類別魚類別生產量值6'!K52,'漁業生產量值-漁業種類別魚類別生產量值6'!M52,'漁業生產量值-漁業種類別魚類別生產量值6'!O52)&#10;+SUM('漁業生產量值-漁業種類別魚類別生產量值9'!C52,'漁業生產量值-漁業種類別魚類別生產量值9'!O52)&#10;+SUM('漁業生產量值-漁業種類別魚類別生產量值10'!M52,'漁業生產量值-漁業種類別魚類別生產量值10'!O52)&#10;+SUM('漁業生產量值-漁業種類別魚類別生產量值11'!C52,'漁業生產量值-漁業種類別魚類別生產量值11'!E52,'漁業生產量值-漁業種類別魚類別生產量值11'!G52,'漁業生產量值-漁業種類別魚類別生產量值11'!O52)&#10;+SUM('漁業生產量值-漁業種類別魚類別生產量值13'!K52)&#10;+SUM('漁業生產量值-漁業種類別魚類別生產量值14'!I52,'漁業生產量值-漁業種類別魚類別生產量值14'!K52,'漁業生產量值-漁業種類別魚類別生產量值14'!M52,'漁業生產量值-漁業種類別魚類別生產量值14'!O52)&#10;+SUM('漁業生產量值-漁業種類別魚類別生產量值15'!C52))" table:style-name="ce49">
            <text:p>2,629<text:s/></text:p>
          </table:table-cell>
          <table:table-cell office:value-type="float" office:value="693030.11388000008" table:formula="msoxl:=  IF(SUM(H52,J52)&#10;+SUM('漁業生產量值-漁業種類別魚類別生產量值1'!F52,'漁業生產量值-漁業種類別魚類別生產量值1'!H52,'漁業生產量值-漁業種類別魚類別生產量值1'!J52,'漁業生產量值-漁業種類別魚類別生產量值1'!P52)&#10;+SUM('漁業生產量值-漁業種類別魚類別生產量值2'!D52,'漁業生產量值-漁業種類別魚類別生產量值2'!F52,'漁業生產量值-漁業種類別魚類別生產量值2'!H52,'漁業生產量值-漁業種類別魚類別生產量值2'!J52)&#10;+SUM('漁業生產量值-漁業種類別魚類別生產量值3'!F52,'漁業生產量值-漁業種類別魚類別生產量值3'!J52,'漁業生產量值-漁業種類別魚類別生產量值3'!L52,'漁業生產量值-漁業種類別魚類別生產量值3'!N52,'漁業生產量值-漁業種類別魚類別生產量值3'!P52)&#10;+SUM('漁業生產量值-漁業種類別魚類別生產量值4'!D52,'漁業生產量值-漁業種類別魚類別生產量值4'!F52,'漁業生產量值-漁業種類別魚類別生產量值4'!H52,'漁業生產量值-漁業種類別魚類別生產量值4'!J52)&#10;+SUM('漁業生產量值-漁業種類別魚類別生產量值5'!F52,'漁業生產量值-漁業種類別魚類別生產量值5'!H52,'漁業生產量值-漁業種類別魚類別生產量值5'!J52,'漁業生產量值-漁業種類別魚類別生產量值5'!L52,'漁業生產量值-漁業種類別魚類別生產量值5'!N52,'漁業生產量值-漁業種類別魚類別生產量值5'!P52)&#10;+SUM('漁業生產量值-漁業種類別魚類別生產量值6'!D52,'漁業生產量值-漁業種類別魚類別生產量值6'!F52,'漁業生產量值-漁業種類別魚類別生產量值6'!H52,'漁業生產量值-漁業種類別魚類別生產量值6'!J52,'漁業生產量值-漁業種類別魚類別生產量值6'!L52,'漁業生產量值-漁業種類別魚類別生產量值6'!N52,'漁業生產量值-漁業種類別魚類別生產量值6'!P52)&#10;+SUM('漁業生產量值-漁業種類別魚類別生產量值9'!D52,'漁業生產量值-漁業種類別魚類別生產量值9'!P52)&#10;+SUM('漁業生產量值-漁業種類別魚類別生產量值10'!N52,'漁業生產量值-漁業種類別魚類別生產量值10'!P52)&#10;+SUM('漁業生產量值-漁業種類別魚類別生產量值11'!D52,'漁業生產量值-漁業種類別魚類別生產量值11'!F52,'漁業生產量值-漁業種類別魚類別生產量值11'!H52,'漁業生產量值-漁業種類別魚類別生產量值11'!P52)&#10;+SUM('漁業生產量值-漁業種類別魚類別生產量值13'!L52)&#10;+SUM('漁業生產量值-漁業種類別魚類別生產量值14'!J52,'漁業生產量值-漁業種類別魚類別生產量值14'!L52,'漁業生產量值-漁業種類別魚類別生產量值14'!N52,'漁業生產量值-漁業種類別魚類別生產量值14'!P52)&#10;+SUM('漁業生產量值-漁業種類別魚類別生產量值15'!D52)=0,&quot;-&quot;,&#10;SUM(H52,J52)&#10;+SUM('漁業生產量值-漁業種類別魚類別生產量值1'!F52,'漁業生產量值-漁業種類別魚類別生產量值1'!H52,'漁業生產量值-漁業種類別魚類別生產量值1'!J52,'漁業生產量值-漁業種類別魚類別生產量值1'!P52)&#10;+SUM('漁業生產量值-漁業種類別魚類別生產量值2'!D52,'漁業生產量值-漁業種類別魚類別生產量值2'!F52,'漁業生產量值-漁業種類別魚類別生產量值2'!H52,'漁業生產量值-漁業種類別魚類別生產量值2'!J52)&#10;+SUM('漁業生產量值-漁業種類別魚類別生產量值3'!F52,'漁業生產量值-漁業種類別魚類別生產量值3'!J52,'漁業生產量值-漁業種類別魚類別生產量值3'!L52,'漁業生產量值-漁業種類別魚類別生產量值3'!N52,'漁業生產量值-漁業種類別魚類別生產量值3'!P52)&#10;+SUM('漁業生產量值-漁業種類別魚類別生產量值4'!D52,'漁業生產量值-漁業種類別魚類別生產量值4'!F52,'漁業生產量值-漁業種類別魚類別生產量值4'!H52,'漁業生產量值-漁業種類別魚類別生產量值4'!J52)&#10;+SUM('漁業生產量值-漁業種類別魚類別生產量值5'!F52,'漁業生產量值-漁業種類別魚類別生產量值5'!H52,'漁業生產量值-漁業種類別魚類別生產量值5'!J52,'漁業生產量值-漁業種類別魚類別生產量值5'!L52,'漁業生產量值-漁業種類別魚類別生產量值5'!N52,'漁業生產量值-漁業種類別魚類別生產量值5'!P52)&#10;+SUM('漁業生產量值-漁業種類別魚類別生產量值6'!D52,'漁業生產量值-漁業種類別魚類別生產量值6'!F52,'漁業生產量值-漁業種類別魚類別生產量值6'!H52,'漁業生產量值-漁業種類別魚類別生產量值6'!J52,'漁業生產量值-漁業種類別魚類別生產量值6'!L52,'漁業生產量值-漁業種類別魚類別生產量值6'!N52,'漁業生產量值-漁業種類別魚類別生產量值6'!P52)&#10;+SUM('漁業生產量值-漁業種類別魚類別生產量值9'!D52,'漁業生產量值-漁業種類別魚類別生產量值9'!P52)&#10;+SUM('漁業生產量值-漁業種類別魚類別生產量值10'!N52,'漁業生產量值-漁業種類別魚類別生產量值10'!P52)&#10;+SUM('漁業生產量值-漁業種類別魚類別生產量值11'!D52,'漁業生產量值-漁業種類別魚類別生產量值11'!F52,'漁業生產量值-漁業種類別魚類別生產量值11'!H52,'漁業生產量值-漁業種類別魚類別生產量值11'!P52)&#10;+SUM('漁業生產量值-漁業種類別魚類別生產量值13'!L52)&#10;+SUM('漁業生產量值-漁業種類別魚類別生產量值14'!J52,'漁業生產量值-漁業種類別魚類別生產量值14'!L52,'漁業生產量值-漁業種類別魚類別生產量值14'!N52,'漁業生產量值-漁業種類別魚類別生產量值14'!P52)&#10;+SUM('漁業生產量值-漁業種類別魚類別生產量值15'!D52))" table:style-name="ce49">
            <text:p>693,03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52,M52,O52,'漁業生產量值-漁業種類別魚類別生產量值1'!C52)=0,&quot;-&quot;,SUM(K52,M52,O52,'漁業生產量值-漁業種類別魚類別生產量值1'!C52))" table:style-name="ce19">
            <text:p>-</text:p>
          </table:table-cell>
          <table:table-cell office:value-type="string" office:string-value="-" table:formula="msoxl:=IF(SUM(L52,N52,P52,'漁業生產量值-漁業種類別魚類別生產量值1'!D52)=0,&quot;-&quot;,SUM(L52,N52,P52,'漁業生產量值-漁業種類別魚類別生產量值1'!D5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G53,I53)&#10;+SUM('漁業生產量值-漁業種類別魚類別生產量值1'!E53,'漁業生產量值-漁業種類別魚類別生產量值1'!G53,'漁業生產量值-漁業種類別魚類別生產量值1'!I53)&#10;+SUM('漁業生產量值-漁業種類別魚類別生產量值2'!C53,'漁業生產量值-漁業種類別魚類別生產量值2'!E53,'漁業生產量值-漁業種類別魚類別生產量值2'!G53,'漁業生產量值-漁業種類別魚類別生產量值2'!I53)&#10;+SUM('漁業生產量值-漁業種類別魚類別生產量值3'!E53,'漁業生產量值-漁業種類別魚類別生產量值3'!I53,'漁業生產量值-漁業種類別魚類別生產量值3'!K53,'漁業生產量值-漁業種類別魚類別生產量值3'!M53,'漁業生產量值-漁業種類別魚類別生產量值3'!O53)&#10;+SUM('漁業生產量值-漁業種類別魚類別生產量值4'!C53,'漁業生產量值-漁業種類別魚類別生產量值4'!E53,'漁業生產量值-漁業種類別魚類別生產量值4'!G53,'漁業生產量值-漁業種類別魚類別生產量值4'!I53)&#10;+SUM('漁業生產量值-漁業種類別魚類別生產量值5'!E53,'漁業生產量值-漁業種類別魚類別生產量值5'!G53,'漁業生產量值-漁業種類別魚類別生產量值5'!I53,'漁業生產量值-漁業種類別魚類別生產量值5'!K53,'漁業生產量值-漁業種類別魚類別生產量值5'!M53,'漁業生產量值-漁業種類別魚類別生產量值5'!O53)&#10;+SUM('漁業生產量值-漁業種類別魚類別生產量值6'!C53,'漁業生產量值-漁業種類別魚類別生產量值6'!E53,'漁業生產量值-漁業種類別魚類別生產量值6'!G53,'漁業生產量值-漁業種類別魚類別生產量值6'!I53,'漁業生產量值-漁業種類別魚類別生產量值6'!K53,'漁業生產量值-漁業種類別魚類別生產量值6'!M53,'漁業生產量值-漁業種類別魚類別生產量值6'!O53)&#10;+SUM('漁業生產量值-漁業種類別魚類別生產量值9'!C53,'漁業生產量值-漁業種類別魚類別生產量值9'!O53)&#10;+SUM('漁業生產量值-漁業種類別魚類別生產量值10'!M53,'漁業生產量值-漁業種類別魚類別生產量值10'!O53)&#10;+SUM('漁業生產量值-漁業種類別魚類別生產量值11'!C53,'漁業生產量值-漁業種類別魚類別生產量值11'!E53,'漁業生產量值-漁業種類別魚類別生產量值11'!G53,'漁業生產量值-漁業種類別魚類別生產量值11'!O53)&#10;+SUM('漁業生產量值-漁業種類別魚類別生產量值13'!K53)&#10;+SUM('漁業生產量值-漁業種類別魚類別生產量值14'!I53,'漁業生產量值-漁業種類別魚類別生產量值14'!K53,'漁業生產量值-漁業種類別魚類別生產量值14'!M53,'漁業生產量值-漁業種類別魚類別生產量值14'!O53)&#10;+SUM('漁業生產量值-漁業種類別魚類別生產量值15'!C53)=0,&quot;-&quot;,&#10;SUM(G53,I53)&#10;+SUM('漁業生產量值-漁業種類別魚類別生產量值1'!E53,'漁業生產量值-漁業種類別魚類別生產量值1'!G53,'漁業生產量值-漁業種類別魚類別生產量值1'!I53)&#10;+SUM('漁業生產量值-漁業種類別魚類別生產量值2'!C53,'漁業生產量值-漁業種類別魚類別生產量值2'!E53,'漁業生產量值-漁業種類別魚類別生產量值2'!G53,'漁業生產量值-漁業種類別魚類別生產量值2'!I53)&#10;+SUM('漁業生產量值-漁業種類別魚類別生產量值3'!E53,'漁業生產量值-漁業種類別魚類別生產量值3'!I53,'漁業生產量值-漁業種類別魚類別生產量值3'!K53,'漁業生產量值-漁業種類別魚類別生產量值3'!M53,'漁業生產量值-漁業種類別魚類別生產量值3'!O53)&#10;+SUM('漁業生產量值-漁業種類別魚類別生產量值4'!C53,'漁業生產量值-漁業種類別魚類別生產量值4'!E53,'漁業生產量值-漁業種類別魚類別生產量值4'!G53,'漁業生產量值-漁業種類別魚類別生產量值4'!I53)&#10;+SUM('漁業生產量值-漁業種類別魚類別生產量值5'!E53,'漁業生產量值-漁業種類別魚類別生產量值5'!G53,'漁業生產量值-漁業種類別魚類別生產量值5'!I53,'漁業生產量值-漁業種類別魚類別生產量值5'!K53,'漁業生產量值-漁業種類別魚類別生產量值5'!M53,'漁業生產量值-漁業種類別魚類別生產量值5'!O53)&#10;+SUM('漁業生產量值-漁業種類別魚類別生產量值6'!C53,'漁業生產量值-漁業種類別魚類別生產量值6'!E53,'漁業生產量值-漁業種類別魚類別生產量值6'!G53,'漁業生產量值-漁業種類別魚類別生產量值6'!I53,'漁業生產量值-漁業種類別魚類別生產量值6'!K53,'漁業生產量值-漁業種類別魚類別生產量值6'!M53,'漁業生產量值-漁業種類別魚類別生產量值6'!O53)&#10;+SUM('漁業生產量值-漁業種類別魚類別生產量值9'!C53,'漁業生產量值-漁業種類別魚類別生產量值9'!O53)&#10;+SUM('漁業生產量值-漁業種類別魚類別生產量值10'!M53,'漁業生產量值-漁業種類別魚類別生產量值10'!O53)&#10;+SUM('漁業生產量值-漁業種類別魚類別生產量值11'!C53,'漁業生產量值-漁業種類別魚類別生產量值11'!E53,'漁業生產量值-漁業種類別魚類別生產量值11'!G53,'漁業生產量值-漁業種類別魚類別生產量值11'!O53)&#10;+SUM('漁業生產量值-漁業種類別魚類別生產量值13'!K53)&#10;+SUM('漁業生產量值-漁業種類別魚類別生產量值14'!I53,'漁業生產量值-漁業種類別魚類別生產量值14'!K53,'漁業生產量值-漁業種類別魚類別生產量值14'!M53,'漁業生產量值-漁業種類別魚類別生產量值14'!O53)&#10;+SUM('漁業生產量值-漁業種類別魚類別生產量值15'!C53))" table:style-name="ce49">
            <text:p>-</text:p>
          </table:table-cell>
          <table:table-cell office:value-type="string" office:string-value="-" table:formula="msoxl:=  IF(SUM(H53,J53)&#10;+SUM('漁業生產量值-漁業種類別魚類別生產量值1'!F53,'漁業生產量值-漁業種類別魚類別生產量值1'!H53,'漁業生產量值-漁業種類別魚類別生產量值1'!J53,'漁業生產量值-漁業種類別魚類別生產量值1'!P53)&#10;+SUM('漁業生產量值-漁業種類別魚類別生產量值2'!D53,'漁業生產量值-漁業種類別魚類別生產量值2'!F53,'漁業生產量值-漁業種類別魚類別生產量值2'!H53,'漁業生產量值-漁業種類別魚類別生產量值2'!J53)&#10;+SUM('漁業生產量值-漁業種類別魚類別生產量值3'!F53,'漁業生產量值-漁業種類別魚類別生產量值3'!J53,'漁業生產量值-漁業種類別魚類別生產量值3'!L53,'漁業生產量值-漁業種類別魚類別生產量值3'!N53,'漁業生產量值-漁業種類別魚類別生產量值3'!P53)&#10;+SUM('漁業生產量值-漁業種類別魚類別生產量值4'!D53,'漁業生產量值-漁業種類別魚類別生產量值4'!F53,'漁業生產量值-漁業種類別魚類別生產量值4'!H53,'漁業生產量值-漁業種類別魚類別生產量值4'!J53)&#10;+SUM('漁業生產量值-漁業種類別魚類別生產量值5'!F53,'漁業生產量值-漁業種類別魚類別生產量值5'!H53,'漁業生產量值-漁業種類別魚類別生產量值5'!J53,'漁業生產量值-漁業種類別魚類別生產量值5'!L53,'漁業生產量值-漁業種類別魚類別生產量值5'!N53,'漁業生產量值-漁業種類別魚類別生產量值5'!P53)&#10;+SUM('漁業生產量值-漁業種類別魚類別生產量值6'!D53,'漁業生產量值-漁業種類別魚類別生產量值6'!F53,'漁業生產量值-漁業種類別魚類別生產量值6'!H53,'漁業生產量值-漁業種類別魚類別生產量值6'!J53,'漁業生產量值-漁業種類別魚類別生產量值6'!L53,'漁業生產量值-漁業種類別魚類別生產量值6'!N53,'漁業生產量值-漁業種類別魚類別生產量值6'!P53)&#10;+SUM('漁業生產量值-漁業種類別魚類別生產量值9'!D53,'漁業生產量值-漁業種類別魚類別生產量值9'!P53)&#10;+SUM('漁業生產量值-漁業種類別魚類別生產量值10'!N53,'漁業生產量值-漁業種類別魚類別生產量值10'!P53)&#10;+SUM('漁業生產量值-漁業種類別魚類別生產量值11'!D53,'漁業生產量值-漁業種類別魚類別生產量值11'!F53,'漁業生產量值-漁業種類別魚類別生產量值11'!H53,'漁業生產量值-漁業種類別魚類別生產量值11'!P53)&#10;+SUM('漁業生產量值-漁業種類別魚類別生產量值13'!L53)&#10;+SUM('漁業生產量值-漁業種類別魚類別生產量值14'!J53,'漁業生產量值-漁業種類別魚類別生產量值14'!L53,'漁業生產量值-漁業種類別魚類別生產量值14'!N53,'漁業生產量值-漁業種類別魚類別生產量值14'!P53)&#10;+SUM('漁業生產量值-漁業種類別魚類別生產量值15'!D53)=0,&quot;-&quot;,&#10;SUM(H53,J53)&#10;+SUM('漁業生產量值-漁業種類別魚類別生產量值1'!F53,'漁業生產量值-漁業種類別魚類別生產量值1'!H53,'漁業生產量值-漁業種類別魚類別生產量值1'!J53,'漁業生產量值-漁業種類別魚類別生產量值1'!P53)&#10;+SUM('漁業生產量值-漁業種類別魚類別生產量值2'!D53,'漁業生產量值-漁業種類別魚類別生產量值2'!F53,'漁業生產量值-漁業種類別魚類別生產量值2'!H53,'漁業生產量值-漁業種類別魚類別生產量值2'!J53)&#10;+SUM('漁業生產量值-漁業種類別魚類別生產量值3'!F53,'漁業生產量值-漁業種類別魚類別生產量值3'!J53,'漁業生產量值-漁業種類別魚類別生產量值3'!L53,'漁業生產量值-漁業種類別魚類別生產量值3'!N53,'漁業生產量值-漁業種類別魚類別生產量值3'!P53)&#10;+SUM('漁業生產量值-漁業種類別魚類別生產量值4'!D53,'漁業生產量值-漁業種類別魚類別生產量值4'!F53,'漁業生產量值-漁業種類別魚類別生產量值4'!H53,'漁業生產量值-漁業種類別魚類別生產量值4'!J53)&#10;+SUM('漁業生產量值-漁業種類別魚類別生產量值5'!F53,'漁業生產量值-漁業種類別魚類別生產量值5'!H53,'漁業生產量值-漁業種類別魚類別生產量值5'!J53,'漁業生產量值-漁業種類別魚類別生產量值5'!L53,'漁業生產量值-漁業種類別魚類別生產量值5'!N53,'漁業生產量值-漁業種類別魚類別生產量值5'!P53)&#10;+SUM('漁業生產量值-漁業種類別魚類別生產量值6'!D53,'漁業生產量值-漁業種類別魚類別生產量值6'!F53,'漁業生產量值-漁業種類別魚類別生產量值6'!H53,'漁業生產量值-漁業種類別魚類別生產量值6'!J53,'漁業生產量值-漁業種類別魚類別生產量值6'!L53,'漁業生產量值-漁業種類別魚類別生產量值6'!N53,'漁業生產量值-漁業種類別魚類別生產量值6'!P53)&#10;+SUM('漁業生產量值-漁業種類別魚類別生產量值9'!D53,'漁業生產量值-漁業種類別魚類別生產量值9'!P53)&#10;+SUM('漁業生產量值-漁業種類別魚類別生產量值10'!N53,'漁業生產量值-漁業種類別魚類別生產量值10'!P53)&#10;+SUM('漁業生產量值-漁業種類別魚類別生產量值11'!D53,'漁業生產量值-漁業種類別魚類別生產量值11'!F53,'漁業生產量值-漁業種類別魚類別生產量值11'!H53,'漁業生產量值-漁業種類別魚類別生產量值11'!P53)&#10;+SUM('漁業生產量值-漁業種類別魚類別生產量值13'!L53)&#10;+SUM('漁業生產量值-漁業種類別魚類別生產量值14'!J53,'漁業生產量值-漁業種類別魚類別生產量值14'!L53,'漁業生產量值-漁業種類別魚類別生產量值14'!N53,'漁業生產量值-漁業種類別魚類別生產量值14'!P53)&#10;+SUM('漁業生產量值-漁業種類別魚類別生產量值15'!D53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53,M53,O53,'漁業生產量值-漁業種類別魚類別生產量值1'!C53)=0,&quot;-&quot;,SUM(K53,M53,O53,'漁業生產量值-漁業種類別魚類別生產量值1'!C53))" table:style-name="ce19">
            <text:p>-</text:p>
          </table:table-cell>
          <table:table-cell office:value-type="string" office:string-value="-" table:formula="msoxl:=IF(SUM(L53,N53,P53,'漁業生產量值-漁業種類別魚類別生產量值1'!D53)=0,&quot;-&quot;,SUM(L53,N53,P53,'漁業生產量值-漁業種類別魚類別生產量值1'!D5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500</text:p>
          </table:table-cell>
          <table:table-cell office:value-type="string" table:style-name="ce18">
            <text:p>內陸漁撈合計</text:p>
          </table:table-cell>
          <table:table-cell office:value-type="float" office:value="29.001999999999999" table:formula="msoxl:=  IF(SUM(C55:C57)=0,&quot;-&quot;,SUM(C55:C57))" table:style-name="ce49">
            <text:p>29<text:s/></text:p>
          </table:table-cell>
          <table:table-cell office:value-type="float" office:value="2014.2150000000001" table:formula="msoxl:=  IF(SUM(D55:D57)=0,&quot;-&quot;,SUM(D55:D57))" table:style-name="ce49">
            <text:p>2,014<text:s/></text:p>
          </table:table-cell>
          <table:table-cell office:value-type="float" office:value="26.270999999999997" table:formula="msoxl:=  IF(SUM(E55:E57)=0,&quot;-&quot;,SUM(E55:E57))" table:style-name="ce49">
            <text:p>26<text:s/></text:p>
          </table:table-cell>
          <table:table-cell office:value-type="float" office:value="1683.7350000000001" table:formula="msoxl:=  IF(SUM(F55:F57)=0,&quot;-&quot;,SUM(F55:F57))" table:style-name="ce49">
            <text:p>1,684<text:s/></text:p>
          </table:table-cell>
          <table:table-cell office:value-type="float" office:value="2.1419999999999999" table:formula="msoxl:=  IF(SUM(G55:G57)=0,&quot;-&quot;,SUM(G55:G57))" table:style-name="ce49">
            <text:p>2<text:s/></text:p>
          </table:table-cell>
          <table:table-cell office:value-type="float" office:value="115.465" table:formula="msoxl:=  IF(SUM(H55:H57)=0,&quot;-&quot;,SUM(H55:H57))" table:style-name="ce49">
            <text:p>115<text:s/></text:p>
          </table:table-cell>
          <table:table-cell office:value-type="float" office:value="20.7" table:formula="msoxl:=IF(SUM(K54,M54,O54,'漁業生產量值-漁業種類別魚類別生產量值1'!C54)=0,&quot;-&quot;,SUM(K54,M54,O54,'漁業生產量值-漁業種類別魚類別生產量值1'!C54))" table:style-name="ce19">
            <text:p>21<text:s/></text:p>
          </table:table-cell>
          <table:table-cell office:value-type="float" office:value="1307.6450000000002" table:formula="msoxl:=IF(SUM(L54,N54,P54,'漁業生產量值-漁業種類別魚類別生產量值1'!D54)=0,&quot;-&quot;,SUM(L54,N54,P54,'漁業生產量值-漁業種類別魚類別生產量值1'!D54))" table:style-name="ce19">
            <text:p>1,308<text:s/></text:p>
          </table:table-cell>
          <table:table-cell office:value-type="float" office:value="1.375" table:formula="msoxl:=  IF(SUM(K55:K57)=0,&quot;-&quot;,SUM(K55:K57))" table:style-name="ce49">
            <text:p>1<text:s/></text:p>
          </table:table-cell>
          <table:table-cell office:value-type="float" office:value="67.275000000000006" table:formula="msoxl:=  IF(SUM(L55:L57)=0,&quot;-&quot;,SUM(L55:L57))" table:style-name="ce49">
            <text:p>67<text:s/></text:p>
          </table:table-cell>
          <table:table-cell office:value-type="float" office:value="0.23" table:formula="msoxl:=  IF(SUM(M55:M57)=0,&quot;-&quot;,SUM(M55:M57))" table:style-name="ce49">
            <text:p>0<text:s/></text:p>
          </table:table-cell>
          <table:table-cell office:value-type="float" office:value="12.65" table:formula="msoxl:=  IF(SUM(N55:N57)=0,&quot;-&quot;,SUM(N55:N57))" table:style-name="ce49">
            <text:p>13<text:s/></text:p>
          </table:table-cell>
          <table:table-cell office:value-type="float" office:value="0.47599999999999998" table:formula="msoxl:=  IF(SUM(O55:O57)=0,&quot;-&quot;,SUM(O55:O57))" table:style-name="ce49">
            <text:p>0<text:s/></text:p>
          </table:table-cell>
          <table:table-cell office:value-type="float" office:value="44.09" table:formula="msoxl:=  IF(SUM(P55:P57)=0,&quot;-&quot;,SUM(P55:P57))" table:style-name="ce49">
            <text:p>44<text:s/>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501</text:p>
          </table:table-cell>
          <table:table-cell office:value-type="string" table:style-name="ce18">
            <text:p>　河川漁撈　</text:p>
          </table:table-cell>
          <table:table-cell office:value-type="float" office:value="1.45" table:style-name="ce49">
            <text:p>1<text:s/></text:p>
          </table:table-cell>
          <table:table-cell office:value-type="float" office:value="72.95" table:style-name="ce49">
            <text:p>73<text:s/></text:p>
          </table:table-cell>
          <table:table-cell office:value-type="float" office:value="1.45" table:formula="msoxl:=  IF(SUM(G55,I55)&#10;+SUM('漁業生產量值-漁業種類別魚類別生產量值1'!E55,'漁業生產量值-漁業種類別魚類別生產量值1'!G55,'漁業生產量值-漁業種類別魚類別生產量值1'!I55)&#10;+SUM('漁業生產量值-漁業種類別魚類別生產量值2'!C55,'漁業生產量值-漁業種類別魚類別生產量值2'!E55,'漁業生產量值-漁業種類別魚類別生產量值2'!G55,'漁業生產量值-漁業種類別魚類別生產量值2'!I55)&#10;+SUM('漁業生產量值-漁業種類別魚類別生產量值3'!E55,'漁業生產量值-漁業種類別魚類別生產量值3'!I55,'漁業生產量值-漁業種類別魚類別生產量值3'!K55,'漁業生產量值-漁業種類別魚類別生產量值3'!M55,'漁業生產量值-漁業種類別魚類別生產量值3'!O55)&#10;+SUM('漁業生產量值-漁業種類別魚類別生產量值4'!C55,'漁業生產量值-漁業種類別魚類別生產量值4'!E55,'漁業生產量值-漁業種類別魚類別生產量值4'!G55,'漁業生產量值-漁業種類別魚類別生產量值4'!I55)&#10;+SUM('漁業生產量值-漁業種類別魚類別生產量值5'!E55,'漁業生產量值-漁業種類別魚類別生產量值5'!G55,'漁業生產量值-漁業種類別魚類別生產量值5'!I55,'漁業生產量值-漁業種類別魚類別生產量值5'!K55,'漁業生產量值-漁業種類別魚類別生產量值5'!M55,'漁業生產量值-漁業種類別魚類別生產量值5'!O55)&#10;+SUM('漁業生產量值-漁業種類別魚類別生產量值6'!C55,'漁業生產量值-漁業種類別魚類別生產量值6'!E55,'漁業生產量值-漁業種類別魚類別生產量值6'!G55,'漁業生產量值-漁業種類別魚類別生產量值6'!I55,'漁業生產量值-漁業種類別魚類別生產量值6'!K55,'漁業生產量值-漁業種類別魚類別生產量值6'!M55,'漁業生產量值-漁業種類別魚類別生產量值6'!O55)&#10;+SUM('漁業生產量值-漁業種類別魚類別生產量值9'!C55,'漁業生產量值-漁業種類別魚類別生產量值9'!O55)&#10;+SUM('漁業生產量值-漁業種類別魚類別生產量值10'!M55,'漁業生產量值-漁業種類別魚類別生產量值10'!O55)&#10;+SUM('漁業生產量值-漁業種類別魚類別生產量值11'!C55,'漁業生產量值-漁業種類別魚類別生產量值11'!E55,'漁業生產量值-漁業種類別魚類別生產量值11'!G55,'漁業生產量值-漁業種類別魚類別生產量值11'!O55)&#10;+SUM('漁業生產量值-漁業種類別魚類別生產量值13'!K55)&#10;+SUM('漁業生產量值-漁業種類別魚類別生產量值14'!I55,'漁業生產量值-漁業種類別魚類別生產量值14'!K55,'漁業生產量值-漁業種類別魚類別生產量值14'!M55,'漁業生產量值-漁業種類別魚類別生產量值14'!O55)&#10;+SUM('漁業生產量值-漁業種類別魚類別生產量值15'!C55)=0,&quot;-&quot;,&#10;SUM(G55,I55)&#10;+SUM('漁業生產量值-漁業種類別魚類別生產量值1'!E55,'漁業生產量值-漁業種類別魚類別生產量值1'!G55,'漁業生產量值-漁業種類別魚類別生產量值1'!I55)&#10;+SUM('漁業生產量值-漁業種類別魚類別生產量值2'!C55,'漁業生產量值-漁業種類別魚類別生產量值2'!E55,'漁業生產量值-漁業種類別魚類別生產量值2'!G55,'漁業生產量值-漁業種類別魚類別生產量值2'!I55)&#10;+SUM('漁業生產量值-漁業種類別魚類別生產量值3'!E55,'漁業生產量值-漁業種類別魚類別生產量值3'!I55,'漁業生產量值-漁業種類別魚類別生產量值3'!K55,'漁業生產量值-漁業種類別魚類別生產量值3'!M55,'漁業生產量值-漁業種類別魚類別生產量值3'!O55)&#10;+SUM('漁業生產量值-漁業種類別魚類別生產量值4'!C55,'漁業生產量值-漁業種類別魚類別生產量值4'!E55,'漁業生產量值-漁業種類別魚類別生產量值4'!G55,'漁業生產量值-漁業種類別魚類別生產量值4'!I55)&#10;+SUM('漁業生產量值-漁業種類別魚類別生產量值5'!E55,'漁業生產量值-漁業種類別魚類別生產量值5'!G55,'漁業生產量值-漁業種類別魚類別生產量值5'!I55,'漁業生產量值-漁業種類別魚類別生產量值5'!K55,'漁業生產量值-漁業種類別魚類別生產量值5'!M55,'漁業生產量值-漁業種類別魚類別生產量值5'!O55)&#10;+SUM('漁業生產量值-漁業種類別魚類別生產量值6'!C55,'漁業生產量值-漁業種類別魚類別生產量值6'!E55,'漁業生產量值-漁業種類別魚類別生產量值6'!G55,'漁業生產量值-漁業種類別魚類別生產量值6'!I55,'漁業生產量值-漁業種類別魚類別生產量值6'!K55,'漁業生產量值-漁業種類別魚類別生產量值6'!M55,'漁業生產量值-漁業種類別魚類別生產量值6'!O55)&#10;+SUM('漁業生產量值-漁業種類別魚類別生產量值9'!C55,'漁業生產量值-漁業種類別魚類別生產量值9'!O55)&#10;+SUM('漁業生產量值-漁業種類別魚類別生產量值10'!M55,'漁業生產量值-漁業種類別魚類別生產量值10'!O55)&#10;+SUM('漁業生產量值-漁業種類別魚類別生產量值11'!C55,'漁業生產量值-漁業種類別魚類別生產量值11'!E55,'漁業生產量值-漁業種類別魚類別生產量值11'!G55,'漁業生產量值-漁業種類別魚類別生產量值11'!O55)&#10;+SUM('漁業生產量值-漁業種類別魚類別生產量值13'!K55)&#10;+SUM('漁業生產量值-漁業種類別魚類別生產量值14'!I55,'漁業生產量值-漁業種類別魚類別生產量值14'!K55,'漁業生產量值-漁業種類別魚類別生產量值14'!M55,'漁業生產量值-漁業種類別魚類別生產量值14'!O55)&#10;+SUM('漁業生產量值-漁業種類別魚類別生產量值15'!C55))" table:style-name="ce49">
            <text:p>1<text:s/></text:p>
          </table:table-cell>
          <table:table-cell office:value-type="float" office:value="72.95" table:formula="msoxl:=  IF(SUM(H55,J55)&#10;+SUM('漁業生產量值-漁業種類別魚類別生產量值1'!F55,'漁業生產量值-漁業種類別魚類別生產量值1'!H55,'漁業生產量值-漁業種類別魚類別生產量值1'!J55,'漁業生產量值-漁業種類別魚類別生產量值1'!P55)&#10;+SUM('漁業生產量值-漁業種類別魚類別生產量值2'!D55,'漁業生產量值-漁業種類別魚類別生產量值2'!F55,'漁業生產量值-漁業種類別魚類別生產量值2'!H55,'漁業生產量值-漁業種類別魚類別生產量值2'!J55)&#10;+SUM('漁業生產量值-漁業種類別魚類別生產量值3'!F55,'漁業生產量值-漁業種類別魚類別生產量值3'!J55,'漁業生產量值-漁業種類別魚類別生產量值3'!L55,'漁業生產量值-漁業種類別魚類別生產量值3'!N55,'漁業生產量值-漁業種類別魚類別生產量值3'!P55)&#10;+SUM('漁業生產量值-漁業種類別魚類別生產量值4'!D55,'漁業生產量值-漁業種類別魚類別生產量值4'!F55,'漁業生產量值-漁業種類別魚類別生產量值4'!H55,'漁業生產量值-漁業種類別魚類別生產量值4'!J55)&#10;+SUM('漁業生產量值-漁業種類別魚類別生產量值5'!F55,'漁業生產量值-漁業種類別魚類別生產量值5'!H55,'漁業生產量值-漁業種類別魚類別生產量值5'!J55,'漁業生產量值-漁業種類別魚類別生產量值5'!L55,'漁業生產量值-漁業種類別魚類別生產量值5'!N55,'漁業生產量值-漁業種類別魚類別生產量值5'!P55)&#10;+SUM('漁業生產量值-漁業種類別魚類別生產量值6'!D55,'漁業生產量值-漁業種類別魚類別生產量值6'!F55,'漁業生產量值-漁業種類別魚類別生產量值6'!H55,'漁業生產量值-漁業種類別魚類別生產量值6'!J55,'漁業生產量值-漁業種類別魚類別生產量值6'!L55,'漁業生產量值-漁業種類別魚類別生產量值6'!N55,'漁業生產量值-漁業種類別魚類別生產量值6'!P55)&#10;+SUM('漁業生產量值-漁業種類別魚類別生產量值9'!D55,'漁業生產量值-漁業種類別魚類別生產量值9'!P55)&#10;+SUM('漁業生產量值-漁業種類別魚類別生產量值10'!N55,'漁業生產量值-漁業種類別魚類別生產量值10'!P55)&#10;+SUM('漁業生產量值-漁業種類別魚類別生產量值11'!D55,'漁業生產量值-漁業種類別魚類別生產量值11'!F55,'漁業生產量值-漁業種類別魚類別生產量值11'!H55,'漁業生產量值-漁業種類別魚類別生產量值11'!P55)&#10;+SUM('漁業生產量值-漁業種類別魚類別生產量值13'!L55)&#10;+SUM('漁業生產量值-漁業種類別魚類別生產量值14'!J55,'漁業生產量值-漁業種類別魚類別生產量值14'!L55,'漁業生產量值-漁業種類別魚類別生產量值14'!N55,'漁業生產量值-漁業種類別魚類別生產量值14'!P55)&#10;+SUM('漁業生產量值-漁業種類別魚類別生產量值15'!D55)=0,&quot;-&quot;,&#10;SUM(H55,J55)&#10;+SUM('漁業生產量值-漁業種類別魚類別生產量值1'!F55,'漁業生產量值-漁業種類別魚類別生產量值1'!H55,'漁業生產量值-漁業種類別魚類別生產量值1'!J55,'漁業生產量值-漁業種類別魚類別生產量值1'!P55)&#10;+SUM('漁業生產量值-漁業種類別魚類別生產量值2'!D55,'漁業生產量值-漁業種類別魚類別生產量值2'!F55,'漁業生產量值-漁業種類別魚類別生產量值2'!H55,'漁業生產量值-漁業種類別魚類別生產量值2'!J55)&#10;+SUM('漁業生產量值-漁業種類別魚類別生產量值3'!F55,'漁業生產量值-漁業種類別魚類別生產量值3'!J55,'漁業生產量值-漁業種類別魚類別生產量值3'!L55,'漁業生產量值-漁業種類別魚類別生產量值3'!N55,'漁業生產量值-漁業種類別魚類別生產量值3'!P55)&#10;+SUM('漁業生產量值-漁業種類別魚類別生產量值4'!D55,'漁業生產量值-漁業種類別魚類別生產量值4'!F55,'漁業生產量值-漁業種類別魚類別生產量值4'!H55,'漁業生產量值-漁業種類別魚類別生產量值4'!J55)&#10;+SUM('漁業生產量值-漁業種類別魚類別生產量值5'!F55,'漁業生產量值-漁業種類別魚類別生產量值5'!H55,'漁業生產量值-漁業種類別魚類別生產量值5'!J55,'漁業生產量值-漁業種類別魚類別生產量值5'!L55,'漁業生產量值-漁業種類別魚類別生產量值5'!N55,'漁業生產量值-漁業種類別魚類別生產量值5'!P55)&#10;+SUM('漁業生產量值-漁業種類別魚類別生產量值6'!D55,'漁業生產量值-漁業種類別魚類別生產量值6'!F55,'漁業生產量值-漁業種類別魚類別生產量值6'!H55,'漁業生產量值-漁業種類別魚類別生產量值6'!J55,'漁業生產量值-漁業種類別魚類別生產量值6'!L55,'漁業生產量值-漁業種類別魚類別生產量值6'!N55,'漁業生產量值-漁業種類別魚類別生產量值6'!P55)&#10;+SUM('漁業生產量值-漁業種類別魚類別生產量值9'!D55,'漁業生產量值-漁業種類別魚類別生產量值9'!P55)&#10;+SUM('漁業生產量值-漁業種類別魚類別生產量值10'!N55,'漁業生產量值-漁業種類別魚類別生產量值10'!P55)&#10;+SUM('漁業生產量值-漁業種類別魚類別生產量值11'!D55,'漁業生產量值-漁業種類別魚類別生產量值11'!F55,'漁業生產量值-漁業種類別魚類別生產量值11'!H55,'漁業生產量值-漁業種類別魚類別生產量值11'!P55)&#10;+SUM('漁業生產量值-漁業種類別魚類別生產量值13'!L55)&#10;+SUM('漁業生產量值-漁業種類別魚類別生產量值14'!J55,'漁業生產量值-漁業種類別魚類別生產量值14'!L55,'漁業生產量值-漁業種類別魚類別生產量值14'!N55,'漁業生產量值-漁業種類別魚類別生產量值14'!P55)&#10;+SUM('漁業生產量值-漁業種類別魚類別生產量值15'!D55))" table:style-name="ce49">
            <text:p>73<text:s/></text:p>
          </table:table-cell>
          <table:table-cell office:value-type="float" office:value="0.95" table:style-name="ce49">
            <text:p>1<text:s/></text:p>
          </table:table-cell>
          <table:table-cell office:value-type="float" office:value="42.75" table:style-name="ce49">
            <text:p>43<text:s/></text:p>
          </table:table-cell>
          <table:table-cell office:value-type="float" office:value="0.5" table:formula="msoxl:=IF(SUM(K55,M55,O55,'漁業生產量值-漁業種類別魚類別生產量值1'!C55)=0,&quot;-&quot;,SUM(K55,M55,O55,'漁業生產量值-漁業種類別魚類別生產量值1'!C55))" table:style-name="ce19">
            <text:p>1<text:s/></text:p>
          </table:table-cell>
          <table:table-cell office:value-type="float" office:value="30.200000000000003" table:formula="msoxl:=IF(SUM(L55,N55,P55,'漁業生產量值-漁業種類別魚類別生產量值1'!D55)=0,&quot;-&quot;,SUM(L55,N55,P55,'漁業生產量值-漁業種類別魚類別生產量值1'!D55))" table:style-name="ce19">
            <text:p>30<text:s/></text:p>
          </table:table-cell>
          <table:table-cell office:value-type="float" office:value="0.27" table:style-name="ce49">
            <text:p>0<text:s/></text:p>
          </table:table-cell>
          <table:table-cell office:value-type="float" office:value="17.55" table:style-name="ce49">
            <text:p>18<text:s/></text:p>
          </table:table-cell>
          <table:table-cell office:value-type="float" office:value="0.23" table:style-name="ce49">
            <text:p>0<text:s/></text:p>
          </table:table-cell>
          <table:table-cell office:value-type="float" office:value="12.65" table:style-name="ce49">
            <text:p>1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502</text:p>
          </table:table-cell>
          <table:table-cell office:value-type="string" table:style-name="ce18">
            <text:p>　水庫漁撈　</text:p>
          </table:table-cell>
          <table:table-cell office:value-type="float" office:value="27.552" table:style-name="ce49">
            <text:p>28<text:s/></text:p>
          </table:table-cell>
          <table:table-cell office:value-type="float" office:value="1941.2650000000001" table:style-name="ce49">
            <text:p>1,941<text:s/></text:p>
          </table:table-cell>
          <table:table-cell office:value-type="float" office:value="24.820999999999998" table:formula="msoxl:=  IF(SUM(G56,I56)&#10;+SUM('漁業生產量值-漁業種類別魚類別生產量值1'!E56,'漁業生產量值-漁業種類別魚類別生產量值1'!G56,'漁業生產量值-漁業種類別魚類別生產量值1'!I56)&#10;+SUM('漁業生產量值-漁業種類別魚類別生產量值2'!C56,'漁業生產量值-漁業種類別魚類別生產量值2'!E56,'漁業生產量值-漁業種類別魚類別生產量值2'!G56,'漁業生產量值-漁業種類別魚類別生產量值2'!I56)&#10;+SUM('漁業生產量值-漁業種類別魚類別生產量值3'!E56,'漁業生產量值-漁業種類別魚類別生產量值3'!I56,'漁業生產量值-漁業種類別魚類別生產量值3'!K56,'漁業生產量值-漁業種類別魚類別生產量值3'!M56,'漁業生產量值-漁業種類別魚類別生產量值3'!O56)&#10;+SUM('漁業生產量值-漁業種類別魚類別生產量值4'!C56,'漁業生產量值-漁業種類別魚類別生產量值4'!E56,'漁業生產量值-漁業種類別魚類別生產量值4'!G56,'漁業生產量值-漁業種類別魚類別生產量值4'!I56)&#10;+SUM('漁業生產量值-漁業種類別魚類別生產量值5'!E56,'漁業生產量值-漁業種類別魚類別生產量值5'!G56,'漁業生產量值-漁業種類別魚類別生產量值5'!I56,'漁業生產量值-漁業種類別魚類別生產量值5'!K56,'漁業生產量值-漁業種類別魚類別生產量值5'!M56,'漁業生產量值-漁業種類別魚類別生產量值5'!O56)&#10;+SUM('漁業生產量值-漁業種類別魚類別生產量值6'!C56,'漁業生產量值-漁業種類別魚類別生產量值6'!E56,'漁業生產量值-漁業種類別魚類別生產量值6'!G56,'漁業生產量值-漁業種類別魚類別生產量值6'!I56,'漁業生產量值-漁業種類別魚類別生產量值6'!K56,'漁業生產量值-漁業種類別魚類別生產量值6'!M56,'漁業生產量值-漁業種類別魚類別生產量值6'!O56)&#10;+SUM('漁業生產量值-漁業種類別魚類別生產量值9'!C56,'漁業生產量值-漁業種類別魚類別生產量值9'!O56)&#10;+SUM('漁業生產量值-漁業種類別魚類別生產量值10'!M56,'漁業生產量值-漁業種類別魚類別生產量值10'!O56)&#10;+SUM('漁業生產量值-漁業種類別魚類別生產量值11'!C56,'漁業生產量值-漁業種類別魚類別生產量值11'!E56,'漁業生產量值-漁業種類別魚類別生產量值11'!G56,'漁業生產量值-漁業種類別魚類別生產量值11'!O56)&#10;+SUM('漁業生產量值-漁業種類別魚類別生產量值13'!K56)&#10;+SUM('漁業生產量值-漁業種類別魚類別生產量值14'!I56,'漁業生產量值-漁業種類別魚類別生產量值14'!K56,'漁業生產量值-漁業種類別魚類別生產量值14'!M56,'漁業生產量值-漁業種類別魚類別生產量值14'!O56)&#10;+SUM('漁業生產量值-漁業種類別魚類別生產量值15'!C56)=0,&quot;-&quot;,&#10;SUM(G56,I56)&#10;+SUM('漁業生產量值-漁業種類別魚類別生產量值1'!E56,'漁業生產量值-漁業種類別魚類別生產量值1'!G56,'漁業生產量值-漁業種類別魚類別生產量值1'!I56)&#10;+SUM('漁業生產量值-漁業種類別魚類別生產量值2'!C56,'漁業生產量值-漁業種類別魚類別生產量值2'!E56,'漁業生產量值-漁業種類別魚類別生產量值2'!G56,'漁業生產量值-漁業種類別魚類別生產量值2'!I56)&#10;+SUM('漁業生產量值-漁業種類別魚類別生產量值3'!E56,'漁業生產量值-漁業種類別魚類別生產量值3'!I56,'漁業生產量值-漁業種類別魚類別生產量值3'!K56,'漁業生產量值-漁業種類別魚類別生產量值3'!M56,'漁業生產量值-漁業種類別魚類別生產量值3'!O56)&#10;+SUM('漁業生產量值-漁業種類別魚類別生產量值4'!C56,'漁業生產量值-漁業種類別魚類別生產量值4'!E56,'漁業生產量值-漁業種類別魚類別生產量值4'!G56,'漁業生產量值-漁業種類別魚類別生產量值4'!I56)&#10;+SUM('漁業生產量值-漁業種類別魚類別生產量值5'!E56,'漁業生產量值-漁業種類別魚類別生產量值5'!G56,'漁業生產量值-漁業種類別魚類別生產量值5'!I56,'漁業生產量值-漁業種類別魚類別生產量值5'!K56,'漁業生產量值-漁業種類別魚類別生產量值5'!M56,'漁業生產量值-漁業種類別魚類別生產量值5'!O56)&#10;+SUM('漁業生產量值-漁業種類別魚類別生產量值6'!C56,'漁業生產量值-漁業種類別魚類別生產量值6'!E56,'漁業生產量值-漁業種類別魚類別生產量值6'!G56,'漁業生產量值-漁業種類別魚類別生產量值6'!I56,'漁業生產量值-漁業種類別魚類別生產量值6'!K56,'漁業生產量值-漁業種類別魚類別生產量值6'!M56,'漁業生產量值-漁業種類別魚類別生產量值6'!O56)&#10;+SUM('漁業生產量值-漁業種類別魚類別生產量值9'!C56,'漁業生產量值-漁業種類別魚類別生產量值9'!O56)&#10;+SUM('漁業生產量值-漁業種類別魚類別生產量值10'!M56,'漁業生產量值-漁業種類別魚類別生產量值10'!O56)&#10;+SUM('漁業生產量值-漁業種類別魚類別生產量值11'!C56,'漁業生產量值-漁業種類別魚類別生產量值11'!E56,'漁業生產量值-漁業種類別魚類別生產量值11'!G56,'漁業生產量值-漁業種類別魚類別生產量值11'!O56)&#10;+SUM('漁業生產量值-漁業種類別魚類別生產量值13'!K56)&#10;+SUM('漁業生產量值-漁業種類別魚類別生產量值14'!I56,'漁業生產量值-漁業種類別魚類別生產量值14'!K56,'漁業生產量值-漁業種類別魚類別生產量值14'!M56,'漁業生產量值-漁業種類別魚類別生產量值14'!O56)&#10;+SUM('漁業生產量值-漁業種類別魚類別生產量值15'!C56))" table:style-name="ce49">
            <text:p>25<text:s/></text:p>
          </table:table-cell>
          <table:table-cell office:value-type="float" office:value="1610.7850000000001" table:formula="msoxl:=  IF(SUM(H56,J56)&#10;+SUM('漁業生產量值-漁業種類別魚類別生產量值1'!F56,'漁業生產量值-漁業種類別魚類別生產量值1'!H56,'漁業生產量值-漁業種類別魚類別生產量值1'!J56,'漁業生產量值-漁業種類別魚類別生產量值1'!P56)&#10;+SUM('漁業生產量值-漁業種類別魚類別生產量值2'!D56,'漁業生產量值-漁業種類別魚類別生產量值2'!F56,'漁業生產量值-漁業種類別魚類別生產量值2'!H56,'漁業生產量值-漁業種類別魚類別生產量值2'!J56)&#10;+SUM('漁業生產量值-漁業種類別魚類別生產量值3'!F56,'漁業生產量值-漁業種類別魚類別生產量值3'!J56,'漁業生產量值-漁業種類別魚類別生產量值3'!L56,'漁業生產量值-漁業種類別魚類別生產量值3'!N56,'漁業生產量值-漁業種類別魚類別生產量值3'!P56)&#10;+SUM('漁業生產量值-漁業種類別魚類別生產量值4'!D56,'漁業生產量值-漁業種類別魚類別生產量值4'!F56,'漁業生產量值-漁業種類別魚類別生產量值4'!H56,'漁業生產量值-漁業種類別魚類別生產量值4'!J56)&#10;+SUM('漁業生產量值-漁業種類別魚類別生產量值5'!F56,'漁業生產量值-漁業種類別魚類別生產量值5'!H56,'漁業生產量值-漁業種類別魚類別生產量值5'!J56,'漁業生產量值-漁業種類別魚類別生產量值5'!L56,'漁業生產量值-漁業種類別魚類別生產量值5'!N56,'漁業生產量值-漁業種類別魚類別生產量值5'!P56)&#10;+SUM('漁業生產量值-漁業種類別魚類別生產量值6'!D56,'漁業生產量值-漁業種類別魚類別生產量值6'!F56,'漁業生產量值-漁業種類別魚類別生產量值6'!H56,'漁業生產量值-漁業種類別魚類別生產量值6'!J56,'漁業生產量值-漁業種類別魚類別生產量值6'!L56,'漁業生產量值-漁業種類別魚類別生產量值6'!N56,'漁業生產量值-漁業種類別魚類別生產量值6'!P56)&#10;+SUM('漁業生產量值-漁業種類別魚類別生產量值9'!D56,'漁業生產量值-漁業種類別魚類別生產量值9'!P56)&#10;+SUM('漁業生產量值-漁業種類別魚類別生產量值10'!N56,'漁業生產量值-漁業種類別魚類別生產量值10'!P56)&#10;+SUM('漁業生產量值-漁業種類別魚類別生產量值11'!D56,'漁業生產量值-漁業種類別魚類別生產量值11'!F56,'漁業生產量值-漁業種類別魚類別生產量值11'!H56,'漁業生產量值-漁業種類別魚類別生產量值11'!P56)&#10;+SUM('漁業生產量值-漁業種類別魚類別生產量值13'!L56)&#10;+SUM('漁業生產量值-漁業種類別魚類別生產量值14'!J56,'漁業生產量值-漁業種類別魚類別生產量值14'!L56,'漁業生產量值-漁業種類別魚類別生產量值14'!N56,'漁業生產量值-漁業種類別魚類別生產量值14'!P56)&#10;+SUM('漁業生產量值-漁業種類別魚類別生產量值15'!D56)=0,&quot;-&quot;,&#10;SUM(H56,J56)&#10;+SUM('漁業生產量值-漁業種類別魚類別生產量值1'!F56,'漁業生產量值-漁業種類別魚類別生產量值1'!H56,'漁業生產量值-漁業種類別魚類別生產量值1'!J56,'漁業生產量值-漁業種類別魚類別生產量值1'!P56)&#10;+SUM('漁業生產量值-漁業種類別魚類別生產量值2'!D56,'漁業生產量值-漁業種類別魚類別生產量值2'!F56,'漁業生產量值-漁業種類別魚類別生產量值2'!H56,'漁業生產量值-漁業種類別魚類別生產量值2'!J56)&#10;+SUM('漁業生產量值-漁業種類別魚類別生產量值3'!F56,'漁業生產量值-漁業種類別魚類別生產量值3'!J56,'漁業生產量值-漁業種類別魚類別生產量值3'!L56,'漁業生產量值-漁業種類別魚類別生產量值3'!N56,'漁業生產量值-漁業種類別魚類別生產量值3'!P56)&#10;+SUM('漁業生產量值-漁業種類別魚類別生產量值4'!D56,'漁業生產量值-漁業種類別魚類別生產量值4'!F56,'漁業生產量值-漁業種類別魚類別生產量值4'!H56,'漁業生產量值-漁業種類別魚類別生產量值4'!J56)&#10;+SUM('漁業生產量值-漁業種類別魚類別生產量值5'!F56,'漁業生產量值-漁業種類別魚類別生產量值5'!H56,'漁業生產量值-漁業種類別魚類別生產量值5'!J56,'漁業生產量值-漁業種類別魚類別生產量值5'!L56,'漁業生產量值-漁業種類別魚類別生產量值5'!N56,'漁業生產量值-漁業種類別魚類別生產量值5'!P56)&#10;+SUM('漁業生產量值-漁業種類別魚類別生產量值6'!D56,'漁業生產量值-漁業種類別魚類別生產量值6'!F56,'漁業生產量值-漁業種類別魚類別生產量值6'!H56,'漁業生產量值-漁業種類別魚類別生產量值6'!J56,'漁業生產量值-漁業種類別魚類別生產量值6'!L56,'漁業生產量值-漁業種類別魚類別生產量值6'!N56,'漁業生產量值-漁業種類別魚類別生產量值6'!P56)&#10;+SUM('漁業生產量值-漁業種類別魚類別生產量值9'!D56,'漁業生產量值-漁業種類別魚類別生產量值9'!P56)&#10;+SUM('漁業生產量值-漁業種類別魚類別生產量值10'!N56,'漁業生產量值-漁業種類別魚類別生產量值10'!P56)&#10;+SUM('漁業生產量值-漁業種類別魚類別生產量值11'!D56,'漁業生產量值-漁業種類別魚類別生產量值11'!F56,'漁業生產量值-漁業種類別魚類別生產量值11'!H56,'漁業生產量值-漁業種類別魚類別生產量值11'!P56)&#10;+SUM('漁業生產量值-漁業種類別魚類別生產量值13'!L56)&#10;+SUM('漁業生產量值-漁業種類別魚類別生產量值14'!J56,'漁業生產量值-漁業種類別魚類別生產量值14'!L56,'漁業生產量值-漁業種類別魚類別生產量值14'!N56,'漁業生產量值-漁業種類別魚類別生產量值14'!P56)&#10;+SUM('漁業生產量值-漁業種類別魚類別生產量值15'!D56))" table:style-name="ce49">
            <text:p>1,611<text:s/></text:p>
          </table:table-cell>
          <table:table-cell office:value-type="float" office:value="1.1919999999999999" table:style-name="ce49">
            <text:p>1<text:s/></text:p>
          </table:table-cell>
          <table:table-cell office:value-type="float" office:value="72.715000000000003" table:style-name="ce49">
            <text:p>73<text:s/></text:p>
          </table:table-cell>
          <table:table-cell office:value-type="float" office:value="20.2" table:formula="msoxl:=IF(SUM(K56,M56,O56,'漁業生產量值-漁業種類別魚類別生產量值1'!C56)=0,&quot;-&quot;,SUM(K56,M56,O56,'漁業生產量值-漁業種類別魚類別生產量值1'!C56))" table:style-name="ce19">
            <text:p>20<text:s/></text:p>
          </table:table-cell>
          <table:table-cell office:value-type="float" office:value="1277.4450000000002" table:formula="msoxl:=IF(SUM(L56,N56,P56,'漁業生產量值-漁業種類別魚類別生產量值1'!D56)=0,&quot;-&quot;,SUM(L56,N56,P56,'漁業生產量值-漁業種類別魚類別生產量值1'!D56))" table:style-name="ce19">
            <text:p>1,277<text:s/></text:p>
          </table:table-cell>
          <table:table-cell office:value-type="float" office:value="1.105" table:style-name="ce49">
            <text:p>1<text:s/></text:p>
          </table:table-cell>
          <table:table-cell office:value-type="float" office:value="49.725000000000001" table:style-name="ce49">
            <text:p>5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47599999999999998" table:style-name="ce49">
            <text:p>0<text:s/></text:p>
          </table:table-cell>
          <table:table-cell office:value-type="float" office:value="44.09" table:style-name="ce49">
            <text:p>44<text:s/>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G57,I57)&#10;+SUM('漁業生產量值-漁業種類別魚類別生產量值1'!E57,'漁業生產量值-漁業種類別魚類別生產量值1'!G57,'漁業生產量值-漁業種類別魚類別生產量值1'!I57)&#10;+SUM('漁業生產量值-漁業種類別魚類別生產量值2'!C57,'漁業生產量值-漁業種類別魚類別生產量值2'!E57,'漁業生產量值-漁業種類別魚類別生產量值2'!G57,'漁業生產量值-漁業種類別魚類別生產量值2'!I57)&#10;+SUM('漁業生產量值-漁業種類別魚類別生產量值3'!E57,'漁業生產量值-漁業種類別魚類別生產量值3'!I57,'漁業生產量值-漁業種類別魚類別生產量值3'!K57,'漁業生產量值-漁業種類別魚類別生產量值3'!M57,'漁業生產量值-漁業種類別魚類別生產量值3'!O57)&#10;+SUM('漁業生產量值-漁業種類別魚類別生產量值4'!C57,'漁業生產量值-漁業種類別魚類別生產量值4'!E57,'漁業生產量值-漁業種類別魚類別生產量值4'!G57,'漁業生產量值-漁業種類別魚類別生產量值4'!I57)&#10;+SUM('漁業生產量值-漁業種類別魚類別生產量值5'!E57,'漁業生產量值-漁業種類別魚類別生產量值5'!G57,'漁業生產量值-漁業種類別魚類別生產量值5'!I57,'漁業生產量值-漁業種類別魚類別生產量值5'!K57,'漁業生產量值-漁業種類別魚類別生產量值5'!M57,'漁業生產量值-漁業種類別魚類別生產量值5'!O57)&#10;+SUM('漁業生產量值-漁業種類別魚類別生產量值6'!C57,'漁業生產量值-漁業種類別魚類別生產量值6'!E57,'漁業生產量值-漁業種類別魚類別生產量值6'!G57,'漁業生產量值-漁業種類別魚類別生產量值6'!I57,'漁業生產量值-漁業種類別魚類別生產量值6'!K57,'漁業生產量值-漁業種類別魚類別生產量值6'!M57,'漁業生產量值-漁業種類別魚類別生產量值6'!O57)&#10;+SUM('漁業生產量值-漁業種類別魚類別生產量值9'!C57,'漁業生產量值-漁業種類別魚類別生產量值9'!O57)&#10;+SUM('漁業生產量值-漁業種類別魚類別生產量值10'!M57,'漁業生產量值-漁業種類別魚類別生產量值10'!O57)&#10;+SUM('漁業生產量值-漁業種類別魚類別生產量值11'!C57,'漁業生產量值-漁業種類別魚類別生產量值11'!E57,'漁業生產量值-漁業種類別魚類別生產量值11'!G57,'漁業生產量值-漁業種類別魚類別生產量值11'!O57)&#10;+SUM('漁業生產量值-漁業種類別魚類別生產量值13'!K57)&#10;+SUM('漁業生產量值-漁業種類別魚類別生產量值14'!I57,'漁業生產量值-漁業種類別魚類別生產量值14'!K57,'漁業生產量值-漁業種類別魚類別生產量值14'!M57,'漁業生產量值-漁業種類別魚類別生產量值14'!O57)&#10;+SUM('漁業生產量值-漁業種類別魚類別生產量值15'!C57)=0,&quot;-&quot;,&#10;SUM(G57,I57)&#10;+SUM('漁業生產量值-漁業種類別魚類別生產量值1'!E57,'漁業生產量值-漁業種類別魚類別生產量值1'!G57,'漁業生產量值-漁業種類別魚類別生產量值1'!I57)&#10;+SUM('漁業生產量值-漁業種類別魚類別生產量值2'!C57,'漁業生產量值-漁業種類別魚類別生產量值2'!E57,'漁業生產量值-漁業種類別魚類別生產量值2'!G57,'漁業生產量值-漁業種類別魚類別生產量值2'!I57)&#10;+SUM('漁業生產量值-漁業種類別魚類別生產量值3'!E57,'漁業生產量值-漁業種類別魚類別生產量值3'!I57,'漁業生產量值-漁業種類別魚類別生產量值3'!K57,'漁業生產量值-漁業種類別魚類別生產量值3'!M57,'漁業生產量值-漁業種類別魚類別生產量值3'!O57)&#10;+SUM('漁業生產量值-漁業種類別魚類別生產量值4'!C57,'漁業生產量值-漁業種類別魚類別生產量值4'!E57,'漁業生產量值-漁業種類別魚類別生產量值4'!G57,'漁業生產量值-漁業種類別魚類別生產量值4'!I57)&#10;+SUM('漁業生產量值-漁業種類別魚類別生產量值5'!E57,'漁業生產量值-漁業種類別魚類別生產量值5'!G57,'漁業生產量值-漁業種類別魚類別生產量值5'!I57,'漁業生產量值-漁業種類別魚類別生產量值5'!K57,'漁業生產量值-漁業種類別魚類別生產量值5'!M57,'漁業生產量值-漁業種類別魚類別生產量值5'!O57)&#10;+SUM('漁業生產量值-漁業種類別魚類別生產量值6'!C57,'漁業生產量值-漁業種類別魚類別生產量值6'!E57,'漁業生產量值-漁業種類別魚類別生產量值6'!G57,'漁業生產量值-漁業種類別魚類別生產量值6'!I57,'漁業生產量值-漁業種類別魚類別生產量值6'!K57,'漁業生產量值-漁業種類別魚類別生產量值6'!M57,'漁業生產量值-漁業種類別魚類別生產量值6'!O57)&#10;+SUM('漁業生產量值-漁業種類別魚類別生產量值9'!C57,'漁業生產量值-漁業種類別魚類別生產量值9'!O57)&#10;+SUM('漁業生產量值-漁業種類別魚類別生產量值10'!M57,'漁業生產量值-漁業種類別魚類別生產量值10'!O57)&#10;+SUM('漁業生產量值-漁業種類別魚類別生產量值11'!C57,'漁業生產量值-漁業種類別魚類別生產量值11'!E57,'漁業生產量值-漁業種類別魚類別生產量值11'!G57,'漁業生產量值-漁業種類別魚類別生產量值11'!O57)&#10;+SUM('漁業生產量值-漁業種類別魚類別生產量值13'!K57)&#10;+SUM('漁業生產量值-漁業種類別魚類別生產量值14'!I57,'漁業生產量值-漁業種類別魚類別生產量值14'!K57,'漁業生產量值-漁業種類別魚類別生產量值14'!M57,'漁業生產量值-漁業種類別魚類別生產量值14'!O57)&#10;+SUM('漁業生產量值-漁業種類別魚類別生產量值15'!C57))" table:style-name="ce49">
            <text:p>-</text:p>
          </table:table-cell>
          <table:table-cell office:value-type="string" office:string-value="-" table:formula="msoxl:=  IF(SUM(H57,J57)&#10;+SUM('漁業生產量值-漁業種類別魚類別生產量值1'!F57,'漁業生產量值-漁業種類別魚類別生產量值1'!H57,'漁業生產量值-漁業種類別魚類別生產量值1'!J57,'漁業生產量值-漁業種類別魚類別生產量值1'!P57)&#10;+SUM('漁業生產量值-漁業種類別魚類別生產量值2'!D57,'漁業生產量值-漁業種類別魚類別生產量值2'!F57,'漁業生產量值-漁業種類別魚類別生產量值2'!H57,'漁業生產量值-漁業種類別魚類別生產量值2'!J57)&#10;+SUM('漁業生產量值-漁業種類別魚類別生產量值3'!F57,'漁業生產量值-漁業種類別魚類別生產量值3'!J57,'漁業生產量值-漁業種類別魚類別生產量值3'!L57,'漁業生產量值-漁業種類別魚類別生產量值3'!N57,'漁業生產量值-漁業種類別魚類別生產量值3'!P57)&#10;+SUM('漁業生產量值-漁業種類別魚類別生產量值4'!D57,'漁業生產量值-漁業種類別魚類別生產量值4'!F57,'漁業生產量值-漁業種類別魚類別生產量值4'!H57,'漁業生產量值-漁業種類別魚類別生產量值4'!J57)&#10;+SUM('漁業生產量值-漁業種類別魚類別生產量值5'!F57,'漁業生產量值-漁業種類別魚類別生產量值5'!H57,'漁業生產量值-漁業種類別魚類別生產量值5'!J57,'漁業生產量值-漁業種類別魚類別生產量值5'!L57,'漁業生產量值-漁業種類別魚類別生產量值5'!N57,'漁業生產量值-漁業種類別魚類別生產量值5'!P57)&#10;+SUM('漁業生產量值-漁業種類別魚類別生產量值6'!D57,'漁業生產量值-漁業種類別魚類別生產量值6'!F57,'漁業生產量值-漁業種類別魚類別生產量值6'!H57,'漁業生產量值-漁業種類別魚類別生產量值6'!J57,'漁業生產量值-漁業種類別魚類別生產量值6'!L57,'漁業生產量值-漁業種類別魚類別生產量值6'!N57,'漁業生產量值-漁業種類別魚類別生產量值6'!P57)&#10;+SUM('漁業生產量值-漁業種類別魚類別生產量值9'!D57,'漁業生產量值-漁業種類別魚類別生產量值9'!P57)&#10;+SUM('漁業生產量值-漁業種類別魚類別生產量值10'!N57,'漁業生產量值-漁業種類別魚類別生產量值10'!P57)&#10;+SUM('漁業生產量值-漁業種類別魚類別生產量值11'!D57,'漁業生產量值-漁業種類別魚類別生產量值11'!F57,'漁業生產量值-漁業種類別魚類別生產量值11'!H57,'漁業生產量值-漁業種類別魚類別生產量值11'!P57)&#10;+SUM('漁業生產量值-漁業種類別魚類別生產量值13'!L57)&#10;+SUM('漁業生產量值-漁業種類別魚類別生產量值14'!J57,'漁業生產量值-漁業種類別魚類別生產量值14'!L57,'漁業生產量值-漁業種類別魚類別生產量值14'!N57,'漁業生產量值-漁業種類別魚類別生產量值14'!P57)&#10;+SUM('漁業生產量值-漁業種類別魚類別生產量值15'!D57)=0,&quot;-&quot;,&#10;SUM(H57,J57)&#10;+SUM('漁業生產量值-漁業種類別魚類別生產量值1'!F57,'漁業生產量值-漁業種類別魚類別生產量值1'!H57,'漁業生產量值-漁業種類別魚類別生產量值1'!J57,'漁業生產量值-漁業種類別魚類別生產量值1'!P57)&#10;+SUM('漁業生產量值-漁業種類別魚類別生產量值2'!D57,'漁業生產量值-漁業種類別魚類別生產量值2'!F57,'漁業生產量值-漁業種類別魚類別生產量值2'!H57,'漁業生產量值-漁業種類別魚類別生產量值2'!J57)&#10;+SUM('漁業生產量值-漁業種類別魚類別生產量值3'!F57,'漁業生產量值-漁業種類別魚類別生產量值3'!J57,'漁業生產量值-漁業種類別魚類別生產量值3'!L57,'漁業生產量值-漁業種類別魚類別生產量值3'!N57,'漁業生產量值-漁業種類別魚類別生產量值3'!P57)&#10;+SUM('漁業生產量值-漁業種類別魚類別生產量值4'!D57,'漁業生產量值-漁業種類別魚類別生產量值4'!F57,'漁業生產量值-漁業種類別魚類別生產量值4'!H57,'漁業生產量值-漁業種類別魚類別生產量值4'!J57)&#10;+SUM('漁業生產量值-漁業種類別魚類別生產量值5'!F57,'漁業生產量值-漁業種類別魚類別生產量值5'!H57,'漁業生產量值-漁業種類別魚類別生產量值5'!J57,'漁業生產量值-漁業種類別魚類別生產量值5'!L57,'漁業生產量值-漁業種類別魚類別生產量值5'!N57,'漁業生產量值-漁業種類別魚類別生產量值5'!P57)&#10;+SUM('漁業生產量值-漁業種類別魚類別生產量值6'!D57,'漁業生產量值-漁業種類別魚類別生產量值6'!F57,'漁業生產量值-漁業種類別魚類別生產量值6'!H57,'漁業生產量值-漁業種類別魚類別生產量值6'!J57,'漁業生產量值-漁業種類別魚類別生產量值6'!L57,'漁業生產量值-漁業種類別魚類別生產量值6'!N57,'漁業生產量值-漁業種類別魚類別生產量值6'!P57)&#10;+SUM('漁業生產量值-漁業種類別魚類別生產量值9'!D57,'漁業生產量值-漁業種類別魚類別生產量值9'!P57)&#10;+SUM('漁業生產量值-漁業種類別魚類別生產量值10'!N57,'漁業生產量值-漁業種類別魚類別生產量值10'!P57)&#10;+SUM('漁業生產量值-漁業種類別魚類別生產量值11'!D57,'漁業生產量值-漁業種類別魚類別生產量值11'!F57,'漁業生產量值-漁業種類別魚類別生產量值11'!H57,'漁業生產量值-漁業種類別魚類別生產量值11'!P57)&#10;+SUM('漁業生產量值-漁業種類別魚類別生產量值13'!L57)&#10;+SUM('漁業生產量值-漁業種類別魚類別生產量值14'!J57,'漁業生產量值-漁業種類別魚類別生產量值14'!L57,'漁業生產量值-漁業種類別魚類別生產量值14'!N57,'漁業生產量值-漁業種類別魚類別生產量值14'!P57)&#10;+SUM('漁業生產量值-漁業種類別魚類別生產量值15'!D57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57,M57,O57,'漁業生產量值-漁業種類別魚類別生產量值1'!C57)=0,&quot;-&quot;,SUM(K57,M57,O57,'漁業生產量值-漁業種類別魚類別生產量值1'!C57))" table:style-name="ce19">
            <text:p>-</text:p>
          </table:table-cell>
          <table:table-cell office:value-type="string" office:string-value="-" table:formula="msoxl:=IF(SUM(L57,N57,P57,'漁業生產量值-漁業種類別魚類別生產量值1'!D57)=0,&quot;-&quot;,SUM(L57,N57,P57,'漁業生產量值-漁業種類別魚類別生產量值1'!D5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600</text:p>
          </table:table-cell>
          <table:table-cell office:value-type="string" table:style-name="ce18">
            <text:p>內陸養殖合計</text:p>
          </table:table-cell>
          <table:table-cell office:value-type="float" office:value="317246.3517" table:formula="msoxl:=  IF(SUM(C59,C60,C61,C63)=0,IF(C62=0,&quot;-&quot;,C62),SUM(C59,C60,C61,C63))" table:style-name="ce49">
            <text:p>317,246<text:s/></text:p>
          </table:table-cell>
          <table:table-cell office:value-type="float" office:value="34244936.968290001" table:formula="msoxl:=  IF(SUM(D59:D63)=0,&quot;-&quot;,SUM(D59:D63))" table:style-name="ce49">
            <text:p>34,244,937<text:s/></text:p>
          </table:table-cell>
          <table:table-cell office:value-type="float" office:value="313180.93270000006" table:formula="msoxl:=  IF(SUM(E59,E60,E61,E63)=0,IF(E62=0,&quot;-&quot;,E62),SUM(E59,E60,E61,E63))" table:style-name="ce49">
            <text:p>313,181<text:s/></text:p>
          </table:table-cell>
          <table:table-cell office:value-type="float" office:value="33466472.831810005" table:formula="msoxl:=  IF(SUM(F59:F63)=0,&quot;-&quot;,SUM(F59:F63))" table:style-name="ce49">
            <text:p>33,466,473<text:s/></text:p>
          </table:table-cell>
          <table:table-cell office:value-type="float" office:value="72497.698020000011" table:formula="msoxl:=  IF(SUM(G59,G60,G61,G63)=0,IF(G62=0,&quot;-&quot;,G62),SUM(G59,G60,G61,G63))" table:style-name="ce49">
            <text:p>72,498<text:s/></text:p>
          </table:table-cell>
          <table:table-cell office:value-type="float" office:value="3313042.7835700004" table:formula="msoxl:=  IF(SUM(H59:H63)=0,&quot;-&quot;,SUM(H59:H63))" table:style-name="ce49">
            <text:p>3,313,043<text:s/></text:p>
          </table:table-cell>
          <table:table-cell office:value-type="float" office:value="2908.1109999999999" table:formula="msoxl:=IF(SUM(K58,M58,O58,'漁業生產量值-漁業種類別魚類別生產量值1'!C58)=0,&quot;-&quot;,SUM(K58,M58,O58,'漁業生產量值-漁業種類別魚類別生產量值1'!C58))" table:style-name="ce19">
            <text:p>2,908<text:s/></text:p>
          </table:table-cell>
          <table:table-cell office:value-type="float" office:value="191968.38983999999" table:formula="msoxl:=IF(SUM(L58,N58,P58,'漁業生產量值-漁業種類別魚類別生產量值1'!D58)=0,&quot;-&quot;,SUM(L58,N58,P58,'漁業生產量值-漁業種類別魚類別生產量值1'!D58))" table:style-name="ce19">
            <text:p>191,968<text:s/></text:p>
          </table:table-cell>
          <table:table-cell office:value-type="float" office:value="268.29199999999997" table:formula="msoxl:=  IF(SUM(K59,K60,K61,K63)=0,IF(K62=0,&quot;-&quot;,K62),SUM(K59,K60,K61,K63))" table:style-name="ce49">
            <text:p>268<text:s/></text:p>
          </table:table-cell>
          <table:table-cell office:value-type="float" office:value="12137.37959" table:formula="msoxl:=  IF(SUM(L59:L63)=0,&quot;-&quot;,SUM(L59:L63))" table:style-name="ce49">
            <text:p>12,137<text:s/></text:p>
          </table:table-cell>
          <table:table-cell office:value-type="float" office:value="388.62" table:formula="msoxl:=  IF(SUM(M59,M60,M61,M63)=0,IF(M62=0,&quot;-&quot;,M62),SUM(M59,M60,M61,M63))" table:style-name="ce49">
            <text:p>389<text:s/></text:p>
          </table:table-cell>
          <table:table-cell office:value-type="float" office:value="29933.845980000002" table:formula="msoxl:=  IF(SUM(N59:N63)=0,&quot;-&quot;,SUM(N59:N63))" table:style-name="ce49">
            <text:p>29,934<text:s/></text:p>
          </table:table-cell>
          <table:table-cell office:value-type="float" office:value="1203.8380000000002" table:formula="msoxl:=  IF(SUM(O59,O60,O61,O63)=0,IF(O62=0,&quot;-&quot;,O62),SUM(O59,O60,O61,O63))" table:style-name="ce49">
            <text:p>1,204<text:s/></text:p>
          </table:table-cell>
          <table:table-cell office:value-type="float" office:value="84899.247019999995" table:formula="msoxl:=  IF(SUM(P59:P63)=0,&quot;-&quot;,SUM(P59:P63))" table:style-name="ce49">
            <text:p>84,899<text:s/>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601</text:p>
          </table:table-cell>
          <table:table-cell office:value-type="string" table:style-name="ce18">
            <text:p>　鹹水魚塭　</text:p>
          </table:table-cell>
          <table:table-cell office:value-type="float" office:value="164452.15551000001" table:style-name="ce49">
            <text:p>164,452<text:s/></text:p>
          </table:table-cell>
          <table:table-cell office:value-type="float" office:value="18361059.582029998" table:style-name="ce49">
            <text:p>18,361,060<text:s/></text:p>
          </table:table-cell>
          <table:table-cell office:value-type="float" office:value="163355.88651000001" table:formula="msoxl:=  IF(SUM(G59,I59)&#10;+SUM('漁業生產量值-漁業種類別魚類別生產量值1'!E59,'漁業生產量值-漁業種類別魚類別生產量值1'!G59,'漁業生產量值-漁業種類別魚類別生產量值1'!I59)&#10;+SUM('漁業生產量值-漁業種類別魚類別生產量值2'!C59,'漁業生產量值-漁業種類別魚類別生產量值2'!E59,'漁業生產量值-漁業種類別魚類別生產量值2'!G59,'漁業生產量值-漁業種類別魚類別生產量值2'!I59)&#10;+SUM('漁業生產量值-漁業種類別魚類別生產量值3'!E59,'漁業生產量值-漁業種類別魚類別生產量值3'!I59,'漁業生產量值-漁業種類別魚類別生產量值3'!K59,'漁業生產量值-漁業種類別魚類別生產量值3'!M59,'漁業生產量值-漁業種類別魚類別生產量值3'!O59)&#10;+SUM('漁業生產量值-漁業種類別魚類別生產量值4'!C59,'漁業生產量值-漁業種類別魚類別生產量值4'!E59,'漁業生產量值-漁業種類別魚類別生產量值4'!G59,'漁業生產量值-漁業種類別魚類別生產量值4'!I59)&#10;+SUM('漁業生產量值-漁業種類別魚類別生產量值5'!E59,'漁業生產量值-漁業種類別魚類別生產量值5'!G59,'漁業生產量值-漁業種類別魚類別生產量值5'!I59,'漁業生產量值-漁業種類別魚類別生產量值5'!K59,'漁業生產量值-漁業種類別魚類別生產量值5'!M59,'漁業生產量值-漁業種類別魚類別生產量值5'!O59)&#10;+SUM('漁業生產量值-漁業種類別魚類別生產量值6'!C59,'漁業生產量值-漁業種類別魚類別生產量值6'!E59,'漁業生產量值-漁業種類別魚類別生產量值6'!G59,'漁業生產量值-漁業種類別魚類別生產量值6'!I59,'漁業生產量值-漁業種類別魚類別生產量值6'!K59,'漁業生產量值-漁業種類別魚類別生產量值6'!M59,'漁業生產量值-漁業種類別魚類別生產量值6'!O59)&#10;+SUM('漁業生產量值-漁業種類別魚類別生產量值9'!C59,'漁業生產量值-漁業種類別魚類別生產量值9'!O59)&#10;+SUM('漁業生產量值-漁業種類別魚類別生產量值10'!M59,'漁業生產量值-漁業種類別魚類別生產量值10'!O59)&#10;+SUM('漁業生產量值-漁業種類別魚類別生產量值11'!C59,'漁業生產量值-漁業種類別魚類別生產量值11'!E59,'漁業生產量值-漁業種類別魚類別生產量值11'!G59,'漁業生產量值-漁業種類別魚類別生產量值11'!O59)&#10;+SUM('漁業生產量值-漁業種類別魚類別生產量值13'!K59)&#10;+SUM('漁業生產量值-漁業種類別魚類別生產量值14'!I59,'漁業生產量值-漁業種類別魚類別生產量值14'!K59,'漁業生產量值-漁業種類別魚類別生產量值14'!M59,'漁業生產量值-漁業種類別魚類別生產量值14'!O59)&#10;+SUM('漁業生產量值-漁業種類別魚類別生產量值15'!C59)=0,&quot;-&quot;,&#10;SUM(G59,I59)&#10;+SUM('漁業生產量值-漁業種類別魚類別生產量值1'!E59,'漁業生產量值-漁業種類別魚類別生產量值1'!G59,'漁業生產量值-漁業種類別魚類別生產量值1'!I59)&#10;+SUM('漁業生產量值-漁業種類別魚類別生產量值2'!C59,'漁業生產量值-漁業種類別魚類別生產量值2'!E59,'漁業生產量值-漁業種類別魚類別生產量值2'!G59,'漁業生產量值-漁業種類別魚類別生產量值2'!I59)&#10;+SUM('漁業生產量值-漁業種類別魚類別生產量值3'!E59,'漁業生產量值-漁業種類別魚類別生產量值3'!I59,'漁業生產量值-漁業種類別魚類別生產量值3'!K59,'漁業生產量值-漁業種類別魚類別生產量值3'!M59,'漁業生產量值-漁業種類別魚類別生產量值3'!O59)&#10;+SUM('漁業生產量值-漁業種類別魚類別生產量值4'!C59,'漁業生產量值-漁業種類別魚類別生產量值4'!E59,'漁業生產量值-漁業種類別魚類別生產量值4'!G59,'漁業生產量值-漁業種類別魚類別生產量值4'!I59)&#10;+SUM('漁業生產量值-漁業種類別魚類別生產量值5'!E59,'漁業生產量值-漁業種類別魚類別生產量值5'!G59,'漁業生產量值-漁業種類別魚類別生產量值5'!I59,'漁業生產量值-漁業種類別魚類別生產量值5'!K59,'漁業生產量值-漁業種類別魚類別生產量值5'!M59,'漁業生產量值-漁業種類別魚類別生產量值5'!O59)&#10;+SUM('漁業生產量值-漁業種類別魚類別生產量值6'!C59,'漁業生產量值-漁業種類別魚類別生產量值6'!E59,'漁業生產量值-漁業種類別魚類別生產量值6'!G59,'漁業生產量值-漁業種類別魚類別生產量值6'!I59,'漁業生產量值-漁業種類別魚類別生產量值6'!K59,'漁業生產量值-漁業種類別魚類別生產量值6'!M59,'漁業生產量值-漁業種類別魚類別生產量值6'!O59)&#10;+SUM('漁業生產量值-漁業種類別魚類別生產量值9'!C59,'漁業生產量值-漁業種類別魚類別生產量值9'!O59)&#10;+SUM('漁業生產量值-漁業種類別魚類別生產量值10'!M59,'漁業生產量值-漁業種類別魚類別生產量值10'!O59)&#10;+SUM('漁業生產量值-漁業種類別魚類別生產量值11'!C59,'漁業生產量值-漁業種類別魚類別生產量值11'!E59,'漁業生產量值-漁業種類別魚類別生產量值11'!G59,'漁業生產量值-漁業種類別魚類別生產量值11'!O59)&#10;+SUM('漁業生產量值-漁業種類別魚類別生產量值13'!K59)&#10;+SUM('漁業生產量值-漁業種類別魚類別生產量值14'!I59,'漁業生產量值-漁業種類別魚類別生產量值14'!K59,'漁業生產量值-漁業種類別魚類別生產量值14'!M59,'漁業生產量值-漁業種類別魚類別生產量值14'!O59)&#10;+SUM('漁業生產量值-漁業種類別魚類別生產量值15'!C59))" table:style-name="ce49">
            <text:p>163,356<text:s/></text:p>
          </table:table-cell>
          <table:table-cell office:value-type="float" office:value="17999113.983620003" table:formula="msoxl:=  IF(SUM(H59,J59)&#10;+SUM('漁業生產量值-漁業種類別魚類別生產量值1'!F59,'漁業生產量值-漁業種類別魚類別生產量值1'!H59,'漁業生產量值-漁業種類別魚類別生產量值1'!J59,'漁業生產量值-漁業種類別魚類別生產量值1'!P59)&#10;+SUM('漁業生產量值-漁業種類別魚類別生產量值2'!D59,'漁業生產量值-漁業種類別魚類別生產量值2'!F59,'漁業生產量值-漁業種類別魚類別生產量值2'!H59,'漁業生產量值-漁業種類別魚類別生產量值2'!J59)&#10;+SUM('漁業生產量值-漁業種類別魚類別生產量值3'!F59,'漁業生產量值-漁業種類別魚類別生產量值3'!J59,'漁業生產量值-漁業種類別魚類別生產量值3'!L59,'漁業生產量值-漁業種類別魚類別生產量值3'!N59,'漁業生產量值-漁業種類別魚類別生產量值3'!P59)&#10;+SUM('漁業生產量值-漁業種類別魚類別生產量值4'!D59,'漁業生產量值-漁業種類別魚類別生產量值4'!F59,'漁業生產量值-漁業種類別魚類別生產量值4'!H59,'漁業生產量值-漁業種類別魚類別生產量值4'!J59)&#10;+SUM('漁業生產量值-漁業種類別魚類別生產量值5'!F59,'漁業生產量值-漁業種類別魚類別生產量值5'!H59,'漁業生產量值-漁業種類別魚類別生產量值5'!J59,'漁業生產量值-漁業種類別魚類別生產量值5'!L59,'漁業生產量值-漁業種類別魚類別生產量值5'!N59,'漁業生產量值-漁業種類別魚類別生產量值5'!P59)&#10;+SUM('漁業生產量值-漁業種類別魚類別生產量值6'!D59,'漁業生產量值-漁業種類別魚類別生產量值6'!F59,'漁業生產量值-漁業種類別魚類別生產量值6'!H59,'漁業生產量值-漁業種類別魚類別生產量值6'!J59,'漁業生產量值-漁業種類別魚類別生產量值6'!L59,'漁業生產量值-漁業種類別魚類別生產量值6'!N59,'漁業生產量值-漁業種類別魚類別生產量值6'!P59)&#10;+SUM('漁業生產量值-漁業種類別魚類別生產量值9'!D59,'漁業生產量值-漁業種類別魚類別生產量值9'!P59)&#10;+SUM('漁業生產量值-漁業種類別魚類別生產量值10'!N59,'漁業生產量值-漁業種類別魚類別生產量值10'!P59)&#10;+SUM('漁業生產量值-漁業種類別魚類別生產量值11'!D59,'漁業生產量值-漁業種類別魚類別生產量值11'!F59,'漁業生產量值-漁業種類別魚類別生產量值11'!H59,'漁業生產量值-漁業種類別魚類別生產量值11'!P59)&#10;+SUM('漁業生產量值-漁業種類別魚類別生產量值13'!L59)&#10;+SUM('漁業生產量值-漁業種類別魚類別生產量值14'!J59,'漁業生產量值-漁業種類別魚類別生產量值14'!L59,'漁業生產量值-漁業種類別魚類別生產量值14'!N59,'漁業生產量值-漁業種類別魚類別生產量值14'!P59)&#10;+SUM('漁業生產量值-漁業種類別魚類別生產量值15'!D59)=0,&quot;-&quot;,&#10;SUM(H59,J59)&#10;+SUM('漁業生產量值-漁業種類別魚類別生產量值1'!F59,'漁業生產量值-漁業種類別魚類別生產量值1'!H59,'漁業生產量值-漁業種類別魚類別生產量值1'!J59,'漁業生產量值-漁業種類別魚類別生產量值1'!P59)&#10;+SUM('漁業生產量值-漁業種類別魚類別生產量值2'!D59,'漁業生產量值-漁業種類別魚類別生產量值2'!F59,'漁業生產量值-漁業種類別魚類別生產量值2'!H59,'漁業生產量值-漁業種類別魚類別生產量值2'!J59)&#10;+SUM('漁業生產量值-漁業種類別魚類別生產量值3'!F59,'漁業生產量值-漁業種類別魚類別生產量值3'!J59,'漁業生產量值-漁業種類別魚類別生產量值3'!L59,'漁業生產量值-漁業種類別魚類別生產量值3'!N59,'漁業生產量值-漁業種類別魚類別生產量值3'!P59)&#10;+SUM('漁業生產量值-漁業種類別魚類別生產量值4'!D59,'漁業生產量值-漁業種類別魚類別生產量值4'!F59,'漁業生產量值-漁業種類別魚類別生產量值4'!H59,'漁業生產量值-漁業種類別魚類別生產量值4'!J59)&#10;+SUM('漁業生產量值-漁業種類別魚類別生產量值5'!F59,'漁業生產量值-漁業種類別魚類別生產量值5'!H59,'漁業生產量值-漁業種類別魚類別生產量值5'!J59,'漁業生產量值-漁業種類別魚類別生產量值5'!L59,'漁業生產量值-漁業種類別魚類別生產量值5'!N59,'漁業生產量值-漁業種類別魚類別生產量值5'!P59)&#10;+SUM('漁業生產量值-漁業種類別魚類別生產量值6'!D59,'漁業生產量值-漁業種類別魚類別生產量值6'!F59,'漁業生產量值-漁業種類別魚類別生產量值6'!H59,'漁業生產量值-漁業種類別魚類別生產量值6'!J59,'漁業生產量值-漁業種類別魚類別生產量值6'!L59,'漁業生產量值-漁業種類別魚類別生產量值6'!N59,'漁業生產量值-漁業種類別魚類別生產量值6'!P59)&#10;+SUM('漁業生產量值-漁業種類別魚類別生產量值9'!D59,'漁業生產量值-漁業種類別魚類別生產量值9'!P59)&#10;+SUM('漁業生產量值-漁業種類別魚類別生產量值10'!N59,'漁業生產量值-漁業種類別魚類別生產量值10'!P59)&#10;+SUM('漁業生產量值-漁業種類別魚類別生產量值11'!D59,'漁業生產量值-漁業種類別魚類別生產量值11'!F59,'漁業生產量值-漁業種類別魚類別生產量值11'!H59,'漁業生產量值-漁業種類別魚類別生產量值11'!P59)&#10;+SUM('漁業生產量值-漁業種類別魚類別生產量值13'!L59)&#10;+SUM('漁業生產量值-漁業種類別魚類別生產量值14'!J59,'漁業生產量值-漁業種類別魚類別生產量值14'!L59,'漁業生產量值-漁業種類別魚類別生產量值14'!N59,'漁業生產量值-漁業種類別魚類別生產量值14'!P59)&#10;+SUM('漁業生產量值-漁業種類別魚類別生產量值15'!D59))" table:style-name="ce49">
            <text:p>17,999,114<text:s/></text:p>
          </table:table-cell>
          <table:table-cell office:value-type="float" office:value="13797.24084" table:style-name="ce49">
            <text:p>13,797<text:s/></text:p>
          </table:table-cell>
          <table:table-cell office:value-type="float" office:value="803095.58288" table:style-name="ce49">
            <text:p>803,096<text:s/></text:p>
          </table:table-cell>
          <table:table-cell office:value-type="string" office:string-value="-" table:formula="msoxl:=IF(SUM(K59,M59,O59,'漁業生產量值-漁業種類別魚類別生產量值1'!C59)=0,&quot;-&quot;,SUM(K59,M59,O59,'漁業生產量值-漁業種類別魚類別生產量值1'!C59))" table:style-name="ce19">
            <text:p>-</text:p>
          </table:table-cell>
          <table:table-cell office:value-type="string" office:string-value="-" table:formula="msoxl:=IF(SUM(L59,N59,P59,'漁業生產量值-漁業種類別魚類別生產量值1'!D59)=0,&quot;-&quot;,SUM(L59,N59,P59,'漁業生產量值-漁業種類別魚類別生產量值1'!D59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602</text:p>
          </table:table-cell>
          <table:table-cell office:value-type="string" table:style-name="ce18">
            <text:p>　淡水魚塭　</text:p>
          </table:table-cell>
          <table:table-cell office:value-type="float" office:value="152269.74718999999" table:style-name="ce49">
            <text:p>152,270<text:s/></text:p>
          </table:table-cell>
          <table:table-cell office:value-type="float" office:value="14672288.8872" table:style-name="ce49">
            <text:p>14,672,289<text:s/></text:p>
          </table:table-cell>
          <table:table-cell office:value-type="float" office:value="149325.97819000002" table:formula="msoxl:=  IF(SUM(G60,I60)&#10;+SUM('漁業生產量值-漁業種類別魚類別生產量值1'!E60,'漁業生產量值-漁業種類別魚類別生產量值1'!G60,'漁業生產量值-漁業種類別魚類別生產量值1'!I60)&#10;+SUM('漁業生產量值-漁業種類別魚類別生產量值2'!C60,'漁業生產量值-漁業種類別魚類別生產量值2'!E60,'漁業生產量值-漁業種類別魚類別生產量值2'!G60,'漁業生產量值-漁業種類別魚類別生產量值2'!I60)&#10;+SUM('漁業生產量值-漁業種類別魚類別生產量值3'!E60,'漁業生產量值-漁業種類別魚類別生產量值3'!I60,'漁業生產量值-漁業種類別魚類別生產量值3'!K60,'漁業生產量值-漁業種類別魚類別生產量值3'!M60,'漁業生產量值-漁業種類別魚類別生產量值3'!O60)&#10;+SUM('漁業生產量值-漁業種類別魚類別生產量值4'!C60,'漁業生產量值-漁業種類別魚類別生產量值4'!E60,'漁業生產量值-漁業種類別魚類別生產量值4'!G60,'漁業生產量值-漁業種類別魚類別生產量值4'!I60)&#10;+SUM('漁業生產量值-漁業種類別魚類別生產量值5'!E60,'漁業生產量值-漁業種類別魚類別生產量值5'!G60,'漁業生產量值-漁業種類別魚類別生產量值5'!I60,'漁業生產量值-漁業種類別魚類別生產量值5'!K60,'漁業生產量值-漁業種類別魚類別生產量值5'!M60,'漁業生產量值-漁業種類別魚類別生產量值5'!O60)&#10;+SUM('漁業生產量值-漁業種類別魚類別生產量值6'!C60,'漁業生產量值-漁業種類別魚類別生產量值6'!E60,'漁業生產量值-漁業種類別魚類別生產量值6'!G60,'漁業生產量值-漁業種類別魚類別生產量值6'!I60,'漁業生產量值-漁業種類別魚類別生產量值6'!K60,'漁業生產量值-漁業種類別魚類別生產量值6'!M60,'漁業生產量值-漁業種類別魚類別生產量值6'!O60)&#10;+SUM('漁業生產量值-漁業種類別魚類別生產量值9'!C60,'漁業生產量值-漁業種類別魚類別生產量值9'!O60)&#10;+SUM('漁業生產量值-漁業種類別魚類別生產量值10'!M60,'漁業生產量值-漁業種類別魚類別生產量值10'!O60)&#10;+SUM('漁業生產量值-漁業種類別魚類別生產量值11'!C60,'漁業生產量值-漁業種類別魚類別生產量值11'!E60,'漁業生產量值-漁業種類別魚類別生產量值11'!G60,'漁業生產量值-漁業種類別魚類別生產量值11'!O60)&#10;+SUM('漁業生產量值-漁業種類別魚類別生產量值13'!K60)&#10;+SUM('漁業生產量值-漁業種類別魚類別生產量值14'!I60,'漁業生產量值-漁業種類別魚類別生產量值14'!K60,'漁業生產量值-漁業種類別魚類別生產量值14'!M60,'漁業生產量值-漁業種類別魚類別生產量值14'!O60)&#10;+SUM('漁業生產量值-漁業種類別魚類別生產量值15'!C60)=0,&quot;-&quot;,&#10;SUM(G60,I60)&#10;+SUM('漁業生產量值-漁業種類別魚類別生產量值1'!E60,'漁業生產量值-漁業種類別魚類別生產量值1'!G60,'漁業生產量值-漁業種類別魚類別生產量值1'!I60)&#10;+SUM('漁業生產量值-漁業種類別魚類別生產量值2'!C60,'漁業生產量值-漁業種類別魚類別生產量值2'!E60,'漁業生產量值-漁業種類別魚類別生產量值2'!G60,'漁業生產量值-漁業種類別魚類別生產量值2'!I60)&#10;+SUM('漁業生產量值-漁業種類別魚類別生產量值3'!E60,'漁業生產量值-漁業種類別魚類別生產量值3'!I60,'漁業生產量值-漁業種類別魚類別生產量值3'!K60,'漁業生產量值-漁業種類別魚類別生產量值3'!M60,'漁業生產量值-漁業種類別魚類別生產量值3'!O60)&#10;+SUM('漁業生產量值-漁業種類別魚類別生產量值4'!C60,'漁業生產量值-漁業種類別魚類別生產量值4'!E60,'漁業生產量值-漁業種類別魚類別生產量值4'!G60,'漁業生產量值-漁業種類別魚類別生產量值4'!I60)&#10;+SUM('漁業生產量值-漁業種類別魚類別生產量值5'!E60,'漁業生產量值-漁業種類別魚類別生產量值5'!G60,'漁業生產量值-漁業種類別魚類別生產量值5'!I60,'漁業生產量值-漁業種類別魚類別生產量值5'!K60,'漁業生產量值-漁業種類別魚類別生產量值5'!M60,'漁業生產量值-漁業種類別魚類別生產量值5'!O60)&#10;+SUM('漁業生產量值-漁業種類別魚類別生產量值6'!C60,'漁業生產量值-漁業種類別魚類別生產量值6'!E60,'漁業生產量值-漁業種類別魚類別生產量值6'!G60,'漁業生產量值-漁業種類別魚類別生產量值6'!I60,'漁業生產量值-漁業種類別魚類別生產量值6'!K60,'漁業生產量值-漁業種類別魚類別生產量值6'!M60,'漁業生產量值-漁業種類別魚類別生產量值6'!O60)&#10;+SUM('漁業生產量值-漁業種類別魚類別生產量值9'!C60,'漁業生產量值-漁業種類別魚類別生產量值9'!O60)&#10;+SUM('漁業生產量值-漁業種類別魚類別生產量值10'!M60,'漁業生產量值-漁業種類別魚類別生產量值10'!O60)&#10;+SUM('漁業生產量值-漁業種類別魚類別生產量值11'!C60,'漁業生產量值-漁業種類別魚類別生產量值11'!E60,'漁業生產量值-漁業種類別魚類別生產量值11'!G60,'漁業生產量值-漁業種類別魚類別生產量值11'!O60)&#10;+SUM('漁業生產量值-漁業種類別魚類別生產量值13'!K60)&#10;+SUM('漁業生產量值-漁業種類別魚類別生產量值14'!I60,'漁業生產量值-漁業種類別魚類別生產量值14'!K60,'漁業生產量值-漁業種類別魚類別生產量值14'!M60,'漁業生產量值-漁業種類別魚類別生產量值14'!O60)&#10;+SUM('漁業生產量值-漁業種類別魚類別生產量值15'!C60))" table:style-name="ce49">
            <text:p>149,326<text:s/></text:p>
          </table:table-cell>
          <table:table-cell office:value-type="float" office:value="14257453.085729999" table:formula="msoxl:=  IF(SUM(H60,J60)&#10;+SUM('漁業生產量值-漁業種類別魚類別生產量值1'!F60,'漁業生產量值-漁業種類別魚類別生產量值1'!H60,'漁業生產量值-漁業種類別魚類別生產量值1'!J60,'漁業生產量值-漁業種類別魚類別生產量值1'!P60)&#10;+SUM('漁業生產量值-漁業種類別魚類別生產量值2'!D60,'漁業生產量值-漁業種類別魚類別生產量值2'!F60,'漁業生產量值-漁業種類別魚類別生產量值2'!H60,'漁業生產量值-漁業種類別魚類別生產量值2'!J60)&#10;+SUM('漁業生產量值-漁業種類別魚類別生產量值3'!F60,'漁業生產量值-漁業種類別魚類別生產量值3'!J60,'漁業生產量值-漁業種類別魚類別生產量值3'!L60,'漁業生產量值-漁業種類別魚類別生產量值3'!N60,'漁業生產量值-漁業種類別魚類別生產量值3'!P60)&#10;+SUM('漁業生產量值-漁業種類別魚類別生產量值4'!D60,'漁業生產量值-漁業種類別魚類別生產量值4'!F60,'漁業生產量值-漁業種類別魚類別生產量值4'!H60,'漁業生產量值-漁業種類別魚類別生產量值4'!J60)&#10;+SUM('漁業生產量值-漁業種類別魚類別生產量值5'!F60,'漁業生產量值-漁業種類別魚類別生產量值5'!H60,'漁業生產量值-漁業種類別魚類別生產量值5'!J60,'漁業生產量值-漁業種類別魚類別生產量值5'!L60,'漁業生產量值-漁業種類別魚類別生產量值5'!N60,'漁業生產量值-漁業種類別魚類別生產量值5'!P60)&#10;+SUM('漁業生產量值-漁業種類別魚類別生產量值6'!D60,'漁業生產量值-漁業種類別魚類別生產量值6'!F60,'漁業生產量值-漁業種類別魚類別生產量值6'!H60,'漁業生產量值-漁業種類別魚類別生產量值6'!J60,'漁業生產量值-漁業種類別魚類別生產量值6'!L60,'漁業生產量值-漁業種類別魚類別生產量值6'!N60,'漁業生產量值-漁業種類別魚類別生產量值6'!P60)&#10;+SUM('漁業生產量值-漁業種類別魚類別生產量值9'!D60,'漁業生產量值-漁業種類別魚類別生產量值9'!P60)&#10;+SUM('漁業生產量值-漁業種類別魚類別生產量值10'!N60,'漁業生產量值-漁業種類別魚類別生產量值10'!P60)&#10;+SUM('漁業生產量值-漁業種類別魚類別生產量值11'!D60,'漁業生產量值-漁業種類別魚類別生產量值11'!F60,'漁業生產量值-漁業種類別魚類別生產量值11'!H60,'漁業生產量值-漁業種類別魚類別生產量值11'!P60)&#10;+SUM('漁業生產量值-漁業種類別魚類別生產量值13'!L60)&#10;+SUM('漁業生產量值-漁業種類別魚類別生產量值14'!J60,'漁業生產量值-漁業種類別魚類別生產量值14'!L60,'漁業生產量值-漁業種類別魚類別生產量值14'!N60,'漁業生產量值-漁業種類別魚類別生產量值14'!P60)&#10;+SUM('漁業生產量值-漁業種類別魚類別生產量值15'!D60)=0,&quot;-&quot;,&#10;SUM(H60,J60)&#10;+SUM('漁業生產量值-漁業種類別魚類別生產量值1'!F60,'漁業生產量值-漁業種類別魚類別生產量值1'!H60,'漁業生產量值-漁業種類別魚類別生產量值1'!J60,'漁業生產量值-漁業種類別魚類別生產量值1'!P60)&#10;+SUM('漁業生產量值-漁業種類別魚類別生產量值2'!D60,'漁業生產量值-漁業種類別魚類別生產量值2'!F60,'漁業生產量值-漁業種類別魚類別生產量值2'!H60,'漁業生產量值-漁業種類別魚類別生產量值2'!J60)&#10;+SUM('漁業生產量值-漁業種類別魚類別生產量值3'!F60,'漁業生產量值-漁業種類別魚類別生產量值3'!J60,'漁業生產量值-漁業種類別魚類別生產量值3'!L60,'漁業生產量值-漁業種類別魚類別生產量值3'!N60,'漁業生產量值-漁業種類別魚類別生產量值3'!P60)&#10;+SUM('漁業生產量值-漁業種類別魚類別生產量值4'!D60,'漁業生產量值-漁業種類別魚類別生產量值4'!F60,'漁業生產量值-漁業種類別魚類別生產量值4'!H60,'漁業生產量值-漁業種類別魚類別生產量值4'!J60)&#10;+SUM('漁業生產量值-漁業種類別魚類別生產量值5'!F60,'漁業生產量值-漁業種類別魚類別生產量值5'!H60,'漁業生產量值-漁業種類別魚類別生產量值5'!J60,'漁業生產量值-漁業種類別魚類別生產量值5'!L60,'漁業生產量值-漁業種類別魚類別生產量值5'!N60,'漁業生產量值-漁業種類別魚類別生產量值5'!P60)&#10;+SUM('漁業生產量值-漁業種類別魚類別生產量值6'!D60,'漁業生產量值-漁業種類別魚類別生產量值6'!F60,'漁業生產量值-漁業種類別魚類別生產量值6'!H60,'漁業生產量值-漁業種類別魚類別生產量值6'!J60,'漁業生產量值-漁業種類別魚類別生產量值6'!L60,'漁業生產量值-漁業種類別魚類別生產量值6'!N60,'漁業生產量值-漁業種類別魚類別生產量值6'!P60)&#10;+SUM('漁業生產量值-漁業種類別魚類別生產量值9'!D60,'漁業生產量值-漁業種類別魚類別生產量值9'!P60)&#10;+SUM('漁業生產量值-漁業種類別魚類別生產量值10'!N60,'漁業生產量值-漁業種類別魚類別生產量值10'!P60)&#10;+SUM('漁業生產量值-漁業種類別魚類別生產量值11'!D60,'漁業生產量值-漁業種類別魚類別生產量值11'!F60,'漁業生產量值-漁業種類別魚類別生產量值11'!H60,'漁業生產量值-漁業種類別魚類別生產量值11'!P60)&#10;+SUM('漁業生產量值-漁業種類別魚類別生產量值13'!L60)&#10;+SUM('漁業生產量值-漁業種類別魚類別生產量值14'!J60,'漁業生產量值-漁業種類別魚類別生產量值14'!L60,'漁業生產量值-漁業種類別魚類別生產量值14'!N60,'漁業生產量值-漁業種類別魚類別生產量值14'!P60)&#10;+SUM('漁業生產量值-漁業種類別魚類別生產量值15'!D60))" table:style-name="ce49">
            <text:p>14,257,453<text:s/></text:p>
          </table:table-cell>
          <table:table-cell office:value-type="float" office:value="58355.948179999999" table:style-name="ce49">
            <text:p>58,356<text:s/></text:p>
          </table:table-cell>
          <table:table-cell office:value-type="float" office:value="2490121.2050100002" table:style-name="ce49">
            <text:p>2,490,121<text:s/></text:p>
          </table:table-cell>
          <table:table-cell office:value-type="float" office:value="2777.4860000000003" table:formula="msoxl:=IF(SUM(K60,M60,O60,'漁業生產量值-漁業種類別魚類別生產量值1'!C60)=0,&quot;-&quot;,SUM(K60,M60,O60,'漁業生產量值-漁業種類別魚類別生產量值1'!C60))" table:style-name="ce19">
            <text:p>2,777<text:s/></text:p>
          </table:table-cell>
          <table:table-cell office:value-type="float" office:value="183307.16594000001" table:formula="msoxl:=IF(SUM(L60,N60,P60,'漁業生產量值-漁業種類別魚類別生產量值1'!D60)=0,&quot;-&quot;,SUM(L60,N60,P60,'漁業生產量值-漁業種類別魚類別生產量值1'!D60))" table:style-name="ce19">
            <text:p>183,307<text:s/></text:p>
          </table:table-cell>
          <table:table-cell office:value-type="float" office:value="255.66499999999999" table:style-name="ce49">
            <text:p>256<text:s/></text:p>
          </table:table-cell>
          <table:table-cell office:value-type="float" office:value="11264.274590000001" table:style-name="ce49">
            <text:p>11,264<text:s/></text:p>
          </table:table-cell>
          <table:table-cell office:value-type="float" office:value="381.05900000000003" table:style-name="ce49">
            <text:p>381<text:s/></text:p>
          </table:table-cell>
          <table:table-cell office:value-type="float" office:value="29420.031080000001" table:style-name="ce49">
            <text:p>29,420<text:s/></text:p>
          </table:table-cell>
          <table:table-cell office:value-type="float" office:value="1163.9580000000001" table:style-name="ce49">
            <text:p>1,164<text:s/></text:p>
          </table:table-cell>
          <table:table-cell office:value-type="float" office:value="82443.41502" table:style-name="ce49">
            <text:p>82,443<text:s/>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G61,I61)&#10;+SUM('漁業生產量值-漁業種類別魚類別生產量值1'!E61,'漁業生產量值-漁業種類別魚類別生產量值1'!G61,'漁業生產量值-漁業種類別魚類別生產量值1'!I61)&#10;+SUM('漁業生產量值-漁業種類別魚類別生產量值2'!C61,'漁業生產量值-漁業種類別魚類別生產量值2'!E61,'漁業生產量值-漁業種類別魚類別生產量值2'!G61,'漁業生產量值-漁業種類別魚類別生產量值2'!I61)&#10;+SUM('漁業生產量值-漁業種類別魚類別生產量值3'!E61,'漁業生產量值-漁業種類別魚類別生產量值3'!I61,'漁業生產量值-漁業種類別魚類別生產量值3'!K61,'漁業生產量值-漁業種類別魚類別生產量值3'!M61,'漁業生產量值-漁業種類別魚類別生產量值3'!O61)&#10;+SUM('漁業生產量值-漁業種類別魚類別生產量值4'!C61,'漁業生產量值-漁業種類別魚類別生產量值4'!E61,'漁業生產量值-漁業種類別魚類別生產量值4'!G61,'漁業生產量值-漁業種類別魚類別生產量值4'!I61)&#10;+SUM('漁業生產量值-漁業種類別魚類別生產量值5'!E61,'漁業生產量值-漁業種類別魚類別生產量值5'!G61,'漁業生產量值-漁業種類別魚類別生產量值5'!I61,'漁業生產量值-漁業種類別魚類別生產量值5'!K61,'漁業生產量值-漁業種類別魚類別生產量值5'!M61,'漁業生產量值-漁業種類別魚類別生產量值5'!O61)&#10;+SUM('漁業生產量值-漁業種類別魚類別生產量值6'!C61,'漁業生產量值-漁業種類別魚類別生產量值6'!E61,'漁業生產量值-漁業種類別魚類別生產量值6'!G61,'漁業生產量值-漁業種類別魚類別生產量值6'!I61,'漁業生產量值-漁業種類別魚類別生產量值6'!K61,'漁業生產量值-漁業種類別魚類別生產量值6'!M61,'漁業生產量值-漁業種類別魚類別生產量值6'!O61)&#10;+SUM('漁業生產量值-漁業種類別魚類別生產量值9'!C61,'漁業生產量值-漁業種類別魚類別生產量值9'!O61)&#10;+SUM('漁業生產量值-漁業種類別魚類別生產量值10'!M61,'漁業生產量值-漁業種類別魚類別生產量值10'!O61)&#10;+SUM('漁業生產量值-漁業種類別魚類別生產量值11'!C61,'漁業生產量值-漁業種類別魚類別生產量值11'!E61,'漁業生產量值-漁業種類別魚類別生產量值11'!G61,'漁業生產量值-漁業種類別魚類別生產量值11'!O61)&#10;+SUM('漁業生產量值-漁業種類別魚類別生產量值13'!K61)&#10;+SUM('漁業生產量值-漁業種類別魚類別生產量值14'!I61,'漁業生產量值-漁業種類別魚類別生產量值14'!K61,'漁業生產量值-漁業種類別魚類別生產量值14'!M61,'漁業生產量值-漁業種類別魚類別生產量值14'!O61)&#10;+SUM('漁業生產量值-漁業種類別魚類別生產量值15'!C61)=0,&quot;-&quot;,&#10;SUM(G61,I61)&#10;+SUM('漁業生產量值-漁業種類別魚類別生產量值1'!E61,'漁業生產量值-漁業種類別魚類別生產量值1'!G61,'漁業生產量值-漁業種類別魚類別生產量值1'!I61)&#10;+SUM('漁業生產量值-漁業種類別魚類別生產量值2'!C61,'漁業生產量值-漁業種類別魚類別生產量值2'!E61,'漁業生產量值-漁業種類別魚類別生產量值2'!G61,'漁業生產量值-漁業種類別魚類別生產量值2'!I61)&#10;+SUM('漁業生產量值-漁業種類別魚類別生產量值3'!E61,'漁業生產量值-漁業種類別魚類別生產量值3'!I61,'漁業生產量值-漁業種類別魚類別生產量值3'!K61,'漁業生產量值-漁業種類別魚類別生產量值3'!M61,'漁業生產量值-漁業種類別魚類別生產量值3'!O61)&#10;+SUM('漁業生產量值-漁業種類別魚類別生產量值4'!C61,'漁業生產量值-漁業種類別魚類別生產量值4'!E61,'漁業生產量值-漁業種類別魚類別生產量值4'!G61,'漁業生產量值-漁業種類別魚類別生產量值4'!I61)&#10;+SUM('漁業生產量值-漁業種類別魚類別生產量值5'!E61,'漁業生產量值-漁業種類別魚類別生產量值5'!G61,'漁業生產量值-漁業種類別魚類別生產量值5'!I61,'漁業生產量值-漁業種類別魚類別生產量值5'!K61,'漁業生產量值-漁業種類別魚類別生產量值5'!M61,'漁業生產量值-漁業種類別魚類別生產量值5'!O61)&#10;+SUM('漁業生產量值-漁業種類別魚類別生產量值6'!C61,'漁業生產量值-漁業種類別魚類別生產量值6'!E61,'漁業生產量值-漁業種類別魚類別生產量值6'!G61,'漁業生產量值-漁業種類別魚類別生產量值6'!I61,'漁業生產量值-漁業種類別魚類別生產量值6'!K61,'漁業生產量值-漁業種類別魚類別生產量值6'!M61,'漁業生產量值-漁業種類別魚類別生產量值6'!O61)&#10;+SUM('漁業生產量值-漁業種類別魚類別生產量值9'!C61,'漁業生產量值-漁業種類別魚類別生產量值9'!O61)&#10;+SUM('漁業生產量值-漁業種類別魚類別生產量值10'!M61,'漁業生產量值-漁業種類別魚類別生產量值10'!O61)&#10;+SUM('漁業生產量值-漁業種類別魚類別生產量值11'!C61,'漁業生產量值-漁業種類別魚類別生產量值11'!E61,'漁業生產量值-漁業種類別魚類別生產量值11'!G61,'漁業生產量值-漁業種類別魚類別生產量值11'!O61)&#10;+SUM('漁業生產量值-漁業種類別魚類別生產量值13'!K61)&#10;+SUM('漁業生產量值-漁業種類別魚類別生產量值14'!I61,'漁業生產量值-漁業種類別魚類別生產量值14'!K61,'漁業生產量值-漁業種類別魚類別生產量值14'!M61,'漁業生產量值-漁業種類別魚類別生產量值14'!O61)&#10;+SUM('漁業生產量值-漁業種類別魚類別生產量值15'!C61))" table:style-name="ce49">
            <text:p>-</text:p>
          </table:table-cell>
          <table:table-cell office:value-type="string" office:string-value="-" table:formula="msoxl:=  IF(SUM(H61,J61)&#10;+SUM('漁業生產量值-漁業種類別魚類別生產量值1'!F61,'漁業生產量值-漁業種類別魚類別生產量值1'!H61,'漁業生產量值-漁業種類別魚類別生產量值1'!J61,'漁業生產量值-漁業種類別魚類別生產量值1'!P61)&#10;+SUM('漁業生產量值-漁業種類別魚類別生產量值2'!D61,'漁業生產量值-漁業種類別魚類別生產量值2'!F61,'漁業生產量值-漁業種類別魚類別生產量值2'!H61,'漁業生產量值-漁業種類別魚類別生產量值2'!J61)&#10;+SUM('漁業生產量值-漁業種類別魚類別生產量值3'!F61,'漁業生產量值-漁業種類別魚類別生產量值3'!J61,'漁業生產量值-漁業種類別魚類別生產量值3'!L61,'漁業生產量值-漁業種類別魚類別生產量值3'!N61,'漁業生產量值-漁業種類別魚類別生產量值3'!P61)&#10;+SUM('漁業生產量值-漁業種類別魚類別生產量值4'!D61,'漁業生產量值-漁業種類別魚類別生產量值4'!F61,'漁業生產量值-漁業種類別魚類別生產量值4'!H61,'漁業生產量值-漁業種類別魚類別生產量值4'!J61)&#10;+SUM('漁業生產量值-漁業種類別魚類別生產量值5'!F61,'漁業生產量值-漁業種類別魚類別生產量值5'!H61,'漁業生產量值-漁業種類別魚類別生產量值5'!J61,'漁業生產量值-漁業種類別魚類別生產量值5'!L61,'漁業生產量值-漁業種類別魚類別生產量值5'!N61,'漁業生產量值-漁業種類別魚類別生產量值5'!P61)&#10;+SUM('漁業生產量值-漁業種類別魚類別生產量值6'!D61,'漁業生產量值-漁業種類別魚類別生產量值6'!F61,'漁業生產量值-漁業種類別魚類別生產量值6'!H61,'漁業生產量值-漁業種類別魚類別生產量值6'!J61,'漁業生產量值-漁業種類別魚類別生產量值6'!L61,'漁業生產量值-漁業種類別魚類別生產量值6'!N61,'漁業生產量值-漁業種類別魚類別生產量值6'!P61)&#10;+SUM('漁業生產量值-漁業種類別魚類別生產量值9'!D61,'漁業生產量值-漁業種類別魚類別生產量值9'!P61)&#10;+SUM('漁業生產量值-漁業種類別魚類別生產量值10'!N61,'漁業生產量值-漁業種類別魚類別生產量值10'!P61)&#10;+SUM('漁業生產量值-漁業種類別魚類別生產量值11'!D61,'漁業生產量值-漁業種類別魚類別生產量值11'!F61,'漁業生產量值-漁業種類別魚類別生產量值11'!H61,'漁業生產量值-漁業種類別魚類別生產量值11'!P61)&#10;+SUM('漁業生產量值-漁業種類別魚類別生產量值13'!L61)&#10;+SUM('漁業生產量值-漁業種類別魚類別生產量值14'!J61,'漁業生產量值-漁業種類別魚類別生產量值14'!L61,'漁業生產量值-漁業種類別魚類別生產量值14'!N61,'漁業生產量值-漁業種類別魚類別生產量值14'!P61)&#10;+SUM('漁業生產量值-漁業種類別魚類別生產量值15'!D61)=0,&quot;-&quot;,&#10;SUM(H61,J61)&#10;+SUM('漁業生產量值-漁業種類別魚類別生產量值1'!F61,'漁業生產量值-漁業種類別魚類別生產量值1'!H61,'漁業生產量值-漁業種類別魚類別生產量值1'!J61,'漁業生產量值-漁業種類別魚類別生產量值1'!P61)&#10;+SUM('漁業生產量值-漁業種類別魚類別生產量值2'!D61,'漁業生產量值-漁業種類別魚類別生產量值2'!F61,'漁業生產量值-漁業種類別魚類別生產量值2'!H61,'漁業生產量值-漁業種類別魚類別生產量值2'!J61)&#10;+SUM('漁業生產量值-漁業種類別魚類別生產量值3'!F61,'漁業生產量值-漁業種類別魚類別生產量值3'!J61,'漁業生產量值-漁業種類別魚類別生產量值3'!L61,'漁業生產量值-漁業種類別魚類別生產量值3'!N61,'漁業生產量值-漁業種類別魚類別生產量值3'!P61)&#10;+SUM('漁業生產量值-漁業種類別魚類別生產量值4'!D61,'漁業生產量值-漁業種類別魚類別生產量值4'!F61,'漁業生產量值-漁業種類別魚類別生產量值4'!H61,'漁業生產量值-漁業種類別魚類別生產量值4'!J61)&#10;+SUM('漁業生產量值-漁業種類別魚類別生產量值5'!F61,'漁業生產量值-漁業種類別魚類別生產量值5'!H61,'漁業生產量值-漁業種類別魚類別生產量值5'!J61,'漁業生產量值-漁業種類別魚類別生產量值5'!L61,'漁業生產量值-漁業種類別魚類別生產量值5'!N61,'漁業生產量值-漁業種類別魚類別生產量值5'!P61)&#10;+SUM('漁業生產量值-漁業種類別魚類別生產量值6'!D61,'漁業生產量值-漁業種類別魚類別生產量值6'!F61,'漁業生產量值-漁業種類別魚類別生產量值6'!H61,'漁業生產量值-漁業種類別魚類別生產量值6'!J61,'漁業生產量值-漁業種類別魚類別生產量值6'!L61,'漁業生產量值-漁業種類別魚類別生產量值6'!N61,'漁業生產量值-漁業種類別魚類別生產量值6'!P61)&#10;+SUM('漁業生產量值-漁業種類別魚類別生產量值9'!D61,'漁業生產量值-漁業種類別魚類別生產量值9'!P61)&#10;+SUM('漁業生產量值-漁業種類別魚類別生產量值10'!N61,'漁業生產量值-漁業種類別魚類別生產量值10'!P61)&#10;+SUM('漁業生產量值-漁業種類別魚類別生產量值11'!D61,'漁業生產量值-漁業種類別魚類別生產量值11'!F61,'漁業生產量值-漁業種類別魚類別生產量值11'!H61,'漁業生產量值-漁業種類別魚類別生產量值11'!P61)&#10;+SUM('漁業生產量值-漁業種類別魚類別生產量值13'!L61)&#10;+SUM('漁業生產量值-漁業種類別魚類別生產量值14'!J61,'漁業生產量值-漁業種類別魚類別生產量值14'!L61,'漁業生產量值-漁業種類別魚類別生產量值14'!N61,'漁業生產量值-漁業種類別魚類別生產量值14'!P61)&#10;+SUM('漁業生產量值-漁業種類別魚類別生產量值15'!D61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61,M61,O61,'漁業生產量值-漁業種類別魚類別生產量值1'!C61)=0,&quot;-&quot;,SUM(K61,M61,O61,'漁業生產量值-漁業種類別魚類別生產量值1'!C61))" table:style-name="ce19">
            <text:p>-</text:p>
          </table:table-cell>
          <table:table-cell office:value-type="string" office:string-value="-" table:formula="msoxl:=IF(SUM(L61,N61,P61,'漁業生產量值-漁業種類別魚類別生產量值1'!D61)=0,&quot;-&quot;,SUM(L61,N61,P61,'漁業生產量值-漁業種類別魚類別生產量值1'!D6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0">
            <text:p>604</text:p>
          </table:table-cell>
          <table:table-cell office:value-type="string" table:style-name="ce18">
            <text:p>　觀賞魚養殖　</text:p>
          </table:table-cell>
          <table:table-cell office:value-type="float" office:value="59694.756999999998" table:style-name="ce49">
            <text:p>59,695<text:s/></text:p>
          </table:table-cell>
          <table:table-cell office:value-type="float" office:value="1178514.34876" table:style-name="ce49">
            <text:p>1,178,514<text:s/></text:p>
          </table:table-cell>
          <table:table-cell office:value-type="string" office:string-value="-" table:formula="msoxl:=  IF(SUM(G62,I62)&#10;+SUM('漁業生產量值-漁業種類別魚類別生產量值1'!E62,'漁業生產量值-漁業種類別魚類別生產量值1'!G62,'漁業生產量值-漁業種類別魚類別生產量值1'!I62)&#10;+SUM('漁業生產量值-漁業種類別魚類別生產量值2'!C62,'漁業生產量值-漁業種類別魚類別生產量值2'!E62,'漁業生產量值-漁業種類別魚類別生產量值2'!G62,'漁業生產量值-漁業種類別魚類別生產量值2'!I62)&#10;+SUM('漁業生產量值-漁業種類別魚類別生產量值3'!E62,'漁業生產量值-漁業種類別魚類別生產量值3'!I62,'漁業生產量值-漁業種類別魚類別生產量值3'!K62,'漁業生產量值-漁業種類別魚類別生產量值3'!M62,'漁業生產量值-漁業種類別魚類別生產量值3'!O62)&#10;+SUM('漁業生產量值-漁業種類別魚類別生產量值4'!C62,'漁業生產量值-漁業種類別魚類別生產量值4'!E62,'漁業生產量值-漁業種類別魚類別生產量值4'!G62,'漁業生產量值-漁業種類別魚類別生產量值4'!I62)&#10;+SUM('漁業生產量值-漁業種類別魚類別生產量值5'!E62,'漁業生產量值-漁業種類別魚類別生產量值5'!G62,'漁業生產量值-漁業種類別魚類別生產量值5'!I62,'漁業生產量值-漁業種類別魚類別生產量值5'!K62,'漁業生產量值-漁業種類別魚類別生產量值5'!M62,'漁業生產量值-漁業種類別魚類別生產量值5'!O62)&#10;+SUM('漁業生產量值-漁業種類別魚類別生產量值6'!C62,'漁業生產量值-漁業種類別魚類別生產量值6'!E62,'漁業生產量值-漁業種類別魚類別生產量值6'!G62,'漁業生產量值-漁業種類別魚類別生產量值6'!I62,'漁業生產量值-漁業種類別魚類別生產量值6'!K62,'漁業生產量值-漁業種類別魚類別生產量值6'!M62,'漁業生產量值-漁業種類別魚類別生產量值6'!O62)&#10;+SUM('漁業生產量值-漁業種類別魚類別生產量值9'!C62,'漁業生產量值-漁業種類別魚類別生產量值9'!O62)&#10;+SUM('漁業生產量值-漁業種類別魚類別生產量值10'!M62,'漁業生產量值-漁業種類別魚類別生產量值10'!O62)&#10;+SUM('漁業生產量值-漁業種類別魚類別生產量值11'!C62,'漁業生產量值-漁業種類別魚類別生產量值11'!E62,'漁業生產量值-漁業種類別魚類別生產量值11'!G62,'漁業生產量值-漁業種類別魚類別生產量值11'!O62)&#10;+SUM('漁業生產量值-漁業種類別魚類別生產量值13'!K62)&#10;+SUM('漁業生產量值-漁業種類別魚類別生產量值14'!I62,'漁業生產量值-漁業種類別魚類別生產量值14'!K62,'漁業生產量值-漁業種類別魚類別生產量值14'!M62,'漁業生產量值-漁業種類別魚類別生產量值14'!O62)&#10;+SUM('漁業生產量值-漁業種類別魚類別生產量值15'!C62)=0,&quot;-&quot;,&#10;SUM(G62,I62)&#10;+SUM('漁業生產量值-漁業種類別魚類別生產量值1'!E62,'漁業生產量值-漁業種類別魚類別生產量值1'!G62,'漁業生產量值-漁業種類別魚類別生產量值1'!I62)&#10;+SUM('漁業生產量值-漁業種類別魚類別生產量值2'!C62,'漁業生產量值-漁業種類別魚類別生產量值2'!E62,'漁業生產量值-漁業種類別魚類別生產量值2'!G62,'漁業生產量值-漁業種類別魚類別生產量值2'!I62)&#10;+SUM('漁業生產量值-漁業種類別魚類別生產量值3'!E62,'漁業生產量值-漁業種類別魚類別生產量值3'!I62,'漁業生產量值-漁業種類別魚類別生產量值3'!K62,'漁業生產量值-漁業種類別魚類別生產量值3'!M62,'漁業生產量值-漁業種類別魚類別生產量值3'!O62)&#10;+SUM('漁業生產量值-漁業種類別魚類別生產量值4'!C62,'漁業生產量值-漁業種類別魚類別生產量值4'!E62,'漁業生產量值-漁業種類別魚類別生產量值4'!G62,'漁業生產量值-漁業種類別魚類別生產量值4'!I62)&#10;+SUM('漁業生產量值-漁業種類別魚類別生產量值5'!E62,'漁業生產量值-漁業種類別魚類別生產量值5'!G62,'漁業生產量值-漁業種類別魚類別生產量值5'!I62,'漁業生產量值-漁業種類別魚類別生產量值5'!K62,'漁業生產量值-漁業種類別魚類別生產量值5'!M62,'漁業生產量值-漁業種類別魚類別生產量值5'!O62)&#10;+SUM('漁業生產量值-漁業種類別魚類別生產量值6'!C62,'漁業生產量值-漁業種類別魚類別生產量值6'!E62,'漁業生產量值-漁業種類別魚類別生產量值6'!G62,'漁業生產量值-漁業種類別魚類別生產量值6'!I62,'漁業生產量值-漁業種類別魚類別生產量值6'!K62,'漁業生產量值-漁業種類別魚類別生產量值6'!M62,'漁業生產量值-漁業種類別魚類別生產量值6'!O62)&#10;+SUM('漁業生產量值-漁業種類別魚類別生產量值9'!C62,'漁業生產量值-漁業種類別魚類別生產量值9'!O62)&#10;+SUM('漁業生產量值-漁業種類別魚類別生產量值10'!M62,'漁業生產量值-漁業種類別魚類別生產量值10'!O62)&#10;+SUM('漁業生產量值-漁業種類別魚類別生產量值11'!C62,'漁業生產量值-漁業種類別魚類別生產量值11'!E62,'漁業生產量值-漁業種類別魚類別生產量值11'!G62,'漁業生產量值-漁業種類別魚類別生產量值11'!O62)&#10;+SUM('漁業生產量值-漁業種類別魚類別生產量值13'!K62)&#10;+SUM('漁業生產量值-漁業種類別魚類別生產量值14'!I62,'漁業生產量值-漁業種類別魚類別生產量值14'!K62,'漁業生產量值-漁業種類別魚類別生產量值14'!M62,'漁業生產量值-漁業種類別魚類別生產量值14'!O62)&#10;+SUM('漁業生產量值-漁業種類別魚類別生產量值15'!C62))" table:style-name="ce49">
            <text:p>-</text:p>
          </table:table-cell>
          <table:table-cell office:value-type="float" office:value="1178514.34876" table:formula="msoxl:=  IF(SUM(H62,J62)&#10;+SUM('漁業生產量值-漁業種類別魚類別生產量值1'!F62,'漁業生產量值-漁業種類別魚類別生產量值1'!H62,'漁業生產量值-漁業種類別魚類別生產量值1'!J62,'漁業生產量值-漁業種類別魚類別生產量值1'!P62)&#10;+SUM('漁業生產量值-漁業種類別魚類別生產量值2'!D62,'漁業生產量值-漁業種類別魚類別生產量值2'!F62,'漁業生產量值-漁業種類別魚類別生產量值2'!H62,'漁業生產量值-漁業種類別魚類別生產量值2'!J62)&#10;+SUM('漁業生產量值-漁業種類別魚類別生產量值3'!F62,'漁業生產量值-漁業種類別魚類別生產量值3'!J62,'漁業生產量值-漁業種類別魚類別生產量值3'!L62,'漁業生產量值-漁業種類別魚類別生產量值3'!N62,'漁業生產量值-漁業種類別魚類別生產量值3'!P62)&#10;+SUM('漁業生產量值-漁業種類別魚類別生產量值4'!D62,'漁業生產量值-漁業種類別魚類別生產量值4'!F62,'漁業生產量值-漁業種類別魚類別生產量值4'!H62,'漁業生產量值-漁業種類別魚類別生產量值4'!J62)&#10;+SUM('漁業生產量值-漁業種類別魚類別生產量值5'!F62,'漁業生產量值-漁業種類別魚類別生產量值5'!H62,'漁業生產量值-漁業種類別魚類別生產量值5'!J62,'漁業生產量值-漁業種類別魚類別生產量值5'!L62,'漁業生產量值-漁業種類別魚類別生產量值5'!N62,'漁業生產量值-漁業種類別魚類別生產量值5'!P62)&#10;+SUM('漁業生產量值-漁業種類別魚類別生產量值6'!D62,'漁業生產量值-漁業種類別魚類別生產量值6'!F62,'漁業生產量值-漁業種類別魚類別生產量值6'!H62,'漁業生產量值-漁業種類別魚類別生產量值6'!J62,'漁業生產量值-漁業種類別魚類別生產量值6'!L62,'漁業生產量值-漁業種類別魚類別生產量值6'!N62,'漁業生產量值-漁業種類別魚類別生產量值6'!P62)&#10;+SUM('漁業生產量值-漁業種類別魚類別生產量值9'!D62,'漁業生產量值-漁業種類別魚類別生產量值9'!P62)&#10;+SUM('漁業生產量值-漁業種類別魚類別生產量值10'!N62,'漁業生產量值-漁業種類別魚類別生產量值10'!P62)&#10;+SUM('漁業生產量值-漁業種類別魚類別生產量值11'!D62,'漁業生產量值-漁業種類別魚類別生產量值11'!F62,'漁業生產量值-漁業種類別魚類別生產量值11'!H62,'漁業生產量值-漁業種類別魚類別生產量值11'!P62)&#10;+SUM('漁業生產量值-漁業種類別魚類別生產量值13'!L62)&#10;+SUM('漁業生產量值-漁業種類別魚類別生產量值14'!J62,'漁業生產量值-漁業種類別魚類別生產量值14'!L62,'漁業生產量值-漁業種類別魚類別生產量值14'!N62,'漁業生產量值-漁業種類別魚類別生產量值14'!P62)&#10;+SUM('漁業生產量值-漁業種類別魚類別生產量值15'!D62)=0,&quot;-&quot;,&#10;SUM(H62,J62)&#10;+SUM('漁業生產量值-漁業種類別魚類別生產量值1'!F62,'漁業生產量值-漁業種類別魚類別生產量值1'!H62,'漁業生產量值-漁業種類別魚類別生產量值1'!J62,'漁業生產量值-漁業種類別魚類別生產量值1'!P62)&#10;+SUM('漁業生產量值-漁業種類別魚類別生產量值2'!D62,'漁業生產量值-漁業種類別魚類別生產量值2'!F62,'漁業生產量值-漁業種類別魚類別生產量值2'!H62,'漁業生產量值-漁業種類別魚類別生產量值2'!J62)&#10;+SUM('漁業生產量值-漁業種類別魚類別生產量值3'!F62,'漁業生產量值-漁業種類別魚類別生產量值3'!J62,'漁業生產量值-漁業種類別魚類別生產量值3'!L62,'漁業生產量值-漁業種類別魚類別生產量值3'!N62,'漁業生產量值-漁業種類別魚類別生產量值3'!P62)&#10;+SUM('漁業生產量值-漁業種類別魚類別生產量值4'!D62,'漁業生產量值-漁業種類別魚類別生產量值4'!F62,'漁業生產量值-漁業種類別魚類別生產量值4'!H62,'漁業生產量值-漁業種類別魚類別生產量值4'!J62)&#10;+SUM('漁業生產量值-漁業種類別魚類別生產量值5'!F62,'漁業生產量值-漁業種類別魚類別生產量值5'!H62,'漁業生產量值-漁業種類別魚類別生產量值5'!J62,'漁業生產量值-漁業種類別魚類別生產量值5'!L62,'漁業生產量值-漁業種類別魚類別生產量值5'!N62,'漁業生產量值-漁業種類別魚類別生產量值5'!P62)&#10;+SUM('漁業生產量值-漁業種類別魚類別生產量值6'!D62,'漁業生產量值-漁業種類別魚類別生產量值6'!F62,'漁業生產量值-漁業種類別魚類別生產量值6'!H62,'漁業生產量值-漁業種類別魚類別生產量值6'!J62,'漁業生產量值-漁業種類別魚類別生產量值6'!L62,'漁業生產量值-漁業種類別魚類別生產量值6'!N62,'漁業生產量值-漁業種類別魚類別生產量值6'!P62)&#10;+SUM('漁業生產量值-漁業種類別魚類別生產量值9'!D62,'漁業生產量值-漁業種類別魚類別生產量值9'!P62)&#10;+SUM('漁業生產量值-漁業種類別魚類別生產量值10'!N62,'漁業生產量值-漁業種類別魚類別生產量值10'!P62)&#10;+SUM('漁業生產量值-漁業種類別魚類別生產量值11'!D62,'漁業生產量值-漁業種類別魚類別生產量值11'!F62,'漁業生產量值-漁業種類別魚類別生產量值11'!H62,'漁業生產量值-漁業種類別魚類別生產量值11'!P62)&#10;+SUM('漁業生產量值-漁業種類別魚類別生產量值13'!L62)&#10;+SUM('漁業生產量值-漁業種類別魚類別生產量值14'!J62,'漁業生產量值-漁業種類別魚類別生產量值14'!L62,'漁業生產量值-漁業種類別魚類別生產量值14'!N62,'漁業生產量值-漁業種類別魚類別生產量值14'!P62)&#10;+SUM('漁業生產量值-漁業種類別魚類別生產量值15'!D62))" table:style-name="ce49">
            <text:p>1,178,51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62,M62,O62,'漁業生產量值-漁業種類別魚類別生產量值1'!C62)=0,&quot;-&quot;,SUM(K62,M62,O62,'漁業生產量值-漁業種類別魚類別生產量值1'!C62))" table:style-name="ce19">
            <text:p>-</text:p>
          </table:table-cell>
          <table:table-cell office:value-type="string" office:string-value="-" table:formula="msoxl:=IF(SUM(L62,N62,P62,'漁業生產量值-漁業種類別魚類別生產量值1'!D62)=0,&quot;-&quot;,SUM(L62,N62,P62,'漁業生產量值-漁業種類別魚類別生產量值1'!D6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5">
            <text:p>699</text:p>
          </table:table-cell>
          <table:table-cell office:value-type="string" table:style-name="ce20">
            <text:p>　其他內陸養殖　</text:p>
          </table:table-cell>
          <table:table-cell office:value-type="float" office:value="524.44899999999996" table:style-name="ce50">
            <text:p>524<text:s/></text:p>
          </table:table-cell>
          <table:table-cell office:value-type="float" office:value="33074.150300000001" table:style-name="ce50">
            <text:p>33,074<text:s/></text:p>
          </table:table-cell>
          <table:table-cell office:value-type="float" office:value="499.06800000000004" table:formula="msoxl:=  IF(SUM(G63,I63)&#10;+SUM('漁業生產量值-漁業種類別魚類別生產量值1'!E63,'漁業生產量值-漁業種類別魚類別生產量值1'!G63,'漁業生產量值-漁業種類別魚類別生產量值1'!I63)&#10;+SUM('漁業生產量值-漁業種類別魚類別生產量值2'!C63,'漁業生產量值-漁業種類別魚類別生產量值2'!E63,'漁業生產量值-漁業種類別魚類別生產量值2'!G63,'漁業生產量值-漁業種類別魚類別生產量值2'!I63)&#10;+SUM('漁業生產量值-漁業種類別魚類別生產量值3'!E63,'漁業生產量值-漁業種類別魚類別生產量值3'!I63,'漁業生產量值-漁業種類別魚類別生產量值3'!K63,'漁業生產量值-漁業種類別魚類別生產量值3'!M63,'漁業生產量值-漁業種類別魚類別生產量值3'!O63)&#10;+SUM('漁業生產量值-漁業種類別魚類別生產量值4'!C63,'漁業生產量值-漁業種類別魚類別生產量值4'!E63,'漁業生產量值-漁業種類別魚類別生產量值4'!G63,'漁業生產量值-漁業種類別魚類別生產量值4'!I63)&#10;+SUM('漁業生產量值-漁業種類別魚類別生產量值5'!E63,'漁業生產量值-漁業種類別魚類別生產量值5'!G63,'漁業生產量值-漁業種類別魚類別生產量值5'!I63,'漁業生產量值-漁業種類別魚類別生產量值5'!K63,'漁業生產量值-漁業種類別魚類別生產量值5'!M63,'漁業生產量值-漁業種類別魚類別生產量值5'!O63)&#10;+SUM('漁業生產量值-漁業種類別魚類別生產量值6'!C63,'漁業生產量值-漁業種類別魚類別生產量值6'!E63,'漁業生產量值-漁業種類別魚類別生產量值6'!G63,'漁業生產量值-漁業種類別魚類別生產量值6'!I63,'漁業生產量值-漁業種類別魚類別生產量值6'!K63,'漁業生產量值-漁業種類別魚類別生產量值6'!M63,'漁業生產量值-漁業種類別魚類別生產量值6'!O63)&#10;+SUM('漁業生產量值-漁業種類別魚類別生產量值9'!C63,'漁業生產量值-漁業種類別魚類別生產量值9'!O63)&#10;+SUM('漁業生產量值-漁業種類別魚類別生產量值10'!M63,'漁業生產量值-漁業種類別魚類別生產量值10'!O63)&#10;+SUM('漁業生產量值-漁業種類別魚類別生產量值11'!C63,'漁業生產量值-漁業種類別魚類別生產量值11'!E63,'漁業生產量值-漁業種類別魚類別生產量值11'!G63,'漁業生產量值-漁業種類別魚類別生產量值11'!O63)&#10;+SUM('漁業生產量值-漁業種類別魚類別生產量值13'!K63)&#10;+SUM('漁業生產量值-漁業種類別魚類別生產量值14'!I63,'漁業生產量值-漁業種類別魚類別生產量值14'!K63,'漁業生產量值-漁業種類別魚類別生產量值14'!M63,'漁業生產量值-漁業種類別魚類別生產量值14'!O63)&#10;+SUM('漁業生產量值-漁業種類別魚類別生產量值15'!C63)=0,&quot;-&quot;,&#10;SUM(G63,I63)&#10;+SUM('漁業生產量值-漁業種類別魚類別生產量值1'!E63,'漁業生產量值-漁業種類別魚類別生產量值1'!G63,'漁業生產量值-漁業種類別魚類別生產量值1'!I63)&#10;+SUM('漁業生產量值-漁業種類別魚類別生產量值2'!C63,'漁業生產量值-漁業種類別魚類別生產量值2'!E63,'漁業生產量值-漁業種類別魚類別生產量值2'!G63,'漁業生產量值-漁業種類別魚類別生產量值2'!I63)&#10;+SUM('漁業生產量值-漁業種類別魚類別生產量值3'!E63,'漁業生產量值-漁業種類別魚類別生產量值3'!I63,'漁業生產量值-漁業種類別魚類別生產量值3'!K63,'漁業生產量值-漁業種類別魚類別生產量值3'!M63,'漁業生產量值-漁業種類別魚類別生產量值3'!O63)&#10;+SUM('漁業生產量值-漁業種類別魚類別生產量值4'!C63,'漁業生產量值-漁業種類別魚類別生產量值4'!E63,'漁業生產量值-漁業種類別魚類別生產量值4'!G63,'漁業生產量值-漁業種類別魚類別生產量值4'!I63)&#10;+SUM('漁業生產量值-漁業種類別魚類別生產量值5'!E63,'漁業生產量值-漁業種類別魚類別生產量值5'!G63,'漁業生產量值-漁業種類別魚類別生產量值5'!I63,'漁業生產量值-漁業種類別魚類別生產量值5'!K63,'漁業生產量值-漁業種類別魚類別生產量值5'!M63,'漁業生產量值-漁業種類別魚類別生產量值5'!O63)&#10;+SUM('漁業生產量值-漁業種類別魚類別生產量值6'!C63,'漁業生產量值-漁業種類別魚類別生產量值6'!E63,'漁業生產量值-漁業種類別魚類別生產量值6'!G63,'漁業生產量值-漁業種類別魚類別生產量值6'!I63,'漁業生產量值-漁業種類別魚類別生產量值6'!K63,'漁業生產量值-漁業種類別魚類別生產量值6'!M63,'漁業生產量值-漁業種類別魚類別生產量值6'!O63)&#10;+SUM('漁業生產量值-漁業種類別魚類別生產量值9'!C63,'漁業生產量值-漁業種類別魚類別生產量值9'!O63)&#10;+SUM('漁業生產量值-漁業種類別魚類別生產量值10'!M63,'漁業生產量值-漁業種類別魚類別生產量值10'!O63)&#10;+SUM('漁業生產量值-漁業種類別魚類別生產量值11'!C63,'漁業生產量值-漁業種類別魚類別生產量值11'!E63,'漁業生產量值-漁業種類別魚類別生產量值11'!G63,'漁業生產量值-漁業種類別魚類別生產量值11'!O63)&#10;+SUM('漁業生產量值-漁業種類別魚類別生產量值13'!K63)&#10;+SUM('漁業生產量值-漁業種類別魚類別生產量值14'!I63,'漁業生產量值-漁業種類別魚類別生產量值14'!K63,'漁業生產量值-漁業種類別魚類別生產量值14'!M63,'漁業生產量值-漁業種類別魚類別生產量值14'!O63)&#10;+SUM('漁業生產量值-漁業種類別魚類別生產量值15'!C63))" table:style-name="ce49">
            <text:p>499<text:s/></text:p>
          </table:table-cell>
          <table:table-cell office:value-type="float" office:value="31391.413700000001" table:formula="msoxl:=  IF(SUM(H63,J63)&#10;+SUM('漁業生產量值-漁業種類別魚類別生產量值1'!F63,'漁業生產量值-漁業種類別魚類別生產量值1'!H63,'漁業生產量值-漁業種類別魚類別生產量值1'!J63,'漁業生產量值-漁業種類別魚類別生產量值1'!P63)&#10;+SUM('漁業生產量值-漁業種類別魚類別生產量值2'!D63,'漁業生產量值-漁業種類別魚類別生產量值2'!F63,'漁業生產量值-漁業種類別魚類別生產量值2'!H63,'漁業生產量值-漁業種類別魚類別生產量值2'!J63)&#10;+SUM('漁業生產量值-漁業種類別魚類別生產量值3'!F63,'漁業生產量值-漁業種類別魚類別生產量值3'!J63,'漁業生產量值-漁業種類別魚類別生產量值3'!L63,'漁業生產量值-漁業種類別魚類別生產量值3'!N63,'漁業生產量值-漁業種類別魚類別生產量值3'!P63)&#10;+SUM('漁業生產量值-漁業種類別魚類別生產量值4'!D63,'漁業生產量值-漁業種類別魚類別生產量值4'!F63,'漁業生產量值-漁業種類別魚類別生產量值4'!H63,'漁業生產量值-漁業種類別魚類別生產量值4'!J63)&#10;+SUM('漁業生產量值-漁業種類別魚類別生產量值5'!F63,'漁業生產量值-漁業種類別魚類別生產量值5'!H63,'漁業生產量值-漁業種類別魚類別生產量值5'!J63,'漁業生產量值-漁業種類別魚類別生產量值5'!L63,'漁業生產量值-漁業種類別魚類別生產量值5'!N63,'漁業生產量值-漁業種類別魚類別生產量值5'!P63)&#10;+SUM('漁業生產量值-漁業種類別魚類別生產量值6'!D63,'漁業生產量值-漁業種類別魚類別生產量值6'!F63,'漁業生產量值-漁業種類別魚類別生產量值6'!H63,'漁業生產量值-漁業種類別魚類別生產量值6'!J63,'漁業生產量值-漁業種類別魚類別生產量值6'!L63,'漁業生產量值-漁業種類別魚類別生產量值6'!N63,'漁業生產量值-漁業種類別魚類別生產量值6'!P63)&#10;+SUM('漁業生產量值-漁業種類別魚類別生產量值9'!D63,'漁業生產量值-漁業種類別魚類別生產量值9'!P63)&#10;+SUM('漁業生產量值-漁業種類別魚類別生產量值10'!N63,'漁業生產量值-漁業種類別魚類別生產量值10'!P63)&#10;+SUM('漁業生產量值-漁業種類別魚類別生產量值11'!D63,'漁業生產量值-漁業種類別魚類別生產量值11'!F63,'漁業生產量值-漁業種類別魚類別生產量值11'!H63,'漁業生產量值-漁業種類別魚類別生產量值11'!P63)&#10;+SUM('漁業生產量值-漁業種類別魚類別生產量值13'!L63)&#10;+SUM('漁業生產量值-漁業種類別魚類別生產量值14'!J63,'漁業生產量值-漁業種類別魚類別生產量值14'!L63,'漁業生產量值-漁業種類別魚類別生產量值14'!N63,'漁業生產量值-漁業種類別魚類別生產量值14'!P63)&#10;+SUM('漁業生產量值-漁業種類別魚類別生產量值15'!D63)=0,&quot;-&quot;,&#10;SUM(H63,J63)&#10;+SUM('漁業生產量值-漁業種類別魚類別生產量值1'!F63,'漁業生產量值-漁業種類別魚類別生產量值1'!H63,'漁業生產量值-漁業種類別魚類別生產量值1'!J63,'漁業生產量值-漁業種類別魚類別生產量值1'!P63)&#10;+SUM('漁業生產量值-漁業種類別魚類別生產量值2'!D63,'漁業生產量值-漁業種類別魚類別生產量值2'!F63,'漁業生產量值-漁業種類別魚類別生產量值2'!H63,'漁業生產量值-漁業種類別魚類別生產量值2'!J63)&#10;+SUM('漁業生產量值-漁業種類別魚類別生產量值3'!F63,'漁業生產量值-漁業種類別魚類別生產量值3'!J63,'漁業生產量值-漁業種類別魚類別生產量值3'!L63,'漁業生產量值-漁業種類別魚類別生產量值3'!N63,'漁業生產量值-漁業種類別魚類別生產量值3'!P63)&#10;+SUM('漁業生產量值-漁業種類別魚類別生產量值4'!D63,'漁業生產量值-漁業種類別魚類別生產量值4'!F63,'漁業生產量值-漁業種類別魚類別生產量值4'!H63,'漁業生產量值-漁業種類別魚類別生產量值4'!J63)&#10;+SUM('漁業生產量值-漁業種類別魚類別生產量值5'!F63,'漁業生產量值-漁業種類別魚類別生產量值5'!H63,'漁業生產量值-漁業種類別魚類別生產量值5'!J63,'漁業生產量值-漁業種類別魚類別生產量值5'!L63,'漁業生產量值-漁業種類別魚類別生產量值5'!N63,'漁業生產量值-漁業種類別魚類別生產量值5'!P63)&#10;+SUM('漁業生產量值-漁業種類別魚類別生產量值6'!D63,'漁業生產量值-漁業種類別魚類別生產量值6'!F63,'漁業生產量值-漁業種類別魚類別生產量值6'!H63,'漁業生產量值-漁業種類別魚類別生產量值6'!J63,'漁業生產量值-漁業種類別魚類別生產量值6'!L63,'漁業生產量值-漁業種類別魚類別生產量值6'!N63,'漁業生產量值-漁業種類別魚類別生產量值6'!P63)&#10;+SUM('漁業生產量值-漁業種類別魚類別生產量值9'!D63,'漁業生產量值-漁業種類別魚類別生產量值9'!P63)&#10;+SUM('漁業生產量值-漁業種類別魚類別生產量值10'!N63,'漁業生產量值-漁業種類別魚類別生產量值10'!P63)&#10;+SUM('漁業生產量值-漁業種類別魚類別生產量值11'!D63,'漁業生產量值-漁業種類別魚類別生產量值11'!F63,'漁業生產量值-漁業種類別魚類別生產量值11'!H63,'漁業生產量值-漁業種類別魚類別生產量值11'!P63)&#10;+SUM('漁業生產量值-漁業種類別魚類別生產量值13'!L63)&#10;+SUM('漁業生產量值-漁業種類別魚類別生產量值14'!J63,'漁業生產量值-漁業種類別魚類別生產量值14'!L63,'漁業生產量值-漁業種類別魚類別生產量值14'!N63,'漁業生產量值-漁業種類別魚類別生產量值14'!P63)&#10;+SUM('漁業生產量值-漁業種類別魚類別生產量值15'!D63))" table:style-name="ce49">
            <text:p>31,391<text:s/></text:p>
          </table:table-cell>
          <table:table-cell office:value-type="float" office:value="344.50900000000001" table:style-name="ce50">
            <text:p>345<text:s/></text:p>
          </table:table-cell>
          <table:table-cell office:value-type="float" office:value="19825.99568" table:style-name="ce50">
            <text:p>19,826<text:s/></text:p>
          </table:table-cell>
          <table:table-cell office:value-type="float" office:value="130.625" table:formula="msoxl:=IF(SUM(K63,M63,O63,'漁業生產量值-漁業種類別魚類別生產量值1'!C63)=0,&quot;-&quot;,SUM(K63,M63,O63,'漁業生產量值-漁業種類別魚類別生產量值1'!C63))" table:style-name="ce19">
            <text:p>131<text:s/></text:p>
          </table:table-cell>
          <table:table-cell office:value-type="float" office:value="8661.223899999999" table:formula="msoxl:=IF(SUM(L63,N63,P63,'漁業生產量值-漁業種類別魚類別生產量值1'!D63)=0,&quot;-&quot;,SUM(L63,N63,P63,'漁業生產量值-漁業種類別魚類別生產量值1'!D63))" table:style-name="ce19">
            <text:p>8,661<text:s/></text:p>
          </table:table-cell>
          <table:table-cell office:value-type="float" office:value="12.627000000000001" table:style-name="ce50">
            <text:p>13<text:s/></text:p>
          </table:table-cell>
          <table:table-cell office:value-type="float" office:value="873.10500000000002" table:style-name="ce50">
            <text:p>873<text:s/></text:p>
          </table:table-cell>
          <table:table-cell office:value-type="float" office:value="7.5609999999999999" table:style-name="ce50">
            <text:p>8<text:s/></text:p>
          </table:table-cell>
          <table:table-cell office:value-type="float" office:value="513.81489999999997" table:style-name="ce50">
            <text:p>514<text:s/></text:p>
          </table:table-cell>
          <table:table-cell office:value-type="float" office:value="39.880000000000003" table:style-name="ce50">
            <text:p>40<text:s/></text:p>
          </table:table-cell>
          <table:table-cell office:value-type="float" office:value="2455.8319999999999" table:style-name="ce50">
            <text:p>2,456<text:s/>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77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the grand total.</text:p>
          </table:table-cell>
          <table:covered-table-cell table:number-columns-repeated="9"/>
          <table:table-cell table:number-columns-repeated="16368" table:style-name="ce76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99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74"/>
          <table:table-cell office:value-type="string" table:number-columns-spanned="3" table:number-rows-spanned="1" table:style-name="ce101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74"/>
          <table:table-cell office:value-type="string" table:style-name="ce75">
            <text:p>價值：新臺幣千元</text:p>
          </table:table-cell>
          <table:table-cell table:style-name="ce74"/>
          <table:table-cell table:style-name="ce75"/>
          <table:table-cell office:value-type="string" table:style-name="ce75">
            <text:p>(1) By type of fisheries by species(Continued)</text:p>
          </table:table-cell>
          <table:table-cell table:number-columns-repeated="3" table:style-name="ce74"/>
          <table:table-cell office:value-type="string" table:style-name="ce21">
            <text:p>Value：Thousand NT $</text:p>
          </table:table-cell>
          <table:table-cell table:number-columns-repeated="16371" table:style-name="ce74"/>
        </table:table-row>
        <table:table-row table:style-name="ro2">
          <table:table-cell table:style-name="ce7"/>
          <table:table-cell office:value-type="string" table:number-columns-spanned="1" table:number-rows-spanned="3" table:style-name="ce103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1" draw:style-name="a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7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74">
            <text:p>鯉科</text:p>
          </table:table-cell>
          <table:covered-table-cell/>
          <table:table-cell table:number-columns-spanned="2" table:number-rows-spanned="1" table:style-name="ce175"/>
          <table:covered-table-cell/>
          <table:table-cell table:number-columns-repeated="2" table:style-name="ce22"/>
          <table:table-cell office:value-type="string" table:number-columns-spanned="6" table:number-rows-spanned="1" table:style-name="ce174">
            <text:p>鱸 <text:s text:c="3"/>魚 <text:s text:c="3"/>類<text:s text:c="2"/></text:p>
          </table:table-cell>
          <table:covered-table-cell table:number-columns-repeated="5"/>
          <table:table-cell table:style-name="ce23"/>
          <table:table-cell table:style-name="ce24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76">
            <text:p>大 <text:s/>頭 <text:s/>鰱</text:p>
          </table:table-cell>
          <table:covered-table-cell/>
          <table:table-cell office:value-type="string" table:number-columns-spanned="2" table:number-rows-spanned="1" table:style-name="ce177">
            <text:p>鰻 <text:s text:c="6"/>魚</text:p>
          </table:table-cell>
          <table:covered-table-cell/>
          <table:table-cell office:value-type="string" table:number-columns-spanned="2" table:number-rows-spanned="1" table:style-name="ce179">
            <text:p>淡 <text:s/>水 <text:s/>鯰</text:p>
          </table:table-cell>
          <table:covered-table-cell/>
          <table:table-cell office:value-type="string" table:number-columns-spanned="2" table:number-rows-spanned="1" table:style-name="ce178">
            <text:p>小計</text:p>
          </table:table-cell>
          <table:covered-table-cell/>
          <table:table-cell office:value-type="string" table:number-columns-spanned="2" table:number-rows-spanned="1" table:style-name="ce178">
            <text:p>鱸 <text:s text:c="6"/>魚</text:p>
          </table:table-cell>
          <table:covered-table-cell/>
          <table:table-cell office:value-type="string" table:number-columns-spanned="2" table:number-rows-spanned="1" table:style-name="ce178">
            <text:p>紅 <text:s/>目 <text:s/>鱸</text:p>
          </table:table-cell>
          <table:covered-table-cell/>
          <table:table-cell office:value-type="string" table:number-columns-spanned="2" table:number-rows-spanned="1" table:style-name="ce179">
            <text:p>觀 <text:s/>賞 <text:s/>魚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67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68">
            <text:p>0205</text:p>
          </table:table-cell>
          <table:covered-table-cell/>
          <table:table-cell office:value-type="string" table:number-columns-spanned="2" table:number-rows-spanned="1" table:style-name="ce164">
            <text:p>0300</text:p>
          </table:table-cell>
          <table:covered-table-cell/>
          <table:table-cell office:value-type="string" table:number-columns-spanned="2" table:number-rows-spanned="1" table:style-name="ce161">
            <text:p>0400</text:p>
          </table:table-cell>
          <table:covered-table-cell/>
          <table:table-cell office:value-type="string" table:number-columns-spanned="2" table:number-rows-spanned="1" table:style-name="ce180">
            <text:p>Sub Total</text:p>
          </table:table-cell>
          <table:covered-table-cell/>
          <table:table-cell office:value-type="string" table:number-columns-spanned="2" table:number-rows-spanned="1" table:style-name="ce161">
            <text:p>0500</text:p>
          </table:table-cell>
          <table:covered-table-cell/>
          <table:table-cell office:value-type="string" table:number-columns-spanned="2" table:number-rows-spanned="1" table:style-name="ce161">
            <text:p>0504</text:p>
          </table:table-cell>
          <table:covered-table-cell/>
          <table:table-cell office:value-type="string" table:number-columns-spanned="2" table:number-rows-spanned="1" table:style-name="ce161">
            <text:p>0700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2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6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1135.0264999999999" table:formula="msoxl:=  IF(SUM(C11,C19,C36,C50,C54,C58)=0,&quot;-&quot;,SUM(C11,C19,C36,C50,C54,C58))" table:style-name="ce49">
            <text:p>1,135<text:s/></text:p>
          </table:table-cell>
          <table:table-cell office:value-type="float" office:value="77228.987250000006" table:formula="msoxl:=  IF(SUM(D11,D19,D36,D50,D54,D58)=0,&quot;-&quot;,SUM(D11,D19,D36,D50,D54,D58))" table:style-name="ce49">
            <text:p>77,229<text:s/></text:p>
          </table:table-cell>
          <table:table-cell office:value-type="float" office:value="1904.2739999999999" table:formula="msoxl:=  IF(SUM(E11,E19,E36,E50,E54,E58)=0,&quot;-&quot;,SUM(E11,E19,E36,E50,E54,E58))" table:style-name="ce49">
            <text:p>1,904<text:s/></text:p>
          </table:table-cell>
          <table:table-cell office:value-type="float" office:value="2140840.9249999998" table:formula="msoxl:=  IF(SUM(F11,F19,F36,F50,F54,F58)=0,&quot;-&quot;,SUM(F11,F19,F36,F50,F54,F58))" table:style-name="ce49">
            <text:p>2,140,841<text:s/></text:p>
          </table:table-cell>
          <table:table-cell office:value-type="float" office:value="879.39699999999993" table:formula="msoxl:=  IF(SUM(G11,G19,G36,G50,G54,G58)=0,&quot;-&quot;,SUM(G11,G19,G36,G50,G54,G58))" table:style-name="ce49">
            <text:p>879<text:s/></text:p>
          </table:table-cell>
          <table:table-cell office:value-type="float" office:value="30916.4899" table:formula="msoxl:=  IF(SUM(H11,H19,H36,H50,H54,H58)=0,&quot;-&quot;,SUM(H11,H19,H36,H50,H54,H58))" table:style-name="ce49">
            <text:p>30,916<text:s/></text:p>
          </table:table-cell>
          <table:table-cell office:value-type="float" office:value="31801.91994" table:formula="msoxl:=IF(SUM(K10,M10)=0,&quot;-&quot;,SUM(K10,M10))" table:style-name="ce19">
            <text:p>31,802<text:s/></text:p>
          </table:table-cell>
          <table:table-cell office:value-type="float" office:value="2676853.4076999999" table:formula="msoxl:=IF(SUM(L10,N10)=0,&quot;-&quot;,SUM(L10,N10))" table:style-name="ce19">
            <text:p>2,676,853<text:s/></text:p>
          </table:table-cell>
          <table:table-cell office:value-type="float" office:value="26094.041140000001" table:formula="msoxl:=  IF(SUM(K11,K19,K36,K50,K54,K58)=0,&quot;-&quot;,SUM(K11,K19,K36,K50,K54,K58))" table:style-name="ce49">
            <text:p>26,094<text:s/></text:p>
          </table:table-cell>
          <table:table-cell office:value-type="float" office:value="2184326.8001999999" table:formula="msoxl:=  IF(SUM(L11,L19,L36,L50,L54,L58)=0,&quot;-&quot;,SUM(L11,L19,L36,L50,L54,L58))" table:style-name="ce49">
            <text:p>2,184,327<text:s/></text:p>
          </table:table-cell>
          <table:table-cell office:value-type="float" office:value="5707.8787999999995" table:formula="msoxl:=  IF(SUM(M11,M19,M36,M50,M54,M58)=0,&quot;-&quot;,SUM(M11,M19,M36,M50,M54,M58))" table:style-name="ce49">
            <text:p>5,708<text:s/></text:p>
          </table:table-cell>
          <table:table-cell office:value-type="float" office:value="492526.60750000004" table:formula="msoxl:=  IF(SUM(N11,N19,N36,N50,N54,N58)=0,&quot;-&quot;,SUM(N11,N19,N36,N50,N54,N58))" table:style-name="ce49">
            <text:p>492,527<text:s/></text:p>
          </table:table-cell>
          <table:table-cell office:value-type="float" office:value="59694.757000000005" table:formula="msoxl:=  IF(SUM(O11,O19,O36,O50,O54,O58)=0,&quot;-&quot;,SUM(O11,O19,O36,O50,O54,O58))" table:style-name="ce49">
            <text:p>59,695<text:s/></text:p>
          </table:table-cell>
          <table:table-cell office:value-type="float" office:value="1178514.34876" table:formula="msoxl:=  IF(SUM(P11,P19,P36,P50,P54,P58)=0,&quot;-&quot;,SUM(P11,P19,P36,P50,P54,P58))" table:style-name="ce49">
            <text:p>1,178,51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string" office:string-value="-" table:formula="msoxl:=  IF(SUM(C12:C18)=0,&quot;-&quot;,SUM(C12:C18))" table:style-name="ce49">
            <text:p>-</text:p>
          </table:table-cell>
          <table:table-cell office:value-type="string" office:string-value="-" table:formula="msoxl:=  IF(SUM(D12:D18)=0,&quot;-&quot;,SUM(D12:D18))" table:style-name="ce49">
            <text:p>-</text:p>
          </table:table-cell>
          <table:table-cell office:value-type="string" office:string-value="-" table:formula="msoxl:=  IF(SUM(E12:E18)=0,&quot;-&quot;,SUM(E12:E18))" table:style-name="ce49">
            <text:p>-</text:p>
          </table:table-cell>
          <table:table-cell office:value-type="string" office:string-value="-" table:formula="msoxl:=  IF(SUM(F12:F18)=0,&quot;-&quot;,SUM(F12:F18))" table:style-name="ce49">
            <text:p>-</text:p>
          </table:table-cell>
          <table:table-cell office:value-type="string" office:string-value="-" table:formula="msoxl:=  IF(SUM(G12:G18)=0,&quot;-&quot;,SUM(G12:G18))" table:style-name="ce49">
            <text:p>-</text:p>
          </table:table-cell>
          <table:table-cell office:value-type="string" office:string-value="-" table:formula="msoxl:=  IF(SUM(H12:H18)=0,&quot;-&quot;,SUM(H12:H18))" table:style-name="ce49">
            <text:p>-</text:p>
          </table:table-cell>
          <table:table-cell office:value-type="string" office:string-value="-" table:formula="msoxl:=IF(SUM(K11,M11)=0,&quot;-&quot;,SUM(K11,M11))" table:style-name="ce19">
            <text:p>-</text:p>
          </table:table-cell>
          <table:table-cell office:value-type="string" office:string-value="-" table:formula="msoxl:=IF(SUM(L11,N11)=0,&quot;-&quot;,SUM(L11,N11))" table:style-name="ce19">
            <text:p>-</text:p>
          </table:table-cell>
          <table:table-cell office:value-type="string" office:string-value="-" table:formula="msoxl:=  IF(SUM(K12:K18)=0,&quot;-&quot;,SUM(K12:K18))" table:style-name="ce49">
            <text:p>-</text:p>
          </table:table-cell>
          <table:table-cell office:value-type="string" office:string-value="-" table:formula="msoxl:=  IF(SUM(L12:L18)=0,&quot;-&quot;,SUM(L12:L18))" table:style-name="ce49">
            <text:p>-</text:p>
          </table:table-cell>
          <table:table-cell office:value-type="string" office:string-value="-" table:formula="msoxl:=  IF(SUM(M12:M18)=0,&quot;-&quot;,SUM(M12:M18))" table:style-name="ce49">
            <text:p>-</text:p>
          </table:table-cell>
          <table:table-cell office:value-type="string" office:string-value="-" table:formula="msoxl:=  IF(SUM(N12:N18)=0,&quot;-&quot;,SUM(N12:N18))" table:style-name="ce49">
            <text:p>-</text:p>
          </table:table-cell>
          <table:table-cell office:value-type="string" office:string-value="-" table:formula="msoxl:=  IF(SUM(O12:O18)=0,&quot;-&quot;,SUM(O12:O18))" table:style-name="ce49">
            <text:p>-</text:p>
          </table:table-cell>
          <table:table-cell office:value-type="string" office:string-value="-" table:formula="msoxl:=  IF(SUM(P12:P18)=0,&quot;-&quot;,SUM(P12:P18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2,M12)=0,&quot;-&quot;,SUM(K12,M12))" table:style-name="ce19">
            <text:p>-</text:p>
          </table:table-cell>
          <table:table-cell office:value-type="string" office:string-value="-" table:formula="msoxl:=IF(SUM(L12,N12)=0,&quot;-&quot;,SUM(L12,N1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3,M13)=0,&quot;-&quot;,SUM(K13,M13))" table:style-name="ce19">
            <text:p>-</text:p>
          </table:table-cell>
          <table:table-cell office:value-type="string" office:string-value="-" table:formula="msoxl:=IF(SUM(L13,N13)=0,&quot;-&quot;,SUM(L13,N1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4,M14)=0,&quot;-&quot;,SUM(K14,M14))" table:style-name="ce19">
            <text:p>-</text:p>
          </table:table-cell>
          <table:table-cell office:value-type="string" office:string-value="-" table:formula="msoxl:=IF(SUM(L14,N14)=0,&quot;-&quot;,SUM(L14,N14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5,M15)=0,&quot;-&quot;,SUM(K15,M15))" table:style-name="ce19">
            <text:p>-</text:p>
          </table:table-cell>
          <table:table-cell office:value-type="string" office:string-value="-" table:formula="msoxl:=IF(SUM(L15,N15)=0,&quot;-&quot;,SUM(L15,N1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6,M16)=0,&quot;-&quot;,SUM(K16,M16))" table:style-name="ce19">
            <text:p>-</text:p>
          </table:table-cell>
          <table:table-cell office:value-type="string" office:string-value="-" table:formula="msoxl:=IF(SUM(L16,N16)=0,&quot;-&quot;,SUM(L16,N1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7,M17)=0,&quot;-&quot;,SUM(K17,M17))" table:style-name="ce19">
            <text:p>-</text:p>
          </table:table-cell>
          <table:table-cell office:value-type="string" office:string-value="-" table:formula="msoxl:=IF(SUM(L17,N17)=0,&quot;-&quot;,SUM(L17,N1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8,M18)=0,&quot;-&quot;,SUM(K18,M18))" table:style-name="ce19">
            <text:p>-</text:p>
          </table:table-cell>
          <table:table-cell office:value-type="string" office:string-value="-" table:formula="msoxl:=IF(SUM(L18,N18)=0,&quot;-&quot;,SUM(L18,N18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58.188000000000002" table:formula="msoxl:=  IF(SUM(C20:C35)=0,&quot;-&quot;,SUM(C20:C35))" table:style-name="ce49">
            <text:p>58<text:s/></text:p>
          </table:table-cell>
          <table:table-cell office:value-type="float" office:value="9310.08" table:formula="msoxl:=  IF(SUM(D20:D35)=0,&quot;-&quot;,SUM(D20:D35))" table:style-name="ce49">
            <text:p>9,310<text:s/></text:p>
          </table:table-cell>
          <table:table-cell office:value-type="string" office:string-value="-" table:formula="msoxl:=  IF(SUM(E20:E35)=0,&quot;-&quot;,SUM(E20:E35))" table:style-name="ce49">
            <text:p>-</text:p>
          </table:table-cell>
          <table:table-cell office:value-type="string" office:string-value="-" table:formula="msoxl:=  IF(SUM(F20:F35)=0,&quot;-&quot;,SUM(F20:F35))" table:style-name="ce49">
            <text:p>-</text:p>
          </table:table-cell>
          <table:table-cell office:value-type="string" office:string-value="-" table:formula="msoxl:=  IF(SUM(G20:G35)=0,&quot;-&quot;,SUM(G20:G35))" table:style-name="ce49">
            <text:p>-</text:p>
          </table:table-cell>
          <table:table-cell office:value-type="string" office:string-value="-" table:formula="msoxl:=  IF(SUM(H20:H35)=0,&quot;-&quot;,SUM(H20:H35))" table:style-name="ce49">
            <text:p>-</text:p>
          </table:table-cell>
          <table:table-cell office:value-type="float" office:value="33.4465" table:formula="msoxl:=IF(SUM(K19,M19)=0,&quot;-&quot;,SUM(K19,M19))" table:style-name="ce19">
            <text:p>33<text:s/></text:p>
          </table:table-cell>
          <table:table-cell office:value-type="float" office:value="7499.8262800000011" table:formula="msoxl:=IF(SUM(L19,N19)=0,&quot;-&quot;,SUM(L19,N19))" table:style-name="ce19">
            <text:p>7,500<text:s/></text:p>
          </table:table-cell>
          <table:table-cell office:value-type="float" office:value="28.855499999999999" table:formula="msoxl:=  IF(SUM(K20:K35)=0,&quot;-&quot;,SUM(K20:K35))" table:style-name="ce49">
            <text:p>29<text:s/></text:p>
          </table:table-cell>
          <table:table-cell office:value-type="float" office:value="7316.1862800000008" table:formula="msoxl:=  IF(SUM(L20:L35)=0,&quot;-&quot;,SUM(L20:L35))" table:style-name="ce49">
            <text:p>7,316<text:s/></text:p>
          </table:table-cell>
          <table:table-cell office:value-type="float" office:value="4.5910000000000002" table:formula="msoxl:=  IF(SUM(M20:M35)=0,&quot;-&quot;,SUM(M20:M35))" table:style-name="ce49">
            <text:p>5<text:s/></text:p>
          </table:table-cell>
          <table:table-cell office:value-type="float" office:value="183.64" table:formula="msoxl:=  IF(SUM(N20:N35)=0,&quot;-&quot;,SUM(N20:N35))" table:style-name="ce49">
            <text:p>184<text:s/></text:p>
          </table:table-cell>
          <table:table-cell office:value-type="string" office:string-value="-" table:formula="msoxl:=  IF(SUM(O20:O35)=0,&quot;-&quot;,SUM(O20:O35))" table:style-name="ce49">
            <text:p>-</text:p>
          </table:table-cell>
          <table:table-cell office:value-type="string" office:string-value="-" table:formula="msoxl:=  IF(SUM(P20:P35)=0,&quot;-&quot;,SUM(P20:P35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20,M20)=0,&quot;-&quot;,SUM(K20,M20))" table:style-name="ce19">
            <text:p>-</text:p>
          </table:table-cell>
          <table:table-cell office:value-type="string" office:string-value="-" table:formula="msoxl:=IF(SUM(L20,N20)=0,&quot;-&quot;,SUM(L20,N20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21,M21)=0,&quot;-&quot;,SUM(K21,M21))" table:style-name="ce19">
            <text:p>-</text:p>
          </table:table-cell>
          <table:table-cell office:value-type="string" office:string-value="-" table:formula="msoxl:=IF(SUM(L21,N21)=0,&quot;-&quot;,SUM(L21,N2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22,M22)=0,&quot;-&quot;,SUM(K22,M22))" table:style-name="ce19">
            <text:p>-</text:p>
          </table:table-cell>
          <table:table-cell office:value-type="string" office:string-value="-" table:formula="msoxl:=IF(SUM(L22,N22)=0,&quot;-&quot;,SUM(L22,N2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.6150000000000002" table:formula="msoxl:=IF(SUM(K23,M23)=0,&quot;-&quot;,SUM(K23,M23))" table:style-name="ce19">
            <text:p>5<text:s/></text:p>
          </table:table-cell>
          <table:table-cell office:value-type="float" office:value="193.27358999999998" table:formula="msoxl:=IF(SUM(L23,N23)=0,&quot;-&quot;,SUM(L23,N23))" table:style-name="ce19">
            <text:p>193<text:s/></text:p>
          </table:table-cell>
          <table:table-cell office:value-type="float" office:value="2.4E-2" table:style-name="ce49">
            <text:p>0<text:s/></text:p>
          </table:table-cell>
          <table:table-cell office:value-type="float" office:value="9.6335899999999999" table:style-name="ce49">
            <text:p>10<text:s/></text:p>
          </table:table-cell>
          <table:table-cell office:value-type="float" office:value="4.5910000000000002" table:style-name="ce49">
            <text:p>5<text:s/></text:p>
          </table:table-cell>
          <table:table-cell office:value-type="float" office:value="183.64" table:style-name="ce49">
            <text:p>18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58.188000000000002" table:style-name="ce49">
            <text:p>58<text:s/></text:p>
          </table:table-cell>
          <table:table-cell office:value-type="float" office:value="9310.08" table:style-name="ce49">
            <text:p>9,31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8.831499999999998" table:formula="msoxl:=IF(SUM(K24,M24)=0,&quot;-&quot;,SUM(K24,M24))" table:style-name="ce19">
            <text:p>29<text:s/></text:p>
          </table:table-cell>
          <table:table-cell office:value-type="float" office:value="7306.5526900000004" table:formula="msoxl:=IF(SUM(L24,N24)=0,&quot;-&quot;,SUM(L24,N24))" table:style-name="ce19">
            <text:p>7,307<text:s/></text:p>
          </table:table-cell>
          <table:table-cell office:value-type="float" office:value="28.831499999999998" table:style-name="ce49">
            <text:p>29<text:s/></text:p>
          </table:table-cell>
          <table:table-cell office:value-type="float" office:value="7306.5526900000004" table:style-name="ce49">
            <text:p>7,307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25,M25)=0,&quot;-&quot;,SUM(K25,M25))" table:style-name="ce19">
            <text:p>-</text:p>
          </table:table-cell>
          <table:table-cell office:value-type="string" office:string-value="-" table:formula="msoxl:=IF(SUM(L25,N25)=0,&quot;-&quot;,SUM(L25,N2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26,M26)=0,&quot;-&quot;,SUM(K26,M26))" table:style-name="ce19">
            <text:p>-</text:p>
          </table:table-cell>
          <table:table-cell office:value-type="string" office:string-value="-" table:formula="msoxl:=IF(SUM(L26,N26)=0,&quot;-&quot;,SUM(L26,N2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27,M27)=0,&quot;-&quot;,SUM(K27,M27))" table:style-name="ce19">
            <text:p>-</text:p>
          </table:table-cell>
          <table:table-cell office:value-type="string" office:string-value="-" table:formula="msoxl:=IF(SUM(L27,N27)=0,&quot;-&quot;,SUM(L27,N2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28,M28)=0,&quot;-&quot;,SUM(K28,M28))" table:style-name="ce19">
            <text:p>-</text:p>
          </table:table-cell>
          <table:table-cell office:value-type="string" office:string-value="-" table:formula="msoxl:=IF(SUM(L28,N28)=0,&quot;-&quot;,SUM(L28,N28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29,M29)=0,&quot;-&quot;,SUM(K29,M29))" table:style-name="ce19">
            <text:p>-</text:p>
          </table:table-cell>
          <table:table-cell office:value-type="string" office:string-value="-" table:formula="msoxl:=IF(SUM(L29,N29)=0,&quot;-&quot;,SUM(L29,N29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30,M30)=0,&quot;-&quot;,SUM(K30,M30))" table:style-name="ce19">
            <text:p>-</text:p>
          </table:table-cell>
          <table:table-cell office:value-type="string" office:string-value="-" table:formula="msoxl:=IF(SUM(L30,N30)=0,&quot;-&quot;,SUM(L30,N30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31,M31)=0,&quot;-&quot;,SUM(K31,M31))" table:style-name="ce19">
            <text:p>-</text:p>
          </table:table-cell>
          <table:table-cell office:value-type="string" office:string-value="-" table:formula="msoxl:=IF(SUM(L31,N31)=0,&quot;-&quot;,SUM(L31,N3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32,M32)=0,&quot;-&quot;,SUM(K32,M32))" table:style-name="ce19">
            <text:p>-</text:p>
          </table:table-cell>
          <table:table-cell office:value-type="string" office:string-value="-" table:formula="msoxl:=IF(SUM(L32,N32)=0,&quot;-&quot;,SUM(L32,N3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33,M33)=0,&quot;-&quot;,SUM(K33,M33))" table:style-name="ce19">
            <text:p>-</text:p>
          </table:table-cell>
          <table:table-cell office:value-type="string" office:string-value="-" table:formula="msoxl:=IF(SUM(L33,N33)=0,&quot;-&quot;,SUM(L33,N3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34,M34)=0,&quot;-&quot;,SUM(K34,M34))" table:style-name="ce19">
            <text:p>-</text:p>
          </table:table-cell>
          <table:table-cell office:value-type="string" office:string-value="-" table:formula="msoxl:=IF(SUM(L34,N34)=0,&quot;-&quot;,SUM(L34,N34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35,M35)=0,&quot;-&quot;,SUM(K35,M35))" table:style-name="ce19">
            <text:p>-</text:p>
          </table:table-cell>
          <table:table-cell office:value-type="string" office:string-value="-" table:formula="msoxl:=IF(SUM(L35,N35)=0,&quot;-&quot;,SUM(L35,N3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10.858499999999999" table:formula="msoxl:=  IF(SUM(C37:C49)=0,&quot;-&quot;,SUM(C37:C49))" table:style-name="ce49">
            <text:p>11<text:s/></text:p>
          </table:table-cell>
          <table:table-cell office:value-type="float" office:value="1737.36" table:formula="msoxl:=  IF(SUM(D37:D49)=0,&quot;-&quot;,SUM(D37:D49))" table:style-name="ce49">
            <text:p>1,737<text:s/></text:p>
          </table:table-cell>
          <table:table-cell office:value-type="string" office:string-value="-" table:formula="msoxl:=  IF(SUM(E37:E49)=0,&quot;-&quot;,SUM(E37:E49))" table:style-name="ce49">
            <text:p>-</text:p>
          </table:table-cell>
          <table:table-cell office:value-type="string" office:string-value="-" table:formula="msoxl:=  IF(SUM(F37:F49)=0,&quot;-&quot;,SUM(F37:F49))" table:style-name="ce49">
            <text:p>-</text:p>
          </table:table-cell>
          <table:table-cell office:value-type="string" office:string-value="-" table:formula="msoxl:=  IF(SUM(G37:G49)=0,&quot;-&quot;,SUM(G37:G49))" table:style-name="ce49">
            <text:p>-</text:p>
          </table:table-cell>
          <table:table-cell office:value-type="string" office:string-value="-" table:formula="msoxl:=  IF(SUM(H37:H49)=0,&quot;-&quot;,SUM(H37:H49))" table:style-name="ce49">
            <text:p>-</text:p>
          </table:table-cell>
          <table:table-cell office:value-type="float" office:value="3.9591999999999996" table:formula="msoxl:=IF(SUM(K36,M36)=0,&quot;-&quot;,SUM(K36,M36))" table:style-name="ce19">
            <text:p>4<text:s/></text:p>
          </table:table-cell>
          <table:table-cell office:value-type="float" office:value="921.96678000000009" table:formula="msoxl:=IF(SUM(L36,N36)=0,&quot;-&quot;,SUM(L36,N36))" table:style-name="ce19">
            <text:p>922<text:s/></text:p>
          </table:table-cell>
          <table:table-cell office:value-type="float" office:value="3.9543999999999997" table:formula="msoxl:=  IF(SUM(K37:K49)=0,&quot;-&quot;,SUM(K37:K49))" table:style-name="ce49">
            <text:p>4<text:s/></text:p>
          </table:table-cell>
          <table:table-cell office:value-type="float" office:value="920.52678000000003" table:formula="msoxl:=  IF(SUM(L37:L49)=0,&quot;-&quot;,SUM(L37:L49))" table:style-name="ce49">
            <text:p>921<text:s/></text:p>
          </table:table-cell>
          <table:table-cell office:value-type="float" office:value="4.7999999999999996E-3" table:formula="msoxl:=  IF(SUM(M37:M49)=0,&quot;-&quot;,SUM(M37:M49))" table:style-name="ce49">
            <text:p>0<text:s/></text:p>
          </table:table-cell>
          <table:table-cell office:value-type="float" office:value="1.44" table:formula="msoxl:=  IF(SUM(N37:N49)=0,&quot;-&quot;,SUM(N37:N49))" table:style-name="ce49">
            <text:p>1<text:s/></text:p>
          </table:table-cell>
          <table:table-cell office:value-type="string" office:string-value="-" table:formula="msoxl:=  IF(SUM(O37:O49)=0,&quot;-&quot;,SUM(O37:O49))" table:style-name="ce49">
            <text:p>-</text:p>
          </table:table-cell>
          <table:table-cell office:value-type="string" office:string-value="-" table:formula="msoxl:=  IF(SUM(P37:P49)=0,&quot;-&quot;,SUM(P37:P49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1512" table:formula="msoxl:=IF(SUM(K37,M37)=0,&quot;-&quot;,SUM(K37,M37))" table:style-name="ce19">
            <text:p>0<text:s/></text:p>
          </table:table-cell>
          <table:table-cell office:value-type="float" office:value="10.73639" table:formula="msoxl:=IF(SUM(L37,N37)=0,&quot;-&quot;,SUM(L37,N37))" table:style-name="ce19">
            <text:p>11<text:s/></text:p>
          </table:table-cell>
          <table:table-cell office:value-type="float" office:value="0.1464" table:style-name="ce49">
            <text:p>0<text:s/></text:p>
          </table:table-cell>
          <table:table-cell office:value-type="float" office:value="9.2963900000000006" table:style-name="ce49">
            <text:p>9<text:s/></text:p>
          </table:table-cell>
          <table:table-cell office:value-type="float" office:value="4.7999999999999996E-3" table:style-name="ce49">
            <text:p>0<text:s/></text:p>
          </table:table-cell>
          <table:table-cell office:value-type="float" office:value="1.44" table:style-name="ce49">
            <text:p>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38,M38)=0,&quot;-&quot;,SUM(K38,M38))" table:style-name="ce19">
            <text:p>-</text:p>
          </table:table-cell>
          <table:table-cell office:value-type="string" office:string-value="-" table:formula="msoxl:=IF(SUM(L38,N38)=0,&quot;-&quot;,SUM(L38,N38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39,M39)=0,&quot;-&quot;,SUM(K39,M39))" table:style-name="ce19">
            <text:p>-</text:p>
          </table:table-cell>
          <table:table-cell office:value-type="string" office:string-value="-" table:formula="msoxl:=IF(SUM(L39,N39)=0,&quot;-&quot;,SUM(L39,N39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10.858499999999999" table:style-name="ce49">
            <text:p>11<text:s/></text:p>
          </table:table-cell>
          <table:table-cell office:value-type="float" office:value="1737.36" table:style-name="ce49">
            <text:p>1,737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3.8079999999999998" table:formula="msoxl:=IF(SUM(K40,M40)=0,&quot;-&quot;,SUM(K40,M40))" table:style-name="ce19">
            <text:p>4<text:s/></text:p>
          </table:table-cell>
          <table:table-cell office:value-type="float" office:value="911.23039000000006" table:formula="msoxl:=IF(SUM(L40,N40)=0,&quot;-&quot;,SUM(L40,N40))" table:style-name="ce19">
            <text:p>911<text:s/></text:p>
          </table:table-cell>
          <table:table-cell office:value-type="float" office:value="3.8079999999999998" table:style-name="ce49">
            <text:p>4<text:s/></text:p>
          </table:table-cell>
          <table:table-cell office:value-type="float" office:value="911.23039000000006" table:style-name="ce49">
            <text:p>91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1,M41)=0,&quot;-&quot;,SUM(K41,M41))" table:style-name="ce19">
            <text:p>-</text:p>
          </table:table-cell>
          <table:table-cell office:value-type="string" office:string-value="-" table:formula="msoxl:=IF(SUM(L41,N41)=0,&quot;-&quot;,SUM(L41,N4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2,M42)=0,&quot;-&quot;,SUM(K42,M42))" table:style-name="ce19">
            <text:p>-</text:p>
          </table:table-cell>
          <table:table-cell office:value-type="string" office:string-value="-" table:formula="msoxl:=IF(SUM(L42,N42)=0,&quot;-&quot;,SUM(L42,N4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3,M43)=0,&quot;-&quot;,SUM(K43,M43))" table:style-name="ce19">
            <text:p>-</text:p>
          </table:table-cell>
          <table:table-cell office:value-type="string" office:string-value="-" table:formula="msoxl:=IF(SUM(L43,N43)=0,&quot;-&quot;,SUM(L43,N4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4,M44)=0,&quot;-&quot;,SUM(K44,M44))" table:style-name="ce19">
            <text:p>-</text:p>
          </table:table-cell>
          <table:table-cell office:value-type="string" office:string-value="-" table:formula="msoxl:=IF(SUM(L44,N44)=0,&quot;-&quot;,SUM(L44,N44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5,M45)=0,&quot;-&quot;,SUM(K45,M45))" table:style-name="ce19">
            <text:p>-</text:p>
          </table:table-cell>
          <table:table-cell office:value-type="string" office:string-value="-" table:formula="msoxl:=IF(SUM(L45,N45)=0,&quot;-&quot;,SUM(L45,N4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6,M46)=0,&quot;-&quot;,SUM(K46,M46))" table:style-name="ce19">
            <text:p>-</text:p>
          </table:table-cell>
          <table:table-cell office:value-type="string" office:string-value="-" table:formula="msoxl:=IF(SUM(L46,N46)=0,&quot;-&quot;,SUM(L46,N4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7,M47)=0,&quot;-&quot;,SUM(K47,M47))" table:style-name="ce19">
            <text:p>-</text:p>
          </table:table-cell>
          <table:table-cell office:value-type="string" office:string-value="-" table:formula="msoxl:=IF(SUM(L47,N47)=0,&quot;-&quot;,SUM(L47,N4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8,M48)=0,&quot;-&quot;,SUM(K48,M48))" table:style-name="ce19">
            <text:p>-</text:p>
          </table:table-cell>
          <table:table-cell office:value-type="string" office:string-value="-" table:formula="msoxl:=IF(SUM(L48,N48)=0,&quot;-&quot;,SUM(L48,N48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9,M49)=0,&quot;-&quot;,SUM(K49,M49))" table:style-name="ce19">
            <text:p>-</text:p>
          </table:table-cell>
          <table:table-cell office:value-type="string" office:string-value="-" table:formula="msoxl:=IF(SUM(L49,N49)=0,&quot;-&quot;,SUM(L49,N49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49">
            <text:p>-</text:p>
          </table:table-cell>
          <table:table-cell office:value-type="string" office:string-value="-" table:formula="msoxl:=  IF(SUM(D51:D53)=0,&quot;-&quot;,SUM(D51:D53))" table:style-name="ce49">
            <text:p>-</text:p>
          </table:table-cell>
          <table:table-cell office:value-type="string" office:string-value="-" table:formula="msoxl:=  IF(SUM(E51:E53)=0,&quot;-&quot;,SUM(E51:E53))" table:style-name="ce49">
            <text:p>-</text:p>
          </table:table-cell>
          <table:table-cell office:value-type="string" office:string-value="-" table:formula="msoxl:=  IF(SUM(F51:F53)=0,&quot;-&quot;,SUM(F51:F53))" table:style-name="ce49">
            <text:p>-</text:p>
          </table:table-cell>
          <table:table-cell office:value-type="string" office:string-value="-" table:formula="msoxl:=  IF(SUM(G51:G53)=0,&quot;-&quot;,SUM(G51:G53))" table:style-name="ce49">
            <text:p>-</text:p>
          </table:table-cell>
          <table:table-cell office:value-type="string" office:string-value="-" table:formula="msoxl:=  IF(SUM(H51:H53)=0,&quot;-&quot;,SUM(H51:H53))" table:style-name="ce49">
            <text:p>-</text:p>
          </table:table-cell>
          <table:table-cell office:value-type="string" office:string-value="-" table:formula="msoxl:=IF(SUM(K50,M50)=0,&quot;-&quot;,SUM(K50,M50))" table:style-name="ce19">
            <text:p>-</text:p>
          </table:table-cell>
          <table:table-cell office:value-type="string" office:string-value="-" table:formula="msoxl:=IF(SUM(L50,N50)=0,&quot;-&quot;,SUM(L50,N50))" table:style-name="ce19">
            <text:p>-</text:p>
          </table:table-cell>
          <table:table-cell office:value-type="string" office:string-value="-" table:formula="msoxl:=  IF(SUM(K51:K53)=0,&quot;-&quot;,SUM(K51:K53))" table:style-name="ce49">
            <text:p>-</text:p>
          </table:table-cell>
          <table:table-cell office:value-type="string" office:string-value="-" table:formula="msoxl:=  IF(SUM(L51:L53)=0,&quot;-&quot;,SUM(L51:L53))" table:style-name="ce49">
            <text:p>-</text:p>
          </table:table-cell>
          <table:table-cell office:value-type="string" office:string-value="-" table:formula="msoxl:=  IF(SUM(M51:M53)=0,&quot;-&quot;,SUM(M51:M53))" table:style-name="ce49">
            <text:p>-</text:p>
          </table:table-cell>
          <table:table-cell office:value-type="string" office:string-value="-" table:formula="msoxl:=  IF(SUM(N51:N53)=0,&quot;-&quot;,SUM(N51:N53))" table:style-name="ce49">
            <text:p>-</text:p>
          </table:table-cell>
          <table:table-cell office:value-type="string" office:string-value="-" table:formula="msoxl:=  IF(SUM(O51:O53)=0,&quot;-&quot;,SUM(O51:O53))" table:style-name="ce49">
            <text:p>-</text:p>
          </table:table-cell>
          <table:table-cell office:value-type="string" office:string-value="-" table:formula="msoxl:=  IF(SUM(P51:P53)=0,&quot;-&quot;,SUM(P51:P53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51,M51)=0,&quot;-&quot;,SUM(K51,M51))" table:style-name="ce19">
            <text:p>-</text:p>
          </table:table-cell>
          <table:table-cell office:value-type="string" office:string-value="-" table:formula="msoxl:=IF(SUM(L51,N51)=0,&quot;-&quot;,SUM(L51,N5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52,M52)=0,&quot;-&quot;,SUM(K52,M52))" table:style-name="ce19">
            <text:p>-</text:p>
          </table:table-cell>
          <table:table-cell office:value-type="string" office:string-value="-" table:formula="msoxl:=IF(SUM(L52,N52)=0,&quot;-&quot;,SUM(L52,N5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53,M53)=0,&quot;-&quot;,SUM(K53,M53))" table:style-name="ce19">
            <text:p>-</text:p>
          </table:table-cell>
          <table:table-cell office:value-type="string" office:string-value="-" table:formula="msoxl:=IF(SUM(L53,N53)=0,&quot;-&quot;,SUM(L53,N5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float" office:value="18.619" table:formula="msoxl:=  IF(SUM(C55:C57)=0,&quot;-&quot;,SUM(C55:C57))" table:style-name="ce49">
            <text:p>19<text:s/></text:p>
          </table:table-cell>
          <table:table-cell office:value-type="float" office:value="1183.6300000000001" table:formula="msoxl:=  IF(SUM(D55:D57)=0,&quot;-&quot;,SUM(D55:D57))" table:style-name="ce49">
            <text:p>1,184<text:s/></text:p>
          </table:table-cell>
          <table:table-cell office:value-type="string" office:string-value="-" table:formula="msoxl:=  IF(SUM(E55:E57)=0,&quot;-&quot;,SUM(E55:E57))" table:style-name="ce49">
            <text:p>-</text:p>
          </table:table-cell>
          <table:table-cell office:value-type="string" office:string-value="-" table:formula="msoxl:=  IF(SUM(F55:F57)=0,&quot;-&quot;,SUM(F55:F57))" table:style-name="ce49">
            <text:p>-</text:p>
          </table:table-cell>
          <table:table-cell office:value-type="string" office:string-value="-" table:formula="msoxl:=  IF(SUM(G55:G57)=0,&quot;-&quot;,SUM(G55:G57))" table:style-name="ce49">
            <text:p>-</text:p>
          </table:table-cell>
          <table:table-cell office:value-type="string" office:string-value="-" table:formula="msoxl:=  IF(SUM(H55:H57)=0,&quot;-&quot;,SUM(H55:H57))" table:style-name="ce49">
            <text:p>-</text:p>
          </table:table-cell>
          <table:table-cell office:value-type="string" office:string-value="-" table:formula="msoxl:=IF(SUM(K54,M54)=0,&quot;-&quot;,SUM(K54,M54))" table:style-name="ce19">
            <text:p>-</text:p>
          </table:table-cell>
          <table:table-cell office:value-type="string" office:string-value="-" table:formula="msoxl:=IF(SUM(L54,N54)=0,&quot;-&quot;,SUM(L54,N54))" table:style-name="ce19">
            <text:p>-</text:p>
          </table:table-cell>
          <table:table-cell office:value-type="string" office:string-value="-" table:formula="msoxl:=  IF(SUM(K55:K57)=0,&quot;-&quot;,SUM(K55:K57))" table:style-name="ce49">
            <text:p>-</text:p>
          </table:table-cell>
          <table:table-cell office:value-type="string" office:string-value="-" table:formula="msoxl:=  IF(SUM(L55:L57)=0,&quot;-&quot;,SUM(L55:L57))" table:style-name="ce49">
            <text:p>-</text:p>
          </table:table-cell>
          <table:table-cell office:value-type="string" office:string-value="-" table:formula="msoxl:=  IF(SUM(M55:M57)=0,&quot;-&quot;,SUM(M55:M57))" table:style-name="ce49">
            <text:p>-</text:p>
          </table:table-cell>
          <table:table-cell office:value-type="string" office:string-value="-" table:formula="msoxl:=  IF(SUM(N55:N57)=0,&quot;-&quot;,SUM(N55:N57))" table:style-name="ce49">
            <text:p>-</text:p>
          </table:table-cell>
          <table:table-cell office:value-type="string" office:string-value="-" table:formula="msoxl:=  IF(SUM(O55:O57)=0,&quot;-&quot;,SUM(O55:O57))" table:style-name="ce49">
            <text:p>-</text:p>
          </table:table-cell>
          <table:table-cell office:value-type="string" office:string-value="-" table:formula="msoxl:=  IF(SUM(P55:P57)=0,&quot;-&quot;,SUM(P55:P57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55,M55)=0,&quot;-&quot;,SUM(K55,M55))" table:style-name="ce19">
            <text:p>-</text:p>
          </table:table-cell>
          <table:table-cell office:value-type="string" office:string-value="-" table:formula="msoxl:=IF(SUM(L55,N55)=0,&quot;-&quot;,SUM(L55,N5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float" office:value="18.619" table:style-name="ce49">
            <text:p>19<text:s/></text:p>
          </table:table-cell>
          <table:table-cell office:value-type="float" office:value="1183.6300000000001" table:style-name="ce49">
            <text:p>1,18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56,M56)=0,&quot;-&quot;,SUM(K56,M56))" table:style-name="ce19">
            <text:p>-</text:p>
          </table:table-cell>
          <table:table-cell office:value-type="string" office:string-value="-" table:formula="msoxl:=IF(SUM(L56,N56)=0,&quot;-&quot;,SUM(L56,N5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57,M57)=0,&quot;-&quot;,SUM(K57,M57))" table:style-name="ce19">
            <text:p>-</text:p>
          </table:table-cell>
          <table:table-cell office:value-type="string" office:string-value="-" table:formula="msoxl:=IF(SUM(L57,N57)=0,&quot;-&quot;,SUM(L57,N5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float" office:value="1047.3609999999999" table:formula="msoxl:=  IF(SUM(C59,C60,C61,C63)=0,IF(C62=0,&quot;-&quot;,C62),SUM(C59,C60,C61,C63))" table:style-name="ce49">
            <text:p>1,047<text:s/></text:p>
          </table:table-cell>
          <table:table-cell office:value-type="float" office:value="64997.917249999999" table:formula="msoxl:=  IF(SUM(D59:D63)=0,&quot;-&quot;,SUM(D59:D63))" table:style-name="ce49">
            <text:p>64,998<text:s/></text:p>
          </table:table-cell>
          <table:table-cell office:value-type="float" office:value="1904.2739999999999" table:formula="msoxl:=  IF(SUM(E59,E60,E61,E63)=0,IF(E62=0,&quot;-&quot;,E62),SUM(E59,E60,E61,E63))" table:style-name="ce49">
            <text:p>1,904<text:s/></text:p>
          </table:table-cell>
          <table:table-cell office:value-type="float" office:value="2140840.9249999998" table:formula="msoxl:=  IF(SUM(F59:F63)=0,&quot;-&quot;,SUM(F59:F63))" table:style-name="ce49">
            <text:p>2,140,841<text:s/></text:p>
          </table:table-cell>
          <table:table-cell office:value-type="float" office:value="879.39699999999993" table:formula="msoxl:=  IF(SUM(G59,G60,G61,G63)=0,IF(G62=0,&quot;-&quot;,G62),SUM(G59,G60,G61,G63))" table:style-name="ce49">
            <text:p>879<text:s/></text:p>
          </table:table-cell>
          <table:table-cell office:value-type="float" office:value="30916.4899" table:formula="msoxl:=  IF(SUM(H59:H63)=0,&quot;-&quot;,SUM(H59:H63))" table:style-name="ce49">
            <text:p>30,916<text:s/></text:p>
          </table:table-cell>
          <table:table-cell office:value-type="float" office:value="31764.51424" table:formula="msoxl:=IF(SUM(K58,M58)=0,&quot;-&quot;,SUM(K58,M58))" table:style-name="ce19">
            <text:p>31,765<text:s/></text:p>
          </table:table-cell>
          <table:table-cell office:value-type="float" office:value="2668431.6146399998" table:formula="msoxl:=IF(SUM(L58,N58)=0,&quot;-&quot;,SUM(L58,N58))" table:style-name="ce19">
            <text:p>2,668,432<text:s/></text:p>
          </table:table-cell>
          <table:table-cell office:value-type="float" office:value="26061.231240000001" table:formula="msoxl:=  IF(SUM(K59,K60,K61,K63)=0,IF(K62=0,&quot;-&quot;,K62),SUM(K59,K60,K61,K63))" table:style-name="ce49">
            <text:p>26,061<text:s/></text:p>
          </table:table-cell>
          <table:table-cell office:value-type="float" office:value="2176090.08714" table:formula="msoxl:=  IF(SUM(L59:L63)=0,&quot;-&quot;,SUM(L59:L63))" table:style-name="ce49">
            <text:p>2,176,090<text:s/></text:p>
          </table:table-cell>
          <table:table-cell office:value-type="float" office:value="5703.2829999999994" table:formula="msoxl:=  IF(SUM(M59,M60,M61,M63)=0,IF(M62=0,&quot;-&quot;,M62),SUM(M59,M60,M61,M63))" table:style-name="ce49">
            <text:p>5,703<text:s/></text:p>
          </table:table-cell>
          <table:table-cell office:value-type="float" office:value="492341.52750000003" table:formula="msoxl:=  IF(SUM(N59:N63)=0,&quot;-&quot;,SUM(N59:N63))" table:style-name="ce49">
            <text:p>492,342<text:s/></text:p>
          </table:table-cell>
          <table:table-cell office:value-type="float" office:value="59694.757000000005" table:formula="msoxl:=  IF(SUM(O59,O60,O61,O63)=0,IF(O62=0,&quot;-&quot;,O62),SUM(O59,O60,O61,O63))" table:style-name="ce49">
            <text:p>59,695<text:s/></text:p>
          </table:table-cell>
          <table:table-cell office:value-type="float" office:value="1178514.34876" table:formula="msoxl:=  IF(SUM(P59:P63)=0,&quot;-&quot;,SUM(P59:P63))" table:style-name="ce49">
            <text:p>1,178,51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7666.0774799999999" table:formula="msoxl:=IF(SUM(K59,M59)=0,&quot;-&quot;,SUM(K59,M59))" table:style-name="ce19">
            <text:p>7,666<text:s/></text:p>
          </table:table-cell>
          <table:table-cell office:value-type="float" office:value="679292.97239000001" table:formula="msoxl:=IF(SUM(L59,N59)=0,&quot;-&quot;,SUM(L59,N59))" table:style-name="ce19">
            <text:p>679,293<text:s/></text:p>
          </table:table-cell>
          <table:table-cell office:value-type="float" office:value="6758.4364800000003" table:style-name="ce49">
            <text:p>6,758<text:s/></text:p>
          </table:table-cell>
          <table:table-cell office:value-type="float" office:value="595112.20238999999" table:style-name="ce49">
            <text:p>595,112<text:s/></text:p>
          </table:table-cell>
          <table:table-cell office:value-type="float" office:value="907.64099999999996" table:style-name="ce49">
            <text:p>908<text:s/></text:p>
          </table:table-cell>
          <table:table-cell office:value-type="float" office:value="84180.77" table:style-name="ce49">
            <text:p>84,18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float" office:value="976.80399999999997" table:style-name="ce49">
            <text:p>977<text:s/></text:p>
          </table:table-cell>
          <table:table-cell office:value-type="float" office:value="60179.445249999997" table:style-name="ce49">
            <text:p>60,179<text:s/></text:p>
          </table:table-cell>
          <table:table-cell office:value-type="float" office:value="1904.2739999999999" table:style-name="ce49">
            <text:p>1,904<text:s/></text:p>
          </table:table-cell>
          <table:table-cell office:value-type="float" office:value="2140840.9249999998" table:style-name="ce49">
            <text:p>2,140,841<text:s/></text:p>
          </table:table-cell>
          <table:table-cell office:value-type="float" office:value="875.58399999999995" table:style-name="ce49">
            <text:p>876<text:s/></text:p>
          </table:table-cell>
          <table:table-cell office:value-type="float" office:value="30840.9925" table:style-name="ce49">
            <text:p>30,841<text:s/></text:p>
          </table:table-cell>
          <table:table-cell office:value-type="float" office:value="24086.13176" table:formula="msoxl:=IF(SUM(K60,M60)=0,&quot;-&quot;,SUM(K60,M60))" table:style-name="ce19">
            <text:p>24,086<text:s/></text:p>
          </table:table-cell>
          <table:table-cell office:value-type="float" office:value="1988141.33225" table:formula="msoxl:=IF(SUM(L60,N60)=0,&quot;-&quot;,SUM(L60,N60))" table:style-name="ce19">
            <text:p>1,988,141<text:s/></text:p>
          </table:table-cell>
          <table:table-cell office:value-type="float" office:value="19290.48976" table:style-name="ce49">
            <text:p>19,290<text:s/></text:p>
          </table:table-cell>
          <table:table-cell office:value-type="float" office:value="1579980.5747499999" table:style-name="ce49">
            <text:p>1,579,981<text:s/></text:p>
          </table:table-cell>
          <table:table-cell office:value-type="float" office:value="4795.6419999999998" table:style-name="ce49">
            <text:p>4,796<text:s/></text:p>
          </table:table-cell>
          <table:table-cell office:value-type="float" office:value="408160.75750000001" table:style-name="ce49">
            <text:p>408,16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61,M61)=0,&quot;-&quot;,SUM(K61,M61))" table:style-name="ce19">
            <text:p>-</text:p>
          </table:table-cell>
          <table:table-cell office:value-type="string" office:string-value="-" table:formula="msoxl:=IF(SUM(L61,N61)=0,&quot;-&quot;,SUM(L61,N6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62,M62)=0,&quot;-&quot;,SUM(K62,M62))" table:style-name="ce19">
            <text:p>-</text:p>
          </table:table-cell>
          <table:table-cell office:value-type="string" office:string-value="-" table:formula="msoxl:=IF(SUM(L62,N62)=0,&quot;-&quot;,SUM(L62,N6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59694.757000000005" table:style-name="ce49">
            <text:p>59,695<text:s/></text:p>
          </table:table-cell>
          <table:table-cell office:value-type="float" office:value="1178514.34876" table:style-name="ce49">
            <text:p>1,178,514<text:s/>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float" office:value="70.557000000000002" table:style-name="ce50">
            <text:p>71<text:s/></text:p>
          </table:table-cell>
          <table:table-cell office:value-type="float" office:value="4818.4719999999998" table:style-name="ce50">
            <text:p>4,818<text:s/>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float" office:value="3.8130000000000002" table:style-name="ce50">
            <text:p>4<text:s/></text:p>
          </table:table-cell>
          <table:table-cell office:value-type="float" office:value="75.497399999999999" table:style-name="ce50">
            <text:p>75<text:s/></text:p>
          </table:table-cell>
          <table:table-cell office:value-type="float" office:value="12.305" table:formula="msoxl:=IF(SUM(K63,M63)=0,&quot;-&quot;,SUM(K63,M63))" table:style-name="ce19">
            <text:p>12<text:s/></text:p>
          </table:table-cell>
          <table:table-cell office:value-type="float" office:value="997.31" table:formula="msoxl:=IF(SUM(L63,N63)=0,&quot;-&quot;,SUM(L63,N63))" table:style-name="ce19">
            <text:p>997<text:s/></text:p>
          </table:table-cell>
          <table:table-cell office:value-type="float" office:value="12.305" table:style-name="ce50">
            <text:p>12<text:s/></text:p>
          </table:table-cell>
          <table:table-cell office:value-type="float" office:value="997.31" table:style-name="ce50">
            <text:p>997<text:s/>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77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the grand total.</text:p>
          </table:table-cell>
          <table:covered-table-cell table:number-columns-repeated="9"/>
          <table:table-cell table:number-columns-repeated="16368" table:style-name="ce76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99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01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21">
            <text:p>Value：Thousand NT $</text:p>
          </table:table-cell>
          <table:table-cell table:number-columns-repeated="16371" table:style-name="ce1"/>
        </table:table-row>
        <table:table-row table:style-name="ro2">
          <table:table-cell table:style-name="ce7"/>
          <table:table-cell office:value-type="string" table:number-columns-spanned="1" table:number-rows-spanned="3" table:style-name="ce103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2" draw:style-name="a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7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10"/>
          <table:covered-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office:value-type="string" table:number-columns-spanned="8" table:number-rows-spanned="1" table:style-name="ce174">
            <text:p>鯛科</text:p>
          </table:table-cell>
          <table:covered-table-cell table:number-columns-repeated="7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81">
            <text:p>鱒 <text:s text:c="6"/>魚</text:p>
          </table:table-cell>
          <table:covered-table-cell/>
          <table:table-cell office:value-type="string" table:number-columns-spanned="2" table:number-rows-spanned="1" table:style-name="ce181">
            <text:p>香 <text:s text:c="6"/>魚</text:p>
          </table:table-cell>
          <table:covered-table-cell/>
          <table:table-cell office:value-type="string" table:number-columns-spanned="2" table:number-rows-spanned="1" table:style-name="ce181">
            <text:p>虱 <text:s/>目 <text:s/>魚</text:p>
          </table:table-cell>
          <table:covered-table-cell/>
          <table:table-cell office:value-type="string" table:number-columns-spanned="2" table:number-rows-spanned="1" table:style-name="ce182">
            <text:p>小計</text:p>
          </table:table-cell>
          <table:covered-table-cell/>
          <table:table-cell office:value-type="string" table:number-columns-spanned="2" table:number-rows-spanned="1" table:style-name="ce178">
            <text:p>嘉 <text:s text:c="6"/>臘</text:p>
          </table:table-cell>
          <table:covered-table-cell/>
          <table:table-cell office:value-type="string" table:number-columns-spanned="2" table:number-rows-spanned="1" table:style-name="ce178">
            <text:p>赤 <text:s text:c="6"/>鯮</text:p>
          </table:table-cell>
          <table:covered-table-cell/>
          <table:table-cell office:value-type="string" table:number-columns-spanned="2" table:number-rows-spanned="1" table:style-name="ce178">
            <text:p>黑 <text:s text:c="6"/>鯛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83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68">
            <text:p>1100</text:p>
          </table:table-cell>
          <table:covered-table-cell/>
          <table:table-cell office:value-type="string" table:number-columns-spanned="2" table:number-rows-spanned="1" table:style-name="ce168">
            <text:p>1200</text:p>
          </table:table-cell>
          <table:covered-table-cell/>
          <table:table-cell office:value-type="string" table:number-columns-spanned="2" table:number-rows-spanned="1" table:style-name="ce168">
            <text:p>1400</text:p>
          </table:table-cell>
          <table:covered-table-cell/>
          <table:table-cell office:value-type="string" table:number-columns-spanned="2" table:number-rows-spanned="1" table:style-name="ce164">
            <text:p>Sub Total</text:p>
          </table:table-cell>
          <table:covered-table-cell/>
          <table:table-cell office:value-type="string" table:number-columns-spanned="2" table:number-rows-spanned="1" table:style-name="ce161">
            <text:p>1601</text:p>
          </table:table-cell>
          <table:covered-table-cell/>
          <table:table-cell office:value-type="string" table:number-columns-spanned="2" table:number-rows-spanned="1" table:style-name="ce161">
            <text:p>1602</text:p>
          </table:table-cell>
          <table:covered-table-cell/>
          <table:table-cell office:value-type="string" table:number-columns-spanned="2" table:number-rows-spanned="1" table:style-name="ce161">
            <text:p>1604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2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422.40699999999998" table:formula="msoxl:=  IF(SUM(C11,C19,C36,C50,C54,C58)=0,&quot;-&quot;,SUM(C11,C19,C36,C50,C54,C58))" table:style-name="ce49">
            <text:p>422<text:s/></text:p>
          </table:table-cell>
          <table:table-cell office:value-type="float" office:value="81455.01079" table:formula="msoxl:=  IF(SUM(D11,D19,D36,D50,D54,D58)=0,&quot;-&quot;,SUM(D11,D19,D36,D50,D54,D58))" table:style-name="ce49">
            <text:p>81,455<text:s/></text:p>
          </table:table-cell>
          <table:table-cell office:value-type="float" office:value="1178.3119999999999" table:formula="msoxl:=  IF(SUM(E11,E19,E36,E50,E54,E58)=0,&quot;-&quot;,SUM(E11,E19,E36,E50,E54,E58))" table:style-name="ce49">
            <text:p>1,178<text:s/></text:p>
          </table:table-cell>
          <table:table-cell office:value-type="float" office:value="176002.36" table:formula="msoxl:=  IF(SUM(F11,F19,F36,F50,F54,F58)=0,&quot;-&quot;,SUM(F11,F19,F36,F50,F54,F58))" table:style-name="ce49">
            <text:p>176,002<text:s/></text:p>
          </table:table-cell>
          <table:table-cell office:value-type="float" office:value="65692.326839999994" table:formula="msoxl:=  IF(SUM(G11,G19,G36,G50,G54,G58)=0,&quot;-&quot;,SUM(G11,G19,G36,G50,G54,G58))" table:style-name="ce49">
            <text:p>65,692<text:s/></text:p>
          </table:table-cell>
          <table:table-cell office:value-type="float" office:value="4914479.0595799992" table:formula="msoxl:=  IF(SUM(H11,H19,H36,H50,H54,H58)=0,&quot;-&quot;,SUM(H11,H19,H36,H50,H54,H58))" table:style-name="ce49">
            <text:p>4,914,479<text:s/></text:p>
          </table:table-cell>
          <table:table-cell office:value-type="float" office:value="4926.1657300000006" table:formula="msoxl:=IF(SUM(K10,M10,O10,'漁業生產量值-漁業種類別魚類別生產量值3'!C10)=0,&quot;-&quot;,SUM(K10,M10,O10,'漁業生產量值-漁業種類別魚類別生產量值3'!C10))" table:style-name="ce19">
            <text:p>4,926<text:s/></text:p>
          </table:table-cell>
          <table:table-cell office:value-type="float" office:value="1322739.6385900001" table:formula="msoxl:=IF(SUM(L10,N10,P10,'漁業生產量值-漁業種類別魚類別生產量值3'!D10)=0,&quot;-&quot;,SUM(L10,N10,P10,'漁業生產量值-漁業種類別魚類別生產量值3'!D10))" table:style-name="ce19">
            <text:p>1,322,740<text:s/></text:p>
          </table:table-cell>
          <table:table-cell office:value-type="float" office:value="355.14229999999998" table:formula="msoxl:=  IF(SUM(K11,K19,K36,K50,K54,K58)=0,&quot;-&quot;,SUM(K11,K19,K36,K50,K54,K58))" table:style-name="ce49">
            <text:p>355<text:s/></text:p>
          </table:table-cell>
          <table:table-cell office:value-type="float" office:value="82271.768990000011" table:formula="msoxl:=  IF(SUM(L11,L19,L36,L50,L54,L58)=0,&quot;-&quot;,SUM(L11,L19,L36,L50,L54,L58))" table:style-name="ce49">
            <text:p>82,272<text:s/></text:p>
          </table:table-cell>
          <table:table-cell office:value-type="float" office:value="1119.2977900000001" table:formula="msoxl:=  IF(SUM(M11,M19,M36,M50,M54,M58)=0,&quot;-&quot;,SUM(M11,M19,M36,M50,M54,M58))" table:style-name="ce49">
            <text:p>1,119<text:s/></text:p>
          </table:table-cell>
          <table:table-cell office:value-type="float" office:value="439853.31380000006" table:formula="msoxl:=  IF(SUM(N11,N19,N36,N50,N54,N58)=0,&quot;-&quot;,SUM(N11,N19,N36,N50,N54,N58))" table:style-name="ce49">
            <text:p>439,853<text:s/></text:p>
          </table:table-cell>
          <table:table-cell office:value-type="float" office:value="631.18187999999998" table:formula="msoxl:=  IF(SUM(O11,O19,O36,O50,O54,O58)=0,&quot;-&quot;,SUM(O11,O19,O36,O50,O54,O58))" table:style-name="ce49">
            <text:p>631<text:s/></text:p>
          </table:table-cell>
          <table:table-cell office:value-type="float" office:value="140174.29999999999" table:formula="msoxl:=  IF(SUM(P11,P19,P36,P50,P54,P58)=0,&quot;-&quot;,SUM(P11,P19,P36,P50,P54,P58))" table:style-name="ce49">
            <text:p>140,17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string" office:string-value="-" table:formula="msoxl:=  IF(SUM(C12:C18)=0,&quot;-&quot;,SUM(C12:C18))" table:style-name="ce49">
            <text:p>-</text:p>
          </table:table-cell>
          <table:table-cell office:value-type="string" office:string-value="-" table:formula="msoxl:=  IF(SUM(D12:D18)=0,&quot;-&quot;,SUM(D12:D18))" table:style-name="ce49">
            <text:p>-</text:p>
          </table:table-cell>
          <table:table-cell office:value-type="string" office:string-value="-" table:formula="msoxl:=  IF(SUM(E12:E18)=0,&quot;-&quot;,SUM(E12:E18))" table:style-name="ce49">
            <text:p>-</text:p>
          </table:table-cell>
          <table:table-cell office:value-type="string" office:string-value="-" table:formula="msoxl:=  IF(SUM(F12:F18)=0,&quot;-&quot;,SUM(F12:F18))" table:style-name="ce49">
            <text:p>-</text:p>
          </table:table-cell>
          <table:table-cell office:value-type="string" office:string-value="-" table:formula="msoxl:=  IF(SUM(G12:G18)=0,&quot;-&quot;,SUM(G12:G18))" table:style-name="ce49">
            <text:p>-</text:p>
          </table:table-cell>
          <table:table-cell office:value-type="string" office:string-value="-" table:formula="msoxl:=  IF(SUM(H12:H18)=0,&quot;-&quot;,SUM(H12:H18))" table:style-name="ce49">
            <text:p>-</text:p>
          </table:table-cell>
          <table:table-cell office:value-type="float" office:value="95.8" table:formula="msoxl:=IF(SUM(K11,M11,O11,'漁業生產量值-漁業種類別魚類別生產量值3'!C11)=0,&quot;-&quot;,SUM(K11,M11,O11,'漁業生產量值-漁業種類別魚類別生產量值3'!C11))" table:style-name="ce19">
            <text:p>96<text:s/></text:p>
          </table:table-cell>
          <table:table-cell office:value-type="float" office:value="13412" table:formula="msoxl:=IF(SUM(L11,N11,P11,'漁業生產量值-漁業種類別魚類別生產量值3'!D11)=0,&quot;-&quot;,SUM(L11,N11,P11,'漁業生產量值-漁業種類別魚類別生產量值3'!D11))" table:style-name="ce19">
            <text:p>13,412<text:s/></text:p>
          </table:table-cell>
          <table:table-cell office:value-type="float" office:value="95.8" table:formula="msoxl:=  IF(SUM(K12:K18)=0,&quot;-&quot;,SUM(K12:K18))" table:style-name="ce49">
            <text:p>96<text:s/></text:p>
          </table:table-cell>
          <table:table-cell office:value-type="float" office:value="13412" table:formula="msoxl:=  IF(SUM(L12:L18)=0,&quot;-&quot;,SUM(L12:L18))" table:style-name="ce49">
            <text:p>13,412<text:s/></text:p>
          </table:table-cell>
          <table:table-cell office:value-type="string" office:string-value="-" table:formula="msoxl:=  IF(SUM(M12:M18)=0,&quot;-&quot;,SUM(M12:M18))" table:style-name="ce49">
            <text:p>-</text:p>
          </table:table-cell>
          <table:table-cell office:value-type="string" office:string-value="-" table:formula="msoxl:=  IF(SUM(N12:N18)=0,&quot;-&quot;,SUM(N12:N18))" table:style-name="ce49">
            <text:p>-</text:p>
          </table:table-cell>
          <table:table-cell office:value-type="string" office:string-value="-" table:formula="msoxl:=  IF(SUM(O12:O18)=0,&quot;-&quot;,SUM(O12:O18))" table:style-name="ce49">
            <text:p>-</text:p>
          </table:table-cell>
          <table:table-cell office:value-type="string" office:string-value="-" table:formula="msoxl:=  IF(SUM(P12:P18)=0,&quot;-&quot;,SUM(P12:P18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95.8" table:formula="msoxl:=IF(SUM(K12,M12,O12,'漁業生產量值-漁業種類別魚類別生產量值3'!C12)=0,&quot;-&quot;,SUM(K12,M12,O12,'漁業生產量值-漁業種類別魚類別生產量值3'!C12))" table:style-name="ce19">
            <text:p>96<text:s/></text:p>
          </table:table-cell>
          <table:table-cell office:value-type="float" office:value="13412" table:formula="msoxl:=IF(SUM(L12,N12,P12,'漁業生產量值-漁業種類別魚類別生產量值3'!D12)=0,&quot;-&quot;,SUM(L12,N12,P12,'漁業生產量值-漁業種類別魚類別生產量值3'!D12))" table:style-name="ce19">
            <text:p>13,412<text:s/></text:p>
          </table:table-cell>
          <table:table-cell office:value-type="float" office:value="95.8" table:style-name="ce49">
            <text:p>96<text:s/></text:p>
          </table:table-cell>
          <table:table-cell office:value-type="float" office:value="13412" table:style-name="ce49">
            <text:p>13,412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3,M13,O13,'漁業生產量值-漁業種類別魚類別生產量值3'!C13)=0,&quot;-&quot;,SUM(K13,M13,O13,'漁業生產量值-漁業種類別魚類別生產量值3'!C13))" table:style-name="ce19">
            <text:p>-</text:p>
          </table:table-cell>
          <table:table-cell office:value-type="string" office:string-value="-" table:formula="msoxl:=IF(SUM(L13,N13,P13,'漁業生產量值-漁業種類別魚類別生產量值3'!D13)=0,&quot;-&quot;,SUM(L13,N13,P13,'漁業生產量值-漁業種類別魚類別生產量值3'!D1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4,M14,O14,'漁業生產量值-漁業種類別魚類別生產量值3'!C14)=0,&quot;-&quot;,SUM(K14,M14,O14,'漁業生產量值-漁業種類別魚類別生產量值3'!C14))" table:style-name="ce19">
            <text:p>-</text:p>
          </table:table-cell>
          <table:table-cell office:value-type="string" office:string-value="-" table:formula="msoxl:=IF(SUM(L14,N14,P14,'漁業生產量值-漁業種類別魚類別生產量值3'!D14)=0,&quot;-&quot;,SUM(L14,N14,P14,'漁業生產量值-漁業種類別魚類別生產量值3'!D14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5,M15,O15,'漁業生產量值-漁業種類別魚類別生產量值3'!C15)=0,&quot;-&quot;,SUM(K15,M15,O15,'漁業生產量值-漁業種類別魚類別生產量值3'!C15))" table:style-name="ce19">
            <text:p>-</text:p>
          </table:table-cell>
          <table:table-cell office:value-type="string" office:string-value="-" table:formula="msoxl:=IF(SUM(L15,N15,P15,'漁業生產量值-漁業種類別魚類別生產量值3'!D15)=0,&quot;-&quot;,SUM(L15,N15,P15,'漁業生產量值-漁業種類別魚類別生產量值3'!D1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6,M16,O16,'漁業生產量值-漁業種類別魚類別生產量值3'!C16)=0,&quot;-&quot;,SUM(K16,M16,O16,'漁業生產量值-漁業種類別魚類別生產量值3'!C16))" table:style-name="ce19">
            <text:p>-</text:p>
          </table:table-cell>
          <table:table-cell office:value-type="string" office:string-value="-" table:formula="msoxl:=IF(SUM(L16,N16,P16,'漁業生產量值-漁業種類別魚類別生產量值3'!D16)=0,&quot;-&quot;,SUM(L16,N16,P16,'漁業生產量值-漁業種類別魚類別生產量值3'!D1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7,M17,O17,'漁業生產量值-漁業種類別魚類別生產量值3'!C17)=0,&quot;-&quot;,SUM(K17,M17,O17,'漁業生產量值-漁業種類別魚類別生產量值3'!C17))" table:style-name="ce19">
            <text:p>-</text:p>
          </table:table-cell>
          <table:table-cell office:value-type="string" office:string-value="-" table:formula="msoxl:=IF(SUM(L17,N17,P17,'漁業生產量值-漁業種類別魚類別生產量值3'!D17)=0,&quot;-&quot;,SUM(L17,N17,P17,'漁業生產量值-漁業種類別魚類別生產量值3'!D1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8,M18,O18,'漁業生產量值-漁業種類別魚類別生產量值3'!C18)=0,&quot;-&quot;,SUM(K18,M18,O18,'漁業生產量值-漁業種類別魚類別生產量值3'!C18))" table:style-name="ce19">
            <text:p>-</text:p>
          </table:table-cell>
          <table:table-cell office:value-type="string" office:string-value="-" table:formula="msoxl:=IF(SUM(L18,N18,P18,'漁業生產量值-漁業種類別魚類別生產量值3'!D18)=0,&quot;-&quot;,SUM(L18,N18,P18,'漁業生產量值-漁業種類別魚類別生產量值3'!D18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string" office:string-value="-" table:formula="msoxl:=  IF(SUM(C20:C35)=0,&quot;-&quot;,SUM(C20:C35))" table:style-name="ce49">
            <text:p>-</text:p>
          </table:table-cell>
          <table:table-cell office:value-type="string" office:string-value="-" table:formula="msoxl:=  IF(SUM(D20:D35)=0,&quot;-&quot;,SUM(D20:D35))" table:style-name="ce49">
            <text:p>-</text:p>
          </table:table-cell>
          <table:table-cell office:value-type="string" office:string-value="-" table:formula="msoxl:=  IF(SUM(E20:E35)=0,&quot;-&quot;,SUM(E20:E35))" table:style-name="ce49">
            <text:p>-</text:p>
          </table:table-cell>
          <table:table-cell office:value-type="string" office:string-value="-" table:formula="msoxl:=  IF(SUM(F20:F35)=0,&quot;-&quot;,SUM(F20:F35))" table:style-name="ce49">
            <text:p>-</text:p>
          </table:table-cell>
          <table:table-cell office:value-type="float" office:value="0.34239999999999998" table:formula="msoxl:=  IF(SUM(G20:G35)=0,&quot;-&quot;,SUM(G20:G35))" table:style-name="ce49">
            <text:p>0<text:s/></text:p>
          </table:table-cell>
          <table:table-cell office:value-type="float" office:value="37.366010000000003" table:formula="msoxl:=  IF(SUM(H20:H35)=0,&quot;-&quot;,SUM(H20:H35))" table:style-name="ce49">
            <text:p>37<text:s/></text:p>
          </table:table-cell>
          <table:table-cell office:value-type="float" office:value="2509.6211599999997" table:formula="msoxl:=IF(SUM(K19,M19,O19,'漁業生產量值-漁業種類別魚類別生產量值3'!C19)=0,&quot;-&quot;,SUM(K19,M19,O19,'漁業生產量值-漁業種類別魚類別生產量值3'!C19))" table:style-name="ce19">
            <text:p>2,510<text:s/></text:p>
          </table:table-cell>
          <table:table-cell office:value-type="float" office:value="724863.77786000003" table:formula="msoxl:=IF(SUM(L19,N19,P19,'漁業生產量值-漁業種類別魚類別生產量值3'!D19)=0,&quot;-&quot;,SUM(L19,N19,P19,'漁業生產量值-漁業種類別魚類別生產量值3'!D19))" table:style-name="ce19">
            <text:p>724,864<text:s/></text:p>
          </table:table-cell>
          <table:table-cell office:value-type="float" office:value="170.04489999999998" table:formula="msoxl:=  IF(SUM(K20:K35)=0,&quot;-&quot;,SUM(K20:K35))" table:style-name="ce49">
            <text:p>170<text:s/></text:p>
          </table:table-cell>
          <table:table-cell office:value-type="float" office:value="44520.206860000006" table:formula="msoxl:=  IF(SUM(L20:L35)=0,&quot;-&quot;,SUM(L20:L35))" table:style-name="ce49">
            <text:p>44,520<text:s/></text:p>
          </table:table-cell>
          <table:table-cell office:value-type="float" office:value="749.48469" table:formula="msoxl:=  IF(SUM(M20:M35)=0,&quot;-&quot;,SUM(M20:M35))" table:style-name="ce49">
            <text:p>749<text:s/></text:p>
          </table:table-cell>
          <table:table-cell office:value-type="float" office:value="294395.92306000006" table:formula="msoxl:=  IF(SUM(N20:N35)=0,&quot;-&quot;,SUM(N20:N35))" table:style-name="ce49">
            <text:p>294,396<text:s/></text:p>
          </table:table-cell>
          <table:table-cell office:value-type="float" office:value="152.41677999999999" table:formula="msoxl:=  IF(SUM(O20:O35)=0,&quot;-&quot;,SUM(O20:O35))" table:style-name="ce49">
            <text:p>152<text:s/></text:p>
          </table:table-cell>
          <table:table-cell office:value-type="float" office:value="37656.751810000002" table:formula="msoxl:=  IF(SUM(P20:P35)=0,&quot;-&quot;,SUM(P20:P35))" table:style-name="ce49">
            <text:p>37,65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20,M20,O20,'漁業生產量值-漁業種類別魚類別生產量值3'!C20)=0,&quot;-&quot;,SUM(K20,M20,O20,'漁業生產量值-漁業種類別魚類別生產量值3'!C20))" table:style-name="ce19">
            <text:p>-</text:p>
          </table:table-cell>
          <table:table-cell office:value-type="string" office:string-value="-" table:formula="msoxl:=IF(SUM(L20,N20,P20,'漁業生產量值-漁業種類別魚類別生產量值3'!D20)=0,&quot;-&quot;,SUM(L20,N20,P20,'漁業生產量值-漁業種類別魚類別生產量值3'!D20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21,M21,O21,'漁業生產量值-漁業種類別魚類別生產量值3'!C21)=0,&quot;-&quot;,SUM(K21,M21,O21,'漁業生產量值-漁業種類別魚類別生產量值3'!C21))" table:style-name="ce19">
            <text:p>-</text:p>
          </table:table-cell>
          <table:table-cell office:value-type="string" office:string-value="-" table:formula="msoxl:=IF(SUM(L21,N21,P21,'漁業生產量值-漁業種類別魚類別生產量值3'!D21)=0,&quot;-&quot;,SUM(L21,N21,P21,'漁業生產量值-漁業種類別魚類別生產量值3'!D2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5" table:formula="msoxl:=IF(SUM(K22,M22,O22,'漁業生產量值-漁業種類別魚類別生產量值3'!C22)=0,&quot;-&quot;,SUM(K22,M22,O22,'漁業生產量值-漁業種類別魚類別生產量值3'!C22))" table:style-name="ce19">
            <text:p>1<text:s/></text:p>
          </table:table-cell>
          <table:table-cell office:value-type="float" office:value="161.65" table:formula="msoxl:=IF(SUM(L22,N22,P22,'漁業生產量值-漁業種類別魚類別生產量值3'!D22)=0,&quot;-&quot;,SUM(L22,N22,P22,'漁業生產量值-漁業種類別魚類別生產量值3'!D22))" table:style-name="ce19">
            <text:p>162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19339999999999999" table:style-name="ce49">
            <text:p>0<text:s/></text:p>
          </table:table-cell>
          <table:table-cell office:value-type="float" office:value="21.105689999999999" table:style-name="ce49">
            <text:p>21<text:s/></text:p>
          </table:table-cell>
          <table:table-cell office:value-type="float" office:value="529.27999" table:formula="msoxl:=IF(SUM(K23,M23,O23,'漁業生產量值-漁業種類別魚類別生產量值3'!C23)=0,&quot;-&quot;,SUM(K23,M23,O23,'漁業生產量值-漁業種類別魚類別生產量值3'!C23))" table:style-name="ce19">
            <text:p>529<text:s/></text:p>
          </table:table-cell>
          <table:table-cell office:value-type="float" office:value="117485.95993" table:formula="msoxl:=IF(SUM(L23,N23,P23,'漁業生產量值-漁業種類別魚類別生產量值3'!D23)=0,&quot;-&quot;,SUM(L23,N23,P23,'漁業生產量值-漁業種類別魚類別生產量值3'!D23))" table:style-name="ce19">
            <text:p>117,486<text:s/></text:p>
          </table:table-cell>
          <table:table-cell office:value-type="float" office:value="13.4697" table:style-name="ce49">
            <text:p>13<text:s/></text:p>
          </table:table-cell>
          <table:table-cell office:value-type="float" office:value="3023.4043999999999" table:style-name="ce49">
            <text:p>3,023<text:s/></text:p>
          </table:table-cell>
          <table:table-cell office:value-type="float" office:value="36.377549999999999" table:style-name="ce49">
            <text:p>36<text:s/></text:p>
          </table:table-cell>
          <table:table-cell office:value-type="float" office:value="7435.1367200000004" table:style-name="ce49">
            <text:p>7,435<text:s/></text:p>
          </table:table-cell>
          <table:table-cell office:value-type="float" office:value="14.126300000000001" table:style-name="ce49">
            <text:p>14<text:s/></text:p>
          </table:table-cell>
          <table:table-cell office:value-type="float" office:value="3722.6785199999999" table:style-name="ce49">
            <text:p>3,72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14430000000000001" table:style-name="ce49">
            <text:p>0<text:s/></text:p>
          </table:table-cell>
          <table:table-cell office:value-type="float" office:value="15.74742" table:style-name="ce49">
            <text:p>16<text:s/></text:p>
          </table:table-cell>
          <table:table-cell office:value-type="float" office:value="183.53553999999997" table:formula="msoxl:=IF(SUM(K24,M24,O24,'漁業生產量值-漁業種類別魚類別生產量值3'!C24)=0,&quot;-&quot;,SUM(K24,M24,O24,'漁業生產量值-漁業種類別魚類別生產量值3'!C24))" table:style-name="ce19">
            <text:p>184<text:s/></text:p>
          </table:table-cell>
          <table:table-cell office:value-type="float" office:value="43780.089809999998" table:formula="msoxl:=IF(SUM(L24,N24,P24,'漁業生產量值-漁業種類別魚類別生產量值3'!D24)=0,&quot;-&quot;,SUM(L24,N24,P24,'漁業生產量值-漁業種類別魚類別生產量值3'!D24))" table:style-name="ce19">
            <text:p>43,780<text:s/></text:p>
          </table:table-cell>
          <table:table-cell office:value-type="float" office:value="75.620999999999995" table:style-name="ce49">
            <text:p>76<text:s/></text:p>
          </table:table-cell>
          <table:table-cell office:value-type="float" office:value="18473.371480000002" table:style-name="ce49">
            <text:p>18,473<text:s/></text:p>
          </table:table-cell>
          <table:table-cell office:value-type="float" office:value="0.35916999999999999" table:style-name="ce49">
            <text:p>0<text:s/></text:p>
          </table:table-cell>
          <table:table-cell office:value-type="float" office:value="108.95587" table:style-name="ce49">
            <text:p>109<text:s/></text:p>
          </table:table-cell>
          <table:table-cell office:value-type="float" office:value="82.509479999999996" table:style-name="ce49">
            <text:p>83<text:s/></text:p>
          </table:table-cell>
          <table:table-cell office:value-type="float" office:value="20018.99121" table:style-name="ce49">
            <text:p>20,01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25,M25,O25,'漁業生產量值-漁業種類別魚類別生產量值3'!C25)=0,&quot;-&quot;,SUM(K25,M25,O25,'漁業生產量值-漁業種類別魚類別生產量值3'!C25))" table:style-name="ce19">
            <text:p>-</text:p>
          </table:table-cell>
          <table:table-cell office:value-type="string" office:string-value="-" table:formula="msoxl:=IF(SUM(L25,N25,P25,'漁業生產量值-漁業種類別魚類別生產量值3'!D25)=0,&quot;-&quot;,SUM(L25,N25,P25,'漁業生產量值-漁業種類別魚類別生產量值3'!D2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26,M26,O26,'漁業生產量值-漁業種類別魚類別生產量值3'!C26)=0,&quot;-&quot;,SUM(K26,M26,O26,'漁業生產量值-漁業種類別魚類別生產量值3'!C26))" table:style-name="ce19">
            <text:p>-</text:p>
          </table:table-cell>
          <table:table-cell office:value-type="string" office:string-value="-" table:formula="msoxl:=IF(SUM(L26,N26,P26,'漁業生產量值-漁業種類別魚類別生產量值3'!D26)=0,&quot;-&quot;,SUM(L26,N26,P26,'漁業生產量值-漁業種類別魚類別生產量值3'!D2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27,M27,O27,'漁業生產量值-漁業種類別魚類別生產量值3'!C27)=0,&quot;-&quot;,SUM(K27,M27,O27,'漁業生產量值-漁業種類別魚類別生產量值3'!C27))" table:style-name="ce19">
            <text:p>-</text:p>
          </table:table-cell>
          <table:table-cell office:value-type="string" office:string-value="-" table:formula="msoxl:=IF(SUM(L27,N27,P27,'漁業生產量值-漁業種類別魚類別生產量值3'!D27)=0,&quot;-&quot;,SUM(L27,N27,P27,'漁業生產量值-漁業種類別魚類別生產量值3'!D2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147.24863" table:formula="msoxl:=IF(SUM(K28,M28,O28,'漁業生產量值-漁業種類別魚類別生產量值3'!C28)=0,&quot;-&quot;,SUM(K28,M28,O28,'漁業生產量值-漁業種類別魚類別生產量值3'!C28))" table:style-name="ce19">
            <text:p>1,147<text:s/></text:p>
          </table:table-cell>
          <table:table-cell office:value-type="float" office:value="358270.01052999997" table:formula="msoxl:=IF(SUM(L28,N28,P28,'漁業生產量值-漁業種類別魚類別生產量值3'!D28)=0,&quot;-&quot;,SUM(L28,N28,P28,'漁業生產量值-漁業種類別魚類別生產量值3'!D28))" table:style-name="ce19">
            <text:p>358,270<text:s/></text:p>
          </table:table-cell>
          <table:table-cell office:value-type="float" office:value="53.354199999999999" table:style-name="ce49">
            <text:p>53<text:s/></text:p>
          </table:table-cell>
          <table:table-cell office:value-type="float" office:value="15073.850979999999" table:style-name="ce49">
            <text:p>15,074<text:s/></text:p>
          </table:table-cell>
          <table:table-cell office:value-type="float" office:value="404.25295" table:style-name="ce49">
            <text:p>404<text:s/></text:p>
          </table:table-cell>
          <table:table-cell office:value-type="float" office:value="157369.40114999999" table:style-name="ce49">
            <text:p>157,369<text:s/></text:p>
          </table:table-cell>
          <table:table-cell office:value-type="float" office:value="26.241" table:style-name="ce49">
            <text:p>26<text:s/></text:p>
          </table:table-cell>
          <table:table-cell office:value-type="float" office:value="6303.9820799999998" table:style-name="ce49">
            <text:p>6,30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29,M29,O29,'漁業生產量值-漁業種類別魚類別生產量值3'!C29)=0,&quot;-&quot;,SUM(K29,M29,O29,'漁業生產量值-漁業種類別魚類別生產量值3'!C29))" table:style-name="ce19">
            <text:p>-</text:p>
          </table:table-cell>
          <table:table-cell office:value-type="string" office:string-value="-" table:formula="msoxl:=IF(SUM(L29,N29,P29,'漁業生產量值-漁業種類別魚類別生產量值3'!D29)=0,&quot;-&quot;,SUM(L29,N29,P29,'漁業生產量值-漁業種類別魚類別生產量值3'!D29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.7000000000000002E-3" table:style-name="ce49">
            <text:p>0<text:s/></text:p>
          </table:table-cell>
          <table:table-cell office:value-type="float" office:value="0.51290000000000002" table:style-name="ce49">
            <text:p>1<text:s/></text:p>
          </table:table-cell>
          <table:table-cell office:value-type="float" office:value="648.67700000000013" table:formula="msoxl:=IF(SUM(K30,M30,O30,'漁業生產量值-漁業種類別魚類別生產量值3'!C30)=0,&quot;-&quot;,SUM(K30,M30,O30,'漁業生產量值-漁業種類別魚類別生產量值3'!C30))" table:style-name="ce19">
            <text:p>649<text:s/></text:p>
          </table:table-cell>
          <table:table-cell office:value-type="float" office:value="204964.66759" table:formula="msoxl:=IF(SUM(L30,N30,P30,'漁業生產量值-漁業種類別魚類別生產量值3'!D30)=0,&quot;-&quot;,SUM(L30,N30,P30,'漁業生產量值-漁業種類別魚類別生產量值3'!D30))" table:style-name="ce19">
            <text:p>204,965<text:s/></text:p>
          </table:table-cell>
          <table:table-cell office:value-type="float" office:value="27.6" table:style-name="ce49">
            <text:p>28<text:s/></text:p>
          </table:table-cell>
          <table:table-cell office:value-type="float" office:value="7949.58" table:style-name="ce49">
            <text:p>7,950<text:s/></text:p>
          </table:table-cell>
          <table:table-cell office:value-type="float" office:value="308.11502000000002" table:style-name="ce49">
            <text:p>308<text:s/></text:p>
          </table:table-cell>
          <table:table-cell office:value-type="float" office:value="129281.02932" table:style-name="ce49">
            <text:p>129,281<text:s/></text:p>
          </table:table-cell>
          <table:table-cell office:value-type="float" office:value="29.54" table:style-name="ce49">
            <text:p>30<text:s/></text:p>
          </table:table-cell>
          <table:table-cell office:value-type="float" office:value="7611.1" table:style-name="ce49">
            <text:p>7,61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31,M31,O31,'漁業生產量值-漁業種類別魚類別生產量值3'!C31)=0,&quot;-&quot;,SUM(K31,M31,O31,'漁業生產量值-漁業種類別魚類別生產量值3'!C31))" table:style-name="ce19">
            <text:p>-</text:p>
          </table:table-cell>
          <table:table-cell office:value-type="string" office:string-value="-" table:formula="msoxl:=IF(SUM(L31,N31,P31,'漁業生產量值-漁業種類別魚類別生產量值3'!D31)=0,&quot;-&quot;,SUM(L31,N31,P31,'漁業生產量值-漁業種類別魚類別生產量值3'!D3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32,M32,O32,'漁業生產量值-漁業種類別魚類別生產量值3'!C32)=0,&quot;-&quot;,SUM(K32,M32,O32,'漁業生產量值-漁業種類別魚類別生產量值3'!C32))" table:style-name="ce19">
            <text:p>-</text:p>
          </table:table-cell>
          <table:table-cell office:value-type="string" office:string-value="-" table:formula="msoxl:=IF(SUM(L32,N32,P32,'漁業生產量值-漁業種類別魚類別生產量值3'!D32)=0,&quot;-&quot;,SUM(L32,N32,P32,'漁業生產量值-漁業種類別魚類別生產量值3'!D3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33,M33,O33,'漁業生產量值-漁業種類別魚類別生產量值3'!C33)=0,&quot;-&quot;,SUM(K33,M33,O33,'漁業生產量值-漁業種類別魚類別生產量值3'!C33))" table:style-name="ce19">
            <text:p>-</text:p>
          </table:table-cell>
          <table:table-cell office:value-type="string" office:string-value="-" table:formula="msoxl:=IF(SUM(L33,N33,P33,'漁業生產量值-漁業種類別魚類別生產量值3'!D33)=0,&quot;-&quot;,SUM(L33,N33,P33,'漁業生產量值-漁業種類別魚類別生產量值3'!D3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34,M34,O34,'漁業生產量值-漁業種類別魚類別生產量值3'!C34)=0,&quot;-&quot;,SUM(K34,M34,O34,'漁業生產量值-漁業種類別魚類別生產量值3'!C34))" table:style-name="ce19">
            <text:p>-</text:p>
          </table:table-cell>
          <table:table-cell office:value-type="string" office:string-value="-" table:formula="msoxl:=IF(SUM(L34,N34,P34,'漁業生產量值-漁業種類別魚類別生產量值3'!D34)=0,&quot;-&quot;,SUM(L34,N34,P34,'漁業生產量值-漁業種類別魚類別生產量值3'!D34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38" table:formula="msoxl:=IF(SUM(K35,M35,O35,'漁業生產量值-漁業種類別魚類別生產量值3'!C35)=0,&quot;-&quot;,SUM(K35,M35,O35,'漁業生產量值-漁業種類別魚類別生產量值3'!C35))" table:style-name="ce19">
            <text:p>0<text:s/></text:p>
          </table:table-cell>
          <table:table-cell office:value-type="float" office:value="201.4" table:formula="msoxl:=IF(SUM(L35,N35,P35,'漁業生產量值-漁業種類別魚類別生產量值3'!D35)=0,&quot;-&quot;,SUM(L35,N35,P35,'漁業生產量值-漁業種類別魚類別生產量值3'!D35))" table:style-name="ce19">
            <text:p>20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38" table:style-name="ce49">
            <text:p>0<text:s/></text:p>
          </table:table-cell>
          <table:table-cell office:value-type="float" office:value="201.4" table:style-name="ce49">
            <text:p>20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string" office:string-value="-" table:formula="msoxl:=  IF(SUM(C37:C49)=0,&quot;-&quot;,SUM(C37:C49))" table:style-name="ce49">
            <text:p>-</text:p>
          </table:table-cell>
          <table:table-cell office:value-type="string" office:string-value="-" table:formula="msoxl:=  IF(SUM(D37:D49)=0,&quot;-&quot;,SUM(D37:D49))" table:style-name="ce49">
            <text:p>-</text:p>
          </table:table-cell>
          <table:table-cell office:value-type="string" office:string-value="-" table:formula="msoxl:=  IF(SUM(E37:E49)=0,&quot;-&quot;,SUM(E37:E49))" table:style-name="ce49">
            <text:p>-</text:p>
          </table:table-cell>
          <table:table-cell office:value-type="string" office:string-value="-" table:formula="msoxl:=  IF(SUM(F37:F49)=0,&quot;-&quot;,SUM(F37:F49))" table:style-name="ce49">
            <text:p>-</text:p>
          </table:table-cell>
          <table:table-cell office:value-type="float" office:value="9.1079999999999988" table:formula="msoxl:=  IF(SUM(G37:G49)=0,&quot;-&quot;,SUM(G37:G49))" table:style-name="ce49">
            <text:p>9<text:s/></text:p>
          </table:table-cell>
          <table:table-cell office:value-type="float" office:value="827.15338999999994" table:formula="msoxl:=  IF(SUM(H37:H49)=0,&quot;-&quot;,SUM(H37:H49))" table:style-name="ce49">
            <text:p>827<text:s/></text:p>
          </table:table-cell>
          <table:table-cell office:value-type="float" office:value="1373.66227" table:formula="msoxl:=IF(SUM(K36,M36,O36,'漁業生產量值-漁業種類別魚類別生產量值3'!C36)=0,&quot;-&quot;,SUM(K36,M36,O36,'漁業生產量值-漁業種類別魚類別生產量值3'!C36))" table:style-name="ce19">
            <text:p>1,374<text:s/></text:p>
          </table:table-cell>
          <table:table-cell office:value-type="float" office:value="383427.03034000006" table:formula="msoxl:=IF(SUM(L36,N36,P36,'漁業生產量值-漁業種類別魚類別生產量值3'!D36)=0,&quot;-&quot;,SUM(L36,N36,P36,'漁業生產量值-漁業種類別魚類別生產量值3'!D36))" table:style-name="ce19">
            <text:p>383,427<text:s/></text:p>
          </table:table-cell>
          <table:table-cell office:value-type="float" office:value="89.297399999999996" table:formula="msoxl:=  IF(SUM(K37:K49)=0,&quot;-&quot;,SUM(K37:K49))" table:style-name="ce49">
            <text:p>89<text:s/></text:p>
          </table:table-cell>
          <table:table-cell office:value-type="float" office:value="24339.562129999998" table:formula="msoxl:=  IF(SUM(L37:L49)=0,&quot;-&quot;,SUM(L37:L49))" table:style-name="ce49">
            <text:p>24,340<text:s/></text:p>
          </table:table-cell>
          <table:table-cell office:value-type="float" office:value="369.81310000000002" table:formula="msoxl:=  IF(SUM(M37:M49)=0,&quot;-&quot;,SUM(M37:M49))" table:style-name="ce49">
            <text:p>370<text:s/></text:p>
          </table:table-cell>
          <table:table-cell office:value-type="float" office:value="145457.39074" table:formula="msoxl:=  IF(SUM(N37:N49)=0,&quot;-&quot;,SUM(N37:N49))" table:style-name="ce49">
            <text:p>145,457<text:s/></text:p>
          </table:table-cell>
          <table:table-cell office:value-type="float" office:value="233.49409999999997" table:formula="msoxl:=  IF(SUM(O37:O49)=0,&quot;-&quot;,SUM(O37:O49))" table:style-name="ce49">
            <text:p>233<text:s/></text:p>
          </table:table-cell>
          <table:table-cell office:value-type="float" office:value="60608.452680000002" table:formula="msoxl:=  IF(SUM(P37:P49)=0,&quot;-&quot;,SUM(P37:P49))" table:style-name="ce49">
            <text:p>60,60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8.8759999999999994" table:style-name="ce49">
            <text:p>9<text:s/></text:p>
          </table:table-cell>
          <table:table-cell office:value-type="float" office:value="809.85898999999995" table:style-name="ce49">
            <text:p>810<text:s/></text:p>
          </table:table-cell>
          <table:table-cell office:value-type="float" office:value="77.846999999999994" table:formula="msoxl:=IF(SUM(K37,M37,O37,'漁業生產量值-漁業種類別魚類別生產量值3'!C37)=0,&quot;-&quot;,SUM(K37,M37,O37,'漁業生產量值-漁業種類別魚類別生產量值3'!C37))" table:style-name="ce19">
            <text:p>78<text:s/></text:p>
          </table:table-cell>
          <table:table-cell office:value-type="float" office:value="16404.108070000002" table:formula="msoxl:=IF(SUM(L37,N37,P37,'漁業生產量值-漁業種類別魚類別生產量值3'!D37)=0,&quot;-&quot;,SUM(L37,N37,P37,'漁業生產量值-漁業種類別魚類別生產量值3'!D37))" table:style-name="ce19">
            <text:p>16,40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5.550199999999997" table:style-name="ce49">
            <text:p>46<text:s/></text:p>
          </table:table-cell>
          <table:table-cell office:value-type="float" office:value="10925.13356" table:style-name="ce49">
            <text:p>10,92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38,M38,O38,'漁業生產量值-漁業種類別魚類別生產量值3'!C38)=0,&quot;-&quot;,SUM(K38,M38,O38,'漁業生產量值-漁業種類別魚類別生產量值3'!C38))" table:style-name="ce19">
            <text:p>-</text:p>
          </table:table-cell>
          <table:table-cell office:value-type="string" office:string-value="-" table:formula="msoxl:=IF(SUM(L38,N38,P38,'漁業生產量值-漁業種類別魚類別生產量值3'!D38)=0,&quot;-&quot;,SUM(L38,N38,P38,'漁業生產量值-漁業種類別魚類別生產量值3'!D38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39,M39,O39,'漁業生產量值-漁業種類別魚類別生產量值3'!C39)=0,&quot;-&quot;,SUM(K39,M39,O39,'漁業生產量值-漁業種類別魚類別生產量值3'!C39))" table:style-name="ce19">
            <text:p>-</text:p>
          </table:table-cell>
          <table:table-cell office:value-type="string" office:string-value="-" table:formula="msoxl:=IF(SUM(L39,N39,P39,'漁業生產量值-漁業種類別魚類別生產量值3'!D39)=0,&quot;-&quot;,SUM(L39,N39,P39,'漁業生產量值-漁業種類別魚類別生產量值3'!D39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23200000000000001" table:style-name="ce49">
            <text:p>0<text:s/></text:p>
          </table:table-cell>
          <table:table-cell office:value-type="float" office:value="17.2944" table:style-name="ce49">
            <text:p>17<text:s/></text:p>
          </table:table-cell>
          <table:table-cell office:value-type="float" office:value="348.91234999999995" table:formula="msoxl:=IF(SUM(K40,M40,O40,'漁業生產量值-漁業種類別魚類別生產量值3'!C40)=0,&quot;-&quot;,SUM(K40,M40,O40,'漁業生產量值-漁業種類別魚類別生產量值3'!C40))" table:style-name="ce19">
            <text:p>349<text:s/></text:p>
          </table:table-cell>
          <table:table-cell office:value-type="float" office:value="91592.523389999988" table:formula="msoxl:=IF(SUM(L40,N40,P40,'漁業生產量值-漁業種類別魚類別生產量值3'!D40)=0,&quot;-&quot;,SUM(L40,N40,P40,'漁業生產量值-漁業種類別魚類別生產量值3'!D40))" table:style-name="ce19">
            <text:p>91,593<text:s/></text:p>
          </table:table-cell>
          <table:table-cell office:value-type="float" office:value="47.905999999999999" table:style-name="ce49">
            <text:p>48<text:s/></text:p>
          </table:table-cell>
          <table:table-cell office:value-type="float" office:value="9417.6826000000001" table:style-name="ce49">
            <text:p>9,418<text:s/></text:p>
          </table:table-cell>
          <table:table-cell office:value-type="float" office:value="29.645099999999999" table:style-name="ce49">
            <text:p>30<text:s/></text:p>
          </table:table-cell>
          <table:table-cell office:value-type="float" office:value="5598.1190800000004" table:style-name="ce49">
            <text:p>5,598<text:s/></text:p>
          </table:table-cell>
          <table:table-cell office:value-type="float" office:value="141.37889999999999" table:style-name="ce49">
            <text:p>141<text:s/></text:p>
          </table:table-cell>
          <table:table-cell office:value-type="float" office:value="37311.986129999998" table:style-name="ce49">
            <text:p>37,31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.4499999999999998E-2" table:formula="msoxl:=IF(SUM(K41,M41,O41,'漁業生產量值-漁業種類別魚類別生產量值3'!C41)=0,&quot;-&quot;,SUM(K41,M41,O41,'漁業生產量值-漁業種類別魚類別生產量值3'!C41))" table:style-name="ce19">
            <text:p>0<text:s/></text:p>
          </table:table-cell>
          <table:table-cell office:value-type="float" office:value="9.1135999999999999" table:formula="msoxl:=IF(SUM(L41,N41,P41,'漁業生產量值-漁業種類別魚類別生產量值3'!D41)=0,&quot;-&quot;,SUM(L41,N41,P41,'漁業生產量值-漁業種類別魚類別生產量值3'!D41))" table:style-name="ce19">
            <text:p>9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642.76191999999992" table:formula="msoxl:=IF(SUM(K42,M42,O42,'漁業生產量值-漁業種類別魚類別生產量值3'!C42)=0,&quot;-&quot;,SUM(K42,M42,O42,'漁業生產量值-漁業種類別魚類別生產量值3'!C42))" table:style-name="ce19">
            <text:p>643<text:s/></text:p>
          </table:table-cell>
          <table:table-cell office:value-type="float" office:value="198018.90849" table:formula="msoxl:=IF(SUM(L42,N42,P42,'漁業生產量值-漁業種類別魚類別生產量值3'!D42)=0,&quot;-&quot;,SUM(L42,N42,P42,'漁業生產量值-漁業種類別魚類別生產量值3'!D42))" table:style-name="ce19">
            <text:p>198,019<text:s/></text:p>
          </table:table-cell>
          <table:table-cell office:value-type="float" office:value="27.948" table:style-name="ce49">
            <text:p>28<text:s/></text:p>
          </table:table-cell>
          <table:table-cell office:value-type="float" office:value="6946.85" table:style-name="ce49">
            <text:p>6,947<text:s/></text:p>
          </table:table-cell>
          <table:table-cell office:value-type="float" office:value="283.05" table:style-name="ce49">
            <text:p>283<text:s/></text:p>
          </table:table-cell>
          <table:table-cell office:value-type="float" office:value="120307.25" table:style-name="ce49">
            <text:p>120,307<text:s/></text:p>
          </table:table-cell>
          <table:table-cell office:value-type="float" office:value="34.280999999999999" table:style-name="ce49">
            <text:p>34<text:s/></text:p>
          </table:table-cell>
          <table:table-cell office:value-type="float" office:value="8516.0729900000006" table:style-name="ce49">
            <text:p>8,51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77.45643000000001" table:formula="msoxl:=IF(SUM(K43,M43,O43,'漁業生產量值-漁業種類別魚類別生產量值3'!C43)=0,&quot;-&quot;,SUM(K43,M43,O43,'漁業生產量值-漁業種類別魚類別生產量值3'!C43))" table:style-name="ce19">
            <text:p>277<text:s/></text:p>
          </table:table-cell>
          <table:table-cell office:value-type="float" office:value="70322.243259999988" table:formula="msoxl:=IF(SUM(L43,N43,P43,'漁業生產量值-漁業種類別魚類別生產量值3'!D43)=0,&quot;-&quot;,SUM(L43,N43,P43,'漁業生產量值-漁業種類別魚類別生產量值3'!D43))" table:style-name="ce19">
            <text:p>70,322<text:s/></text:p>
          </table:table-cell>
          <table:table-cell office:value-type="float" office:value="10.9834" table:style-name="ce49">
            <text:p>11<text:s/></text:p>
          </table:table-cell>
          <table:table-cell office:value-type="float" office:value="6499.0295299999998" table:style-name="ce49">
            <text:p>6,499<text:s/></text:p>
          </table:table-cell>
          <table:table-cell office:value-type="float" office:value="54.078000000000003" table:style-name="ce49">
            <text:p>54<text:s/></text:p>
          </table:table-cell>
          <table:table-cell office:value-type="float" office:value="17773.621660000001" table:style-name="ce49">
            <text:p>17,774<text:s/></text:p>
          </table:table-cell>
          <table:table-cell office:value-type="float" office:value="6.7839999999999998" table:style-name="ce49">
            <text:p>7<text:s/></text:p>
          </table:table-cell>
          <table:table-cell office:value-type="float" office:value="2727.76" table:style-name="ce49">
            <text:p>2,72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4,M44,O44,'漁業生產量值-漁業種類別魚類別生產量值3'!C44)=0,&quot;-&quot;,SUM(K44,M44,O44,'漁業生產量值-漁業種類別魚類別生產量值3'!C44))" table:style-name="ce19">
            <text:p>-</text:p>
          </table:table-cell>
          <table:table-cell office:value-type="string" office:string-value="-" table:formula="msoxl:=IF(SUM(L44,N44,P44,'漁業生產量值-漁業種類別魚類別生產量值3'!D44)=0,&quot;-&quot;,SUM(L44,N44,P44,'漁業生產量值-漁業種類別魚類別生產量值3'!D44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5,M45,O45,'漁業生產量值-漁業種類別魚類別生產量值3'!C45)=0,&quot;-&quot;,SUM(K45,M45,O45,'漁業生產量值-漁業種類別魚類別生產量值3'!C45))" table:style-name="ce19">
            <text:p>-</text:p>
          </table:table-cell>
          <table:table-cell office:value-type="string" office:string-value="-" table:formula="msoxl:=IF(SUM(L45,N45,P45,'漁業生產量值-漁業種類別魚類別生產量值3'!D45)=0,&quot;-&quot;,SUM(L45,N45,P45,'漁業生產量值-漁業種類別魚類別生產量值3'!D4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9.82" table:formula="msoxl:=IF(SUM(K46,M46,O46,'漁業生產量值-漁業種類別魚類別生產量值3'!C46)=0,&quot;-&quot;,SUM(K46,M46,O46,'漁業生產量值-漁業種類別魚類別生產量值3'!C46))" table:style-name="ce19">
            <text:p>10<text:s/></text:p>
          </table:table-cell>
          <table:table-cell office:value-type="float" office:value="4442.3999999999996" table:formula="msoxl:=IF(SUM(L46,N46,P46,'漁業生產量值-漁業種類別魚類別生產量值3'!D46)=0,&quot;-&quot;,SUM(L46,N46,P46,'漁業生產量值-漁業種類別魚類別生產量值3'!D46))" table:style-name="ce19">
            <text:p>4,442<text:s/></text:p>
          </table:table-cell>
          <table:table-cell office:value-type="float" office:value="2.46" table:style-name="ce49">
            <text:p>2<text:s/></text:p>
          </table:table-cell>
          <table:table-cell office:value-type="float" office:value="1476" table:style-name="ce49">
            <text:p>1,476<text:s/></text:p>
          </table:table-cell>
          <table:table-cell office:value-type="float" office:value="3.04" table:style-name="ce49">
            <text:p>3<text:s/></text:p>
          </table:table-cell>
          <table:table-cell office:value-type="float" office:value="1778.4" table:style-name="ce49">
            <text:p>1,77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7,M47,O47,'漁業生產量值-漁業種類別魚類別生產量值3'!C47)=0,&quot;-&quot;,SUM(K47,M47,O47,'漁業生產量值-漁業種類別魚類別生產量值3'!C47))" table:style-name="ce19">
            <text:p>-</text:p>
          </table:table-cell>
          <table:table-cell office:value-type="string" office:string-value="-" table:formula="msoxl:=IF(SUM(L47,N47,P47,'漁業生產量值-漁業種類別魚類別生產量值3'!D47)=0,&quot;-&quot;,SUM(L47,N47,P47,'漁業生產量值-漁業種類別魚類別生產量值3'!D4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8,M48,O48,'漁業生產量值-漁業種類別魚類別生產量值3'!C48)=0,&quot;-&quot;,SUM(K48,M48,O48,'漁業生產量值-漁業種類別魚類別生產量值3'!C48))" table:style-name="ce19">
            <text:p>-</text:p>
          </table:table-cell>
          <table:table-cell office:value-type="string" office:string-value="-" table:formula="msoxl:=IF(SUM(L48,N48,P48,'漁業生產量值-漁業種類別魚類別生產量值3'!D48)=0,&quot;-&quot;,SUM(L48,N48,P48,'漁業生產量值-漁業種類別魚類別生產量值3'!D48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6.820070000000001" table:formula="msoxl:=IF(SUM(K49,M49,O49,'漁業生產量值-漁業種類別魚類別生產量值3'!C49)=0,&quot;-&quot;,SUM(K49,M49,O49,'漁業生產量值-漁業種類別魚類別生產量值3'!C49))" table:style-name="ce19">
            <text:p>17<text:s/></text:p>
          </table:table-cell>
          <table:table-cell office:value-type="float" office:value="2637.73353" table:formula="msoxl:=IF(SUM(L49,N49,P49,'漁業生產量值-漁業種類別魚類別生產量值3'!D49)=0,&quot;-&quot;,SUM(L49,N49,P49,'漁業生產量值-漁業種類別魚類別生產量值3'!D49))" table:style-name="ce19">
            <text:p>2,63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5.5" table:style-name="ce49">
            <text:p>6<text:s/></text:p>
          </table:table-cell>
          <table:table-cell office:value-type="float" office:value="1127.5" table:style-name="ce49">
            <text:p>1,12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49">
            <text:p>-</text:p>
          </table:table-cell>
          <table:table-cell office:value-type="string" office:string-value="-" table:formula="msoxl:=  IF(SUM(D51:D53)=0,&quot;-&quot;,SUM(D51:D53))" table:style-name="ce49">
            <text:p>-</text:p>
          </table:table-cell>
          <table:table-cell office:value-type="string" office:string-value="-" table:formula="msoxl:=  IF(SUM(E51:E53)=0,&quot;-&quot;,SUM(E51:E53))" table:style-name="ce49">
            <text:p>-</text:p>
          </table:table-cell>
          <table:table-cell office:value-type="string" office:string-value="-" table:formula="msoxl:=  IF(SUM(F51:F53)=0,&quot;-&quot;,SUM(F51:F53))" table:style-name="ce49">
            <text:p>-</text:p>
          </table:table-cell>
          <table:table-cell office:value-type="string" office:string-value="-" table:formula="msoxl:=  IF(SUM(G51:G53)=0,&quot;-&quot;,SUM(G51:G53))" table:style-name="ce49">
            <text:p>-</text:p>
          </table:table-cell>
          <table:table-cell office:value-type="string" office:string-value="-" table:formula="msoxl:=  IF(SUM(H51:H53)=0,&quot;-&quot;,SUM(H51:H53))" table:style-name="ce49">
            <text:p>-</text:p>
          </table:table-cell>
          <table:table-cell office:value-type="float" office:value="213.63329999999999" table:formula="msoxl:=IF(SUM(K50,M50,O50,'漁業生產量值-漁業種類別魚類別生產量值3'!C50)=0,&quot;-&quot;,SUM(K50,M50,O50,'漁業生產量值-漁業種類別魚類別生產量值3'!C50))" table:style-name="ce19">
            <text:p>214<text:s/></text:p>
          </table:table-cell>
          <table:table-cell office:value-type="float" office:value="69067.645879999996" table:formula="msoxl:=IF(SUM(L50,N50,P50,'漁業生產量值-漁業種類別魚類別生產量值3'!D50)=0,&quot;-&quot;,SUM(L50,N50,P50,'漁業生產量值-漁業種類別魚類別生產量值3'!D50))" table:style-name="ce19">
            <text:p>69,068<text:s/></text:p>
          </table:table-cell>
          <table:table-cell office:value-type="string" office:string-value="-" table:formula="msoxl:=  IF(SUM(K51:K53)=0,&quot;-&quot;,SUM(K51:K53))" table:style-name="ce49">
            <text:p>-</text:p>
          </table:table-cell>
          <table:table-cell office:value-type="string" office:string-value="-" table:formula="msoxl:=  IF(SUM(L51:L53)=0,&quot;-&quot;,SUM(L51:L53))" table:style-name="ce49">
            <text:p>-</text:p>
          </table:table-cell>
          <table:table-cell office:value-type="string" office:string-value="-" table:formula="msoxl:=  IF(SUM(M51:M53)=0,&quot;-&quot;,SUM(M51:M53))" table:style-name="ce49">
            <text:p>-</text:p>
          </table:table-cell>
          <table:table-cell office:value-type="string" office:string-value="-" table:formula="msoxl:=  IF(SUM(N51:N53)=0,&quot;-&quot;,SUM(N51:N53))" table:style-name="ce49">
            <text:p>-</text:p>
          </table:table-cell>
          <table:table-cell office:value-type="string" office:string-value="-" table:formula="msoxl:=  IF(SUM(O51:O53)=0,&quot;-&quot;,SUM(O51:O53))" table:style-name="ce49">
            <text:p>-</text:p>
          </table:table-cell>
          <table:table-cell office:value-type="string" office:string-value="-" table:formula="msoxl:=  IF(SUM(P51:P53)=0,&quot;-&quot;,SUM(P51:P53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51,M51,O51,'漁業生產量值-漁業種類別魚類別生產量值3'!C51)=0,&quot;-&quot;,SUM(K51,M51,O51,'漁業生產量值-漁業種類別魚類別生產量值3'!C51))" table:style-name="ce19">
            <text:p>-</text:p>
          </table:table-cell>
          <table:table-cell office:value-type="string" office:string-value="-" table:formula="msoxl:=IF(SUM(L51,N51,P51,'漁業生產量值-漁業種類別魚類別生產量值3'!D51)=0,&quot;-&quot;,SUM(L51,N51,P51,'漁業生產量值-漁業種類別魚類別生產量值3'!D5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13.63329999999999" table:formula="msoxl:=IF(SUM(K52,M52,O52,'漁業生產量值-漁業種類別魚類別生產量值3'!C52)=0,&quot;-&quot;,SUM(K52,M52,O52,'漁業生產量值-漁業種類別魚類別生產量值3'!C52))" table:style-name="ce19">
            <text:p>214<text:s/></text:p>
          </table:table-cell>
          <table:table-cell office:value-type="float" office:value="69067.645879999996" table:formula="msoxl:=IF(SUM(L52,N52,P52,'漁業生產量值-漁業種類別魚類別生產量值3'!D52)=0,&quot;-&quot;,SUM(L52,N52,P52,'漁業生產量值-漁業種類別魚類別生產量值3'!D52))" table:style-name="ce19">
            <text:p>69,06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53,M53,O53,'漁業生產量值-漁業種類別魚類別生產量值3'!C53)=0,&quot;-&quot;,SUM(K53,M53,O53,'漁業生產量值-漁業種類別魚類別生產量值3'!C53))" table:style-name="ce19">
            <text:p>-</text:p>
          </table:table-cell>
          <table:table-cell office:value-type="string" office:string-value="-" table:formula="msoxl:=IF(SUM(L53,N53,P53,'漁業生產量值-漁業種類別魚類別生產量值3'!D53)=0,&quot;-&quot;,SUM(L53,N53,P53,'漁業生產量值-漁業種類別魚類別生產量值3'!D5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49">
            <text:p>-</text:p>
          </table:table-cell>
          <table:table-cell office:value-type="string" office:string-value="-" table:formula="msoxl:=  IF(SUM(D55:D57)=0,&quot;-&quot;,SUM(D55:D57))" table:style-name="ce49">
            <text:p>-</text:p>
          </table:table-cell>
          <table:table-cell office:value-type="string" office:string-value="-" table:formula="msoxl:=  IF(SUM(E55:E57)=0,&quot;-&quot;,SUM(E55:E57))" table:style-name="ce49">
            <text:p>-</text:p>
          </table:table-cell>
          <table:table-cell office:value-type="string" office:string-value="-" table:formula="msoxl:=  IF(SUM(F55:F57)=0,&quot;-&quot;,SUM(F55:F57))" table:style-name="ce49">
            <text:p>-</text:p>
          </table:table-cell>
          <table:table-cell office:value-type="string" office:string-value="-" table:formula="msoxl:=  IF(SUM(G55:G57)=0,&quot;-&quot;,SUM(G55:G57))" table:style-name="ce49">
            <text:p>-</text:p>
          </table:table-cell>
          <table:table-cell office:value-type="string" office:string-value="-" table:formula="msoxl:=  IF(SUM(H55:H57)=0,&quot;-&quot;,SUM(H55:H57))" table:style-name="ce49">
            <text:p>-</text:p>
          </table:table-cell>
          <table:table-cell office:value-type="string" office:string-value="-" table:formula="msoxl:=IF(SUM(K54,M54,O54,'漁業生產量值-漁業種類別魚類別生產量值3'!C54)=0,&quot;-&quot;,SUM(K54,M54,O54,'漁業生產量值-漁業種類別魚類別生產量值3'!C54))" table:style-name="ce19">
            <text:p>-</text:p>
          </table:table-cell>
          <table:table-cell office:value-type="string" office:string-value="-" table:formula="msoxl:=IF(SUM(L54,N54,P54,'漁業生產量值-漁業種類別魚類別生產量值3'!D54)=0,&quot;-&quot;,SUM(L54,N54,P54,'漁業生產量值-漁業種類別魚類別生產量值3'!D54))" table:style-name="ce19">
            <text:p>-</text:p>
          </table:table-cell>
          <table:table-cell office:value-type="string" office:string-value="-" table:formula="msoxl:=  IF(SUM(K55:K57)=0,&quot;-&quot;,SUM(K55:K57))" table:style-name="ce49">
            <text:p>-</text:p>
          </table:table-cell>
          <table:table-cell office:value-type="string" office:string-value="-" table:formula="msoxl:=  IF(SUM(L55:L57)=0,&quot;-&quot;,SUM(L55:L57))" table:style-name="ce49">
            <text:p>-</text:p>
          </table:table-cell>
          <table:table-cell office:value-type="string" office:string-value="-" table:formula="msoxl:=  IF(SUM(M55:M57)=0,&quot;-&quot;,SUM(M55:M57))" table:style-name="ce49">
            <text:p>-</text:p>
          </table:table-cell>
          <table:table-cell office:value-type="string" office:string-value="-" table:formula="msoxl:=  IF(SUM(N55:N57)=0,&quot;-&quot;,SUM(N55:N57))" table:style-name="ce49">
            <text:p>-</text:p>
          </table:table-cell>
          <table:table-cell office:value-type="string" office:string-value="-" table:formula="msoxl:=  IF(SUM(O55:O57)=0,&quot;-&quot;,SUM(O55:O57))" table:style-name="ce49">
            <text:p>-</text:p>
          </table:table-cell>
          <table:table-cell office:value-type="string" office:string-value="-" table:formula="msoxl:=  IF(SUM(P55:P57)=0,&quot;-&quot;,SUM(P55:P57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55,M55,O55,'漁業生產量值-漁業種類別魚類別生產量值3'!C55)=0,&quot;-&quot;,SUM(K55,M55,O55,'漁業生產量值-漁業種類別魚類別生產量值3'!C55))" table:style-name="ce19">
            <text:p>-</text:p>
          </table:table-cell>
          <table:table-cell office:value-type="string" office:string-value="-" table:formula="msoxl:=IF(SUM(L55,N55,P55,'漁業生產量值-漁業種類別魚類別生產量值3'!D55)=0,&quot;-&quot;,SUM(L55,N55,P55,'漁業生產量值-漁業種類別魚類別生產量值3'!D5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56,M56,O56,'漁業生產量值-漁業種類別魚類別生產量值3'!C56)=0,&quot;-&quot;,SUM(K56,M56,O56,'漁業生產量值-漁業種類別魚類別生產量值3'!C56))" table:style-name="ce19">
            <text:p>-</text:p>
          </table:table-cell>
          <table:table-cell office:value-type="string" office:string-value="-" table:formula="msoxl:=IF(SUM(L56,N56,P56,'漁業生產量值-漁業種類別魚類別生產量值3'!D56)=0,&quot;-&quot;,SUM(L56,N56,P56,'漁業生產量值-漁業種類別魚類別生產量值3'!D5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57,M57,O57,'漁業生產量值-漁業種類別魚類別生產量值3'!C57)=0,&quot;-&quot;,SUM(K57,M57,O57,'漁業生產量值-漁業種類別魚類別生產量值3'!C57))" table:style-name="ce19">
            <text:p>-</text:p>
          </table:table-cell>
          <table:table-cell office:value-type="string" office:string-value="-" table:formula="msoxl:=IF(SUM(L57,N57,P57,'漁業生產量值-漁業種類別魚類別生產量值3'!D57)=0,&quot;-&quot;,SUM(L57,N57,P57,'漁業生產量值-漁業種類別魚類別生產量值3'!D5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float" office:value="422.40699999999998" table:formula="msoxl:=  IF(SUM(C59,C60,C61,C63)=0,IF(C62=0,&quot;-&quot;,C62),SUM(C59,C60,C61,C63))" table:style-name="ce49">
            <text:p>422<text:s/></text:p>
          </table:table-cell>
          <table:table-cell office:value-type="float" office:value="81455.01079" table:formula="msoxl:=  IF(SUM(D59:D63)=0,&quot;-&quot;,SUM(D59:D63))" table:style-name="ce49">
            <text:p>81,455<text:s/></text:p>
          </table:table-cell>
          <table:table-cell office:value-type="float" office:value="1178.3119999999999" table:formula="msoxl:=  IF(SUM(E59,E60,E61,E63)=0,IF(E62=0,&quot;-&quot;,E62),SUM(E59,E60,E61,E63))" table:style-name="ce49">
            <text:p>1,178<text:s/></text:p>
          </table:table-cell>
          <table:table-cell office:value-type="float" office:value="176002.36" table:formula="msoxl:=  IF(SUM(F59:F63)=0,&quot;-&quot;,SUM(F59:F63))" table:style-name="ce49">
            <text:p>176,002<text:s/></text:p>
          </table:table-cell>
          <table:table-cell office:value-type="float" office:value="65682.876439999993" table:formula="msoxl:=  IF(SUM(G59,G60,G61,G63)=0,IF(G62=0,&quot;-&quot;,G62),SUM(G59,G60,G61,G63))" table:style-name="ce49">
            <text:p>65,683<text:s/></text:p>
          </table:table-cell>
          <table:table-cell office:value-type="float" office:value="4913614.5401799995" table:formula="msoxl:=  IF(SUM(H59:H63)=0,&quot;-&quot;,SUM(H59:H63))" table:style-name="ce49">
            <text:p>4,913,615<text:s/></text:p>
          </table:table-cell>
          <table:table-cell office:value-type="float" office:value="733.44899999999996" table:formula="msoxl:=IF(SUM(K58,M58,O58,'漁業生產量值-漁業種類別魚類別生產量值3'!C58)=0,&quot;-&quot;,SUM(K58,M58,O58,'漁業生產量值-漁業種類別魚類別生產量值3'!C58))" table:style-name="ce19">
            <text:p>733<text:s/></text:p>
          </table:table-cell>
          <table:table-cell office:value-type="float" office:value="131969.18450999999" table:formula="msoxl:=IF(SUM(L58,N58,P58,'漁業生產量值-漁業種類別魚類別生產量值3'!D58)=0,&quot;-&quot;,SUM(L58,N58,P58,'漁業生產量值-漁業種類別魚類別生產量值3'!D58))" table:style-name="ce19">
            <text:p>131,969<text:s/></text:p>
          </table:table-cell>
          <table:table-cell office:value-type="string" office:string-value="-" table:formula="msoxl:=  IF(SUM(K59,K60,K61,K63)=0,IF(K62=0,&quot;-&quot;,K62),SUM(K59,K60,K61,K63))" table:style-name="ce49">
            <text:p>-</text:p>
          </table:table-cell>
          <table:table-cell office:value-type="string" office:string-value="-" table:formula="msoxl:=  IF(SUM(L59:L63)=0,&quot;-&quot;,SUM(L59:L63))" table:style-name="ce49">
            <text:p>-</text:p>
          </table:table-cell>
          <table:table-cell office:value-type="string" office:string-value="-" table:formula="msoxl:=  IF(SUM(M59,M60,M61,M63)=0,IF(M62=0,&quot;-&quot;,M62),SUM(M59,M60,M61,M63))" table:style-name="ce49">
            <text:p>-</text:p>
          </table:table-cell>
          <table:table-cell office:value-type="string" office:string-value="-" table:formula="msoxl:=  IF(SUM(N59:N63)=0,&quot;-&quot;,SUM(N59:N63))" table:style-name="ce49">
            <text:p>-</text:p>
          </table:table-cell>
          <table:table-cell office:value-type="float" office:value="245.27099999999999" table:formula="msoxl:=  IF(SUM(O59,O60,O61,O63)=0,IF(O62=0,&quot;-&quot;,O62),SUM(O59,O60,O61,O63))" table:style-name="ce49">
            <text:p>245<text:s/></text:p>
          </table:table-cell>
          <table:table-cell office:value-type="float" office:value="41909.095509999999" table:formula="msoxl:=  IF(SUM(P59:P63)=0,&quot;-&quot;,SUM(P59:P63))" table:style-name="ce49">
            <text:p>41,90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1145.36146" table:style-name="ce49">
            <text:p>41,145<text:s/></text:p>
          </table:table-cell>
          <table:table-cell office:value-type="float" office:value="3084372.0732100001" table:style-name="ce49">
            <text:p>3,084,372<text:s/></text:p>
          </table:table-cell>
          <table:table-cell office:value-type="float" office:value="733.44899999999996" table:formula="msoxl:=IF(SUM(K59,M59,O59,'漁業生產量值-漁業種類別魚類別生產量值3'!C59)=0,&quot;-&quot;,SUM(K59,M59,O59,'漁業生產量值-漁業種類別魚類別生產量值3'!C59))" table:style-name="ce19">
            <text:p>733<text:s/></text:p>
          </table:table-cell>
          <table:table-cell office:value-type="float" office:value="131969.18450999999" table:formula="msoxl:=IF(SUM(L59,N59,P59,'漁業生產量值-漁業種類別魚類別生產量值3'!D59)=0,&quot;-&quot;,SUM(L59,N59,P59,'漁業生產量值-漁業種類別魚類別生產量值3'!D59))" table:style-name="ce19">
            <text:p>131,969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45.27099999999999" table:style-name="ce49">
            <text:p>245<text:s/></text:p>
          </table:table-cell>
          <table:table-cell office:value-type="float" office:value="41909.095509999999" table:style-name="ce49">
            <text:p>41,90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float" office:value="422.40699999999998" table:style-name="ce49">
            <text:p>422<text:s/></text:p>
          </table:table-cell>
          <table:table-cell office:value-type="float" office:value="81455.01079" table:style-name="ce49">
            <text:p>81,455<text:s/></text:p>
          </table:table-cell>
          <table:table-cell office:value-type="float" office:value="1178.3119999999999" table:style-name="ce49">
            <text:p>1,178<text:s/></text:p>
          </table:table-cell>
          <table:table-cell office:value-type="float" office:value="176002.36" table:style-name="ce49">
            <text:p>176,002<text:s/></text:p>
          </table:table-cell>
          <table:table-cell office:value-type="float" office:value="24537.51498" table:style-name="ce49">
            <text:p>24,538<text:s/></text:p>
          </table:table-cell>
          <table:table-cell office:value-type="float" office:value="1829242.46697" table:style-name="ce49">
            <text:p>1,829,242<text:s/></text:p>
          </table:table-cell>
          <table:table-cell office:value-type="string" office:string-value="-" table:formula="msoxl:=IF(SUM(K60,M60,O60,'漁業生產量值-漁業種類別魚類別生產量值3'!C60)=0,&quot;-&quot;,SUM(K60,M60,O60,'漁業生產量值-漁業種類別魚類別生產量值3'!C60))" table:style-name="ce19">
            <text:p>-</text:p>
          </table:table-cell>
          <table:table-cell office:value-type="string" office:string-value="-" table:formula="msoxl:=IF(SUM(L60,N60,P60,'漁業生產量值-漁業種類別魚類別生產量值3'!D60)=0,&quot;-&quot;,SUM(L60,N60,P60,'漁業生產量值-漁業種類別魚類別生產量值3'!D60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61,M61,O61,'漁業生產量值-漁業種類別魚類別生產量值3'!C61)=0,&quot;-&quot;,SUM(K61,M61,O61,'漁業生產量值-漁業種類別魚類別生產量值3'!C61))" table:style-name="ce19">
            <text:p>-</text:p>
          </table:table-cell>
          <table:table-cell office:value-type="string" office:string-value="-" table:formula="msoxl:=IF(SUM(L61,N61,P61,'漁業生產量值-漁業種類別魚類別生產量值3'!D61)=0,&quot;-&quot;,SUM(L61,N61,P61,'漁業生產量值-漁業種類別魚類別生產量值3'!D6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62,M62,O62,'漁業生產量值-漁業種類別魚類別生產量值3'!C62)=0,&quot;-&quot;,SUM(K62,M62,O62,'漁業生產量值-漁業種類別魚類別生產量值3'!C62))" table:style-name="ce19">
            <text:p>-</text:p>
          </table:table-cell>
          <table:table-cell office:value-type="string" office:string-value="-" table:formula="msoxl:=IF(SUM(L62,N62,P62,'漁業生產量值-漁業種類別魚類別生產量值3'!D62)=0,&quot;-&quot;,SUM(L62,N62,P62,'漁業生產量值-漁業種類別魚類別生產量值3'!D6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office:string-value="-" table:formula="msoxl:=IF(SUM(K63,M63,O63,'漁業生產量值-漁業種類別魚類別生產量值3'!C63)=0,&quot;-&quot;,SUM(K63,M63,O63,'漁業生產量值-漁業種類別魚類別生產量值3'!C63))" table:style-name="ce19">
            <text:p>-</text:p>
          </table:table-cell>
          <table:table-cell office:value-type="string" office:string-value="-" table:formula="msoxl:=IF(SUM(L63,N63,P63,'漁業生產量值-漁業種類別魚類別生產量值3'!D63)=0,&quot;-&quot;,SUM(L63,N63,P63,'漁業生產量值-漁業種類別魚類別生產量值3'!D63))" table:style-name="ce1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77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the grand total.</text:p>
          </table:table-cell>
          <table:covered-table-cell table:number-columns-repeated="9"/>
          <table:table-cell table:number-columns-repeated="16368" table:style-name="ce76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99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01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21">
            <text:p>Value：Thousand NT $</text:p>
          </table:table-cell>
          <table:table-cell table:number-columns-repeated="16371" table:style-name="ce1"/>
        </table:table-row>
        <table:table-row table:style-name="ro2">
          <table:table-cell table:style-name="ce7"/>
          <table:table-cell office:value-type="string" table:number-columns-spanned="1" table:number-rows-spanned="3" table:style-name="ce187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3" draw:style-name="a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7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85">
            <text:p>鯛 <text:s text:c="3"/>科</text:p>
          </table:table-cell>
          <table:covered-table-cell/>
          <table:table-cell office:value-type="string" table:number-columns-spanned="4" table:number-rows-spanned="1" table:style-name="ce190">
            <text:p>石 <text:s/>首 <text:s/>魚 <text:s/>科</text:p>
          </table:table-cell>
          <table:covered-table-cell table:number-columns-repeated="3"/>
          <table:table-cell table:number-columns-spanned="2" table:number-rows-spanned="1" table:style-name="ce188"/>
          <table:covered-table-cell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84">
            <text:p>其 <text:s/>他 <text:s/>鯛</text:p>
          </table:table-cell>
          <table:covered-table-cell/>
          <table:table-cell office:value-type="string" table:number-columns-spanned="2" table:number-rows-spanned="1" table:style-name="ce178">
            <text:p>小計</text:p>
          </table:table-cell>
          <table:covered-table-cell/>
          <table:table-cell office:value-type="string" table:number-columns-spanned="2" table:number-rows-spanned="1" table:style-name="ce178">
            <text:p>白 <text:s text:c="6"/>口</text:p>
          </table:table-cell>
          <table:covered-table-cell/>
          <table:table-cell office:value-type="string" table:number-columns-spanned="2" table:number-rows-spanned="1" table:style-name="ce186">
            <text:p>金 <text:s text:c="6"/>線</text:p>
          </table:table-cell>
          <table:covered-table-cell/>
          <table:table-cell office:value-type="string" table:number-columns-spanned="2" table:number-rows-spanned="1" table:style-name="ce179">
            <text:p>紅 <text:s/>目 <text:s/>鰱</text:p>
          </table:table-cell>
          <table:covered-table-cell/>
          <table:table-cell office:value-type="string" table:number-columns-spanned="2" table:number-rows-spanned="1" table:style-name="ce179">
            <text:p>鱠</text:p>
          </table:table-cell>
          <table:covered-table-cell/>
          <table:table-cell office:value-type="string" table:number-columns-spanned="2" table:number-rows-spanned="1" table:style-name="ce179">
            <text:p>狗 <text:s text:c="6"/>母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89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64">
            <text:p>1699</text:p>
          </table:table-cell>
          <table:covered-table-cell/>
          <table:table-cell office:value-type="string" table:number-columns-spanned="2" table:number-rows-spanned="1" table:style-name="ce161">
            <text:p>Sub Total</text:p>
          </table:table-cell>
          <table:covered-table-cell/>
          <table:table-cell office:value-type="string" table:number-columns-spanned="2" table:number-rows-spanned="1" table:style-name="ce161">
            <text:p>1705</text:p>
          </table:table-cell>
          <table:covered-table-cell/>
          <table:table-cell office:value-type="string" table:number-columns-spanned="2" table:number-rows-spanned="1" table:style-name="ce172">
            <text:p>1800</text:p>
          </table:table-cell>
          <table:covered-table-cell/>
          <table:table-cell office:value-type="string" table:number-columns-spanned="2" table:number-rows-spanned="1" table:style-name="ce161">
            <text:p>2400</text:p>
          </table:table-cell>
          <table:covered-table-cell/>
          <table:table-cell office:value-type="string" table:number-columns-spanned="2" table:number-rows-spanned="1" table:style-name="ce161">
            <text:p>2500</text:p>
          </table:table-cell>
          <table:covered-table-cell/>
          <table:table-cell office:value-type="string" table:number-columns-spanned="2" table:number-rows-spanned="1" table:style-name="ce161">
            <text:p>2600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2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2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2820.54376" table:formula="msoxl:=  IF(SUM(C11,C19,C36,C50,C54,C58)=0,&quot;-&quot;,SUM(C11,C19,C36,C50,C54,C58))" table:style-name="ce49">
            <text:p>2,821<text:s/></text:p>
          </table:table-cell>
          <table:table-cell office:value-type="float" office:value="660440.25580000004" table:formula="msoxl:=  IF(SUM(D11,D19,D36,D50,D54,D58)=0,&quot;-&quot;,SUM(D11,D19,D36,D50,D54,D58))" table:style-name="ce49">
            <text:p>660,440<text:s/></text:p>
          </table:table-cell>
          <table:table-cell office:value-type="float" office:value="1372.9982300000001" table:formula="msoxl:=IF(SUM(G10)=0,&quot;-&quot;,SUM(G10))" table:style-name="ce19">
            <text:p>1,373<text:s/></text:p>
          </table:table-cell>
          <table:table-cell office:value-type="float" office:value="138162.01192999998" table:formula="msoxl:=IF(SUM(H10)=0,&quot;-&quot;,SUM(H10))" table:style-name="ce19">
            <text:p>138,162<text:s/></text:p>
          </table:table-cell>
          <table:table-cell office:value-type="float" office:value="1372.9982300000001" table:formula="msoxl:=  IF(SUM(G11,G19,G36,G50,G54,G58)=0,&quot;-&quot;,SUM(G11,G19,G36,G50,G54,G58))" table:style-name="ce49">
            <text:p>1,373<text:s/></text:p>
          </table:table-cell>
          <table:table-cell office:value-type="float" office:value="138162.01192999998" table:formula="msoxl:=  IF(SUM(H11,H19,H36,H50,H54,H58)=0,&quot;-&quot;,SUM(H11,H19,H36,H50,H54,H58))" table:style-name="ce49">
            <text:p>138,162<text:s/></text:p>
          </table:table-cell>
          <table:table-cell office:value-type="float" office:value="1153.1243899999999" table:formula="msoxl:=  IF(SUM(I11,I19,I36,I50,I54,I58)=0,&quot;-&quot;,SUM(I11,I19,I36,I50,I54,I58))" table:style-name="ce49">
            <text:p>1,153<text:s/></text:p>
          </table:table-cell>
          <table:table-cell office:value-type="float" office:value="150556.42243000001" table:formula="msoxl:=  IF(SUM(J11,J19,J36,J50,J54,J58)=0,&quot;-&quot;,SUM(J11,J19,J36,J50,J54,J58))" table:style-name="ce49">
            <text:p>150,556<text:s/></text:p>
          </table:table-cell>
          <table:table-cell office:value-type="float" office:value="1331.7198800000001" table:formula="msoxl:=  IF(SUM(K11,K19,K36,K50,K54,K58)=0,&quot;-&quot;,SUM(K11,K19,K36,K50,K54,K58))" table:style-name="ce49">
            <text:p>1,332<text:s/></text:p>
          </table:table-cell>
          <table:table-cell office:value-type="float" office:value="300509.75408999994" table:formula="msoxl:=  IF(SUM(L11,L19,L36,L50,L54,L58)=0,&quot;-&quot;,SUM(L11,L19,L36,L50,L54,L58))" table:style-name="ce49">
            <text:p>300,510<text:s/></text:p>
          </table:table-cell>
          <table:table-cell office:value-type="float" office:value="26587.058509999999" table:formula="msoxl:=  IF(SUM(M11,M19,M36,M50,M54,M58)=0,&quot;-&quot;,SUM(M11,M19,M36,M50,M54,M58))" table:style-name="ce49">
            <text:p>26,587<text:s/></text:p>
          </table:table-cell>
          <table:table-cell office:value-type="float" office:value="6825121.52226" table:formula="msoxl:=  IF(SUM(N11,N19,N36,N50,N54,N58)=0,&quot;-&quot;,SUM(N11,N19,N36,N50,N54,N58))" table:style-name="ce49">
            <text:p>6,825,122<text:s/></text:p>
          </table:table-cell>
          <table:table-cell office:value-type="float" office:value="1095.76018" table:formula="msoxl:=  IF(SUM(O11,O19,O36,O50,O54,O58)=0,&quot;-&quot;,SUM(O11,O19,O36,O50,O54,O58))" table:style-name="ce49">
            <text:p>1,096<text:s/></text:p>
          </table:table-cell>
          <table:table-cell office:value-type="float" office:value="76631.902849999999" table:formula="msoxl:=  IF(SUM(P11,P19,P36,P50,P54,P58)=0,&quot;-&quot;,SUM(P11,P19,P36,P50,P54,P58))" table:style-name="ce49">
            <text:p>76,63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string" office:string-value="-" table:formula="msoxl:=  IF(SUM(C12:C18)=0,&quot;-&quot;,SUM(C12:C18))" table:style-name="ce49">
            <text:p>-</text:p>
          </table:table-cell>
          <table:table-cell office:value-type="string" office:string-value="-" table:formula="msoxl:=  IF(SUM(D12:D18)=0,&quot;-&quot;,SUM(D12:D18))" table:style-name="ce49">
            <text:p>-</text:p>
          </table:table-cell>
          <table:table-cell office:value-type="float" office:value="121.292" table:formula="msoxl:=IF(SUM(G11)=0,&quot;-&quot;,SUM(G11))" table:style-name="ce19">
            <text:p>121<text:s/></text:p>
          </table:table-cell>
          <table:table-cell office:value-type="float" office:value="4584.8375299999998" table:formula="msoxl:=IF(SUM(H11)=0,&quot;-&quot;,SUM(H11))" table:style-name="ce19">
            <text:p>4,585<text:s/></text:p>
          </table:table-cell>
          <table:table-cell office:value-type="float" office:value="121.292" table:formula="msoxl:=  IF(SUM(G12:G18)=0,&quot;-&quot;,SUM(G12:G18))" table:style-name="ce49">
            <text:p>121<text:s/></text:p>
          </table:table-cell>
          <table:table-cell office:value-type="float" office:value="4584.8375299999998" table:formula="msoxl:=  IF(SUM(H12:H18)=0,&quot;-&quot;,SUM(H12:H18))" table:style-name="ce49">
            <text:p>4,585<text:s/></text:p>
          </table:table-cell>
          <table:table-cell office:value-type="float" office:value="751.35" table:formula="msoxl:=  IF(SUM(I12:I18)=0,&quot;-&quot;,SUM(I12:I18))" table:style-name="ce49">
            <text:p>751<text:s/></text:p>
          </table:table-cell>
          <table:table-cell office:value-type="float" office:value="53608.354979999996" table:formula="msoxl:=  IF(SUM(J12:J18)=0,&quot;-&quot;,SUM(J12:J18))" table:style-name="ce49">
            <text:p>53,608<text:s/></text:p>
          </table:table-cell>
          <table:table-cell office:value-type="float" office:value="52.628" table:formula="msoxl:=  IF(SUM(K12:K18)=0,&quot;-&quot;,SUM(K12:K18))" table:style-name="ce49">
            <text:p>53<text:s/></text:p>
          </table:table-cell>
          <table:table-cell office:value-type="float" office:value="2184.0619999999999" table:formula="msoxl:=  IF(SUM(L12:L18)=0,&quot;-&quot;,SUM(L12:L18))" table:style-name="ce49">
            <text:p>2,184<text:s/></text:p>
          </table:table-cell>
          <table:table-cell office:value-type="float" office:value="254.59800000000001" table:formula="msoxl:=  IF(SUM(M12:M18)=0,&quot;-&quot;,SUM(M12:M18))" table:style-name="ce49">
            <text:p>255<text:s/></text:p>
          </table:table-cell>
          <table:table-cell office:value-type="float" office:value="50919.6" table:formula="msoxl:=  IF(SUM(N12:N18)=0,&quot;-&quot;,SUM(N12:N18))" table:style-name="ce49">
            <text:p>50,920<text:s/></text:p>
          </table:table-cell>
          <table:table-cell office:value-type="float" office:value="555.92999999999995" table:formula="msoxl:=  IF(SUM(O12:O18)=0,&quot;-&quot;,SUM(O12:O18))" table:style-name="ce49">
            <text:p>556<text:s/></text:p>
          </table:table-cell>
          <table:table-cell office:value-type="float" office:value="24822.69298" table:formula="msoxl:=  IF(SUM(P12:P18)=0,&quot;-&quot;,SUM(P12:P18))" table:style-name="ce49">
            <text:p>24,82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21.292" table:formula="msoxl:=IF(SUM(G12)=0,&quot;-&quot;,SUM(G12))" table:style-name="ce19">
            <text:p>121<text:s/></text:p>
          </table:table-cell>
          <table:table-cell office:value-type="float" office:value="4584.8375299999998" table:formula="msoxl:=IF(SUM(H12)=0,&quot;-&quot;,SUM(H12))" table:style-name="ce19">
            <text:p>4,585<text:s/></text:p>
          </table:table-cell>
          <table:table-cell office:value-type="float" office:value="121.292" table:style-name="ce49">
            <text:p>121<text:s/></text:p>
          </table:table-cell>
          <table:table-cell office:value-type="float" office:value="4584.8375299999998" table:style-name="ce49">
            <text:p>4,585<text:s/></text:p>
          </table:table-cell>
          <table:table-cell office:value-type="float" office:value="751.35" table:style-name="ce49">
            <text:p>751<text:s/></text:p>
          </table:table-cell>
          <table:table-cell office:value-type="float" office:value="53608.354979999996" table:style-name="ce49">
            <text:p>53,608<text:s/></text:p>
          </table:table-cell>
          <table:table-cell office:value-type="float" office:value="52.628" table:style-name="ce49">
            <text:p>53<text:s/></text:p>
          </table:table-cell>
          <table:table-cell office:value-type="float" office:value="2184.0619999999999" table:style-name="ce49">
            <text:p>2,184<text:s/></text:p>
          </table:table-cell>
          <table:table-cell office:value-type="float" office:value="254.59800000000001" table:style-name="ce49">
            <text:p>255<text:s/></text:p>
          </table:table-cell>
          <table:table-cell office:value-type="float" office:value="50919.6" table:style-name="ce49">
            <text:p>50,920<text:s/></text:p>
          </table:table-cell>
          <table:table-cell office:value-type="float" office:value="555.92999999999995" table:style-name="ce49">
            <text:p>556<text:s/></text:p>
          </table:table-cell>
          <table:table-cell office:value-type="float" office:value="24822.69298" table:style-name="ce49">
            <text:p>24,82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13)=0,&quot;-&quot;,SUM(G13))" table:style-name="ce19">
            <text:p>-</text:p>
          </table:table-cell>
          <table:table-cell office:value-type="string" office:string-value="-" table:formula="msoxl:=IF(SUM(H13)=0,&quot;-&quot;,SUM(H1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14)=0,&quot;-&quot;,SUM(G14))" table:style-name="ce19">
            <text:p>-</text:p>
          </table:table-cell>
          <table:table-cell office:value-type="string" office:string-value="-" table:formula="msoxl:=IF(SUM(H14)=0,&quot;-&quot;,SUM(H14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15)=0,&quot;-&quot;,SUM(G15))" table:style-name="ce19">
            <text:p>-</text:p>
          </table:table-cell>
          <table:table-cell office:value-type="string" office:string-value="-" table:formula="msoxl:=IF(SUM(H15)=0,&quot;-&quot;,SUM(H1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16)=0,&quot;-&quot;,SUM(G16))" table:style-name="ce19">
            <text:p>-</text:p>
          </table:table-cell>
          <table:table-cell office:value-type="string" office:string-value="-" table:formula="msoxl:=IF(SUM(H16)=0,&quot;-&quot;,SUM(H1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17)=0,&quot;-&quot;,SUM(G17))" table:style-name="ce19">
            <text:p>-</text:p>
          </table:table-cell>
          <table:table-cell office:value-type="string" office:string-value="-" table:formula="msoxl:=IF(SUM(H17)=0,&quot;-&quot;,SUM(H1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18)=0,&quot;-&quot;,SUM(G18))" table:style-name="ce19">
            <text:p>-</text:p>
          </table:table-cell>
          <table:table-cell office:value-type="string" office:string-value="-" table:formula="msoxl:=IF(SUM(H18)=0,&quot;-&quot;,SUM(H18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1437.67479" table:formula="msoxl:=  IF(SUM(C20:C35)=0,&quot;-&quot;,SUM(C20:C35))" table:style-name="ce49">
            <text:p>1,438<text:s/></text:p>
          </table:table-cell>
          <table:table-cell office:value-type="float" office:value="348290.89613000001" table:formula="msoxl:=  IF(SUM(D20:D35)=0,&quot;-&quot;,SUM(D20:D35))" table:style-name="ce49">
            <text:p>348,291<text:s/></text:p>
          </table:table-cell>
          <table:table-cell office:value-type="float" office:value="686.78352999999993" table:formula="msoxl:=IF(SUM(G19)=0,&quot;-&quot;,SUM(G19))" table:style-name="ce19">
            <text:p>687<text:s/></text:p>
          </table:table-cell>
          <table:table-cell office:value-type="float" office:value="75318.457799999989" table:formula="msoxl:=IF(SUM(H19)=0,&quot;-&quot;,SUM(H19))" table:style-name="ce19">
            <text:p>75,318<text:s/></text:p>
          </table:table-cell>
          <table:table-cell office:value-type="float" office:value="686.78352999999993" table:formula="msoxl:=  IF(SUM(G20:G35)=0,&quot;-&quot;,SUM(G20:G35))" table:style-name="ce49">
            <text:p>687<text:s/></text:p>
          </table:table-cell>
          <table:table-cell office:value-type="float" office:value="75318.457799999989" table:formula="msoxl:=  IF(SUM(H20:H35)=0,&quot;-&quot;,SUM(H20:H35))" table:style-name="ce49">
            <text:p>75,318<text:s/></text:p>
          </table:table-cell>
          <table:table-cell office:value-type="float" office:value="401.51339000000002" table:formula="msoxl:=  IF(SUM(I20:I35)=0,&quot;-&quot;,SUM(I20:I35))" table:style-name="ce49">
            <text:p>402<text:s/></text:p>
          </table:table-cell>
          <table:table-cell office:value-type="float" office:value="96852.902950000003" table:formula="msoxl:=  IF(SUM(J20:J35)=0,&quot;-&quot;,SUM(J20:J35))" table:style-name="ce49">
            <text:p>96,853<text:s/></text:p>
          </table:table-cell>
          <table:table-cell office:value-type="float" office:value="752.79459999999995" table:formula="msoxl:=  IF(SUM(K20:K35)=0,&quot;-&quot;,SUM(K20:K35))" table:style-name="ce49">
            <text:p>753<text:s/></text:p>
          </table:table-cell>
          <table:table-cell office:value-type="float" office:value="170633.57135999997" table:formula="msoxl:=  IF(SUM(L20:L35)=0,&quot;-&quot;,SUM(L20:L35))" table:style-name="ce49">
            <text:p>170,634<text:s/></text:p>
          </table:table-cell>
          <table:table-cell office:value-type="float" office:value="294.46970000000005" table:formula="msoxl:=  IF(SUM(M20:M35)=0,&quot;-&quot;,SUM(M20:M35))" table:style-name="ce49">
            <text:p>294<text:s/></text:p>
          </table:table-cell>
          <table:table-cell office:value-type="float" office:value="78446.51909999999" table:formula="msoxl:=  IF(SUM(N20:N35)=0,&quot;-&quot;,SUM(N20:N35))" table:style-name="ce49">
            <text:p>78,447<text:s/></text:p>
          </table:table-cell>
          <table:table-cell office:value-type="float" office:value="495.89070999999996" table:formula="msoxl:=  IF(SUM(O20:O35)=0,&quot;-&quot;,SUM(O20:O35))" table:style-name="ce49">
            <text:p>496<text:s/></text:p>
          </table:table-cell>
          <table:table-cell office:value-type="float" office:value="48931.370640000001" table:formula="msoxl:=  IF(SUM(P20:P35)=0,&quot;-&quot;,SUM(P20:P35))" table:style-name="ce49">
            <text:p>48,93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20)=0,&quot;-&quot;,SUM(G20))" table:style-name="ce19">
            <text:p>-</text:p>
          </table:table-cell>
          <table:table-cell office:value-type="string" office:string-value="-" table:formula="msoxl:=IF(SUM(H20)=0,&quot;-&quot;,SUM(H20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21)=0,&quot;-&quot;,SUM(G21))" table:style-name="ce19">
            <text:p>-</text:p>
          </table:table-cell>
          <table:table-cell office:value-type="string" office:string-value="-" table:formula="msoxl:=IF(SUM(H21)=0,&quot;-&quot;,SUM(H2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float" office:value="0.5" table:style-name="ce49">
            <text:p>1<text:s/></text:p>
          </table:table-cell>
          <table:table-cell office:value-type="float" office:value="161.65" table:style-name="ce49">
            <text:p>162<text:s/></text:p>
          </table:table-cell>
          <table:table-cell office:value-type="string" office:string-value="-" table:formula="msoxl:=IF(SUM(G22)=0,&quot;-&quot;,SUM(G22))" table:style-name="ce19">
            <text:p>-</text:p>
          </table:table-cell>
          <table:table-cell office:value-type="string" office:string-value="-" table:formula="msoxl:=IF(SUM(H22)=0,&quot;-&quot;,SUM(H2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465.30644000000001" table:style-name="ce49">
            <text:p>465<text:s/></text:p>
          </table:table-cell>
          <table:table-cell office:value-type="float" office:value="103304.74029" table:style-name="ce49">
            <text:p>103,305<text:s/></text:p>
          </table:table-cell>
          <table:table-cell office:value-type="float" office:value="263.40546999999998" table:formula="msoxl:=IF(SUM(G23)=0,&quot;-&quot;,SUM(G23))" table:style-name="ce19">
            <text:p>263<text:s/></text:p>
          </table:table-cell>
          <table:table-cell office:value-type="float" office:value="24852.6898" table:formula="msoxl:=IF(SUM(H23)=0,&quot;-&quot;,SUM(H23))" table:style-name="ce19">
            <text:p>24,853<text:s/></text:p>
          </table:table-cell>
          <table:table-cell office:value-type="float" office:value="263.40546999999998" table:style-name="ce49">
            <text:p>263<text:s/></text:p>
          </table:table-cell>
          <table:table-cell office:value-type="float" office:value="24852.6898" table:style-name="ce49">
            <text:p>24,853<text:s/></text:p>
          </table:table-cell>
          <table:table-cell office:value-type="float" office:value="401.16982000000002" table:style-name="ce49">
            <text:p>401<text:s/></text:p>
          </table:table-cell>
          <table:table-cell office:value-type="float" office:value="96780.582089999996" table:style-name="ce49">
            <text:p>96,781<text:s/></text:p>
          </table:table-cell>
          <table:table-cell office:value-type="float" office:value="347.30959999999999" table:style-name="ce49">
            <text:p>347<text:s/></text:p>
          </table:table-cell>
          <table:table-cell office:value-type="float" office:value="77291.802960000001" table:style-name="ce49">
            <text:p>77,292<text:s/></text:p>
          </table:table-cell>
          <table:table-cell office:value-type="float" office:value="167.22839999999999" table:style-name="ce49">
            <text:p>167<text:s/></text:p>
          </table:table-cell>
          <table:table-cell office:value-type="float" office:value="43005.796609999998" table:style-name="ce49">
            <text:p>43,006<text:s/></text:p>
          </table:table-cell>
          <table:table-cell office:value-type="float" office:value="473.48068000000001" table:style-name="ce49">
            <text:p>473<text:s/></text:p>
          </table:table-cell>
          <table:table-cell office:value-type="float" office:value="47404.483999999997" table:style-name="ce49">
            <text:p>47,40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25.04589" table:style-name="ce49">
            <text:p>25<text:s/></text:p>
          </table:table-cell>
          <table:table-cell office:value-type="float" office:value="5178.7712499999998" table:style-name="ce49">
            <text:p>5,179<text:s/></text:p>
          </table:table-cell>
          <table:table-cell office:value-type="float" office:value="299.46170000000001" table:formula="msoxl:=IF(SUM(G24)=0,&quot;-&quot;,SUM(G24))" table:style-name="ce19">
            <text:p>299<text:s/></text:p>
          </table:table-cell>
          <table:table-cell office:value-type="float" office:value="40046.146679999998" table:formula="msoxl:=IF(SUM(H24)=0,&quot;-&quot;,SUM(H24))" table:style-name="ce19">
            <text:p>40,046<text:s/></text:p>
          </table:table-cell>
          <table:table-cell office:value-type="float" office:value="299.46170000000001" table:style-name="ce49">
            <text:p>299<text:s/></text:p>
          </table:table-cell>
          <table:table-cell office:value-type="float" office:value="40046.146679999998" table:style-name="ce49">
            <text:p>40,046<text:s/></text:p>
          </table:table-cell>
          <table:table-cell office:value-type="float" office:value="0.15705" table:style-name="ce49">
            <text:p>0<text:s/></text:p>
          </table:table-cell>
          <table:table-cell office:value-type="float" office:value="48.838509999999999" table:style-name="ce49">
            <text:p>49<text:s/></text:p>
          </table:table-cell>
          <table:table-cell office:value-type="float" office:value="3.5947" table:style-name="ce49">
            <text:p>4<text:s/></text:p>
          </table:table-cell>
          <table:table-cell office:value-type="float" office:value="842.62971000000005" table:style-name="ce49">
            <text:p>843<text:s/></text:p>
          </table:table-cell>
          <table:table-cell office:value-type="float" office:value="19.870999999999999" table:style-name="ce49">
            <text:p>20<text:s/></text:p>
          </table:table-cell>
          <table:table-cell office:value-type="float" office:value="5597.0179200000002" table:style-name="ce49">
            <text:p>5,597<text:s/></text:p>
          </table:table-cell>
          <table:table-cell office:value-type="float" office:value="21.709530000000001" table:style-name="ce49">
            <text:p>22<text:s/></text:p>
          </table:table-cell>
          <table:table-cell office:value-type="float" office:value="1498.94967" table:style-name="ce49">
            <text:p>1,49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25)=0,&quot;-&quot;,SUM(G25))" table:style-name="ce19">
            <text:p>-</text:p>
          </table:table-cell>
          <table:table-cell office:value-type="string" office:string-value="-" table:formula="msoxl:=IF(SUM(H25)=0,&quot;-&quot;,SUM(H2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26)=0,&quot;-&quot;,SUM(G26))" table:style-name="ce19">
            <text:p>-</text:p>
          </table:table-cell>
          <table:table-cell office:value-type="string" office:string-value="-" table:formula="msoxl:=IF(SUM(H26)=0,&quot;-&quot;,SUM(H2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27)=0,&quot;-&quot;,SUM(G27))" table:style-name="ce19">
            <text:p>-</text:p>
          </table:table-cell>
          <table:table-cell office:value-type="string" office:string-value="-" table:formula="msoxl:=IF(SUM(H27)=0,&quot;-&quot;,SUM(H2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663.40048000000002" table:style-name="ce49">
            <text:p>663<text:s/></text:p>
          </table:table-cell>
          <table:table-cell office:value-type="float" office:value="179522.77632" table:style-name="ce49">
            <text:p>179,523<text:s/></text:p>
          </table:table-cell>
          <table:table-cell office:value-type="float" office:value="83.820660000000004" table:formula="msoxl:=IF(SUM(G28)=0,&quot;-&quot;,SUM(G28))" table:style-name="ce19">
            <text:p>84<text:s/></text:p>
          </table:table-cell>
          <table:table-cell office:value-type="float" office:value="7385.5885399999997" table:formula="msoxl:=IF(SUM(H28)=0,&quot;-&quot;,SUM(H28))" table:style-name="ce19">
            <text:p>7,386<text:s/></text:p>
          </table:table-cell>
          <table:table-cell office:value-type="float" office:value="83.820660000000004" table:style-name="ce49">
            <text:p>84<text:s/></text:p>
          </table:table-cell>
          <table:table-cell office:value-type="float" office:value="7385.5885399999997" table:style-name="ce49">
            <text:p>7,386<text:s/></text:p>
          </table:table-cell>
          <table:table-cell office:value-type="float" office:value="0.18640000000000001" table:style-name="ce49">
            <text:p>0<text:s/></text:p>
          </table:table-cell>
          <table:table-cell office:value-type="float" office:value="23.4773" table:style-name="ce49">
            <text:p>23<text:s/></text:p>
          </table:table-cell>
          <table:table-cell office:value-type="float" office:value="177.5153" table:style-name="ce49">
            <text:p>178<text:s/></text:p>
          </table:table-cell>
          <table:table-cell office:value-type="float" office:value="40753.794589999998" table:style-name="ce49">
            <text:p>40,754<text:s/></text:p>
          </table:table-cell>
          <table:table-cell office:value-type="float" office:value="84.235299999999995" table:style-name="ce49">
            <text:p>84<text:s/></text:p>
          </table:table-cell>
          <table:table-cell office:value-type="float" office:value="23885.93734" table:style-name="ce49">
            <text:p>23,886<text:s/></text:p>
          </table:table-cell>
          <table:table-cell office:value-type="float" office:value="0.70050000000000001" table:style-name="ce49">
            <text:p>1<text:s/></text:p>
          </table:table-cell>
          <table:table-cell office:value-type="float" office:value="27.936969999999999" table:style-name="ce49">
            <text:p>2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29)=0,&quot;-&quot;,SUM(G29))" table:style-name="ce19">
            <text:p>-</text:p>
          </table:table-cell>
          <table:table-cell office:value-type="string" office:string-value="-" table:formula="msoxl:=IF(SUM(H29)=0,&quot;-&quot;,SUM(H29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22" table:style-name="ce49">
            <text:p>0<text:s/></text:p>
          </table:table-cell>
          <table:table-cell office:value-type="float" office:value="60.17" table:style-name="ce49">
            <text:p>6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float" office:value="283.42198000000002" table:style-name="ce49">
            <text:p>283<text:s/></text:p>
          </table:table-cell>
          <table:table-cell office:value-type="float" office:value="60122.958270000003" table:style-name="ce49">
            <text:p>60,123<text:s/></text:p>
          </table:table-cell>
          <table:table-cell office:value-type="float" office:value="39.615699999999997" table:formula="msoxl:=IF(SUM(G30)=0,&quot;-&quot;,SUM(G30))" table:style-name="ce19">
            <text:p>40<text:s/></text:p>
          </table:table-cell>
          <table:table-cell office:value-type="float" office:value="2971.6327799999999" table:formula="msoxl:=IF(SUM(H30)=0,&quot;-&quot;,SUM(H30))" table:style-name="ce19">
            <text:p>2,972<text:s/></text:p>
          </table:table-cell>
          <table:table-cell office:value-type="float" office:value="39.615699999999997" table:style-name="ce49">
            <text:p>40<text:s/></text:p>
          </table:table-cell>
          <table:table-cell office:value-type="float" office:value="2971.6327799999999" table:style-name="ce49">
            <text:p>2,972<text:s/></text:p>
          </table:table-cell>
          <table:table-cell office:value-type="float" office:value="1.2E-4" table:style-name="ce49">
            <text:p>0<text:s/></text:p>
          </table:table-cell>
          <table:table-cell office:value-type="float" office:value="5.0499999999999998E-3" table:style-name="ce49">
            <text:p>0<text:s/></text:p>
          </table:table-cell>
          <table:table-cell office:value-type="float" office:value="221.54" table:style-name="ce49">
            <text:p>222<text:s/></text:p>
          </table:table-cell>
          <table:table-cell office:value-type="float" office:value="50985.469599999997" table:style-name="ce49">
            <text:p>50,985<text:s/></text:p>
          </table:table-cell>
          <table:table-cell office:value-type="float" office:value="22.914999999999999" table:style-name="ce49">
            <text:p>23<text:s/></text:p>
          </table:table-cell>
          <table:table-cell office:value-type="float" office:value="5897.5972300000003" table:style-name="ce49">
            <text:p>5,89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31)=0,&quot;-&quot;,SUM(G31))" table:style-name="ce19">
            <text:p>-</text:p>
          </table:table-cell>
          <table:table-cell office:value-type="string" office:string-value="-" table:formula="msoxl:=IF(SUM(H31)=0,&quot;-&quot;,SUM(H3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32)=0,&quot;-&quot;,SUM(G32))" table:style-name="ce19">
            <text:p>-</text:p>
          </table:table-cell>
          <table:table-cell office:value-type="string" office:string-value="-" table:formula="msoxl:=IF(SUM(H32)=0,&quot;-&quot;,SUM(H3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33)=0,&quot;-&quot;,SUM(G33))" table:style-name="ce19">
            <text:p>-</text:p>
          </table:table-cell>
          <table:table-cell office:value-type="string" office:string-value="-" table:formula="msoxl:=IF(SUM(H33)=0,&quot;-&quot;,SUM(H3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34)=0,&quot;-&quot;,SUM(G34))" table:style-name="ce19">
            <text:p>-</text:p>
          </table:table-cell>
          <table:table-cell office:value-type="string" office:string-value="-" table:formula="msoxl:=IF(SUM(H34)=0,&quot;-&quot;,SUM(H34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.5" table:style-name="ce49">
            <text:p>2<text:s/></text:p>
          </table:table-cell>
          <table:table-cell office:value-type="float" office:value="219.6" table:style-name="ce49">
            <text:p>22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48" table:formula="msoxl:=IF(SUM(G35)=0,&quot;-&quot;,SUM(G35))" table:style-name="ce19">
            <text:p>0<text:s/></text:p>
          </table:table-cell>
          <table:table-cell office:value-type="float" office:value="62.4" table:formula="msoxl:=IF(SUM(H35)=0,&quot;-&quot;,SUM(H35))" table:style-name="ce19">
            <text:p>62<text:s/></text:p>
          </table:table-cell>
          <table:table-cell office:value-type="float" office:value="0.48" table:style-name="ce49">
            <text:p>0<text:s/></text:p>
          </table:table-cell>
          <table:table-cell office:value-type="float" office:value="62.4" table:style-name="ce49">
            <text:p>62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.335" table:style-name="ce49">
            <text:p>1<text:s/></text:p>
          </table:table-cell>
          <table:table-cell office:value-type="float" office:value="540.27449999999999" table:style-name="ce49">
            <text:p>54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681.05767000000003" table:formula="msoxl:=  IF(SUM(C37:C49)=0,&quot;-&quot;,SUM(C37:C49))" table:style-name="ce49">
            <text:p>681<text:s/></text:p>
          </table:table-cell>
          <table:table-cell office:value-type="float" office:value="153021.62479" table:formula="msoxl:=  IF(SUM(D37:D49)=0,&quot;-&quot;,SUM(D37:D49))" table:style-name="ce49">
            <text:p>153,022<text:s/></text:p>
          </table:table-cell>
          <table:table-cell office:value-type="float" office:value="564.92270000000008" table:formula="msoxl:=IF(SUM(G36)=0,&quot;-&quot;,SUM(G36))" table:style-name="ce19">
            <text:p>565<text:s/></text:p>
          </table:table-cell>
          <table:table-cell office:value-type="float" office:value="58258.7166" table:formula="msoxl:=IF(SUM(H36)=0,&quot;-&quot;,SUM(H36))" table:style-name="ce19">
            <text:p>58,259<text:s/></text:p>
          </table:table-cell>
          <table:table-cell office:value-type="float" office:value="564.92270000000008" table:formula="msoxl:=  IF(SUM(G37:G49)=0,&quot;-&quot;,SUM(G37:G49))" table:style-name="ce49">
            <text:p>565<text:s/></text:p>
          </table:table-cell>
          <table:table-cell office:value-type="float" office:value="58258.7166" table:formula="msoxl:=  IF(SUM(H37:H49)=0,&quot;-&quot;,SUM(H37:H49))" table:style-name="ce49">
            <text:p>58,259<text:s/></text:p>
          </table:table-cell>
          <table:table-cell office:value-type="float" office:value="0.26100000000000001" table:formula="msoxl:=  IF(SUM(I37:I49)=0,&quot;-&quot;,SUM(I37:I49))" table:style-name="ce49">
            <text:p>0<text:s/></text:p>
          </table:table-cell>
          <table:table-cell office:value-type="float" office:value="95.164500000000004" table:formula="msoxl:=  IF(SUM(J37:J49)=0,&quot;-&quot;,SUM(J37:J49))" table:style-name="ce49">
            <text:p>95<text:s/></text:p>
          </table:table-cell>
          <table:table-cell office:value-type="float" office:value="526.29728" table:formula="msoxl:=  IF(SUM(K37:K49)=0,&quot;-&quot;,SUM(K37:K49))" table:style-name="ce49">
            <text:p>526<text:s/></text:p>
          </table:table-cell>
          <table:table-cell office:value-type="float" office:value="127692.12073" table:formula="msoxl:=  IF(SUM(L37:L49)=0,&quot;-&quot;,SUM(L37:L49))" table:style-name="ce49">
            <text:p>127,692<text:s/></text:p>
          </table:table-cell>
          <table:table-cell office:value-type="float" office:value="95.762739999999994" table:formula="msoxl:=  IF(SUM(M37:M49)=0,&quot;-&quot;,SUM(M37:M49))" table:style-name="ce49">
            <text:p>96<text:s/></text:p>
          </table:table-cell>
          <table:table-cell office:value-type="float" office:value="34694.631700000005" table:formula="msoxl:=  IF(SUM(N37:N49)=0,&quot;-&quot;,SUM(N37:N49))" table:style-name="ce49">
            <text:p>34,695<text:s/></text:p>
          </table:table-cell>
          <table:table-cell office:value-type="float" office:value="43.939469999999993" table:formula="msoxl:=  IF(SUM(O37:O49)=0,&quot;-&quot;,SUM(O37:O49))" table:style-name="ce49">
            <text:p>44<text:s/></text:p>
          </table:table-cell>
          <table:table-cell office:value-type="float" office:value="2877.83923" table:formula="msoxl:=  IF(SUM(P37:P49)=0,&quot;-&quot;,SUM(P37:P49))" table:style-name="ce49">
            <text:p>2,87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32.296799999999998" table:style-name="ce49">
            <text:p>32<text:s/></text:p>
          </table:table-cell>
          <table:table-cell office:value-type="float" office:value="5478.97451" table:style-name="ce49">
            <text:p>5,479<text:s/></text:p>
          </table:table-cell>
          <table:table-cell office:value-type="float" office:value="287.69560000000001" table:formula="msoxl:=IF(SUM(G37)=0,&quot;-&quot;,SUM(G37))" table:style-name="ce19">
            <text:p>288<text:s/></text:p>
          </table:table-cell>
          <table:table-cell office:value-type="float" office:value="22758.504400000002" table:formula="msoxl:=IF(SUM(H37)=0,&quot;-&quot;,SUM(H37))" table:style-name="ce19">
            <text:p>22,759<text:s/></text:p>
          </table:table-cell>
          <table:table-cell office:value-type="float" office:value="287.69560000000001" table:style-name="ce49">
            <text:p>288<text:s/></text:p>
          </table:table-cell>
          <table:table-cell office:value-type="float" office:value="22758.504400000002" table:style-name="ce49">
            <text:p>22,759<text:s/></text:p>
          </table:table-cell>
          <table:table-cell office:value-type="float" office:value="1.1999999999999999E-3" table:style-name="ce49">
            <text:p>0<text:s/></text:p>
          </table:table-cell>
          <table:table-cell office:value-type="float" office:value="0.51" table:style-name="ce49">
            <text:p>1<text:s/></text:p>
          </table:table-cell>
          <table:table-cell office:value-type="float" office:value="35.189900000000002" table:style-name="ce49">
            <text:p>35<text:s/></text:p>
          </table:table-cell>
          <table:table-cell office:value-type="float" office:value="11138.2695" table:style-name="ce49">
            <text:p>11,138<text:s/></text:p>
          </table:table-cell>
          <table:table-cell office:value-type="float" office:value="4.1440000000000001" table:style-name="ce49">
            <text:p>4<text:s/></text:p>
          </table:table-cell>
          <table:table-cell office:value-type="float" office:value="1726.7109800000001" table:style-name="ce49">
            <text:p>1,727<text:s/></text:p>
          </table:table-cell>
          <table:table-cell office:value-type="float" office:value="2.7300000000000001E-2" table:style-name="ce49">
            <text:p>0<text:s/></text:p>
          </table:table-cell>
          <table:table-cell office:value-type="float" office:value="1.5561" table:style-name="ce49">
            <text:p>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19170000000000001" table:formula="msoxl:=IF(SUM(G38)=0,&quot;-&quot;,SUM(G38))" table:style-name="ce19">
            <text:p>0<text:s/></text:p>
          </table:table-cell>
          <table:table-cell office:value-type="float" office:value="13.208130000000001" table:formula="msoxl:=IF(SUM(H38)=0,&quot;-&quot;,SUM(H38))" table:style-name="ce19">
            <text:p>13<text:s/></text:p>
          </table:table-cell>
          <table:table-cell office:value-type="float" office:value="0.19170000000000001" table:style-name="ce49">
            <text:p>0<text:s/></text:p>
          </table:table-cell>
          <table:table-cell office:value-type="float" office:value="13.208130000000001" table:style-name="ce49">
            <text:p>1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5.3999999999999999E-2" table:style-name="ce49">
            <text:p>0<text:s/></text:p>
          </table:table-cell>
          <table:table-cell office:value-type="float" office:value="3.8448000000000002" table:style-name="ce49">
            <text:p>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39)=0,&quot;-&quot;,SUM(G39))" table:style-name="ce19">
            <text:p>-</text:p>
          </table:table-cell>
          <table:table-cell office:value-type="string" office:string-value="-" table:formula="msoxl:=IF(SUM(H39)=0,&quot;-&quot;,SUM(H39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129.98235" table:style-name="ce49">
            <text:p>130<text:s/></text:p>
          </table:table-cell>
          <table:table-cell office:value-type="float" office:value="39264.73558" table:style-name="ce49">
            <text:p>39,265<text:s/></text:p>
          </table:table-cell>
          <table:table-cell office:value-type="float" office:value="230.13239999999999" table:formula="msoxl:=IF(SUM(G40)=0,&quot;-&quot;,SUM(G40))" table:style-name="ce19">
            <text:p>230<text:s/></text:p>
          </table:table-cell>
          <table:table-cell office:value-type="float" office:value="31703.572970000001" table:formula="msoxl:=IF(SUM(H40)=0,&quot;-&quot;,SUM(H40))" table:style-name="ce19">
            <text:p>31,704<text:s/></text:p>
          </table:table-cell>
          <table:table-cell office:value-type="float" office:value="230.13239999999999" table:style-name="ce49">
            <text:p>230<text:s/></text:p>
          </table:table-cell>
          <table:table-cell office:value-type="float" office:value="31703.572970000001" table:style-name="ce49">
            <text:p>31,70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9.051699999999997" table:style-name="ce49">
            <text:p>49<text:s/></text:p>
          </table:table-cell>
          <table:table-cell office:value-type="float" office:value="12897.994339999999" table:style-name="ce49">
            <text:p>12,898<text:s/></text:p>
          </table:table-cell>
          <table:table-cell office:value-type="float" office:value="47.492750000000001" table:style-name="ce49">
            <text:p>47<text:s/></text:p>
          </table:table-cell>
          <table:table-cell office:value-type="float" office:value="17141.267879999999" table:style-name="ce49">
            <text:p>17,141<text:s/></text:p>
          </table:table-cell>
          <table:table-cell office:value-type="float" office:value="43.533969999999997" table:style-name="ce49">
            <text:p>44<text:s/></text:p>
          </table:table-cell>
          <table:table-cell office:value-type="float" office:value="2850.0081300000002" table:style-name="ce49">
            <text:p>2,85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float" office:value="4.4499999999999998E-2" table:style-name="ce49">
            <text:p>0<text:s/></text:p>
          </table:table-cell>
          <table:table-cell office:value-type="float" office:value="9.1135999999999999" table:style-name="ce49">
            <text:p>9<text:s/></text:p>
          </table:table-cell>
          <table:table-cell office:value-type="float" office:value="1.0389999999999999" table:formula="msoxl:=IF(SUM(G41)=0,&quot;-&quot;,SUM(G41))" table:style-name="ce19">
            <text:p>1<text:s/></text:p>
          </table:table-cell>
          <table:table-cell office:value-type="float" office:value="71.587100000000007" table:formula="msoxl:=IF(SUM(H41)=0,&quot;-&quot;,SUM(H41))" table:style-name="ce19">
            <text:p>72<text:s/></text:p>
          </table:table-cell>
          <table:table-cell office:value-type="float" office:value="1.0389999999999999" table:style-name="ce49">
            <text:p>1<text:s/></text:p>
          </table:table-cell>
          <table:table-cell office:value-type="float" office:value="71.587100000000007" table:style-name="ce49">
            <text:p>72<text:s/></text:p>
          </table:table-cell>
          <table:table-cell office:value-type="float" office:value="2.5000000000000001E-2" table:style-name="ce49">
            <text:p>0<text:s/></text:p>
          </table:table-cell>
          <table:table-cell office:value-type="float" office:value="2.2225000000000001" table:style-name="ce49">
            <text:p>2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28100000000000003" table:style-name="ce49">
            <text:p>0<text:s/></text:p>
          </table:table-cell>
          <table:table-cell office:value-type="float" office:value="19.764199999999999" table:style-name="ce49">
            <text:p>2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float" office:value="297.48291999999998" table:style-name="ce49">
            <text:p>297<text:s/></text:p>
          </table:table-cell>
          <table:table-cell office:value-type="float" office:value="62248.735500000003" table:style-name="ce49">
            <text:p>62,249<text:s/></text:p>
          </table:table-cell>
          <table:table-cell office:value-type="float" office:value="39.700000000000003" table:formula="msoxl:=IF(SUM(G42)=0,&quot;-&quot;,SUM(G42))" table:style-name="ce19">
            <text:p>40<text:s/></text:p>
          </table:table-cell>
          <table:table-cell office:value-type="float" office:value="2977.5" table:formula="msoxl:=IF(SUM(H42)=0,&quot;-&quot;,SUM(H42))" table:style-name="ce19">
            <text:p>2,978<text:s/></text:p>
          </table:table-cell>
          <table:table-cell office:value-type="float" office:value="39.700000000000003" table:style-name="ce49">
            <text:p>40<text:s/></text:p>
          </table:table-cell>
          <table:table-cell office:value-type="float" office:value="2977.5" table:style-name="ce49">
            <text:p>2,978<text:s/></text:p>
          </table:table-cell>
          <table:table-cell office:value-type="float" office:value="0.23480000000000001" table:style-name="ce49">
            <text:p>0<text:s/></text:p>
          </table:table-cell>
          <table:table-cell office:value-type="float" office:value="92.432000000000002" table:style-name="ce49">
            <text:p>92<text:s/></text:p>
          </table:table-cell>
          <table:table-cell office:value-type="float" office:value="208.79461000000001" table:style-name="ce49">
            <text:p>209<text:s/></text:p>
          </table:table-cell>
          <table:table-cell office:value-type="float" office:value="48975.027049999997" table:style-name="ce49">
            <text:p>48,975<text:s/></text:p>
          </table:table-cell>
          <table:table-cell office:value-type="float" office:value="14.13293" table:style-name="ce49">
            <text:p>14<text:s/></text:p>
          </table:table-cell>
          <table:table-cell office:value-type="float" office:value="5091.6963699999997" table:style-name="ce49">
            <text:p>5,092<text:s/></text:p>
          </table:table-cell>
          <table:table-cell office:value-type="float" office:value="1E-3" table:style-name="ce49">
            <text:p>0<text:s/></text:p>
          </table:table-cell>
          <table:table-cell office:value-type="float" office:value="0.34499999999999997" table:style-name="ce49">
            <text:p>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205.61103" table:style-name="ce49">
            <text:p>206<text:s/></text:p>
          </table:table-cell>
          <table:table-cell office:value-type="float" office:value="43321.832069999997" table:style-name="ce49">
            <text:p>43,322<text:s/></text:p>
          </table:table-cell>
          <table:table-cell office:value-type="float" office:value="1.264" table:formula="msoxl:=IF(SUM(G43)=0,&quot;-&quot;,SUM(G43))" table:style-name="ce19">
            <text:p>1<text:s/></text:p>
          </table:table-cell>
          <table:table-cell office:value-type="float" office:value="259.04399999999998" table:formula="msoxl:=IF(SUM(H43)=0,&quot;-&quot;,SUM(H43))" table:style-name="ce19">
            <text:p>259<text:s/></text:p>
          </table:table-cell>
          <table:table-cell office:value-type="float" office:value="1.264" table:style-name="ce49">
            <text:p>1<text:s/></text:p>
          </table:table-cell>
          <table:table-cell office:value-type="float" office:value="259.04399999999998" table:style-name="ce49">
            <text:p>259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29.51106999999999" table:style-name="ce49">
            <text:p>230<text:s/></text:p>
          </table:table-cell>
          <table:table-cell office:value-type="float" office:value="52843.329839999999" table:style-name="ce49">
            <text:p>52,843<text:s/></text:p>
          </table:table-cell>
          <table:table-cell office:value-type="float" office:value="29.99231" table:style-name="ce49">
            <text:p>30<text:s/></text:p>
          </table:table-cell>
          <table:table-cell office:value-type="float" office:value="10734.80647" table:style-name="ce49">
            <text:p>10,735<text:s/></text:p>
          </table:table-cell>
          <table:table-cell office:value-type="float" office:value="4.2200000000000001E-2" table:style-name="ce49">
            <text:p>0<text:s/></text:p>
          </table:table-cell>
          <table:table-cell office:value-type="float" office:value="2.3210000000000002" table:style-name="ce49">
            <text:p>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44)=0,&quot;-&quot;,SUM(G44))" table:style-name="ce19">
            <text:p>-</text:p>
          </table:table-cell>
          <table:table-cell office:value-type="string" office:string-value="-" table:formula="msoxl:=IF(SUM(H44)=0,&quot;-&quot;,SUM(H44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45)=0,&quot;-&quot;,SUM(G45))" table:style-name="ce19">
            <text:p>-</text:p>
          </table:table-cell>
          <table:table-cell office:value-type="string" office:string-value="-" table:formula="msoxl:=IF(SUM(H45)=0,&quot;-&quot;,SUM(H4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float" office:value="4.32" table:style-name="ce49">
            <text:p>4<text:s/></text:p>
          </table:table-cell>
          <table:table-cell office:value-type="float" office:value="1188" table:style-name="ce49">
            <text:p>1,188<text:s/></text:p>
          </table:table-cell>
          <table:table-cell office:value-type="string" office:string-value="-" table:formula="msoxl:=IF(SUM(G46)=0,&quot;-&quot;,SUM(G46))" table:style-name="ce19">
            <text:p>-</text:p>
          </table:table-cell>
          <table:table-cell office:value-type="string" office:string-value="-" table:formula="msoxl:=IF(SUM(H46)=0,&quot;-&quot;,SUM(H4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3.75" table:style-name="ce49">
            <text:p>4<text:s/></text:p>
          </table:table-cell>
          <table:table-cell office:value-type="float" office:value="1837.5" table:style-name="ce49">
            <text:p>1,83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47)=0,&quot;-&quot;,SUM(G47))" table:style-name="ce19">
            <text:p>-</text:p>
          </table:table-cell>
          <table:table-cell office:value-type="string" office:string-value="-" table:formula="msoxl:=IF(SUM(H47)=0,&quot;-&quot;,SUM(H4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48)=0,&quot;-&quot;,SUM(G48))" table:style-name="ce19">
            <text:p>-</text:p>
          </table:table-cell>
          <table:table-cell office:value-type="string" office:string-value="-" table:formula="msoxl:=IF(SUM(H48)=0,&quot;-&quot;,SUM(H48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float" office:value="11.320069999999999" table:style-name="ce49">
            <text:p>11<text:s/></text:p>
          </table:table-cell>
          <table:table-cell office:value-type="float" office:value="1510.23353" table:style-name="ce49">
            <text:p>1,510<text:s/></text:p>
          </table:table-cell>
          <table:table-cell office:value-type="float" office:value="4.9000000000000004" table:formula="msoxl:=IF(SUM(G49)=0,&quot;-&quot;,SUM(G49))" table:style-name="ce19">
            <text:p>5<text:s/></text:p>
          </table:table-cell>
          <table:table-cell office:value-type="float" office:value="475.3" table:formula="msoxl:=IF(SUM(H49)=0,&quot;-&quot;,SUM(H49))" table:style-name="ce19">
            <text:p>475<text:s/></text:p>
          </table:table-cell>
          <table:table-cell office:value-type="float" office:value="4.9000000000000004" table:style-name="ce49">
            <text:p>5<text:s/></text:p>
          </table:table-cell>
          <table:table-cell office:value-type="float" office:value="475.3" table:style-name="ce49">
            <text:p>47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7.5000000000000002E-4" table:style-name="ce49">
            <text:p>0<text:s/></text:p>
          </table:table-cell>
          <table:table-cell office:value-type="float" office:value="0.15" table:style-name="ce49">
            <text:p>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float" office:value="213.63329999999999" table:formula="msoxl:=  IF(SUM(C51:C53)=0,&quot;-&quot;,SUM(C51:C53))" table:style-name="ce49">
            <text:p>214<text:s/></text:p>
          </table:table-cell>
          <table:table-cell office:value-type="float" office:value="69067.645879999996" table:formula="msoxl:=  IF(SUM(D51:D53)=0,&quot;-&quot;,SUM(D51:D53))" table:style-name="ce49">
            <text:p>69,068<text:s/></text:p>
          </table:table-cell>
          <table:table-cell office:value-type="string" office:string-value="-" table:formula="msoxl:=IF(SUM(G50)=0,&quot;-&quot;,SUM(G50))" table:style-name="ce19">
            <text:p>-</text:p>
          </table:table-cell>
          <table:table-cell office:value-type="string" office:string-value="-" table:formula="msoxl:=IF(SUM(H50)=0,&quot;-&quot;,SUM(H50))" table:style-name="ce19">
            <text:p>-</text:p>
          </table:table-cell>
          <table:table-cell office:value-type="string" office:string-value="-" table:formula="msoxl:=  IF(SUM(G51:G53)=0,&quot;-&quot;,SUM(G51:G53))" table:style-name="ce49">
            <text:p>-</text:p>
          </table:table-cell>
          <table:table-cell office:value-type="string" office:string-value="-" table:formula="msoxl:=  IF(SUM(H51:H53)=0,&quot;-&quot;,SUM(H51:H53))" table:style-name="ce49">
            <text:p>-</text:p>
          </table:table-cell>
          <table:table-cell office:value-type="string" office:string-value="-" table:formula="msoxl:=  IF(SUM(I51:I53)=0,&quot;-&quot;,SUM(I51:I53))" table:style-name="ce49">
            <text:p>-</text:p>
          </table:table-cell>
          <table:table-cell office:value-type="string" office:string-value="-" table:formula="msoxl:=  IF(SUM(J51:J53)=0,&quot;-&quot;,SUM(J51:J53))" table:style-name="ce49">
            <text:p>-</text:p>
          </table:table-cell>
          <table:table-cell office:value-type="string" office:string-value="-" table:formula="msoxl:=  IF(SUM(K51:K53)=0,&quot;-&quot;,SUM(K51:K53))" table:style-name="ce49">
            <text:p>-</text:p>
          </table:table-cell>
          <table:table-cell office:value-type="string" office:string-value="-" table:formula="msoxl:=  IF(SUM(L51:L53)=0,&quot;-&quot;,SUM(L51:L53))" table:style-name="ce49">
            <text:p>-</text:p>
          </table:table-cell>
          <table:table-cell office:value-type="float" office:value="193.6" table:formula="msoxl:=  IF(SUM(M51:M53)=0,&quot;-&quot;,SUM(M51:M53))" table:style-name="ce49">
            <text:p>194<text:s/></text:p>
          </table:table-cell>
          <table:table-cell office:value-type="float" office:value="54788.800000000003" table:formula="msoxl:=  IF(SUM(N51:N53)=0,&quot;-&quot;,SUM(N51:N53))" table:style-name="ce49">
            <text:p>54,789<text:s/></text:p>
          </table:table-cell>
          <table:table-cell office:value-type="string" office:string-value="-" table:formula="msoxl:=  IF(SUM(O51:O53)=0,&quot;-&quot;,SUM(O51:O53))" table:style-name="ce49">
            <text:p>-</text:p>
          </table:table-cell>
          <table:table-cell office:value-type="string" office:string-value="-" table:formula="msoxl:=  IF(SUM(P51:P53)=0,&quot;-&quot;,SUM(P51:P53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51)=0,&quot;-&quot;,SUM(G51))" table:style-name="ce19">
            <text:p>-</text:p>
          </table:table-cell>
          <table:table-cell office:value-type="string" office:string-value="-" table:formula="msoxl:=IF(SUM(H51)=0,&quot;-&quot;,SUM(H5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float" office:value="213.63329999999999" table:style-name="ce49">
            <text:p>214<text:s/></text:p>
          </table:table-cell>
          <table:table-cell office:value-type="float" office:value="69067.645879999996" table:style-name="ce49">
            <text:p>69,068<text:s/></text:p>
          </table:table-cell>
          <table:table-cell office:value-type="string" office:string-value="-" table:formula="msoxl:=IF(SUM(G52)=0,&quot;-&quot;,SUM(G52))" table:style-name="ce19">
            <text:p>-</text:p>
          </table:table-cell>
          <table:table-cell office:value-type="string" office:string-value="-" table:formula="msoxl:=IF(SUM(H52)=0,&quot;-&quot;,SUM(H5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93.6" table:style-name="ce49">
            <text:p>194<text:s/></text:p>
          </table:table-cell>
          <table:table-cell office:value-type="float" office:value="54788.800000000003" table:style-name="ce49">
            <text:p>54,789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53)=0,&quot;-&quot;,SUM(G53))" table:style-name="ce19">
            <text:p>-</text:p>
          </table:table-cell>
          <table:table-cell office:value-type="string" office:string-value="-" table:formula="msoxl:=IF(SUM(H53)=0,&quot;-&quot;,SUM(H5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49">
            <text:p>-</text:p>
          </table:table-cell>
          <table:table-cell office:value-type="string" office:string-value="-" table:formula="msoxl:=  IF(SUM(D55:D57)=0,&quot;-&quot;,SUM(D55:D57))" table:style-name="ce49">
            <text:p>-</text:p>
          </table:table-cell>
          <table:table-cell office:value-type="string" office:string-value="-" table:formula="msoxl:=IF(SUM(G54)=0,&quot;-&quot;,SUM(G54))" table:style-name="ce19">
            <text:p>-</text:p>
          </table:table-cell>
          <table:table-cell office:value-type="string" office:string-value="-" table:formula="msoxl:=IF(SUM(H54)=0,&quot;-&quot;,SUM(H54))" table:style-name="ce19">
            <text:p>-</text:p>
          </table:table-cell>
          <table:table-cell office:value-type="string" office:string-value="-" table:formula="msoxl:=  IF(SUM(G55:G57)=0,&quot;-&quot;,SUM(G55:G57))" table:style-name="ce49">
            <text:p>-</text:p>
          </table:table-cell>
          <table:table-cell office:value-type="string" office:string-value="-" table:formula="msoxl:=  IF(SUM(H55:H57)=0,&quot;-&quot;,SUM(H55:H57))" table:style-name="ce49">
            <text:p>-</text:p>
          </table:table-cell>
          <table:table-cell office:value-type="string" office:string-value="-" table:formula="msoxl:=  IF(SUM(I55:I57)=0,&quot;-&quot;,SUM(I55:I57))" table:style-name="ce49">
            <text:p>-</text:p>
          </table:table-cell>
          <table:table-cell office:value-type="string" office:string-value="-" table:formula="msoxl:=  IF(SUM(J55:J57)=0,&quot;-&quot;,SUM(J55:J57))" table:style-name="ce49">
            <text:p>-</text:p>
          </table:table-cell>
          <table:table-cell office:value-type="string" office:string-value="-" table:formula="msoxl:=  IF(SUM(K55:K57)=0,&quot;-&quot;,SUM(K55:K57))" table:style-name="ce49">
            <text:p>-</text:p>
          </table:table-cell>
          <table:table-cell office:value-type="string" office:string-value="-" table:formula="msoxl:=  IF(SUM(L55:L57)=0,&quot;-&quot;,SUM(L55:L57))" table:style-name="ce49">
            <text:p>-</text:p>
          </table:table-cell>
          <table:table-cell office:value-type="string" office:string-value="-" table:formula="msoxl:=  IF(SUM(M55:M57)=0,&quot;-&quot;,SUM(M55:M57))" table:style-name="ce49">
            <text:p>-</text:p>
          </table:table-cell>
          <table:table-cell office:value-type="string" office:string-value="-" table:formula="msoxl:=  IF(SUM(N55:N57)=0,&quot;-&quot;,SUM(N55:N57))" table:style-name="ce49">
            <text:p>-</text:p>
          </table:table-cell>
          <table:table-cell office:value-type="string" office:string-value="-" table:formula="msoxl:=  IF(SUM(O55:O57)=0,&quot;-&quot;,SUM(O55:O57))" table:style-name="ce49">
            <text:p>-</text:p>
          </table:table-cell>
          <table:table-cell office:value-type="string" office:string-value="-" table:formula="msoxl:=  IF(SUM(P55:P57)=0,&quot;-&quot;,SUM(P55:P57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55)=0,&quot;-&quot;,SUM(G55))" table:style-name="ce19">
            <text:p>-</text:p>
          </table:table-cell>
          <table:table-cell office:value-type="string" office:string-value="-" table:formula="msoxl:=IF(SUM(H55)=0,&quot;-&quot;,SUM(H5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56)=0,&quot;-&quot;,SUM(G56))" table:style-name="ce19">
            <text:p>-</text:p>
          </table:table-cell>
          <table:table-cell office:value-type="string" office:string-value="-" table:formula="msoxl:=IF(SUM(H56)=0,&quot;-&quot;,SUM(H5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57)=0,&quot;-&quot;,SUM(G57))" table:style-name="ce19">
            <text:p>-</text:p>
          </table:table-cell>
          <table:table-cell office:value-type="string" office:string-value="-" table:formula="msoxl:=IF(SUM(H57)=0,&quot;-&quot;,SUM(H5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float" office:value="488.178" table:formula="msoxl:=  IF(SUM(C59,C60,C61,C63)=0,IF(C62=0,&quot;-&quot;,C62),SUM(C59,C60,C61,C63))" table:style-name="ce49">
            <text:p>488<text:s/></text:p>
          </table:table-cell>
          <table:table-cell office:value-type="float" office:value="90060.089000000007" table:formula="msoxl:=  IF(SUM(D59:D63)=0,&quot;-&quot;,SUM(D59:D63))" table:style-name="ce49">
            <text:p>90,060<text:s/></text:p>
          </table:table-cell>
          <table:table-cell office:value-type="string" office:string-value="-" table:formula="msoxl:=IF(SUM(G58)=0,&quot;-&quot;,SUM(G58))" table:style-name="ce19">
            <text:p>-</text:p>
          </table:table-cell>
          <table:table-cell office:value-type="string" office:string-value="-" table:formula="msoxl:=IF(SUM(H58)=0,&quot;-&quot;,SUM(H58))" table:style-name="ce19">
            <text:p>-</text:p>
          </table:table-cell>
          <table:table-cell office:value-type="string" office:string-value="-" table:formula="msoxl:=  IF(SUM(G59,G60,G61,G63)=0,IF(G62=0,&quot;-&quot;,G62),SUM(G59,G60,G61,G63))" table:style-name="ce49">
            <text:p>-</text:p>
          </table:table-cell>
          <table:table-cell office:value-type="string" office:string-value="-" table:formula="msoxl:=  IF(SUM(H59:H63)=0,&quot;-&quot;,SUM(H59:H63))" table:style-name="ce49">
            <text:p>-</text:p>
          </table:table-cell>
          <table:table-cell office:value-type="string" office:string-value="-" table:formula="msoxl:=  IF(SUM(I59,I60,I61,I63)=0,IF(I62=0,&quot;-&quot;,I62),SUM(I59,I60,I61,I63))" table:style-name="ce49">
            <text:p>-</text:p>
          </table:table-cell>
          <table:table-cell office:value-type="string" office:string-value="-" table:formula="msoxl:=  IF(SUM(J59:J63)=0,&quot;-&quot;,SUM(J59:J63))" table:style-name="ce49">
            <text:p>-</text:p>
          </table:table-cell>
          <table:table-cell office:value-type="string" office:string-value="-" table:formula="msoxl:=  IF(SUM(K59,K60,K61,K63)=0,IF(K62=0,&quot;-&quot;,K62),SUM(K59,K60,K61,K63))" table:style-name="ce49">
            <text:p>-</text:p>
          </table:table-cell>
          <table:table-cell office:value-type="string" office:string-value="-" table:formula="msoxl:=  IF(SUM(L59:L63)=0,&quot;-&quot;,SUM(L59:L63))" table:style-name="ce49">
            <text:p>-</text:p>
          </table:table-cell>
          <table:table-cell office:value-type="float" office:value="25748.628069999999" table:formula="msoxl:=  IF(SUM(M59,M60,M61,M63)=0,IF(M62=0,&quot;-&quot;,M62),SUM(M59,M60,M61,M63))" table:style-name="ce49">
            <text:p>25,749<text:s/></text:p>
          </table:table-cell>
          <table:table-cell office:value-type="float" office:value="6606271.9714599997" table:formula="msoxl:=  IF(SUM(N59:N63)=0,&quot;-&quot;,SUM(N59:N63))" table:style-name="ce49">
            <text:p>6,606,272<text:s/></text:p>
          </table:table-cell>
          <table:table-cell office:value-type="string" office:string-value="-" table:formula="msoxl:=  IF(SUM(O59,O60,O61,O63)=0,IF(O62=0,&quot;-&quot;,O62),SUM(O59,O60,O61,O63))" table:style-name="ce49">
            <text:p>-</text:p>
          </table:table-cell>
          <table:table-cell office:value-type="string" office:string-value="-" table:formula="msoxl:=  IF(SUM(P59:P63)=0,&quot;-&quot;,SUM(P59:P63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float" office:value="488.178" table:style-name="ce49">
            <text:p>488<text:s/></text:p>
          </table:table-cell>
          <table:table-cell office:value-type="float" office:value="90060.089000000007" table:style-name="ce49">
            <text:p>90,060<text:s/></text:p>
          </table:table-cell>
          <table:table-cell office:value-type="string" office:string-value="-" table:formula="msoxl:=IF(SUM(G59)=0,&quot;-&quot;,SUM(G59))" table:style-name="ce19">
            <text:p>-</text:p>
          </table:table-cell>
          <table:table-cell office:value-type="string" office:string-value="-" table:formula="msoxl:=IF(SUM(H59)=0,&quot;-&quot;,SUM(H59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5748.628069999999" table:style-name="ce49">
            <text:p>25,749<text:s/></text:p>
          </table:table-cell>
          <table:table-cell office:value-type="float" office:value="6606271.9714599997" table:style-name="ce49">
            <text:p>6,606,272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60)=0,&quot;-&quot;,SUM(G60))" table:style-name="ce19">
            <text:p>-</text:p>
          </table:table-cell>
          <table:table-cell office:value-type="string" office:string-value="-" table:formula="msoxl:=IF(SUM(H60)=0,&quot;-&quot;,SUM(H60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61)=0,&quot;-&quot;,SUM(G61))" table:style-name="ce19">
            <text:p>-</text:p>
          </table:table-cell>
          <table:table-cell office:value-type="string" office:string-value="-" table:formula="msoxl:=IF(SUM(H61)=0,&quot;-&quot;,SUM(H6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G62)=0,&quot;-&quot;,SUM(G62))" table:style-name="ce19">
            <text:p>-</text:p>
          </table:table-cell>
          <table:table-cell office:value-type="string" office:string-value="-" table:formula="msoxl:=IF(SUM(H62)=0,&quot;-&quot;,SUM(H6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office:string-value="-" table:formula="msoxl:=IF(SUM(G63)=0,&quot;-&quot;,SUM(G63))" table:style-name="ce19">
            <text:p>-</text:p>
          </table:table-cell>
          <table:table-cell office:value-type="string" office:string-value="-" table:formula="msoxl:=IF(SUM(H63)=0,&quot;-&quot;,SUM(H63))" table:style-name="ce1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77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the grand total.</text:p>
          </table:table-cell>
          <table:covered-table-cell table:number-columns-repeated="9"/>
          <table:table-cell table:number-columns-repeated="16368" table:style-name="ce76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99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01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21">
            <text:p>Value：Thousand NT $</text:p>
          </table:table-cell>
          <table:table-cell table:number-columns-repeated="16371" table:style-name="ce1"/>
        </table:table-row>
        <table:table-row table:style-name="ro2">
          <table:table-cell table:style-name="ce7"/>
          <table:table-cell office:value-type="string" table:number-columns-spanned="1" table:number-rows-spanned="3" table:style-name="ce187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4" draw:style-name="a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7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10"/>
          <table:covered-table-cell/>
          <table:table-cell table:style-name="ce30"/>
          <table:table-cell table:style-name="ce29"/>
          <table:table-cell table:style-name="ce23"/>
          <table:table-cell table:style-name="ce24"/>
          <table:table-cell table:number-columns-spanned="2" table:number-rows-spanned="1" table:style-name="ce176"/>
          <table:covered-table-cell/>
          <table:table-cell office:value-type="string" table:number-columns-spanned="8" table:number-rows-spanned="1" table:style-name="ce174">
            <text:p>鰺 <text:s text:c="3"/>科</text:p>
          </table:table-cell>
          <table:covered-table-cell table:number-columns-repeated="7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77">
            <text:p>海 <text:s text:c="6"/>鰻</text:p>
          </table:table-cell>
          <table:covered-table-cell/>
          <table:table-cell office:value-type="string" table:number-columns-spanned="2" table:number-rows-spanned="1" table:style-name="ce179">
            <text:p>海 <text:s text:c="6"/>鱺</text:p>
          </table:table-cell>
          <table:covered-table-cell/>
          <table:table-cell office:value-type="string" table:number-columns-spanned="2" table:number-rows-spanned="1" table:style-name="ce179">
            <text:p>皮 <text:s text:c="6"/>刀</text:p>
          </table:table-cell>
          <table:covered-table-cell/>
          <table:table-cell office:value-type="string" table:number-columns-spanned="2" table:number-rows-spanned="1" table:style-name="ce191">
            <text:p>小計</text:p>
          </table:table-cell>
          <table:covered-table-cell/>
          <table:table-cell office:value-type="string" table:number-columns-spanned="2" table:number-rows-spanned="1" table:style-name="ce191">
            <text:p>真 <text:s text:c="6"/>鰺</text:p>
          </table:table-cell>
          <table:covered-table-cell/>
          <table:table-cell office:value-type="string" table:number-columns-spanned="2" table:number-rows-spanned="1" table:style-name="ce191">
            <text:p>圓　　鰺</text:p>
          </table:table-cell>
          <table:covered-table-cell/>
          <table:table-cell office:value-type="string" table:number-columns-spanned="2" table:number-rows-spanned="1" table:style-name="ce178">
            <text:p>甘 <text:s/>仔 <text:s/>鰺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89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64">
            <text:p>2700</text:p>
          </table:table-cell>
          <table:covered-table-cell/>
          <table:table-cell office:value-type="string" table:number-columns-spanned="2" table:number-rows-spanned="1" table:style-name="ce161">
            <text:p>2900</text:p>
          </table:table-cell>
          <table:covered-table-cell/>
          <table:table-cell office:value-type="string" table:number-columns-spanned="2" table:number-rows-spanned="1" table:style-name="ce161">
            <text:p>3000</text:p>
          </table:table-cell>
          <table:covered-table-cell/>
          <table:table-cell office:value-type="string" table:number-columns-spanned="2" table:number-rows-spanned="1" table:style-name="ce172">
            <text:p>Sub Total</text:p>
          </table:table-cell>
          <table:covered-table-cell/>
          <table:table-cell office:value-type="string" table:number-columns-spanned="2" table:number-rows-spanned="1" table:style-name="ce172">
            <text:p>3102</text:p>
          </table:table-cell>
          <table:covered-table-cell/>
          <table:table-cell office:value-type="string" table:number-columns-spanned="2" table:number-rows-spanned="1" table:style-name="ce172">
            <text:p>3101</text:p>
          </table:table-cell>
          <table:covered-table-cell/>
          <table:table-cell office:value-type="string" table:number-columns-spanned="2" table:number-rows-spanned="1" table:style-name="ce161">
            <text:p>3105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2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1508.2708999999998" table:formula="msoxl:=  IF(SUM(C11,C19,C36,C50,C54,C58)=0,&quot;-&quot;,SUM(C11,C19,C36,C50,C54,C58))" table:style-name="ce49">
            <text:p>1,508<text:s/></text:p>
          </table:table-cell>
          <table:table-cell office:value-type="float" office:value="147541.19062000001" table:formula="msoxl:=  IF(SUM(D11,D19,D36,D50,D54,D58)=0,&quot;-&quot;,SUM(D11,D19,D36,D50,D54,D58))" table:style-name="ce49">
            <text:p>147,541<text:s/></text:p>
          </table:table-cell>
          <table:table-cell office:value-type="float" office:value="2236.6298699999998" table:formula="msoxl:=  IF(SUM(E11,E19,E36,E50,E54,E58)=0,&quot;-&quot;,SUM(E11,E19,E36,E50,E54,E58))" table:style-name="ce49">
            <text:p>2,237<text:s/></text:p>
          </table:table-cell>
          <table:table-cell office:value-type="float" office:value="560313.97076000005" table:formula="msoxl:=  IF(SUM(F11,F19,F36,F50,F54,F58)=0,&quot;-&quot;,SUM(F11,F19,F36,F50,F54,F58))" table:style-name="ce49">
            <text:p>560,314<text:s/></text:p>
          </table:table-cell>
          <table:table-cell office:value-type="float" office:value="5237.3585000000003" table:formula="msoxl:=  IF(SUM(G11,G19,G36,G50,G54,G58)=0,&quot;-&quot;,SUM(G11,G19,G36,G50,G54,G58))" table:style-name="ce49">
            <text:p>5,237<text:s/></text:p>
          </table:table-cell>
          <table:table-cell office:value-type="float" office:value="113308.87551999997" table:formula="msoxl:=  IF(SUM(H11,H19,H36,H50,H54,H58)=0,&quot;-&quot;,SUM(H11,H19,H36,H50,H54,H58))" table:style-name="ce49">
            <text:p>113,309<text:s/></text:p>
          </table:table-cell>
          <table:table-cell office:value-type="float" office:value="11779.608409999999" table:formula="msoxl:=IF(SUM(K10,M10,O10,'漁業生產量值-漁業種類別魚類別生產量值5'!C10)=0,&quot;-&quot;,SUM(K10,M10,O10,'漁業生產量值-漁業種類別魚類別生產量值5'!C10))" table:style-name="ce19">
            <text:p>11,780<text:s/></text:p>
          </table:table-cell>
          <table:table-cell office:value-type="float" office:value="653426.06443999999" table:formula="msoxl:=IF(SUM(L10,N10,P10,'漁業生產量值-漁業種類別魚類別生產量值5'!D10)=0,&quot;-&quot;,SUM(L10,N10,P10,'漁業生產量值-漁業種類別魚類別生產量值5'!D10))" table:style-name="ce19">
            <text:p>653,426<text:s/></text:p>
          </table:table-cell>
          <table:table-cell office:value-type="float" office:value="7329.8436000000002" table:formula="msoxl:=  IF(SUM(K11,K19,K36,K50,K54,K58)=0,&quot;-&quot;,SUM(K11,K19,K36,K50,K54,K58))" table:style-name="ce49">
            <text:p>7,330<text:s/></text:p>
          </table:table-cell>
          <table:table-cell office:value-type="float" office:value="221389.80054" table:formula="msoxl:=  IF(SUM(L11,L19,L36,L50,L54,L58)=0,&quot;-&quot;,SUM(L11,L19,L36,L50,L54,L58))" table:style-name="ce49">
            <text:p>221,390<text:s/></text:p>
          </table:table-cell>
          <table:table-cell office:value-type="float" office:value="1689.1618000000001" table:formula="msoxl:=  IF(SUM(M11,M19,M36,M50,M54,M58)=0,&quot;-&quot;,SUM(M11,M19,M36,M50,M54,M58))" table:style-name="ce49">
            <text:p>1,689<text:s/></text:p>
          </table:table-cell>
          <table:table-cell office:value-type="float" office:value="42220.911" table:formula="msoxl:=  IF(SUM(N11,N19,N36,N50,N54,N58)=0,&quot;-&quot;,SUM(N11,N19,N36,N50,N54,N58))" table:style-name="ce49">
            <text:p>42,221<text:s/></text:p>
          </table:table-cell>
          <table:table-cell office:value-type="float" office:value="805.40030000000002" table:formula="msoxl:=  IF(SUM(O11,O19,O36,O50,O54,O58)=0,&quot;-&quot;,SUM(O11,O19,O36,O50,O54,O58))" table:style-name="ce49">
            <text:p>805<text:s/></text:p>
          </table:table-cell>
          <table:table-cell office:value-type="float" office:value="147024.51785999999" table:formula="msoxl:=  IF(SUM(P11,P19,P36,P50,P54,P58)=0,&quot;-&quot;,SUM(P11,P19,P36,P50,P54,P58))" table:style-name="ce49">
            <text:p>147,02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715.23199999999997" table:formula="msoxl:=  IF(SUM(C12:C18)=0,&quot;-&quot;,SUM(C12:C18))" table:style-name="ce49">
            <text:p>715<text:s/></text:p>
          </table:table-cell>
          <table:table-cell office:value-type="float" office:value="55415.193520000001" table:formula="msoxl:=  IF(SUM(D12:D18)=0,&quot;-&quot;,SUM(D12:D18))" table:style-name="ce49">
            <text:p>55,415<text:s/></text:p>
          </table:table-cell>
          <table:table-cell office:value-type="float" office:value="161.96299999999999" table:formula="msoxl:=  IF(SUM(E12:E18)=0,&quot;-&quot;,SUM(E12:E18))" table:style-name="ce49">
            <text:p>162<text:s/></text:p>
          </table:table-cell>
          <table:table-cell office:value-type="float" office:value="6413.7347399999999" table:formula="msoxl:=  IF(SUM(F12:F18)=0,&quot;-&quot;,SUM(F12:F18))" table:style-name="ce49">
            <text:p>6,414<text:s/></text:p>
          </table:table-cell>
          <table:table-cell office:value-type="float" office:value="47.136000000000003" table:formula="msoxl:=  IF(SUM(G12:G18)=0,&quot;-&quot;,SUM(G12:G18))" table:style-name="ce49">
            <text:p>47<text:s/></text:p>
          </table:table-cell>
          <table:table-cell office:value-type="float" office:value="1312.7375999999999" table:formula="msoxl:=  IF(SUM(H12:H18)=0,&quot;-&quot;,SUM(H12:H18))" table:style-name="ce49">
            <text:p>1,313<text:s/></text:p>
          </table:table-cell>
          <table:table-cell office:value-type="string" office:string-value="-" table:formula="msoxl:=IF(SUM(K11,M11,O11,'漁業生產量值-漁業種類別魚類別生產量值5'!C11)=0,&quot;-&quot;,SUM(K11,M11,O11,'漁業生產量值-漁業種類別魚類別生產量值5'!C11))" table:style-name="ce19">
            <text:p>-</text:p>
          </table:table-cell>
          <table:table-cell office:value-type="string" office:string-value="-" table:formula="msoxl:=IF(SUM(L11,N11,P11,'漁業生產量值-漁業種類別魚類別生產量值5'!D11)=0,&quot;-&quot;,SUM(L11,N11,P11,'漁業生產量值-漁業種類別魚類別生產量值5'!D11))" table:style-name="ce19">
            <text:p>-</text:p>
          </table:table-cell>
          <table:table-cell office:value-type="string" office:string-value="-" table:formula="msoxl:=  IF(SUM(K12:K18)=0,&quot;-&quot;,SUM(K12:K18))" table:style-name="ce49">
            <text:p>-</text:p>
          </table:table-cell>
          <table:table-cell office:value-type="string" office:string-value="-" table:formula="msoxl:=  IF(SUM(L12:L18)=0,&quot;-&quot;,SUM(L12:L18))" table:style-name="ce49">
            <text:p>-</text:p>
          </table:table-cell>
          <table:table-cell office:value-type="string" office:string-value="-" table:formula="msoxl:=  IF(SUM(M12:M18)=0,&quot;-&quot;,SUM(M12:M18))" table:style-name="ce49">
            <text:p>-</text:p>
          </table:table-cell>
          <table:table-cell office:value-type="string" office:string-value="-" table:formula="msoxl:=  IF(SUM(N12:N18)=0,&quot;-&quot;,SUM(N12:N18))" table:style-name="ce49">
            <text:p>-</text:p>
          </table:table-cell>
          <table:table-cell office:value-type="string" office:string-value="-" table:formula="msoxl:=  IF(SUM(O12:O18)=0,&quot;-&quot;,SUM(O12:O18))" table:style-name="ce49">
            <text:p>-</text:p>
          </table:table-cell>
          <table:table-cell office:value-type="string" office:string-value="-" table:formula="msoxl:=  IF(SUM(P12:P18)=0,&quot;-&quot;,SUM(P12:P18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float" office:value="715.23199999999997" table:style-name="ce49">
            <text:p>715<text:s/></text:p>
          </table:table-cell>
          <table:table-cell office:value-type="float" office:value="55415.193520000001" table:style-name="ce49">
            <text:p>55,415<text:s/></text:p>
          </table:table-cell>
          <table:table-cell office:value-type="float" office:value="161.96299999999999" table:style-name="ce49">
            <text:p>162<text:s/></text:p>
          </table:table-cell>
          <table:table-cell office:value-type="float" office:value="6413.7347399999999" table:style-name="ce49">
            <text:p>6,41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2,M12,O12,'漁業生產量值-漁業種類別魚類別生產量值5'!C12)=0,&quot;-&quot;,SUM(K12,M12,O12,'漁業生產量值-漁業種類別魚類別生產量值5'!C12))" table:style-name="ce19">
            <text:p>-</text:p>
          </table:table-cell>
          <table:table-cell office:value-type="string" office:string-value="-" table:formula="msoxl:=IF(SUM(L12,N12,P12,'漁業生產量值-漁業種類別魚類別生產量值5'!D12)=0,&quot;-&quot;,SUM(L12,N12,P12,'漁業生產量值-漁業種類別魚類別生產量值5'!D1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3,M13,O13,'漁業生產量值-漁業種類別魚類別生產量值5'!C13)=0,&quot;-&quot;,SUM(K13,M13,O13,'漁業生產量值-漁業種類別魚類別生產量值5'!C13))" table:style-name="ce19">
            <text:p>-</text:p>
          </table:table-cell>
          <table:table-cell office:value-type="string" office:string-value="-" table:formula="msoxl:=IF(SUM(L13,N13,P13,'漁業生產量值-漁業種類別魚類別生產量值5'!D13)=0,&quot;-&quot;,SUM(L13,N13,P13,'漁業生產量值-漁業種類別魚類別生產量值5'!D1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4,M14,O14,'漁業生產量值-漁業種類別魚類別生產量值5'!C14)=0,&quot;-&quot;,SUM(K14,M14,O14,'漁業生產量值-漁業種類別魚類別生產量值5'!C14))" table:style-name="ce19">
            <text:p>-</text:p>
          </table:table-cell>
          <table:table-cell office:value-type="string" office:string-value="-" table:formula="msoxl:=IF(SUM(L14,N14,P14,'漁業生產量值-漁業種類別魚類別生產量值5'!D14)=0,&quot;-&quot;,SUM(L14,N14,P14,'漁業生產量值-漁業種類別魚類別生產量值5'!D14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7.136000000000003" table:style-name="ce49">
            <text:p>47<text:s/></text:p>
          </table:table-cell>
          <table:table-cell office:value-type="float" office:value="1312.7375999999999" table:style-name="ce49">
            <text:p>1,313<text:s/></text:p>
          </table:table-cell>
          <table:table-cell office:value-type="string" office:string-value="-" table:formula="msoxl:=IF(SUM(K15,M15,O15,'漁業生產量值-漁業種類別魚類別生產量值5'!C15)=0,&quot;-&quot;,SUM(K15,M15,O15,'漁業生產量值-漁業種類別魚類別生產量值5'!C15))" table:style-name="ce19">
            <text:p>-</text:p>
          </table:table-cell>
          <table:table-cell office:value-type="string" office:string-value="-" table:formula="msoxl:=IF(SUM(L15,N15,P15,'漁業生產量值-漁業種類別魚類別生產量值5'!D15)=0,&quot;-&quot;,SUM(L15,N15,P15,'漁業生產量值-漁業種類別魚類別生產量值5'!D1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6,M16,O16,'漁業生產量值-漁業種類別魚類別生產量值5'!C16)=0,&quot;-&quot;,SUM(K16,M16,O16,'漁業生產量值-漁業種類別魚類別生產量值5'!C16))" table:style-name="ce19">
            <text:p>-</text:p>
          </table:table-cell>
          <table:table-cell office:value-type="string" office:string-value="-" table:formula="msoxl:=IF(SUM(L16,N16,P16,'漁業生產量值-漁業種類別魚類別生產量值5'!D16)=0,&quot;-&quot;,SUM(L16,N16,P16,'漁業生產量值-漁業種類別魚類別生產量值5'!D1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7,M17,O17,'漁業生產量值-漁業種類別魚類別生產量值5'!C17)=0,&quot;-&quot;,SUM(K17,M17,O17,'漁業生產量值-漁業種類別魚類別生產量值5'!C17))" table:style-name="ce19">
            <text:p>-</text:p>
          </table:table-cell>
          <table:table-cell office:value-type="string" office:string-value="-" table:formula="msoxl:=IF(SUM(L17,N17,P17,'漁業生產量值-漁業種類別魚類別生產量值5'!D17)=0,&quot;-&quot;,SUM(L17,N17,P17,'漁業生產量值-漁業種類別魚類別生產量值5'!D1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18,M18,O18,'漁業生產量值-漁業種類別魚類別生產量值5'!C18)=0,&quot;-&quot;,SUM(K18,M18,O18,'漁業生產量值-漁業種類別魚類別生產量值5'!C18))" table:style-name="ce19">
            <text:p>-</text:p>
          </table:table-cell>
          <table:table-cell office:value-type="string" office:string-value="-" table:formula="msoxl:=IF(SUM(L18,N18,P18,'漁業生產量值-漁業種類別魚類別生產量值5'!D18)=0,&quot;-&quot;,SUM(L18,N18,P18,'漁業生產量值-漁業種類別魚類別生產量值5'!D18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753.93809999999996" table:formula="msoxl:=  IF(SUM(C20:C35)=0,&quot;-&quot;,SUM(C20:C35))" table:style-name="ce49">
            <text:p>754<text:s/></text:p>
          </table:table-cell>
          <table:table-cell office:value-type="float" office:value="85666.697100000005" table:formula="msoxl:=  IF(SUM(D20:D35)=0,&quot;-&quot;,SUM(D20:D35))" table:style-name="ce49">
            <text:p>85,667<text:s/></text:p>
          </table:table-cell>
          <table:table-cell office:value-type="float" office:value="0.20150000000000001" table:formula="msoxl:=  IF(SUM(E20:E35)=0,&quot;-&quot;,SUM(E20:E35))" table:style-name="ce49">
            <text:p>0<text:s/></text:p>
          </table:table-cell>
          <table:table-cell office:value-type="float" office:value="34.101800000000004" table:formula="msoxl:=  IF(SUM(F20:F35)=0,&quot;-&quot;,SUM(F20:F35))" table:style-name="ce49">
            <text:p>34<text:s/></text:p>
          </table:table-cell>
          <table:table-cell office:value-type="float" office:value="5153.1358599999994" table:formula="msoxl:=  IF(SUM(G20:G35)=0,&quot;-&quot;,SUM(G20:G35))" table:style-name="ce49">
            <text:p>5,153<text:s/></text:p>
          </table:table-cell>
          <table:table-cell office:value-type="float" office:value="109927.41436999998" table:formula="msoxl:=  IF(SUM(H20:H35)=0,&quot;-&quot;,SUM(H20:H35))" table:style-name="ce49">
            <text:p>109,927<text:s/></text:p>
          </table:table-cell>
          <table:table-cell office:value-type="float" office:value="9331.6532999999999" table:formula="msoxl:=IF(SUM(K19,M19,O19,'漁業生產量值-漁業種類別魚類別生產量值5'!C19)=0,&quot;-&quot;,SUM(K19,M19,O19,'漁業生產量值-漁業種類別魚類別生產量值5'!C19))" table:style-name="ce19">
            <text:p>9,332<text:s/></text:p>
          </table:table-cell>
          <table:table-cell office:value-type="float" office:value="308733.45603" table:formula="msoxl:=IF(SUM(L19,N19,P19,'漁業生產量值-漁業種類別魚類別生產量值5'!D19)=0,&quot;-&quot;,SUM(L19,N19,P19,'漁業生產量值-漁業種類別魚類別生產量值5'!D19))" table:style-name="ce19">
            <text:p>308,733<text:s/></text:p>
          </table:table-cell>
          <table:table-cell office:value-type="float" office:value="7286.2314000000006" table:formula="msoxl:=  IF(SUM(K20:K35)=0,&quot;-&quot;,SUM(K20:K35))" table:style-name="ce49">
            <text:p>7,286<text:s/></text:p>
          </table:table-cell>
          <table:table-cell office:value-type="float" office:value="217915.61293999999" table:formula="msoxl:=  IF(SUM(L20:L35)=0,&quot;-&quot;,SUM(L20:L35))" table:style-name="ce49">
            <text:p>217,916<text:s/></text:p>
          </table:table-cell>
          <table:table-cell office:value-type="float" office:value="1266.239" table:formula="msoxl:=  IF(SUM(M20:M35)=0,&quot;-&quot;,SUM(M20:M35))" table:style-name="ce49">
            <text:p>1,266<text:s/></text:p>
          </table:table-cell>
          <table:table-cell office:value-type="float" office:value="27692.179749999999" table:formula="msoxl:=  IF(SUM(N20:N35)=0,&quot;-&quot;,SUM(N20:N35))" table:style-name="ce49">
            <text:p>27,692<text:s/></text:p>
          </table:table-cell>
          <table:table-cell office:value-type="float" office:value="386.20670000000001" table:formula="msoxl:=  IF(SUM(O20:O35)=0,&quot;-&quot;,SUM(O20:O35))" table:style-name="ce49">
            <text:p>386<text:s/></text:p>
          </table:table-cell>
          <table:table-cell office:value-type="float" office:value="25823.963650000002" table:formula="msoxl:=  IF(SUM(P20:P35)=0,&quot;-&quot;,SUM(P20:P35))" table:style-name="ce49">
            <text:p>25,82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92.846999999999994" table:style-name="ce49">
            <text:p>93<text:s/></text:p>
          </table:table-cell>
          <table:table-cell office:value-type="float" office:value="3323.9224800000002" table:style-name="ce49">
            <text:p>3,324<text:s/></text:p>
          </table:table-cell>
          <table:table-cell office:value-type="string" office:string-value="-" table:formula="msoxl:=IF(SUM(K20,M20,O20,'漁業生產量值-漁業種類別魚類別生產量值5'!C20)=0,&quot;-&quot;,SUM(K20,M20,O20,'漁業生產量值-漁業種類別魚類別生產量值5'!C20))" table:style-name="ce19">
            <text:p>-</text:p>
          </table:table-cell>
          <table:table-cell office:value-type="string" office:string-value="-" table:formula="msoxl:=IF(SUM(L20,N20,P20,'漁業生產量值-漁業種類別魚類別生產量值5'!D20)=0,&quot;-&quot;,SUM(L20,N20,P20,'漁業生產量值-漁業種類別魚類別生產量值5'!D20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21,M21,O21,'漁業生產量值-漁業種類別魚類別生產量值5'!C21)=0,&quot;-&quot;,SUM(K21,M21,O21,'漁業生產量值-漁業種類別魚類別生產量值5'!C21))" table:style-name="ce19">
            <text:p>-</text:p>
          </table:table-cell>
          <table:table-cell office:value-type="string" office:string-value="-" table:formula="msoxl:=IF(SUM(L21,N21,P21,'漁業生產量值-漁業種類別魚類別生產量值5'!D21)=0,&quot;-&quot;,SUM(L21,N21,P21,'漁業生產量值-漁業種類別魚類別生產量值5'!D2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6.885999999999999" table:style-name="ce49">
            <text:p>17<text:s/></text:p>
          </table:table-cell>
          <table:table-cell office:value-type="float" office:value="901.71235999999999" table:style-name="ce49">
            <text:p>902<text:s/></text:p>
          </table:table-cell>
          <table:table-cell office:value-type="float" office:value="8.4849999999999994" table:formula="msoxl:=IF(SUM(K22,M22,O22,'漁業生產量值-漁業種類別魚類別生產量值5'!C22)=0,&quot;-&quot;,SUM(K22,M22,O22,'漁業生產量值-漁業種類別魚類別生產量值5'!C22))" table:style-name="ce19">
            <text:p>8<text:s/></text:p>
          </table:table-cell>
          <table:table-cell office:value-type="float" office:value="532.83550000000002" table:formula="msoxl:=IF(SUM(L22,N22,P22,'漁業生產量值-漁業種類別魚類別生產量值5'!D22)=0,&quot;-&quot;,SUM(L22,N22,P22,'漁業生產量值-漁業種類別魚類別生產量值5'!D22))" table:style-name="ce19">
            <text:p>533<text:s/></text:p>
          </table:table-cell>
          <table:table-cell office:value-type="float" office:value="3.1850000000000001" table:style-name="ce49">
            <text:p>3<text:s/></text:p>
          </table:table-cell>
          <table:table-cell office:value-type="float" office:value="121.9855" table:style-name="ce49">
            <text:p>122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5" table:style-name="ce49">
            <text:p>1<text:s/></text:p>
          </table:table-cell>
          <table:table-cell office:value-type="float" office:value="41.25" table:style-name="ce49">
            <text:p>4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672.51250000000005" table:style-name="ce49">
            <text:p>673<text:s/></text:p>
          </table:table-cell>
          <table:table-cell office:value-type="float" office:value="74755.646829999998" table:style-name="ce49">
            <text:p>74,756<text:s/></text:p>
          </table:table-cell>
          <table:table-cell office:value-type="float" office:value="9.8500000000000004E-2" table:style-name="ce49">
            <text:p>0<text:s/></text:p>
          </table:table-cell>
          <table:table-cell office:value-type="float" office:value="17.808800000000002" table:style-name="ce49">
            <text:p>18<text:s/></text:p>
          </table:table-cell>
          <table:table-cell office:value-type="float" office:value="654.40030000000002" table:style-name="ce49">
            <text:p>654<text:s/></text:p>
          </table:table-cell>
          <table:table-cell office:value-type="float" office:value="16775.493139999999" table:style-name="ce49">
            <text:p>16,775<text:s/></text:p>
          </table:table-cell>
          <table:table-cell office:value-type="float" office:value="1498.4967499999998" table:formula="msoxl:=IF(SUM(K23,M23,O23,'漁業生產量值-漁業種類別魚類別生產量值5'!C23)=0,&quot;-&quot;,SUM(K23,M23,O23,'漁業生產量值-漁業種類別魚類別生產量值5'!C23))" table:style-name="ce19">
            <text:p>1,498<text:s/></text:p>
          </table:table-cell>
          <table:table-cell office:value-type="float" office:value="59545.358600000007" table:formula="msoxl:=IF(SUM(L23,N23,P23,'漁業生產量值-漁業種類別魚類別生產量值5'!D23)=0,&quot;-&quot;,SUM(L23,N23,P23,'漁業生產量值-漁業種類別魚類別生產量值5'!D23))" table:style-name="ce19">
            <text:p>59,545<text:s/></text:p>
          </table:table-cell>
          <table:table-cell office:value-type="float" office:value="213.9853" table:style-name="ce49">
            <text:p>214<text:s/></text:p>
          </table:table-cell>
          <table:table-cell office:value-type="float" office:value="10140.77802" table:style-name="ce49">
            <text:p>10,141<text:s/></text:p>
          </table:table-cell>
          <table:table-cell office:value-type="float" office:value="867.45799999999997" table:style-name="ce49">
            <text:p>867<text:s/></text:p>
          </table:table-cell>
          <table:table-cell office:value-type="float" office:value="15860.451999999999" table:style-name="ce49">
            <text:p>15,860<text:s/></text:p>
          </table:table-cell>
          <table:table-cell office:value-type="float" office:value="337.37855000000002" table:style-name="ce49">
            <text:p>337<text:s/></text:p>
          </table:table-cell>
          <table:table-cell office:value-type="float" office:value="23561.266940000001" table:style-name="ce49">
            <text:p>23,56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67.9285" table:style-name="ce49">
            <text:p>68<text:s/></text:p>
          </table:table-cell>
          <table:table-cell office:value-type="float" office:value="8745.3165100000006" table:style-name="ce49">
            <text:p>8,745<text:s/></text:p>
          </table:table-cell>
          <table:table-cell office:value-type="float" office:value="5.5E-2" table:style-name="ce49">
            <text:p>0<text:s/></text:p>
          </table:table-cell>
          <table:table-cell office:value-type="float" office:value="7.4489999999999998" table:style-name="ce49">
            <text:p>7<text:s/></text:p>
          </table:table-cell>
          <table:table-cell office:value-type="float" office:value="12.149459999999999" table:style-name="ce49">
            <text:p>12<text:s/></text:p>
          </table:table-cell>
          <table:table-cell office:value-type="float" office:value="501.19186999999999" table:style-name="ce49">
            <text:p>501<text:s/></text:p>
          </table:table-cell>
          <table:table-cell office:value-type="float" office:value="213.18605000000002" table:formula="msoxl:=IF(SUM(K24,M24,O24,'漁業生產量值-漁業種類別魚類別生產量值5'!C24)=0,&quot;-&quot;,SUM(K24,M24,O24,'漁業生產量值-漁業種類別魚類別生產量值5'!C24))" table:style-name="ce19">
            <text:p>213<text:s/></text:p>
          </table:table-cell>
          <table:table-cell office:value-type="float" office:value="15906.80755" table:formula="msoxl:=IF(SUM(L24,N24,P24,'漁業生產量值-漁業種類別魚類別生產量值5'!D24)=0,&quot;-&quot;,SUM(L24,N24,P24,'漁業生產量值-漁業種類別魚類別生產量值5'!D24))" table:style-name="ce19">
            <text:p>15,907<text:s/></text:p>
          </table:table-cell>
          <table:table-cell office:value-type="float" office:value="26.588799999999999" table:style-name="ce49">
            <text:p>27<text:s/></text:p>
          </table:table-cell>
          <table:table-cell office:value-type="float" office:value="2476.0019299999999" table:style-name="ce49">
            <text:p>2,476<text:s/></text:p>
          </table:table-cell>
          <table:table-cell office:value-type="float" office:value="8.9" table:style-name="ce49">
            <text:p>9<text:s/></text:p>
          </table:table-cell>
          <table:table-cell office:value-type="float" office:value="133.5" table:style-name="ce49">
            <text:p>134<text:s/></text:p>
          </table:table-cell>
          <table:table-cell office:value-type="float" office:value="17.733750000000001" table:style-name="ce49">
            <text:p>18<text:s/></text:p>
          </table:table-cell>
          <table:table-cell office:value-type="float" office:value="996.19498999999996" table:style-name="ce49">
            <text:p>99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25,M25,O25,'漁業生產量值-漁業種類別魚類別生產量值5'!C25)=0,&quot;-&quot;,SUM(K25,M25,O25,'漁業生產量值-漁業種類別魚類別生產量值5'!C25))" table:style-name="ce19">
            <text:p>-</text:p>
          </table:table-cell>
          <table:table-cell office:value-type="string" office:string-value="-" table:formula="msoxl:=IF(SUM(L25,N25,P25,'漁業生產量值-漁業種類別魚類別生產量值5'!D25)=0,&quot;-&quot;,SUM(L25,N25,P25,'漁業生產量值-漁業種類別魚類別生產量值5'!D2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26,M26,O26,'漁業生產量值-漁業種類別魚類別生產量值5'!C26)=0,&quot;-&quot;,SUM(K26,M26,O26,'漁業生產量值-漁業種類別魚類別生產量值5'!C26))" table:style-name="ce19">
            <text:p>-</text:p>
          </table:table-cell>
          <table:table-cell office:value-type="string" office:string-value="-" table:formula="msoxl:=IF(SUM(L26,N26,P26,'漁業生產量值-漁業種類別魚類別生產量值5'!D26)=0,&quot;-&quot;,SUM(L26,N26,P26,'漁業生產量值-漁業種類別魚類別生產量值5'!D2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371.38799999999998" table:style-name="ce49">
            <text:p>371<text:s/></text:p>
          </table:table-cell>
          <table:table-cell office:value-type="float" office:value="13295.690280000001" table:style-name="ce49">
            <text:p>13,296<text:s/></text:p>
          </table:table-cell>
          <table:table-cell office:value-type="string" office:string-value="-" table:formula="msoxl:=IF(SUM(K27,M27,O27,'漁業生產量值-漁業種類別魚類別生產量值5'!C27)=0,&quot;-&quot;,SUM(K27,M27,O27,'漁業生產量值-漁業種類別魚類別生產量值5'!C27))" table:style-name="ce19">
            <text:p>-</text:p>
          </table:table-cell>
          <table:table-cell office:value-type="string" office:string-value="-" table:formula="msoxl:=IF(SUM(L27,N27,P27,'漁業生產量值-漁業種類別魚類別生產量值5'!D27)=0,&quot;-&quot;,SUM(L27,N27,P27,'漁業生產量值-漁業種類別魚類別生產量值5'!D2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6.8371000000000004" table:style-name="ce49">
            <text:p>7<text:s/></text:p>
          </table:table-cell>
          <table:table-cell office:value-type="float" office:value="676.01067999999998" table:style-name="ce49">
            <text:p>676<text:s/></text:p>
          </table:table-cell>
          <table:table-cell office:value-type="float" office:value="4.8000000000000001E-2" table:style-name="ce49">
            <text:p>0<text:s/></text:p>
          </table:table-cell>
          <table:table-cell office:value-type="float" office:value="8.8439999999999994" table:style-name="ce49">
            <text:p>9<text:s/></text:p>
          </table:table-cell>
          <table:table-cell office:value-type="float" office:value="278.81060000000002" table:style-name="ce49">
            <text:p>279<text:s/></text:p>
          </table:table-cell>
          <table:table-cell office:value-type="float" office:value="9979.9365500000004" table:style-name="ce49">
            <text:p>9,980<text:s/></text:p>
          </table:table-cell>
          <table:table-cell office:value-type="float" office:value="104.12649999999999" table:formula="msoxl:=IF(SUM(K28,M28,O28,'漁業生產量值-漁業種類別魚類別生產量值5'!C28)=0,&quot;-&quot;,SUM(K28,M28,O28,'漁業生產量值-漁業種類別魚類別生產量值5'!C28))" table:style-name="ce19">
            <text:p>104<text:s/></text:p>
          </table:table-cell>
          <table:table-cell office:value-type="float" office:value="8454.4386699999995" table:formula="msoxl:=IF(SUM(L28,N28,P28,'漁業生產量值-漁業種類別魚類別生產量值5'!D28)=0,&quot;-&quot;,SUM(L28,N28,P28,'漁業生產量值-漁業種類別魚類別生產量值5'!D28))" table:style-name="ce19">
            <text:p>8,454<text:s/></text:p>
          </table:table-cell>
          <table:table-cell office:value-type="float" office:value="9.6532999999999998" table:style-name="ce49">
            <text:p>10<text:s/></text:p>
          </table:table-cell>
          <table:table-cell office:value-type="float" office:value="307.82321000000002" table:style-name="ce49">
            <text:p>30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30.5944" table:style-name="ce49">
            <text:p>31<text:s/></text:p>
          </table:table-cell>
          <table:table-cell office:value-type="float" office:value="1225.25172" table:style-name="ce49">
            <text:p>1,22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317" table:formula="msoxl:=IF(SUM(K29,M29,O29,'漁業生產量值-漁業種類別魚類別生產量值5'!C29)=0,&quot;-&quot;,SUM(K29,M29,O29,'漁業生產量值-漁業種類別魚類別生產量值5'!C29))" table:style-name="ce19">
            <text:p>0<text:s/></text:p>
          </table:table-cell>
          <table:table-cell office:value-type="float" office:value="45.394390000000001" table:formula="msoxl:=IF(SUM(L29,N29,P29,'漁業生產量值-漁業種類別魚類別生產量值5'!D29)=0,&quot;-&quot;,SUM(L29,N29,P29,'漁業生產量值-漁業種類別魚類別生產量值5'!D29))" table:style-name="ce19">
            <text:p>4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float" office:value="4.2549999999999999" table:style-name="ce49">
            <text:p>4<text:s/></text:p>
          </table:table-cell>
          <table:table-cell office:value-type="float" office:value="1056.8230799999999" table:style-name="ce49">
            <text:p>1,057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6.423499999999997" table:style-name="ce49">
            <text:p>46<text:s/></text:p>
          </table:table-cell>
          <table:table-cell office:value-type="float" office:value="1661.96118" table:style-name="ce49">
            <text:p>1,662<text:s/></text:p>
          </table:table-cell>
          <table:table-cell office:value-type="float" office:value="74.054000000000002" table:formula="msoxl:=IF(SUM(K30,M30,O30,'漁業生產量值-漁業種類別魚類別生產量值5'!C30)=0,&quot;-&quot;,SUM(K30,M30,O30,'漁業生產量值-漁業種類別魚類別生產量值5'!C30))" table:style-name="ce19">
            <text:p>74<text:s/></text:p>
          </table:table-cell>
          <table:table-cell office:value-type="float" office:value="6611.4467199999999" table:formula="msoxl:=IF(SUM(L30,N30,P30,'漁業生產量值-漁業種類別魚類別生產量值5'!D30)=0,&quot;-&quot;,SUM(L30,N30,P30,'漁業生產量值-漁業種類別魚類別生產量值5'!D30))" table:style-name="ce19">
            <text:p>6,611<text:s/></text:p>
          </table:table-cell>
          <table:table-cell office:value-type="float" office:value="10.398" table:style-name="ce49">
            <text:p>10<text:s/></text:p>
          </table:table-cell>
          <table:table-cell office:value-type="float" office:value="814.47528" table:style-name="ce49">
            <text:p>814<text:s/></text:p>
          </table:table-cell>
          <table:table-cell office:value-type="float" office:value="8.9410000000000007" table:style-name="ce49">
            <text:p>9<text:s/></text:p>
          </table:table-cell>
          <table:table-cell office:value-type="float" office:value="704.10374999999999" table:style-name="ce49">
            <text:p>70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31,M31,O31,'漁業生產量值-漁業種類別魚類別生產量值5'!C31)=0,&quot;-&quot;,SUM(K31,M31,O31,'漁業生產量值-漁業種類別魚類別生產量值5'!C31))" table:style-name="ce19">
            <text:p>-</text:p>
          </table:table-cell>
          <table:table-cell office:value-type="string" office:string-value="-" table:formula="msoxl:=IF(SUM(L31,N31,P31,'漁業生產量值-漁業種類別魚類別生產量值5'!D31)=0,&quot;-&quot;,SUM(L31,N31,P31,'漁業生產量值-漁業種類別魚類別生產量值5'!D3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32,M32,O32,'漁業生產量值-漁業種類別魚類別生產量值5'!C32)=0,&quot;-&quot;,SUM(K32,M32,O32,'漁業生產量值-漁業種類別魚類別生產量值5'!C32))" table:style-name="ce19">
            <text:p>-</text:p>
          </table:table-cell>
          <table:table-cell office:value-type="string" office:string-value="-" table:formula="msoxl:=IF(SUM(L32,N32,P32,'漁業生產量值-漁業種類別魚類別生產量值5'!D32)=0,&quot;-&quot;,SUM(L32,N32,P32,'漁業生產量值-漁業種類別魚類別生產量值5'!D3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33,M33,O33,'漁業生產量值-漁業種類別魚類別生產量值5'!C33)=0,&quot;-&quot;,SUM(K33,M33,O33,'漁業生產量值-漁業種類別魚類別生產量值5'!C33))" table:style-name="ce19">
            <text:p>-</text:p>
          </table:table-cell>
          <table:table-cell office:value-type="string" office:string-value="-" table:formula="msoxl:=IF(SUM(L33,N33,P33,'漁業生產量值-漁業種類別魚類別生產量值5'!D33)=0,&quot;-&quot;,SUM(L33,N33,P33,'漁業生產量值-漁業種類別魚類別生產量值5'!D3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3663.1210000000001" table:style-name="ce49">
            <text:p>3,663<text:s/></text:p>
          </table:table-cell>
          <table:table-cell office:value-type="float" office:value="61386.398529999999" table:style-name="ce49">
            <text:p>61,386<text:s/></text:p>
          </table:table-cell>
          <table:table-cell office:value-type="float" office:value="7419.5479999999998" table:formula="msoxl:=IF(SUM(K34,M34,O34,'漁業生產量值-漁業種類別魚類別生產量值5'!C34)=0,&quot;-&quot;,SUM(K34,M34,O34,'漁業生產量值-漁業種類別魚類別生產量值5'!C34))" table:style-name="ce19">
            <text:p>7,420<text:s/></text:p>
          </table:table-cell>
          <table:table-cell office:value-type="float" office:value="217246.50580000001" table:formula="msoxl:=IF(SUM(L34,N34,P34,'漁業生產量值-漁業種類別魚類別生產量值5'!D34)=0,&quot;-&quot;,SUM(L34,N34,P34,'漁業生產量值-漁業種類別魚類別生產量值5'!D34))" table:style-name="ce19">
            <text:p>217,247<text:s/></text:p>
          </table:table-cell>
          <table:table-cell office:value-type="float" office:value="7009.0450000000001" table:style-name="ce49">
            <text:p>7,009<text:s/></text:p>
          </table:table-cell>
          <table:table-cell office:value-type="float" office:value="203666.64499999999" table:style-name="ce49">
            <text:p>203,667<text:s/></text:p>
          </table:table-cell>
          <table:table-cell office:value-type="float" office:value="380.94" table:style-name="ce49">
            <text:p>381<text:s/></text:p>
          </table:table-cell>
          <table:table-cell office:value-type="float" office:value="10994.124" table:style-name="ce49">
            <text:p>10,99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float" office:value="2.4049999999999998" table:style-name="ce49">
            <text:p>2<text:s/></text:p>
          </table:table-cell>
          <table:table-cell office:value-type="float" office:value="432.9" table:style-name="ce49">
            <text:p>43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7.11" table:style-name="ce49">
            <text:p>17<text:s/></text:p>
          </table:table-cell>
          <table:table-cell office:value-type="float" office:value="2101.1079800000002" table:style-name="ce49">
            <text:p>2,101<text:s/></text:p>
          </table:table-cell>
          <table:table-cell office:value-type="float" office:value="13.44" table:formula="msoxl:=IF(SUM(K35,M35,O35,'漁業生產量值-漁業種類別魚類別生產量值5'!C35)=0,&quot;-&quot;,SUM(K35,M35,O35,'漁業生產量值-漁業種類別魚類別生產量值5'!C35))" table:style-name="ce19">
            <text:p>13<text:s/></text:p>
          </table:table-cell>
          <table:table-cell office:value-type="float" office:value="390.66879999999998" table:formula="msoxl:=IF(SUM(L35,N35,P35,'漁業生產量值-漁業種類別魚類別生產量值5'!D35)=0,&quot;-&quot;,SUM(L35,N35,P35,'漁業生產量值-漁業種類別魚類別生產量值5'!D35))" table:style-name="ce19">
            <text:p>391<text:s/></text:p>
          </table:table-cell>
          <table:table-cell office:value-type="float" office:value="13.375999999999999" table:style-name="ce49">
            <text:p>13<text:s/></text:p>
          </table:table-cell>
          <table:table-cell office:value-type="float" office:value="387.904" table:style-name="ce49">
            <text:p>38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39.1008" table:formula="msoxl:=  IF(SUM(C37:C49)=0,&quot;-&quot;,SUM(C37:C49))" table:style-name="ce49">
            <text:p>39<text:s/></text:p>
          </table:table-cell>
          <table:table-cell office:value-type="float" office:value="6459.2999999999993" table:formula="msoxl:=  IF(SUM(D37:D49)=0,&quot;-&quot;,SUM(D37:D49))" table:style-name="ce49">
            <text:p>6,459<text:s/></text:p>
          </table:table-cell>
          <table:table-cell office:value-type="float" office:value="81.318799999999996" table:formula="msoxl:=  IF(SUM(E37:E49)=0,&quot;-&quot;,SUM(E37:E49))" table:style-name="ce49">
            <text:p>81<text:s/></text:p>
          </table:table-cell>
          <table:table-cell office:value-type="float" office:value="10256.42376" table:formula="msoxl:=  IF(SUM(F37:F49)=0,&quot;-&quot;,SUM(F37:F49))" table:style-name="ce49">
            <text:p>10,256<text:s/></text:p>
          </table:table-cell>
          <table:table-cell office:value-type="float" office:value="37.086639999999996" table:formula="msoxl:=  IF(SUM(G37:G49)=0,&quot;-&quot;,SUM(G37:G49))" table:style-name="ce49">
            <text:p>37<text:s/></text:p>
          </table:table-cell>
          <table:table-cell office:value-type="float" office:value="2068.7235499999997" table:formula="msoxl:=  IF(SUM(H37:H49)=0,&quot;-&quot;,SUM(H37:H49))" table:style-name="ce49">
            <text:p>2,069<text:s/></text:p>
          </table:table-cell>
          <table:table-cell office:value-type="float" office:value="1243.2368999999999" table:formula="msoxl:=IF(SUM(K36,M36,O36,'漁業生產量值-漁業種類別魚類別生產量值5'!C36)=0,&quot;-&quot;,SUM(K36,M36,O36,'漁業生產量值-漁業種類別魚類別生產量值5'!C36))" table:style-name="ce19">
            <text:p>1,243<text:s/></text:p>
          </table:table-cell>
          <table:table-cell office:value-type="float" office:value="97266.608370000002" table:formula="msoxl:=IF(SUM(L36,N36,P36,'漁業生產量值-漁業種類別魚類別生產量值5'!D36)=0,&quot;-&quot;,SUM(L36,N36,P36,'漁業生產量值-漁業種類別魚類別生產量值5'!D36))" table:style-name="ce19">
            <text:p>97,267<text:s/></text:p>
          </table:table-cell>
          <table:table-cell office:value-type="float" office:value="43.612199999999994" table:formula="msoxl:=  IF(SUM(K37:K49)=0,&quot;-&quot;,SUM(K37:K49))" table:style-name="ce49">
            <text:p>44<text:s/></text:p>
          </table:table-cell>
          <table:table-cell office:value-type="float" office:value="3474.1875999999997" table:formula="msoxl:=  IF(SUM(L37:L49)=0,&quot;-&quot;,SUM(L37:L49))" table:style-name="ce49">
            <text:p>3,474<text:s/></text:p>
          </table:table-cell>
          <table:table-cell office:value-type="float" office:value="422.9228" table:formula="msoxl:=  IF(SUM(M37:M49)=0,&quot;-&quot;,SUM(M37:M49))" table:style-name="ce49">
            <text:p>423<text:s/></text:p>
          </table:table-cell>
          <table:table-cell office:value-type="float" office:value="14528.731249999999" table:formula="msoxl:=  IF(SUM(N37:N49)=0,&quot;-&quot;,SUM(N37:N49))" table:style-name="ce49">
            <text:p>14,529<text:s/></text:p>
          </table:table-cell>
          <table:table-cell office:value-type="float" office:value="32.493600000000001" table:formula="msoxl:=  IF(SUM(O37:O49)=0,&quot;-&quot;,SUM(O37:O49))" table:style-name="ce49">
            <text:p>32<text:s/></text:p>
          </table:table-cell>
          <table:table-cell office:value-type="float" office:value="5190.5542099999993" table:formula="msoxl:=  IF(SUM(P37:P49)=0,&quot;-&quot;,SUM(P37:P49))" table:style-name="ce49">
            <text:p>5,19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1.1195999999999999" table:style-name="ce49">
            <text:p>1<text:s/></text:p>
          </table:table-cell>
          <table:table-cell office:value-type="float" office:value="204.03399999999999" table:style-name="ce49">
            <text:p>204<text:s/></text:p>
          </table:table-cell>
          <table:table-cell office:value-type="float" office:value="33.7485" table:style-name="ce49">
            <text:p>34<text:s/></text:p>
          </table:table-cell>
          <table:table-cell office:value-type="float" office:value="5169.3699299999998" table:style-name="ce49">
            <text:p>5,169<text:s/></text:p>
          </table:table-cell>
          <table:table-cell office:value-type="float" office:value="18.7745" table:style-name="ce49">
            <text:p>19<text:s/></text:p>
          </table:table-cell>
          <table:table-cell office:value-type="float" office:value="1167.5134800000001" table:style-name="ce49">
            <text:p>1,168<text:s/></text:p>
          </table:table-cell>
          <table:table-cell office:value-type="float" office:value="881.88329999999996" table:formula="msoxl:=IF(SUM(K37,M37,O37,'漁業生產量值-漁業種類別魚類別生產量值5'!C37)=0,&quot;-&quot;,SUM(K37,M37,O37,'漁業生產量值-漁業種類別魚類別生產量值5'!C37))" table:style-name="ce19">
            <text:p>882<text:s/></text:p>
          </table:table-cell>
          <table:table-cell office:value-type="float" office:value="62341.364650000003" table:formula="msoxl:=IF(SUM(L37,N37,P37,'漁業生產量值-漁業種類別魚類別生產量值5'!D37)=0,&quot;-&quot;,SUM(L37,N37,P37,'漁業生產量值-漁業種類別魚類別生產量值5'!D37))" table:style-name="ce19">
            <text:p>62,341<text:s/></text:p>
          </table:table-cell>
          <table:table-cell office:value-type="float" office:value="9.5740999999999996" table:style-name="ce49">
            <text:p>10<text:s/></text:p>
          </table:table-cell>
          <table:table-cell office:value-type="float" office:value="703.91759000000002" table:style-name="ce49">
            <text:p>704<text:s/></text:p>
          </table:table-cell>
          <table:table-cell office:value-type="float" office:value="380.53480000000002" table:style-name="ce49">
            <text:p>381<text:s/></text:p>
          </table:table-cell>
          <table:table-cell office:value-type="float" office:value="12624.333049999999" table:style-name="ce49">
            <text:p>12,624<text:s/></text:p>
          </table:table-cell>
          <table:table-cell office:value-type="float" office:value="14.009" table:style-name="ce49">
            <text:p>14<text:s/></text:p>
          </table:table-cell>
          <table:table-cell office:value-type="float" office:value="2169.3923500000001" table:style-name="ce49">
            <text:p>2,16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6.3700000000000007E-2" table:formula="msoxl:=IF(SUM(K38,M38,O38,'漁業生產量值-漁業種類別魚類別生產量值5'!C38)=0,&quot;-&quot;,SUM(K38,M38,O38,'漁業生產量值-漁業種類別魚類別生產量值5'!C38))" table:style-name="ce19">
            <text:p>0<text:s/></text:p>
          </table:table-cell>
          <table:table-cell office:value-type="float" office:value="5.2552500000000002" table:formula="msoxl:=IF(SUM(L38,N38,P38,'漁業生產量值-漁業種類別魚類別生產量值5'!D38)=0,&quot;-&quot;,SUM(L38,N38,P38,'漁業生產量值-漁業種類別魚類別生產量值5'!D38))" table:style-name="ce19">
            <text:p>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6.3700000000000007E-2" table:style-name="ce49">
            <text:p>0<text:s/></text:p>
          </table:table-cell>
          <table:table-cell office:value-type="float" office:value="5.2552500000000002" table:style-name="ce49">
            <text:p>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3.38" table:style-name="ce49">
            <text:p>3<text:s/></text:p>
          </table:table-cell>
          <table:table-cell office:value-type="float" office:value="180.49199999999999" table:style-name="ce49">
            <text:p>180<text:s/></text:p>
          </table:table-cell>
          <table:table-cell office:value-type="float" office:value="14.617000000000001" table:formula="msoxl:=IF(SUM(K39,M39,O39,'漁業生產量值-漁業種類別魚類別生產量值5'!C39)=0,&quot;-&quot;,SUM(K39,M39,O39,'漁業生產量值-漁業種類別魚類別生產量值5'!C39))" table:style-name="ce19">
            <text:p>15<text:s/></text:p>
          </table:table-cell>
          <table:table-cell office:value-type="float" office:value="1562.5339899999999" table:formula="msoxl:=IF(SUM(L39,N39,P39,'漁業生產量值-漁業種類別魚類別生產量值5'!D39)=0,&quot;-&quot;,SUM(L39,N39,P39,'漁業生產量值-漁業種類別魚類別生產量值5'!D39))" table:style-name="ce19">
            <text:p>1,563<text:s/></text:p>
          </table:table-cell>
          <table:table-cell office:value-type="float" office:value="1.82" table:style-name="ce49">
            <text:p>2<text:s/></text:p>
          </table:table-cell>
          <table:table-cell office:value-type="float" office:value="69.70599" table:style-name="ce49">
            <text:p>7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18.415700000000001" table:style-name="ce49">
            <text:p>18<text:s/></text:p>
          </table:table-cell>
          <table:table-cell office:value-type="float" office:value="2107.1559999999999" table:style-name="ce49">
            <text:p>2,107<text:s/></text:p>
          </table:table-cell>
          <table:table-cell office:value-type="float" office:value="33.323" table:style-name="ce49">
            <text:p>33<text:s/></text:p>
          </table:table-cell>
          <table:table-cell office:value-type="float" office:value="3781.683" table:style-name="ce49">
            <text:p>3,782<text:s/></text:p>
          </table:table-cell>
          <table:table-cell office:value-type="float" office:value="14.41484" table:style-name="ce49">
            <text:p>14<text:s/></text:p>
          </table:table-cell>
          <table:table-cell office:value-type="float" office:value="671.63378" table:style-name="ce49">
            <text:p>672<text:s/></text:p>
          </table:table-cell>
          <table:table-cell office:value-type="float" office:value="250.64449999999999" table:formula="msoxl:=IF(SUM(K40,M40,O40,'漁業生產量值-漁業種類別魚類別生產量值5'!C40)=0,&quot;-&quot;,SUM(K40,M40,O40,'漁業生產量值-漁業種類別魚類別生產量值5'!C40))" table:style-name="ce19">
            <text:p>251<text:s/></text:p>
          </table:table-cell>
          <table:table-cell office:value-type="float" office:value="22347.004549999998" table:formula="msoxl:=IF(SUM(L40,N40,P40,'漁業生產量值-漁業種類別魚類別生產量值5'!D40)=0,&quot;-&quot;,SUM(L40,N40,P40,'漁業生產量值-漁業種類別魚類別生產量值5'!D40))" table:style-name="ce19">
            <text:p>22,347<text:s/></text:p>
          </table:table-cell>
          <table:table-cell office:value-type="float" office:value="31.595099999999999" table:style-name="ce49">
            <text:p>32<text:s/></text:p>
          </table:table-cell>
          <table:table-cell office:value-type="float" office:value="2661.31502" table:style-name="ce49">
            <text:p>2,661<text:s/></text:p>
          </table:table-cell>
          <table:table-cell office:value-type="float" office:value="42.387999999999998" table:style-name="ce49">
            <text:p>42<text:s/></text:p>
          </table:table-cell>
          <table:table-cell office:value-type="float" office:value="1904.3982000000001" table:style-name="ce49">
            <text:p>1,904<text:s/></text:p>
          </table:table-cell>
          <table:table-cell office:value-type="float" office:value="7.7054" table:style-name="ce49">
            <text:p>8<text:s/></text:p>
          </table:table-cell>
          <table:table-cell office:value-type="float" office:value="1604.0039999999999" table:style-name="ce49">
            <text:p>1,60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float" office:value="0.61299999999999999" table:style-name="ce49">
            <text:p>1<text:s/></text:p>
          </table:table-cell>
          <table:table-cell office:value-type="float" office:value="232.94" table:style-name="ce49">
            <text:p>23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42580000000000001" table:style-name="ce49">
            <text:p>0<text:s/></text:p>
          </table:table-cell>
          <table:table-cell office:value-type="float" office:value="40.451000000000001" table:style-name="ce49">
            <text:p>40<text:s/></text:p>
          </table:table-cell>
          <table:table-cell office:value-type="float" office:value="0.40080000000000005" table:formula="msoxl:=IF(SUM(K41,M41,O41,'漁業生產量值-漁業種類別魚類別生產量值5'!C41)=0,&quot;-&quot;,SUM(K41,M41,O41,'漁業生產量值-漁業種類別魚類別生產量值5'!C41))" table:style-name="ce19">
            <text:p>0<text:s/></text:p>
          </table:table-cell>
          <table:table-cell office:value-type="float" office:value="91.638000000000005" table:formula="msoxl:=IF(SUM(L41,N41,P41,'漁業生產量值-漁業種類別魚類別生產量值5'!D41)=0,&quot;-&quot;,SUM(L41,N41,P41,'漁業生產量值-漁業種類別魚類別生產量值5'!D41))" table:style-name="ce19">
            <text:p>92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1232" table:style-name="ce49">
            <text:p>0<text:s/></text:p>
          </table:table-cell>
          <table:table-cell office:value-type="float" office:value="15.298" table:style-name="ce49">
            <text:p>1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float" office:value="5.7904999999999998" table:style-name="ce49">
            <text:p>6<text:s/></text:p>
          </table:table-cell>
          <table:table-cell office:value-type="float" office:value="1843.99" table:style-name="ce49">
            <text:p>1,844<text:s/></text:p>
          </table:table-cell>
          <table:table-cell office:value-type="float" office:value="14.0825" table:style-name="ce49">
            <text:p>14<text:s/></text:p>
          </table:table-cell>
          <table:table-cell office:value-type="float" office:value="1272.8702000000001" table:style-name="ce49">
            <text:p>1,273<text:s/></text:p>
          </table:table-cell>
          <table:table-cell office:value-type="float" office:value="9.1170000000000001E-2" table:style-name="ce49">
            <text:p>0<text:s/></text:p>
          </table:table-cell>
          <table:table-cell office:value-type="float" office:value="8.62148" table:style-name="ce49">
            <text:p>9<text:s/></text:p>
          </table:table-cell>
          <table:table-cell office:value-type="float" office:value="70.722999999999999" table:formula="msoxl:=IF(SUM(K42,M42,O42,'漁業生產量值-漁業種類別魚類別生產量值5'!C42)=0,&quot;-&quot;,SUM(K42,M42,O42,'漁業生產量值-漁業種類別魚類別生產量值5'!C42))" table:style-name="ce19">
            <text:p>71<text:s/></text:p>
          </table:table-cell>
          <table:table-cell office:value-type="float" office:value="6886.5929499999993" table:formula="msoxl:=IF(SUM(L42,N42,P42,'漁業生產量值-漁業種類別魚類別生產量值5'!D42)=0,&quot;-&quot;,SUM(L42,N42,P42,'漁業生產量值-漁業種類別魚類別生產量值5'!D42))" table:style-name="ce19">
            <text:p>6,887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.5025000000000004" table:style-name="ce49">
            <text:p>5<text:s/></text:p>
          </table:table-cell>
          <table:table-cell office:value-type="float" office:value="595.90511000000004" table:style-name="ce49">
            <text:p>59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13.162000000000001" table:style-name="ce49">
            <text:p>13<text:s/></text:p>
          </table:table-cell>
          <table:table-cell office:value-type="float" office:value="2071.1799999999998" table:style-name="ce49">
            <text:p>2,071<text:s/></text:p>
          </table:table-cell>
          <table:table-cell office:value-type="float" office:value="0.1648" table:style-name="ce49">
            <text:p>0<text:s/></text:p>
          </table:table-cell>
          <table:table-cell office:value-type="float" office:value="32.500630000000001" table:style-name="ce49">
            <text:p>33<text:s/></text:p>
          </table:table-cell>
          <table:table-cell office:value-type="float" office:value="3.3E-4" table:style-name="ce49">
            <text:p>0<text:s/></text:p>
          </table:table-cell>
          <table:table-cell office:value-type="float" office:value="1.1809999999999999E-2" table:style-name="ce49">
            <text:p>0<text:s/></text:p>
          </table:table-cell>
          <table:table-cell office:value-type="float" office:value="24.904600000000002" table:formula="msoxl:=IF(SUM(K43,M43,O43,'漁業生產量值-漁業種類別魚類別生產量值5'!C43)=0,&quot;-&quot;,SUM(K43,M43,O43,'漁業生產量值-漁業種類別魚類別生產量值5'!C43))" table:style-name="ce19">
            <text:p>25<text:s/></text:p>
          </table:table-cell>
          <table:table-cell office:value-type="float" office:value="4032.2189800000001" table:formula="msoxl:=IF(SUM(L43,N43,P43,'漁業生產量值-漁業種類別魚類別生產量值5'!D43)=0,&quot;-&quot;,SUM(L43,N43,P43,'漁業生產量值-漁業種類別魚類別生產量值5'!D43))" table:style-name="ce19">
            <text:p>4,032<text:s/></text:p>
          </table:table-cell>
          <table:table-cell office:value-type="float" office:value="0.623" table:style-name="ce49">
            <text:p>1<text:s/></text:p>
          </table:table-cell>
          <table:table-cell office:value-type="float" office:value="39.249000000000002" table:style-name="ce49">
            <text:p>39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6.0898000000000003" table:style-name="ce49">
            <text:p>6<text:s/></text:p>
          </table:table-cell>
          <table:table-cell office:value-type="float" office:value="800.69949999999994" table:style-name="ce49">
            <text:p>80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4,M44,O44,'漁業生產量值-漁業種類別魚類別生產量值5'!C44)=0,&quot;-&quot;,SUM(K44,M44,O44,'漁業生產量值-漁業種類別魚類別生產量值5'!C44))" table:style-name="ce19">
            <text:p>-</text:p>
          </table:table-cell>
          <table:table-cell office:value-type="string" office:string-value="-" table:formula="msoxl:=IF(SUM(L44,N44,P44,'漁業生產量值-漁業種類別魚類別生產量值5'!D44)=0,&quot;-&quot;,SUM(L44,N44,P44,'漁業生產量值-漁業種類別魚類別生產量值5'!D44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5,M45,O45,'漁業生產量值-漁業種類別魚類別生產量值5'!C45)=0,&quot;-&quot;,SUM(K45,M45,O45,'漁業生產量值-漁業種類別魚類別生產量值5'!C45))" table:style-name="ce19">
            <text:p>-</text:p>
          </table:table-cell>
          <table:table-cell office:value-type="string" office:string-value="-" table:formula="msoxl:=IF(SUM(L45,N45,P45,'漁業生產量值-漁業種類別魚類別生產量值5'!D45)=0,&quot;-&quot;,SUM(L45,N45,P45,'漁業生產量值-漁業種類別魚類別生產量值5'!D4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6,M46,O46,'漁業生產量值-漁業種類別魚類別生產量值5'!C46)=0,&quot;-&quot;,SUM(K46,M46,O46,'漁業生產量值-漁業種類別魚類別生產量值5'!C46))" table:style-name="ce19">
            <text:p>-</text:p>
          </table:table-cell>
          <table:table-cell office:value-type="string" office:string-value="-" table:formula="msoxl:=IF(SUM(L46,N46,P46,'漁業生產量值-漁業種類別魚類別生產量值5'!D46)=0,&quot;-&quot;,SUM(L46,N46,P46,'漁業生產量值-漁業種類別魚類別生產量值5'!D4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7,M47,O47,'漁業生產量值-漁業種類別魚類別生產量值5'!C47)=0,&quot;-&quot;,SUM(K47,M47,O47,'漁業生產量值-漁業種類別魚類別生產量值5'!C47))" table:style-name="ce19">
            <text:p>-</text:p>
          </table:table-cell>
          <table:table-cell office:value-type="string" office:string-value="-" table:formula="msoxl:=IF(SUM(L47,N47,P47,'漁業生產量值-漁業種類別魚類別生產量值5'!D47)=0,&quot;-&quot;,SUM(L47,N47,P47,'漁業生產量值-漁業種類別魚類別生產量值5'!D4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8,M48,O48,'漁業生產量值-漁業種類別魚類別生產量值5'!C48)=0,&quot;-&quot;,SUM(K48,M48,O48,'漁業生產量值-漁業種類別魚類別生產量值5'!C48))" table:style-name="ce19">
            <text:p>-</text:p>
          </table:table-cell>
          <table:table-cell office:value-type="string" office:string-value="-" table:formula="msoxl:=IF(SUM(L48,N48,P48,'漁業生產量值-漁業種類別魚類別生產量值5'!D48)=0,&quot;-&quot;,SUM(L48,N48,P48,'漁業生產量值-漁業種類別魚類別生產量值5'!D48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49,M49,O49,'漁業生產量值-漁業種類別魚類別生產量值5'!C49)=0,&quot;-&quot;,SUM(K49,M49,O49,'漁業生產量值-漁業種類別魚類別生產量值5'!C49))" table:style-name="ce19">
            <text:p>-</text:p>
          </table:table-cell>
          <table:table-cell office:value-type="string" office:string-value="-" table:formula="msoxl:=IF(SUM(L49,N49,P49,'漁業生產量值-漁業種類別魚類別生產量值5'!D49)=0,&quot;-&quot;,SUM(L49,N49,P49,'漁業生產量值-漁業種類別魚類別生產量值5'!D49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49">
            <text:p>-</text:p>
          </table:table-cell>
          <table:table-cell office:value-type="string" office:string-value="-" table:formula="msoxl:=  IF(SUM(D51:D53)=0,&quot;-&quot;,SUM(D51:D53))" table:style-name="ce49">
            <text:p>-</text:p>
          </table:table-cell>
          <table:table-cell office:value-type="float" office:value="1464.4065700000001" table:formula="msoxl:=  IF(SUM(E51:E53)=0,&quot;-&quot;,SUM(E51:E53))" table:style-name="ce49">
            <text:p>1,464<text:s/></text:p>
          </table:table-cell>
          <table:table-cell office:value-type="float" office:value="416895.95046000002" table:formula="msoxl:=  IF(SUM(F51:F53)=0,&quot;-&quot;,SUM(F51:F53))" table:style-name="ce49">
            <text:p>416,896<text:s/></text:p>
          </table:table-cell>
          <table:table-cell office:value-type="string" office:string-value="-" table:formula="msoxl:=  IF(SUM(G51:G53)=0,&quot;-&quot;,SUM(G51:G53))" table:style-name="ce49">
            <text:p>-</text:p>
          </table:table-cell>
          <table:table-cell office:value-type="string" office:string-value="-" table:formula="msoxl:=  IF(SUM(H51:H53)=0,&quot;-&quot;,SUM(H51:H53))" table:style-name="ce49">
            <text:p>-</text:p>
          </table:table-cell>
          <table:table-cell office:value-type="float" office:value="502.12820999999997" table:formula="msoxl:=IF(SUM(K50,M50,O50,'漁業生產量值-漁業種類別魚類別生產量值5'!C50)=0,&quot;-&quot;,SUM(K50,M50,O50,'漁業生產量值-漁業種類別魚類別生產量值5'!C50))" table:style-name="ce19">
            <text:p>502<text:s/></text:p>
          </table:table-cell>
          <table:table-cell office:value-type="float" office:value="137768.21754000001" table:formula="msoxl:=IF(SUM(L50,N50,P50,'漁業生產量值-漁業種類別魚類別生產量值5'!D50)=0,&quot;-&quot;,SUM(L50,N50,P50,'漁業生產量值-漁業種類別魚類別生產量值5'!D50))" table:style-name="ce19">
            <text:p>137,768<text:s/></text:p>
          </table:table-cell>
          <table:table-cell office:value-type="string" office:string-value="-" table:formula="msoxl:=  IF(SUM(K51:K53)=0,&quot;-&quot;,SUM(K51:K53))" table:style-name="ce49">
            <text:p>-</text:p>
          </table:table-cell>
          <table:table-cell office:value-type="string" office:string-value="-" table:formula="msoxl:=  IF(SUM(L51:L53)=0,&quot;-&quot;,SUM(L51:L53))" table:style-name="ce49">
            <text:p>-</text:p>
          </table:table-cell>
          <table:table-cell office:value-type="string" office:string-value="-" table:formula="msoxl:=  IF(SUM(M51:M53)=0,&quot;-&quot;,SUM(M51:M53))" table:style-name="ce49">
            <text:p>-</text:p>
          </table:table-cell>
          <table:table-cell office:value-type="string" office:string-value="-" table:formula="msoxl:=  IF(SUM(N51:N53)=0,&quot;-&quot;,SUM(N51:N53))" table:style-name="ce49">
            <text:p>-</text:p>
          </table:table-cell>
          <table:table-cell office:value-type="float" office:value="386.7" table:formula="msoxl:=  IF(SUM(O51:O53)=0,&quot;-&quot;,SUM(O51:O53))" table:style-name="ce49">
            <text:p>387<text:s/></text:p>
          </table:table-cell>
          <table:table-cell office:value-type="float" office:value="116010" table:formula="msoxl:=  IF(SUM(P51:P53)=0,&quot;-&quot;,SUM(P51:P53))" table:style-name="ce49">
            <text:p>116,01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51,M51,O51,'漁業生產量值-漁業種類別魚類別生產量值5'!C51)=0,&quot;-&quot;,SUM(K51,M51,O51,'漁業生產量值-漁業種類別魚類別生產量值5'!C51))" table:style-name="ce19">
            <text:p>-</text:p>
          </table:table-cell>
          <table:table-cell office:value-type="string" office:string-value="-" table:formula="msoxl:=IF(SUM(L51,N51,P51,'漁業生產量值-漁業種類別魚類別生產量值5'!D51)=0,&quot;-&quot;,SUM(L51,N51,P51,'漁業生產量值-漁業種類別魚類別生產量值5'!D5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464.4065700000001" table:style-name="ce49">
            <text:p>1,464<text:s/></text:p>
          </table:table-cell>
          <table:table-cell office:value-type="float" office:value="416895.95046000002" table:style-name="ce49">
            <text:p>416,896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502.12820999999997" table:formula="msoxl:=IF(SUM(K52,M52,O52,'漁業生產量值-漁業種類別魚類別生產量值5'!C52)=0,&quot;-&quot;,SUM(K52,M52,O52,'漁業生產量值-漁業種類別魚類別生產量值5'!C52))" table:style-name="ce19">
            <text:p>502<text:s/></text:p>
          </table:table-cell>
          <table:table-cell office:value-type="float" office:value="137768.21754000001" table:formula="msoxl:=IF(SUM(L52,N52,P52,'漁業生產量值-漁業種類別魚類別生產量值5'!D52)=0,&quot;-&quot;,SUM(L52,N52,P52,'漁業生產量值-漁業種類別魚類別生產量值5'!D52))" table:style-name="ce19">
            <text:p>137,76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386.7" table:style-name="ce49">
            <text:p>387<text:s/></text:p>
          </table:table-cell>
          <table:table-cell office:value-type="float" office:value="116010" table:style-name="ce49">
            <text:p>116,01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53,M53,O53,'漁業生產量值-漁業種類別魚類別生產量值5'!C53)=0,&quot;-&quot;,SUM(K53,M53,O53,'漁業生產量值-漁業種類別魚類別生產量值5'!C53))" table:style-name="ce19">
            <text:p>-</text:p>
          </table:table-cell>
          <table:table-cell office:value-type="string" office:string-value="-" table:formula="msoxl:=IF(SUM(L53,N53,P53,'漁業生產量值-漁業種類別魚類別生產量值5'!D53)=0,&quot;-&quot;,SUM(L53,N53,P53,'漁業生產量值-漁業種類別魚類別生產量值5'!D5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49">
            <text:p>-</text:p>
          </table:table-cell>
          <table:table-cell office:value-type="string" office:string-value="-" table:formula="msoxl:=  IF(SUM(D55:D57)=0,&quot;-&quot;,SUM(D55:D57))" table:style-name="ce49">
            <text:p>-</text:p>
          </table:table-cell>
          <table:table-cell office:value-type="string" office:string-value="-" table:formula="msoxl:=  IF(SUM(E55:E57)=0,&quot;-&quot;,SUM(E55:E57))" table:style-name="ce49">
            <text:p>-</text:p>
          </table:table-cell>
          <table:table-cell office:value-type="string" office:string-value="-" table:formula="msoxl:=  IF(SUM(F55:F57)=0,&quot;-&quot;,SUM(F55:F57))" table:style-name="ce49">
            <text:p>-</text:p>
          </table:table-cell>
          <table:table-cell office:value-type="string" office:string-value="-" table:formula="msoxl:=  IF(SUM(G55:G57)=0,&quot;-&quot;,SUM(G55:G57))" table:style-name="ce49">
            <text:p>-</text:p>
          </table:table-cell>
          <table:table-cell office:value-type="string" office:string-value="-" table:formula="msoxl:=  IF(SUM(H55:H57)=0,&quot;-&quot;,SUM(H55:H57))" table:style-name="ce49">
            <text:p>-</text:p>
          </table:table-cell>
          <table:table-cell office:value-type="string" office:string-value="-" table:formula="msoxl:=IF(SUM(K54,M54,O54,'漁業生產量值-漁業種類別魚類別生產量值5'!C54)=0,&quot;-&quot;,SUM(K54,M54,O54,'漁業生產量值-漁業種類別魚類別生產量值5'!C54))" table:style-name="ce19">
            <text:p>-</text:p>
          </table:table-cell>
          <table:table-cell office:value-type="string" office:string-value="-" table:formula="msoxl:=IF(SUM(L54,N54,P54,'漁業生產量值-漁業種類別魚類別生產量值5'!D54)=0,&quot;-&quot;,SUM(L54,N54,P54,'漁業生產量值-漁業種類別魚類別生產量值5'!D54))" table:style-name="ce19">
            <text:p>-</text:p>
          </table:table-cell>
          <table:table-cell office:value-type="string" office:string-value="-" table:formula="msoxl:=  IF(SUM(K55:K57)=0,&quot;-&quot;,SUM(K55:K57))" table:style-name="ce49">
            <text:p>-</text:p>
          </table:table-cell>
          <table:table-cell office:value-type="string" office:string-value="-" table:formula="msoxl:=  IF(SUM(L55:L57)=0,&quot;-&quot;,SUM(L55:L57))" table:style-name="ce49">
            <text:p>-</text:p>
          </table:table-cell>
          <table:table-cell office:value-type="string" office:string-value="-" table:formula="msoxl:=  IF(SUM(M55:M57)=0,&quot;-&quot;,SUM(M55:M57))" table:style-name="ce49">
            <text:p>-</text:p>
          </table:table-cell>
          <table:table-cell office:value-type="string" office:string-value="-" table:formula="msoxl:=  IF(SUM(N55:N57)=0,&quot;-&quot;,SUM(N55:N57))" table:style-name="ce49">
            <text:p>-</text:p>
          </table:table-cell>
          <table:table-cell office:value-type="string" office:string-value="-" table:formula="msoxl:=  IF(SUM(O55:O57)=0,&quot;-&quot;,SUM(O55:O57))" table:style-name="ce49">
            <text:p>-</text:p>
          </table:table-cell>
          <table:table-cell office:value-type="string" office:string-value="-" table:formula="msoxl:=  IF(SUM(P55:P57)=0,&quot;-&quot;,SUM(P55:P57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55,M55,O55,'漁業生產量值-漁業種類別魚類別生產量值5'!C55)=0,&quot;-&quot;,SUM(K55,M55,O55,'漁業生產量值-漁業種類別魚類別生產量值5'!C55))" table:style-name="ce19">
            <text:p>-</text:p>
          </table:table-cell>
          <table:table-cell office:value-type="string" office:string-value="-" table:formula="msoxl:=IF(SUM(L55,N55,P55,'漁業生產量值-漁業種類別魚類別生產量值5'!D55)=0,&quot;-&quot;,SUM(L55,N55,P55,'漁業生產量值-漁業種類別魚類別生產量值5'!D5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56,M56,O56,'漁業生產量值-漁業種類別魚類別生產量值5'!C56)=0,&quot;-&quot;,SUM(K56,M56,O56,'漁業生產量值-漁業種類別魚類別生產量值5'!C56))" table:style-name="ce19">
            <text:p>-</text:p>
          </table:table-cell>
          <table:table-cell office:value-type="string" office:string-value="-" table:formula="msoxl:=IF(SUM(L56,N56,P56,'漁業生產量值-漁業種類別魚類別生產量值5'!D56)=0,&quot;-&quot;,SUM(L56,N56,P56,'漁業生產量值-漁業種類別魚類別生產量值5'!D5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57,M57,O57,'漁業生產量值-漁業種類別魚類別生產量值5'!C57)=0,&quot;-&quot;,SUM(K57,M57,O57,'漁業生產量值-漁業種類別魚類別生產量值5'!C57))" table:style-name="ce19">
            <text:p>-</text:p>
          </table:table-cell>
          <table:table-cell office:value-type="string" office:string-value="-" table:formula="msoxl:=IF(SUM(L57,N57,P57,'漁業生產量值-漁業種類別魚類別生產量值5'!D57)=0,&quot;-&quot;,SUM(L57,N57,P57,'漁業生產量值-漁業種類別魚類別生產量值5'!D5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string" office:string-value="-" table:formula="msoxl:=  IF(SUM(C59,C60,C61,C63)=0,IF(C62=0,&quot;-&quot;,C62),SUM(C59,C60,C61,C63))" table:style-name="ce49">
            <text:p>-</text:p>
          </table:table-cell>
          <table:table-cell office:value-type="string" office:string-value="-" table:formula="msoxl:=  IF(SUM(D59:D63)=0,&quot;-&quot;,SUM(D59:D63))" table:style-name="ce49">
            <text:p>-</text:p>
          </table:table-cell>
          <table:table-cell office:value-type="float" office:value="528.74" table:formula="msoxl:=  IF(SUM(E59,E60,E61,E63)=0,IF(E62=0,&quot;-&quot;,E62),SUM(E59,E60,E61,E63))" table:style-name="ce49">
            <text:p>529<text:s/></text:p>
          </table:table-cell>
          <table:table-cell office:value-type="float" office:value="126713.76" table:formula="msoxl:=  IF(SUM(F59:F63)=0,&quot;-&quot;,SUM(F59:F63))" table:style-name="ce49">
            <text:p>126,714<text:s/></text:p>
          </table:table-cell>
          <table:table-cell office:value-type="string" office:string-value="-" table:formula="msoxl:=  IF(SUM(G59,G60,G61,G63)=0,IF(G62=0,&quot;-&quot;,G62),SUM(G59,G60,G61,G63))" table:style-name="ce49">
            <text:p>-</text:p>
          </table:table-cell>
          <table:table-cell office:value-type="string" office:string-value="-" table:formula="msoxl:=  IF(SUM(H59:H63)=0,&quot;-&quot;,SUM(H59:H63))" table:style-name="ce49">
            <text:p>-</text:p>
          </table:table-cell>
          <table:table-cell office:value-type="float" office:value="702.59" table:formula="msoxl:=IF(SUM(K58,M58,O58,'漁業生產量值-漁業種類別魚類別生產量值5'!C58)=0,&quot;-&quot;,SUM(K58,M58,O58,'漁業生產量值-漁業種類別魚類別生產量值5'!C58))" table:style-name="ce19">
            <text:p>703<text:s/></text:p>
          </table:table-cell>
          <table:table-cell office:value-type="float" office:value="109657.7825" table:formula="msoxl:=IF(SUM(L58,N58,P58,'漁業生產量值-漁業種類別魚類別生產量值5'!D58)=0,&quot;-&quot;,SUM(L58,N58,P58,'漁業生產量值-漁業種類別魚類別生產量值5'!D58))" table:style-name="ce19">
            <text:p>109,658<text:s/></text:p>
          </table:table-cell>
          <table:table-cell office:value-type="string" office:string-value="-" table:formula="msoxl:=  IF(SUM(K59,K60,K61,K63)=0,IF(K62=0,&quot;-&quot;,K62),SUM(K59,K60,K61,K63))" table:style-name="ce49">
            <text:p>-</text:p>
          </table:table-cell>
          <table:table-cell office:value-type="string" office:string-value="-" table:formula="msoxl:=  IF(SUM(L59:L63)=0,&quot;-&quot;,SUM(L59:L63))" table:style-name="ce49">
            <text:p>-</text:p>
          </table:table-cell>
          <table:table-cell office:value-type="string" office:string-value="-" table:formula="msoxl:=  IF(SUM(M59,M60,M61,M63)=0,IF(M62=0,&quot;-&quot;,M62),SUM(M59,M60,M61,M63))" table:style-name="ce49">
            <text:p>-</text:p>
          </table:table-cell>
          <table:table-cell office:value-type="string" office:string-value="-" table:formula="msoxl:=  IF(SUM(N59:N63)=0,&quot;-&quot;,SUM(N59:N63))" table:style-name="ce49">
            <text:p>-</text:p>
          </table:table-cell>
          <table:table-cell office:value-type="string" office:string-value="-" table:formula="msoxl:=  IF(SUM(O59,O60,O61,O63)=0,IF(O62=0,&quot;-&quot;,O62),SUM(O59,O60,O61,O63))" table:style-name="ce49">
            <text:p>-</text:p>
          </table:table-cell>
          <table:table-cell office:value-type="string" office:string-value="-" table:formula="msoxl:=  IF(SUM(P59:P63)=0,&quot;-&quot;,SUM(P59:P63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528.74" table:style-name="ce49">
            <text:p>529<text:s/></text:p>
          </table:table-cell>
          <table:table-cell office:value-type="float" office:value="126713.76" table:style-name="ce49">
            <text:p>126,71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702.59" table:formula="msoxl:=IF(SUM(K59,M59,O59,'漁業生產量值-漁業種類別魚類別生產量值5'!C59)=0,&quot;-&quot;,SUM(K59,M59,O59,'漁業生產量值-漁業種類別魚類別生產量值5'!C59))" table:style-name="ce19">
            <text:p>703<text:s/></text:p>
          </table:table-cell>
          <table:table-cell office:value-type="float" office:value="109657.7825" table:formula="msoxl:=IF(SUM(L59,N59,P59,'漁業生產量值-漁業種類別魚類別生產量值5'!D59)=0,&quot;-&quot;,SUM(L59,N59,P59,'漁業生產量值-漁業種類別魚類別生產量值5'!D59))" table:style-name="ce19">
            <text:p>109,65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60,M60,O60,'漁業生產量值-漁業種類別魚類別生產量值5'!C60)=0,&quot;-&quot;,SUM(K60,M60,O60,'漁業生產量值-漁業種類別魚類別生產量值5'!C60))" table:style-name="ce19">
            <text:p>-</text:p>
          </table:table-cell>
          <table:table-cell office:value-type="string" office:string-value="-" table:formula="msoxl:=IF(SUM(L60,N60,P60,'漁業生產量值-漁業種類別魚類別生產量值5'!D60)=0,&quot;-&quot;,SUM(L60,N60,P60,'漁業生產量值-漁業種類別魚類別生產量值5'!D60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61,M61,O61,'漁業生產量值-漁業種類別魚類別生產量值5'!C61)=0,&quot;-&quot;,SUM(K61,M61,O61,'漁業生產量值-漁業種類別魚類別生產量值5'!C61))" table:style-name="ce19">
            <text:p>-</text:p>
          </table:table-cell>
          <table:table-cell office:value-type="string" office:string-value="-" table:formula="msoxl:=IF(SUM(L61,N61,P61,'漁業生產量值-漁業種類別魚類別生產量值5'!D61)=0,&quot;-&quot;,SUM(L61,N61,P61,'漁業生產量值-漁業種類別魚類別生產量值5'!D6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K62,M62,O62,'漁業生產量值-漁業種類別魚類別生產量值5'!C62)=0,&quot;-&quot;,SUM(K62,M62,O62,'漁業生產量值-漁業種類別魚類別生產量值5'!C62))" table:style-name="ce19">
            <text:p>-</text:p>
          </table:table-cell>
          <table:table-cell office:value-type="string" office:string-value="-" table:formula="msoxl:=IF(SUM(L62,N62,P62,'漁業生產量值-漁業種類別魚類別生產量值5'!D62)=0,&quot;-&quot;,SUM(L62,N62,P62,'漁業生產量值-漁業種類別魚類別生產量值5'!D6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office:string-value="-" table:formula="msoxl:=IF(SUM(K63,M63,O63,'漁業生產量值-漁業種類別魚類別生產量值5'!C63)=0,&quot;-&quot;,SUM(K63,M63,O63,'漁業生產量值-漁業種類別魚類別生產量值5'!C63))" table:style-name="ce19">
            <text:p>-</text:p>
          </table:table-cell>
          <table:table-cell office:value-type="string" office:string-value="-" table:formula="msoxl:=IF(SUM(L63,N63,P63,'漁業生產量值-漁業種類別魚類別生產量值5'!D63)=0,&quot;-&quot;,SUM(L63,N63,P63,'漁業生產量值-漁業種類別魚類別生產量值5'!D63))" table:style-name="ce1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77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the grand total.</text:p>
          </table:table-cell>
          <table:covered-table-cell table:number-columns-repeated="9"/>
          <table:table-cell table:number-columns-repeated="16368" table:style-name="ce76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5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6" table:number-columns-repeated="16367" table:default-cell-style-name="ce31"/>
        <table:table-row table:style-name="ro1">
          <table:table-cell office:value-type="string" table:number-columns-spanned="3" table:number-rows-spanned="1" table:style-name="ce145">
            <text:p>7‧漁業生產量</text:p>
          </table:table-cell>
          <table:covered-table-cell table:number-columns-repeated="2"/>
          <table:table-cell table:number-columns-repeated="6" table:style-name="ce31"/>
          <table:table-cell office:value-type="string" table:style-name="ce31">
            <text:p>7‧FISHERIES PRODUCTION</text:p>
          </table:table-cell>
          <table:table-cell table:number-columns-repeated="16374" table:style-name="ce31"/>
        </table:table-row>
        <table:table-row table:style-name="ro2">
          <table:table-cell table:number-columns-repeated="4" table:style-name="ce31"/>
          <table:table-cell office:value-type="string" table:style-name="ce32">
            <text:p>單位：</text:p>
          </table:table-cell>
          <table:table-cell office:value-type="string" table:style-name="ce33">
            <text:p>產量：公噸, 千尾(觀賞魚)</text:p>
          </table:table-cell>
          <table:table-cell table:style-name="ce31"/>
          <table:table-cell table:number-columns-repeated="2" table:style-name="ce33"/>
          <table:table-cell table:number-columns-repeated="2" table:style-name="ce31"/>
          <table:table-cell office:value-type="string" table:style-name="ce32">
            <text:p>Unit：</text:p>
          </table:table-cell>
          <table:table-cell office:value-type="string" table:style-name="ce33">
            <text:p>Quantity：M.T.; 1000Pcs. by ornamental fish</text:p>
          </table:table-cell>
          <table:table-cell table:number-columns-repeated="16371" table:style-name="ce31"/>
        </table:table-row>
        <table:table-row table:style-name="ro2">
          <table:table-cell table:style-name="ce31"/>
          <table:table-cell office:value-type="string" table:number-columns-spanned="3" table:number-rows-spanned="1" table:style-name="ce13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31"/>
          <table:table-cell office:value-type="string" table:style-name="ce34">
            <text:p>價值：新臺幣千元</text:p>
          </table:table-cell>
          <table:table-cell table:style-name="ce31"/>
          <table:table-cell table:style-name="ce34"/>
          <table:table-cell office:value-type="string" table:style-name="ce34">
            <text:p>(1) By type of fisheries by species(Continued)</text:p>
          </table:table-cell>
          <table:table-cell table:number-columns-repeated="3" table:style-name="ce31"/>
          <table:table-cell office:value-type="string" table:style-name="ce35">
            <text:p>Value：Thousand NT $</text:p>
          </table:table-cell>
          <table:table-cell table:number-columns-repeated="16371" table:style-name="ce31"/>
        </table:table-row>
        <table:table-row table:style-name="ro2">
          <table:table-cell table:style-name="ce36"/>
          <table:table-cell office:value-type="string" table:number-columns-spanned="1" table:number-rows-spanned="3" table:style-name="ce198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5" draw:style-name="a5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7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2" table:number-rows-spanned="1" table:style-name="ce197">
            <text:p>鰺 <text:s text:c="5"/>科</text:p>
          </table:table-cell>
          <table:covered-table-cell/>
          <table:table-cell table:style-name="ce38"/>
          <table:table-cell table:style-name="ce39"/>
          <table:table-cell table:style-name="ce40"/>
          <table:table-cell table:style-name="ce41"/>
          <table:table-cell table:style-name="ce40"/>
          <table:table-cell table:style-name="ce41"/>
          <table:table-cell table:style-name="ce40"/>
          <table:table-cell table:style-name="ce41"/>
          <table:table-cell table:style-name="ce40"/>
          <table:table-cell table:style-name="ce41"/>
          <table:table-cell table:style-name="ce40"/>
          <table:table-cell table:style-name="ce41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2" table:number-rows-spanned="1" table:style-name="ce194">
            <text:p>其 <text:s/>他 <text:s/>鰺</text:p>
          </table:table-cell>
          <table:covered-table-cell/>
          <table:table-cell office:value-type="string" table:number-columns-spanned="2" table:number-rows-spanned="1" table:style-name="ce193">
            <text:p>烏 <text:s text:c="6"/>魚</text:p>
          </table:table-cell>
          <table:covered-table-cell/>
          <table:table-cell office:value-type="string" table:number-columns-spanned="2" table:number-rows-spanned="1" table:style-name="ce193">
            <text:p>黑 <text:s text:c="6"/>鯧</text:p>
          </table:table-cell>
          <table:covered-table-cell/>
          <table:table-cell office:value-type="string" table:number-columns-spanned="2" table:number-rows-spanned="1" table:style-name="ce193">
            <text:p>肉 <text:s text:c="6"/>魚</text:p>
          </table:table-cell>
          <table:covered-table-cell/>
          <table:table-cell office:value-type="string" table:number-columns-spanned="2" table:number-rows-spanned="1" table:style-name="ce193">
            <text:p>午 <text:s/>仔 <text:s/>魚</text:p>
          </table:table-cell>
          <table:covered-table-cell/>
          <table:table-cell office:value-type="string" table:number-columns-spanned="2" table:number-rows-spanned="1" table:style-name="ce193">
            <text:p>飛 <text:s/>魚 <text:s/>卵</text:p>
          </table:table-cell>
          <table:covered-table-cell/>
          <table:table-cell office:value-type="string" table:number-columns-spanned="2" table:number-rows-spanned="1" table:style-name="ce193">
            <text:p>油 <text:s text:c="6"/>魚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代碼</text:p>
          </table:table-cell>
          <table:table-cell office:value-type="string" table:number-columns-spanned="1" table:number-rows-spanned="3" table:style-name="ce196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95">
            <text:p>3199</text:p>
          </table:table-cell>
          <table:covered-table-cell/>
          <table:table-cell office:value-type="string" table:number-columns-spanned="2" table:number-rows-spanned="1" table:style-name="ce192">
            <text:p>3200</text:p>
          </table:table-cell>
          <table:covered-table-cell/>
          <table:table-cell office:value-type="string" table:number-columns-spanned="2" table:number-rows-spanned="1" table:style-name="ce192">
            <text:p>3303</text:p>
          </table:table-cell>
          <table:covered-table-cell/>
          <table:table-cell office:value-type="string" table:number-columns-spanned="2" table:number-rows-spanned="1" table:style-name="ce192">
            <text:p>3400</text:p>
          </table:table-cell>
          <table:covered-table-cell/>
          <table:table-cell office:value-type="string" table:number-columns-spanned="2" table:number-rows-spanned="1" table:style-name="ce192">
            <text:p>3500</text:p>
          </table:table-cell>
          <table:covered-table-cell/>
          <table:table-cell office:value-type="string" table:number-columns-spanned="2" table:number-rows-spanned="1" table:style-name="ce192">
            <text:p>3601</text:p>
          </table:table-cell>
          <table:covered-table-cell/>
          <table:table-cell office:value-type="string" table:number-columns-spanned="2" table:number-rows-spanned="1" table:style-name="ce192">
            <text:p>4000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Code</text:p>
          </table:table-cell>
          <table:covered-table-cell/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table:number-columns-repeated="16368"/>
        </table:table-row>
        <table:table-row table:style-name="ro2">
          <table:table-cell table:style-name="ce43"/>
          <table:covered-table-cell/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1955.20271" table:formula="msoxl:=  IF(SUM(C11,C19,C36,C50,C54,C58)=0,&quot;-&quot;,SUM(C11,C19,C36,C50,C54,C58))" table:style-name="ce49">
            <text:p>1,955<text:s/></text:p>
          </table:table-cell>
          <table:table-cell office:value-type="float" office:value="242790.83504000001" table:formula="msoxl:=  IF(SUM(D11,D19,D36,D50,D54,D58)=0,&quot;-&quot;,SUM(D11,D19,D36,D50,D54,D58))" table:style-name="ce49">
            <text:p>242,791<text:s/></text:p>
          </table:table-cell>
          <table:table-cell office:value-type="float" office:value="3294.5843599999998" table:formula="msoxl:=  IF(SUM(E11,E19,E36,E50,E54,E58)=0,&quot;-&quot;,SUM(E11,E19,E36,E50,E54,E58))" table:style-name="ce49">
            <text:p>3,295<text:s/></text:p>
          </table:table-cell>
          <table:table-cell office:value-type="float" office:value="338057.94931" table:formula="msoxl:=  IF(SUM(F11,F19,F36,F50,F54,F58)=0,&quot;-&quot;,SUM(F11,F19,F36,F50,F54,F58))" table:style-name="ce49">
            <text:p>338,058<text:s/></text:p>
          </table:table-cell>
          <table:table-cell office:value-type="float" office:value="418.36713999999995" table:formula="msoxl:=  IF(SUM(G11,G19,G36,G50,G54,G58)=0,&quot;-&quot;,SUM(G11,G19,G36,G50,G54,G58))" table:style-name="ce49">
            <text:p>418<text:s/></text:p>
          </table:table-cell>
          <table:table-cell office:value-type="float" office:value="44758.625570000004" table:formula="msoxl:=  IF(SUM(H11,H19,H36,H50,H54,H58)=0,&quot;-&quot;,SUM(H11,H19,H36,H50,H54,H58))" table:style-name="ce49">
            <text:p>44,759<text:s/></text:p>
          </table:table-cell>
          <table:table-cell office:value-type="float" office:value="3046.84717" table:formula="msoxl:=  IF(SUM(I11,I19,I36,I50,I54,I58)=0,&quot;-&quot;,SUM(I11,I19,I36,I50,I54,I58))" table:style-name="ce49">
            <text:p>3,047<text:s/></text:p>
          </table:table-cell>
          <table:table-cell office:value-type="float" office:value="467811.51801" table:formula="msoxl:=  IF(SUM(J11,J19,J36,J50,J54,J58)=0,&quot;-&quot;,SUM(J11,J19,J36,J50,J54,J58))" table:style-name="ce49">
            <text:p>467,812<text:s/></text:p>
          </table:table-cell>
          <table:table-cell office:value-type="float" office:value="5069.5422600000002" table:formula="msoxl:=  IF(SUM(K11,K19,K36,K50,K54,K58)=0,&quot;-&quot;,SUM(K11,K19,K36,K50,K54,K58))" table:style-name="ce49">
            <text:p>5,070<text:s/></text:p>
          </table:table-cell>
          <table:table-cell office:value-type="float" office:value="1084347.8780499999" table:formula="msoxl:=  IF(SUM(L11,L19,L36,L50,L54,L58)=0,&quot;-&quot;,SUM(L11,L19,L36,L50,L54,L58))" table:style-name="ce49">
            <text:p>1,084,348<text:s/></text:p>
          </table:table-cell>
          <table:table-cell office:value-type="float" office:value="260.2876" table:formula="msoxl:=  IF(SUM(M11,M19,M36,M50,M54,M58)=0,&quot;-&quot;,SUM(M11,M19,M36,M50,M54,M58))" table:style-name="ce49">
            <text:p>260<text:s/></text:p>
          </table:table-cell>
          <table:table-cell office:value-type="float" office:value="51670.98" table:formula="msoxl:=  IF(SUM(N11,N19,N36,N50,N54,N58)=0,&quot;-&quot;,SUM(N11,N19,N36,N50,N54,N58))" table:style-name="ce49">
            <text:p>51,671<text:s/></text:p>
          </table:table-cell>
          <table:table-cell office:value-type="float" office:value="13926.7129" table:formula="msoxl:=  IF(SUM(O11,O19,O36,O50,O54,O58)=0,&quot;-&quot;,SUM(O11,O19,O36,O50,O54,O58))" table:style-name="ce49">
            <text:p>13,927<text:s/></text:p>
          </table:table-cell>
          <table:table-cell office:value-type="float" office:value="889951.25006000011" table:formula="msoxl:=  IF(SUM(P11,P19,P36,P50,P54,P58)=0,&quot;-&quot;,SUM(P11,P19,P36,P50,P54,P58))" table:style-name="ce49">
            <text:p>889,95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string" office:string-value="-" table:formula="msoxl:=  IF(SUM(C12:C18)=0,&quot;-&quot;,SUM(C12:C18))" table:style-name="ce49">
            <text:p>-</text:p>
          </table:table-cell>
          <table:table-cell office:value-type="string" office:string-value="-" table:formula="msoxl:=  IF(SUM(D12:D18)=0,&quot;-&quot;,SUM(D12:D18))" table:style-name="ce49">
            <text:p>-</text:p>
          </table:table-cell>
          <table:table-cell office:value-type="string" office:string-value="-" table:formula="msoxl:=  IF(SUM(E12:E18)=0,&quot;-&quot;,SUM(E12:E18))" table:style-name="ce49">
            <text:p>-</text:p>
          </table:table-cell>
          <table:table-cell office:value-type="string" office:string-value="-" table:formula="msoxl:=  IF(SUM(F12:F18)=0,&quot;-&quot;,SUM(F12:F18))" table:style-name="ce49">
            <text:p>-</text:p>
          </table:table-cell>
          <table:table-cell office:value-type="float" office:value="197.71299999999999" table:formula="msoxl:=  IF(SUM(G12:G18)=0,&quot;-&quot;,SUM(G12:G18))" table:style-name="ce49">
            <text:p>198<text:s/></text:p>
          </table:table-cell>
          <table:table-cell office:value-type="float" office:value="10716.04459" table:formula="msoxl:=  IF(SUM(H12:H18)=0,&quot;-&quot;,SUM(H12:H18))" table:style-name="ce49">
            <text:p>10,716<text:s/></text:p>
          </table:table-cell>
          <table:table-cell office:value-type="float" office:value="1625.18" table:formula="msoxl:=  IF(SUM(I12:I18)=0,&quot;-&quot;,SUM(I12:I18))" table:style-name="ce49">
            <text:p>1,625<text:s/></text:p>
          </table:table-cell>
          <table:table-cell office:value-type="float" office:value="220211" table:formula="msoxl:=  IF(SUM(J12:J18)=0,&quot;-&quot;,SUM(J12:J18))" table:style-name="ce49">
            <text:p>220,211<text:s/></text:p>
          </table:table-cell>
          <table:table-cell office:value-type="float" office:value="103.408" table:formula="msoxl:=  IF(SUM(K12:K18)=0,&quot;-&quot;,SUM(K12:K18))" table:style-name="ce49">
            <text:p>103<text:s/></text:p>
          </table:table-cell>
          <table:table-cell office:value-type="float" office:value="3981.2080000000001" table:formula="msoxl:=  IF(SUM(L12:L18)=0,&quot;-&quot;,SUM(L12:L18))" table:style-name="ce49">
            <text:p>3,981<text:s/></text:p>
          </table:table-cell>
          <table:table-cell office:value-type="string" office:string-value="-" table:formula="msoxl:=  IF(SUM(M12:M18)=0,&quot;-&quot;,SUM(M12:M18))" table:style-name="ce49">
            <text:p>-</text:p>
          </table:table-cell>
          <table:table-cell office:value-type="string" office:string-value="-" table:formula="msoxl:=  IF(SUM(N12:N18)=0,&quot;-&quot;,SUM(N12:N18))" table:style-name="ce49">
            <text:p>-</text:p>
          </table:table-cell>
          <table:table-cell office:value-type="float" office:value="13459.644200000001" table:formula="msoxl:=  IF(SUM(O12:O18)=0,&quot;-&quot;,SUM(O12:O18))" table:style-name="ce49">
            <text:p>13,460<text:s/></text:p>
          </table:table-cell>
          <table:table-cell office:value-type="float" office:value="845545.60634000006" table:formula="msoxl:=  IF(SUM(P12:P18)=0,&quot;-&quot;,SUM(P12:P18))" table:style-name="ce49">
            <text:p>845,54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97.71299999999999" table:style-name="ce49">
            <text:p>198<text:s/></text:p>
          </table:table-cell>
          <table:table-cell office:value-type="float" office:value="10716.04459" table:style-name="ce49">
            <text:p>10,716<text:s/></text:p>
          </table:table-cell>
          <table:table-cell office:value-type="float" office:value="1625.18" table:style-name="ce49">
            <text:p>1,625<text:s/></text:p>
          </table:table-cell>
          <table:table-cell office:value-type="float" office:value="220211" table:style-name="ce49">
            <text:p>220,211<text:s/></text:p>
          </table:table-cell>
          <table:table-cell office:value-type="float" office:value="103.408" table:style-name="ce49">
            <text:p>103<text:s/></text:p>
          </table:table-cell>
          <table:table-cell office:value-type="float" office:value="3981.2080000000001" table:style-name="ce49">
            <text:p>3,98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3459.644200000001" table:style-name="ce49">
            <text:p>13,460<text:s/></text:p>
          </table:table-cell>
          <table:table-cell office:value-type="float" office:value="845545.60634000006" table:style-name="ce49">
            <text:p>845,54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392.97620000000001" table:formula="msoxl:=  IF(SUM(C20:C35)=0,&quot;-&quot;,SUM(C20:C35))" table:style-name="ce49">
            <text:p>393<text:s/></text:p>
          </table:table-cell>
          <table:table-cell office:value-type="float" office:value="37301.699689999994" table:formula="msoxl:=  IF(SUM(D20:D35)=0,&quot;-&quot;,SUM(D20:D35))" table:style-name="ce49">
            <text:p>37,302<text:s/></text:p>
          </table:table-cell>
          <table:table-cell office:value-type="float" office:value="513.54761000000008" table:formula="msoxl:=  IF(SUM(E20:E35)=0,&quot;-&quot;,SUM(E20:E35))" table:style-name="ce49">
            <text:p>514<text:s/></text:p>
          </table:table-cell>
          <table:table-cell office:value-type="float" office:value="102026.82603999999" table:formula="msoxl:=  IF(SUM(F20:F35)=0,&quot;-&quot;,SUM(F20:F35))" table:style-name="ce49">
            <text:p>102,027<text:s/></text:p>
          </table:table-cell>
          <table:table-cell office:value-type="float" office:value="134.71501000000001" table:formula="msoxl:=  IF(SUM(G20:G35)=0,&quot;-&quot;,SUM(G20:G35))" table:style-name="ce49">
            <text:p>135<text:s/></text:p>
          </table:table-cell>
          <table:table-cell office:value-type="float" office:value="22301.676800000001" table:formula="msoxl:=  IF(SUM(H20:H35)=0,&quot;-&quot;,SUM(H20:H35))" table:style-name="ce49">
            <text:p>22,302<text:s/></text:p>
          </table:table-cell>
          <table:table-cell office:value-type="float" office:value="1372.5133999999998" table:formula="msoxl:=  IF(SUM(I20:I35)=0,&quot;-&quot;,SUM(I20:I35))" table:style-name="ce49">
            <text:p>1,373<text:s/></text:p>
          </table:table-cell>
          <table:table-cell office:value-type="float" office:value="237220.27837999997" table:formula="msoxl:=  IF(SUM(J20:J35)=0,&quot;-&quot;,SUM(J20:J35))" table:style-name="ce49">
            <text:p>237,220<text:s/></text:p>
          </table:table-cell>
          <table:table-cell office:value-type="float" office:value="534.11117999999999" table:formula="msoxl:=  IF(SUM(K20:K35)=0,&quot;-&quot;,SUM(K20:K35))" table:style-name="ce49">
            <text:p>534<text:s/></text:p>
          </table:table-cell>
          <table:table-cell office:value-type="float" office:value="93962.153350000008" table:formula="msoxl:=  IF(SUM(L20:L35)=0,&quot;-&quot;,SUM(L20:L35))" table:style-name="ce49">
            <text:p>93,962<text:s/></text:p>
          </table:table-cell>
          <table:table-cell office:value-type="float" office:value="260.2876" table:formula="msoxl:=  IF(SUM(M20:M35)=0,&quot;-&quot;,SUM(M20:M35))" table:style-name="ce49">
            <text:p>260<text:s/></text:p>
          </table:table-cell>
          <table:table-cell office:value-type="float" office:value="51670.98" table:formula="msoxl:=  IF(SUM(N20:N35)=0,&quot;-&quot;,SUM(N20:N35))" table:style-name="ce49">
            <text:p>51,671<text:s/></text:p>
          </table:table-cell>
          <table:table-cell office:value-type="float" office:value="460.08170000000001" table:formula="msoxl:=  IF(SUM(O20:O35)=0,&quot;-&quot;,SUM(O20:O35))" table:style-name="ce49">
            <text:p>460<text:s/></text:p>
          </table:table-cell>
          <table:table-cell office:value-type="float" office:value="43749.973599999998" table:formula="msoxl:=  IF(SUM(P20:P35)=0,&quot;-&quot;,SUM(P20:P35))" table:style-name="ce49">
            <text:p>43,75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float" office:value="4.8" table:style-name="ce49">
            <text:p>5<text:s/></text:p>
          </table:table-cell>
          <table:table-cell office:value-type="float" office:value="369.6" table:style-name="ce49">
            <text:p>37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.5739999999999998" table:style-name="ce49">
            <text:p>3<text:s/></text:p>
          </table:table-cell>
          <table:table-cell office:value-type="float" office:value="352.63799999999998" table:style-name="ce49">
            <text:p>35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79.674899999999994" table:style-name="ce49">
            <text:p>80<text:s/></text:p>
          </table:table-cell>
          <table:table-cell office:value-type="float" office:value="9982.8616399999992" table:style-name="ce49">
            <text:p>9,983<text:s/></text:p>
          </table:table-cell>
          <table:table-cell office:value-type="float" office:value="304.39109999999999" table:style-name="ce49">
            <text:p>304<text:s/></text:p>
          </table:table-cell>
          <table:table-cell office:value-type="float" office:value="23578.432059999999" table:style-name="ce49">
            <text:p>23,578<text:s/></text:p>
          </table:table-cell>
          <table:table-cell office:value-type="float" office:value="56.235599999999998" table:style-name="ce49">
            <text:p>56<text:s/></text:p>
          </table:table-cell>
          <table:table-cell office:value-type="float" office:value="11449.33851" table:style-name="ce49">
            <text:p>11,449<text:s/></text:p>
          </table:table-cell>
          <table:table-cell office:value-type="float" office:value="1233.9849999999999" table:style-name="ce49">
            <text:p>1,234<text:s/></text:p>
          </table:table-cell>
          <table:table-cell office:value-type="float" office:value="219491.45689999999" table:style-name="ce49">
            <text:p>219,491<text:s/></text:p>
          </table:table-cell>
          <table:table-cell office:value-type="float" office:value="303.81209999999999" table:style-name="ce49">
            <text:p>304<text:s/></text:p>
          </table:table-cell>
          <table:table-cell office:value-type="float" office:value="41372.863890000001" table:style-name="ce49">
            <text:p>41,37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159.96350000000001" table:style-name="ce49">
            <text:p>160<text:s/></text:p>
          </table:table-cell>
          <table:table-cell office:value-type="float" office:value="12301.110629999999" table:style-name="ce49">
            <text:p>12,301<text:s/></text:p>
          </table:table-cell>
          <table:table-cell office:value-type="float" office:value="208.70281" table:style-name="ce49">
            <text:p>209<text:s/></text:p>
          </table:table-cell>
          <table:table-cell office:value-type="float" office:value="78304.314169999998" table:style-name="ce49">
            <text:p>78,304<text:s/></text:p>
          </table:table-cell>
          <table:table-cell office:value-type="float" office:value="52.18421" table:style-name="ce49">
            <text:p>52<text:s/></text:p>
          </table:table-cell>
          <table:table-cell office:value-type="float" office:value="7970.2989100000004" table:style-name="ce49">
            <text:p>7,970<text:s/></text:p>
          </table:table-cell>
          <table:table-cell office:value-type="float" office:value="104.3181" table:style-name="ce49">
            <text:p>104<text:s/></text:p>
          </table:table-cell>
          <table:table-cell office:value-type="float" office:value="15102.692220000001" table:style-name="ce49">
            <text:p>15,103<text:s/></text:p>
          </table:table-cell>
          <table:table-cell office:value-type="float" office:value="170.25998000000001" table:style-name="ce49">
            <text:p>170<text:s/></text:p>
          </table:table-cell>
          <table:table-cell office:value-type="float" office:value="42993.209710000003" table:style-name="ce49">
            <text:p>42,99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60.08170000000001" table:style-name="ce49">
            <text:p>460<text:s/></text:p>
          </table:table-cell>
          <table:table-cell office:value-type="float" office:value="43749.973599999998" table:style-name="ce49">
            <text:p>43,75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63.878799999999998" table:style-name="ce49">
            <text:p>64<text:s/></text:p>
          </table:table-cell>
          <table:table-cell office:value-type="float" office:value="6921.3637399999998" table:style-name="ce49">
            <text:p>6,921<text:s/></text:p>
          </table:table-cell>
          <table:table-cell office:value-type="float" office:value="0.45369999999999999" table:style-name="ce49">
            <text:p>0<text:s/></text:p>
          </table:table-cell>
          <table:table-cell office:value-type="float" office:value="144.07981000000001" table:style-name="ce49">
            <text:p>144<text:s/></text:p>
          </table:table-cell>
          <table:table-cell office:value-type="float" office:value="18.5412" table:style-name="ce49">
            <text:p>19<text:s/></text:p>
          </table:table-cell>
          <table:table-cell office:value-type="float" office:value="1980.6819800000001" table:style-name="ce49">
            <text:p>1,981<text:s/></text:p>
          </table:table-cell>
          <table:table-cell office:value-type="float" office:value="25.8353" table:style-name="ce49">
            <text:p>26<text:s/></text:p>
          </table:table-cell>
          <table:table-cell office:value-type="float" office:value="1980.4792600000001" table:style-name="ce49">
            <text:p>1,980<text:s/></text:p>
          </table:table-cell>
          <table:table-cell office:value-type="float" office:value="35.639099999999999" table:style-name="ce49">
            <text:p>36<text:s/></text:p>
          </table:table-cell>
          <table:table-cell office:value-type="float" office:value="5814.0797499999999" table:style-name="ce49">
            <text:p>5,81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float" office:value="0.317" table:style-name="ce49">
            <text:p>0<text:s/></text:p>
          </table:table-cell>
          <table:table-cell office:value-type="float" office:value="45.394390000000001" table:style-name="ce49">
            <text:p>4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float" office:value="54.715000000000003" table:style-name="ce49">
            <text:p>55<text:s/></text:p>
          </table:table-cell>
          <table:table-cell office:value-type="float" office:value="5092.86769" table:style-name="ce49">
            <text:p>5,09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5.18" table:style-name="ce49">
            <text:p>5<text:s/></text:p>
          </table:table-cell>
          <table:table-cell office:value-type="float" office:value="548.71939999999995" table:style-name="ce49">
            <text:p>549<text:s/></text:p>
          </table:table-cell>
          <table:table-cell office:value-type="float" office:value="8.3000000000000007" table:style-name="ce49">
            <text:p>8<text:s/></text:p>
          </table:table-cell>
          <table:table-cell office:value-type="float" office:value="605.9" table:style-name="ce49">
            <text:p>606<text:s/></text:p>
          </table:table-cell>
          <table:table-cell office:value-type="float" office:value="24.4" table:style-name="ce49">
            <text:p>24<text:s/></text:p>
          </table:table-cell>
          <table:table-cell office:value-type="float" office:value="3782" table:style-name="ce49">
            <text:p>3,782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60.2876" table:style-name="ce49">
            <text:p>260<text:s/></text:p>
          </table:table-cell>
          <table:table-cell office:value-type="float" office:value="51670.98" table:style-name="ce49">
            <text:p>51,67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float" office:value="29.562999999999999" table:style-name="ce49">
            <text:p>30<text:s/></text:p>
          </table:table-cell>
          <table:table-cell office:value-type="float" office:value="2585.7368000000001" table:style-name="ce49">
            <text:p>2,586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float" office:value="6.4000000000000001E-2" table:style-name="ce49">
            <text:p>0<text:s/></text:p>
          </table:table-cell>
          <table:table-cell office:value-type="float" office:value="2.7648000000000001" table:style-name="ce49">
            <text:p>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7.4999999999999997E-2" table:style-name="ce49">
            <text:p>0<text:s/></text:p>
          </table:table-cell>
          <table:table-cell office:value-type="float" office:value="39.75" table:style-name="ce49">
            <text:p>4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744.20830000000001" table:formula="msoxl:=  IF(SUM(C37:C49)=0,&quot;-&quot;,SUM(C37:C49))" table:style-name="ce49">
            <text:p>744<text:s/></text:p>
          </table:table-cell>
          <table:table-cell office:value-type="float" office:value="74073.135310000012" table:formula="msoxl:=  IF(SUM(D37:D49)=0,&quot;-&quot;,SUM(D37:D49))" table:style-name="ce49">
            <text:p>74,073<text:s/></text:p>
          </table:table-cell>
          <table:table-cell office:value-type="float" office:value="143.85675000000001" table:formula="msoxl:=  IF(SUM(E37:E49)=0,&quot;-&quot;,SUM(E37:E49))" table:style-name="ce49">
            <text:p>144<text:s/></text:p>
          </table:table-cell>
          <table:table-cell office:value-type="float" office:value="26389.92814" table:formula="msoxl:=  IF(SUM(F37:F49)=0,&quot;-&quot;,SUM(F37:F49))" table:style-name="ce49">
            <text:p>26,390<text:s/></text:p>
          </table:table-cell>
          <table:table-cell office:value-type="float" office:value="85.939130000000006" table:formula="msoxl:=  IF(SUM(G37:G49)=0,&quot;-&quot;,SUM(G37:G49))" table:style-name="ce49">
            <text:p>86<text:s/></text:p>
          </table:table-cell>
          <table:table-cell office:value-type="float" office:value="11740.904180000001" table:formula="msoxl:=  IF(SUM(H37:H49)=0,&quot;-&quot;,SUM(H37:H49))" table:style-name="ce49">
            <text:p>11,741<text:s/></text:p>
          </table:table-cell>
          <table:table-cell office:value-type="float" office:value="49.153770000000002" table:formula="msoxl:=  IF(SUM(I37:I49)=0,&quot;-&quot;,SUM(I37:I49))" table:style-name="ce49">
            <text:p>49<text:s/></text:p>
          </table:table-cell>
          <table:table-cell office:value-type="float" office:value="10380.23963" table:formula="msoxl:=  IF(SUM(J37:J49)=0,&quot;-&quot;,SUM(J37:J49))" table:style-name="ce49">
            <text:p>10,380<text:s/></text:p>
          </table:table-cell>
          <table:table-cell office:value-type="float" office:value="295.13807999999995" table:formula="msoxl:=  IF(SUM(K37:K49)=0,&quot;-&quot;,SUM(K37:K49))" table:style-name="ce49">
            <text:p>295<text:s/></text:p>
          </table:table-cell>
          <table:table-cell office:value-type="float" office:value="64189.311199999996" table:formula="msoxl:=  IF(SUM(L37:L49)=0,&quot;-&quot;,SUM(L37:L49))" table:style-name="ce49">
            <text:p>64,189<text:s/></text:p>
          </table:table-cell>
          <table:table-cell office:value-type="string" office:string-value="-" table:formula="msoxl:=  IF(SUM(M37:M49)=0,&quot;-&quot;,SUM(M37:M49))" table:style-name="ce49">
            <text:p>-</text:p>
          </table:table-cell>
          <table:table-cell office:value-type="string" office:string-value="-" table:formula="msoxl:=  IF(SUM(N37:N49)=0,&quot;-&quot;,SUM(N37:N49))" table:style-name="ce49">
            <text:p>-</text:p>
          </table:table-cell>
          <table:table-cell office:value-type="float" office:value="6.9870000000000001" table:formula="msoxl:=  IF(SUM(O37:O49)=0,&quot;-&quot;,SUM(O37:O49))" table:style-name="ce49">
            <text:p>7<text:s/></text:p>
          </table:table-cell>
          <table:table-cell office:value-type="float" office:value="655.67012" table:formula="msoxl:=  IF(SUM(P37:P49)=0,&quot;-&quot;,SUM(P37:P49))" table:style-name="ce49">
            <text:p>65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477.7654" table:style-name="ce49">
            <text:p>478<text:s/></text:p>
          </table:table-cell>
          <table:table-cell office:value-type="float" office:value="46843.721660000003" table:style-name="ce49">
            <text:p>46,844<text:s/></text:p>
          </table:table-cell>
          <table:table-cell office:value-type="float" office:value="1.444" table:style-name="ce49">
            <text:p>1<text:s/></text:p>
          </table:table-cell>
          <table:table-cell office:value-type="float" office:value="161.63999999999999" table:style-name="ce49">
            <text:p>162<text:s/></text:p>
          </table:table-cell>
          <table:table-cell office:value-type="float" office:value="14.841200000000001" table:style-name="ce49">
            <text:p>15<text:s/></text:p>
          </table:table-cell>
          <table:table-cell office:value-type="float" office:value="1687.4245000000001" table:style-name="ce49">
            <text:p>1,687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8.8062" table:style-name="ce49">
            <text:p>29<text:s/></text:p>
          </table:table-cell>
          <table:table-cell office:value-type="float" office:value="4505.0213199999998" table:style-name="ce49">
            <text:p>4,50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3.4820000000000002" table:style-name="ce49">
            <text:p>3<text:s/></text:p>
          </table:table-cell>
          <table:table-cell office:value-type="float" office:value="298.05912000000001" table:style-name="ce49">
            <text:p>29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1225" table:style-name="ce49">
            <text:p>0<text:s/></text:p>
          </table:table-cell>
          <table:table-cell office:value-type="float" office:value="9.7632399999999997" table:style-name="ce49">
            <text:p>1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float" office:value="12.797000000000001" table:style-name="ce49">
            <text:p>13<text:s/></text:p>
          </table:table-cell>
          <table:table-cell office:value-type="float" office:value="1492.828" table:style-name="ce49">
            <text:p>1,493<text:s/></text:p>
          </table:table-cell>
          <table:table-cell office:value-type="float" office:value="2.2000000000000002" table:style-name="ce49">
            <text:p>2<text:s/></text:p>
          </table:table-cell>
          <table:table-cell office:value-type="float" office:value="396" table:style-name="ce49">
            <text:p>396<text:s/></text:p>
          </table:table-cell>
          <table:table-cell office:value-type="float" office:value="0.5" table:style-name="ce49">
            <text:p>1<text:s/></text:p>
          </table:table-cell>
          <table:table-cell office:value-type="float" office:value="68.5" table:style-name="ce49">
            <text:p>69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168.95599999999999" table:style-name="ce49">
            <text:p>169<text:s/></text:p>
          </table:table-cell>
          <table:table-cell office:value-type="float" office:value="16177.287329999999" table:style-name="ce49">
            <text:p>16,177<text:s/></text:p>
          </table:table-cell>
          <table:table-cell office:value-type="float" office:value="139.21275" table:style-name="ce49">
            <text:p>139<text:s/></text:p>
          </table:table-cell>
          <table:table-cell office:value-type="float" office:value="25568.288140000001" table:style-name="ce49">
            <text:p>25,568<text:s/></text:p>
          </table:table-cell>
          <table:table-cell office:value-type="float" office:value="70.597930000000005" table:style-name="ce49">
            <text:p>71<text:s/></text:p>
          </table:table-cell>
          <table:table-cell office:value-type="float" office:value="9984.9796800000004" table:style-name="ce49">
            <text:p>9,985<text:s/></text:p>
          </table:table-cell>
          <table:table-cell office:value-type="float" office:value="49.140770000000003" table:style-name="ce49">
            <text:p>49<text:s/></text:p>
          </table:table-cell>
          <table:table-cell office:value-type="float" office:value="10377.74884" table:style-name="ce49">
            <text:p>10,378<text:s/></text:p>
          </table:table-cell>
          <table:table-cell office:value-type="float" office:value="214.76156" table:style-name="ce49">
            <text:p>215<text:s/></text:p>
          </table:table-cell>
          <table:table-cell office:value-type="float" office:value="51567.37096" table:style-name="ce49">
            <text:p>51,567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53" table:style-name="ce49">
            <text:p>1<text:s/></text:p>
          </table:table-cell>
          <table:table-cell office:value-type="float" office:value="45.235999999999997" table:style-name="ce49">
            <text:p>4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float" office:value="0.27760000000000001" table:style-name="ce49">
            <text:p>0<text:s/></text:p>
          </table:table-cell>
          <table:table-cell office:value-type="float" office:value="76.34" table:style-name="ce49">
            <text:p>76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.2999999999999999E-2" table:style-name="ce49">
            <text:p>0<text:s/></text:p>
          </table:table-cell>
          <table:table-cell office:value-type="float" office:value="2.4907900000000001" table:style-name="ce49">
            <text:p>2<text:s/></text:p>
          </table:table-cell>
          <table:table-cell office:value-type="float" office:value="0.313" table:style-name="ce49">
            <text:p>0<text:s/></text:p>
          </table:table-cell>
          <table:table-cell office:value-type="float" office:value="24.946100000000001" table:style-name="ce49">
            <text:p>2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float" office:value="66.220500000000001" table:style-name="ce49">
            <text:p>66<text:s/></text:p>
          </table:table-cell>
          <table:table-cell office:value-type="float" office:value="6290.6878399999996" table:style-name="ce49">
            <text:p>6,29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38.747630000000001" table:style-name="ce49">
            <text:p>39<text:s/></text:p>
          </table:table-cell>
          <table:table-cell office:value-type="float" office:value="6184.2968899999996" table:style-name="ce49">
            <text:p>6,18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.9750000000000001" table:style-name="ce49">
            <text:p>3<text:s/></text:p>
          </table:table-cell>
          <table:table-cell office:value-type="float" office:value="312.375" table:style-name="ce49">
            <text:p>31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18.191800000000001" table:style-name="ce49">
            <text:p>18<text:s/></text:p>
          </table:table-cell>
          <table:table-cell office:value-type="float" office:value="3192.2704800000001" table:style-name="ce49">
            <text:p>3,192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88719000000000003" table:style-name="ce49">
            <text:p>1<text:s/></text:p>
          </table:table-cell>
          <table:table-cell office:value-type="float" office:value="115.41269" table:style-name="ce49">
            <text:p>11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9">
            <text:p>1<text:s/></text:p>
          </table:table-cell>
          <table:table-cell office:value-type="float" office:value="264" table:style-name="ce49">
            <text:p>26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1.5" table:style-name="ce49">
            <text:p>12<text:s/></text:p>
          </table:table-cell>
          <table:table-cell office:value-type="float" office:value="1782.5" table:style-name="ce49">
            <text:p>1,78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float" office:value="115.42821000000001" table:formula="msoxl:=  IF(SUM(C51:C53)=0,&quot;-&quot;,SUM(C51:C53))" table:style-name="ce49">
            <text:p>115<text:s/></text:p>
          </table:table-cell>
          <table:table-cell office:value-type="float" office:value="21758.217540000001" table:formula="msoxl:=  IF(SUM(D51:D53)=0,&quot;-&quot;,SUM(D51:D53))" table:style-name="ce49">
            <text:p>21,758<text:s/></text:p>
          </table:table-cell>
          <table:table-cell office:value-type="string" office:string-value="-" table:formula="msoxl:=  IF(SUM(E51:E53)=0,&quot;-&quot;,SUM(E51:E53))" table:style-name="ce49">
            <text:p>-</text:p>
          </table:table-cell>
          <table:table-cell office:value-type="string" office:string-value="-" table:formula="msoxl:=  IF(SUM(F51:F53)=0,&quot;-&quot;,SUM(F51:F53))" table:style-name="ce49">
            <text:p>-</text:p>
          </table:table-cell>
          <table:table-cell office:value-type="string" office:string-value="-" table:formula="msoxl:=  IF(SUM(G51:G53)=0,&quot;-&quot;,SUM(G51:G53))" table:style-name="ce49">
            <text:p>-</text:p>
          </table:table-cell>
          <table:table-cell office:value-type="string" office:string-value="-" table:formula="msoxl:=  IF(SUM(H51:H53)=0,&quot;-&quot;,SUM(H51:H53))" table:style-name="ce49">
            <text:p>-</text:p>
          </table:table-cell>
          <table:table-cell office:value-type="string" office:string-value="-" table:formula="msoxl:=  IF(SUM(I51:I53)=0,&quot;-&quot;,SUM(I51:I53))" table:style-name="ce49">
            <text:p>-</text:p>
          </table:table-cell>
          <table:table-cell office:value-type="string" office:string-value="-" table:formula="msoxl:=  IF(SUM(J51:J53)=0,&quot;-&quot;,SUM(J51:J53))" table:style-name="ce49">
            <text:p>-</text:p>
          </table:table-cell>
          <table:table-cell office:value-type="string" office:string-value="-" table:formula="msoxl:=  IF(SUM(K51:K53)=0,&quot;-&quot;,SUM(K51:K53))" table:style-name="ce49">
            <text:p>-</text:p>
          </table:table-cell>
          <table:table-cell office:value-type="string" office:string-value="-" table:formula="msoxl:=  IF(SUM(L51:L53)=0,&quot;-&quot;,SUM(L51:L53))" table:style-name="ce49">
            <text:p>-</text:p>
          </table:table-cell>
          <table:table-cell office:value-type="string" office:string-value="-" table:formula="msoxl:=  IF(SUM(M51:M53)=0,&quot;-&quot;,SUM(M51:M53))" table:style-name="ce49">
            <text:p>-</text:p>
          </table:table-cell>
          <table:table-cell office:value-type="string" office:string-value="-" table:formula="msoxl:=  IF(SUM(N51:N53)=0,&quot;-&quot;,SUM(N51:N53))" table:style-name="ce49">
            <text:p>-</text:p>
          </table:table-cell>
          <table:table-cell office:value-type="string" office:string-value="-" table:formula="msoxl:=  IF(SUM(O51:O53)=0,&quot;-&quot;,SUM(O51:O53))" table:style-name="ce49">
            <text:p>-</text:p>
          </table:table-cell>
          <table:table-cell office:value-type="string" office:string-value="-" table:formula="msoxl:=  IF(SUM(P51:P53)=0,&quot;-&quot;,SUM(P51:P53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float" office:value="115.42821000000001" table:style-name="ce49">
            <text:p>115<text:s/></text:p>
          </table:table-cell>
          <table:table-cell office:value-type="float" office:value="21758.217540000001" table:style-name="ce49">
            <text:p>21,75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49">
            <text:p>-</text:p>
          </table:table-cell>
          <table:table-cell office:value-type="string" office:string-value="-" table:formula="msoxl:=  IF(SUM(D55:D57)=0,&quot;-&quot;,SUM(D55:D57))" table:style-name="ce49">
            <text:p>-</text:p>
          </table:table-cell>
          <table:table-cell office:value-type="string" office:string-value="-" table:formula="msoxl:=  IF(SUM(E55:E57)=0,&quot;-&quot;,SUM(E55:E57))" table:style-name="ce49">
            <text:p>-</text:p>
          </table:table-cell>
          <table:table-cell office:value-type="string" office:string-value="-" table:formula="msoxl:=  IF(SUM(F55:F57)=0,&quot;-&quot;,SUM(F55:F57))" table:style-name="ce49">
            <text:p>-</text:p>
          </table:table-cell>
          <table:table-cell office:value-type="string" office:string-value="-" table:formula="msoxl:=  IF(SUM(G55:G57)=0,&quot;-&quot;,SUM(G55:G57))" table:style-name="ce49">
            <text:p>-</text:p>
          </table:table-cell>
          <table:table-cell office:value-type="string" office:string-value="-" table:formula="msoxl:=  IF(SUM(H55:H57)=0,&quot;-&quot;,SUM(H55:H57))" table:style-name="ce49">
            <text:p>-</text:p>
          </table:table-cell>
          <table:table-cell office:value-type="string" office:string-value="-" table:formula="msoxl:=  IF(SUM(I55:I57)=0,&quot;-&quot;,SUM(I55:I57))" table:style-name="ce49">
            <text:p>-</text:p>
          </table:table-cell>
          <table:table-cell office:value-type="string" office:string-value="-" table:formula="msoxl:=  IF(SUM(J55:J57)=0,&quot;-&quot;,SUM(J55:J57))" table:style-name="ce49">
            <text:p>-</text:p>
          </table:table-cell>
          <table:table-cell office:value-type="string" office:string-value="-" table:formula="msoxl:=  IF(SUM(K55:K57)=0,&quot;-&quot;,SUM(K55:K57))" table:style-name="ce49">
            <text:p>-</text:p>
          </table:table-cell>
          <table:table-cell office:value-type="string" office:string-value="-" table:formula="msoxl:=  IF(SUM(L55:L57)=0,&quot;-&quot;,SUM(L55:L57))" table:style-name="ce49">
            <text:p>-</text:p>
          </table:table-cell>
          <table:table-cell office:value-type="string" office:string-value="-" table:formula="msoxl:=  IF(SUM(M55:M57)=0,&quot;-&quot;,SUM(M55:M57))" table:style-name="ce49">
            <text:p>-</text:p>
          </table:table-cell>
          <table:table-cell office:value-type="string" office:string-value="-" table:formula="msoxl:=  IF(SUM(N55:N57)=0,&quot;-&quot;,SUM(N55:N57))" table:style-name="ce49">
            <text:p>-</text:p>
          </table:table-cell>
          <table:table-cell office:value-type="string" office:string-value="-" table:formula="msoxl:=  IF(SUM(O55:O57)=0,&quot;-&quot;,SUM(O55:O57))" table:style-name="ce49">
            <text:p>-</text:p>
          </table:table-cell>
          <table:table-cell office:value-type="string" office:string-value="-" table:formula="msoxl:=  IF(SUM(P55:P57)=0,&quot;-&quot;,SUM(P55:P57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float" office:value="702.59" table:formula="msoxl:=  IF(SUM(C59,C60,C61,C63)=0,IF(C62=0,&quot;-&quot;,C62),SUM(C59,C60,C61,C63))" table:style-name="ce49">
            <text:p>703<text:s/></text:p>
          </table:table-cell>
          <table:table-cell office:value-type="float" office:value="109657.7825" table:formula="msoxl:=  IF(SUM(D59:D63)=0,&quot;-&quot;,SUM(D59:D63))" table:style-name="ce49">
            <text:p>109,658<text:s/></text:p>
          </table:table-cell>
          <table:table-cell office:value-type="float" office:value="2637.18" table:formula="msoxl:=  IF(SUM(E59,E60,E61,E63)=0,IF(E62=0,&quot;-&quot;,E62),SUM(E59,E60,E61,E63))" table:style-name="ce49">
            <text:p>2,637<text:s/></text:p>
          </table:table-cell>
          <table:table-cell office:value-type="float" office:value="209641.19513000001" table:formula="msoxl:=  IF(SUM(F59:F63)=0,&quot;-&quot;,SUM(F59:F63))" table:style-name="ce49">
            <text:p>209,641<text:s/></text:p>
          </table:table-cell>
          <table:table-cell office:value-type="string" office:string-value="-" table:formula="msoxl:=  IF(SUM(G59,G60,G61,G63)=0,IF(G62=0,&quot;-&quot;,G62),SUM(G59,G60,G61,G63))" table:style-name="ce49">
            <text:p>-</text:p>
          </table:table-cell>
          <table:table-cell office:value-type="string" office:string-value="-" table:formula="msoxl:=  IF(SUM(H59:H63)=0,&quot;-&quot;,SUM(H59:H63))" table:style-name="ce49">
            <text:p>-</text:p>
          </table:table-cell>
          <table:table-cell office:value-type="string" office:string-value="-" table:formula="msoxl:=  IF(SUM(I59,I60,I61,I63)=0,IF(I62=0,&quot;-&quot;,I62),SUM(I59,I60,I61,I63))" table:style-name="ce49">
            <text:p>-</text:p>
          </table:table-cell>
          <table:table-cell office:value-type="string" office:string-value="-" table:formula="msoxl:=  IF(SUM(J59:J63)=0,&quot;-&quot;,SUM(J59:J63))" table:style-name="ce49">
            <text:p>-</text:p>
          </table:table-cell>
          <table:table-cell office:value-type="float" office:value="4136.8850000000002" table:formula="msoxl:=  IF(SUM(K59,K60,K61,K63)=0,IF(K62=0,&quot;-&quot;,K62),SUM(K59,K60,K61,K63))" table:style-name="ce49">
            <text:p>4,137<text:s/></text:p>
          </table:table-cell>
          <table:table-cell office:value-type="float" office:value="922215.20550000004" table:formula="msoxl:=  IF(SUM(L59:L63)=0,&quot;-&quot;,SUM(L59:L63))" table:style-name="ce49">
            <text:p>922,215<text:s/></text:p>
          </table:table-cell>
          <table:table-cell office:value-type="string" office:string-value="-" table:formula="msoxl:=  IF(SUM(M59,M60,M61,M63)=0,IF(M62=0,&quot;-&quot;,M62),SUM(M59,M60,M61,M63))" table:style-name="ce49">
            <text:p>-</text:p>
          </table:table-cell>
          <table:table-cell office:value-type="string" office:string-value="-" table:formula="msoxl:=  IF(SUM(N59:N63)=0,&quot;-&quot;,SUM(N59:N63))" table:style-name="ce49">
            <text:p>-</text:p>
          </table:table-cell>
          <table:table-cell office:value-type="string" office:string-value="-" table:formula="msoxl:=  IF(SUM(O59,O60,O61,O63)=0,IF(O62=0,&quot;-&quot;,O62),SUM(O59,O60,O61,O63))" table:style-name="ce49">
            <text:p>-</text:p>
          </table:table-cell>
          <table:table-cell office:value-type="string" office:string-value="-" table:formula="msoxl:=  IF(SUM(P59:P63)=0,&quot;-&quot;,SUM(P59:P63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float" office:value="702.59" table:style-name="ce49">
            <text:p>703<text:s/></text:p>
          </table:table-cell>
          <table:table-cell office:value-type="float" office:value="109657.7825" table:style-name="ce49">
            <text:p>109,658<text:s/></text:p>
          </table:table-cell>
          <table:table-cell office:value-type="float" office:value="2076.87" table:style-name="ce49">
            <text:p>2,077<text:s/></text:p>
          </table:table-cell>
          <table:table-cell office:value-type="float" office:value="165444.98173" table:style-name="ce49">
            <text:p>165,44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136.8850000000002" table:style-name="ce49">
            <text:p>4,137<text:s/></text:p>
          </table:table-cell>
          <table:table-cell office:value-type="float" office:value="922215.20550000004" table:style-name="ce49">
            <text:p>922,21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560.30999999999995" table:style-name="ce49">
            <text:p>560<text:s/></text:p>
          </table:table-cell>
          <table:table-cell office:value-type="float" office:value="44196.213400000001" table:style-name="ce49">
            <text:p>44,196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77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the grand total.</text:p>
          </table:table-cell>
          <table:covered-table-cell table:number-columns-repeated="9"/>
          <table:table-cell table:number-columns-repeated="16368" table:style-name="ce76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99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01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21">
            <text:p>Value：Thousand NT $</text:p>
          </table:table-cell>
          <table:table-cell table:number-columns-repeated="16371" table:style-name="ce1"/>
        </table:table-row>
        <table:table-row table:style-name="ro2">
          <table:table-cell table:style-name="ce7"/>
          <table:table-cell office:value-type="string" table:number-columns-spanned="1" table:number-rows-spanned="3" table:style-name="ce187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6" draw:style-name="a6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7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10"/>
          <table:covered-table-cell/>
          <table:table-cell table:style-name="ce30"/>
          <table:table-cell table:style-name="ce29"/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number-columns-spanned="2" table:number-rows-spanned="1" table:style-name="ce174">
            <text:p>鯖 <text:s text:c="5"/>科</text:p>
          </table:table-cell>
          <table:covered-table-cell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77">
            <text:p>白 <text:s/>帶 <text:s/>魚</text:p>
          </table:table-cell>
          <table:covered-table-cell/>
          <table:table-cell office:value-type="string" table:number-columns-spanned="2" table:number-rows-spanned="1" table:style-name="ce179">
            <text:p>鱰</text:p>
          </table:table-cell>
          <table:covered-table-cell/>
          <table:table-cell office:value-type="string" table:number-columns-spanned="2" table:number-rows-spanned="1" table:style-name="ce179">
            <text:p>丁 <text:s text:c="6"/>香</text:p>
          </table:table-cell>
          <table:covered-table-cell/>
          <table:table-cell office:value-type="string" table:number-columns-spanned="2" table:number-rows-spanned="1" table:style-name="ce179">
            <text:p>其他鰮類</text:p>
          </table:table-cell>
          <table:covered-table-cell/>
          <table:table-cell office:value-type="string" table:number-columns-spanned="2" table:number-rows-spanned="1" table:style-name="ce179">
            <text:p>鱙 <text:s text:c="6"/>仔</text:p>
          </table:table-cell>
          <table:covered-table-cell/>
          <table:table-cell office:value-type="string" table:number-columns-spanned="2" table:number-rows-spanned="1" table:style-name="ce179">
            <text:p>魩 <text:s text:c="6"/>仔</text:p>
          </table:table-cell>
          <table:covered-table-cell/>
          <table:table-cell office:value-type="string" table:number-columns-spanned="2" table:number-rows-spanned="1" table:style-name="ce178">
            <text:p>小計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89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64">
            <text:p>4300</text:p>
          </table:table-cell>
          <table:covered-table-cell/>
          <table:table-cell office:value-type="string" table:number-columns-spanned="2" table:number-rows-spanned="1" table:style-name="ce161">
            <text:p>4400</text:p>
          </table:table-cell>
          <table:covered-table-cell/>
          <table:table-cell office:value-type="string" table:number-columns-spanned="2" table:number-rows-spanned="1" table:style-name="ce161">
            <text:p>4605</text:p>
          </table:table-cell>
          <table:covered-table-cell/>
          <table:table-cell office:value-type="string" table:number-columns-spanned="2" table:number-rows-spanned="1" table:style-name="ce161">
            <text:p>4699</text:p>
          </table:table-cell>
          <table:covered-table-cell/>
          <table:table-cell office:value-type="string" table:number-columns-spanned="2" table:number-rows-spanned="1" table:style-name="ce161">
            <text:p>4602</text:p>
          </table:table-cell>
          <table:covered-table-cell/>
          <table:table-cell office:value-type="string" table:number-columns-spanned="2" table:number-rows-spanned="1" table:style-name="ce161">
            <text:p>4603</text:p>
          </table:table-cell>
          <table:covered-table-cell/>
          <table:table-cell office:value-type="string" table:number-columns-spanned="2" table:number-rows-spanned="1" table:style-name="ce161">
            <text:p>Sub Total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4553.6497400000007" table:formula="msoxl:=  IF(SUM(C11,C19,C36,C50,C54,C58)=0,&quot;-&quot;,SUM(C11,C19,C36,C50,C54,C58))" table:style-name="ce49">
            <text:p>4,554<text:s/></text:p>
          </table:table-cell>
          <table:table-cell office:value-type="float" office:value="507288.7169900001" table:formula="msoxl:=  IF(SUM(D11,D19,D36,D50,D54,D58)=0,&quot;-&quot;,SUM(D11,D19,D36,D50,D54,D58))" table:style-name="ce49">
            <text:p>507,289<text:s/></text:p>
          </table:table-cell>
          <table:table-cell office:value-type="float" office:value="9631.9033999999992" table:formula="msoxl:=  IF(SUM(E11,E19,E36,E50,E54,E58)=0,&quot;-&quot;,SUM(E11,E19,E36,E50,E54,E58))" table:style-name="ce49">
            <text:p>9,632<text:s/></text:p>
          </table:table-cell>
          <table:table-cell office:value-type="float" office:value="598790.75277000002" table:formula="msoxl:=  IF(SUM(F11,F19,F36,F50,F54,F58)=0,&quot;-&quot;,SUM(F11,F19,F36,F50,F54,F58))" table:style-name="ce49">
            <text:p>598,791<text:s/></text:p>
          </table:table-cell>
          <table:table-cell office:value-type="float" office:value="99.147800000000004" table:formula="msoxl:=  IF(SUM(G11,G19,G36,G50,G54,G58)=0,&quot;-&quot;,SUM(G11,G19,G36,G50,G54,G58))" table:style-name="ce49">
            <text:p>99<text:s/></text:p>
          </table:table-cell>
          <table:table-cell office:value-type="float" office:value="12656.153549999999" table:formula="msoxl:=  IF(SUM(H11,H19,H36,H50,H54,H58)=0,&quot;-&quot;,SUM(H11,H19,H36,H50,H54,H58))" table:style-name="ce49">
            <text:p>12,656<text:s/></text:p>
          </table:table-cell>
          <table:table-cell office:value-type="float" office:value="838.86149999999998" table:formula="msoxl:=  IF(SUM(I11,I19,I36,I50,I54,I58)=0,&quot;-&quot;,SUM(I11,I19,I36,I50,I54,I58))" table:style-name="ce49">
            <text:p>839<text:s/></text:p>
          </table:table-cell>
          <table:table-cell office:value-type="float" office:value="56563.339399999997" table:formula="msoxl:=  IF(SUM(J11,J19,J36,J50,J54,J58)=0,&quot;-&quot;,SUM(J11,J19,J36,J50,J54,J58))" table:style-name="ce49">
            <text:p>56,563<text:s/></text:p>
          </table:table-cell>
          <table:table-cell office:value-type="float" office:value="89.814700000000002" table:formula="msoxl:=  IF(SUM(K11,K19,K36,K50,K54,K58)=0,&quot;-&quot;,SUM(K11,K19,K36,K50,K54,K58))" table:style-name="ce49">
            <text:p>90<text:s/></text:p>
          </table:table-cell>
          <table:table-cell office:value-type="float" office:value="4506.4376500000008" table:formula="msoxl:=  IF(SUM(L11,L19,L36,L50,L54,L58)=0,&quot;-&quot;,SUM(L11,L19,L36,L50,L54,L58))" table:style-name="ce49">
            <text:p>4,506<text:s/></text:p>
          </table:table-cell>
          <table:table-cell office:value-type="float" office:value="1166.80098" table:formula="msoxl:=  IF(SUM(M11,M19,M36,M50,M54,M58)=0,&quot;-&quot;,SUM(M11,M19,M36,M50,M54,M58))" table:style-name="ce49">
            <text:p>1,167<text:s/></text:p>
          </table:table-cell>
          <table:table-cell office:value-type="float" office:value="191854.56743999998" table:formula="msoxl:=  IF(SUM(N11,N19,N36,N50,N54,N58)=0,&quot;-&quot;,SUM(N11,N19,N36,N50,N54,N58))" table:style-name="ce49">
            <text:p>191,855<text:s/></text:p>
          </table:table-cell>
          <table:table-cell office:value-type="float" office:value="420028.59208000009" table:formula="msoxl:=IF(SUM('漁業生產量值-漁業種類別魚類別生產量值7'!C10,'漁業生產量值-漁業種類別魚類別生產量值7'!E10,'漁業生產量值-漁業種類別魚類別生產量值7'!G10,'漁業生產量值-漁業種類別魚類別生產量值7'!I10,'漁業生產量值-漁業種類別魚類別生產量值7'!K10,'漁業生產量值-漁業種類別魚類別生產量值7'!M10,'漁業生產量值-漁業種類別魚類別生產量值7'!O10,'漁業生產量值-漁業種類別魚類別生產量值8'!C10,'漁業生產量值-漁業種類別魚類別生產量值8'!E10,'漁業生產量值-漁業種類別魚類別生產量值8'!G10,'漁業生產量值-漁業種類別魚類別生產量值8'!I10,'漁業生產量值-漁業種類別魚類別生產量值8'!K10,'漁業生產量值-漁業種類別魚類別生產量值8'!M10,'漁業生產量值-漁業種類別魚類別生產量值8'!O10)=0,&quot;-&quot;,SUM('漁業生產量值-漁業種類別魚類別生產量值7'!C10,'漁業生產量值-漁業種類別魚類別生產量值7'!E10,'漁業生產量值-漁業種類別魚類別生產量值7'!G10,'漁業生產量值-漁業種類別魚類別生產量值7'!I10,'漁業生產量值-漁業種類別魚類別生產量值7'!K10,'漁業生產量值-漁業種類別魚類別生產量值7'!M10,'漁業生產量值-漁業種類別魚類別生產量值7'!O10,'漁業生產量值-漁業種類別魚類別生產量值8'!C10,'漁業生產量值-漁業種類別魚類別生產量值8'!E10,'漁業生產量值-漁業種類別魚類別生產量值8'!G10,'漁業生產量值-漁業種類別魚類別生產量值8'!I10,'漁業生產量值-漁業種類別魚類別生產量值8'!K10,'漁業生產量值-漁業種類別魚類別生產量值8'!M10,'漁業生產量值-漁業種類別魚類別生產量值8'!O10))" table:style-name="ce19">
            <text:p>420,029<text:s/></text:p>
          </table:table-cell>
          <table:table-cell office:value-type="float" office:value="32937733.105379999" table:formula="msoxl:=IF(SUM('漁業生產量值-漁業種類別魚類別生產量值7'!D10,'漁業生產量值-漁業種類別魚類別生產量值7'!F10,'漁業生產量值-漁業種類別魚類別生產量值7'!H10,'漁業生產量值-漁業種類別魚類別生產量值7'!J10,'漁業生產量值-漁業種類別魚類別生產量值7'!L10,'漁業生產量值-漁業種類別魚類別生產量值7'!N10,'漁業生產量值-漁業種類別魚類別生產量值7'!P10,'漁業生產量值-漁業種類別魚類別生產量值8'!D10,'漁業生產量值-漁業種類別魚類別生產量值8'!F10,'漁業生產量值-漁業種類別魚類別生產量值8'!H10,'漁業生產量值-漁業種類別魚類別生產量值8'!J10,'漁業生產量值-漁業種類別魚類別生產量值8'!L10,'漁業生產量值-漁業種類別魚類別生產量值8'!N10,'漁業生產量值-漁業種類別魚類別生產量值8'!P10)=0,&quot;-&quot;,SUM('漁業生產量值-漁業種類別魚類別生產量值7'!D10,'漁業生產量值-漁業種類別魚類別生產量值7'!F10,'漁業生產量值-漁業種類別魚類別生產量值7'!H10,'漁業生產量值-漁業種類別魚類別生產量值7'!J10,'漁業生產量值-漁業種類別魚類別生產量值7'!L10,'漁業生產量值-漁業種類別魚類別生產量值7'!N10,'漁業生產量值-漁業種類別魚類別生產量值7'!P10,'漁業生產量值-漁業種類別魚類別生產量值8'!D10,'漁業生產量值-漁業種類別魚類別生產量值8'!F10,'漁業生產量值-漁業種類別魚類別生產量值8'!H10,'漁業生產量值-漁業種類別魚類別生產量值8'!J10,'漁業生產量值-漁業種類別魚類別生產量值8'!L10,'漁業生產量值-漁業種類別魚類別生產量值8'!N10,'漁業生產量值-漁業種類別魚類別生產量值8'!P10))" table:style-name="ce19">
            <text:p>32,937,73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1213.22" table:formula="msoxl:=  IF(SUM(C12:C18)=0,&quot;-&quot;,SUM(C12:C18))" table:style-name="ce49">
            <text:p>1,213<text:s/></text:p>
          </table:table-cell>
          <table:table-cell office:value-type="float" office:value="102273.68799999999" table:formula="msoxl:=  IF(SUM(D12:D18)=0,&quot;-&quot;,SUM(D12:D18))" table:style-name="ce49">
            <text:p>102,274<text:s/></text:p>
          </table:table-cell>
          <table:table-cell office:value-type="float" office:value="5036.893" table:formula="msoxl:=  IF(SUM(E12:E18)=0,&quot;-&quot;,SUM(E12:E18))" table:style-name="ce49">
            <text:p>5,037<text:s/></text:p>
          </table:table-cell>
          <table:table-cell office:value-type="float" office:value="252996.62411999999" table:formula="msoxl:=  IF(SUM(F12:F18)=0,&quot;-&quot;,SUM(F12:F18))" table:style-name="ce49">
            <text:p>252,997<text:s/></text:p>
          </table:table-cell>
          <table:table-cell office:value-type="string" office:string-value="-" table:formula="msoxl:=  IF(SUM(G12:G18)=0,&quot;-&quot;,SUM(G12:G18))" table:style-name="ce49">
            <text:p>-</text:p>
          </table:table-cell>
          <table:table-cell office:value-type="string" office:string-value="-" table:formula="msoxl:=  IF(SUM(H12:H18)=0,&quot;-&quot;,SUM(H12:H18))" table:style-name="ce49">
            <text:p>-</text:p>
          </table:table-cell>
          <table:table-cell office:value-type="string" office:string-value="-" table:formula="msoxl:=  IF(SUM(I12:I18)=0,&quot;-&quot;,SUM(I12:I18))" table:style-name="ce49">
            <text:p>-</text:p>
          </table:table-cell>
          <table:table-cell office:value-type="string" office:string-value="-" table:formula="msoxl:=  IF(SUM(J12:J18)=0,&quot;-&quot;,SUM(J12:J18))" table:style-name="ce49">
            <text:p>-</text:p>
          </table:table-cell>
          <table:table-cell office:value-type="string" office:string-value="-" table:formula="msoxl:=  IF(SUM(K12:K18)=0,&quot;-&quot;,SUM(K12:K18))" table:style-name="ce49">
            <text:p>-</text:p>
          </table:table-cell>
          <table:table-cell office:value-type="string" office:string-value="-" table:formula="msoxl:=  IF(SUM(L12:L18)=0,&quot;-&quot;,SUM(L12:L18))" table:style-name="ce49">
            <text:p>-</text:p>
          </table:table-cell>
          <table:table-cell office:value-type="string" office:string-value="-" table:formula="msoxl:=  IF(SUM(M12:M18)=0,&quot;-&quot;,SUM(M12:M18))" table:style-name="ce49">
            <text:p>-</text:p>
          </table:table-cell>
          <table:table-cell office:value-type="string" office:string-value="-" table:formula="msoxl:=  IF(SUM(N12:N18)=0,&quot;-&quot;,SUM(N12:N18))" table:style-name="ce49">
            <text:p>-</text:p>
          </table:table-cell>
          <table:table-cell office:value-type="float" office:value="349641.76380000002" table:formula="msoxl:=IF(SUM('漁業生產量值-漁業種類別魚類別生產量值7'!C11,'漁業生產量值-漁業種類別魚類別生產量值7'!E11,'漁業生產量值-漁業種類別魚類別生產量值7'!G11,'漁業生產量值-漁業種類別魚類別生產量值7'!I11,'漁業生產量值-漁業種類別魚類別生產量值7'!K11,'漁業生產量值-漁業種類別魚類別生產量值7'!M11,'漁業生產量值-漁業種類別魚類別生產量值7'!O11,'漁業生產量值-漁業種類別魚類別生產量值8'!C11,'漁業生產量值-漁業種類別魚類別生產量值8'!E11,'漁業生產量值-漁業種類別魚類別生產量值8'!G11,'漁業生產量值-漁業種類別魚類別生產量值8'!I11,'漁業生產量值-漁業種類別魚類別生產量值8'!K11,'漁業生產量值-漁業種類別魚類別生產量值8'!M11,'漁業生產量值-漁業種類別魚類別生產量值8'!O11)=0,&quot;-&quot;,SUM('漁業生產量值-漁業種類別魚類別生產量值7'!C11,'漁業生產量值-漁業種類別魚類別生產量值7'!E11,'漁業生產量值-漁業種類別魚類別生產量值7'!G11,'漁業生產量值-漁業種類別魚類別生產量值7'!I11,'漁業生產量值-漁業種類別魚類別生產量值7'!K11,'漁業生產量值-漁業種類別魚類別生產量值7'!M11,'漁業生產量值-漁業種類別魚類別生產量值7'!O11,'漁業生產量值-漁業種類別魚類別生產量值8'!C11,'漁業生產量值-漁業種類別魚類別生產量值8'!E11,'漁業生產量值-漁業種類別魚類別生產量值8'!G11,'漁業生產量值-漁業種類別魚類別生產量值8'!I11,'漁業生產量值-漁業種類別魚類別生產量值8'!K11,'漁業生產量值-漁業種類別魚類別生產量值8'!M11,'漁業生產量值-漁業種類別魚類別生產量值8'!O11))" table:style-name="ce19">
            <text:p>349,642<text:s/></text:p>
          </table:table-cell>
          <table:table-cell office:value-type="float" office:value="27172453.049090005" table:formula="msoxl:=IF(SUM('漁業生產量值-漁業種類別魚類別生產量值7'!D11,'漁業生產量值-漁業種類別魚類別生產量值7'!F11,'漁業生產量值-漁業種類別魚類別生產量值7'!H11,'漁業生產量值-漁業種類別魚類別生產量值7'!J11,'漁業生產量值-漁業種類別魚類別生產量值7'!L11,'漁業生產量值-漁業種類別魚類別生產量值7'!N11,'漁業生產量值-漁業種類別魚類別生產量值7'!P11,'漁業生產量值-漁業種類別魚類別生產量值8'!D11,'漁業生產量值-漁業種類別魚類別生產量值8'!F11,'漁業生產量值-漁業種類別魚類別生產量值8'!H11,'漁業生產量值-漁業種類別魚類別生產量值8'!J11,'漁業生產量值-漁業種類別魚類別生產量值8'!L11,'漁業生產量值-漁業種類別魚類別生產量值8'!N11,'漁業生產量值-漁業種類別魚類別生產量值8'!P11)=0,&quot;-&quot;,SUM('漁業生產量值-漁業種類別魚類別生產量值7'!D11,'漁業生產量值-漁業種類別魚類別生產量值7'!F11,'漁業生產量值-漁業種類別魚類別生產量值7'!H11,'漁業生產量值-漁業種類別魚類別生產量值7'!J11,'漁業生產量值-漁業種類別魚類別生產量值7'!L11,'漁業生產量值-漁業種類別魚類別生產量值7'!N11,'漁業生產量值-漁業種類別魚類別生產量值7'!P11,'漁業生產量值-漁業種類別魚類別生產量值8'!D11,'漁業生產量值-漁業種類別魚類別生產量值8'!F11,'漁業生產量值-漁業種類別魚類別生產量值8'!H11,'漁業生產量值-漁業種類別魚類別生產量值8'!J11,'漁業生產量值-漁業種類別魚類別生產量值8'!L11,'漁業生產量值-漁業種類別魚類別生產量值8'!N11,'漁業生產量值-漁業種類別魚類別生產量值8'!P11))" table:style-name="ce19">
            <text:p>27,172,45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float" office:value="1213.22" table:style-name="ce49">
            <text:p>1,213<text:s/></text:p>
          </table:table-cell>
          <table:table-cell office:value-type="float" office:value="102273.68799999999" table:style-name="ce49">
            <text:p>102,27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7'!C12,'漁業生產量值-漁業種類別魚類別生產量值7'!E12,'漁業生產量值-漁業種類別魚類別生產量值7'!G12,'漁業生產量值-漁業種類別魚類別生產量值7'!I12,'漁業生產量值-漁業種類別魚類別生產量值7'!K12,'漁業生產量值-漁業種類別魚類別生產量值7'!M12,'漁業生產量值-漁業種類別魚類別生產量值7'!O12,'漁業生產量值-漁業種類別魚類別生產量值8'!C12,'漁業生產量值-漁業種類別魚類別生產量值8'!E12,'漁業生產量值-漁業種類別魚類別生產量值8'!G12,'漁業生產量值-漁業種類別魚類別生產量值8'!I12,'漁業生產量值-漁業種類別魚類別生產量值8'!K12,'漁業生產量值-漁業種類別魚類別生產量值8'!M12,'漁業生產量值-漁業種類別魚類別生產量值8'!O12)=0,&quot;-&quot;,SUM('漁業生產量值-漁業種類別魚類別生產量值7'!C12,'漁業生產量值-漁業種類別魚類別生產量值7'!E12,'漁業生產量值-漁業種類別魚類別生產量值7'!G12,'漁業生產量值-漁業種類別魚類別生產量值7'!I12,'漁業生產量值-漁業種類別魚類別生產量值7'!K12,'漁業生產量值-漁業種類別魚類別生產量值7'!M12,'漁業生產量值-漁業種類別魚類別生產量值7'!O12,'漁業生產量值-漁業種類別魚類別生產量值8'!C12,'漁業生產量值-漁業種類別魚類別生產量值8'!E12,'漁業生產量值-漁業種類別魚類別生產量值8'!G12,'漁業生產量值-漁業種類別魚類別生產量值8'!I12,'漁業生產量值-漁業種類別魚類別生產量值8'!K12,'漁業生產量值-漁業種類別魚類別生產量值8'!M12,'漁業生產量值-漁業種類別魚類別生產量值8'!O12))" table:style-name="ce19">
            <text:p>-</text:p>
          </table:table-cell>
          <table:table-cell office:value-type="string" office:string-value="-" table:formula="msoxl:=IF(SUM('漁業生產量值-漁業種類別魚類別生產量值7'!D12,'漁業生產量值-漁業種類別魚類別生產量值7'!F12,'漁業生產量值-漁業種類別魚類別生產量值7'!H12,'漁業生產量值-漁業種類別魚類別生產量值7'!J12,'漁業生產量值-漁業種類別魚類別生產量值7'!L12,'漁業生產量值-漁業種類別魚類別生產量值7'!N12,'漁業生產量值-漁業種類別魚類別生產量值7'!P12,'漁業生產量值-漁業種類別魚類別生產量值8'!D12,'漁業生產量值-漁業種類別魚類別生產量值8'!F12,'漁業生產量值-漁業種類別魚類別生產量值8'!H12,'漁業生產量值-漁業種類別魚類別生產量值8'!J12,'漁業生產量值-漁業種類別魚類別生產量值8'!L12,'漁業生產量值-漁業種類別魚類別生產量值8'!N12,'漁業生產量值-漁業種類別魚類別生產量值8'!P12)=0,&quot;-&quot;,SUM('漁業生產量值-漁業種類別魚類別生產量值7'!D12,'漁業生產量值-漁業種類別魚類別生產量值7'!F12,'漁業生產量值-漁業種類別魚類別生產量值7'!H12,'漁業生產量值-漁業種類別魚類別生產量值7'!J12,'漁業生產量值-漁業種類別魚類別生產量值7'!L12,'漁業生產量值-漁業種類別魚類別生產量值7'!N12,'漁業生產量值-漁業種類別魚類別生產量值7'!P12,'漁業生產量值-漁業種類別魚類別生產量值8'!D12,'漁業生產量值-漁業種類別魚類別生產量值8'!F12,'漁業生產量值-漁業種類別魚類別生產量值8'!H12,'漁業生產量值-漁業種類別魚類別生產量值8'!J12,'漁業生產量值-漁業種類別魚類別生產量值8'!L12,'漁業生產量值-漁業種類別魚類別生產量值8'!N12,'漁業生產量值-漁業種類別魚類別生產量值8'!P12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7'!C13,'漁業生產量值-漁業種類別魚類別生產量值7'!E13,'漁業生產量值-漁業種類別魚類別生產量值7'!G13,'漁業生產量值-漁業種類別魚類別生產量值7'!I13,'漁業生產量值-漁業種類別魚類別生產量值7'!K13,'漁業生產量值-漁業種類別魚類別生產量值7'!M13,'漁業生產量值-漁業種類別魚類別生產量值7'!O13,'漁業生產量值-漁業種類別魚類別生產量值8'!C13,'漁業生產量值-漁業種類別魚類別生產量值8'!E13,'漁業生產量值-漁業種類別魚類別生產量值8'!G13,'漁業生產量值-漁業種類別魚類別生產量值8'!I13,'漁業生產量值-漁業種類別魚類別生產量值8'!K13,'漁業生產量值-漁業種類別魚類別生產量值8'!M13,'漁業生產量值-漁業種類別魚類別生產量值8'!O13)=0,&quot;-&quot;,SUM('漁業生產量值-漁業種類別魚類別生產量值7'!C13,'漁業生產量值-漁業種類別魚類別生產量值7'!E13,'漁業生產量值-漁業種類別魚類別生產量值7'!G13,'漁業生產量值-漁業種類別魚類別生產量值7'!I13,'漁業生產量值-漁業種類別魚類別生產量值7'!K13,'漁業生產量值-漁業種類別魚類別生產量值7'!M13,'漁業生產量值-漁業種類別魚類別生產量值7'!O13,'漁業生產量值-漁業種類別魚類別生產量值8'!C13,'漁業生產量值-漁業種類別魚類別生產量值8'!E13,'漁業生產量值-漁業種類別魚類別生產量值8'!G13,'漁業生產量值-漁業種類別魚類別生產量值8'!I13,'漁業生產量值-漁業種類別魚類別生產量值8'!K13,'漁業生產量值-漁業種類別魚類別生產量值8'!M13,'漁業生產量值-漁業種類別魚類別生產量值8'!O13))" table:style-name="ce19">
            <text:p>-</text:p>
          </table:table-cell>
          <table:table-cell office:value-type="string" office:string-value="-" table:formula="msoxl:=IF(SUM('漁業生產量值-漁業種類別魚類別生產量值7'!D13,'漁業生產量值-漁業種類別魚類別生產量值7'!F13,'漁業生產量值-漁業種類別魚類別生產量值7'!H13,'漁業生產量值-漁業種類別魚類別生產量值7'!J13,'漁業生產量值-漁業種類別魚類別生產量值7'!L13,'漁業生產量值-漁業種類別魚類別生產量值7'!N13,'漁業生產量值-漁業種類別魚類別生產量值7'!P13,'漁業生產量值-漁業種類別魚類別生產量值8'!D13,'漁業生產量值-漁業種類別魚類別生產量值8'!F13,'漁業生產量值-漁業種類別魚類別生產量值8'!H13,'漁業生產量值-漁業種類別魚類別生產量值8'!J13,'漁業生產量值-漁業種類別魚類別生產量值8'!L13,'漁業生產量值-漁業種類別魚類別生產量值8'!N13,'漁業生產量值-漁業種類別魚類別生產量值8'!P13)=0,&quot;-&quot;,SUM('漁業生產量值-漁業種類別魚類別生產量值7'!D13,'漁業生產量值-漁業種類別魚類別生產量值7'!F13,'漁業生產量值-漁業種類別魚類別生產量值7'!H13,'漁業生產量值-漁業種類別魚類別生產量值7'!J13,'漁業生產量值-漁業種類別魚類別生產量值7'!L13,'漁業生產量值-漁業種類別魚類別生產量值7'!N13,'漁業生產量值-漁業種類別魚類別生產量值7'!P13,'漁業生產量值-漁業種類別魚類別生產量值8'!D13,'漁業生產量值-漁業種類別魚類別生產量值8'!F13,'漁業生產量值-漁業種類別魚類別生產量值8'!H13,'漁業生產量值-漁業種類別魚類別生產量值8'!J13,'漁業生產量值-漁業種類別魚類別生產量值8'!L13,'漁業生產量值-漁業種類別魚類別生產量值8'!N13,'漁業生產量值-漁業種類別魚類別生產量值8'!P13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12484.37127" table:formula="msoxl:=IF(SUM('漁業生產量值-漁業種類別魚類別生產量值7'!C14,'漁業生產量值-漁業種類別魚類別生產量值7'!E14,'漁業生產量值-漁業種類別魚類別生產量值7'!G14,'漁業生產量值-漁業種類別魚類別生產量值7'!I14,'漁業生產量值-漁業種類別魚類別生產量值7'!K14,'漁業生產量值-漁業種類別魚類別生產量值7'!M14,'漁業生產量值-漁業種類別魚類別生產量值7'!O14,'漁業生產量值-漁業種類別魚類別生產量值8'!C14,'漁業生產量值-漁業種類別魚類別生產量值8'!E14,'漁業生產量值-漁業種類別魚類別生產量值8'!G14,'漁業生產量值-漁業種類別魚類別生產量值8'!I14,'漁業生產量值-漁業種類別魚類別生產量值8'!K14,'漁業生產量值-漁業種類別魚類別生產量值8'!M14,'漁業生產量值-漁業種類別魚類別生產量值8'!O14)=0,&quot;-&quot;,SUM('漁業生產量值-漁業種類別魚類別生產量值7'!C14,'漁業生產量值-漁業種類別魚類別生產量值7'!E14,'漁業生產量值-漁業種類別魚類別生產量值7'!G14,'漁業生產量值-漁業種類別魚類別生產量值7'!I14,'漁業生產量值-漁業種類別魚類別生產量值7'!K14,'漁業生產量值-漁業種類別魚類別生產量值7'!M14,'漁業生產量值-漁業種類別魚類別生產量值7'!O14,'漁業生產量值-漁業種類別魚類別生產量值8'!C14,'漁業生產量值-漁業種類別魚類別生產量值8'!E14,'漁業生產量值-漁業種類別魚類別生產量值8'!G14,'漁業生產量值-漁業種類別魚類別生產量值8'!I14,'漁業生產量值-漁業種類別魚類別生產量值8'!K14,'漁業生產量值-漁業種類別魚類別生產量值8'!M14,'漁業生產量值-漁業種類別魚類別生產量值8'!O14))" table:style-name="ce19">
            <text:p>212,484<text:s/></text:p>
          </table:table-cell>
          <table:table-cell office:value-type="float" office:value="10665570.554710001" table:formula="msoxl:=IF(SUM('漁業生產量值-漁業種類別魚類別生產量值7'!D14,'漁業生產量值-漁業種類別魚類別生產量值7'!F14,'漁業生產量值-漁業種類別魚類別生產量值7'!H14,'漁業生產量值-漁業種類別魚類別生產量值7'!J14,'漁業生產量值-漁業種類別魚類別生產量值7'!L14,'漁業生產量值-漁業種類別魚類別生產量值7'!N14,'漁業生產量值-漁業種類別魚類別生產量值7'!P14,'漁業生產量值-漁業種類別魚類別生產量值8'!D14,'漁業生產量值-漁業種類別魚類別生產量值8'!F14,'漁業生產量值-漁業種類別魚類別生產量值8'!H14,'漁業生產量值-漁業種類別魚類別生產量值8'!J14,'漁業生產量值-漁業種類別魚類別生產量值8'!L14,'漁業生產量值-漁業種類別魚類別生產量值8'!N14,'漁業生產量值-漁業種類別魚類別生產量值8'!P14)=0,&quot;-&quot;,SUM('漁業生產量值-漁業種類別魚類別生產量值7'!D14,'漁業生產量值-漁業種類別魚類別生產量值7'!F14,'漁業生產量值-漁業種類別魚類別生產量值7'!H14,'漁業生產量值-漁業種類別魚類別生產量值7'!J14,'漁業生產量值-漁業種類別魚類別生產量值7'!L14,'漁業生產量值-漁業種類別魚類別生產量值7'!N14,'漁業生產量值-漁業種類別魚類別生產量值7'!P14,'漁業生產量值-漁業種類別魚類別生產量值8'!D14,'漁業生產量值-漁業種類別魚類別生產量值8'!F14,'漁業生產量值-漁業種類別魚類別生產量值8'!H14,'漁業生產量值-漁業種類別魚類別生產量值8'!J14,'漁業生產量值-漁業種類別魚類別生產量值8'!L14,'漁業生產量值-漁業種類別魚類別生產量值8'!N14,'漁業生產量值-漁業種類別魚類別生產量值8'!P14))" table:style-name="ce19">
            <text:p>10,665,57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5036.893" table:style-name="ce49">
            <text:p>5,037<text:s/></text:p>
          </table:table-cell>
          <table:table-cell office:value-type="float" office:value="252996.62411999999" table:style-name="ce49">
            <text:p>252,997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37157.39253000001" table:formula="msoxl:=IF(SUM('漁業生產量值-漁業種類別魚類別生產量值7'!C15,'漁業生產量值-漁業種類別魚類別生產量值7'!E15,'漁業生產量值-漁業種類別魚類別生產量值7'!G15,'漁業生產量值-漁業種類別魚類別生產量值7'!I15,'漁業生產量值-漁業種類別魚類別生產量值7'!K15,'漁業生產量值-漁業種類別魚類別生產量值7'!M15,'漁業生產量值-漁業種類別魚類別生產量值7'!O15,'漁業生產量值-漁業種類別魚類別生產量值8'!C15,'漁業生產量值-漁業種類別魚類別生產量值8'!E15,'漁業生產量值-漁業種類別魚類別生產量值8'!G15,'漁業生產量值-漁業種類別魚類別生產量值8'!I15,'漁業生產量值-漁業種類別魚類別生產量值8'!K15,'漁業生產量值-漁業種類別魚類別生產量值8'!M15,'漁業生產量值-漁業種類別魚類別生產量值8'!O15)=0,&quot;-&quot;,SUM('漁業生產量值-漁業種類別魚類別生產量值7'!C15,'漁業生產量值-漁業種類別魚類別生產量值7'!E15,'漁業生產量值-漁業種類別魚類別生產量值7'!G15,'漁業生產量值-漁業種類別魚類別生產量值7'!I15,'漁業生產量值-漁業種類別魚類別生產量值7'!K15,'漁業生產量值-漁業種類別魚類別生產量值7'!M15,'漁業生產量值-漁業種類別魚類別生產量值7'!O15,'漁業生產量值-漁業種類別魚類別生產量值8'!C15,'漁業生產量值-漁業種類別魚類別生產量值8'!E15,'漁業生產量值-漁業種類別魚類別生產量值8'!G15,'漁業生產量值-漁業種類別魚類別生產量值8'!I15,'漁業生產量值-漁業種類別魚類別生產量值8'!K15,'漁業生產量值-漁業種類別魚類別生產量值8'!M15,'漁業生產量值-漁業種類別魚類別生產量值8'!O15))" table:style-name="ce19">
            <text:p>137,157<text:s/></text:p>
          </table:table-cell>
          <table:table-cell office:value-type="float" office:value="16506882.494379999" table:formula="msoxl:=IF(SUM('漁業生產量值-漁業種類別魚類別生產量值7'!D15,'漁業生產量值-漁業種類別魚類別生產量值7'!F15,'漁業生產量值-漁業種類別魚類別生產量值7'!H15,'漁業生產量值-漁業種類別魚類別生產量值7'!J15,'漁業生產量值-漁業種類別魚類別生產量值7'!L15,'漁業生產量值-漁業種類別魚類別生產量值7'!N15,'漁業生產量值-漁業種類別魚類別生產量值7'!P15,'漁業生產量值-漁業種類別魚類別生產量值8'!D15,'漁業生產量值-漁業種類別魚類別生產量值8'!F15,'漁業生產量值-漁業種類別魚類別生產量值8'!H15,'漁業生產量值-漁業種類別魚類別生產量值8'!J15,'漁業生產量值-漁業種類別魚類別生產量值8'!L15,'漁業生產量值-漁業種類別魚類別生產量值8'!N15,'漁業生產量值-漁業種類別魚類別生產量值8'!P15)=0,&quot;-&quot;,SUM('漁業生產量值-漁業種類別魚類別生產量值7'!D15,'漁業生產量值-漁業種類別魚類別生產量值7'!F15,'漁業生產量值-漁業種類別魚類別生產量值7'!H15,'漁業生產量值-漁業種類別魚類別生產量值7'!J15,'漁業生產量值-漁業種類別魚類別生產量值7'!L15,'漁業生產量值-漁業種類別魚類別生產量值7'!N15,'漁業生產量值-漁業種類別魚類別生產量值7'!P15,'漁業生產量值-漁業種類別魚類別生產量值8'!D15,'漁業生產量值-漁業種類別魚類別生產量值8'!F15,'漁業生產量值-漁業種類別魚類別生產量值8'!H15,'漁業生產量值-漁業種類別魚類別生產量值8'!J15,'漁業生產量值-漁業種類別魚類別生產量值8'!L15,'漁業生產量值-漁業種類別魚類別生產量值8'!N15,'漁業生產量值-漁業種類別魚類別生產量值8'!P15))" table:style-name="ce19">
            <text:p>16,506,88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7'!C16,'漁業生產量值-漁業種類別魚類別生產量值7'!E16,'漁業生產量值-漁業種類別魚類別生產量值7'!G16,'漁業生產量值-漁業種類別魚類別生產量值7'!I16,'漁業生產量值-漁業種類別魚類別生產量值7'!K16,'漁業生產量值-漁業種類別魚類別生產量值7'!M16,'漁業生產量值-漁業種類別魚類別生產量值7'!O16,'漁業生產量值-漁業種類別魚類別生產量值8'!C16,'漁業生產量值-漁業種類別魚類別生產量值8'!E16,'漁業生產量值-漁業種類別魚類別生產量值8'!G16,'漁業生產量值-漁業種類別魚類別生產量值8'!I16,'漁業生產量值-漁業種類別魚類別生產量值8'!K16,'漁業生產量值-漁業種類別魚類別生產量值8'!M16,'漁業生產量值-漁業種類別魚類別生產量值8'!O16)=0,&quot;-&quot;,SUM('漁業生產量值-漁業種類別魚類別生產量值7'!C16,'漁業生產量值-漁業種類別魚類別生產量值7'!E16,'漁業生產量值-漁業種類別魚類別生產量值7'!G16,'漁業生產量值-漁業種類別魚類別生產量值7'!I16,'漁業生產量值-漁業種類別魚類別生產量值7'!K16,'漁業生產量值-漁業種類別魚類別生產量值7'!M16,'漁業生產量值-漁業種類別魚類別生產量值7'!O16,'漁業生產量值-漁業種類別魚類別生產量值8'!C16,'漁業生產量值-漁業種類別魚類別生產量值8'!E16,'漁業生產量值-漁業種類別魚類別生產量值8'!G16,'漁業生產量值-漁業種類別魚類別生產量值8'!I16,'漁業生產量值-漁業種類別魚類別生產量值8'!K16,'漁業生產量值-漁業種類別魚類別生產量值8'!M16,'漁業生產量值-漁業種類別魚類別生產量值8'!O16))" table:style-name="ce19">
            <text:p>-</text:p>
          </table:table-cell>
          <table:table-cell office:value-type="string" office:string-value="-" table:formula="msoxl:=IF(SUM('漁業生產量值-漁業種類別魚類別生產量值7'!D16,'漁業生產量值-漁業種類別魚類別生產量值7'!F16,'漁業生產量值-漁業種類別魚類別生產量值7'!H16,'漁業生產量值-漁業種類別魚類別生產量值7'!J16,'漁業生產量值-漁業種類別魚類別生產量值7'!L16,'漁業生產量值-漁業種類別魚類別生產量值7'!N16,'漁業生產量值-漁業種類別魚類別生產量值7'!P16,'漁業生產量值-漁業種類別魚類別生產量值8'!D16,'漁業生產量值-漁業種類別魚類別生產量值8'!F16,'漁業生產量值-漁業種類別魚類別生產量值8'!H16,'漁業生產量值-漁業種類別魚類別生產量值8'!J16,'漁業生產量值-漁業種類別魚類別生產量值8'!L16,'漁業生產量值-漁業種類別魚類別生產量值8'!N16,'漁業生產量值-漁業種類別魚類別生產量值8'!P16)=0,&quot;-&quot;,SUM('漁業生產量值-漁業種類別魚類別生產量值7'!D16,'漁業生產量值-漁業種類別魚類別生產量值7'!F16,'漁業生產量值-漁業種類別魚類別生產量值7'!H16,'漁業生產量值-漁業種類別魚類別生產量值7'!J16,'漁業生產量值-漁業種類別魚類別生產量值7'!L16,'漁業生產量值-漁業種類別魚類別生產量值7'!N16,'漁業生產量值-漁業種類別魚類別生產量值7'!P16,'漁業生產量值-漁業種類別魚類別生產量值8'!D16,'漁業生產量值-漁業種類別魚類別生產量值8'!F16,'漁業生產量值-漁業種類別魚類別生產量值8'!H16,'漁業生產量值-漁業種類別魚類別生產量值8'!J16,'漁業生產量值-漁業種類別魚類別生產量值8'!L16,'漁業生產量值-漁業種類別魚類別生產量值8'!N16,'漁業生產量值-漁業種類別魚類別生產量值8'!P16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7'!C17,'漁業生產量值-漁業種類別魚類別生產量值7'!E17,'漁業生產量值-漁業種類別魚類別生產量值7'!G17,'漁業生產量值-漁業種類別魚類別生產量值7'!I17,'漁業生產量值-漁業種類別魚類別生產量值7'!K17,'漁業生產量值-漁業種類別魚類別生產量值7'!M17,'漁業生產量值-漁業種類別魚類別生產量值7'!O17,'漁業生產量值-漁業種類別魚類別生產量值8'!C17,'漁業生產量值-漁業種類別魚類別生產量值8'!E17,'漁業生產量值-漁業種類別魚類別生產量值8'!G17,'漁業生產量值-漁業種類別魚類別生產量值8'!I17,'漁業生產量值-漁業種類別魚類別生產量值8'!K17,'漁業生產量值-漁業種類別魚類別生產量值8'!M17,'漁業生產量值-漁業種類別魚類別生產量值8'!O17)=0,&quot;-&quot;,SUM('漁業生產量值-漁業種類別魚類別生產量值7'!C17,'漁業生產量值-漁業種類別魚類別生產量值7'!E17,'漁業生產量值-漁業種類別魚類別生產量值7'!G17,'漁業生產量值-漁業種類別魚類別生產量值7'!I17,'漁業生產量值-漁業種類別魚類別生產量值7'!K17,'漁業生產量值-漁業種類別魚類別生產量值7'!M17,'漁業生產量值-漁業種類別魚類別生產量值7'!O17,'漁業生產量值-漁業種類別魚類別生產量值8'!C17,'漁業生產量值-漁業種類別魚類別生產量值8'!E17,'漁業生產量值-漁業種類別魚類別生產量值8'!G17,'漁業生產量值-漁業種類別魚類別生產量值8'!I17,'漁業生產量值-漁業種類別魚類別生產量值8'!K17,'漁業生產量值-漁業種類別魚類別生產量值8'!M17,'漁業生產量值-漁業種類別魚類別生產量值8'!O17))" table:style-name="ce19">
            <text:p>-</text:p>
          </table:table-cell>
          <table:table-cell office:value-type="string" office:string-value="-" table:formula="msoxl:=IF(SUM('漁業生產量值-漁業種類別魚類別生產量值7'!D17,'漁業生產量值-漁業種類別魚類別生產量值7'!F17,'漁業生產量值-漁業種類別魚類別生產量值7'!H17,'漁業生產量值-漁業種類別魚類別生產量值7'!J17,'漁業生產量值-漁業種類別魚類別生產量值7'!L17,'漁業生產量值-漁業種類別魚類別生產量值7'!N17,'漁業生產量值-漁業種類別魚類別生產量值7'!P17,'漁業生產量值-漁業種類別魚類別生產量值8'!D17,'漁業生產量值-漁業種類別魚類別生產量值8'!F17,'漁業生產量值-漁業種類別魚類別生產量值8'!H17,'漁業生產量值-漁業種類別魚類別生產量值8'!J17,'漁業生產量值-漁業種類別魚類別生產量值8'!L17,'漁業生產量值-漁業種類別魚類別生產量值8'!N17,'漁業生產量值-漁業種類別魚類別生產量值8'!P17)=0,&quot;-&quot;,SUM('漁業生產量值-漁業種類別魚類別生產量值7'!D17,'漁業生產量值-漁業種類別魚類別生產量值7'!F17,'漁業生產量值-漁業種類別魚類別生產量值7'!H17,'漁業生產量值-漁業種類別魚類別生產量值7'!J17,'漁業生產量值-漁業種類別魚類別生產量值7'!L17,'漁業生產量值-漁業種類別魚類別生產量值7'!N17,'漁業生產量值-漁業種類別魚類別生產量值7'!P17,'漁業生產量值-漁業種類別魚類別生產量值8'!D17,'漁業生產量值-漁業種類別魚類別生產量值8'!F17,'漁業生產量值-漁業種類別魚類別生產量值8'!H17,'漁業生產量值-漁業種類別魚類別生產量值8'!J17,'漁業生產量值-漁業種類別魚類別生產量值8'!L17,'漁業生產量值-漁業種類別魚類別生產量值8'!N17,'漁業生產量值-漁業種類別魚類別生產量值8'!P17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7'!C18,'漁業生產量值-漁業種類別魚類別生產量值7'!E18,'漁業生產量值-漁業種類別魚類別生產量值7'!G18,'漁業生產量值-漁業種類別魚類別生產量值7'!I18,'漁業生產量值-漁業種類別魚類別生產量值7'!K18,'漁業生產量值-漁業種類別魚類別生產量值7'!M18,'漁業生產量值-漁業種類別魚類別生產量值7'!O18,'漁業生產量值-漁業種類別魚類別生產量值8'!C18,'漁業生產量值-漁業種類別魚類別生產量值8'!E18,'漁業生產量值-漁業種類別魚類別生產量值8'!G18,'漁業生產量值-漁業種類別魚類別生產量值8'!I18,'漁業生產量值-漁業種類別魚類別生產量值8'!K18,'漁業生產量值-漁業種類別魚類別生產量值8'!M18,'漁業生產量值-漁業種類別魚類別生產量值8'!O18)=0,&quot;-&quot;,SUM('漁業生產量值-漁業種類別魚類別生產量值7'!C18,'漁業生產量值-漁業種類別魚類別生產量值7'!E18,'漁業生產量值-漁業種類別魚類別生產量值7'!G18,'漁業生產量值-漁業種類別魚類別生產量值7'!I18,'漁業生產量值-漁業種類別魚類別生產量值7'!K18,'漁業生產量值-漁業種類別魚類別生產量值7'!M18,'漁業生產量值-漁業種類別魚類別生產量值7'!O18,'漁業生產量值-漁業種類別魚類別生產量值8'!C18,'漁業生產量值-漁業種類別魚類別生產量值8'!E18,'漁業生產量值-漁業種類別魚類別生產量值8'!G18,'漁業生產量值-漁業種類別魚類別生產量值8'!I18,'漁業生產量值-漁業種類別魚類別生產量值8'!K18,'漁業生產量值-漁業種類別魚類別生產量值8'!M18,'漁業生產量值-漁業種類別魚類別生產量值8'!O18))" table:style-name="ce19">
            <text:p>-</text:p>
          </table:table-cell>
          <table:table-cell office:value-type="string" office:string-value="-" table:formula="msoxl:=IF(SUM('漁業生產量值-漁業種類別魚類別生產量值7'!D18,'漁業生產量值-漁業種類別魚類別生產量值7'!F18,'漁業生產量值-漁業種類別魚類別生產量值7'!H18,'漁業生產量值-漁業種類別魚類別生產量值7'!J18,'漁業生產量值-漁業種類別魚類別生產量值7'!L18,'漁業生產量值-漁業種類別魚類別生產量值7'!N18,'漁業生產量值-漁業種類別魚類別生產量值7'!P18,'漁業生產量值-漁業種類別魚類別生產量值8'!D18,'漁業生產量值-漁業種類別魚類別生產量值8'!F18,'漁業生產量值-漁業種類別魚類別生產量值8'!H18,'漁業生產量值-漁業種類別魚類別生產量值8'!J18,'漁業生產量值-漁業種類別魚類別生產量值8'!L18,'漁業生產量值-漁業種類別魚類別生產量值8'!N18,'漁業生產量值-漁業種類別魚類別生產量值8'!P18)=0,&quot;-&quot;,SUM('漁業生產量值-漁業種類別魚類別生產量值7'!D18,'漁業生產量值-漁業種類別魚類別生產量值7'!F18,'漁業生產量值-漁業種類別魚類別生產量值7'!H18,'漁業生產量值-漁業種類別魚類別生產量值7'!J18,'漁業生產量值-漁業種類別魚類別生產量值7'!L18,'漁業生產量值-漁業種類別魚類別生產量值7'!N18,'漁業生產量值-漁業種類別魚類別生產量值7'!P18,'漁業生產量值-漁業種類別魚類別生產量值8'!D18,'漁業生產量值-漁業種類別魚類別生產量值8'!F18,'漁業生產量值-漁業種類別魚類別生產量值8'!H18,'漁業生產量值-漁業種類別魚類別生產量值8'!J18,'漁業生產量值-漁業種類別魚類別生產量值8'!L18,'漁業生產量值-漁業種類別魚類別生產量值8'!N18,'漁業生產量值-漁業種類別魚類別生產量值8'!P18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2041.31783" table:formula="msoxl:=  IF(SUM(C20:C35)=0,&quot;-&quot;,SUM(C20:C35))" table:style-name="ce49">
            <text:p>2,041<text:s/></text:p>
          </table:table-cell>
          <table:table-cell office:value-type="float" office:value="235503.83057000005" table:formula="msoxl:=  IF(SUM(D20:D35)=0,&quot;-&quot;,SUM(D20:D35))" table:style-name="ce49">
            <text:p>235,504<text:s/></text:p>
          </table:table-cell>
          <table:table-cell office:value-type="float" office:value="3741.9614999999999" table:formula="msoxl:=  IF(SUM(E20:E35)=0,&quot;-&quot;,SUM(E20:E35))" table:style-name="ce49">
            <text:p>3,742<text:s/></text:p>
          </table:table-cell>
          <table:table-cell office:value-type="float" office:value="299031.78084999998" table:formula="msoxl:=  IF(SUM(F20:F35)=0,&quot;-&quot;,SUM(F20:F35))" table:style-name="ce49">
            <text:p>299,032<text:s/></text:p>
          </table:table-cell>
          <table:table-cell office:value-type="float" office:value="86.2" table:formula="msoxl:=  IF(SUM(G20:G35)=0,&quot;-&quot;,SUM(G20:G35))" table:style-name="ce49">
            <text:p>86<text:s/></text:p>
          </table:table-cell>
          <table:table-cell office:value-type="float" office:value="11206" table:formula="msoxl:=  IF(SUM(H20:H35)=0,&quot;-&quot;,SUM(H20:H35))" table:style-name="ce49">
            <text:p>11,206<text:s/></text:p>
          </table:table-cell>
          <table:table-cell office:value-type="float" office:value="726.21969999999999" table:formula="msoxl:=  IF(SUM(I20:I35)=0,&quot;-&quot;,SUM(I20:I35))" table:style-name="ce49">
            <text:p>726<text:s/></text:p>
          </table:table-cell>
          <table:table-cell office:value-type="float" office:value="35250.308400000002" table:formula="msoxl:=  IF(SUM(J20:J35)=0,&quot;-&quot;,SUM(J20:J35))" table:style-name="ce49">
            <text:p>35,250<text:s/></text:p>
          </table:table-cell>
          <table:table-cell office:value-type="float" office:value="1E-3" table:formula="msoxl:=  IF(SUM(K20:K35)=0,&quot;-&quot;,SUM(K20:K35))" table:style-name="ce49">
            <text:p>0<text:s/></text:p>
          </table:table-cell>
          <table:table-cell office:value-type="float" office:value="0.02" table:formula="msoxl:=  IF(SUM(L20:L35)=0,&quot;-&quot;,SUM(L20:L35))" table:style-name="ce49">
            <text:p>0<text:s/></text:p>
          </table:table-cell>
          <table:table-cell office:value-type="float" office:value="1.2500000000000001E-2" table:formula="msoxl:=  IF(SUM(M20:M35)=0,&quot;-&quot;,SUM(M20:M35))" table:style-name="ce49">
            <text:p>0<text:s/></text:p>
          </table:table-cell>
          <table:table-cell office:value-type="float" office:value="3.1047500000000001" table:formula="msoxl:=  IF(SUM(N20:N35)=0,&quot;-&quot;,SUM(N20:N35))" table:style-name="ce49">
            <text:p>3<text:s/></text:p>
          </table:table-cell>
          <table:table-cell office:value-type="float" office:value="64262.451269999998" table:formula="msoxl:=IF(SUM('漁業生產量值-漁業種類別魚類別生產量值7'!C19,'漁業生產量值-漁業種類別魚類別生產量值7'!E19,'漁業生產量值-漁業種類別魚類別生產量值7'!G19,'漁業生產量值-漁業種類別魚類別生產量值7'!I19,'漁業生產量值-漁業種類別魚類別生產量值7'!K19,'漁業生產量值-漁業種類別魚類別生產量值7'!M19,'漁業生產量值-漁業種類別魚類別生產量值7'!O19,'漁業生產量值-漁業種類別魚類別生產量值8'!C19,'漁業生產量值-漁業種類別魚類別生產量值8'!E19,'漁業生產量值-漁業種類別魚類別生產量值8'!G19,'漁業生產量值-漁業種類別魚類別生產量值8'!I19,'漁業生產量值-漁業種類別魚類別生產量值8'!K19,'漁業生產量值-漁業種類別魚類別生產量值8'!M19,'漁業生產量值-漁業種類別魚類別生產量值8'!O19)=0,&quot;-&quot;,SUM('漁業生產量值-漁業種類別魚類別生產量值7'!C19,'漁業生產量值-漁業種類別魚類別生產量值7'!E19,'漁業生產量值-漁業種類別魚類別生產量值7'!G19,'漁業生產量值-漁業種類別魚類別生產量值7'!I19,'漁業生產量值-漁業種類別魚類別生產量值7'!K19,'漁業生產量值-漁業種類別魚類別生產量值7'!M19,'漁業生產量值-漁業種類別魚類別生產量值7'!O19,'漁業生產量值-漁業種類別魚類別生產量值8'!C19,'漁業生產量值-漁業種類別魚類別生產量值8'!E19,'漁業生產量值-漁業種類別魚類別生產量值8'!G19,'漁業生產量值-漁業種類別魚類別生產量值8'!I19,'漁業生產量值-漁業種類別魚類別生產量值8'!K19,'漁業生產量值-漁業種類別魚類別生產量值8'!M19,'漁業生產量值-漁業種類別魚類別生產量值8'!O19))" table:style-name="ce19">
            <text:p>64,262<text:s/></text:p>
          </table:table-cell>
          <table:table-cell office:value-type="float" office:value="5166242.4388499986" table:formula="msoxl:=IF(SUM('漁業生產量值-漁業種類別魚類別生產量值7'!D19,'漁業生產量值-漁業種類別魚類別生產量值7'!F19,'漁業生產量值-漁業種類別魚類別生產量值7'!H19,'漁業生產量值-漁業種類別魚類別生產量值7'!J19,'漁業生產量值-漁業種類別魚類別生產量值7'!L19,'漁業生產量值-漁業種類別魚類別生產量值7'!N19,'漁業生產量值-漁業種類別魚類別生產量值7'!P19,'漁業生產量值-漁業種類別魚類別生產量值8'!D19,'漁業生產量值-漁業種類別魚類別生產量值8'!F19,'漁業生產量值-漁業種類別魚類別生產量值8'!H19,'漁業生產量值-漁業種類別魚類別生產量值8'!J19,'漁業生產量值-漁業種類別魚類別生產量值8'!L19,'漁業生產量值-漁業種類別魚類別生產量值8'!N19,'漁業生產量值-漁業種類別魚類別生產量值8'!P19)=0,&quot;-&quot;,SUM('漁業生產量值-漁業種類別魚類別生產量值7'!D19,'漁業生產量值-漁業種類別魚類別生產量值7'!F19,'漁業生產量值-漁業種類別魚類別生產量值7'!H19,'漁業生產量值-漁業種類別魚類別生產量值7'!J19,'漁業生產量值-漁業種類別魚類別生產量值7'!L19,'漁業生產量值-漁業種類別魚類別生產量值7'!N19,'漁業生產量值-漁業種類別魚類別生產量值7'!P19,'漁業生產量值-漁業種類別魚類別生產量值8'!D19,'漁業生產量值-漁業種類別魚類別生產量值8'!F19,'漁業生產量值-漁業種類別魚類別生產量值8'!H19,'漁業生產量值-漁業種類別魚類別生產量值8'!J19,'漁業生產量值-漁業種類別魚類別生產量值8'!L19,'漁業生產量值-漁業種類別魚類別生產量值8'!N19,'漁業生產量值-漁業種類別魚類別生產量值8'!P19))" table:style-name="ce19">
            <text:p>5,166,24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3.8072699999999999" table:style-name="ce49">
            <text:p>4<text:s/></text:p>
          </table:table-cell>
          <table:table-cell office:value-type="float" office:value="181.98745" table:style-name="ce49">
            <text:p>182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7'!C20,'漁業生產量值-漁業種類別魚類別生產量值7'!E20,'漁業生產量值-漁業種類別魚類別生產量值7'!G20,'漁業生產量值-漁業種類別魚類別生產量值7'!I20,'漁業生產量值-漁業種類別魚類別生產量值7'!K20,'漁業生產量值-漁業種類別魚類別生產量值7'!M20,'漁業生產量值-漁業種類別魚類別生產量值7'!O20,'漁業生產量值-漁業種類別魚類別生產量值8'!C20,'漁業生產量值-漁業種類別魚類別生產量值8'!E20,'漁業生產量值-漁業種類別魚類別生產量值8'!G20,'漁業生產量值-漁業種類別魚類別生產量值8'!I20,'漁業生產量值-漁業種類別魚類別生產量值8'!K20,'漁業生產量值-漁業種類別魚類別生產量值8'!M20,'漁業生產量值-漁業種類別魚類別生產量值8'!O20)=0,&quot;-&quot;,SUM('漁業生產量值-漁業種類別魚類別生產量值7'!C20,'漁業生產量值-漁業種類別魚類別生產量值7'!E20,'漁業生產量值-漁業種類別魚類別生產量值7'!G20,'漁業生產量值-漁業種類別魚類別生產量值7'!I20,'漁業生產量值-漁業種類別魚類別生產量值7'!K20,'漁業生產量值-漁業種類別魚類別生產量值7'!M20,'漁業生產量值-漁業種類別魚類別生產量值7'!O20,'漁業生產量值-漁業種類別魚類別生產量值8'!C20,'漁業生產量值-漁業種類別魚類別生產量值8'!E20,'漁業生產量值-漁業種類別魚類別生產量值8'!G20,'漁業生產量值-漁業種類別魚類別生產量值8'!I20,'漁業生產量值-漁業種類別魚類別生產量值8'!K20,'漁業生產量值-漁業種類別魚類別生產量值8'!M20,'漁業生產量值-漁業種類別魚類別生產量值8'!O20))" table:style-name="ce19">
            <text:p>-</text:p>
          </table:table-cell>
          <table:table-cell office:value-type="string" office:string-value="-" table:formula="msoxl:=IF(SUM('漁業生產量值-漁業種類別魚類別生產量值7'!D20,'漁業生產量值-漁業種類別魚類別生產量值7'!F20,'漁業生產量值-漁業種類別魚類別生產量值7'!H20,'漁業生產量值-漁業種類別魚類別生產量值7'!J20,'漁業生產量值-漁業種類別魚類別生產量值7'!L20,'漁業生產量值-漁業種類別魚類別生產量值7'!N20,'漁業生產量值-漁業種類別魚類別生產量值7'!P20,'漁業生產量值-漁業種類別魚類別生產量值8'!D20,'漁業生產量值-漁業種類別魚類別生產量值8'!F20,'漁業生產量值-漁業種類別魚類別生產量值8'!H20,'漁業生產量值-漁業種類別魚類別生產量值8'!J20,'漁業生產量值-漁業種類別魚類別生產量值8'!L20,'漁業生產量值-漁業種類別魚類別生產量值8'!N20,'漁業生產量值-漁業種類別魚類別生產量值8'!P20)=0,&quot;-&quot;,SUM('漁業生產量值-漁業種類別魚類別生產量值7'!D20,'漁業生產量值-漁業種類別魚類別生產量值7'!F20,'漁業生產量值-漁業種類別魚類別生產量值7'!H20,'漁業生產量值-漁業種類別魚類別生產量值7'!J20,'漁業生產量值-漁業種類別魚類別生產量值7'!L20,'漁業生產量值-漁業種類別魚類別生產量值7'!N20,'漁業生產量值-漁業種類別魚類別生產量值7'!P20,'漁業生產量值-漁業種類別魚類別生產量值8'!D20,'漁業生產量值-漁業種類別魚類別生產量值8'!F20,'漁業生產量值-漁業種類別魚類別生產量值8'!H20,'漁業生產量值-漁業種類別魚類別生產量值8'!J20,'漁業生產量值-漁業種類別魚類別生產量值8'!L20,'漁業生產量值-漁業種類別魚類別生產量值8'!N20,'漁業生產量值-漁業種類別魚類別生產量值8'!P20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8.49" table:formula="msoxl:=IF(SUM('漁業生產量值-漁業種類別魚類別生產量值7'!C21,'漁業生產量值-漁業種類別魚類別生產量值7'!E21,'漁業生產量值-漁業種類別魚類別生產量值7'!G21,'漁業生產量值-漁業種類別魚類別生產量值7'!I21,'漁業生產量值-漁業種類別魚類別生產量值7'!K21,'漁業生產量值-漁業種類別魚類別生產量值7'!M21,'漁業生產量值-漁業種類別魚類別生產量值7'!O21,'漁業生產量值-漁業種類別魚類別生產量值8'!C21,'漁業生產量值-漁業種類別魚類別生產量值8'!E21,'漁業生產量值-漁業種類別魚類別生產量值8'!G21,'漁業生產量值-漁業種類別魚類別生產量值8'!I21,'漁業生產量值-漁業種類別魚類別生產量值8'!K21,'漁業生產量值-漁業種類別魚類別生產量值8'!M21,'漁業生產量值-漁業種類別魚類別生產量值8'!O21)=0,&quot;-&quot;,SUM('漁業生產量值-漁業種類別魚類別生產量值7'!C21,'漁業生產量值-漁業種類別魚類別生產量值7'!E21,'漁業生產量值-漁業種類別魚類別生產量值7'!G21,'漁業生產量值-漁業種類別魚類別生產量值7'!I21,'漁業生產量值-漁業種類別魚類別生產量值7'!K21,'漁業生產量值-漁業種類別魚類別生產量值7'!M21,'漁業生產量值-漁業種類別魚類別生產量值7'!O21,'漁業生產量值-漁業種類別魚類別生產量值8'!C21,'漁業生產量值-漁業種類別魚類別生產量值8'!E21,'漁業生產量值-漁業種類別魚類別生產量值8'!G21,'漁業生產量值-漁業種類別魚類別生產量值8'!I21,'漁業生產量值-漁業種類別魚類別生產量值8'!K21,'漁業生產量值-漁業種類別魚類別生產量值8'!M21,'漁業生產量值-漁業種類別魚類別生產量值8'!O21))" table:style-name="ce19">
            <text:p>48<text:s/></text:p>
          </table:table-cell>
          <table:table-cell office:value-type="float" office:value="1478.9449999999999" table:formula="msoxl:=IF(SUM('漁業生產量值-漁業種類別魚類別生產量值7'!D21,'漁業生產量值-漁業種類別魚類別生產量值7'!F21,'漁業生產量值-漁業種類別魚類別生產量值7'!H21,'漁業生產量值-漁業種類別魚類別生產量值7'!J21,'漁業生產量值-漁業種類別魚類別生產量值7'!L21,'漁業生產量值-漁業種類別魚類別生產量值7'!N21,'漁業生產量值-漁業種類別魚類別生產量值7'!P21,'漁業生產量值-漁業種類別魚類別生產量值8'!D21,'漁業生產量值-漁業種類別魚類別生產量值8'!F21,'漁業生產量值-漁業種類別魚類別生產量值8'!H21,'漁業生產量值-漁業種類別魚類別生產量值8'!J21,'漁業生產量值-漁業種類別魚類別生產量值8'!L21,'漁業生產量值-漁業種類別魚類別生產量值8'!N21,'漁業生產量值-漁業種類別魚類別生產量值8'!P21)=0,&quot;-&quot;,SUM('漁業生產量值-漁業種類別魚類別生產量值7'!D21,'漁業生產量值-漁業種類別魚類別生產量值7'!F21,'漁業生產量值-漁業種類別魚類別生產量值7'!H21,'漁業生產量值-漁業種類別魚類別生產量值7'!J21,'漁業生產量值-漁業種類別魚類別生產量值7'!L21,'漁業生產量值-漁業種類別魚類別生產量值7'!N21,'漁業生產量值-漁業種類別魚類別生產量值7'!P21,'漁業生產量值-漁業種類別魚類別生產量值8'!D21,'漁業生產量值-漁業種類別魚類別生產量值8'!F21,'漁業生產量值-漁業種類別魚類別生產量值8'!H21,'漁業生產量值-漁業種類別魚類別生產量值8'!J21,'漁業生產量值-漁業種類別魚類別生產量值8'!L21,'漁業生產量值-漁業種類別魚類別生產量值8'!N21,'漁業生產量值-漁業種類別魚類別生產量值8'!P21))" table:style-name="ce19">
            <text:p>1,47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84.2" table:style-name="ce49">
            <text:p>84<text:s/></text:p>
          </table:table-cell>
          <table:table-cell office:value-type="float" office:value="10946" table:style-name="ce49">
            <text:p>10,946<text:s/></text:p>
          </table:table-cell>
          <table:table-cell office:value-type="float" office:value="228.67" table:style-name="ce49">
            <text:p>229<text:s/></text:p>
          </table:table-cell>
          <table:table-cell office:value-type="float" office:value="2187.3110000000001" table:style-name="ce49">
            <text:p>2,187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5.1949999999999994" table:formula="msoxl:=IF(SUM('漁業生產量值-漁業種類別魚類別生產量值7'!C22,'漁業生產量值-漁業種類別魚類別生產量值7'!E22,'漁業生產量值-漁業種類別魚類別生產量值7'!G22,'漁業生產量值-漁業種類別魚類別生產量值7'!I22,'漁業生產量值-漁業種類別魚類別生產量值7'!K22,'漁業生產量值-漁業種類別魚類別生產量值7'!M22,'漁業生產量值-漁業種類別魚類別生產量值7'!O22,'漁業生產量值-漁業種類別魚類別生產量值8'!C22,'漁業生產量值-漁業種類別魚類別生產量值8'!E22,'漁業生產量值-漁業種類別魚類別生產量值8'!G22,'漁業生產量值-漁業種類別魚類別生產量值8'!I22,'漁業生產量值-漁業種類別魚類別生產量值8'!K22,'漁業生產量值-漁業種類別魚類別生產量值8'!M22,'漁業生產量值-漁業種類別魚類別生產量值8'!O22)=0,&quot;-&quot;,SUM('漁業生產量值-漁業種類別魚類別生產量值7'!C22,'漁業生產量值-漁業種類別魚類別生產量值7'!E22,'漁業生產量值-漁業種類別魚類別生產量值7'!G22,'漁業生產量值-漁業種類別魚類別生產量值7'!I22,'漁業生產量值-漁業種類別魚類別生產量值7'!K22,'漁業生產量值-漁業種類別魚類別生產量值7'!M22,'漁業生產量值-漁業種類別魚類別生產量值7'!O22,'漁業生產量值-漁業種類別魚類別生產量值8'!C22,'漁業生產量值-漁業種類別魚類別生產量值8'!E22,'漁業生產量值-漁業種類別魚類別生產量值8'!G22,'漁業生產量值-漁業種類別魚類別生產量值8'!I22,'漁業生產量值-漁業種類別魚類別生產量值8'!K22,'漁業生產量值-漁業種類別魚類別生產量值8'!M22,'漁業生產量值-漁業種類別魚類別生產量值8'!O22))" table:style-name="ce19">
            <text:p>5<text:s/></text:p>
          </table:table-cell>
          <table:table-cell office:value-type="float" office:value="216.09028000000001" table:formula="msoxl:=IF(SUM('漁業生產量值-漁業種類別魚類別生產量值7'!D22,'漁業生產量值-漁業種類別魚類別生產量值7'!F22,'漁業生產量值-漁業種類別魚類別生產量值7'!H22,'漁業生產量值-漁業種類別魚類別生產量值7'!J22,'漁業生產量值-漁業種類別魚類別生產量值7'!L22,'漁業生產量值-漁業種類別魚類別生產量值7'!N22,'漁業生產量值-漁業種類別魚類別生產量值7'!P22,'漁業生產量值-漁業種類別魚類別生產量值8'!D22,'漁業生產量值-漁業種類別魚類別生產量值8'!F22,'漁業生產量值-漁業種類別魚類別生產量值8'!H22,'漁業生產量值-漁業種類別魚類別生產量值8'!J22,'漁業生產量值-漁業種類別魚類別生產量值8'!L22,'漁業生產量值-漁業種類別魚類別生產量值8'!N22,'漁業生產量值-漁業種類別魚類別生產量值8'!P22)=0,&quot;-&quot;,SUM('漁業生產量值-漁業種類別魚類別生產量值7'!D22,'漁業生產量值-漁業種類別魚類別生產量值7'!F22,'漁業生產量值-漁業種類別魚類別生產量值7'!H22,'漁業生產量值-漁業種類別魚類別生產量值7'!J22,'漁業生產量值-漁業種類別魚類別生產量值7'!L22,'漁業生產量值-漁業種類別魚類別生產量值7'!N22,'漁業生產量值-漁業種類別魚類別生產量值7'!P22,'漁業生產量值-漁業種類別魚類別生產量值8'!D22,'漁業生產量值-漁業種類別魚類別生產量值8'!F22,'漁業生產量值-漁業種類別魚類別生產量值8'!H22,'漁業生產量值-漁業種類別魚類別生產量值8'!J22,'漁業生產量值-漁業種類別魚類別生產量值8'!L22,'漁業生產量值-漁業種類別魚類別生產量值8'!N22,'漁業生產量值-漁業種類別魚類別生產量值8'!P22))" table:style-name="ce19">
            <text:p>21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1667.93364" table:style-name="ce49">
            <text:p>1,668<text:s/></text:p>
          </table:table-cell>
          <table:table-cell office:value-type="float" office:value="186752.01023000001" table:style-name="ce49">
            <text:p>186,752<text:s/></text:p>
          </table:table-cell>
          <table:table-cell office:value-type="float" office:value="9.0487000000000002" table:style-name="ce49">
            <text:p>9<text:s/></text:p>
          </table:table-cell>
          <table:table-cell office:value-type="float" office:value="502.40541000000002" table:style-name="ce49">
            <text:p>502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36.29519999999999" table:style-name="ce49">
            <text:p>136<text:s/></text:p>
          </table:table-cell>
          <table:table-cell office:value-type="float" office:value="3588.5655999999999" table:style-name="ce49">
            <text:p>3,589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.2500000000000001E-2" table:style-name="ce49">
            <text:p>0<text:s/></text:p>
          </table:table-cell>
          <table:table-cell office:value-type="float" office:value="3.1047500000000001" table:style-name="ce49">
            <text:p>3<text:s/></text:p>
          </table:table-cell>
          <table:table-cell office:value-type="float" office:value="4457.1751999999997" table:formula="msoxl:=IF(SUM('漁業生產量值-漁業種類別魚類別生產量值7'!C23,'漁業生產量值-漁業種類別魚類別生產量值7'!E23,'漁業生產量值-漁業種類別魚類別生產量值7'!G23,'漁業生產量值-漁業種類別魚類別生產量值7'!I23,'漁業生產量值-漁業種類別魚類別生產量值7'!K23,'漁業生產量值-漁業種類別魚類別生產量值7'!M23,'漁業生產量值-漁業種類別魚類別生產量值7'!O23,'漁業生產量值-漁業種類別魚類別生產量值8'!C23,'漁業生產量值-漁業種類別魚類別生產量值8'!E23,'漁業生產量值-漁業種類別魚類別生產量值8'!G23,'漁業生產量值-漁業種類別魚類別生產量值8'!I23,'漁業生產量值-漁業種類別魚類別生產量值8'!K23,'漁業生產量值-漁業種類別魚類別生產量值8'!M23,'漁業生產量值-漁業種類別魚類別生產量值8'!O23)=0,&quot;-&quot;,SUM('漁業生產量值-漁業種類別魚類別生產量值7'!C23,'漁業生產量值-漁業種類別魚類別生產量值7'!E23,'漁業生產量值-漁業種類別魚類別生產量值7'!G23,'漁業生產量值-漁業種類別魚類別生產量值7'!I23,'漁業生產量值-漁業種類別魚類別生產量值7'!K23,'漁業生產量值-漁業種類別魚類別生產量值7'!M23,'漁業生產量值-漁業種類別魚類別生產量值7'!O23,'漁業生產量值-漁業種類別魚類別生產量值8'!C23,'漁業生產量值-漁業種類別魚類別生產量值8'!E23,'漁業生產量值-漁業種類別魚類別生產量值8'!G23,'漁業生產量值-漁業種類別魚類別生產量值8'!I23,'漁業生產量值-漁業種類別魚類別生產量值8'!K23,'漁業生產量值-漁業種類別魚類別生產量值8'!M23,'漁業生產量值-漁業種類別魚類別生產量值8'!O23))" table:style-name="ce19">
            <text:p>4,457<text:s/></text:p>
          </table:table-cell>
          <table:table-cell office:value-type="float" office:value="342561.68234000006" table:formula="msoxl:=IF(SUM('漁業生產量值-漁業種類別魚類別生產量值7'!D23,'漁業生產量值-漁業種類別魚類別生產量值7'!F23,'漁業生產量值-漁業種類別魚類別生產量值7'!H23,'漁業生產量值-漁業種類別魚類別生產量值7'!J23,'漁業生產量值-漁業種類別魚類別生產量值7'!L23,'漁業生產量值-漁業種類別魚類別生產量值7'!N23,'漁業生產量值-漁業種類別魚類別生產量值7'!P23,'漁業生產量值-漁業種類別魚類別生產量值8'!D23,'漁業生產量值-漁業種類別魚類別生產量值8'!F23,'漁業生產量值-漁業種類別魚類別生產量值8'!H23,'漁業生產量值-漁業種類別魚類別生產量值8'!J23,'漁業生產量值-漁業種類別魚類別生產量值8'!L23,'漁業生產量值-漁業種類別魚類別生產量值8'!N23,'漁業生產量值-漁業種類別魚類別生產量值8'!P23)=0,&quot;-&quot;,SUM('漁業生產量值-漁業種類別魚類別生產量值7'!D23,'漁業生產量值-漁業種類別魚類別生產量值7'!F23,'漁業生產量值-漁業種類別魚類別生產量值7'!H23,'漁業生產量值-漁業種類別魚類別生產量值7'!J23,'漁業生產量值-漁業種類別魚類別生產量值7'!L23,'漁業生產量值-漁業種類別魚類別生產量值7'!N23,'漁業生產量值-漁業種類別魚類別生產量值7'!P23,'漁業生產量值-漁業種類別魚類別生產量值8'!D23,'漁業生產量值-漁業種類別魚類別生產量值8'!F23,'漁業生產量值-漁業種類別魚類別生產量值8'!H23,'漁業生產量值-漁業種類別魚類別生產量值8'!J23,'漁業生產量值-漁業種類別魚類別生產量值8'!L23,'漁業生產量值-漁業種類別魚類別生產量值8'!N23,'漁業生產量值-漁業種類別魚類別生產量值8'!P23))" table:style-name="ce19">
            <text:p>342,56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195.62967" table:style-name="ce49">
            <text:p>196<text:s/></text:p>
          </table:table-cell>
          <table:table-cell office:value-type="float" office:value="30092.52853" table:style-name="ce49">
            <text:p>30,093<text:s/></text:p>
          </table:table-cell>
          <table:table-cell office:value-type="float" office:value="1.0125" table:style-name="ce49">
            <text:p>1<text:s/></text:p>
          </table:table-cell>
          <table:table-cell office:value-type="float" office:value="22.753730000000001" table:style-name="ce49">
            <text:p>2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39.8125" table:style-name="ce49">
            <text:p>140<text:s/></text:p>
          </table:table-cell>
          <table:table-cell office:value-type="float" office:value="26780.2078" table:style-name="ce49">
            <text:p>26,780<text:s/></text:p>
          </table:table-cell>
          <table:table-cell office:value-type="float" office:value="1E-3" table:style-name="ce49">
            <text:p>0<text:s/></text:p>
          </table:table-cell>
          <table:table-cell office:value-type="float" office:value="0.02" table:style-name="ce49">
            <text:p>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869.57214999999997" table:formula="msoxl:=IF(SUM('漁業生產量值-漁業種類別魚類別生產量值7'!C24,'漁業生產量值-漁業種類別魚類別生產量值7'!E24,'漁業生產量值-漁業種類別魚類別生產量值7'!G24,'漁業生產量值-漁業種類別魚類別生產量值7'!I24,'漁業生產量值-漁業種類別魚類別生產量值7'!K24,'漁業生產量值-漁業種類別魚類別生產量值7'!M24,'漁業生產量值-漁業種類別魚類別生產量值7'!O24,'漁業生產量值-漁業種類別魚類別生產量值8'!C24,'漁業生產量值-漁業種類別魚類別生產量值8'!E24,'漁業生產量值-漁業種類別魚類別生產量值8'!G24,'漁業生產量值-漁業種類別魚類別生產量值8'!I24,'漁業生產量值-漁業種類別魚類別生產量值8'!K24,'漁業生產量值-漁業種類別魚類別生產量值8'!M24,'漁業生產量值-漁業種類別魚類別生產量值8'!O24)=0,&quot;-&quot;,SUM('漁業生產量值-漁業種類別魚類別生產量值7'!C24,'漁業生產量值-漁業種類別魚類別生產量值7'!E24,'漁業生產量值-漁業種類別魚類別生產量值7'!G24,'漁業生產量值-漁業種類別魚類別生產量值7'!I24,'漁業生產量值-漁業種類別魚類別生產量值7'!K24,'漁業生產量值-漁業種類別魚類別生產量值7'!M24,'漁業生產量值-漁業種類別魚類別生產量值7'!O24,'漁業生產量值-漁業種類別魚類別生產量值8'!C24,'漁業生產量值-漁業種類別魚類別生產量值8'!E24,'漁業生產量值-漁業種類別魚類別生產量值8'!G24,'漁業生產量值-漁業種類別魚類別生產量值8'!I24,'漁業生產量值-漁業種類別魚類別生產量值8'!K24,'漁業生產量值-漁業種類別魚類別生產量值8'!M24,'漁業生產量值-漁業種類別魚類別生產量值8'!O24))" table:style-name="ce19">
            <text:p>870<text:s/></text:p>
          </table:table-cell>
          <table:table-cell office:value-type="float" office:value="194856.75443999999" table:formula="msoxl:=IF(SUM('漁業生產量值-漁業種類別魚類別生產量值7'!D24,'漁業生產量值-漁業種類別魚類別生產量值7'!F24,'漁業生產量值-漁業種類別魚類別生產量值7'!H24,'漁業生產量值-漁業種類別魚類別生產量值7'!J24,'漁業生產量值-漁業種類別魚類別生產量值7'!L24,'漁業生產量值-漁業種類別魚類別生產量值7'!N24,'漁業生產量值-漁業種類別魚類別生產量值7'!P24,'漁業生產量值-漁業種類別魚類別生產量值8'!D24,'漁業生產量值-漁業種類別魚類別生產量值8'!F24,'漁業生產量值-漁業種類別魚類別生產量值8'!H24,'漁業生產量值-漁業種類別魚類別生產量值8'!J24,'漁業生產量值-漁業種類別魚類別生產量值8'!L24,'漁業生產量值-漁業種類別魚類別生產量值8'!N24,'漁業生產量值-漁業種類別魚類別生產量值8'!P24)=0,&quot;-&quot;,SUM('漁業生產量值-漁業種類別魚類別生產量值7'!D24,'漁業生產量值-漁業種類別魚類別生產量值7'!F24,'漁業生產量值-漁業種類別魚類別生產量值7'!H24,'漁業生產量值-漁業種類別魚類別生產量值7'!J24,'漁業生產量值-漁業種類別魚類別生產量值7'!L24,'漁業生產量值-漁業種類別魚類別生產量值7'!N24,'漁業生產量值-漁業種類別魚類別生產量值7'!P24,'漁業生產量值-漁業種類別魚類別生產量值8'!D24,'漁業生產量值-漁業種類別魚類別生產量值8'!F24,'漁業生產量值-漁業種類別魚類別生產量值8'!H24,'漁業生產量值-漁業種類別魚類別生產量值8'!J24,'漁業生產量值-漁業種類別魚類別生產量值8'!L24,'漁業生產量值-漁業種類別魚類別生產量值8'!N24,'漁業生產量值-漁業種類別魚類別生產量值8'!P24))" table:style-name="ce19">
            <text:p>194,85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7'!C25,'漁業生產量值-漁業種類別魚類別生產量值7'!E25,'漁業生產量值-漁業種類別魚類別生產量值7'!G25,'漁業生產量值-漁業種類別魚類別生產量值7'!I25,'漁業生產量值-漁業種類別魚類別生產量值7'!K25,'漁業生產量值-漁業種類別魚類別生產量值7'!M25,'漁業生產量值-漁業種類別魚類別生產量值7'!O25,'漁業生產量值-漁業種類別魚類別生產量值8'!C25,'漁業生產量值-漁業種類別魚類別生產量值8'!E25,'漁業生產量值-漁業種類別魚類別生產量值8'!G25,'漁業生產量值-漁業種類別魚類別生產量值8'!I25,'漁業生產量值-漁業種類別魚類別生產量值8'!K25,'漁業生產量值-漁業種類別魚類別生產量值8'!M25,'漁業生產量值-漁業種類別魚類別生產量值8'!O25)=0,&quot;-&quot;,SUM('漁業生產量值-漁業種類別魚類別生產量值7'!C25,'漁業生產量值-漁業種類別魚類別生產量值7'!E25,'漁業生產量值-漁業種類別魚類別生產量值7'!G25,'漁業生產量值-漁業種類別魚類別生產量值7'!I25,'漁業生產量值-漁業種類別魚類別生產量值7'!K25,'漁業生產量值-漁業種類別魚類別生產量值7'!M25,'漁業生產量值-漁業種類別魚類別生產量值7'!O25,'漁業生產量值-漁業種類別魚類別生產量值8'!C25,'漁業生產量值-漁業種類別魚類別生產量值8'!E25,'漁業生產量值-漁業種類別魚類別生產量值8'!G25,'漁業生產量值-漁業種類別魚類別生產量值8'!I25,'漁業生產量值-漁業種類別魚類別生產量值8'!K25,'漁業生產量值-漁業種類別魚類別生產量值8'!M25,'漁業生產量值-漁業種類別魚類別生產量值8'!O25))" table:style-name="ce19">
            <text:p>-</text:p>
          </table:table-cell>
          <table:table-cell office:value-type="string" office:string-value="-" table:formula="msoxl:=IF(SUM('漁業生產量值-漁業種類別魚類別生產量值7'!D25,'漁業生產量值-漁業種類別魚類別生產量值7'!F25,'漁業生產量值-漁業種類別魚類別生產量值7'!H25,'漁業生產量值-漁業種類別魚類別生產量值7'!J25,'漁業生產量值-漁業種類別魚類別生產量值7'!L25,'漁業生產量值-漁業種類別魚類別生產量值7'!N25,'漁業生產量值-漁業種類別魚類別生產量值7'!P25,'漁業生產量值-漁業種類別魚類別生產量值8'!D25,'漁業生產量值-漁業種類別魚類別生產量值8'!F25,'漁業生產量值-漁業種類別魚類別生產量值8'!H25,'漁業生產量值-漁業種類別魚類別生產量值8'!J25,'漁業生產量值-漁業種類別魚類別生產量值8'!L25,'漁業生產量值-漁業種類別魚類別生產量值8'!N25,'漁業生產量值-漁業種類別魚類別生產量值8'!P25)=0,&quot;-&quot;,SUM('漁業生產量值-漁業種類別魚類別生產量值7'!D25,'漁業生產量值-漁業種類別魚類別生產量值7'!F25,'漁業生產量值-漁業種類別魚類別生產量值7'!H25,'漁業生產量值-漁業種類別魚類別生產量值7'!J25,'漁業生產量值-漁業種類別魚類別生產量值7'!L25,'漁業生產量值-漁業種類別魚類別生產量值7'!N25,'漁業生產量值-漁業種類別魚類別生產量值7'!P25,'漁業生產量值-漁業種類別魚類別生產量值8'!D25,'漁業生產量值-漁業種類別魚類別生產量值8'!F25,'漁業生產量值-漁業種類別魚類別生產量值8'!H25,'漁業生產量值-漁業種類別魚類別生產量值8'!J25,'漁業生產量值-漁業種類別魚類別生產量值8'!L25,'漁業生產量值-漁業種類別魚類別生產量值8'!N25,'漁業生產量值-漁業種類別魚類別生產量值8'!P25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7'!C26,'漁業生產量值-漁業種類別魚類別生產量值7'!E26,'漁業生產量值-漁業種類別魚類別生產量值7'!G26,'漁業生產量值-漁業種類別魚類別生產量值7'!I26,'漁業生產量值-漁業種類別魚類別生產量值7'!K26,'漁業生產量值-漁業種類別魚類別生產量值7'!M26,'漁業生產量值-漁業種類別魚類別生產量值7'!O26,'漁業生產量值-漁業種類別魚類別生產量值8'!C26,'漁業生產量值-漁業種類別魚類別生產量值8'!E26,'漁業生產量值-漁業種類別魚類別生產量值8'!G26,'漁業生產量值-漁業種類別魚類別生產量值8'!I26,'漁業生產量值-漁業種類別魚類別生產量值8'!K26,'漁業生產量值-漁業種類別魚類別生產量值8'!M26,'漁業生產量值-漁業種類別魚類別生產量值8'!O26)=0,&quot;-&quot;,SUM('漁業生產量值-漁業種類別魚類別生產量值7'!C26,'漁業生產量值-漁業種類別魚類別生產量值7'!E26,'漁業生產量值-漁業種類別魚類別生產量值7'!G26,'漁業生產量值-漁業種類別魚類別生產量值7'!I26,'漁業生產量值-漁業種類別魚類別生產量值7'!K26,'漁業生產量值-漁業種類別魚類別生產量值7'!M26,'漁業生產量值-漁業種類別魚類別生產量值7'!O26,'漁業生產量值-漁業種類別魚類別生產量值8'!C26,'漁業生產量值-漁業種類別魚類別生產量值8'!E26,'漁業生產量值-漁業種類別魚類別生產量值8'!G26,'漁業生產量值-漁業種類別魚類別生產量值8'!I26,'漁業生產量值-漁業種類別魚類別生產量值8'!K26,'漁業生產量值-漁業種類別魚類別生產量值8'!M26,'漁業生產量值-漁業種類別魚類別生產量值8'!O26))" table:style-name="ce19">
            <text:p>-</text:p>
          </table:table-cell>
          <table:table-cell office:value-type="string" office:string-value="-" table:formula="msoxl:=IF(SUM('漁業生產量值-漁業種類別魚類別生產量值7'!D26,'漁業生產量值-漁業種類別魚類別生產量值7'!F26,'漁業生產量值-漁業種類別魚類別生產量值7'!H26,'漁業生產量值-漁業種類別魚類別生產量值7'!J26,'漁業生產量值-漁業種類別魚類別生產量值7'!L26,'漁業生產量值-漁業種類別魚類別生產量值7'!N26,'漁業生產量值-漁業種類別魚類別生產量值7'!P26,'漁業生產量值-漁業種類別魚類別生產量值8'!D26,'漁業生產量值-漁業種類別魚類別生產量值8'!F26,'漁業生產量值-漁業種類別魚類別生產量值8'!H26,'漁業生產量值-漁業種類別魚類別生產量值8'!J26,'漁業生產量值-漁業種類別魚類別生產量值8'!L26,'漁業生產量值-漁業種類別魚類別生產量值8'!N26,'漁業生產量值-漁業種類別魚類別生產量值8'!P26)=0,&quot;-&quot;,SUM('漁業生產量值-漁業種類別魚類別生產量值7'!D26,'漁業生產量值-漁業種類別魚類別生產量值7'!F26,'漁業生產量值-漁業種類別魚類別生產量值7'!H26,'漁業生產量值-漁業種類別魚類別生產量值7'!J26,'漁業生產量值-漁業種類別魚類別生產量值7'!L26,'漁業生產量值-漁業種類別魚類別生產量值7'!N26,'漁業生產量值-漁業種類別魚類別生產量值7'!P26,'漁業生產量值-漁業種類別魚類別生產量值8'!D26,'漁業生產量值-漁業種類別魚類別生產量值8'!F26,'漁業生產量值-漁業種類別魚類別生產量值8'!H26,'漁業生產量值-漁業種類別魚類別生產量值8'!J26,'漁業生產量值-漁業種類別魚類別生產量值8'!L26,'漁業生產量值-漁業種類別魚類別生產量值8'!N26,'漁業生產量值-漁業種類別魚類別生產量值8'!P26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3594.4756000000002" table:style-name="ce49">
            <text:p>3,594<text:s/></text:p>
          </table:table-cell>
          <table:table-cell office:value-type="float" office:value="291270.54009999998" table:style-name="ce49">
            <text:p>291,27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3721.7682199999999" table:formula="msoxl:=IF(SUM('漁業生產量值-漁業種類別魚類別生產量值7'!C27,'漁業生產量值-漁業種類別魚類別生產量值7'!E27,'漁業生產量值-漁業種類別魚類別生產量值7'!G27,'漁業生產量值-漁業種類別魚類別生產量值7'!I27,'漁業生產量值-漁業種類別魚類別生產量值7'!K27,'漁業生產量值-漁業種類別魚類別生產量值7'!M27,'漁業生產量值-漁業種類別魚類別生產量值7'!O27,'漁業生產量值-漁業種類別魚類別生產量值8'!C27,'漁業生產量值-漁業種類別魚類別生產量值8'!E27,'漁業生產量值-漁業種類別魚類別生產量值8'!G27,'漁業生產量值-漁業種類別魚類別生產量值8'!I27,'漁業生產量值-漁業種類別魚類別生產量值8'!K27,'漁業生產量值-漁業種類別魚類別生產量值8'!M27,'漁業生產量值-漁業種類別魚類別生產量值8'!O27)=0,&quot;-&quot;,SUM('漁業生產量值-漁業種類別魚類別生產量值7'!C27,'漁業生產量值-漁業種類別魚類別生產量值7'!E27,'漁業生產量值-漁業種類別魚類別生產量值7'!G27,'漁業生產量值-漁業種類別魚類別生產量值7'!I27,'漁業生產量值-漁業種類別魚類別生產量值7'!K27,'漁業生產量值-漁業種類別魚類別生產量值7'!M27,'漁業生產量值-漁業種類別魚類別生產量值7'!O27,'漁業生產量值-漁業種類別魚類別生產量值8'!C27,'漁業生產量值-漁業種類別魚類別生產量值8'!E27,'漁業生產量值-漁業種類別魚類別生產量值8'!G27,'漁業生產量值-漁業種類別魚類別生產量值8'!I27,'漁業生產量值-漁業種類別魚類別生產量值8'!K27,'漁業生產量值-漁業種類別魚類別生產量值8'!M27,'漁業生產量值-漁業種類別魚類別生產量值8'!O27))" table:style-name="ce19">
            <text:p>3,722<text:s/></text:p>
          </table:table-cell>
          <table:table-cell office:value-type="float" office:value="766221.41853000002" table:formula="msoxl:=IF(SUM('漁業生產量值-漁業種類別魚類別生產量值7'!D27,'漁業生產量值-漁業種類別魚類別生產量值7'!F27,'漁業生產量值-漁業種類別魚類別生產量值7'!H27,'漁業生產量值-漁業種類別魚類別生產量值7'!J27,'漁業生產量值-漁業種類別魚類別生產量值7'!L27,'漁業生產量值-漁業種類別魚類別生產量值7'!N27,'漁業生產量值-漁業種類別魚類別生產量值7'!P27,'漁業生產量值-漁業種類別魚類別生產量值8'!D27,'漁業生產量值-漁業種類別魚類別生產量值8'!F27,'漁業生產量值-漁業種類別魚類別生產量值8'!H27,'漁業生產量值-漁業種類別魚類別生產量值8'!J27,'漁業生產量值-漁業種類別魚類別生產量值8'!L27,'漁業生產量值-漁業種類別魚類別生產量值8'!N27,'漁業生產量值-漁業種類別魚類別生產量值8'!P27)=0,&quot;-&quot;,SUM('漁業生產量值-漁業種類別魚類別生產量值7'!D27,'漁業生產量值-漁業種類別魚類別生產量值7'!F27,'漁業生產量值-漁業種類別魚類別生產量值7'!H27,'漁業生產量值-漁業種類別魚類別生產量值7'!J27,'漁業生產量值-漁業種類別魚類別生產量值7'!L27,'漁業生產量值-漁業種類別魚類別生產量值7'!N27,'漁業生產量值-漁業種類別魚類別生產量值7'!P27,'漁業生產量值-漁業種類別魚類別生產量值8'!D27,'漁業生產量值-漁業種類別魚類別生產量值8'!F27,'漁業生產量值-漁業種類別魚類別生產量值8'!H27,'漁業生產量值-漁業種類別魚類別生產量值8'!J27,'漁業生產量值-漁業種類別魚類別生產量值8'!L27,'漁業生產量值-漁業種類別魚類別生產量值8'!N27,'漁業生產量值-漁業種類別魚類別生產量值8'!P27))" table:style-name="ce19">
            <text:p>766,22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72.572649999999996" table:style-name="ce49">
            <text:p>73<text:s/></text:p>
          </table:table-cell>
          <table:table-cell office:value-type="float" office:value="7437.9380099999998" table:style-name="ce49">
            <text:p>7,438<text:s/></text:p>
          </table:table-cell>
          <table:table-cell office:value-type="float" office:value="120.78116" table:style-name="ce49">
            <text:p>121<text:s/></text:p>
          </table:table-cell>
          <table:table-cell office:value-type="float" office:value="5788.6267099999995" table:style-name="ce49">
            <text:p>5,789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70.49019999999999" table:formula="msoxl:=IF(SUM('漁業生產量值-漁業種類別魚類別生產量值7'!C28,'漁業生產量值-漁業種類別魚類別生產量值7'!E28,'漁業生產量值-漁業種類別魚類別生產量值7'!G28,'漁業生產量值-漁業種類別魚類別生產量值7'!I28,'漁業生產量值-漁業種類別魚類別生產量值7'!K28,'漁業生產量值-漁業種類別魚類別生產量值7'!M28,'漁業生產量值-漁業種類別魚類別生產量值7'!O28,'漁業生產量值-漁業種類別魚類別生產量值8'!C28,'漁業生產量值-漁業種類別魚類別生產量值8'!E28,'漁業生產量值-漁業種類別魚類別生產量值8'!G28,'漁業生產量值-漁業種類別魚類別生產量值8'!I28,'漁業生產量值-漁業種類別魚類別生產量值8'!K28,'漁業生產量值-漁業種類別魚類別生產量值8'!M28,'漁業生產量值-漁業種類別魚類別生產量值8'!O28)=0,&quot;-&quot;,SUM('漁業生產量值-漁業種類別魚類別生產量值7'!C28,'漁業生產量值-漁業種類別魚類別生產量值7'!E28,'漁業生產量值-漁業種類別魚類別生產量值7'!G28,'漁業生產量值-漁業種類別魚類別生產量值7'!I28,'漁業生產量值-漁業種類別魚類別生產量值7'!K28,'漁業生產量值-漁業種類別魚類別生產量值7'!M28,'漁業生產量值-漁業種類別魚類別生產量值7'!O28,'漁業生產量值-漁業種類別魚類別生產量值8'!C28,'漁業生產量值-漁業種類別魚類別生產量值8'!E28,'漁業生產量值-漁業種類別魚類別生產量值8'!G28,'漁業生產量值-漁業種類別魚類別生產量值8'!I28,'漁業生產量值-漁業種類別魚類別生產量值8'!K28,'漁業生產量值-漁業種類別魚類別生產量值8'!M28,'漁業生產量值-漁業種類別魚類別生產量值8'!O28))" table:style-name="ce19">
            <text:p>170<text:s/></text:p>
          </table:table-cell>
          <table:table-cell office:value-type="float" office:value="26310.831330000001" table:formula="msoxl:=IF(SUM('漁業生產量值-漁業種類別魚類別生產量值7'!D28,'漁業生產量值-漁業種類別魚類別生產量值7'!F28,'漁業生產量值-漁業種類別魚類別生產量值7'!H28,'漁業生產量值-漁業種類別魚類別生產量值7'!J28,'漁業生產量值-漁業種類別魚類別生產量值7'!L28,'漁業生產量值-漁業種類別魚類別生產量值7'!N28,'漁業生產量值-漁業種類別魚類別生產量值7'!P28,'漁業生產量值-漁業種類別魚類別生產量值8'!D28,'漁業生產量值-漁業種類別魚類別生產量值8'!F28,'漁業生產量值-漁業種類別魚類別生產量值8'!H28,'漁業生產量值-漁業種類別魚類別生產量值8'!J28,'漁業生產量值-漁業種類別魚類別生產量值8'!L28,'漁業生產量值-漁業種類別魚類別生產量值8'!N28,'漁業生產量值-漁業種類別魚類別生產量值8'!P28)=0,&quot;-&quot;,SUM('漁業生產量值-漁業種類別魚類別生產量值7'!D28,'漁業生產量值-漁業種類別魚類別生產量值7'!F28,'漁業生產量值-漁業種類別魚類別生產量值7'!H28,'漁業生產量值-漁業種類別魚類別生產量值7'!J28,'漁業生產量值-漁業種類別魚類別生產量值7'!L28,'漁業生產量值-漁業種類別魚類別生產量值7'!N28,'漁業生產量值-漁業種類別魚類別生產量值7'!P28,'漁業生產量值-漁業種類別魚類別生產量值8'!D28,'漁業生產量值-漁業種類別魚類別生產量值8'!F28,'漁業生產量值-漁業種類別魚類別生產量值8'!H28,'漁業生產量值-漁業種類別魚類別生產量值8'!J28,'漁業生產量值-漁業種類別魚類別生產量值8'!L28,'漁業生產量值-漁業種類別魚類別生產量值8'!N28,'漁業生產量值-漁業種類別魚類別生產量值8'!P28))" table:style-name="ce19">
            <text:p>26,31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9.0289999999999999" table:style-name="ce49">
            <text:p>9<text:s/></text:p>
          </table:table-cell>
          <table:table-cell office:value-type="float" office:value="1083.48" table:style-name="ce49">
            <text:p>1,08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89.984499999999997" table:formula="msoxl:=IF(SUM('漁業生產量值-漁業種類別魚類別生產量值7'!C29,'漁業生產量值-漁業種類別魚類別生產量值7'!E29,'漁業生產量值-漁業種類別魚類別生產量值7'!G29,'漁業生產量值-漁業種類別魚類別生產量值7'!I29,'漁業生產量值-漁業種類別魚類別生產量值7'!K29,'漁業生產量值-漁業種類別魚類別生產量值7'!M29,'漁業生產量值-漁業種類別魚類別生產量值7'!O29,'漁業生產量值-漁業種類別魚類別生產量值8'!C29,'漁業生產量值-漁業種類別魚類別生產量值8'!E29,'漁業生產量值-漁業種類別魚類別生產量值8'!G29,'漁業生產量值-漁業種類別魚類別生產量值8'!I29,'漁業生產量值-漁業種類別魚類別生產量值8'!K29,'漁業生產量值-漁業種類別魚類別生產量值8'!M29,'漁業生產量值-漁業種類別魚類別生產量值8'!O29)=0,&quot;-&quot;,SUM('漁業生產量值-漁業種類別魚類別生產量值7'!C29,'漁業生產量值-漁業種類別魚類別生產量值7'!E29,'漁業生產量值-漁業種類別魚類別生產量值7'!G29,'漁業生產量值-漁業種類別魚類別生產量值7'!I29,'漁業生產量值-漁業種類別魚類別生產量值7'!K29,'漁業生產量值-漁業種類別魚類別生產量值7'!M29,'漁業生產量值-漁業種類別魚類別生產量值7'!O29,'漁業生產量值-漁業種類別魚類別生產量值8'!C29,'漁業生產量值-漁業種類別魚類別生產量值8'!E29,'漁業生產量值-漁業種類別魚類別生產量值8'!G29,'漁業生產量值-漁業種類別魚類別生產量值8'!I29,'漁業生產量值-漁業種類別魚類別生產量值8'!K29,'漁業生產量值-漁業種類別魚類別生產量值8'!M29,'漁業生產量值-漁業種類別魚類別生產量值8'!O29))" table:style-name="ce19">
            <text:p>90<text:s/></text:p>
          </table:table-cell>
          <table:table-cell office:value-type="float" office:value="7406.6895399999994" table:formula="msoxl:=IF(SUM('漁業生產量值-漁業種類別魚類別生產量值7'!D29,'漁業生產量值-漁業種類別魚類別生產量值7'!F29,'漁業生產量值-漁業種類別魚類別生產量值7'!H29,'漁業生產量值-漁業種類別魚類別生產量值7'!J29,'漁業生產量值-漁業種類別魚類別生產量值7'!L29,'漁業生產量值-漁業種類別魚類別生產量值7'!N29,'漁業生產量值-漁業種類別魚類別生產量值7'!P29,'漁業生產量值-漁業種類別魚類別生產量值8'!D29,'漁業生產量值-漁業種類別魚類別生產量值8'!F29,'漁業生產量值-漁業種類別魚類別生產量值8'!H29,'漁業生產量值-漁業種類別魚類別生產量值8'!J29,'漁業生產量值-漁業種類別魚類別生產量值8'!L29,'漁業生產量值-漁業種類別魚類別生產量值8'!N29,'漁業生產量值-漁業種類別魚類別生產量值8'!P29)=0,&quot;-&quot;,SUM('漁業生產量值-漁業種類別魚類別生產量值7'!D29,'漁業生產量值-漁業種類別魚類別生產量值7'!F29,'漁業生產量值-漁業種類別魚類別生產量值7'!H29,'漁業生產量值-漁業種類別魚類別生產量值7'!J29,'漁業生產量值-漁業種類別魚類別生產量值7'!L29,'漁業生產量值-漁業種類別魚類別生產量值7'!N29,'漁業生產量值-漁業種類別魚類別生產量值7'!P29,'漁業生產量值-漁業種類別魚類別生產量值8'!D29,'漁業生產量值-漁業種類別魚類別生產量值8'!F29,'漁業生產量值-漁業種類別魚類別生產量值8'!H29,'漁業生產量值-漁業種類別魚類別生產量值8'!J29,'漁業生產量值-漁業種類別魚類別生產量值8'!L29,'漁業生產量值-漁業種類別魚類別生產量值8'!N29,'漁業生產量值-漁業種類別魚類別生產量值8'!P29))" table:style-name="ce19">
            <text:p>7,40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float" office:value="42.306870000000004" table:style-name="ce49">
            <text:p>42<text:s/></text:p>
          </table:table-cell>
          <table:table-cell office:value-type="float" office:value="9566.8576300000004" table:style-name="ce49">
            <text:p>9,567<text:s/></text:p>
          </table:table-cell>
          <table:table-cell office:value-type="float" office:value="3.8072699999999999" table:style-name="ce49">
            <text:p>4<text:s/></text:p>
          </table:table-cell>
          <table:table-cell office:value-type="float" office:value="181.98745" table:style-name="ce49">
            <text:p>182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93.98500000000001" table:formula="msoxl:=IF(SUM('漁業生產量值-漁業種類別魚類別生產量值7'!C30,'漁業生產量值-漁業種類別魚類別生產量值7'!E30,'漁業生產量值-漁業種類別魚類別生產量值7'!G30,'漁業生產量值-漁業種類別魚類別生產量值7'!I30,'漁業生產量值-漁業種類別魚類別生產量值7'!K30,'漁業生產量值-漁業種類別魚類別生產量值7'!M30,'漁業生產量值-漁業種類別魚類別生產量值7'!O30,'漁業生產量值-漁業種類別魚類別生產量值8'!C30,'漁業生產量值-漁業種類別魚類別生產量值8'!E30,'漁業生產量值-漁業種類別魚類別生產量值8'!G30,'漁業生產量值-漁業種類別魚類別生產量值8'!I30,'漁業生產量值-漁業種類別魚類別生產量值8'!K30,'漁業生產量值-漁業種類別魚類別生產量值8'!M30,'漁業生產量值-漁業種類別魚類別生產量值8'!O30)=0,&quot;-&quot;,SUM('漁業生產量值-漁業種類別魚類別生產量值7'!C30,'漁業生產量值-漁業種類別魚類別生產量值7'!E30,'漁業生產量值-漁業種類別魚類別生產量值7'!G30,'漁業生產量值-漁業種類別魚類別生產量值7'!I30,'漁業生產量值-漁業種類別魚類別生產量值7'!K30,'漁業生產量值-漁業種類別魚類別生產量值7'!M30,'漁業生產量值-漁業種類別魚類別生產量值7'!O30,'漁業生產量值-漁業種類別魚類別生產量值8'!C30,'漁業生產量值-漁業種類別魚類別生產量值8'!E30,'漁業生產量值-漁業種類別魚類別生產量值8'!G30,'漁業生產量值-漁業種類別魚類別生產量值8'!I30,'漁業生產量值-漁業種類別魚類別生產量值8'!K30,'漁業生產量值-漁業種類別魚類別生產量值8'!M30,'漁業生產量值-漁業種類別魚類別生產量值8'!O30))" table:style-name="ce19">
            <text:p>194<text:s/></text:p>
          </table:table-cell>
          <table:table-cell office:value-type="float" office:value="26947.070050000002" table:formula="msoxl:=IF(SUM('漁業生產量值-漁業種類別魚類別生產量值7'!D30,'漁業生產量值-漁業種類別魚類別生產量值7'!F30,'漁業生產量值-漁業種類別魚類別生產量值7'!H30,'漁業生產量值-漁業種類別魚類別生產量值7'!J30,'漁業生產量值-漁業種類別魚類別生產量值7'!L30,'漁業生產量值-漁業種類別魚類別生產量值7'!N30,'漁業生產量值-漁業種類別魚類別生產量值7'!P30,'漁業生產量值-漁業種類別魚類別生產量值8'!D30,'漁業生產量值-漁業種類別魚類別生產量值8'!F30,'漁業生產量值-漁業種類別魚類別生產量值8'!H30,'漁業生產量值-漁業種類別魚類別生產量值8'!J30,'漁業生產量值-漁業種類別魚類別生產量值8'!L30,'漁業生產量值-漁業種類別魚類別生產量值8'!N30,'漁業生產量值-漁業種類別魚類別生產量值8'!P30)=0,&quot;-&quot;,SUM('漁業生產量值-漁業種類別魚類別生產量值7'!D30,'漁業生產量值-漁業種類別魚類別生產量值7'!F30,'漁業生產量值-漁業種類別魚類別生產量值7'!H30,'漁業生產量值-漁業種類別魚類別生產量值7'!J30,'漁業生產量值-漁業種類別魚類別生產量值7'!L30,'漁業生產量值-漁業種類別魚類別生產量值7'!N30,'漁業生產量值-漁業種類別魚類別生產量值7'!P30,'漁業生產量值-漁業種類別魚類別生產量值8'!D30,'漁業生產量值-漁業種類別魚類別生產量值8'!F30,'漁業生產量值-漁業種類別魚類別生產量值8'!H30,'漁業生產量值-漁業種類別魚類別生產量值8'!J30,'漁業生產量值-漁業種類別魚類別生產量值8'!L30,'漁業生產量值-漁業種類別魚類別生產量值8'!N30,'漁業生產量值-漁業種類別魚類別生產量值8'!P30))" table:style-name="ce19">
            <text:p>26,94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7'!C31,'漁業生產量值-漁業種類別魚類別生產量值7'!E31,'漁業生產量值-漁業種類別魚類別生產量值7'!G31,'漁業生產量值-漁業種類別魚類別生產量值7'!I31,'漁業生產量值-漁業種類別魚類別生產量值7'!K31,'漁業生產量值-漁業種類別魚類別生產量值7'!M31,'漁業生產量值-漁業種類別魚類別生產量值7'!O31,'漁業生產量值-漁業種類別魚類別生產量值8'!C31,'漁業生產量值-漁業種類別魚類別生產量值8'!E31,'漁業生產量值-漁業種類別魚類別生產量值8'!G31,'漁業生產量值-漁業種類別魚類別生產量值8'!I31,'漁業生產量值-漁業種類別魚類別生產量值8'!K31,'漁業生產量值-漁業種類別魚類別生產量值8'!M31,'漁業生產量值-漁業種類別魚類別生產量值8'!O31)=0,&quot;-&quot;,SUM('漁業生產量值-漁業種類別魚類別生產量值7'!C31,'漁業生產量值-漁業種類別魚類別生產量值7'!E31,'漁業生產量值-漁業種類別魚類別生產量值7'!G31,'漁業生產量值-漁業種類別魚類別生產量值7'!I31,'漁業生產量值-漁業種類別魚類別生產量值7'!K31,'漁業生產量值-漁業種類別魚類別生產量值7'!M31,'漁業生產量值-漁業種類別魚類別生產量值7'!O31,'漁業生產量值-漁業種類別魚類別生產量值8'!C31,'漁業生產量值-漁業種類別魚類別生產量值8'!E31,'漁業生產量值-漁業種類別魚類別生產量值8'!G31,'漁業生產量值-漁業種類別魚類別生產量值8'!I31,'漁業生產量值-漁業種類別魚類別生產量值8'!K31,'漁業生產量值-漁業種類別魚類別生產量值8'!M31,'漁業生產量值-漁業種類別魚類別生產量值8'!O31))" table:style-name="ce19">
            <text:p>-</text:p>
          </table:table-cell>
          <table:table-cell office:value-type="string" office:string-value="-" table:formula="msoxl:=IF(SUM('漁業生產量值-漁業種類別魚類別生產量值7'!D31,'漁業生產量值-漁業種類別魚類別生產量值7'!F31,'漁業生產量值-漁業種類別魚類別生產量值7'!H31,'漁業生產量值-漁業種類別魚類別生產量值7'!J31,'漁業生產量值-漁業種類別魚類別生產量值7'!L31,'漁業生產量值-漁業種類別魚類別生產量值7'!N31,'漁業生產量值-漁業種類別魚類別生產量值7'!P31,'漁業生產量值-漁業種類別魚類別生產量值8'!D31,'漁業生產量值-漁業種類別魚類別生產量值8'!F31,'漁業生產量值-漁業種類別魚類別生產量值8'!H31,'漁業生產量值-漁業種類別魚類別生產量值8'!J31,'漁業生產量值-漁業種類別魚類別生產量值8'!L31,'漁業生產量值-漁業種類別魚類別生產量值8'!N31,'漁業生產量值-漁業種類別魚類別生產量值8'!P31)=0,&quot;-&quot;,SUM('漁業生產量值-漁業種類別魚類別生產量值7'!D31,'漁業生產量值-漁業種類別魚類別生產量值7'!F31,'漁業生產量值-漁業種類別魚類別生產量值7'!H31,'漁業生產量值-漁業種類別魚類別生產量值7'!J31,'漁業生產量值-漁業種類別魚類別生產量值7'!L31,'漁業生產量值-漁業種類別魚類別生產量值7'!N31,'漁業生產量值-漁業種類別魚類別生產量值7'!P31,'漁業生產量值-漁業種類別魚類別生產量值8'!D31,'漁業生產量值-漁業種類別魚類別生產量值8'!F31,'漁業生產量值-漁業種類別魚類別生產量值8'!H31,'漁業生產量值-漁業種類別魚類別生產量值8'!J31,'漁業生產量值-漁業種類別魚類別生產量值8'!L31,'漁業生產量值-漁業種類別魚類別生產量值8'!N31,'漁業生產量值-漁業種類別魚類別生產量值8'!P31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7'!C32,'漁業生產量值-漁業種類別魚類別生產量值7'!E32,'漁業生產量值-漁業種類別魚類別生產量值7'!G32,'漁業生產量值-漁業種類別魚類別生產量值7'!I32,'漁業生產量值-漁業種類別魚類別生產量值7'!K32,'漁業生產量值-漁業種類別魚類別生產量值7'!M32,'漁業生產量值-漁業種類別魚類別生產量值7'!O32,'漁業生產量值-漁業種類別魚類別生產量值8'!C32,'漁業生產量值-漁業種類別魚類別生產量值8'!E32,'漁業生產量值-漁業種類別魚類別生產量值8'!G32,'漁業生產量值-漁業種類別魚類別生產量值8'!I32,'漁業生產量值-漁業種類別魚類別生產量值8'!K32,'漁業生產量值-漁業種類別魚類別生產量值8'!M32,'漁業生產量值-漁業種類別魚類別生產量值8'!O32)=0,&quot;-&quot;,SUM('漁業生產量值-漁業種類別魚類別生產量值7'!C32,'漁業生產量值-漁業種類別魚類別生產量值7'!E32,'漁業生產量值-漁業種類別魚類別生產量值7'!G32,'漁業生產量值-漁業種類別魚類別生產量值7'!I32,'漁業生產量值-漁業種類別魚類別生產量值7'!K32,'漁業生產量值-漁業種類別魚類別生產量值7'!M32,'漁業生產量值-漁業種類別魚類別生產量值7'!O32,'漁業生產量值-漁業種類別魚類別生產量值8'!C32,'漁業生產量值-漁業種類別魚類別生產量值8'!E32,'漁業生產量值-漁業種類別魚類別生產量值8'!G32,'漁業生產量值-漁業種類別魚類別生產量值8'!I32,'漁業生產量值-漁業種類別魚類別生產量值8'!K32,'漁業生產量值-漁業種類別魚類別生產量值8'!M32,'漁業生產量值-漁業種類別魚類別生產量值8'!O32))" table:style-name="ce19">
            <text:p>-</text:p>
          </table:table-cell>
          <table:table-cell office:value-type="string" office:string-value="-" table:formula="msoxl:=IF(SUM('漁業生產量值-漁業種類別魚類別生產量值7'!D32,'漁業生產量值-漁業種類別魚類別生產量值7'!F32,'漁業生產量值-漁業種類別魚類別生產量值7'!H32,'漁業生產量值-漁業種類別魚類別生產量值7'!J32,'漁業生產量值-漁業種類別魚類別生產量值7'!L32,'漁業生產量值-漁業種類別魚類別生產量值7'!N32,'漁業生產量值-漁業種類別魚類別生產量值7'!P32,'漁業生產量值-漁業種類別魚類別生產量值8'!D32,'漁業生產量值-漁業種類別魚類別生產量值8'!F32,'漁業生產量值-漁業種類別魚類別生產量值8'!H32,'漁業生產量值-漁業種類別魚類別生產量值8'!J32,'漁業生產量值-漁業種類別魚類別生產量值8'!L32,'漁業生產量值-漁業種類別魚類別生產量值8'!N32,'漁業生產量值-漁業種類別魚類別生產量值8'!P32)=0,&quot;-&quot;,SUM('漁業生產量值-漁業種類別魚類別生產量值7'!D32,'漁業生產量值-漁業種類別魚類別生產量值7'!F32,'漁業生產量值-漁業種類別魚類別生產量值7'!H32,'漁業生產量值-漁業種類別魚類別生產量值7'!J32,'漁業生產量值-漁業種類別魚類別生產量值7'!L32,'漁業生產量值-漁業種類別魚類別生產量值7'!N32,'漁業生產量值-漁業種類別魚類別生產量值7'!P32,'漁業生產量值-漁業種類別魚類別生產量值8'!D32,'漁業生產量值-漁業種類別魚類別生產量值8'!F32,'漁業生產量值-漁業種類別魚類別生產量值8'!H32,'漁業生產量值-漁業種類別魚類別生產量值8'!J32,'漁業生產量值-漁業種類別魚類別生產量值8'!L32,'漁業生產量值-漁業種類別魚類別生產量值8'!N32,'漁業生產量值-漁業種類別魚類別生產量值8'!P32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7'!C33,'漁業生產量值-漁業種類別魚類別生產量值7'!E33,'漁業生產量值-漁業種類別魚類別生產量值7'!G33,'漁業生產量值-漁業種類別魚類別生產量值7'!I33,'漁業生產量值-漁業種類別魚類別生產量值7'!K33,'漁業生產量值-漁業種類別魚類別生產量值7'!M33,'漁業生產量值-漁業種類別魚類別生產量值7'!O33,'漁業生產量值-漁業種類別魚類別生產量值8'!C33,'漁業生產量值-漁業種類別魚類別生產量值8'!E33,'漁業生產量值-漁業種類別魚類別生產量值8'!G33,'漁業生產量值-漁業種類別魚類別生產量值8'!I33,'漁業生產量值-漁業種類別魚類別生產量值8'!K33,'漁業生產量值-漁業種類別魚類別生產量值8'!M33,'漁業生產量值-漁業種類別魚類別生產量值8'!O33)=0,&quot;-&quot;,SUM('漁業生產量值-漁業種類別魚類別生產量值7'!C33,'漁業生產量值-漁業種類別魚類別生產量值7'!E33,'漁業生產量值-漁業種類別魚類別生產量值7'!G33,'漁業生產量值-漁業種類別魚類別生產量值7'!I33,'漁業生產量值-漁業種類別魚類別生產量值7'!K33,'漁業生產量值-漁業種類別魚類別生產量值7'!M33,'漁業生產量值-漁業種類別魚類別生產量值7'!O33,'漁業生產量值-漁業種類別魚類別生產量值8'!C33,'漁業生產量值-漁業種類別魚類別生產量值8'!E33,'漁業生產量值-漁業種類別魚類別生產量值8'!G33,'漁業生產量值-漁業種類別魚類別生產量值8'!I33,'漁業生產量值-漁業種類別魚類別生產量值8'!K33,'漁業生產量值-漁業種類別魚類別生產量值8'!M33,'漁業生產量值-漁業種類別魚類別生產量值8'!O33))" table:style-name="ce19">
            <text:p>-</text:p>
          </table:table-cell>
          <table:table-cell office:value-type="string" office:string-value="-" table:formula="msoxl:=IF(SUM('漁業生產量值-漁業種類別魚類別生產量值7'!D33,'漁業生產量值-漁業種類別魚類別生產量值7'!F33,'漁業生產量值-漁業種類別魚類別生產量值7'!H33,'漁業生產量值-漁業種類別魚類別生產量值7'!J33,'漁業生產量值-漁業種類別魚類別生產量值7'!L33,'漁業生產量值-漁業種類別魚類別生產量值7'!N33,'漁業生產量值-漁業種類別魚類別生產量值7'!P33,'漁業生產量值-漁業種類別魚類別生產量值8'!D33,'漁業生產量值-漁業種類別魚類別生產量值8'!F33,'漁業生產量值-漁業種類別魚類別生產量值8'!H33,'漁業生產量值-漁業種類別魚類別生產量值8'!J33,'漁業生產量值-漁業種類別魚類別生產量值8'!L33,'漁業生產量值-漁業種類別魚類別生產量值8'!N33,'漁業生產量值-漁業種類別魚類別生產量值8'!P33)=0,&quot;-&quot;,SUM('漁業生產量值-漁業種類別魚類別生產量值7'!D33,'漁業生產量值-漁業種類別魚類別生產量值7'!F33,'漁業生產量值-漁業種類別魚類別生產量值7'!H33,'漁業生產量值-漁業種類別魚類別生產量值7'!J33,'漁業生產量值-漁業種類別魚類別生產量值7'!L33,'漁業生產量值-漁業種類別魚類別生產量值7'!N33,'漁業生產量值-漁業種類別魚類別生產量值7'!P33,'漁業生產量值-漁業種類別魚類別生產量值8'!D33,'漁業生產量值-漁業種類別魚類別生產量值8'!F33,'漁業生產量值-漁業種類別魚類別生產量值8'!H33,'漁業生產量值-漁業種類別魚類別生產量值8'!J33,'漁業生產量值-漁業種類別魚類別生產量值8'!L33,'漁業生產量值-漁業種類別魚類別生產量值8'!N33,'漁業生產量值-漁業種類別魚類別生產量值8'!P33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float" office:value="62.856000000000002" table:style-name="ce49">
            <text:p>63<text:s/></text:p>
          </table:table-cell>
          <table:table-cell office:value-type="float" office:value="1654.20928" table:style-name="ce49">
            <text:p>1,65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" table:style-name="ce49">
            <text:p>2<text:s/></text:p>
          </table:table-cell>
          <table:table-cell office:value-type="float" office:value="260" table:style-name="ce49">
            <text:p>260<text:s/></text:p>
          </table:table-cell>
          <table:table-cell office:value-type="float" office:value="221.44200000000001" table:style-name="ce49">
            <text:p>221<text:s/></text:p>
          </table:table-cell>
          <table:table-cell office:value-type="float" office:value="2694.2240000000002" table:style-name="ce49">
            <text:p>2,69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54555.89499999999" table:formula="msoxl:=IF(SUM('漁業生產量值-漁業種類別魚類別生產量值7'!C34,'漁業生產量值-漁業種類別魚類別生產量值7'!E34,'漁業生產量值-漁業種類別魚類別生產量值7'!G34,'漁業生產量值-漁業種類別魚類別生產量值7'!I34,'漁業生產量值-漁業種類別魚類別生產量值7'!K34,'漁業生產量值-漁業種類別魚類別生產量值7'!M34,'漁業生產量值-漁業種類別魚類別生產量值7'!O34,'漁業生產量值-漁業種類別魚類別生產量值8'!C34,'漁業生產量值-漁業種類別魚類別生產量值8'!E34,'漁業生產量值-漁業種類別魚類別生產量值8'!G34,'漁業生產量值-漁業種類別魚類別生產量值8'!I34,'漁業生產量值-漁業種類別魚類別生產量值8'!K34,'漁業生產量值-漁業種類別魚類別生產量值8'!M34,'漁業生產量值-漁業種類別魚類別生產量值8'!O34)=0,&quot;-&quot;,SUM('漁業生產量值-漁業種類別魚類別生產量值7'!C34,'漁業生產量值-漁業種類別魚類別生產量值7'!E34,'漁業生產量值-漁業種類別魚類別生產量值7'!G34,'漁業生產量值-漁業種類別魚類別生產量值7'!I34,'漁業生產量值-漁業種類別魚類別生產量值7'!K34,'漁業生產量值-漁業種類別魚類別生產量值7'!M34,'漁業生產量值-漁業種類別魚類別生產量值7'!O34,'漁業生產量值-漁業種類別魚類別生產量值8'!C34,'漁業生產量值-漁業種類別魚類別生產量值8'!E34,'漁業生產量值-漁業種類別魚類別生產量值8'!G34,'漁業生產量值-漁業種類別魚類別生產量值8'!I34,'漁業生產量值-漁業種類別魚類別生產量值8'!K34,'漁業生產量值-漁業種類別魚類別生產量值8'!M34,'漁業生產量值-漁業種類別魚類別生產量值8'!O34))" table:style-name="ce19">
            <text:p>54,556<text:s/></text:p>
          </table:table-cell>
          <table:table-cell office:value-type="float" office:value="3795675.0384799996" table:formula="msoxl:=IF(SUM('漁業生產量值-漁業種類別魚類別生產量值7'!D34,'漁業生產量值-漁業種類別魚類別生產量值7'!F34,'漁業生產量值-漁業種類別魚類別生產量值7'!H34,'漁業生產量值-漁業種類別魚類別生產量值7'!J34,'漁業生產量值-漁業種類別魚類別生產量值7'!L34,'漁業生產量值-漁業種類別魚類別生產量值7'!N34,'漁業生產量值-漁業種類別魚類別生產量值7'!P34,'漁業生產量值-漁業種類別魚類別生產量值8'!D34,'漁業生產量值-漁業種類別魚類別生產量值8'!F34,'漁業生產量值-漁業種類別魚類別生產量值8'!H34,'漁業生產量值-漁業種類別魚類別生產量值8'!J34,'漁業生產量值-漁業種類別魚類別生產量值8'!L34,'漁業生產量值-漁業種類別魚類別生產量值8'!N34,'漁業生產量值-漁業種類別魚類別生產量值8'!P34)=0,&quot;-&quot;,SUM('漁業生產量值-漁業種類別魚類別生產量值7'!D34,'漁業生產量值-漁業種類別魚類別生產量值7'!F34,'漁業生產量值-漁業種類別魚類別生產量值7'!H34,'漁業生產量值-漁業種類別魚類別生產量值7'!J34,'漁業生產量值-漁業種類別魚類別生產量值7'!L34,'漁業生產量值-漁業種類別魚類別生產量值7'!N34,'漁業生產量值-漁業種類別魚類別生產量值7'!P34,'漁業生產量值-漁業種類別魚類別生產量值8'!D34,'漁業生產量值-漁業種類別魚類別生產量值8'!F34,'漁業生產量值-漁業種類別魚類別生產量值8'!H34,'漁業生產量值-漁業種類別魚類別生產量值8'!J34,'漁業生產量值-漁業種類別魚類別生產量值8'!L34,'漁業生產量值-漁業種類別魚類別生產量值8'!N34,'漁業生產量值-漁業種類別魚類別生產量值8'!P34))" table:style-name="ce19">
            <text:p>3,795,67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float" office:value="1.9E-2" table:style-name="ce49">
            <text:p>0<text:s/></text:p>
          </table:table-cell>
          <table:table-cell office:value-type="float" office:value="0.28688999999999998" table:style-name="ce49">
            <text:p>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49.89600000000002" table:formula="msoxl:=IF(SUM('漁業生產量值-漁業種類別魚類別生產量值7'!C35,'漁業生產量值-漁業種類別魚類別生產量值7'!E35,'漁業生產量值-漁業種類別魚類別生產量值7'!G35,'漁業生產量值-漁業種類別魚類別生產量值7'!I35,'漁業生產量值-漁業種類別魚類別生產量值7'!K35,'漁業生產量值-漁業種類別魚類別生產量值7'!M35,'漁業生產量值-漁業種類別魚類別生產量值7'!O35,'漁業生產量值-漁業種類別魚類別生產量值8'!C35,'漁業生產量值-漁業種類別魚類別生產量值8'!E35,'漁業生產量值-漁業種類別魚類別生產量值8'!G35,'漁業生產量值-漁業種類別魚類別生產量值8'!I35,'漁業生產量值-漁業種類別魚類別生產量值8'!K35,'漁業生產量值-漁業種類別魚類別生產量值8'!M35,'漁業生產量值-漁業種類別魚類別生產量值8'!O35)=0,&quot;-&quot;,SUM('漁業生產量值-漁業種類別魚類別生產量值7'!C35,'漁業生產量值-漁業種類別魚類別生產量值7'!E35,'漁業生產量值-漁業種類別魚類別生產量值7'!G35,'漁業生產量值-漁業種類別魚類別生產量值7'!I35,'漁業生產量值-漁業種類別魚類別生產量值7'!K35,'漁業生產量值-漁業種類別魚類別生產量值7'!M35,'漁業生產量值-漁業種類別魚類別生產量值7'!O35,'漁業生產量值-漁業種類別魚類別生產量值8'!C35,'漁業生產量值-漁業種類別魚類別生產量值8'!E35,'漁業生產量值-漁業種類別魚類別生產量值8'!G35,'漁業生產量值-漁業種類別魚類別生產量值8'!I35,'漁業生產量值-漁業種類別魚類別生產量值8'!K35,'漁業生產量值-漁業種類別魚類別生產量值8'!M35,'漁業生產量值-漁業種類別魚類別生產量值8'!O35))" table:style-name="ce19">
            <text:p>150<text:s/></text:p>
          </table:table-cell>
          <table:table-cell office:value-type="float" office:value="4567.9188599999998" table:formula="msoxl:=IF(SUM('漁業生產量值-漁業種類別魚類別生產量值7'!D35,'漁業生產量值-漁業種類別魚類別生產量值7'!F35,'漁業生產量值-漁業種類別魚類別生產量值7'!H35,'漁業生產量值-漁業種類別魚類別生產量值7'!J35,'漁業生產量值-漁業種類別魚類別生產量值7'!L35,'漁業生產量值-漁業種類別魚類別生產量值7'!N35,'漁業生產量值-漁業種類別魚類別生產量值7'!P35,'漁業生產量值-漁業種類別魚類別生產量值8'!D35,'漁業生產量值-漁業種類別魚類別生產量值8'!F35,'漁業生產量值-漁業種類別魚類別生產量值8'!H35,'漁業生產量值-漁業種類別魚類別生產量值8'!J35,'漁業生產量值-漁業種類別魚類別生產量值8'!L35,'漁業生產量值-漁業種類別魚類別生產量值8'!N35,'漁業生產量值-漁業種類別魚類別生產量值8'!P35)=0,&quot;-&quot;,SUM('漁業生產量值-漁業種類別魚類別生產量值7'!D35,'漁業生產量值-漁業種類別魚類別生產量值7'!F35,'漁業生產量值-漁業種類別魚類別生產量值7'!H35,'漁業生產量值-漁業種類別魚類別生產量值7'!J35,'漁業生產量值-漁業種類別魚類別生產量值7'!L35,'漁業生產量值-漁業種類別魚類別生產量值7'!N35,'漁業生產量值-漁業種類別魚類別生產量值7'!P35,'漁業生產量值-漁業種類別魚類別生產量值8'!D35,'漁業生產量值-漁業種類別魚類別生產量值8'!F35,'漁業生產量值-漁業種類別魚類別生產量值8'!H35,'漁業生產量值-漁業種類別魚類別生產量值8'!J35,'漁業生產量值-漁業種類別魚類別生產量值8'!L35,'漁業生產量值-漁業種類別魚類別生產量值8'!N35,'漁業生產量值-漁業種類別魚類別生產量值8'!P35))" table:style-name="ce19">
            <text:p>4,56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1299.1119100000001" table:formula="msoxl:=  IF(SUM(C37:C49)=0,&quot;-&quot;,SUM(C37:C49))" table:style-name="ce49">
            <text:p>1,299<text:s/></text:p>
          </table:table-cell>
          <table:table-cell office:value-type="float" office:value="169511.19842" table:formula="msoxl:=  IF(SUM(D37:D49)=0,&quot;-&quot;,SUM(D37:D49))" table:style-name="ce49">
            <text:p>169,511<text:s/></text:p>
          </table:table-cell>
          <table:table-cell office:value-type="float" office:value="853.0489" table:formula="msoxl:=  IF(SUM(E37:E49)=0,&quot;-&quot;,SUM(E37:E49))" table:style-name="ce49">
            <text:p>853<text:s/></text:p>
          </table:table-cell>
          <table:table-cell office:value-type="float" office:value="46762.347800000003" table:formula="msoxl:=  IF(SUM(F37:F49)=0,&quot;-&quot;,SUM(F37:F49))" table:style-name="ce49">
            <text:p>46,762<text:s/></text:p>
          </table:table-cell>
          <table:table-cell office:value-type="float" office:value="12.947800000000001" table:formula="msoxl:=  IF(SUM(G37:G49)=0,&quot;-&quot;,SUM(G37:G49))" table:style-name="ce49">
            <text:p>13<text:s/></text:p>
          </table:table-cell>
          <table:table-cell office:value-type="float" office:value="1450.15355" table:formula="msoxl:=  IF(SUM(H37:H49)=0,&quot;-&quot;,SUM(H37:H49))" table:style-name="ce49">
            <text:p>1,450<text:s/></text:p>
          </table:table-cell>
          <table:table-cell office:value-type="float" office:value="112.64179999999999" table:formula="msoxl:=  IF(SUM(I37:I49)=0,&quot;-&quot;,SUM(I37:I49))" table:style-name="ce49">
            <text:p>113<text:s/></text:p>
          </table:table-cell>
          <table:table-cell office:value-type="float" office:value="21313.030999999999" table:formula="msoxl:=  IF(SUM(J37:J49)=0,&quot;-&quot;,SUM(J37:J49))" table:style-name="ce49">
            <text:p>21,313<text:s/></text:p>
          </table:table-cell>
          <table:table-cell office:value-type="float" office:value="89.813699999999997" table:formula="msoxl:=  IF(SUM(K37:K49)=0,&quot;-&quot;,SUM(K37:K49))" table:style-name="ce49">
            <text:p>90<text:s/></text:p>
          </table:table-cell>
          <table:table-cell office:value-type="float" office:value="4506.4176500000003" table:formula="msoxl:=  IF(SUM(L37:L49)=0,&quot;-&quot;,SUM(L37:L49))" table:style-name="ce49">
            <text:p>4,506<text:s/></text:p>
          </table:table-cell>
          <table:table-cell office:value-type="float" office:value="1166.7884799999999" table:formula="msoxl:=  IF(SUM(M37:M49)=0,&quot;-&quot;,SUM(M37:M49))" table:style-name="ce49">
            <text:p>1,167<text:s/></text:p>
          </table:table-cell>
          <table:table-cell office:value-type="float" office:value="191851.46268999999" table:formula="msoxl:=  IF(SUM(N37:N49)=0,&quot;-&quot;,SUM(N37:N49))" table:style-name="ce49">
            <text:p>191,851<text:s/></text:p>
          </table:table-cell>
          <table:table-cell office:value-type="float" office:value="6124.3770099999992" table:formula="msoxl:=IF(SUM('漁業生產量值-漁業種類別魚類別生產量值7'!C36,'漁業生產量值-漁業種類別魚類別生產量值7'!E36,'漁業生產量值-漁業種類別魚類別生產量值7'!G36,'漁業生產量值-漁業種類別魚類別生產量值7'!I36,'漁業生產量值-漁業種類別魚類別生產量值7'!K36,'漁業生產量值-漁業種類別魚類別生產量值7'!M36,'漁業生產量值-漁業種類別魚類別生產量值7'!O36,'漁業生產量值-漁業種類別魚類別生產量值8'!C36,'漁業生產量值-漁業種類別魚類別生產量值8'!E36,'漁業生產量值-漁業種類別魚類別生產量值8'!G36,'漁業生產量值-漁業種類別魚類別生產量值8'!I36,'漁業生產量值-漁業種類別魚類別生產量值8'!K36,'漁業生產量值-漁業種類別魚類別生產量值8'!M36,'漁業生產量值-漁業種類別魚類別生產量值8'!O36)=0,&quot;-&quot;,SUM('漁業生產量值-漁業種類別魚類別生產量值7'!C36,'漁業生產量值-漁業種類別魚類別生產量值7'!E36,'漁業生產量值-漁業種類別魚類別生產量值7'!G36,'漁業生產量值-漁業種類別魚類別生產量值7'!I36,'漁業生產量值-漁業種類別魚類別生產量值7'!K36,'漁業生產量值-漁業種類別魚類別生產量值7'!M36,'漁業生產量值-漁業種類別魚類別生產量值7'!O36,'漁業生產量值-漁業種類別魚類別生產量值8'!C36,'漁業生產量值-漁業種類別魚類別生產量值8'!E36,'漁業生產量值-漁業種類別魚類別生產量值8'!G36,'漁業生產量值-漁業種類別魚類別生產量值8'!I36,'漁業生產量值-漁業種類別魚類別生產量值8'!K36,'漁業生產量值-漁業種類別魚類別生產量值8'!M36,'漁業生產量值-漁業種類別魚類別生產量值8'!O36))" table:style-name="ce19">
            <text:p>6,124<text:s/></text:p>
          </table:table-cell>
          <table:table-cell office:value-type="float" office:value="599037.61744000006" table:formula="msoxl:=IF(SUM('漁業生產量值-漁業種類別魚類別生產量值7'!D36,'漁業生產量值-漁業種類別魚類別生產量值7'!F36,'漁業生產量值-漁業種類別魚類別生產量值7'!H36,'漁業生產量值-漁業種類別魚類別生產量值7'!J36,'漁業生產量值-漁業種類別魚類別生產量值7'!L36,'漁業生產量值-漁業種類別魚類別生產量值7'!N36,'漁業生產量值-漁業種類別魚類別生產量值7'!P36,'漁業生產量值-漁業種類別魚類別生產量值8'!D36,'漁業生產量值-漁業種類別魚類別生產量值8'!F36,'漁業生產量值-漁業種類別魚類別生產量值8'!H36,'漁業生產量值-漁業種類別魚類別生產量值8'!J36,'漁業生產量值-漁業種類別魚類別生產量值8'!L36,'漁業生產量值-漁業種類別魚類別生產量值8'!N36,'漁業生產量值-漁業種類別魚類別生產量值8'!P36)=0,&quot;-&quot;,SUM('漁業生產量值-漁業種類別魚類別生產量值7'!D36,'漁業生產量值-漁業種類別魚類別生產量值7'!F36,'漁業生產量值-漁業種類別魚類別生產量值7'!H36,'漁業生產量值-漁業種類別魚類別生產量值7'!J36,'漁業生產量值-漁業種類別魚類別生產量值7'!L36,'漁業生產量值-漁業種類別魚類別生產量值7'!N36,'漁業生產量值-漁業種類別魚類別生產量值7'!P36,'漁業生產量值-漁業種類別魚類別生產量值8'!D36,'漁業生產量值-漁業種類別魚類別生產量值8'!F36,'漁業生產量值-漁業種類別魚類別生產量值8'!H36,'漁業生產量值-漁業種類別魚類別生產量值8'!J36,'漁業生產量值-漁業種類別魚類別生產量值8'!L36,'漁業生產量值-漁業種類別魚類別生產量值8'!N36,'漁業生產量值-漁業種類別魚類別生產量值8'!P36))" table:style-name="ce19">
            <text:p>599,03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693.83349999999996" table:style-name="ce49">
            <text:p>694<text:s/></text:p>
          </table:table-cell>
          <table:table-cell office:value-type="float" office:value="75388.891650000005" table:style-name="ce49">
            <text:p>75,389<text:s/></text:p>
          </table:table-cell>
          <table:table-cell office:value-type="float" office:value="486.02890000000002" table:style-name="ce49">
            <text:p>486<text:s/></text:p>
          </table:table-cell>
          <table:table-cell office:value-type="float" office:value="26307.10138" table:style-name="ce49">
            <text:p>26,307<text:s/></text:p>
          </table:table-cell>
          <table:table-cell office:value-type="float" office:value="12.947800000000001" table:style-name="ce49">
            <text:p>13<text:s/></text:p>
          </table:table-cell>
          <table:table-cell office:value-type="float" office:value="1450.15355" table:style-name="ce49">
            <text:p>1,450<text:s/></text:p>
          </table:table-cell>
          <table:table-cell office:value-type="float" office:value="16.100000000000001" table:style-name="ce49">
            <text:p>16<text:s/></text:p>
          </table:table-cell>
          <table:table-cell office:value-type="float" office:value="692.3" table:style-name="ce49">
            <text:p>692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585.7780699999998" table:formula="msoxl:=IF(SUM('漁業生產量值-漁業種類別魚類別生產量值7'!C37,'漁業生產量值-漁業種類別魚類別生產量值7'!E37,'漁業生產量值-漁業種類別魚類別生產量值7'!G37,'漁業生產量值-漁業種類別魚類別生產量值7'!I37,'漁業生產量值-漁業種類別魚類別生產量值7'!K37,'漁業生產量值-漁業種類別魚類別生產量值7'!M37,'漁業生產量值-漁業種類別魚類別生產量值7'!O37,'漁業生產量值-漁業種類別魚類別生產量值8'!C37,'漁業生產量值-漁業種類別魚類別生產量值8'!E37,'漁業生產量值-漁業種類別魚類別生產量值8'!G37,'漁業生產量值-漁業種類別魚類別生產量值8'!I37,'漁業生產量值-漁業種類別魚類別生產量值8'!K37,'漁業生產量值-漁業種類別魚類別生產量值8'!M37,'漁業生產量值-漁業種類別魚類別生產量值8'!O37)=0,&quot;-&quot;,SUM('漁業生產量值-漁業種類別魚類別生產量值7'!C37,'漁業生產量值-漁業種類別魚類別生產量值7'!E37,'漁業生產量值-漁業種類別魚類別生產量值7'!G37,'漁業生產量值-漁業種類別魚類別生產量值7'!I37,'漁業生產量值-漁業種類別魚類別生產量值7'!K37,'漁業生產量值-漁業種類別魚類別生產量值7'!M37,'漁業生產量值-漁業種類別魚類別生產量值7'!O37,'漁業生產量值-漁業種類別魚類別生產量值8'!C37,'漁業生產量值-漁業種類別魚類別生產量值8'!E37,'漁業生產量值-漁業種類別魚類別生產量值8'!G37,'漁業生產量值-漁業種類別魚類別生產量值8'!I37,'漁業生產量值-漁業種類別魚類別生產量值8'!K37,'漁業生產量值-漁業種類別魚類別生產量值8'!M37,'漁業生產量值-漁業種類別魚類別生產量值8'!O37))" table:style-name="ce19">
            <text:p>2,586<text:s/></text:p>
          </table:table-cell>
          <table:table-cell office:value-type="float" office:value="229674.08482000002" table:formula="msoxl:=IF(SUM('漁業生產量值-漁業種類別魚類別生產量值7'!D37,'漁業生產量值-漁業種類別魚類別生產量值7'!F37,'漁業生產量值-漁業種類別魚類別生產量值7'!H37,'漁業生產量值-漁業種類別魚類別生產量值7'!J37,'漁業生產量值-漁業種類別魚類別生產量值7'!L37,'漁業生產量值-漁業種類別魚類別生產量值7'!N37,'漁業生產量值-漁業種類別魚類別生產量值7'!P37,'漁業生產量值-漁業種類別魚類別生產量值8'!D37,'漁業生產量值-漁業種類別魚類別生產量值8'!F37,'漁業生產量值-漁業種類別魚類別生產量值8'!H37,'漁業生產量值-漁業種類別魚類別生產量值8'!J37,'漁業生產量值-漁業種類別魚類別生產量值8'!L37,'漁業生產量值-漁業種類別魚類別生產量值8'!N37,'漁業生產量值-漁業種類別魚類別生產量值8'!P37)=0,&quot;-&quot;,SUM('漁業生產量值-漁業種類別魚類別生產量值7'!D37,'漁業生產量值-漁業種類別魚類別生產量值7'!F37,'漁業生產量值-漁業種類別魚類別生產量值7'!H37,'漁業生產量值-漁業種類別魚類別生產量值7'!J37,'漁業生產量值-漁業種類別魚類別生產量值7'!L37,'漁業生產量值-漁業種類別魚類別生產量值7'!N37,'漁業生產量值-漁業種類別魚類別生產量值7'!P37,'漁業生產量值-漁業種類別魚類別生產量值8'!D37,'漁業生產量值-漁業種類別魚類別生產量值8'!F37,'漁業生產量值-漁業種類別魚類別生產量值8'!H37,'漁業生產量值-漁業種類別魚類別生產量值8'!J37,'漁業生產量值-漁業種類別魚類別生產量值8'!L37,'漁業生產量值-漁業種類別魚類別生產量值8'!N37,'漁業生產量值-漁業種類別魚類別生產量值8'!P37))" table:style-name="ce19">
            <text:p>229,67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float" office:value="2.3E-2" table:style-name="ce49">
            <text:p>0<text:s/></text:p>
          </table:table-cell>
          <table:table-cell office:value-type="float" office:value="1.4306000000000001" table:style-name="ce49">
            <text:p>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7'!C38,'漁業生產量值-漁業種類別魚類別生產量值7'!E38,'漁業生產量值-漁業種類別魚類別生產量值7'!G38,'漁業生產量值-漁業種類別魚類別生產量值7'!I38,'漁業生產量值-漁業種類別魚類別生產量值7'!K38,'漁業生產量值-漁業種類別魚類別生產量值7'!M38,'漁業生產量值-漁業種類別魚類別生產量值7'!O38,'漁業生產量值-漁業種類別魚類別生產量值8'!C38,'漁業生產量值-漁業種類別魚類別生產量值8'!E38,'漁業生產量值-漁業種類別魚類別生產量值8'!G38,'漁業生產量值-漁業種類別魚類別生產量值8'!I38,'漁業生產量值-漁業種類別魚類別生產量值8'!K38,'漁業生產量值-漁業種類別魚類別生產量值8'!M38,'漁業生產量值-漁業種類別魚類別生產量值8'!O38)=0,&quot;-&quot;,SUM('漁業生產量值-漁業種類別魚類別生產量值7'!C38,'漁業生產量值-漁業種類別魚類別生產量值7'!E38,'漁業生產量值-漁業種類別魚類別生產量值7'!G38,'漁業生產量值-漁業種類別魚類別生產量值7'!I38,'漁業生產量值-漁業種類別魚類別生產量值7'!K38,'漁業生產量值-漁業種類別魚類別生產量值7'!M38,'漁業生產量值-漁業種類別魚類別生產量值7'!O38,'漁業生產量值-漁業種類別魚類別生產量值8'!C38,'漁業生產量值-漁業種類別魚類別生產量值8'!E38,'漁業生產量值-漁業種類別魚類別生產量值8'!G38,'漁業生產量值-漁業種類別魚類別生產量值8'!I38,'漁業生產量值-漁業種類別魚類別生產量值8'!K38,'漁業生產量值-漁業種類別魚類別生產量值8'!M38,'漁業生產量值-漁業種類別魚類別生產量值8'!O38))" table:style-name="ce19">
            <text:p>-</text:p>
          </table:table-cell>
          <table:table-cell office:value-type="string" office:string-value="-" table:formula="msoxl:=IF(SUM('漁業生產量值-漁業種類別魚類別生產量值7'!D38,'漁業生產量值-漁業種類別魚類別生產量值7'!F38,'漁業生產量值-漁業種類別魚類別生產量值7'!H38,'漁業生產量值-漁業種類別魚類別生產量值7'!J38,'漁業生產量值-漁業種類別魚類別生產量值7'!L38,'漁業生產量值-漁業種類別魚類別生產量值7'!N38,'漁業生產量值-漁業種類別魚類別生產量值7'!P38,'漁業生產量值-漁業種類別魚類別生產量值8'!D38,'漁業生產量值-漁業種類別魚類別生產量值8'!F38,'漁業生產量值-漁業種類別魚類別生產量值8'!H38,'漁業生產量值-漁業種類別魚類別生產量值8'!J38,'漁業生產量值-漁業種類別魚類別生產量值8'!L38,'漁業生產量值-漁業種類別魚類別生產量值8'!N38,'漁業生產量值-漁業種類別魚類別生產量值8'!P38)=0,&quot;-&quot;,SUM('漁業生產量值-漁業種類別魚類別生產量值7'!D38,'漁業生產量值-漁業種類別魚類別生產量值7'!F38,'漁業生產量值-漁業種類別魚類別生產量值7'!H38,'漁業生產量值-漁業種類別魚類別生產量值7'!J38,'漁業生產量值-漁業種類別魚類別生產量值7'!L38,'漁業生產量值-漁業種類別魚類別生產量值7'!N38,'漁業生產量值-漁業種類別魚類別生產量值7'!P38,'漁業生產量值-漁業種類別魚類別生產量值8'!D38,'漁業生產量值-漁業種類別魚類別生產量值8'!F38,'漁業生產量值-漁業種類別魚類別生產量值8'!H38,'漁業生產量值-漁業種類別魚類別生產量值8'!J38,'漁業生產量值-漁業種類別魚類別生產量值8'!L38,'漁業生產量值-漁業種類別魚類別生產量值8'!N38,'漁業生產量值-漁業種類別魚類別生產量值8'!P38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float" office:value="55.473999999999997" table:style-name="ce49">
            <text:p>55<text:s/></text:p>
          </table:table-cell>
          <table:table-cell office:value-type="float" office:value="3162.018" table:style-name="ce49">
            <text:p>3,162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439.04" table:formula="msoxl:=IF(SUM('漁業生產量值-漁業種類別魚類別生產量值7'!C39,'漁業生產量值-漁業種類別魚類別生產量值7'!E39,'漁業生產量值-漁業種類別魚類別生產量值7'!G39,'漁業生產量值-漁業種類別魚類別生產量值7'!I39,'漁業生產量值-漁業種類別魚類別生產量值7'!K39,'漁業生產量值-漁業種類別魚類別生產量值7'!M39,'漁業生產量值-漁業種類別魚類別生產量值7'!O39,'漁業生產量值-漁業種類別魚類別生產量值8'!C39,'漁業生產量值-漁業種類別魚類別生產量值8'!E39,'漁業生產量值-漁業種類別魚類別生產量值8'!G39,'漁業生產量值-漁業種類別魚類別生產量值8'!I39,'漁業生產量值-漁業種類別魚類別生產量值8'!K39,'漁業生產量值-漁業種類別魚類別生產量值8'!M39,'漁業生產量值-漁業種類別魚類別生產量值8'!O39)=0,&quot;-&quot;,SUM('漁業生產量值-漁業種類別魚類別生產量值7'!C39,'漁業生產量值-漁業種類別魚類別生產量值7'!E39,'漁業生產量值-漁業種類別魚類別生產量值7'!G39,'漁業生產量值-漁業種類別魚類別生產量值7'!I39,'漁業生產量值-漁業種類別魚類別生產量值7'!K39,'漁業生產量值-漁業種類別魚類別生產量值7'!M39,'漁業生產量值-漁業種類別魚類別生產量值7'!O39,'漁業生產量值-漁業種類別魚類別生產量值8'!C39,'漁業生產量值-漁業種類別魚類別生產量值8'!E39,'漁業生產量值-漁業種類別魚類別生產量值8'!G39,'漁業生產量值-漁業種類別魚類別生產量值8'!I39,'漁業生產量值-漁業種類別魚類別生產量值8'!K39,'漁業生產量值-漁業種類別魚類別生產量值8'!M39,'漁業生產量值-漁業種類別魚類別生產量值8'!O39))" table:style-name="ce19">
            <text:p>1,439<text:s/></text:p>
          </table:table-cell>
          <table:table-cell office:value-type="float" office:value="77787.008000000002" table:formula="msoxl:=IF(SUM('漁業生產量值-漁業種類別魚類別生產量值7'!D39,'漁業生產量值-漁業種類別魚類別生產量值7'!F39,'漁業生產量值-漁業種類別魚類別生產量值7'!H39,'漁業生產量值-漁業種類別魚類別生產量值7'!J39,'漁業生產量值-漁業種類別魚類別生產量值7'!L39,'漁業生產量值-漁業種類別魚類別生產量值7'!N39,'漁業生產量值-漁業種類別魚類別生產量值7'!P39,'漁業生產量值-漁業種類別魚類別生產量值8'!D39,'漁業生產量值-漁業種類別魚類別生產量值8'!F39,'漁業生產量值-漁業種類別魚類別生產量值8'!H39,'漁業生產量值-漁業種類別魚類別生產量值8'!J39,'漁業生產量值-漁業種類別魚類別生產量值8'!L39,'漁業生產量值-漁業種類別魚類別生產量值8'!N39,'漁業生產量值-漁業種類別魚類別生產量值8'!P39)=0,&quot;-&quot;,SUM('漁業生產量值-漁業種類別魚類別生產量值7'!D39,'漁業生產量值-漁業種類別魚類別生產量值7'!F39,'漁業生產量值-漁業種類別魚類別生產量值7'!H39,'漁業生產量值-漁業種類別魚類別生產量值7'!J39,'漁業生產量值-漁業種類別魚類別生產量值7'!L39,'漁業生產量值-漁業種類別魚類別生產量值7'!N39,'漁業生產量值-漁業種類別魚類別生產量值7'!P39,'漁業生產量值-漁業種類別魚類別生產量值8'!D39,'漁業生產量值-漁業種類別魚類別生產量值8'!F39,'漁業生產量值-漁業種類別魚類別生產量值8'!H39,'漁業生產量值-漁業種類別魚類別生產量值8'!J39,'漁業生產量值-漁業種類別魚類別生產量值8'!L39,'漁業生產量值-漁業種類別魚類別生產量值8'!N39,'漁業生產量值-漁業種類別魚類別生產量值8'!P39))" table:style-name="ce19">
            <text:p>77,78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317.80421000000001" table:style-name="ce49">
            <text:p>318<text:s/></text:p>
          </table:table-cell>
          <table:table-cell office:value-type="float" office:value="42220.58999" table:style-name="ce49">
            <text:p>42,221<text:s/></text:p>
          </table:table-cell>
          <table:table-cell office:value-type="float" office:value="350.23149999999998" table:style-name="ce49">
            <text:p>350<text:s/></text:p>
          </table:table-cell>
          <table:table-cell office:value-type="float" office:value="18840.37917" table:style-name="ce49">
            <text:p>18,84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89.441800000000001" table:style-name="ce49">
            <text:p>89<text:s/></text:p>
          </table:table-cell>
          <table:table-cell office:value-type="float" office:value="20279.931" table:style-name="ce49">
            <text:p>20,28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802.60319000000004" table:formula="msoxl:=IF(SUM('漁業生產量值-漁業種類別魚類別生產量值7'!C40,'漁業生產量值-漁業種類別魚類別生產量值7'!E40,'漁業生產量值-漁業種類別魚類別生產量值7'!G40,'漁業生產量值-漁業種類別魚類別生產量值7'!I40,'漁業生產量值-漁業種類別魚類別生產量值7'!K40,'漁業生產量值-漁業種類別魚類別生產量值7'!M40,'漁業生產量值-漁業種類別魚類別生產量值7'!O40,'漁業生產量值-漁業種類別魚類別生產量值8'!C40,'漁業生產量值-漁業種類別魚類別生產量值8'!E40,'漁業生產量值-漁業種類別魚類別生產量值8'!G40,'漁業生產量值-漁業種類別魚類別生產量值8'!I40,'漁業生產量值-漁業種類別魚類別生產量值8'!K40,'漁業生產量值-漁業種類別魚類別生產量值8'!M40,'漁業生產量值-漁業種類別魚類別生產量值8'!O40)=0,&quot;-&quot;,SUM('漁業生產量值-漁業種類別魚類別生產量值7'!C40,'漁業生產量值-漁業種類別魚類別生產量值7'!E40,'漁業生產量值-漁業種類別魚類別生產量值7'!G40,'漁業生產量值-漁業種類別魚類別生產量值7'!I40,'漁業生產量值-漁業種類別魚類別生產量值7'!K40,'漁業生產量值-漁業種類別魚類別生產量值7'!M40,'漁業生產量值-漁業種類別魚類別生產量值7'!O40,'漁業生產量值-漁業種類別魚類別生產量值8'!C40,'漁業生產量值-漁業種類別魚類別生產量值8'!E40,'漁業生產量值-漁業種類別魚類別生產量值8'!G40,'漁業生產量值-漁業種類別魚類別生產量值8'!I40,'漁業生產量值-漁業種類別魚類別生產量值8'!K40,'漁業生產量值-漁業種類別魚類別生產量值8'!M40,'漁業生產量值-漁業種類別魚類別生產量值8'!O40))" table:style-name="ce19">
            <text:p>803<text:s/></text:p>
          </table:table-cell>
          <table:table-cell office:value-type="float" office:value="115072.37578" table:formula="msoxl:=IF(SUM('漁業生產量值-漁業種類別魚類別生產量值7'!D40,'漁業生產量值-漁業種類別魚類別生產量值7'!F40,'漁業生產量值-漁業種類別魚類別生產量值7'!H40,'漁業生產量值-漁業種類別魚類別生產量值7'!J40,'漁業生產量值-漁業種類別魚類別生產量值7'!L40,'漁業生產量值-漁業種類別魚類別生產量值7'!N40,'漁業生產量值-漁業種類別魚類別生產量值7'!P40,'漁業生產量值-漁業種類別魚類別生產量值8'!D40,'漁業生產量值-漁業種類別魚類別生產量值8'!F40,'漁業生產量值-漁業種類別魚類別生產量值8'!H40,'漁業生產量值-漁業種類別魚類別生產量值8'!J40,'漁業生產量值-漁業種類別魚類別生產量值8'!L40,'漁業生產量值-漁業種類別魚類別生產量值8'!N40,'漁業生產量值-漁業種類別魚類別生產量值8'!P40)=0,&quot;-&quot;,SUM('漁業生產量值-漁業種類別魚類別生產量值7'!D40,'漁業生產量值-漁業種類別魚類別生產量值7'!F40,'漁業生產量值-漁業種類別魚類別生產量值7'!H40,'漁業生產量值-漁業種類別魚類別生產量值7'!J40,'漁業生產量值-漁業種類別魚類別生產量值7'!L40,'漁業生產量值-漁業種類別魚類別生產量值7'!N40,'漁業生產量值-漁業種類別魚類別生產量值7'!P40,'漁業生產量值-漁業種類別魚類別生產量值8'!D40,'漁業生產量值-漁業種類別魚類別生產量值8'!F40,'漁業生產量值-漁業種類別魚類別生產量值8'!H40,'漁業生產量值-漁業種類別魚類別生產量值8'!J40,'漁業生產量值-漁業種類別魚類別生產量值8'!L40,'漁業生產量值-漁業種類別魚類別生產量值8'!N40,'漁業生產量值-漁業種類別魚類別生產量值8'!P40))" table:style-name="ce19">
            <text:p>115,07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float" office:value="0.63549999999999995" table:style-name="ce49">
            <text:p>1<text:s/></text:p>
          </table:table-cell>
          <table:table-cell office:value-type="float" office:value="39.528100000000002" table:style-name="ce49">
            <text:p>4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.15" table:formula="msoxl:=IF(SUM('漁業生產量值-漁業種類別魚類別生產量值7'!C41,'漁業生產量值-漁業種類別魚類別生產量值7'!E41,'漁業生產量值-漁業種類別魚類別生產量值7'!G41,'漁業生產量值-漁業種類別魚類別生產量值7'!I41,'漁業生產量值-漁業種類別魚類別生產量值7'!K41,'漁業生產量值-漁業種類別魚類別生產量值7'!M41,'漁業生產量值-漁業種類別魚類別生產量值7'!O41,'漁業生產量值-漁業種類別魚類別生產量值8'!C41,'漁業生產量值-漁業種類別魚類別生產量值8'!E41,'漁業生產量值-漁業種類別魚類別生產量值8'!G41,'漁業生產量值-漁業種類別魚類別生產量值8'!I41,'漁業生產量值-漁業種類別魚類別生產量值8'!K41,'漁業生產量值-漁業種類別魚類別生產量值8'!M41,'漁業生產量值-漁業種類別魚類別生產量值8'!O41)=0,&quot;-&quot;,SUM('漁業生產量值-漁業種類別魚類別生產量值7'!C41,'漁業生產量值-漁業種類別魚類別生產量值7'!E41,'漁業生產量值-漁業種類別魚類別生產量值7'!G41,'漁業生產量值-漁業種類別魚類別生產量值7'!I41,'漁業生產量值-漁業種類別魚類別生產量值7'!K41,'漁業生產量值-漁業種類別魚類別生產量值7'!M41,'漁業生產量值-漁業種類別魚類別生產量值7'!O41,'漁業生產量值-漁業種類別魚類別生產量值8'!C41,'漁業生產量值-漁業種類別魚類別生產量值8'!E41,'漁業生產量值-漁業種類別魚類別生產量值8'!G41,'漁業生產量值-漁業種類別魚類別生產量值8'!I41,'漁業生產量值-漁業種類別魚類別生產量值8'!K41,'漁業生產量值-漁業種類別魚類別生產量值8'!M41,'漁業生產量值-漁業種類別魚類別生產量值8'!O41))" table:style-name="ce19">
            <text:p>2<text:s/></text:p>
          </table:table-cell>
          <table:table-cell office:value-type="float" office:value="1161" table:formula="msoxl:=IF(SUM('漁業生產量值-漁業種類別魚類別生產量值7'!D41,'漁業生產量值-漁業種類別魚類別生產量值7'!F41,'漁業生產量值-漁業種類別魚類別生產量值7'!H41,'漁業生產量值-漁業種類別魚類別生產量值7'!J41,'漁業生產量值-漁業種類別魚類別生產量值7'!L41,'漁業生產量值-漁業種類別魚類別生產量值7'!N41,'漁業生產量值-漁業種類別魚類別生產量值7'!P41,'漁業生產量值-漁業種類別魚類別生產量值8'!D41,'漁業生產量值-漁業種類別魚類別生產量值8'!F41,'漁業生產量值-漁業種類別魚類別生產量值8'!H41,'漁業生產量值-漁業種類別魚類別生產量值8'!J41,'漁業生產量值-漁業種類別魚類別生產量值8'!L41,'漁業生產量值-漁業種類別魚類別生產量值8'!N41,'漁業生產量值-漁業種類別魚類別生產量值8'!P41)=0,&quot;-&quot;,SUM('漁業生產量值-漁業種類別魚類別生產量值7'!D41,'漁業生產量值-漁業種類別魚類別生產量值7'!F41,'漁業生產量值-漁業種類別魚類別生產量值7'!H41,'漁業生產量值-漁業種類別魚類別生產量值7'!J41,'漁業生產量值-漁業種類別魚類別生產量值7'!L41,'漁業生產量值-漁業種類別魚類別生產量值7'!N41,'漁業生產量值-漁業種類別魚類別生產量值7'!P41,'漁業生產量值-漁業種類別魚類別生產量值8'!D41,'漁業生產量值-漁業種類別魚類別生產量值8'!F41,'漁業生產量值-漁業種類別魚類別生產量值8'!H41,'漁業生產量值-漁業種類別魚類別生產量值8'!J41,'漁業生產量值-漁業種類別魚類別生產量值8'!L41,'漁業生產量值-漁業種類別魚類別生產量值8'!N41,'漁業生產量值-漁業種類別魚類別生產量值8'!P41))" table:style-name="ce19">
            <text:p>1,16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float" office:value="76.959500000000006" table:style-name="ce49">
            <text:p>77<text:s/></text:p>
          </table:table-cell>
          <table:table-cell office:value-type="float" office:value="12387.184740000001" table:style-name="ce49">
            <text:p>12,387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25.57677999999993" table:formula="msoxl:=IF(SUM('漁業生產量值-漁業種類別魚類別生產量值7'!C42,'漁業生產量值-漁業種類別魚類別生產量值7'!E42,'漁業生產量值-漁業種類別魚類別生產量值7'!G42,'漁業生產量值-漁業種類別魚類別生產量值7'!I42,'漁業生產量值-漁業種類別魚類別生產量值7'!K42,'漁業生產量值-漁業種類別魚類別生產量值7'!M42,'漁業生產量值-漁業種類別魚類別生產量值7'!O42,'漁業生產量值-漁業種類別魚類別生產量值8'!C42,'漁業生產量值-漁業種類別魚類別生產量值8'!E42,'漁業生產量值-漁業種類別魚類別生產量值8'!G42,'漁業生產量值-漁業種類別魚類別生產量值8'!I42,'漁業生產量值-漁業種類別魚類別生產量值8'!K42,'漁業生產量值-漁業種類別魚類別生產量值8'!M42,'漁業生產量值-漁業種類別魚類別生產量值8'!O42)=0,&quot;-&quot;,SUM('漁業生產量值-漁業種類別魚類別生產量值7'!C42,'漁業生產量值-漁業種類別魚類別生產量值7'!E42,'漁業生產量值-漁業種類別魚類別生產量值7'!G42,'漁業生產量值-漁業種類別魚類別生產量值7'!I42,'漁業生產量值-漁業種類別魚類別生產量值7'!K42,'漁業生產量值-漁業種類別魚類別生產量值7'!M42,'漁業生產量值-漁業種類別魚類別生產量值7'!O42,'漁業生產量值-漁業種類別魚類別生產量值8'!C42,'漁業生產量值-漁業種類別魚類別生產量值8'!E42,'漁業生產量值-漁業種類別魚類別生產量值8'!G42,'漁業生產量值-漁業種類別魚類別生產量值8'!I42,'漁業生產量值-漁業種類別魚類別生產量值8'!K42,'漁業生產量值-漁業種類別魚類別生產量值8'!M42,'漁業生產量值-漁業種類別魚類別生產量值8'!O42))" table:style-name="ce19">
            <text:p>426<text:s/></text:p>
          </table:table-cell>
          <table:table-cell office:value-type="float" office:value="77336.589869999996" table:formula="msoxl:=IF(SUM('漁業生產量值-漁業種類別魚類別生產量值7'!D42,'漁業生產量值-漁業種類別魚類別生產量值7'!F42,'漁業生產量值-漁業種類別魚類別生產量值7'!H42,'漁業生產量值-漁業種類別魚類別生產量值7'!J42,'漁業生產量值-漁業種類別魚類別生產量值7'!L42,'漁業生產量值-漁業種類別魚類別生產量值7'!N42,'漁業生產量值-漁業種類別魚類別生產量值7'!P42,'漁業生產量值-漁業種類別魚類別生產量值8'!D42,'漁業生產量值-漁業種類別魚類別生產量值8'!F42,'漁業生產量值-漁業種類別魚類別生產量值8'!H42,'漁業生產量值-漁業種類別魚類別生產量值8'!J42,'漁業生產量值-漁業種類別魚類別生產量值8'!L42,'漁業生產量值-漁業種類別魚類別生產量值8'!N42,'漁業生產量值-漁業種類別魚類別生產量值8'!P42)=0,&quot;-&quot;,SUM('漁業生產量值-漁業種類別魚類別生產量值7'!D42,'漁業生產量值-漁業種類別魚類別生產量值7'!F42,'漁業生產量值-漁業種類別魚類別生產量值7'!H42,'漁業生產量值-漁業種類別魚類別生產量值7'!J42,'漁業生產量值-漁業種類別魚類別生產量值7'!L42,'漁業生產量值-漁業種類別魚類別生產量值7'!N42,'漁業生產量值-漁業種類別魚類別生產量值7'!P42,'漁業生產量值-漁業種類別魚類別生產量值8'!D42,'漁業生產量值-漁業種類別魚類別生產量值8'!F42,'漁業生產量值-漁業種類別魚類別生產量值8'!H42,'漁業生產量值-漁業種類別魚類別生產量值8'!J42,'漁業生產量值-漁業種類別魚類別生產量值8'!L42,'漁業生產量值-漁業種類別魚類別生產量值8'!N42,'漁業生產量值-漁業種類別魚類別生產量值8'!P42))" table:style-name="ce19">
            <text:p>77,33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57.622199999999999" table:style-name="ce49">
            <text:p>58<text:s/></text:p>
          </table:table-cell>
          <table:table-cell office:value-type="float" office:value="8462.1553399999993" table:style-name="ce49">
            <text:p>8,462<text:s/></text:p>
          </table:table-cell>
          <table:table-cell office:value-type="float" office:value="2.3384999999999998" table:style-name="ce49">
            <text:p>2<text:s/></text:p>
          </table:table-cell>
          <table:table-cell office:value-type="float" office:value="242.11725000000001" table:style-name="ce49">
            <text:p>242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98.70817" table:formula="msoxl:=IF(SUM('漁業生產量值-漁業種類別魚類別生產量值7'!C43,'漁業生產量值-漁業種類別魚類別生產量值7'!E43,'漁業生產量值-漁業種類別魚類別生產量值7'!G43,'漁業生產量值-漁業種類別魚類別生產量值7'!I43,'漁業生產量值-漁業種類別魚類別生產量值7'!K43,'漁業生產量值-漁業種類別魚類別生產量值7'!M43,'漁業生產量值-漁業種類別魚類別生產量值7'!O43,'漁業生產量值-漁業種類別魚類別生產量值8'!C43,'漁業生產量值-漁業種類別魚類別生產量值8'!E43,'漁業生產量值-漁業種類別魚類別生產量值8'!G43,'漁業生產量值-漁業種類別魚類別生產量值8'!I43,'漁業生產量值-漁業種類別魚類別生產量值8'!K43,'漁業生產量值-漁業種類別魚類別生產量值8'!M43,'漁業生產量值-漁業種類別魚類別生產量值8'!O43)=0,&quot;-&quot;,SUM('漁業生產量值-漁業種類別魚類別生產量值7'!C43,'漁業生產量值-漁業種類別魚類別生產量值7'!E43,'漁業生產量值-漁業種類別魚類別生產量值7'!G43,'漁業生產量值-漁業種類別魚類別生產量值7'!I43,'漁業生產量值-漁業種類別魚類別生產量值7'!K43,'漁業生產量值-漁業種類別魚類別生產量值7'!M43,'漁業生產量值-漁業種類別魚類別生產量值7'!O43,'漁業生產量值-漁業種類別魚類別生產量值8'!C43,'漁業生產量值-漁業種類別魚類別生產量值8'!E43,'漁業生產量值-漁業種類別魚類別生產量值8'!G43,'漁業生產量值-漁業種類別魚類別生產量值8'!I43,'漁業生產量值-漁業種類別魚類別生產量值8'!K43,'漁業生產量值-漁業種類別魚類別生產量值8'!M43,'漁業生產量值-漁業種類別魚類別生產量值8'!O43))" table:style-name="ce19">
            <text:p>199<text:s/></text:p>
          </table:table-cell>
          <table:table-cell office:value-type="float" office:value="16797.92297" table:formula="msoxl:=IF(SUM('漁業生產量值-漁業種類別魚類別生產量值7'!D43,'漁業生產量值-漁業種類別魚類別生產量值7'!F43,'漁業生產量值-漁業種類別魚類別生產量值7'!H43,'漁業生產量值-漁業種類別魚類別生產量值7'!J43,'漁業生產量值-漁業種類別魚類別生產量值7'!L43,'漁業生產量值-漁業種類別魚類別生產量值7'!N43,'漁業生產量值-漁業種類別魚類別生產量值7'!P43,'漁業生產量值-漁業種類別魚類別生產量值8'!D43,'漁業生產量值-漁業種類別魚類別生產量值8'!F43,'漁業生產量值-漁業種類別魚類別生產量值8'!H43,'漁業生產量值-漁業種類別魚類別生產量值8'!J43,'漁業生產量值-漁業種類別魚類別生產量值8'!L43,'漁業生產量值-漁業種類別魚類別生產量值8'!N43,'漁業生產量值-漁業種類別魚類別生產量值8'!P43)=0,&quot;-&quot;,SUM('漁業生產量值-漁業種類別魚類別生產量值7'!D43,'漁業生產量值-漁業種類別魚類別生產量值7'!F43,'漁業生產量值-漁業種類別魚類別生產量值7'!H43,'漁業生產量值-漁業種類別魚類別生產量值7'!J43,'漁業生產量值-漁業種類別魚類別生產量值7'!L43,'漁業生產量值-漁業種類別魚類別生產量值7'!N43,'漁業生產量值-漁業種類別魚類別生產量值7'!P43,'漁業生產量值-漁業種類別魚類別生產量值8'!D43,'漁業生產量值-漁業種類別魚類別生產量值8'!F43,'漁業生產量值-漁業種類別魚類別生產量值8'!H43,'漁業生產量值-漁業種類別魚類別生產量值8'!J43,'漁業生產量值-漁業種類別魚類別生產量值8'!L43,'漁業生產量值-漁業種類別魚類別生產量值8'!N43,'漁業生產量值-漁業種類別魚類別生產量值8'!P43))" table:style-name="ce19">
            <text:p>16,79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4.45" table:style-name="ce49">
            <text:p>14<text:s/></text:p>
          </table:table-cell>
          <table:table-cell office:value-type="float" office:value="1372.75" table:style-name="ce49">
            <text:p>1,37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61.748000000000005" table:formula="msoxl:=IF(SUM('漁業生產量值-漁業種類別魚類別生產量值7'!C44,'漁業生產量值-漁業種類別魚類別生產量值7'!E44,'漁業生產量值-漁業種類別魚類別生產量值7'!G44,'漁業生產量值-漁業種類別魚類別生產量值7'!I44,'漁業生產量值-漁業種類別魚類別生產量值7'!K44,'漁業生產量值-漁業種類別魚類別生產量值7'!M44,'漁業生產量值-漁業種類別魚類別生產量值7'!O44,'漁業生產量值-漁業種類別魚類別生產量值8'!C44,'漁業生產量值-漁業種類別魚類別生產量值8'!E44,'漁業生產量值-漁業種類別魚類別生產量值8'!G44,'漁業生產量值-漁業種類別魚類別生產量值8'!I44,'漁業生產量值-漁業種類別魚類別生產量值8'!K44,'漁業生產量值-漁業種類別魚類別生產量值8'!M44,'漁業生產量值-漁業種類別魚類別生產量值8'!O44)=0,&quot;-&quot;,SUM('漁業生產量值-漁業種類別魚類別生產量值7'!C44,'漁業生產量值-漁業種類別魚類別生產量值7'!E44,'漁業生產量值-漁業種類別魚類別生產量值7'!G44,'漁業生產量值-漁業種類別魚類別生產量值7'!I44,'漁業生產量值-漁業種類別魚類別生產量值7'!K44,'漁業生產量值-漁業種類別魚類別生產量值7'!M44,'漁業生產量值-漁業種類別魚類別生產量值7'!O44,'漁業生產量值-漁業種類別魚類別生產量值8'!C44,'漁業生產量值-漁業種類別魚類別生產量值8'!E44,'漁業生產量值-漁業種類別魚類別生產量值8'!G44,'漁業生產量值-漁業種類別魚類別生產量值8'!I44,'漁業生產量值-漁業種類別魚類別生產量值8'!K44,'漁業生產量值-漁業種類別魚類別生產量值8'!M44,'漁業生產量值-漁業種類別魚類別生產量值8'!O44))" table:style-name="ce19">
            <text:p>62<text:s/></text:p>
          </table:table-cell>
          <table:table-cell office:value-type="float" office:value="7492.9750000000004" table:formula="msoxl:=IF(SUM('漁業生產量值-漁業種類別魚類別生產量值7'!D44,'漁業生產量值-漁業種類別魚類別生產量值7'!F44,'漁業生產量值-漁業種類別魚類別生產量值7'!H44,'漁業生產量值-漁業種類別魚類別生產量值7'!J44,'漁業生產量值-漁業種類別魚類別生產量值7'!L44,'漁業生產量值-漁業種類別魚類別生產量值7'!N44,'漁業生產量值-漁業種類別魚類別生產量值7'!P44,'漁業生產量值-漁業種類別魚類別生產量值8'!D44,'漁業生產量值-漁業種類別魚類別生產量值8'!F44,'漁業生產量值-漁業種類別魚類別生產量值8'!H44,'漁業生產量值-漁業種類別魚類別生產量值8'!J44,'漁業生產量值-漁業種類別魚類別生產量值8'!L44,'漁業生產量值-漁業種類別魚類別生產量值8'!N44,'漁業生產量值-漁業種類別魚類別生產量值8'!P44)=0,&quot;-&quot;,SUM('漁業生產量值-漁業種類別魚類別生產量值7'!D44,'漁業生產量值-漁業種類別魚類別生產量值7'!F44,'漁業生產量值-漁業種類別魚類別生產量值7'!H44,'漁業生產量值-漁業種類別魚類別生產量值7'!J44,'漁業生產量值-漁業種類別魚類別生產量值7'!L44,'漁業生產量值-漁業種類別魚類別生產量值7'!N44,'漁業生產量值-漁業種類別魚類別生產量值7'!P44,'漁業生產量值-漁業種類別魚類別生產量值8'!D44,'漁業生產量值-漁業種類別魚類別生產量值8'!F44,'漁業生產量值-漁業種類別魚類別生產量值8'!H44,'漁業生產量值-漁業種類別魚類別生產量值8'!J44,'漁業生產量值-漁業種類別魚類別生產量值8'!L44,'漁業生產量值-漁業種類別魚類別生產量值8'!N44,'漁業生產量值-漁業種類別魚類別生產量值8'!P44))" table:style-name="ce19">
            <text:p>7,49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7'!C45,'漁業生產量值-漁業種類別魚類別生產量值7'!E45,'漁業生產量值-漁業種類別魚類別生產量值7'!G45,'漁業生產量值-漁業種類別魚類別生產量值7'!I45,'漁業生產量值-漁業種類別魚類別生產量值7'!K45,'漁業生產量值-漁業種類別魚類別生產量值7'!M45,'漁業生產量值-漁業種類別魚類別生產量值7'!O45,'漁業生產量值-漁業種類別魚類別生產量值8'!C45,'漁業生產量值-漁業種類別魚類別生產量值8'!E45,'漁業生產量值-漁業種類別魚類別生產量值8'!G45,'漁業生產量值-漁業種類別魚類別生產量值8'!I45,'漁業生產量值-漁業種類別魚類別生產量值8'!K45,'漁業生產量值-漁業種類別魚類別生產量值8'!M45,'漁業生產量值-漁業種類別魚類別生產量值8'!O45)=0,&quot;-&quot;,SUM('漁業生產量值-漁業種類別魚類別生產量值7'!C45,'漁業生產量值-漁業種類別魚類別生產量值7'!E45,'漁業生產量值-漁業種類別魚類別生產量值7'!G45,'漁業生產量值-漁業種類別魚類別生產量值7'!I45,'漁業生產量值-漁業種類別魚類別生產量值7'!K45,'漁業生產量值-漁業種類別魚類別生產量值7'!M45,'漁業生產量值-漁業種類別魚類別生產量值7'!O45,'漁業生產量值-漁業種類別魚類別生產量值8'!C45,'漁業生產量值-漁業種類別魚類別生產量值8'!E45,'漁業生產量值-漁業種類別魚類別生產量值8'!G45,'漁業生產量值-漁業種類別魚類別生產量值8'!I45,'漁業生產量值-漁業種類別魚類別生產量值8'!K45,'漁業生產量值-漁業種類別魚類別生產量值8'!M45,'漁業生產量值-漁業種類別魚類別生產量值8'!O45))" table:style-name="ce19">
            <text:p>-</text:p>
          </table:table-cell>
          <table:table-cell office:value-type="string" office:string-value="-" table:formula="msoxl:=IF(SUM('漁業生產量值-漁業種類別魚類別生產量值7'!D45,'漁業生產量值-漁業種類別魚類別生產量值7'!F45,'漁業生產量值-漁業種類別魚類別生產量值7'!H45,'漁業生產量值-漁業種類別魚類別生產量值7'!J45,'漁業生產量值-漁業種類別魚類別生產量值7'!L45,'漁業生產量值-漁業種類別魚類別生產量值7'!N45,'漁業生產量值-漁業種類別魚類別生產量值7'!P45,'漁業生產量值-漁業種類別魚類別生產量值8'!D45,'漁業生產量值-漁業種類別魚類別生產量值8'!F45,'漁業生產量值-漁業種類別魚類別生產量值8'!H45,'漁業生產量值-漁業種類別魚類別生產量值8'!J45,'漁業生產量值-漁業種類別魚類別生產量值8'!L45,'漁業生產量值-漁業種類別魚類別生產量值8'!N45,'漁業生產量值-漁業種類別魚類別生產量值8'!P45)=0,&quot;-&quot;,SUM('漁業生產量值-漁業種類別魚類別生產量值7'!D45,'漁業生產量值-漁業種類別魚類別生產量值7'!F45,'漁業生產量值-漁業種類別魚類別生產量值7'!H45,'漁業生產量值-漁業種類別魚類別生產量值7'!J45,'漁業生產量值-漁業種類別魚類別生產量值7'!L45,'漁業生產量值-漁業種類別魚類別生產量值7'!N45,'漁業生產量值-漁業種類別魚類別生產量值7'!P45,'漁業生產量值-漁業種類別魚類別生產量值8'!D45,'漁業生產量值-漁業種類別魚類別生產量值8'!F45,'漁業生產量值-漁業種類別魚類別生產量值8'!H45,'漁業生產量值-漁業種類別魚類別生產量值8'!J45,'漁業生產量值-漁業種類別魚類別生產量值8'!L45,'漁業生產量值-漁業種類別魚類別生產量值8'!N45,'漁業生產量值-漁業種類別魚類別生產量值8'!P45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float" office:value="88.46" table:style-name="ce49">
            <text:p>88<text:s/></text:p>
          </table:table-cell>
          <table:table-cell office:value-type="float" office:value="26538" table:style-name="ce49">
            <text:p>26,53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7.51" table:formula="msoxl:=IF(SUM('漁業生產量值-漁業種類別魚類別生產量值7'!C46,'漁業生產量值-漁業種類別魚類別生產量值7'!E46,'漁業生產量值-漁業種類別魚類別生產量值7'!G46,'漁業生產量值-漁業種類別魚類別生產量值7'!I46,'漁業生產量值-漁業種類別魚類別生產量值7'!K46,'漁業生產量值-漁業種類別魚類別生產量值7'!M46,'漁業生產量值-漁業種類別魚類別生產量值7'!O46,'漁業生產量值-漁業種類別魚類別生產量值8'!C46,'漁業生產量值-漁業種類別魚類別生產量值8'!E46,'漁業生產量值-漁業種類別魚類別生產量值8'!G46,'漁業生產量值-漁業種類別魚類別生產量值8'!I46,'漁業生產量值-漁業種類別魚類別生產量值8'!K46,'漁業生產量值-漁業種類別魚類別生產量值8'!M46,'漁業生產量值-漁業種類別魚類別生產量值8'!O46)=0,&quot;-&quot;,SUM('漁業生產量值-漁業種類別魚類別生產量值7'!C46,'漁業生產量值-漁業種類別魚類別生產量值7'!E46,'漁業生產量值-漁業種類別魚類別生產量值7'!G46,'漁業生產量值-漁業種類別魚類別生產量值7'!I46,'漁業生產量值-漁業種類別魚類別生產量值7'!K46,'漁業生產量值-漁業種類別魚類別生產量值7'!M46,'漁業生產量值-漁業種類別魚類別生產量值7'!O46,'漁業生產量值-漁業種類別魚類別生產量值8'!C46,'漁業生產量值-漁業種類別魚類別生產量值8'!E46,'漁業生產量值-漁業種類別魚類別生產量值8'!G46,'漁業生產量值-漁業種類別魚類別生產量值8'!I46,'漁業生產量值-漁業種類別魚類別生產量值8'!K46,'漁業生產量值-漁業種類別魚類別生產量值8'!M46,'漁業生產量值-漁業種類別魚類別生產量值8'!O46))" table:style-name="ce19">
            <text:p>8<text:s/></text:p>
          </table:table-cell>
          <table:table-cell office:value-type="float" office:value="281.625" table:formula="msoxl:=IF(SUM('漁業生產量值-漁業種類別魚類別生產量值7'!D46,'漁業生產量值-漁業種類別魚類別生產量值7'!F46,'漁業生產量值-漁業種類別魚類別生產量值7'!H46,'漁業生產量值-漁業種類別魚類別生產量值7'!J46,'漁業生產量值-漁業種類別魚類別生產量值7'!L46,'漁業生產量值-漁業種類別魚類別生產量值7'!N46,'漁業生產量值-漁業種類別魚類別生產量值7'!P46,'漁業生產量值-漁業種類別魚類別生產量值8'!D46,'漁業生產量值-漁業種類別魚類別生產量值8'!F46,'漁業生產量值-漁業種類別魚類別生產量值8'!H46,'漁業生產量值-漁業種類別魚類別生產量值8'!J46,'漁業生產量值-漁業種類別魚類別生產量值8'!L46,'漁業生產量值-漁業種類別魚類別生產量值8'!N46,'漁業生產量值-漁業種類別魚類別生產量值8'!P46)=0,&quot;-&quot;,SUM('漁業生產量值-漁業種類別魚類別生產量值7'!D46,'漁業生產量值-漁業種類別魚類別生產量值7'!F46,'漁業生產量值-漁業種類別魚類別生產量值7'!H46,'漁業生產量值-漁業種類別魚類別生產量值7'!J46,'漁業生產量值-漁業種類別魚類別生產量值7'!L46,'漁業生產量值-漁業種類別魚類別生產量值7'!N46,'漁業生產量值-漁業種類別魚類別生產量值7'!P46,'漁業生產量值-漁業種類別魚類別生產量值8'!D46,'漁業生產量值-漁業種類別魚類別生產量值8'!F46,'漁業生產量值-漁業種類別魚類別生產量值8'!H46,'漁業生產量值-漁業種類別魚類別生產量值8'!J46,'漁業生產量值-漁業種類別魚類別生產量值8'!L46,'漁業生產量值-漁業種類別魚類別生產量值8'!N46,'漁業生產量值-漁業種類別魚類別生產量值8'!P46))" table:style-name="ce19">
            <text:p>28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7'!C47,'漁業生產量值-漁業種類別魚類別生產量值7'!E47,'漁業生產量值-漁業種類別魚類別生產量值7'!G47,'漁業生產量值-漁業種類別魚類別生產量值7'!I47,'漁業生產量值-漁業種類別魚類別生產量值7'!K47,'漁業生產量值-漁業種類別魚類別生產量值7'!M47,'漁業生產量值-漁業種類別魚類別生產量值7'!O47,'漁業生產量值-漁業種類別魚類別生產量值8'!C47,'漁業生產量值-漁業種類別魚類別生產量值8'!E47,'漁業生產量值-漁業種類別魚類別生產量值8'!G47,'漁業生產量值-漁業種類別魚類別生產量值8'!I47,'漁業生產量值-漁業種類別魚類別生產量值8'!K47,'漁業生產量值-漁業種類別魚類別生產量值8'!M47,'漁業生產量值-漁業種類別魚類別生產量值8'!O47)=0,&quot;-&quot;,SUM('漁業生產量值-漁業種類別魚類別生產量值7'!C47,'漁業生產量值-漁業種類別魚類別生產量值7'!E47,'漁業生產量值-漁業種類別魚類別生產量值7'!G47,'漁業生產量值-漁業種類別魚類別生產量值7'!I47,'漁業生產量值-漁業種類別魚類別生產量值7'!K47,'漁業生產量值-漁業種類別魚類別生產量值7'!M47,'漁業生產量值-漁業種類別魚類別生產量值7'!O47,'漁業生產量值-漁業種類別魚類別生產量值8'!C47,'漁業生產量值-漁業種類別魚類別生產量值8'!E47,'漁業生產量值-漁業種類別魚類別生產量值8'!G47,'漁業生產量值-漁業種類別魚類別生產量值8'!I47,'漁業生產量值-漁業種類別魚類別生產量值8'!K47,'漁業生產量值-漁業種類別魚類別生產量值8'!M47,'漁業生產量值-漁業種類別魚類別生產量值8'!O47))" table:style-name="ce19">
            <text:p>-</text:p>
          </table:table-cell>
          <table:table-cell office:value-type="string" office:string-value="-" table:formula="msoxl:=IF(SUM('漁業生產量值-漁業種類別魚類別生產量值7'!D47,'漁業生產量值-漁業種類別魚類別生產量值7'!F47,'漁業生產量值-漁業種類別魚類別生產量值7'!H47,'漁業生產量值-漁業種類別魚類別生產量值7'!J47,'漁業生產量值-漁業種類別魚類別生產量值7'!L47,'漁業生產量值-漁業種類別魚類別生產量值7'!N47,'漁業生產量值-漁業種類別魚類別生產量值7'!P47,'漁業生產量值-漁業種類別魚類別生產量值8'!D47,'漁業生產量值-漁業種類別魚類別生產量值8'!F47,'漁業生產量值-漁業種類別魚類別生產量值8'!H47,'漁業生產量值-漁業種類別魚類別生產量值8'!J47,'漁業生產量值-漁業種類別魚類別生產量值8'!L47,'漁業生產量值-漁業種類別魚類別生產量值8'!N47,'漁業生產量值-漁業種類別魚類別生產量值8'!P47)=0,&quot;-&quot;,SUM('漁業生產量值-漁業種類別魚類別生產量值7'!D47,'漁業生產量值-漁業種類別魚類別生產量值7'!F47,'漁業生產量值-漁業種類別魚類別生產量值7'!H47,'漁業生產量值-漁業種類別魚類別生產量值7'!J47,'漁業生產量值-漁業種類別魚類別生產量值7'!L47,'漁業生產量值-漁業種類別魚類別生產量值7'!N47,'漁業生產量值-漁業種類別魚類別生產量值7'!P47,'漁業生產量值-漁業種類別魚類別生產量值8'!D47,'漁業生產量值-漁業種類別魚類別生產量值8'!F47,'漁業生產量值-漁業種類別魚類別生產量值8'!H47,'漁業生產量值-漁業種類別魚類別生產量值8'!J47,'漁業生產量值-漁業種類別魚類別生產量值8'!L47,'漁業生產量值-漁業種類別魚類別生產量值8'!N47,'漁業生產量值-漁業種類別魚類別生產量值8'!P47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89.813699999999997" table:style-name="ce49">
            <text:p>90<text:s/></text:p>
          </table:table-cell>
          <table:table-cell office:value-type="float" office:value="4506.4176500000003" table:style-name="ce49">
            <text:p>4,506<text:s/></text:p>
          </table:table-cell>
          <table:table-cell office:value-type="float" office:value="1166.7884799999999" table:style-name="ce49">
            <text:p>1,167<text:s/></text:p>
          </table:table-cell>
          <table:table-cell office:value-type="float" office:value="191851.46268999999" table:style-name="ce49">
            <text:p>191,851<text:s/></text:p>
          </table:table-cell>
          <table:table-cell office:value-type="string" office:string-value="-" table:formula="msoxl:=IF(SUM('漁業生產量值-漁業種類別魚類別生產量值7'!C48,'漁業生產量值-漁業種類別魚類別生產量值7'!E48,'漁業生產量值-漁業種類別魚類別生產量值7'!G48,'漁業生產量值-漁業種類別魚類別生產量值7'!I48,'漁業生產量值-漁業種類別魚類別生產量值7'!K48,'漁業生產量值-漁業種類別魚類別生產量值7'!M48,'漁業生產量值-漁業種類別魚類別生產量值7'!O48,'漁業生產量值-漁業種類別魚類別生產量值8'!C48,'漁業生產量值-漁業種類別魚類別生產量值8'!E48,'漁業生產量值-漁業種類別魚類別生產量值8'!G48,'漁業生產量值-漁業種類別魚類別生產量值8'!I48,'漁業生產量值-漁業種類別魚類別生產量值8'!K48,'漁業生產量值-漁業種類別魚類別生產量值8'!M48,'漁業生產量值-漁業種類別魚類別生產量值8'!O48)=0,&quot;-&quot;,SUM('漁業生產量值-漁業種類別魚類別生產量值7'!C48,'漁業生產量值-漁業種類別魚類別生產量值7'!E48,'漁業生產量值-漁業種類別魚類別生產量值7'!G48,'漁業生產量值-漁業種類別魚類別生產量值7'!I48,'漁業生產量值-漁業種類別魚類別生產量值7'!K48,'漁業生產量值-漁業種類別魚類別生產量值7'!M48,'漁業生產量值-漁業種類別魚類別生產量值7'!O48,'漁業生產量值-漁業種類別魚類別生產量值8'!C48,'漁業生產量值-漁業種類別魚類別生產量值8'!E48,'漁業生產量值-漁業種類別魚類別生產量值8'!G48,'漁業生產量值-漁業種類別魚類別生產量值8'!I48,'漁業生產量值-漁業種類別魚類別生產量值8'!K48,'漁業生產量值-漁業種類別魚類別生產量值8'!M48,'漁業生產量值-漁業種類別魚類別生產量值8'!O48))" table:style-name="ce19">
            <text:p>-</text:p>
          </table:table-cell>
          <table:table-cell office:value-type="string" office:string-value="-" table:formula="msoxl:=IF(SUM('漁業生產量值-漁業種類別魚類別生產量值7'!D48,'漁業生產量值-漁業種類別魚類別生產量值7'!F48,'漁業生產量值-漁業種類別魚類別生產量值7'!H48,'漁業生產量值-漁業種類別魚類別生產量值7'!J48,'漁業生產量值-漁業種類別魚類別生產量值7'!L48,'漁業生產量值-漁業種類別魚類別生產量值7'!N48,'漁業生產量值-漁業種類別魚類別生產量值7'!P48,'漁業生產量值-漁業種類別魚類別生產量值8'!D48,'漁業生產量值-漁業種類別魚類別生產量值8'!F48,'漁業生產量值-漁業種類別魚類別生產量值8'!H48,'漁業生產量值-漁業種類別魚類別生產量值8'!J48,'漁業生產量值-漁業種類別魚類別生產量值8'!L48,'漁業生產量值-漁業種類別魚類別生產量值8'!N48,'漁業生產量值-漁業種類別魚類別生產量值8'!P48)=0,&quot;-&quot;,SUM('漁業生產量值-漁業種類別魚類別生產量值7'!D48,'漁業生產量值-漁業種類別魚類別生產量值7'!F48,'漁業生產量值-漁業種類別魚類別生產量值7'!H48,'漁業生產量值-漁業種類別魚類別生產量值7'!J48,'漁業生產量值-漁業種類別魚類別生產量值7'!L48,'漁業生產量值-漁業種類別魚類別生產量值7'!N48,'漁業生產量值-漁業種類別魚類別生產量值7'!P48,'漁業生產量值-漁業種類別魚類別生產量值8'!D48,'漁業生產量值-漁業種類別魚類別生產量值8'!F48,'漁業生產量值-漁業種類別魚類別生產量值8'!H48,'漁業生產量值-漁業種類別魚類別生產量值8'!J48,'漁業生產量值-漁業種類別魚類別生產量值8'!L48,'漁業生產量值-漁業種類別魚類別生產量值8'!N48,'漁業生產量值-漁業種類別魚類別生產量值8'!P48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float" office:value="8.3000000000000007" table:style-name="ce49">
            <text:p>8<text:s/></text:p>
          </table:table-cell>
          <table:table-cell office:value-type="float" office:value="1311.4" table:style-name="ce49">
            <text:p>1,31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7.1" table:style-name="ce49">
            <text:p>7<text:s/></text:p>
          </table:table-cell>
          <table:table-cell office:value-type="float" office:value="340.8" table:style-name="ce49">
            <text:p>34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601.26279999999997" table:formula="msoxl:=IF(SUM('漁業生產量值-漁業種類別魚類別生產量值7'!C49,'漁業生產量值-漁業種類別魚類別生產量值7'!E49,'漁業生產量值-漁業種類別魚類別生產量值7'!G49,'漁業生產量值-漁業種類別魚類別生產量值7'!I49,'漁業生產量值-漁業種類別魚類別生產量值7'!K49,'漁業生產量值-漁業種類別魚類別生產量值7'!M49,'漁業生產量值-漁業種類別魚類別生產量值7'!O49,'漁業生產量值-漁業種類別魚類別生產量值8'!C49,'漁業生產量值-漁業種類別魚類別生產量值8'!E49,'漁業生產量值-漁業種類別魚類別生產量值8'!G49,'漁業生產量值-漁業種類別魚類別生產量值8'!I49,'漁業生產量值-漁業種類別魚類別生產量值8'!K49,'漁業生產量值-漁業種類別魚類別生產量值8'!M49,'漁業生產量值-漁業種類別魚類別生產量值8'!O49)=0,&quot;-&quot;,SUM('漁業生產量值-漁業種類別魚類別生產量值7'!C49,'漁業生產量值-漁業種類別魚類別生產量值7'!E49,'漁業生產量值-漁業種類別魚類別生產量值7'!G49,'漁業生產量值-漁業種類別魚類別生產量值7'!I49,'漁業生產量值-漁業種類別魚類別生產量值7'!K49,'漁業生產量值-漁業種類別魚類別生產量值7'!M49,'漁業生產量值-漁業種類別魚類別生產量值7'!O49,'漁業生產量值-漁業種類別魚類別生產量值8'!C49,'漁業生產量值-漁業種類別魚類別生產量值8'!E49,'漁業生產量值-漁業種類別魚類別生產量值8'!G49,'漁業生產量值-漁業種類別魚類別生產量值8'!I49,'漁業生產量值-漁業種類別魚類別生產量值8'!K49,'漁業生產量值-漁業種類別魚類別生產量值8'!M49,'漁業生產量值-漁業種類別魚類別生產量值8'!O49))" table:style-name="ce19">
            <text:p>601<text:s/></text:p>
          </table:table-cell>
          <table:table-cell office:value-type="float" office:value="73434.035999999993" table:formula="msoxl:=IF(SUM('漁業生產量值-漁業種類別魚類別生產量值7'!D49,'漁業生產量值-漁業種類別魚類別生產量值7'!F49,'漁業生產量值-漁業種類別魚類別生產量值7'!H49,'漁業生產量值-漁業種類別魚類別生產量值7'!J49,'漁業生產量值-漁業種類別魚類別生產量值7'!L49,'漁業生產量值-漁業種類別魚類別生產量值7'!N49,'漁業生產量值-漁業種類別魚類別生產量值7'!P49,'漁業生產量值-漁業種類別魚類別生產量值8'!D49,'漁業生產量值-漁業種類別魚類別生產量值8'!F49,'漁業生產量值-漁業種類別魚類別生產量值8'!H49,'漁業生產量值-漁業種類別魚類別生產量值8'!J49,'漁業生產量值-漁業種類別魚類別生產量值8'!L49,'漁業生產量值-漁業種類別魚類別生產量值8'!N49,'漁業生產量值-漁業種類別魚類別生產量值8'!P49)=0,&quot;-&quot;,SUM('漁業生產量值-漁業種類別魚類別生產量值7'!D49,'漁業生產量值-漁業種類別魚類別生產量值7'!F49,'漁業生產量值-漁業種類別魚類別生產量值7'!H49,'漁業生產量值-漁業種類別魚類別生產量值7'!J49,'漁業生產量值-漁業種類別魚類別生產量值7'!L49,'漁業生產量值-漁業種類別魚類別生產量值7'!N49,'漁業生產量值-漁業種類別魚類別生產量值7'!P49,'漁業生產量值-漁業種類別魚類別生產量值8'!D49,'漁業生產量值-漁業種類別魚類別生產量值8'!F49,'漁業生產量值-漁業種類別魚類別生產量值8'!H49,'漁業生產量值-漁業種類別魚類別生產量值8'!J49,'漁業生產量值-漁業種類別魚類別生產量值8'!L49,'漁業生產量值-漁業種類別魚類別生產量值8'!N49,'漁業生產量值-漁業種類別魚類別生產量值8'!P49))" table:style-name="ce19">
            <text:p>73,43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49">
            <text:p>-</text:p>
          </table:table-cell>
          <table:table-cell office:value-type="string" office:string-value="-" table:formula="msoxl:=  IF(SUM(D51:D53)=0,&quot;-&quot;,SUM(D51:D53))" table:style-name="ce49">
            <text:p>-</text:p>
          </table:table-cell>
          <table:table-cell office:value-type="string" office:string-value="-" table:formula="msoxl:=  IF(SUM(E51:E53)=0,&quot;-&quot;,SUM(E51:E53))" table:style-name="ce49">
            <text:p>-</text:p>
          </table:table-cell>
          <table:table-cell office:value-type="string" office:string-value="-" table:formula="msoxl:=  IF(SUM(F51:F53)=0,&quot;-&quot;,SUM(F51:F53))" table:style-name="ce49">
            <text:p>-</text:p>
          </table:table-cell>
          <table:table-cell office:value-type="string" office:string-value="-" table:formula="msoxl:=  IF(SUM(G51:G53)=0,&quot;-&quot;,SUM(G51:G53))" table:style-name="ce49">
            <text:p>-</text:p>
          </table:table-cell>
          <table:table-cell office:value-type="string" office:string-value="-" table:formula="msoxl:=  IF(SUM(H51:H53)=0,&quot;-&quot;,SUM(H51:H53))" table:style-name="ce49">
            <text:p>-</text:p>
          </table:table-cell>
          <table:table-cell office:value-type="string" office:string-value="-" table:formula="msoxl:=  IF(SUM(I51:I53)=0,&quot;-&quot;,SUM(I51:I53))" table:style-name="ce49">
            <text:p>-</text:p>
          </table:table-cell>
          <table:table-cell office:value-type="string" office:string-value="-" table:formula="msoxl:=  IF(SUM(J51:J53)=0,&quot;-&quot;,SUM(J51:J53))" table:style-name="ce49">
            <text:p>-</text:p>
          </table:table-cell>
          <table:table-cell office:value-type="string" office:string-value="-" table:formula="msoxl:=  IF(SUM(K51:K53)=0,&quot;-&quot;,SUM(K51:K53))" table:style-name="ce49">
            <text:p>-</text:p>
          </table:table-cell>
          <table:table-cell office:value-type="string" office:string-value="-" table:formula="msoxl:=  IF(SUM(L51:L53)=0,&quot;-&quot;,SUM(L51:L53))" table:style-name="ce49">
            <text:p>-</text:p>
          </table:table-cell>
          <table:table-cell office:value-type="string" office:string-value="-" table:formula="msoxl:=  IF(SUM(M51:M53)=0,&quot;-&quot;,SUM(M51:M53))" table:style-name="ce49">
            <text:p>-</text:p>
          </table:table-cell>
          <table:table-cell office:value-type="string" office:string-value="-" table:formula="msoxl:=  IF(SUM(N51:N53)=0,&quot;-&quot;,SUM(N51:N53))" table:style-name="ce49">
            <text:p>-</text:p>
          </table:table-cell>
          <table:table-cell office:value-type="string" office:string-value="-" table:formula="msoxl:=IF(SUM('漁業生產量值-漁業種類別魚類別生產量值7'!C50,'漁業生產量值-漁業種類別魚類別生產量值7'!E50,'漁業生產量值-漁業種類別魚類別生產量值7'!G50,'漁業生產量值-漁業種類別魚類別生產量值7'!I50,'漁業生產量值-漁業種類別魚類別生產量值7'!K50,'漁業生產量值-漁業種類別魚類別生產量值7'!M50,'漁業生產量值-漁業種類別魚類別生產量值7'!O50,'漁業生產量值-漁業種類別魚類別生產量值8'!C50,'漁業生產量值-漁業種類別魚類別生產量值8'!E50,'漁業生產量值-漁業種類別魚類別生產量值8'!G50,'漁業生產量值-漁業種類別魚類別生產量值8'!I50,'漁業生產量值-漁業種類別魚類別生產量值8'!K50,'漁業生產量值-漁業種類別魚類別生產量值8'!M50,'漁業生產量值-漁業種類別魚類別生產量值8'!O50)=0,&quot;-&quot;,SUM('漁業生產量值-漁業種類別魚類別生產量值7'!C50,'漁業生產量值-漁業種類別魚類別生產量值7'!E50,'漁業生產量值-漁業種類別魚類別生產量值7'!G50,'漁業生產量值-漁業種類別魚類別生產量值7'!I50,'漁業生產量值-漁業種類別魚類別生產量值7'!K50,'漁業生產量值-漁業種類別魚類別生產量值7'!M50,'漁業生產量值-漁業種類別魚類別生產量值7'!O50,'漁業生產量值-漁業種類別魚類別生產量值8'!C50,'漁業生產量值-漁業種類別魚類別生產量值8'!E50,'漁業生產量值-漁業種類別魚類別生產量值8'!G50,'漁業生產量值-漁業種類別魚類別生產量值8'!I50,'漁業生產量值-漁業種類別魚類別生產量值8'!K50,'漁業生產量值-漁業種類別魚類別生產量值8'!M50,'漁業生產量值-漁業種類別魚類別生產量值8'!O50))" table:style-name="ce19">
            <text:p>-</text:p>
          </table:table-cell>
          <table:table-cell office:value-type="string" office:string-value="-" table:formula="msoxl:=IF(SUM('漁業生產量值-漁業種類別魚類別生產量值7'!D50,'漁業生產量值-漁業種類別魚類別生產量值7'!F50,'漁業生產量值-漁業種類別魚類別生產量值7'!H50,'漁業生產量值-漁業種類別魚類別生產量值7'!J50,'漁業生產量值-漁業種類別魚類別生產量值7'!L50,'漁業生產量值-漁業種類別魚類別生產量值7'!N50,'漁業生產量值-漁業種類別魚類別生產量值7'!P50,'漁業生產量值-漁業種類別魚類別生產量值8'!D50,'漁業生產量值-漁業種類別魚類別生產量值8'!F50,'漁業生產量值-漁業種類別魚類別生產量值8'!H50,'漁業生產量值-漁業種類別魚類別生產量值8'!J50,'漁業生產量值-漁業種類別魚類別生產量值8'!L50,'漁業生產量值-漁業種類別魚類別生產量值8'!N50,'漁業生產量值-漁業種類別魚類別生產量值8'!P50)=0,&quot;-&quot;,SUM('漁業生產量值-漁業種類別魚類別生產量值7'!D50,'漁業生產量值-漁業種類別魚類別生產量值7'!F50,'漁業生產量值-漁業種類別魚類別生產量值7'!H50,'漁業生產量值-漁業種類別魚類別生產量值7'!J50,'漁業生產量值-漁業種類別魚類別生產量值7'!L50,'漁業生產量值-漁業種類別魚類別生產量值7'!N50,'漁業生產量值-漁業種類別魚類別生產量值7'!P50,'漁業生產量值-漁業種類別魚類別生產量值8'!D50,'漁業生產量值-漁業種類別魚類別生產量值8'!F50,'漁業生產量值-漁業種類別魚類別生產量值8'!H50,'漁業生產量值-漁業種類別魚類別生產量值8'!J50,'漁業生產量值-漁業種類別魚類別生產量值8'!L50,'漁業生產量值-漁業種類別魚類別生產量值8'!N50,'漁業生產量值-漁業種類別魚類別生產量值8'!P50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7'!C51,'漁業生產量值-漁業種類別魚類別生產量值7'!E51,'漁業生產量值-漁業種類別魚類別生產量值7'!G51,'漁業生產量值-漁業種類別魚類別生產量值7'!I51,'漁業生產量值-漁業種類別魚類別生產量值7'!K51,'漁業生產量值-漁業種類別魚類別生產量值7'!M51,'漁業生產量值-漁業種類別魚類別生產量值7'!O51,'漁業生產量值-漁業種類別魚類別生產量值8'!C51,'漁業生產量值-漁業種類別魚類別生產量值8'!E51,'漁業生產量值-漁業種類別魚類別生產量值8'!G51,'漁業生產量值-漁業種類別魚類別生產量值8'!I51,'漁業生產量值-漁業種類別魚類別生產量值8'!K51,'漁業生產量值-漁業種類別魚類別生產量值8'!M51,'漁業生產量值-漁業種類別魚類別生產量值8'!O51)=0,&quot;-&quot;,SUM('漁業生產量值-漁業種類別魚類別生產量值7'!C51,'漁業生產量值-漁業種類別魚類別生產量值7'!E51,'漁業生產量值-漁業種類別魚類別生產量值7'!G51,'漁業生產量值-漁業種類別魚類別生產量值7'!I51,'漁業生產量值-漁業種類別魚類別生產量值7'!K51,'漁業生產量值-漁業種類別魚類別生產量值7'!M51,'漁業生產量值-漁業種類別魚類別生產量值7'!O51,'漁業生產量值-漁業種類別魚類別生產量值8'!C51,'漁業生產量值-漁業種類別魚類別生產量值8'!E51,'漁業生產量值-漁業種類別魚類別生產量值8'!G51,'漁業生產量值-漁業種類別魚類別生產量值8'!I51,'漁業生產量值-漁業種類別魚類別生產量值8'!K51,'漁業生產量值-漁業種類別魚類別生產量值8'!M51,'漁業生產量值-漁業種類別魚類別生產量值8'!O51))" table:style-name="ce19">
            <text:p>-</text:p>
          </table:table-cell>
          <table:table-cell office:value-type="string" office:string-value="-" table:formula="msoxl:=IF(SUM('漁業生產量值-漁業種類別魚類別生產量值7'!D51,'漁業生產量值-漁業種類別魚類別生產量值7'!F51,'漁業生產量值-漁業種類別魚類別生產量值7'!H51,'漁業生產量值-漁業種類別魚類別生產量值7'!J51,'漁業生產量值-漁業種類別魚類別生產量值7'!L51,'漁業生產量值-漁業種類別魚類別生產量值7'!N51,'漁業生產量值-漁業種類別魚類別生產量值7'!P51,'漁業生產量值-漁業種類別魚類別生產量值8'!D51,'漁業生產量值-漁業種類別魚類別生產量值8'!F51,'漁業生產量值-漁業種類別魚類別生產量值8'!H51,'漁業生產量值-漁業種類別魚類別生產量值8'!J51,'漁業生產量值-漁業種類別魚類別生產量值8'!L51,'漁業生產量值-漁業種類別魚類別生產量值8'!N51,'漁業生產量值-漁業種類別魚類別生產量值8'!P51)=0,&quot;-&quot;,SUM('漁業生產量值-漁業種類別魚類別生產量值7'!D51,'漁業生產量值-漁業種類別魚類別生產量值7'!F51,'漁業生產量值-漁業種類別魚類別生產量值7'!H51,'漁業生產量值-漁業種類別魚類別生產量值7'!J51,'漁業生產量值-漁業種類別魚類別生產量值7'!L51,'漁業生產量值-漁業種類別魚類別生產量值7'!N51,'漁業生產量值-漁業種類別魚類別生產量值7'!P51,'漁業生產量值-漁業種類別魚類別生產量值8'!D51,'漁業生產量值-漁業種類別魚類別生產量值8'!F51,'漁業生產量值-漁業種類別魚類別生產量值8'!H51,'漁業生產量值-漁業種類別魚類別生產量值8'!J51,'漁業生產量值-漁業種類別魚類別生產量值8'!L51,'漁業生產量值-漁業種類別魚類別生產量值8'!N51,'漁業生產量值-漁業種類別魚類別生產量值8'!P51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7'!C52,'漁業生產量值-漁業種類別魚類別生產量值7'!E52,'漁業生產量值-漁業種類別魚類別生產量值7'!G52,'漁業生產量值-漁業種類別魚類別生產量值7'!I52,'漁業生產量值-漁業種類別魚類別生產量值7'!K52,'漁業生產量值-漁業種類別魚類別生產量值7'!M52,'漁業生產量值-漁業種類別魚類別生產量值7'!O52,'漁業生產量值-漁業種類別魚類別生產量值8'!C52,'漁業生產量值-漁業種類別魚類別生產量值8'!E52,'漁業生產量值-漁業種類別魚類別生產量值8'!G52,'漁業生產量值-漁業種類別魚類別生產量值8'!I52,'漁業生產量值-漁業種類別魚類別生產量值8'!K52,'漁業生產量值-漁業種類別魚類別生產量值8'!M52,'漁業生產量值-漁業種類別魚類別生產量值8'!O52)=0,&quot;-&quot;,SUM('漁業生產量值-漁業種類別魚類別生產量值7'!C52,'漁業生產量值-漁業種類別魚類別生產量值7'!E52,'漁業生產量值-漁業種類別魚類別生產量值7'!G52,'漁業生產量值-漁業種類別魚類別生產量值7'!I52,'漁業生產量值-漁業種類別魚類別生產量值7'!K52,'漁業生產量值-漁業種類別魚類別生產量值7'!M52,'漁業生產量值-漁業種類別魚類別生產量值7'!O52,'漁業生產量值-漁業種類別魚類別生產量值8'!C52,'漁業生產量值-漁業種類別魚類別生產量值8'!E52,'漁業生產量值-漁業種類別魚類別生產量值8'!G52,'漁業生產量值-漁業種類別魚類別生產量值8'!I52,'漁業生產量值-漁業種類別魚類別生產量值8'!K52,'漁業生產量值-漁業種類別魚類別生產量值8'!M52,'漁業生產量值-漁業種類別魚類別生產量值8'!O52))" table:style-name="ce19">
            <text:p>-</text:p>
          </table:table-cell>
          <table:table-cell office:value-type="string" office:string-value="-" table:formula="msoxl:=IF(SUM('漁業生產量值-漁業種類別魚類別生產量值7'!D52,'漁業生產量值-漁業種類別魚類別生產量值7'!F52,'漁業生產量值-漁業種類別魚類別生產量值7'!H52,'漁業生產量值-漁業種類別魚類別生產量值7'!J52,'漁業生產量值-漁業種類別魚類別生產量值7'!L52,'漁業生產量值-漁業種類別魚類別生產量值7'!N52,'漁業生產量值-漁業種類別魚類別生產量值7'!P52,'漁業生產量值-漁業種類別魚類別生產量值8'!D52,'漁業生產量值-漁業種類別魚類別生產量值8'!F52,'漁業生產量值-漁業種類別魚類別生產量值8'!H52,'漁業生產量值-漁業種類別魚類別生產量值8'!J52,'漁業生產量值-漁業種類別魚類別生產量值8'!L52,'漁業生產量值-漁業種類別魚類別生產量值8'!N52,'漁業生產量值-漁業種類別魚類別生產量值8'!P52)=0,&quot;-&quot;,SUM('漁業生產量值-漁業種類別魚類別生產量值7'!D52,'漁業生產量值-漁業種類別魚類別生產量值7'!F52,'漁業生產量值-漁業種類別魚類別生產量值7'!H52,'漁業生產量值-漁業種類別魚類別生產量值7'!J52,'漁業生產量值-漁業種類別魚類別生產量值7'!L52,'漁業生產量值-漁業種類別魚類別生產量值7'!N52,'漁業生產量值-漁業種類別魚類別生產量值7'!P52,'漁業生產量值-漁業種類別魚類別生產量值8'!D52,'漁業生產量值-漁業種類別魚類別生產量值8'!F52,'漁業生產量值-漁業種類別魚類別生產量值8'!H52,'漁業生產量值-漁業種類別魚類別生產量值8'!J52,'漁業生產量值-漁業種類別魚類別生產量值8'!L52,'漁業生產量值-漁業種類別魚類別生產量值8'!N52,'漁業生產量值-漁業種類別魚類別生產量值8'!P52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7'!C53,'漁業生產量值-漁業種類別魚類別生產量值7'!E53,'漁業生產量值-漁業種類別魚類別生產量值7'!G53,'漁業生產量值-漁業種類別魚類別生產量值7'!I53,'漁業生產量值-漁業種類別魚類別生產量值7'!K53,'漁業生產量值-漁業種類別魚類別生產量值7'!M53,'漁業生產量值-漁業種類別魚類別生產量值7'!O53,'漁業生產量值-漁業種類別魚類別生產量值8'!C53,'漁業生產量值-漁業種類別魚類別生產量值8'!E53,'漁業生產量值-漁業種類別魚類別生產量值8'!G53,'漁業生產量值-漁業種類別魚類別生產量值8'!I53,'漁業生產量值-漁業種類別魚類別生產量值8'!K53,'漁業生產量值-漁業種類別魚類別生產量值8'!M53,'漁業生產量值-漁業種類別魚類別生產量值8'!O53)=0,&quot;-&quot;,SUM('漁業生產量值-漁業種類別魚類別生產量值7'!C53,'漁業生產量值-漁業種類別魚類別生產量值7'!E53,'漁業生產量值-漁業種類別魚類別生產量值7'!G53,'漁業生產量值-漁業種類別魚類別生產量值7'!I53,'漁業生產量值-漁業種類別魚類別生產量值7'!K53,'漁業生產量值-漁業種類別魚類別生產量值7'!M53,'漁業生產量值-漁業種類別魚類別生產量值7'!O53,'漁業生產量值-漁業種類別魚類別生產量值8'!C53,'漁業生產量值-漁業種類別魚類別生產量值8'!E53,'漁業生產量值-漁業種類別魚類別生產量值8'!G53,'漁業生產量值-漁業種類別魚類別生產量值8'!I53,'漁業生產量值-漁業種類別魚類別生產量值8'!K53,'漁業生產量值-漁業種類別魚類別生產量值8'!M53,'漁業生產量值-漁業種類別魚類別生產量值8'!O53))" table:style-name="ce19">
            <text:p>-</text:p>
          </table:table-cell>
          <table:table-cell office:value-type="string" office:string-value="-" table:formula="msoxl:=IF(SUM('漁業生產量值-漁業種類別魚類別生產量值7'!D53,'漁業生產量值-漁業種類別魚類別生產量值7'!F53,'漁業生產量值-漁業種類別魚類別生產量值7'!H53,'漁業生產量值-漁業種類別魚類別生產量值7'!J53,'漁業生產量值-漁業種類別魚類別生產量值7'!L53,'漁業生產量值-漁業種類別魚類別生產量值7'!N53,'漁業生產量值-漁業種類別魚類別生產量值7'!P53,'漁業生產量值-漁業種類別魚類別生產量值8'!D53,'漁業生產量值-漁業種類別魚類別生產量值8'!F53,'漁業生產量值-漁業種類別魚類別生產量值8'!H53,'漁業生產量值-漁業種類別魚類別生產量值8'!J53,'漁業生產量值-漁業種類別魚類別生產量值8'!L53,'漁業生產量值-漁業種類別魚類別生產量值8'!N53,'漁業生產量值-漁業種類別魚類別生產量值8'!P53)=0,&quot;-&quot;,SUM('漁業生產量值-漁業種類別魚類別生產量值7'!D53,'漁業生產量值-漁業種類別魚類別生產量值7'!F53,'漁業生產量值-漁業種類別魚類別生產量值7'!H53,'漁業生產量值-漁業種類別魚類別生產量值7'!J53,'漁業生產量值-漁業種類別魚類別生產量值7'!L53,'漁業生產量值-漁業種類別魚類別生產量值7'!N53,'漁業生產量值-漁業種類別魚類別生產量值7'!P53,'漁業生產量值-漁業種類別魚類別生產量值8'!D53,'漁業生產量值-漁業種類別魚類別生產量值8'!F53,'漁業生產量值-漁業種類別魚類別生產量值8'!H53,'漁業生產量值-漁業種類別魚類別生產量值8'!J53,'漁業生產量值-漁業種類別魚類別生產量值8'!L53,'漁業生產量值-漁業種類別魚類別生產量值8'!N53,'漁業生產量值-漁業種類別魚類別生產量值8'!P53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49">
            <text:p>-</text:p>
          </table:table-cell>
          <table:table-cell office:value-type="string" office:string-value="-" table:formula="msoxl:=  IF(SUM(D55:D57)=0,&quot;-&quot;,SUM(D55:D57))" table:style-name="ce49">
            <text:p>-</text:p>
          </table:table-cell>
          <table:table-cell office:value-type="string" office:string-value="-" table:formula="msoxl:=  IF(SUM(E55:E57)=0,&quot;-&quot;,SUM(E55:E57))" table:style-name="ce49">
            <text:p>-</text:p>
          </table:table-cell>
          <table:table-cell office:value-type="string" office:string-value="-" table:formula="msoxl:=  IF(SUM(F55:F57)=0,&quot;-&quot;,SUM(F55:F57))" table:style-name="ce49">
            <text:p>-</text:p>
          </table:table-cell>
          <table:table-cell office:value-type="string" office:string-value="-" table:formula="msoxl:=  IF(SUM(G55:G57)=0,&quot;-&quot;,SUM(G55:G57))" table:style-name="ce49">
            <text:p>-</text:p>
          </table:table-cell>
          <table:table-cell office:value-type="string" office:string-value="-" table:formula="msoxl:=  IF(SUM(H55:H57)=0,&quot;-&quot;,SUM(H55:H57))" table:style-name="ce49">
            <text:p>-</text:p>
          </table:table-cell>
          <table:table-cell office:value-type="string" office:string-value="-" table:formula="msoxl:=  IF(SUM(I55:I57)=0,&quot;-&quot;,SUM(I55:I57))" table:style-name="ce49">
            <text:p>-</text:p>
          </table:table-cell>
          <table:table-cell office:value-type="string" office:string-value="-" table:formula="msoxl:=  IF(SUM(J55:J57)=0,&quot;-&quot;,SUM(J55:J57))" table:style-name="ce49">
            <text:p>-</text:p>
          </table:table-cell>
          <table:table-cell office:value-type="string" office:string-value="-" table:formula="msoxl:=  IF(SUM(K55:K57)=0,&quot;-&quot;,SUM(K55:K57))" table:style-name="ce49">
            <text:p>-</text:p>
          </table:table-cell>
          <table:table-cell office:value-type="string" office:string-value="-" table:formula="msoxl:=  IF(SUM(L55:L57)=0,&quot;-&quot;,SUM(L55:L57))" table:style-name="ce49">
            <text:p>-</text:p>
          </table:table-cell>
          <table:table-cell office:value-type="string" office:string-value="-" table:formula="msoxl:=  IF(SUM(M55:M57)=0,&quot;-&quot;,SUM(M55:M57))" table:style-name="ce49">
            <text:p>-</text:p>
          </table:table-cell>
          <table:table-cell office:value-type="string" office:string-value="-" table:formula="msoxl:=  IF(SUM(N55:N57)=0,&quot;-&quot;,SUM(N55:N57))" table:style-name="ce49">
            <text:p>-</text:p>
          </table:table-cell>
          <table:table-cell office:value-type="string" office:string-value="-" table:formula="msoxl:=IF(SUM('漁業生產量值-漁業種類別魚類別生產量值7'!C54,'漁業生產量值-漁業種類別魚類別生產量值7'!E54,'漁業生產量值-漁業種類別魚類別生產量值7'!G54,'漁業生產量值-漁業種類別魚類別生產量值7'!I54,'漁業生產量值-漁業種類別魚類別生產量值7'!K54,'漁業生產量值-漁業種類別魚類別生產量值7'!M54,'漁業生產量值-漁業種類別魚類別生產量值7'!O54,'漁業生產量值-漁業種類別魚類別生產量值8'!C54,'漁業生產量值-漁業種類別魚類別生產量值8'!E54,'漁業生產量值-漁業種類別魚類別生產量值8'!G54,'漁業生產量值-漁業種類別魚類別生產量值8'!I54,'漁業生產量值-漁業種類別魚類別生產量值8'!K54,'漁業生產量值-漁業種類別魚類別生產量值8'!M54,'漁業生產量值-漁業種類別魚類別生產量值8'!O54)=0,&quot;-&quot;,SUM('漁業生產量值-漁業種類別魚類別生產量值7'!C54,'漁業生產量值-漁業種類別魚類別生產量值7'!E54,'漁業生產量值-漁業種類別魚類別生產量值7'!G54,'漁業生產量值-漁業種類別魚類別生產量值7'!I54,'漁業生產量值-漁業種類別魚類別生產量值7'!K54,'漁業生產量值-漁業種類別魚類別生產量值7'!M54,'漁業生產量值-漁業種類別魚類別生產量值7'!O54,'漁業生產量值-漁業種類別魚類別生產量值8'!C54,'漁業生產量值-漁業種類別魚類別生產量值8'!E54,'漁業生產量值-漁業種類別魚類別生產量值8'!G54,'漁業生產量值-漁業種類別魚類別生產量值8'!I54,'漁業生產量值-漁業種類別魚類別生產量值8'!K54,'漁業生產量值-漁業種類別魚類別生產量值8'!M54,'漁業生產量值-漁業種類別魚類別生產量值8'!O54))" table:style-name="ce19">
            <text:p>-</text:p>
          </table:table-cell>
          <table:table-cell office:value-type="string" office:string-value="-" table:formula="msoxl:=IF(SUM('漁業生產量值-漁業種類別魚類別生產量值7'!D54,'漁業生產量值-漁業種類別魚類別生產量值7'!F54,'漁業生產量值-漁業種類別魚類別生產量值7'!H54,'漁業生產量值-漁業種類別魚類別生產量值7'!J54,'漁業生產量值-漁業種類別魚類別生產量值7'!L54,'漁業生產量值-漁業種類別魚類別生產量值7'!N54,'漁業生產量值-漁業種類別魚類別生產量值7'!P54,'漁業生產量值-漁業種類別魚類別生產量值8'!D54,'漁業生產量值-漁業種類別魚類別生產量值8'!F54,'漁業生產量值-漁業種類別魚類別生產量值8'!H54,'漁業生產量值-漁業種類別魚類別生產量值8'!J54,'漁業生產量值-漁業種類別魚類別生產量值8'!L54,'漁業生產量值-漁業種類別魚類別生產量值8'!N54,'漁業生產量值-漁業種類別魚類別生產量值8'!P54)=0,&quot;-&quot;,SUM('漁業生產量值-漁業種類別魚類別生產量值7'!D54,'漁業生產量值-漁業種類別魚類別生產量值7'!F54,'漁業生產量值-漁業種類別魚類別生產量值7'!H54,'漁業生產量值-漁業種類別魚類別生產量值7'!J54,'漁業生產量值-漁業種類別魚類別生產量值7'!L54,'漁業生產量值-漁業種類別魚類別生產量值7'!N54,'漁業生產量值-漁業種類別魚類別生產量值7'!P54,'漁業生產量值-漁業種類別魚類別生產量值8'!D54,'漁業生產量值-漁業種類別魚類別生產量值8'!F54,'漁業生產量值-漁業種類別魚類別生產量值8'!H54,'漁業生產量值-漁業種類別魚類別生產量值8'!J54,'漁業生產量值-漁業種類別魚類別生產量值8'!L54,'漁業生產量值-漁業種類別魚類別生產量值8'!N54,'漁業生產量值-漁業種類別魚類別生產量值8'!P54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7'!C55,'漁業生產量值-漁業種類別魚類別生產量值7'!E55,'漁業生產量值-漁業種類別魚類別生產量值7'!G55,'漁業生產量值-漁業種類別魚類別生產量值7'!I55,'漁業生產量值-漁業種類別魚類別生產量值7'!K55,'漁業生產量值-漁業種類別魚類別生產量值7'!M55,'漁業生產量值-漁業種類別魚類別生產量值7'!O55,'漁業生產量值-漁業種類別魚類別生產量值8'!C55,'漁業生產量值-漁業種類別魚類別生產量值8'!E55,'漁業生產量值-漁業種類別魚類別生產量值8'!G55,'漁業生產量值-漁業種類別魚類別生產量值8'!I55,'漁業生產量值-漁業種類別魚類別生產量值8'!K55,'漁業生產量值-漁業種類別魚類別生產量值8'!M55,'漁業生產量值-漁業種類別魚類別生產量值8'!O55)=0,&quot;-&quot;,SUM('漁業生產量值-漁業種類別魚類別生產量值7'!C55,'漁業生產量值-漁業種類別魚類別生產量值7'!E55,'漁業生產量值-漁業種類別魚類別生產量值7'!G55,'漁業生產量值-漁業種類別魚類別生產量值7'!I55,'漁業生產量值-漁業種類別魚類別生產量值7'!K55,'漁業生產量值-漁業種類別魚類別生產量值7'!M55,'漁業生產量值-漁業種類別魚類別生產量值7'!O55,'漁業生產量值-漁業種類別魚類別生產量值8'!C55,'漁業生產量值-漁業種類別魚類別生產量值8'!E55,'漁業生產量值-漁業種類別魚類別生產量值8'!G55,'漁業生產量值-漁業種類別魚類別生產量值8'!I55,'漁業生產量值-漁業種類別魚類別生產量值8'!K55,'漁業生產量值-漁業種類別魚類別生產量值8'!M55,'漁業生產量值-漁業種類別魚類別生產量值8'!O55))" table:style-name="ce19">
            <text:p>-</text:p>
          </table:table-cell>
          <table:table-cell office:value-type="string" office:string-value="-" table:formula="msoxl:=IF(SUM('漁業生產量值-漁業種類別魚類別生產量值7'!D55,'漁業生產量值-漁業種類別魚類別生產量值7'!F55,'漁業生產量值-漁業種類別魚類別生產量值7'!H55,'漁業生產量值-漁業種類別魚類別生產量值7'!J55,'漁業生產量值-漁業種類別魚類別生產量值7'!L55,'漁業生產量值-漁業種類別魚類別生產量值7'!N55,'漁業生產量值-漁業種類別魚類別生產量值7'!P55,'漁業生產量值-漁業種類別魚類別生產量值8'!D55,'漁業生產量值-漁業種類別魚類別生產量值8'!F55,'漁業生產量值-漁業種類別魚類別生產量值8'!H55,'漁業生產量值-漁業種類別魚類別生產量值8'!J55,'漁業生產量值-漁業種類別魚類別生產量值8'!L55,'漁業生產量值-漁業種類別魚類別生產量值8'!N55,'漁業生產量值-漁業種類別魚類別生產量值8'!P55)=0,&quot;-&quot;,SUM('漁業生產量值-漁業種類別魚類別生產量值7'!D55,'漁業生產量值-漁業種類別魚類別生產量值7'!F55,'漁業生產量值-漁業種類別魚類別生產量值7'!H55,'漁業生產量值-漁業種類別魚類別生產量值7'!J55,'漁業生產量值-漁業種類別魚類別生產量值7'!L55,'漁業生產量值-漁業種類別魚類別生產量值7'!N55,'漁業生產量值-漁業種類別魚類別生產量值7'!P55,'漁業生產量值-漁業種類別魚類別生產量值8'!D55,'漁業生產量值-漁業種類別魚類別生產量值8'!F55,'漁業生產量值-漁業種類別魚類別生產量值8'!H55,'漁業生產量值-漁業種類別魚類別生產量值8'!J55,'漁業生產量值-漁業種類別魚類別生產量值8'!L55,'漁業生產量值-漁業種類別魚類別生產量值8'!N55,'漁業生產量值-漁業種類別魚類別生產量值8'!P55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7'!C56,'漁業生產量值-漁業種類別魚類別生產量值7'!E56,'漁業生產量值-漁業種類別魚類別生產量值7'!G56,'漁業生產量值-漁業種類別魚類別生產量值7'!I56,'漁業生產量值-漁業種類別魚類別生產量值7'!K56,'漁業生產量值-漁業種類別魚類別生產量值7'!M56,'漁業生產量值-漁業種類別魚類別生產量值7'!O56,'漁業生產量值-漁業種類別魚類別生產量值8'!C56,'漁業生產量值-漁業種類別魚類別生產量值8'!E56,'漁業生產量值-漁業種類別魚類別生產量值8'!G56,'漁業生產量值-漁業種類別魚類別生產量值8'!I56,'漁業生產量值-漁業種類別魚類別生產量值8'!K56,'漁業生產量值-漁業種類別魚類別生產量值8'!M56,'漁業生產量值-漁業種類別魚類別生產量值8'!O56)=0,&quot;-&quot;,SUM('漁業生產量值-漁業種類別魚類別生產量值7'!C56,'漁業生產量值-漁業種類別魚類別生產量值7'!E56,'漁業生產量值-漁業種類別魚類別生產量值7'!G56,'漁業生產量值-漁業種類別魚類別生產量值7'!I56,'漁業生產量值-漁業種類別魚類別生產量值7'!K56,'漁業生產量值-漁業種類別魚類別生產量值7'!M56,'漁業生產量值-漁業種類別魚類別生產量值7'!O56,'漁業生產量值-漁業種類別魚類別生產量值8'!C56,'漁業生產量值-漁業種類別魚類別生產量值8'!E56,'漁業生產量值-漁業種類別魚類別生產量值8'!G56,'漁業生產量值-漁業種類別魚類別生產量值8'!I56,'漁業生產量值-漁業種類別魚類別生產量值8'!K56,'漁業生產量值-漁業種類別魚類別生產量值8'!M56,'漁業生產量值-漁業種類別魚類別生產量值8'!O56))" table:style-name="ce19">
            <text:p>-</text:p>
          </table:table-cell>
          <table:table-cell office:value-type="string" office:string-value="-" table:formula="msoxl:=IF(SUM('漁業生產量值-漁業種類別魚類別生產量值7'!D56,'漁業生產量值-漁業種類別魚類別生產量值7'!F56,'漁業生產量值-漁業種類別魚類別生產量值7'!H56,'漁業生產量值-漁業種類別魚類別生產量值7'!J56,'漁業生產量值-漁業種類別魚類別生產量值7'!L56,'漁業生產量值-漁業種類別魚類別生產量值7'!N56,'漁業生產量值-漁業種類別魚類別生產量值7'!P56,'漁業生產量值-漁業種類別魚類別生產量值8'!D56,'漁業生產量值-漁業種類別魚類別生產量值8'!F56,'漁業生產量值-漁業種類別魚類別生產量值8'!H56,'漁業生產量值-漁業種類別魚類別生產量值8'!J56,'漁業生產量值-漁業種類別魚類別生產量值8'!L56,'漁業生產量值-漁業種類別魚類別生產量值8'!N56,'漁業生產量值-漁業種類別魚類別生產量值8'!P56)=0,&quot;-&quot;,SUM('漁業生產量值-漁業種類別魚類別生產量值7'!D56,'漁業生產量值-漁業種類別魚類別生產量值7'!F56,'漁業生產量值-漁業種類別魚類別生產量值7'!H56,'漁業生產量值-漁業種類別魚類別生產量值7'!J56,'漁業生產量值-漁業種類別魚類別生產量值7'!L56,'漁業生產量值-漁業種類別魚類別生產量值7'!N56,'漁業生產量值-漁業種類別魚類別生產量值7'!P56,'漁業生產量值-漁業種類別魚類別生產量值8'!D56,'漁業生產量值-漁業種類別魚類別生產量值8'!F56,'漁業生產量值-漁業種類別魚類別生產量值8'!H56,'漁業生產量值-漁業種類別魚類別生產量值8'!J56,'漁業生產量值-漁業種類別魚類別生產量值8'!L56,'漁業生產量值-漁業種類別魚類別生產量值8'!N56,'漁業生產量值-漁業種類別魚類別生產量值8'!P56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7'!C57,'漁業生產量值-漁業種類別魚類別生產量值7'!E57,'漁業生產量值-漁業種類別魚類別生產量值7'!G57,'漁業生產量值-漁業種類別魚類別生產量值7'!I57,'漁業生產量值-漁業種類別魚類別生產量值7'!K57,'漁業生產量值-漁業種類別魚類別生產量值7'!M57,'漁業生產量值-漁業種類別魚類別生產量值7'!O57,'漁業生產量值-漁業種類別魚類別生產量值8'!C57,'漁業生產量值-漁業種類別魚類別生產量值8'!E57,'漁業生產量值-漁業種類別魚類別生產量值8'!G57,'漁業生產量值-漁業種類別魚類別生產量值8'!I57,'漁業生產量值-漁業種類別魚類別生產量值8'!K57,'漁業生產量值-漁業種類別魚類別生產量值8'!M57,'漁業生產量值-漁業種類別魚類別生產量值8'!O57)=0,&quot;-&quot;,SUM('漁業生產量值-漁業種類別魚類別生產量值7'!C57,'漁業生產量值-漁業種類別魚類別生產量值7'!E57,'漁業生產量值-漁業種類別魚類別生產量值7'!G57,'漁業生產量值-漁業種類別魚類別生產量值7'!I57,'漁業生產量值-漁業種類別魚類別生產量值7'!K57,'漁業生產量值-漁業種類別魚類別生產量值7'!M57,'漁業生產量值-漁業種類別魚類別生產量值7'!O57,'漁業生產量值-漁業種類別魚類別生產量值8'!C57,'漁業生產量值-漁業種類別魚類別生產量值8'!E57,'漁業生產量值-漁業種類別魚類別生產量值8'!G57,'漁業生產量值-漁業種類別魚類別生產量值8'!I57,'漁業生產量值-漁業種類別魚類別生產量值8'!K57,'漁業生產量值-漁業種類別魚類別生產量值8'!M57,'漁業生產量值-漁業種類別魚類別生產量值8'!O57))" table:style-name="ce19">
            <text:p>-</text:p>
          </table:table-cell>
          <table:table-cell office:value-type="string" office:string-value="-" table:formula="msoxl:=IF(SUM('漁業生產量值-漁業種類別魚類別生產量值7'!D57,'漁業生產量值-漁業種類別魚類別生產量值7'!F57,'漁業生產量值-漁業種類別魚類別生產量值7'!H57,'漁業生產量值-漁業種類別魚類別生產量值7'!J57,'漁業生產量值-漁業種類別魚類別生產量值7'!L57,'漁業生產量值-漁業種類別魚類別生產量值7'!N57,'漁業生產量值-漁業種類別魚類別生產量值7'!P57,'漁業生產量值-漁業種類別魚類別生產量值8'!D57,'漁業生產量值-漁業種類別魚類別生產量值8'!F57,'漁業生產量值-漁業種類別魚類別生產量值8'!H57,'漁業生產量值-漁業種類別魚類別生產量值8'!J57,'漁業生產量值-漁業種類別魚類別生產量值8'!L57,'漁業生產量值-漁業種類別魚類別生產量值8'!N57,'漁業生產量值-漁業種類別魚類別生產量值8'!P57)=0,&quot;-&quot;,SUM('漁業生產量值-漁業種類別魚類別生產量值7'!D57,'漁業生產量值-漁業種類別魚類別生產量值7'!F57,'漁業生產量值-漁業種類別魚類別生產量值7'!H57,'漁業生產量值-漁業種類別魚類別生產量值7'!J57,'漁業生產量值-漁業種類別魚類別生產量值7'!L57,'漁業生產量值-漁業種類別魚類別生產量值7'!N57,'漁業生產量值-漁業種類別魚類別生產量值7'!P57,'漁業生產量值-漁業種類別魚類別生產量值8'!D57,'漁業生產量值-漁業種類別魚類別生產量值8'!F57,'漁業生產量值-漁業種類別魚類別生產量值8'!H57,'漁業生產量值-漁業種類別魚類別生產量值8'!J57,'漁業生產量值-漁業種類別魚類別生產量值8'!L57,'漁業生產量值-漁業種類別魚類別生產量值8'!N57,'漁業生產量值-漁業種類別魚類別生產量值8'!P57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string" office:string-value="-" table:formula="msoxl:=  IF(SUM(C59,C60,C61,C63)=0,IF(C62=0,&quot;-&quot;,C62),SUM(C59,C60,C61,C63))" table:style-name="ce49">
            <text:p>-</text:p>
          </table:table-cell>
          <table:table-cell office:value-type="string" office:string-value="-" table:formula="msoxl:=  IF(SUM(D59:D63)=0,&quot;-&quot;,SUM(D59:D63))" table:style-name="ce49">
            <text:p>-</text:p>
          </table:table-cell>
          <table:table-cell office:value-type="string" office:string-value="-" table:formula="msoxl:=  IF(SUM(E59,E60,E61,E63)=0,IF(E62=0,&quot;-&quot;,E62),SUM(E59,E60,E61,E63))" table:style-name="ce49">
            <text:p>-</text:p>
          </table:table-cell>
          <table:table-cell office:value-type="string" office:string-value="-" table:formula="msoxl:=  IF(SUM(F59:F63)=0,&quot;-&quot;,SUM(F59:F63))" table:style-name="ce49">
            <text:p>-</text:p>
          </table:table-cell>
          <table:table-cell office:value-type="string" office:string-value="-" table:formula="msoxl:=  IF(SUM(G59,G60,G61,G63)=0,IF(G62=0,&quot;-&quot;,G62),SUM(G59,G60,G61,G63))" table:style-name="ce49">
            <text:p>-</text:p>
          </table:table-cell>
          <table:table-cell office:value-type="string" office:string-value="-" table:formula="msoxl:=  IF(SUM(H59:H63)=0,&quot;-&quot;,SUM(H59:H63))" table:style-name="ce49">
            <text:p>-</text:p>
          </table:table-cell>
          <table:table-cell office:value-type="string" office:string-value="-" table:formula="msoxl:=  IF(SUM(I59,I60,I61,I63)=0,IF(I62=0,&quot;-&quot;,I62),SUM(I59,I60,I61,I63))" table:style-name="ce49">
            <text:p>-</text:p>
          </table:table-cell>
          <table:table-cell office:value-type="string" office:string-value="-" table:formula="msoxl:=  IF(SUM(J59:J63)=0,&quot;-&quot;,SUM(J59:J63))" table:style-name="ce49">
            <text:p>-</text:p>
          </table:table-cell>
          <table:table-cell office:value-type="string" office:string-value="-" table:formula="msoxl:=  IF(SUM(K59,K60,K61,K63)=0,IF(K62=0,&quot;-&quot;,K62),SUM(K59,K60,K61,K63))" table:style-name="ce49">
            <text:p>-</text:p>
          </table:table-cell>
          <table:table-cell office:value-type="string" office:string-value="-" table:formula="msoxl:=  IF(SUM(L59:L63)=0,&quot;-&quot;,SUM(L59:L63))" table:style-name="ce49">
            <text:p>-</text:p>
          </table:table-cell>
          <table:table-cell office:value-type="string" office:string-value="-" table:formula="msoxl:=  IF(SUM(M59,M60,M61,M63)=0,IF(M62=0,&quot;-&quot;,M62),SUM(M59,M60,M61,M63))" table:style-name="ce49">
            <text:p>-</text:p>
          </table:table-cell>
          <table:table-cell office:value-type="string" office:string-value="-" table:formula="msoxl:=  IF(SUM(N59:N63)=0,&quot;-&quot;,SUM(N59:N63))" table:style-name="ce49">
            <text:p>-</text:p>
          </table:table-cell>
          <table:table-cell office:value-type="string" office:string-value="-" table:formula="msoxl:=IF(SUM('漁業生產量值-漁業種類別魚類別生產量值7'!C58,'漁業生產量值-漁業種類別魚類別生產量值7'!E58,'漁業生產量值-漁業種類別魚類別生產量值7'!G58,'漁業生產量值-漁業種類別魚類別生產量值7'!I58,'漁業生產量值-漁業種類別魚類別生產量值7'!K58,'漁業生產量值-漁業種類別魚類別生產量值7'!M58,'漁業生產量值-漁業種類別魚類別生產量值7'!O58,'漁業生產量值-漁業種類別魚類別生產量值8'!C58,'漁業生產量值-漁業種類別魚類別生產量值8'!E58,'漁業生產量值-漁業種類別魚類別生產量值8'!G58,'漁業生產量值-漁業種類別魚類別生產量值8'!I58,'漁業生產量值-漁業種類別魚類別生產量值8'!K58,'漁業生產量值-漁業種類別魚類別生產量值8'!M58,'漁業生產量值-漁業種類別魚類別生產量值8'!O58)=0,&quot;-&quot;,SUM('漁業生產量值-漁業種類別魚類別生產量值7'!C58,'漁業生產量值-漁業種類別魚類別生產量值7'!E58,'漁業生產量值-漁業種類別魚類別生產量值7'!G58,'漁業生產量值-漁業種類別魚類別生產量值7'!I58,'漁業生產量值-漁業種類別魚類別生產量值7'!K58,'漁業生產量值-漁業種類別魚類別生產量值7'!M58,'漁業生產量值-漁業種類別魚類別生產量值7'!O58,'漁業生產量值-漁業種類別魚類別生產量值8'!C58,'漁業生產量值-漁業種類別魚類別生產量值8'!E58,'漁業生產量值-漁業種類別魚類別生產量值8'!G58,'漁業生產量值-漁業種類別魚類別生產量值8'!I58,'漁業生產量值-漁業種類別魚類別生產量值8'!K58,'漁業生產量值-漁業種類別魚類別生產量值8'!M58,'漁業生產量值-漁業種類別魚類別生產量值8'!O58))" table:style-name="ce19">
            <text:p>-</text:p>
          </table:table-cell>
          <table:table-cell office:value-type="string" office:string-value="-" table:formula="msoxl:=IF(SUM('漁業生產量值-漁業種類別魚類別生產量值7'!D58,'漁業生產量值-漁業種類別魚類別生產量值7'!F58,'漁業生產量值-漁業種類別魚類別生產量值7'!H58,'漁業生產量值-漁業種類別魚類別生產量值7'!J58,'漁業生產量值-漁業種類別魚類別生產量值7'!L58,'漁業生產量值-漁業種類別魚類別生產量值7'!N58,'漁業生產量值-漁業種類別魚類別生產量值7'!P58,'漁業生產量值-漁業種類別魚類別生產量值8'!D58,'漁業生產量值-漁業種類別魚類別生產量值8'!F58,'漁業生產量值-漁業種類別魚類別生產量值8'!H58,'漁業生產量值-漁業種類別魚類別生產量值8'!J58,'漁業生產量值-漁業種類別魚類別生產量值8'!L58,'漁業生產量值-漁業種類別魚類別生產量值8'!N58,'漁業生產量值-漁業種類別魚類別生產量值8'!P58)=0,&quot;-&quot;,SUM('漁業生產量值-漁業種類別魚類別生產量值7'!D58,'漁業生產量值-漁業種類別魚類別生產量值7'!F58,'漁業生產量值-漁業種類別魚類別生產量值7'!H58,'漁業生產量值-漁業種類別魚類別生產量值7'!J58,'漁業生產量值-漁業種類別魚類別生產量值7'!L58,'漁業生產量值-漁業種類別魚類別生產量值7'!N58,'漁業生產量值-漁業種類別魚類別生產量值7'!P58,'漁業生產量值-漁業種類別魚類別生產量值8'!D58,'漁業生產量值-漁業種類別魚類別生產量值8'!F58,'漁業生產量值-漁業種類別魚類別生產量值8'!H58,'漁業生產量值-漁業種類別魚類別生產量值8'!J58,'漁業生產量值-漁業種類別魚類別生產量值8'!L58,'漁業生產量值-漁業種類別魚類別生產量值8'!N58,'漁業生產量值-漁業種類別魚類別生產量值8'!P58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7'!C59,'漁業生產量值-漁業種類別魚類別生產量值7'!E59,'漁業生產量值-漁業種類別魚類別生產量值7'!G59,'漁業生產量值-漁業種類別魚類別生產量值7'!I59,'漁業生產量值-漁業種類別魚類別生產量值7'!K59,'漁業生產量值-漁業種類別魚類別生產量值7'!M59,'漁業生產量值-漁業種類別魚類別生產量值7'!O59,'漁業生產量值-漁業種類別魚類別生產量值8'!C59,'漁業生產量值-漁業種類別魚類別生產量值8'!E59,'漁業生產量值-漁業種類別魚類別生產量值8'!G59,'漁業生產量值-漁業種類別魚類別生產量值8'!I59,'漁業生產量值-漁業種類別魚類別生產量值8'!K59,'漁業生產量值-漁業種類別魚類別生產量值8'!M59,'漁業生產量值-漁業種類別魚類別生產量值8'!O59)=0,&quot;-&quot;,SUM('漁業生產量值-漁業種類別魚類別生產量值7'!C59,'漁業生產量值-漁業種類別魚類別生產量值7'!E59,'漁業生產量值-漁業種類別魚類別生產量值7'!G59,'漁業生產量值-漁業種類別魚類別生產量值7'!I59,'漁業生產量值-漁業種類別魚類別生產量值7'!K59,'漁業生產量值-漁業種類別魚類別生產量值7'!M59,'漁業生產量值-漁業種類別魚類別生產量值7'!O59,'漁業生產量值-漁業種類別魚類別生產量值8'!C59,'漁業生產量值-漁業種類別魚類別生產量值8'!E59,'漁業生產量值-漁業種類別魚類別生產量值8'!G59,'漁業生產量值-漁業種類別魚類別生產量值8'!I59,'漁業生產量值-漁業種類別魚類別生產量值8'!K59,'漁業生產量值-漁業種類別魚類別生產量值8'!M59,'漁業生產量值-漁業種類別魚類別生產量值8'!O59))" table:style-name="ce19">
            <text:p>-</text:p>
          </table:table-cell>
          <table:table-cell office:value-type="string" office:string-value="-" table:formula="msoxl:=IF(SUM('漁業生產量值-漁業種類別魚類別生產量值7'!D59,'漁業生產量值-漁業種類別魚類別生產量值7'!F59,'漁業生產量值-漁業種類別魚類別生產量值7'!H59,'漁業生產量值-漁業種類別魚類別生產量值7'!J59,'漁業生產量值-漁業種類別魚類別生產量值7'!L59,'漁業生產量值-漁業種類別魚類別生產量值7'!N59,'漁業生產量值-漁業種類別魚類別生產量值7'!P59,'漁業生產量值-漁業種類別魚類別生產量值8'!D59,'漁業生產量值-漁業種類別魚類別生產量值8'!F59,'漁業生產量值-漁業種類別魚類別生產量值8'!H59,'漁業生產量值-漁業種類別魚類別生產量值8'!J59,'漁業生產量值-漁業種類別魚類別生產量值8'!L59,'漁業生產量值-漁業種類別魚類別生產量值8'!N59,'漁業生產量值-漁業種類別魚類別生產量值8'!P59)=0,&quot;-&quot;,SUM('漁業生產量值-漁業種類別魚類別生產量值7'!D59,'漁業生產量值-漁業種類別魚類別生產量值7'!F59,'漁業生產量值-漁業種類別魚類別生產量值7'!H59,'漁業生產量值-漁業種類別魚類別生產量值7'!J59,'漁業生產量值-漁業種類別魚類別生產量值7'!L59,'漁業生產量值-漁業種類別魚類別生產量值7'!N59,'漁業生產量值-漁業種類別魚類別生產量值7'!P59,'漁業生產量值-漁業種類別魚類別生產量值8'!D59,'漁業生產量值-漁業種類別魚類別生產量值8'!F59,'漁業生產量值-漁業種類別魚類別生產量值8'!H59,'漁業生產量值-漁業種類別魚類別生產量值8'!J59,'漁業生產量值-漁業種類別魚類別生產量值8'!L59,'漁業生產量值-漁業種類別魚類別生產量值8'!N59,'漁業生產量值-漁業種類別魚類別生產量值8'!P59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7'!C60,'漁業生產量值-漁業種類別魚類別生產量值7'!E60,'漁業生產量值-漁業種類別魚類別生產量值7'!G60,'漁業生產量值-漁業種類別魚類別生產量值7'!I60,'漁業生產量值-漁業種類別魚類別生產量值7'!K60,'漁業生產量值-漁業種類別魚類別生產量值7'!M60,'漁業生產量值-漁業種類別魚類別生產量值7'!O60,'漁業生產量值-漁業種類別魚類別生產量值8'!C60,'漁業生產量值-漁業種類別魚類別生產量值8'!E60,'漁業生產量值-漁業種類別魚類別生產量值8'!G60,'漁業生產量值-漁業種類別魚類別生產量值8'!I60,'漁業生產量值-漁業種類別魚類別生產量值8'!K60,'漁業生產量值-漁業種類別魚類別生產量值8'!M60,'漁業生產量值-漁業種類別魚類別生產量值8'!O60)=0,&quot;-&quot;,SUM('漁業生產量值-漁業種類別魚類別生產量值7'!C60,'漁業生產量值-漁業種類別魚類別生產量值7'!E60,'漁業生產量值-漁業種類別魚類別生產量值7'!G60,'漁業生產量值-漁業種類別魚類別生產量值7'!I60,'漁業生產量值-漁業種類別魚類別生產量值7'!K60,'漁業生產量值-漁業種類別魚類別生產量值7'!M60,'漁業生產量值-漁業種類別魚類別生產量值7'!O60,'漁業生產量值-漁業種類別魚類別生產量值8'!C60,'漁業生產量值-漁業種類別魚類別生產量值8'!E60,'漁業生產量值-漁業種類別魚類別生產量值8'!G60,'漁業生產量值-漁業種類別魚類別生產量值8'!I60,'漁業生產量值-漁業種類別魚類別生產量值8'!K60,'漁業生產量值-漁業種類別魚類別生產量值8'!M60,'漁業生產量值-漁業種類別魚類別生產量值8'!O60))" table:style-name="ce19">
            <text:p>-</text:p>
          </table:table-cell>
          <table:table-cell office:value-type="string" office:string-value="-" table:formula="msoxl:=IF(SUM('漁業生產量值-漁業種類別魚類別生產量值7'!D60,'漁業生產量值-漁業種類別魚類別生產量值7'!F60,'漁業生產量值-漁業種類別魚類別生產量值7'!H60,'漁業生產量值-漁業種類別魚類別生產量值7'!J60,'漁業生產量值-漁業種類別魚類別生產量值7'!L60,'漁業生產量值-漁業種類別魚類別生產量值7'!N60,'漁業生產量值-漁業種類別魚類別生產量值7'!P60,'漁業生產量值-漁業種類別魚類別生產量值8'!D60,'漁業生產量值-漁業種類別魚類別生產量值8'!F60,'漁業生產量值-漁業種類別魚類別生產量值8'!H60,'漁業生產量值-漁業種類別魚類別生產量值8'!J60,'漁業生產量值-漁業種類別魚類別生產量值8'!L60,'漁業生產量值-漁業種類別魚類別生產量值8'!N60,'漁業生產量值-漁業種類別魚類別生產量值8'!P60)=0,&quot;-&quot;,SUM('漁業生產量值-漁業種類別魚類別生產量值7'!D60,'漁業生產量值-漁業種類別魚類別生產量值7'!F60,'漁業生產量值-漁業種類別魚類別生產量值7'!H60,'漁業生產量值-漁業種類別魚類別生產量值7'!J60,'漁業生產量值-漁業種類別魚類別生產量值7'!L60,'漁業生產量值-漁業種類別魚類別生產量值7'!N60,'漁業生產量值-漁業種類別魚類別生產量值7'!P60,'漁業生產量值-漁業種類別魚類別生產量值8'!D60,'漁業生產量值-漁業種類別魚類別生產量值8'!F60,'漁業生產量值-漁業種類別魚類別生產量值8'!H60,'漁業生產量值-漁業種類別魚類別生產量值8'!J60,'漁業生產量值-漁業種類別魚類別生產量值8'!L60,'漁業生產量值-漁業種類別魚類別生產量值8'!N60,'漁業生產量值-漁業種類別魚類別生產量值8'!P60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7'!C61,'漁業生產量值-漁業種類別魚類別生產量值7'!E61,'漁業生產量值-漁業種類別魚類別生產量值7'!G61,'漁業生產量值-漁業種類別魚類別生產量值7'!I61,'漁業生產量值-漁業種類別魚類別生產量值7'!K61,'漁業生產量值-漁業種類別魚類別生產量值7'!M61,'漁業生產量值-漁業種類別魚類別生產量值7'!O61,'漁業生產量值-漁業種類別魚類別生產量值8'!C61,'漁業生產量值-漁業種類別魚類別生產量值8'!E61,'漁業生產量值-漁業種類別魚類別生產量值8'!G61,'漁業生產量值-漁業種類別魚類別生產量值8'!I61,'漁業生產量值-漁業種類別魚類別生產量值8'!K61,'漁業生產量值-漁業種類別魚類別生產量值8'!M61,'漁業生產量值-漁業種類別魚類別生產量值8'!O61)=0,&quot;-&quot;,SUM('漁業生產量值-漁業種類別魚類別生產量值7'!C61,'漁業生產量值-漁業種類別魚類別生產量值7'!E61,'漁業生產量值-漁業種類別魚類別生產量值7'!G61,'漁業生產量值-漁業種類別魚類別生產量值7'!I61,'漁業生產量值-漁業種類別魚類別生產量值7'!K61,'漁業生產量值-漁業種類別魚類別生產量值7'!M61,'漁業生產量值-漁業種類別魚類別生產量值7'!O61,'漁業生產量值-漁業種類別魚類別生產量值8'!C61,'漁業生產量值-漁業種類別魚類別生產量值8'!E61,'漁業生產量值-漁業種類別魚類別生產量值8'!G61,'漁業生產量值-漁業種類別魚類別生產量值8'!I61,'漁業生產量值-漁業種類別魚類別生產量值8'!K61,'漁業生產量值-漁業種類別魚類別生產量值8'!M61,'漁業生產量值-漁業種類別魚類別生產量值8'!O61))" table:style-name="ce19">
            <text:p>-</text:p>
          </table:table-cell>
          <table:table-cell office:value-type="string" office:string-value="-" table:formula="msoxl:=IF(SUM('漁業生產量值-漁業種類別魚類別生產量值7'!D61,'漁業生產量值-漁業種類別魚類別生產量值7'!F61,'漁業生產量值-漁業種類別魚類別生產量值7'!H61,'漁業生產量值-漁業種類別魚類別生產量值7'!J61,'漁業生產量值-漁業種類別魚類別生產量值7'!L61,'漁業生產量值-漁業種類別魚類別生產量值7'!N61,'漁業生產量值-漁業種類別魚類別生產量值7'!P61,'漁業生產量值-漁業種類別魚類別生產量值8'!D61,'漁業生產量值-漁業種類別魚類別生產量值8'!F61,'漁業生產量值-漁業種類別魚類別生產量值8'!H61,'漁業生產量值-漁業種類別魚類別生產量值8'!J61,'漁業生產量值-漁業種類別魚類別生產量值8'!L61,'漁業生產量值-漁業種類別魚類別生產量值8'!N61,'漁業生產量值-漁業種類別魚類別生產量值8'!P61)=0,&quot;-&quot;,SUM('漁業生產量值-漁業種類別魚類別生產量值7'!D61,'漁業生產量值-漁業種類別魚類別生產量值7'!F61,'漁業生產量值-漁業種類別魚類別生產量值7'!H61,'漁業生產量值-漁業種類別魚類別生產量值7'!J61,'漁業生產量值-漁業種類別魚類別生產量值7'!L61,'漁業生產量值-漁業種類別魚類別生產量值7'!N61,'漁業生產量值-漁業種類別魚類別生產量值7'!P61,'漁業生產量值-漁業種類別魚類別生產量值8'!D61,'漁業生產量值-漁業種類別魚類別生產量值8'!F61,'漁業生產量值-漁業種類別魚類別生產量值8'!H61,'漁業生產量值-漁業種類別魚類別生產量值8'!J61,'漁業生產量值-漁業種類別魚類別生產量值8'!L61,'漁業生產量值-漁業種類別魚類別生產量值8'!N61,'漁業生產量值-漁業種類別魚類別生產量值8'!P61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7'!C62,'漁業生產量值-漁業種類別魚類別生產量值7'!E62,'漁業生產量值-漁業種類別魚類別生產量值7'!G62,'漁業生產量值-漁業種類別魚類別生產量值7'!I62,'漁業生產量值-漁業種類別魚類別生產量值7'!K62,'漁業生產量值-漁業種類別魚類別生產量值7'!M62,'漁業生產量值-漁業種類別魚類別生產量值7'!O62,'漁業生產量值-漁業種類別魚類別生產量值8'!C62,'漁業生產量值-漁業種類別魚類別生產量值8'!E62,'漁業生產量值-漁業種類別魚類別生產量值8'!G62,'漁業生產量值-漁業種類別魚類別生產量值8'!I62,'漁業生產量值-漁業種類別魚類別生產量值8'!K62,'漁業生產量值-漁業種類別魚類別生產量值8'!M62,'漁業生產量值-漁業種類別魚類別生產量值8'!O62)=0,&quot;-&quot;,SUM('漁業生產量值-漁業種類別魚類別生產量值7'!C62,'漁業生產量值-漁業種類別魚類別生產量值7'!E62,'漁業生產量值-漁業種類別魚類別生產量值7'!G62,'漁業生產量值-漁業種類別魚類別生產量值7'!I62,'漁業生產量值-漁業種類別魚類別生產量值7'!K62,'漁業生產量值-漁業種類別魚類別生產量值7'!M62,'漁業生產量值-漁業種類別魚類別生產量值7'!O62,'漁業生產量值-漁業種類別魚類別生產量值8'!C62,'漁業生產量值-漁業種類別魚類別生產量值8'!E62,'漁業生產量值-漁業種類別魚類別生產量值8'!G62,'漁業生產量值-漁業種類別魚類別生產量值8'!I62,'漁業生產量值-漁業種類別魚類別生產量值8'!K62,'漁業生產量值-漁業種類別魚類別生產量值8'!M62,'漁業生產量值-漁業種類別魚類別生產量值8'!O62))" table:style-name="ce19">
            <text:p>-</text:p>
          </table:table-cell>
          <table:table-cell office:value-type="string" office:string-value="-" table:formula="msoxl:=IF(SUM('漁業生產量值-漁業種類別魚類別生產量值7'!D62,'漁業生產量值-漁業種類別魚類別生產量值7'!F62,'漁業生產量值-漁業種類別魚類別生產量值7'!H62,'漁業生產量值-漁業種類別魚類別生產量值7'!J62,'漁業生產量值-漁業種類別魚類別生產量值7'!L62,'漁業生產量值-漁業種類別魚類別生產量值7'!N62,'漁業生產量值-漁業種類別魚類別生產量值7'!P62,'漁業生產量值-漁業種類別魚類別生產量值8'!D62,'漁業生產量值-漁業種類別魚類別生產量值8'!F62,'漁業生產量值-漁業種類別魚類別生產量值8'!H62,'漁業生產量值-漁業種類別魚類別生產量值8'!J62,'漁業生產量值-漁業種類別魚類別生產量值8'!L62,'漁業生產量值-漁業種類別魚類別生產量值8'!N62,'漁業生產量值-漁業種類別魚類別生產量值8'!P62)=0,&quot;-&quot;,SUM('漁業生產量值-漁業種類別魚類別生產量值7'!D62,'漁業生產量值-漁業種類別魚類別生產量值7'!F62,'漁業生產量值-漁業種類別魚類別生產量值7'!H62,'漁業生產量值-漁業種類別魚類別生產量值7'!J62,'漁業生產量值-漁業種類別魚類別生產量值7'!L62,'漁業生產量值-漁業種類別魚類別生產量值7'!N62,'漁業生產量值-漁業種類別魚類別生產量值7'!P62,'漁業生產量值-漁業種類別魚類別生產量值8'!D62,'漁業生產量值-漁業種類別魚類別生產量值8'!F62,'漁業生產量值-漁業種類別魚類別生產量值8'!H62,'漁業生產量值-漁業種類別魚類別生產量值8'!J62,'漁業生產量值-漁業種類別魚類別生產量值8'!L62,'漁業生產量值-漁業種類別魚類別生產量值8'!N62,'漁業生產量值-漁業種類別魚類別生產量值8'!P62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office:string-value="-" table:formula="msoxl:=IF(SUM('漁業生產量值-漁業種類別魚類別生產量值7'!C63,'漁業生產量值-漁業種類別魚類別生產量值7'!E63,'漁業生產量值-漁業種類別魚類別生產量值7'!G63,'漁業生產量值-漁業種類別魚類別生產量值7'!I63,'漁業生產量值-漁業種類別魚類別生產量值7'!K63,'漁業生產量值-漁業種類別魚類別生產量值7'!M63,'漁業生產量值-漁業種類別魚類別生產量值7'!O63,'漁業生產量值-漁業種類別魚類別生產量值8'!C63,'漁業生產量值-漁業種類別魚類別生產量值8'!E63,'漁業生產量值-漁業種類別魚類別生產量值8'!G63,'漁業生產量值-漁業種類別魚類別生產量值8'!I63,'漁業生產量值-漁業種類別魚類別生產量值8'!K63,'漁業生產量值-漁業種類別魚類別生產量值8'!M63,'漁業生產量值-漁業種類別魚類別生產量值8'!O63)=0,&quot;-&quot;,SUM('漁業生產量值-漁業種類別魚類別生產量值7'!C63,'漁業生產量值-漁業種類別魚類別生產量值7'!E63,'漁業生產量值-漁業種類別魚類別生產量值7'!G63,'漁業生產量值-漁業種類別魚類別生產量值7'!I63,'漁業生產量值-漁業種類別魚類別生產量值7'!K63,'漁業生產量值-漁業種類別魚類別生產量值7'!M63,'漁業生產量值-漁業種類別魚類別生產量值7'!O63,'漁業生產量值-漁業種類別魚類別生產量值8'!C63,'漁業生產量值-漁業種類別魚類別生產量值8'!E63,'漁業生產量值-漁業種類別魚類別生產量值8'!G63,'漁業生產量值-漁業種類別魚類別生產量值8'!I63,'漁業生產量值-漁業種類別魚類別生產量值8'!K63,'漁業生產量值-漁業種類別魚類別生產量值8'!M63,'漁業生產量值-漁業種類別魚類別生產量值8'!O63))" table:style-name="ce19">
            <text:p>-</text:p>
          </table:table-cell>
          <table:table-cell office:value-type="string" office:string-value="-" table:formula="msoxl:=IF(SUM('漁業生產量值-漁業種類別魚類別生產量值7'!D63,'漁業生產量值-漁業種類別魚類別生產量值7'!F63,'漁業生產量值-漁業種類別魚類別生產量值7'!H63,'漁業生產量值-漁業種類別魚類別生產量值7'!J63,'漁業生產量值-漁業種類別魚類別生產量值7'!L63,'漁業生產量值-漁業種類別魚類別生產量值7'!N63,'漁業生產量值-漁業種類別魚類別生產量值7'!P63,'漁業生產量值-漁業種類別魚類別生產量值8'!D63,'漁業生產量值-漁業種類別魚類別生產量值8'!F63,'漁業生產量值-漁業種類別魚類別生產量值8'!H63,'漁業生產量值-漁業種類別魚類別生產量值8'!J63,'漁業生產量值-漁業種類別魚類別生產量值8'!L63,'漁業生產量值-漁業種類別魚類別生產量值8'!N63,'漁業生產量值-漁業種類別魚類別生產量值8'!P63)=0,&quot;-&quot;,SUM('漁業生產量值-漁業種類別魚類別生產量值7'!D63,'漁業生產量值-漁業種類別魚類別生產量值7'!F63,'漁業生產量值-漁業種類別魚類別生產量值7'!H63,'漁業生產量值-漁業種類別魚類別生產量值7'!J63,'漁業生產量值-漁業種類別魚類別生產量值7'!L63,'漁業生產量值-漁業種類別魚類別生產量值7'!N63,'漁業生產量值-漁業種類別魚類別生產量值7'!P63,'漁業生產量值-漁業種類別魚類別生產量值8'!D63,'漁業生產量值-漁業種類別魚類別生產量值8'!F63,'漁業生產量值-漁業種類別魚類別生產量值8'!H63,'漁業生產量值-漁業種類別魚類別生產量值8'!J63,'漁業生產量值-漁業種類別魚類別生產量值8'!L63,'漁業生產量值-漁業種類別魚類別生產量值8'!N63,'漁業生產量值-漁業種類別魚類別生產量值8'!P63))" table:style-name="ce19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77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the grand total.</text:p>
          </table:table-cell>
          <table:covered-table-cell table:number-columns-repeated="9"/>
          <table:table-cell table:number-columns-repeated="16368" table:style-name="ce76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7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6" table:number-columns-repeated="16367" table:default-cell-style-name="ce31"/>
        <table:table-row table:style-name="ro1">
          <table:table-cell office:value-type="string" table:number-columns-spanned="3" table:number-rows-spanned="1" table:style-name="ce145">
            <text:p>7‧漁業生產量</text:p>
          </table:table-cell>
          <table:covered-table-cell table:number-columns-repeated="2"/>
          <table:table-cell table:number-columns-repeated="6" table:style-name="ce31"/>
          <table:table-cell office:value-type="string" table:style-name="ce31">
            <text:p>7‧FISHERIES PRODUCTION</text:p>
          </table:table-cell>
          <table:table-cell table:number-columns-repeated="16374" table:style-name="ce31"/>
        </table:table-row>
        <table:table-row table:style-name="ro2">
          <table:table-cell table:number-columns-repeated="4" table:style-name="ce31"/>
          <table:table-cell office:value-type="string" table:style-name="ce32">
            <text:p>單位：</text:p>
          </table:table-cell>
          <table:table-cell office:value-type="string" table:style-name="ce33">
            <text:p>產量：公噸, 千尾(觀賞魚)</text:p>
          </table:table-cell>
          <table:table-cell table:style-name="ce31"/>
          <table:table-cell table:number-columns-repeated="2" table:style-name="ce33"/>
          <table:table-cell table:number-columns-repeated="2" table:style-name="ce31"/>
          <table:table-cell office:value-type="string" table:style-name="ce32">
            <text:p>Unit：</text:p>
          </table:table-cell>
          <table:table-cell office:value-type="string" table:style-name="ce33">
            <text:p>Quantity：M.T.; 1000Pcs. by ornamental fish</text:p>
          </table:table-cell>
          <table:table-cell table:number-columns-repeated="16371" table:style-name="ce31"/>
        </table:table-row>
        <table:table-row table:style-name="ro2">
          <table:table-cell table:style-name="ce31"/>
          <table:table-cell office:value-type="string" table:number-columns-spanned="3" table:number-rows-spanned="1" table:style-name="ce13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31"/>
          <table:table-cell office:value-type="string" table:style-name="ce34">
            <text:p>價值：新臺幣千元</text:p>
          </table:table-cell>
          <table:table-cell table:style-name="ce31"/>
          <table:table-cell table:style-name="ce34"/>
          <table:table-cell office:value-type="string" table:style-name="ce34">
            <text:p>(1) By type of fisheries by species(Continued)</text:p>
          </table:table-cell>
          <table:table-cell table:number-columns-repeated="3" table:style-name="ce31"/>
          <table:table-cell office:value-type="string" table:style-name="ce35">
            <text:p>Value：Thousand NT $</text:p>
          </table:table-cell>
          <table:table-cell table:number-columns-repeated="16371" table:style-name="ce31"/>
        </table:table-row>
        <table:table-row table:style-name="ro2">
          <table:table-cell table:style-name="ce36"/>
          <table:table-cell office:value-type="string" table:number-columns-spanned="1" table:number-rows-spanned="3" table:style-name="ce198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7" draw:style-name="a7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7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14" table:number-rows-spanned="1" table:style-name="ce197">
            <text:p>鯖 <text:s text:c="5"/>科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2" table:number-rows-spanned="1" table:style-name="ce194">
            <text:p>鯖</text:p>
          </table:table-cell>
          <table:covered-table-cell/>
          <table:table-cell office:value-type="string" table:number-columns-spanned="2" table:number-rows-spanned="1" table:style-name="ce199">
            <text:p>正 <text:s text:c="6"/>鰹</text:p>
          </table:table-cell>
          <table:covered-table-cell/>
          <table:table-cell office:value-type="string" table:number-columns-spanned="2" table:number-rows-spanned="1" table:style-name="ce199">
            <text:p>花 <text:s text:c="6"/>鰹</text:p>
          </table:table-cell>
          <table:covered-table-cell/>
          <table:table-cell office:value-type="string" table:number-columns-spanned="2" table:number-rows-spanned="1" table:style-name="ce199">
            <text:p>圓 <text:s/>花 <text:s/>鰹</text:p>
          </table:table-cell>
          <table:covered-table-cell/>
          <table:table-cell office:value-type="string" table:number-columns-spanned="2" table:number-rows-spanned="1" table:style-name="ce199">
            <text:p>其他鰹類</text:p>
          </table:table-cell>
          <table:covered-table-cell/>
          <table:table-cell office:value-type="string" table:number-columns-spanned="2" table:number-rows-spanned="1" table:style-name="ce199">
            <text:p>土 <text:s/>拖 <text:s/>鰆</text:p>
          </table:table-cell>
          <table:covered-table-cell/>
          <table:table-cell office:value-type="string" table:number-columns-spanned="2" table:number-rows-spanned="1" table:style-name="ce199">
            <text:p>馬 <text:s/>加 <text:s/>鰆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代碼</text:p>
          </table:table-cell>
          <table:table-cell office:value-type="string" table:number-columns-spanned="1" table:number-rows-spanned="3" table:style-name="ce196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95">
            <text:p>4700</text:p>
          </table:table-cell>
          <table:covered-table-cell/>
          <table:table-cell office:value-type="string" table:number-columns-spanned="2" table:number-rows-spanned="1" table:style-name="ce192">
            <text:p>4801</text:p>
          </table:table-cell>
          <table:covered-table-cell/>
          <table:table-cell office:value-type="string" table:number-columns-spanned="2" table:number-rows-spanned="1" table:style-name="ce192">
            <text:p>4802</text:p>
          </table:table-cell>
          <table:covered-table-cell/>
          <table:table-cell office:value-type="string" table:number-columns-spanned="2" table:number-rows-spanned="1" table:style-name="ce192">
            <text:p>4803</text:p>
          </table:table-cell>
          <table:covered-table-cell/>
          <table:table-cell office:value-type="string" table:number-columns-spanned="2" table:number-rows-spanned="1" table:style-name="ce192">
            <text:p>4899</text:p>
          </table:table-cell>
          <table:covered-table-cell/>
          <table:table-cell office:value-type="string" table:number-columns-spanned="2" table:number-rows-spanned="1" table:style-name="ce192">
            <text:p>4901</text:p>
          </table:table-cell>
          <table:covered-table-cell/>
          <table:table-cell office:value-type="string" table:number-columns-spanned="2" table:number-rows-spanned="1" table:style-name="ce192">
            <text:p>4902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Code</text:p>
          </table:table-cell>
          <table:covered-table-cell/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table:number-columns-repeated="16368"/>
        </table:table-row>
        <table:table-row table:style-name="ro2">
          <table:table-cell table:style-name="ce43"/>
          <table:covered-table-cell/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53727.310799999999" table:formula="msoxl:=  IF(SUM(C11,C19,C36,C50,C54,C58)=0,&quot;-&quot;,SUM(C11,C19,C36,C50,C54,C58))" table:style-name="ce49">
            <text:p>53,727<text:s/></text:p>
          </table:table-cell>
          <table:table-cell office:value-type="float" office:value="3931873.1110099996" table:formula="msoxl:=  IF(SUM(D11,D19,D36,D50,D54,D58)=0,&quot;-&quot;,SUM(D11,D19,D36,D50,D54,D58))" table:style-name="ce49">
            <text:p>3,931,873<text:s/></text:p>
          </table:table-cell>
          <table:table-cell office:value-type="float" office:value="193441.0986" table:formula="msoxl:=  IF(SUM(E11,E19,E36,E50,E54,E58)=0,&quot;-&quot;,SUM(E11,E19,E36,E50,E54,E58))" table:style-name="ce49">
            <text:p>193,441<text:s/></text:p>
          </table:table-cell>
          <table:table-cell office:value-type="float" office:value="9536141.6158100013" table:formula="msoxl:=  IF(SUM(F11,F19,F36,F50,F54,F58)=0,&quot;-&quot;,SUM(F11,F19,F36,F50,F54,F58))" table:style-name="ce49">
            <text:p>9,536,142<text:s/></text:p>
          </table:table-cell>
          <table:table-cell office:value-type="float" office:value="568.14639000000011" table:formula="msoxl:=  IF(SUM(G11,G19,G36,G50,G54,G58)=0,&quot;-&quot;,SUM(G11,G19,G36,G50,G54,G58))" table:style-name="ce49">
            <text:p>568<text:s/></text:p>
          </table:table-cell>
          <table:table-cell office:value-type="float" office:value="31246.46602" table:formula="msoxl:=  IF(SUM(H11,H19,H36,H50,H54,H58)=0,&quot;-&quot;,SUM(H11,H19,H36,H50,H54,H58))" table:style-name="ce49">
            <text:p>31,246<text:s/></text:p>
          </table:table-cell>
          <table:table-cell office:value-type="float" office:value="1988.4738999999997" table:formula="msoxl:=  IF(SUM(I11,I19,I36,I50,I54,I58)=0,&quot;-&quot;,SUM(I11,I19,I36,I50,I54,I58))" table:style-name="ce49">
            <text:p>1,988<text:s/></text:p>
          </table:table-cell>
          <table:table-cell office:value-type="float" office:value="57116.357769999995" table:formula="msoxl:=  IF(SUM(J11,J19,J36,J50,J54,J58)=0,&quot;-&quot;,SUM(J11,J19,J36,J50,J54,J58))" table:style-name="ce49">
            <text:p>57,116<text:s/></text:p>
          </table:table-cell>
          <table:table-cell office:value-type="float" office:value="813.99097000000006" table:formula="msoxl:=  IF(SUM(K11,K19,K36,K50,K54,K58)=0,&quot;-&quot;,SUM(K11,K19,K36,K50,K54,K58))" table:style-name="ce49">
            <text:p>814<text:s/></text:p>
          </table:table-cell>
          <table:table-cell office:value-type="float" office:value="24913.006730000001" table:formula="msoxl:=  IF(SUM(L11,L19,L36,L50,L54,L58)=0,&quot;-&quot;,SUM(L11,L19,L36,L50,L54,L58))" table:style-name="ce49">
            <text:p>24,913<text:s/></text:p>
          </table:table-cell>
          <table:table-cell office:value-type="float" office:value="1691.9755700000001" table:formula="msoxl:=  IF(SUM(M11,M19,M36,M50,M54,M58)=0,&quot;-&quot;,SUM(M11,M19,M36,M50,M54,M58))" table:style-name="ce49">
            <text:p>1,692<text:s/></text:p>
          </table:table-cell>
          <table:table-cell office:value-type="float" office:value="384117.52003000001" table:formula="msoxl:=  IF(SUM(N11,N19,N36,N50,N54,N58)=0,&quot;-&quot;,SUM(N11,N19,N36,N50,N54,N58))" table:style-name="ce49">
            <text:p>384,118<text:s/></text:p>
          </table:table-cell>
          <table:table-cell office:value-type="float" office:value="3349.2575299999999" table:formula="msoxl:=  IF(SUM(O11,O19,O36,O50,O54,O58)=0,&quot;-&quot;,SUM(O11,O19,O36,O50,O54,O58))" table:style-name="ce49">
            <text:p>3,349<text:s/></text:p>
          </table:table-cell>
          <table:table-cell office:value-type="float" office:value="350103.93235000002" table:formula="msoxl:=  IF(SUM(P11,P19,P36,P50,P54,P58)=0,&quot;-&quot;,SUM(P11,P19,P36,P50,P54,P58))" table:style-name="ce49">
            <text:p>350,10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string" office:string-value="-" table:formula="msoxl:=  IF(SUM(C12:C18)=0,&quot;-&quot;,SUM(C12:C18))" table:style-name="ce49">
            <text:p>-</text:p>
          </table:table-cell>
          <table:table-cell office:value-type="string" office:string-value="-" table:formula="msoxl:=  IF(SUM(D12:D18)=0,&quot;-&quot;,SUM(D12:D18))" table:style-name="ce49">
            <text:p>-</text:p>
          </table:table-cell>
          <table:table-cell office:value-type="float" office:value="187646.82259999998" table:formula="msoxl:=  IF(SUM(E12:E18)=0,&quot;-&quot;,SUM(E12:E18))" table:style-name="ce49">
            <text:p>187,647<text:s/></text:p>
          </table:table-cell>
          <table:table-cell office:value-type="float" office:value="9301899.81635" table:formula="msoxl:=  IF(SUM(F12:F18)=0,&quot;-&quot;,SUM(F12:F18))" table:style-name="ce49">
            <text:p>9,301,900<text:s/></text:p>
          </table:table-cell>
          <table:table-cell office:value-type="string" office:string-value="-" table:formula="msoxl:=  IF(SUM(G12:G18)=0,&quot;-&quot;,SUM(G12:G18))" table:style-name="ce49">
            <text:p>-</text:p>
          </table:table-cell>
          <table:table-cell office:value-type="string" office:string-value="-" table:formula="msoxl:=  IF(SUM(H12:H18)=0,&quot;-&quot;,SUM(H12:H18))" table:style-name="ce49">
            <text:p>-</text:p>
          </table:table-cell>
          <table:table-cell office:value-type="string" office:string-value="-" table:formula="msoxl:=  IF(SUM(I12:I18)=0,&quot;-&quot;,SUM(I12:I18))" table:style-name="ce49">
            <text:p>-</text:p>
          </table:table-cell>
          <table:table-cell office:value-type="string" office:string-value="-" table:formula="msoxl:=  IF(SUM(J12:J18)=0,&quot;-&quot;,SUM(J12:J18))" table:style-name="ce49">
            <text:p>-</text:p>
          </table:table-cell>
          <table:table-cell office:value-type="float" office:value="8.8840000000000003" table:formula="msoxl:=  IF(SUM(K12:K18)=0,&quot;-&quot;,SUM(K12:K18))" table:style-name="ce49">
            <text:p>9<text:s/></text:p>
          </table:table-cell>
          <table:table-cell office:value-type="float" office:value="296.10368" table:formula="msoxl:=  IF(SUM(L12:L18)=0,&quot;-&quot;,SUM(L12:L18))" table:style-name="ce49">
            <text:p>296<text:s/></text:p>
          </table:table-cell>
          <table:table-cell office:value-type="float" office:value="550.16999999999996" table:formula="msoxl:=  IF(SUM(M12:M18)=0,&quot;-&quot;,SUM(M12:M18))" table:style-name="ce49">
            <text:p>550<text:s/></text:p>
          </table:table-cell>
          <table:table-cell office:value-type="float" office:value="36349.811999999998" table:formula="msoxl:=  IF(SUM(N12:N18)=0,&quot;-&quot;,SUM(N12:N18))" table:style-name="ce49">
            <text:p>36,350<text:s/></text:p>
          </table:table-cell>
          <table:table-cell office:value-type="float" office:value="2567.5740000000001" table:formula="msoxl:=  IF(SUM(O12:O18)=0,&quot;-&quot;,SUM(O12:O18))" table:style-name="ce49">
            <text:p>2,568<text:s/></text:p>
          </table:table-cell>
          <table:table-cell office:value-type="float" office:value="156108.49911" table:formula="msoxl:=  IF(SUM(P12:P18)=0,&quot;-&quot;,SUM(P12:P18))" table:style-name="ce49">
            <text:p>156,10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86330.00652" table:style-name="ce49">
            <text:p>186,330<text:s/></text:p>
          </table:table-cell>
          <table:table-cell office:value-type="float" office:value="9228896.8992400002" table:style-name="ce49">
            <text:p>9,228,897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.3531599999999999" table:style-name="ce49">
            <text:p>4<text:s/></text:p>
          </table:table-cell>
          <table:table-cell office:value-type="float" office:value="145.09081" table:style-name="ce49">
            <text:p>14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316.8160800000001" table:style-name="ce49">
            <text:p>1,317<text:s/></text:p>
          </table:table-cell>
          <table:table-cell office:value-type="float" office:value="73002.917109999995" table:style-name="ce49">
            <text:p>73,00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.5308400000000004" table:style-name="ce49">
            <text:p>5<text:s/></text:p>
          </table:table-cell>
          <table:table-cell office:value-type="float" office:value="151.01286999999999" table:style-name="ce49">
            <text:p>151<text:s/></text:p>
          </table:table-cell>
          <table:table-cell office:value-type="float" office:value="550.16999999999996" table:style-name="ce49">
            <text:p>550<text:s/></text:p>
          </table:table-cell>
          <table:table-cell office:value-type="float" office:value="36349.811999999998" table:style-name="ce49">
            <text:p>36,350<text:s/></text:p>
          </table:table-cell>
          <table:table-cell office:value-type="float" office:value="2567.5740000000001" table:style-name="ce49">
            <text:p>2,568<text:s/></text:p>
          </table:table-cell>
          <table:table-cell office:value-type="float" office:value="156108.49911" table:style-name="ce49">
            <text:p>156,10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52357.474499999997" table:formula="msoxl:=  IF(SUM(C20:C35)=0,&quot;-&quot;,SUM(C20:C35))" table:style-name="ce49">
            <text:p>52,357<text:s/></text:p>
          </table:table-cell>
          <table:table-cell office:value-type="float" office:value="3827278.7146799997" table:formula="msoxl:=  IF(SUM(D20:D35)=0,&quot;-&quot;,SUM(D20:D35))" table:style-name="ce49">
            <text:p>3,827,279<text:s/></text:p>
          </table:table-cell>
          <table:table-cell office:value-type="float" office:value="4808.4382000000005" table:formula="msoxl:=  IF(SUM(E20:E35)=0,&quot;-&quot;,SUM(E20:E35))" table:style-name="ce49">
            <text:p>4,808<text:s/></text:p>
          </table:table-cell>
          <table:table-cell office:value-type="float" office:value="187785.19524999999" table:formula="msoxl:=  IF(SUM(F20:F35)=0,&quot;-&quot;,SUM(F20:F35))" table:style-name="ce49">
            <text:p>187,785<text:s/></text:p>
          </table:table-cell>
          <table:table-cell office:value-type="float" office:value="114.30800000000001" table:formula="msoxl:=  IF(SUM(G20:G35)=0,&quot;-&quot;,SUM(G20:G35))" table:style-name="ce49">
            <text:p>114<text:s/></text:p>
          </table:table-cell>
          <table:table-cell office:value-type="float" office:value="5090.1409999999996" table:formula="msoxl:=  IF(SUM(H20:H35)=0,&quot;-&quot;,SUM(H20:H35))" table:style-name="ce49">
            <text:p>5,090<text:s/></text:p>
          </table:table-cell>
          <table:table-cell office:value-type="float" office:value="1097.1317999999999" table:formula="msoxl:=  IF(SUM(I20:I35)=0,&quot;-&quot;,SUM(I20:I35))" table:style-name="ce49">
            <text:p>1,097<text:s/></text:p>
          </table:table-cell>
          <table:table-cell office:value-type="float" office:value="29545.763169999998" table:formula="msoxl:=  IF(SUM(J20:J35)=0,&quot;-&quot;,SUM(J20:J35))" table:style-name="ce49">
            <text:p>29,546<text:s/></text:p>
          </table:table-cell>
          <table:table-cell office:value-type="float" office:value="376.63300000000004" table:formula="msoxl:=  IF(SUM(K20:K35)=0,&quot;-&quot;,SUM(K20:K35))" table:style-name="ce49">
            <text:p>377<text:s/></text:p>
          </table:table-cell>
          <table:table-cell office:value-type="float" office:value="9756.1739999999991" table:formula="msoxl:=  IF(SUM(L20:L35)=0,&quot;-&quot;,SUM(L20:L35))" table:style-name="ce49">
            <text:p>9,756<text:s/></text:p>
          </table:table-cell>
          <table:table-cell office:value-type="float" office:value="762.81826000000001" table:formula="msoxl:=  IF(SUM(M20:M35)=0,&quot;-&quot;,SUM(M20:M35))" table:style-name="ce49">
            <text:p>763<text:s/></text:p>
          </table:table-cell>
          <table:table-cell office:value-type="float" office:value="242563.36245000002" table:formula="msoxl:=  IF(SUM(N20:N35)=0,&quot;-&quot;,SUM(N20:N35))" table:style-name="ce49">
            <text:p>242,563<text:s/></text:p>
          </table:table-cell>
          <table:table-cell office:value-type="float" office:value="253.19249000000002" table:formula="msoxl:=  IF(SUM(O20:O35)=0,&quot;-&quot;,SUM(O20:O35))" table:style-name="ce49">
            <text:p>253<text:s/></text:p>
          </table:table-cell>
          <table:table-cell office:value-type="float" office:value="46398.012459999998" table:formula="msoxl:=  IF(SUM(P20:P35)=0,&quot;-&quot;,SUM(P20:P35))" table:style-name="ce49">
            <text:p>46,39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float" office:value="48.49" table:style-name="ce49">
            <text:p>48<text:s/></text:p>
          </table:table-cell>
          <table:table-cell office:value-type="float" office:value="1478.9449999999999" table:style-name="ce49">
            <text:p>1,479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float" office:value="1.03" table:style-name="ce49">
            <text:p>1<text:s/></text:p>
          </table:table-cell>
          <table:table-cell office:value-type="float" office:value="32.033000000000001" table:style-name="ce49">
            <text:p>32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.0310000000000001" table:style-name="ce49">
            <text:p>2<text:s/></text:p>
          </table:table-cell>
          <table:table-cell office:value-type="float" office:value="101.34689" table:style-name="ce49">
            <text:p>101<text:s/></text:p>
          </table:table-cell>
          <table:table-cell office:value-type="float" office:value="2.1" table:style-name="ce49">
            <text:p>2<text:s/></text:p>
          </table:table-cell>
          <table:table-cell office:value-type="float" office:value="79.8" table:style-name="ce49">
            <text:p>8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3903.473" table:style-name="ce49">
            <text:p>3,903<text:s/></text:p>
          </table:table-cell>
          <table:table-cell office:value-type="float" office:value="251107.81956" table:style-name="ce49">
            <text:p>251,108<text:s/></text:p>
          </table:table-cell>
          <table:table-cell office:value-type="float" office:value="177.3038" table:style-name="ce49">
            <text:p>177<text:s/></text:p>
          </table:table-cell>
          <table:table-cell office:value-type="float" office:value="7063.4224800000002" table:style-name="ce49">
            <text:p>7,063<text:s/></text:p>
          </table:table-cell>
          <table:table-cell office:value-type="float" office:value="40.36" table:style-name="ce49">
            <text:p>40<text:s/></text:p>
          </table:table-cell>
          <table:table-cell office:value-type="float" office:value="2679.904" table:style-name="ce49">
            <text:p>2,680<text:s/></text:p>
          </table:table-cell>
          <table:table-cell office:value-type="float" office:value="42.544400000000003" table:style-name="ce49">
            <text:p>43<text:s/></text:p>
          </table:table-cell>
          <table:table-cell office:value-type="float" office:value="882.34614999999997" table:style-name="ce49">
            <text:p>882<text:s/></text:p>
          </table:table-cell>
          <table:table-cell office:value-type="float" office:value="0.68200000000000005" table:style-name="ce49">
            <text:p>1<text:s/></text:p>
          </table:table-cell>
          <table:table-cell office:value-type="float" office:value="40.238" table:style-name="ce49">
            <text:p>40<text:s/></text:p>
          </table:table-cell>
          <table:table-cell office:value-type="float" office:value="217.40450000000001" table:style-name="ce49">
            <text:p>217<text:s/></text:p>
          </table:table-cell>
          <table:table-cell office:value-type="float" office:value="69705.919819999996" table:style-name="ce49">
            <text:p>69,706<text:s/></text:p>
          </table:table-cell>
          <table:table-cell office:value-type="float" office:value="27.918099999999999" table:style-name="ce49">
            <text:p>28<text:s/></text:p>
          </table:table-cell>
          <table:table-cell office:value-type="float" office:value="4479.1414699999996" table:style-name="ce49">
            <text:p>4,47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3.9653999999999998" table:style-name="ce49">
            <text:p>4<text:s/></text:p>
          </table:table-cell>
          <table:table-cell office:value-type="float" office:value="302.51395000000002" table:style-name="ce49">
            <text:p>303<text:s/></text:p>
          </table:table-cell>
          <table:table-cell office:value-type="float" office:value="9.5370000000000008" table:style-name="ce49">
            <text:p>10<text:s/></text:p>
          </table:table-cell>
          <table:table-cell office:value-type="float" office:value="214.7732" table:style-name="ce49">
            <text:p>215<text:s/></text:p>
          </table:table-cell>
          <table:table-cell office:value-type="float" office:value="5.4509999999999996" table:style-name="ce49">
            <text:p>5<text:s/></text:p>
          </table:table-cell>
          <table:table-cell office:value-type="float" office:value="283.06799999999998" table:style-name="ce49">
            <text:p>283<text:s/></text:p>
          </table:table-cell>
          <table:table-cell office:value-type="float" office:value="14.696199999999999" table:style-name="ce49">
            <text:p>15<text:s/></text:p>
          </table:table-cell>
          <table:table-cell office:value-type="float" office:value="290.83774" table:style-name="ce49">
            <text:p>291<text:s/></text:p>
          </table:table-cell>
          <table:table-cell office:value-type="float" office:value="178.626" table:style-name="ce49">
            <text:p>179<text:s/></text:p>
          </table:table-cell>
          <table:table-cell office:value-type="float" office:value="4147.26" table:style-name="ce49">
            <text:p>4,147<text:s/></text:p>
          </table:table-cell>
          <table:table-cell office:value-type="float" office:value="469.36975999999999" table:style-name="ce49">
            <text:p>469<text:s/></text:p>
          </table:table-cell>
          <table:table-cell office:value-type="float" office:value="152786.61723999999" table:style-name="ce49">
            <text:p>152,787<text:s/></text:p>
          </table:table-cell>
          <table:table-cell office:value-type="float" office:value="156.19639000000001" table:style-name="ce49">
            <text:p>156<text:s/></text:p>
          </table:table-cell>
          <table:table-cell office:value-type="float" office:value="27884.539550000001" table:style-name="ce49">
            <text:p>27,88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69.490399999999994" table:style-name="ce49">
            <text:p>69<text:s/></text:p>
          </table:table-cell>
          <table:table-cell office:value-type="float" office:value="3033.7844799999998" table:style-name="ce49">
            <text:p>3,03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.05" table:style-name="ce49">
            <text:p>4<text:s/></text:p>
          </table:table-cell>
          <table:table-cell office:value-type="float" office:value="263.25" table:style-name="ce49">
            <text:p>263<text:s/></text:p>
          </table:table-cell>
          <table:table-cell office:value-type="float" office:value="1.319" table:style-name="ce49">
            <text:p>1<text:s/></text:p>
          </table:table-cell>
          <table:table-cell office:value-type="float" office:value="139.55016000000001" table:style-name="ce49">
            <text:p>14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0.30709999999999998" table:style-name="ce49">
            <text:p>0<text:s/></text:p>
          </table:table-cell>
          <table:table-cell office:value-type="float" office:value="28.94417" table:style-name="ce49">
            <text:p>29<text:s/></text:p>
          </table:table-cell>
          <table:table-cell office:value-type="float" office:value="29.408999999999999" table:style-name="ce49">
            <text:p>29<text:s/></text:p>
          </table:table-cell>
          <table:table-cell office:value-type="float" office:value="1060.6310900000001" table:style-name="ce49">
            <text:p>1,061<text:s/></text:p>
          </table:table-cell>
          <table:table-cell office:value-type="float" office:value="0.19800000000000001" table:style-name="ce49">
            <text:p>0<text:s/></text:p>
          </table:table-cell>
          <table:table-cell office:value-type="float" office:value="9.9" table:style-name="ce49">
            <text:p>10<text:s/></text:p>
          </table:table-cell>
          <table:table-cell office:value-type="float" office:value="4.0087000000000002" table:style-name="ce49">
            <text:p>4<text:s/></text:p>
          </table:table-cell>
          <table:table-cell office:value-type="float" office:value="105.37726000000001" table:style-name="ce49">
            <text:p>105<text:s/></text:p>
          </table:table-cell>
          <table:table-cell office:value-type="float" office:value="34.167000000000002" table:style-name="ce49">
            <text:p>34<text:s/></text:p>
          </table:table-cell>
          <table:table-cell office:value-type="float" office:value="1302.5645" table:style-name="ce49">
            <text:p>1,303<text:s/></text:p>
          </table:table-cell>
          <table:table-cell office:value-type="float" office:value="50.481000000000002" table:style-name="ce49">
            <text:p>50<text:s/></text:p>
          </table:table-cell>
          <table:table-cell office:value-type="float" office:value="13396.546200000001" table:style-name="ce49">
            <text:p>13,397<text:s/></text:p>
          </table:table-cell>
          <table:table-cell office:value-type="float" office:value="48.518000000000001" table:style-name="ce49">
            <text:p>49<text:s/></text:p>
          </table:table-cell>
          <table:table-cell office:value-type="float" office:value="9868.99064" table:style-name="ce49">
            <text:p>9,86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1.282" table:style-name="ce49">
            <text:p>11<text:s/></text:p>
          </table:table-cell>
          <table:table-cell office:value-type="float" office:value="827.30899999999997" table:style-name="ce49">
            <text:p>827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3.3705" table:style-name="ce49">
            <text:p>13<text:s/></text:p>
          </table:table-cell>
          <table:table-cell office:value-type="float" office:value="970.49941000000001" table:style-name="ce49">
            <text:p>970<text:s/></text:p>
          </table:table-cell>
          <table:table-cell office:value-type="float" office:value="11.56" table:style-name="ce49">
            <text:p>12<text:s/></text:p>
          </table:table-cell>
          <table:table-cell office:value-type="float" office:value="842.83950000000004" table:style-name="ce49">
            <text:p>843<text:s/></text:p>
          </table:table-cell>
          <table:table-cell office:value-type="float" office:value="0.29699999999999999" table:style-name="ce49">
            <text:p>0<text:s/></text:p>
          </table:table-cell>
          <table:table-cell office:value-type="float" office:value="85.001390000000001" table:style-name="ce49">
            <text:p>8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float" office:value="122.5" table:style-name="ce49">
            <text:p>123<text:s/></text:p>
          </table:table-cell>
          <table:table-cell office:value-type="float" office:value="15312.5" table:style-name="ce49">
            <text:p>15,313<text:s/></text:p>
          </table:table-cell>
          <table:table-cell office:value-type="float" office:value="1.2" table:style-name="ce49">
            <text:p>1<text:s/></text:p>
          </table:table-cell>
          <table:table-cell office:value-type="float" office:value="45" table:style-name="ce49">
            <text:p>4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27800000000000002" table:style-name="ce49">
            <text:p>0<text:s/></text:p>
          </table:table-cell>
          <table:table-cell office:value-type="float" office:value="5.5016100000000003" table:style-name="ce49">
            <text:p>6<text:s/></text:p>
          </table:table-cell>
          <table:table-cell office:value-type="float" office:value="25.5" table:style-name="ce49">
            <text:p>26<text:s/></text:p>
          </table:table-cell>
          <table:table-cell office:value-type="float" office:value="969" table:style-name="ce49">
            <text:p>969<text:s/></text:p>
          </table:table-cell>
          <table:table-cell office:value-type="float" office:value="23.946999999999999" table:style-name="ce49">
            <text:p>24<text:s/></text:p>
          </table:table-cell>
          <table:table-cell office:value-type="float" office:value="6449.7276400000001" table:style-name="ce49">
            <text:p>6,450<text:s/></text:p>
          </table:table-cell>
          <table:table-cell office:value-type="float" office:value="20.56" table:style-name="ce49">
            <text:p>21<text:s/></text:p>
          </table:table-cell>
          <table:table-cell office:value-type="float" office:value="4165.3407999999999" table:style-name="ce49">
            <text:p>4,16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float" office:value="48170.81" table:style-name="ce49">
            <text:p>48,171<text:s/></text:p>
          </table:table-cell>
          <table:table-cell office:value-type="float" office:value="3555755.5395" table:style-name="ce49">
            <text:p>3,555,756<text:s/></text:p>
          </table:table-cell>
          <table:table-cell office:value-type="float" office:value="4510.2160000000003" table:style-name="ce49">
            <text:p>4,510<text:s/></text:p>
          </table:table-cell>
          <table:table-cell office:value-type="float" office:value="175540.27499999999" table:style-name="ce49">
            <text:p>175,540<text:s/></text:p>
          </table:table-cell>
          <table:table-cell office:value-type="float" office:value="68.299000000000007" table:style-name="ce49">
            <text:p>68<text:s/></text:p>
          </table:table-cell>
          <table:table-cell office:value-type="float" office:value="2117.2689999999998" table:style-name="ce49">
            <text:p>2,117<text:s/></text:p>
          </table:table-cell>
          <table:table-cell office:value-type="float" office:value="982.423" table:style-name="ce49">
            <text:p>982<text:s/></text:p>
          </table:table-cell>
          <table:table-cell office:value-type="float" office:value="26154.682150000001" table:style-name="ce49">
            <text:p>26,155<text:s/></text:p>
          </table:table-cell>
          <table:table-cell office:value-type="float" office:value="119.94799999999999" table:style-name="ce49">
            <text:p>120<text:s/></text:p>
          </table:table-cell>
          <table:table-cell office:value-type="float" office:value="2111.2220000000002" table:style-name="ce49">
            <text:p>2,11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float" office:value="106.899" table:style-name="ce49">
            <text:p>107<text:s/></text:p>
          </table:table-cell>
          <table:table-cell office:value-type="float" office:value="3260.4195" table:style-name="ce49">
            <text:p>3,26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37.78" table:style-name="ce49">
            <text:p>38<text:s/></text:p>
          </table:table-cell>
          <table:table-cell office:value-type="float" office:value="1035.1719599999999" table:style-name="ce49">
            <text:p>1,03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1369.8362999999999" table:formula="msoxl:=  IF(SUM(C37:C49)=0,&quot;-&quot;,SUM(C37:C49))" table:style-name="ce49">
            <text:p>1,370<text:s/></text:p>
          </table:table-cell>
          <table:table-cell office:value-type="float" office:value="104594.39632999999" table:formula="msoxl:=  IF(SUM(D37:D49)=0,&quot;-&quot;,SUM(D37:D49))" table:style-name="ce49">
            <text:p>104,594<text:s/></text:p>
          </table:table-cell>
          <table:table-cell office:value-type="float" office:value="985.8377999999999" table:formula="msoxl:=  IF(SUM(E37:E49)=0,&quot;-&quot;,SUM(E37:E49))" table:style-name="ce49">
            <text:p>986<text:s/></text:p>
          </table:table-cell>
          <table:table-cell office:value-type="float" office:value="46456.604210000005" table:formula="msoxl:=  IF(SUM(F37:F49)=0,&quot;-&quot;,SUM(F37:F49))" table:style-name="ce49">
            <text:p>46,457<text:s/></text:p>
          </table:table-cell>
          <table:table-cell office:value-type="float" office:value="453.83839000000006" table:formula="msoxl:=  IF(SUM(G37:G49)=0,&quot;-&quot;,SUM(G37:G49))" table:style-name="ce49">
            <text:p>454<text:s/></text:p>
          </table:table-cell>
          <table:table-cell office:value-type="float" office:value="26156.32502" table:formula="msoxl:=  IF(SUM(H37:H49)=0,&quot;-&quot;,SUM(H37:H49))" table:style-name="ce49">
            <text:p>26,156<text:s/></text:p>
          </table:table-cell>
          <table:table-cell office:value-type="float" office:value="891.34209999999985" table:formula="msoxl:=  IF(SUM(I37:I49)=0,&quot;-&quot;,SUM(I37:I49))" table:style-name="ce49">
            <text:p>891<text:s/></text:p>
          </table:table-cell>
          <table:table-cell office:value-type="float" office:value="27570.594599999997" table:formula="msoxl:=  IF(SUM(J37:J49)=0,&quot;-&quot;,SUM(J37:J49))" table:style-name="ce49">
            <text:p>27,571<text:s/></text:p>
          </table:table-cell>
          <table:table-cell office:value-type="float" office:value="428.47397000000001" table:formula="msoxl:=  IF(SUM(K37:K49)=0,&quot;-&quot;,SUM(K37:K49))" table:style-name="ce49">
            <text:p>428<text:s/></text:p>
          </table:table-cell>
          <table:table-cell office:value-type="float" office:value="14860.729050000002" table:formula="msoxl:=  IF(SUM(L37:L49)=0,&quot;-&quot;,SUM(L37:L49))" table:style-name="ce49">
            <text:p>14,861<text:s/></text:p>
          </table:table-cell>
          <table:table-cell office:value-type="float" office:value="378.98730999999998" table:formula="msoxl:=  IF(SUM(M37:M49)=0,&quot;-&quot;,SUM(M37:M49))" table:style-name="ce49">
            <text:p>379<text:s/></text:p>
          </table:table-cell>
          <table:table-cell office:value-type="float" office:value="105204.34558000001" table:formula="msoxl:=  IF(SUM(N37:N49)=0,&quot;-&quot;,SUM(N37:N49))" table:style-name="ce49">
            <text:p>105,204<text:s/></text:p>
          </table:table-cell>
          <table:table-cell office:value-type="float" office:value="528.49104" table:formula="msoxl:=  IF(SUM(O37:O49)=0,&quot;-&quot;,SUM(O37:O49))" table:style-name="ce49">
            <text:p>528<text:s/></text:p>
          </table:table-cell>
          <table:table-cell office:value-type="float" office:value="147597.42078000001" table:formula="msoxl:=  IF(SUM(P37:P49)=0,&quot;-&quot;,SUM(P37:P49))" table:style-name="ce49">
            <text:p>147,59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233.35169999999999" table:style-name="ce49">
            <text:p>233<text:s/></text:p>
          </table:table-cell>
          <table:table-cell office:value-type="float" office:value="14208.72825" table:style-name="ce49">
            <text:p>14,209<text:s/></text:p>
          </table:table-cell>
          <table:table-cell office:value-type="float" office:value="728.65030000000002" table:style-name="ce49">
            <text:p>729<text:s/></text:p>
          </table:table-cell>
          <table:table-cell office:value-type="float" office:value="33174.864520000003" table:style-name="ce49">
            <text:p>33,175<text:s/></text:p>
          </table:table-cell>
          <table:table-cell office:value-type="float" office:value="291.6404" table:style-name="ce49">
            <text:p>292<text:s/></text:p>
          </table:table-cell>
          <table:table-cell office:value-type="float" office:value="17222.444189999998" table:style-name="ce49">
            <text:p>17,222<text:s/></text:p>
          </table:table-cell>
          <table:table-cell office:value-type="float" office:value="314.71089999999998" table:style-name="ce49">
            <text:p>315<text:s/></text:p>
          </table:table-cell>
          <table:table-cell office:value-type="float" office:value="11545.17175" table:style-name="ce49">
            <text:p>11,545<text:s/></text:p>
          </table:table-cell>
          <table:table-cell office:value-type="float" office:value="243.72727" table:style-name="ce49">
            <text:p>244<text:s/></text:p>
          </table:table-cell>
          <table:table-cell office:value-type="float" office:value="7105.7210500000001" table:style-name="ce49">
            <text:p>7,106<text:s/></text:p>
          </table:table-cell>
          <table:table-cell office:value-type="float" office:value="158.46039999999999" table:style-name="ce49">
            <text:p>158<text:s/></text:p>
          </table:table-cell>
          <table:table-cell office:value-type="float" office:value="29674.840359999998" table:style-name="ce49">
            <text:p>29,675<text:s/></text:p>
          </table:table-cell>
          <table:table-cell office:value-type="float" office:value="277.7466" table:style-name="ce49">
            <text:p>278<text:s/></text:p>
          </table:table-cell>
          <table:table-cell office:value-type="float" office:value="90513.918340000004" table:style-name="ce49">
            <text:p>90,51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float" office:value="819" table:style-name="ce49">
            <text:p>819<text:s/></text:p>
          </table:table-cell>
          <table:table-cell office:value-type="float" office:value="53235" table:style-name="ce49">
            <text:p>53,235<text:s/></text:p>
          </table:table-cell>
          <table:table-cell office:value-type="float" office:value="44.9" table:style-name="ce49">
            <text:p>45<text:s/></text:p>
          </table:table-cell>
          <table:table-cell office:value-type="float" office:value="4041" table:style-name="ce49">
            <text:p>4,041<text:s/></text:p>
          </table:table-cell>
          <table:table-cell office:value-type="float" office:value="39.5" table:style-name="ce49">
            <text:p>40<text:s/></text:p>
          </table:table-cell>
          <table:table-cell office:value-type="float" office:value="3318" table:style-name="ce49">
            <text:p>3,318<text:s/></text:p>
          </table:table-cell>
          <table:table-cell office:value-type="float" office:value="516.64" table:style-name="ce49">
            <text:p>517<text:s/></text:p>
          </table:table-cell>
          <table:table-cell office:value-type="float" office:value="13435.508" table:style-name="ce49">
            <text:p>13,436<text:s/></text:p>
          </table:table-cell>
          <table:table-cell office:value-type="float" office:value="1.2" table:style-name="ce49">
            <text:p>1<text:s/></text:p>
          </table:table-cell>
          <table:table-cell office:value-type="float" office:value="45.6" table:style-name="ce49">
            <text:p>46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.61" table:style-name="ce49">
            <text:p>3<text:s/></text:p>
          </table:table-cell>
          <table:table-cell office:value-type="float" office:value="522" table:style-name="ce49">
            <text:p>52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21.097000000000001" table:style-name="ce49">
            <text:p>21<text:s/></text:p>
          </table:table-cell>
          <table:table-cell office:value-type="float" office:value="1004.78408" table:style-name="ce49">
            <text:p>1,005<text:s/></text:p>
          </table:table-cell>
          <table:table-cell office:value-type="float" office:value="65.867500000000007" table:style-name="ce49">
            <text:p>66<text:s/></text:p>
          </table:table-cell>
          <table:table-cell office:value-type="float" office:value="3571.5174999999999" table:style-name="ce49">
            <text:p>3,572<text:s/></text:p>
          </table:table-cell>
          <table:table-cell office:value-type="float" office:value="103.52151000000001" table:style-name="ce49">
            <text:p>104<text:s/></text:p>
          </table:table-cell>
          <table:table-cell office:value-type="float" office:value="4532.9862599999997" table:style-name="ce49">
            <text:p>4,533<text:s/></text:p>
          </table:table-cell>
          <table:table-cell office:value-type="float" office:value="55.369500000000002" table:style-name="ce49">
            <text:p>55<text:s/></text:p>
          </table:table-cell>
          <table:table-cell office:value-type="float" office:value="2324.8387600000001" table:style-name="ce49">
            <text:p>2,325<text:s/></text:p>
          </table:table-cell>
          <table:table-cell office:value-type="float" office:value="116.717" table:style-name="ce49">
            <text:p>117<text:s/></text:p>
          </table:table-cell>
          <table:table-cell office:value-type="float" office:value="4672.2110000000002" table:style-name="ce49">
            <text:p>4,672<text:s/></text:p>
          </table:table-cell>
          <table:table-cell office:value-type="float" office:value="113.96424" table:style-name="ce49">
            <text:p>114<text:s/></text:p>
          </table:table-cell>
          <table:table-cell office:value-type="float" office:value="29278.378479999999" table:style-name="ce49">
            <text:p>29,278<text:s/></text:p>
          </table:table-cell>
          <table:table-cell office:value-type="float" office:value="223.31144" table:style-name="ce49">
            <text:p>223<text:s/></text:p>
          </table:table-cell>
          <table:table-cell office:value-type="float" office:value="51463.557439999997" table:style-name="ce49">
            <text:p>51,46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.15" table:style-name="ce49">
            <text:p>2<text:s/></text:p>
          </table:table-cell>
          <table:table-cell office:value-type="float" office:value="1161" table:style-name="ce49">
            <text:p>1,16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float" office:value="270.68759999999997" table:style-name="ce49">
            <text:p>271<text:s/></text:p>
          </table:table-cell>
          <table:table-cell office:value-type="float" office:value="33832.883999999998" table:style-name="ce49">
            <text:p>33,833<text:s/></text:p>
          </table:table-cell>
          <table:table-cell office:value-type="float" office:value="1.58" table:style-name="ce49">
            <text:p>2<text:s/></text:p>
          </table:table-cell>
          <table:table-cell office:value-type="float" office:value="56.853189999999998" table:style-name="ce49">
            <text:p>57<text:s/></text:p>
          </table:table-cell>
          <table:table-cell office:value-type="float" office:value="1.766" table:style-name="ce49">
            <text:p>2<text:s/></text:p>
          </table:table-cell>
          <table:table-cell office:value-type="float" office:value="100.66200000000001" table:style-name="ce49">
            <text:p>101<text:s/></text:p>
          </table:table-cell>
          <table:table-cell office:value-type="float" office:value="7.9000000000000001E-2" table:style-name="ce49">
            <text:p>0<text:s/></text:p>
          </table:table-cell>
          <table:table-cell office:value-type="float" office:value="1.5633999999999999" table:style-name="ce49">
            <text:p>2<text:s/></text:p>
          </table:table-cell>
          <table:table-cell office:value-type="float" office:value="48.418999999999997" table:style-name="ce49">
            <text:p>48<text:s/></text:p>
          </table:table-cell>
          <table:table-cell office:value-type="float" office:value="1843.4839999999999" table:style-name="ce49">
            <text:p>1,843<text:s/></text:p>
          </table:table-cell>
          <table:table-cell office:value-type="float" office:value="78.145179999999996" table:style-name="ce49">
            <text:p>78<text:s/></text:p>
          </table:table-cell>
          <table:table-cell office:value-type="float" office:value="36411.643279999997" table:style-name="ce49">
            <text:p>36,412<text:s/></text:p>
          </table:table-cell>
          <table:table-cell office:value-type="float" office:value="23.9" table:style-name="ce49">
            <text:p>24<text:s/></text:p>
          </table:table-cell>
          <table:table-cell office:value-type="float" office:value="4899.5" table:style-name="ce49">
            <text:p>4,90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9.1999999999999993" table:style-name="ce49">
            <text:p>9<text:s/></text:p>
          </table:table-cell>
          <table:table-cell office:value-type="float" office:value="828" table:style-name="ce49">
            <text:p>828<text:s/></text:p>
          </table:table-cell>
          <table:table-cell office:value-type="float" office:value="133.03" table:style-name="ce49">
            <text:p>133<text:s/></text:p>
          </table:table-cell>
          <table:table-cell office:value-type="float" office:value="5094.2439999999997" table:style-name="ce49">
            <text:p>5,094<text:s/></text:p>
          </table:table-cell>
          <table:table-cell office:value-type="float" office:value="17.41048" table:style-name="ce49">
            <text:p>17<text:s/></text:p>
          </table:table-cell>
          <table:table-cell office:value-type="float" office:value="982.23257000000001" table:style-name="ce49">
            <text:p>982<text:s/></text:p>
          </table:table-cell>
          <table:table-cell office:value-type="float" office:value="4.5427" table:style-name="ce49">
            <text:p>5<text:s/></text:p>
          </table:table-cell>
          <table:table-cell office:value-type="float" office:value="263.51269000000002" table:style-name="ce49">
            <text:p>264<text:s/></text:p>
          </table:table-cell>
          <table:table-cell office:value-type="float" office:value="1.4357" table:style-name="ce49">
            <text:p>1<text:s/></text:p>
          </table:table-cell>
          <table:table-cell office:value-type="float" office:value="90.337999999999994" table:style-name="ce49">
            <text:p>90<text:s/></text:p>
          </table:table-cell>
          <table:table-cell office:value-type="float" office:value="26.267489999999999" table:style-name="ce49">
            <text:p>26<text:s/></text:p>
          </table:table-cell>
          <table:table-cell office:value-type="float" office:value="8678.4834599999995" table:style-name="ce49">
            <text:p>8,678<text:s/></text:p>
          </table:table-cell>
          <table:table-cell office:value-type="float" office:value="0.92300000000000004" table:style-name="ce49">
            <text:p>1<text:s/></text:p>
          </table:table-cell>
          <table:table-cell office:value-type="float" office:value="198.44499999999999" table:style-name="ce49">
            <text:p>19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float" office:value="16.5" table:style-name="ce49">
            <text:p>17<text:s/></text:p>
          </table:table-cell>
          <table:table-cell office:value-type="float" office:value="1485" table:style-name="ce49">
            <text:p>1,485<text:s/></text:p>
          </table:table-cell>
          <table:table-cell office:value-type="float" office:value="4.3" table:style-name="ce49">
            <text:p>4<text:s/></text:p>
          </table:table-cell>
          <table:table-cell office:value-type="float" office:value="236.5" table:style-name="ce49">
            <text:p>237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6.975000000000001" table:style-name="ce49">
            <text:p>17<text:s/></text:p>
          </table:table-cell>
          <table:table-cell office:value-type="float" office:value="1103.375" table:style-name="ce49">
            <text:p>1,10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7.51" table:style-name="ce49">
            <text:p>8<text:s/></text:p>
          </table:table-cell>
          <table:table-cell office:value-type="float" office:value="281.625" table:style-name="ce49">
            <text:p>282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49">
            <text:p>-</text:p>
          </table:table-cell>
          <table:table-cell office:value-type="string" office:string-value="-" table:formula="msoxl:=  IF(SUM(D51:D53)=0,&quot;-&quot;,SUM(D51:D53))" table:style-name="ce49">
            <text:p>-</text:p>
          </table:table-cell>
          <table:table-cell office:value-type="string" office:string-value="-" table:formula="msoxl:=  IF(SUM(E51:E53)=0,&quot;-&quot;,SUM(E51:E53))" table:style-name="ce49">
            <text:p>-</text:p>
          </table:table-cell>
          <table:table-cell office:value-type="string" office:string-value="-" table:formula="msoxl:=  IF(SUM(F51:F53)=0,&quot;-&quot;,SUM(F51:F53))" table:style-name="ce49">
            <text:p>-</text:p>
          </table:table-cell>
          <table:table-cell office:value-type="string" office:string-value="-" table:formula="msoxl:=  IF(SUM(G51:G53)=0,&quot;-&quot;,SUM(G51:G53))" table:style-name="ce49">
            <text:p>-</text:p>
          </table:table-cell>
          <table:table-cell office:value-type="string" office:string-value="-" table:formula="msoxl:=  IF(SUM(H51:H53)=0,&quot;-&quot;,SUM(H51:H53))" table:style-name="ce49">
            <text:p>-</text:p>
          </table:table-cell>
          <table:table-cell office:value-type="string" office:string-value="-" table:formula="msoxl:=  IF(SUM(I51:I53)=0,&quot;-&quot;,SUM(I51:I53))" table:style-name="ce49">
            <text:p>-</text:p>
          </table:table-cell>
          <table:table-cell office:value-type="string" office:string-value="-" table:formula="msoxl:=  IF(SUM(J51:J53)=0,&quot;-&quot;,SUM(J51:J53))" table:style-name="ce49">
            <text:p>-</text:p>
          </table:table-cell>
          <table:table-cell office:value-type="string" office:string-value="-" table:formula="msoxl:=  IF(SUM(K51:K53)=0,&quot;-&quot;,SUM(K51:K53))" table:style-name="ce49">
            <text:p>-</text:p>
          </table:table-cell>
          <table:table-cell office:value-type="string" office:string-value="-" table:formula="msoxl:=  IF(SUM(L51:L53)=0,&quot;-&quot;,SUM(L51:L53))" table:style-name="ce49">
            <text:p>-</text:p>
          </table:table-cell>
          <table:table-cell office:value-type="string" office:string-value="-" table:formula="msoxl:=  IF(SUM(M51:M53)=0,&quot;-&quot;,SUM(M51:M53))" table:style-name="ce49">
            <text:p>-</text:p>
          </table:table-cell>
          <table:table-cell office:value-type="string" office:string-value="-" table:formula="msoxl:=  IF(SUM(N51:N53)=0,&quot;-&quot;,SUM(N51:N53))" table:style-name="ce49">
            <text:p>-</text:p>
          </table:table-cell>
          <table:table-cell office:value-type="string" office:string-value="-" table:formula="msoxl:=  IF(SUM(O51:O53)=0,&quot;-&quot;,SUM(O51:O53))" table:style-name="ce49">
            <text:p>-</text:p>
          </table:table-cell>
          <table:table-cell office:value-type="string" office:string-value="-" table:formula="msoxl:=  IF(SUM(P51:P53)=0,&quot;-&quot;,SUM(P51:P53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49">
            <text:p>-</text:p>
          </table:table-cell>
          <table:table-cell office:value-type="string" office:string-value="-" table:formula="msoxl:=  IF(SUM(D55:D57)=0,&quot;-&quot;,SUM(D55:D57))" table:style-name="ce49">
            <text:p>-</text:p>
          </table:table-cell>
          <table:table-cell office:value-type="string" office:string-value="-" table:formula="msoxl:=  IF(SUM(E55:E57)=0,&quot;-&quot;,SUM(E55:E57))" table:style-name="ce49">
            <text:p>-</text:p>
          </table:table-cell>
          <table:table-cell office:value-type="string" office:string-value="-" table:formula="msoxl:=  IF(SUM(F55:F57)=0,&quot;-&quot;,SUM(F55:F57))" table:style-name="ce49">
            <text:p>-</text:p>
          </table:table-cell>
          <table:table-cell office:value-type="string" office:string-value="-" table:formula="msoxl:=  IF(SUM(G55:G57)=0,&quot;-&quot;,SUM(G55:G57))" table:style-name="ce49">
            <text:p>-</text:p>
          </table:table-cell>
          <table:table-cell office:value-type="string" office:string-value="-" table:formula="msoxl:=  IF(SUM(H55:H57)=0,&quot;-&quot;,SUM(H55:H57))" table:style-name="ce49">
            <text:p>-</text:p>
          </table:table-cell>
          <table:table-cell office:value-type="string" office:string-value="-" table:formula="msoxl:=  IF(SUM(I55:I57)=0,&quot;-&quot;,SUM(I55:I57))" table:style-name="ce49">
            <text:p>-</text:p>
          </table:table-cell>
          <table:table-cell office:value-type="string" office:string-value="-" table:formula="msoxl:=  IF(SUM(J55:J57)=0,&quot;-&quot;,SUM(J55:J57))" table:style-name="ce49">
            <text:p>-</text:p>
          </table:table-cell>
          <table:table-cell office:value-type="string" office:string-value="-" table:formula="msoxl:=  IF(SUM(K55:K57)=0,&quot;-&quot;,SUM(K55:K57))" table:style-name="ce49">
            <text:p>-</text:p>
          </table:table-cell>
          <table:table-cell office:value-type="string" office:string-value="-" table:formula="msoxl:=  IF(SUM(L55:L57)=0,&quot;-&quot;,SUM(L55:L57))" table:style-name="ce49">
            <text:p>-</text:p>
          </table:table-cell>
          <table:table-cell office:value-type="string" office:string-value="-" table:formula="msoxl:=  IF(SUM(M55:M57)=0,&quot;-&quot;,SUM(M55:M57))" table:style-name="ce49">
            <text:p>-</text:p>
          </table:table-cell>
          <table:table-cell office:value-type="string" office:string-value="-" table:formula="msoxl:=  IF(SUM(N55:N57)=0,&quot;-&quot;,SUM(N55:N57))" table:style-name="ce49">
            <text:p>-</text:p>
          </table:table-cell>
          <table:table-cell office:value-type="string" office:string-value="-" table:formula="msoxl:=  IF(SUM(O55:O57)=0,&quot;-&quot;,SUM(O55:O57))" table:style-name="ce49">
            <text:p>-</text:p>
          </table:table-cell>
          <table:table-cell office:value-type="string" office:string-value="-" table:formula="msoxl:=  IF(SUM(P55:P57)=0,&quot;-&quot;,SUM(P55:P57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string" office:string-value="-" table:formula="msoxl:=  IF(SUM(C59,C60,C61,C63)=0,IF(C62=0,&quot;-&quot;,C62),SUM(C59,C60,C61,C63))" table:style-name="ce49">
            <text:p>-</text:p>
          </table:table-cell>
          <table:table-cell office:value-type="string" office:string-value="-" table:formula="msoxl:=  IF(SUM(D59:D63)=0,&quot;-&quot;,SUM(D59:D63))" table:style-name="ce49">
            <text:p>-</text:p>
          </table:table-cell>
          <table:table-cell office:value-type="string" office:string-value="-" table:formula="msoxl:=  IF(SUM(E59,E60,E61,E63)=0,IF(E62=0,&quot;-&quot;,E62),SUM(E59,E60,E61,E63))" table:style-name="ce49">
            <text:p>-</text:p>
          </table:table-cell>
          <table:table-cell office:value-type="string" office:string-value="-" table:formula="msoxl:=  IF(SUM(F59:F63)=0,&quot;-&quot;,SUM(F59:F63))" table:style-name="ce49">
            <text:p>-</text:p>
          </table:table-cell>
          <table:table-cell office:value-type="string" office:string-value="-" table:formula="msoxl:=  IF(SUM(G59,G60,G61,G63)=0,IF(G62=0,&quot;-&quot;,G62),SUM(G59,G60,G61,G63))" table:style-name="ce49">
            <text:p>-</text:p>
          </table:table-cell>
          <table:table-cell office:value-type="string" office:string-value="-" table:formula="msoxl:=  IF(SUM(H59:H63)=0,&quot;-&quot;,SUM(H59:H63))" table:style-name="ce49">
            <text:p>-</text:p>
          </table:table-cell>
          <table:table-cell office:value-type="string" office:string-value="-" table:formula="msoxl:=  IF(SUM(I59,I60,I61,I63)=0,IF(I62=0,&quot;-&quot;,I62),SUM(I59,I60,I61,I63))" table:style-name="ce49">
            <text:p>-</text:p>
          </table:table-cell>
          <table:table-cell office:value-type="string" office:string-value="-" table:formula="msoxl:=  IF(SUM(J59:J63)=0,&quot;-&quot;,SUM(J59:J63))" table:style-name="ce49">
            <text:p>-</text:p>
          </table:table-cell>
          <table:table-cell office:value-type="string" office:string-value="-" table:formula="msoxl:=  IF(SUM(K59,K60,K61,K63)=0,IF(K62=0,&quot;-&quot;,K62),SUM(K59,K60,K61,K63))" table:style-name="ce49">
            <text:p>-</text:p>
          </table:table-cell>
          <table:table-cell office:value-type="string" office:string-value="-" table:formula="msoxl:=  IF(SUM(L59:L63)=0,&quot;-&quot;,SUM(L59:L63))" table:style-name="ce49">
            <text:p>-</text:p>
          </table:table-cell>
          <table:table-cell office:value-type="string" office:string-value="-" table:formula="msoxl:=  IF(SUM(M59,M60,M61,M63)=0,IF(M62=0,&quot;-&quot;,M62),SUM(M59,M60,M61,M63))" table:style-name="ce49">
            <text:p>-</text:p>
          </table:table-cell>
          <table:table-cell office:value-type="string" office:string-value="-" table:formula="msoxl:=  IF(SUM(N59:N63)=0,&quot;-&quot;,SUM(N59:N63))" table:style-name="ce49">
            <text:p>-</text:p>
          </table:table-cell>
          <table:table-cell office:value-type="string" office:string-value="-" table:formula="msoxl:=  IF(SUM(O59,O60,O61,O63)=0,IF(O62=0,&quot;-&quot;,O62),SUM(O59,O60,O61,O63))" table:style-name="ce49">
            <text:p>-</text:p>
          </table:table-cell>
          <table:table-cell office:value-type="string" office:string-value="-" table:formula="msoxl:=  IF(SUM(P59:P63)=0,&quot;-&quot;,SUM(P59:P63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77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the grand total.</text:p>
          </table:table-cell>
          <table:covered-table-cell table:number-columns-repeated="9"/>
          <table:table-cell table:number-columns-repeated="16368" table:style-name="ce76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8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6" table:number-columns-repeated="16367" table:default-cell-style-name="ce31"/>
        <table:table-row table:style-name="ro1">
          <table:table-cell office:value-type="string" table:number-columns-spanned="3" table:number-rows-spanned="1" table:style-name="ce145">
            <text:p>7‧漁業生產量</text:p>
          </table:table-cell>
          <table:covered-table-cell table:number-columns-repeated="2"/>
          <table:table-cell table:number-columns-repeated="6" table:style-name="ce31"/>
          <table:table-cell office:value-type="string" table:style-name="ce31">
            <text:p>7‧FISHERIES PRODUCTION</text:p>
          </table:table-cell>
          <table:table-cell table:number-columns-repeated="16374" table:style-name="ce31"/>
        </table:table-row>
        <table:table-row table:style-name="ro2">
          <table:table-cell table:number-columns-repeated="4" table:style-name="ce31"/>
          <table:table-cell office:value-type="string" table:style-name="ce32">
            <text:p>單位：</text:p>
          </table:table-cell>
          <table:table-cell office:value-type="string" table:style-name="ce33">
            <text:p>產量：公噸, 千尾(觀賞魚)</text:p>
          </table:table-cell>
          <table:table-cell table:style-name="ce31"/>
          <table:table-cell table:number-columns-repeated="2" table:style-name="ce33"/>
          <table:table-cell table:number-columns-repeated="2" table:style-name="ce31"/>
          <table:table-cell office:value-type="string" table:style-name="ce32">
            <text:p>Unit：</text:p>
          </table:table-cell>
          <table:table-cell office:value-type="string" table:style-name="ce33">
            <text:p>Quantity：M.T.; 1000Pcs. by ornamental fish</text:p>
          </table:table-cell>
          <table:table-cell table:number-columns-repeated="16371" table:style-name="ce31"/>
        </table:table-row>
        <table:table-row table:style-name="ro2">
          <table:table-cell table:style-name="ce31"/>
          <table:table-cell office:value-type="string" table:number-columns-spanned="3" table:number-rows-spanned="1" table:style-name="ce13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31"/>
          <table:table-cell office:value-type="string" table:style-name="ce34">
            <text:p>價值：新臺幣千元</text:p>
          </table:table-cell>
          <table:table-cell table:style-name="ce31"/>
          <table:table-cell table:style-name="ce34"/>
          <table:table-cell office:value-type="string" table:style-name="ce34">
            <text:p>(1) By type of fisheries by species(Continued)</text:p>
          </table:table-cell>
          <table:table-cell table:number-columns-repeated="3" table:style-name="ce31"/>
          <table:table-cell office:value-type="string" table:style-name="ce35">
            <text:p>Value：Thousand NT $</text:p>
          </table:table-cell>
          <table:table-cell table:number-columns-repeated="16371" table:style-name="ce31"/>
        </table:table-row>
        <table:table-row table:style-name="ro2">
          <table:table-cell table:style-name="ce36"/>
          <table:table-cell office:value-type="string" table:number-columns-spanned="1" table:number-rows-spanned="3" table:style-name="ce198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8" draw:style-name="a8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7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14" table:number-rows-spanned="1" table:style-name="ce197">
            <text:p>鯖 <text:s text:c="5"/>科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2" table:number-rows-spanned="1" table:style-name="ce194">
            <text:p>其他鰆類</text:p>
          </table:table-cell>
          <table:covered-table-cell/>
          <table:table-cell office:value-type="string" table:number-columns-spanned="2" table:number-rows-spanned="1" table:style-name="ce199">
            <text:p>長 <text:s/>鰭 <text:s/>鮪</text:p>
          </table:table-cell>
          <table:covered-table-cell/>
          <table:table-cell office:value-type="string" table:number-columns-spanned="2" table:number-rows-spanned="1" table:style-name="ce199">
            <text:p>大 <text:s/>目 <text:s/>鮪</text:p>
          </table:table-cell>
          <table:covered-table-cell/>
          <table:table-cell office:value-type="string" table:number-columns-spanned="2" table:number-rows-spanned="1" table:style-name="ce199">
            <text:p>黃 <text:s/>鰭 <text:s/>鮪</text:p>
          </table:table-cell>
          <table:covered-table-cell/>
          <table:table-cell office:value-type="string" table:number-columns-spanned="2" table:number-rows-spanned="1" table:style-name="ce199">
            <text:p>黑 <text:s text:c="6"/>鮪</text:p>
          </table:table-cell>
          <table:covered-table-cell/>
          <table:table-cell office:value-type="string" table:number-columns-spanned="2" table:number-rows-spanned="1" table:style-name="ce199">
            <text:p>南方黑鮪</text:p>
          </table:table-cell>
          <table:covered-table-cell/>
          <table:table-cell office:value-type="string" table:number-columns-spanned="2" table:number-rows-spanned="1" table:style-name="ce199">
            <text:p>其他鮪類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代碼</text:p>
          </table:table-cell>
          <table:table-cell office:value-type="string" table:number-columns-spanned="1" table:number-rows-spanned="3" table:style-name="ce196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95">
            <text:p>4999</text:p>
          </table:table-cell>
          <table:covered-table-cell/>
          <table:table-cell office:value-type="string" table:number-columns-spanned="2" table:number-rows-spanned="1" table:style-name="ce192">
            <text:p>5001</text:p>
          </table:table-cell>
          <table:covered-table-cell/>
          <table:table-cell office:value-type="string" table:number-columns-spanned="2" table:number-rows-spanned="1" table:style-name="ce192">
            <text:p>5002</text:p>
          </table:table-cell>
          <table:covered-table-cell/>
          <table:table-cell office:value-type="string" table:number-columns-spanned="2" table:number-rows-spanned="1" table:style-name="ce192">
            <text:p>5003</text:p>
          </table:table-cell>
          <table:covered-table-cell/>
          <table:table-cell office:value-type="string" table:number-columns-spanned="2" table:number-rows-spanned="1" table:style-name="ce192">
            <text:p>5004</text:p>
          </table:table-cell>
          <table:covered-table-cell/>
          <table:table-cell office:value-type="string" table:number-columns-spanned="2" table:number-rows-spanned="1" table:style-name="ce192">
            <text:p>5006</text:p>
          </table:table-cell>
          <table:covered-table-cell/>
          <table:table-cell office:value-type="string" table:number-columns-spanned="2" table:number-rows-spanned="1" table:style-name="ce192">
            <text:p>5005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Code</text:p>
          </table:table-cell>
          <table:covered-table-cell/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table:number-columns-repeated="16368"/>
        </table:table-row>
        <table:table-row table:style-name="ro2">
          <table:table-cell table:style-name="ce43"/>
          <table:covered-table-cell/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1903.0034000000001" table:formula="msoxl:=  IF(SUM(C11,C19,C36,C50,C54,C58)=0,&quot;-&quot;,SUM(C11,C19,C36,C50,C54,C58))" table:style-name="ce49">
            <text:p>1,903<text:s/></text:p>
          </table:table-cell>
          <table:table-cell office:value-type="float" office:value="235506.74836" table:formula="msoxl:=  IF(SUM(D11,D19,D36,D50,D54,D58)=0,&quot;-&quot;,SUM(D11,D19,D36,D50,D54,D58))" table:style-name="ce49">
            <text:p>235,507<text:s/></text:p>
          </table:table-cell>
          <table:table-cell office:value-type="float" office:value="52147.516499999998" table:formula="msoxl:=  IF(SUM(E11,E19,E36,E50,E54,E58)=0,&quot;-&quot;,SUM(E11,E19,E36,E50,E54,E58))" table:style-name="ce49">
            <text:p>52,148<text:s/></text:p>
          </table:table-cell>
          <table:table-cell office:value-type="float" office:value="3528548.4927700004" table:formula="msoxl:=  IF(SUM(F11,F19,F36,F50,F54,F58)=0,&quot;-&quot;,SUM(F11,F19,F36,F50,F54,F58))" table:style-name="ce49">
            <text:p>3,528,548<text:s/></text:p>
          </table:table-cell>
          <table:table-cell office:value-type="float" office:value="49850.254000000001" table:formula="msoxl:=  IF(SUM(G11,G19,G36,G50,G54,G58)=0,&quot;-&quot;,SUM(G11,G19,G36,G50,G54,G58))" table:style-name="ce49">
            <text:p>49,850<text:s/></text:p>
          </table:table-cell>
          <table:table-cell office:value-type="float" office:value="8745841.0358499996" table:formula="msoxl:=  IF(SUM(H11,H19,H36,H50,H54,H58)=0,&quot;-&quot;,SUM(H11,H19,H36,H50,H54,H58))" table:style-name="ce49">
            <text:p>8,745,841<text:s/></text:p>
          </table:table-cell>
          <table:table-cell office:value-type="float" office:value="56883.777199999997" table:formula="msoxl:=  IF(SUM(I11,I19,I36,I50,I54,I58)=0,&quot;-&quot;,SUM(I11,I19,I36,I50,I54,I58))" table:style-name="ce49">
            <text:p>56,884<text:s/></text:p>
          </table:table-cell>
          <table:table-cell office:value-type="float" office:value="5593711.9966500001" table:formula="msoxl:=  IF(SUM(J11,J19,J36,J50,J54,J58)=0,&quot;-&quot;,SUM(J11,J19,J36,J50,J54,J58))" table:style-name="ce49">
            <text:p>5,593,712<text:s/></text:p>
          </table:table-cell>
          <table:table-cell office:value-type="float" office:value="334.11522000000002" table:formula="msoxl:=  IF(SUM(K11,K19,K36,K50,K54,K58)=0,&quot;-&quot;,SUM(K11,K19,K36,K50,K54,K58))" table:style-name="ce49">
            <text:p>334<text:s/></text:p>
          </table:table-cell>
          <table:table-cell office:value-type="float" office:value="148937.43766999998" table:formula="msoxl:=  IF(SUM(L11,L19,L36,L50,L54,L58)=0,&quot;-&quot;,SUM(L11,L19,L36,L50,L54,L58))" table:style-name="ce49">
            <text:p>148,937<text:s/></text:p>
          </table:table-cell>
          <table:table-cell office:value-type="float" office:value="1042.8777" table:formula="msoxl:=  IF(SUM(M11,M19,M36,M50,M54,M58)=0,&quot;-&quot;,SUM(M11,M19,M36,M50,M54,M58))" table:style-name="ce49">
            <text:p>1,043<text:s/></text:p>
          </table:table-cell>
          <table:table-cell office:value-type="float" office:value="245890.34636" table:formula="msoxl:=  IF(SUM(N11,N19,N36,N50,N54,N58)=0,&quot;-&quot;,SUM(N11,N19,N36,N50,N54,N58))" table:style-name="ce49">
            <text:p>245,890<text:s/></text:p>
          </table:table-cell>
          <table:table-cell office:value-type="float" office:value="2286.7943" table:formula="msoxl:=  IF(SUM(O11,O19,O36,O50,O54,O58)=0,&quot;-&quot;,SUM(O11,O19,O36,O50,O54,O58))" table:style-name="ce49">
            <text:p>2,287<text:s/></text:p>
          </table:table-cell>
          <table:table-cell office:value-type="float" office:value="123785.038" table:formula="msoxl:=  IF(SUM(P11,P19,P36,P50,P54,P58)=0,&quot;-&quot;,SUM(P11,P19,P36,P50,P54,P58))" table:style-name="ce49">
            <text:p>123,78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435.35700000000003" table:formula="msoxl:=  IF(SUM(C12:C18)=0,&quot;-&quot;,SUM(C12:C18))" table:style-name="ce49">
            <text:p>435<text:s/></text:p>
          </table:table-cell>
          <table:table-cell office:value-type="float" office:value="76592.391380000001" table:formula="msoxl:=  IF(SUM(D12:D18)=0,&quot;-&quot;,SUM(D12:D18))" table:style-name="ce49">
            <text:p>76,592<text:s/></text:p>
          </table:table-cell>
          <table:table-cell office:value-type="float" office:value="51899.2546" table:formula="msoxl:=  IF(SUM(E12:E18)=0,&quot;-&quot;,SUM(E12:E18))" table:style-name="ce49">
            <text:p>51,899<text:s/></text:p>
          </table:table-cell>
          <table:table-cell office:value-type="float" office:value="3507444.3904400002" table:formula="msoxl:=  IF(SUM(F12:F18)=0,&quot;-&quot;,SUM(F12:F18))" table:style-name="ce49">
            <text:p>3,507,444<text:s/></text:p>
          </table:table-cell>
          <table:table-cell office:value-type="float" office:value="49483.498200000002" table:formula="msoxl:=  IF(SUM(G12:G18)=0,&quot;-&quot;,SUM(G12:G18))" table:style-name="ce49">
            <text:p>49,483<text:s/></text:p>
          </table:table-cell>
          <table:table-cell office:value-type="float" office:value="8687334.4235599991" table:formula="msoxl:=  IF(SUM(H12:H18)=0,&quot;-&quot;,SUM(H12:H18))" table:style-name="ce49">
            <text:p>8,687,334<text:s/></text:p>
          </table:table-cell>
          <table:table-cell office:value-type="float" office:value="54162.873999999996" table:formula="msoxl:=  IF(SUM(I12:I18)=0,&quot;-&quot;,SUM(I12:I18))" table:style-name="ce49">
            <text:p>54,163<text:s/></text:p>
          </table:table-cell>
          <table:table-cell office:value-type="float" office:value="5062742.89824" table:formula="msoxl:=  IF(SUM(J12:J18)=0,&quot;-&quot;,SUM(J12:J18))" table:style-name="ce49">
            <text:p>5,062,743<text:s/></text:p>
          </table:table-cell>
          <table:table-cell office:value-type="float" office:value="182.4819" table:formula="msoxl:=  IF(SUM(K12:K18)=0,&quot;-&quot;,SUM(K12:K18))" table:style-name="ce49">
            <text:p>182<text:s/></text:p>
          </table:table-cell>
          <table:table-cell office:value-type="float" office:value="19359.085210000001" table:formula="msoxl:=  IF(SUM(L12:L18)=0,&quot;-&quot;,SUM(L12:L18))" table:style-name="ce49">
            <text:p>19,359<text:s/></text:p>
          </table:table-cell>
          <table:table-cell office:value-type="float" office:value="1042.8777" table:formula="msoxl:=  IF(SUM(M12:M18)=0,&quot;-&quot;,SUM(M12:M18))" table:style-name="ce49">
            <text:p>1,043<text:s/></text:p>
          </table:table-cell>
          <table:table-cell office:value-type="float" office:value="245890.34636" table:formula="msoxl:=  IF(SUM(N12:N18)=0,&quot;-&quot;,SUM(N12:N18))" table:style-name="ce49">
            <text:p>245,890<text:s/></text:p>
          </table:table-cell>
          <table:table-cell office:value-type="float" office:value="1661.9698000000001" table:formula="msoxl:=  IF(SUM(O12:O18)=0,&quot;-&quot;,SUM(O12:O18))" table:style-name="ce49">
            <text:p>1,662<text:s/></text:p>
          </table:table-cell>
          <table:table-cell office:value-type="float" office:value="78435.282760000002" table:formula="msoxl:=  IF(SUM(P12:P18)=0,&quot;-&quot;,SUM(P12:P18))" table:style-name="ce49">
            <text:p>78,43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3491" table:style-name="ce49">
            <text:p>3,491<text:s/></text:p>
          </table:table-cell>
          <table:table-cell office:value-type="float" office:value="171918.71484999999" table:style-name="ce49">
            <text:p>171,919<text:s/></text:p>
          </table:table-cell>
          <table:table-cell office:value-type="float" office:value="22659.011589999998" table:style-name="ce49">
            <text:p>22,659<text:s/></text:p>
          </table:table-cell>
          <table:table-cell office:value-type="float" office:value="1264609.84981" table:style-name="ce49">
            <text:p>1,264,61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float" office:value="435.35700000000003" table:style-name="ce49">
            <text:p>435<text:s/></text:p>
          </table:table-cell>
          <table:table-cell office:value-type="float" office:value="76592.391380000001" table:style-name="ce49">
            <text:p>76,592<text:s/></text:p>
          </table:table-cell>
          <table:table-cell office:value-type="float" office:value="51899.2546" table:style-name="ce49">
            <text:p>51,899<text:s/></text:p>
          </table:table-cell>
          <table:table-cell office:value-type="float" office:value="3507444.3904400002" table:style-name="ce49">
            <text:p>3,507,444<text:s/></text:p>
          </table:table-cell>
          <table:table-cell office:value-type="float" office:value="45992.498200000002" table:style-name="ce49">
            <text:p>45,992<text:s/></text:p>
          </table:table-cell>
          <table:table-cell office:value-type="float" office:value="8515415.7087099999" table:style-name="ce49">
            <text:p>8,515,416<text:s/></text:p>
          </table:table-cell>
          <table:table-cell office:value-type="float" office:value="31503.862410000002" table:style-name="ce49">
            <text:p>31,504<text:s/></text:p>
          </table:table-cell>
          <table:table-cell office:value-type="float" office:value="3798133.04843" table:style-name="ce49">
            <text:p>3,798,133<text:s/></text:p>
          </table:table-cell>
          <table:table-cell office:value-type="float" office:value="182.4819" table:style-name="ce49">
            <text:p>182<text:s/></text:p>
          </table:table-cell>
          <table:table-cell office:value-type="float" office:value="19359.085210000001" table:style-name="ce49">
            <text:p>19,359<text:s/></text:p>
          </table:table-cell>
          <table:table-cell office:value-type="float" office:value="1042.8777" table:style-name="ce49">
            <text:p>1,043<text:s/></text:p>
          </table:table-cell>
          <table:table-cell office:value-type="float" office:value="245890.34636" table:style-name="ce49">
            <text:p>245,890<text:s/></text:p>
          </table:table-cell>
          <table:table-cell office:value-type="float" office:value="1661.9698000000001" table:style-name="ce49">
            <text:p>1,662<text:s/></text:p>
          </table:table-cell>
          <table:table-cell office:value-type="float" office:value="78435.282760000002" table:style-name="ce49">
            <text:p>78,43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474.81819999999999" table:formula="msoxl:=  IF(SUM(C20:C35)=0,&quot;-&quot;,SUM(C20:C35))" table:style-name="ce49">
            <text:p>475<text:s/></text:p>
          </table:table-cell>
          <table:table-cell office:value-type="float" office:value="47246.626210000002" table:formula="msoxl:=  IF(SUM(D20:D35)=0,&quot;-&quot;,SUM(D20:D35))" table:style-name="ce49">
            <text:p>47,247<text:s/></text:p>
          </table:table-cell>
          <table:table-cell office:value-type="float" office:value="247.18639999999999" table:formula="msoxl:=  IF(SUM(E20:E35)=0,&quot;-&quot;,SUM(E20:E35))" table:style-name="ce49">
            <text:p>247<text:s/></text:p>
          </table:table-cell>
          <table:table-cell office:value-type="float" office:value="21012.35483" table:formula="msoxl:=  IF(SUM(F20:F35)=0,&quot;-&quot;,SUM(F20:F35))" table:style-name="ce49">
            <text:p>21,012<text:s/></text:p>
          </table:table-cell>
          <table:table-cell office:value-type="float" office:value="364.76440000000002" table:formula="msoxl:=  IF(SUM(G20:G35)=0,&quot;-&quot;,SUM(G20:G35))" table:style-name="ce49">
            <text:p>365<text:s/></text:p>
          </table:table-cell>
          <table:table-cell office:value-type="float" office:value="58165.778199999993" table:formula="msoxl:=  IF(SUM(H20:H35)=0,&quot;-&quot;,SUM(H20:H35))" table:style-name="ce49">
            <text:p>58,166<text:s/></text:p>
          </table:table-cell>
          <table:table-cell office:value-type="float" office:value="2657.1956000000005" table:formula="msoxl:=  IF(SUM(I20:I35)=0,&quot;-&quot;,SUM(I20:I35))" table:style-name="ce49">
            <text:p>2,657<text:s/></text:p>
          </table:table-cell>
          <table:table-cell office:value-type="float" office:value="521380.94123000005" table:formula="msoxl:=  IF(SUM(J20:J35)=0,&quot;-&quot;,SUM(J20:J35))" table:style-name="ce49">
            <text:p>521,381<text:s/></text:p>
          </table:table-cell>
          <table:table-cell office:value-type="float" office:value="148.64702" table:formula="msoxl:=  IF(SUM(K20:K35)=0,&quot;-&quot;,SUM(K20:K35))" table:style-name="ce49">
            <text:p>149<text:s/></text:p>
          </table:table-cell>
          <table:table-cell office:value-type="float" office:value="127339.50816" table:formula="msoxl:=  IF(SUM(L20:L35)=0,&quot;-&quot;,SUM(L20:L35))" table:style-name="ce49">
            <text:p>127,340<text:s/></text:p>
          </table:table-cell>
          <table:table-cell office:value-type="string" office:string-value="-" table:formula="msoxl:=  IF(SUM(M20:M35)=0,&quot;-&quot;,SUM(M20:M35))" table:style-name="ce49">
            <text:p>-</text:p>
          </table:table-cell>
          <table:table-cell office:value-type="string" office:string-value="-" table:formula="msoxl:=  IF(SUM(N20:N35)=0,&quot;-&quot;,SUM(N20:N35))" table:style-name="ce49">
            <text:p>-</text:p>
          </table:table-cell>
          <table:table-cell office:value-type="float" office:value="599.84339999999997" table:formula="msoxl:=  IF(SUM(O20:O35)=0,&quot;-&quot;,SUM(O20:O35))" table:style-name="ce49">
            <text:p>600<text:s/></text:p>
          </table:table-cell>
          <table:table-cell office:value-type="float" office:value="42679.867209999997" table:formula="msoxl:=  IF(SUM(P20:P35)=0,&quot;-&quot;,SUM(P20:P35))" table:style-name="ce49">
            <text:p>42,68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3.4000000000000002E-2" table:style-name="ce49">
            <text:p>0<text:s/></text:p>
          </table:table-cell>
          <table:table-cell office:value-type="float" office:value="2.91039" table:style-name="ce49">
            <text:p>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16.0108" table:style-name="ce49">
            <text:p>16<text:s/></text:p>
          </table:table-cell>
          <table:table-cell office:value-type="float" office:value="2264.1185099999998" table:style-name="ce49">
            <text:p>2,26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11700000000000001" table:style-name="ce49">
            <text:p>0<text:s/></text:p>
          </table:table-cell>
          <table:table-cell office:value-type="float" office:value="10.53" table:style-name="ce49">
            <text:p>11<text:s/></text:p>
          </table:table-cell>
          <table:table-cell office:value-type="float" office:value="1.4575" table:style-name="ce49">
            <text:p>1<text:s/></text:p>
          </table:table-cell>
          <table:table-cell office:value-type="float" office:value="96.431179999999998" table:style-name="ce49">
            <text:p>96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9.9041" table:style-name="ce49">
            <text:p>30<text:s/></text:p>
          </table:table-cell>
          <table:table-cell office:value-type="float" office:value="4231.8111699999999" table:style-name="ce49">
            <text:p>4,23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29.635000000000002" table:style-name="ce49">
            <text:p>30<text:s/></text:p>
          </table:table-cell>
          <table:table-cell office:value-type="float" office:value="8746.1519499999995" table:style-name="ce49">
            <text:p>8,746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496" table:style-name="ce49">
            <text:p>0<text:s/></text:p>
          </table:table-cell>
          <table:table-cell office:value-type="float" office:value="26.75422" table:style-name="ce49">
            <text:p>27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.5993999999999999" table:style-name="ce49">
            <text:p>2<text:s/></text:p>
          </table:table-cell>
          <table:table-cell office:value-type="float" office:value="174.23858999999999" table:style-name="ce49">
            <text:p>17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float" office:value="167.3272" table:style-name="ce49">
            <text:p>167<text:s/></text:p>
          </table:table-cell>
          <table:table-cell office:value-type="float" office:value="20371.903999999999" table:style-name="ce49">
            <text:p>20,372<text:s/></text:p>
          </table:table-cell>
          <table:table-cell office:value-type="float" office:value="247.18639999999999" table:style-name="ce49">
            <text:p>247<text:s/></text:p>
          </table:table-cell>
          <table:table-cell office:value-type="float" office:value="21012.35483" table:style-name="ce49">
            <text:p>21,012<text:s/></text:p>
          </table:table-cell>
          <table:table-cell office:value-type="float" office:value="357.04739999999998" table:style-name="ce49">
            <text:p>357<text:s/></text:p>
          </table:table-cell>
          <table:table-cell office:value-type="float" office:value="57760.048199999997" table:style-name="ce49">
            <text:p>57,760<text:s/></text:p>
          </table:table-cell>
          <table:table-cell office:value-type="float" office:value="2521.0571" table:style-name="ce49">
            <text:p>2,521<text:s/></text:p>
          </table:table-cell>
          <table:table-cell office:value-type="float" office:value="512783.28509000002" table:style-name="ce49">
            <text:p>512,783<text:s/></text:p>
          </table:table-cell>
          <table:table-cell office:value-type="float" office:value="148.64702" table:style-name="ce49">
            <text:p>149<text:s/></text:p>
          </table:table-cell>
          <table:table-cell office:value-type="float" office:value="127339.50816" table:style-name="ce49">
            <text:p>127,34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05.6437" table:style-name="ce49">
            <text:p>206<text:s/></text:p>
          </table:table-cell>
          <table:table-cell office:value-type="float" office:value="23517.733609999999" table:style-name="ce49">
            <text:p>23,51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0.5272" table:style-name="ce49">
            <text:p>1<text:s/></text:p>
          </table:table-cell>
          <table:table-cell office:value-type="float" office:value="68.098770000000002" table:style-name="ce49">
            <text:p>6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.994" table:style-name="ce49">
            <text:p>2<text:s/></text:p>
          </table:table-cell>
          <table:table-cell office:value-type="float" office:value="373.88974000000002" table:style-name="ce49">
            <text:p>37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88019999999999998" table:style-name="ce49">
            <text:p>1<text:s/></text:p>
          </table:table-cell>
          <table:table-cell office:value-type="float" office:value="95.888959999999997" table:style-name="ce49">
            <text:p>9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float" office:value="15.359" table:style-name="ce49">
            <text:p>15<text:s/></text:p>
          </table:table-cell>
          <table:table-cell office:value-type="float" office:value="1539.73975" table:style-name="ce49">
            <text:p>1,54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4.065000000000001" table:style-name="ce49">
            <text:p>24<text:s/></text:p>
          </table:table-cell>
          <table:table-cell office:value-type="float" office:value="2045.5250000000001" table:style-name="ce49">
            <text:p>2,046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4.051" table:style-name="ce49">
            <text:p>14<text:s/></text:p>
          </table:table-cell>
          <table:table-cell office:value-type="float" office:value="1095.77549" table:style-name="ce49">
            <text:p>1,09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float" office:value="240.74199999999999" table:style-name="ce49">
            <text:p>241<text:s/></text:p>
          </table:table-cell>
          <table:table-cell office:value-type="float" office:value="13984.285830000001" table:style-name="ce49">
            <text:p>13,98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7.6" table:style-name="ce49">
            <text:p>8<text:s/></text:p>
          </table:table-cell>
          <table:table-cell office:value-type="float" office:value="395.2" table:style-name="ce49">
            <text:p>395<text:s/></text:p>
          </table:table-cell>
          <table:table-cell office:value-type="float" office:value="108.126" table:style-name="ce49">
            <text:p>108<text:s/></text:p>
          </table:table-cell>
          <table:table-cell office:value-type="float" office:value="6055.0559999999996" table:style-name="ce49">
            <text:p>6,05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347.73099999999999" table:style-name="ce49">
            <text:p>348<text:s/></text:p>
          </table:table-cell>
          <table:table-cell office:value-type="float" office:value="13561.509" table:style-name="ce49">
            <text:p>13,56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float" office:value="5.2169999999999996" table:style-name="ce49">
            <text:p>5<text:s/></text:p>
          </table:table-cell>
          <table:table-cell office:value-type="float" office:value="272.32740000000001" table:style-name="ce49">
            <text:p>272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992.82819999999992" table:formula="msoxl:=  IF(SUM(C37:C49)=0,&quot;-&quot;,SUM(C37:C49))" table:style-name="ce49">
            <text:p>993<text:s/></text:p>
          </table:table-cell>
          <table:table-cell office:value-type="float" office:value="111667.73076999999" table:formula="msoxl:=  IF(SUM(D37:D49)=0,&quot;-&quot;,SUM(D37:D49))" table:style-name="ce49">
            <text:p>111,668<text:s/></text:p>
          </table:table-cell>
          <table:table-cell office:value-type="float" office:value="1.0754999999999999" table:formula="msoxl:=  IF(SUM(E37:E49)=0,&quot;-&quot;,SUM(E37:E49))" table:style-name="ce49">
            <text:p>1<text:s/></text:p>
          </table:table-cell>
          <table:table-cell office:value-type="float" office:value="91.747499999999988" table:formula="msoxl:=  IF(SUM(F37:F49)=0,&quot;-&quot;,SUM(F37:F49))" table:style-name="ce49">
            <text:p>92<text:s/></text:p>
          </table:table-cell>
          <table:table-cell office:value-type="float" office:value="1.9914000000000001" table:formula="msoxl:=  IF(SUM(G37:G49)=0,&quot;-&quot;,SUM(G37:G49))" table:style-name="ce49">
            <text:p>2<text:s/></text:p>
          </table:table-cell>
          <table:table-cell office:value-type="float" office:value="340.83409" table:formula="msoxl:=  IF(SUM(H37:H49)=0,&quot;-&quot;,SUM(H37:H49))" table:style-name="ce49">
            <text:p>341<text:s/></text:p>
          </table:table-cell>
          <table:table-cell office:value-type="float" office:value="63.707599999999999" table:formula="msoxl:=  IF(SUM(I37:I49)=0,&quot;-&quot;,SUM(I37:I49))" table:style-name="ce49">
            <text:p>64<text:s/></text:p>
          </table:table-cell>
          <table:table-cell office:value-type="float" office:value="9588.1571800000002" table:formula="msoxl:=  IF(SUM(J37:J49)=0,&quot;-&quot;,SUM(J37:J49))" table:style-name="ce49">
            <text:p>9,588<text:s/></text:p>
          </table:table-cell>
          <table:table-cell office:value-type="float" office:value="2.9863000000000004" table:formula="msoxl:=  IF(SUM(K37:K49)=0,&quot;-&quot;,SUM(K37:K49))" table:style-name="ce49">
            <text:p>3<text:s/></text:p>
          </table:table-cell>
          <table:table-cell office:value-type="float" office:value="2238.8443000000002" table:formula="msoxl:=  IF(SUM(L37:L49)=0,&quot;-&quot;,SUM(L37:L49))" table:style-name="ce49">
            <text:p>2,239<text:s/></text:p>
          </table:table-cell>
          <table:table-cell office:value-type="string" office:string-value="-" table:formula="msoxl:=  IF(SUM(M37:M49)=0,&quot;-&quot;,SUM(M37:M49))" table:style-name="ce49">
            <text:p>-</text:p>
          </table:table-cell>
          <table:table-cell office:value-type="string" office:string-value="-" table:formula="msoxl:=  IF(SUM(N37:N49)=0,&quot;-&quot;,SUM(N37:N49))" table:style-name="ce49">
            <text:p>-</text:p>
          </table:table-cell>
          <table:table-cell office:value-type="float" office:value="24.981099999999998" table:formula="msoxl:=  IF(SUM(O37:O49)=0,&quot;-&quot;,SUM(O37:O49))" table:style-name="ce49">
            <text:p>25<text:s/></text:p>
          </table:table-cell>
          <table:table-cell office:value-type="float" office:value="2669.8880300000001" table:formula="msoxl:=  IF(SUM(P37:P49)=0,&quot;-&quot;,SUM(P37:P49))" table:style-name="ce49">
            <text:p>2,67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287.11169999999998" table:style-name="ce49">
            <text:p>287<text:s/></text:p>
          </table:table-cell>
          <table:table-cell office:value-type="float" office:value="18093.339120000001" table:style-name="ce49">
            <text:p>18,093<text:s/></text:p>
          </table:table-cell>
          <table:table-cell office:value-type="float" office:value="1.0425" table:style-name="ce49">
            <text:p>1<text:s/></text:p>
          </table:table-cell>
          <table:table-cell office:value-type="float" office:value="87.787499999999994" table:style-name="ce49">
            <text:p>88<text:s/></text:p>
          </table:table-cell>
          <table:table-cell office:value-type="float" office:value="1.8754" table:style-name="ce49">
            <text:p>2<text:s/></text:p>
          </table:table-cell>
          <table:table-cell office:value-type="float" office:value="322.19369999999998" table:style-name="ce49">
            <text:p>322<text:s/></text:p>
          </table:table-cell>
          <table:table-cell office:value-type="float" office:value="31.685600000000001" table:style-name="ce49">
            <text:p>32<text:s/></text:p>
          </table:table-cell>
          <table:table-cell office:value-type="float" office:value="4237.4571800000003" table:style-name="ce49">
            <text:p>4,237<text:s/></text:p>
          </table:table-cell>
          <table:table-cell office:value-type="float" office:value="2.1983000000000001" table:style-name="ce49">
            <text:p>2<text:s/></text:p>
          </table:table-cell>
          <table:table-cell office:value-type="float" office:value="1646.1642999999999" table:style-name="ce49">
            <text:p>1,646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3.577" table:style-name="ce49">
            <text:p>14<text:s/></text:p>
          </table:table-cell>
          <table:table-cell office:value-type="float" office:value="1841.4545599999999" table:style-name="ce49">
            <text:p>1,84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float" office:value="15.19" table:style-name="ce49">
            <text:p>15<text:s/></text:p>
          </table:table-cell>
          <table:table-cell office:value-type="float" office:value="3189.9" table:style-name="ce49">
            <text:p>3,19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76.701899999999995" table:style-name="ce49">
            <text:p>77<text:s/></text:p>
          </table:table-cell>
          <table:table-cell office:value-type="float" office:value="14462.1284" table:style-name="ce49">
            <text:p>14,462<text:s/></text:p>
          </table:table-cell>
          <table:table-cell office:value-type="float" office:value="3.3000000000000002E-2" table:style-name="ce49">
            <text:p>0<text:s/></text:p>
          </table:table-cell>
          <table:table-cell office:value-type="float" office:value="3.96" table:style-name="ce49">
            <text:p>4<text:s/></text:p>
          </table:table-cell>
          <table:table-cell office:value-type="float" office:value="0.11600000000000001" table:style-name="ce49">
            <text:p>0<text:s/></text:p>
          </table:table-cell>
          <table:table-cell office:value-type="float" office:value="18.64039" table:style-name="ce49">
            <text:p>19<text:s/></text:p>
          </table:table-cell>
          <table:table-cell office:value-type="float" office:value="13.795999999999999" table:style-name="ce49">
            <text:p>14<text:s/></text:p>
          </table:table-cell>
          <table:table-cell office:value-type="float" office:value="2368.2399999999998" table:style-name="ce49">
            <text:p>2,368<text:s/></text:p>
          </table:table-cell>
          <table:table-cell office:value-type="float" office:value="0.70399999999999996" table:style-name="ce49">
            <text:p>1<text:s/></text:p>
          </table:table-cell>
          <table:table-cell office:value-type="float" office:value="542.70000000000005" table:style-name="ce49">
            <text:p>54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1.4041" table:style-name="ce49">
            <text:p>11<text:s/></text:p>
          </table:table-cell>
          <table:table-cell office:value-type="float" office:value="828.43347000000006" table:style-name="ce49">
            <text:p>82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9">
            <text:p>1<text:s/></text:p>
          </table:table-cell>
          <table:table-cell office:value-type="float" office:value="190" table:style-name="ce49">
            <text:p>19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1.2387999999999999" table:style-name="ce49">
            <text:p>1<text:s/></text:p>
          </table:table-cell>
          <table:table-cell office:value-type="float" office:value="223.72725" table:style-name="ce49">
            <text:p>22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.5759999999999996" table:style-name="ce49">
            <text:p>5<text:s/></text:p>
          </table:table-cell>
          <table:table-cell office:value-type="float" office:value="388.96" table:style-name="ce49">
            <text:p>389<text:s/></text:p>
          </table:table-cell>
          <table:table-cell office:value-type="float" office:value="8.4000000000000005E-2" table:style-name="ce49">
            <text:p>0<text:s/></text:p>
          </table:table-cell>
          <table:table-cell office:value-type="float" office:value="49.98" table:style-name="ce49">
            <text:p>5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float" office:value="11.323" table:style-name="ce49">
            <text:p>11<text:s/></text:p>
          </table:table-cell>
          <table:table-cell office:value-type="float" office:value="2264.6" table:style-name="ce49">
            <text:p>2,26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2.65" table:style-name="ce49">
            <text:p>13<text:s/></text:p>
          </table:table-cell>
          <table:table-cell office:value-type="float" office:value="2403.5" table:style-name="ce49">
            <text:p>2,40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float" office:value="601.26279999999997" table:style-name="ce49">
            <text:p>601<text:s/></text:p>
          </table:table-cell>
          <table:table-cell office:value-type="float" office:value="73434.035999999993" table:style-name="ce49">
            <text:p>73,43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49">
            <text:p>-</text:p>
          </table:table-cell>
          <table:table-cell office:value-type="string" office:string-value="-" table:formula="msoxl:=  IF(SUM(D51:D53)=0,&quot;-&quot;,SUM(D51:D53))" table:style-name="ce49">
            <text:p>-</text:p>
          </table:table-cell>
          <table:table-cell office:value-type="string" office:string-value="-" table:formula="msoxl:=  IF(SUM(E51:E53)=0,&quot;-&quot;,SUM(E51:E53))" table:style-name="ce49">
            <text:p>-</text:p>
          </table:table-cell>
          <table:table-cell office:value-type="string" office:string-value="-" table:formula="msoxl:=  IF(SUM(F51:F53)=0,&quot;-&quot;,SUM(F51:F53))" table:style-name="ce49">
            <text:p>-</text:p>
          </table:table-cell>
          <table:table-cell office:value-type="string" office:string-value="-" table:formula="msoxl:=  IF(SUM(G51:G53)=0,&quot;-&quot;,SUM(G51:G53))" table:style-name="ce49">
            <text:p>-</text:p>
          </table:table-cell>
          <table:table-cell office:value-type="string" office:string-value="-" table:formula="msoxl:=  IF(SUM(H51:H53)=0,&quot;-&quot;,SUM(H51:H53))" table:style-name="ce49">
            <text:p>-</text:p>
          </table:table-cell>
          <table:table-cell office:value-type="string" office:string-value="-" table:formula="msoxl:=  IF(SUM(I51:I53)=0,&quot;-&quot;,SUM(I51:I53))" table:style-name="ce49">
            <text:p>-</text:p>
          </table:table-cell>
          <table:table-cell office:value-type="string" office:string-value="-" table:formula="msoxl:=  IF(SUM(J51:J53)=0,&quot;-&quot;,SUM(J51:J53))" table:style-name="ce49">
            <text:p>-</text:p>
          </table:table-cell>
          <table:table-cell office:value-type="string" office:string-value="-" table:formula="msoxl:=  IF(SUM(K51:K53)=0,&quot;-&quot;,SUM(K51:K53))" table:style-name="ce49">
            <text:p>-</text:p>
          </table:table-cell>
          <table:table-cell office:value-type="string" office:string-value="-" table:formula="msoxl:=  IF(SUM(L51:L53)=0,&quot;-&quot;,SUM(L51:L53))" table:style-name="ce49">
            <text:p>-</text:p>
          </table:table-cell>
          <table:table-cell office:value-type="string" office:string-value="-" table:formula="msoxl:=  IF(SUM(M51:M53)=0,&quot;-&quot;,SUM(M51:M53))" table:style-name="ce49">
            <text:p>-</text:p>
          </table:table-cell>
          <table:table-cell office:value-type="string" office:string-value="-" table:formula="msoxl:=  IF(SUM(N51:N53)=0,&quot;-&quot;,SUM(N51:N53))" table:style-name="ce49">
            <text:p>-</text:p>
          </table:table-cell>
          <table:table-cell office:value-type="string" office:string-value="-" table:formula="msoxl:=  IF(SUM(O51:O53)=0,&quot;-&quot;,SUM(O51:O53))" table:style-name="ce49">
            <text:p>-</text:p>
          </table:table-cell>
          <table:table-cell office:value-type="string" office:string-value="-" table:formula="msoxl:=  IF(SUM(P51:P53)=0,&quot;-&quot;,SUM(P51:P53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49">
            <text:p>-</text:p>
          </table:table-cell>
          <table:table-cell office:value-type="string" office:string-value="-" table:formula="msoxl:=  IF(SUM(D55:D57)=0,&quot;-&quot;,SUM(D55:D57))" table:style-name="ce49">
            <text:p>-</text:p>
          </table:table-cell>
          <table:table-cell office:value-type="string" office:string-value="-" table:formula="msoxl:=  IF(SUM(E55:E57)=0,&quot;-&quot;,SUM(E55:E57))" table:style-name="ce49">
            <text:p>-</text:p>
          </table:table-cell>
          <table:table-cell office:value-type="string" office:string-value="-" table:formula="msoxl:=  IF(SUM(F55:F57)=0,&quot;-&quot;,SUM(F55:F57))" table:style-name="ce49">
            <text:p>-</text:p>
          </table:table-cell>
          <table:table-cell office:value-type="string" office:string-value="-" table:formula="msoxl:=  IF(SUM(G55:G57)=0,&quot;-&quot;,SUM(G55:G57))" table:style-name="ce49">
            <text:p>-</text:p>
          </table:table-cell>
          <table:table-cell office:value-type="string" office:string-value="-" table:formula="msoxl:=  IF(SUM(H55:H57)=0,&quot;-&quot;,SUM(H55:H57))" table:style-name="ce49">
            <text:p>-</text:p>
          </table:table-cell>
          <table:table-cell office:value-type="string" office:string-value="-" table:formula="msoxl:=  IF(SUM(I55:I57)=0,&quot;-&quot;,SUM(I55:I57))" table:style-name="ce49">
            <text:p>-</text:p>
          </table:table-cell>
          <table:table-cell office:value-type="string" office:string-value="-" table:formula="msoxl:=  IF(SUM(J55:J57)=0,&quot;-&quot;,SUM(J55:J57))" table:style-name="ce49">
            <text:p>-</text:p>
          </table:table-cell>
          <table:table-cell office:value-type="string" office:string-value="-" table:formula="msoxl:=  IF(SUM(K55:K57)=0,&quot;-&quot;,SUM(K55:K57))" table:style-name="ce49">
            <text:p>-</text:p>
          </table:table-cell>
          <table:table-cell office:value-type="string" office:string-value="-" table:formula="msoxl:=  IF(SUM(L55:L57)=0,&quot;-&quot;,SUM(L55:L57))" table:style-name="ce49">
            <text:p>-</text:p>
          </table:table-cell>
          <table:table-cell office:value-type="string" office:string-value="-" table:formula="msoxl:=  IF(SUM(M55:M57)=0,&quot;-&quot;,SUM(M55:M57))" table:style-name="ce49">
            <text:p>-</text:p>
          </table:table-cell>
          <table:table-cell office:value-type="string" office:string-value="-" table:formula="msoxl:=  IF(SUM(N55:N57)=0,&quot;-&quot;,SUM(N55:N57))" table:style-name="ce49">
            <text:p>-</text:p>
          </table:table-cell>
          <table:table-cell office:value-type="string" office:string-value="-" table:formula="msoxl:=  IF(SUM(O55:O57)=0,&quot;-&quot;,SUM(O55:O57))" table:style-name="ce49">
            <text:p>-</text:p>
          </table:table-cell>
          <table:table-cell office:value-type="string" office:string-value="-" table:formula="msoxl:=  IF(SUM(P55:P57)=0,&quot;-&quot;,SUM(P55:P57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string" office:string-value="-" table:formula="msoxl:=  IF(SUM(C59,C60,C61,C63)=0,IF(C62=0,&quot;-&quot;,C62),SUM(C59,C60,C61,C63))" table:style-name="ce49">
            <text:p>-</text:p>
          </table:table-cell>
          <table:table-cell office:value-type="string" office:string-value="-" table:formula="msoxl:=  IF(SUM(D59:D63)=0,&quot;-&quot;,SUM(D59:D63))" table:style-name="ce49">
            <text:p>-</text:p>
          </table:table-cell>
          <table:table-cell office:value-type="string" office:string-value="-" table:formula="msoxl:=  IF(SUM(E59,E60,E61,E63)=0,IF(E62=0,&quot;-&quot;,E62),SUM(E59,E60,E61,E63))" table:style-name="ce49">
            <text:p>-</text:p>
          </table:table-cell>
          <table:table-cell office:value-type="string" office:string-value="-" table:formula="msoxl:=  IF(SUM(F59:F63)=0,&quot;-&quot;,SUM(F59:F63))" table:style-name="ce49">
            <text:p>-</text:p>
          </table:table-cell>
          <table:table-cell office:value-type="string" office:string-value="-" table:formula="msoxl:=  IF(SUM(G59,G60,G61,G63)=0,IF(G62=0,&quot;-&quot;,G62),SUM(G59,G60,G61,G63))" table:style-name="ce49">
            <text:p>-</text:p>
          </table:table-cell>
          <table:table-cell office:value-type="string" office:string-value="-" table:formula="msoxl:=  IF(SUM(H59:H63)=0,&quot;-&quot;,SUM(H59:H63))" table:style-name="ce49">
            <text:p>-</text:p>
          </table:table-cell>
          <table:table-cell office:value-type="string" office:string-value="-" table:formula="msoxl:=  IF(SUM(I59,I60,I61,I63)=0,IF(I62=0,&quot;-&quot;,I62),SUM(I59,I60,I61,I63))" table:style-name="ce49">
            <text:p>-</text:p>
          </table:table-cell>
          <table:table-cell office:value-type="string" office:string-value="-" table:formula="msoxl:=  IF(SUM(J59:J63)=0,&quot;-&quot;,SUM(J59:J63))" table:style-name="ce49">
            <text:p>-</text:p>
          </table:table-cell>
          <table:table-cell office:value-type="string" office:string-value="-" table:formula="msoxl:=  IF(SUM(K59,K60,K61,K63)=0,IF(K62=0,&quot;-&quot;,K62),SUM(K59,K60,K61,K63))" table:style-name="ce49">
            <text:p>-</text:p>
          </table:table-cell>
          <table:table-cell office:value-type="string" office:string-value="-" table:formula="msoxl:=  IF(SUM(L59:L63)=0,&quot;-&quot;,SUM(L59:L63))" table:style-name="ce49">
            <text:p>-</text:p>
          </table:table-cell>
          <table:table-cell office:value-type="string" office:string-value="-" table:formula="msoxl:=  IF(SUM(M59,M60,M61,M63)=0,IF(M62=0,&quot;-&quot;,M62),SUM(M59,M60,M61,M63))" table:style-name="ce49">
            <text:p>-</text:p>
          </table:table-cell>
          <table:table-cell office:value-type="string" office:string-value="-" table:formula="msoxl:=  IF(SUM(N59:N63)=0,&quot;-&quot;,SUM(N59:N63))" table:style-name="ce49">
            <text:p>-</text:p>
          </table:table-cell>
          <table:table-cell office:value-type="string" office:string-value="-" table:formula="msoxl:=  IF(SUM(O59,O60,O61,O63)=0,IF(O62=0,&quot;-&quot;,O62),SUM(O59,O60,O61,O63))" table:style-name="ce49">
            <text:p>-</text:p>
          </table:table-cell>
          <table:table-cell office:value-type="string" office:string-value="-" table:formula="msoxl:=  IF(SUM(P59:P63)=0,&quot;-&quot;,SUM(P59:P63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77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the grand total.</text:p>
          </table:table-cell>
          <table:covered-table-cell table:number-columns-repeated="9"/>
          <table:table-cell table:number-columns-repeated="16368" table:style-name="ce76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53"/>
        <table:table-column table:style-name="co5" table:default-cell-style-name="ce53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99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4" table:style-name="ce1"/>
          <table:table-cell table:number-columns-repeated="2" table:style-name="ce53"/>
          <table:table-cell table:number-columns-repeated="16368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style-name="ce1"/>
          <table:table-cell table:number-columns-repeated="2" table:style-name="ce53"/>
          <table:table-cell table:number-columns-repeated="16368"/>
        </table:table-row>
        <table:table-row table:style-name="ro2">
          <table:table-cell table:style-name="ce1"/>
          <table:table-cell office:value-type="string" table:number-columns-spanned="3" table:number-rows-spanned="1" table:style-name="ce101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21">
            <text:p>Value：Thousand NT $</text:p>
          </table:table-cell>
          <table:table-cell table:style-name="ce1"/>
          <table:table-cell table:number-columns-repeated="2" table:style-name="ce53"/>
          <table:table-cell table:number-columns-repeated="16368"/>
        </table:table-row>
        <table:table-row table:style-name="ro2">
          <table:table-cell table:style-name="ce7"/>
          <table:table-cell office:value-type="string" table:number-columns-spanned="1" table:number-rows-spanned="3" table:style-name="ce187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9" draw:style-name="a9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7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12" table:number-rows-spanned="1" table:style-name="ce174">
            <text:p>旗 <text:s text:c="5"/>魚 <text:s text:c="5"/>類</text:p>
          </table:table-cell>
          <table:covered-table-cell table:number-columns-repeated="11"/>
          <table:table-cell office:value-type="string" table:number-columns-spanned="2" table:number-rows-spanned="1" table:style-name="ce174">
            <text:p>鯊 <text:s text:c="3"/>魚 <text:s text:c="3"/>類</text:p>
          </table:table-cell>
          <table:covered-table-cell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82">
            <text:p>小計</text:p>
          </table:table-cell>
          <table:covered-table-cell/>
          <table:table-cell office:value-type="string" table:number-columns-spanned="2" table:number-rows-spanned="1" table:style-name="ce178">
            <text:p>劍 <text:s/>旗 <text:s/>魚</text:p>
          </table:table-cell>
          <table:covered-table-cell/>
          <table:table-cell office:value-type="string" table:number-columns-spanned="2" table:number-rows-spanned="1" table:style-name="ce178">
            <text:p>紅肉旗魚</text:p>
          </table:table-cell>
          <table:covered-table-cell/>
          <table:table-cell office:value-type="string" table:number-columns-spanned="2" table:number-rows-spanned="1" table:style-name="ce178">
            <text:p>黑皮旗魚</text:p>
          </table:table-cell>
          <table:covered-table-cell/>
          <table:table-cell office:value-type="string" table:number-columns-spanned="2" table:number-rows-spanned="1" table:style-name="ce178">
            <text:p>白皮旗魚</text:p>
          </table:table-cell>
          <table:covered-table-cell/>
          <table:table-cell office:value-type="string" table:number-columns-spanned="2" table:number-rows-spanned="1" table:style-name="ce178">
            <text:p>雨傘旗魚</text:p>
          </table:table-cell>
          <table:covered-table-cell/>
          <table:table-cell office:value-type="string" table:number-columns-spanned="2" table:number-rows-spanned="1" table:style-name="ce178">
            <text:p>小計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89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64">
            <text:p>Sub Total</text:p>
          </table:table-cell>
          <table:covered-table-cell/>
          <table:table-cell office:value-type="string" table:number-columns-spanned="2" table:number-rows-spanned="1" table:style-name="ce161">
            <text:p>5101</text:p>
          </table:table-cell>
          <table:covered-table-cell/>
          <table:table-cell office:value-type="string" table:number-columns-spanned="2" table:number-rows-spanned="1" table:style-name="ce161">
            <text:p>5102</text:p>
          </table:table-cell>
          <table:covered-table-cell/>
          <table:table-cell office:value-type="string" table:number-columns-spanned="2" table:number-rows-spanned="1" table:style-name="ce161">
            <text:p>5103</text:p>
          </table:table-cell>
          <table:covered-table-cell/>
          <table:table-cell office:value-type="string" table:number-columns-spanned="2" table:number-rows-spanned="1" table:style-name="ce161">
            <text:p>5104</text:p>
          </table:table-cell>
          <table:covered-table-cell/>
          <table:table-cell office:value-type="string" table:number-columns-spanned="2" table:number-rows-spanned="1" table:style-name="ce161">
            <text:p>5105</text:p>
          </table:table-cell>
          <table:covered-table-cell/>
          <table:table-cell office:value-type="string" table:number-columns-spanned="2" table:number-rows-spanned="1" table:style-name="ce161">
            <text:p>Sub Total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34458.11204" table:formula="msoxl:=IF(SUM(E10,G10,I10,K10,M10)=0,&quot;-&quot;,SUM(E10,G10,I10,K10,M10))" table:style-name="ce19">
            <text:p>34,458<text:s/></text:p>
          </table:table-cell>
          <table:table-cell office:value-type="float" office:value="3034386.2197900005" table:formula="msoxl:=IF(SUM(F10,H10,J10,L10,N10)=0,&quot;-&quot;,SUM(F10,H10,J10,L10,N10))" table:style-name="ce19">
            <text:p>3,034,386<text:s/></text:p>
          </table:table-cell>
          <table:table-cell office:value-type="float" office:value="12943.61994" table:formula="msoxl:=  IF(SUM(E11,E19,E36,E50,E54,E58)=0,&quot;-&quot;,SUM(E11,E19,E36,E50,E54,E58))" table:style-name="ce49">
            <text:p>12,944<text:s/></text:p>
          </table:table-cell>
          <table:table-cell office:value-type="float" office:value="1325065.87589" table:formula="msoxl:=  IF(SUM(F11,F19,F36,F50,F54,F58)=0,&quot;-&quot;,SUM(F11,F19,F36,F50,F54,F58))" table:style-name="ce49">
            <text:p>1,325,066<text:s/></text:p>
          </table:table-cell>
          <table:table-cell office:value-type="float" office:value="2296.6007999999997" table:formula="msoxl:=  IF(SUM(G11,G19,G36,G50,G54,G58)=0,&quot;-&quot;,SUM(G11,G19,G36,G50,G54,G58))" table:style-name="ce49">
            <text:p>2,297<text:s/></text:p>
          </table:table-cell>
          <table:table-cell office:value-type="float" office:value="178209.62112999998" table:formula="msoxl:=  IF(SUM(H11,H19,H36,H50,H54,H58)=0,&quot;-&quot;,SUM(H11,H19,H36,H50,H54,H58))" table:style-name="ce49">
            <text:p>178,210<text:s/></text:p>
          </table:table-cell>
          <table:table-cell office:value-type="float" office:value="16034.723" table:formula="msoxl:=  IF(SUM(I11,I19,I36,I50,I54,I58)=0,&quot;-&quot;,SUM(I11,I19,I36,I50,I54,I58))" table:style-name="ce49">
            <text:p>16,035<text:s/></text:p>
          </table:table-cell>
          <table:table-cell office:value-type="float" office:value="1233829.50969" table:formula="msoxl:=  IF(SUM(J11,J19,J36,J50,J54,J58)=0,&quot;-&quot;,SUM(J11,J19,J36,J50,J54,J58))" table:style-name="ce49">
            <text:p>1,233,830<text:s/></text:p>
          </table:table-cell>
          <table:table-cell office:value-type="float" office:value="1208.9041000000002" table:formula="msoxl:=  IF(SUM(K11,K19,K36,K50,K54,K58)=0,&quot;-&quot;,SUM(K11,K19,K36,K50,K54,K58))" table:style-name="ce49">
            <text:p>1,209<text:s/></text:p>
          </table:table-cell>
          <table:table-cell office:value-type="float" office:value="183627.17015999998" table:formula="msoxl:=  IF(SUM(L11,L19,L36,L50,L54,L58)=0,&quot;-&quot;,SUM(L11,L19,L36,L50,L54,L58))" table:style-name="ce49">
            <text:p>183,627<text:s/></text:p>
          </table:table-cell>
          <table:table-cell office:value-type="float" office:value="1974.2642000000001" table:formula="msoxl:=  IF(SUM(M11,M19,M36,M50,M54,M58)=0,&quot;-&quot;,SUM(M11,M19,M36,M50,M54,M58))" table:style-name="ce49">
            <text:p>1,974<text:s/></text:p>
          </table:table-cell>
          <table:table-cell office:value-type="float" office:value="113654.04291999999" table:formula="msoxl:=  IF(SUM(N11,N19,N36,N50,N54,N58)=0,&quot;-&quot;,SUM(N11,N19,N36,N50,N54,N58))" table:style-name="ce49">
            <text:p>113,654<text:s/></text:p>
          </table:table-cell>
          <table:table-cell office:value-type="float" office:value="26750.928819999997" table:formula="msoxl:=IF(SUM('漁業生產量值-漁業種類別魚類別生產量值10'!C10,'漁業生產量值-漁業種類別魚類別生產量值10'!E10,'漁業生產量值-漁業種類別魚類別生產量值10'!G10,'漁業生產量值-漁業種類別魚類別生產量值10'!I10,'漁業生產量值-漁業種類別魚類別生產量值10'!K10)=0,&quot;-&quot;,SUM('漁業生產量值-漁業種類別魚類別生產量值10'!C10,'漁業生產量值-漁業種類別魚類別生產量值10'!E10,'漁業生產量值-漁業種類別魚類別生產量值10'!G10,'漁業生產量值-漁業種類別魚類別生產量值10'!I10,'漁業生產量值-漁業種類別魚類別生產量值10'!K10))" table:style-name="ce19">
            <text:p>26,751<text:s/></text:p>
          </table:table-cell>
          <table:table-cell office:value-type="float" office:value="1017643.9651200002" table:formula="msoxl:=IF(SUM('漁業生產量值-漁業種類別魚類別生產量值10'!D10,'漁業生產量值-漁業種類別魚類別生產量值10'!F10,'漁業生產量值-漁業種類別魚類別生產量值10'!H10,'漁業生產量值-漁業種類別魚類別生產量值10'!J10,'漁業生產量值-漁業種類別魚類別生產量值10'!L10)=0,&quot;-&quot;,SUM('漁業生產量值-漁業種類別魚類別生產量值10'!D10,'漁業生產量值-漁業種類別魚類別生產量值10'!F10,'漁業生產量值-漁業種類別魚類別生產量值10'!H10,'漁業生產量值-漁業種類別魚類別生產量值10'!J10,'漁業生產量值-漁業種類別魚類別生產量值10'!L10))" table:style-name="ce19">
            <text:p>1,017,64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30586.875700000001" table:formula="msoxl:=IF(SUM(E11,G11,I11,K11,M11)=0,&quot;-&quot;,SUM(E11,G11,I11,K11,M11))" table:style-name="ce19">
            <text:p>30,587<text:s/></text:p>
          </table:table-cell>
          <table:table-cell office:value-type="float" office:value="2491852.6965100002" table:formula="msoxl:=IF(SUM(F11,H11,J11,L11,N11)=0,&quot;-&quot;,SUM(F11,H11,J11,L11,N11))" table:style-name="ce19">
            <text:p>2,491,853<text:s/></text:p>
          </table:table-cell>
          <table:table-cell office:value-type="float" office:value="12181.6913" table:formula="msoxl:=  IF(SUM(E12:E18)=0,&quot;-&quot;,SUM(E12:E18))" table:style-name="ce49">
            <text:p>12,182<text:s/></text:p>
          </table:table-cell>
          <table:table-cell office:value-type="float" office:value="1234492.5971600001" table:formula="msoxl:=  IF(SUM(F12:F18)=0,&quot;-&quot;,SUM(F12:F18))" table:style-name="ce49">
            <text:p>1,234,493<text:s/></text:p>
          </table:table-cell>
          <table:table-cell office:value-type="float" office:value="1998.7292" table:formula="msoxl:=  IF(SUM(G12:G18)=0,&quot;-&quot;,SUM(G12:G18))" table:style-name="ce49">
            <text:p>1,999<text:s/></text:p>
          </table:table-cell>
          <table:table-cell office:value-type="float" office:value="138579.69042" table:formula="msoxl:=  IF(SUM(H12:H18)=0,&quot;-&quot;,SUM(H12:H18))" table:style-name="ce49">
            <text:p>138,580<text:s/></text:p>
          </table:table-cell>
          <table:table-cell office:value-type="float" office:value="14160.58" table:formula="msoxl:=  IF(SUM(I12:I18)=0,&quot;-&quot;,SUM(I12:I18))" table:style-name="ce49">
            <text:p>14,161<text:s/></text:p>
          </table:table-cell>
          <table:table-cell office:value-type="float" office:value="995078.15639999998" table:formula="msoxl:=  IF(SUM(J12:J18)=0,&quot;-&quot;,SUM(J12:J18))" table:style-name="ce49">
            <text:p>995,078<text:s/></text:p>
          </table:table-cell>
          <table:table-cell office:value-type="float" office:value="759.28240000000005" table:formula="msoxl:=  IF(SUM(K12:K18)=0,&quot;-&quot;,SUM(K12:K18))" table:style-name="ce49">
            <text:p>759<text:s/></text:p>
          </table:table-cell>
          <table:table-cell office:value-type="float" office:value="54527.281080000001" table:formula="msoxl:=  IF(SUM(L12:L18)=0,&quot;-&quot;,SUM(L12:L18))" table:style-name="ce49">
            <text:p>54,527<text:s/></text:p>
          </table:table-cell>
          <table:table-cell office:value-type="float" office:value="1486.5928000000001" table:formula="msoxl:=  IF(SUM(M12:M18)=0,&quot;-&quot;,SUM(M12:M18))" table:style-name="ce49">
            <text:p>1,487<text:s/></text:p>
          </table:table-cell>
          <table:table-cell office:value-type="float" office:value="69174.971449999997" table:formula="msoxl:=  IF(SUM(N12:N18)=0,&quot;-&quot;,SUM(N12:N18))" table:style-name="ce49">
            <text:p>69,175<text:s/></text:p>
          </table:table-cell>
          <table:table-cell office:value-type="float" office:value="22889.82056" table:formula="msoxl:=  IF(SUM(O12:O18)=0,&quot;-&quot;,SUM(O12:O18))" table:style-name="ce49">
            <text:p>22,890<text:s/></text:p>
          </table:table-cell>
          <table:table-cell office:value-type="float" office:value="782244.27422000002" table:formula="msoxl:=  IF(SUM(P12:P18)=0,&quot;-&quot;,SUM(P12:P18))" table:style-name="ce49">
            <text:p>782,24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string" office:string-value="-" table:formula="msoxl:=IF(SUM(E12,G12,I12,K12,M12)=0,&quot;-&quot;,SUM(E12,G12,I12,K12,M12))" table:style-name="ce19">
            <text:p>-</text:p>
          </table:table-cell>
          <table:table-cell office:value-type="string" office:string-value="-" table:formula="msoxl:=IF(SUM(F12,H12,J12,L12,N12)=0,&quot;-&quot;,SUM(F12,H12,J12,L12,N1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097.08268" table:formula="msoxl:=IF(SUM('漁業生產量值-漁業種類別魚類別生產量值10'!C12,'漁業生產量值-漁業種類別魚類別生產量值10'!E12,'漁業生產量值-漁業種類別魚類別生產量值10'!G12,'漁業生產量值-漁業種類別魚類別生產量值10'!I12,'漁業生產量值-漁業種類別魚類別生產量值10'!K12)=0,&quot;-&quot;,SUM('漁業生產量值-漁業種類別魚類別生產量值10'!C12,'漁業生產量值-漁業種類別魚類別生產量值10'!E12,'漁業生產量值-漁業種類別魚類別生產量值10'!G12,'漁業生產量值-漁業種類別魚類別生產量值10'!I12,'漁業生產量值-漁業種類別魚類別生產量值10'!K12))" table:style-name="ce19">
            <text:p>1,097<text:s/></text:p>
          </table:table-cell>
          <table:table-cell office:value-type="float" office:value="31073.793399999999" table:formula="msoxl:=IF(SUM('漁業生產量值-漁業種類別魚類別生產量值10'!D12,'漁業生產量值-漁業種類別魚類別生產量值10'!F12,'漁業生產量值-漁業種類別魚類別生產量值10'!H12,'漁業生產量值-漁業種類別魚類別生產量值10'!J12,'漁業生產量值-漁業種類別魚類別生產量值10'!L12)=0,&quot;-&quot;,SUM('漁業生產量值-漁業種類別魚類別生產量值10'!D12,'漁業生產量值-漁業種類別魚類別生產量值10'!F12,'漁業生產量值-漁業種類別魚類別生產量值10'!H12,'漁業生產量值-漁業種類別魚類別生產量值10'!J12,'漁業生產量值-漁業種類別魚類別生產量值10'!L12))" table:style-name="ce19">
            <text:p>31,07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office:string-value="-" table:formula="msoxl:=IF(SUM(E13,G13,I13,K13,M13)=0,&quot;-&quot;,SUM(E13,G13,I13,K13,M13))" table:style-name="ce19">
            <text:p>-</text:p>
          </table:table-cell>
          <table:table-cell office:value-type="string" office:string-value="-" table:formula="msoxl:=IF(SUM(F13,H13,J13,L13,N13)=0,&quot;-&quot;,SUM(F13,H13,J13,L13,N1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13,'漁業生產量值-漁業種類別魚類別生產量值10'!E13,'漁業生產量值-漁業種類別魚類別生產量值10'!G13,'漁業生產量值-漁業種類別魚類別生產量值10'!I13,'漁業生產量值-漁業種類別魚類別生產量值10'!K13)=0,&quot;-&quot;,SUM('漁業生產量值-漁業種類別魚類別生產量值10'!C13,'漁業生產量值-漁業種類別魚類別生產量值10'!E13,'漁業生產量值-漁業種類別魚類別生產量值10'!G13,'漁業生產量值-漁業種類別魚類別生產量值10'!I13,'漁業生產量值-漁業種類別魚類別生產量值10'!K13))" table:style-name="ce19">
            <text:p>-</text:p>
          </table:table-cell>
          <table:table-cell office:value-type="string" office:string-value="-" table:formula="msoxl:=IF(SUM('漁業生產量值-漁業種類別魚類別生產量值10'!D13,'漁業生產量值-漁業種類別魚類別生產量值10'!F13,'漁業生產量值-漁業種類別魚類別生產量值10'!H13,'漁業生產量值-漁業種類別魚類別生產量值10'!J13,'漁業生產量值-漁業種類別魚類別生產量值10'!L13)=0,&quot;-&quot;,SUM('漁業生產量值-漁業種類別魚類別生產量值10'!D13,'漁業生產量值-漁業種類別魚類別生產量值10'!F13,'漁業生產量值-漁業種類別魚類別生產量值10'!H13,'漁業生產量值-漁業種類別魚類別生產量值10'!J13,'漁業生產量值-漁業種類別魚類別生產量值10'!L13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float" office:value="34.58" table:formula="msoxl:=IF(SUM(E14,G14,I14,K14,M14)=0,&quot;-&quot;,SUM(E14,G14,I14,K14,M14))" table:style-name="ce19">
            <text:p>35<text:s/></text:p>
          </table:table-cell>
          <table:table-cell office:value-type="float" office:value="2016.4311099999998" table:formula="msoxl:=IF(SUM(F14,H14,J14,L14,N14)=0,&quot;-&quot;,SUM(F14,H14,J14,L14,N14))" table:style-name="ce19">
            <text:p>2,016<text:s/></text:p>
          </table:table-cell>
          <table:table-cell office:value-type="float" office:value="0.08" table:style-name="ce49">
            <text:p>0<text:s/></text:p>
          </table:table-cell>
          <table:table-cell office:value-type="float" office:value="9.7515000000000001" table:style-name="ce49">
            <text:p>10<text:s/></text:p>
          </table:table-cell>
          <table:table-cell office:value-type="float" office:value="0.04" table:style-name="ce49">
            <text:p>0<text:s/></text:p>
          </table:table-cell>
          <table:table-cell office:value-type="float" office:value="3.7233000000000001" table:style-name="ce49">
            <text:p>4<text:s/></text:p>
          </table:table-cell>
          <table:table-cell office:value-type="float" office:value="24.39" table:style-name="ce49">
            <text:p>24<text:s/></text:p>
          </table:table-cell>
          <table:table-cell office:value-type="float" office:value="1205.7732100000001" table:style-name="ce49">
            <text:p>1,206<text:s/></text:p>
          </table:table-cell>
          <table:table-cell office:value-type="float" office:value="9.59" table:style-name="ce49">
            <text:p>10<text:s/></text:p>
          </table:table-cell>
          <table:table-cell office:value-type="float" office:value="777.88694999999996" table:style-name="ce49">
            <text:p>778<text:s/></text:p>
          </table:table-cell>
          <table:table-cell office:value-type="float" office:value="0.48" table:style-name="ce49">
            <text:p>0<text:s/></text:p>
          </table:table-cell>
          <table:table-cell office:value-type="float" office:value="19.296150000000001" table:style-name="ce49">
            <text:p>19<text:s/></text:p>
          </table:table-cell>
          <table:table-cell office:value-type="float" office:value="33.61" table:formula="msoxl:=IF(SUM('漁業生產量值-漁業種類別魚類別生產量值10'!C14,'漁業生產量值-漁業種類別魚類別生產量值10'!E14,'漁業生產量值-漁業種類別魚類別生產量值10'!G14,'漁業生產量值-漁業種類別魚類別生產量值10'!I14,'漁業生產量值-漁業種類別魚類別生產量值10'!K14)=0,&quot;-&quot;,SUM('漁業生產量值-漁業種類別魚類別生產量值10'!C14,'漁業生產量值-漁業種類別魚類別生產量值10'!E14,'漁業生產量值-漁業種類別魚類別生產量值10'!G14,'漁業生產量值-漁業種類別魚類別生產量值10'!I14,'漁業生產量值-漁業種類別魚類別生產量值10'!K14))" table:style-name="ce19">
            <text:p>34<text:s/></text:p>
          </table:table-cell>
          <table:table-cell office:value-type="float" office:value="1664.3584999999998" table:formula="msoxl:=IF(SUM('漁業生產量值-漁業種類別魚類別生產量值10'!D14,'漁業生產量值-漁業種類別魚類別生產量值10'!F14,'漁業生產量值-漁業種類別魚類別生產量值10'!H14,'漁業生產量值-漁業種類別魚類別生產量值10'!J14,'漁業生產量值-漁業種類別魚類別生產量值10'!L14)=0,&quot;-&quot;,SUM('漁業生產量值-漁業種類別魚類別生產量值10'!D14,'漁業生產量值-漁業種類別魚類別生產量值10'!F14,'漁業生產量值-漁業種類別魚類別生產量值10'!H14,'漁業生產量值-漁業種類別魚類別生產量值10'!J14,'漁業生產量值-漁業種類別魚類別生產量值10'!L14))" table:style-name="ce19">
            <text:p>1,66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float" office:value="30552.295699999999" table:formula="msoxl:=IF(SUM(E15,G15,I15,K15,M15)=0,&quot;-&quot;,SUM(E15,G15,I15,K15,M15))" table:style-name="ce19">
            <text:p>30,552<text:s/></text:p>
          </table:table-cell>
          <table:table-cell office:value-type="float" office:value="2489836.2653999999" table:formula="msoxl:=IF(SUM(F15,H15,J15,L15,N15)=0,&quot;-&quot;,SUM(F15,H15,J15,L15,N15))" table:style-name="ce19">
            <text:p>2,489,836<text:s/></text:p>
          </table:table-cell>
          <table:table-cell office:value-type="float" office:value="12181.6113" table:style-name="ce49">
            <text:p>12,182<text:s/></text:p>
          </table:table-cell>
          <table:table-cell office:value-type="float" office:value="1234482.8456600001" table:style-name="ce49">
            <text:p>1,234,483<text:s/></text:p>
          </table:table-cell>
          <table:table-cell office:value-type="float" office:value="1998.6892" table:style-name="ce49">
            <text:p>1,999<text:s/></text:p>
          </table:table-cell>
          <table:table-cell office:value-type="float" office:value="138575.96711999999" table:style-name="ce49">
            <text:p>138,576<text:s/></text:p>
          </table:table-cell>
          <table:table-cell office:value-type="float" office:value="14136.19" table:style-name="ce49">
            <text:p>14,136<text:s/></text:p>
          </table:table-cell>
          <table:table-cell office:value-type="float" office:value="993872.38318999996" table:style-name="ce49">
            <text:p>993,872<text:s/></text:p>
          </table:table-cell>
          <table:table-cell office:value-type="float" office:value="749.69240000000002" table:style-name="ce49">
            <text:p>750<text:s/></text:p>
          </table:table-cell>
          <table:table-cell office:value-type="float" office:value="53749.394130000001" table:style-name="ce49">
            <text:p>53,749<text:s/></text:p>
          </table:table-cell>
          <table:table-cell office:value-type="float" office:value="1486.1128000000001" table:style-name="ce49">
            <text:p>1,486<text:s/></text:p>
          </table:table-cell>
          <table:table-cell office:value-type="float" office:value="69155.675300000003" table:style-name="ce49">
            <text:p>69,156<text:s/></text:p>
          </table:table-cell>
          <table:table-cell office:value-type="float" office:value="16336.314120000001" table:formula="msoxl:=IF(SUM('漁業生產量值-漁業種類別魚類別生產量值10'!C15,'漁業生產量值-漁業種類別魚類別生產量值10'!E15,'漁業生產量值-漁業種類別魚類別生產量值10'!G15,'漁業生產量值-漁業種類別魚類別生產量值10'!I15,'漁業生產量值-漁業種類別魚類別生產量值10'!K15)=0,&quot;-&quot;,SUM('漁業生產量值-漁業種類別魚類別生產量值10'!C15,'漁業生產量值-漁業種類別魚類別生產量值10'!E15,'漁業生產量值-漁業種類別魚類別生產量值10'!G15,'漁業生產量值-漁業種類別魚類別生產量值10'!I15,'漁業生產量值-漁業種類別魚類別生產量值10'!K15))" table:style-name="ce19">
            <text:p>16,336<text:s/></text:p>
          </table:table-cell>
          <table:table-cell office:value-type="float" office:value="594831.39696000004" table:formula="msoxl:=IF(SUM('漁業生產量值-漁業種類別魚類別生產量值10'!D15,'漁業生產量值-漁業種類別魚類別生產量值10'!F15,'漁業生產量值-漁業種類別魚類別生產量值10'!H15,'漁業生產量值-漁業種類別魚類別生產量值10'!J15,'漁業生產量值-漁業種類別魚類別生產量值10'!L15)=0,&quot;-&quot;,SUM('漁業生產量值-漁業種類別魚類別生產量值10'!D15,'漁業生產量值-漁業種類別魚類別生產量值10'!F15,'漁業生產量值-漁業種類別魚類別生產量值10'!H15,'漁業生產量值-漁業種類別魚類別生產量值10'!J15,'漁業生產量值-漁業種類別魚類別生產量值10'!L15))" table:style-name="ce19">
            <text:p>594,83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office:string-value="-" table:formula="msoxl:=IF(SUM(E16,G16,I16,K16,M16)=0,&quot;-&quot;,SUM(E16,G16,I16,K16,M16))" table:style-name="ce19">
            <text:p>-</text:p>
          </table:table-cell>
          <table:table-cell office:value-type="string" office:string-value="-" table:formula="msoxl:=IF(SUM(F16,H16,J16,L16,N16)=0,&quot;-&quot;,SUM(F16,H16,J16,L16,N1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16,'漁業生產量值-漁業種類別魚類別生產量值10'!E16,'漁業生產量值-漁業種類別魚類別生產量值10'!G16,'漁業生產量值-漁業種類別魚類別生產量值10'!I16,'漁業生產量值-漁業種類別魚類別生產量值10'!K16)=0,&quot;-&quot;,SUM('漁業生產量值-漁業種類別魚類別生產量值10'!C16,'漁業生產量值-漁業種類別魚類別生產量值10'!E16,'漁業生產量值-漁業種類別魚類別生產量值10'!G16,'漁業生產量值-漁業種類別魚類別生產量值10'!I16,'漁業生產量值-漁業種類別魚類別生產量值10'!K16))" table:style-name="ce19">
            <text:p>-</text:p>
          </table:table-cell>
          <table:table-cell office:value-type="string" office:string-value="-" table:formula="msoxl:=IF(SUM('漁業生產量值-漁業種類別魚類別生產量值10'!D16,'漁業生產量值-漁業種類別魚類別生產量值10'!F16,'漁業生產量值-漁業種類別魚類別生產量值10'!H16,'漁業生產量值-漁業種類別魚類別生產量值10'!J16,'漁業生產量值-漁業種類別魚類別生產量值10'!L16)=0,&quot;-&quot;,SUM('漁業生產量值-漁業種類別魚類別生產量值10'!D16,'漁業生產量值-漁業種類別魚類別生產量值10'!F16,'漁業生產量值-漁業種類別魚類別生產量值10'!H16,'漁業生產量值-漁業種類別魚類別生產量值10'!J16,'漁業生產量值-漁業種類別魚類別生產量值10'!L16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office:string-value="-" table:formula="msoxl:=IF(SUM(E17,G17,I17,K17,M17)=0,&quot;-&quot;,SUM(E17,G17,I17,K17,M17))" table:style-name="ce19">
            <text:p>-</text:p>
          </table:table-cell>
          <table:table-cell office:value-type="string" office:string-value="-" table:formula="msoxl:=IF(SUM(F17,H17,J17,L17,N17)=0,&quot;-&quot;,SUM(F17,H17,J17,L17,N1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17,'漁業生產量值-漁業種類別魚類別生產量值10'!E17,'漁業生產量值-漁業種類別魚類別生產量值10'!G17,'漁業生產量值-漁業種類別魚類別生產量值10'!I17,'漁業生產量值-漁業種類別魚類別生產量值10'!K17)=0,&quot;-&quot;,SUM('漁業生產量值-漁業種類別魚類別生產量值10'!C17,'漁業生產量值-漁業種類別魚類別生產量值10'!E17,'漁業生產量值-漁業種類別魚類別生產量值10'!G17,'漁業生產量值-漁業種類別魚類別生產量值10'!I17,'漁業生產量值-漁業種類別魚類別生產量值10'!K17))" table:style-name="ce19">
            <text:p>-</text:p>
          </table:table-cell>
          <table:table-cell office:value-type="string" office:string-value="-" table:formula="msoxl:=IF(SUM('漁業生產量值-漁業種類別魚類別生產量值10'!D17,'漁業生產量值-漁業種類別魚類別生產量值10'!F17,'漁業生產量值-漁業種類別魚類別生產量值10'!H17,'漁業生產量值-漁業種類別魚類別生產量值10'!J17,'漁業生產量值-漁業種類別魚類別生產量值10'!L17)=0,&quot;-&quot;,SUM('漁業生產量值-漁業種類別魚類別生產量值10'!D17,'漁業生產量值-漁業種類別魚類別生產量值10'!F17,'漁業生產量值-漁業種類別魚類別生產量值10'!H17,'漁業生產量值-漁業種類別魚類別生產量值10'!J17,'漁業生產量值-漁業種類別魚類別生產量值10'!L17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office:string-value="-" table:formula="msoxl:=IF(SUM(E18,G18,I18,K18,M18)=0,&quot;-&quot;,SUM(E18,G18,I18,K18,M18))" table:style-name="ce19">
            <text:p>-</text:p>
          </table:table-cell>
          <table:table-cell office:value-type="string" office:string-value="-" table:formula="msoxl:=IF(SUM(F18,H18,J18,L18,N18)=0,&quot;-&quot;,SUM(F18,H18,J18,L18,N18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5422.81376" table:formula="msoxl:=IF(SUM('漁業生產量值-漁業種類別魚類別生產量值10'!C18,'漁業生產量值-漁業種類別魚類別生產量值10'!E18,'漁業生產量值-漁業種類別魚類別生產量值10'!G18,'漁業生產量值-漁業種類別魚類別生產量值10'!I18,'漁業生產量值-漁業種類別魚類別生產量值10'!K18)=0,&quot;-&quot;,SUM('漁業生產量值-漁業種類別魚類別生產量值10'!C18,'漁業生產量值-漁業種類別魚類別生產量值10'!E18,'漁業生產量值-漁業種類別魚類別生產量值10'!G18,'漁業生產量值-漁業種類別魚類別生產量值10'!I18,'漁業生產量值-漁業種類別魚類別生產量值10'!K18))" table:style-name="ce19">
            <text:p>5,423<text:s/></text:p>
          </table:table-cell>
          <table:table-cell office:value-type="float" office:value="154674.72535999998" table:formula="msoxl:=IF(SUM('漁業生產量值-漁業種類別魚類別生產量值10'!D18,'漁業生產量值-漁業種類別魚類別生產量值10'!F18,'漁業生產量值-漁業種類別魚類別生產量值10'!H18,'漁業生產量值-漁業種類別魚類別生產量值10'!J18,'漁業生產量值-漁業種類別魚類別生產量值10'!L18)=0,&quot;-&quot;,SUM('漁業生產量值-漁業種類別魚類別生產量值10'!D18,'漁業生產量值-漁業種類別魚類別生產量值10'!F18,'漁業生產量值-漁業種類別魚類別生產量值10'!H18,'漁業生產量值-漁業種類別魚類別生產量值10'!J18,'漁業生產量值-漁業種類別魚類別生產量值10'!L18))" table:style-name="ce19">
            <text:p>154,67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3100.5534400000001" table:formula="msoxl:=IF(SUM(E19,G19,I19,K19,M19)=0,&quot;-&quot;,SUM(E19,G19,I19,K19,M19))" table:style-name="ce19">
            <text:p>3,101<text:s/></text:p>
          </table:table-cell>
          <table:table-cell office:value-type="float" office:value="394767.56200999999" table:formula="msoxl:=IF(SUM(F19,H19,J19,L19,N19)=0,&quot;-&quot;,SUM(F19,H19,J19,L19,N19))" table:style-name="ce19">
            <text:p>394,768<text:s/></text:p>
          </table:table-cell>
          <table:table-cell office:value-type="float" office:value="752.02764000000002" table:formula="msoxl:=  IF(SUM(E20:E35)=0,&quot;-&quot;,SUM(E20:E35))" table:style-name="ce49">
            <text:p>752<text:s/></text:p>
          </table:table-cell>
          <table:table-cell office:value-type="float" office:value="88725.866339999993" table:formula="msoxl:=  IF(SUM(F20:F35)=0,&quot;-&quot;,SUM(F20:F35))" table:style-name="ce49">
            <text:p>88,726<text:s/></text:p>
          </table:table-cell>
          <table:table-cell office:value-type="float" office:value="77.725999999999999" table:formula="msoxl:=  IF(SUM(G20:G35)=0,&quot;-&quot;,SUM(G20:G35))" table:style-name="ce49">
            <text:p>78<text:s/></text:p>
          </table:table-cell>
          <table:table-cell office:value-type="float" office:value="8728.60671" table:formula="msoxl:=  IF(SUM(H20:H35)=0,&quot;-&quot;,SUM(H20:H35))" table:style-name="ce49">
            <text:p>8,729<text:s/></text:p>
          </table:table-cell>
          <table:table-cell office:value-type="float" office:value="1851.0296000000001" table:formula="msoxl:=  IF(SUM(I20:I35)=0,&quot;-&quot;,SUM(I20:I35))" table:style-name="ce49">
            <text:p>1,851<text:s/></text:p>
          </table:table-cell>
          <table:table-cell office:value-type="float" office:value="234851.28519" table:formula="msoxl:=  IF(SUM(J20:J35)=0,&quot;-&quot;,SUM(J20:J35))" table:style-name="ce49">
            <text:p>234,851<text:s/></text:p>
          </table:table-cell>
          <table:table-cell office:value-type="float" office:value="207.50720000000001" table:formula="msoxl:=  IF(SUM(K20:K35)=0,&quot;-&quot;,SUM(K20:K35))" table:style-name="ce49">
            <text:p>208<text:s/></text:p>
          </table:table-cell>
          <table:table-cell office:value-type="float" office:value="45680.36477" table:formula="msoxl:=  IF(SUM(L20:L35)=0,&quot;-&quot;,SUM(L20:L35))" table:style-name="ce49">
            <text:p>45,680<text:s/></text:p>
          </table:table-cell>
          <table:table-cell office:value-type="float" office:value="212.26300000000001" table:formula="msoxl:=  IF(SUM(M20:M35)=0,&quot;-&quot;,SUM(M20:M35))" table:style-name="ce49">
            <text:p>212<text:s/></text:p>
          </table:table-cell>
          <table:table-cell office:value-type="float" office:value="16781.439000000002" table:formula="msoxl:=  IF(SUM(N20:N35)=0,&quot;-&quot;,SUM(N20:N35))" table:style-name="ce49">
            <text:p>16,781<text:s/></text:p>
          </table:table-cell>
          <table:table-cell office:value-type="float" office:value="3649.2905599999999" table:formula="msoxl:=  IF(SUM(O20:O35)=0,&quot;-&quot;,SUM(O20:O35))" table:style-name="ce49">
            <text:p>3,649<text:s/></text:p>
          </table:table-cell>
          <table:table-cell office:value-type="float" office:value="220055.91685999997" table:formula="msoxl:=  IF(SUM(P20:P35)=0,&quot;-&quot;,SUM(P20:P35))" table:style-name="ce49">
            <text:p>220,05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office:string-value="-" table:formula="msoxl:=IF(SUM(E20,G20,I20,K20,M20)=0,&quot;-&quot;,SUM(E20,G20,I20,K20,M20))" table:style-name="ce19">
            <text:p>-</text:p>
          </table:table-cell>
          <table:table-cell office:value-type="string" office:string-value="-" table:formula="msoxl:=IF(SUM(F20,H20,J20,L20,N20)=0,&quot;-&quot;,SUM(F20,H20,J20,L20,N20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20,'漁業生產量值-漁業種類別魚類別生產量值10'!E20,'漁業生產量值-漁業種類別魚類別生產量值10'!G20,'漁業生產量值-漁業種類別魚類別生產量值10'!I20,'漁業生產量值-漁業種類別魚類別生產量值10'!K20)=0,&quot;-&quot;,SUM('漁業生產量值-漁業種類別魚類別生產量值10'!C20,'漁業生產量值-漁業種類別魚類別生產量值10'!E20,'漁業生產量值-漁業種類別魚類別生產量值10'!G20,'漁業生產量值-漁業種類別魚類別生產量值10'!I20,'漁業生產量值-漁業種類別魚類別生產量值10'!K20))" table:style-name="ce19">
            <text:p>-</text:p>
          </table:table-cell>
          <table:table-cell office:value-type="string" office:string-value="-" table:formula="msoxl:=IF(SUM('漁業生產量值-漁業種類別魚類別生產量值10'!D20,'漁業生產量值-漁業種類別魚類別生產量值10'!F20,'漁業生產量值-漁業種類別魚類別生產量值10'!H20,'漁業生產量值-漁業種類別魚類別生產量值10'!J20,'漁業生產量值-漁業種類別魚類別生產量值10'!L20)=0,&quot;-&quot;,SUM('漁業生產量值-漁業種類別魚類別生產量值10'!D20,'漁業生產量值-漁業種類別魚類別生產量值10'!F20,'漁業生產量值-漁業種類別魚類別生產量值10'!H20,'漁業生產量值-漁業種類別魚類別生產量值10'!J20,'漁業生產量值-漁業種類別魚類別生產量值10'!L20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office:string-value="-" table:formula="msoxl:=IF(SUM(E21,G21,I21,K21,M21)=0,&quot;-&quot;,SUM(E21,G21,I21,K21,M21))" table:style-name="ce19">
            <text:p>-</text:p>
          </table:table-cell>
          <table:table-cell office:value-type="string" office:string-value="-" table:formula="msoxl:=IF(SUM(F21,H21,J21,L21,N21)=0,&quot;-&quot;,SUM(F21,H21,J21,L21,N2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21,'漁業生產量值-漁業種類別魚類別生產量值10'!E21,'漁業生產量值-漁業種類別魚類別生產量值10'!G21,'漁業生產量值-漁業種類別魚類別生產量值10'!I21,'漁業生產量值-漁業種類別魚類別生產量值10'!K21)=0,&quot;-&quot;,SUM('漁業生產量值-漁業種類別魚類別生產量值10'!C21,'漁業生產量值-漁業種類別魚類別生產量值10'!E21,'漁業生產量值-漁業種類別魚類別生產量值10'!G21,'漁業生產量值-漁業種類別魚類別生產量值10'!I21,'漁業生產量值-漁業種類別魚類別生產量值10'!K21))" table:style-name="ce19">
            <text:p>-</text:p>
          </table:table-cell>
          <table:table-cell office:value-type="string" office:string-value="-" table:formula="msoxl:=IF(SUM('漁業生產量值-漁業種類別魚類別生產量值10'!D21,'漁業生產量值-漁業種類別魚類別生產量值10'!F21,'漁業生產量值-漁業種類別魚類別生產量值10'!H21,'漁業生產量值-漁業種類別魚類別生產量值10'!J21,'漁業生產量值-漁業種類別魚類別生產量值10'!L21)=0,&quot;-&quot;,SUM('漁業生產量值-漁業種類別魚類別生產量值10'!D21,'漁業生產量值-漁業種類別魚類別生產量值10'!F21,'漁業生產量值-漁業種類別魚類別生產量值10'!H21,'漁業生產量值-漁業種類別魚類別生產量值10'!J21,'漁業生產量值-漁業種類別魚類別生產量值10'!L21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office:string-value="-" table:formula="msoxl:=IF(SUM(E22,G22,I22,K22,M22)=0,&quot;-&quot;,SUM(E22,G22,I22,K22,M22))" table:style-name="ce19">
            <text:p>-</text:p>
          </table:table-cell>
          <table:table-cell office:value-type="string" office:string-value="-" table:formula="msoxl:=IF(SUM(F22,H22,J22,L22,N22)=0,&quot;-&quot;,SUM(F22,H22,J22,L22,N2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22,'漁業生產量值-漁業種類別魚類別生產量值10'!E22,'漁業生產量值-漁業種類別魚類別生產量值10'!G22,'漁業生產量值-漁業種類別魚類別生產量值10'!I22,'漁業生產量值-漁業種類別魚類別生產量值10'!K22)=0,&quot;-&quot;,SUM('漁業生產量值-漁業種類別魚類別生產量值10'!C22,'漁業生產量值-漁業種類別魚類別生產量值10'!E22,'漁業生產量值-漁業種類別魚類別生產量值10'!G22,'漁業生產量值-漁業種類別魚類別生產量值10'!I22,'漁業生產量值-漁業種類別魚類別生產量值10'!K22))" table:style-name="ce19">
            <text:p>-</text:p>
          </table:table-cell>
          <table:table-cell office:value-type="string" office:string-value="-" table:formula="msoxl:=IF(SUM('漁業生產量值-漁業種類別魚類別生產量值10'!D22,'漁業生產量值-漁業種類別魚類別生產量值10'!F22,'漁業生產量值-漁業種類別魚類別生產量值10'!H22,'漁業生產量值-漁業種類別魚類別生產量值10'!J22,'漁業生產量值-漁業種類別魚類別生產量值10'!L22)=0,&quot;-&quot;,SUM('漁業生產量值-漁業種類別魚類別生產量值10'!D22,'漁業生產量值-漁業種類別魚類別生產量值10'!F22,'漁業生產量值-漁業種類別魚類別生產量值10'!H22,'漁業生產量值-漁業種類別魚類別生產量值10'!J22,'漁業生產量值-漁業種類別魚類別生產量值10'!L22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1.2178" table:formula="msoxl:=IF(SUM(E23,G23,I23,K23,M23)=0,&quot;-&quot;,SUM(E23,G23,I23,K23,M23))" table:style-name="ce19">
            <text:p>1<text:s/></text:p>
          </table:table-cell>
          <table:table-cell office:value-type="float" office:value="156.52279000000001" table:formula="msoxl:=IF(SUM(F23,H23,J23,L23,N23)=0,&quot;-&quot;,SUM(F23,H23,J23,L23,N23))" table:style-name="ce19">
            <text:p>157<text:s/></text:p>
          </table:table-cell>
          <table:table-cell office:value-type="float" office:value="0.56759999999999999" table:style-name="ce49">
            <text:p>1<text:s/></text:p>
          </table:table-cell>
          <table:table-cell office:value-type="float" office:value="94.879990000000006" table:style-name="ce49">
            <text:p>95<text:s/></text:p>
          </table:table-cell>
          <table:table-cell office:value-type="float" office:value="0.1169" table:style-name="ce49">
            <text:p>0<text:s/></text:p>
          </table:table-cell>
          <table:table-cell office:value-type="float" office:value="14.028" table:style-name="ce49">
            <text:p>1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5333" table:style-name="ce49">
            <text:p>1<text:s/></text:p>
          </table:table-cell>
          <table:table-cell office:value-type="float" office:value="47.614800000000002" table:style-name="ce49">
            <text:p>48<text:s/></text:p>
          </table:table-cell>
          <table:table-cell office:value-type="float" office:value="548.64760000000001" table:formula="msoxl:=IF(SUM('漁業生產量值-漁業種類別魚類別生產量值10'!C23,'漁業生產量值-漁業種類別魚類別生產量值10'!E23,'漁業生產量值-漁業種類別魚類別生產量值10'!G23,'漁業生產量值-漁業種類別魚類別生產量值10'!I23,'漁業生產量值-漁業種類別魚類別生產量值10'!K23)=0,&quot;-&quot;,SUM('漁業生產量值-漁業種類別魚類別生產量值10'!C23,'漁業生產量值-漁業種類別魚類別生產量值10'!E23,'漁業生產量值-漁業種類別魚類別生產量值10'!G23,'漁業生產量值-漁業種類別魚類別生產量值10'!I23,'漁業生產量值-漁業種類別魚類別生產量值10'!K23))" table:style-name="ce19">
            <text:p>549<text:s/></text:p>
          </table:table-cell>
          <table:table-cell office:value-type="float" office:value="46558.492509999996" table:formula="msoxl:=IF(SUM('漁業生產量值-漁業種類別魚類別生產量值10'!D23,'漁業生產量值-漁業種類別魚類別生產量值10'!F23,'漁業生產量值-漁業種類別魚類別生產量值10'!H23,'漁業生產量值-漁業種類別魚類別生產量值10'!J23,'漁業生產量值-漁業種類別魚類別生產量值10'!L23)=0,&quot;-&quot;,SUM('漁業生產量值-漁業種類別魚類別生產量值10'!D23,'漁業生產量值-漁業種類別魚類別生產量值10'!F23,'漁業生產量值-漁業種類別魚類別生產量值10'!H23,'漁業生產量值-漁業種類別魚類別生產量值10'!J23,'漁業生產量值-漁業種類別魚類別生產量值10'!L23))" table:style-name="ce19">
            <text:p>46,55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0.67280000000000006" table:formula="msoxl:=IF(SUM(E24,G24,I24,K24,M24)=0,&quot;-&quot;,SUM(E24,G24,I24,K24,M24))" table:style-name="ce19">
            <text:p>1<text:s/></text:p>
          </table:table-cell>
          <table:table-cell office:value-type="float" office:value="84.470429999999993" table:formula="msoxl:=IF(SUM(F24,H24,J24,L24,N24)=0,&quot;-&quot;,SUM(F24,H24,J24,L24,N24))" table:style-name="ce19">
            <text:p>84<text:s/></text:p>
          </table:table-cell>
          <table:table-cell office:value-type="float" office:value="0.38059999999999999" table:style-name="ce49">
            <text:p>0<text:s/></text:p>
          </table:table-cell>
          <table:table-cell office:value-type="float" office:value="63.621070000000003" table:style-name="ce49">
            <text:p>64<text:s/></text:p>
          </table:table-cell>
          <table:table-cell office:value-type="float" office:value="8.3099999999999993E-2" table:style-name="ce49">
            <text:p>0<text:s/></text:p>
          </table:table-cell>
          <table:table-cell office:value-type="float" office:value="9.9719999999999995" table:style-name="ce49">
            <text:p>1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20910000000000001" table:style-name="ce49">
            <text:p>0<text:s/></text:p>
          </table:table-cell>
          <table:table-cell office:value-type="float" office:value="10.877359999999999" table:style-name="ce49">
            <text:p>11<text:s/></text:p>
          </table:table-cell>
          <table:table-cell office:value-type="float" office:value="74.145319999999998" table:formula="msoxl:=IF(SUM('漁業生產量值-漁業種類別魚類別生產量值10'!C24,'漁業生產量值-漁業種類別魚類別生產量值10'!E24,'漁業生產量值-漁業種類別魚類別生產量值10'!G24,'漁業生產量值-漁業種類別魚類別生產量值10'!I24,'漁業生產量值-漁業種類別魚類別生產量值10'!K24)=0,&quot;-&quot;,SUM('漁業生產量值-漁業種類別魚類別生產量值10'!C24,'漁業生產量值-漁業種類別魚類別生產量值10'!E24,'漁業生產量值-漁業種類別魚類別生產量值10'!G24,'漁業生產量值-漁業種類別魚類別生產量值10'!I24,'漁業生產量值-漁業種類別魚類別生產量值10'!K24))" table:style-name="ce19">
            <text:p>74<text:s/></text:p>
          </table:table-cell>
          <table:table-cell office:value-type="float" office:value="4061.1529700000001" table:formula="msoxl:=IF(SUM('漁業生產量值-漁業種類別魚類別生產量值10'!D24,'漁業生產量值-漁業種類別魚類別生產量值10'!F24,'漁業生產量值-漁業種類別魚類別生產量值10'!H24,'漁業生產量值-漁業種類別魚類別生產量值10'!J24,'漁業生產量值-漁業種類別魚類別生產量值10'!L24)=0,&quot;-&quot;,SUM('漁業生產量值-漁業種類別魚類別生產量值10'!D24,'漁業生產量值-漁業種類別魚類別生產量值10'!F24,'漁業生產量值-漁業種類別魚類別生產量值10'!H24,'漁業生產量值-漁業種類別魚類別生產量值10'!J24,'漁業生產量值-漁業種類別魚類別生產量值10'!L24))" table:style-name="ce19">
            <text:p>4,06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office:string-value="-" table:formula="msoxl:=IF(SUM(E25,G25,I25,K25,M25)=0,&quot;-&quot;,SUM(E25,G25,I25,K25,M25))" table:style-name="ce19">
            <text:p>-</text:p>
          </table:table-cell>
          <table:table-cell office:value-type="string" office:string-value="-" table:formula="msoxl:=IF(SUM(F25,H25,J25,L25,N25)=0,&quot;-&quot;,SUM(F25,H25,J25,L25,N2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25,'漁業生產量值-漁業種類別魚類別生產量值10'!E25,'漁業生產量值-漁業種類別魚類別生產量值10'!G25,'漁業生產量值-漁業種類別魚類別生產量值10'!I25,'漁業生產量值-漁業種類別魚類別生產量值10'!K25)=0,&quot;-&quot;,SUM('漁業生產量值-漁業種類別魚類別生產量值10'!C25,'漁業生產量值-漁業種類別魚類別生產量值10'!E25,'漁業生產量值-漁業種類別魚類別生產量值10'!G25,'漁業生產量值-漁業種類別魚類別生產量值10'!I25,'漁業生產量值-漁業種類別魚類別生產量值10'!K25))" table:style-name="ce19">
            <text:p>-</text:p>
          </table:table-cell>
          <table:table-cell office:value-type="string" office:string-value="-" table:formula="msoxl:=IF(SUM('漁業生產量值-漁業種類別魚類別生產量值10'!D25,'漁業生產量值-漁業種類別魚類別生產量值10'!F25,'漁業生產量值-漁業種類別魚類別生產量值10'!H25,'漁業生產量值-漁業種類別魚類別生產量值10'!J25,'漁業生產量值-漁業種類別魚類別生產量值10'!L25)=0,&quot;-&quot;,SUM('漁業生產量值-漁業種類別魚類別生產量值10'!D25,'漁業生產量值-漁業種類別魚類別生產量值10'!F25,'漁業生產量值-漁業種類別魚類別生產量值10'!H25,'漁業生產量值-漁業種類別魚類別生產量值10'!J25,'漁業生產量值-漁業種類別魚類別生產量值10'!L25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office:string-value="-" table:formula="msoxl:=IF(SUM(E26,G26,I26,K26,M26)=0,&quot;-&quot;,SUM(E26,G26,I26,K26,M26))" table:style-name="ce19">
            <text:p>-</text:p>
          </table:table-cell>
          <table:table-cell office:value-type="string" office:string-value="-" table:formula="msoxl:=IF(SUM(F26,H26,J26,L26,N26)=0,&quot;-&quot;,SUM(F26,H26,J26,L26,N2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26,'漁業生產量值-漁業種類別魚類別生產量值10'!E26,'漁業生產量值-漁業種類別魚類別生產量值10'!G26,'漁業生產量值-漁業種類別魚類別生產量值10'!I26,'漁業生產量值-漁業種類別魚類別生產量值10'!K26)=0,&quot;-&quot;,SUM('漁業生產量值-漁業種類別魚類別生產量值10'!C26,'漁業生產量值-漁業種類別魚類別生產量值10'!E26,'漁業生產量值-漁業種類別魚類別生產量值10'!G26,'漁業生產量值-漁業種類別魚類別生產量值10'!I26,'漁業生產量值-漁業種類別魚類別生產量值10'!K26))" table:style-name="ce19">
            <text:p>-</text:p>
          </table:table-cell>
          <table:table-cell office:value-type="string" office:string-value="-" table:formula="msoxl:=IF(SUM('漁業生產量值-漁業種類別魚類別生產量值10'!D26,'漁業生產量值-漁業種類別魚類別生產量值10'!F26,'漁業生產量值-漁業種類別魚類別生產量值10'!H26,'漁業生產量值-漁業種類別魚類別生產量值10'!J26,'漁業生產量值-漁業種類別魚類別生產量值10'!L26)=0,&quot;-&quot;,SUM('漁業生產量值-漁業種類別魚類別生產量值10'!D26,'漁業生產量值-漁業種類別魚類別生產量值10'!F26,'漁業生產量值-漁業種類別魚類別生產量值10'!H26,'漁業生產量值-漁業種類別魚類別生產量值10'!J26,'漁業生產量值-漁業種類別魚類別生產量值10'!L26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float" office:value="3098.48704" table:formula="msoxl:=IF(SUM(E27,G27,I27,K27,M27)=0,&quot;-&quot;,SUM(E27,G27,I27,K27,M27))" table:style-name="ce19">
            <text:p>3,098<text:s/></text:p>
          </table:table-cell>
          <table:table-cell office:value-type="float" office:value="394507.07668" table:formula="msoxl:=IF(SUM(F27,H27,J27,L27,N27)=0,&quot;-&quot;,SUM(F27,H27,J27,L27,N27))" table:style-name="ce19">
            <text:p>394,507<text:s/></text:p>
          </table:table-cell>
          <table:table-cell office:value-type="float" office:value="751.07943999999998" table:style-name="ce49">
            <text:p>751<text:s/></text:p>
          </table:table-cell>
          <table:table-cell office:value-type="float" office:value="88567.365279999998" table:style-name="ce49">
            <text:p>88,567<text:s/></text:p>
          </table:table-cell>
          <table:table-cell office:value-type="float" office:value="77.525999999999996" table:style-name="ce49">
            <text:p>78<text:s/></text:p>
          </table:table-cell>
          <table:table-cell office:value-type="float" office:value="8704.60671" table:style-name="ce49">
            <text:p>8,705<text:s/></text:p>
          </table:table-cell>
          <table:table-cell office:value-type="float" office:value="1850.8796" table:style-name="ce49">
            <text:p>1,851<text:s/></text:p>
          </table:table-cell>
          <table:table-cell office:value-type="float" office:value="234833.13519" table:style-name="ce49">
            <text:p>234,833<text:s/></text:p>
          </table:table-cell>
          <table:table-cell office:value-type="float" office:value="207.50720000000001" table:style-name="ce49">
            <text:p>208<text:s/></text:p>
          </table:table-cell>
          <table:table-cell office:value-type="float" office:value="45680.36477" table:style-name="ce49">
            <text:p>45,680<text:s/></text:p>
          </table:table-cell>
          <table:table-cell office:value-type="float" office:value="211.4948" table:style-name="ce49">
            <text:p>211<text:s/></text:p>
          </table:table-cell>
          <table:table-cell office:value-type="float" office:value="16721.604729999999" table:style-name="ce49">
            <text:p>16,722<text:s/></text:p>
          </table:table-cell>
          <table:table-cell office:value-type="float" office:value="2999.2117400000002" table:formula="msoxl:=IF(SUM('漁業生產量值-漁業種類別魚類別生產量值10'!C27,'漁業生產量值-漁業種類別魚類別生產量值10'!E27,'漁業生產量值-漁業種類別魚類別生產量值10'!G27,'漁業生產量值-漁業種類別魚類別生產量值10'!I27,'漁業生產量值-漁業種類別魚類別生產量值10'!K27)=0,&quot;-&quot;,SUM('漁業生產量值-漁業種類別魚類別生產量值10'!C27,'漁業生產量值-漁業種類別魚類別生產量值10'!E27,'漁業生產量值-漁業種類別魚類別生產量值10'!G27,'漁業生產量值-漁業種類別魚類別生產量值10'!I27,'漁業生產量值-漁業種類別魚類別生產量值10'!K27))" table:style-name="ce19">
            <text:p>2,999<text:s/></text:p>
          </table:table-cell>
          <table:table-cell office:value-type="float" office:value="165806.00793999998" table:formula="msoxl:=IF(SUM('漁業生產量值-漁業種類別魚類別生產量值10'!D27,'漁業生產量值-漁業種類別魚類別生產量值10'!F27,'漁業生產量值-漁業種類別魚類別生產量值10'!H27,'漁業生產量值-漁業種類別魚類別生產量值10'!J27,'漁業生產量值-漁業種類別魚類別生產量值10'!L27)=0,&quot;-&quot;,SUM('漁業生產量值-漁業種類別魚類別生產量值10'!D27,'漁業生產量值-漁業種類別魚類別生產量值10'!F27,'漁業生產量值-漁業種類別魚類別生產量值10'!H27,'漁業生產量值-漁業種類別魚類別生產量值10'!J27,'漁業生產量值-漁業種類別魚類別生產量值10'!L27))" table:style-name="ce19">
            <text:p>165,80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0.17579999999999998" table:formula="msoxl:=IF(SUM(E28,G28,I28,K28,M28)=0,&quot;-&quot;,SUM(E28,G28,I28,K28,M28))" table:style-name="ce19">
            <text:p>0<text:s/></text:p>
          </table:table-cell>
          <table:table-cell office:value-type="float" office:value="19.492109999999997" table:formula="msoxl:=IF(SUM(F28,H28,J28,L28,N28)=0,&quot;-&quot;,SUM(F28,H28,J28,L28,N28))" table:style-name="ce19">
            <text:p>19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15" table:style-name="ce49">
            <text:p>0<text:s/></text:p>
          </table:table-cell>
          <table:table-cell office:value-type="float" office:value="18.149999999999999" table:style-name="ce49">
            <text:p>1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.58E-2" table:style-name="ce49">
            <text:p>0<text:s/></text:p>
          </table:table-cell>
          <table:table-cell office:value-type="float" office:value="1.3421099999999999" table:style-name="ce49">
            <text:p>1<text:s/></text:p>
          </table:table-cell>
          <table:table-cell office:value-type="float" office:value="24.191899999999997" table:formula="msoxl:=IF(SUM('漁業生產量值-漁業種類別魚類別生產量值10'!C28,'漁業生產量值-漁業種類別魚類別生產量值10'!E28,'漁業生產量值-漁業種類別魚類別生產量值10'!G28,'漁業生產量值-漁業種類別魚類別生產量值10'!I28,'漁業生產量值-漁業種類別魚類別生產量值10'!K28)=0,&quot;-&quot;,SUM('漁業生產量值-漁業種類別魚類別生產量值10'!C28,'漁業生產量值-漁業種類別魚類別生產量值10'!E28,'漁業生產量值-漁業種類別魚類別生產量值10'!G28,'漁業生產量值-漁業種類別魚類別生產量值10'!I28,'漁業生產量值-漁業種類別魚類別生產量值10'!K28))" table:style-name="ce19">
            <text:p>24<text:s/></text:p>
          </table:table-cell>
          <table:table-cell office:value-type="float" office:value="3379.7734399999999" table:formula="msoxl:=IF(SUM('漁業生產量值-漁業種類別魚類別生產量值10'!D28,'漁業生產量值-漁業種類別魚類別生產量值10'!F28,'漁業生產量值-漁業種類別魚類別生產量值10'!H28,'漁業生產量值-漁業種類別魚類別生產量值10'!J28,'漁業生產量值-漁業種類別魚類別生產量值10'!L28)=0,&quot;-&quot;,SUM('漁業生產量值-漁業種類別魚類別生產量值10'!D28,'漁業生產量值-漁業種類別魚類別生產量值10'!F28,'漁業生產量值-漁業種類別魚類別生產量值10'!H28,'漁業生產量值-漁業種類別魚類別生產量值10'!J28,'漁業生產量值-漁業種類別魚類別生產量值10'!L28))" table:style-name="ce19">
            <text:p>3,38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office:string-value="-" table:formula="msoxl:=IF(SUM(E29,G29,I29,K29,M29)=0,&quot;-&quot;,SUM(E29,G29,I29,K29,M29))" table:style-name="ce19">
            <text:p>-</text:p>
          </table:table-cell>
          <table:table-cell office:value-type="string" office:string-value="-" table:formula="msoxl:=IF(SUM(F29,H29,J29,L29,N29)=0,&quot;-&quot;,SUM(F29,H29,J29,L29,N29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.5939999999999999" table:formula="msoxl:=IF(SUM('漁業生產量值-漁業種類別魚類別生產量值10'!C29,'漁業生產量值-漁業種類別魚類別生產量值10'!E29,'漁業生產量值-漁業種類別魚類別生產量值10'!G29,'漁業生產量值-漁業種類別魚類別生產量值10'!I29,'漁業生產量值-漁業種類別魚類別生產量值10'!K29)=0,&quot;-&quot;,SUM('漁業生產量值-漁業種類別魚類別生產量值10'!C29,'漁業生產量值-漁業種類別魚類別生產量值10'!E29,'漁業生產量值-漁業種類別魚類別生產量值10'!G29,'漁業生產量值-漁業種類別魚類別生產量值10'!I29,'漁業生產量值-漁業種類別魚類別生產量值10'!K29))" table:style-name="ce19">
            <text:p>3<text:s/></text:p>
          </table:table-cell>
          <table:table-cell office:value-type="float" office:value="220.49" table:formula="msoxl:=IF(SUM('漁業生產量值-漁業種類別魚類別生產量值10'!D29,'漁業生產量值-漁業種類別魚類別生產量值10'!F29,'漁業生產量值-漁業種類別魚類別生產量值10'!H29,'漁業生產量值-漁業種類別魚類別生產量值10'!J29,'漁業生產量值-漁業種類別魚類別生產量值10'!L29)=0,&quot;-&quot;,SUM('漁業生產量值-漁業種類別魚類別生產量值10'!D29,'漁業生產量值-漁業種類別魚類別生產量值10'!F29,'漁業生產量值-漁業種類別魚類別生產量值10'!H29,'漁業生產量值-漁業種類別魚類別生產量值10'!J29,'漁業生產量值-漁業種類別魚類別生產量值10'!L29))" table:style-name="ce19">
            <text:p>22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string" office:string-value="-" table:formula="msoxl:=IF(SUM(E30,G30,I30,K30,M30)=0,&quot;-&quot;,SUM(E30,G30,I30,K30,M30))" table:style-name="ce19">
            <text:p>-</text:p>
          </table:table-cell>
          <table:table-cell office:value-type="string" office:string-value="-" table:formula="msoxl:=IF(SUM(F30,H30,J30,L30,N30)=0,&quot;-&quot;,SUM(F30,H30,J30,L30,N30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5" table:formula="msoxl:=IF(SUM('漁業生產量值-漁業種類別魚類別生產量值10'!C30,'漁業生產量值-漁業種類別魚類別生產量值10'!E30,'漁業生產量值-漁業種類別魚類別生產量值10'!G30,'漁業生產量值-漁業種類別魚類別生產量值10'!I30,'漁業生產量值-漁業種類別魚類別生產量值10'!K30)=0,&quot;-&quot;,SUM('漁業生產量值-漁業種類別魚類別生產量值10'!C30,'漁業生產量值-漁業種類別魚類別生產量值10'!E30,'漁業生產量值-漁業種類別魚類別生產量值10'!G30,'漁業生產量值-漁業種類別魚類別生產量值10'!I30,'漁業生產量值-漁業種類別魚類別生產量值10'!K30))" table:style-name="ce19">
            <text:p>1<text:s/></text:p>
          </table:table-cell>
          <table:table-cell office:value-type="float" office:value="30" table:formula="msoxl:=IF(SUM('漁業生產量值-漁業種類別魚類別生產量值10'!D30,'漁業生產量值-漁業種類別魚類別生產量值10'!F30,'漁業生產量值-漁業種類別魚類別生產量值10'!H30,'漁業生產量值-漁業種類別魚類別生產量值10'!J30,'漁業生產量值-漁業種類別魚類別生產量值10'!L30)=0,&quot;-&quot;,SUM('漁業生產量值-漁業種類別魚類別生產量值10'!D30,'漁業生產量值-漁業種類別魚類別生產量值10'!F30,'漁業生產量值-漁業種類別魚類別生產量值10'!H30,'漁業生產量值-漁業種類別魚類別生產量值10'!J30,'漁業生產量值-漁業種類別魚類別生產量值10'!L30))" table:style-name="ce19">
            <text:p>3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office:string-value="-" table:formula="msoxl:=IF(SUM(E31,G31,I31,K31,M31)=0,&quot;-&quot;,SUM(E31,G31,I31,K31,M31))" table:style-name="ce19">
            <text:p>-</text:p>
          </table:table-cell>
          <table:table-cell office:value-type="string" office:string-value="-" table:formula="msoxl:=IF(SUM(F31,H31,J31,L31,N31)=0,&quot;-&quot;,SUM(F31,H31,J31,L31,N3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31,'漁業生產量值-漁業種類別魚類別生產量值10'!E31,'漁業生產量值-漁業種類別魚類別生產量值10'!G31,'漁業生產量值-漁業種類別魚類別生產量值10'!I31,'漁業生產量值-漁業種類別魚類別生產量值10'!K31)=0,&quot;-&quot;,SUM('漁業生產量值-漁業種類別魚類別生產量值10'!C31,'漁業生產量值-漁業種類別魚類別生產量值10'!E31,'漁業生產量值-漁業種類別魚類別生產量值10'!G31,'漁業生產量值-漁業種類別魚類別生產量值10'!I31,'漁業生產量值-漁業種類別魚類別生產量值10'!K31))" table:style-name="ce19">
            <text:p>-</text:p>
          </table:table-cell>
          <table:table-cell office:value-type="string" office:string-value="-" table:formula="msoxl:=IF(SUM('漁業生產量值-漁業種類別魚類別生產量值10'!D31,'漁業生產量值-漁業種類別魚類別生產量值10'!F31,'漁業生產量值-漁業種類別魚類別生產量值10'!H31,'漁業生產量值-漁業種類別魚類別生產量值10'!J31,'漁業生產量值-漁業種類別魚類別生產量值10'!L31)=0,&quot;-&quot;,SUM('漁業生產量值-漁業種類別魚類別生產量值10'!D31,'漁業生產量值-漁業種類別魚類別生產量值10'!F31,'漁業生產量值-漁業種類別魚類別生產量值10'!H31,'漁業生產量值-漁業種類別魚類別生產量值10'!J31,'漁業生產量值-漁業種類別魚類別生產量值10'!L31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office:string-value="-" table:formula="msoxl:=IF(SUM(E32,G32,I32,K32,M32)=0,&quot;-&quot;,SUM(E32,G32,I32,K32,M32))" table:style-name="ce19">
            <text:p>-</text:p>
          </table:table-cell>
          <table:table-cell office:value-type="string" office:string-value="-" table:formula="msoxl:=IF(SUM(F32,H32,J32,L32,N32)=0,&quot;-&quot;,SUM(F32,H32,J32,L32,N3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32,'漁業生產量值-漁業種類別魚類別生產量值10'!E32,'漁業生產量值-漁業種類別魚類別生產量值10'!G32,'漁業生產量值-漁業種類別魚類別生產量值10'!I32,'漁業生產量值-漁業種類別魚類別生產量值10'!K32)=0,&quot;-&quot;,SUM('漁業生產量值-漁業種類別魚類別生產量值10'!C32,'漁業生產量值-漁業種類別魚類別生產量值10'!E32,'漁業生產量值-漁業種類別魚類別生產量值10'!G32,'漁業生產量值-漁業種類別魚類別生產量值10'!I32,'漁業生產量值-漁業種類別魚類別生產量值10'!K32))" table:style-name="ce19">
            <text:p>-</text:p>
          </table:table-cell>
          <table:table-cell office:value-type="string" office:string-value="-" table:formula="msoxl:=IF(SUM('漁業生產量值-漁業種類別魚類別生產量值10'!D32,'漁業生產量值-漁業種類別魚類別生產量值10'!F32,'漁業生產量值-漁業種類別魚類別生產量值10'!H32,'漁業生產量值-漁業種類別魚類別生產量值10'!J32,'漁業生產量值-漁業種類別魚類別生產量值10'!L32)=0,&quot;-&quot;,SUM('漁業生產量值-漁業種類別魚類別生產量值10'!D32,'漁業生產量值-漁業種類別魚類別生產量值10'!F32,'漁業生產量值-漁業種類別魚類別生產量值10'!H32,'漁業生產量值-漁業種類別魚類別生產量值10'!J32,'漁業生產量值-漁業種類別魚類別生產量值10'!L32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office:string-value="-" table:formula="msoxl:=IF(SUM(E33,G33,I33,K33,M33)=0,&quot;-&quot;,SUM(E33,G33,I33,K33,M33))" table:style-name="ce19">
            <text:p>-</text:p>
          </table:table-cell>
          <table:table-cell office:value-type="string" office:string-value="-" table:formula="msoxl:=IF(SUM(F33,H33,J33,L33,N33)=0,&quot;-&quot;,SUM(F33,H33,J33,L33,N3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33,'漁業生產量值-漁業種類別魚類別生產量值10'!E33,'漁業生產量值-漁業種類別魚類別生產量值10'!G33,'漁業生產量值-漁業種類別魚類別生產量值10'!I33,'漁業生產量值-漁業種類別魚類別生產量值10'!K33)=0,&quot;-&quot;,SUM('漁業生產量值-漁業種類別魚類別生產量值10'!C33,'漁業生產量值-漁業種類別魚類別生產量值10'!E33,'漁業生產量值-漁業種類別魚類別生產量值10'!G33,'漁業生產量值-漁業種類別魚類別生產量值10'!I33,'漁業生產量值-漁業種類別魚類別生產量值10'!K33))" table:style-name="ce19">
            <text:p>-</text:p>
          </table:table-cell>
          <table:table-cell office:value-type="string" office:string-value="-" table:formula="msoxl:=IF(SUM('漁業生產量值-漁業種類別魚類別生產量值10'!D33,'漁業生產量值-漁業種類別魚類別生產量值10'!F33,'漁業生產量值-漁業種類別魚類別生產量值10'!H33,'漁業生產量值-漁業種類別魚類別生產量值10'!J33,'漁業生產量值-漁業種類別魚類別生產量值10'!L33)=0,&quot;-&quot;,SUM('漁業生產量值-漁業種類別魚類別生產量值10'!D33,'漁業生產量值-漁業種類別魚類別生產量值10'!F33,'漁業生產量值-漁業種類別魚類別生產量值10'!H33,'漁業生產量值-漁業種類別魚類別生產量值10'!J33,'漁業生產量值-漁業種類別魚類別生產量值10'!L33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office:string-value="-" table:formula="msoxl:=IF(SUM(E34,G34,I34,K34,M34)=0,&quot;-&quot;,SUM(E34,G34,I34,K34,M34))" table:style-name="ce19">
            <text:p>-</text:p>
          </table:table-cell>
          <table:table-cell office:value-type="string" office:string-value="-" table:formula="msoxl:=IF(SUM(F34,H34,J34,L34,N34)=0,&quot;-&quot;,SUM(F34,H34,J34,L34,N34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34,'漁業生產量值-漁業種類別魚類別生產量值10'!E34,'漁業生產量值-漁業種類別魚類別生產量值10'!G34,'漁業生產量值-漁業種類別魚類別生產量值10'!I34,'漁業生產量值-漁業種類別魚類別生產量值10'!K34)=0,&quot;-&quot;,SUM('漁業生產量值-漁業種類別魚類別生產量值10'!C34,'漁業生產量值-漁業種類別魚類別生產量值10'!E34,'漁業生產量值-漁業種類別魚類別生產量值10'!G34,'漁業生產量值-漁業種類別魚類別生產量值10'!I34,'漁業生產量值-漁業種類別魚類別生產量值10'!K34))" table:style-name="ce19">
            <text:p>-</text:p>
          </table:table-cell>
          <table:table-cell office:value-type="string" office:string-value="-" table:formula="msoxl:=IF(SUM('漁業生產量值-漁業種類別魚類別生產量值10'!D34,'漁業生產量值-漁業種類別魚類別生產量值10'!F34,'漁業生產量值-漁業種類別魚類別生產量值10'!H34,'漁業生產量值-漁業種類別魚類別生產量值10'!J34,'漁業生產量值-漁業種類別魚類別生產量值10'!L34)=0,&quot;-&quot;,SUM('漁業生產量值-漁業種類別魚類別生產量值10'!D34,'漁業生產量值-漁業種類別魚類別生產量值10'!F34,'漁業生產量值-漁業種類別魚類別生產量值10'!H34,'漁業生產量值-漁業種類別魚類別生產量值10'!J34,'漁業生產量值-漁業種類別魚類別生產量值10'!L34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office:string-value="-" table:formula="msoxl:=IF(SUM(E35,G35,I35,K35,M35)=0,&quot;-&quot;,SUM(E35,G35,I35,K35,M35))" table:style-name="ce19">
            <text:p>-</text:p>
          </table:table-cell>
          <table:table-cell office:value-type="string" office:string-value="-" table:formula="msoxl:=IF(SUM(F35,H35,J35,L35,N35)=0,&quot;-&quot;,SUM(F35,H35,J35,L35,N3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35,'漁業生產量值-漁業種類別魚類別生產量值10'!E35,'漁業生產量值-漁業種類別魚類別生產量值10'!G35,'漁業生產量值-漁業種類別魚類別生產量值10'!I35,'漁業生產量值-漁業種類別魚類別生產量值10'!K35)=0,&quot;-&quot;,SUM('漁業生產量值-漁業種類別魚類別生產量值10'!C35,'漁業生產量值-漁業種類別魚類別生產量值10'!E35,'漁業生產量值-漁業種類別魚類別生產量值10'!G35,'漁業生產量值-漁業種類別魚類別生產量值10'!I35,'漁業生產量值-漁業種類別魚類別生產量值10'!K35))" table:style-name="ce19">
            <text:p>-</text:p>
          </table:table-cell>
          <table:table-cell office:value-type="string" office:string-value="-" table:formula="msoxl:=IF(SUM('漁業生產量值-漁業種類別魚類別生產量值10'!D35,'漁業生產量值-漁業種類別魚類別生產量值10'!F35,'漁業生產量值-漁業種類別魚類別生產量值10'!H35,'漁業生產量值-漁業種類別魚類別生產量值10'!J35,'漁業生產量值-漁業種類別魚類別生產量值10'!L35)=0,&quot;-&quot;,SUM('漁業生產量值-漁業種類別魚類別生產量值10'!D35,'漁業生產量值-漁業種類別魚類別生產量值10'!F35,'漁業生產量值-漁業種類別魚類別生產量值10'!H35,'漁業生產量值-漁業種類別魚類別生產量值10'!J35,'漁業生產量值-漁業種類別魚類別生產量值10'!L35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770.68290000000002" table:formula="msoxl:=IF(SUM(E36,G36,I36,K36,M36)=0,&quot;-&quot;,SUM(E36,G36,I36,K36,M36))" table:style-name="ce19">
            <text:p>771<text:s/></text:p>
          </table:table-cell>
          <table:table-cell office:value-type="float" office:value="147765.96127" table:formula="msoxl:=IF(SUM(F36,H36,J36,L36,N36)=0,&quot;-&quot;,SUM(F36,H36,J36,L36,N36))" table:style-name="ce19">
            <text:p>147,766<text:s/></text:p>
          </table:table-cell>
          <table:table-cell office:value-type="float" office:value="9.9009999999999998" table:formula="msoxl:=  IF(SUM(E37:E49)=0,&quot;-&quot;,SUM(E37:E49))" table:style-name="ce49">
            <text:p>10<text:s/></text:p>
          </table:table-cell>
          <table:table-cell office:value-type="float" office:value="1847.41239" table:formula="msoxl:=  IF(SUM(F37:F49)=0,&quot;-&quot;,SUM(F37:F49))" table:style-name="ce49">
            <text:p>1,847<text:s/></text:p>
          </table:table-cell>
          <table:table-cell office:value-type="float" office:value="220.1456" table:formula="msoxl:=  IF(SUM(G37:G49)=0,&quot;-&quot;,SUM(G37:G49))" table:style-name="ce49">
            <text:p>220<text:s/></text:p>
          </table:table-cell>
          <table:table-cell office:value-type="float" office:value="30901.324000000001" table:formula="msoxl:=  IF(SUM(H37:H49)=0,&quot;-&quot;,SUM(H37:H49))" table:style-name="ce49">
            <text:p>30,901<text:s/></text:p>
          </table:table-cell>
          <table:table-cell office:value-type="float" office:value="23.113399999999999" table:formula="msoxl:=  IF(SUM(I37:I49)=0,&quot;-&quot;,SUM(I37:I49))" table:style-name="ce49">
            <text:p>23<text:s/></text:p>
          </table:table-cell>
          <table:table-cell office:value-type="float" office:value="3900.0681" table:formula="msoxl:=  IF(SUM(J37:J49)=0,&quot;-&quot;,SUM(J37:J49))" table:style-name="ce49">
            <text:p>3,900<text:s/></text:p>
          </table:table-cell>
          <table:table-cell office:value-type="float" office:value="242.11450000000002" table:formula="msoxl:=  IF(SUM(K37:K49)=0,&quot;-&quot;,SUM(K37:K49))" table:style-name="ce49">
            <text:p>242<text:s/></text:p>
          </table:table-cell>
          <table:table-cell office:value-type="float" office:value="83419.524309999993" table:formula="msoxl:=  IF(SUM(L37:L49)=0,&quot;-&quot;,SUM(L37:L49))" table:style-name="ce49">
            <text:p>83,420<text:s/></text:p>
          </table:table-cell>
          <table:table-cell office:value-type="float" office:value="275.40840000000003" table:formula="msoxl:=  IF(SUM(M37:M49)=0,&quot;-&quot;,SUM(M37:M49))" table:style-name="ce49">
            <text:p>275<text:s/></text:p>
          </table:table-cell>
          <table:table-cell office:value-type="float" office:value="27697.63247" table:formula="msoxl:=  IF(SUM(N37:N49)=0,&quot;-&quot;,SUM(N37:N49))" table:style-name="ce49">
            <text:p>27,698<text:s/></text:p>
          </table:table-cell>
          <table:table-cell office:value-type="float" office:value="211.81769999999997" table:formula="msoxl:=  IF(SUM(O37:O49)=0,&quot;-&quot;,SUM(O37:O49))" table:style-name="ce49">
            <text:p>212<text:s/></text:p>
          </table:table-cell>
          <table:table-cell office:value-type="float" office:value="15343.77404" table:formula="msoxl:=  IF(SUM(P37:P49)=0,&quot;-&quot;,SUM(P37:P49))" table:style-name="ce49">
            <text:p>15,34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32.530500000000004" table:formula="msoxl:=IF(SUM(E37,G37,I37,K37,M37)=0,&quot;-&quot;,SUM(E37,G37,I37,K37,M37))" table:style-name="ce19">
            <text:p>33<text:s/></text:p>
          </table:table-cell>
          <table:table-cell office:value-type="float" office:value="3923.55719" table:formula="msoxl:=IF(SUM(F37,H37,J37,L37,N37)=0,&quot;-&quot;,SUM(F37,H37,J37,L37,N37))" table:style-name="ce19">
            <text:p>3,924<text:s/></text:p>
          </table:table-cell>
          <table:table-cell office:value-type="float" office:value="2.0830000000000002" table:style-name="ce49">
            <text:p>2<text:s/></text:p>
          </table:table-cell>
          <table:table-cell office:value-type="float" office:value="238.87239" table:style-name="ce49">
            <text:p>239<text:s/></text:p>
          </table:table-cell>
          <table:table-cell office:value-type="float" office:value="2.06E-2" table:style-name="ce49">
            <text:p>0<text:s/></text:p>
          </table:table-cell>
          <table:table-cell office:value-type="float" office:value="2.8839999999999999" table:style-name="ce49">
            <text:p>3<text:s/></text:p>
          </table:table-cell>
          <table:table-cell office:value-type="float" office:value="1.6184000000000001" table:style-name="ce49">
            <text:p>2<text:s/></text:p>
          </table:table-cell>
          <table:table-cell office:value-type="float" office:value="253.9581" table:style-name="ce49">
            <text:p>254<text:s/></text:p>
          </table:table-cell>
          <table:table-cell office:value-type="float" office:value="5.0374999999999996" table:style-name="ce49">
            <text:p>5<text:s/></text:p>
          </table:table-cell>
          <table:table-cell office:value-type="float" office:value="1229.1743100000001" table:style-name="ce49">
            <text:p>1,229<text:s/></text:p>
          </table:table-cell>
          <table:table-cell office:value-type="float" office:value="23.771000000000001" table:style-name="ce49">
            <text:p>24<text:s/></text:p>
          </table:table-cell>
          <table:table-cell office:value-type="float" office:value="2198.6683899999998" table:style-name="ce49">
            <text:p>2,199<text:s/></text:p>
          </table:table-cell>
          <table:table-cell office:value-type="float" office:value="13.4313" table:formula="msoxl:=IF(SUM('漁業生產量值-漁業種類別魚類別生產量值10'!C37,'漁業生產量值-漁業種類別魚類別生產量值10'!E37,'漁業生產量值-漁業種類別魚類別生產量值10'!G37,'漁業生產量值-漁業種類別魚類別生產量值10'!I37,'漁業生產量值-漁業種類別魚類別生產量值10'!K37)=0,&quot;-&quot;,SUM('漁業生產量值-漁業種類別魚類別生產量值10'!C37,'漁業生產量值-漁業種類別魚類別生產量值10'!E37,'漁業生產量值-漁業種類別魚類別生產量值10'!G37,'漁業生產量值-漁業種類別魚類別生產量值10'!I37,'漁業生產量值-漁業種類別魚類別生產量值10'!K37))" table:style-name="ce19">
            <text:p>13<text:s/></text:p>
          </table:table-cell>
          <table:table-cell office:value-type="float" office:value="897.22419999999988" table:formula="msoxl:=IF(SUM('漁業生產量值-漁業種類別魚類別生產量值10'!D37,'漁業生產量值-漁業種類別魚類別生產量值10'!F37,'漁業生產量值-漁業種類別魚類別生產量值10'!H37,'漁業生產量值-漁業種類別魚類別生產量值10'!J37,'漁業生產量值-漁業種類別魚類別生產量值10'!L37)=0,&quot;-&quot;,SUM('漁業生產量值-漁業種類別魚類別生產量值10'!D37,'漁業生產量值-漁業種類別魚類別生產量值10'!F37,'漁業生產量值-漁業種類別魚類別生產量值10'!H37,'漁業生產量值-漁業種類別魚類別生產量值10'!J37,'漁業生產量值-漁業種類別魚類別生產量值10'!L37))" table:style-name="ce19">
            <text:p>89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office:string-value="-" table:formula="msoxl:=IF(SUM(E38,G38,I38,K38,M38)=0,&quot;-&quot;,SUM(E38,G38,I38,K38,M38))" table:style-name="ce19">
            <text:p>-</text:p>
          </table:table-cell>
          <table:table-cell office:value-type="string" office:string-value="-" table:formula="msoxl:=IF(SUM(F38,H38,J38,L38,N38)=0,&quot;-&quot;,SUM(F38,H38,J38,L38,N38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38,'漁業生產量值-漁業種類別魚類別生產量值10'!E38,'漁業生產量值-漁業種類別魚類別生產量值10'!G38,'漁業生產量值-漁業種類別魚類別生產量值10'!I38,'漁業生產量值-漁業種類別魚類別生產量值10'!K38)=0,&quot;-&quot;,SUM('漁業生產量值-漁業種類別魚類別生產量值10'!C38,'漁業生產量值-漁業種類別魚類別生產量值10'!E38,'漁業生產量值-漁業種類別魚類別生產量值10'!G38,'漁業生產量值-漁業種類別魚類別生產量值10'!I38,'漁業生產量值-漁業種類別魚類別生產量值10'!K38))" table:style-name="ce19">
            <text:p>-</text:p>
          </table:table-cell>
          <table:table-cell office:value-type="string" office:string-value="-" table:formula="msoxl:=IF(SUM('漁業生產量值-漁業種類別魚類別生產量值10'!D38,'漁業生產量值-漁業種類別魚類別生產量值10'!F38,'漁業生產量值-漁業種類別魚類別生產量值10'!H38,'漁業生產量值-漁業種類別魚類別生產量值10'!J38,'漁業生產量值-漁業種類別魚類別生產量值10'!L38)=0,&quot;-&quot;,SUM('漁業生產量值-漁業種類別魚類別生產量值10'!D38,'漁業生產量值-漁業種類別魚類別生產量值10'!F38,'漁業生產量值-漁業種類別魚類別生產量值10'!H38,'漁業生產量值-漁業種類別魚類別生產量值10'!J38,'漁業生產量值-漁業種類別魚類別生產量值10'!L38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office:string-value="-" table:formula="msoxl:=IF(SUM(E39,G39,I39,K39,M39)=0,&quot;-&quot;,SUM(E39,G39,I39,K39,M39))" table:style-name="ce19">
            <text:p>-</text:p>
          </table:table-cell>
          <table:table-cell office:value-type="string" office:string-value="-" table:formula="msoxl:=IF(SUM(F39,H39,J39,L39,N39)=0,&quot;-&quot;,SUM(F39,H39,J39,L39,N39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39,'漁業生產量值-漁業種類別魚類別生產量值10'!E39,'漁業生產量值-漁業種類別魚類別生產量值10'!G39,'漁業生產量值-漁業種類別魚類別生產量值10'!I39,'漁業生產量值-漁業種類別魚類別生產量值10'!K39)=0,&quot;-&quot;,SUM('漁業生產量值-漁業種類別魚類別生產量值10'!C39,'漁業生產量值-漁業種類別魚類別生產量值10'!E39,'漁業生產量值-漁業種類別魚類別生產量值10'!G39,'漁業生產量值-漁業種類別魚類別生產量值10'!I39,'漁業生產量值-漁業種類別魚類別生產量值10'!K39))" table:style-name="ce19">
            <text:p>-</text:p>
          </table:table-cell>
          <table:table-cell office:value-type="string" office:string-value="-" table:formula="msoxl:=IF(SUM('漁業生產量值-漁業種類別魚類別生產量值10'!D39,'漁業生產量值-漁業種類別魚類別生產量值10'!F39,'漁業生產量值-漁業種類別魚類別生產量值10'!H39,'漁業生產量值-漁業種類別魚類別生產量值10'!J39,'漁業生產量值-漁業種類別魚類別生產量值10'!L39)=0,&quot;-&quot;,SUM('漁業生產量值-漁業種類別魚類別生產量值10'!D39,'漁業生產量值-漁業種類別魚類別生產量值10'!F39,'漁業生產量值-漁業種類別魚類別生產量值10'!H39,'漁業生產量值-漁業種類別魚類別生產量值10'!J39,'漁業生產量值-漁業種類別魚類別生產量值10'!L39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213.37389999999999" table:formula="msoxl:=IF(SUM(E40,G40,I40,K40,M40)=0,&quot;-&quot;,SUM(E40,G40,I40,K40,M40))" table:style-name="ce19">
            <text:p>213<text:s/></text:p>
          </table:table-cell>
          <table:table-cell office:value-type="float" office:value="41128.264080000001" table:formula="msoxl:=IF(SUM(F40,H40,J40,L40,N40)=0,&quot;-&quot;,SUM(F40,H40,J40,L40,N40))" table:style-name="ce19">
            <text:p>41,128<text:s/></text:p>
          </table:table-cell>
          <table:table-cell office:value-type="float" office:value="7.8179999999999996" table:style-name="ce49">
            <text:p>8<text:s/></text:p>
          </table:table-cell>
          <table:table-cell office:value-type="float" office:value="1608.54" table:style-name="ce49">
            <text:p>1,609<text:s/></text:p>
          </table:table-cell>
          <table:table-cell office:value-type="float" office:value="23.527000000000001" table:style-name="ce49">
            <text:p>24<text:s/></text:p>
          </table:table-cell>
          <table:table-cell office:value-type="float" office:value="3374.72" table:style-name="ce49">
            <text:p>3,375<text:s/></text:p>
          </table:table-cell>
          <table:table-cell office:value-type="float" office:value="5.641" table:style-name="ce49">
            <text:p>6<text:s/></text:p>
          </table:table-cell>
          <table:table-cell office:value-type="float" office:value="1109.47" table:style-name="ce49">
            <text:p>1,109<text:s/></text:p>
          </table:table-cell>
          <table:table-cell office:value-type="float" office:value="70.802000000000007" table:style-name="ce49">
            <text:p>71<text:s/></text:p>
          </table:table-cell>
          <table:table-cell office:value-type="float" office:value="23994.1" table:style-name="ce49">
            <text:p>23,994<text:s/></text:p>
          </table:table-cell>
          <table:table-cell office:value-type="float" office:value="105.5859" table:style-name="ce49">
            <text:p>106<text:s/></text:p>
          </table:table-cell>
          <table:table-cell office:value-type="float" office:value="11041.434080000001" table:style-name="ce49">
            <text:p>11,041<text:s/></text:p>
          </table:table-cell>
          <table:table-cell office:value-type="float" office:value="180.76589999999999" table:formula="msoxl:=IF(SUM('漁業生產量值-漁業種類別魚類別生產量值10'!C40,'漁業生產量值-漁業種類別魚類別生產量值10'!E40,'漁業生產量值-漁業種類別魚類別生產量值10'!G40,'漁業生產量值-漁業種類別魚類別生產量值10'!I40,'漁業生產量值-漁業種類別魚類別生產量值10'!K40)=0,&quot;-&quot;,SUM('漁業生產量值-漁業種類別魚類別生產量值10'!C40,'漁業生產量值-漁業種類別魚類別生產量值10'!E40,'漁業生產量值-漁業種類別魚類別生產量值10'!G40,'漁業生產量值-漁業種類別魚類別生產量值10'!I40,'漁業生產量值-漁業種類別魚類別生產量值10'!K40))" table:style-name="ce19">
            <text:p>181<text:s/></text:p>
          </table:table-cell>
          <table:table-cell office:value-type="float" office:value="13261.9079" table:formula="msoxl:=IF(SUM('漁業生產量值-漁業種類別魚類別生產量值10'!D40,'漁業生產量值-漁業種類別魚類別生產量值10'!F40,'漁業生產量值-漁業種類別魚類別生產量值10'!H40,'漁業生產量值-漁業種類別魚類別生產量值10'!J40,'漁業生產量值-漁業種類別魚類別生產量值10'!L40)=0,&quot;-&quot;,SUM('漁業生產量值-漁業種類別魚類別生產量值10'!D40,'漁業生產量值-漁業種類別魚類別生產量值10'!F40,'漁業生產量值-漁業種類別魚類別生產量值10'!H40,'漁業生產量值-漁業種類別魚類別生產量值10'!J40,'漁業生產量值-漁業種類別魚類別生產量值10'!L40))" table:style-name="ce19">
            <text:p>13,26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string" office:string-value="-" table:formula="msoxl:=IF(SUM(E41,G41,I41,K41,M41)=0,&quot;-&quot;,SUM(E41,G41,I41,K41,M41))" table:style-name="ce19">
            <text:p>-</text:p>
          </table:table-cell>
          <table:table-cell office:value-type="string" office:string-value="-" table:formula="msoxl:=IF(SUM(F41,H41,J41,L41,N41)=0,&quot;-&quot;,SUM(F41,H41,J41,L41,N4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41,'漁業生產量值-漁業種類別魚類別生產量值10'!E41,'漁業生產量值-漁業種類別魚類別生產量值10'!G41,'漁業生產量值-漁業種類別魚類別生產量值10'!I41,'漁業生產量值-漁業種類別魚類別生產量值10'!K41)=0,&quot;-&quot;,SUM('漁業生產量值-漁業種類別魚類別生產量值10'!C41,'漁業生產量值-漁業種類別魚類別生產量值10'!E41,'漁業生產量值-漁業種類別魚類別生產量值10'!G41,'漁業生產量值-漁業種類別魚類別生產量值10'!I41,'漁業生產量值-漁業種類別魚類別生產量值10'!K41))" table:style-name="ce19">
            <text:p>-</text:p>
          </table:table-cell>
          <table:table-cell office:value-type="string" office:string-value="-" table:formula="msoxl:=IF(SUM('漁業生產量值-漁業種類別魚類別生產量值10'!D41,'漁業生產量值-漁業種類別魚類別生產量值10'!F41,'漁業生產量值-漁業種類別魚類別生產量值10'!H41,'漁業生產量值-漁業種類別魚類別生產量值10'!J41,'漁業生產量值-漁業種類別魚類別生產量值10'!L41)=0,&quot;-&quot;,SUM('漁業生產量值-漁業種類別魚類別生產量值10'!D41,'漁業生產量值-漁業種類別魚類別生產量值10'!F41,'漁業生產量值-漁業種類別魚類別生產量值10'!H41,'漁業生產量值-漁業種類別魚類別生產量值10'!J41,'漁業生產量值-漁業種類別魚類別生產量值10'!L41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string" office:string-value="-" table:formula="msoxl:=IF(SUM(E42,G42,I42,K42,M42)=0,&quot;-&quot;,SUM(E42,G42,I42,K42,M42))" table:style-name="ce19">
            <text:p>-</text:p>
          </table:table-cell>
          <table:table-cell office:value-type="string" office:string-value="-" table:formula="msoxl:=IF(SUM(F42,H42,J42,L42,N42)=0,&quot;-&quot;,SUM(F42,H42,J42,L42,N4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.5" table:formula="msoxl:=IF(SUM('漁業生產量值-漁業種類別魚類別生產量值10'!C42,'漁業生產量值-漁業種類別魚類別生產量值10'!E42,'漁業生產量值-漁業種類別魚類別生產量值10'!G42,'漁業生產量值-漁業種類別魚類別生產量值10'!I42,'漁業生產量值-漁業種類別魚類別生產量值10'!K42)=0,&quot;-&quot;,SUM('漁業生產量值-漁業種類別魚類別生產量值10'!C42,'漁業生產量值-漁業種類別魚類別生產量值10'!E42,'漁業生產量值-漁業種類別魚類別生產量值10'!G42,'漁業生產量值-漁業種類別魚類別生產量值10'!I42,'漁業生產量值-漁業種類別魚類別生產量值10'!K42))" table:style-name="ce19">
            <text:p>2<text:s/></text:p>
          </table:table-cell>
          <table:table-cell office:value-type="float" office:value="90" table:formula="msoxl:=IF(SUM('漁業生產量值-漁業種類別魚類別生產量值10'!D42,'漁業生產量值-漁業種類別魚類別生產量值10'!F42,'漁業生產量值-漁業種類別魚類別生產量值10'!H42,'漁業生產量值-漁業種類別魚類別生產量值10'!J42,'漁業生產量值-漁業種類別魚類別生產量值10'!L42)=0,&quot;-&quot;,SUM('漁業生產量值-漁業種類別魚類別生產量值10'!D42,'漁業生產量值-漁業種類別魚類別生產量值10'!F42,'漁業生產量值-漁業種類別魚類別生產量值10'!H42,'漁業生產量值-漁業種類別魚類別生產量值10'!J42,'漁業生產量值-漁業種類別魚類別生產量值10'!L42))" table:style-name="ce19">
            <text:p>9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7.3810000000000002" table:formula="msoxl:=IF(SUM(E43,G43,I43,K43,M43)=0,&quot;-&quot;,SUM(E43,G43,I43,K43,M43))" table:style-name="ce19">
            <text:p>7<text:s/></text:p>
          </table:table-cell>
          <table:table-cell office:value-type="float" office:value="590.48" table:formula="msoxl:=IF(SUM(F43,H43,J43,L43,N43)=0,&quot;-&quot;,SUM(F43,H43,J43,L43,N43))" table:style-name="ce19">
            <text:p>59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7.3810000000000002" table:style-name="ce49">
            <text:p>7<text:s/></text:p>
          </table:table-cell>
          <table:table-cell office:value-type="float" office:value="590.48" table:style-name="ce49">
            <text:p>590<text:s/></text:p>
          </table:table-cell>
          <table:table-cell office:value-type="float" office:value="11.640499999999999" table:formula="msoxl:=IF(SUM('漁業生產量值-漁業種類別魚類別生產量值10'!C43,'漁業生產量值-漁業種類別魚類別生產量值10'!E43,'漁業生產量值-漁業種類別魚類別生產量值10'!G43,'漁業生產量值-漁業種類別魚類別生產量值10'!I43,'漁業生產量值-漁業種類別魚類別生產量值10'!K43)=0,&quot;-&quot;,SUM('漁業生產量值-漁業種類別魚類別生產量值10'!C43,'漁業生產量值-漁業種類別魚類別生產量值10'!E43,'漁業生產量值-漁業種類別魚類別生產量值10'!G43,'漁業生產量值-漁業種類別魚類別生產量值10'!I43,'漁業生產量值-漁業種類別魚類別生產量值10'!K43))" table:style-name="ce19">
            <text:p>12<text:s/></text:p>
          </table:table-cell>
          <table:table-cell office:value-type="float" office:value="814.64193999999998" table:formula="msoxl:=IF(SUM('漁業生產量值-漁業種類別魚類別生產量值10'!D43,'漁業生產量值-漁業種類別魚類別生產量值10'!F43,'漁業生產量值-漁業種類別魚類別生產量值10'!H43,'漁業生產量值-漁業種類別魚類別生產量值10'!J43,'漁業生產量值-漁業種類別魚類別生產量值10'!L43)=0,&quot;-&quot;,SUM('漁業生產量值-漁業種類別魚類別生產量值10'!D43,'漁業生產量值-漁業種類別魚類別生產量值10'!F43,'漁業生產量值-漁業種類別魚類別生產量值10'!H43,'漁業生產量值-漁業種類別魚類別生產量值10'!J43,'漁業生產量值-漁業種類別魚類別生產量值10'!L43))" table:style-name="ce19">
            <text:p>81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office:string-value="-" table:formula="msoxl:=IF(SUM(E44,G44,I44,K44,M44)=0,&quot;-&quot;,SUM(E44,G44,I44,K44,M44))" table:style-name="ce19">
            <text:p>-</text:p>
          </table:table-cell>
          <table:table-cell office:value-type="string" office:string-value="-" table:formula="msoxl:=IF(SUM(F44,H44,J44,L44,N44)=0,&quot;-&quot;,SUM(F44,H44,J44,L44,N44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44,'漁業生產量值-漁業種類別魚類別生產量值10'!E44,'漁業生產量值-漁業種類別魚類別生產量值10'!G44,'漁業生產量值-漁業種類別魚類別生產量值10'!I44,'漁業生產量值-漁業種類別魚類別生產量值10'!K44)=0,&quot;-&quot;,SUM('漁業生產量值-漁業種類別魚類別生產量值10'!C44,'漁業生產量值-漁業種類別魚類別生產量值10'!E44,'漁業生產量值-漁業種類別魚類別生產量值10'!G44,'漁業生產量值-漁業種類別魚類別生產量值10'!I44,'漁業生產量值-漁業種類別魚類別生產量值10'!K44))" table:style-name="ce19">
            <text:p>-</text:p>
          </table:table-cell>
          <table:table-cell office:value-type="string" office:string-value="-" table:formula="msoxl:=IF(SUM('漁業生產量值-漁業種類別魚類別生產量值10'!D44,'漁業生產量值-漁業種類別魚類別生產量值10'!F44,'漁業生產量值-漁業種類別魚類別生產量值10'!H44,'漁業生產量值-漁業種類別魚類別生產量值10'!J44,'漁業生產量值-漁業種類別魚類別生產量值10'!L44)=0,&quot;-&quot;,SUM('漁業生產量值-漁業種類別魚類別生產量值10'!D44,'漁業生產量值-漁業種類別魚類別生產量值10'!F44,'漁業生產量值-漁業種類別魚類別生產量值10'!H44,'漁業生產量值-漁業種類別魚類別生產量值10'!J44,'漁業生產量值-漁業種類別魚類別生產量值10'!L44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float" office:value="517.39750000000004" table:formula="msoxl:=IF(SUM(E45,G45,I45,K45,M45)=0,&quot;-&quot;,SUM(E45,G45,I45,K45,M45))" table:style-name="ce19">
            <text:p>517<text:s/></text:p>
          </table:table-cell>
          <table:table-cell office:value-type="float" office:value="102123.66" table:formula="msoxl:=IF(SUM(F45,H45,J45,L45,N45)=0,&quot;-&quot;,SUM(F45,H45,J45,L45,N45))" table:style-name="ce19">
            <text:p>102,12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96.59800000000001" table:style-name="ce49">
            <text:p>197<text:s/></text:p>
          </table:table-cell>
          <table:table-cell office:value-type="float" office:value="27523.72" table:style-name="ce49">
            <text:p>27,524<text:s/></text:p>
          </table:table-cell>
          <table:table-cell office:value-type="float" office:value="15.853999999999999" table:style-name="ce49">
            <text:p>16<text:s/></text:p>
          </table:table-cell>
          <table:table-cell office:value-type="float" office:value="2536.64" table:style-name="ce49">
            <text:p>2,537<text:s/></text:p>
          </table:table-cell>
          <table:table-cell office:value-type="float" office:value="166.27500000000001" table:style-name="ce49">
            <text:p>166<text:s/></text:p>
          </table:table-cell>
          <table:table-cell office:value-type="float" office:value="58196.25" table:style-name="ce49">
            <text:p>58,196<text:s/></text:p>
          </table:table-cell>
          <table:table-cell office:value-type="float" office:value="138.6705" table:style-name="ce49">
            <text:p>139<text:s/></text:p>
          </table:table-cell>
          <table:table-cell office:value-type="float" office:value="13867.05" table:style-name="ce49">
            <text:p>13,867<text:s/></text:p>
          </table:table-cell>
          <table:table-cell office:value-type="string" office:string-value="-" table:formula="msoxl:=IF(SUM('漁業生產量值-漁業種類別魚類別生產量值10'!C45,'漁業生產量值-漁業種類別魚類別生產量值10'!E45,'漁業生產量值-漁業種類別魚類別生產量值10'!G45,'漁業生產量值-漁業種類別魚類別生產量值10'!I45,'漁業生產量值-漁業種類別魚類別生產量值10'!K45)=0,&quot;-&quot;,SUM('漁業生產量值-漁業種類別魚類別生產量值10'!C45,'漁業生產量值-漁業種類別魚類別生產量值10'!E45,'漁業生產量值-漁業種類別魚類別生產量值10'!G45,'漁業生產量值-漁業種類別魚類別生產量值10'!I45,'漁業生產量值-漁業種類別魚類別生產量值10'!K45))" table:style-name="ce19">
            <text:p>-</text:p>
          </table:table-cell>
          <table:table-cell office:value-type="string" office:string-value="-" table:formula="msoxl:=IF(SUM('漁業生產量值-漁業種類別魚類別生產量值10'!D45,'漁業生產量值-漁業種類別魚類別生產量值10'!F45,'漁業生產量值-漁業種類別魚類別生產量值10'!H45,'漁業生產量值-漁業種類別魚類別生產量值10'!J45,'漁業生產量值-漁業種類別魚類別生產量值10'!L45)=0,&quot;-&quot;,SUM('漁業生產量值-漁業種類別魚類別生產量值10'!D45,'漁業生產量值-漁業種類別魚類別生產量值10'!F45,'漁業生產量值-漁業種類別魚類別生產量值10'!H45,'漁業生產量值-漁業種類別魚類別生產量值10'!J45,'漁業生產量值-漁業種類別魚類別生產量值10'!L45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office:string-value="-" table:formula="msoxl:=IF(SUM(E46,G46,I46,K46,M46)=0,&quot;-&quot;,SUM(E46,G46,I46,K46,M46))" table:style-name="ce19">
            <text:p>-</text:p>
          </table:table-cell>
          <table:table-cell office:value-type="string" office:string-value="-" table:formula="msoxl:=IF(SUM(F46,H46,J46,L46,N46)=0,&quot;-&quot;,SUM(F46,H46,J46,L46,N4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.4800000000000004" table:formula="msoxl:=IF(SUM('漁業生產量值-漁業種類別魚類別生產量值10'!C46,'漁業生產量值-漁業種類別魚類別生產量值10'!E46,'漁業生產量值-漁業種類別魚類別生產量值10'!G46,'漁業生產量值-漁業種類別魚類別生產量值10'!I46,'漁業生產量值-漁業種類別魚類別生產量值10'!K46)=0,&quot;-&quot;,SUM('漁業生產量值-漁業種類別魚類別生產量值10'!C46,'漁業生產量值-漁業種類別魚類別生產量值10'!E46,'漁業生產量值-漁業種類別魚類別生產量值10'!G46,'漁業生產量值-漁業種類別魚類別生產量值10'!I46,'漁業生產量值-漁業種類別魚類別生產量值10'!K46))" table:style-name="ce19">
            <text:p>4<text:s/></text:p>
          </table:table-cell>
          <table:table-cell office:value-type="float" office:value="280" table:formula="msoxl:=IF(SUM('漁業生產量值-漁業種類別魚類別生產量值10'!D46,'漁業生產量值-漁業種類別魚類別生產量值10'!F46,'漁業生產量值-漁業種類別魚類別生產量值10'!H46,'漁業生產量值-漁業種類別魚類別生產量值10'!J46,'漁業生產量值-漁業種類別魚類別生產量值10'!L46)=0,&quot;-&quot;,SUM('漁業生產量值-漁業種類別魚類別生產量值10'!D46,'漁業生產量值-漁業種類別魚類別生產量值10'!F46,'漁業生產量值-漁業種類別魚類別生產量值10'!H46,'漁業生產量值-漁業種類別魚類別生產量值10'!J46,'漁業生產量值-漁業種類別魚類別生產量值10'!L46))" table:style-name="ce19">
            <text:p>28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office:string-value="-" table:formula="msoxl:=IF(SUM(E47,G47,I47,K47,M47)=0,&quot;-&quot;,SUM(E47,G47,I47,K47,M47))" table:style-name="ce19">
            <text:p>-</text:p>
          </table:table-cell>
          <table:table-cell office:value-type="string" office:string-value="-" table:formula="msoxl:=IF(SUM(F47,H47,J47,L47,N47)=0,&quot;-&quot;,SUM(F47,H47,J47,L47,N4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47,'漁業生產量值-漁業種類別魚類別生產量值10'!E47,'漁業生產量值-漁業種類別魚類別生產量值10'!G47,'漁業生產量值-漁業種類別魚類別生產量值10'!I47,'漁業生產量值-漁業種類別魚類別生產量值10'!K47)=0,&quot;-&quot;,SUM('漁業生產量值-漁業種類別魚類別生產量值10'!C47,'漁業生產量值-漁業種類別魚類別生產量值10'!E47,'漁業生產量值-漁業種類別魚類別生產量值10'!G47,'漁業生產量值-漁業種類別魚類別生產量值10'!I47,'漁業生產量值-漁業種類別魚類別生產量值10'!K47))" table:style-name="ce19">
            <text:p>-</text:p>
          </table:table-cell>
          <table:table-cell office:value-type="string" office:string-value="-" table:formula="msoxl:=IF(SUM('漁業生產量值-漁業種類別魚類別生產量值10'!D47,'漁業生產量值-漁業種類別魚類別生產量值10'!F47,'漁業生產量值-漁業種類別魚類別生產量值10'!H47,'漁業生產量值-漁業種類別魚類別生產量值10'!J47,'漁業生產量值-漁業種類別魚類別生產量值10'!L47)=0,&quot;-&quot;,SUM('漁業生產量值-漁業種類別魚類別生產量值10'!D47,'漁業生產量值-漁業種類別魚類別生產量值10'!F47,'漁業生產量值-漁業種類別魚類別生產量值10'!H47,'漁業生產量值-漁業種類別魚類別生產量值10'!J47,'漁業生產量值-漁業種類別魚類別生產量值10'!L47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office:string-value="-" table:formula="msoxl:=IF(SUM(E48,G48,I48,K48,M48)=0,&quot;-&quot;,SUM(E48,G48,I48,K48,M48))" table:style-name="ce19">
            <text:p>-</text:p>
          </table:table-cell>
          <table:table-cell office:value-type="string" office:string-value="-" table:formula="msoxl:=IF(SUM(F48,H48,J48,L48,N48)=0,&quot;-&quot;,SUM(F48,H48,J48,L48,N48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48,'漁業生產量值-漁業種類別魚類別生產量值10'!E48,'漁業生產量值-漁業種類別魚類別生產量值10'!G48,'漁業生產量值-漁業種類別魚類別生產量值10'!I48,'漁業生產量值-漁業種類別魚類別生產量值10'!K48)=0,&quot;-&quot;,SUM('漁業生產量值-漁業種類別魚類別生產量值10'!C48,'漁業生產量值-漁業種類別魚類別生產量值10'!E48,'漁業生產量值-漁業種類別魚類別生產量值10'!G48,'漁業生產量值-漁業種類別魚類別生產量值10'!I48,'漁業生產量值-漁業種類別魚類別生產量值10'!K48))" table:style-name="ce19">
            <text:p>-</text:p>
          </table:table-cell>
          <table:table-cell office:value-type="string" office:string-value="-" table:formula="msoxl:=IF(SUM('漁業生產量值-漁業種類別魚類別生產量值10'!D48,'漁業生產量值-漁業種類別魚類別生產量值10'!F48,'漁業生產量值-漁業種類別魚類別生產量值10'!H48,'漁業生產量值-漁業種類別魚類別生產量值10'!J48,'漁業生產量值-漁業種類別魚類別生產量值10'!L48)=0,&quot;-&quot;,SUM('漁業生產量值-漁業種類別魚類別生產量值10'!D48,'漁業生產量值-漁業種類別魚類別生產量值10'!F48,'漁業生產量值-漁業種類別魚類別生產量值10'!H48,'漁業生產量值-漁業種類別魚類別生產量值10'!J48,'漁業生產量值-漁業種類別魚類別生產量值10'!L48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office:string-value="-" table:formula="msoxl:=IF(SUM(E49,G49,I49,K49,M49)=0,&quot;-&quot;,SUM(E49,G49,I49,K49,M49))" table:style-name="ce19">
            <text:p>-</text:p>
          </table:table-cell>
          <table:table-cell office:value-type="string" office:string-value="-" table:formula="msoxl:=IF(SUM(F49,H49,J49,L49,N49)=0,&quot;-&quot;,SUM(F49,H49,J49,L49,N49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49,'漁業生產量值-漁業種類別魚類別生產量值10'!E49,'漁業生產量值-漁業種類別魚類別生產量值10'!G49,'漁業生產量值-漁業種類別魚類別生產量值10'!I49,'漁業生產量值-漁業種類別魚類別生產量值10'!K49)=0,&quot;-&quot;,SUM('漁業生產量值-漁業種類別魚類別生產量值10'!C49,'漁業生產量值-漁業種類別魚類別生產量值10'!E49,'漁業生產量值-漁業種類別魚類別生產量值10'!G49,'漁業生產量值-漁業種類別魚類別生產量值10'!I49,'漁業生產量值-漁業種類別魚類別生產量值10'!K49))" table:style-name="ce19">
            <text:p>-</text:p>
          </table:table-cell>
          <table:table-cell office:value-type="string" office:string-value="-" table:formula="msoxl:=IF(SUM('漁業生產量值-漁業種類別魚類別生產量值10'!D49,'漁業生產量值-漁業種類別魚類別生產量值10'!F49,'漁業生產量值-漁業種類別魚類別生產量值10'!H49,'漁業生產量值-漁業種類別魚類別生產量值10'!J49,'漁業生產量值-漁業種類別魚類別生產量值10'!L49)=0,&quot;-&quot;,SUM('漁業生產量值-漁業種類別魚類別生產量值10'!D49,'漁業生產量值-漁業種類別魚類別生產量值10'!F49,'漁業生產量值-漁業種類別魚類別生產量值10'!H49,'漁業生產量值-漁業種類別魚類別生產量值10'!J49,'漁業生產量值-漁業種類別魚類別生產量值10'!L49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IF(SUM(E50,G50,I50,K50,M50)=0,&quot;-&quot;,SUM(E50,G50,I50,K50,M50))" table:style-name="ce19">
            <text:p>-</text:p>
          </table:table-cell>
          <table:table-cell office:value-type="string" office:string-value="-" table:formula="msoxl:=IF(SUM(F50,H50,J50,L50,N50)=0,&quot;-&quot;,SUM(F50,H50,J50,L50,N50))" table:style-name="ce19">
            <text:p>-</text:p>
          </table:table-cell>
          <table:table-cell office:value-type="string" office:string-value="-" table:formula="msoxl:=  IF(SUM(E51:E53)=0,&quot;-&quot;,SUM(E51:E53))" table:style-name="ce49">
            <text:p>-</text:p>
          </table:table-cell>
          <table:table-cell office:value-type="string" office:string-value="-" table:formula="msoxl:=  IF(SUM(F51:F53)=0,&quot;-&quot;,SUM(F51:F53))" table:style-name="ce49">
            <text:p>-</text:p>
          </table:table-cell>
          <table:table-cell office:value-type="string" office:string-value="-" table:formula="msoxl:=  IF(SUM(G51:G53)=0,&quot;-&quot;,SUM(G51:G53))" table:style-name="ce49">
            <text:p>-</text:p>
          </table:table-cell>
          <table:table-cell office:value-type="string" office:string-value="-" table:formula="msoxl:=  IF(SUM(H51:H53)=0,&quot;-&quot;,SUM(H51:H53))" table:style-name="ce49">
            <text:p>-</text:p>
          </table:table-cell>
          <table:table-cell office:value-type="string" office:string-value="-" table:formula="msoxl:=  IF(SUM(I51:I53)=0,&quot;-&quot;,SUM(I51:I53))" table:style-name="ce49">
            <text:p>-</text:p>
          </table:table-cell>
          <table:table-cell office:value-type="string" office:string-value="-" table:formula="msoxl:=  IF(SUM(J51:J53)=0,&quot;-&quot;,SUM(J51:J53))" table:style-name="ce49">
            <text:p>-</text:p>
          </table:table-cell>
          <table:table-cell office:value-type="string" office:string-value="-" table:formula="msoxl:=  IF(SUM(K51:K53)=0,&quot;-&quot;,SUM(K51:K53))" table:style-name="ce49">
            <text:p>-</text:p>
          </table:table-cell>
          <table:table-cell office:value-type="string" office:string-value="-" table:formula="msoxl:=  IF(SUM(L51:L53)=0,&quot;-&quot;,SUM(L51:L53))" table:style-name="ce49">
            <text:p>-</text:p>
          </table:table-cell>
          <table:table-cell office:value-type="string" office:string-value="-" table:formula="msoxl:=  IF(SUM(M51:M53)=0,&quot;-&quot;,SUM(M51:M53))" table:style-name="ce49">
            <text:p>-</text:p>
          </table:table-cell>
          <table:table-cell office:value-type="string" office:string-value="-" table:formula="msoxl:=  IF(SUM(N51:N53)=0,&quot;-&quot;,SUM(N51:N53))" table:style-name="ce49">
            <text:p>-</text:p>
          </table:table-cell>
          <table:table-cell office:value-type="string" office:string-value="-" table:formula="msoxl:=  IF(SUM(O51:O53)=0,&quot;-&quot;,SUM(O51:O53))" table:style-name="ce49">
            <text:p>-</text:p>
          </table:table-cell>
          <table:table-cell office:value-type="string" office:string-value="-" table:formula="msoxl:=  IF(SUM(P51:P53)=0,&quot;-&quot;,SUM(P51:P53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office:string-value="-" table:formula="msoxl:=IF(SUM(E51,G51,I51,K51,M51)=0,&quot;-&quot;,SUM(E51,G51,I51,K51,M51))" table:style-name="ce19">
            <text:p>-</text:p>
          </table:table-cell>
          <table:table-cell office:value-type="string" office:string-value="-" table:formula="msoxl:=IF(SUM(F51,H51,J51,L51,N51)=0,&quot;-&quot;,SUM(F51,H51,J51,L51,N5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51,'漁業生產量值-漁業種類別魚類別生產量值10'!E51,'漁業生產量值-漁業種類別魚類別生產量值10'!G51,'漁業生產量值-漁業種類別魚類別生產量值10'!I51,'漁業生產量值-漁業種類別魚類別生產量值10'!K51)=0,&quot;-&quot;,SUM('漁業生產量值-漁業種類別魚類別生產量值10'!C51,'漁業生產量值-漁業種類別魚類別生產量值10'!E51,'漁業生產量值-漁業種類別魚類別生產量值10'!G51,'漁業生產量值-漁業種類別魚類別生產量值10'!I51,'漁業生產量值-漁業種類別魚類別生產量值10'!K51))" table:style-name="ce19">
            <text:p>-</text:p>
          </table:table-cell>
          <table:table-cell office:value-type="string" office:string-value="-" table:formula="msoxl:=IF(SUM('漁業生產量值-漁業種類別魚類別生產量值10'!D51,'漁業生產量值-漁業種類別魚類別生產量值10'!F51,'漁業生產量值-漁業種類別魚類別生產量值10'!H51,'漁業生產量值-漁業種類別魚類別生產量值10'!J51,'漁業生產量值-漁業種類別魚類別生產量值10'!L51)=0,&quot;-&quot;,SUM('漁業生產量值-漁業種類別魚類別生產量值10'!D51,'漁業生產量值-漁業種類別魚類別生產量值10'!F51,'漁業生產量值-漁業種類別魚類別生產量值10'!H51,'漁業生產量值-漁業種類別魚類別生產量值10'!J51,'漁業生產量值-漁業種類別魚類別生產量值10'!L51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office:string-value="-" table:formula="msoxl:=IF(SUM(E52,G52,I52,K52,M52)=0,&quot;-&quot;,SUM(E52,G52,I52,K52,M52))" table:style-name="ce19">
            <text:p>-</text:p>
          </table:table-cell>
          <table:table-cell office:value-type="string" office:string-value="-" table:formula="msoxl:=IF(SUM(F52,H52,J52,L52,N52)=0,&quot;-&quot;,SUM(F52,H52,J52,L52,N5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52,'漁業生產量值-漁業種類別魚類別生產量值10'!E52,'漁業生產量值-漁業種類別魚類別生產量值10'!G52,'漁業生產量值-漁業種類別魚類別生產量值10'!I52,'漁業生產量值-漁業種類別魚類別生產量值10'!K52)=0,&quot;-&quot;,SUM('漁業生產量值-漁業種類別魚類別生產量值10'!C52,'漁業生產量值-漁業種類別魚類別生產量值10'!E52,'漁業生產量值-漁業種類別魚類別生產量值10'!G52,'漁業生產量值-漁業種類別魚類別生產量值10'!I52,'漁業生產量值-漁業種類別魚類別生產量值10'!K52))" table:style-name="ce19">
            <text:p>-</text:p>
          </table:table-cell>
          <table:table-cell office:value-type="string" office:string-value="-" table:formula="msoxl:=IF(SUM('漁業生產量值-漁業種類別魚類別生產量值10'!D52,'漁業生產量值-漁業種類別魚類別生產量值10'!F52,'漁業生產量值-漁業種類別魚類別生產量值10'!H52,'漁業生產量值-漁業種類別魚類別生產量值10'!J52,'漁業生產量值-漁業種類別魚類別生產量值10'!L52)=0,&quot;-&quot;,SUM('漁業生產量值-漁業種類別魚類別生產量值10'!D52,'漁業生產量值-漁業種類別魚類別生產量值10'!F52,'漁業生產量值-漁業種類別魚類別生產量值10'!H52,'漁業生產量值-漁業種類別魚類別生產量值10'!J52,'漁業生產量值-漁業種類別魚類別生產量值10'!L52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office:string-value="-" table:formula="msoxl:=IF(SUM(E53,G53,I53,K53,M53)=0,&quot;-&quot;,SUM(E53,G53,I53,K53,M53))" table:style-name="ce19">
            <text:p>-</text:p>
          </table:table-cell>
          <table:table-cell office:value-type="string" office:string-value="-" table:formula="msoxl:=IF(SUM(F53,H53,J53,L53,N53)=0,&quot;-&quot;,SUM(F53,H53,J53,L53,N5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53,'漁業生產量值-漁業種類別魚類別生產量值10'!E53,'漁業生產量值-漁業種類別魚類別生產量值10'!G53,'漁業生產量值-漁業種類別魚類別生產量值10'!I53,'漁業生產量值-漁業種類別魚類別生產量值10'!K53)=0,&quot;-&quot;,SUM('漁業生產量值-漁業種類別魚類別生產量值10'!C53,'漁業生產量值-漁業種類別魚類別生產量值10'!E53,'漁業生產量值-漁業種類別魚類別生產量值10'!G53,'漁業生產量值-漁業種類別魚類別生產量值10'!I53,'漁業生產量值-漁業種類別魚類別生產量值10'!K53))" table:style-name="ce19">
            <text:p>-</text:p>
          </table:table-cell>
          <table:table-cell office:value-type="string" office:string-value="-" table:formula="msoxl:=IF(SUM('漁業生產量值-漁業種類別魚類別生產量值10'!D53,'漁業生產量值-漁業種類別魚類別生產量值10'!F53,'漁業生產量值-漁業種類別魚類別生產量值10'!H53,'漁業生產量值-漁業種類別魚類別生產量值10'!J53,'漁業生產量值-漁業種類別魚類別生產量值10'!L53)=0,&quot;-&quot;,SUM('漁業生產量值-漁業種類別魚類別生產量值10'!D53,'漁業生產量值-漁業種類別魚類別生產量值10'!F53,'漁業生產量值-漁業種類別魚類別生產量值10'!H53,'漁業生產量值-漁業種類別魚類別生產量值10'!J53,'漁業生產量值-漁業種類別魚類別生產量值10'!L53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IF(SUM(E54,G54,I54,K54,M54)=0,&quot;-&quot;,SUM(E54,G54,I54,K54,M54))" table:style-name="ce19">
            <text:p>-</text:p>
          </table:table-cell>
          <table:table-cell office:value-type="string" office:string-value="-" table:formula="msoxl:=IF(SUM(F54,H54,J54,L54,N54)=0,&quot;-&quot;,SUM(F54,H54,J54,L54,N54))" table:style-name="ce19">
            <text:p>-</text:p>
          </table:table-cell>
          <table:table-cell office:value-type="string" office:string-value="-" table:formula="msoxl:=  IF(SUM(E55:E57)=0,&quot;-&quot;,SUM(E55:E57))" table:style-name="ce49">
            <text:p>-</text:p>
          </table:table-cell>
          <table:table-cell office:value-type="string" office:string-value="-" table:formula="msoxl:=  IF(SUM(F55:F57)=0,&quot;-&quot;,SUM(F55:F57))" table:style-name="ce49">
            <text:p>-</text:p>
          </table:table-cell>
          <table:table-cell office:value-type="string" office:string-value="-" table:formula="msoxl:=  IF(SUM(G55:G57)=0,&quot;-&quot;,SUM(G55:G57))" table:style-name="ce49">
            <text:p>-</text:p>
          </table:table-cell>
          <table:table-cell office:value-type="string" office:string-value="-" table:formula="msoxl:=  IF(SUM(H55:H57)=0,&quot;-&quot;,SUM(H55:H57))" table:style-name="ce49">
            <text:p>-</text:p>
          </table:table-cell>
          <table:table-cell office:value-type="string" office:string-value="-" table:formula="msoxl:=  IF(SUM(I55:I57)=0,&quot;-&quot;,SUM(I55:I57))" table:style-name="ce49">
            <text:p>-</text:p>
          </table:table-cell>
          <table:table-cell office:value-type="string" office:string-value="-" table:formula="msoxl:=  IF(SUM(J55:J57)=0,&quot;-&quot;,SUM(J55:J57))" table:style-name="ce49">
            <text:p>-</text:p>
          </table:table-cell>
          <table:table-cell office:value-type="string" office:string-value="-" table:formula="msoxl:=  IF(SUM(K55:K57)=0,&quot;-&quot;,SUM(K55:K57))" table:style-name="ce49">
            <text:p>-</text:p>
          </table:table-cell>
          <table:table-cell office:value-type="string" office:string-value="-" table:formula="msoxl:=  IF(SUM(L55:L57)=0,&quot;-&quot;,SUM(L55:L57))" table:style-name="ce49">
            <text:p>-</text:p>
          </table:table-cell>
          <table:table-cell office:value-type="string" office:string-value="-" table:formula="msoxl:=  IF(SUM(M55:M57)=0,&quot;-&quot;,SUM(M55:M57))" table:style-name="ce49">
            <text:p>-</text:p>
          </table:table-cell>
          <table:table-cell office:value-type="string" office:string-value="-" table:formula="msoxl:=  IF(SUM(N55:N57)=0,&quot;-&quot;,SUM(N55:N57))" table:style-name="ce49">
            <text:p>-</text:p>
          </table:table-cell>
          <table:table-cell office:value-type="string" office:string-value="-" table:formula="msoxl:=  IF(SUM(O55:O57)=0,&quot;-&quot;,SUM(O55:O57))" table:style-name="ce49">
            <text:p>-</text:p>
          </table:table-cell>
          <table:table-cell office:value-type="string" office:string-value="-" table:formula="msoxl:=  IF(SUM(P55:P57)=0,&quot;-&quot;,SUM(P55:P57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office:string-value="-" table:formula="msoxl:=IF(SUM(E55,G55,I55,K55,M55)=0,&quot;-&quot;,SUM(E55,G55,I55,K55,M55))" table:style-name="ce19">
            <text:p>-</text:p>
          </table:table-cell>
          <table:table-cell office:value-type="string" office:string-value="-" table:formula="msoxl:=IF(SUM(F55,H55,J55,L55,N55)=0,&quot;-&quot;,SUM(F55,H55,J55,L55,N5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55,'漁業生產量值-漁業種類別魚類別生產量值10'!E55,'漁業生產量值-漁業種類別魚類別生產量值10'!G55,'漁業生產量值-漁業種類別魚類別生產量值10'!I55,'漁業生產量值-漁業種類別魚類別生產量值10'!K55)=0,&quot;-&quot;,SUM('漁業生產量值-漁業種類別魚類別生產量值10'!C55,'漁業生產量值-漁業種類別魚類別生產量值10'!E55,'漁業生產量值-漁業種類別魚類別生產量值10'!G55,'漁業生產量值-漁業種類別魚類別生產量值10'!I55,'漁業生產量值-漁業種類別魚類別生產量值10'!K55))" table:style-name="ce19">
            <text:p>-</text:p>
          </table:table-cell>
          <table:table-cell office:value-type="string" office:string-value="-" table:formula="msoxl:=IF(SUM('漁業生產量值-漁業種類別魚類別生產量值10'!D55,'漁業生產量值-漁業種類別魚類別生產量值10'!F55,'漁業生產量值-漁業種類別魚類別生產量值10'!H55,'漁業生產量值-漁業種類別魚類別生產量值10'!J55,'漁業生產量值-漁業種類別魚類別生產量值10'!L55)=0,&quot;-&quot;,SUM('漁業生產量值-漁業種類別魚類別生產量值10'!D55,'漁業生產量值-漁業種類別魚類別生產量值10'!F55,'漁業生產量值-漁業種類別魚類別生產量值10'!H55,'漁業生產量值-漁業種類別魚類別生產量值10'!J55,'漁業生產量值-漁業種類別魚類別生產量值10'!L55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office:string-value="-" table:formula="msoxl:=IF(SUM(E56,G56,I56,K56,M56)=0,&quot;-&quot;,SUM(E56,G56,I56,K56,M56))" table:style-name="ce19">
            <text:p>-</text:p>
          </table:table-cell>
          <table:table-cell office:value-type="string" office:string-value="-" table:formula="msoxl:=IF(SUM(F56,H56,J56,L56,N56)=0,&quot;-&quot;,SUM(F56,H56,J56,L56,N5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56,'漁業生產量值-漁業種類別魚類別生產量值10'!E56,'漁業生產量值-漁業種類別魚類別生產量值10'!G56,'漁業生產量值-漁業種類別魚類別生產量值10'!I56,'漁業生產量值-漁業種類別魚類別生產量值10'!K56)=0,&quot;-&quot;,SUM('漁業生產量值-漁業種類別魚類別生產量值10'!C56,'漁業生產量值-漁業種類別魚類別生產量值10'!E56,'漁業生產量值-漁業種類別魚類別生產量值10'!G56,'漁業生產量值-漁業種類別魚類別生產量值10'!I56,'漁業生產量值-漁業種類別魚類別生產量值10'!K56))" table:style-name="ce19">
            <text:p>-</text:p>
          </table:table-cell>
          <table:table-cell office:value-type="string" office:string-value="-" table:formula="msoxl:=IF(SUM('漁業生產量值-漁業種類別魚類別生產量值10'!D56,'漁業生產量值-漁業種類別魚類別生產量值10'!F56,'漁業生產量值-漁業種類別魚類別生產量值10'!H56,'漁業生產量值-漁業種類別魚類別生產量值10'!J56,'漁業生產量值-漁業種類別魚類別生產量值10'!L56)=0,&quot;-&quot;,SUM('漁業生產量值-漁業種類別魚類別生產量值10'!D56,'漁業生產量值-漁業種類別魚類別生產量值10'!F56,'漁業生產量值-漁業種類別魚類別生產量值10'!H56,'漁業生產量值-漁業種類別魚類別生產量值10'!J56,'漁業生產量值-漁業種類別魚類別生產量值10'!L56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office:string-value="-" table:formula="msoxl:=IF(SUM(E57,G57,I57,K57,M57)=0,&quot;-&quot;,SUM(E57,G57,I57,K57,M57))" table:style-name="ce19">
            <text:p>-</text:p>
          </table:table-cell>
          <table:table-cell office:value-type="string" office:string-value="-" table:formula="msoxl:=IF(SUM(F57,H57,J57,L57,N57)=0,&quot;-&quot;,SUM(F57,H57,J57,L57,N5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57,'漁業生產量值-漁業種類別魚類別生產量值10'!E57,'漁業生產量值-漁業種類別魚類別生產量值10'!G57,'漁業生產量值-漁業種類別魚類別生產量值10'!I57,'漁業生產量值-漁業種類別魚類別生產量值10'!K57)=0,&quot;-&quot;,SUM('漁業生產量值-漁業種類別魚類別生產量值10'!C57,'漁業生產量值-漁業種類別魚類別生產量值10'!E57,'漁業生產量值-漁業種類別魚類別生產量值10'!G57,'漁業生產量值-漁業種類別魚類別生產量值10'!I57,'漁業生產量值-漁業種類別魚類別生產量值10'!K57))" table:style-name="ce19">
            <text:p>-</text:p>
          </table:table-cell>
          <table:table-cell office:value-type="string" office:string-value="-" table:formula="msoxl:=IF(SUM('漁業生產量值-漁業種類別魚類別生產量值10'!D57,'漁業生產量值-漁業種類別魚類別生產量值10'!F57,'漁業生產量值-漁業種類別魚類別生產量值10'!H57,'漁業生產量值-漁業種類別魚類別生產量值10'!J57,'漁業生產量值-漁業種類別魚類別生產量值10'!L57)=0,&quot;-&quot;,SUM('漁業生產量值-漁業種類別魚類別生產量值10'!D57,'漁業生產量值-漁業種類別魚類別生產量值10'!F57,'漁業生產量值-漁業種類別魚類別生產量值10'!H57,'漁業生產量值-漁業種類別魚類別生產量值10'!J57,'漁業生產量值-漁業種類別魚類別生產量值10'!L57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string" office:string-value="-" table:formula="msoxl:=IF(SUM(E58,G58,I58,K58,M58)=0,&quot;-&quot;,SUM(E58,G58,I58,K58,M58))" table:style-name="ce19">
            <text:p>-</text:p>
          </table:table-cell>
          <table:table-cell office:value-type="string" office:string-value="-" table:formula="msoxl:=IF(SUM(F58,H58,J58,L58,N58)=0,&quot;-&quot;,SUM(F58,H58,J58,L58,N58))" table:style-name="ce19">
            <text:p>-</text:p>
          </table:table-cell>
          <table:table-cell office:value-type="string" office:string-value="-" table:formula="msoxl:=  IF(SUM(E59,E60,E61,E63)=0,IF(E62=0,&quot;-&quot;,E62),SUM(E59,E60,E61,E63))" table:style-name="ce49">
            <text:p>-</text:p>
          </table:table-cell>
          <table:table-cell office:value-type="string" office:string-value="-" table:formula="msoxl:=  IF(SUM(F59:F63)=0,&quot;-&quot;,SUM(F59:F63))" table:style-name="ce49">
            <text:p>-</text:p>
          </table:table-cell>
          <table:table-cell office:value-type="string" office:string-value="-" table:formula="msoxl:=  IF(SUM(G59,G60,G61,G63)=0,IF(G62=0,&quot;-&quot;,G62),SUM(G59,G60,G61,G63))" table:style-name="ce49">
            <text:p>-</text:p>
          </table:table-cell>
          <table:table-cell office:value-type="string" office:string-value="-" table:formula="msoxl:=  IF(SUM(H59:H63)=0,&quot;-&quot;,SUM(H59:H63))" table:style-name="ce49">
            <text:p>-</text:p>
          </table:table-cell>
          <table:table-cell office:value-type="string" office:string-value="-" table:formula="msoxl:=  IF(SUM(I59,I60,I61,I63)=0,IF(I62=0,&quot;-&quot;,I62),SUM(I59,I60,I61,I63))" table:style-name="ce49">
            <text:p>-</text:p>
          </table:table-cell>
          <table:table-cell office:value-type="string" office:string-value="-" table:formula="msoxl:=  IF(SUM(J59:J63)=0,&quot;-&quot;,SUM(J59:J63))" table:style-name="ce49">
            <text:p>-</text:p>
          </table:table-cell>
          <table:table-cell office:value-type="string" office:string-value="-" table:formula="msoxl:=  IF(SUM(K59,K60,K61,K63)=0,IF(K62=0,&quot;-&quot;,K62),SUM(K59,K60,K61,K63))" table:style-name="ce49">
            <text:p>-</text:p>
          </table:table-cell>
          <table:table-cell office:value-type="string" office:string-value="-" table:formula="msoxl:=  IF(SUM(L59:L63)=0,&quot;-&quot;,SUM(L59:L63))" table:style-name="ce49">
            <text:p>-</text:p>
          </table:table-cell>
          <table:table-cell office:value-type="string" office:string-value="-" table:formula="msoxl:=  IF(SUM(M59,M60,M61,M63)=0,IF(M62=0,&quot;-&quot;,M62),SUM(M59,M60,M61,M63))" table:style-name="ce49">
            <text:p>-</text:p>
          </table:table-cell>
          <table:table-cell office:value-type="string" office:string-value="-" table:formula="msoxl:=  IF(SUM(N59:N63)=0,&quot;-&quot;,SUM(N59:N63))" table:style-name="ce49">
            <text:p>-</text:p>
          </table:table-cell>
          <table:table-cell office:value-type="string" office:string-value="-" table:formula="msoxl:=  IF(SUM(O59,O60,O61,O63)=0,IF(O62=0,&quot;-&quot;,O62),SUM(O59,O60,O61,O63))" table:style-name="ce49">
            <text:p>-</text:p>
          </table:table-cell>
          <table:table-cell office:value-type="string" office:string-value="-" table:formula="msoxl:=  IF(SUM(P59:P63)=0,&quot;-&quot;,SUM(P59:P63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office:string-value="-" table:formula="msoxl:=IF(SUM(E59,G59,I59,K59,M59)=0,&quot;-&quot;,SUM(E59,G59,I59,K59,M59))" table:style-name="ce19">
            <text:p>-</text:p>
          </table:table-cell>
          <table:table-cell office:value-type="string" office:string-value="-" table:formula="msoxl:=IF(SUM(F59,H59,J59,L59,N59)=0,&quot;-&quot;,SUM(F59,H59,J59,L59,N59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59,'漁業生產量值-漁業種類別魚類別生產量值10'!E59,'漁業生產量值-漁業種類別魚類別生產量值10'!G59,'漁業生產量值-漁業種類別魚類別生產量值10'!I59,'漁業生產量值-漁業種類別魚類別生產量值10'!K59)=0,&quot;-&quot;,SUM('漁業生產量值-漁業種類別魚類別生產量值10'!C59,'漁業生產量值-漁業種類別魚類別生產量值10'!E59,'漁業生產量值-漁業種類別魚類別生產量值10'!G59,'漁業生產量值-漁業種類別魚類別生產量值10'!I59,'漁業生產量值-漁業種類別魚類別生產量值10'!K59))" table:style-name="ce19">
            <text:p>-</text:p>
          </table:table-cell>
          <table:table-cell office:value-type="string" office:string-value="-" table:formula="msoxl:=IF(SUM('漁業生產量值-漁業種類別魚類別生產量值10'!D59,'漁業生產量值-漁業種類別魚類別生產量值10'!F59,'漁業生產量值-漁業種類別魚類別生產量值10'!H59,'漁業生產量值-漁業種類別魚類別生產量值10'!J59,'漁業生產量值-漁業種類別魚類別生產量值10'!L59)=0,&quot;-&quot;,SUM('漁業生產量值-漁業種類別魚類別生產量值10'!D59,'漁業生產量值-漁業種類別魚類別生產量值10'!F59,'漁業生產量值-漁業種類別魚類別生產量值10'!H59,'漁業生產量值-漁業種類別魚類別生產量值10'!J59,'漁業生產量值-漁業種類別魚類別生產量值10'!L59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office:string-value="-" table:formula="msoxl:=IF(SUM(E60,G60,I60,K60,M60)=0,&quot;-&quot;,SUM(E60,G60,I60,K60,M60))" table:style-name="ce19">
            <text:p>-</text:p>
          </table:table-cell>
          <table:table-cell office:value-type="string" office:string-value="-" table:formula="msoxl:=IF(SUM(F60,H60,J60,L60,N60)=0,&quot;-&quot;,SUM(F60,H60,J60,L60,N60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60,'漁業生產量值-漁業種類別魚類別生產量值10'!E60,'漁業生產量值-漁業種類別魚類別生產量值10'!G60,'漁業生產量值-漁業種類別魚類別生產量值10'!I60,'漁業生產量值-漁業種類別魚類別生產量值10'!K60)=0,&quot;-&quot;,SUM('漁業生產量值-漁業種類別魚類別生產量值10'!C60,'漁業生產量值-漁業種類別魚類別生產量值10'!E60,'漁業生產量值-漁業種類別魚類別生產量值10'!G60,'漁業生產量值-漁業種類別魚類別生產量值10'!I60,'漁業生產量值-漁業種類別魚類別生產量值10'!K60))" table:style-name="ce19">
            <text:p>-</text:p>
          </table:table-cell>
          <table:table-cell office:value-type="string" office:string-value="-" table:formula="msoxl:=IF(SUM('漁業生產量值-漁業種類別魚類別生產量值10'!D60,'漁業生產量值-漁業種類別魚類別生產量值10'!F60,'漁業生產量值-漁業種類別魚類別生產量值10'!H60,'漁業生產量值-漁業種類別魚類別生產量值10'!J60,'漁業生產量值-漁業種類別魚類別生產量值10'!L60)=0,&quot;-&quot;,SUM('漁業生產量值-漁業種類別魚類別生產量值10'!D60,'漁業生產量值-漁業種類別魚類別生產量值10'!F60,'漁業生產量值-漁業種類別魚類別生產量值10'!H60,'漁業生產量值-漁業種類別魚類別生產量值10'!J60,'漁業生產量值-漁業種類別魚類別生產量值10'!L60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office:string-value="-" table:formula="msoxl:=IF(SUM(E61,G61,I61,K61,M61)=0,&quot;-&quot;,SUM(E61,G61,I61,K61,M61))" table:style-name="ce19">
            <text:p>-</text:p>
          </table:table-cell>
          <table:table-cell office:value-type="string" office:string-value="-" table:formula="msoxl:=IF(SUM(F61,H61,J61,L61,N61)=0,&quot;-&quot;,SUM(F61,H61,J61,L61,N6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61,'漁業生產量值-漁業種類別魚類別生產量值10'!E61,'漁業生產量值-漁業種類別魚類別生產量值10'!G61,'漁業生產量值-漁業種類別魚類別生產量值10'!I61,'漁業生產量值-漁業種類別魚類別生產量值10'!K61)=0,&quot;-&quot;,SUM('漁業生產量值-漁業種類別魚類別生產量值10'!C61,'漁業生產量值-漁業種類別魚類別生產量值10'!E61,'漁業生產量值-漁業種類別魚類別生產量值10'!G61,'漁業生產量值-漁業種類別魚類別生產量值10'!I61,'漁業生產量值-漁業種類別魚類別生產量值10'!K61))" table:style-name="ce19">
            <text:p>-</text:p>
          </table:table-cell>
          <table:table-cell office:value-type="string" office:string-value="-" table:formula="msoxl:=IF(SUM('漁業生產量值-漁業種類別魚類別生產量值10'!D61,'漁業生產量值-漁業種類別魚類別生產量值10'!F61,'漁業生產量值-漁業種類別魚類別生產量值10'!H61,'漁業生產量值-漁業種類別魚類別生產量值10'!J61,'漁業生產量值-漁業種類別魚類別生產量值10'!L61)=0,&quot;-&quot;,SUM('漁業生產量值-漁業種類別魚類別生產量值10'!D61,'漁業生產量值-漁業種類別魚類別生產量值10'!F61,'漁業生產量值-漁業種類別魚類別生產量值10'!H61,'漁業生產量值-漁業種類別魚類別生產量值10'!J61,'漁業生產量值-漁業種類別魚類別生產量值10'!L61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office:string-value="-" table:formula="msoxl:=IF(SUM(E62,G62,I62,K62,M62)=0,&quot;-&quot;,SUM(E62,G62,I62,K62,M62))" table:style-name="ce19">
            <text:p>-</text:p>
          </table:table-cell>
          <table:table-cell office:value-type="string" office:string-value="-" table:formula="msoxl:=IF(SUM(F62,H62,J62,L62,N62)=0,&quot;-&quot;,SUM(F62,H62,J62,L62,N6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'漁業生產量值-漁業種類別魚類別生產量值10'!C62,'漁業生產量值-漁業種類別魚類別生產量值10'!E62,'漁業生產量值-漁業種類別魚類別生產量值10'!G62,'漁業生產量值-漁業種類別魚類別生產量值10'!I62,'漁業生產量值-漁業種類別魚類別生產量值10'!K62)=0,&quot;-&quot;,SUM('漁業生產量值-漁業種類別魚類別生產量值10'!C62,'漁業生產量值-漁業種類別魚類別生產量值10'!E62,'漁業生產量值-漁業種類別魚類別生產量值10'!G62,'漁業生產量值-漁業種類別魚類別生產量值10'!I62,'漁業生產量值-漁業種類別魚類別生產量值10'!K62))" table:style-name="ce19">
            <text:p>-</text:p>
          </table:table-cell>
          <table:table-cell office:value-type="string" office:string-value="-" table:formula="msoxl:=IF(SUM('漁業生產量值-漁業種類別魚類別生產量值10'!D62,'漁業生產量值-漁業種類別魚類別生產量值10'!F62,'漁業生產量值-漁業種類別魚類別生產量值10'!H62,'漁業生產量值-漁業種類別魚類別生產量值10'!J62,'漁業生產量值-漁業種類別魚類別生產量值10'!L62)=0,&quot;-&quot;,SUM('漁業生產量值-漁業種類別魚類別生產量值10'!D62,'漁業生產量值-漁業種類別魚類別生產量值10'!F62,'漁業生產量值-漁業種類別魚類別生產量值10'!H62,'漁業生產量值-漁業種類別魚類別生產量值10'!J62,'漁業生產量值-漁業種類別魚類別生產量值10'!L62))" table:style-name="ce1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office:string-value="-" table:formula="msoxl:=IF(SUM(E63,G63,I63,K63,M63)=0,&quot;-&quot;,SUM(E63,G63,I63,K63,M63))" table:style-name="ce19">
            <text:p>-</text:p>
          </table:table-cell>
          <table:table-cell office:value-type="string" office:string-value="-" table:formula="msoxl:=IF(SUM(F63,H63,J63,L63,N63)=0,&quot;-&quot;,SUM(F63,H63,J63,L63,N63))" table:style-name="ce1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office:string-value="-" table:formula="msoxl:=IF(SUM('漁業生產量值-漁業種類別魚類別生產量值10'!C63,'漁業生產量值-漁業種類別魚類別生產量值10'!E63,'漁業生產量值-漁業種類別魚類別生產量值10'!G63,'漁業生產量值-漁業種類別魚類別生產量值10'!I63,'漁業生產量值-漁業種類別魚類別生產量值10'!K63)=0,&quot;-&quot;,SUM('漁業生產量值-漁業種類別魚類別生產量值10'!C63,'漁業生產量值-漁業種類別魚類別生產量值10'!E63,'漁業生產量值-漁業種類別魚類別生產量值10'!G63,'漁業生產量值-漁業種類別魚類別生產量值10'!I63,'漁業生產量值-漁業種類別魚類別生產量值10'!K63))" table:style-name="ce19">
            <text:p>-</text:p>
          </table:table-cell>
          <table:table-cell office:value-type="string" office:string-value="-" table:formula="msoxl:=IF(SUM('漁業生產量值-漁業種類別魚類別生產量值10'!D63,'漁業生產量值-漁業種類別魚類別生產量值10'!F63,'漁業生產量值-漁業種類別魚類別生產量值10'!H63,'漁業生產量值-漁業種類別魚類別生產量值10'!J63,'漁業生產量值-漁業種類別魚類別生產量值10'!L63)=0,&quot;-&quot;,SUM('漁業生產量值-漁業種類別魚類別生產量值10'!D63,'漁業生產量值-漁業種類別魚類別生產量值10'!F63,'漁業生產量值-漁業種類別魚類別生產量值10'!H63,'漁業生產量值-漁業種類別魚類別生產量值10'!J63,'漁業生產量值-漁業種類別魚類別生產量值10'!L63))" table:style-name="ce19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77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the grand total.</text:p>
          </table:table-cell>
          <table:covered-table-cell table:number-columns-repeated="9"/>
          <table:table-cell table:number-columns-repeated="16368" table:style-name="ce76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10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6" table:number-columns-repeated="16367" table:default-cell-style-name="ce31"/>
        <table:table-row table:style-name="ro1">
          <table:table-cell office:value-type="string" table:number-columns-spanned="3" table:number-rows-spanned="1" table:style-name="ce145">
            <text:p>7‧漁業生產量</text:p>
          </table:table-cell>
          <table:covered-table-cell table:number-columns-repeated="2"/>
          <table:table-cell table:number-columns-repeated="6" table:style-name="ce31"/>
          <table:table-cell office:value-type="string" table:style-name="ce31">
            <text:p>7‧FISHERIES PRODUCTION</text:p>
          </table:table-cell>
          <table:table-cell table:number-columns-repeated="16374" table:style-name="ce31"/>
        </table:table-row>
        <table:table-row table:style-name="ro2">
          <table:table-cell table:number-columns-repeated="4" table:style-name="ce31"/>
          <table:table-cell office:value-type="string" table:style-name="ce32">
            <text:p>單位：</text:p>
          </table:table-cell>
          <table:table-cell office:value-type="string" table:style-name="ce33">
            <text:p>產量：公噸, 千尾(觀賞魚)</text:p>
          </table:table-cell>
          <table:table-cell table:style-name="ce31"/>
          <table:table-cell table:number-columns-repeated="2" table:style-name="ce33"/>
          <table:table-cell table:number-columns-repeated="2" table:style-name="ce31"/>
          <table:table-cell office:value-type="string" table:style-name="ce32">
            <text:p>Unit：</text:p>
          </table:table-cell>
          <table:table-cell office:value-type="string" table:style-name="ce33">
            <text:p>Quantity：M.T.; 1000Pcs. by ornamental fish</text:p>
          </table:table-cell>
          <table:table-cell table:number-columns-repeated="16371" table:style-name="ce31"/>
        </table:table-row>
        <table:table-row table:style-name="ro2">
          <table:table-cell table:style-name="ce31"/>
          <table:table-cell office:value-type="string" table:number-columns-spanned="3" table:number-rows-spanned="1" table:style-name="ce13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31"/>
          <table:table-cell office:value-type="string" table:style-name="ce34">
            <text:p>價值：新臺幣千元</text:p>
          </table:table-cell>
          <table:table-cell table:style-name="ce31"/>
          <table:table-cell table:style-name="ce34"/>
          <table:table-cell office:value-type="string" table:style-name="ce34">
            <text:p>(1) By type of fisheries by species(Continued)</text:p>
          </table:table-cell>
          <table:table-cell table:number-columns-repeated="3" table:style-name="ce31"/>
          <table:table-cell office:value-type="string" table:style-name="ce35">
            <text:p>Value：Thousand NT $</text:p>
          </table:table-cell>
          <table:table-cell table:number-columns-repeated="16371" table:style-name="ce31"/>
        </table:table-row>
        <table:table-row table:style-name="ro2">
          <table:table-cell table:style-name="ce36"/>
          <table:table-cell office:value-type="string" table:number-columns-spanned="1" table:number-rows-spanned="3" table:style-name="ce198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10" draw:style-name="a1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7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10" table:number-rows-spanned="1" table:style-name="ce200">
            <text:p>鯊 <text:s text:c="5"/>魚 <text:s text:c="5"/>類</text:p>
          </table:table-cell>
          <table:covered-table-cell table:number-columns-repeated="9"/>
          <table:table-cell table:number-columns-spanned="2" table:number-rows-spanned="1" table:style-name="ce200"/>
          <table:covered-table-cell/>
          <table:table-cell table:number-columns-spanned="2" table:number-rows-spanned="1" table:style-name="ce200"/>
          <table:covered-table-cell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2" table:number-rows-spanned="1" table:style-name="ce194">
            <text:p>大 <text:s text:c="6"/>鯊</text:p>
          </table:table-cell>
          <table:covered-table-cell/>
          <table:table-cell office:value-type="string" table:number-columns-spanned="2" table:number-rows-spanned="1" table:style-name="ce199">
            <text:p>鯊 <text:s text:c="6"/>條</text:p>
          </table:table-cell>
          <table:covered-table-cell/>
          <table:table-cell office:value-type="string" table:number-columns-spanned="2" table:number-rows-spanned="1" table:style-name="ce199">
            <text:p>黑 <text:s text:c="6"/>鯊</text:p>
          </table:table-cell>
          <table:covered-table-cell/>
          <table:table-cell office:value-type="string" table:number-columns-spanned="2" table:number-rows-spanned="1" table:style-name="ce199">
            <text:p>水 <text:s text:c="6"/>鯊</text:p>
          </table:table-cell>
          <table:covered-table-cell/>
          <table:table-cell office:value-type="string" table:number-columns-spanned="2" table:number-rows-spanned="1" table:style-name="ce201">
            <text:p>馬 <text:s/>加 <text:s/>鯊</text:p>
          </table:table-cell>
          <table:covered-table-cell/>
          <table:table-cell office:value-type="string" table:number-columns-spanned="2" table:number-rows-spanned="1" table:style-name="ce193">
            <text:p>秋 <text:s/>刀 <text:s/>魚</text:p>
          </table:table-cell>
          <table:covered-table-cell/>
          <table:table-cell office:value-type="string" table:number-columns-spanned="2" table:number-rows-spanned="1" table:style-name="ce193">
            <text:p>剝 <text:s/>皮 <text:s/>魚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代碼</text:p>
          </table:table-cell>
          <table:table-cell office:value-type="string" table:number-columns-spanned="1" table:number-rows-spanned="3" table:style-name="ce196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95">
            <text:p>5201</text:p>
          </table:table-cell>
          <table:covered-table-cell/>
          <table:table-cell office:value-type="string" table:number-columns-spanned="2" table:number-rows-spanned="1" table:style-name="ce192">
            <text:p>5202</text:p>
          </table:table-cell>
          <table:covered-table-cell/>
          <table:table-cell office:value-type="string" table:number-columns-spanned="2" table:number-rows-spanned="1" table:style-name="ce192">
            <text:p>5203</text:p>
          </table:table-cell>
          <table:covered-table-cell/>
          <table:table-cell office:value-type="string" table:number-columns-spanned="2" table:number-rows-spanned="1" table:style-name="ce192">
            <text:p>5204</text:p>
          </table:table-cell>
          <table:covered-table-cell/>
          <table:table-cell office:value-type="string" table:number-columns-spanned="2" table:number-rows-spanned="1" table:style-name="ce192">
            <text:p>5205</text:p>
          </table:table-cell>
          <table:covered-table-cell/>
          <table:table-cell office:value-type="string" table:number-columns-spanned="2" table:number-rows-spanned="1" table:style-name="ce192">
            <text:p>5500</text:p>
          </table:table-cell>
          <table:covered-table-cell/>
          <table:table-cell office:value-type="string" table:number-columns-spanned="2" table:number-rows-spanned="1" table:style-name="ce192">
            <text:p>5600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Code</text:p>
          </table:table-cell>
          <table:covered-table-cell/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table:number-columns-repeated="16368"/>
        </table:table-row>
        <table:table-row table:style-name="ro2">
          <table:table-cell table:style-name="ce43"/>
          <table:covered-table-cell/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14606.041999999998" table:formula="msoxl:=  IF(SUM(C11,C19,C36,C50,C54,C58)=0,&quot;-&quot;,SUM(C11,C19,C36,C50,C54,C58))" table:style-name="ce49">
            <text:p>14,606<text:s/></text:p>
          </table:table-cell>
          <table:table-cell office:value-type="float" office:value="666249.39525000006" table:formula="msoxl:=  IF(SUM(D11,D19,D36,D50,D54,D58)=0,&quot;-&quot;,SUM(D11,D19,D36,D50,D54,D58))" table:style-name="ce49">
            <text:p>666,249<text:s/></text:p>
          </table:table-cell>
          <table:table-cell office:value-type="float" office:value="414.22899999999998" table:formula="msoxl:=  IF(SUM(E11,E19,E36,E50,E54,E58)=0,&quot;-&quot;,SUM(E11,E19,E36,E50,E54,E58))" table:style-name="ce49">
            <text:p>414<text:s/></text:p>
          </table:table-cell>
          <table:table-cell office:value-type="float" office:value="25561.283520000001" table:formula="msoxl:=  IF(SUM(F11,F19,F36,F50,F54,F58)=0,&quot;-&quot;,SUM(F11,F19,F36,F50,F54,F58))" table:style-name="ce49">
            <text:p>25,561<text:s/></text:p>
          </table:table-cell>
          <table:table-cell office:value-type="float" office:value="243.82855000000001" table:formula="msoxl:=  IF(SUM(G11,G19,G36,G50,G54,G58)=0,&quot;-&quot;,SUM(G11,G19,G36,G50,G54,G58))" table:style-name="ce49">
            <text:p>244<text:s/></text:p>
          </table:table-cell>
          <table:table-cell office:value-type="float" office:value="12962.875279999997" table:formula="msoxl:=  IF(SUM(H11,H19,H36,H50,H54,H58)=0,&quot;-&quot;,SUM(H11,H19,H36,H50,H54,H58))" table:style-name="ce49">
            <text:p>12,963<text:s/></text:p>
          </table:table-cell>
          <table:table-cell office:value-type="float" office:value="10769.090350000002" table:formula="msoxl:=  IF(SUM(I11,I19,I36,I50,I54,I58)=0,&quot;-&quot;,SUM(I11,I19,I36,I50,I54,I58))" table:style-name="ce49">
            <text:p>10,769<text:s/></text:p>
          </table:table-cell>
          <table:table-cell office:value-type="float" office:value="284211.14335999999" table:formula="msoxl:=  IF(SUM(J11,J19,J36,J50,J54,J58)=0,&quot;-&quot;,SUM(J11,J19,J36,J50,J54,J58))" table:style-name="ce49">
            <text:p>284,211<text:s/></text:p>
          </table:table-cell>
          <table:table-cell office:value-type="float" office:value="717.73892000000001" table:formula="msoxl:=  IF(SUM(K11,K19,K36,K50,K54,K58)=0,&quot;-&quot;,SUM(K11,K19,K36,K50,K54,K58))" table:style-name="ce49">
            <text:p>718<text:s/></text:p>
          </table:table-cell>
          <table:table-cell office:value-type="float" office:value="28659.26771" table:formula="msoxl:=  IF(SUM(L11,L19,L36,L50,L54,L58)=0,&quot;-&quot;,SUM(L11,L19,L36,L50,L54,L58))" table:style-name="ce49">
            <text:p>28,659<text:s/></text:p>
          </table:table-cell>
          <table:table-cell office:value-type="float" office:value="182618.77601" table:formula="msoxl:=  IF(SUM(M11,M19,M36,M50,M54,M58)=0,&quot;-&quot;,SUM(M11,M19,M36,M50,M54,M58))" table:style-name="ce49">
            <text:p>182,619<text:s/></text:p>
          </table:table-cell>
          <table:table-cell office:value-type="float" office:value="4924180.4312400008" table:formula="msoxl:=  IF(SUM(N11,N19,N36,N50,N54,N58)=0,&quot;-&quot;,SUM(N11,N19,N36,N50,N54,N58))" table:style-name="ce49">
            <text:p>4,924,180<text:s/></text:p>
          </table:table-cell>
          <table:table-cell office:value-type="float" office:value="532.50080000000003" table:formula="msoxl:=  IF(SUM(O11,O19,O36,O50,O54,O58)=0,&quot;-&quot;,SUM(O11,O19,O36,O50,O54,O58))" table:style-name="ce49">
            <text:p>533<text:s/></text:p>
          </table:table-cell>
          <table:table-cell office:value-type="float" office:value="60210.965039999995" table:formula="msoxl:=  IF(SUM(P11,P19,P36,P50,P54,P58)=0,&quot;-&quot;,SUM(P11,P19,P36,P50,P54,P58))" table:style-name="ce49">
            <text:p>60,21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12258.076239999999" table:formula="msoxl:=  IF(SUM(C12:C18)=0,&quot;-&quot;,SUM(C12:C18))" table:style-name="ce49">
            <text:p>12,258<text:s/></text:p>
          </table:table-cell>
          <table:table-cell office:value-type="float" office:value="492050.98296000005" table:formula="msoxl:=  IF(SUM(D12:D18)=0,&quot;-&quot;,SUM(D12:D18))" table:style-name="ce49">
            <text:p>492,051<text:s/></text:p>
          </table:table-cell>
          <table:table-cell office:value-type="float" office:value="57.091000000000001" table:formula="msoxl:=  IF(SUM(E12:E18)=0,&quot;-&quot;,SUM(E12:E18))" table:style-name="ce49">
            <text:p>57<text:s/></text:p>
          </table:table-cell>
          <table:table-cell office:value-type="float" office:value="1410.1476299999999" table:formula="msoxl:=  IF(SUM(F12:F18)=0,&quot;-&quot;,SUM(F12:F18))" table:style-name="ce49">
            <text:p>1,410<text:s/></text:p>
          </table:table-cell>
          <table:table-cell office:value-type="float" office:value="222.90534000000002" table:formula="msoxl:=  IF(SUM(G12:G18)=0,&quot;-&quot;,SUM(G12:G18))" table:style-name="ce49">
            <text:p>223<text:s/></text:p>
          </table:table-cell>
          <table:table-cell office:value-type="float" office:value="11382.406699999998" table:formula="msoxl:=  IF(SUM(H12:H18)=0,&quot;-&quot;,SUM(H12:H18))" table:style-name="ce49">
            <text:p>11,382<text:s/></text:p>
          </table:table-cell>
          <table:table-cell office:value-type="float" office:value="9639.7805800000006" table:formula="msoxl:=  IF(SUM(I12:I18)=0,&quot;-&quot;,SUM(I12:I18))" table:style-name="ce49">
            <text:p>9,640<text:s/></text:p>
          </table:table-cell>
          <table:table-cell office:value-type="float" office:value="249852.91324999998" table:formula="msoxl:=  IF(SUM(J12:J18)=0,&quot;-&quot;,SUM(J12:J18))" table:style-name="ce49">
            <text:p>249,853<text:s/></text:p>
          </table:table-cell>
          <table:table-cell office:value-type="float" office:value="711.9674" table:formula="msoxl:=  IF(SUM(K12:K18)=0,&quot;-&quot;,SUM(K12:K18))" table:style-name="ce49">
            <text:p>712<text:s/></text:p>
          </table:table-cell>
          <table:table-cell office:value-type="float" office:value="27547.823680000001" table:formula="msoxl:=  IF(SUM(L12:L18)=0,&quot;-&quot;,SUM(L12:L18))" table:style-name="ce49">
            <text:p>27,548<text:s/></text:p>
          </table:table-cell>
          <table:table-cell office:value-type="float" office:value="182618.72101000001" table:formula="msoxl:=  IF(SUM(M12:M18)=0,&quot;-&quot;,SUM(M12:M18))" table:style-name="ce49">
            <text:p>182,619<text:s/></text:p>
          </table:table-cell>
          <table:table-cell office:value-type="float" office:value="4924179.3092400003" table:formula="msoxl:=  IF(SUM(N12:N18)=0,&quot;-&quot;,SUM(N12:N18))" table:style-name="ce49">
            <text:p>4,924,179<text:s/></text:p>
          </table:table-cell>
          <table:table-cell office:value-type="string" office:string-value="-" table:formula="msoxl:=  IF(SUM(O12:O18)=0,&quot;-&quot;,SUM(O12:O18))" table:style-name="ce49">
            <text:p>-</text:p>
          </table:table-cell>
          <table:table-cell office:value-type="string" office:string-value="-" table:formula="msoxl:=  IF(SUM(P12:P18)=0,&quot;-&quot;,SUM(P12:P18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float" office:value="838.21709999999996" table:style-name="ce49">
            <text:p>838<text:s/></text:p>
          </table:table-cell>
          <table:table-cell office:value-type="float" office:value="24418.494559999999" table:style-name="ce49">
            <text:p>24,418<text:s/></text:p>
          </table:table-cell>
          <table:table-cell office:value-type="float" office:value="57.091000000000001" table:style-name="ce49">
            <text:p>57<text:s/></text:p>
          </table:table-cell>
          <table:table-cell office:value-type="float" office:value="1410.1476299999999" table:style-name="ce49">
            <text:p>1,410<text:s/></text:p>
          </table:table-cell>
          <table:table-cell office:value-type="float" office:value="1.1816" table:style-name="ce49">
            <text:p>1<text:s/></text:p>
          </table:table-cell>
          <table:table-cell office:value-type="float" office:value="44.034649999999999" table:style-name="ce49">
            <text:p>44<text:s/></text:p>
          </table:table-cell>
          <table:table-cell office:value-type="float" office:value="158.60586000000001" table:style-name="ce49">
            <text:p>159<text:s/></text:p>
          </table:table-cell>
          <table:table-cell office:value-type="float" office:value="3536.9106200000001" table:style-name="ce49">
            <text:p>3,537<text:s/></text:p>
          </table:table-cell>
          <table:table-cell office:value-type="float" office:value="41.987119999999997" table:style-name="ce49">
            <text:p>42<text:s/></text:p>
          </table:table-cell>
          <table:table-cell office:value-type="float" office:value="1664.2059400000001" table:style-name="ce49">
            <text:p>1,66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float" office:value="12.16" table:style-name="ce49">
            <text:p>12<text:s/></text:p>
          </table:table-cell>
          <table:table-cell office:value-type="float" office:value="597.57277999999997" table:style-name="ce49">
            <text:p>59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9.661999999999999" table:style-name="ce49">
            <text:p>20<text:s/></text:p>
          </table:table-cell>
          <table:table-cell office:value-type="float" office:value="976.78580999999997" table:style-name="ce49">
            <text:p>977<text:s/></text:p>
          </table:table-cell>
          <table:table-cell office:value-type="float" office:value="1.788" table:style-name="ce49">
            <text:p>2<text:s/></text:p>
          </table:table-cell>
          <table:table-cell office:value-type="float" office:value="89.99991" table:style-name="ce49">
            <text:p>9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float" office:value="7036.9956899999997" table:style-name="ce49">
            <text:p>7,037<text:s/></text:p>
          </table:table-cell>
          <table:table-cell office:value-type="float" office:value="339709.90785000002" table:style-name="ce49">
            <text:p>339,71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95.90054000000001" table:style-name="ce49">
            <text:p>196<text:s/></text:p>
          </table:table-cell>
          <table:table-cell office:value-type="float" office:value="10131.97683" table:style-name="ce49">
            <text:p>10,132<text:s/></text:p>
          </table:table-cell>
          <table:table-cell office:value-type="float" office:value="8652.3704500000003" table:style-name="ce49">
            <text:p>8,652<text:s/></text:p>
          </table:table-cell>
          <table:table-cell office:value-type="float" office:value="227783.53995000001" table:style-name="ce49">
            <text:p>227,784<text:s/></text:p>
          </table:table-cell>
          <table:table-cell office:value-type="float" office:value="451.04743999999999" table:style-name="ce49">
            <text:p>451<text:s/></text:p>
          </table:table-cell>
          <table:table-cell office:value-type="float" office:value="17205.972330000001" table:style-name="ce49">
            <text:p>17,206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82618.72101000001" table:style-name="ce49">
            <text:p>182,619<text:s/></text:p>
          </table:table-cell>
          <table:table-cell office:value-type="float" office:value="4924179.3092400003" table:style-name="ce49">
            <text:p>4,924,179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float" office:value="4370.70345" table:style-name="ce49">
            <text:p>4,371<text:s/></text:p>
          </table:table-cell>
          <table:table-cell office:value-type="float" office:value="127325.00777" table:style-name="ce49">
            <text:p>127,32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6.1612" table:style-name="ce49">
            <text:p>6<text:s/></text:p>
          </table:table-cell>
          <table:table-cell office:value-type="float" office:value="229.60941" table:style-name="ce49">
            <text:p>230<text:s/></text:p>
          </table:table-cell>
          <table:table-cell office:value-type="float" office:value="827.01626999999996" table:style-name="ce49">
            <text:p>827<text:s/></text:p>
          </table:table-cell>
          <table:table-cell office:value-type="float" office:value="18442.462769999998" table:style-name="ce49">
            <text:p>18,442<text:s/></text:p>
          </table:table-cell>
          <table:table-cell office:value-type="float" office:value="218.93284" table:style-name="ce49">
            <text:p>219<text:s/></text:p>
          </table:table-cell>
          <table:table-cell office:value-type="float" office:value="8677.6454099999992" table:style-name="ce49">
            <text:p>8,67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2256.11276" table:formula="msoxl:=  IF(SUM(C20:C35)=0,&quot;-&quot;,SUM(C20:C35))" table:style-name="ce49">
            <text:p>2,256<text:s/></text:p>
          </table:table-cell>
          <table:table-cell office:value-type="float" office:value="167677.46029999998" table:formula="msoxl:=  IF(SUM(D20:D35)=0,&quot;-&quot;,SUM(D20:D35))" table:style-name="ce49">
            <text:p>167,677<text:s/></text:p>
          </table:table-cell>
          <table:table-cell office:value-type="float" office:value="267.42919999999998" table:formula="msoxl:=  IF(SUM(E20:E35)=0,&quot;-&quot;,SUM(E20:E35))" table:style-name="ce49">
            <text:p>267<text:s/></text:p>
          </table:table-cell>
          <table:table-cell office:value-type="float" office:value="17958.953390000002" table:formula="msoxl:=  IF(SUM(F20:F35)=0,&quot;-&quot;,SUM(F20:F35))" table:style-name="ce49">
            <text:p>17,959<text:s/></text:p>
          </table:table-cell>
          <table:table-cell office:value-type="float" office:value="19.705310000000001" table:formula="msoxl:=  IF(SUM(G20:G35)=0,&quot;-&quot;,SUM(G20:G35))" table:style-name="ce49">
            <text:p>20<text:s/></text:p>
          </table:table-cell>
          <table:table-cell office:value-type="float" office:value="1479.56403" table:formula="msoxl:=  IF(SUM(H20:H35)=0,&quot;-&quot;,SUM(H20:H35))" table:style-name="ce49">
            <text:p>1,480<text:s/></text:p>
          </table:table-cell>
          <table:table-cell office:value-type="float" office:value="1106.0197700000001" table:formula="msoxl:=  IF(SUM(I20:I35)=0,&quot;-&quot;,SUM(I20:I35))" table:style-name="ce49">
            <text:p>1,106<text:s/></text:p>
          </table:table-cell>
          <table:table-cell office:value-type="float" office:value="32937.540110000002" table:formula="msoxl:=  IF(SUM(J20:J35)=0,&quot;-&quot;,SUM(J20:J35))" table:style-name="ce49">
            <text:p>32,938<text:s/></text:p>
          </table:table-cell>
          <table:table-cell office:value-type="float" office:value="2.3519999999999999E-2" table:formula="msoxl:=  IF(SUM(K20:K35)=0,&quot;-&quot;,SUM(K20:K35))" table:style-name="ce49">
            <text:p>0<text:s/></text:p>
          </table:table-cell>
          <table:table-cell office:value-type="float" office:value="2.3990300000000002" table:formula="msoxl:=  IF(SUM(L20:L35)=0,&quot;-&quot;,SUM(L20:L35))" table:style-name="ce49">
            <text:p>2<text:s/></text:p>
          </table:table-cell>
          <table:table-cell office:value-type="string" office:string-value="-" table:formula="msoxl:=  IF(SUM(M20:M35)=0,&quot;-&quot;,SUM(M20:M35))" table:style-name="ce49">
            <text:p>-</text:p>
          </table:table-cell>
          <table:table-cell office:value-type="string" office:string-value="-" table:formula="msoxl:=  IF(SUM(N20:N35)=0,&quot;-&quot;,SUM(N20:N35))" table:style-name="ce49">
            <text:p>-</text:p>
          </table:table-cell>
          <table:table-cell office:value-type="float" office:value="103.0911" table:formula="msoxl:=  IF(SUM(O20:O35)=0,&quot;-&quot;,SUM(O20:O35))" table:style-name="ce49">
            <text:p>103<text:s/></text:p>
          </table:table-cell>
          <table:table-cell office:value-type="float" office:value="10632.832030000001" table:formula="msoxl:=  IF(SUM(P20:P35)=0,&quot;-&quot;,SUM(P20:P35))" table:style-name="ce49">
            <text:p>10,63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417.5" table:style-name="ce49">
            <text:p>418<text:s/></text:p>
          </table:table-cell>
          <table:table-cell office:value-type="float" office:value="39662.5" table:style-name="ce49">
            <text:p>39,663<text:s/></text:p>
          </table:table-cell>
          <table:table-cell office:value-type="float" office:value="131.14760000000001" table:style-name="ce49">
            <text:p>131<text:s/></text:p>
          </table:table-cell>
          <table:table-cell office:value-type="float" office:value="6895.99251" table:style-name="ce49">
            <text:p>6,896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9.1950000000000003" table:style-name="ce49">
            <text:p>9<text:s/></text:p>
          </table:table-cell>
          <table:table-cell office:value-type="float" office:value="1386.3045999999999" table:style-name="ce49">
            <text:p>1,38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22.754999999999999" table:style-name="ce49">
            <text:p>23<text:s/></text:p>
          </table:table-cell>
          <table:table-cell office:value-type="float" office:value="1553.89" table:style-name="ce49">
            <text:p>1,554<text:s/></text:p>
          </table:table-cell>
          <table:table-cell office:value-type="float" office:value="51.355800000000002" table:style-name="ce49">
            <text:p>51<text:s/></text:p>
          </table:table-cell>
          <table:table-cell office:value-type="float" office:value="2504.7539400000001" table:style-name="ce49">
            <text:p>2,505<text:s/></text:p>
          </table:table-cell>
          <table:table-cell office:value-type="float" office:value="1.0999999999999999E-2" table:style-name="ce49">
            <text:p>0<text:s/></text:p>
          </table:table-cell>
          <table:table-cell office:value-type="float" office:value="0.11" table:style-name="ce49">
            <text:p>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.3519999999999999E-2" table:style-name="ce49">
            <text:p>0<text:s/></text:p>
          </table:table-cell>
          <table:table-cell office:value-type="float" office:value="2.3990300000000002" table:style-name="ce49">
            <text:p>2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4.381999999999998" table:style-name="ce49">
            <text:p>44<text:s/></text:p>
          </table:table-cell>
          <table:table-cell office:value-type="float" office:value="4476.65733" table:style-name="ce49">
            <text:p>4,47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float" office:value="1812.4337599999999" table:style-name="ce49">
            <text:p>1,812<text:s/></text:p>
          </table:table-cell>
          <table:table-cell office:value-type="float" office:value="126198.58229999999" table:style-name="ce49">
            <text:p>126,199<text:s/></text:p>
          </table:table-cell>
          <table:table-cell office:value-type="float" office:value="61.063899999999997" table:style-name="ce49">
            <text:p>61<text:s/></text:p>
          </table:table-cell>
          <table:table-cell office:value-type="float" office:value="5190.4314999999997" table:style-name="ce49">
            <text:p>5,190<text:s/></text:p>
          </table:table-cell>
          <table:table-cell office:value-type="float" office:value="19.694310000000002" table:style-name="ce49">
            <text:p>20<text:s/></text:p>
          </table:table-cell>
          <table:table-cell office:value-type="float" office:value="1479.4540300000001" table:style-name="ce49">
            <text:p>1,479<text:s/></text:p>
          </table:table-cell>
          <table:table-cell office:value-type="float" office:value="1106.0197700000001" table:style-name="ce49">
            <text:p>1,106<text:s/></text:p>
          </table:table-cell>
          <table:table-cell office:value-type="float" office:value="32937.540110000002" table:style-name="ce49">
            <text:p>32,93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float" office:value="0.83" table:style-name="ce49">
            <text:p>1<text:s/></text:p>
          </table:table-cell>
          <table:table-cell office:value-type="float" office:value="41.997999999999998" table:style-name="ce49">
            <text:p>42<text:s/></text:p>
          </table:table-cell>
          <table:table-cell office:value-type="float" office:value="23.361899999999999" table:style-name="ce49">
            <text:p>23<text:s/></text:p>
          </table:table-cell>
          <table:table-cell office:value-type="float" office:value="3337.7754399999999" table:style-name="ce49">
            <text:p>3,33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9.597100000000001" table:style-name="ce49">
            <text:p>30<text:s/></text:p>
          </table:table-cell>
          <table:table-cell office:value-type="float" office:value="2893.8587699999998" table:style-name="ce49">
            <text:p>2,89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float" office:value="2.5939999999999999" table:style-name="ce49">
            <text:p>3<text:s/></text:p>
          </table:table-cell>
          <table:table-cell office:value-type="float" office:value="220.49" table:style-name="ce49">
            <text:p>22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5" table:style-name="ce49">
            <text:p>1<text:s/></text:p>
          </table:table-cell>
          <table:table-cell office:value-type="float" office:value="30" table:style-name="ce49">
            <text:p>3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8.654" table:style-name="ce49">
            <text:p>19<text:s/></text:p>
          </table:table-cell>
          <table:table-cell office:value-type="float" office:value="1704.6222399999999" table:style-name="ce49">
            <text:p>1,70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.2629999999999999" table:style-name="ce49">
            <text:p>1<text:s/></text:p>
          </table:table-cell>
          <table:table-cell office:value-type="float" office:value="171.38909000000001" table:style-name="ce49">
            <text:p>17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91.852999999999994" table:formula="msoxl:=  IF(SUM(C37:C49)=0,&quot;-&quot;,SUM(C37:C49))" table:style-name="ce49">
            <text:p>92<text:s/></text:p>
          </table:table-cell>
          <table:table-cell office:value-type="float" office:value="6520.9519900000005" table:formula="msoxl:=  IF(SUM(D37:D49)=0,&quot;-&quot;,SUM(D37:D49))" table:style-name="ce49">
            <text:p>6,521<text:s/></text:p>
          </table:table-cell>
          <table:table-cell office:value-type="float" office:value="89.708800000000011" table:formula="msoxl:=  IF(SUM(E37:E49)=0,&quot;-&quot;,SUM(E37:E49))" table:style-name="ce49">
            <text:p>90<text:s/></text:p>
          </table:table-cell>
          <table:table-cell office:value-type="float" office:value="6192.182499999999" table:formula="msoxl:=  IF(SUM(F37:F49)=0,&quot;-&quot;,SUM(F37:F49))" table:style-name="ce49">
            <text:p>6,192<text:s/></text:p>
          </table:table-cell>
          <table:table-cell office:value-type="float" office:value="1.2179" table:formula="msoxl:=  IF(SUM(G37:G49)=0,&quot;-&quot;,SUM(G37:G49))" table:style-name="ce49">
            <text:p>1<text:s/></text:p>
          </table:table-cell>
          <table:table-cell office:value-type="float" office:value="100.90455" table:formula="msoxl:=  IF(SUM(H37:H49)=0,&quot;-&quot;,SUM(H37:H49))" table:style-name="ce49">
            <text:p>101<text:s/></text:p>
          </table:table-cell>
          <table:table-cell office:value-type="float" office:value="23.29" table:formula="msoxl:=  IF(SUM(I37:I49)=0,&quot;-&quot;,SUM(I37:I49))" table:style-name="ce49">
            <text:p>23<text:s/></text:p>
          </table:table-cell>
          <table:table-cell office:value-type="float" office:value="1420.69" table:formula="msoxl:=  IF(SUM(J37:J49)=0,&quot;-&quot;,SUM(J37:J49))" table:style-name="ce49">
            <text:p>1,421<text:s/></text:p>
          </table:table-cell>
          <table:table-cell office:value-type="float" office:value="5.7480000000000002" table:formula="msoxl:=  IF(SUM(K37:K49)=0,&quot;-&quot;,SUM(K37:K49))" table:style-name="ce49">
            <text:p>6<text:s/></text:p>
          </table:table-cell>
          <table:table-cell office:value-type="float" office:value="1109.0450000000001" table:formula="msoxl:=  IF(SUM(L37:L49)=0,&quot;-&quot;,SUM(L37:L49))" table:style-name="ce49">
            <text:p>1,109<text:s/></text:p>
          </table:table-cell>
          <table:table-cell office:value-type="float" office:value="5.5E-2" table:formula="msoxl:=  IF(SUM(M37:M49)=0,&quot;-&quot;,SUM(M37:M49))" table:style-name="ce49">
            <text:p>0<text:s/></text:p>
          </table:table-cell>
          <table:table-cell office:value-type="float" office:value="1.1220000000000001" table:formula="msoxl:=  IF(SUM(N37:N49)=0,&quot;-&quot;,SUM(N37:N49))" table:style-name="ce49">
            <text:p>1<text:s/></text:p>
          </table:table-cell>
          <table:table-cell office:value-type="float" office:value="429.40970000000004" table:formula="msoxl:=  IF(SUM(O37:O49)=0,&quot;-&quot;,SUM(O37:O49))" table:style-name="ce49">
            <text:p>429<text:s/></text:p>
          </table:table-cell>
          <table:table-cell office:value-type="float" office:value="49578.133009999998" table:formula="msoxl:=  IF(SUM(P37:P49)=0,&quot;-&quot;,SUM(P37:P49))" table:style-name="ce49">
            <text:p>49,57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float" office:value="1.7470000000000001" table:style-name="ce49">
            <text:p>2<text:s/></text:p>
          </table:table-cell>
          <table:table-cell office:value-type="float" office:value="127.77699" table:style-name="ce49">
            <text:p>128<text:s/></text:p>
          </table:table-cell>
          <table:table-cell office:value-type="float" office:value="10.132899999999999" table:style-name="ce49">
            <text:p>10<text:s/></text:p>
          </table:table-cell>
          <table:table-cell office:value-type="float" office:value="642.39765999999997" table:style-name="ce49">
            <text:p>642<text:s/></text:p>
          </table:table-cell>
          <table:table-cell office:value-type="float" office:value="1.2179" table:style-name="ce49">
            <text:p>1<text:s/></text:p>
          </table:table-cell>
          <table:table-cell office:value-type="float" office:value="100.90455" table:style-name="ce49">
            <text:p>10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33350000000000002" table:style-name="ce49">
            <text:p>0<text:s/></text:p>
          </table:table-cell>
          <table:table-cell office:value-type="float" office:value="26.145" table:style-name="ce49">
            <text:p>26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20.19470000000001" table:style-name="ce49">
            <text:p>220<text:s/></text:p>
          </table:table-cell>
          <table:table-cell office:value-type="float" office:value="25007.79679" table:style-name="ce49">
            <text:p>25,00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54.6" table:style-name="ce49">
            <text:p>55<text:s/></text:p>
          </table:table-cell>
          <table:table-cell office:value-type="float" office:value="5816.23" table:style-name="ce49">
            <text:p>5,81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83.933999999999997" table:style-name="ce49">
            <text:p>84<text:s/></text:p>
          </table:table-cell>
          <table:table-cell office:value-type="float" office:value="5919.3450000000003" table:style-name="ce49">
            <text:p>5,919<text:s/></text:p>
          </table:table-cell>
          <table:table-cell office:value-type="float" office:value="68.127399999999994" table:style-name="ce49">
            <text:p>68<text:s/></text:p>
          </table:table-cell>
          <table:table-cell office:value-type="float" office:value="4838.9728999999998" table:style-name="ce49">
            <text:p>4,839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3.29" table:style-name="ce49">
            <text:p>23<text:s/></text:p>
          </table:table-cell>
          <table:table-cell office:value-type="float" office:value="1420.69" table:style-name="ce49">
            <text:p>1,421<text:s/></text:p>
          </table:table-cell>
          <table:table-cell office:value-type="float" office:value="5.4145000000000003" table:style-name="ce49">
            <text:p>5<text:s/></text:p>
          </table:table-cell>
          <table:table-cell office:value-type="float" office:value="1082.9000000000001" table:style-name="ce49">
            <text:p>1,083<text:s/></text:p>
          </table:table-cell>
          <table:table-cell office:value-type="float" office:value="5.5E-2" table:style-name="ce49">
            <text:p>0<text:s/></text:p>
          </table:table-cell>
          <table:table-cell office:value-type="float" office:value="1.1220000000000001" table:style-name="ce49">
            <text:p>1<text:s/></text:p>
          </table:table-cell>
          <table:table-cell office:value-type="float" office:value="140.01499999999999" table:style-name="ce49">
            <text:p>140<text:s/></text:p>
          </table:table-cell>
          <table:table-cell office:value-type="float" office:value="17352.506219999999" table:style-name="ce49">
            <text:p>17,35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.5" table:style-name="ce49">
            <text:p>2<text:s/></text:p>
          </table:table-cell>
          <table:table-cell office:value-type="float" office:value="90" table:style-name="ce49">
            <text:p>9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4.6" table:style-name="ce49">
            <text:p>15<text:s/></text:p>
          </table:table-cell>
          <table:table-cell office:value-type="float" office:value="1401.6" table:style-name="ce49">
            <text:p>1,40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float" office:value="6.1719999999999997" table:style-name="ce49">
            <text:p>6<text:s/></text:p>
          </table:table-cell>
          <table:table-cell office:value-type="float" office:value="473.83" table:style-name="ce49">
            <text:p>474<text:s/></text:p>
          </table:table-cell>
          <table:table-cell office:value-type="float" office:value="5.4684999999999997" table:style-name="ce49">
            <text:p>5<text:s/></text:p>
          </table:table-cell>
          <table:table-cell office:value-type="float" office:value="340.81193999999999" table:style-name="ce49">
            <text:p>34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.4800000000000004" table:style-name="ce49">
            <text:p>4<text:s/></text:p>
          </table:table-cell>
          <table:table-cell office:value-type="float" office:value="280" table:style-name="ce49">
            <text:p>28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49">
            <text:p>-</text:p>
          </table:table-cell>
          <table:table-cell office:value-type="string" office:string-value="-" table:formula="msoxl:=  IF(SUM(D51:D53)=0,&quot;-&quot;,SUM(D51:D53))" table:style-name="ce49">
            <text:p>-</text:p>
          </table:table-cell>
          <table:table-cell office:value-type="string" office:string-value="-" table:formula="msoxl:=  IF(SUM(E51:E53)=0,&quot;-&quot;,SUM(E51:E53))" table:style-name="ce49">
            <text:p>-</text:p>
          </table:table-cell>
          <table:table-cell office:value-type="string" office:string-value="-" table:formula="msoxl:=  IF(SUM(F51:F53)=0,&quot;-&quot;,SUM(F51:F53))" table:style-name="ce49">
            <text:p>-</text:p>
          </table:table-cell>
          <table:table-cell office:value-type="string" office:string-value="-" table:formula="msoxl:=  IF(SUM(G51:G53)=0,&quot;-&quot;,SUM(G51:G53))" table:style-name="ce49">
            <text:p>-</text:p>
          </table:table-cell>
          <table:table-cell office:value-type="string" office:string-value="-" table:formula="msoxl:=  IF(SUM(H51:H53)=0,&quot;-&quot;,SUM(H51:H53))" table:style-name="ce49">
            <text:p>-</text:p>
          </table:table-cell>
          <table:table-cell office:value-type="string" office:string-value="-" table:formula="msoxl:=  IF(SUM(I51:I53)=0,&quot;-&quot;,SUM(I51:I53))" table:style-name="ce49">
            <text:p>-</text:p>
          </table:table-cell>
          <table:table-cell office:value-type="string" office:string-value="-" table:formula="msoxl:=  IF(SUM(J51:J53)=0,&quot;-&quot;,SUM(J51:J53))" table:style-name="ce49">
            <text:p>-</text:p>
          </table:table-cell>
          <table:table-cell office:value-type="string" office:string-value="-" table:formula="msoxl:=  IF(SUM(K51:K53)=0,&quot;-&quot;,SUM(K51:K53))" table:style-name="ce49">
            <text:p>-</text:p>
          </table:table-cell>
          <table:table-cell office:value-type="string" office:string-value="-" table:formula="msoxl:=  IF(SUM(L51:L53)=0,&quot;-&quot;,SUM(L51:L53))" table:style-name="ce49">
            <text:p>-</text:p>
          </table:table-cell>
          <table:table-cell office:value-type="string" office:string-value="-" table:formula="msoxl:=  IF(SUM(M51:M53)=0,&quot;-&quot;,SUM(M51:M53))" table:style-name="ce49">
            <text:p>-</text:p>
          </table:table-cell>
          <table:table-cell office:value-type="string" office:string-value="-" table:formula="msoxl:=  IF(SUM(N51:N53)=0,&quot;-&quot;,SUM(N51:N53))" table:style-name="ce49">
            <text:p>-</text:p>
          </table:table-cell>
          <table:table-cell office:value-type="string" office:string-value="-" table:formula="msoxl:=  IF(SUM(O51:O53)=0,&quot;-&quot;,SUM(O51:O53))" table:style-name="ce49">
            <text:p>-</text:p>
          </table:table-cell>
          <table:table-cell office:value-type="string" office:string-value="-" table:formula="msoxl:=  IF(SUM(P51:P53)=0,&quot;-&quot;,SUM(P51:P53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49">
            <text:p>-</text:p>
          </table:table-cell>
          <table:table-cell office:value-type="string" office:string-value="-" table:formula="msoxl:=  IF(SUM(D55:D57)=0,&quot;-&quot;,SUM(D55:D57))" table:style-name="ce49">
            <text:p>-</text:p>
          </table:table-cell>
          <table:table-cell office:value-type="string" office:string-value="-" table:formula="msoxl:=  IF(SUM(E55:E57)=0,&quot;-&quot;,SUM(E55:E57))" table:style-name="ce49">
            <text:p>-</text:p>
          </table:table-cell>
          <table:table-cell office:value-type="string" office:string-value="-" table:formula="msoxl:=  IF(SUM(F55:F57)=0,&quot;-&quot;,SUM(F55:F57))" table:style-name="ce49">
            <text:p>-</text:p>
          </table:table-cell>
          <table:table-cell office:value-type="string" office:string-value="-" table:formula="msoxl:=  IF(SUM(G55:G57)=0,&quot;-&quot;,SUM(G55:G57))" table:style-name="ce49">
            <text:p>-</text:p>
          </table:table-cell>
          <table:table-cell office:value-type="string" office:string-value="-" table:formula="msoxl:=  IF(SUM(H55:H57)=0,&quot;-&quot;,SUM(H55:H57))" table:style-name="ce49">
            <text:p>-</text:p>
          </table:table-cell>
          <table:table-cell office:value-type="string" office:string-value="-" table:formula="msoxl:=  IF(SUM(I55:I57)=0,&quot;-&quot;,SUM(I55:I57))" table:style-name="ce49">
            <text:p>-</text:p>
          </table:table-cell>
          <table:table-cell office:value-type="string" office:string-value="-" table:formula="msoxl:=  IF(SUM(J55:J57)=0,&quot;-&quot;,SUM(J55:J57))" table:style-name="ce49">
            <text:p>-</text:p>
          </table:table-cell>
          <table:table-cell office:value-type="string" office:string-value="-" table:formula="msoxl:=  IF(SUM(K55:K57)=0,&quot;-&quot;,SUM(K55:K57))" table:style-name="ce49">
            <text:p>-</text:p>
          </table:table-cell>
          <table:table-cell office:value-type="string" office:string-value="-" table:formula="msoxl:=  IF(SUM(L55:L57)=0,&quot;-&quot;,SUM(L55:L57))" table:style-name="ce49">
            <text:p>-</text:p>
          </table:table-cell>
          <table:table-cell office:value-type="string" office:string-value="-" table:formula="msoxl:=  IF(SUM(M55:M57)=0,&quot;-&quot;,SUM(M55:M57))" table:style-name="ce49">
            <text:p>-</text:p>
          </table:table-cell>
          <table:table-cell office:value-type="string" office:string-value="-" table:formula="msoxl:=  IF(SUM(N55:N57)=0,&quot;-&quot;,SUM(N55:N57))" table:style-name="ce49">
            <text:p>-</text:p>
          </table:table-cell>
          <table:table-cell office:value-type="string" office:string-value="-" table:formula="msoxl:=  IF(SUM(O55:O57)=0,&quot;-&quot;,SUM(O55:O57))" table:style-name="ce49">
            <text:p>-</text:p>
          </table:table-cell>
          <table:table-cell office:value-type="string" office:string-value="-" table:formula="msoxl:=  IF(SUM(P55:P57)=0,&quot;-&quot;,SUM(P55:P57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string" office:string-value="-" table:formula="msoxl:=  IF(SUM(C59,C60,C61,C63)=0,IF(C62=0,&quot;-&quot;,C62),SUM(C59,C60,C61,C63))" table:style-name="ce49">
            <text:p>-</text:p>
          </table:table-cell>
          <table:table-cell office:value-type="string" office:string-value="-" table:formula="msoxl:=  IF(SUM(D59:D63)=0,&quot;-&quot;,SUM(D59:D63))" table:style-name="ce49">
            <text:p>-</text:p>
          </table:table-cell>
          <table:table-cell office:value-type="string" office:string-value="-" table:formula="msoxl:=  IF(SUM(E59,E60,E61,E63)=0,IF(E62=0,&quot;-&quot;,E62),SUM(E59,E60,E61,E63))" table:style-name="ce49">
            <text:p>-</text:p>
          </table:table-cell>
          <table:table-cell office:value-type="string" office:string-value="-" table:formula="msoxl:=  IF(SUM(F59:F63)=0,&quot;-&quot;,SUM(F59:F63))" table:style-name="ce49">
            <text:p>-</text:p>
          </table:table-cell>
          <table:table-cell office:value-type="string" office:string-value="-" table:formula="msoxl:=  IF(SUM(G59,G60,G61,G63)=0,IF(G62=0,&quot;-&quot;,G62),SUM(G59,G60,G61,G63))" table:style-name="ce49">
            <text:p>-</text:p>
          </table:table-cell>
          <table:table-cell office:value-type="string" office:string-value="-" table:formula="msoxl:=  IF(SUM(H59:H63)=0,&quot;-&quot;,SUM(H59:H63))" table:style-name="ce49">
            <text:p>-</text:p>
          </table:table-cell>
          <table:table-cell office:value-type="string" office:string-value="-" table:formula="msoxl:=  IF(SUM(I59,I60,I61,I63)=0,IF(I62=0,&quot;-&quot;,I62),SUM(I59,I60,I61,I63))" table:style-name="ce49">
            <text:p>-</text:p>
          </table:table-cell>
          <table:table-cell office:value-type="string" office:string-value="-" table:formula="msoxl:=  IF(SUM(J59:J63)=0,&quot;-&quot;,SUM(J59:J63))" table:style-name="ce49">
            <text:p>-</text:p>
          </table:table-cell>
          <table:table-cell office:value-type="string" office:string-value="-" table:formula="msoxl:=  IF(SUM(K59,K60,K61,K63)=0,IF(K62=0,&quot;-&quot;,K62),SUM(K59,K60,K61,K63))" table:style-name="ce49">
            <text:p>-</text:p>
          </table:table-cell>
          <table:table-cell office:value-type="string" office:string-value="-" table:formula="msoxl:=  IF(SUM(L59:L63)=0,&quot;-&quot;,SUM(L59:L63))" table:style-name="ce49">
            <text:p>-</text:p>
          </table:table-cell>
          <table:table-cell office:value-type="string" office:string-value="-" table:formula="msoxl:=  IF(SUM(M59,M60,M61,M63)=0,IF(M62=0,&quot;-&quot;,M62),SUM(M59,M60,M61,M63))" table:style-name="ce49">
            <text:p>-</text:p>
          </table:table-cell>
          <table:table-cell office:value-type="string" office:string-value="-" table:formula="msoxl:=  IF(SUM(N59:N63)=0,&quot;-&quot;,SUM(N59:N63))" table:style-name="ce49">
            <text:p>-</text:p>
          </table:table-cell>
          <table:table-cell office:value-type="string" office:string-value="-" table:formula="msoxl:=  IF(SUM(O59,O60,O61,O63)=0,IF(O62=0,&quot;-&quot;,O62),SUM(O59,O60,O61,O63))" table:style-name="ce49">
            <text:p>-</text:p>
          </table:table-cell>
          <table:table-cell office:value-type="string" office:string-value="-" table:formula="msoxl:=  IF(SUM(P59:P63)=0,&quot;-&quot;,SUM(P59:P63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77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the grand total.</text:p>
          </table:table-cell>
          <table:covered-table-cell table:number-columns-repeated="9"/>
          <table:table-cell table:number-columns-repeated="16368" table:style-name="ce76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1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53"/>
        <table:table-column table:style-name="co5" table:default-cell-style-name="ce53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53"/>
        <table:table-column table:style-name="co5" table:default-cell-style-name="ce53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99">
            <text:p>7‧漁業生產量</text:p>
          </table:table-cell>
          <table:covered-table-cell table:number-columns-repeated="2"/>
          <table:table-cell table:style-name="ce1"/>
          <table:table-cell table:number-columns-repeated="2" table:style-name="ce53"/>
          <table:table-cell table:number-columns-repeated="3" table:style-name="ce1"/>
          <table:table-cell office:value-type="string" table:style-name="ce1">
            <text:p>7‧FISHERIES PRODUCTION</text:p>
          </table:table-cell>
          <table:table-cell table:number-columns-repeated="4" table:style-name="ce1"/>
          <table:table-cell table:number-columns-repeated="2" table:style-name="ce53"/>
          <table:table-cell table:number-columns-repeated="16368"/>
        </table:table-row>
        <table:table-row table:style-name="ro2">
          <table:table-cell table:number-columns-repeated="4" table:style-name="ce57"/>
          <table:table-cell office:value-type="string" table:style-name="ce32">
            <text:p>單位：</text:p>
          </table:table-cell>
          <table:table-cell office:value-type="string" table:style-name="ce33">
            <text:p>產量：公噸, 千尾(觀賞魚)</text:p>
          </table:table-cell>
          <table:table-cell table:style-name="ce57"/>
          <table:table-cell table:number-columns-repeated="2" table:style-name="ce33"/>
          <table:table-cell table:number-columns-repeated="2" table:style-name="ce57"/>
          <table:table-cell office:value-type="string" table:style-name="ce32">
            <text:p>Unit：</text:p>
          </table:table-cell>
          <table:table-cell office:value-type="string" table:style-name="ce33">
            <text:p>Quantity：M.T.; 1000Pcs. by ornamental fish</text:p>
          </table:table-cell>
          <table:table-cell table:style-name="ce57"/>
          <table:table-cell table:number-columns-repeated="2" table:style-name="ce53"/>
          <table:table-cell table:number-columns-repeated="16368" table:style-name="ce57"/>
        </table:table-row>
        <table:table-row table:style-name="ro2">
          <table:table-cell table:style-name="ce57"/>
          <table:table-cell office:value-type="string" table:number-columns-spanned="3" table:number-rows-spanned="1" table:style-name="ce13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57"/>
          <table:table-cell office:value-type="string" table:style-name="ce58">
            <text:p>價值：新臺幣千元</text:p>
          </table:table-cell>
          <table:table-cell table:style-name="ce57"/>
          <table:table-cell table:style-name="ce58"/>
          <table:table-cell office:value-type="string" table:style-name="ce58">
            <text:p>(1) By type of fisheries by species(Continued)</text:p>
          </table:table-cell>
          <table:table-cell table:number-columns-repeated="3" table:style-name="ce57"/>
          <table:table-cell office:value-type="string" table:style-name="ce35">
            <text:p>Value：Thousand NT $</text:p>
          </table:table-cell>
          <table:table-cell table:style-name="ce57"/>
          <table:table-cell table:number-columns-repeated="2" table:style-name="ce53"/>
          <table:table-cell table:number-columns-repeated="16368" table:style-name="ce57"/>
        </table:table-row>
        <table:table-row table:style-name="ro2">
          <table:table-cell table:style-name="ce7"/>
          <table:table-cell office:value-type="string" table:number-columns-spanned="1" table:number-rows-spanned="3" table:style-name="ce187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11" draw:style-name="a1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7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10"/>
          <table:covered-table-cell/>
          <table:table-cell table:style-name="ce28"/>
          <table:table-cell table:style-name="ce29"/>
          <table:table-cell table:number-columns-spanned="2" table:number-rows-spanned="1" table:style-name="ce176"/>
          <table:covered-table-cell/>
          <table:table-cell office:value-type="string" table:number-columns-spanned="8" table:number-rows-spanned="1" table:style-name="ce174">
            <text:p>頭 <text:s text:c="3"/>足 <text:s text:c="3"/>類</text:p>
          </table:table-cell>
          <table:covered-table-cell table:number-columns-repeated="7"/>
          <table:table-cell office:value-type="string" table:number-columns-spanned="2" table:number-rows-spanned="1" table:style-name="ce174">
            <text:p>甲 <text:s text:c="3"/>殼 <text:s text:c="3"/>類</text:p>
          </table:table-cell>
          <table:covered-table-cell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77">
            <text:p>其他淡水魚類</text:p>
          </table:table-cell>
          <table:covered-table-cell/>
          <table:table-cell office:value-type="string" table:number-columns-spanned="2" table:number-rows-spanned="1" table:style-name="ce179">
            <text:p>其他魚類</text:p>
          </table:table-cell>
          <table:covered-table-cell/>
          <table:table-cell office:value-type="string" table:number-columns-spanned="2" table:number-rows-spanned="1" table:style-name="ce178">
            <text:p>小計</text:p>
          </table:table-cell>
          <table:covered-table-cell/>
          <table:table-cell office:value-type="string" table:number-columns-spanned="2" table:number-rows-spanned="1" table:style-name="ce178">
            <text:p>魷 <text:s text:c="6"/>魚</text:p>
          </table:table-cell>
          <table:covered-table-cell/>
          <table:table-cell office:value-type="string" table:number-columns-spanned="2" table:number-rows-spanned="1" table:style-name="ce178">
            <text:p>鎖 <text:s text:c="6"/>管</text:p>
          </table:table-cell>
          <table:covered-table-cell/>
          <table:table-cell office:value-type="string" table:number-columns-spanned="2" table:number-rows-spanned="1" table:style-name="ce178">
            <text:p>其他頭足類</text:p>
          </table:table-cell>
          <table:covered-table-cell/>
          <table:table-cell office:value-type="string" table:number-columns-spanned="2" table:number-rows-spanned="1" table:style-name="ce178">
            <text:p>小計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89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95">
            <text:p>0299</text:p>
          </table:table-cell>
          <table:covered-table-cell/>
          <table:table-cell office:value-type="string" table:number-columns-spanned="2" table:number-rows-spanned="1" table:style-name="ce161">
            <text:p>6000</text:p>
          </table:table-cell>
          <table:covered-table-cell/>
          <table:table-cell office:value-type="string" table:number-columns-spanned="2" table:number-rows-spanned="1" table:style-name="ce161">
            <text:p>Sub Total</text:p>
          </table:table-cell>
          <table:covered-table-cell/>
          <table:table-cell office:value-type="string" table:number-columns-spanned="2" table:number-rows-spanned="1" table:style-name="ce161">
            <text:p>6103</text:p>
          </table:table-cell>
          <table:covered-table-cell/>
          <table:table-cell office:value-type="string" table:number-columns-spanned="2" table:number-rows-spanned="1" table:style-name="ce161">
            <text:p>6104</text:p>
          </table:table-cell>
          <table:covered-table-cell/>
          <table:table-cell office:value-type="string" table:number-columns-spanned="2" table:number-rows-spanned="1" table:style-name="ce161">
            <text:p>6199</text:p>
          </table:table-cell>
          <table:covered-table-cell/>
          <table:table-cell office:value-type="string" table:number-columns-spanned="2" table:number-rows-spanned="1" table:style-name="ce161">
            <text:p>Sub Total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1739.6770000000001" table:formula="msoxl:=  IF(SUM(C11,C19,C36,C50,C54,C58)=0,&quot;-&quot;,SUM(C11,C19,C36,C50,C54,C58))" table:style-name="ce49">
            <text:p>1,740<text:s/></text:p>
          </table:table-cell>
          <table:table-cell office:value-type="float" office:value="171949.39855000001" table:formula="msoxl:=  IF(SUM(D11,D19,D36,D50,D54,D58)=0,&quot;-&quot;,SUM(D11,D19,D36,D50,D54,D58))" table:style-name="ce49">
            <text:p>171,949<text:s/></text:p>
          </table:table-cell>
          <table:table-cell office:value-type="float" office:value="31698.854980000004" table:formula="msoxl:=  IF(SUM(E11,E19,E36,E50,E54,E58)=0,&quot;-&quot;,SUM(E11,E19,E36,E50,E54,E58))" table:style-name="ce49">
            <text:p>31,699<text:s/></text:p>
          </table:table-cell>
          <table:table-cell office:value-type="float" office:value="2319644.2498400002" table:formula="msoxl:=  IF(SUM(F11,F19,F36,F50,F54,F58)=0,&quot;-&quot;,SUM(F11,F19,F36,F50,F54,F58))" table:style-name="ce49">
            <text:p>2,319,644<text:s/></text:p>
          </table:table-cell>
          <table:table-cell office:value-type="float" office:value="130289.38784" table:formula="msoxl:=IF(SUM(I10,K10,M10)=0,&quot;-&quot;,SUM(I10,K10,M10))" table:style-name="ce19">
            <text:p>130,289<text:s/></text:p>
          </table:table-cell>
          <table:table-cell office:value-type="float" office:value="3817229.3652199996" table:formula="msoxl:=IF(SUM(J10,L10,N10)=0,&quot;-&quot;,SUM(J10,L10,N10))" table:style-name="ce19">
            <text:p>3,817,229<text:s/></text:p>
          </table:table-cell>
          <table:table-cell office:value-type="float" office:value="123408.19541" table:formula="msoxl:=  IF(SUM(I11,I19,I36,I50,I54,I58)=0,&quot;-&quot;,SUM(I11,I19,I36,I50,I54,I58))" table:style-name="ce49">
            <text:p>123,408<text:s/></text:p>
          </table:table-cell>
          <table:table-cell office:value-type="float" office:value="2956511.4517199998" table:formula="msoxl:=  IF(SUM(J11,J19,J36,J50,J54,J58)=0,&quot;-&quot;,SUM(J11,J19,J36,J50,J54,J58))" table:style-name="ce49">
            <text:p>2,956,511<text:s/></text:p>
          </table:table-cell>
          <table:table-cell office:value-type="float" office:value="6325.3104299999995" table:formula="msoxl:=  IF(SUM(K11,K19,K36,K50,K54,K58)=0,&quot;-&quot;,SUM(K11,K19,K36,K50,K54,K58))" table:style-name="ce49">
            <text:p>6,325<text:s/></text:p>
          </table:table-cell>
          <table:table-cell office:value-type="float" office:value="782639.79829999991" table:formula="msoxl:=  IF(SUM(L11,L19,L36,L50,L54,L58)=0,&quot;-&quot;,SUM(L11,L19,L36,L50,L54,L58))" table:style-name="ce49">
            <text:p>782,640<text:s/></text:p>
          </table:table-cell>
          <table:table-cell office:value-type="float" office:value="555.88200000000006" table:formula="msoxl:=  IF(SUM(M11,M19,M36,M50,M54,M58)=0,&quot;-&quot;,SUM(M11,M19,M36,M50,M54,M58))" table:style-name="ce49">
            <text:p>556<text:s/></text:p>
          </table:table-cell>
          <table:table-cell office:value-type="float" office:value="78078.1152" table:formula="msoxl:=  IF(SUM(N11,N19,N36,N50,N54,N58)=0,&quot;-&quot;,SUM(N11,N19,N36,N50,N54,N58))" table:style-name="ce49">
            <text:p>78,078<text:s/></text:p>
          </table:table-cell>
          <table:table-cell office:value-type="float" office:value="36935.904420000006" table:formula="msoxl:=  IF(SUM(O11,O19,O36,O50,O54,O58)=0,&quot;-&quot;,SUM(O11,O19,O36,O50,O54,O58))" table:style-name="ce49">
            <text:p>36,936<text:s/></text:p>
          </table:table-cell>
          <table:table-cell office:value-type="float" office:value="9209897.7181299999" table:formula="msoxl:=  IF(SUM(P11,P19,P36,P50,P54,P58)=0,&quot;-&quot;,SUM(P11,P19,P36,P50,P54,P58))" table:style-name="ce49">
            <text:p>9,209,89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string" office:string-value="-" table:formula="msoxl:=  IF(SUM(C12:C18)=0,&quot;-&quot;,SUM(C12:C18))" table:style-name="ce49">
            <text:p>-</text:p>
          </table:table-cell>
          <table:table-cell office:value-type="string" office:string-value="-" table:formula="msoxl:=  IF(SUM(D12:D18)=0,&quot;-&quot;,SUM(D12:D18))" table:style-name="ce49">
            <text:p>-</text:p>
          </table:table-cell>
          <table:table-cell office:value-type="float" office:value="16780.464800000002" table:formula="msoxl:=  IF(SUM(E12:E18)=0,&quot;-&quot;,SUM(E12:E18))" table:style-name="ce49">
            <text:p>16,780<text:s/></text:p>
          </table:table-cell>
          <table:table-cell office:value-type="float" office:value="723467.65917" table:formula="msoxl:=  IF(SUM(F12:F18)=0,&quot;-&quot;,SUM(F12:F18))" table:style-name="ce49">
            <text:p>723,468<text:s/></text:p>
          </table:table-cell>
          <table:table-cell office:value-type="float" office:value="125949.28301" table:formula="msoxl:=IF(SUM(I11,K11,M11)=0,&quot;-&quot;,SUM(I11,K11,M11))" table:style-name="ce19">
            <text:p>125,949<text:s/></text:p>
          </table:table-cell>
          <table:table-cell office:value-type="float" office:value="3206808.69227" table:formula="msoxl:=IF(SUM(J11,L11,N11)=0,&quot;-&quot;,SUM(J11,L11,N11))" table:style-name="ce19">
            <text:p>3,206,809<text:s/></text:p>
          </table:table-cell>
          <table:table-cell office:value-type="float" office:value="123403.00301" table:formula="msoxl:=  IF(SUM(I12:I18)=0,&quot;-&quot;,SUM(I12:I18))" table:style-name="ce49">
            <text:p>123,403<text:s/></text:p>
          </table:table-cell>
          <table:table-cell office:value-type="float" office:value="2954960.3603400001" table:formula="msoxl:=  IF(SUM(J12:J18)=0,&quot;-&quot;,SUM(J12:J18))" table:style-name="ce49">
            <text:p>2,954,960<text:s/></text:p>
          </table:table-cell>
          <table:table-cell office:value-type="float" office:value="2546.2800000000002" table:formula="msoxl:=  IF(SUM(K12:K18)=0,&quot;-&quot;,SUM(K12:K18))" table:style-name="ce49">
            <text:p>2,546<text:s/></text:p>
          </table:table-cell>
          <table:table-cell office:value-type="float" office:value="251848.33192999999" table:formula="msoxl:=  IF(SUM(L12:L18)=0,&quot;-&quot;,SUM(L12:L18))" table:style-name="ce49">
            <text:p>251,848<text:s/></text:p>
          </table:table-cell>
          <table:table-cell office:value-type="string" office:string-value="-" table:formula="msoxl:=  IF(SUM(M12:M18)=0,&quot;-&quot;,SUM(M12:M18))" table:style-name="ce49">
            <text:p>-</text:p>
          </table:table-cell>
          <table:table-cell office:value-type="string" office:string-value="-" table:formula="msoxl:=  IF(SUM(N12:N18)=0,&quot;-&quot;,SUM(N12:N18))" table:style-name="ce49">
            <text:p>-</text:p>
          </table:table-cell>
          <table:table-cell office:value-type="float" office:value="10136.254999999999" table:formula="msoxl:=  IF(SUM(O12:O18)=0,&quot;-&quot;,SUM(O12:O18))" table:style-name="ce49">
            <text:p>10,136<text:s/></text:p>
          </table:table-cell>
          <table:table-cell office:value-type="float" office:value="2100740.8224400003" table:formula="msoxl:=  IF(SUM(P12:P18)=0,&quot;-&quot;,SUM(P12:P18))" table:style-name="ce49">
            <text:p>2,100,74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6158.3743999999997" table:style-name="ce49">
            <text:p>6,158<text:s/></text:p>
          </table:table-cell>
          <table:table-cell office:value-type="float" office:value="346893.45186999999" table:style-name="ce49">
            <text:p>346,893<text:s/></text:p>
          </table:table-cell>
          <table:table-cell office:value-type="float" office:value="2546.2800000000002" table:formula="msoxl:=IF(SUM(I12,K12,M12)=0,&quot;-&quot;,SUM(I12,K12,M12))" table:style-name="ce19">
            <text:p>2,546<text:s/></text:p>
          </table:table-cell>
          <table:table-cell office:value-type="float" office:value="251848.33192999999" table:formula="msoxl:=IF(SUM(J12,L12,N12)=0,&quot;-&quot;,SUM(J12,L12,N12))" table:style-name="ce19">
            <text:p>251,84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546.2800000000002" table:style-name="ce49">
            <text:p>2,546<text:s/></text:p>
          </table:table-cell>
          <table:table-cell office:value-type="float" office:value="251848.33192999999" table:style-name="ce49">
            <text:p>251,84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0136.254999999999" table:formula="msoxl:=  IF(SUM('漁業生產量值-漁業種類別魚類別生產量值12'!C12,'漁業生產量值-漁業種類別魚類別生產量值12'!E12,'漁業生產量值-漁業種類別魚類別生產量值12'!G12,'漁業生產量值-漁業種類別魚類別生產量值12'!I12,'漁業生產量值-漁業種類別魚類別生產量值12'!K12,'漁業生產量值-漁業種類別魚類別生產量值12'!M12,'漁業生產量值-漁業種類別魚類別生產量值12'!O12,'漁業生產量值-漁業種類別魚類別生產量值13'!C12,'漁業生產量值-漁業種類別魚類別生產量值13'!E12,'漁業生產量值-漁業種類別魚類別生產量值13'!G12,'漁業生產量值-漁業種類別魚類別生產量值13'!I12)=0,&quot;-&quot;,SUM('漁業生產量值-漁業種類別魚類別生產量值12'!C12,'漁業生產量值-漁業種類別魚類別生產量值12'!E12,'漁業生產量值-漁業種類別魚類別生產量值12'!G12,'漁業生產量值-漁業種類別魚類別生產量值12'!I12,'漁業生產量值-漁業種類別魚類別生產量值12'!K12,'漁業生產量值-漁業種類別魚類別生產量值12'!M12,'漁業生產量值-漁業種類別魚類別生產量值12'!O12,'漁業生產量值-漁業種類別魚類別生產量值13'!C12,'漁業生產量值-漁業種類別魚類別生產量值13'!E12,'漁業生產量值-漁業種類別魚類別生產量值13'!G12,'漁業生產量值-漁業種類別魚類別生產量值13'!I12))" table:style-name="ce49">
            <text:p>10,136<text:s/></text:p>
          </table:table-cell>
          <table:table-cell office:value-type="float" office:value="2100740.8224400003" table:formula="msoxl:=  IF(SUM('漁業生產量值-漁業種類別魚類別生產量值12'!D12,'漁業生產量值-漁業種類別魚類別生產量值12'!F12,'漁業生產量值-漁業種類別魚類別生產量值12'!H12,'漁業生產量值-漁業種類別魚類別生產量值12'!J12,'漁業生產量值-漁業種類別魚類別生產量值12'!L12,'漁業生產量值-漁業種類別魚類別生產量值12'!N12,'漁業生產量值-漁業種類別魚類別生產量值12'!P12,'漁業生產量值-漁業種類別魚類別生產量值13'!D12,'漁業生產量值-漁業種類別魚類別生產量值13'!F12,'漁業生產量值-漁業種類別魚類別生產量值13'!H12,'漁業生產量值-漁業種類別魚類別生產量值13'!J12)=0,&quot;-&quot;,SUM('漁業生產量值-漁業種類別魚類別生產量值12'!D12,'漁業生產量值-漁業種類別魚類別生產量值12'!F12,'漁業生產量值-漁業種類別魚類別生產量值12'!H12,'漁業生產量值-漁業種類別魚類別生產量值12'!J12,'漁業生產量值-漁業種類別魚類別生產量值12'!L12,'漁業生產量值-漁業種類別魚類別生產量值12'!N12,'漁業生產量值-漁業種類別魚類別生產量值12'!P12,'漁業生產量值-漁業種類別魚類別生產量值13'!D12,'漁業生產量值-漁業種類別魚類別生產量值13'!F12,'漁業生產量值-漁業種類別魚類別生產量值13'!H12,'漁業生產量值-漁業種類別魚類別生產量值13'!J12))" table:style-name="ce49">
            <text:p>2,100,74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I13,K13,M13)=0,&quot;-&quot;,SUM(I13,K13,M13))" table:style-name="ce19">
            <text:p>-</text:p>
          </table:table-cell>
          <table:table-cell office:value-type="string" office:string-value="-" table:formula="msoxl:=IF(SUM(J13,L13,N13)=0,&quot;-&quot;,SUM(J13,L13,N1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13,'漁業生產量值-漁業種類別魚類別生產量值12'!E13,'漁業生產量值-漁業種類別魚類別生產量值12'!G13,'漁業生產量值-漁業種類別魚類別生產量值12'!I13,'漁業生產量值-漁業種類別魚類別生產量值12'!K13,'漁業生產量值-漁業種類別魚類別生產量值12'!M13,'漁業生產量值-漁業種類別魚類別生產量值12'!O13,'漁業生產量值-漁業種類別魚類別生產量值13'!C13,'漁業生產量值-漁業種類別魚類別生產量值13'!E13,'漁業生產量值-漁業種類別魚類別生產量值13'!G13,'漁業生產量值-漁業種類別魚類別生產量值13'!I13)=0,&quot;-&quot;,SUM('漁業生產量值-漁業種類別魚類別生產量值12'!C13,'漁業生產量值-漁業種類別魚類別生產量值12'!E13,'漁業生產量值-漁業種類別魚類別生產量值12'!G13,'漁業生產量值-漁業種類別魚類別生產量值12'!I13,'漁業生產量值-漁業種類別魚類別生產量值12'!K13,'漁業生產量值-漁業種類別魚類別生產量值12'!M13,'漁業生產量值-漁業種類別魚類別生產量值12'!O13,'漁業生產量值-漁業種類別魚類別生產量值13'!C13,'漁業生產量值-漁業種類別魚類別生產量值13'!E13,'漁業生產量值-漁業種類別魚類別生產量值13'!G13,'漁業生產量值-漁業種類別魚類別生產量值13'!I13))" table:style-name="ce49">
            <text:p>-</text:p>
          </table:table-cell>
          <table:table-cell office:value-type="string" office:string-value="-" table:formula="msoxl:=  IF(SUM('漁業生產量值-漁業種類別魚類別生產量值12'!D13,'漁業生產量值-漁業種類別魚類別生產量值12'!F13,'漁業生產量值-漁業種類別魚類別生產量值12'!H13,'漁業生產量值-漁業種類別魚類別生產量值12'!J13,'漁業生產量值-漁業種類別魚類別生產量值12'!L13,'漁業生產量值-漁業種類別魚類別生產量值12'!N13,'漁業生產量值-漁業種類別魚類別生產量值12'!P13,'漁業生產量值-漁業種類別魚類別生產量值13'!D13,'漁業生產量值-漁業種類別魚類別生產量值13'!F13,'漁業生產量值-漁業種類別魚類別生產量值13'!H13,'漁業生產量值-漁業種類別魚類別生產量值13'!J13)=0,&quot;-&quot;,SUM('漁業生產量值-漁業種類別魚類別生產量值12'!D13,'漁業生產量值-漁業種類別魚類別生產量值12'!F13,'漁業生產量值-漁業種類別魚類別生產量值12'!H13,'漁業生產量值-漁業種類別魚類別生產量值12'!J13,'漁業生產量值-漁業種類別魚類別生產量值12'!L13,'漁業生產量值-漁業種類別魚類別生產量值12'!N13,'漁業生產量值-漁業種類別魚類別生產量值12'!P13,'漁業生產量值-漁業種類別魚類別生產量值13'!D13,'漁業生產量值-漁業種類別魚類別生產量值13'!F13,'漁業生產量值-漁業種類別魚類別生產量值13'!H13,'漁業生產量值-漁業種類別魚類別生產量值13'!J13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307.17" table:style-name="ce49">
            <text:p>307<text:s/></text:p>
          </table:table-cell>
          <table:table-cell office:value-type="float" office:value="8603.1959200000001" table:style-name="ce49">
            <text:p>8,603<text:s/></text:p>
          </table:table-cell>
          <table:table-cell office:value-type="string" office:string-value="-" table:formula="msoxl:=IF(SUM(I14,K14,M14)=0,&quot;-&quot;,SUM(I14,K14,M14))" table:style-name="ce19">
            <text:p>-</text:p>
          </table:table-cell>
          <table:table-cell office:value-type="string" office:string-value="-" table:formula="msoxl:=IF(SUM(J14,L14,N14)=0,&quot;-&quot;,SUM(J14,L14,N14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14,'漁業生產量值-漁業種類別魚類別生產量值12'!E14,'漁業生產量值-漁業種類別魚類別生產量值12'!G14,'漁業生產量值-漁業種類別魚類別生產量值12'!I14,'漁業生產量值-漁業種類別魚類別生產量值12'!K14,'漁業生產量值-漁業種類別魚類別生產量值12'!M14,'漁業生產量值-漁業種類別魚類別生產量值12'!O14,'漁業生產量值-漁業種類別魚類別生產量值13'!C14,'漁業生產量值-漁業種類別魚類別生產量值13'!E14,'漁業生產量值-漁業種類別魚類別生產量值13'!G14,'漁業生產量值-漁業種類別魚類別生產量值13'!I14)=0,&quot;-&quot;,SUM('漁業生產量值-漁業種類別魚類別生產量值12'!C14,'漁業生產量值-漁業種類別魚類別生產量值12'!E14,'漁業生產量值-漁業種類別魚類別生產量值12'!G14,'漁業生產量值-漁業種類別魚類別生產量值12'!I14,'漁業生產量值-漁業種類別魚類別生產量值12'!K14,'漁業生產量值-漁業種類別魚類別生產量值12'!M14,'漁業生產量值-漁業種類別魚類別生產量值12'!O14,'漁業生產量值-漁業種類別魚類別生產量值13'!C14,'漁業生產量值-漁業種類別魚類別生產量值13'!E14,'漁業生產量值-漁業種類別魚類別生產量值13'!G14,'漁業生產量值-漁業種類別魚類別生產量值13'!I14))" table:style-name="ce49">
            <text:p>-</text:p>
          </table:table-cell>
          <table:table-cell office:value-type="string" office:string-value="-" table:formula="msoxl:=  IF(SUM('漁業生產量值-漁業種類別魚類別生產量值12'!D14,'漁業生產量值-漁業種類別魚類別生產量值12'!F14,'漁業生產量值-漁業種類別魚類別生產量值12'!H14,'漁業生產量值-漁業種類別魚類別生產量值12'!J14,'漁業生產量值-漁業種類別魚類別生產量值12'!L14,'漁業生產量值-漁業種類別魚類別生產量值12'!N14,'漁業生產量值-漁業種類別魚類別生產量值12'!P14,'漁業生產量值-漁業種類別魚類別生產量值13'!D14,'漁業生產量值-漁業種類別魚類別生產量值13'!F14,'漁業生產量值-漁業種類別魚類別生產量值13'!H14,'漁業生產量值-漁業種類別魚類別生產量值13'!J14)=0,&quot;-&quot;,SUM('漁業生產量值-漁業種類別魚類別生產量值12'!D14,'漁業生產量值-漁業種類別魚類別生產量值12'!F14,'漁業生產量值-漁業種類別魚類別生產量值12'!H14,'漁業生產量值-漁業種類別魚類別生產量值12'!J14,'漁業生產量值-漁業種類別魚類別生產量值12'!L14,'漁業生產量值-漁業種類別魚類別生產量值12'!N14,'漁業生產量值-漁業種類別魚類別生產量值12'!P14,'漁業生產量值-漁業種類別魚類別生產量值13'!D14,'漁業生產量值-漁業種類別魚類別生產量值13'!F14,'漁業生產量值-漁業種類別魚類別生產量值13'!H14,'漁業生產量值-漁業種類別魚類別生產量值13'!J14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9958.8788000000004" table:style-name="ce49">
            <text:p>9,959<text:s/></text:p>
          </table:table-cell>
          <table:table-cell office:value-type="float" office:value="355685.07234000001" table:style-name="ce49">
            <text:p>355,685<text:s/></text:p>
          </table:table-cell>
          <table:table-cell office:value-type="string" office:string-value="-" table:formula="msoxl:=IF(SUM(I15,K15,M15)=0,&quot;-&quot;,SUM(I15,K15,M15))" table:style-name="ce19">
            <text:p>-</text:p>
          </table:table-cell>
          <table:table-cell office:value-type="string" office:string-value="-" table:formula="msoxl:=IF(SUM(J15,L15,N15)=0,&quot;-&quot;,SUM(J15,L15,N1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15,'漁業生產量值-漁業種類別魚類別生產量值12'!E15,'漁業生產量值-漁業種類別魚類別生產量值12'!G15,'漁業生產量值-漁業種類別魚類別生產量值12'!I15,'漁業生產量值-漁業種類別魚類別生產量值12'!K15,'漁業生產量值-漁業種類別魚類別生產量值12'!M15,'漁業生產量值-漁業種類別魚類別生產量值12'!O15,'漁業生產量值-漁業種類別魚類別生產量值13'!C15,'漁業生產量值-漁業種類別魚類別生產量值13'!E15,'漁業生產量值-漁業種類別魚類別生產量值13'!G15,'漁業生產量值-漁業種類別魚類別生產量值13'!I15)=0,&quot;-&quot;,SUM('漁業生產量值-漁業種類別魚類別生產量值12'!C15,'漁業生產量值-漁業種類別魚類別生產量值12'!E15,'漁業生產量值-漁業種類別魚類別生產量值12'!G15,'漁業生產量值-漁業種類別魚類別生產量值12'!I15,'漁業生產量值-漁業種類別魚類別生產量值12'!K15,'漁業生產量值-漁業種類別魚類別生產量值12'!M15,'漁業生產量值-漁業種類別魚類別生產量值12'!O15,'漁業生產量值-漁業種類別魚類別生產量值13'!C15,'漁業生產量值-漁業種類別魚類別生產量值13'!E15,'漁業生產量值-漁業種類別魚類別生產量值13'!G15,'漁業生產量值-漁業種類別魚類別生產量值13'!I15))" table:style-name="ce49">
            <text:p>-</text:p>
          </table:table-cell>
          <table:table-cell office:value-type="string" office:string-value="-" table:formula="msoxl:=  IF(SUM('漁業生產量值-漁業種類別魚類別生產量值12'!D15,'漁業生產量值-漁業種類別魚類別生產量值12'!F15,'漁業生產量值-漁業種類別魚類別生產量值12'!H15,'漁業生產量值-漁業種類別魚類別生產量值12'!J15,'漁業生產量值-漁業種類別魚類別生產量值12'!L15,'漁業生產量值-漁業種類別魚類別生產量值12'!N15,'漁業生產量值-漁業種類別魚類別生產量值12'!P15,'漁業生產量值-漁業種類別魚類別生產量值13'!D15,'漁業生產量值-漁業種類別魚類別生產量值13'!F15,'漁業生產量值-漁業種類別魚類別生產量值13'!H15,'漁業生產量值-漁業種類別魚類別生產量值13'!J15)=0,&quot;-&quot;,SUM('漁業生產量值-漁業種類別魚類別生產量值12'!D15,'漁業生產量值-漁業種類別魚類別生產量值12'!F15,'漁業生產量值-漁業種類別魚類別生產量值12'!H15,'漁業生產量值-漁業種類別魚類別生產量值12'!J15,'漁業生產量值-漁業種類別魚類別生產量值12'!L15,'漁業生產量值-漁業種類別魚類別生產量值12'!N15,'漁業生產量值-漁業種類別魚類別生產量值12'!P15,'漁業生產量值-漁業種類別魚類別生產量值13'!D15,'漁業生產量值-漁業種類別魚類別生產量值13'!F15,'漁業生產量值-漁業種類別魚類別生產量值13'!H15,'漁業生產量值-漁業種類別魚類別生產量值13'!J15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23403.00301" table:formula="msoxl:=IF(SUM(I16,K16,M16)=0,&quot;-&quot;,SUM(I16,K16,M16))" table:style-name="ce19">
            <text:p>123,403<text:s/></text:p>
          </table:table-cell>
          <table:table-cell office:value-type="float" office:value="2954960.3603400001" table:formula="msoxl:=IF(SUM(J16,L16,N16)=0,&quot;-&quot;,SUM(J16,L16,N16))" table:style-name="ce19">
            <text:p>2,954,960<text:s/></text:p>
          </table:table-cell>
          <table:table-cell office:value-type="float" office:value="123403.00301" table:style-name="ce49">
            <text:p>123,403<text:s/></text:p>
          </table:table-cell>
          <table:table-cell office:value-type="float" office:value="2954960.3603400001" table:style-name="ce49">
            <text:p>2,954,96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16,'漁業生產量值-漁業種類別魚類別生產量值12'!E16,'漁業生產量值-漁業種類別魚類別生產量值12'!G16,'漁業生產量值-漁業種類別魚類別生產量值12'!I16,'漁業生產量值-漁業種類別魚類別生產量值12'!K16,'漁業生產量值-漁業種類別魚類別生產量值12'!M16,'漁業生產量值-漁業種類別魚類別生產量值12'!O16,'漁業生產量值-漁業種類別魚類別生產量值13'!C16,'漁業生產量值-漁業種類別魚類別生產量值13'!E16,'漁業生產量值-漁業種類別魚類別生產量值13'!G16,'漁業生產量值-漁業種類別魚類別生產量值13'!I16)=0,&quot;-&quot;,SUM('漁業生產量值-漁業種類別魚類別生產量值12'!C16,'漁業生產量值-漁業種類別魚類別生產量值12'!E16,'漁業生產量值-漁業種類別魚類別生產量值12'!G16,'漁業生產量值-漁業種類別魚類別生產量值12'!I16,'漁業生產量值-漁業種類別魚類別生產量值12'!K16,'漁業生產量值-漁業種類別魚類別生產量值12'!M16,'漁業生產量值-漁業種類別魚類別生產量值12'!O16,'漁業生產量值-漁業種類別魚類別生產量值13'!C16,'漁業生產量值-漁業種類別魚類別生產量值13'!E16,'漁業生產量值-漁業種類別魚類別生產量值13'!G16,'漁業生產量值-漁業種類別魚類別生產量值13'!I16))" table:style-name="ce49">
            <text:p>-</text:p>
          </table:table-cell>
          <table:table-cell office:value-type="string" office:string-value="-" table:formula="msoxl:=  IF(SUM('漁業生產量值-漁業種類別魚類別生產量值12'!D16,'漁業生產量值-漁業種類別魚類別生產量值12'!F16,'漁業生產量值-漁業種類別魚類別生產量值12'!H16,'漁業生產量值-漁業種類別魚類別生產量值12'!J16,'漁業生產量值-漁業種類別魚類別生產量值12'!L16,'漁業生產量值-漁業種類別魚類別生產量值12'!N16,'漁業生產量值-漁業種類別魚類別生產量值12'!P16,'漁業生產量值-漁業種類別魚類別生產量值13'!D16,'漁業生產量值-漁業種類別魚類別生產量值13'!F16,'漁業生產量值-漁業種類別魚類別生產量值13'!H16,'漁業生產量值-漁業種類別魚類別生產量值13'!J16)=0,&quot;-&quot;,SUM('漁業生產量值-漁業種類別魚類別生產量值12'!D16,'漁業生產量值-漁業種類別魚類別生產量值12'!F16,'漁業生產量值-漁業種類別魚類別生產量值12'!H16,'漁業生產量值-漁業種類別魚類別生產量值12'!J16,'漁業生產量值-漁業種類別魚類別生產量值12'!L16,'漁業生產量值-漁業種類別魚類別生產量值12'!N16,'漁業生產量值-漁業種類別魚類別生產量值12'!P16,'漁業生產量值-漁業種類別魚類別生產量值13'!D16,'漁業生產量值-漁業種類別魚類別生產量值13'!F16,'漁業生產量值-漁業種類別魚類別生產量值13'!H16,'漁業生產量值-漁業種類別魚類別生產量值13'!J16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I17,K17,M17)=0,&quot;-&quot;,SUM(I17,K17,M17))" table:style-name="ce19">
            <text:p>-</text:p>
          </table:table-cell>
          <table:table-cell office:value-type="string" office:string-value="-" table:formula="msoxl:=IF(SUM(J17,L17,N17)=0,&quot;-&quot;,SUM(J17,L17,N1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17,'漁業生產量值-漁業種類別魚類別生產量值12'!E17,'漁業生產量值-漁業種類別魚類別生產量值12'!G17,'漁業生產量值-漁業種類別魚類別生產量值12'!I17,'漁業生產量值-漁業種類別魚類別生產量值12'!K17,'漁業生產量值-漁業種類別魚類別生產量值12'!M17,'漁業生產量值-漁業種類別魚類別生產量值12'!O17,'漁業生產量值-漁業種類別魚類別生產量值13'!C17,'漁業生產量值-漁業種類別魚類別生產量值13'!E17,'漁業生產量值-漁業種類別魚類別生產量值13'!G17,'漁業生產量值-漁業種類別魚類別生產量值13'!I17)=0,&quot;-&quot;,SUM('漁業生產量值-漁業種類別魚類別生產量值12'!C17,'漁業生產量值-漁業種類別魚類別生產量值12'!E17,'漁業生產量值-漁業種類別魚類別生產量值12'!G17,'漁業生產量值-漁業種類別魚類別生產量值12'!I17,'漁業生產量值-漁業種類別魚類別生產量值12'!K17,'漁業生產量值-漁業種類別魚類別生產量值12'!M17,'漁業生產量值-漁業種類別魚類別生產量值12'!O17,'漁業生產量值-漁業種類別魚類別生產量值13'!C17,'漁業生產量值-漁業種類別魚類別生產量值13'!E17,'漁業生產量值-漁業種類別魚類別生產量值13'!G17,'漁業生產量值-漁業種類別魚類別生產量值13'!I17))" table:style-name="ce49">
            <text:p>-</text:p>
          </table:table-cell>
          <table:table-cell office:value-type="string" office:string-value="-" table:formula="msoxl:=  IF(SUM('漁業生產量值-漁業種類別魚類別生產量值12'!D17,'漁業生產量值-漁業種類別魚類別生產量值12'!F17,'漁業生產量值-漁業種類別魚類別生產量值12'!H17,'漁業生產量值-漁業種類別魚類別生產量值12'!J17,'漁業生產量值-漁業種類別魚類別生產量值12'!L17,'漁業生產量值-漁業種類別魚類別生產量值12'!N17,'漁業生產量值-漁業種類別魚類別生產量值12'!P17,'漁業生產量值-漁業種類別魚類別生產量值13'!D17,'漁業生產量值-漁業種類別魚類別生產量值13'!F17,'漁業生產量值-漁業種類別魚類別生產量值13'!H17,'漁業生產量值-漁業種類別魚類別生產量值13'!J17)=0,&quot;-&quot;,SUM('漁業生產量值-漁業種類別魚類別生產量值12'!D17,'漁業生產量值-漁業種類別魚類別生產量值12'!F17,'漁業生產量值-漁業種類別魚類別生產量值12'!H17,'漁業生產量值-漁業種類別魚類別生產量值12'!J17,'漁業生產量值-漁業種類別魚類別生產量值12'!L17,'漁業生產量值-漁業種類別魚類別生產量值12'!N17,'漁業生產量值-漁業種類別魚類別生產量值12'!P17,'漁業生產量值-漁業種類別魚類別生產量值13'!D17,'漁業生產量值-漁業種類別魚類別生產量值13'!F17,'漁業生產量值-漁業種類別魚類別生產量值13'!H17,'漁業生產量值-漁業種類別魚類別生產量值13'!J17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356.04160000000002" table:style-name="ce49">
            <text:p>356<text:s/></text:p>
          </table:table-cell>
          <table:table-cell office:value-type="float" office:value="12285.939039999999" table:style-name="ce49">
            <text:p>12,286<text:s/></text:p>
          </table:table-cell>
          <table:table-cell office:value-type="string" office:string-value="-" table:formula="msoxl:=IF(SUM(I18,K18,M18)=0,&quot;-&quot;,SUM(I18,K18,M18))" table:style-name="ce19">
            <text:p>-</text:p>
          </table:table-cell>
          <table:table-cell office:value-type="string" office:string-value="-" table:formula="msoxl:=IF(SUM(J18,L18,N18)=0,&quot;-&quot;,SUM(J18,L18,N18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18,'漁業生產量值-漁業種類別魚類別生產量值12'!E18,'漁業生產量值-漁業種類別魚類別生產量值12'!G18,'漁業生產量值-漁業種類別魚類別生產量值12'!I18,'漁業生產量值-漁業種類別魚類別生產量值12'!K18,'漁業生產量值-漁業種類別魚類別生產量值12'!M18,'漁業生產量值-漁業種類別魚類別生產量值12'!O18,'漁業生產量值-漁業種類別魚類別生產量值13'!C18,'漁業生產量值-漁業種類別魚類別生產量值13'!E18,'漁業生產量值-漁業種類別魚類別生產量值13'!G18,'漁業生產量值-漁業種類別魚類別生產量值13'!I18)=0,&quot;-&quot;,SUM('漁業生產量值-漁業種類別魚類別生產量值12'!C18,'漁業生產量值-漁業種類別魚類別生產量值12'!E18,'漁業生產量值-漁業種類別魚類別生產量值12'!G18,'漁業生產量值-漁業種類別魚類別生產量值12'!I18,'漁業生產量值-漁業種類別魚類別生產量值12'!K18,'漁業生產量值-漁業種類別魚類別生產量值12'!M18,'漁業生產量值-漁業種類別魚類別生產量值12'!O18,'漁業生產量值-漁業種類別魚類別生產量值13'!C18,'漁業生產量值-漁業種類別魚類別生產量值13'!E18,'漁業生產量值-漁業種類別魚類別生產量值13'!G18,'漁業生產量值-漁業種類別魚類別生產量值13'!I18))" table:style-name="ce49">
            <text:p>-</text:p>
          </table:table-cell>
          <table:table-cell office:value-type="string" office:string-value="-" table:formula="msoxl:=  IF(SUM('漁業生產量值-漁業種類別魚類別生產量值12'!D18,'漁業生產量值-漁業種類別魚類別生產量值12'!F18,'漁業生產量值-漁業種類別魚類別生產量值12'!H18,'漁業生產量值-漁業種類別魚類別生產量值12'!J18,'漁業生產量值-漁業種類別魚類別生產量值12'!L18,'漁業生產量值-漁業種類別魚類別生產量值12'!N18,'漁業生產量值-漁業種類別魚類別生產量值12'!P18,'漁業生產量值-漁業種類別魚類別生產量值13'!D18,'漁業生產量值-漁業種類別魚類別生產量值13'!F18,'漁業生產量值-漁業種類別魚類別生產量值13'!H18,'漁業生產量值-漁業種類別魚類別生產量值13'!J18)=0,&quot;-&quot;,SUM('漁業生產量值-漁業種類別魚類別生產量值12'!D18,'漁業生產量值-漁業種類別魚類別生產量值12'!F18,'漁業生產量值-漁業種類別魚類別生產量值12'!H18,'漁業生產量值-漁業種類別魚類別生產量值12'!J18,'漁業生產量值-漁業種類別魚類別生產量值12'!L18,'漁業生產量值-漁業種類別魚類別生產量值12'!N18,'漁業生產量值-漁業種類別魚類別生產量值12'!P18,'漁業生產量值-漁業種類別魚類別生產量值13'!D18,'漁業生產量值-漁業種類別魚類別生產量值13'!F18,'漁業生產量值-漁業種類別魚類別生產量值13'!H18,'漁業生產量值-漁業種類別魚類別生產量值13'!J18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string" office:string-value="-" table:formula="msoxl:=  IF(SUM(C20:C35)=0,&quot;-&quot;,SUM(C20:C35))" table:style-name="ce49">
            <text:p>-</text:p>
          </table:table-cell>
          <table:table-cell office:value-type="string" office:string-value="-" table:formula="msoxl:=  IF(SUM(D20:D35)=0,&quot;-&quot;,SUM(D20:D35))" table:style-name="ce49">
            <text:p>-</text:p>
          </table:table-cell>
          <table:table-cell office:value-type="float" office:value="8806.4467700000005" table:formula="msoxl:=  IF(SUM(E20:E35)=0,&quot;-&quot;,SUM(E20:E35))" table:style-name="ce49">
            <text:p>8,806<text:s/></text:p>
          </table:table-cell>
          <table:table-cell office:value-type="float" office:value="771496.01479000004" table:formula="msoxl:=  IF(SUM(F20:F35)=0,&quot;-&quot;,SUM(F20:F35))" table:style-name="ce49">
            <text:p>771,496<text:s/></text:p>
          </table:table-cell>
          <table:table-cell office:value-type="float" office:value="2923.6951999999997" table:formula="msoxl:=IF(SUM(I19,K19,M19)=0,&quot;-&quot;,SUM(I19,K19,M19))" table:style-name="ce19">
            <text:p>2,924<text:s/></text:p>
          </table:table-cell>
          <table:table-cell office:value-type="float" office:value="391735.06446999998" table:formula="msoxl:=IF(SUM(J19,L19,N19)=0,&quot;-&quot;,SUM(J19,L19,N19))" table:style-name="ce19">
            <text:p>391,735<text:s/></text:p>
          </table:table-cell>
          <table:table-cell office:value-type="float" office:value="3.3441999999999998" table:formula="msoxl:=  IF(SUM(I20:I35)=0,&quot;-&quot;,SUM(I20:I35))" table:style-name="ce49">
            <text:p>3<text:s/></text:p>
          </table:table-cell>
          <table:table-cell office:value-type="float" office:value="988.85540000000003" table:formula="msoxl:=  IF(SUM(J20:J35)=0,&quot;-&quot;,SUM(J20:J35))" table:style-name="ce49">
            <text:p>989<text:s/></text:p>
          </table:table-cell>
          <table:table-cell office:value-type="float" office:value="2370.5159999999996" table:formula="msoxl:=  IF(SUM(K20:K35)=0,&quot;-&quot;,SUM(K20:K35))" table:style-name="ce49">
            <text:p>2,371<text:s/></text:p>
          </table:table-cell>
          <table:table-cell office:value-type="float" office:value="313809.79667000001" table:formula="msoxl:=  IF(SUM(L20:L35)=0,&quot;-&quot;,SUM(L20:L35))" table:style-name="ce49">
            <text:p>313,810<text:s/></text:p>
          </table:table-cell>
          <table:table-cell office:value-type="float" office:value="549.83500000000004" table:formula="msoxl:=  IF(SUM(M20:M35)=0,&quot;-&quot;,SUM(M20:M35))" table:style-name="ce49">
            <text:p>550<text:s/></text:p>
          </table:table-cell>
          <table:table-cell office:value-type="float" office:value="76936.412400000001" table:formula="msoxl:=  IF(SUM(N20:N35)=0,&quot;-&quot;,SUM(N20:N35))" table:style-name="ce49">
            <text:p>76,936<text:s/></text:p>
          </table:table-cell>
          <table:table-cell office:value-type="float" office:value="4134.7149700000009" table:formula="msoxl:=  IF(SUM(O20:O35)=0,&quot;-&quot;,SUM(O20:O35))" table:style-name="ce49">
            <text:p>4,135<text:s/></text:p>
          </table:table-cell>
          <table:table-cell office:value-type="float" office:value="1450747.9090700001" table:formula="msoxl:=  IF(SUM(P20:P35)=0,&quot;-&quot;,SUM(P20:P35))" table:style-name="ce49">
            <text:p>1,450,74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.2760000000000001E-2" table:style-name="ce49">
            <text:p>0<text:s/></text:p>
          </table:table-cell>
          <table:table-cell office:value-type="float" office:value="0.85667000000000004" table:style-name="ce49">
            <text:p>1<text:s/></text:p>
          </table:table-cell>
          <table:table-cell office:value-type="string" office:string-value="-" table:formula="msoxl:=IF(SUM(I20,K20,M20)=0,&quot;-&quot;,SUM(I20,K20,M20))" table:style-name="ce19">
            <text:p>-</text:p>
          </table:table-cell>
          <table:table-cell office:value-type="string" office:string-value="-" table:formula="msoxl:=IF(SUM(J20,L20,N20)=0,&quot;-&quot;,SUM(J20,L20,N20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20,'漁業生產量值-漁業種類別魚類別生產量值12'!E20,'漁業生產量值-漁業種類別魚類別生產量值12'!G20,'漁業生產量值-漁業種類別魚類別生產量值12'!I20,'漁業生產量值-漁業種類別魚類別生產量值12'!K20,'漁業生產量值-漁業種類別魚類別生產量值12'!M20,'漁業生產量值-漁業種類別魚類別生產量值12'!O20,'漁業生產量值-漁業種類別魚類別生產量值13'!C20,'漁業生產量值-漁業種類別魚類別生產量值13'!E20,'漁業生產量值-漁業種類別魚類別生產量值13'!G20,'漁業生產量值-漁業種類別魚類別生產量值13'!I20)=0,&quot;-&quot;,SUM('漁業生產量值-漁業種類別魚類別生產量值12'!C20,'漁業生產量值-漁業種類別魚類別生產量值12'!E20,'漁業生產量值-漁業種類別魚類別生產量值12'!G20,'漁業生產量值-漁業種類別魚類別生產量值12'!I20,'漁業生產量值-漁業種類別魚類別生產量值12'!K20,'漁業生產量值-漁業種類別魚類別生產量值12'!M20,'漁業生產量值-漁業種類別魚類別生產量值12'!O20,'漁業生產量值-漁業種類別魚類別生產量值13'!C20,'漁業生產量值-漁業種類別魚類別生產量值13'!E20,'漁業生產量值-漁業種類別魚類別生產量值13'!G20,'漁業生產量值-漁業種類別魚類別生產量值13'!I20))" table:style-name="ce49">
            <text:p>-</text:p>
          </table:table-cell>
          <table:table-cell office:value-type="string" office:string-value="-" table:formula="msoxl:=  IF(SUM('漁業生產量值-漁業種類別魚類別生產量值12'!D20,'漁業生產量值-漁業種類別魚類別生產量值12'!F20,'漁業生產量值-漁業種類別魚類別生產量值12'!H20,'漁業生產量值-漁業種類別魚類別生產量值12'!J20,'漁業生產量值-漁業種類別魚類別生產量值12'!L20,'漁業生產量值-漁業種類別魚類別生產量值12'!N20,'漁業生產量值-漁業種類別魚類別生產量值12'!P20,'漁業生產量值-漁業種類別魚類別生產量值13'!D20,'漁業生產量值-漁業種類別魚類別生產量值13'!F20,'漁業生產量值-漁業種類別魚類別生產量值13'!H20,'漁業生產量值-漁業種類別魚類別生產量值13'!J20)=0,&quot;-&quot;,SUM('漁業生產量值-漁業種類別魚類別生產量值12'!D20,'漁業生產量值-漁業種類別魚類別生產量值12'!F20,'漁業生產量值-漁業種類別魚類別生產量值12'!H20,'漁業生產量值-漁業種類別魚類別生產量值12'!J20,'漁業生產量值-漁業種類別魚類別生產量值12'!L20,'漁業生產量值-漁業種類別魚類別生產量值12'!N20,'漁業生產量值-漁業種類別魚類別生產量值12'!P20,'漁業生產量值-漁業種類別魚類別生產量值13'!D20,'漁業生產量值-漁業種類別魚類別生產量值13'!F20,'漁業生產量值-漁業種類別魚類別生產量值13'!H20,'漁業生產量值-漁業種類別魚類別生產量值13'!J20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I21,K21,M21)=0,&quot;-&quot;,SUM(I21,K21,M21))" table:style-name="ce19">
            <text:p>-</text:p>
          </table:table-cell>
          <table:table-cell office:value-type="string" office:string-value="-" table:formula="msoxl:=IF(SUM(J21,L21,N21)=0,&quot;-&quot;,SUM(J21,L21,N2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21,'漁業生產量值-漁業種類別魚類別生產量值12'!E21,'漁業生產量值-漁業種類別魚類別生產量值12'!G21,'漁業生產量值-漁業種類別魚類別生產量值12'!I21,'漁業生產量值-漁業種類別魚類別生產量值12'!K21,'漁業生產量值-漁業種類別魚類別生產量值12'!M21,'漁業生產量值-漁業種類別魚類別生產量值12'!O21,'漁業生產量值-漁業種類別魚類別生產量值13'!C21,'漁業生產量值-漁業種類別魚類別生產量值13'!E21,'漁業生產量值-漁業種類別魚類別生產量值13'!G21,'漁業生產量值-漁業種類別魚類別生產量值13'!I21)=0,&quot;-&quot;,SUM('漁業生產量值-漁業種類別魚類別生產量值12'!C21,'漁業生產量值-漁業種類別魚類別生產量值12'!E21,'漁業生產量值-漁業種類別魚類別生產量值12'!G21,'漁業生產量值-漁業種類別魚類別生產量值12'!I21,'漁業生產量值-漁業種類別魚類別生產量值12'!K21,'漁業生產量值-漁業種類別魚類別生產量值12'!M21,'漁業生產量值-漁業種類別魚類別生產量值12'!O21,'漁業生產量值-漁業種類別魚類別生產量值13'!C21,'漁業生產量值-漁業種類別魚類別生產量值13'!E21,'漁業生產量值-漁業種類別魚類別生產量值13'!G21,'漁業生產量值-漁業種類別魚類別生產量值13'!I21))" table:style-name="ce49">
            <text:p>-</text:p>
          </table:table-cell>
          <table:table-cell office:value-type="string" office:string-value="-" table:formula="msoxl:=  IF(SUM('漁業生產量值-漁業種類別魚類別生產量值12'!D21,'漁業生產量值-漁業種類別魚類別生產量值12'!F21,'漁業生產量值-漁業種類別魚類別生產量值12'!H21,'漁業生產量值-漁業種類別魚類別生產量值12'!J21,'漁業生產量值-漁業種類別魚類別生產量值12'!L21,'漁業生產量值-漁業種類別魚類別生產量值12'!N21,'漁業生產量值-漁業種類別魚類別生產量值12'!P21,'漁業生產量值-漁業種類別魚類別生產量值13'!D21,'漁業生產量值-漁業種類別魚類別生產量值13'!F21,'漁業生產量值-漁業種類別魚類別生產量值13'!H21,'漁業生產量值-漁業種類別魚類別生產量值13'!J21)=0,&quot;-&quot;,SUM('漁業生產量值-漁業種類別魚類別生產量值12'!D21,'漁業生產量值-漁業種類別魚類別生產量值12'!F21,'漁業生產量值-漁業種類別魚類別生產量值12'!H21,'漁業生產量值-漁業種類別魚類別生產量值12'!J21,'漁業生產量值-漁業種類別魚類別生產量值12'!L21,'漁業生產量值-漁業種類別魚類別生產量值12'!N21,'漁業生產量值-漁業種類別魚類別生產量值12'!P21,'漁業生產量值-漁業種類別魚類別生產量值13'!D21,'漁業生產量值-漁業種類別魚類別生產量值13'!F21,'漁業生產量值-漁業種類別魚類別生產量值13'!H21,'漁業生產量值-漁業種類別魚類別生產量值13'!J21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631.51300000000003" table:style-name="ce49">
            <text:p>632<text:s/></text:p>
          </table:table-cell>
          <table:table-cell office:value-type="float" office:value="65411.183089999999" table:style-name="ce49">
            <text:p>65,411<text:s/></text:p>
          </table:table-cell>
          <table:table-cell office:value-type="float" office:value="396.5" table:formula="msoxl:=IF(SUM(I22,K22,M22)=0,&quot;-&quot;,SUM(I22,K22,M22))" table:style-name="ce19">
            <text:p>397<text:s/></text:p>
          </table:table-cell>
          <table:table-cell office:value-type="float" office:value="59814.28" table:formula="msoxl:=IF(SUM(J22,L22,N22)=0,&quot;-&quot;,SUM(J22,L22,N22))" table:style-name="ce19">
            <text:p>59,81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396.5" table:style-name="ce49">
            <text:p>397<text:s/></text:p>
          </table:table-cell>
          <table:table-cell office:value-type="float" office:value="59814.28" table:style-name="ce49">
            <text:p>59,81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22,'漁業生產量值-漁業種類別魚類別生產量值12'!E22,'漁業生產量值-漁業種類別魚類別生產量值12'!G22,'漁業生產量值-漁業種類別魚類別生產量值12'!I22,'漁業生產量值-漁業種類別魚類別生產量值12'!K22,'漁業生產量值-漁業種類別魚類別生產量值12'!M22,'漁業生產量值-漁業種類別魚類別生產量值12'!O22,'漁業生產量值-漁業種類別魚類別生產量值13'!C22,'漁業生產量值-漁業種類別魚類別生產量值13'!E22,'漁業生產量值-漁業種類別魚類別生產量值13'!G22,'漁業生產量值-漁業種類別魚類別生產量值13'!I22)=0,&quot;-&quot;,SUM('漁業生產量值-漁業種類別魚類別生產量值12'!C22,'漁業生產量值-漁業種類別魚類別生產量值12'!E22,'漁業生產量值-漁業種類別魚類別生產量值12'!G22,'漁業生產量值-漁業種類別魚類別生產量值12'!I22,'漁業生產量值-漁業種類別魚類別生產量值12'!K22,'漁業生產量值-漁業種類別魚類別生產量值12'!M22,'漁業生產量值-漁業種類別魚類別生產量值12'!O22,'漁業生產量值-漁業種類別魚類別生產量值13'!C22,'漁業生產量值-漁業種類別魚類別生產量值13'!E22,'漁業生產量值-漁業種類別魚類別生產量值13'!G22,'漁業生產量值-漁業種類別魚類別生產量值13'!I22))" table:style-name="ce49">
            <text:p>-</text:p>
          </table:table-cell>
          <table:table-cell office:value-type="string" office:string-value="-" table:formula="msoxl:=  IF(SUM('漁業生產量值-漁業種類別魚類別生產量值12'!D22,'漁業生產量值-漁業種類別魚類別生產量值12'!F22,'漁業生產量值-漁業種類別魚類別生產量值12'!H22,'漁業生產量值-漁業種類別魚類別生產量值12'!J22,'漁業生產量值-漁業種類別魚類別生產量值12'!L22,'漁業生產量值-漁業種類別魚類別生產量值12'!N22,'漁業生產量值-漁業種類別魚類別生產量值12'!P22,'漁業生產量值-漁業種類別魚類別生產量值13'!D22,'漁業生產量值-漁業種類別魚類別生產量值13'!F22,'漁業生產量值-漁業種類別魚類別生產量值13'!H22,'漁業生產量值-漁業種類別魚類別生產量值13'!J22)=0,&quot;-&quot;,SUM('漁業生產量值-漁業種類別魚類別生產量值12'!D22,'漁業生產量值-漁業種類別魚類別生產量值12'!F22,'漁業生產量值-漁業種類別魚類別生產量值12'!H22,'漁業生產量值-漁業種類別魚類別生產量值12'!J22,'漁業生產量值-漁業種類別魚類別生產量值12'!L22,'漁業生產量值-漁業種類別魚類別生產量值12'!N22,'漁業生產量值-漁業種類別魚類別生產量值12'!P22,'漁業生產量值-漁業種類別魚類別生產量值13'!D22,'漁業生產量值-漁業種類別魚類別生產量值13'!F22,'漁業生產量值-漁業種類別魚類別生產量值13'!H22,'漁業生產量值-漁業種類別魚類別生產量值13'!J22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5793.5729899999997" table:style-name="ce49">
            <text:p>5,794<text:s/></text:p>
          </table:table-cell>
          <table:table-cell office:value-type="float" office:value="399976.45421" table:style-name="ce49">
            <text:p>399,976<text:s/></text:p>
          </table:table-cell>
          <table:table-cell office:value-type="float" office:value="2483.4919999999997" table:formula="msoxl:=IF(SUM(I23,K23,M23)=0,&quot;-&quot;,SUM(I23,K23,M23))" table:style-name="ce19">
            <text:p>2,483<text:s/></text:p>
          </table:table-cell>
          <table:table-cell office:value-type="float" office:value="325270.28305000003" table:formula="msoxl:=IF(SUM(J23,L23,N23)=0,&quot;-&quot;,SUM(J23,L23,N23))" table:style-name="ce19">
            <text:p>325,270<text:s/></text:p>
          </table:table-cell>
          <table:table-cell office:value-type="float" office:value="0.17699999999999999" table:style-name="ce49">
            <text:p>0<text:s/></text:p>
          </table:table-cell>
          <table:table-cell office:value-type="float" office:value="24.248999999999999" table:style-name="ce49">
            <text:p>24<text:s/></text:p>
          </table:table-cell>
          <table:table-cell office:value-type="float" office:value="1934.3489999999999" table:style-name="ce49">
            <text:p>1,934<text:s/></text:p>
          </table:table-cell>
          <table:table-cell office:value-type="float" office:value="248459.88905" table:style-name="ce49">
            <text:p>248,460<text:s/></text:p>
          </table:table-cell>
          <table:table-cell office:value-type="float" office:value="548.96600000000001" table:style-name="ce49">
            <text:p>549<text:s/></text:p>
          </table:table-cell>
          <table:table-cell office:value-type="float" office:value="76786.145000000004" table:style-name="ce49">
            <text:p>76,786<text:s/></text:p>
          </table:table-cell>
          <table:table-cell office:value-type="float" office:value="3593.2271700000001" table:formula="msoxl:=  IF(SUM('漁業生產量值-漁業種類別魚類別生產量值12'!C23,'漁業生產量值-漁業種類別魚類別生產量值12'!E23,'漁業生產量值-漁業種類別魚類別生產量值12'!G23,'漁業生產量值-漁業種類別魚類別生產量值12'!I23,'漁業生產量值-漁業種類別魚類別生產量值12'!K23,'漁業生產量值-漁業種類別魚類別生產量值12'!M23,'漁業生產量值-漁業種類別魚類別生產量值12'!O23,'漁業生產量值-漁業種類別魚類別生產量值13'!C23,'漁業生產量值-漁業種類別魚類別生產量值13'!E23,'漁業生產量值-漁業種類別魚類別生產量值13'!G23,'漁業生產量值-漁業種類別魚類別生產量值13'!I23)=0,&quot;-&quot;,SUM('漁業生產量值-漁業種類別魚類別生產量值12'!C23,'漁業生產量值-漁業種類別魚類別生產量值12'!E23,'漁業生產量值-漁業種類別魚類別生產量值12'!G23,'漁業生產量值-漁業種類別魚類別生產量值12'!I23,'漁業生產量值-漁業種類別魚類別生產量值12'!K23,'漁業生產量值-漁業種類別魚類別生產量值12'!M23,'漁業生產量值-漁業種類別魚類別生產量值12'!O23,'漁業生產量值-漁業種類別魚類別生產量值13'!C23,'漁業生產量值-漁業種類別魚類別生產量值13'!E23,'漁業生產量值-漁業種類別魚類別生產量值13'!G23,'漁業生產量值-漁業種類別魚類別生產量值13'!I23))" table:style-name="ce49">
            <text:p>3,593<text:s/></text:p>
          </table:table-cell>
          <table:table-cell office:value-type="float" office:value="1297604.37733" table:formula="msoxl:=  IF(SUM('漁業生產量值-漁業種類別魚類別生產量值12'!D23,'漁業生產量值-漁業種類別魚類別生產量值12'!F23,'漁業生產量值-漁業種類別魚類別生產量值12'!H23,'漁業生產量值-漁業種類別魚類別生產量值12'!J23,'漁業生產量值-漁業種類別魚類別生產量值12'!L23,'漁業生產量值-漁業種類別魚類別生產量值12'!N23,'漁業生產量值-漁業種類別魚類別生產量值12'!P23,'漁業生產量值-漁業種類別魚類別生產量值13'!D23,'漁業生產量值-漁業種類別魚類別生產量值13'!F23,'漁業生產量值-漁業種類別魚類別生產量值13'!H23,'漁業生產量值-漁業種類別魚類別生產量值13'!J23)=0,&quot;-&quot;,SUM('漁業生產量值-漁業種類別魚類別生產量值12'!D23,'漁業生產量值-漁業種類別魚類別生產量值12'!F23,'漁業生產量值-漁業種類別魚類別生產量值12'!H23,'漁業生產量值-漁業種類別魚類別生產量值12'!J23,'漁業生產量值-漁業種類別魚類別生產量值12'!L23,'漁業生產量值-漁業種類別魚類別生產量值12'!N23,'漁業生產量值-漁業種類別魚類別生產量值12'!P23,'漁業生產量值-漁業種類別魚類別生產量值13'!D23,'漁業生產量值-漁業種類別魚類別生產量值13'!F23,'漁業生產量值-漁業種類別魚類別生產量值13'!H23,'漁業生產量值-漁業種類別魚類別生產量值13'!J23))" table:style-name="ce49">
            <text:p>1,297,604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925.38744999999994" table:style-name="ce49">
            <text:p>925<text:s/></text:p>
          </table:table-cell>
          <table:table-cell office:value-type="float" office:value="92178.808749999997" table:style-name="ce49">
            <text:p>92,179<text:s/></text:p>
          </table:table-cell>
          <table:table-cell office:value-type="float" office:value="33.758200000000002" table:formula="msoxl:=IF(SUM(I24,K24,M24)=0,&quot;-&quot;,SUM(I24,K24,M24))" table:style-name="ce19">
            <text:p>34<text:s/></text:p>
          </table:table-cell>
          <table:table-cell office:value-type="float" office:value="4434.2164199999997" table:formula="msoxl:=IF(SUM(J24,L24,N24)=0,&quot;-&quot;,SUM(J24,L24,N24))" table:style-name="ce19">
            <text:p>4,434<text:s/></text:p>
          </table:table-cell>
          <table:table-cell office:value-type="float" office:value="0.26719999999999999" table:style-name="ce49">
            <text:p>0<text:s/></text:p>
          </table:table-cell>
          <table:table-cell office:value-type="float" office:value="36.606400000000001" table:style-name="ce49">
            <text:p>37<text:s/></text:p>
          </table:table-cell>
          <table:table-cell office:value-type="float" office:value="32.622" table:style-name="ce49">
            <text:p>33<text:s/></text:p>
          </table:table-cell>
          <table:table-cell office:value-type="float" office:value="4247.3426200000004" table:style-name="ce49">
            <text:p>4,247<text:s/></text:p>
          </table:table-cell>
          <table:table-cell office:value-type="float" office:value="0.86899999999999999" table:style-name="ce49">
            <text:p>1<text:s/></text:p>
          </table:table-cell>
          <table:table-cell office:value-type="float" office:value="150.26740000000001" table:style-name="ce49">
            <text:p>150<text:s/></text:p>
          </table:table-cell>
          <table:table-cell office:value-type="float" office:value="76.752800000000008" table:formula="msoxl:=  IF(SUM('漁業生產量值-漁業種類別魚類別生產量值12'!C24,'漁業生產量值-漁業種類別魚類別生產量值12'!E24,'漁業生產量值-漁業種類別魚類別生產量值12'!G24,'漁業生產量值-漁業種類別魚類別生產量值12'!I24,'漁業生產量值-漁業種類別魚類別生產量值12'!K24,'漁業生產量值-漁業種類別魚類別生產量值12'!M24,'漁業生產量值-漁業種類別魚類別生產量值12'!O24,'漁業生產量值-漁業種類別魚類別生產量值13'!C24,'漁業生產量值-漁業種類別魚類別生產量值13'!E24,'漁業生產量值-漁業種類別魚類別生產量值13'!G24,'漁業生產量值-漁業種類別魚類別生產量值13'!I24)=0,&quot;-&quot;,SUM('漁業生產量值-漁業種類別魚類別生產量值12'!C24,'漁業生產量值-漁業種類別魚類別生產量值12'!E24,'漁業生產量值-漁業種類別魚類別生產量值12'!G24,'漁業生產量值-漁業種類別魚類別生產量值12'!I24,'漁業生產量值-漁業種類別魚類別生產量值12'!K24,'漁業生產量值-漁業種類別魚類別生產量值12'!M24,'漁業生產量值-漁業種類別魚類別生產量值12'!O24,'漁業生產量值-漁業種類別魚類別生產量值13'!C24,'漁業生產量值-漁業種類別魚類別生產量值13'!E24,'漁業生產量值-漁業種類別魚類別生產量值13'!G24,'漁業生產量值-漁業種類別魚類別生產量值13'!I24))" table:style-name="ce49">
            <text:p>77<text:s/></text:p>
          </table:table-cell>
          <table:table-cell office:value-type="float" office:value="20295.980739999999" table:formula="msoxl:=  IF(SUM('漁業生產量值-漁業種類別魚類別生產量值12'!D24,'漁業生產量值-漁業種類別魚類別生產量值12'!F24,'漁業生產量值-漁業種類別魚類別生產量值12'!H24,'漁業生產量值-漁業種類別魚類別生產量值12'!J24,'漁業生產量值-漁業種類別魚類別生產量值12'!L24,'漁業生產量值-漁業種類別魚類別生產量值12'!N24,'漁業生產量值-漁業種類別魚類別生產量值12'!P24,'漁業生產量值-漁業種類別魚類別生產量值13'!D24,'漁業生產量值-漁業種類別魚類別生產量值13'!F24,'漁業生產量值-漁業種類別魚類別生產量值13'!H24,'漁業生產量值-漁業種類別魚類別生產量值13'!J24)=0,&quot;-&quot;,SUM('漁業生產量值-漁業種類別魚類別生產量值12'!D24,'漁業生產量值-漁業種類別魚類別生產量值12'!F24,'漁業生產量值-漁業種類別魚類別生產量值12'!H24,'漁業生產量值-漁業種類別魚類別生產量值12'!J24,'漁業生產量值-漁業種類別魚類別生產量值12'!L24,'漁業生產量值-漁業種類別魚類別生產量值12'!N24,'漁業生產量值-漁業種類別魚類別生產量值12'!P24,'漁業生產量值-漁業種類別魚類別生產量值13'!D24,'漁業生產量值-漁業種類別魚類別生產量值13'!F24,'漁業生產量值-漁業種類別魚類別生產量值13'!H24,'漁業生產量值-漁業種類別魚類別生產量值13'!J24))" table:style-name="ce49">
            <text:p>20,296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I25,K25,M25)=0,&quot;-&quot;,SUM(I25,K25,M25))" table:style-name="ce19">
            <text:p>-</text:p>
          </table:table-cell>
          <table:table-cell office:value-type="string" office:string-value="-" table:formula="msoxl:=IF(SUM(J25,L25,N25)=0,&quot;-&quot;,SUM(J25,L25,N2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25,'漁業生產量值-漁業種類別魚類別生產量值12'!E25,'漁業生產量值-漁業種類別魚類別生產量值12'!G25,'漁業生產量值-漁業種類別魚類別生產量值12'!I25,'漁業生產量值-漁業種類別魚類別生產量值12'!K25,'漁業生產量值-漁業種類別魚類別生產量值12'!M25,'漁業生產量值-漁業種類別魚類別生產量值12'!O25,'漁業生產量值-漁業種類別魚類別生產量值13'!C25,'漁業生產量值-漁業種類別魚類別生產量值13'!E25,'漁業生產量值-漁業種類別魚類別生產量值13'!G25,'漁業生產量值-漁業種類別魚類別生產量值13'!I25)=0,&quot;-&quot;,SUM('漁業生產量值-漁業種類別魚類別生產量值12'!C25,'漁業生產量值-漁業種類別魚類別生產量值12'!E25,'漁業生產量值-漁業種類別魚類別生產量值12'!G25,'漁業生產量值-漁業種類別魚類別生產量值12'!I25,'漁業生產量值-漁業種類別魚類別生產量值12'!K25,'漁業生產量值-漁業種類別魚類別生產量值12'!M25,'漁業生產量值-漁業種類別魚類別生產量值12'!O25,'漁業生產量值-漁業種類別魚類別生產量值13'!C25,'漁業生產量值-漁業種類別魚類別生產量值13'!E25,'漁業生產量值-漁業種類別魚類別生產量值13'!G25,'漁業生產量值-漁業種類別魚類別生產量值13'!I25))" table:style-name="ce49">
            <text:p>-</text:p>
          </table:table-cell>
          <table:table-cell office:value-type="string" office:string-value="-" table:formula="msoxl:=  IF(SUM('漁業生產量值-漁業種類別魚類別生產量值12'!D25,'漁業生產量值-漁業種類別魚類別生產量值12'!F25,'漁業生產量值-漁業種類別魚類別生產量值12'!H25,'漁業生產量值-漁業種類別魚類別生產量值12'!J25,'漁業生產量值-漁業種類別魚類別生產量值12'!L25,'漁業生產量值-漁業種類別魚類別生產量值12'!N25,'漁業生產量值-漁業種類別魚類別生產量值12'!P25,'漁業生產量值-漁業種類別魚類別生產量值13'!D25,'漁業生產量值-漁業種類別魚類別生產量值13'!F25,'漁業生產量值-漁業種類別魚類別生產量值13'!H25,'漁業生產量值-漁業種類別魚類別生產量值13'!J25)=0,&quot;-&quot;,SUM('漁業生產量值-漁業種類別魚類別生產量值12'!D25,'漁業生產量值-漁業種類別魚類別生產量值12'!F25,'漁業生產量值-漁業種類別魚類別生產量值12'!H25,'漁業生產量值-漁業種類別魚類別生產量值12'!J25,'漁業生產量值-漁業種類別魚類別生產量值12'!L25,'漁業生產量值-漁業種類別魚類別生產量值12'!N25,'漁業生產量值-漁業種類別魚類別生產量值12'!P25,'漁業生產量值-漁業種類別魚類別生產量值13'!D25,'漁業生產量值-漁業種類別魚類別生產量值13'!F25,'漁業生產量值-漁業種類別魚類別生產量值13'!H25,'漁業生產量值-漁業種類別魚類別生產量值13'!J25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I26,K26,M26)=0,&quot;-&quot;,SUM(I26,K26,M26))" table:style-name="ce19">
            <text:p>-</text:p>
          </table:table-cell>
          <table:table-cell office:value-type="string" office:string-value="-" table:formula="msoxl:=IF(SUM(J26,L26,N26)=0,&quot;-&quot;,SUM(J26,L26,N2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26,'漁業生產量值-漁業種類別魚類別生產量值12'!E26,'漁業生產量值-漁業種類別魚類別生產量值12'!G26,'漁業生產量值-漁業種類別魚類別生產量值12'!I26,'漁業生產量值-漁業種類別魚類別生產量值12'!K26,'漁業生產量值-漁業種類別魚類別生產量值12'!M26,'漁業生產量值-漁業種類別魚類別生產量值12'!O26,'漁業生產量值-漁業種類別魚類別生產量值13'!C26,'漁業生產量值-漁業種類別魚類別生產量值13'!E26,'漁業生產量值-漁業種類別魚類別生產量值13'!G26,'漁業生產量值-漁業種類別魚類別生產量值13'!I26)=0,&quot;-&quot;,SUM('漁業生產量值-漁業種類別魚類別生產量值12'!C26,'漁業生產量值-漁業種類別魚類別生產量值12'!E26,'漁業生產量值-漁業種類別魚類別生產量值12'!G26,'漁業生產量值-漁業種類別魚類別生產量值12'!I26,'漁業生產量值-漁業種類別魚類別生產量值12'!K26,'漁業生產量值-漁業種類別魚類別生產量值12'!M26,'漁業生產量值-漁業種類別魚類別生產量值12'!O26,'漁業生產量值-漁業種類別魚類別生產量值13'!C26,'漁業生產量值-漁業種類別魚類別生產量值13'!E26,'漁業生產量值-漁業種類別魚類別生產量值13'!G26,'漁業生產量值-漁業種類別魚類別生產量值13'!I26))" table:style-name="ce49">
            <text:p>-</text:p>
          </table:table-cell>
          <table:table-cell office:value-type="string" office:string-value="-" table:formula="msoxl:=  IF(SUM('漁業生產量值-漁業種類別魚類別生產量值12'!D26,'漁業生產量值-漁業種類別魚類別生產量值12'!F26,'漁業生產量值-漁業種類別魚類別生產量值12'!H26,'漁業生產量值-漁業種類別魚類別生產量值12'!J26,'漁業生產量值-漁業種類別魚類別生產量值12'!L26,'漁業生產量值-漁業種類別魚類別生產量值12'!N26,'漁業生產量值-漁業種類別魚類別生產量值12'!P26,'漁業生產量值-漁業種類別魚類別生產量值13'!D26,'漁業生產量值-漁業種類別魚類別生產量值13'!F26,'漁業生產量值-漁業種類別魚類別生產量值13'!H26,'漁業生產量值-漁業種類別魚類別生產量值13'!J26)=0,&quot;-&quot;,SUM('漁業生產量值-漁業種類別魚類別生產量值12'!D26,'漁業生產量值-漁業種類別魚類別生產量值12'!F26,'漁業生產量值-漁業種類別魚類別生產量值12'!H26,'漁業生產量值-漁業種類別魚類別生產量值12'!J26,'漁業生產量值-漁業種類別魚類別生產量值12'!L26,'漁業生產量值-漁業種類別魚類別生產量值12'!N26,'漁業生產量值-漁業種類別魚類別生產量值12'!P26,'漁業生產量值-漁業種類別魚類別生產量值13'!D26,'漁業生產量值-漁業種類別魚類別生產量值13'!F26,'漁業生產量值-漁業種類別魚類別生產量值13'!H26,'漁業生產量值-漁業種類別魚類別生產量值13'!J26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73.621629999999996" table:style-name="ce49">
            <text:p>74<text:s/></text:p>
          </table:table-cell>
          <table:table-cell office:value-type="float" office:value="4105.9562699999997" table:style-name="ce49">
            <text:p>4,106<text:s/></text:p>
          </table:table-cell>
          <table:table-cell office:value-type="string" office:string-value="-" table:formula="msoxl:=IF(SUM(I27,K27,M27)=0,&quot;-&quot;,SUM(I27,K27,M27))" table:style-name="ce19">
            <text:p>-</text:p>
          </table:table-cell>
          <table:table-cell office:value-type="string" office:string-value="-" table:formula="msoxl:=IF(SUM(J27,L27,N27)=0,&quot;-&quot;,SUM(J27,L27,N2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27,'漁業生產量值-漁業種類別魚類別生產量值12'!E27,'漁業生產量值-漁業種類別魚類別生產量值12'!G27,'漁業生產量值-漁業種類別魚類別生產量值12'!I27,'漁業生產量值-漁業種類別魚類別生產量值12'!K27,'漁業生產量值-漁業種類別魚類別生產量值12'!M27,'漁業生產量值-漁業種類別魚類別生產量值12'!O27,'漁業生產量值-漁業種類別魚類別生產量值13'!C27,'漁業生產量值-漁業種類別魚類別生產量值13'!E27,'漁業生產量值-漁業種類別魚類別生產量值13'!G27,'漁業生產量值-漁業種類別魚類別生產量值13'!I27)=0,&quot;-&quot;,SUM('漁業生產量值-漁業種類別魚類別生產量值12'!C27,'漁業生產量值-漁業種類別魚類別生產量值12'!E27,'漁業生產量值-漁業種類別魚類別生產量值12'!G27,'漁業生產量值-漁業種類別魚類別生產量值12'!I27,'漁業生產量值-漁業種類別魚類別生產量值12'!K27,'漁業生產量值-漁業種類別魚類別生產量值12'!M27,'漁業生產量值-漁業種類別魚類別生產量值12'!O27,'漁業生產量值-漁業種類別魚類別生產量值13'!C27,'漁業生產量值-漁業種類別魚類別生產量值13'!E27,'漁業生產量值-漁業種類別魚類別生產量值13'!G27,'漁業生產量值-漁業種類別魚類別生產量值13'!I27))" table:style-name="ce49">
            <text:p>-</text:p>
          </table:table-cell>
          <table:table-cell office:value-type="string" office:string-value="-" table:formula="msoxl:=  IF(SUM('漁業生產量值-漁業種類別魚類別生產量值12'!D27,'漁業生產量值-漁業種類別魚類別生產量值12'!F27,'漁業生產量值-漁業種類別魚類別生產量值12'!H27,'漁業生產量值-漁業種類別魚類別生產量值12'!J27,'漁業生產量值-漁業種類別魚類別生產量值12'!L27,'漁業生產量值-漁業種類別魚類別生產量值12'!N27,'漁業生產量值-漁業種類別魚類別生產量值12'!P27,'漁業生產量值-漁業種類別魚類別生產量值13'!D27,'漁業生產量值-漁業種類別魚類別生產量值13'!F27,'漁業生產量值-漁業種類別魚類別生產量值13'!H27,'漁業生產量值-漁業種類別魚類別生產量值13'!J27)=0,&quot;-&quot;,SUM('漁業生產量值-漁業種類別魚類別生產量值12'!D27,'漁業生產量值-漁業種類別魚類別生產量值12'!F27,'漁業生產量值-漁業種類別魚類別生產量值12'!H27,'漁業生產量值-漁業種類別魚類別生產量值12'!J27,'漁業生產量值-漁業種類別魚類別生產量值12'!L27,'漁業生產量值-漁業種類別魚類別生產量值12'!N27,'漁業生產量值-漁業種類別魚類別生產量值12'!P27,'漁業生產量值-漁業種類別魚類別生產量值13'!D27,'漁業生產量值-漁業種類別魚類別生產量值13'!F27,'漁業生產量值-漁業種類別魚類別生產量值13'!H27,'漁業生產量值-漁業種類別魚類別生產量值13'!J27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35.40588000000002" table:style-name="ce49">
            <text:p>435<text:s/></text:p>
          </table:table-cell>
          <table:table-cell office:value-type="float" office:value="52610.067199999998" table:style-name="ce49">
            <text:p>52,610<text:s/></text:p>
          </table:table-cell>
          <table:table-cell office:value-type="string" office:string-value="-" table:formula="msoxl:=IF(SUM(I28,K28,M28)=0,&quot;-&quot;,SUM(I28,K28,M28))" table:style-name="ce19">
            <text:p>-</text:p>
          </table:table-cell>
          <table:table-cell office:value-type="string" office:string-value="-" table:formula="msoxl:=IF(SUM(J28,L28,N28)=0,&quot;-&quot;,SUM(J28,L28,N28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28,'漁業生產量值-漁業種類別魚類別生產量值12'!E28,'漁業生產量值-漁業種類別魚類別生產量值12'!G28,'漁業生產量值-漁業種類別魚類別生產量值12'!I28,'漁業生產量值-漁業種類別魚類別生產量值12'!K28,'漁業生產量值-漁業種類別魚類別生產量值12'!M28,'漁業生產量值-漁業種類別魚類別生產量值12'!O28,'漁業生產量值-漁業種類別魚類別生產量值13'!C28,'漁業生產量值-漁業種類別魚類別生產量值13'!E28,'漁業生產量值-漁業種類別魚類別生產量值13'!G28,'漁業生產量值-漁業種類別魚類別生產量值13'!I28)=0,&quot;-&quot;,SUM('漁業生產量值-漁業種類別魚類別生產量值12'!C28,'漁業生產量值-漁業種類別魚類別生產量值12'!E28,'漁業生產量值-漁業種類別魚類別生產量值12'!G28,'漁業生產量值-漁業種類別魚類別生產量值12'!I28,'漁業生產量值-漁業種類別魚類別生產量值12'!K28,'漁業生產量值-漁業種類別魚類別生產量值12'!M28,'漁業生產量值-漁業種類別魚類別生產量值12'!O28,'漁業生產量值-漁業種類別魚類別生產量值13'!C28,'漁業生產量值-漁業種類別魚類別生產量值13'!E28,'漁業生產量值-漁業種類別魚類別生產量值13'!G28,'漁業生產量值-漁業種類別魚類別生產量值13'!I28))" table:style-name="ce49">
            <text:p>-</text:p>
          </table:table-cell>
          <table:table-cell office:value-type="string" office:string-value="-" table:formula="msoxl:=  IF(SUM('漁業生產量值-漁業種類別魚類別生產量值12'!D28,'漁業生產量值-漁業種類別魚類別生產量值12'!F28,'漁業生產量值-漁業種類別魚類別生產量值12'!H28,'漁業生產量值-漁業種類別魚類別生產量值12'!J28,'漁業生產量值-漁業種類別魚類別生產量值12'!L28,'漁業生產量值-漁業種類別魚類別生產量值12'!N28,'漁業生產量值-漁業種類別魚類別生產量值12'!P28,'漁業生產量值-漁業種類別魚類別生產量值13'!D28,'漁業生產量值-漁業種類別魚類別生產量值13'!F28,'漁業生產量值-漁業種類別魚類別生產量值13'!H28,'漁業生產量值-漁業種類別魚類別生產量值13'!J28)=0,&quot;-&quot;,SUM('漁業生產量值-漁業種類別魚類別生產量值12'!D28,'漁業生產量值-漁業種類別魚類別生產量值12'!F28,'漁業生產量值-漁業種類別魚類別生產量值12'!H28,'漁業生產量值-漁業種類別魚類別生產量值12'!J28,'漁業生產量值-漁業種類別魚類別生產量值12'!L28,'漁業生產量值-漁業種類別魚類別生產量值12'!N28,'漁業生產量值-漁業種類別魚類別生產量值12'!P28,'漁業生產量值-漁業種類別魚類別生產量值13'!D28,'漁業生產量值-漁業種類別魚類別生產量值13'!F28,'漁業生產量值-漁業種類別魚類別生產量值13'!H28,'漁業生產量值-漁業種類別魚類別生產量值13'!J28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.8905000000000001" table:style-name="ce49">
            <text:p>2<text:s/></text:p>
          </table:table-cell>
          <table:table-cell office:value-type="float" office:value="400.22924999999998" table:style-name="ce49">
            <text:p>400<text:s/></text:p>
          </table:table-cell>
          <table:table-cell office:value-type="float" office:value="0.26500000000000001" table:formula="msoxl:=IF(SUM(I29,K29,M29)=0,&quot;-&quot;,SUM(I29,K29,M29))" table:style-name="ce19">
            <text:p>0<text:s/></text:p>
          </table:table-cell>
          <table:table-cell office:value-type="float" office:value="35.244999999999997" table:formula="msoxl:=IF(SUM(J29,L29,N29)=0,&quot;-&quot;,SUM(J29,L29,N29))" table:style-name="ce19">
            <text:p>3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26500000000000001" table:style-name="ce49">
            <text:p>0<text:s/></text:p>
          </table:table-cell>
          <table:table-cell office:value-type="float" office:value="35.244999999999997" table:style-name="ce49">
            <text:p>3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255" table:formula="msoxl:=  IF(SUM('漁業生產量值-漁業種類別魚類別生產量值12'!C29,'漁業生產量值-漁業種類別魚類別生產量值12'!E29,'漁業生產量值-漁業種類別魚類別生產量值12'!G29,'漁業生產量值-漁業種類別魚類別生產量值12'!I29,'漁業生產量值-漁業種類別魚類別生產量值12'!K29,'漁業生產量值-漁業種類別魚類別生產量值12'!M29,'漁業生產量值-漁業種類別魚類別生產量值12'!O29,'漁業生產量值-漁業種類別魚類別生產量值13'!C29,'漁業生產量值-漁業種類別魚類別生產量值13'!E29,'漁業生產量值-漁業種類別魚類別生產量值13'!G29,'漁業生產量值-漁業種類別魚類別生產量值13'!I29)=0,&quot;-&quot;,SUM('漁業生產量值-漁業種類別魚類別生產量值12'!C29,'漁業生產量值-漁業種類別魚類別生產量值12'!E29,'漁業生產量值-漁業種類別魚類別生產量值12'!G29,'漁業生產量值-漁業種類別魚類別生產量值12'!I29,'漁業生產量值-漁業種類別魚類別生產量值12'!K29,'漁業生產量值-漁業種類別魚類別生產量值12'!M29,'漁業生產量值-漁業種類別魚類別生產量值12'!O29,'漁業生產量值-漁業種類別魚類別生產量值13'!C29,'漁業生產量值-漁業種類別魚類別生產量值13'!E29,'漁業生產量值-漁業種類別魚類別生產量值13'!G29,'漁業生產量值-漁業種類別魚類別生產量值13'!I29))" table:style-name="ce49">
            <text:p>0<text:s/></text:p>
          </table:table-cell>
          <table:table-cell office:value-type="float" office:value="40.850999999999999" table:formula="msoxl:=  IF(SUM('漁業生產量值-漁業種類別魚類別生產量值12'!D29,'漁業生產量值-漁業種類別魚類別生產量值12'!F29,'漁業生產量值-漁業種類別魚類別生產量值12'!H29,'漁業生產量值-漁業種類別魚類別生產量值12'!J29,'漁業生產量值-漁業種類別魚類別生產量值12'!L29,'漁業生產量值-漁業種類別魚類別生產量值12'!N29,'漁業生產量值-漁業種類別魚類別生產量值12'!P29,'漁業生產量值-漁業種類別魚類別生產量值13'!D29,'漁業生產量值-漁業種類別魚類別生產量值13'!F29,'漁業生產量值-漁業種類別魚類別生產量值13'!H29,'漁業生產量值-漁業種類別魚類別生產量值13'!J29)=0,&quot;-&quot;,SUM('漁業生產量值-漁業種類別魚類別生產量值12'!D29,'漁業生產量值-漁業種類別魚類別生產量值12'!F29,'漁業生產量值-漁業種類別魚類別生產量值12'!H29,'漁業生產量值-漁業種類別魚類別生產量值12'!J29,'漁業生產量值-漁業種類別魚類別生產量值12'!L29,'漁業生產量值-漁業種類別魚類別生產量值12'!N29,'漁業生產量值-漁業種類別魚類別生產量值12'!P29,'漁業生產量值-漁業種類別魚類別生產量值13'!D29,'漁業生產量值-漁業種類別魚類別生產量值13'!F29,'漁業生產量值-漁業種類別魚類別生產量值13'!H29,'漁業生產量值-漁業種類別魚類別生產量值13'!J29))" table:style-name="ce49">
            <text:p>4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683.88527999999997" table:style-name="ce49">
            <text:p>684<text:s/></text:p>
          </table:table-cell>
          <table:table-cell office:value-type="float" office:value="145893.61395999999" table:style-name="ce49">
            <text:p>145,894<text:s/></text:p>
          </table:table-cell>
          <table:table-cell office:value-type="float" office:value="7.98" table:formula="msoxl:=IF(SUM(I30,K30,M30)=0,&quot;-&quot;,SUM(I30,K30,M30))" table:style-name="ce19">
            <text:p>8<text:s/></text:p>
          </table:table-cell>
          <table:table-cell office:value-type="float" office:value="1756.04" table:formula="msoxl:=IF(SUM(J30,L30,N30)=0,&quot;-&quot;,SUM(J30,L30,N30))" table:style-name="ce19">
            <text:p>1,756<text:s/></text:p>
          </table:table-cell>
          <table:table-cell office:value-type="float" office:value="2.9" table:style-name="ce49">
            <text:p>3<text:s/></text:p>
          </table:table-cell>
          <table:table-cell office:value-type="float" office:value="928" table:style-name="ce49">
            <text:p>928<text:s/></text:p>
          </table:table-cell>
          <table:table-cell office:value-type="float" office:value="5.08" table:style-name="ce49">
            <text:p>5<text:s/></text:p>
          </table:table-cell>
          <table:table-cell office:value-type="float" office:value="828.04" table:style-name="ce49">
            <text:p>82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30,'漁業生產量值-漁業種類別魚類別生產量值12'!E30,'漁業生產量值-漁業種類別魚類別生產量值12'!G30,'漁業生產量值-漁業種類別魚類別生產量值12'!I30,'漁業生產量值-漁業種類別魚類別生產量值12'!K30,'漁業生產量值-漁業種類別魚類別生產量值12'!M30,'漁業生產量值-漁業種類別魚類別生產量值12'!O30,'漁業生產量值-漁業種類別魚類別生產量值13'!C30,'漁業生產量值-漁業種類別魚類別生產量值13'!E30,'漁業生產量值-漁業種類別魚類別生產量值13'!G30,'漁業生產量值-漁業種類別魚類別生產量值13'!I30)=0,&quot;-&quot;,SUM('漁業生產量值-漁業種類別魚類別生產量值12'!C30,'漁業生產量值-漁業種類別魚類別生產量值12'!E30,'漁業生產量值-漁業種類別魚類別生產量值12'!G30,'漁業生產量值-漁業種類別魚類別生產量值12'!I30,'漁業生產量值-漁業種類別魚類別生產量值12'!K30,'漁業生產量值-漁業種類別魚類別生產量值12'!M30,'漁業生產量值-漁業種類別魚類別生產量值12'!O30,'漁業生產量值-漁業種類別魚類別生產量值13'!C30,'漁業生產量值-漁業種類別魚類別生產量值13'!E30,'漁業生產量值-漁業種類別魚類別生產量值13'!G30,'漁業生產量值-漁業種類別魚類別生產量值13'!I30))" table:style-name="ce49">
            <text:p>-</text:p>
          </table:table-cell>
          <table:table-cell office:value-type="string" office:string-value="-" table:formula="msoxl:=  IF(SUM('漁業生產量值-漁業種類別魚類別生產量值12'!D30,'漁業生產量值-漁業種類別魚類別生產量值12'!F30,'漁業生產量值-漁業種類別魚類別生產量值12'!H30,'漁業生產量值-漁業種類別魚類別生產量值12'!J30,'漁業生產量值-漁業種類別魚類別生產量值12'!L30,'漁業生產量值-漁業種類別魚類別生產量值12'!N30,'漁業生產量值-漁業種類別魚類別生產量值12'!P30,'漁業生產量值-漁業種類別魚類別生產量值13'!D30,'漁業生產量值-漁業種類別魚類別生產量值13'!F30,'漁業生產量值-漁業種類別魚類別生產量值13'!H30,'漁業生產量值-漁業種類別魚類別生產量值13'!J30)=0,&quot;-&quot;,SUM('漁業生產量值-漁業種類別魚類別生產量值12'!D30,'漁業生產量值-漁業種類別魚類別生產量值12'!F30,'漁業生產量值-漁業種類別魚類別生產量值12'!H30,'漁業生產量值-漁業種類別魚類別生產量值12'!J30,'漁業生產量值-漁業種類別魚類別生產量值12'!L30,'漁業生產量值-漁業種類別魚類別生產量值12'!N30,'漁業生產量值-漁業種類別魚類別生產量值12'!P30,'漁業生產量值-漁業種類別魚類別生產量值13'!D30,'漁業生產量值-漁業種類別魚類別生產量值13'!F30,'漁業生產量值-漁業種類別魚類別生產量值13'!H30,'漁業生產量值-漁業種類別魚類別生產量值13'!J30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I31,K31,M31)=0,&quot;-&quot;,SUM(I31,K31,M31))" table:style-name="ce19">
            <text:p>-</text:p>
          </table:table-cell>
          <table:table-cell office:value-type="string" office:string-value="-" table:formula="msoxl:=IF(SUM(J31,L31,N31)=0,&quot;-&quot;,SUM(J31,L31,N3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31,'漁業生產量值-漁業種類別魚類別生產量值12'!E31,'漁業生產量值-漁業種類別魚類別生產量值12'!G31,'漁業生產量值-漁業種類別魚類別生產量值12'!I31,'漁業生產量值-漁業種類別魚類別生產量值12'!K31,'漁業生產量值-漁業種類別魚類別生產量值12'!M31,'漁業生產量值-漁業種類別魚類別生產量值12'!O31,'漁業生產量值-漁業種類別魚類別生產量值13'!C31,'漁業生產量值-漁業種類別魚類別生產量值13'!E31,'漁業生產量值-漁業種類別魚類別生產量值13'!G31,'漁業生產量值-漁業種類別魚類別生產量值13'!I31)=0,&quot;-&quot;,SUM('漁業生產量值-漁業種類別魚類別生產量值12'!C31,'漁業生產量值-漁業種類別魚類別生產量值12'!E31,'漁業生產量值-漁業種類別魚類別生產量值12'!G31,'漁業生產量值-漁業種類別魚類別生產量值12'!I31,'漁業生產量值-漁業種類別魚類別生產量值12'!K31,'漁業生產量值-漁業種類別魚類別生產量值12'!M31,'漁業生產量值-漁業種類別魚類別生產量值12'!O31,'漁業生產量值-漁業種類別魚類別生產量值13'!C31,'漁業生產量值-漁業種類別魚類別生產量值13'!E31,'漁業生產量值-漁業種類別魚類別生產量值13'!G31,'漁業生產量值-漁業種類別魚類別生產量值13'!I31))" table:style-name="ce49">
            <text:p>-</text:p>
          </table:table-cell>
          <table:table-cell office:value-type="string" office:string-value="-" table:formula="msoxl:=  IF(SUM('漁業生產量值-漁業種類別魚類別生產量值12'!D31,'漁業生產量值-漁業種類別魚類別生產量值12'!F31,'漁業生產量值-漁業種類別魚類別生產量值12'!H31,'漁業生產量值-漁業種類別魚類別生產量值12'!J31,'漁業生產量值-漁業種類別魚類別生產量值12'!L31,'漁業生產量值-漁業種類別魚類別生產量值12'!N31,'漁業生產量值-漁業種類別魚類別生產量值12'!P31,'漁業生產量值-漁業種類別魚類別生產量值13'!D31,'漁業生產量值-漁業種類別魚類別生產量值13'!F31,'漁業生產量值-漁業種類別魚類別生產量值13'!H31,'漁業生產量值-漁業種類別魚類別生產量值13'!J31)=0,&quot;-&quot;,SUM('漁業生產量值-漁業種類別魚類別生產量值12'!D31,'漁業生產量值-漁業種類別魚類別生產量值12'!F31,'漁業生產量值-漁業種類別魚類別生產量值12'!H31,'漁業生產量值-漁業種類別魚類別生產量值12'!J31,'漁業生產量值-漁業種類別魚類別生產量值12'!L31,'漁業生產量值-漁業種類別魚類別生產量值12'!N31,'漁業生產量值-漁業種類別魚類別生產量值12'!P31,'漁業生產量值-漁業種類別魚類別生產量值13'!D31,'漁業生產量值-漁業種類別魚類別生產量值13'!F31,'漁業生產量值-漁業種類別魚類別生產量值13'!H31,'漁業生產量值-漁業種類別魚類別生產量值13'!J31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I32,K32,M32)=0,&quot;-&quot;,SUM(I32,K32,M32))" table:style-name="ce19">
            <text:p>-</text:p>
          </table:table-cell>
          <table:table-cell office:value-type="string" office:string-value="-" table:formula="msoxl:=IF(SUM(J32,L32,N32)=0,&quot;-&quot;,SUM(J32,L32,N3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32,'漁業生產量值-漁業種類別魚類別生產量值12'!E32,'漁業生產量值-漁業種類別魚類別生產量值12'!G32,'漁業生產量值-漁業種類別魚類別生產量值12'!I32,'漁業生產量值-漁業種類別魚類別生產量值12'!K32,'漁業生產量值-漁業種類別魚類別生產量值12'!M32,'漁業生產量值-漁業種類別魚類別生產量值12'!O32,'漁業生產量值-漁業種類別魚類別生產量值13'!C32,'漁業生產量值-漁業種類別魚類別生產量值13'!E32,'漁業生產量值-漁業種類別魚類別生產量值13'!G32,'漁業生產量值-漁業種類別魚類別生產量值13'!I32)=0,&quot;-&quot;,SUM('漁業生產量值-漁業種類別魚類別生產量值12'!C32,'漁業生產量值-漁業種類別魚類別生產量值12'!E32,'漁業生產量值-漁業種類別魚類別生產量值12'!G32,'漁業生產量值-漁業種類別魚類別生產量值12'!I32,'漁業生產量值-漁業種類別魚類別生產量值12'!K32,'漁業生產量值-漁業種類別魚類別生產量值12'!M32,'漁業生產量值-漁業種類別魚類別生產量值12'!O32,'漁業生產量值-漁業種類別魚類別生產量值13'!C32,'漁業生產量值-漁業種類別魚類別生產量值13'!E32,'漁業生產量值-漁業種類別魚類別生產量值13'!G32,'漁業生產量值-漁業種類別魚類別生產量值13'!I32))" table:style-name="ce49">
            <text:p>-</text:p>
          </table:table-cell>
          <table:table-cell office:value-type="string" office:string-value="-" table:formula="msoxl:=  IF(SUM('漁業生產量值-漁業種類別魚類別生產量值12'!D32,'漁業生產量值-漁業種類別魚類別生產量值12'!F32,'漁業生產量值-漁業種類別魚類別生產量值12'!H32,'漁業生產量值-漁業種類別魚類別生產量值12'!J32,'漁業生產量值-漁業種類別魚類別生產量值12'!L32,'漁業生產量值-漁業種類別魚類別生產量值12'!N32,'漁業生產量值-漁業種類別魚類別生產量值12'!P32,'漁業生產量值-漁業種類別魚類別生產量值13'!D32,'漁業生產量值-漁業種類別魚類別生產量值13'!F32,'漁業生產量值-漁業種類別魚類別生產量值13'!H32,'漁業生產量值-漁業種類別魚類別生產量值13'!J32)=0,&quot;-&quot;,SUM('漁業生產量值-漁業種類別魚類別生產量值12'!D32,'漁業生產量值-漁業種類別魚類別生產量值12'!F32,'漁業生產量值-漁業種類別魚類別生產量值12'!H32,'漁業生產量值-漁業種類別魚類別生產量值12'!J32,'漁業生產量值-漁業種類別魚類別生產量值12'!L32,'漁業生產量值-漁業種類別魚類別生產量值12'!N32,'漁業生產量值-漁業種類別魚類別生產量值12'!P32,'漁業生產量值-漁業種類別魚類別生產量值13'!D32,'漁業生產量值-漁業種類別魚類別生產量值13'!F32,'漁業生產量值-漁業種類別魚類別生產量值13'!H32,'漁業生產量值-漁業種類別魚類別生產量值13'!J32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I33,K33,M33)=0,&quot;-&quot;,SUM(I33,K33,M33))" table:style-name="ce19">
            <text:p>-</text:p>
          </table:table-cell>
          <table:table-cell office:value-type="string" office:string-value="-" table:formula="msoxl:=IF(SUM(J33,L33,N33)=0,&quot;-&quot;,SUM(J33,L33,N3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33,'漁業生產量值-漁業種類別魚類別生產量值12'!E33,'漁業生產量值-漁業種類別魚類別生產量值12'!G33,'漁業生產量值-漁業種類別魚類別生產量值12'!I33,'漁業生產量值-漁業種類別魚類別生產量值12'!K33,'漁業生產量值-漁業種類別魚類別生產量值12'!M33,'漁業生產量值-漁業種類別魚類別生產量值12'!O33,'漁業生產量值-漁業種類別魚類別生產量值13'!C33,'漁業生產量值-漁業種類別魚類別生產量值13'!E33,'漁業生產量值-漁業種類別魚類別生產量值13'!G33,'漁業生產量值-漁業種類別魚類別生產量值13'!I33)=0,&quot;-&quot;,SUM('漁業生產量值-漁業種類別魚類別生產量值12'!C33,'漁業生產量值-漁業種類別魚類別生產量值12'!E33,'漁業生產量值-漁業種類別魚類別生產量值12'!G33,'漁業生產量值-漁業種類別魚類別生產量值12'!I33,'漁業生產量值-漁業種類別魚類別生產量值12'!K33,'漁業生產量值-漁業種類別魚類別生產量值12'!M33,'漁業生產量值-漁業種類別魚類別生產量值12'!O33,'漁業生產量值-漁業種類別魚類別生產量值13'!C33,'漁業生產量值-漁業種類別魚類別生產量值13'!E33,'漁業生產量值-漁業種類別魚類別生產量值13'!G33,'漁業生產量值-漁業種類別魚類別生產量值13'!I33))" table:style-name="ce49">
            <text:p>-</text:p>
          </table:table-cell>
          <table:table-cell office:value-type="string" office:string-value="-" table:formula="msoxl:=  IF(SUM('漁業生產量值-漁業種類別魚類別生產量值12'!D33,'漁業生產量值-漁業種類別魚類別生產量值12'!F33,'漁業生產量值-漁業種類別魚類別生產量值12'!H33,'漁業生產量值-漁業種類別魚類別生產量值12'!J33,'漁業生產量值-漁業種類別魚類別生產量值12'!L33,'漁業生產量值-漁業種類別魚類別生產量值12'!N33,'漁業生產量值-漁業種類別魚類別生產量值12'!P33,'漁業生產量值-漁業種類別魚類別生產量值13'!D33,'漁業生產量值-漁業種類別魚類別生產量值13'!F33,'漁業生產量值-漁業種類別魚類別生產量值13'!H33,'漁業生產量值-漁業種類別魚類別生產量值13'!J33)=0,&quot;-&quot;,SUM('漁業生產量值-漁業種類別魚類別生產量值12'!D33,'漁業生產量值-漁業種類別魚類別生產量值12'!F33,'漁業生產量值-漁業種類別魚類別生產量值12'!H33,'漁業生產量值-漁業種類別魚類別生產量值12'!J33,'漁業生產量值-漁業種類別魚類別生產量值12'!L33,'漁業生產量值-漁業種類別魚類別生產量值12'!N33,'漁業生產量值-漁業種類別魚類別生產量值12'!P33,'漁業生產量值-漁業種類別魚類別生產量值13'!D33,'漁業生產量值-漁業種類別魚類別生產量值13'!F33,'漁業生產量值-漁業種類別魚類別生產量值13'!H33,'漁業生產量值-漁業種類別魚類別生產量值13'!J33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44.00299999999999" table:style-name="ce49">
            <text:p>244<text:s/></text:p>
          </table:table-cell>
          <table:table-cell office:value-type="float" office:value="9539.9235000000008" table:style-name="ce49">
            <text:p>9,540<text:s/></text:p>
          </table:table-cell>
          <table:table-cell office:value-type="float" office:value="1.7" table:formula="msoxl:=IF(SUM(I34,K34,M34)=0,&quot;-&quot;,SUM(I34,K34,M34))" table:style-name="ce19">
            <text:p>2<text:s/></text:p>
          </table:table-cell>
          <table:table-cell office:value-type="float" office:value="425" table:formula="msoxl:=IF(SUM(J34,L34,N34)=0,&quot;-&quot;,SUM(J34,L34,N34))" table:style-name="ce19">
            <text:p>42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.7" table:style-name="ce49">
            <text:p>2<text:s/></text:p>
          </table:table-cell>
          <table:table-cell office:value-type="float" office:value="425" table:style-name="ce49">
            <text:p>42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34,'漁業生產量值-漁業種類別魚類別生產量值12'!E34,'漁業生產量值-漁業種類別魚類別生產量值12'!G34,'漁業生產量值-漁業種類別魚類別生產量值12'!I34,'漁業生產量值-漁業種類別魚類別生產量值12'!K34,'漁業生產量值-漁業種類別魚類別生產量值12'!M34,'漁業生產量值-漁業種類別魚類別生產量值12'!O34,'漁業生產量值-漁業種類別魚類別生產量值13'!C34,'漁業生產量值-漁業種類別魚類別生產量值13'!E34,'漁業生產量值-漁業種類別魚類別生產量值13'!G34,'漁業生產量值-漁業種類別魚類別生產量值13'!I34)=0,&quot;-&quot;,SUM('漁業生產量值-漁業種類別魚類別生產量值12'!C34,'漁業生產量值-漁業種類別魚類別生產量值12'!E34,'漁業生產量值-漁業種類別魚類別生產量值12'!G34,'漁業生產量值-漁業種類別魚類別生產量值12'!I34,'漁業生產量值-漁業種類別魚類別生產量值12'!K34,'漁業生產量值-漁業種類別魚類別生產量值12'!M34,'漁業生產量值-漁業種類別魚類別生產量值12'!O34,'漁業生產量值-漁業種類別魚類別生產量值13'!C34,'漁業生產量值-漁業種類別魚類別生產量值13'!E34,'漁業生產量值-漁業種類別魚類別生產量值13'!G34,'漁業生產量值-漁業種類別魚類別生產量值13'!I34))" table:style-name="ce49">
            <text:p>-</text:p>
          </table:table-cell>
          <table:table-cell office:value-type="string" office:string-value="-" table:formula="msoxl:=  IF(SUM('漁業生產量值-漁業種類別魚類別生產量值12'!D34,'漁業生產量值-漁業種類別魚類別生產量值12'!F34,'漁業生產量值-漁業種類別魚類別生產量值12'!H34,'漁業生產量值-漁業種類別魚類別生產量值12'!J34,'漁業生產量值-漁業種類別魚類別生產量值12'!L34,'漁業生產量值-漁業種類別魚類別生產量值12'!N34,'漁業生產量值-漁業種類別魚類別生產量值12'!P34,'漁業生產量值-漁業種類別魚類別生產量值13'!D34,'漁業生產量值-漁業種類別魚類別生產量值13'!F34,'漁業生產量值-漁業種類別魚類別生產量值13'!H34,'漁業生產量值-漁業種類別魚類別生產量值13'!J34)=0,&quot;-&quot;,SUM('漁業生產量值-漁業種類別魚類別生產量值12'!D34,'漁業生產量值-漁業種類別魚類別生產量值12'!F34,'漁業生產量值-漁業種類別魚類別生產量值12'!H34,'漁業生產量值-漁業種類別魚類別生產量值12'!J34,'漁業生產量值-漁業種類別魚類別生產量值12'!L34,'漁業生產量值-漁業種類別魚類別生產量值12'!N34,'漁業生產量值-漁業種類別魚類別生產量值12'!P34,'漁業生產量值-漁業種類別魚類別生產量值13'!D34,'漁業生產量值-漁業種類別魚類別生產量值13'!F34,'漁業生產量值-漁業種類別魚類別生產量值13'!H34,'漁業生產量值-漁業種類別魚類別生產量值13'!J34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7.15428" table:style-name="ce49">
            <text:p>17<text:s/></text:p>
          </table:table-cell>
          <table:table-cell office:value-type="float" office:value="1378.9218900000001" table:style-name="ce49">
            <text:p>1,379<text:s/></text:p>
          </table:table-cell>
          <table:table-cell office:value-type="string" office:string-value="-" table:formula="msoxl:=IF(SUM(I35,K35,M35)=0,&quot;-&quot;,SUM(I35,K35,M35))" table:style-name="ce19">
            <text:p>-</text:p>
          </table:table-cell>
          <table:table-cell office:value-type="string" office:string-value="-" table:formula="msoxl:=IF(SUM(J35,L35,N35)=0,&quot;-&quot;,SUM(J35,L35,N3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64.48" table:formula="msoxl:=  IF(SUM('漁業生產量值-漁業種類別魚類別生產量值12'!C35,'漁業生產量值-漁業種類別魚類別生產量值12'!E35,'漁業生產量值-漁業種類別魚類別生產量值12'!G35,'漁業生產量值-漁業種類別魚類別生產量值12'!I35,'漁業生產量值-漁業種類別魚類別生產量值12'!K35,'漁業生產量值-漁業種類別魚類別生產量值12'!M35,'漁業生產量值-漁業種類別魚類別生產量值12'!O35,'漁業生產量值-漁業種類別魚類別生產量值13'!C35,'漁業生產量值-漁業種類別魚類別生產量值13'!E35,'漁業生產量值-漁業種類別魚類別生產量值13'!G35,'漁業生產量值-漁業種類別魚類別生產量值13'!I35)=0,&quot;-&quot;,SUM('漁業生產量值-漁業種類別魚類別生產量值12'!C35,'漁業生產量值-漁業種類別魚類別生產量值12'!E35,'漁業生產量值-漁業種類別魚類別生產量值12'!G35,'漁業生產量值-漁業種類別魚類別生產量值12'!I35,'漁業生產量值-漁業種類別魚類別生產量值12'!K35,'漁業生產量值-漁業種類別魚類別生產量值12'!M35,'漁業生產量值-漁業種類別魚類別生產量值12'!O35,'漁業生產量值-漁業種類別魚類別生產量值13'!C35,'漁業生產量值-漁業種類別魚類別生產量值13'!E35,'漁業生產量值-漁業種類別魚類別生產量值13'!G35,'漁業生產量值-漁業種類別魚類別生產量值13'!I35))" table:style-name="ce49">
            <text:p>464<text:s/></text:p>
          </table:table-cell>
          <table:table-cell office:value-type="float" office:value="132806.70000000001" table:formula="msoxl:=  IF(SUM('漁業生產量值-漁業種類別魚類別生產量值12'!D35,'漁業生產量值-漁業種類別魚類別生產量值12'!F35,'漁業生產量值-漁業種類別魚類別生產量值12'!H35,'漁業生產量值-漁業種類別魚類別生產量值12'!J35,'漁業生產量值-漁業種類別魚類別生產量值12'!L35,'漁業生產量值-漁業種類別魚類別生產量值12'!N35,'漁業生產量值-漁業種類別魚類別生產量值12'!P35,'漁業生產量值-漁業種類別魚類別生產量值13'!D35,'漁業生產量值-漁業種類別魚類別生產量值13'!F35,'漁業生產量值-漁業種類別魚類別生產量值13'!H35,'漁業生產量值-漁業種類別魚類別生產量值13'!J35)=0,&quot;-&quot;,SUM('漁業生產量值-漁業種類別魚類別生產量值12'!D35,'漁業生產量值-漁業種類別魚類別生產量值12'!F35,'漁業生產量值-漁業種類別魚類別生產量值12'!H35,'漁業生產量值-漁業種類別魚類別生產量值12'!J35,'漁業生產量值-漁業種類別魚類別生產量值12'!L35,'漁業生產量值-漁業種類別魚類別生產量值12'!N35,'漁業生產量值-漁業種類別魚類別生產量值12'!P35,'漁業生產量值-漁業種類別魚類別生產量值13'!D35,'漁業生產量值-漁業種類別魚類別生產量值13'!F35,'漁業生產量值-漁業種類別魚類別生產量值13'!H35,'漁業生產量值-漁業種類別魚類別生產量值13'!J35))" table:style-name="ce49">
            <text:p>132,80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string" office:string-value="-" table:formula="msoxl:=  IF(SUM(C37:C49)=0,&quot;-&quot;,SUM(C37:C49))" table:style-name="ce49">
            <text:p>-</text:p>
          </table:table-cell>
          <table:table-cell office:value-type="string" office:string-value="-" table:formula="msoxl:=  IF(SUM(D37:D49)=0,&quot;-&quot;,SUM(D37:D49))" table:style-name="ce49">
            <text:p>-</text:p>
          </table:table-cell>
          <table:table-cell office:value-type="float" office:value="4432.2144099999996" table:formula="msoxl:=  IF(SUM(E37:E49)=0,&quot;-&quot;,SUM(E37:E49))" table:style-name="ce49">
            <text:p>4,432<text:s/></text:p>
          </table:table-cell>
          <table:table-cell office:value-type="float" office:value="622734.04484999995" table:formula="msoxl:=  IF(SUM(F37:F49)=0,&quot;-&quot;,SUM(F37:F49))" table:style-name="ce49">
            <text:p>622,734<text:s/></text:p>
          </table:table-cell>
          <table:table-cell office:value-type="float" office:value="1416.4096299999997" table:formula="msoxl:=IF(SUM(I36,K36,M36)=0,&quot;-&quot;,SUM(I36,K36,M36))" table:style-name="ce19">
            <text:p>1,416<text:s/></text:p>
          </table:table-cell>
          <table:table-cell office:value-type="float" office:value="218685.60848" table:formula="msoxl:=IF(SUM(J36,L36,N36)=0,&quot;-&quot;,SUM(J36,L36,N36))" table:style-name="ce19">
            <text:p>218,686<text:s/></text:p>
          </table:table-cell>
          <table:table-cell office:value-type="float" office:value="1.8481999999999998" table:formula="msoxl:=  IF(SUM(I37:I49)=0,&quot;-&quot;,SUM(I37:I49))" table:style-name="ce49">
            <text:p>2<text:s/></text:p>
          </table:table-cell>
          <table:table-cell office:value-type="float" office:value="562.23598000000004" table:formula="msoxl:=  IF(SUM(J37:J49)=0,&quot;-&quot;,SUM(J37:J49))" table:style-name="ce49">
            <text:p>562<text:s/></text:p>
          </table:table-cell>
          <table:table-cell office:value-type="float" office:value="1408.5144299999997" table:formula="msoxl:=  IF(SUM(K37:K49)=0,&quot;-&quot;,SUM(K37:K49))" table:style-name="ce49">
            <text:p>1,409<text:s/></text:p>
          </table:table-cell>
          <table:table-cell office:value-type="float" office:value="216981.6697" table:formula="msoxl:=  IF(SUM(L37:L49)=0,&quot;-&quot;,SUM(L37:L49))" table:style-name="ce49">
            <text:p>216,982<text:s/></text:p>
          </table:table-cell>
          <table:table-cell office:value-type="float" office:value="6.0469999999999997" table:formula="msoxl:=  IF(SUM(M37:M49)=0,&quot;-&quot;,SUM(M37:M49))" table:style-name="ce49">
            <text:p>6<text:s/></text:p>
          </table:table-cell>
          <table:table-cell office:value-type="float" office:value="1141.7027999999998" table:formula="msoxl:=  IF(SUM(N37:N49)=0,&quot;-&quot;,SUM(N37:N49))" table:style-name="ce49">
            <text:p>1,142<text:s/></text:p>
          </table:table-cell>
          <table:table-cell office:value-type="float" office:value="2467.7760200000002" table:formula="msoxl:=  IF(SUM(O37:O49)=0,&quot;-&quot;,SUM(O37:O49))" table:style-name="ce49">
            <text:p>2,468<text:s/></text:p>
          </table:table-cell>
          <table:table-cell office:value-type="float" office:value="564946.50407000002" table:formula="msoxl:=  IF(SUM(P37:P49)=0,&quot;-&quot;,SUM(P37:P49))" table:style-name="ce49">
            <text:p>564,94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109.74612" table:style-name="ce49">
            <text:p>1,110<text:s/></text:p>
          </table:table-cell>
          <table:table-cell office:value-type="float" office:value="68421.466759999996" table:style-name="ce49">
            <text:p>68,421<text:s/></text:p>
          </table:table-cell>
          <table:table-cell office:value-type="float" office:value="5.2290000000000001" table:formula="msoxl:=IF(SUM(I37,K37,M37)=0,&quot;-&quot;,SUM(I37,K37,M37))" table:style-name="ce19">
            <text:p>5<text:s/></text:p>
          </table:table-cell>
          <table:table-cell office:value-type="float" office:value="2242.0896400000001" table:formula="msoxl:=IF(SUM(J37,L37,N37)=0,&quot;-&quot;,SUM(J37,L37,N37))" table:style-name="ce19">
            <text:p>2,242<text:s/></text:p>
          </table:table-cell>
          <table:table-cell office:value-type="float" office:value="0.32329999999999998" table:style-name="ce49">
            <text:p>0<text:s/></text:p>
          </table:table-cell>
          <table:table-cell office:value-type="float" office:value="142.25198" table:style-name="ce49">
            <text:p>142<text:s/></text:p>
          </table:table-cell>
          <table:table-cell office:value-type="float" office:value="4.9057000000000004" table:style-name="ce49">
            <text:p>5<text:s/></text:p>
          </table:table-cell>
          <table:table-cell office:value-type="float" office:value="2099.8376600000001" table:style-name="ce49">
            <text:p>2,10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0.302500000000002" table:formula="msoxl:=  IF(SUM('漁業生產量值-漁業種類別魚類別生產量值12'!C37,'漁業生產量值-漁業種類別魚類別生產量值12'!E37,'漁業生產量值-漁業種類別魚類別生產量值12'!G37,'漁業生產量值-漁業種類別魚類別生產量值12'!I37,'漁業生產量值-漁業種類別魚類別生產量值12'!K37,'漁業生產量值-漁業種類別魚類別生產量值12'!M37,'漁業生產量值-漁業種類別魚類別生產量值12'!O37,'漁業生產量值-漁業種類別魚類別生產量值13'!C37,'漁業生產量值-漁業種類別魚類別生產量值13'!E37,'漁業生產量值-漁業種類別魚類別生產量值13'!G37,'漁業生產量值-漁業種類別魚類別生產量值13'!I37)=0,&quot;-&quot;,SUM('漁業生產量值-漁業種類別魚類別生產量值12'!C37,'漁業生產量值-漁業種類別魚類別生產量值12'!E37,'漁業生產量值-漁業種類別魚類別生產量值12'!G37,'漁業生產量值-漁業種類別魚類別生產量值12'!I37,'漁業生產量值-漁業種類別魚類別生產量值12'!K37,'漁業生產量值-漁業種類別魚類別生產量值12'!M37,'漁業生產量值-漁業種類別魚類別生產量值12'!O37,'漁業生產量值-漁業種類別魚類別生產量值13'!C37,'漁業生產量值-漁業種類別魚類別生產量值13'!E37,'漁業生產量值-漁業種類別魚類別生產量值13'!G37,'漁業生產量值-漁業種類別魚類別生產量值13'!I37))" table:style-name="ce49">
            <text:p>20<text:s/></text:p>
          </table:table-cell>
          <table:table-cell office:value-type="float" office:value="3573.1750000000002" table:formula="msoxl:=  IF(SUM('漁業生產量值-漁業種類別魚類別生產量值12'!D37,'漁業生產量值-漁業種類別魚類別生產量值12'!F37,'漁業生產量值-漁業種類別魚類別生產量值12'!H37,'漁業生產量值-漁業種類別魚類別生產量值12'!J37,'漁業生產量值-漁業種類別魚類別生產量值12'!L37,'漁業生產量值-漁業種類別魚類別生產量值12'!N37,'漁業生產量值-漁業種類別魚類別生產量值12'!P37,'漁業生產量值-漁業種類別魚類別生產量值13'!D37,'漁業生產量值-漁業種類別魚類別生產量值13'!F37,'漁業生產量值-漁業種類別魚類別生產量值13'!H37,'漁業生產量值-漁業種類別魚類別生產量值13'!J37)=0,&quot;-&quot;,SUM('漁業生產量值-漁業種類別魚類別生產量值12'!D37,'漁業生產量值-漁業種類別魚類別生產量值12'!F37,'漁業生產量值-漁業種類別魚類別生產量值12'!H37,'漁業生產量值-漁業種類別魚類別生產量值12'!J37,'漁業生產量值-漁業種類別魚類別生產量值12'!L37,'漁業生產量值-漁業種類別魚類別生產量值12'!N37,'漁業生產量值-漁業種類別魚類別生產量值12'!P37,'漁業生產量值-漁業種類別魚類別生產量值13'!D37,'漁業生產量值-漁業種類別魚類別生產量值13'!F37,'漁業生產量值-漁業種類別魚類別生產量值13'!H37,'漁業生產量值-漁業種類別魚類別生產量值13'!J37))" table:style-name="ce49">
            <text:p>3,57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316.42529999999999" table:style-name="ce49">
            <text:p>316<text:s/></text:p>
          </table:table-cell>
          <table:table-cell office:value-type="float" office:value="109049.21811" table:style-name="ce49">
            <text:p>109,049<text:s/></text:p>
          </table:table-cell>
          <table:table-cell office:value-type="float" office:value="5.7500000000000002E-2" table:formula="msoxl:=IF(SUM(I38,K38,M38)=0,&quot;-&quot;,SUM(I38,K38,M38))" table:style-name="ce19">
            <text:p>0<text:s/></text:p>
          </table:table-cell>
          <table:table-cell office:value-type="float" office:value="7.6475" table:formula="msoxl:=IF(SUM(J38,L38,N38)=0,&quot;-&quot;,SUM(J38,L38,N38))" table:style-name="ce19">
            <text:p>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5.7500000000000002E-2" table:style-name="ce49">
            <text:p>0<text:s/></text:p>
          </table:table-cell>
          <table:table-cell office:value-type="float" office:value="7.6475" table:style-name="ce49">
            <text:p>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13340000000000002" table:formula="msoxl:=  IF(SUM('漁業生產量值-漁業種類別魚類別生產量值12'!C38,'漁業生產量值-漁業種類別魚類別生產量值12'!E38,'漁業生產量值-漁業種類別魚類別生產量值12'!G38,'漁業生產量值-漁業種類別魚類別生產量值12'!I38,'漁業生產量值-漁業種類別魚類別生產量值12'!K38,'漁業生產量值-漁業種類別魚類別生產量值12'!M38,'漁業生產量值-漁業種類別魚類別生產量值12'!O38,'漁業生產量值-漁業種類別魚類別生產量值13'!C38,'漁業生產量值-漁業種類別魚類別生產量值13'!E38,'漁業生產量值-漁業種類別魚類別生產量值13'!G38,'漁業生產量值-漁業種類別魚類別生產量值13'!I38)=0,&quot;-&quot;,SUM('漁業生產量值-漁業種類別魚類別生產量值12'!C38,'漁業生產量值-漁業種類別魚類別生產量值12'!E38,'漁業生產量值-漁業種類別魚類別生產量值12'!G38,'漁業生產量值-漁業種類別魚類別生產量值12'!I38,'漁業生產量值-漁業種類別魚類別生產量值12'!K38,'漁業生產量值-漁業種類別魚類別生產量值12'!M38,'漁業生產量值-漁業種類別魚類別生產量值12'!O38,'漁業生產量值-漁業種類別魚類別生產量值13'!C38,'漁業生產量值-漁業種類別魚類別生產量值13'!E38,'漁業生產量值-漁業種類別魚類別生產量值13'!G38,'漁業生產量值-漁業種類別魚類別生產量值13'!I38))" table:style-name="ce49">
            <text:p>0<text:s/></text:p>
          </table:table-cell>
          <table:table-cell office:value-type="float" office:value="20.100760000000001" table:formula="msoxl:=  IF(SUM('漁業生產量值-漁業種類別魚類別生產量值12'!D38,'漁業生產量值-漁業種類別魚類別生產量值12'!F38,'漁業生產量值-漁業種類別魚類別生產量值12'!H38,'漁業生產量值-漁業種類別魚類別生產量值12'!J38,'漁業生產量值-漁業種類別魚類別生產量值12'!L38,'漁業生產量值-漁業種類別魚類別生產量值12'!N38,'漁業生產量值-漁業種類別魚類別生產量值12'!P38,'漁業生產量值-漁業種類別魚類別生產量值13'!D38,'漁業生產量值-漁業種類別魚類別生產量值13'!F38,'漁業生產量值-漁業種類別魚類別生產量值13'!H38,'漁業生產量值-漁業種類別魚類別生產量值13'!J38)=0,&quot;-&quot;,SUM('漁業生產量值-漁業種類別魚類別生產量值12'!D38,'漁業生產量值-漁業種類別魚類別生產量值12'!F38,'漁業生產量值-漁業種類別魚類別生產量值12'!H38,'漁業生產量值-漁業種類別魚類別生產量值12'!J38,'漁業生產量值-漁業種類別魚類別生產量值12'!L38,'漁業生產量值-漁業種類別魚類別生產量值12'!N38,'漁業生產量值-漁業種類別魚類別生產量值12'!P38,'漁業生產量值-漁業種類別魚類別生產量值13'!D38,'漁業生產量值-漁業種類別魚類別生產量值13'!F38,'漁業生產量值-漁業種類別魚類別生產量值13'!H38,'漁業生產量值-漁業種類別魚類別生產量值13'!J38))" table:style-name="ce49">
            <text:p>2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95.513999999999996" table:style-name="ce49">
            <text:p>96<text:s/></text:p>
          </table:table-cell>
          <table:table-cell office:value-type="float" office:value="8901.2474999999995" table:style-name="ce49">
            <text:p>8,901<text:s/></text:p>
          </table:table-cell>
          <table:table-cell office:value-type="float" office:value="1360.4078999999999" table:formula="msoxl:=IF(SUM(I39,K39,M39)=0,&quot;-&quot;,SUM(I39,K39,M39))" table:style-name="ce19">
            <text:p>1,360<text:s/></text:p>
          </table:table-cell>
          <table:table-cell office:value-type="float" office:value="208770.89152999999" table:formula="msoxl:=IF(SUM(J39,L39,N39)=0,&quot;-&quot;,SUM(J39,L39,N39))" table:style-name="ce19">
            <text:p>208,77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360.4078999999999" table:style-name="ce49">
            <text:p>1,360<text:s/></text:p>
          </table:table-cell>
          <table:table-cell office:value-type="float" office:value="208770.89152999999" table:style-name="ce49">
            <text:p>208,77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39,'漁業生產量值-漁業種類別魚類別生產量值12'!E39,'漁業生產量值-漁業種類別魚類別生產量值12'!G39,'漁業生產量值-漁業種類別魚類別生產量值12'!I39,'漁業生產量值-漁業種類別魚類別生產量值12'!K39,'漁業生產量值-漁業種類別魚類別生產量值12'!M39,'漁業生產量值-漁業種類別魚類別生產量值12'!O39,'漁業生產量值-漁業種類別魚類別生產量值13'!C39,'漁業生產量值-漁業種類別魚類別生產量值13'!E39,'漁業生產量值-漁業種類別魚類別生產量值13'!G39,'漁業生產量值-漁業種類別魚類別生產量值13'!I39)=0,&quot;-&quot;,SUM('漁業生產量值-漁業種類別魚類別生產量值12'!C39,'漁業生產量值-漁業種類別魚類別生產量值12'!E39,'漁業生產量值-漁業種類別魚類別生產量值12'!G39,'漁業生產量值-漁業種類別魚類別生產量值12'!I39,'漁業生產量值-漁業種類別魚類別生產量值12'!K39,'漁業生產量值-漁業種類別魚類別生產量值12'!M39,'漁業生產量值-漁業種類別魚類別生產量值12'!O39,'漁業生產量值-漁業種類別魚類別生產量值13'!C39,'漁業生產量值-漁業種類別魚類別生產量值13'!E39,'漁業生產量值-漁業種類別魚類別生產量值13'!G39,'漁業生產量值-漁業種類別魚類別生產量值13'!I39))" table:style-name="ce49">
            <text:p>-</text:p>
          </table:table-cell>
          <table:table-cell office:value-type="string" office:string-value="-" table:formula="msoxl:=  IF(SUM('漁業生產量值-漁業種類別魚類別生產量值12'!D39,'漁業生產量值-漁業種類別魚類別生產量值12'!F39,'漁業生產量值-漁業種類別魚類別生產量值12'!H39,'漁業生產量值-漁業種類別魚類別生產量值12'!J39,'漁業生產量值-漁業種類別魚類別生產量值12'!L39,'漁業生產量值-漁業種類別魚類別生產量值12'!N39,'漁業生產量值-漁業種類別魚類別生產量值12'!P39,'漁業生產量值-漁業種類別魚類別生產量值13'!D39,'漁業生產量值-漁業種類別魚類別生產量值13'!F39,'漁業生產量值-漁業種類別魚類別生產量值13'!H39,'漁業生產量值-漁業種類別魚類別生產量值13'!J39)=0,&quot;-&quot;,SUM('漁業生產量值-漁業種類別魚類別生產量值12'!D39,'漁業生產量值-漁業種類別魚類別生產量值12'!F39,'漁業生產量值-漁業種類別魚類別生產量值12'!H39,'漁業生產量值-漁業種類別魚類別生產量值12'!J39,'漁業生產量值-漁業種類別魚類別生產量值12'!L39,'漁業生產量值-漁業種類別魚類別生產量值12'!N39,'漁業生產量值-漁業種類別魚類別生產量值12'!P39,'漁業生產量值-漁業種類別魚類別生產量值13'!D39,'漁業生產量值-漁業種類別魚類別生產量值13'!F39,'漁業生產量值-漁業種類別魚類別生產量值13'!H39,'漁業生產量值-漁業種類別魚類別生產量值13'!J39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978.3978500000001" table:style-name="ce49">
            <text:p>1,978<text:s/></text:p>
          </table:table-cell>
          <table:table-cell office:value-type="float" office:value="350617.70549999998" table:style-name="ce49">
            <text:p>350,618<text:s/></text:p>
          </table:table-cell>
          <table:table-cell office:value-type="float" office:value="5.4415000000000004" table:formula="msoxl:=IF(SUM(I40,K40,M40)=0,&quot;-&quot;,SUM(I40,K40,M40))" table:style-name="ce19">
            <text:p>5<text:s/></text:p>
          </table:table-cell>
          <table:table-cell office:value-type="float" office:value="389.40638999999999" table:formula="msoxl:=IF(SUM(J40,L40,N40)=0,&quot;-&quot;,SUM(J40,L40,N40))" table:style-name="ce19">
            <text:p>389<text:s/></text:p>
          </table:table-cell>
          <table:table-cell office:value-type="float" office:value="0.1115" table:style-name="ce49">
            <text:p>0<text:s/></text:p>
          </table:table-cell>
          <table:table-cell office:value-type="float" office:value="17.84" table:style-name="ce49">
            <text:p>18<text:s/></text:p>
          </table:table-cell>
          <table:table-cell office:value-type="float" office:value="5.3220000000000001" table:style-name="ce49">
            <text:p>5<text:s/></text:p>
          </table:table-cell>
          <table:table-cell office:value-type="float" office:value="367.96638999999999" table:style-name="ce49">
            <text:p>368<text:s/></text:p>
          </table:table-cell>
          <table:table-cell office:value-type="float" office:value="8.0000000000000002E-3" table:style-name="ce49">
            <text:p>0<text:s/></text:p>
          </table:table-cell>
          <table:table-cell office:value-type="float" office:value="3.6" table:style-name="ce49">
            <text:p>4<text:s/></text:p>
          </table:table-cell>
          <table:table-cell office:value-type="float" office:value="106.48050000000001" table:formula="msoxl:=  IF(SUM('漁業生產量值-漁業種類別魚類別生產量值12'!C40,'漁業生產量值-漁業種類別魚類別生產量值12'!E40,'漁業生產量值-漁業種類別魚類別生產量值12'!G40,'漁業生產量值-漁業種類別魚類別生產量值12'!I40,'漁業生產量值-漁業種類別魚類別生產量值12'!K40,'漁業生產量值-漁業種類別魚類別生產量值12'!M40,'漁業生產量值-漁業種類別魚類別生產量值12'!O40,'漁業生產量值-漁業種類別魚類別生產量值13'!C40,'漁業生產量值-漁業種類別魚類別生產量值13'!E40,'漁業生產量值-漁業種類別魚類別生產量值13'!G40,'漁業生產量值-漁業種類別魚類別生產量值13'!I40)=0,&quot;-&quot;,SUM('漁業生產量值-漁業種類別魚類別生產量值12'!C40,'漁業生產量值-漁業種類別魚類別生產量值12'!E40,'漁業生產量值-漁業種類別魚類別生產量值12'!G40,'漁業生產量值-漁業種類別魚類別生產量值12'!I40,'漁業生產量值-漁業種類別魚類別生產量值12'!K40,'漁業生產量值-漁業種類別魚類別生產量值12'!M40,'漁業生產量值-漁業種類別魚類別生產量值12'!O40,'漁業生產量值-漁業種類別魚類別生產量值13'!C40,'漁業生產量值-漁業種類別魚類別生產量值13'!E40,'漁業生產量值-漁業種類別魚類別生產量值13'!G40,'漁業生產量值-漁業種類別魚類別生產量值13'!I40))" table:style-name="ce49">
            <text:p>106<text:s/></text:p>
          </table:table-cell>
          <table:table-cell office:value-type="float" office:value="21452.469879999997" table:formula="msoxl:=  IF(SUM('漁業生產量值-漁業種類別魚類別生產量值12'!D40,'漁業生產量值-漁業種類別魚類別生產量值12'!F40,'漁業生產量值-漁業種類別魚類別生產量值12'!H40,'漁業生產量值-漁業種類別魚類別生產量值12'!J40,'漁業生產量值-漁業種類別魚類別生產量值12'!L40,'漁業生產量值-漁業種類別魚類別生產量值12'!N40,'漁業生產量值-漁業種類別魚類別生產量值12'!P40,'漁業生產量值-漁業種類別魚類別生產量值13'!D40,'漁業生產量值-漁業種類別魚類別生產量值13'!F40,'漁業生產量值-漁業種類別魚類別生產量值13'!H40,'漁業生產量值-漁業種類別魚類別生產量值13'!J40)=0,&quot;-&quot;,SUM('漁業生產量值-漁業種類別魚類別生產量值12'!D40,'漁業生產量值-漁業種類別魚類別生產量值12'!F40,'漁業生產量值-漁業種類別魚類別生產量值12'!H40,'漁業生產量值-漁業種類別魚類別生產量值12'!J40,'漁業生產量值-漁業種類別魚類別生產量值12'!L40,'漁業生產量值-漁業種類別魚類別生產量值12'!N40,'漁業生產量值-漁業種類別魚類別生產量值12'!P40,'漁業生產量值-漁業種類別魚類別生產量值13'!D40,'漁業生產量值-漁業種類別魚類別生產量值13'!F40,'漁業生產量值-漁業種類別魚類別生產量值13'!H40,'漁業生產量值-漁業種類別魚類別生產量值13'!J40))" table:style-name="ce49">
            <text:p>21,45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36.596699999999998" table:style-name="ce49">
            <text:p>37<text:s/></text:p>
          </table:table-cell>
          <table:table-cell office:value-type="float" office:value="3178.8237300000001" table:style-name="ce49">
            <text:p>3,179<text:s/></text:p>
          </table:table-cell>
          <table:table-cell office:value-type="float" office:value="15.972330000000001" table:formula="msoxl:=IF(SUM(I41,K41,M41)=0,&quot;-&quot;,SUM(I41,K41,M41))" table:style-name="ce19">
            <text:p>16<text:s/></text:p>
          </table:table-cell>
          <table:table-cell office:value-type="float" office:value="3505.8072299999994" table:formula="msoxl:=IF(SUM(J41,L41,N41)=0,&quot;-&quot;,SUM(J41,L41,N41))" table:style-name="ce19">
            <text:p>3,506<text:s/></text:p>
          </table:table-cell>
          <table:table-cell office:value-type="float" office:value="1.34E-2" table:style-name="ce49">
            <text:p>0<text:s/></text:p>
          </table:table-cell>
          <table:table-cell office:value-type="float" office:value="2.1440000000000001" table:style-name="ce49">
            <text:p>2<text:s/></text:p>
          </table:table-cell>
          <table:table-cell office:value-type="float" office:value="9.9199300000000008" table:style-name="ce49">
            <text:p>10<text:s/></text:p>
          </table:table-cell>
          <table:table-cell office:value-type="float" office:value="2365.56043" table:style-name="ce49">
            <text:p>2,366<text:s/></text:p>
          </table:table-cell>
          <table:table-cell office:value-type="float" office:value="6.0389999999999997" table:style-name="ce49">
            <text:p>6<text:s/></text:p>
          </table:table-cell>
          <table:table-cell office:value-type="float" office:value="1138.1027999999999" table:style-name="ce49">
            <text:p>1,138<text:s/></text:p>
          </table:table-cell>
          <table:table-cell office:value-type="float" office:value="674.6407200000001" table:formula="msoxl:=  IF(SUM('漁業生產量值-漁業種類別魚類別生產量值12'!C41,'漁業生產量值-漁業種類別魚類別生產量值12'!E41,'漁業生產量值-漁業種類別魚類別生產量值12'!G41,'漁業生產量值-漁業種類別魚類別生產量值12'!I41,'漁業生產量值-漁業種類別魚類別生產量值12'!K41,'漁業生產量值-漁業種類別魚類別生產量值12'!M41,'漁業生產量值-漁業種類別魚類別生產量值12'!O41,'漁業生產量值-漁業種類別魚類別生產量值13'!C41,'漁業生產量值-漁業種類別魚類別生產量值13'!E41,'漁業生產量值-漁業種類別魚類別生產量值13'!G41,'漁業生產量值-漁業種類別魚類別生產量值13'!I41)=0,&quot;-&quot;,SUM('漁業生產量值-漁業種類別魚類別生產量值12'!C41,'漁業生產量值-漁業種類別魚類別生產量值12'!E41,'漁業生產量值-漁業種類別魚類別生產量值12'!G41,'漁業生產量值-漁業種類別魚類別生產量值12'!I41,'漁業生產量值-漁業種類別魚類別生產量值12'!K41,'漁業生產量值-漁業種類別魚類別生產量值12'!M41,'漁業生產量值-漁業種類別魚類別生產量值12'!O41,'漁業生產量值-漁業種類別魚類別生產量值13'!C41,'漁業生產量值-漁業種類別魚類別生產量值13'!E41,'漁業生產量值-漁業種類別魚類別生產量值13'!G41,'漁業生產量值-漁業種類別魚類別生產量值13'!I41))" table:style-name="ce49">
            <text:p>675<text:s/></text:p>
          </table:table-cell>
          <table:table-cell office:value-type="float" office:value="42708.577960000002" table:formula="msoxl:=  IF(SUM('漁業生產量值-漁業種類別魚類別生產量值12'!D41,'漁業生產量值-漁業種類別魚類別生產量值12'!F41,'漁業生產量值-漁業種類別魚類別生產量值12'!H41,'漁業生產量值-漁業種類別魚類別生產量值12'!J41,'漁業生產量值-漁業種類別魚類別生產量值12'!L41,'漁業生產量值-漁業種類別魚類別生產量值12'!N41,'漁業生產量值-漁業種類別魚類別生產量值12'!P41,'漁業生產量值-漁業種類別魚類別生產量值13'!D41,'漁業生產量值-漁業種類別魚類別生產量值13'!F41,'漁業生產量值-漁業種類別魚類別生產量值13'!H41,'漁業生產量值-漁業種類別魚類別生產量值13'!J41)=0,&quot;-&quot;,SUM('漁業生產量值-漁業種類別魚類別生產量值12'!D41,'漁業生產量值-漁業種類別魚類別生產量值12'!F41,'漁業生產量值-漁業種類別魚類別生產量值12'!H41,'漁業生產量值-漁業種類別魚類別生產量值12'!J41,'漁業生產量值-漁業種類別魚類別生產量值12'!L41,'漁業生產量值-漁業種類別魚類別生產量值12'!N41,'漁業生產量值-漁業種類別魚類別生產量值12'!P41,'漁業生產量值-漁業種類別魚類別生產量值13'!D41,'漁業生產量值-漁業種類別魚類別生產量值13'!F41,'漁業生產量值-漁業種類別魚類別生產量值13'!H41,'漁業生產量值-漁業種類別魚類別生產量值13'!J41))" table:style-name="ce49">
            <text:p>42,709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05.00448999999998" table:style-name="ce49">
            <text:p>405<text:s/></text:p>
          </table:table-cell>
          <table:table-cell office:value-type="float" office:value="32675.715970000001" table:style-name="ce49">
            <text:p>32,676<text:s/></text:p>
          </table:table-cell>
          <table:table-cell office:value-type="float" office:value="29.301399999999997" table:formula="msoxl:=IF(SUM(I42,K42,M42)=0,&quot;-&quot;,SUM(I42,K42,M42))" table:style-name="ce19">
            <text:p>29<text:s/></text:p>
          </table:table-cell>
          <table:table-cell office:value-type="float" office:value="3769.7661899999998" table:formula="msoxl:=IF(SUM(J42,L42,N42)=0,&quot;-&quot;,SUM(J42,L42,N42))" table:style-name="ce19">
            <text:p>3,770<text:s/></text:p>
          </table:table-cell>
          <table:table-cell office:value-type="float" office:value="1.4" table:style-name="ce49">
            <text:p>1<text:s/></text:p>
          </table:table-cell>
          <table:table-cell office:value-type="float" office:value="400" table:style-name="ce49">
            <text:p>400<text:s/></text:p>
          </table:table-cell>
          <table:table-cell office:value-type="float" office:value="27.901399999999999" table:style-name="ce49">
            <text:p>28<text:s/></text:p>
          </table:table-cell>
          <table:table-cell office:value-type="float" office:value="3369.7661899999998" table:style-name="ce49">
            <text:p>3,37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42,'漁業生產量值-漁業種類別魚類別生產量值12'!E42,'漁業生產量值-漁業種類別魚類別生產量值12'!G42,'漁業生產量值-漁業種類別魚類別生產量值12'!I42,'漁業生產量值-漁業種類別魚類別生產量值12'!K42,'漁業生產量值-漁業種類別魚類別生產量值12'!M42,'漁業生產量值-漁業種類別魚類別生產量值12'!O42,'漁業生產量值-漁業種類別魚類別生產量值13'!C42,'漁業生產量值-漁業種類別魚類別生產量值13'!E42,'漁業生產量值-漁業種類別魚類別生產量值13'!G42,'漁業生產量值-漁業種類別魚類別生產量值13'!I42)=0,&quot;-&quot;,SUM('漁業生產量值-漁業種類別魚類別生產量值12'!C42,'漁業生產量值-漁業種類別魚類別生產量值12'!E42,'漁業生產量值-漁業種類別魚類別生產量值12'!G42,'漁業生產量值-漁業種類別魚類別生產量值12'!I42,'漁業生產量值-漁業種類別魚類別生產量值12'!K42,'漁業生產量值-漁業種類別魚類別生產量值12'!M42,'漁業生產量值-漁業種類別魚類別生產量值12'!O42,'漁業生產量值-漁業種類別魚類別生產量值13'!C42,'漁業生產量值-漁業種類別魚類別生產量值13'!E42,'漁業生產量值-漁業種類別魚類別生產量值13'!G42,'漁業生產量值-漁業種類別魚類別生產量值13'!I42))" table:style-name="ce49">
            <text:p>-</text:p>
          </table:table-cell>
          <table:table-cell office:value-type="string" office:string-value="-" table:formula="msoxl:=  IF(SUM('漁業生產量值-漁業種類別魚類別生產量值12'!D42,'漁業生產量值-漁業種類別魚類別生產量值12'!F42,'漁業生產量值-漁業種類別魚類別生產量值12'!H42,'漁業生產量值-漁業種類別魚類別生產量值12'!J42,'漁業生產量值-漁業種類別魚類別生產量值12'!L42,'漁業生產量值-漁業種類別魚類別生產量值12'!N42,'漁業生產量值-漁業種類別魚類別生產量值12'!P42,'漁業生產量值-漁業種類別魚類別生產量值13'!D42,'漁業生產量值-漁業種類別魚類別生產量值13'!F42,'漁業生產量值-漁業種類別魚類別生產量值13'!H42,'漁業生產量值-漁業種類別魚類別生產量值13'!J42)=0,&quot;-&quot;,SUM('漁業生產量值-漁業種類別魚類別生產量值12'!D42,'漁業生產量值-漁業種類別魚類別生產量值12'!F42,'漁業生產量值-漁業種類別魚類別生產量值12'!H42,'漁業生產量值-漁業種類別魚類別生產量值12'!J42,'漁業生產量值-漁業種類別魚類別生產量值12'!L42,'漁業生產量值-漁業種類別魚類別生產量值12'!N42,'漁業生產量值-漁業種類別魚類別生產量值12'!P42,'漁業生產量值-漁業種類別魚類別生產量值13'!D42,'漁業生產量值-漁業種類別魚類別生產量值13'!F42,'漁業生產量值-漁業種類別魚類別生產量值13'!H42,'漁業生產量值-漁業種類別魚類別生產量值13'!J42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326.80486999999999" table:style-name="ce49">
            <text:p>327<text:s/></text:p>
          </table:table-cell>
          <table:table-cell office:value-type="float" office:value="34666.49972" table:style-name="ce49">
            <text:p>34,666<text:s/></text:p>
          </table:table-cell>
          <table:table-cell office:value-type="string" office:string-value="-" table:formula="msoxl:=IF(SUM(I43,K43,M43)=0,&quot;-&quot;,SUM(I43,K43,M43))" table:style-name="ce19">
            <text:p>-</text:p>
          </table:table-cell>
          <table:table-cell office:value-type="string" office:string-value="-" table:formula="msoxl:=IF(SUM(J43,L43,N43)=0,&quot;-&quot;,SUM(J43,L43,N4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43,'漁業生產量值-漁業種類別魚類別生產量值12'!E43,'漁業生產量值-漁業種類別魚類別生產量值12'!G43,'漁業生產量值-漁業種類別魚類別生產量值12'!I43,'漁業生產量值-漁業種類別魚類別生產量值12'!K43,'漁業生產量值-漁業種類別魚類別生產量值12'!M43,'漁業生產量值-漁業種類別魚類別生產量值12'!O43,'漁業生產量值-漁業種類別魚類別生產量值13'!C43,'漁業生產量值-漁業種類別魚類別生產量值13'!E43,'漁業生產量值-漁業種類別魚類別生產量值13'!G43,'漁業生產量值-漁業種類別魚類別生產量值13'!I43)=0,&quot;-&quot;,SUM('漁業生產量值-漁業種類別魚類別生產量值12'!C43,'漁業生產量值-漁業種類別魚類別生產量值12'!E43,'漁業生產量值-漁業種類別魚類別生產量值12'!G43,'漁業生產量值-漁業種類別魚類別生產量值12'!I43,'漁業生產量值-漁業種類別魚類別生產量值12'!K43,'漁業生產量值-漁業種類別魚類別生產量值12'!M43,'漁業生產量值-漁業種類別魚類別生產量值12'!O43,'漁業生產量值-漁業種類別魚類別生產量值13'!C43,'漁業生產量值-漁業種類別魚類別生產量值13'!E43,'漁業生產量值-漁業種類別魚類別生產量值13'!G43,'漁業生產量值-漁業種類別魚類別生產量值13'!I43))" table:style-name="ce49">
            <text:p>-</text:p>
          </table:table-cell>
          <table:table-cell office:value-type="string" office:string-value="-" table:formula="msoxl:=  IF(SUM('漁業生產量值-漁業種類別魚類別生產量值12'!D43,'漁業生產量值-漁業種類別魚類別生產量值12'!F43,'漁業生產量值-漁業種類別魚類別生產量值12'!H43,'漁業生產量值-漁業種類別魚類別生產量值12'!J43,'漁業生產量值-漁業種類別魚類別生產量值12'!L43,'漁業生產量值-漁業種類別魚類別生產量值12'!N43,'漁業生產量值-漁業種類別魚類別生產量值12'!P43,'漁業生產量值-漁業種類別魚類別生產量值13'!D43,'漁業生產量值-漁業種類別魚類別生產量值13'!F43,'漁業生產量值-漁業種類別魚類別生產量值13'!H43,'漁業生產量值-漁業種類別魚類別生產量值13'!J43)=0,&quot;-&quot;,SUM('漁業生產量值-漁業種類別魚類別生產量值12'!D43,'漁業生產量值-漁業種類別魚類別生產量值12'!F43,'漁業生產量值-漁業種類別魚類別生產量值12'!H43,'漁業生產量值-漁業種類別魚類別生產量值12'!J43,'漁業生產量值-漁業種類別魚類別生產量值12'!L43,'漁業生產量值-漁業種類別魚類別生產量值12'!N43,'漁業生產量值-漁業種類別魚類別生產量值12'!P43,'漁業生產量值-漁業種類別魚類別生產量值13'!D43,'漁業生產量值-漁業種類別魚類別生產量值13'!F43,'漁業生產量值-漁業種類別魚類別生產量值13'!H43,'漁業生產量值-漁業種類別魚類別生產量值13'!J43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4.593400000000003" table:style-name="ce49">
            <text:p>45<text:s/></text:p>
          </table:table-cell>
          <table:table-cell office:value-type="float" office:value="4236.3729999999996" table:style-name="ce49">
            <text:p>4,236<text:s/></text:p>
          </table:table-cell>
          <table:table-cell office:value-type="string" office:string-value="-" table:formula="msoxl:=IF(SUM(I44,K44,M44)=0,&quot;-&quot;,SUM(I44,K44,M44))" table:style-name="ce19">
            <text:p>-</text:p>
          </table:table-cell>
          <table:table-cell office:value-type="string" office:string-value="-" table:formula="msoxl:=IF(SUM(J44,L44,N44)=0,&quot;-&quot;,SUM(J44,L44,N44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44,'漁業生產量值-漁業種類別魚類別生產量值12'!E44,'漁業生產量值-漁業種類別魚類別生產量值12'!G44,'漁業生產量值-漁業種類別魚類別生產量值12'!I44,'漁業生產量值-漁業種類別魚類別生產量值12'!K44,'漁業生產量值-漁業種類別魚類別生產量值12'!M44,'漁業生產量值-漁業種類別魚類別生產量值12'!O44,'漁業生產量值-漁業種類別魚類別生產量值13'!C44,'漁業生產量值-漁業種類別魚類別生產量值13'!E44,'漁業生產量值-漁業種類別魚類別生產量值13'!G44,'漁業生產量值-漁業種類別魚類別生產量值13'!I44)=0,&quot;-&quot;,SUM('漁業生產量值-漁業種類別魚類別生產量值12'!C44,'漁業生產量值-漁業種類別魚類別生產量值12'!E44,'漁業生產量值-漁業種類別魚類別生產量值12'!G44,'漁業生產量值-漁業種類別魚類別生產量值12'!I44,'漁業生產量值-漁業種類別魚類別生產量值12'!K44,'漁業生產量值-漁業種類別魚類別生產量值12'!M44,'漁業生產量值-漁業種類別魚類別生產量值12'!O44,'漁業生產量值-漁業種類別魚類別生產量值13'!C44,'漁業生產量值-漁業種類別魚類別生產量值13'!E44,'漁業生產量值-漁業種類別魚類別生產量值13'!G44,'漁業生產量值-漁業種類別魚類別生產量值13'!I44))" table:style-name="ce49">
            <text:p>-</text:p>
          </table:table-cell>
          <table:table-cell office:value-type="string" office:string-value="-" table:formula="msoxl:=  IF(SUM('漁業生產量值-漁業種類別魚類別生產量值12'!D44,'漁業生產量值-漁業種類別魚類別生產量值12'!F44,'漁業生產量值-漁業種類別魚類別生產量值12'!H44,'漁業生產量值-漁業種類別魚類別生產量值12'!J44,'漁業生產量值-漁業種類別魚類別生產量值12'!L44,'漁業生產量值-漁業種類別魚類別生產量值12'!N44,'漁業生產量值-漁業種類別魚類別生產量值12'!P44,'漁業生產量值-漁業種類別魚類別生產量值13'!D44,'漁業生產量值-漁業種類別魚類別生產量值13'!F44,'漁業生產量值-漁業種類別魚類別生產量值13'!H44,'漁業生產量值-漁業種類別魚類別生產量值13'!J44)=0,&quot;-&quot;,SUM('漁業生產量值-漁業種類別魚類別生產量值12'!D44,'漁業生產量值-漁業種類別魚類別生產量值12'!F44,'漁業生產量值-漁業種類別魚類別生產量值12'!H44,'漁業生產量值-漁業種類別魚類別生產量值12'!J44,'漁業生產量值-漁業種類別魚類別生產量值12'!L44,'漁業生產量值-漁業種類別魚類別生產量值12'!N44,'漁業生產量值-漁業種類別魚類別生產量值12'!P44,'漁業生產量值-漁業種類別魚類別生產量值13'!D44,'漁業生產量值-漁業種類別魚類別生產量值13'!F44,'漁業生產量值-漁業種類別魚類別生產量值13'!H44,'漁業生產量值-漁業種類別魚類別生產量值13'!J44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4.235499999999998" table:style-name="ce49">
            <text:p>24<text:s/></text:p>
          </table:table-cell>
          <table:table-cell office:value-type="float" office:value="2302.37248" table:style-name="ce49">
            <text:p>2,302<text:s/></text:p>
          </table:table-cell>
          <table:table-cell office:value-type="string" office:string-value="-" table:formula="msoxl:=IF(SUM(I45,K45,M45)=0,&quot;-&quot;,SUM(I45,K45,M45))" table:style-name="ce19">
            <text:p>-</text:p>
          </table:table-cell>
          <table:table-cell office:value-type="string" office:string-value="-" table:formula="msoxl:=IF(SUM(J45,L45,N45)=0,&quot;-&quot;,SUM(J45,L45,N4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45,'漁業生產量值-漁業種類別魚類別生產量值12'!E45,'漁業生產量值-漁業種類別魚類別生產量值12'!G45,'漁業生產量值-漁業種類別魚類別生產量值12'!I45,'漁業生產量值-漁業種類別魚類別生產量值12'!K45,'漁業生產量值-漁業種類別魚類別生產量值12'!M45,'漁業生產量值-漁業種類別魚類別生產量值12'!O45,'漁業生產量值-漁業種類別魚類別生產量值13'!C45,'漁業生產量值-漁業種類別魚類別生產量值13'!E45,'漁業生產量值-漁業種類別魚類別生產量值13'!G45,'漁業生產量值-漁業種類別魚類別生產量值13'!I45)=0,&quot;-&quot;,SUM('漁業生產量值-漁業種類別魚類別生產量值12'!C45,'漁業生產量值-漁業種類別魚類別生產量值12'!E45,'漁業生產量值-漁業種類別魚類別生產量值12'!G45,'漁業生產量值-漁業種類別魚類別生產量值12'!I45,'漁業生產量值-漁業種類別魚類別生產量值12'!K45,'漁業生產量值-漁業種類別魚類別生產量值12'!M45,'漁業生產量值-漁業種類別魚類別生產量值12'!O45,'漁業生產量值-漁業種類別魚類別生產量值13'!C45,'漁業生產量值-漁業種類別魚類別生產量值13'!E45,'漁業生產量值-漁業種類別魚類別生產量值13'!G45,'漁業生產量值-漁業種類別魚類別生產量值13'!I45))" table:style-name="ce49">
            <text:p>-</text:p>
          </table:table-cell>
          <table:table-cell office:value-type="string" office:string-value="-" table:formula="msoxl:=  IF(SUM('漁業生產量值-漁業種類別魚類別生產量值12'!D45,'漁業生產量值-漁業種類別魚類別生產量值12'!F45,'漁業生產量值-漁業種類別魚類別生產量值12'!H45,'漁業生產量值-漁業種類別魚類別生產量值12'!J45,'漁業生產量值-漁業種類別魚類別生產量值12'!L45,'漁業生產量值-漁業種類別魚類別生產量值12'!N45,'漁業生產量值-漁業種類別魚類別生產量值12'!P45,'漁業生產量值-漁業種類別魚類別生產量值13'!D45,'漁業生產量值-漁業種類別魚類別生產量值13'!F45,'漁業生產量值-漁業種類別魚類別生產量值13'!H45,'漁業生產量值-漁業種類別魚類別生產量值13'!J45)=0,&quot;-&quot;,SUM('漁業生產量值-漁業種類別魚類別生產量值12'!D45,'漁業生產量值-漁業種類別魚類別生產量值12'!F45,'漁業生產量值-漁業種類別魚類別生產量值12'!H45,'漁業生產量值-漁業種類別魚類別生產量值12'!J45,'漁業生產量值-漁業種類別魚類別生產量值12'!L45,'漁業生產量值-漁業種類別魚類別生產量值12'!N45,'漁業生產量值-漁業種類別魚類別生產量值12'!P45,'漁業生產量值-漁業種類別魚類別生產量值13'!D45,'漁業生產量值-漁業種類別魚類別生產量值13'!F45,'漁業生產量值-漁業種類別魚類別生產量值13'!H45,'漁業生產量值-漁業種類別魚類別生產量值13'!J45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.78" table:style-name="ce49">
            <text:p>5<text:s/></text:p>
          </table:table-cell>
          <table:table-cell office:value-type="float" office:value="1673" table:style-name="ce49">
            <text:p>1,673<text:s/></text:p>
          </table:table-cell>
          <table:table-cell office:value-type="string" office:string-value="-" table:formula="msoxl:=IF(SUM(I46,K46,M46)=0,&quot;-&quot;,SUM(I46,K46,M46))" table:style-name="ce19">
            <text:p>-</text:p>
          </table:table-cell>
          <table:table-cell office:value-type="string" office:string-value="-" table:formula="msoxl:=IF(SUM(J46,L46,N46)=0,&quot;-&quot;,SUM(J46,L46,N4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46,'漁業生產量值-漁業種類別魚類別生產量值12'!E46,'漁業生產量值-漁業種類別魚類別生產量值12'!G46,'漁業生產量值-漁業種類別魚類別生產量值12'!I46,'漁業生產量值-漁業種類別魚類別生產量值12'!K46,'漁業生產量值-漁業種類別魚類別生產量值12'!M46,'漁業生產量值-漁業種類別魚類別生產量值12'!O46,'漁業生產量值-漁業種類別魚類別生產量值13'!C46,'漁業生產量值-漁業種類別魚類別生產量值13'!E46,'漁業生產量值-漁業種類別魚類別生產量值13'!G46,'漁業生產量值-漁業種類別魚類別生產量值13'!I46)=0,&quot;-&quot;,SUM('漁業生產量值-漁業種類別魚類別生產量值12'!C46,'漁業生產量值-漁業種類別魚類別生產量值12'!E46,'漁業生產量值-漁業種類別魚類別生產量值12'!G46,'漁業生產量值-漁業種類別魚類別生產量值12'!I46,'漁業生產量值-漁業種類別魚類別生產量值12'!K46,'漁業生產量值-漁業種類別魚類別生產量值12'!M46,'漁業生產量值-漁業種類別魚類別生產量值12'!O46,'漁業生產量值-漁業種類別魚類別生產量值13'!C46,'漁業生產量值-漁業種類別魚類別生產量值13'!E46,'漁業生產量值-漁業種類別魚類別生產量值13'!G46,'漁業生產量值-漁業種類別魚類別生產量值13'!I46))" table:style-name="ce49">
            <text:p>-</text:p>
          </table:table-cell>
          <table:table-cell office:value-type="string" office:string-value="-" table:formula="msoxl:=  IF(SUM('漁業生產量值-漁業種類別魚類別生產量值12'!D46,'漁業生產量值-漁業種類別魚類別生產量值12'!F46,'漁業生產量值-漁業種類別魚類別生產量值12'!H46,'漁業生產量值-漁業種類別魚類別生產量值12'!J46,'漁業生產量值-漁業種類別魚類別生產量值12'!L46,'漁業生產量值-漁業種類別魚類別生產量值12'!N46,'漁業生產量值-漁業種類別魚類別生產量值12'!P46,'漁業生產量值-漁業種類別魚類別生產量值13'!D46,'漁業生產量值-漁業種類別魚類別生產量值13'!F46,'漁業生產量值-漁業種類別魚類別生產量值13'!H46,'漁業生產量值-漁業種類別魚類別生產量值13'!J46)=0,&quot;-&quot;,SUM('漁業生產量值-漁業種類別魚類別生產量值12'!D46,'漁業生產量值-漁業種類別魚類別生產量值12'!F46,'漁業生產量值-漁業種類別魚類別生產量值12'!H46,'漁業生產量值-漁業種類別魚類別生產量值12'!J46,'漁業生產量值-漁業種類別魚類別生產量值12'!L46,'漁業生產量值-漁業種類別魚類別生產量值12'!N46,'漁業生產量值-漁業種類別魚類別生產量值12'!P46,'漁業生產量值-漁業種類別魚類別生產量值13'!D46,'漁業生產量值-漁業種類別魚類別生產量值13'!F46,'漁業生產量值-漁業種類別魚類別生產量值13'!H46,'漁業生產量值-漁業種類別魚類別生產量值13'!J46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I47,K47,M47)=0,&quot;-&quot;,SUM(I47,K47,M47))" table:style-name="ce19">
            <text:p>-</text:p>
          </table:table-cell>
          <table:table-cell office:value-type="string" office:string-value="-" table:formula="msoxl:=IF(SUM(J47,L47,N47)=0,&quot;-&quot;,SUM(J47,L47,N4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656.0029999999999" table:formula="msoxl:=  IF(SUM('漁業生產量值-漁業種類別魚類別生產量值12'!C47,'漁業生產量值-漁業種類別魚類別生產量值12'!E47,'漁業生產量值-漁業種類別魚類別生產量值12'!G47,'漁業生產量值-漁業種類別魚類別生產量值12'!I47,'漁業生產量值-漁業種類別魚類別生產量值12'!K47,'漁業生產量值-漁業種類別魚類別生產量值12'!M47,'漁業生產量值-漁業種類別魚類別生產量值12'!O47,'漁業生產量值-漁業種類別魚類別生產量值13'!C47,'漁業生產量值-漁業種類別魚類別生產量值13'!E47,'漁業生產量值-漁業種類別魚類別生產量值13'!G47,'漁業生產量值-漁業種類別魚類別生產量值13'!I47)=0,&quot;-&quot;,SUM('漁業生產量值-漁業種類別魚類別生產量值12'!C47,'漁業生產量值-漁業種類別魚類別生產量值12'!E47,'漁業生產量值-漁業種類別魚類別生產量值12'!G47,'漁業生產量值-漁業種類別魚類別生產量值12'!I47,'漁業生產量值-漁業種類別魚類別生產量值12'!K47,'漁業生產量值-漁業種類別魚類別生產量值12'!M47,'漁業生產量值-漁業種類別魚類別生產量值12'!O47,'漁業生產量值-漁業種類別魚類別生產量值13'!C47,'漁業生產量值-漁業種類別魚類別生產量值13'!E47,'漁業生產量值-漁業種類別魚類別生產量值13'!G47,'漁業生產量值-漁業種類別魚類別生產量值13'!I47))" table:style-name="ce49">
            <text:p>1,656<text:s/></text:p>
          </table:table-cell>
          <table:table-cell office:value-type="float" office:value="495144.897" table:formula="msoxl:=  IF(SUM('漁業生產量值-漁業種類別魚類別生產量值12'!D47,'漁業生產量值-漁業種類別魚類別生產量值12'!F47,'漁業生產量值-漁業種類別魚類別生產量值12'!H47,'漁業生產量值-漁業種類別魚類別生產量值12'!J47,'漁業生產量值-漁業種類別魚類別生產量值12'!L47,'漁業生產量值-漁業種類別魚類別生產量值12'!N47,'漁業生產量值-漁業種類別魚類別生產量值12'!P47,'漁業生產量值-漁業種類別魚類別生產量值13'!D47,'漁業生產量值-漁業種類別魚類別生產量值13'!F47,'漁業生產量值-漁業種類別魚類別生產量值13'!H47,'漁業生產量值-漁業種類別魚類別生產量值13'!J47)=0,&quot;-&quot;,SUM('漁業生產量值-漁業種類別魚類別生產量值12'!D47,'漁業生產量值-漁業種類別魚類別生產量值12'!F47,'漁業生產量值-漁業種類別魚類別生產量值12'!H47,'漁業生產量值-漁業種類別魚類別生產量值12'!J47,'漁業生產量值-漁業種類別魚類別生產量值12'!L47,'漁業生產量值-漁業種類別魚類別生產量值12'!N47,'漁業生產量值-漁業種類別魚類別生產量值12'!P47,'漁業生產量值-漁業種類別魚類別生產量值13'!D47,'漁業生產量值-漁業種類別魚類別生產量值13'!F47,'漁業生產量值-漁業種類別魚類別生產量值13'!H47,'漁業生產量值-漁業種類別魚類別生產量值13'!J47))" table:style-name="ce49">
            <text:p>495,14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I48,K48,M48)=0,&quot;-&quot;,SUM(I48,K48,M48))" table:style-name="ce19">
            <text:p>-</text:p>
          </table:table-cell>
          <table:table-cell office:value-type="string" office:string-value="-" table:formula="msoxl:=IF(SUM(J48,L48,N48)=0,&quot;-&quot;,SUM(J48,L48,N48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48,'漁業生產量值-漁業種類別魚類別生產量值12'!E48,'漁業生產量值-漁業種類別魚類別生產量值12'!G48,'漁業生產量值-漁業種類別魚類別生產量值12'!I48,'漁業生產量值-漁業種類別魚類別生產量值12'!K48,'漁業生產量值-漁業種類別魚類別生產量值12'!M48,'漁業生產量值-漁業種類別魚類別生產量值12'!O48,'漁業生產量值-漁業種類別魚類別生產量值13'!C48,'漁業生產量值-漁業種類別魚類別生產量值13'!E48,'漁業生產量值-漁業種類別魚類別生產量值13'!G48,'漁業生產量值-漁業種類別魚類別生產量值13'!I48)=0,&quot;-&quot;,SUM('漁業生產量值-漁業種類別魚類別生產量值12'!C48,'漁業生產量值-漁業種類別魚類別生產量值12'!E48,'漁業生產量值-漁業種類別魚類別生產量值12'!G48,'漁業生產量值-漁業種類別魚類別生產量值12'!I48,'漁業生產量值-漁業種類別魚類別生產量值12'!K48,'漁業生產量值-漁業種類別魚類別生產量值12'!M48,'漁業生產量值-漁業種類別魚類別生產量值12'!O48,'漁業生產量值-漁業種類別魚類別生產量值13'!C48,'漁業生產量值-漁業種類別魚類別生產量值13'!E48,'漁業生產量值-漁業種類別魚類別生產量值13'!G48,'漁業生產量值-漁業種類別魚類別生產量值13'!I48))" table:style-name="ce49">
            <text:p>-</text:p>
          </table:table-cell>
          <table:table-cell office:value-type="string" office:string-value="-" table:formula="msoxl:=  IF(SUM('漁業生產量值-漁業種類別魚類別生產量值12'!D48,'漁業生產量值-漁業種類別魚類別生產量值12'!F48,'漁業生產量值-漁業種類別魚類別生產量值12'!H48,'漁業生產量值-漁業種類別魚類別生產量值12'!J48,'漁業生產量值-漁業種類別魚類別生產量值12'!L48,'漁業生產量值-漁業種類別魚類別生產量值12'!N48,'漁業生產量值-漁業種類別魚類別生產量值12'!P48,'漁業生產量值-漁業種類別魚類別生產量值13'!D48,'漁業生產量值-漁業種類別魚類別生產量值13'!F48,'漁業生產量值-漁業種類別魚類別生產量值13'!H48,'漁業生產量值-漁業種類別魚類別生產量值13'!J48)=0,&quot;-&quot;,SUM('漁業生產量值-漁業種類別魚類別生產量值12'!D48,'漁業生產量值-漁業種類別魚類別生產量值12'!F48,'漁業生產量值-漁業種類別魚類別生產量值12'!H48,'漁業生產量值-漁業種類別魚類別生產量值12'!J48,'漁業生產量值-漁業種類別魚類別生產量值12'!L48,'漁業生產量值-漁業種類別魚類別生產量值12'!N48,'漁業生產量值-漁業種類別魚類別生產量值12'!P48,'漁業生產量值-漁業種類別魚類別生產量值13'!D48,'漁業生產量值-漁業種類別魚類別生產量值13'!F48,'漁業生產量值-漁業種類別魚類別生產量值13'!H48,'漁業生產量值-漁業種類別魚類別生產量值13'!J48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90.11618" table:style-name="ce49">
            <text:p>90<text:s/></text:p>
          </table:table-cell>
          <table:table-cell office:value-type="float" office:value="7011.6220800000001" table:style-name="ce49">
            <text:p>7,012<text:s/></text:p>
          </table:table-cell>
          <table:table-cell office:value-type="string" office:string-value="-" table:formula="msoxl:=IF(SUM(I49,K49,M49)=0,&quot;-&quot;,SUM(I49,K49,M49))" table:style-name="ce19">
            <text:p>-</text:p>
          </table:table-cell>
          <table:table-cell office:value-type="string" office:string-value="-" table:formula="msoxl:=IF(SUM(J49,L49,N49)=0,&quot;-&quot;,SUM(J49,L49,N49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0.215900000000001" table:formula="msoxl:=  IF(SUM('漁業生產量值-漁業種類別魚類別生產量值12'!C49,'漁業生產量值-漁業種類別魚類別生產量值12'!E49,'漁業生產量值-漁業種類別魚類別生產量值12'!G49,'漁業生產量值-漁業種類別魚類別生產量值12'!I49,'漁業生產量值-漁業種類別魚類別生產量值12'!K49,'漁業生產量值-漁業種類別魚類別生產量值12'!M49,'漁業生產量值-漁業種類別魚類別生產量值12'!O49,'漁業生產量值-漁業種類別魚類別生產量值13'!C49,'漁業生產量值-漁業種類別魚類別生產量值13'!E49,'漁業生產量值-漁業種類別魚類別生產量值13'!G49,'漁業生產量值-漁業種類別魚類別生產量值13'!I49)=0,&quot;-&quot;,SUM('漁業生產量值-漁業種類別魚類別生產量值12'!C49,'漁業生產量值-漁業種類別魚類別生產量值12'!E49,'漁業生產量值-漁業種類別魚類別生產量值12'!G49,'漁業生產量值-漁業種類別魚類別生產量值12'!I49,'漁業生產量值-漁業種類別魚類別生產量值12'!K49,'漁業生產量值-漁業種類別魚類別生產量值12'!M49,'漁業生產量值-漁業種類別魚類別生產量值12'!O49,'漁業生產量值-漁業種類別魚類別生產量值13'!C49,'漁業生產量值-漁業種類別魚類別生產量值13'!E49,'漁業生產量值-漁業種類別魚類別生產量值13'!G49,'漁業生產量值-漁業種類別魚類別生產量值13'!I49))" table:style-name="ce49">
            <text:p>10<text:s/></text:p>
          </table:table-cell>
          <table:table-cell office:value-type="float" office:value="2047.2834700000001" table:formula="msoxl:=  IF(SUM('漁業生產量值-漁業種類別魚類別生產量值12'!D49,'漁業生產量值-漁業種類別魚類別生產量值12'!F49,'漁業生產量值-漁業種類別魚類別生產量值12'!H49,'漁業生產量值-漁業種類別魚類別生產量值12'!J49,'漁業生產量值-漁業種類別魚類別生產量值12'!L49,'漁業生產量值-漁業種類別魚類別生產量值12'!N49,'漁業生產量值-漁業種類別魚類別生產量值12'!P49,'漁業生產量值-漁業種類別魚類別生產量值13'!D49,'漁業生產量值-漁業種類別魚類別生產量值13'!F49,'漁業生產量值-漁業種類別魚類別生產量值13'!H49,'漁業生產量值-漁業種類別魚類別生產量值13'!J49)=0,&quot;-&quot;,SUM('漁業生產量值-漁業種類別魚類別生產量值12'!D49,'漁業生產量值-漁業種類別魚類別生產量值12'!F49,'漁業生產量值-漁業種類別魚類別生產量值12'!H49,'漁業生產量值-漁業種類別魚類別生產量值12'!J49,'漁業生產量值-漁業種類別魚類別生產量值12'!L49,'漁業生產量值-漁業種類別魚類別生產量值12'!N49,'漁業生產量值-漁業種類別魚類別生產量值12'!P49,'漁業生產量值-漁業種類別魚類別生產量值13'!D49,'漁業生產量值-漁業種類別魚類別生產量值13'!F49,'漁業生產量值-漁業種類別魚類別生產量值13'!H49,'漁業生產量值-漁業種類別魚類別生產量值13'!J49))" table:style-name="ce49">
            <text:p>2,047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49">
            <text:p>-</text:p>
          </table:table-cell>
          <table:table-cell office:value-type="string" office:string-value="-" table:formula="msoxl:=  IF(SUM(D51:D53)=0,&quot;-&quot;,SUM(D51:D53))" table:style-name="ce49">
            <text:p>-</text:p>
          </table:table-cell>
          <table:table-cell office:value-type="float" office:value="255" table:formula="msoxl:=  IF(SUM(E51:E53)=0,&quot;-&quot;,SUM(E51:E53))" table:style-name="ce49">
            <text:p>255<text:s/></text:p>
          </table:table-cell>
          <table:table-cell office:value-type="float" office:value="14509.5" table:formula="msoxl:=  IF(SUM(F51:F53)=0,&quot;-&quot;,SUM(F51:F53))" table:style-name="ce49">
            <text:p>14,510<text:s/></text:p>
          </table:table-cell>
          <table:table-cell office:value-type="string" office:string-value="-" table:formula="msoxl:=IF(SUM(I50,K50,M50)=0,&quot;-&quot;,SUM(I50,K50,M50))" table:style-name="ce19">
            <text:p>-</text:p>
          </table:table-cell>
          <table:table-cell office:value-type="string" office:string-value="-" table:formula="msoxl:=IF(SUM(J50,L50,N50)=0,&quot;-&quot;,SUM(J50,L50,N50))" table:style-name="ce19">
            <text:p>-</text:p>
          </table:table-cell>
          <table:table-cell office:value-type="string" office:string-value="-" table:formula="msoxl:=  IF(SUM(I51:I53)=0,&quot;-&quot;,SUM(I51:I53))" table:style-name="ce49">
            <text:p>-</text:p>
          </table:table-cell>
          <table:table-cell office:value-type="string" office:string-value="-" table:formula="msoxl:=  IF(SUM(J51:J53)=0,&quot;-&quot;,SUM(J51:J53))" table:style-name="ce49">
            <text:p>-</text:p>
          </table:table-cell>
          <table:table-cell office:value-type="string" office:string-value="-" table:formula="msoxl:=  IF(SUM(K51:K53)=0,&quot;-&quot;,SUM(K51:K53))" table:style-name="ce49">
            <text:p>-</text:p>
          </table:table-cell>
          <table:table-cell office:value-type="string" office:string-value="-" table:formula="msoxl:=  IF(SUM(L51:L53)=0,&quot;-&quot;,SUM(L51:L53))" table:style-name="ce49">
            <text:p>-</text:p>
          </table:table-cell>
          <table:table-cell office:value-type="string" office:string-value="-" table:formula="msoxl:=  IF(SUM(M51:M53)=0,&quot;-&quot;,SUM(M51:M53))" table:style-name="ce49">
            <text:p>-</text:p>
          </table:table-cell>
          <table:table-cell office:value-type="string" office:string-value="-" table:formula="msoxl:=  IF(SUM(N51:N53)=0,&quot;-&quot;,SUM(N51:N53))" table:style-name="ce49">
            <text:p>-</text:p>
          </table:table-cell>
          <table:table-cell office:value-type="string" office:string-value="-" table:formula="msoxl:=  IF(SUM(O51:O53)=0,&quot;-&quot;,SUM(O51:O53))" table:style-name="ce49">
            <text:p>-</text:p>
          </table:table-cell>
          <table:table-cell office:value-type="string" office:string-value="-" table:formula="msoxl:=  IF(SUM(P51:P53)=0,&quot;-&quot;,SUM(P51:P53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I51,K51,M51)=0,&quot;-&quot;,SUM(I51,K51,M51))" table:style-name="ce19">
            <text:p>-</text:p>
          </table:table-cell>
          <table:table-cell office:value-type="string" office:string-value="-" table:formula="msoxl:=IF(SUM(J51,L51,N51)=0,&quot;-&quot;,SUM(J51,L51,N5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51,'漁業生產量值-漁業種類別魚類別生產量值12'!E51,'漁業生產量值-漁業種類別魚類別生產量值12'!G51,'漁業生產量值-漁業種類別魚類別生產量值12'!I51,'漁業生產量值-漁業種類別魚類別生產量值12'!K51,'漁業生產量值-漁業種類別魚類別生產量值12'!M51,'漁業生產量值-漁業種類別魚類別生產量值12'!O51,'漁業生產量值-漁業種類別魚類別生產量值13'!C51,'漁業生產量值-漁業種類別魚類別生產量值13'!E51,'漁業生產量值-漁業種類別魚類別生產量值13'!G51,'漁業生產量值-漁業種類別魚類別生產量值13'!I51)=0,&quot;-&quot;,SUM('漁業生產量值-漁業種類別魚類別生產量值12'!C51,'漁業生產量值-漁業種類別魚類別生產量值12'!E51,'漁業生產量值-漁業種類別魚類別生產量值12'!G51,'漁業生產量值-漁業種類別魚類別生產量值12'!I51,'漁業生產量值-漁業種類別魚類別生產量值12'!K51,'漁業生產量值-漁業種類別魚類別生產量值12'!M51,'漁業生產量值-漁業種類別魚類別生產量值12'!O51,'漁業生產量值-漁業種類別魚類別生產量值13'!C51,'漁業生產量值-漁業種類別魚類別生產量值13'!E51,'漁業生產量值-漁業種類別魚類別生產量值13'!G51,'漁業生產量值-漁業種類別魚類別生產量值13'!I51))" table:style-name="ce49">
            <text:p>-</text:p>
          </table:table-cell>
          <table:table-cell office:value-type="string" office:string-value="-" table:formula="msoxl:=  IF(SUM('漁業生產量值-漁業種類別魚類別生產量值12'!D51,'漁業生產量值-漁業種類別魚類別生產量值12'!F51,'漁業生產量值-漁業種類別魚類別生產量值12'!H51,'漁業生產量值-漁業種類別魚類別生產量值12'!J51,'漁業生產量值-漁業種類別魚類別生產量值12'!L51,'漁業生產量值-漁業種類別魚類別生產量值12'!N51,'漁業生產量值-漁業種類別魚類別生產量值12'!P51,'漁業生產量值-漁業種類別魚類別生產量值13'!D51,'漁業生產量值-漁業種類別魚類別生產量值13'!F51,'漁業生產量值-漁業種類別魚類別生產量值13'!H51,'漁業生產量值-漁業種類別魚類別生產量值13'!J51)=0,&quot;-&quot;,SUM('漁業生產量值-漁業種類別魚類別生產量值12'!D51,'漁業生產量值-漁業種類別魚類別生產量值12'!F51,'漁業生產量值-漁業種類別魚類別生產量值12'!H51,'漁業生產量值-漁業種類別魚類別生產量值12'!J51,'漁業生產量值-漁業種類別魚類別生產量值12'!L51,'漁業生產量值-漁業種類別魚類別生產量值12'!N51,'漁業生產量值-漁業種類別魚類別生產量值12'!P51,'漁業生產量值-漁業種類別魚類別生產量值13'!D51,'漁業生產量值-漁業種類別魚類別生產量值13'!F51,'漁業生產量值-漁業種類別魚類別生產量值13'!H51,'漁業生產量值-漁業種類別魚類別生產量值13'!J51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55" table:style-name="ce49">
            <text:p>255<text:s/></text:p>
          </table:table-cell>
          <table:table-cell office:value-type="float" office:value="14509.5" table:style-name="ce49">
            <text:p>14,510<text:s/></text:p>
          </table:table-cell>
          <table:table-cell office:value-type="string" office:string-value="-" table:formula="msoxl:=IF(SUM(I52,K52,M52)=0,&quot;-&quot;,SUM(I52,K52,M52))" table:style-name="ce19">
            <text:p>-</text:p>
          </table:table-cell>
          <table:table-cell office:value-type="string" office:string-value="-" table:formula="msoxl:=IF(SUM(J52,L52,N52)=0,&quot;-&quot;,SUM(J52,L52,N5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52,'漁業生產量值-漁業種類別魚類別生產量值12'!E52,'漁業生產量值-漁業種類別魚類別生產量值12'!G52,'漁業生產量值-漁業種類別魚類別生產量值12'!I52,'漁業生產量值-漁業種類別魚類別生產量值12'!K52,'漁業生產量值-漁業種類別魚類別生產量值12'!M52,'漁業生產量值-漁業種類別魚類別生產量值12'!O52,'漁業生產量值-漁業種類別魚類別生產量值13'!C52,'漁業生產量值-漁業種類別魚類別生產量值13'!E52,'漁業生產量值-漁業種類別魚類別生產量值13'!G52,'漁業生產量值-漁業種類別魚類別生產量值13'!I52)=0,&quot;-&quot;,SUM('漁業生產量值-漁業種類別魚類別生產量值12'!C52,'漁業生產量值-漁業種類別魚類別生產量值12'!E52,'漁業生產量值-漁業種類別魚類別生產量值12'!G52,'漁業生產量值-漁業種類別魚類別生產量值12'!I52,'漁業生產量值-漁業種類別魚類別生產量值12'!K52,'漁業生產量值-漁業種類別魚類別生產量值12'!M52,'漁業生產量值-漁業種類別魚類別生產量值12'!O52,'漁業生產量值-漁業種類別魚類別生產量值13'!C52,'漁業生產量值-漁業種類別魚類別生產量值13'!E52,'漁業生產量值-漁業種類別魚類別生產量值13'!G52,'漁業生產量值-漁業種類別魚類別生產量值13'!I52))" table:style-name="ce49">
            <text:p>-</text:p>
          </table:table-cell>
          <table:table-cell office:value-type="string" office:string-value="-" table:formula="msoxl:=  IF(SUM('漁業生產量值-漁業種類別魚類別生產量值12'!D52,'漁業生產量值-漁業種類別魚類別生產量值12'!F52,'漁業生產量值-漁業種類別魚類別生產量值12'!H52,'漁業生產量值-漁業種類別魚類別生產量值12'!J52,'漁業生產量值-漁業種類別魚類別生產量值12'!L52,'漁業生產量值-漁業種類別魚類別生產量值12'!N52,'漁業生產量值-漁業種類別魚類別生產量值12'!P52,'漁業生產量值-漁業種類別魚類別生產量值13'!D52,'漁業生產量值-漁業種類別魚類別生產量值13'!F52,'漁業生產量值-漁業種類別魚類別生產量值13'!H52,'漁業生產量值-漁業種類別魚類別生產量值13'!J52)=0,&quot;-&quot;,SUM('漁業生產量值-漁業種類別魚類別生產量值12'!D52,'漁業生產量值-漁業種類別魚類別生產量值12'!F52,'漁業生產量值-漁業種類別魚類別生產量值12'!H52,'漁業生產量值-漁業種類別魚類別生產量值12'!J52,'漁業生產量值-漁業種類別魚類別生產量值12'!L52,'漁業生產量值-漁業種類別魚類別生產量值12'!N52,'漁業生產量值-漁業種類別魚類別生產量值12'!P52,'漁業生產量值-漁業種類別魚類別生產量值13'!D52,'漁業生產量值-漁業種類別魚類別生產量值13'!F52,'漁業生產量值-漁業種類別魚類別生產量值13'!H52,'漁業生產量值-漁業種類別魚類別生產量值13'!J52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I53,K53,M53)=0,&quot;-&quot;,SUM(I53,K53,M53))" table:style-name="ce19">
            <text:p>-</text:p>
          </table:table-cell>
          <table:table-cell office:value-type="string" office:string-value="-" table:formula="msoxl:=IF(SUM(J53,L53,N53)=0,&quot;-&quot;,SUM(J53,L53,N5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53,'漁業生產量值-漁業種類別魚類別生產量值12'!E53,'漁業生產量值-漁業種類別魚類別生產量值12'!G53,'漁業生產量值-漁業種類別魚類別生產量值12'!I53,'漁業生產量值-漁業種類別魚類別生產量值12'!K53,'漁業生產量值-漁業種類別魚類別生產量值12'!M53,'漁業生產量值-漁業種類別魚類別生產量值12'!O53,'漁業生產量值-漁業種類別魚類別生產量值13'!C53,'漁業生產量值-漁業種類別魚類別生產量值13'!E53,'漁業生產量值-漁業種類別魚類別生產量值13'!G53,'漁業生產量值-漁業種類別魚類別生產量值13'!I53)=0,&quot;-&quot;,SUM('漁業生產量值-漁業種類別魚類別生產量值12'!C53,'漁業生產量值-漁業種類別魚類別生產量值12'!E53,'漁業生產量值-漁業種類別魚類別生產量值12'!G53,'漁業生產量值-漁業種類別魚類別生產量值12'!I53,'漁業生產量值-漁業種類別魚類別生產量值12'!K53,'漁業生產量值-漁業種類別魚類別生產量值12'!M53,'漁業生產量值-漁業種類別魚類別生產量值12'!O53,'漁業生產量值-漁業種類別魚類別生產量值13'!C53,'漁業生產量值-漁業種類別魚類別生產量值13'!E53,'漁業生產量值-漁業種類別魚類別生產量值13'!G53,'漁業生產量值-漁業種類別魚類別生產量值13'!I53))" table:style-name="ce49">
            <text:p>-</text:p>
          </table:table-cell>
          <table:table-cell office:value-type="string" office:string-value="-" table:formula="msoxl:=  IF(SUM('漁業生產量值-漁業種類別魚類別生產量值12'!D53,'漁業生產量值-漁業種類別魚類別生產量值12'!F53,'漁業生產量值-漁業種類別魚類別生產量值12'!H53,'漁業生產量值-漁業種類別魚類別生產量值12'!J53,'漁業生產量值-漁業種類別魚類別生產量值12'!L53,'漁業生產量值-漁業種類別魚類別生產量值12'!N53,'漁業生產量值-漁業種類別魚類別生產量值12'!P53,'漁業生產量值-漁業種類別魚類別生產量值13'!D53,'漁業生產量值-漁業種類別魚類別生產量值13'!F53,'漁業生產量值-漁業種類別魚類別生產量值13'!H53,'漁業生產量值-漁業種類別魚類別生產量值13'!J53)=0,&quot;-&quot;,SUM('漁業生產量值-漁業種類別魚類別生產量值12'!D53,'漁業生產量值-漁業種類別魚類別生產量值12'!F53,'漁業生產量值-漁業種類別魚類別生產量值12'!H53,'漁業生產量值-漁業種類別魚類別生產量值12'!J53,'漁業生產量值-漁業種類別魚類別生產量值12'!L53,'漁業生產量值-漁業種類別魚類別生產量值12'!N53,'漁業生產量值-漁業種類別魚類別生產量值12'!P53,'漁業生產量值-漁業種類別魚類別生產量值13'!D53,'漁業生產量值-漁業種類別魚類別生產量值13'!F53,'漁業生產量值-漁業種類別魚類別生產量值13'!H53,'漁業生產量值-漁業種類別魚類別生產量值13'!J53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float" office:value="3.4289999999999998" table:formula="msoxl:=  IF(SUM(C55:C57)=0,&quot;-&quot;,SUM(C55:C57))" table:style-name="ce49">
            <text:p>3<text:s/></text:p>
          </table:table-cell>
          <table:table-cell office:value-type="float" office:value="260.625" table:formula="msoxl:=  IF(SUM(D55:D57)=0,&quot;-&quot;,SUM(D55:D57))" table:style-name="ce49">
            <text:p>261<text:s/></text:p>
          </table:table-cell>
          <table:table-cell office:value-type="string" office:string-value="-" table:formula="msoxl:=  IF(SUM(E55:E57)=0,&quot;-&quot;,SUM(E55:E57))" table:style-name="ce49">
            <text:p>-</text:p>
          </table:table-cell>
          <table:table-cell office:value-type="string" office:string-value="-" table:formula="msoxl:=  IF(SUM(F55:F57)=0,&quot;-&quot;,SUM(F55:F57))" table:style-name="ce49">
            <text:p>-</text:p>
          </table:table-cell>
          <table:table-cell office:value-type="string" office:string-value="-" table:formula="msoxl:=IF(SUM(I54,K54,M54)=0,&quot;-&quot;,SUM(I54,K54,M54))" table:style-name="ce19">
            <text:p>-</text:p>
          </table:table-cell>
          <table:table-cell office:value-type="string" office:string-value="-" table:formula="msoxl:=IF(SUM(J54,L54,N54)=0,&quot;-&quot;,SUM(J54,L54,N54))" table:style-name="ce19">
            <text:p>-</text:p>
          </table:table-cell>
          <table:table-cell office:value-type="string" office:string-value="-" table:formula="msoxl:=  IF(SUM(I55:I57)=0,&quot;-&quot;,SUM(I55:I57))" table:style-name="ce49">
            <text:p>-</text:p>
          </table:table-cell>
          <table:table-cell office:value-type="string" office:string-value="-" table:formula="msoxl:=  IF(SUM(J55:J57)=0,&quot;-&quot;,SUM(J55:J57))" table:style-name="ce49">
            <text:p>-</text:p>
          </table:table-cell>
          <table:table-cell office:value-type="string" office:string-value="-" table:formula="msoxl:=  IF(SUM(K55:K57)=0,&quot;-&quot;,SUM(K55:K57))" table:style-name="ce49">
            <text:p>-</text:p>
          </table:table-cell>
          <table:table-cell office:value-type="string" office:string-value="-" table:formula="msoxl:=  IF(SUM(L55:L57)=0,&quot;-&quot;,SUM(L55:L57))" table:style-name="ce49">
            <text:p>-</text:p>
          </table:table-cell>
          <table:table-cell office:value-type="string" office:string-value="-" table:formula="msoxl:=  IF(SUM(M55:M57)=0,&quot;-&quot;,SUM(M55:M57))" table:style-name="ce49">
            <text:p>-</text:p>
          </table:table-cell>
          <table:table-cell office:value-type="string" office:string-value="-" table:formula="msoxl:=  IF(SUM(N55:N57)=0,&quot;-&quot;,SUM(N55:N57))" table:style-name="ce49">
            <text:p>-</text:p>
          </table:table-cell>
          <table:table-cell office:value-type="string" office:string-value="-" table:formula="msoxl:=  IF(SUM(O55:O57)=0,&quot;-&quot;,SUM(O55:O57))" table:style-name="ce49">
            <text:p>-</text:p>
          </table:table-cell>
          <table:table-cell office:value-type="string" office:string-value="-" table:formula="msoxl:=  IF(SUM(P55:P57)=0,&quot;-&quot;,SUM(P55:P57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I55,K55,M55)=0,&quot;-&quot;,SUM(I55,K55,M55))" table:style-name="ce19">
            <text:p>-</text:p>
          </table:table-cell>
          <table:table-cell office:value-type="string" office:string-value="-" table:formula="msoxl:=IF(SUM(J55,L55,N55)=0,&quot;-&quot;,SUM(J55,L55,N5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55,'漁業生產量值-漁業種類別魚類別生產量值12'!E55,'漁業生產量值-漁業種類別魚類別生產量值12'!G55,'漁業生產量值-漁業種類別魚類別生產量值12'!I55,'漁業生產量值-漁業種類別魚類別生產量值12'!K55,'漁業生產量值-漁業種類別魚類別生產量值12'!M55,'漁業生產量值-漁業種類別魚類別生產量值12'!O55,'漁業生產量值-漁業種類別魚類別生產量值13'!C55,'漁業生產量值-漁業種類別魚類別生產量值13'!E55,'漁業生產量值-漁業種類別魚類別生產量值13'!G55,'漁業生產量值-漁業種類別魚類別生產量值13'!I55)=0,&quot;-&quot;,SUM('漁業生產量值-漁業種類別魚類別生產量值12'!C55,'漁業生產量值-漁業種類別魚類別生產量值12'!E55,'漁業生產量值-漁業種類別魚類別生產量值12'!G55,'漁業生產量值-漁業種類別魚類別生產量值12'!I55,'漁業生產量值-漁業種類別魚類別生產量值12'!K55,'漁業生產量值-漁業種類別魚類別生產量值12'!M55,'漁業生產量值-漁業種類別魚類別生產量值12'!O55,'漁業生產量值-漁業種類別魚類別生產量值13'!C55,'漁業生產量值-漁業種類別魚類別生產量值13'!E55,'漁業生產量值-漁業種類別魚類別生產量值13'!G55,'漁業生產量值-漁業種類別魚類別生產量值13'!I55))" table:style-name="ce49">
            <text:p>-</text:p>
          </table:table-cell>
          <table:table-cell office:value-type="string" office:string-value="-" table:formula="msoxl:=  IF(SUM('漁業生產量值-漁業種類別魚類別生產量值12'!D55,'漁業生產量值-漁業種類別魚類別生產量值12'!F55,'漁業生產量值-漁業種類別魚類別生產量值12'!H55,'漁業生產量值-漁業種類別魚類別生產量值12'!J55,'漁業生產量值-漁業種類別魚類別生產量值12'!L55,'漁業生產量值-漁業種類別魚類別生產量值12'!N55,'漁業生產量值-漁業種類別魚類別生產量值12'!P55,'漁業生產量值-漁業種類別魚類別生產量值13'!D55,'漁業生產量值-漁業種類別魚類別生產量值13'!F55,'漁業生產量值-漁業種類別魚類別生產量值13'!H55,'漁業生產量值-漁業種類別魚類別生產量值13'!J55)=0,&quot;-&quot;,SUM('漁業生產量值-漁業種類別魚類別生產量值12'!D55,'漁業生產量值-漁業種類別魚類別生產量值12'!F55,'漁業生產量值-漁業種類別魚類別生產量值12'!H55,'漁業生產量值-漁業種類別魚類別生產量值12'!J55,'漁業生產量值-漁業種類別魚類別生產量值12'!L55,'漁業生產量值-漁業種類別魚類別生產量值12'!N55,'漁業生產量值-漁業種類別魚類別生產量值12'!P55,'漁業生產量值-漁業種類別魚類別生產量值13'!D55,'漁業生產量值-漁業種類別魚類別生產量值13'!F55,'漁業生產量值-漁業種類別魚類別生產量值13'!H55,'漁業生產量值-漁業種類別魚類別生產量值13'!J55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float" office:value="3.4289999999999998" table:style-name="ce49">
            <text:p>3<text:s/></text:p>
          </table:table-cell>
          <table:table-cell office:value-type="float" office:value="260.625" table:style-name="ce49">
            <text:p>26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I56,K56,M56)=0,&quot;-&quot;,SUM(I56,K56,M56))" table:style-name="ce19">
            <text:p>-</text:p>
          </table:table-cell>
          <table:table-cell office:value-type="string" office:string-value="-" table:formula="msoxl:=IF(SUM(J56,L56,N56)=0,&quot;-&quot;,SUM(J56,L56,N5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56,'漁業生產量值-漁業種類別魚類別生產量值12'!E56,'漁業生產量值-漁業種類別魚類別生產量值12'!G56,'漁業生產量值-漁業種類別魚類別生產量值12'!I56,'漁業生產量值-漁業種類別魚類別生產量值12'!K56,'漁業生產量值-漁業種類別魚類別生產量值12'!M56,'漁業生產量值-漁業種類別魚類別生產量值12'!O56,'漁業生產量值-漁業種類別魚類別生產量值13'!C56,'漁業生產量值-漁業種類別魚類別生產量值13'!E56,'漁業生產量值-漁業種類別魚類別生產量值13'!G56,'漁業生產量值-漁業種類別魚類別生產量值13'!I56)=0,&quot;-&quot;,SUM('漁業生產量值-漁業種類別魚類別生產量值12'!C56,'漁業生產量值-漁業種類別魚類別生產量值12'!E56,'漁業生產量值-漁業種類別魚類別生產量值12'!G56,'漁業生產量值-漁業種類別魚類別生產量值12'!I56,'漁業生產量值-漁業種類別魚類別生產量值12'!K56,'漁業生產量值-漁業種類別魚類別生產量值12'!M56,'漁業生產量值-漁業種類別魚類別生產量值12'!O56,'漁業生產量值-漁業種類別魚類別生產量值13'!C56,'漁業生產量值-漁業種類別魚類別生產量值13'!E56,'漁業生產量值-漁業種類別魚類別生產量值13'!G56,'漁業生產量值-漁業種類別魚類別生產量值13'!I56))" table:style-name="ce49">
            <text:p>-</text:p>
          </table:table-cell>
          <table:table-cell office:value-type="string" office:string-value="-" table:formula="msoxl:=  IF(SUM('漁業生產量值-漁業種類別魚類別生產量值12'!D56,'漁業生產量值-漁業種類別魚類別生產量值12'!F56,'漁業生產量值-漁業種類別魚類別生產量值12'!H56,'漁業生產量值-漁業種類別魚類別生產量值12'!J56,'漁業生產量值-漁業種類別魚類別生產量值12'!L56,'漁業生產量值-漁業種類別魚類別生產量值12'!N56,'漁業生產量值-漁業種類別魚類別生產量值12'!P56,'漁業生產量值-漁業種類別魚類別生產量值13'!D56,'漁業生產量值-漁業種類別魚類別生產量值13'!F56,'漁業生產量值-漁業種類別魚類別生產量值13'!H56,'漁業生產量值-漁業種類別魚類別生產量值13'!J56)=0,&quot;-&quot;,SUM('漁業生產量值-漁業種類別魚類別生產量值12'!D56,'漁業生產量值-漁業種類別魚類別生產量值12'!F56,'漁業生產量值-漁業種類別魚類別生產量值12'!H56,'漁業生產量值-漁業種類別魚類別生產量值12'!J56,'漁業生產量值-漁業種類別魚類別生產量值12'!L56,'漁業生產量值-漁業種類別魚類別生產量值12'!N56,'漁業生產量值-漁業種類別魚類別生產量值12'!P56,'漁業生產量值-漁業種類別魚類別生產量值13'!D56,'漁業生產量值-漁業種類別魚類別生產量值13'!F56,'漁業生產量值-漁業種類別魚類別生產量值13'!H56,'漁業生產量值-漁業種類別魚類別生產量值13'!J56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I57,K57,M57)=0,&quot;-&quot;,SUM(I57,K57,M57))" table:style-name="ce19">
            <text:p>-</text:p>
          </table:table-cell>
          <table:table-cell office:value-type="string" office:string-value="-" table:formula="msoxl:=IF(SUM(J57,L57,N57)=0,&quot;-&quot;,SUM(J57,L57,N5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57,'漁業生產量值-漁業種類別魚類別生產量值12'!E57,'漁業生產量值-漁業種類別魚類別生產量值12'!G57,'漁業生產量值-漁業種類別魚類別生產量值12'!I57,'漁業生產量值-漁業種類別魚類別生產量值12'!K57,'漁業生產量值-漁業種類別魚類別生產量值12'!M57,'漁業生產量值-漁業種類別魚類別生產量值12'!O57,'漁業生產量值-漁業種類別魚類別生產量值13'!C57,'漁業生產量值-漁業種類別魚類別生產量值13'!E57,'漁業生產量值-漁業種類別魚類別生產量值13'!G57,'漁業生產量值-漁業種類別魚類別生產量值13'!I57)=0,&quot;-&quot;,SUM('漁業生產量值-漁業種類別魚類別生產量值12'!C57,'漁業生產量值-漁業種類別魚類別生產量值12'!E57,'漁業生產量值-漁業種類別魚類別生產量值12'!G57,'漁業生產量值-漁業種類別魚類別生產量值12'!I57,'漁業生產量值-漁業種類別魚類別生產量值12'!K57,'漁業生產量值-漁業種類別魚類別生產量值12'!M57,'漁業生產量值-漁業種類別魚類別生產量值12'!O57,'漁業生產量值-漁業種類別魚類別生產量值13'!C57,'漁業生產量值-漁業種類別魚類別生產量值13'!E57,'漁業生產量值-漁業種類別魚類別生產量值13'!G57,'漁業生產量值-漁業種類別魚類別生產量值13'!I57))" table:style-name="ce49">
            <text:p>-</text:p>
          </table:table-cell>
          <table:table-cell office:value-type="string" office:string-value="-" table:formula="msoxl:=  IF(SUM('漁業生產量值-漁業種類別魚類別生產量值12'!D57,'漁業生產量值-漁業種類別魚類別生產量值12'!F57,'漁業生產量值-漁業種類別魚類別生產量值12'!H57,'漁業生產量值-漁業種類別魚類別生產量值12'!J57,'漁業生產量值-漁業種類別魚類別生產量值12'!L57,'漁業生產量值-漁業種類別魚類別生產量值12'!N57,'漁業生產量值-漁業種類別魚類別生產量值12'!P57,'漁業生產量值-漁業種類別魚類別生產量值13'!D57,'漁業生產量值-漁業種類別魚類別生產量值13'!F57,'漁業生產量值-漁業種類別魚類別生產量值13'!H57,'漁業生產量值-漁業種類別魚類別生產量值13'!J57)=0,&quot;-&quot;,SUM('漁業生產量值-漁業種類別魚類別生產量值12'!D57,'漁業生產量值-漁業種類別魚類別生產量值12'!F57,'漁業生產量值-漁業種類別魚類別生產量值12'!H57,'漁業生產量值-漁業種類別魚類別生產量值12'!J57,'漁業生產量值-漁業種類別魚類別生產量值12'!L57,'漁業生產量值-漁業種類別魚類別生產量值12'!N57,'漁業生產量值-漁業種類別魚類別生產量值12'!P57,'漁業生產量值-漁業種類別魚類別生產量值13'!D57,'漁業生產量值-漁業種類別魚類別生產量值13'!F57,'漁業生產量值-漁業種類別魚類別生產量值13'!H57,'漁業生產量值-漁業種類別魚類別生產量值13'!J57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float" office:value="1736.248" table:formula="msoxl:=  IF(SUM(C59,C60,C61,C63)=0,IF(C62=0,&quot;-&quot;,C62),SUM(C59,C60,C61,C63))" table:style-name="ce49">
            <text:p>1,736<text:s/></text:p>
          </table:table-cell>
          <table:table-cell office:value-type="float" office:value="171688.77355000001" table:formula="msoxl:=  IF(SUM(D59:D63)=0,&quot;-&quot;,SUM(D59:D63))" table:style-name="ce49">
            <text:p>171,689<text:s/></text:p>
          </table:table-cell>
          <table:table-cell office:value-type="float" office:value="1424.7289999999998" table:formula="msoxl:=  IF(SUM(E59,E60,E61,E63)=0,IF(E62=0,&quot;-&quot;,E62),SUM(E59,E60,E61,E63))" table:style-name="ce49">
            <text:p>1,425<text:s/></text:p>
          </table:table-cell>
          <table:table-cell office:value-type="float" office:value="187437.03103000001" table:formula="msoxl:=  IF(SUM(F59:F63)=0,&quot;-&quot;,SUM(F59:F63))" table:style-name="ce49">
            <text:p>187,437<text:s/></text:p>
          </table:table-cell>
          <table:table-cell office:value-type="string" office:string-value="-" table:formula="msoxl:=IF(SUM(I58,K58,M58)=0,&quot;-&quot;,SUM(I58,K58,M58))" table:style-name="ce19">
            <text:p>-</text:p>
          </table:table-cell>
          <table:table-cell office:value-type="string" office:string-value="-" table:formula="msoxl:=IF(SUM(J58,L58,N58)=0,&quot;-&quot;,SUM(J58,L58,N58))" table:style-name="ce19">
            <text:p>-</text:p>
          </table:table-cell>
          <table:table-cell office:value-type="string" office:string-value="-" table:formula="msoxl:=  IF(SUM(I59,I60,I61,I63)=0,IF(I62=0,&quot;-&quot;,I62),SUM(I59,I60,I61,I63))" table:style-name="ce49">
            <text:p>-</text:p>
          </table:table-cell>
          <table:table-cell office:value-type="string" office:string-value="-" table:formula="msoxl:=  IF(SUM(J59:J63)=0,&quot;-&quot;,SUM(J59:J63))" table:style-name="ce49">
            <text:p>-</text:p>
          </table:table-cell>
          <table:table-cell office:value-type="string" office:string-value="-" table:formula="msoxl:=  IF(SUM(K59,K60,K61,K63)=0,IF(K62=0,&quot;-&quot;,K62),SUM(K59,K60,K61,K63))" table:style-name="ce49">
            <text:p>-</text:p>
          </table:table-cell>
          <table:table-cell office:value-type="string" office:string-value="-" table:formula="msoxl:=  IF(SUM(L59:L63)=0,&quot;-&quot;,SUM(L59:L63))" table:style-name="ce49">
            <text:p>-</text:p>
          </table:table-cell>
          <table:table-cell office:value-type="string" office:string-value="-" table:formula="msoxl:=  IF(SUM(M59,M60,M61,M63)=0,IF(M62=0,&quot;-&quot;,M62),SUM(M59,M60,M61,M63))" table:style-name="ce49">
            <text:p>-</text:p>
          </table:table-cell>
          <table:table-cell office:value-type="string" office:string-value="-" table:formula="msoxl:=  IF(SUM(N59:N63)=0,&quot;-&quot;,SUM(N59:N63))" table:style-name="ce49">
            <text:p>-</text:p>
          </table:table-cell>
          <table:table-cell office:value-type="float" office:value="20197.158430000003" table:formula="msoxl:=  IF(SUM(O59,O60,O61,O63)=0,IF(O62=0,&quot;-&quot;,O62),SUM(O59,O60,O61,O63))" table:style-name="ce49">
            <text:p>20,197<text:s/></text:p>
          </table:table-cell>
          <table:table-cell office:value-type="float" office:value="5093462.4825499998" table:formula="msoxl:=  IF(SUM(P59:P63)=0,&quot;-&quot;,SUM(P59:P63))" table:style-name="ce49">
            <text:p>5,093,46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207.6289999999999" table:style-name="ce49">
            <text:p>1,208<text:s/></text:p>
          </table:table-cell>
          <table:table-cell office:value-type="float" office:value="152696.33103" table:style-name="ce49">
            <text:p>152,696<text:s/></text:p>
          </table:table-cell>
          <table:table-cell office:value-type="string" office:string-value="-" table:formula="msoxl:=IF(SUM(I59,K59,M59)=0,&quot;-&quot;,SUM(I59,K59,M59))" table:style-name="ce19">
            <text:p>-</text:p>
          </table:table-cell>
          <table:table-cell office:value-type="string" office:string-value="-" table:formula="msoxl:=IF(SUM(J59,L59,N59)=0,&quot;-&quot;,SUM(J59,L59,N59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6556.453660000001" table:formula="msoxl:=  IF(SUM('漁業生產量值-漁業種類別魚類別生產量值12'!C59,'漁業生產量值-漁業種類別魚類別生產量值12'!E59,'漁業生產量值-漁業種類別魚類別生產量值12'!G59,'漁業生產量值-漁業種類別魚類別生產量值12'!I59,'漁業生產量值-漁業種類別魚類別生產量值12'!K59,'漁業生產量值-漁業種類別魚類別生產量值12'!M59,'漁業生產量值-漁業種類別魚類別生產量值12'!O59,'漁業生產量值-漁業種類別魚類別生產量值13'!C59,'漁業生產量值-漁業種類別魚類別生產量值13'!E59,'漁業生產量值-漁業種類別魚類別生產量值13'!G59,'漁業生產量值-漁業種類別魚類別生產量值13'!I59)=0,&quot;-&quot;,SUM('漁業生產量值-漁業種類別魚類別生產量值12'!C59,'漁業生產量值-漁業種類別魚類別生產量值12'!E59,'漁業生產量值-漁業種類別魚類別生產量值12'!G59,'漁業生產量值-漁業種類別魚類別生產量值12'!I59,'漁業生產量值-漁業種類別魚類別生產量值12'!K59,'漁業生產量值-漁業種類別魚類別生產量值12'!M59,'漁業生產量值-漁業種類別魚類別生產量值12'!O59,'漁業生產量值-漁業種類別魚類別生產量值13'!C59,'漁業生產量值-漁業種類別魚類別生產量值13'!E59,'漁業生產量值-漁業種類別魚類別生產量值13'!G59,'漁業生產量值-漁業種類別魚類別生產量值13'!I59))" table:style-name="ce49">
            <text:p>6,556<text:s/></text:p>
          </table:table-cell>
          <table:table-cell office:value-type="float" office:value="1321411.70294" table:formula="msoxl:=  IF(SUM('漁業生產量值-漁業種類別魚類別生產量值12'!D59,'漁業生產量值-漁業種類別魚類別生產量值12'!F59,'漁業生產量值-漁業種類別魚類別生產量值12'!H59,'漁業生產量值-漁業種類別魚類別生產量值12'!J59,'漁業生產量值-漁業種類別魚類別生產量值12'!L59,'漁業生產量值-漁業種類別魚類別生產量值12'!N59,'漁業生產量值-漁業種類別魚類別生產量值12'!P59,'漁業生產量值-漁業種類別魚類別生產量值13'!D59,'漁業生產量值-漁業種類別魚類別生產量值13'!F59,'漁業生產量值-漁業種類別魚類別生產量值13'!H59,'漁業生產量值-漁業種類別魚類別生產量值13'!J59)=0,&quot;-&quot;,SUM('漁業生產量值-漁業種類別魚類別生產量值12'!D59,'漁業生產量值-漁業種類別魚類別生產量值12'!F59,'漁業生產量值-漁業種類別魚類別生產量值12'!H59,'漁業生產量值-漁業種類別魚類別生產量值12'!J59,'漁業生產量值-漁業種類別魚類別生產量值12'!L59,'漁業生產量值-漁業種類別魚類別生產量值12'!N59,'漁業生產量值-漁業種類別魚類別生產量值12'!P59,'漁業生產量值-漁業種類別魚類別生產量值13'!D59,'漁業生產量值-漁業種類別魚類別生產量值13'!F59,'漁業生產量值-漁業種類別魚類別生產量值13'!H59,'漁業生產量值-漁業種類別魚類別生產量值13'!J59))" table:style-name="ce49">
            <text:p>1,321,412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float" office:value="1729.547" table:style-name="ce49">
            <text:p>1,730<text:s/></text:p>
          </table:table-cell>
          <table:table-cell office:value-type="float" office:value="169926.51683000001" table:style-name="ce49">
            <text:p>169,927<text:s/></text:p>
          </table:table-cell>
          <table:table-cell office:value-type="float" office:value="217.1" table:style-name="ce49">
            <text:p>217<text:s/></text:p>
          </table:table-cell>
          <table:table-cell office:value-type="float" office:value="34740.699999999997" table:style-name="ce49">
            <text:p>34,741<text:s/></text:p>
          </table:table-cell>
          <table:table-cell office:value-type="string" office:string-value="-" table:formula="msoxl:=IF(SUM(I60,K60,M60)=0,&quot;-&quot;,SUM(I60,K60,M60))" table:style-name="ce19">
            <text:p>-</text:p>
          </table:table-cell>
          <table:table-cell office:value-type="string" office:string-value="-" table:formula="msoxl:=IF(SUM(J60,L60,N60)=0,&quot;-&quot;,SUM(J60,L60,N60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3640.70477" table:formula="msoxl:=  IF(SUM('漁業生產量值-漁業種類別魚類別生產量值12'!C60,'漁業生產量值-漁業種類別魚類別生產量值12'!E60,'漁業生產量值-漁業種類別魚類別生產量值12'!G60,'漁業生產量值-漁業種類別魚類別生產量值12'!I60,'漁業生產量值-漁業種類別魚類別生產量值12'!K60,'漁業生產量值-漁業種類別魚類別生產量值12'!M60,'漁業生產量值-漁業種類別魚類別生產量值12'!O60,'漁業生產量值-漁業種類別魚類別生產量值13'!C60,'漁業生產量值-漁業種類別魚類別生產量值13'!E60,'漁業生產量值-漁業種類別魚類別生產量值13'!G60,'漁業生產量值-漁業種類別魚類別生產量值13'!I60)=0,&quot;-&quot;,SUM('漁業生產量值-漁業種類別魚類別生產量值12'!C60,'漁業生產量值-漁業種類別魚類別生產量值12'!E60,'漁業生產量值-漁業種類別魚類別生產量值12'!G60,'漁業生產量值-漁業種類別魚類別生產量值12'!I60,'漁業生產量值-漁業種類別魚類別生產量值12'!K60,'漁業生產量值-漁業種類別魚類別生產量值12'!M60,'漁業生產量值-漁業種類別魚類別生產量值12'!O60,'漁業生產量值-漁業種類別魚類別生產量值13'!C60,'漁業生產量值-漁業種類別魚類別生產量值13'!E60,'漁業生產量值-漁業種類別魚類別生產量值13'!G60,'漁業生產量值-漁業種類別魚類別生產量值13'!I60))" table:style-name="ce49">
            <text:p>13,641<text:s/></text:p>
          </table:table-cell>
          <table:table-cell office:value-type="float" office:value="3772050.7796099996" table:formula="msoxl:=  IF(SUM('漁業生產量值-漁業種類別魚類別生產量值12'!D60,'漁業生產量值-漁業種類別魚類別生產量值12'!F60,'漁業生產量值-漁業種類別魚類別生產量值12'!H60,'漁業生產量值-漁業種類別魚類別生產量值12'!J60,'漁業生產量值-漁業種類別魚類別生產量值12'!L60,'漁業生產量值-漁業種類別魚類別生產量值12'!N60,'漁業生產量值-漁業種類別魚類別生產量值12'!P60,'漁業生產量值-漁業種類別魚類別生產量值13'!D60,'漁業生產量值-漁業種類別魚類別生產量值13'!F60,'漁業生產量值-漁業種類別魚類別生產量值13'!H60,'漁業生產量值-漁業種類別魚類別生產量值13'!J60)=0,&quot;-&quot;,SUM('漁業生產量值-漁業種類別魚類別生產量值12'!D60,'漁業生產量值-漁業種類別魚類別生產量值12'!F60,'漁業生產量值-漁業種類別魚類別生產量值12'!H60,'漁業生產量值-漁業種類別魚類別生產量值12'!J60,'漁業生產量值-漁業種類別魚類別生產量值12'!L60,'漁業生產量值-漁業種類別魚類別生產量值12'!N60,'漁業生產量值-漁業種類別魚類別生產量值12'!P60,'漁業生產量值-漁業種類別魚類別生產量值13'!D60,'漁業生產量值-漁業種類別魚類別生產量值13'!F60,'漁業生產量值-漁業種類別魚類別生產量值13'!H60,'漁業生產量值-漁業種類別魚類別生產量值13'!J60))" table:style-name="ce49">
            <text:p>3,772,05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I61,K61,M61)=0,&quot;-&quot;,SUM(I61,K61,M61))" table:style-name="ce19">
            <text:p>-</text:p>
          </table:table-cell>
          <table:table-cell office:value-type="string" office:string-value="-" table:formula="msoxl:=IF(SUM(J61,L61,N61)=0,&quot;-&quot;,SUM(J61,L61,N6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61,'漁業生產量值-漁業種類別魚類別生產量值12'!E61,'漁業生產量值-漁業種類別魚類別生產量值12'!G61,'漁業生產量值-漁業種類別魚類別生產量值12'!I61,'漁業生產量值-漁業種類別魚類別生產量值12'!K61,'漁業生產量值-漁業種類別魚類別生產量值12'!M61,'漁業生產量值-漁業種類別魚類別生產量值12'!O61,'漁業生產量值-漁業種類別魚類別生產量值13'!C61,'漁業生產量值-漁業種類別魚類別生產量值13'!E61,'漁業生產量值-漁業種類別魚類別生產量值13'!G61,'漁業生產量值-漁業種類別魚類別生產量值13'!I61)=0,&quot;-&quot;,SUM('漁業生產量值-漁業種類別魚類別生產量值12'!C61,'漁業生產量值-漁業種類別魚類別生產量值12'!E61,'漁業生產量值-漁業種類別魚類別生產量值12'!G61,'漁業生產量值-漁業種類別魚類別生產量值12'!I61,'漁業生產量值-漁業種類別魚類別生產量值12'!K61,'漁業生產量值-漁業種類別魚類別生產量值12'!M61,'漁業生產量值-漁業種類別魚類別生產量值12'!O61,'漁業生產量值-漁業種類別魚類別生產量值13'!C61,'漁業生產量值-漁業種類別魚類別生產量值13'!E61,'漁業生產量值-漁業種類別魚類別生產量值13'!G61,'漁業生產量值-漁業種類別魚類別生產量值13'!I61))" table:style-name="ce49">
            <text:p>-</text:p>
          </table:table-cell>
          <table:table-cell office:value-type="string" office:string-value="-" table:formula="msoxl:=  IF(SUM('漁業生產量值-漁業種類別魚類別生產量值12'!D61,'漁業生產量值-漁業種類別魚類別生產量值12'!F61,'漁業生產量值-漁業種類別魚類別生產量值12'!H61,'漁業生產量值-漁業種類別魚類別生產量值12'!J61,'漁業生產量值-漁業種類別魚類別生產量值12'!L61,'漁業生產量值-漁業種類別魚類別生產量值12'!N61,'漁業生產量值-漁業種類別魚類別生產量值12'!P61,'漁業生產量值-漁業種類別魚類別生產量值13'!D61,'漁業生產量值-漁業種類別魚類別生產量值13'!F61,'漁業生產量值-漁業種類別魚類別生產量值13'!H61,'漁業生產量值-漁業種類別魚類別生產量值13'!J61)=0,&quot;-&quot;,SUM('漁業生產量值-漁業種類別魚類別生產量值12'!D61,'漁業生產量值-漁業種類別魚類別生產量值12'!F61,'漁業生產量值-漁業種類別魚類別生產量值12'!H61,'漁業生產量值-漁業種類別魚類別生產量值12'!J61,'漁業生產量值-漁業種類別魚類別生產量值12'!L61,'漁業生產量值-漁業種類別魚類別生產量值12'!N61,'漁業生產量值-漁業種類別魚類別生產量值12'!P61,'漁業生產量值-漁業種類別魚類別生產量值13'!D61,'漁業生產量值-漁業種類別魚類別生產量值13'!F61,'漁業生產量值-漁業種類別魚類別生產量值13'!H61,'漁業生產量值-漁業種類別魚類別生產量值13'!J61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IF(SUM(I62,K62,M62)=0,&quot;-&quot;,SUM(I62,K62,M62))" table:style-name="ce19">
            <text:p>-</text:p>
          </table:table-cell>
          <table:table-cell office:value-type="string" office:string-value="-" table:formula="msoxl:=IF(SUM(J62,L62,N62)=0,&quot;-&quot;,SUM(J62,L62,N6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'漁業生產量值-漁業種類別魚類別生產量值12'!C62,'漁業生產量值-漁業種類別魚類別生產量值12'!E62,'漁業生產量值-漁業種類別魚類別生產量值12'!G62,'漁業生產量值-漁業種類別魚類別生產量值12'!I62,'漁業生產量值-漁業種類別魚類別生產量值12'!K62,'漁業生產量值-漁業種類別魚類別生產量值12'!M62,'漁業生產量值-漁業種類別魚類別生產量值12'!O62,'漁業生產量值-漁業種類別魚類別生產量值13'!C62,'漁業生產量值-漁業種類別魚類別生產量值13'!E62,'漁業生產量值-漁業種類別魚類別生產量值13'!G62,'漁業生產量值-漁業種類別魚類別生產量值13'!I62)=0,&quot;-&quot;,SUM('漁業生產量值-漁業種類別魚類別生產量值12'!C62,'漁業生產量值-漁業種類別魚類別生產量值12'!E62,'漁業生產量值-漁業種類別魚類別生產量值12'!G62,'漁業生產量值-漁業種類別魚類別生產量值12'!I62,'漁業生產量值-漁業種類別魚類別生產量值12'!K62,'漁業生產量值-漁業種類別魚類別生產量值12'!M62,'漁業生產量值-漁業種類別魚類別生產量值12'!O62,'漁業生產量值-漁業種類別魚類別生產量值13'!C62,'漁業生產量值-漁業種類別魚類別生產量值13'!E62,'漁業生產量值-漁業種類別魚類別生產量值13'!G62,'漁業生產量值-漁業種類別魚類別生產量值13'!I62))" table:style-name="ce49">
            <text:p>-</text:p>
          </table:table-cell>
          <table:table-cell office:value-type="string" office:string-value="-" table:formula="msoxl:=  IF(SUM('漁業生產量值-漁業種類別魚類別生產量值12'!D62,'漁業生產量值-漁業種類別魚類別生產量值12'!F62,'漁業生產量值-漁業種類別魚類別生產量值12'!H62,'漁業生產量值-漁業種類別魚類別生產量值12'!J62,'漁業生產量值-漁業種類別魚類別生產量值12'!L62,'漁業生產量值-漁業種類別魚類別生產量值12'!N62,'漁業生產量值-漁業種類別魚類別生產量值12'!P62,'漁業生產量值-漁業種類別魚類別生產量值13'!D62,'漁業生產量值-漁業種類別魚類別生產量值13'!F62,'漁業生產量值-漁業種類別魚類別生產量值13'!H62,'漁業生產量值-漁業種類別魚類別生產量值13'!J62)=0,&quot;-&quot;,SUM('漁業生產量值-漁業種類別魚類別生產量值12'!D62,'漁業生產量值-漁業種類別魚類別生產量值12'!F62,'漁業生產量值-漁業種類別魚類別生產量值12'!H62,'漁業生產量值-漁業種類別魚類別生產量值12'!J62,'漁業生產量值-漁業種類別魚類別生產量值12'!L62,'漁業生產量值-漁業種類別魚類別生產量值12'!N62,'漁業生產量值-漁業種類別魚類別生產量值12'!P62,'漁業生產量值-漁業種類別魚類別生產量值13'!D62,'漁業生產量值-漁業種類別魚類別生產量值13'!F62,'漁業生產量值-漁業種類別魚類別生產量值13'!H62,'漁業生產量值-漁業種類別魚類別生產量值13'!J62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float" office:value="6.7009999999999996" table:style-name="ce50">
            <text:p>7<text:s/></text:p>
          </table:table-cell>
          <table:table-cell office:value-type="float" office:value="1762.2567200000001" table:style-name="ce50">
            <text:p>1,762<text:s/>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office:string-value="-" table:formula="msoxl:=IF(SUM(I63,K63,M63)=0,&quot;-&quot;,SUM(I63,K63,M63))" table:style-name="ce19">
            <text:p>-</text:p>
          </table:table-cell>
          <table:table-cell office:value-type="string" office:string-value="-" table:formula="msoxl:=IF(SUM(J63,L63,N63)=0,&quot;-&quot;,SUM(J63,L63,N63))" table:style-name="ce1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office:string-value="-" table:formula="msoxl:=  IF(SUM('漁業生產量值-漁業種類別魚類別生產量值12'!C63,'漁業生產量值-漁業種類別魚類別生產量值12'!E63,'漁業生產量值-漁業種類別魚類別生產量值12'!G63,'漁業生產量值-漁業種類別魚類別生產量值12'!I63,'漁業生產量值-漁業種類別魚類別生產量值12'!K63,'漁業生產量值-漁業種類別魚類別生產量值12'!M63,'漁業生產量值-漁業種類別魚類別生產量值12'!O63,'漁業生產量值-漁業種類別魚類別生產量值13'!C63,'漁業生產量值-漁業種類別魚類別生產量值13'!E63,'漁業生產量值-漁業種類別魚類別生產量值13'!G63,'漁業生產量值-漁業種類別魚類別生產量值13'!I63)=0,&quot;-&quot;,SUM('漁業生產量值-漁業種類別魚類別生產量值12'!C63,'漁業生產量值-漁業種類別魚類別生產量值12'!E63,'漁業生產量值-漁業種類別魚類別生產量值12'!G63,'漁業生產量值-漁業種類別魚類別生產量值12'!I63,'漁業生產量值-漁業種類別魚類別生產量值12'!K63,'漁業生產量值-漁業種類別魚類別生產量值12'!M63,'漁業生產量值-漁業種類別魚類別生產量值12'!O63,'漁業生產量值-漁業種類別魚類別生產量值13'!C63,'漁業生產量值-漁業種類別魚類別生產量值13'!E63,'漁業生產量值-漁業種類別魚類別生產量值13'!G63,'漁業生產量值-漁業種類別魚類別生產量值13'!I63))" table:style-name="ce49">
            <text:p>-</text:p>
          </table:table-cell>
          <table:table-cell office:value-type="string" office:string-value="-" table:formula="msoxl:=  IF(SUM('漁業生產量值-漁業種類別魚類別生產量值12'!D63,'漁業生產量值-漁業種類別魚類別生產量值12'!F63,'漁業生產量值-漁業種類別魚類別生產量值12'!H63,'漁業生產量值-漁業種類別魚類別生產量值12'!J63,'漁業生產量值-漁業種類別魚類別生產量值12'!L63,'漁業生產量值-漁業種類別魚類別生產量值12'!N63,'漁業生產量值-漁業種類別魚類別生產量值12'!P63,'漁業生產量值-漁業種類別魚類別生產量值13'!D63,'漁業生產量值-漁業種類別魚類別生產量值13'!F63,'漁業生產量值-漁業種類別魚類別生產量值13'!H63,'漁業生產量值-漁業種類別魚類別生產量值13'!J63)=0,&quot;-&quot;,SUM('漁業生產量值-漁業種類別魚類別生產量值12'!D63,'漁業生產量值-漁業種類別魚類別生產量值12'!F63,'漁業生產量值-漁業種類別魚類別生產量值12'!H63,'漁業生產量值-漁業種類別魚類別生產量值12'!J63,'漁業生產量值-漁業種類別魚類別生產量值12'!L63,'漁業生產量值-漁業種類別魚類別生產量值12'!N63,'漁業生產量值-漁業種類別魚類別生產量值12'!P63,'漁業生產量值-漁業種類別魚類別生產量值13'!D63,'漁業生產量值-漁業種類別魚類別生產量值13'!F63,'漁業生產量值-漁業種類別魚類別生產量值13'!H63,'漁業生產量值-漁業種類別魚類別生產量值13'!J63))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77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the grand total.</text:p>
          </table:table-cell>
          <table:covered-table-cell table:number-columns-repeated="9"/>
          <table:table-cell table:number-columns-repeated="16368" table:style-name="ce76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12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5" table:default-cell-style-name="ce31"/>
        <table:table-column table:style-name="co3" table:default-cell-style-name="ce31"/>
        <table:table-column table:style-name="co6" table:number-columns-repeated="16367" table:default-cell-style-name="ce31"/>
        <table:table-row table:style-name="ro1">
          <table:table-cell office:value-type="string" table:number-columns-spanned="3" table:number-rows-spanned="1" table:style-name="ce145">
            <text:p>7‧漁業生產量</text:p>
          </table:table-cell>
          <table:covered-table-cell table:number-columns-repeated="2"/>
          <table:table-cell table:number-columns-repeated="6" table:style-name="ce31"/>
          <table:table-cell office:value-type="string" table:style-name="ce31">
            <text:p>7‧FISHERIES PRODUCTION</text:p>
          </table:table-cell>
          <table:table-cell table:number-columns-repeated="16374" table:style-name="ce31"/>
        </table:table-row>
        <table:table-row table:style-name="ro2">
          <table:table-cell table:number-columns-repeated="4" table:style-name="ce31"/>
          <table:table-cell office:value-type="string" table:style-name="ce32">
            <text:p>單位：</text:p>
          </table:table-cell>
          <table:table-cell office:value-type="string" table:style-name="ce33">
            <text:p>產量：公噸, 千尾(觀賞魚)</text:p>
          </table:table-cell>
          <table:table-cell table:style-name="ce31"/>
          <table:table-cell table:number-columns-repeated="2" table:style-name="ce33"/>
          <table:table-cell table:number-columns-repeated="2" table:style-name="ce31"/>
          <table:table-cell office:value-type="string" table:style-name="ce32">
            <text:p>Unit：</text:p>
          </table:table-cell>
          <table:table-cell office:value-type="string" table:style-name="ce33">
            <text:p>Quantity：M.T.; 1000Pcs. by ornamental fish</text:p>
          </table:table-cell>
          <table:table-cell table:number-columns-repeated="16371" table:style-name="ce31"/>
        </table:table-row>
        <table:table-row table:style-name="ro2">
          <table:table-cell table:style-name="ce31"/>
          <table:table-cell office:value-type="string" table:number-columns-spanned="3" table:number-rows-spanned="1" table:style-name="ce13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31"/>
          <table:table-cell office:value-type="string" table:style-name="ce34">
            <text:p>價值：新臺幣千元</text:p>
          </table:table-cell>
          <table:table-cell table:style-name="ce31"/>
          <table:table-cell table:style-name="ce34"/>
          <table:table-cell office:value-type="string" table:style-name="ce34">
            <text:p>(1) By type of fisheries by species(Continued)</text:p>
          </table:table-cell>
          <table:table-cell table:number-columns-repeated="3" table:style-name="ce31"/>
          <table:table-cell office:value-type="string" table:style-name="ce35">
            <text:p>Value：Thousand NT $</text:p>
          </table:table-cell>
          <table:table-cell table:number-columns-repeated="16371" table:style-name="ce31"/>
        </table:table-row>
        <table:table-row table:style-name="ro2">
          <table:table-cell table:style-name="ce36"/>
          <table:table-cell office:value-type="string" table:number-columns-spanned="1" table:number-rows-spanned="3" table:style-name="ce198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12" draw:style-name="a1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97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14" table:number-rows-spanned="1" table:style-name="ce197">
            <text:p>甲 <text:s text:c="11"/>殼 <text:s text:c="11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37"/>
          <table:covered-table-cell/>
          <table:table-cell office:value-type="string" table:number-columns-spanned="2" table:number-rows-spanned="1" table:style-name="ce194">
            <text:p>斑 <text:s/>節 <text:s/>蝦</text:p>
          </table:table-cell>
          <table:covered-table-cell/>
          <table:table-cell office:value-type="string" table:number-columns-spanned="2" table:number-rows-spanned="1" table:style-name="ce199">
            <text:p>紅 <text:s/>尾 <text:s/>蝦</text:p>
          </table:table-cell>
          <table:covered-table-cell/>
          <table:table-cell office:value-type="string" table:number-columns-spanned="2" table:number-rows-spanned="1" table:style-name="ce199">
            <text:p>長腳大蝦</text:p>
          </table:table-cell>
          <table:covered-table-cell/>
          <table:table-cell office:value-type="string" table:number-columns-spanned="2" table:number-rows-spanned="1" table:style-name="ce199">
            <text:p>劍 <text:s text:c="6"/>蝦</text:p>
          </table:table-cell>
          <table:covered-table-cell/>
          <table:table-cell office:value-type="string" table:number-columns-spanned="2" table:number-rows-spanned="1" table:style-name="ce178">
            <text:p>大 <text:s/>頭 <text:s/>蝦</text:p>
          </table:table-cell>
          <table:covered-table-cell/>
          <table:table-cell office:value-type="string" table:number-columns-spanned="2" table:number-rows-spanned="1" table:style-name="ce199">
            <text:p>白 <text:s text:c="6"/>蝦</text:p>
          </table:table-cell>
          <table:covered-table-cell/>
          <table:table-cell office:value-type="string" table:number-columns-spanned="2" table:number-rows-spanned="1" table:style-name="ce199">
            <text:p>櫻 <text:s/>花 <text:s/>蝦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代碼</text:p>
          </table:table-cell>
          <table:table-cell office:value-type="string" table:number-columns-spanned="1" table:number-rows-spanned="3" table:style-name="ce196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64">
            <text:p>6202</text:p>
          </table:table-cell>
          <table:covered-table-cell/>
          <table:table-cell office:value-type="string" table:number-columns-spanned="2" table:number-rows-spanned="1" table:style-name="ce192">
            <text:p>6205</text:p>
          </table:table-cell>
          <table:covered-table-cell/>
          <table:table-cell office:value-type="string" table:number-columns-spanned="2" table:number-rows-spanned="1" table:style-name="ce192">
            <text:p>6204</text:p>
          </table:table-cell>
          <table:covered-table-cell/>
          <table:table-cell office:value-type="string" table:number-columns-spanned="2" table:number-rows-spanned="1" table:style-name="ce192">
            <text:p>6207</text:p>
          </table:table-cell>
          <table:covered-table-cell/>
          <table:table-cell office:value-type="string" table:number-columns-spanned="2" table:number-rows-spanned="1" table:style-name="ce192">
            <text:p>6208</text:p>
          </table:table-cell>
          <table:covered-table-cell/>
          <table:table-cell office:value-type="string" table:number-columns-spanned="2" table:number-rows-spanned="1" table:style-name="ce192">
            <text:p>6220</text:p>
          </table:table-cell>
          <table:covered-table-cell/>
          <table:table-cell office:value-type="string" table:number-columns-spanned="2" table:number-rows-spanned="1" table:style-name="ce192">
            <text:p>6221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37">
            <text:p>Code</text:p>
          </table:table-cell>
          <table:covered-table-cell/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office:value-type="string" table:style-name="ce42">
            <text:p>產量</text:p>
          </table:table-cell>
          <table:table-cell office:value-type="string" table:style-name="ce42">
            <text:p>價值</text:p>
          </table:table-cell>
          <table:table-cell table:number-columns-repeated="16368"/>
        </table:table-row>
        <table:table-row table:style-name="ro2">
          <table:table-cell table:style-name="ce43"/>
          <table:covered-table-cell/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office:value-type="string" table:style-name="ce44">
            <text:p>Quantity</text:p>
          </table:table-cell>
          <table:table-cell office:value-type="string" table:style-name="ce44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1449.2348099999999" table:formula="msoxl:=  IF(SUM(C11,C19,C36,C50,C54,C58)=0,&quot;-&quot;,SUM(C11,C19,C36,C50,C54,C58))" table:style-name="ce49">
            <text:p>1,449<text:s/></text:p>
          </table:table-cell>
          <table:table-cell office:value-type="float" office:value="1197433.2569899997" table:formula="msoxl:=  IF(SUM(D11,D19,D36,D50,D54,D58)=0,&quot;-&quot;,SUM(D11,D19,D36,D50,D54,D58))" table:style-name="ce49">
            <text:p>1,197,433<text:s/></text:p>
          </table:table-cell>
          <table:table-cell office:value-type="float" office:value="58.626399999999997" table:formula="msoxl:=  IF(SUM(E11,E19,E36,E50,E54,E58)=0,&quot;-&quot;,SUM(E11,E19,E36,E50,E54,E58))" table:style-name="ce49">
            <text:p>59<text:s/></text:p>
          </table:table-cell>
          <table:table-cell office:value-type="float" office:value="23048.714529999997" table:formula="msoxl:=  IF(SUM(F11,F19,F36,F50,F54,F58)=0,&quot;-&quot;,SUM(F11,F19,F36,F50,F54,F58))" table:style-name="ce49">
            <text:p>23,049<text:s/></text:p>
          </table:table-cell>
          <table:table-cell office:value-type="float" office:value="6774.4210000000003" table:formula="msoxl:=  IF(SUM(G11,G19,G36,G50,G54,G58)=0,&quot;-&quot;,SUM(G11,G19,G36,G50,G54,G58))" table:style-name="ce49">
            <text:p>6,774<text:s/></text:p>
          </table:table-cell>
          <table:table-cell office:value-type="float" office:value="2363357.1554999999" table:formula="msoxl:=  IF(SUM(H11,H19,H36,H50,H54,H58)=0,&quot;-&quot;,SUM(H11,H19,H36,H50,H54,H58))" table:style-name="ce49">
            <text:p>2,363,357<text:s/></text:p>
          </table:table-cell>
          <table:table-cell office:value-type="float" office:value="1138.86509" table:formula="msoxl:=  IF(SUM(I11,I19,I36,I50,I54,I58)=0,&quot;-&quot;,SUM(I11,I19,I36,I50,I54,I58))" table:style-name="ce49">
            <text:p>1,139<text:s/></text:p>
          </table:table-cell>
          <table:table-cell office:value-type="float" office:value="226407.62878" table:formula="msoxl:=  IF(SUM(J11,J19,J36,J50,J54,J58)=0,&quot;-&quot;,SUM(J11,J19,J36,J50,J54,J58))" table:style-name="ce49">
            <text:p>226,408<text:s/></text:p>
          </table:table-cell>
          <table:table-cell office:value-type="float" office:value="1016.524" table:formula="msoxl:=  IF(SUM(K11,K19,K36,K50,K54,K58)=0,&quot;-&quot;,SUM(K11,K19,K36,K50,K54,K58))" table:style-name="ce49">
            <text:p>1,017<text:s/></text:p>
          </table:table-cell>
          <table:table-cell office:value-type="float" office:value="126807.8" table:formula="msoxl:=  IF(SUM(L11,L19,L36,L50,L54,L58)=0,&quot;-&quot;,SUM(L11,L19,L36,L50,L54,L58))" table:style-name="ce49">
            <text:p>126,808<text:s/></text:p>
          </table:table-cell>
          <table:table-cell office:value-type="float" office:value="13251.555330000001" table:formula="msoxl:=  IF(SUM(M11,M19,M36,M50,M54,M58)=0,&quot;-&quot;,SUM(M11,M19,M36,M50,M54,M58))" table:style-name="ce49">
            <text:p>13,252<text:s/></text:p>
          </table:table-cell>
          <table:table-cell office:value-type="float" office:value="2570454.0783500001" table:formula="msoxl:=  IF(SUM(N11,N19,N36,N50,N54,N58)=0,&quot;-&quot;,SUM(N11,N19,N36,N50,N54,N58))" table:style-name="ce49">
            <text:p>2,570,454<text:s/></text:p>
          </table:table-cell>
          <table:table-cell office:value-type="float" office:value="1656.0029999999999" table:formula="msoxl:=  IF(SUM(O11,O19,O36,O50,O54,O58)=0,&quot;-&quot;,SUM(O11,O19,O36,O50,O54,O58))" table:style-name="ce49">
            <text:p>1,656<text:s/></text:p>
          </table:table-cell>
          <table:table-cell office:value-type="float" office:value="495144.897" table:formula="msoxl:=  IF(SUM(P11,P19,P36,P50,P54,P58)=0,&quot;-&quot;,SUM(P11,P19,P36,P50,P54,P58))" table:style-name="ce49">
            <text:p>495,14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float" office:value="449" table:formula="msoxl:=  IF(SUM(C12:C18)=0,&quot;-&quot;,SUM(C12:C18))" table:style-name="ce49">
            <text:p>449<text:s/></text:p>
          </table:table-cell>
          <table:table-cell office:value-type="float" office:value="426550" table:formula="msoxl:=  IF(SUM(D12:D18)=0,&quot;-&quot;,SUM(D12:D18))" table:style-name="ce49">
            <text:p>426,550<text:s/></text:p>
          </table:table-cell>
          <table:table-cell office:value-type="string" office:string-value="-" table:formula="msoxl:=  IF(SUM(E12:E18)=0,&quot;-&quot;,SUM(E12:E18))" table:style-name="ce49">
            <text:p>-</text:p>
          </table:table-cell>
          <table:table-cell office:value-type="string" office:string-value="-" table:formula="msoxl:=  IF(SUM(F12:F18)=0,&quot;-&quot;,SUM(F12:F18))" table:style-name="ce49">
            <text:p>-</text:p>
          </table:table-cell>
          <table:table-cell office:value-type="string" office:string-value="-" table:formula="msoxl:=  IF(SUM(G12:G18)=0,&quot;-&quot;,SUM(G12:G18))" table:style-name="ce49">
            <text:p>-</text:p>
          </table:table-cell>
          <table:table-cell office:value-type="string" office:string-value="-" table:formula="msoxl:=  IF(SUM(H12:H18)=0,&quot;-&quot;,SUM(H12:H18))" table:style-name="ce49">
            <text:p>-</text:p>
          </table:table-cell>
          <table:table-cell office:value-type="float" office:value="461.9" table:formula="msoxl:=  IF(SUM(I12:I18)=0,&quot;-&quot;,SUM(I12:I18))" table:style-name="ce49">
            <text:p>462<text:s/></text:p>
          </table:table-cell>
          <table:table-cell office:value-type="float" office:value="92380" table:formula="msoxl:=  IF(SUM(J12:J18)=0,&quot;-&quot;,SUM(J12:J18))" table:style-name="ce49">
            <text:p>92,380<text:s/></text:p>
          </table:table-cell>
          <table:table-cell office:value-type="float" office:value="1008.6" table:formula="msoxl:=  IF(SUM(K12:K18)=0,&quot;-&quot;,SUM(K12:K18))" table:style-name="ce49">
            <text:p>1,009<text:s/></text:p>
          </table:table-cell>
          <table:table-cell office:value-type="float" office:value="126075" table:formula="msoxl:=  IF(SUM(L12:L18)=0,&quot;-&quot;,SUM(L12:L18))" table:style-name="ce49">
            <text:p>126,075<text:s/></text:p>
          </table:table-cell>
          <table:table-cell office:value-type="string" office:string-value="-" table:formula="msoxl:=  IF(SUM(M12:M18)=0,&quot;-&quot;,SUM(M12:M18))" table:style-name="ce49">
            <text:p>-</text:p>
          </table:table-cell>
          <table:table-cell office:value-type="string" office:string-value="-" table:formula="msoxl:=  IF(SUM(N12:N18)=0,&quot;-&quot;,SUM(N12:N18))" table:style-name="ce49">
            <text:p>-</text:p>
          </table:table-cell>
          <table:table-cell office:value-type="string" office:string-value="-" table:formula="msoxl:=  IF(SUM(O12:O18)=0,&quot;-&quot;,SUM(O12:O18))" table:style-name="ce49">
            <text:p>-</text:p>
          </table:table-cell>
          <table:table-cell office:value-type="string" office:string-value="-" table:formula="msoxl:=  IF(SUM(P12:P18)=0,&quot;-&quot;,SUM(P12:P18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float" office:value="449" table:style-name="ce49">
            <text:p>449<text:s/></text:p>
          </table:table-cell>
          <table:table-cell office:value-type="float" office:value="426550" table:style-name="ce49">
            <text:p>426,55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461.9" table:style-name="ce49">
            <text:p>462<text:s/></text:p>
          </table:table-cell>
          <table:table-cell office:value-type="float" office:value="92380" table:style-name="ce49">
            <text:p>92,380<text:s/></text:p>
          </table:table-cell>
          <table:table-cell office:value-type="float" office:value="1008.6" table:style-name="ce49">
            <text:p>1,009<text:s/></text:p>
          </table:table-cell>
          <table:table-cell office:value-type="float" office:value="126075" table:style-name="ce49">
            <text:p>126,07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float" office:value="938.02691000000004" table:formula="msoxl:=  IF(SUM(C20:C35)=0,&quot;-&quot;,SUM(C20:C35))" table:style-name="ce49">
            <text:p>938<text:s/></text:p>
          </table:table-cell>
          <table:table-cell office:value-type="float" office:value="742620.99569999997" table:formula="msoxl:=  IF(SUM(D20:D35)=0,&quot;-&quot;,SUM(D20:D35))" table:style-name="ce49">
            <text:p>742,621<text:s/></text:p>
          </table:table-cell>
          <table:table-cell office:value-type="float" office:value="56.1143" table:formula="msoxl:=  IF(SUM(E20:E35)=0,&quot;-&quot;,SUM(E20:E35))" table:style-name="ce49">
            <text:p>56<text:s/></text:p>
          </table:table-cell>
          <table:table-cell office:value-type="float" office:value="22187.798159999998" table:formula="msoxl:=  IF(SUM(F20:F35)=0,&quot;-&quot;,SUM(F20:F35))" table:style-name="ce49">
            <text:p>22,188<text:s/></text:p>
          </table:table-cell>
          <table:table-cell office:value-type="string" office:string-value="-" table:formula="msoxl:=  IF(SUM(G20:G35)=0,&quot;-&quot;,SUM(G20:G35))" table:style-name="ce49">
            <text:p>-</text:p>
          </table:table-cell>
          <table:table-cell office:value-type="string" office:string-value="-" table:formula="msoxl:=  IF(SUM(H20:H35)=0,&quot;-&quot;,SUM(H20:H35))" table:style-name="ce49">
            <text:p>-</text:p>
          </table:table-cell>
          <table:table-cell office:value-type="float" office:value="660.26444000000004" table:formula="msoxl:=  IF(SUM(I20:I35)=0,&quot;-&quot;,SUM(I20:I35))" table:style-name="ce49">
            <text:p>660<text:s/></text:p>
          </table:table-cell>
          <table:table-cell office:value-type="float" office:value="131158.60902999999" table:formula="msoxl:=  IF(SUM(J20:J35)=0,&quot;-&quot;,SUM(J20:J35))" table:style-name="ce49">
            <text:p>131,159<text:s/></text:p>
          </table:table-cell>
          <table:table-cell office:value-type="float" office:value="7.9240000000000004" table:formula="msoxl:=  IF(SUM(K20:K35)=0,&quot;-&quot;,SUM(K20:K35))" table:style-name="ce49">
            <text:p>8<text:s/></text:p>
          </table:table-cell>
          <table:table-cell office:value-type="float" office:value="732.8" table:formula="msoxl:=  IF(SUM(L20:L35)=0,&quot;-&quot;,SUM(L20:L35))" table:style-name="ce49">
            <text:p>733<text:s/></text:p>
          </table:table-cell>
          <table:table-cell office:value-type="float" office:value="44.299900000000001" table:formula="msoxl:=  IF(SUM(M20:M35)=0,&quot;-&quot;,SUM(M20:M35))" table:style-name="ce49">
            <text:p>44<text:s/></text:p>
          </table:table-cell>
          <table:table-cell office:value-type="float" office:value="21366.739300000001" table:formula="msoxl:=  IF(SUM(N20:N35)=0,&quot;-&quot;,SUM(N20:N35))" table:style-name="ce49">
            <text:p>21,367<text:s/></text:p>
          </table:table-cell>
          <table:table-cell office:value-type="string" office:string-value="-" table:formula="msoxl:=  IF(SUM(O20:O35)=0,&quot;-&quot;,SUM(O20:O35))" table:style-name="ce49">
            <text:p>-</text:p>
          </table:table-cell>
          <table:table-cell office:value-type="string" office:string-value="-" table:formula="msoxl:=  IF(SUM(P20:P35)=0,&quot;-&quot;,SUM(P20:P35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float" office:value="938.01151000000004" table:style-name="ce49">
            <text:p>938<text:s/></text:p>
          </table:table-cell>
          <table:table-cell office:value-type="float" office:value="742614.14113" table:style-name="ce49">
            <text:p>742,614<text:s/></text:p>
          </table:table-cell>
          <table:table-cell office:value-type="float" office:value="32.7776" table:style-name="ce49">
            <text:p>33<text:s/></text:p>
          </table:table-cell>
          <table:table-cell office:value-type="float" office:value="11379.71009" table:style-name="ce49">
            <text:p>11,38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660.26444000000004" table:style-name="ce49">
            <text:p>660<text:s/></text:p>
          </table:table-cell>
          <table:table-cell office:value-type="float" office:value="131158.60902999999" table:style-name="ce49">
            <text:p>131,159<text:s/></text:p>
          </table:table-cell>
          <table:table-cell office:value-type="float" office:value="7.9240000000000004" table:style-name="ce49">
            <text:p>8<text:s/></text:p>
          </table:table-cell>
          <table:table-cell office:value-type="float" office:value="732.8" table:style-name="ce49">
            <text:p>733<text:s/></text:p>
          </table:table-cell>
          <table:table-cell office:value-type="float" office:value="44.299900000000001" table:style-name="ce49">
            <text:p>44<text:s/></text:p>
          </table:table-cell>
          <table:table-cell office:value-type="float" office:value="21366.739300000001" table:style-name="ce49">
            <text:p>21,367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float" office:value="1.54E-2" table:style-name="ce49">
            <text:p>0<text:s/></text:p>
          </table:table-cell>
          <table:table-cell office:value-type="float" office:value="6.8545699999999998" table:style-name="ce49">
            <text:p>7<text:s/></text:p>
          </table:table-cell>
          <table:table-cell office:value-type="float" office:value="23.3367" table:style-name="ce49">
            <text:p>23<text:s/></text:p>
          </table:table-cell>
          <table:table-cell office:value-type="float" office:value="10808.08807" table:style-name="ce49">
            <text:p>10,80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1.9919000000000002" table:formula="msoxl:=  IF(SUM(C37:C49)=0,&quot;-&quot;,SUM(C37:C49))" table:style-name="ce49">
            <text:p>2<text:s/></text:p>
          </table:table-cell>
          <table:table-cell office:value-type="float" office:value="1476.1012900000001" table:formula="msoxl:=  IF(SUM(D37:D49)=0,&quot;-&quot;,SUM(D37:D49))" table:style-name="ce49">
            <text:p>1,476<text:s/></text:p>
          </table:table-cell>
          <table:table-cell office:value-type="float" office:value="1.21E-2" table:formula="msoxl:=  IF(SUM(E37:E49)=0,&quot;-&quot;,SUM(E37:E49))" table:style-name="ce49">
            <text:p>0<text:s/></text:p>
          </table:table-cell>
          <table:table-cell office:value-type="float" office:value="2.75637" table:formula="msoxl:=  IF(SUM(F37:F49)=0,&quot;-&quot;,SUM(F37:F49))" table:style-name="ce49">
            <text:p>3<text:s/></text:p>
          </table:table-cell>
          <table:table-cell office:value-type="string" office:string-value="-" table:formula="msoxl:=  IF(SUM(G37:G49)=0,&quot;-&quot;,SUM(G37:G49))" table:style-name="ce49">
            <text:p>-</text:p>
          </table:table-cell>
          <table:table-cell office:value-type="string" office:string-value="-" table:formula="msoxl:=  IF(SUM(H37:H49)=0,&quot;-&quot;,SUM(H37:H49))" table:style-name="ce49">
            <text:p>-</text:p>
          </table:table-cell>
          <table:table-cell office:value-type="float" office:value="16.70065" table:formula="msoxl:=  IF(SUM(I37:I49)=0,&quot;-&quot;,SUM(I37:I49))" table:style-name="ce49">
            <text:p>17<text:s/></text:p>
          </table:table-cell>
          <table:table-cell office:value-type="float" office:value="2869.0197499999999" table:formula="msoxl:=  IF(SUM(J37:J49)=0,&quot;-&quot;,SUM(J37:J49))" table:style-name="ce49">
            <text:p>2,869<text:s/></text:p>
          </table:table-cell>
          <table:table-cell office:value-type="string" office:string-value="-" table:formula="msoxl:=  IF(SUM(K37:K49)=0,&quot;-&quot;,SUM(K37:K49))" table:style-name="ce49">
            <text:p>-</text:p>
          </table:table-cell>
          <table:table-cell office:value-type="string" office:string-value="-" table:formula="msoxl:=  IF(SUM(L37:L49)=0,&quot;-&quot;,SUM(L37:L49))" table:style-name="ce49">
            <text:p>-</text:p>
          </table:table-cell>
          <table:table-cell office:value-type="string" office:string-value="-" table:formula="msoxl:=  IF(SUM(M37:M49)=0,&quot;-&quot;,SUM(M37:M49))" table:style-name="ce49">
            <text:p>-</text:p>
          </table:table-cell>
          <table:table-cell office:value-type="string" office:string-value="-" table:formula="msoxl:=  IF(SUM(N37:N49)=0,&quot;-&quot;,SUM(N37:N49))" table:style-name="ce49">
            <text:p>-</text:p>
          </table:table-cell>
          <table:table-cell office:value-type="float" office:value="1656.0029999999999" table:formula="msoxl:=  IF(SUM(O37:O49)=0,&quot;-&quot;,SUM(O37:O49))" table:style-name="ce49">
            <text:p>1,656<text:s/></text:p>
          </table:table-cell>
          <table:table-cell office:value-type="float" office:value="495144.897" table:formula="msoxl:=  IF(SUM(P37:P49)=0,&quot;-&quot;,SUM(P37:P49))" table:style-name="ce49">
            <text:p>495,14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.63E-2" table:style-name="ce49">
            <text:p>0<text:s/></text:p>
          </table:table-cell>
          <table:table-cell office:value-type="float" office:value="4.21326" table:style-name="ce49">
            <text:p>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float" office:value="0.79800000000000004" table:style-name="ce49">
            <text:p>1<text:s/></text:p>
          </table:table-cell>
          <table:table-cell office:value-type="float" office:value="468.51981999999998" table:style-name="ce49">
            <text:p>469<text:s/></text:p>
          </table:table-cell>
          <table:table-cell office:value-type="float" office:value="1.21E-2" table:style-name="ce49">
            <text:p>0<text:s/></text:p>
          </table:table-cell>
          <table:table-cell office:value-type="float" office:value="2.75637" table:style-name="ce49">
            <text:p>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float" office:value="0.27800000000000002" table:style-name="ce49">
            <text:p>0<text:s/></text:p>
          </table:table-cell>
          <table:table-cell office:value-type="float" office:value="66.998000000000005" table:style-name="ce49">
            <text:p>67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6.67435" table:style-name="ce49">
            <text:p>17<text:s/></text:p>
          </table:table-cell>
          <table:table-cell office:value-type="float" office:value="2864.8064899999999" table:style-name="ce49">
            <text:p>2,86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656.0029999999999" table:style-name="ce49">
            <text:p>1,656<text:s/></text:p>
          </table:table-cell>
          <table:table-cell office:value-type="float" office:value="495144.897" table:style-name="ce49">
            <text:p>495,14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float" office:value="0.91590000000000005" table:style-name="ce49">
            <text:p>1<text:s/></text:p>
          </table:table-cell>
          <table:table-cell office:value-type="float" office:value="940.58347000000003" table:style-name="ce49">
            <text:p>94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49">
            <text:p>-</text:p>
          </table:table-cell>
          <table:table-cell office:value-type="string" office:string-value="-" table:formula="msoxl:=  IF(SUM(D51:D53)=0,&quot;-&quot;,SUM(D51:D53))" table:style-name="ce49">
            <text:p>-</text:p>
          </table:table-cell>
          <table:table-cell office:value-type="string" office:string-value="-" table:formula="msoxl:=  IF(SUM(E51:E53)=0,&quot;-&quot;,SUM(E51:E53))" table:style-name="ce49">
            <text:p>-</text:p>
          </table:table-cell>
          <table:table-cell office:value-type="string" office:string-value="-" table:formula="msoxl:=  IF(SUM(F51:F53)=0,&quot;-&quot;,SUM(F51:F53))" table:style-name="ce49">
            <text:p>-</text:p>
          </table:table-cell>
          <table:table-cell office:value-type="string" office:string-value="-" table:formula="msoxl:=  IF(SUM(G51:G53)=0,&quot;-&quot;,SUM(G51:G53))" table:style-name="ce49">
            <text:p>-</text:p>
          </table:table-cell>
          <table:table-cell office:value-type="string" office:string-value="-" table:formula="msoxl:=  IF(SUM(H51:H53)=0,&quot;-&quot;,SUM(H51:H53))" table:style-name="ce49">
            <text:p>-</text:p>
          </table:table-cell>
          <table:table-cell office:value-type="string" office:string-value="-" table:formula="msoxl:=  IF(SUM(I51:I53)=0,&quot;-&quot;,SUM(I51:I53))" table:style-name="ce49">
            <text:p>-</text:p>
          </table:table-cell>
          <table:table-cell office:value-type="string" office:string-value="-" table:formula="msoxl:=  IF(SUM(J51:J53)=0,&quot;-&quot;,SUM(J51:J53))" table:style-name="ce49">
            <text:p>-</text:p>
          </table:table-cell>
          <table:table-cell office:value-type="string" office:string-value="-" table:formula="msoxl:=  IF(SUM(K51:K53)=0,&quot;-&quot;,SUM(K51:K53))" table:style-name="ce49">
            <text:p>-</text:p>
          </table:table-cell>
          <table:table-cell office:value-type="string" office:string-value="-" table:formula="msoxl:=  IF(SUM(L51:L53)=0,&quot;-&quot;,SUM(L51:L53))" table:style-name="ce49">
            <text:p>-</text:p>
          </table:table-cell>
          <table:table-cell office:value-type="string" office:string-value="-" table:formula="msoxl:=  IF(SUM(M51:M53)=0,&quot;-&quot;,SUM(M51:M53))" table:style-name="ce49">
            <text:p>-</text:p>
          </table:table-cell>
          <table:table-cell office:value-type="string" office:string-value="-" table:formula="msoxl:=  IF(SUM(N51:N53)=0,&quot;-&quot;,SUM(N51:N53))" table:style-name="ce49">
            <text:p>-</text:p>
          </table:table-cell>
          <table:table-cell office:value-type="string" office:string-value="-" table:formula="msoxl:=  IF(SUM(O51:O53)=0,&quot;-&quot;,SUM(O51:O53))" table:style-name="ce49">
            <text:p>-</text:p>
          </table:table-cell>
          <table:table-cell office:value-type="string" office:string-value="-" table:formula="msoxl:=  IF(SUM(P51:P53)=0,&quot;-&quot;,SUM(P51:P53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49">
            <text:p>-</text:p>
          </table:table-cell>
          <table:table-cell office:value-type="string" office:string-value="-" table:formula="msoxl:=  IF(SUM(D55:D57)=0,&quot;-&quot;,SUM(D55:D57))" table:style-name="ce49">
            <text:p>-</text:p>
          </table:table-cell>
          <table:table-cell office:value-type="string" office:string-value="-" table:formula="msoxl:=  IF(SUM(E55:E57)=0,&quot;-&quot;,SUM(E55:E57))" table:style-name="ce49">
            <text:p>-</text:p>
          </table:table-cell>
          <table:table-cell office:value-type="string" office:string-value="-" table:formula="msoxl:=  IF(SUM(F55:F57)=0,&quot;-&quot;,SUM(F55:F57))" table:style-name="ce49">
            <text:p>-</text:p>
          </table:table-cell>
          <table:table-cell office:value-type="string" office:string-value="-" table:formula="msoxl:=  IF(SUM(G55:G57)=0,&quot;-&quot;,SUM(G55:G57))" table:style-name="ce49">
            <text:p>-</text:p>
          </table:table-cell>
          <table:table-cell office:value-type="string" office:string-value="-" table:formula="msoxl:=  IF(SUM(H55:H57)=0,&quot;-&quot;,SUM(H55:H57))" table:style-name="ce49">
            <text:p>-</text:p>
          </table:table-cell>
          <table:table-cell office:value-type="string" office:string-value="-" table:formula="msoxl:=  IF(SUM(I55:I57)=0,&quot;-&quot;,SUM(I55:I57))" table:style-name="ce49">
            <text:p>-</text:p>
          </table:table-cell>
          <table:table-cell office:value-type="string" office:string-value="-" table:formula="msoxl:=  IF(SUM(J55:J57)=0,&quot;-&quot;,SUM(J55:J57))" table:style-name="ce49">
            <text:p>-</text:p>
          </table:table-cell>
          <table:table-cell office:value-type="string" office:string-value="-" table:formula="msoxl:=  IF(SUM(K55:K57)=0,&quot;-&quot;,SUM(K55:K57))" table:style-name="ce49">
            <text:p>-</text:p>
          </table:table-cell>
          <table:table-cell office:value-type="string" office:string-value="-" table:formula="msoxl:=  IF(SUM(L55:L57)=0,&quot;-&quot;,SUM(L55:L57))" table:style-name="ce49">
            <text:p>-</text:p>
          </table:table-cell>
          <table:table-cell office:value-type="string" office:string-value="-" table:formula="msoxl:=  IF(SUM(M55:M57)=0,&quot;-&quot;,SUM(M55:M57))" table:style-name="ce49">
            <text:p>-</text:p>
          </table:table-cell>
          <table:table-cell office:value-type="string" office:string-value="-" table:formula="msoxl:=  IF(SUM(N55:N57)=0,&quot;-&quot;,SUM(N55:N57))" table:style-name="ce49">
            <text:p>-</text:p>
          </table:table-cell>
          <table:table-cell office:value-type="string" office:string-value="-" table:formula="msoxl:=  IF(SUM(O55:O57)=0,&quot;-&quot;,SUM(O55:O57))" table:style-name="ce49">
            <text:p>-</text:p>
          </table:table-cell>
          <table:table-cell office:value-type="string" office:string-value="-" table:formula="msoxl:=  IF(SUM(P55:P57)=0,&quot;-&quot;,SUM(P55:P57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float" office:value="60.216000000000001" table:formula="msoxl:=  IF(SUM(C59,C60,C61,C63)=0,IF(C62=0,&quot;-&quot;,C62),SUM(C59,C60,C61,C63))" table:style-name="ce49">
            <text:p>60<text:s/></text:p>
          </table:table-cell>
          <table:table-cell office:value-type="float" office:value="26786.16" table:formula="msoxl:=  IF(SUM(D59:D63)=0,&quot;-&quot;,SUM(D59:D63))" table:style-name="ce49">
            <text:p>26,786<text:s/></text:p>
          </table:table-cell>
          <table:table-cell office:value-type="float" office:value="2.5" table:formula="msoxl:=  IF(SUM(E59,E60,E61,E63)=0,IF(E62=0,&quot;-&quot;,E62),SUM(E59,E60,E61,E63))" table:style-name="ce49">
            <text:p>3<text:s/></text:p>
          </table:table-cell>
          <table:table-cell office:value-type="float" office:value="858.16" table:formula="msoxl:=  IF(SUM(F59:F63)=0,&quot;-&quot;,SUM(F59:F63))" table:style-name="ce49">
            <text:p>858<text:s/></text:p>
          </table:table-cell>
          <table:table-cell office:value-type="float" office:value="6774.4210000000003" table:formula="msoxl:=  IF(SUM(G59,G60,G61,G63)=0,IF(G62=0,&quot;-&quot;,G62),SUM(G59,G60,G61,G63))" table:style-name="ce49">
            <text:p>6,774<text:s/></text:p>
          </table:table-cell>
          <table:table-cell office:value-type="float" office:value="2363357.1554999999" table:formula="msoxl:=  IF(SUM(H59:H63)=0,&quot;-&quot;,SUM(H59:H63))" table:style-name="ce49">
            <text:p>2,363,357<text:s/></text:p>
          </table:table-cell>
          <table:table-cell office:value-type="string" office:string-value="-" table:formula="msoxl:=  IF(SUM(I59,I60,I61,I63)=0,IF(I62=0,&quot;-&quot;,I62),SUM(I59,I60,I61,I63))" table:style-name="ce49">
            <text:p>-</text:p>
          </table:table-cell>
          <table:table-cell office:value-type="string" office:string-value="-" table:formula="msoxl:=  IF(SUM(J59:J63)=0,&quot;-&quot;,SUM(J59:J63))" table:style-name="ce49">
            <text:p>-</text:p>
          </table:table-cell>
          <table:table-cell office:value-type="string" office:string-value="-" table:formula="msoxl:=  IF(SUM(K59,K60,K61,K63)=0,IF(K62=0,&quot;-&quot;,K62),SUM(K59,K60,K61,K63))" table:style-name="ce49">
            <text:p>-</text:p>
          </table:table-cell>
          <table:table-cell office:value-type="string" office:string-value="-" table:formula="msoxl:=  IF(SUM(L59:L63)=0,&quot;-&quot;,SUM(L59:L63))" table:style-name="ce49">
            <text:p>-</text:p>
          </table:table-cell>
          <table:table-cell office:value-type="float" office:value="13207.255430000001" table:formula="msoxl:=  IF(SUM(M59,M60,M61,M63)=0,IF(M62=0,&quot;-&quot;,M62),SUM(M59,M60,M61,M63))" table:style-name="ce49">
            <text:p>13,207<text:s/></text:p>
          </table:table-cell>
          <table:table-cell office:value-type="float" office:value="2549087.3390500001" table:formula="msoxl:=  IF(SUM(N59:N63)=0,&quot;-&quot;,SUM(N59:N63))" table:style-name="ce49">
            <text:p>2,549,087<text:s/></text:p>
          </table:table-cell>
          <table:table-cell office:value-type="string" office:string-value="-" table:formula="msoxl:=  IF(SUM(O59,O60,O61,O63)=0,IF(O62=0,&quot;-&quot;,O62),SUM(O59,O60,O61,O63))" table:style-name="ce49">
            <text:p>-</text:p>
          </table:table-cell>
          <table:table-cell office:value-type="string" office:string-value="-" table:formula="msoxl:=  IF(SUM(P59:P63)=0,&quot;-&quot;,SUM(P59:P63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float" office:value="60.216000000000001" table:style-name="ce49">
            <text:p>60<text:s/></text:p>
          </table:table-cell>
          <table:table-cell office:value-type="float" office:value="26786.16" table:style-name="ce49">
            <text:p>26,786<text:s/></text:p>
          </table:table-cell>
          <table:table-cell office:value-type="float" office:value="2.5" table:style-name="ce49">
            <text:p>3<text:s/></text:p>
          </table:table-cell>
          <table:table-cell office:value-type="float" office:value="858.16" table:style-name="ce49">
            <text:p>85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6439.9276600000003" table:style-name="ce49">
            <text:p>6,440<text:s/></text:p>
          </table:table-cell>
          <table:table-cell office:value-type="float" office:value="1276964.24294" table:style-name="ce49">
            <text:p>1,276,96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6774.4210000000003" table:style-name="ce49">
            <text:p>6,774<text:s/></text:p>
          </table:table-cell>
          <table:table-cell office:value-type="float" office:value="2363357.1554999999" table:style-name="ce49">
            <text:p>2,363,357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6767.3277699999999" table:style-name="ce49">
            <text:p>6,767<text:s/></text:p>
          </table:table-cell>
          <table:table-cell office:value-type="float" office:value="1272123.09611" table:style-name="ce49">
            <text:p>1,272,12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77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the grand total.</text:p>
          </table:table-cell>
          <table:covered-table-cell table:number-columns-repeated="9"/>
          <table:table-cell table:number-columns-repeated="16368" table:style-name="ce76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1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53"/>
        <table:table-column table:style-name="co5" table:default-cell-style-name="ce53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99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2" table:style-name="ce53"/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style-name="ce1"/>
          <table:table-cell table:style-name="ce53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01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style-name="ce1"/>
          <table:table-cell table:number-columns-repeated="2" table:style-name="ce53"/>
          <table:table-cell office:value-type="string" table:style-name="ce21">
            <text:p>Value：Thousand NT $</text:p>
          </table:table-cell>
          <table:table-cell table:number-columns-repeated="16371" table:style-name="ce1"/>
        </table:table-row>
        <table:table-row table:style-name="ro2">
          <table:table-cell table:style-name="ce7"/>
          <table:table-cell office:value-type="string" table:number-columns-spanned="1" table:number-rows-spanned="3" table:style-name="ce187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13" draw:style-name="a1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7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8" table:number-rows-spanned="1" table:style-name="ce174">
            <text:p>甲 <text:s text:c="11"/>殼 <text:s text:c="11"/>類</text:p>
          </table:table-cell>
          <table:covered-table-cell table:number-columns-repeated="7"/>
          <table:table-cell office:value-type="string" table:number-columns-spanned="6" table:number-rows-spanned="1" table:style-name="ce174">
            <text:p>貝 <text:s text:c="10"/>類</text:p>
          </table:table-cell>
          <table:covered-table-cell table:number-columns-repeated="5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82">
            <text:p>赤尾青蝦</text:p>
          </table:table-cell>
          <table:covered-table-cell/>
          <table:table-cell office:value-type="string" table:number-columns-spanned="2" table:number-rows-spanned="1" table:style-name="ce178">
            <text:p>蝦 <text:s text:c="6"/>蛄</text:p>
          </table:table-cell>
          <table:covered-table-cell/>
          <table:table-cell office:value-type="string" table:number-columns-spanned="2" table:number-rows-spanned="1" table:style-name="ce178">
            <text:p>蠘</text:p>
          </table:table-cell>
          <table:covered-table-cell/>
          <table:table-cell office:value-type="string" table:number-columns-spanned="2" table:number-rows-spanned="1" table:style-name="ce178">
            <text:p>其他蟳蟹類</text:p>
          </table:table-cell>
          <table:covered-table-cell/>
          <table:table-cell office:value-type="string" table:number-columns-spanned="2" table:number-rows-spanned="1" table:style-name="ce178">
            <text:p>小計</text:p>
          </table:table-cell>
          <table:covered-table-cell/>
          <table:table-cell office:value-type="string" table:number-columns-spanned="2" table:number-rows-spanned="1" table:style-name="ce178">
            <text:p>牡 <text:s text:c="6"/>蠣</text:p>
          </table:table-cell>
          <table:covered-table-cell/>
          <table:table-cell office:value-type="string" table:number-columns-spanned="2" table:number-rows-spanned="1" table:style-name="ce178">
            <text:p>文 <text:s text:c="6"/>蛤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89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95">
            <text:p>6222</text:p>
          </table:table-cell>
          <table:covered-table-cell/>
          <table:table-cell office:value-type="string" table:number-columns-spanned="2" table:number-rows-spanned="1" table:style-name="ce161">
            <text:p>6300</text:p>
          </table:table-cell>
          <table:covered-table-cell/>
          <table:table-cell office:value-type="string" table:number-columns-spanned="2" table:number-rows-spanned="1" table:style-name="ce161">
            <text:p>6402</text:p>
          </table:table-cell>
          <table:covered-table-cell/>
          <table:table-cell office:value-type="string" table:number-columns-spanned="2" table:number-rows-spanned="1" table:style-name="ce161">
            <text:p>6499</text:p>
          </table:table-cell>
          <table:covered-table-cell/>
          <table:table-cell office:value-type="string" table:number-columns-spanned="2" table:number-rows-spanned="1" table:style-name="ce161">
            <text:p>Sub Total</text:p>
          </table:table-cell>
          <table:covered-table-cell/>
          <table:table-cell office:value-type="string" table:number-columns-spanned="2" table:number-rows-spanned="1" table:style-name="ce161">
            <text:p>6501</text:p>
          </table:table-cell>
          <table:covered-table-cell/>
          <table:table-cell office:value-type="string" table:number-columns-spanned="2" table:number-rows-spanned="1" table:style-name="ce161">
            <text:p>6502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641.58000000000004" table:formula="msoxl:=  IF(SUM(C11,C19,C36,C50,C54,C58)=0,&quot;-&quot;,SUM(C11,C19,C36,C50,C54,C58))" table:style-name="ce49">
            <text:p>642<text:s/></text:p>
          </table:table-cell>
          <table:table-cell office:value-type="float" office:value="36805.485979999998" table:formula="msoxl:=  IF(SUM(D11,D19,D36,D50,D54,D58)=0,&quot;-&quot;,SUM(D11,D19,D36,D50,D54,D58))" table:style-name="ce49">
            <text:p>36,805<text:s/></text:p>
          </table:table-cell>
          <table:table-cell office:value-type="float" office:value="1422.04537" table:formula="msoxl:=  IF(SUM(E11,E19,E36,E50,E54,E58)=0,&quot;-&quot;,SUM(E11,E19,E36,E50,E54,E58))" table:style-name="ce49">
            <text:p>1,422<text:s/></text:p>
          </table:table-cell>
          <table:table-cell office:value-type="float" office:value="226824.76071" table:formula="msoxl:=  IF(SUM(F11,F19,F36,F50,F54,F58)=0,&quot;-&quot;,SUM(F11,F19,F36,F50,F54,F58))" table:style-name="ce49">
            <text:p>226,825<text:s/></text:p>
          </table:table-cell>
          <table:table-cell office:value-type="float" office:value="6969.8255199999994" table:formula="msoxl:=  IF(SUM(G11,G19,G36,G50,G54,G58)=0,&quot;-&quot;,SUM(G11,G19,G36,G50,G54,G58))" table:style-name="ce49">
            <text:p>6,970<text:s/></text:p>
          </table:table-cell>
          <table:table-cell office:value-type="float" office:value="1288549.29085" table:formula="msoxl:=  IF(SUM(H11,H19,H36,H50,H54,H58)=0,&quot;-&quot;,SUM(H11,H19,H36,H50,H54,H58))" table:style-name="ce49">
            <text:p>1,288,549<text:s/></text:p>
          </table:table-cell>
          <table:table-cell office:value-type="float" office:value="2557.2239" table:formula="msoxl:=  IF(SUM(I11,I19,I36,I50,I54,I58)=0,&quot;-&quot;,SUM(I11,I19,I36,I50,I54,I58))" table:style-name="ce49">
            <text:p>2,557<text:s/></text:p>
          </table:table-cell>
          <table:table-cell office:value-type="float" office:value="655064.64944000007" table:formula="msoxl:=  IF(SUM(J11,J19,J36,J50,J54,J58)=0,&quot;-&quot;,SUM(J11,J19,J36,J50,J54,J58))" table:style-name="ce49">
            <text:p>655,065<text:s/></text:p>
          </table:table-cell>
          <table:table-cell office:value-type="float" office:value="99557.652300000002" table:formula="msoxl:=  IF(SUM(K11,K19,K36,K50,K54,K58)=0,&quot;-&quot;,SUM(K11,K19,K36,K50,K54,K58))" table:style-name="ce49">
            <text:p>99,558<text:s/></text:p>
          </table:table-cell>
          <table:table-cell office:value-type="float" office:value="10736789.77079" table:formula="msoxl:=  IF(SUM(L11,L19,L36,L50,L54,L58)=0,&quot;-&quot;,SUM(L11,L19,L36,L50,L54,L58))" table:style-name="ce49">
            <text:p>10,736,790<text:s/></text:p>
          </table:table-cell>
          <table:table-cell office:value-type="float" office:value="27793.040000000001" table:formula="msoxl:=  IF(SUM(M11,M19,M36,M50,M54,M58)=0,&quot;-&quot;,SUM(M11,M19,M36,M50,M54,M58))" table:style-name="ce49">
            <text:p>27,793<text:s/></text:p>
          </table:table-cell>
          <table:table-cell office:value-type="float" office:value="6156284.4879999999" table:formula="msoxl:=  IF(SUM(N11,N19,N36,N50,N54,N58)=0,&quot;-&quot;,SUM(N11,N19,N36,N50,N54,N58))" table:style-name="ce49">
            <text:p>6,156,284<text:s/></text:p>
          </table:table-cell>
          <table:table-cell office:value-type="float" office:value="56748.904599999994" table:formula="msoxl:=  IF(SUM(O11,O19,O36,O50,O54,O58)=0,&quot;-&quot;,SUM(O11,O19,O36,O50,O54,O58))" table:style-name="ce49">
            <text:p>56,749<text:s/></text:p>
          </table:table-cell>
          <table:table-cell office:value-type="float" office:value="3937713.4530000002" table:formula="msoxl:=  IF(SUM(P11,P19,P36,P50,P54,P58)=0,&quot;-&quot;,SUM(P11,P19,P36,P50,P54,P58))" table:style-name="ce49">
            <text:p>3,937,713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string" office:string-value="-" table:formula="msoxl:=  IF(SUM(C12:C18)=0,&quot;-&quot;,SUM(C12:C18))" table:style-name="ce49">
            <text:p>-</text:p>
          </table:table-cell>
          <table:table-cell office:value-type="string" office:string-value="-" table:formula="msoxl:=  IF(SUM(D12:D18)=0,&quot;-&quot;,SUM(D12:D18))" table:style-name="ce49">
            <text:p>-</text:p>
          </table:table-cell>
          <table:table-cell office:value-type="float" office:value="896.28" table:formula="msoxl:=  IF(SUM(E12:E18)=0,&quot;-&quot;,SUM(E12:E18))" table:style-name="ce49">
            <text:p>896<text:s/></text:p>
          </table:table-cell>
          <table:table-cell office:value-type="float" office:value="142911.6" table:formula="msoxl:=  IF(SUM(F12:F18)=0,&quot;-&quot;,SUM(F12:F18))" table:style-name="ce49">
            <text:p>142,912<text:s/></text:p>
          </table:table-cell>
          <table:table-cell office:value-type="float" office:value="6363" table:formula="msoxl:=  IF(SUM(G12:G18)=0,&quot;-&quot;,SUM(G12:G18))" table:style-name="ce49">
            <text:p>6,363<text:s/></text:p>
          </table:table-cell>
          <table:table-cell office:value-type="float" office:value="1145340" table:formula="msoxl:=  IF(SUM(H12:H18)=0,&quot;-&quot;,SUM(H12:H18))" table:style-name="ce49">
            <text:p>1,145,340<text:s/></text:p>
          </table:table-cell>
          <table:table-cell office:value-type="float" office:value="957.47500000000002" table:formula="msoxl:=  IF(SUM(I12:I18)=0,&quot;-&quot;,SUM(I12:I18))" table:style-name="ce49">
            <text:p>957<text:s/></text:p>
          </table:table-cell>
          <table:table-cell office:value-type="float" office:value="167484.22244000001" table:formula="msoxl:=  IF(SUM(J12:J18)=0,&quot;-&quot;,SUM(J12:J18))" table:style-name="ce49">
            <text:p>167,484<text:s/></text:p>
          </table:table-cell>
          <table:table-cell office:value-type="float" office:value="2.6829999999999998" table:formula="msoxl:=  IF(SUM(K12:K18)=0,&quot;-&quot;,SUM(K12:K18))" table:style-name="ce49">
            <text:p>3<text:s/></text:p>
          </table:table-cell>
          <table:table-cell office:value-type="float" office:value="133.3451" table:formula="msoxl:=  IF(SUM(L12:L18)=0,&quot;-&quot;,SUM(L12:L18))" table:style-name="ce49">
            <text:p>133<text:s/></text:p>
          </table:table-cell>
          <table:table-cell office:value-type="string" office:string-value="-" table:formula="msoxl:=  IF(SUM(M12:M18)=0,&quot;-&quot;,SUM(M12:M18))" table:style-name="ce49">
            <text:p>-</text:p>
          </table:table-cell>
          <table:table-cell office:value-type="string" office:string-value="-" table:formula="msoxl:=  IF(SUM(N12:N18)=0,&quot;-&quot;,SUM(N12:N18))" table:style-name="ce49">
            <text:p>-</text:p>
          </table:table-cell>
          <table:table-cell office:value-type="string" office:string-value="-" table:formula="msoxl:=  IF(SUM(O12:O18)=0,&quot;-&quot;,SUM(O12:O18))" table:style-name="ce49">
            <text:p>-</text:p>
          </table:table-cell>
          <table:table-cell office:value-type="string" office:string-value="-" table:formula="msoxl:=  IF(SUM(P12:P18)=0,&quot;-&quot;,SUM(P12:P18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896.28" table:style-name="ce49">
            <text:p>896<text:s/></text:p>
          </table:table-cell>
          <table:table-cell office:value-type="float" office:value="142911.6" table:style-name="ce49">
            <text:p>142,912<text:s/></text:p>
          </table:table-cell>
          <table:table-cell office:value-type="float" office:value="6363" table:style-name="ce49">
            <text:p>6,363<text:s/></text:p>
          </table:table-cell>
          <table:table-cell office:value-type="float" office:value="1145340" table:style-name="ce49">
            <text:p>1,145,340<text:s/></text:p>
          </table:table-cell>
          <table:table-cell office:value-type="float" office:value="957.47500000000002" table:style-name="ce49">
            <text:p>957<text:s/></text:p>
          </table:table-cell>
          <table:table-cell office:value-type="float" office:value="167484.22244000001" table:style-name="ce49">
            <text:p>167,484<text:s/></text:p>
          </table:table-cell>
          <table:table-cell office:value-type="float" office:value="2.6829999999999998" table:formula="msoxl:=  IF(SUM(M12,O12,'漁業生產量值-漁業種類別魚類別生產量值14'!C12,'漁業生產量值-漁業種類別魚類別生產量值14'!E12,'漁業生產量值-漁業種類別魚類別生產量值14'!G12)=0,&quot;-&quot;,SUM(M12,O12,'漁業生產量值-漁業種類別魚類別生產量值14'!C12,'漁業生產量值-漁業種類別魚類別生產量值14'!E12,'漁業生產量值-漁業種類別魚類別生產量值14'!G12))" table:style-name="ce49">
            <text:p>3<text:s/></text:p>
          </table:table-cell>
          <table:table-cell office:value-type="float" office:value="133.3451" table:formula="msoxl:=  IF(SUM(N12,P12,'漁業生產量值-漁業種類別魚類別生產量值14'!D12,'漁業生產量值-漁業種類別魚類別生產量值14'!F12,'漁業生產量值-漁業種類別魚類別生產量值14'!H12)=0,&quot;-&quot;,SUM(N12,P12,'漁業生產量值-漁業種類別魚類別生產量值14'!D12,'漁業生產量值-漁業種類別魚類別生產量值14'!F12,'漁業生產量值-漁業種類別魚類別生產量值14'!H12))" table:style-name="ce49">
            <text:p>13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13,O13,'漁業生產量值-漁業種類別魚類別生產量值14'!C13,'漁業生產量值-漁業種類別魚類別生產量值14'!E13,'漁業生產量值-漁業種類別魚類別生產量值14'!G13)=0,&quot;-&quot;,SUM(M13,O13,'漁業生產量值-漁業種類別魚類別生產量值14'!C13,'漁業生產量值-漁業種類別魚類別生產量值14'!E13,'漁業生產量值-漁業種類別魚類別生產量值14'!G13))" table:style-name="ce49">
            <text:p>-</text:p>
          </table:table-cell>
          <table:table-cell office:value-type="string" office:string-value="-" table:formula="msoxl:=  IF(SUM(N13,P13,'漁業生產量值-漁業種類別魚類別生產量值14'!D13,'漁業生產量值-漁業種類別魚類別生產量值14'!F13,'漁業生產量值-漁業種類別魚類別生產量值14'!H13)=0,&quot;-&quot;,SUM(N13,P13,'漁業生產量值-漁業種類別魚類別生產量值14'!D13,'漁業生產量值-漁業種類別魚類別生產量值14'!F13,'漁業生產量值-漁業種類別魚類別生產量值14'!H13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14,O14,'漁業生產量值-漁業種類別魚類別生產量值14'!C14,'漁業生產量值-漁業種類別魚類別生產量值14'!E14,'漁業生產量值-漁業種類別魚類別生產量值14'!G14)=0,&quot;-&quot;,SUM(M14,O14,'漁業生產量值-漁業種類別魚類別生產量值14'!C14,'漁業生產量值-漁業種類別魚類別生產量值14'!E14,'漁業生產量值-漁業種類別魚類別生產量值14'!G14))" table:style-name="ce49">
            <text:p>-</text:p>
          </table:table-cell>
          <table:table-cell office:value-type="string" office:string-value="-" table:formula="msoxl:=  IF(SUM(N14,P14,'漁業生產量值-漁業種類別魚類別生產量值14'!D14,'漁業生產量值-漁業種類別魚類別生產量值14'!F14,'漁業生產量值-漁業種類別魚類別生產量值14'!H14)=0,&quot;-&quot;,SUM(N14,P14,'漁業生產量值-漁業種類別魚類別生產量值14'!D14,'漁業生產量值-漁業種類別魚類別生產量值14'!F14,'漁業生產量值-漁業種類別魚類別生產量值14'!H14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15,O15,'漁業生產量值-漁業種類別魚類別生產量值14'!C15,'漁業生產量值-漁業種類別魚類別生產量值14'!E15,'漁業生產量值-漁業種類別魚類別生產量值14'!G15)=0,&quot;-&quot;,SUM(M15,O15,'漁業生產量值-漁業種類別魚類別生產量值14'!C15,'漁業生產量值-漁業種類別魚類別生產量值14'!E15,'漁業生產量值-漁業種類別魚類別生產量值14'!G15))" table:style-name="ce49">
            <text:p>-</text:p>
          </table:table-cell>
          <table:table-cell office:value-type="string" office:string-value="-" table:formula="msoxl:=  IF(SUM(N15,P15,'漁業生產量值-漁業種類別魚類別生產量值14'!D15,'漁業生產量值-漁業種類別魚類別生產量值14'!F15,'漁業生產量值-漁業種類別魚類別生產量值14'!H15)=0,&quot;-&quot;,SUM(N15,P15,'漁業生產量值-漁業種類別魚類別生產量值14'!D15,'漁業生產量值-漁業種類別魚類別生產量值14'!F15,'漁業生產量值-漁業種類別魚類別生產量值14'!H15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16,O16,'漁業生產量值-漁業種類別魚類別生產量值14'!C16,'漁業生產量值-漁業種類別魚類別生產量值14'!E16,'漁業生產量值-漁業種類別魚類別生產量值14'!G16)=0,&quot;-&quot;,SUM(M16,O16,'漁業生產量值-漁業種類別魚類別生產量值14'!C16,'漁業生產量值-漁業種類別魚類別生產量值14'!E16,'漁業生產量值-漁業種類別魚類別生產量值14'!G16))" table:style-name="ce49">
            <text:p>-</text:p>
          </table:table-cell>
          <table:table-cell office:value-type="string" office:string-value="-" table:formula="msoxl:=  IF(SUM(N16,P16,'漁業生產量值-漁業種類別魚類別生產量值14'!D16,'漁業生產量值-漁業種類別魚類別生產量值14'!F16,'漁業生產量值-漁業種類別魚類別生產量值14'!H16)=0,&quot;-&quot;,SUM(N16,P16,'漁業生產量值-漁業種類別魚類別生產量值14'!D16,'漁業生產量值-漁業種類別魚類別生產量值14'!F16,'漁業生產量值-漁業種類別魚類別生產量值14'!H16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17,O17,'漁業生產量值-漁業種類別魚類別生產量值14'!C17,'漁業生產量值-漁業種類別魚類別生產量值14'!E17,'漁業生產量值-漁業種類別魚類別生產量值14'!G17)=0,&quot;-&quot;,SUM(M17,O17,'漁業生產量值-漁業種類別魚類別生產量值14'!C17,'漁業生產量值-漁業種類別魚類別生產量值14'!E17,'漁業生產量值-漁業種類別魚類別生產量值14'!G17))" table:style-name="ce49">
            <text:p>-</text:p>
          </table:table-cell>
          <table:table-cell office:value-type="string" office:string-value="-" table:formula="msoxl:=  IF(SUM(N17,P17,'漁業生產量值-漁業種類別魚類別生產量值14'!D17,'漁業生產量值-漁業種類別魚類別生產量值14'!F17,'漁業生產量值-漁業種類別魚類別生產量值14'!H17)=0,&quot;-&quot;,SUM(N17,P17,'漁業生產量值-漁業種類別魚類別生產量值14'!D17,'漁業生產量值-漁業種類別魚類別生產量值14'!F17,'漁業生產量值-漁業種類別魚類別生產量值14'!H17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18,O18,'漁業生產量值-漁業種類別魚類別生產量值14'!C18,'漁業生產量值-漁業種類別魚類別生產量值14'!E18,'漁業生產量值-漁業種類別魚類別生產量值14'!G18)=0,&quot;-&quot;,SUM(M18,O18,'漁業生產量值-漁業種類別魚類別生產量值14'!C18,'漁業生產量值-漁業種類別魚類別生產量值14'!E18,'漁業生產量值-漁業種類別魚類別生產量值14'!G18))" table:style-name="ce49">
            <text:p>-</text:p>
          </table:table-cell>
          <table:table-cell office:value-type="string" office:string-value="-" table:formula="msoxl:=  IF(SUM(N18,P18,'漁業生產量值-漁業種類別魚類別生產量值14'!D18,'漁業生產量值-漁業種類別魚類別生產量值14'!F18,'漁業生產量值-漁業種類別魚類別生產量值14'!H18)=0,&quot;-&quot;,SUM(N18,P18,'漁業生產量值-漁業種類別魚類別生產量值14'!D18,'漁業生產量值-漁業種類別魚類別生產量值14'!F18,'漁業生產量值-漁業種類別魚類別生產量值14'!H18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string" office:string-value="-" table:formula="msoxl:=  IF(SUM(C20:C35)=0,&quot;-&quot;,SUM(C20:C35))" table:style-name="ce49">
            <text:p>-</text:p>
          </table:table-cell>
          <table:table-cell office:value-type="string" office:string-value="-" table:formula="msoxl:=  IF(SUM(D20:D35)=0,&quot;-&quot;,SUM(D20:D35))" table:style-name="ce49">
            <text:p>-</text:p>
          </table:table-cell>
          <table:table-cell office:value-type="float" office:value="524.73373000000004" table:formula="msoxl:=  IF(SUM(E20:E35)=0,&quot;-&quot;,SUM(E20:E35))" table:style-name="ce49">
            <text:p>525<text:s/></text:p>
          </table:table-cell>
          <table:table-cell office:value-type="float" office:value="83827.825370000006" table:formula="msoxl:=  IF(SUM(F20:F35)=0,&quot;-&quot;,SUM(F20:F35))" table:style-name="ce49">
            <text:p>83,828<text:s/></text:p>
          </table:table-cell>
          <table:table-cell office:value-type="float" office:value="551.19968999999992" table:formula="msoxl:=  IF(SUM(G20:G35)=0,&quot;-&quot;,SUM(G20:G35))" table:style-name="ce49">
            <text:p>551<text:s/></text:p>
          </table:table-cell>
          <table:table-cell office:value-type="float" office:value="129384.19873999999" table:formula="msoxl:=  IF(SUM(H20:H35)=0,&quot;-&quot;,SUM(H20:H35))" table:style-name="ce49">
            <text:p>129,384<text:s/></text:p>
          </table:table-cell>
          <table:table-cell office:value-type="float" office:value="1352.152" table:formula="msoxl:=  IF(SUM(I20:I35)=0,&quot;-&quot;,SUM(I20:I35))" table:style-name="ce49">
            <text:p>1,352<text:s/></text:p>
          </table:table-cell>
          <table:table-cell office:value-type="float" office:value="319468.94277000002" table:formula="msoxl:=  IF(SUM(J20:J35)=0,&quot;-&quot;,SUM(J20:J35))" table:style-name="ce49">
            <text:p>319,469<text:s/></text:p>
          </table:table-cell>
          <table:table-cell office:value-type="float" office:value="5.3133999999999997" table:formula="msoxl:=  IF(SUM(K20:K35)=0,&quot;-&quot;,SUM(K20:K35))" table:style-name="ce49">
            <text:p>5<text:s/></text:p>
          </table:table-cell>
          <table:table-cell office:value-type="float" office:value="809.41904999999997" table:formula="msoxl:=  IF(SUM(L20:L35)=0,&quot;-&quot;,SUM(L20:L35))" table:style-name="ce49">
            <text:p>809<text:s/></text:p>
          </table:table-cell>
          <table:table-cell office:value-type="string" office:string-value="-" table:formula="msoxl:=  IF(SUM(M20:M35)=0,&quot;-&quot;,SUM(M20:M35))" table:style-name="ce49">
            <text:p>-</text:p>
          </table:table-cell>
          <table:table-cell office:value-type="string" office:string-value="-" table:formula="msoxl:=  IF(SUM(N20:N35)=0,&quot;-&quot;,SUM(N20:N35))" table:style-name="ce49">
            <text:p>-</text:p>
          </table:table-cell>
          <table:table-cell office:value-type="string" office:string-value="-" table:formula="msoxl:=  IF(SUM(O20:O35)=0,&quot;-&quot;,SUM(O20:O35))" table:style-name="ce49">
            <text:p>-</text:p>
          </table:table-cell>
          <table:table-cell office:value-type="string" office:string-value="-" table:formula="msoxl:=  IF(SUM(P20:P35)=0,&quot;-&quot;,SUM(P20:P35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20,O20,'漁業生產量值-漁業種類別魚類別生產量值14'!C20,'漁業生產量值-漁業種類別魚類別生產量值14'!E20,'漁業生產量值-漁業種類別魚類別生產量值14'!G20)=0,&quot;-&quot;,SUM(M20,O20,'漁業生產量值-漁業種類別魚類別生產量值14'!C20,'漁業生產量值-漁業種類別魚類別生產量值14'!E20,'漁業生產量值-漁業種類別魚類別生產量值14'!G20))" table:style-name="ce49">
            <text:p>-</text:p>
          </table:table-cell>
          <table:table-cell office:value-type="string" office:string-value="-" table:formula="msoxl:=  IF(SUM(N20,P20,'漁業生產量值-漁業種類別魚類別生產量值14'!D20,'漁業生產量值-漁業種類別魚類別生產量值14'!F20,'漁業生產量值-漁業種類別魚類別生產量值14'!H20)=0,&quot;-&quot;,SUM(N20,P20,'漁業生產量值-漁業種類別魚類別生產量值14'!D20,'漁業生產量值-漁業種類別魚類別生產量值14'!F20,'漁業生產量值-漁業種類別魚類別生產量值14'!H20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21,O21,'漁業生產量值-漁業種類別魚類別生產量值14'!C21,'漁業生產量值-漁業種類別魚類別生產量值14'!E21,'漁業生產量值-漁業種類別魚類別生產量值14'!G21)=0,&quot;-&quot;,SUM(M21,O21,'漁業生產量值-漁業種類別魚類別生產量值14'!C21,'漁業生產量值-漁業種類別魚類別生產量值14'!E21,'漁業生產量值-漁業種類別魚類別生產量值14'!G21))" table:style-name="ce49">
            <text:p>-</text:p>
          </table:table-cell>
          <table:table-cell office:value-type="string" office:string-value="-" table:formula="msoxl:=  IF(SUM(N21,P21,'漁業生產量值-漁業種類別魚類別生產量值14'!D21,'漁業生產量值-漁業種類別魚類別生產量值14'!F21,'漁業生產量值-漁業種類別魚類別生產量值14'!H21)=0,&quot;-&quot;,SUM(N21,P21,'漁業生產量值-漁業種類別魚類別生產量值14'!D21,'漁業生產量值-漁業種類別魚類別生產量值14'!F21,'漁業生產量值-漁業種類別魚類別生產量值14'!H21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22,O22,'漁業生產量值-漁業種類別魚類別生產量值14'!C22,'漁業生產量值-漁業種類別魚類別生產量值14'!E22,'漁業生產量值-漁業種類別魚類別生產量值14'!G22)=0,&quot;-&quot;,SUM(M22,O22,'漁業生產量值-漁業種類別魚類別生產量值14'!C22,'漁業生產量值-漁業種類別魚類別生產量值14'!E22,'漁業生產量值-漁業種類別魚類別生產量值14'!G22))" table:style-name="ce49">
            <text:p>-</text:p>
          </table:table-cell>
          <table:table-cell office:value-type="string" office:string-value="-" table:formula="msoxl:=  IF(SUM(N22,P22,'漁業生產量值-漁業種類別魚類別生產量值14'!D22,'漁業生產量值-漁業種類別魚類別生產量值14'!F22,'漁業生產量值-漁業種類別魚類別生產量值14'!H22)=0,&quot;-&quot;,SUM(N22,P22,'漁業生產量值-漁業種類別魚類別生產量值14'!D22,'漁業生產量值-漁業種類別魚類別生產量值14'!F22,'漁業生產量值-漁業種類別魚類別生產量值14'!H22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524.73373000000004" table:style-name="ce49">
            <text:p>525<text:s/></text:p>
          </table:table-cell>
          <table:table-cell office:value-type="float" office:value="83827.825370000006" table:style-name="ce49">
            <text:p>83,828<text:s/></text:p>
          </table:table-cell>
          <table:table-cell office:value-type="float" office:value="487.23399000000001" table:style-name="ce49">
            <text:p>487<text:s/></text:p>
          </table:table-cell>
          <table:table-cell office:value-type="float" office:value="120897.40964" table:style-name="ce49">
            <text:p>120,897<text:s/></text:p>
          </table:table-cell>
          <table:table-cell office:value-type="float" office:value="897.98199999999997" table:style-name="ce49">
            <text:p>898<text:s/></text:p>
          </table:table-cell>
          <table:table-cell office:value-type="float" office:value="185627.14277000001" table:style-name="ce49">
            <text:p>185,627<text:s/></text:p>
          </table:table-cell>
          <table:table-cell office:value-type="float" office:value="3.7944" table:formula="msoxl:=  IF(SUM(M23,O23,'漁業生產量值-漁業種類別魚類別生產量值14'!C23,'漁業生產量值-漁業種類別魚類別生產量值14'!E23,'漁業生產量值-漁業種類別魚類別生產量值14'!G23)=0,&quot;-&quot;,SUM(M23,O23,'漁業生產量值-漁業種類別魚類別生產量值14'!C23,'漁業生產量值-漁業種類別魚類別生產量值14'!E23,'漁業生產量值-漁業種類別魚類別生產量值14'!G23))" table:style-name="ce49">
            <text:p>4<text:s/></text:p>
          </table:table-cell>
          <table:table-cell office:value-type="float" office:value="573.36855000000003" table:formula="msoxl:=  IF(SUM(N23,P23,'漁業生產量值-漁業種類別魚類別生產量值14'!D23,'漁業生產量值-漁業種類別魚類別生產量值14'!F23,'漁業生產量值-漁業種類別魚類別生產量值14'!H23)=0,&quot;-&quot;,SUM(N23,P23,'漁業生產量值-漁業種類別魚類別生產量值14'!D23,'漁業生產量值-漁業種類別魚類別生產量值14'!F23,'漁業生產量值-漁業種類別魚類別生產量值14'!H23))" table:style-name="ce49">
            <text:p>57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.4007000000000001" table:style-name="ce49">
            <text:p>2<text:s/></text:p>
          </table:table-cell>
          <table:table-cell office:value-type="float" office:value="505.03809999999999" table:style-name="ce49">
            <text:p>505<text:s/></text:p>
          </table:table-cell>
          <table:table-cell office:value-type="float" office:value="51" table:style-name="ce49">
            <text:p>51<text:s/></text:p>
          </table:table-cell>
          <table:table-cell office:value-type="float" office:value="8976" table:style-name="ce49">
            <text:p>8,976<text:s/></text:p>
          </table:table-cell>
          <table:table-cell office:value-type="float" office:value="1.5189999999999999" table:formula="msoxl:=  IF(SUM(M24,O24,'漁業生產量值-漁業種類別魚類別生產量值14'!C24,'漁業生產量值-漁業種類別魚類別生產量值14'!E24,'漁業生產量值-漁業種類別魚類別生產量值14'!G24)=0,&quot;-&quot;,SUM(M24,O24,'漁業生產量值-漁業種類別魚類別生產量值14'!C24,'漁業生產量值-漁業種類別魚類別生產量值14'!E24,'漁業生產量值-漁業種類別魚類別生產量值14'!G24))" table:style-name="ce49">
            <text:p>2<text:s/></text:p>
          </table:table-cell>
          <table:table-cell office:value-type="float" office:value="236.0505" table:formula="msoxl:=  IF(SUM(N24,P24,'漁業生產量值-漁業種類別魚類別生產量值14'!D24,'漁業生產量值-漁業種類別魚類別生產量值14'!F24,'漁業生產量值-漁業種類別魚類別生產量值14'!H24)=0,&quot;-&quot;,SUM(N24,P24,'漁業生產量值-漁業種類別魚類別生產量值14'!D24,'漁業生產量值-漁業種類別魚類別生產量值14'!F24,'漁業生產量值-漁業種類別魚類別生產量值14'!H24))" table:style-name="ce49">
            <text:p>236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25,O25,'漁業生產量值-漁業種類別魚類別生產量值14'!C25,'漁業生產量值-漁業種類別魚類別生產量值14'!E25,'漁業生產量值-漁業種類別魚類別生產量值14'!G25)=0,&quot;-&quot;,SUM(M25,O25,'漁業生產量值-漁業種類別魚類別生產量值14'!C25,'漁業生產量值-漁業種類別魚類別生產量值14'!E25,'漁業生產量值-漁業種類別魚類別生產量值14'!G25))" table:style-name="ce49">
            <text:p>-</text:p>
          </table:table-cell>
          <table:table-cell office:value-type="string" office:string-value="-" table:formula="msoxl:=  IF(SUM(N25,P25,'漁業生產量值-漁業種類別魚類別生產量值14'!D25,'漁業生產量值-漁業種類別魚類別生產量值14'!F25,'漁業生產量值-漁業種類別魚類別生產量值14'!H25)=0,&quot;-&quot;,SUM(N25,P25,'漁業生產量值-漁業種類別魚類別生產量值14'!D25,'漁業生產量值-漁業種類別魚類別生產量值14'!F25,'漁業生產量值-漁業種類別魚類別生產量值14'!H25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26,O26,'漁業生產量值-漁業種類別魚類別生產量值14'!C26,'漁業生產量值-漁業種類別魚類別生產量值14'!E26,'漁業生產量值-漁業種類別魚類別生產量值14'!G26)=0,&quot;-&quot;,SUM(M26,O26,'漁業生產量值-漁業種類別魚類別生產量值14'!C26,'漁業生產量值-漁業種類別魚類別生產量值14'!E26,'漁業生產量值-漁業種類別魚類別生產量值14'!G26))" table:style-name="ce49">
            <text:p>-</text:p>
          </table:table-cell>
          <table:table-cell office:value-type="string" office:string-value="-" table:formula="msoxl:=  IF(SUM(N26,P26,'漁業生產量值-漁業種類別魚類別生產量值14'!D26,'漁業生產量值-漁業種類別魚類別生產量值14'!F26,'漁業生產量值-漁業種類別魚類別生產量值14'!H26)=0,&quot;-&quot;,SUM(N26,P26,'漁業生產量值-漁業種類別魚類別生產量值14'!D26,'漁業生產量值-漁業種類別魚類別生產量值14'!F26,'漁業生產量值-漁業種類別魚類別生產量值14'!H26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27,O27,'漁業生產量值-漁業種類別魚類別生產量值14'!C27,'漁業生產量值-漁業種類別魚類別生產量值14'!E27,'漁業生產量值-漁業種類別魚類別生產量值14'!G27)=0,&quot;-&quot;,SUM(M27,O27,'漁業生產量值-漁業種類別魚類別生產量值14'!C27,'漁業生產量值-漁業種類別魚類別生產量值14'!E27,'漁業生產量值-漁業種類別魚類別生產量值14'!G27))" table:style-name="ce49">
            <text:p>-</text:p>
          </table:table-cell>
          <table:table-cell office:value-type="string" office:string-value="-" table:formula="msoxl:=  IF(SUM(N27,P27,'漁業生產量值-漁業種類別魚類別生產量值14'!D27,'漁業生產量值-漁業種類別魚類別生產量值14'!F27,'漁業生產量值-漁業種類別魚類別生產量值14'!H27)=0,&quot;-&quot;,SUM(N27,P27,'漁業生產量值-漁業種類別魚類別生產量值14'!D27,'漁業生產量值-漁業種類別魚類別生產量值14'!F27,'漁業生產量值-漁業種類別魚類別生產量值14'!H27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28,O28,'漁業生產量值-漁業種類別魚類別生產量值14'!C28,'漁業生產量值-漁業種類別魚類別生產量值14'!E28,'漁業生產量值-漁業種類別魚類別生產量值14'!G28)=0,&quot;-&quot;,SUM(M28,O28,'漁業生產量值-漁業種類別魚類別生產量值14'!C28,'漁業生產量值-漁業種類別魚類別生產量值14'!E28,'漁業生產量值-漁業種類別魚類別生產量值14'!G28))" table:style-name="ce49">
            <text:p>-</text:p>
          </table:table-cell>
          <table:table-cell office:value-type="string" office:string-value="-" table:formula="msoxl:=  IF(SUM(N28,P28,'漁業生產量值-漁業種類別魚類別生產量值14'!D28,'漁業生產量值-漁業種類別魚類別生產量值14'!F28,'漁業生產量值-漁業種類別魚類別生產量值14'!H28)=0,&quot;-&quot;,SUM(N28,P28,'漁業生產量值-漁業種類別魚類別生產量值14'!D28,'漁業生產量值-漁業種類別魚類別生產量值14'!F28,'漁業生產量值-漁業種類別魚類別生產量值14'!H28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255" table:style-name="ce49">
            <text:p>0<text:s/></text:p>
          </table:table-cell>
          <table:table-cell office:value-type="float" office:value="40.850999999999999" table:style-name="ce49">
            <text:p>4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29,O29,'漁業生產量值-漁業種類別魚類別生產量值14'!C29,'漁業生產量值-漁業種類別魚類別生產量值14'!E29,'漁業生產量值-漁業種類別魚類別生產量值14'!G29)=0,&quot;-&quot;,SUM(M29,O29,'漁業生產量值-漁業種類別魚類別生產量值14'!C29,'漁業生產量值-漁業種類別魚類別生產量值14'!E29,'漁業生產量值-漁業種類別魚類別生產量值14'!G29))" table:style-name="ce49">
            <text:p>-</text:p>
          </table:table-cell>
          <table:table-cell office:value-type="string" office:string-value="-" table:formula="msoxl:=  IF(SUM(N29,P29,'漁業生產量值-漁業種類別魚類別生產量值14'!D29,'漁業生產量值-漁業種類別魚類別生產量值14'!F29,'漁業生產量值-漁業種類別魚類別生產量值14'!H29)=0,&quot;-&quot;,SUM(N29,P29,'漁業生產量值-漁業種類別魚類別生產量值14'!D29,'漁業生產量值-漁業種類別魚類別生產量值14'!F29,'漁業生產量值-漁業種類別魚類別生產量值14'!H29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30,O30,'漁業生產量值-漁業種類別魚類別生產量值14'!C30,'漁業生產量值-漁業種類別魚類別生產量值14'!E30,'漁業生產量值-漁業種類別魚類別生產量值14'!G30)=0,&quot;-&quot;,SUM(M30,O30,'漁業生產量值-漁業種類別魚類別生產量值14'!C30,'漁業生產量值-漁業種類別魚類別生產量值14'!E30,'漁業生產量值-漁業種類別魚類別生產量值14'!G30))" table:style-name="ce49">
            <text:p>-</text:p>
          </table:table-cell>
          <table:table-cell office:value-type="string" office:string-value="-" table:formula="msoxl:=  IF(SUM(N30,P30,'漁業生產量值-漁業種類別魚類別生產量值14'!D30,'漁業生產量值-漁業種類別魚類別生產量值14'!F30,'漁業生產量值-漁業種類別魚類別生產量值14'!H30)=0,&quot;-&quot;,SUM(N30,P30,'漁業生產量值-漁業種類別魚類別生產量值14'!D30,'漁業生產量值-漁業種類別魚類別生產量值14'!F30,'漁業生產量值-漁業種類別魚類別生產量值14'!H30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31,O31,'漁業生產量值-漁業種類別魚類別生產量值14'!C31,'漁業生產量值-漁業種類別魚類別生產量值14'!E31,'漁業生產量值-漁業種類別魚類別生產量值14'!G31)=0,&quot;-&quot;,SUM(M31,O31,'漁業生產量值-漁業種類別魚類別生產量值14'!C31,'漁業生產量值-漁業種類別魚類別生產量值14'!E31,'漁業生產量值-漁業種類別魚類別生產量值14'!G31))" table:style-name="ce49">
            <text:p>-</text:p>
          </table:table-cell>
          <table:table-cell office:value-type="string" office:string-value="-" table:formula="msoxl:=  IF(SUM(N31,P31,'漁業生產量值-漁業種類別魚類別生產量值14'!D31,'漁業生產量值-漁業種類別魚類別生產量值14'!F31,'漁業生產量值-漁業種類別魚類別生產量值14'!H31)=0,&quot;-&quot;,SUM(N31,P31,'漁業生產量值-漁業種類別魚類別生產量值14'!D31,'漁業生產量值-漁業種類別魚類別生產量值14'!F31,'漁業生產量值-漁業種類別魚類別生產量值14'!H31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32,O32,'漁業生產量值-漁業種類別魚類別生產量值14'!C32,'漁業生產量值-漁業種類別魚類別生產量值14'!E32,'漁業生產量值-漁業種類別魚類別生產量值14'!G32)=0,&quot;-&quot;,SUM(M32,O32,'漁業生產量值-漁業種類別魚類別生產量值14'!C32,'漁業生產量值-漁業種類別魚類別生產量值14'!E32,'漁業生產量值-漁業種類別魚類別生產量值14'!G32))" table:style-name="ce49">
            <text:p>-</text:p>
          </table:table-cell>
          <table:table-cell office:value-type="string" office:string-value="-" table:formula="msoxl:=  IF(SUM(N32,P32,'漁業生產量值-漁業種類別魚類別生產量值14'!D32,'漁業生產量值-漁業種類別魚類別生產量值14'!F32,'漁業生產量值-漁業種類別魚類別生產量值14'!H32)=0,&quot;-&quot;,SUM(N32,P32,'漁業生產量值-漁業種類別魚類別生產量值14'!D32,'漁業生產量值-漁業種類別魚類別生產量值14'!F32,'漁業生產量值-漁業種類別魚類別生產量值14'!H32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33,O33,'漁業生產量值-漁業種類別魚類別生產量值14'!C33,'漁業生產量值-漁業種類別魚類別生產量值14'!E33,'漁業生產量值-漁業種類別魚類別生產量值14'!G33)=0,&quot;-&quot;,SUM(M33,O33,'漁業生產量值-漁業種類別魚類別生產量值14'!C33,'漁業生產量值-漁業種類別魚類別生產量值14'!E33,'漁業生產量值-漁業種類別魚類別生產量值14'!G33))" table:style-name="ce49">
            <text:p>-</text:p>
          </table:table-cell>
          <table:table-cell office:value-type="string" office:string-value="-" table:formula="msoxl:=  IF(SUM(N33,P33,'漁業生產量值-漁業種類別魚類別生產量值14'!D33,'漁業生產量值-漁業種類別魚類別生產量值14'!F33,'漁業生產量值-漁業種類別魚類別生產量值14'!H33)=0,&quot;-&quot;,SUM(N33,P33,'漁業生產量值-漁業種類別魚類別生產量值14'!D33,'漁業生產量值-漁業種類別魚類別生產量值14'!F33,'漁業生產量值-漁業種類別魚類別生產量值14'!H33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34,O34,'漁業生產量值-漁業種類別魚類別生產量值14'!C34,'漁業生產量值-漁業種類別魚類別生產量值14'!E34,'漁業生產量值-漁業種類別魚類別生產量值14'!G34)=0,&quot;-&quot;,SUM(M34,O34,'漁業生產量值-漁業種類別魚類別生產量值14'!C34,'漁業生產量值-漁業種類別魚類別生產量值14'!E34,'漁業生產量值-漁業種類別魚類別生產量值14'!G34))" table:style-name="ce49">
            <text:p>-</text:p>
          </table:table-cell>
          <table:table-cell office:value-type="string" office:string-value="-" table:formula="msoxl:=  IF(SUM(N34,P34,'漁業生產量值-漁業種類別魚類別生產量值14'!D34,'漁業生產量值-漁業種類別魚類別生產量值14'!F34,'漁業生產量值-漁業種類別魚類別生產量值14'!H34)=0,&quot;-&quot;,SUM(N34,P34,'漁業生產量值-漁業種類別魚類別生產量值14'!D34,'漁業生產量值-漁業種類別魚類別生產量值14'!F34,'漁業生產量值-漁業種類別魚類別生產量值14'!H34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61.31" table:style-name="ce49">
            <text:p>61<text:s/></text:p>
          </table:table-cell>
          <table:table-cell office:value-type="float" office:value="7940.9" table:style-name="ce49">
            <text:p>7,941<text:s/></text:p>
          </table:table-cell>
          <table:table-cell office:value-type="float" office:value="403.17" table:style-name="ce49">
            <text:p>403<text:s/></text:p>
          </table:table-cell>
          <table:table-cell office:value-type="float" office:value="124865.8" table:style-name="ce49">
            <text:p>124,866<text:s/></text:p>
          </table:table-cell>
          <table:table-cell office:value-type="string" office:string-value="-" table:formula="msoxl:=  IF(SUM(M35,O35,'漁業生產量值-漁業種類別魚類別生產量值14'!C35,'漁業生產量值-漁業種類別魚類別生產量值14'!E35,'漁業生產量值-漁業種類別魚類別生產量值14'!G35)=0,&quot;-&quot;,SUM(M35,O35,'漁業生產量值-漁業種類別魚類別生產量值14'!C35,'漁業生產量值-漁業種類別魚類別生產量值14'!E35,'漁業生產量值-漁業種類別魚類別生產量值14'!G35))" table:style-name="ce49">
            <text:p>-</text:p>
          </table:table-cell>
          <table:table-cell office:value-type="string" office:string-value="-" table:formula="msoxl:=  IF(SUM(N35,P35,'漁業生產量值-漁業種類別魚類別生產量值14'!D35,'漁業生產量值-漁業種類別魚類別生產量值14'!F35,'漁業生產量值-漁業種類別魚類別生產量值14'!H35)=0,&quot;-&quot;,SUM(N35,P35,'漁業生產量值-漁業種類別魚類別生產量值14'!D35,'漁業生產量值-漁業種類別魚類別生產量值14'!F35,'漁業生產量值-漁業種類別魚類別生產量值14'!H35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641.58000000000004" table:formula="msoxl:=  IF(SUM(C37:C49)=0,&quot;-&quot;,SUM(C37:C49))" table:style-name="ce49">
            <text:p>642<text:s/></text:p>
          </table:table-cell>
          <table:table-cell office:value-type="float" office:value="36805.485979999998" table:formula="msoxl:=  IF(SUM(D37:D49)=0,&quot;-&quot;,SUM(D37:D49))" table:style-name="ce49">
            <text:p>36,805<text:s/></text:p>
          </table:table-cell>
          <table:table-cell office:value-type="float" office:value="1.0316400000000001" table:formula="msoxl:=  IF(SUM(E37:E49)=0,&quot;-&quot;,SUM(E37:E49))" table:style-name="ce49">
            <text:p>1<text:s/></text:p>
          </table:table-cell>
          <table:table-cell office:value-type="float" office:value="85.335340000000002" table:formula="msoxl:=  IF(SUM(F37:F49)=0,&quot;-&quot;,SUM(F37:F49))" table:style-name="ce49">
            <text:p>85<text:s/></text:p>
          </table:table-cell>
          <table:table-cell office:value-type="float" office:value="54.525829999999999" table:formula="msoxl:=  IF(SUM(G37:G49)=0,&quot;-&quot;,SUM(G37:G49))" table:style-name="ce49">
            <text:p>55<text:s/></text:p>
          </table:table-cell>
          <table:table-cell office:value-type="float" office:value="13385.09211" table:formula="msoxl:=  IF(SUM(H37:H49)=0,&quot;-&quot;,SUM(H37:H49))" table:style-name="ce49">
            <text:p>13,385<text:s/></text:p>
          </table:table-cell>
          <table:table-cell office:value-type="float" office:value="95.930900000000008" table:formula="msoxl:=  IF(SUM(I37:I49)=0,&quot;-&quot;,SUM(I37:I49))" table:style-name="ce49">
            <text:p>96<text:s/></text:p>
          </table:table-cell>
          <table:table-cell office:value-type="float" office:value="15177.81623" table:formula="msoxl:=  IF(SUM(J37:J49)=0,&quot;-&quot;,SUM(J37:J49))" table:style-name="ce49">
            <text:p>15,178<text:s/></text:p>
          </table:table-cell>
          <table:table-cell office:value-type="float" office:value="645.74590000000001" table:formula="msoxl:=  IF(SUM(K37:K49)=0,&quot;-&quot;,SUM(K37:K49))" table:style-name="ce49">
            <text:p>646<text:s/></text:p>
          </table:table-cell>
          <table:table-cell office:value-type="float" office:value="50583.227639999997" table:formula="msoxl:=  IF(SUM(L37:L49)=0,&quot;-&quot;,SUM(L37:L49))" table:style-name="ce49">
            <text:p>50,583<text:s/></text:p>
          </table:table-cell>
          <table:table-cell office:value-type="float" office:value="0.3" table:formula="msoxl:=  IF(SUM(M37:M49)=0,&quot;-&quot;,SUM(M37:M49))" table:style-name="ce49">
            <text:p>0<text:s/></text:p>
          </table:table-cell>
          <table:table-cell office:value-type="float" office:value="60" table:formula="msoxl:=  IF(SUM(N37:N49)=0,&quot;-&quot;,SUM(N37:N49))" table:style-name="ce49">
            <text:p>60<text:s/></text:p>
          </table:table-cell>
          <table:table-cell office:value-type="float" office:value="7.0526" table:formula="msoxl:=  IF(SUM(O37:O49)=0,&quot;-&quot;,SUM(O37:O49))" table:style-name="ce49">
            <text:p>7<text:s/></text:p>
          </table:table-cell>
          <table:table-cell office:value-type="float" office:value="1128.3119999999999" table:formula="msoxl:=  IF(SUM(P37:P49)=0,&quot;-&quot;,SUM(P37:P49))" table:style-name="ce49">
            <text:p>1,12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.5000000000000001E-3" table:style-name="ce49">
            <text:p>0<text:s/></text:p>
          </table:table-cell>
          <table:table-cell office:value-type="float" office:value="0.375" table:style-name="ce49">
            <text:p>0<text:s/></text:p>
          </table:table-cell>
          <table:table-cell office:value-type="float" office:value="20.3" table:style-name="ce49">
            <text:p>20<text:s/></text:p>
          </table:table-cell>
          <table:table-cell office:value-type="float" office:value="3572.8" table:style-name="ce49">
            <text:p>3,573<text:s/></text:p>
          </table:table-cell>
          <table:table-cell office:value-type="float" office:value="2.5999999999999999E-3" table:formula="msoxl:=  IF(SUM(M37,O37,'漁業生產量值-漁業種類別魚類別生產量值14'!C37,'漁業生產量值-漁業種類別魚類別生產量值14'!E37,'漁業生產量值-漁業種類別魚類別生產量值14'!G37)=0,&quot;-&quot;,SUM(M37,O37,'漁業生產量值-漁業種類別魚類別生產量值14'!C37,'漁業生產量值-漁業種類別魚類別生產量值14'!E37,'漁業生產量值-漁業種類別魚類別生產量值14'!G37))" table:style-name="ce49">
            <text:p>0<text:s/></text:p>
          </table:table-cell>
          <table:table-cell office:value-type="float" office:value="0.312" table:formula="msoxl:=  IF(SUM(N37,P37,'漁業生產量值-漁業種類別魚類別生產量值14'!D37,'漁業生產量值-漁業種類別魚類別生產量值14'!F37,'漁業生產量值-漁業種類別魚類別生產量值14'!H37)=0,&quot;-&quot;,SUM(N37,P37,'漁業生產量值-漁業種類別魚類別生產量值14'!D37,'漁業生產量值-漁業種類別魚類別生產量值14'!F37,'漁業生產量值-漁業種類別魚類別生產量值14'!H37))" table:style-name="ce49">
            <text:p>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.5999999999999999E-3" table:style-name="ce49">
            <text:p>0<text:s/></text:p>
          </table:table-cell>
          <table:table-cell office:value-type="float" office:value="0.312" table:style-name="ce49">
            <text:p>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.12E-2" table:style-name="ce49">
            <text:p>0<text:s/></text:p>
          </table:table-cell>
          <table:table-cell office:value-type="float" office:value="2.1263299999999998" table:style-name="ce49">
            <text:p>2<text:s/></text:p>
          </table:table-cell>
          <table:table-cell office:value-type="float" office:value="8.5900000000000004E-2" table:style-name="ce49">
            <text:p>0<text:s/></text:p>
          </table:table-cell>
          <table:table-cell office:value-type="float" office:value="13.76117" table:style-name="ce49">
            <text:p>1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38,O38,'漁業生產量值-漁業種類別魚類別生產量值14'!C38,'漁業生產量值-漁業種類別魚類別生產量值14'!E38,'漁業生產量值-漁業種類別魚類別生產量值14'!G38)=0,&quot;-&quot;,SUM(M38,O38,'漁業生產量值-漁業種類別魚類別生產量值14'!C38,'漁業生產量值-漁業種類別魚類別生產量值14'!E38,'漁業生產量值-漁業種類別魚類別生產量值14'!G38))" table:style-name="ce49">
            <text:p>-</text:p>
          </table:table-cell>
          <table:table-cell office:value-type="string" office:string-value="-" table:formula="msoxl:=  IF(SUM(N38,P38,'漁業生產量值-漁業種類別魚類別生產量值14'!D38,'漁業生產量值-漁業種類別魚類別生產量值14'!F38,'漁業生產量值-漁業種類別魚類別生產量值14'!H38)=0,&quot;-&quot;,SUM(N38,P38,'漁業生產量值-漁業種類別魚類別生產量值14'!D38,'漁業生產量值-漁業種類別魚類別生產量值14'!F38,'漁業生產量值-漁業種類別魚類別生產量值14'!H38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39,O39,'漁業生產量值-漁業種類別魚類別生產量值14'!C39,'漁業生產量值-漁業種類別魚類別生產量值14'!E39,'漁業生產量值-漁業種類別魚類別生產量值14'!G39)=0,&quot;-&quot;,SUM(M39,O39,'漁業生產量值-漁業種類別魚類別生產量值14'!C39,'漁業生產量值-漁業種類別魚類別生產量值14'!E39,'漁業生產量值-漁業種類別魚類別生產量值14'!G39))" table:style-name="ce49">
            <text:p>-</text:p>
          </table:table-cell>
          <table:table-cell office:value-type="string" office:string-value="-" table:formula="msoxl:=  IF(SUM(N39,P39,'漁業生產量值-漁業種類別魚類別生產量值14'!D39,'漁業生產量值-漁業種類別魚類別生產量值14'!F39,'漁業生產量值-漁業種類別魚類別生產量值14'!H39)=0,&quot;-&quot;,SUM(N39,P39,'漁業生產量值-漁業種類別魚類別生產量值14'!D39,'漁業生產量值-漁業種類別魚類別生產量值14'!F39,'漁業生產量值-漁業種類別魚類別生產量值14'!H39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33" table:style-name="ce49">
            <text:p>0<text:s/></text:p>
          </table:table-cell>
          <table:table-cell office:value-type="float" office:value="29.7" table:style-name="ce49">
            <text:p>30<text:s/></text:p>
          </table:table-cell>
          <table:table-cell office:value-type="float" office:value="41.7468" table:style-name="ce49">
            <text:p>42<text:s/></text:p>
          </table:table-cell>
          <table:table-cell office:value-type="float" office:value="10875.00496" table:style-name="ce49">
            <text:p>10,875<text:s/></text:p>
          </table:table-cell>
          <table:table-cell office:value-type="float" office:value="63.593600000000002" table:style-name="ce49">
            <text:p>64<text:s/></text:p>
          </table:table-cell>
          <table:table-cell office:value-type="float" office:value="10076.488729999999" table:style-name="ce49">
            <text:p>10,076<text:s/></text:p>
          </table:table-cell>
          <table:table-cell office:value-type="float" office:value="0.73329999999999995" table:formula="msoxl:=  IF(SUM(M40,O40,'漁業生產量值-漁業種類別魚類別生產量值14'!C40,'漁業生產量值-漁業種類別魚類別生產量值14'!E40,'漁業生產量值-漁業種類別魚類別生產量值14'!G40)=0,&quot;-&quot;,SUM(M40,O40,'漁業生產量值-漁業種類別魚類別生產量值14'!C40,'漁業生產量值-漁業種類別魚類別生產量值14'!E40,'漁業生產量值-漁業種類別魚類別生產量值14'!G40))" table:style-name="ce49">
            <text:p>1<text:s/></text:p>
          </table:table-cell>
          <table:table-cell office:value-type="float" office:value="122.96563999999999" table:formula="msoxl:=  IF(SUM(N40,P40,'漁業生產量值-漁業種類別魚類別生產量值14'!D40,'漁業生產量值-漁業種類別魚類別生產量值14'!F40,'漁業生產量值-漁業種類別魚類別生產量值14'!H40)=0,&quot;-&quot;,SUM(N40,P40,'漁業生產量值-漁業種類別魚類別生產量值14'!D40,'漁業生產量值-漁業種類別魚類別生產量值14'!F40,'漁業生產量值-漁業種類別魚類別生產量值14'!H40))" table:style-name="ce49">
            <text:p>12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float" office:value="641.58000000000004" table:style-name="ce49">
            <text:p>642<text:s/></text:p>
          </table:table-cell>
          <table:table-cell office:value-type="float" office:value="36805.485979999998" table:style-name="ce49">
            <text:p>36,805<text:s/></text:p>
          </table:table-cell>
          <table:table-cell office:value-type="float" office:value="0.68044000000000004" table:style-name="ce49">
            <text:p>1<text:s/></text:p>
          </table:table-cell>
          <table:table-cell office:value-type="float" office:value="53.509010000000004" table:style-name="ce49">
            <text:p>54<text:s/></text:p>
          </table:table-cell>
          <table:table-cell office:value-type="float" office:value="12.690630000000001" table:style-name="ce49">
            <text:p>13<text:s/></text:p>
          </table:table-cell>
          <table:table-cell office:value-type="float" office:value="2495.9509800000001" table:style-name="ce49">
            <text:p>2,496<text:s/></text:p>
          </table:table-cell>
          <table:table-cell office:value-type="float" office:value="2.7372999999999998" table:style-name="ce49">
            <text:p>3<text:s/></text:p>
          </table:table-cell>
          <table:table-cell office:value-type="float" office:value="421.82749999999999" table:style-name="ce49">
            <text:p>422<text:s/></text:p>
          </table:table-cell>
          <table:table-cell office:value-type="string" office:string-value="-" table:formula="msoxl:=  IF(SUM(M41,O41,'漁業生產量值-漁業種類別魚類別生產量值14'!C41,'漁業生產量值-漁業種類別魚類別生產量值14'!E41,'漁業生產量值-漁業種類別魚類別生產量值14'!G41)=0,&quot;-&quot;,SUM(M41,O41,'漁業生產量值-漁業種類別魚類別生產量值14'!C41,'漁業生產量值-漁業種類別魚類別生產量值14'!E41,'漁業生產量值-漁業種類別魚類別生產量值14'!G41))" table:style-name="ce49">
            <text:p>-</text:p>
          </table:table-cell>
          <table:table-cell office:value-type="string" office:string-value="-" table:formula="msoxl:=  IF(SUM(N41,P41,'漁業生產量值-漁業種類別魚類別生產量值14'!D41,'漁業生產量值-漁業種類別魚類別生產量值14'!F41,'漁業生產量值-漁業種類別魚類別生產量值14'!H41)=0,&quot;-&quot;,SUM(N41,P41,'漁業生產量值-漁業種類別魚類別生產量值14'!D41,'漁業生產量值-漁業種類別魚類別生產量值14'!F41,'漁業生產量值-漁業種類別魚類別生產量值14'!H41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42,O42,'漁業生產量值-漁業種類別魚類別生產量值14'!C42,'漁業生產量值-漁業種類別魚類別生產量值14'!E42,'漁業生產量值-漁業種類別魚類別生產量值14'!G42)=0,&quot;-&quot;,SUM(M42,O42,'漁業生產量值-漁業種類別魚類別生產量值14'!C42,'漁業生產量值-漁業種類別魚類別生產量值14'!E42,'漁業生產量值-漁業種類別魚類別生產量值14'!G42))" table:style-name="ce49">
            <text:p>-</text:p>
          </table:table-cell>
          <table:table-cell office:value-type="string" office:string-value="-" table:formula="msoxl:=  IF(SUM(N42,P42,'漁業生產量值-漁業種類別魚類別生產量值14'!D42,'漁業生產量值-漁業種類別魚類別生產量值14'!F42,'漁業生產量值-漁業種類別魚類別生產量值14'!H42)=0,&quot;-&quot;,SUM(N42,P42,'漁業生產量值-漁業種類別魚類別生產量值14'!D42,'漁業生產量值-漁業種類別魚類別生產量值14'!F42,'漁業生產量值-漁業種類別魚類別生產量值14'!H42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43,O43,'漁業生產量值-漁業種類別魚類別生產量值14'!C43,'漁業生產量值-漁業種類別魚類別生產量值14'!E43,'漁業生產量值-漁業種類別魚類別生產量值14'!G43)=0,&quot;-&quot;,SUM(M43,O43,'漁業生產量值-漁業種類別魚類別生產量值14'!C43,'漁業生產量值-漁業種類別魚類別生產量值14'!E43,'漁業生產量值-漁業種類別魚類別生產量值14'!G43))" table:style-name="ce49">
            <text:p>-</text:p>
          </table:table-cell>
          <table:table-cell office:value-type="string" office:string-value="-" table:formula="msoxl:=  IF(SUM(N43,P43,'漁業生產量值-漁業種類別魚類別生產量值14'!D43,'漁業生產量值-漁業種類別魚類別生產量值14'!F43,'漁業生產量值-漁業種類別魚類別生產量值14'!H43)=0,&quot;-&quot;,SUM(N43,P43,'漁業生產量值-漁業種類別魚類別生產量值14'!D43,'漁業生產量值-漁業種類別魚類別生產量值14'!F43,'漁業生產量值-漁業種類別魚類別生產量值14'!H43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44,O44,'漁業生產量值-漁業種類別魚類別生產量值14'!C44,'漁業生產量值-漁業種類別魚類別生產量值14'!E44,'漁業生產量值-漁業種類別魚類別生產量值14'!G44)=0,&quot;-&quot;,SUM(M44,O44,'漁業生產量值-漁業種類別魚類別生產量值14'!C44,'漁業生產量值-漁業種類別魚類別生產量值14'!E44,'漁業生產量值-漁業種類別魚類別生產量值14'!G44))" table:style-name="ce49">
            <text:p>-</text:p>
          </table:table-cell>
          <table:table-cell office:value-type="string" office:string-value="-" table:formula="msoxl:=  IF(SUM(N44,P44,'漁業生產量值-漁業種類別魚類別生產量值14'!D44,'漁業生產量值-漁業種類別魚類別生產量值14'!F44,'漁業生產量值-漁業種類別魚類別生產量值14'!H44)=0,&quot;-&quot;,SUM(N44,P44,'漁業生產量值-漁業種類別魚類別生產量值14'!D44,'漁業生產量值-漁業種類別魚類別生產量值14'!F44,'漁業生產量值-漁業種類別魚類別生產量值14'!H44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45,O45,'漁業生產量值-漁業種類別魚類別生產量值14'!C45,'漁業生產量值-漁業種類別魚類別生產量值14'!E45,'漁業生產量值-漁業種類別魚類別生產量值14'!G45)=0,&quot;-&quot;,SUM(M45,O45,'漁業生產量值-漁業種類別魚類別生產量值14'!C45,'漁業生產量值-漁業種類別魚類別生產量值14'!E45,'漁業生產量值-漁業種類別魚類別生產量值14'!G45))" table:style-name="ce49">
            <text:p>-</text:p>
          </table:table-cell>
          <table:table-cell office:value-type="string" office:string-value="-" table:formula="msoxl:=  IF(SUM(N45,P45,'漁業生產量值-漁業種類別魚類別生產量值14'!D45,'漁業生產量值-漁業種類別魚類別生產量值14'!F45,'漁業生產量值-漁業種類別魚類別生產量值14'!H45)=0,&quot;-&quot;,SUM(N45,P45,'漁業生產量值-漁業種類別魚類別生產量值14'!D45,'漁業生產量值-漁業種類別魚類別生產量值14'!F45,'漁業生產量值-漁業種類別魚類別生產量值14'!H45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46,O46,'漁業生產量值-漁業種類別魚類別生產量值14'!C46,'漁業生產量值-漁業種類別魚類別生產量值14'!E46,'漁業生產量值-漁業種類別魚類別生產量值14'!G46)=0,&quot;-&quot;,SUM(M46,O46,'漁業生產量值-漁業種類別魚類別生產量值14'!C46,'漁業生產量值-漁業種類別魚類別生產量值14'!E46,'漁業生產量值-漁業種類別魚類別生產量值14'!G46))" table:style-name="ce49">
            <text:p>-</text:p>
          </table:table-cell>
          <table:table-cell office:value-type="string" office:string-value="-" table:formula="msoxl:=  IF(SUM(N46,P46,'漁業生產量值-漁業種類別魚類別生產量值14'!D46,'漁業生產量值-漁業種類別魚類別生產量值14'!F46,'漁業生產量值-漁業種類別魚類別生產量值14'!H46)=0,&quot;-&quot;,SUM(N46,P46,'漁業生產量值-漁業種類別魚類別生產量值14'!D46,'漁業生產量值-漁業種類別魚類別生產量值14'!F46,'漁業生產量值-漁業種類別魚類別生產量值14'!H46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47,O47,'漁業生產量值-漁業種類別魚類別生產量值14'!C47,'漁業生產量值-漁業種類別魚類別生產量值14'!E47,'漁業生產量值-漁業種類別魚類別生產量值14'!G47)=0,&quot;-&quot;,SUM(M47,O47,'漁業生產量值-漁業種類別魚類別生產量值14'!C47,'漁業生產量值-漁業種類別魚類別生產量值14'!E47,'漁業生產量值-漁業種類別魚類別生產量值14'!G47))" table:style-name="ce49">
            <text:p>-</text:p>
          </table:table-cell>
          <table:table-cell office:value-type="string" office:string-value="-" table:formula="msoxl:=  IF(SUM(N47,P47,'漁業生產量值-漁業種類別魚類別生產量值14'!D47,'漁業生產量值-漁業種類別魚類別生產量值14'!F47,'漁業生產量值-漁業種類別魚類別生產量值14'!H47)=0,&quot;-&quot;,SUM(N47,P47,'漁業生產量值-漁業種類別魚類別生產量值14'!D47,'漁業生產量值-漁業種類別魚類別生產量值14'!F47,'漁業生產量值-漁業種類別魚類別生產量值14'!H47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48,O48,'漁業生產量值-漁業種類別魚類別生產量值14'!C48,'漁業生產量值-漁業種類別魚類別生產量值14'!E48,'漁業生產量值-漁業種類別魚類別生產量值14'!G48)=0,&quot;-&quot;,SUM(M48,O48,'漁業生產量值-漁業種類別魚類別生產量值14'!C48,'漁業生產量值-漁業種類別魚類別生產量值14'!E48,'漁業生產量值-漁業種類別魚類別生產量值14'!G48))" table:style-name="ce49">
            <text:p>-</text:p>
          </table:table-cell>
          <table:table-cell office:value-type="string" office:string-value="-" table:formula="msoxl:=  IF(SUM(N48,P48,'漁業生產量值-漁業種類別魚類別生產量值14'!D48,'漁業生產量值-漁業種類別魚類別生產量值14'!F48,'漁業生產量值-漁業種類別魚類別生產量值14'!H48)=0,&quot;-&quot;,SUM(N48,P48,'漁業生產量值-漁業種類別魚類別生產量值14'!D48,'漁業生產量值-漁業種類別魚類別生產量值14'!F48,'漁業生產量值-漁業種類別魚類別生產量值14'!H48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9.3000000000000007" table:style-name="ce49">
            <text:p>9<text:s/></text:p>
          </table:table-cell>
          <table:table-cell office:value-type="float" office:value="1106.7" table:style-name="ce49">
            <text:p>1,107<text:s/></text:p>
          </table:table-cell>
          <table:table-cell office:value-type="float" office:value="645.01" table:formula="msoxl:=  IF(SUM(M49,O49,'漁業生產量值-漁業種類別魚類別生產量值14'!C49,'漁業生產量值-漁業種類別魚類別生產量值14'!E49,'漁業生產量值-漁業種類別魚類別生產量值14'!G49)=0,&quot;-&quot;,SUM(M49,O49,'漁業生產量值-漁業種類別魚類別生產量值14'!C49,'漁業生產量值-漁業種類別魚類別生產量值14'!E49,'漁業生產量值-漁業種類別魚類別生產量值14'!G49))" table:style-name="ce49">
            <text:p>645<text:s/></text:p>
          </table:table-cell>
          <table:table-cell office:value-type="float" office:value="50459.95" table:formula="msoxl:=  IF(SUM(N49,P49,'漁業生產量值-漁業種類別魚類別生產量值14'!D49,'漁業生產量值-漁業種類別魚類別生產量值14'!F49,'漁業生產量值-漁業種類別魚類別生產量值14'!H49)=0,&quot;-&quot;,SUM(N49,P49,'漁業生產量值-漁業種類別魚類別生產量值14'!D49,'漁業生產量值-漁業種類別魚類別生產量值14'!F49,'漁業生產量值-漁業種類別魚類別生產量值14'!H49))" table:style-name="ce49">
            <text:p>50,460<text:s/></text:p>
          </table:table-cell>
          <table:table-cell office:value-type="float" office:value="0.3" table:style-name="ce49">
            <text:p>0<text:s/></text:p>
          </table:table-cell>
          <table:table-cell office:value-type="float" office:value="60" table:style-name="ce49">
            <text:p>60<text:s/></text:p>
          </table:table-cell>
          <table:table-cell office:value-type="float" office:value="7.05" table:style-name="ce49">
            <text:p>7<text:s/></text:p>
          </table:table-cell>
          <table:table-cell office:value-type="float" office:value="1128" table:style-name="ce49">
            <text:p>1,128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  IF(SUM(C51:C53)=0,&quot;-&quot;,SUM(C51:C53))" table:style-name="ce49">
            <text:p>-</text:p>
          </table:table-cell>
          <table:table-cell office:value-type="string" office:string-value="-" table:formula="msoxl:=  IF(SUM(D51:D53)=0,&quot;-&quot;,SUM(D51:D53))" table:style-name="ce49">
            <text:p>-</text:p>
          </table:table-cell>
          <table:table-cell office:value-type="string" office:string-value="-" table:formula="msoxl:=  IF(SUM(E51:E53)=0,&quot;-&quot;,SUM(E51:E53))" table:style-name="ce49">
            <text:p>-</text:p>
          </table:table-cell>
          <table:table-cell office:value-type="string" office:string-value="-" table:formula="msoxl:=  IF(SUM(F51:F53)=0,&quot;-&quot;,SUM(F51:F53))" table:style-name="ce49">
            <text:p>-</text:p>
          </table:table-cell>
          <table:table-cell office:value-type="string" office:string-value="-" table:formula="msoxl:=  IF(SUM(G51:G53)=0,&quot;-&quot;,SUM(G51:G53))" table:style-name="ce49">
            <text:p>-</text:p>
          </table:table-cell>
          <table:table-cell office:value-type="string" office:string-value="-" table:formula="msoxl:=  IF(SUM(H51:H53)=0,&quot;-&quot;,SUM(H51:H53))" table:style-name="ce49">
            <text:p>-</text:p>
          </table:table-cell>
          <table:table-cell office:value-type="string" office:string-value="-" table:formula="msoxl:=  IF(SUM(I51:I53)=0,&quot;-&quot;,SUM(I51:I53))" table:style-name="ce49">
            <text:p>-</text:p>
          </table:table-cell>
          <table:table-cell office:value-type="string" office:string-value="-" table:formula="msoxl:=  IF(SUM(J51:J53)=0,&quot;-&quot;,SUM(J51:J53))" table:style-name="ce49">
            <text:p>-</text:p>
          </table:table-cell>
          <table:table-cell office:value-type="float" office:value="28879.641" table:formula="msoxl:=  IF(SUM(K51:K53)=0,&quot;-&quot;,SUM(K51:K53))" table:style-name="ce49">
            <text:p>28,880<text:s/></text:p>
          </table:table-cell>
          <table:table-cell office:value-type="float" office:value="6235796.0979999993" table:formula="msoxl:=  IF(SUM(L51:L53)=0,&quot;-&quot;,SUM(L51:L53))" table:style-name="ce49">
            <text:p>6,235,796<text:s/></text:p>
          </table:table-cell>
          <table:table-cell office:value-type="float" office:value="27792.74" table:formula="msoxl:=  IF(SUM(M51:M53)=0,&quot;-&quot;,SUM(M51:M53))" table:style-name="ce49">
            <text:p>27,793<text:s/></text:p>
          </table:table-cell>
          <table:table-cell office:value-type="float" office:value="6156224.4879999999" table:formula="msoxl:=  IF(SUM(N51:N53)=0,&quot;-&quot;,SUM(N51:N53))" table:style-name="ce49">
            <text:p>6,156,224<text:s/></text:p>
          </table:table-cell>
          <table:table-cell office:value-type="float" office:value="917.01" table:formula="msoxl:=  IF(SUM(O51:O53)=0,&quot;-&quot;,SUM(O51:O53))" table:style-name="ce49">
            <text:p>917<text:s/></text:p>
          </table:table-cell>
          <table:table-cell office:value-type="float" office:value="53194.51" table:formula="msoxl:=  IF(SUM(P51:P53)=0,&quot;-&quot;,SUM(P51:P53))" table:style-name="ce49">
            <text:p>53,19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8879.641" table:formula="msoxl:=  IF(SUM(M51,O51,'漁業生產量值-漁業種類別魚類別生產量值14'!C51,'漁業生產量值-漁業種類別魚類別生產量值14'!E51,'漁業生產量值-漁業種類別魚類別生產量值14'!G51)=0,&quot;-&quot;,SUM(M51,O51,'漁業生產量值-漁業種類別魚類別生產量值14'!C51,'漁業生產量值-漁業種類別魚類別生產量值14'!E51,'漁業生產量值-漁業種類別魚類別生產量值14'!G51))" table:style-name="ce49">
            <text:p>28,880<text:s/></text:p>
          </table:table-cell>
          <table:table-cell office:value-type="float" office:value="6235796.0979999993" table:formula="msoxl:=  IF(SUM(N51,P51,'漁業生產量值-漁業種類別魚類別生產量值14'!D51,'漁業生產量值-漁業種類別魚類別生產量值14'!F51,'漁業生產量值-漁業種類別魚類別生產量值14'!H51)=0,&quot;-&quot;,SUM(N51,P51,'漁業生產量值-漁業種類別魚類別生產量值14'!D51,'漁業生產量值-漁業種類別魚類別生產量值14'!F51,'漁業生產量值-漁業種類別魚類別生產量值14'!H51))" table:style-name="ce49">
            <text:p>6,235,796<text:s/></text:p>
          </table:table-cell>
          <table:table-cell office:value-type="float" office:value="27792.74" table:style-name="ce49">
            <text:p>27,793<text:s/></text:p>
          </table:table-cell>
          <table:table-cell office:value-type="float" office:value="6156224.4879999999" table:style-name="ce49">
            <text:p>6,156,224<text:s/></text:p>
          </table:table-cell>
          <table:table-cell office:value-type="float" office:value="917.01" table:style-name="ce49">
            <text:p>917<text:s/></text:p>
          </table:table-cell>
          <table:table-cell office:value-type="float" office:value="53194.51" table:style-name="ce49">
            <text:p>53,195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52,O52,'漁業生產量值-漁業種類別魚類別生產量值14'!C52,'漁業生產量值-漁業種類別魚類別生產量值14'!E52,'漁業生產量值-漁業種類別魚類別生產量值14'!G52)=0,&quot;-&quot;,SUM(M52,O52,'漁業生產量值-漁業種類別魚類別生產量值14'!C52,'漁業生產量值-漁業種類別魚類別生產量值14'!E52,'漁業生產量值-漁業種類別魚類別生產量值14'!G52))" table:style-name="ce49">
            <text:p>-</text:p>
          </table:table-cell>
          <table:table-cell office:value-type="string" office:string-value="-" table:formula="msoxl:=  IF(SUM(N52,P52,'漁業生產量值-漁業種類別魚類別生產量值14'!D52,'漁業生產量值-漁業種類別魚類別生產量值14'!F52,'漁業生產量值-漁業種類別魚類別生產量值14'!H52)=0,&quot;-&quot;,SUM(N52,P52,'漁業生產量值-漁業種類別魚類別生產量值14'!D52,'漁業生產量值-漁業種類別魚類別生產量值14'!F52,'漁業生產量值-漁業種類別魚類別生產量值14'!H52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53,O53,'漁業生產量值-漁業種類別魚類別生產量值14'!C53,'漁業生產量值-漁業種類別魚類別生產量值14'!E53,'漁業生產量值-漁業種類別魚類別生產量值14'!G53)=0,&quot;-&quot;,SUM(M53,O53,'漁業生產量值-漁業種類別魚類別生產量值14'!C53,'漁業生產量值-漁業種類別魚類別生產量值14'!E53,'漁業生產量值-漁業種類別魚類別生產量值14'!G53))" table:style-name="ce49">
            <text:p>-</text:p>
          </table:table-cell>
          <table:table-cell office:value-type="string" office:string-value="-" table:formula="msoxl:=  IF(SUM(N53,P53,'漁業生產量值-漁業種類別魚類別生產量值14'!D53,'漁業生產量值-漁業種類別魚類別生產量值14'!F53,'漁業生產量值-漁業種類別魚類別生產量值14'!H53)=0,&quot;-&quot;,SUM(N53,P53,'漁業生產量值-漁業種類別魚類別生產量值14'!D53,'漁業生產量值-漁業種類別魚類別生產量值14'!F53,'漁業生產量值-漁業種類別魚類別生產量值14'!H53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49">
            <text:p>-</text:p>
          </table:table-cell>
          <table:table-cell office:value-type="string" office:string-value="-" table:formula="msoxl:=  IF(SUM(D55:D57)=0,&quot;-&quot;,SUM(D55:D57))" table:style-name="ce49">
            <text:p>-</text:p>
          </table:table-cell>
          <table:table-cell office:value-type="string" office:string-value="-" table:formula="msoxl:=  IF(SUM(E55:E57)=0,&quot;-&quot;,SUM(E55:E57))" table:style-name="ce49">
            <text:p>-</text:p>
          </table:table-cell>
          <table:table-cell office:value-type="string" office:string-value="-" table:formula="msoxl:=  IF(SUM(F55:F57)=0,&quot;-&quot;,SUM(F55:F57))" table:style-name="ce49">
            <text:p>-</text:p>
          </table:table-cell>
          <table:table-cell office:value-type="string" office:string-value="-" table:formula="msoxl:=  IF(SUM(G55:G57)=0,&quot;-&quot;,SUM(G55:G57))" table:style-name="ce49">
            <text:p>-</text:p>
          </table:table-cell>
          <table:table-cell office:value-type="string" office:string-value="-" table:formula="msoxl:=  IF(SUM(H55:H57)=0,&quot;-&quot;,SUM(H55:H57))" table:style-name="ce49">
            <text:p>-</text:p>
          </table:table-cell>
          <table:table-cell office:value-type="string" office:string-value="-" table:formula="msoxl:=  IF(SUM(I55:I57)=0,&quot;-&quot;,SUM(I55:I57))" table:style-name="ce49">
            <text:p>-</text:p>
          </table:table-cell>
          <table:table-cell office:value-type="string" office:string-value="-" table:formula="msoxl:=  IF(SUM(J55:J57)=0,&quot;-&quot;,SUM(J55:J57))" table:style-name="ce49">
            <text:p>-</text:p>
          </table:table-cell>
          <table:table-cell office:value-type="string" office:string-value="-" table:formula="msoxl:=  IF(SUM(K55:K57)=0,&quot;-&quot;,SUM(K55:K57))" table:style-name="ce49">
            <text:p>-</text:p>
          </table:table-cell>
          <table:table-cell office:value-type="string" office:string-value="-" table:formula="msoxl:=  IF(SUM(L55:L57)=0,&quot;-&quot;,SUM(L55:L57))" table:style-name="ce49">
            <text:p>-</text:p>
          </table:table-cell>
          <table:table-cell office:value-type="string" office:string-value="-" table:formula="msoxl:=  IF(SUM(M55:M57)=0,&quot;-&quot;,SUM(M55:M57))" table:style-name="ce49">
            <text:p>-</text:p>
          </table:table-cell>
          <table:table-cell office:value-type="string" office:string-value="-" table:formula="msoxl:=  IF(SUM(N55:N57)=0,&quot;-&quot;,SUM(N55:N57))" table:style-name="ce49">
            <text:p>-</text:p>
          </table:table-cell>
          <table:table-cell office:value-type="string" office:string-value="-" table:formula="msoxl:=  IF(SUM(O55:O57)=0,&quot;-&quot;,SUM(O55:O57))" table:style-name="ce49">
            <text:p>-</text:p>
          </table:table-cell>
          <table:table-cell office:value-type="string" office:string-value="-" table:formula="msoxl:=  IF(SUM(P55:P57)=0,&quot;-&quot;,SUM(P55:P57))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55,O55,'漁業生產量值-漁業種類別魚類別生產量值14'!C55,'漁業生產量值-漁業種類別魚類別生產量值14'!E55,'漁業生產量值-漁業種類別魚類別生產量值14'!G55)=0,&quot;-&quot;,SUM(M55,O55,'漁業生產量值-漁業種類別魚類別生產量值14'!C55,'漁業生產量值-漁業種類別魚類別生產量值14'!E55,'漁業生產量值-漁業種類別魚類別生產量值14'!G55))" table:style-name="ce49">
            <text:p>-</text:p>
          </table:table-cell>
          <table:table-cell office:value-type="string" office:string-value="-" table:formula="msoxl:=  IF(SUM(N55,P55,'漁業生產量值-漁業種類別魚類別生產量值14'!D55,'漁業生產量值-漁業種類別魚類別生產量值14'!F55,'漁業生產量值-漁業種類別魚類別生產量值14'!H55)=0,&quot;-&quot;,SUM(N55,P55,'漁業生產量值-漁業種類別魚類別生產量值14'!D55,'漁業生產量值-漁業種類別魚類別生產量值14'!F55,'漁業生產量值-漁業種類別魚類別生產量值14'!H55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56,O56,'漁業生產量值-漁業種類別魚類別生產量值14'!C56,'漁業生產量值-漁業種類別魚類別生產量值14'!E56,'漁業生產量值-漁業種類別魚類別生產量值14'!G56)=0,&quot;-&quot;,SUM(M56,O56,'漁業生產量值-漁業種類別魚類別生產量值14'!C56,'漁業生產量值-漁業種類別魚類別生產量值14'!E56,'漁業生產量值-漁業種類別魚類別生產量值14'!G56))" table:style-name="ce49">
            <text:p>-</text:p>
          </table:table-cell>
          <table:table-cell office:value-type="string" office:string-value="-" table:formula="msoxl:=  IF(SUM(N56,P56,'漁業生產量值-漁業種類別魚類別生產量值14'!D56,'漁業生產量值-漁業種類別魚類別生產量值14'!F56,'漁業生產量值-漁業種類別魚類別生產量值14'!H56)=0,&quot;-&quot;,SUM(N56,P56,'漁業生產量值-漁業種類別魚類別生產量值14'!D56,'漁業生產量值-漁業種類別魚類別生產量值14'!F56,'漁業生產量值-漁業種類別魚類別生產量值14'!H56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57,O57,'漁業生產量值-漁業種類別魚類別生產量值14'!C57,'漁業生產量值-漁業種類別魚類別生產量值14'!E57,'漁業生產量值-漁業種類別魚類別生產量值14'!G57)=0,&quot;-&quot;,SUM(M57,O57,'漁業生產量值-漁業種類別魚類別生產量值14'!C57,'漁業生產量值-漁業種類別魚類別生產量值14'!E57,'漁業生產量值-漁業種類別魚類別生產量值14'!G57))" table:style-name="ce49">
            <text:p>-</text:p>
          </table:table-cell>
          <table:table-cell office:value-type="string" office:string-value="-" table:formula="msoxl:=  IF(SUM(N57,P57,'漁業生產量值-漁業種類別魚類別生產量值14'!D57,'漁業生產量值-漁業種類別魚類別生產量值14'!F57,'漁業生產量值-漁業種類別魚類別生產量值14'!H57)=0,&quot;-&quot;,SUM(N57,P57,'漁業生產量值-漁業種類別魚類別生產量值14'!D57,'漁業生產量值-漁業種類別魚類別生產量值14'!F57,'漁業生產量值-漁業種類別魚類別生產量值14'!H57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string" office:string-value="-" table:formula="msoxl:=  IF(SUM(C59,C60,C61,C63)=0,IF(C62=0,&quot;-&quot;,C62),SUM(C59,C60,C61,C63))" table:style-name="ce49">
            <text:p>-</text:p>
          </table:table-cell>
          <table:table-cell office:value-type="string" office:string-value="-" table:formula="msoxl:=  IF(SUM(D59:D63)=0,&quot;-&quot;,SUM(D59:D63))" table:style-name="ce49">
            <text:p>-</text:p>
          </table:table-cell>
          <table:table-cell office:value-type="string" office:string-value="-" table:formula="msoxl:=  IF(SUM(E59,E60,E61,E63)=0,IF(E62=0,&quot;-&quot;,E62),SUM(E59,E60,E61,E63))" table:style-name="ce49">
            <text:p>-</text:p>
          </table:table-cell>
          <table:table-cell office:value-type="string" office:string-value="-" table:formula="msoxl:=  IF(SUM(F59:F63)=0,&quot;-&quot;,SUM(F59:F63))" table:style-name="ce49">
            <text:p>-</text:p>
          </table:table-cell>
          <table:table-cell office:value-type="float" office:value="1.1000000000000001" table:formula="msoxl:=  IF(SUM(G59,G60,G61,G63)=0,IF(G62=0,&quot;-&quot;,G62),SUM(G59,G60,G61,G63))" table:style-name="ce49">
            <text:p>1<text:s/></text:p>
          </table:table-cell>
          <table:table-cell office:value-type="float" office:value="440" table:formula="msoxl:=  IF(SUM(H59:H63)=0,&quot;-&quot;,SUM(H59:H63))" table:style-name="ce49">
            <text:p>440<text:s/></text:p>
          </table:table-cell>
          <table:table-cell office:value-type="float" office:value="151.666" table:formula="msoxl:=  IF(SUM(I59,I60,I61,I63)=0,IF(I62=0,&quot;-&quot;,I62),SUM(I59,I60,I61,I63))" table:style-name="ce49">
            <text:p>152<text:s/></text:p>
          </table:table-cell>
          <table:table-cell office:value-type="float" office:value="152933.66800000001" table:formula="msoxl:=  IF(SUM(J59:J63)=0,&quot;-&quot;,SUM(J59:J63))" table:style-name="ce49">
            <text:p>152,934<text:s/></text:p>
          </table:table-cell>
          <table:table-cell office:value-type="float" office:value="70024.269" table:formula="msoxl:=  IF(SUM(K59,K60,K61,K63)=0,IF(K62=0,&quot;-&quot;,K62),SUM(K59,K60,K61,K63))" table:style-name="ce49">
            <text:p>70,024<text:s/></text:p>
          </table:table-cell>
          <table:table-cell office:value-type="float" office:value="4449467.6809999999" table:formula="msoxl:=  IF(SUM(L59:L63)=0,&quot;-&quot;,SUM(L59:L63))" table:style-name="ce49">
            <text:p>4,449,468<text:s/></text:p>
          </table:table-cell>
          <table:table-cell office:value-type="string" office:string-value="-" table:formula="msoxl:=  IF(SUM(M59,M60,M61,M63)=0,IF(M62=0,&quot;-&quot;,M62),SUM(M59,M60,M61,M63))" table:style-name="ce49">
            <text:p>-</text:p>
          </table:table-cell>
          <table:table-cell office:value-type="string" office:string-value="-" table:formula="msoxl:=  IF(SUM(N59:N63)=0,&quot;-&quot;,SUM(N59:N63))" table:style-name="ce49">
            <text:p>-</text:p>
          </table:table-cell>
          <table:table-cell office:value-type="float" office:value="55824.841999999997" table:formula="msoxl:=  IF(SUM(O59,O60,O61,O63)=0,IF(O62=0,&quot;-&quot;,O62),SUM(O59,O60,O61,O63))" table:style-name="ce49">
            <text:p>55,825<text:s/></text:p>
          </table:table-cell>
          <table:table-cell office:value-type="float" office:value="3883390.6310000001" table:formula="msoxl:=  IF(SUM(P59:P63)=0,&quot;-&quot;,SUM(P59:P63))" table:style-name="ce49">
            <text:p>3,883,39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.1000000000000001" table:style-name="ce49">
            <text:p>1<text:s/></text:p>
          </table:table-cell>
          <table:table-cell office:value-type="float" office:value="440" table:style-name="ce49">
            <text:p>440<text:s/></text:p>
          </table:table-cell>
          <table:table-cell office:value-type="float" office:value="52.71" table:style-name="ce49">
            <text:p>53<text:s/></text:p>
          </table:table-cell>
          <table:table-cell office:value-type="float" office:value="16363.14" table:style-name="ce49">
            <text:p>16,363<text:s/></text:p>
          </table:table-cell>
          <table:table-cell office:value-type="float" office:value="55845.741999999998" table:formula="msoxl:=  IF(SUM(M59,O59,'漁業生產量值-漁業種類別魚類別生產量值14'!C59,'漁業生產量值-漁業種類別魚類別生產量值14'!E59,'漁業生產量值-漁業種類別魚類別生產量值14'!G59)=0,&quot;-&quot;,SUM(M59,O59,'漁業生產量值-漁業種類別魚類別生產量值14'!C59,'漁業生產量值-漁業種類別魚類別生產量值14'!E59,'漁業生產量值-漁業種類別魚類別生產量值14'!G59))" table:style-name="ce49">
            <text:p>55,846<text:s/></text:p>
          </table:table-cell>
          <table:table-cell office:value-type="float" office:value="3884811.8310000002" table:formula="msoxl:=  IF(SUM(N59,P59,'漁業生產量值-漁業種類別魚類別生產量值14'!D59,'漁業生產量值-漁業種類別魚類別生產量值14'!F59,'漁業生產量值-漁業種類別魚類別生產量值14'!H59)=0,&quot;-&quot;,SUM(N59,P59,'漁業生產量值-漁業種類別魚類別生產量值14'!D59,'漁業生產量值-漁業種類別魚類別生產量值14'!F59,'漁業生產量值-漁業種類別魚類別生產量值14'!H59))" table:style-name="ce49">
            <text:p>3,884,812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55824.841999999997" table:style-name="ce49">
            <text:p>55,825<text:s/></text:p>
          </table:table-cell>
          <table:table-cell office:value-type="float" office:value="3883390.6310000001" table:style-name="ce49">
            <text:p>3,883,391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98.956000000000003" table:style-name="ce49">
            <text:p>99<text:s/></text:p>
          </table:table-cell>
          <table:table-cell office:value-type="float" office:value="136570.52799999999" table:style-name="ce49">
            <text:p>136,571<text:s/></text:p>
          </table:table-cell>
          <table:table-cell office:value-type="float" office:value="14177.412" table:formula="msoxl:=  IF(SUM(M60,O60,'漁業生產量值-漁業種類別魚類別生產量值14'!C60,'漁業生產量值-漁業種類別魚類別生產量值14'!E60,'漁業生產量值-漁業種類別魚類別生產量值14'!G60)=0,&quot;-&quot;,SUM(M60,O60,'漁業生產量值-漁業種類別魚類別生產量值14'!C60,'漁業生產量值-漁業種類別魚類別生產量值14'!E60,'漁業生產量值-漁業種類別魚類別生產量值14'!G60))" table:style-name="ce49">
            <text:p>14,177<text:s/></text:p>
          </table:table-cell>
          <table:table-cell office:value-type="float" office:value="564586.72" table:formula="msoxl:=  IF(SUM(N60,P60,'漁業生產量值-漁業種類別魚類別生產量值14'!D60,'漁業生產量值-漁業種類別魚類別生產量值14'!F60,'漁業生產量值-漁業種類別魚類別生產量值14'!H60)=0,&quot;-&quot;,SUM(N60,P60,'漁業生產量值-漁業種類別魚類別生產量值14'!D60,'漁業生產量值-漁業種類別魚類別生產量值14'!F60,'漁業生產量值-漁業種類別魚類別生產量值14'!H60))" table:style-name="ce49">
            <text:p>564,587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61,O61,'漁業生產量值-漁業種類別魚類別生產量值14'!C61,'漁業生產量值-漁業種類別魚類別生產量值14'!E61,'漁業生產量值-漁業種類別魚類別生產量值14'!G61)=0,&quot;-&quot;,SUM(M61,O61,'漁業生產量值-漁業種類別魚類別生產量值14'!C61,'漁業生產量值-漁業種類別魚類別生產量值14'!E61,'漁業生產量值-漁業種類別魚類別生產量值14'!G61))" table:style-name="ce49">
            <text:p>-</text:p>
          </table:table-cell>
          <table:table-cell office:value-type="string" office:string-value="-" table:formula="msoxl:=  IF(SUM(N61,P61,'漁業生產量值-漁業種類別魚類別生產量值14'!D61,'漁業生產量值-漁業種類別魚類別生產量值14'!F61,'漁業生產量值-漁業種類別魚類別生產量值14'!H61)=0,&quot;-&quot;,SUM(N61,P61,'漁業生產量值-漁業種類別魚類別生產量值14'!D61,'漁業生產量值-漁業種類別魚類別生產量值14'!F61,'漁業生產量值-漁業種類別魚類別生產量值14'!H61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msoxl:=  IF(SUM(M62,O62,'漁業生產量值-漁業種類別魚類別生產量值14'!C62,'漁業生產量值-漁業種類別魚類別生產量值14'!E62,'漁業生產量值-漁業種類別魚類別生產量值14'!G62)=0,&quot;-&quot;,SUM(M62,O62,'漁業生產量值-漁業種類別魚類別生產量值14'!C62,'漁業生產量值-漁業種類別魚類別生產量值14'!E62,'漁業生產量值-漁業種類別魚類別生產量值14'!G62))" table:style-name="ce49">
            <text:p>-</text:p>
          </table:table-cell>
          <table:table-cell office:value-type="string" office:string-value="-" table:formula="msoxl:=  IF(SUM(N62,P62,'漁業生產量值-漁業種類別魚類別生產量值14'!D62,'漁業生產量值-漁業種類別魚類別生產量值14'!F62,'漁業生產量值-漁業種類別魚類別生產量值14'!H62)=0,&quot;-&quot;,SUM(N62,P62,'漁業生產量值-漁業種類別魚類別生產量值14'!D62,'漁業生產量值-漁業種類別魚類別生產量值14'!F62,'漁業生產量值-漁業種類別魚類別生產量值14'!H62))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float" office:value="1.115" table:formula="msoxl:=  IF(SUM(M63,O63,'漁業生產量值-漁業種類別魚類別生產量值14'!C63,'漁業生產量值-漁業種類別魚類別生產量值14'!E63,'漁業生產量值-漁業種類別魚類別生產量值14'!G63)=0,&quot;-&quot;,SUM(M63,O63,'漁業生產量值-漁業種類別魚類別生產量值14'!C63,'漁業生產量值-漁業種類別魚類別生產量值14'!E63,'漁業生產量值-漁業種類別魚類別生產量值14'!G63))" table:style-name="ce49">
            <text:p>1<text:s/></text:p>
          </table:table-cell>
          <table:table-cell office:value-type="float" office:value="69.13" table:formula="msoxl:=  IF(SUM(N63,P63,'漁業生產量值-漁業種類別魚類別生產量值14'!D63,'漁業生產量值-漁業種類別魚類別生產量值14'!F63,'漁業生產量值-漁業種類別魚類別生產量值14'!H63)=0,&quot;-&quot;,SUM(N63,P63,'漁業生產量值-漁業種類別魚類別生產量值14'!D63,'漁業生產量值-漁業種類別魚類別生產量值14'!F63,'漁業生產量值-漁業種類別魚類別生產量值14'!H63))" table:style-name="ce49">
            <text:p>69<text:s/>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77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the grand total.</text:p>
          </table:table-cell>
          <table:covered-table-cell table:number-columns-repeated="9"/>
          <table:table-cell table:number-columns-repeated="16368" table:style-name="ce76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1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99">
            <text:p>7‧漁業生產量</text:p>
          </table:table-cell>
          <table:covered-table-cell table:number-columns-repeated="2"/>
          <table:table-cell table:number-columns-repeated="6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01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54">
            <text:p>(1) By type of fisheries by species(Continued)</text:p>
          </table:table-cell>
          <table:table-cell table:number-columns-repeated="3" table:style-name="ce1"/>
          <table:table-cell office:value-type="string" table:style-name="ce21">
            <text:p>Value：Thousand NT $</text:p>
          </table:table-cell>
          <table:table-cell table:number-columns-repeated="16371" table:style-name="ce1"/>
        </table:table-row>
        <table:table-row table:style-name="ro2">
          <table:table-cell table:style-name="ce7"/>
          <table:table-cell office:value-type="string" table:number-columns-spanned="1" table:number-rows-spanned="3" table:style-name="ce187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14" draw:style-name="a1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174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6" table:number-rows-spanned="1" table:style-name="ce174">
            <text:p>貝 <text:s text:c="11"/>類</text:p>
          </table:table-cell>
          <table:covered-table-cell table:number-columns-repeated="5"/>
          <table:table-cell table:number-columns-spanned="2" table:number-rows-spanned="1" table:style-name="ce176"/>
          <table:covered-table-cell/>
          <table:table-cell table:number-columns-spanned="2" table:number-rows-spanned="1" table:style-name="ce176"/>
          <table:covered-table-cell/>
          <table:table-cell table:number-columns-spanned="2" table:number-rows-spanned="1" table:style-name="ce176"/>
          <table:covered-table-cell/>
          <table:table-cell table:number-columns-spanned="2" table:number-rows-spanned="1" table:style-name="ce176"/>
          <table:covered-table-cell/>
          <table:table-cell table:number-columns-repeated="16368"/>
        </table:table-row>
        <table:table-row table:style-name="ro2">
          <table:table-cell table:style-name="ce10"/>
          <table:covered-table-cell/>
          <table:table-cell office:value-type="string" table:number-columns-spanned="2" table:number-rows-spanned="1" table:style-name="ce182">
            <text:p>蜊</text:p>
          </table:table-cell>
          <table:covered-table-cell/>
          <table:table-cell office:value-type="string" table:number-columns-spanned="2" table:number-rows-spanned="1" table:style-name="ce178">
            <text:p>蜆</text:p>
          </table:table-cell>
          <table:covered-table-cell/>
          <table:table-cell office:value-type="string" table:number-columns-spanned="2" table:number-rows-spanned="1" table:style-name="ce178">
            <text:p>其他貝介類</text:p>
          </table:table-cell>
          <table:covered-table-cell/>
          <table:table-cell office:value-type="string" table:number-columns-spanned="2" table:number-rows-spanned="1" table:style-name="ce179">
            <text:p>牛 <text:s text:c="6"/>蛙</text:p>
          </table:table-cell>
          <table:covered-table-cell/>
          <table:table-cell office:value-type="string" table:number-columns-spanned="2" table:number-rows-spanned="1" table:style-name="ce179">
            <text:p>鱉</text:p>
          </table:table-cell>
          <table:covered-table-cell/>
          <table:table-cell office:value-type="string" table:number-columns-spanned="2" table:number-rows-spanned="1" table:style-name="ce179">
            <text:p>鱉 <text:s text:c="6"/>蛋</text:p>
          </table:table-cell>
          <table:covered-table-cell/>
          <table:table-cell office:value-type="string" table:number-columns-spanned="2" table:number-rows-spanned="1" table:style-name="ce202">
            <text:p>珊 <text:s text:c="6"/>瑚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189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64">
            <text:p>6503</text:p>
          </table:table-cell>
          <table:covered-table-cell/>
          <table:table-cell office:value-type="string" table:number-columns-spanned="2" table:number-rows-spanned="1" table:style-name="ce161">
            <text:p>6513</text:p>
          </table:table-cell>
          <table:covered-table-cell/>
          <table:table-cell office:value-type="string" table:number-columns-spanned="2" table:number-rows-spanned="1" table:style-name="ce161">
            <text:p>6599</text:p>
          </table:table-cell>
          <table:covered-table-cell/>
          <table:table-cell office:value-type="string" table:number-columns-spanned="2" table:number-rows-spanned="1" table:style-name="ce161">
            <text:p>6601</text:p>
          </table:table-cell>
          <table:covered-table-cell/>
          <table:table-cell office:value-type="string" table:number-columns-spanned="2" table:number-rows-spanned="1" table:style-name="ce161">
            <text:p>6603</text:p>
          </table:table-cell>
          <table:covered-table-cell/>
          <table:table-cell office:value-type="string" table:number-columns-spanned="2" table:number-rows-spanned="1" table:style-name="ce161">
            <text:p>6605</text:p>
          </table:table-cell>
          <table:covered-table-cell/>
          <table:table-cell office:value-type="string" table:number-columns-spanned="2" table:number-rows-spanned="1" table:style-name="ce172">
            <text:p>6900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10">
            <text:p>Code</text:p>
          </table:table-cell>
          <table:covered-table-cell/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7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7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70">
            <text:p>價值</text:p>
          </table:table-cell>
          <table:table-cell table:number-columns-repeated="16368"/>
        </table:table-row>
        <table:table-row table:style-name="ro2">
          <table:table-cell table:style-name="ce15"/>
          <table:covered-table-cell/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56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56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71">
            <text:p>Value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142.4" table:formula="msoxl:=  IF(SUM(C11,C19,C36,C50,C54,C58)=0,&quot;-&quot;,SUM(C11,C19,C36,C50,C54,C58))" table:style-name="ce49">
            <text:p>142<text:s/></text:p>
          </table:table-cell>
          <table:table-cell office:value-type="float" office:value="10428.800000000001" table:formula="msoxl:=  IF(SUM(D11,D19,D36,D50,D54,D58)=0,&quot;-&quot;,SUM(D11,D19,D36,D50,D54,D58))" table:style-name="ce49">
            <text:p>10,429<text:s/></text:p>
          </table:table-cell>
          <table:table-cell office:value-type="float" office:value="14178.527" table:formula="msoxl:=  IF(SUM(E11,E19,E36,E50,E54,E58)=0,&quot;-&quot;,SUM(E11,E19,E36,E50,E54,E58))" table:style-name="ce49">
            <text:p>14,179<text:s/></text:p>
          </table:table-cell>
          <table:table-cell office:value-type="float" office:value="564655.85" table:formula="msoxl:=  IF(SUM(F11,F19,F36,F50,F54,F58)=0,&quot;-&quot;,SUM(F11,F19,F36,F50,F54,F58))" table:style-name="ce49">
            <text:p>564,656<text:s/></text:p>
          </table:table-cell>
          <table:table-cell office:value-type="float" office:value="694.78070000000002" table:formula="msoxl:=  IF(SUM(G11,G19,G36,G50,G54,G58)=0,&quot;-&quot;,SUM(G11,G19,G36,G50,G54,G58))" table:style-name="ce49">
            <text:p>695<text:s/></text:p>
          </table:table-cell>
          <table:table-cell office:value-type="float" office:value="67707.179789999995" table:formula="msoxl:=  IF(SUM(H11,H19,H36,H50,H54,H58)=0,&quot;-&quot;,SUM(H11,H19,H36,H50,H54,H58))" table:style-name="ce49">
            <text:p>67,707<text:s/></text:p>
          </table:table-cell>
          <table:table-cell office:value-type="float" office:value="3000" table:formula="msoxl:=  IF(SUM(I11,I19,I36,I50,I54,I58)=0,&quot;-&quot;,SUM(I11,I19,I36,I50,I54,I58))" table:style-name="ce49">
            <text:p>3,000<text:s/></text:p>
          </table:table-cell>
          <table:table-cell office:value-type="float" office:value="201094" table:formula="msoxl:=  IF(SUM(J11,J19,J36,J50,J54,J58)=0,&quot;-&quot;,SUM(J11,J19,J36,J50,J54,J58))" table:style-name="ce61">
            <text:p>201,094<text:s/></text:p>
          </table:table-cell>
          <table:table-cell office:value-type="float" office:value="634.07550000000003" table:formula="msoxl:=  IF(SUM(K11,K19,K36,K50,K54,K58)=0,&quot;-&quot;,SUM(K11,K19,K36,K50,K54,K58))" table:style-name="ce49">
            <text:p>634<text:s/></text:p>
          </table:table-cell>
          <table:table-cell office:value-type="float" office:value="141429.791" table:formula="msoxl:=  IF(SUM(L11,L19,L36,L50,L54,L58)=0,&quot;-&quot;,SUM(L11,L19,L36,L50,L54,L58))" table:style-name="ce49">
            <text:p>141,430<text:s/></text:p>
          </table:table-cell>
          <table:table-cell office:value-type="float" office:value="1229.171" table:formula="msoxl:=  IF(SUM(M11,M19,M36,M50,M54,M58)=0,&quot;-&quot;,SUM(M11,M19,M36,M50,M54,M58))" table:style-name="ce49">
            <text:p>1,229<text:s/></text:p>
          </table:table-cell>
          <table:table-cell office:value-type="float" office:value="409476.90642999997" table:formula="msoxl:=  IF(SUM(N11,N19,N36,N50,N54,N58)=0,&quot;-&quot;,SUM(N11,N19,N36,N50,N54,N58))" table:style-name="ce61">
            <text:p>409,477<text:s/></text:p>
          </table:table-cell>
          <table:table-cell office:value-type="float" office:value="2.823" table:formula="msoxl:=  IF(SUM(O11,O19,O36,O50,O54,O58)=0,&quot;-&quot;,SUM(O11,O19,O36,O50,O54,O58))" table:style-name="ce49">
            <text:p>3<text:s/></text:p>
          </table:table-cell>
          <table:table-cell office:value-type="float" office:value="306490.00461" table:formula="msoxl:=  IF(SUM(P11,P19,P36,P50,P54,P58)=0,&quot;-&quot;,SUM(P11,P19,P36,P50,P54,P58))" table:style-name="ce72">
            <text:p>306,49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0</text:p>
          </table:table-cell>
          <table:table-cell office:value-type="string" table:style-name="ce18">
            <text:p>遠洋漁業合計</text:p>
          </table:table-cell>
          <table:table-cell office:value-type="string" office:string-value="-" table:formula="msoxl:=  IF(SUM(C12:C18)=0,&quot;-&quot;,SUM(C12:C18))" table:style-name="ce49">
            <text:p>-</text:p>
          </table:table-cell>
          <table:table-cell office:value-type="string" office:string-value="-" table:formula="msoxl:=  IF(SUM(D12:D18)=0,&quot;-&quot;,SUM(D12:D18))" table:style-name="ce49">
            <text:p>-</text:p>
          </table:table-cell>
          <table:table-cell office:value-type="string" office:string-value="-" table:formula="msoxl:=  IF(SUM(E12:E18)=0,&quot;-&quot;,SUM(E12:E18))" table:style-name="ce49">
            <text:p>-</text:p>
          </table:table-cell>
          <table:table-cell office:value-type="string" office:string-value="-" table:formula="msoxl:=  IF(SUM(F12:F18)=0,&quot;-&quot;,SUM(F12:F18))" table:style-name="ce49">
            <text:p>-</text:p>
          </table:table-cell>
          <table:table-cell office:value-type="float" office:value="2.6829999999999998" table:formula="msoxl:=  IF(SUM(G12:G18)=0,&quot;-&quot;,SUM(G12:G18))" table:style-name="ce49">
            <text:p>3<text:s/></text:p>
          </table:table-cell>
          <table:table-cell office:value-type="float" office:value="133.3451" table:formula="msoxl:=  IF(SUM(H12:H18)=0,&quot;-&quot;,SUM(H12:H18))" table:style-name="ce49">
            <text:p>133<text:s/></text:p>
          </table:table-cell>
          <table:table-cell office:value-type="string" office:string-value="-" table:formula="msoxl:=  IF(SUM(I12:I18)=0,&quot;-&quot;,SUM(I12:I18))" table:style-name="ce49">
            <text:p>-</text:p>
          </table:table-cell>
          <table:table-cell office:value-type="string" office:string-value="-" table:formula="msoxl:=  IF(SUM(J12:J18)=0,&quot;-&quot;,SUM(J12:J18))" table:style-name="ce61">
            <text:p>-</text:p>
          </table:table-cell>
          <table:table-cell office:value-type="string" office:string-value="-" table:formula="msoxl:=  IF(SUM(K12:K18)=0,&quot;-&quot;,SUM(K12:K18))" table:style-name="ce49">
            <text:p>-</text:p>
          </table:table-cell>
          <table:table-cell office:value-type="string" office:string-value="-" table:formula="msoxl:=  IF(SUM(L12:L18)=0,&quot;-&quot;,SUM(L12:L18))" table:style-name="ce49">
            <text:p>-</text:p>
          </table:table-cell>
          <table:table-cell office:value-type="string" office:string-value="-" table:formula="msoxl:=  IF(SUM(M12:M18)=0,&quot;-&quot;,SUM(M12:M18))" table:style-name="ce49">
            <text:p>-</text:p>
          </table:table-cell>
          <table:table-cell office:value-type="string" office:string-value="-" table:formula="msoxl:=  IF(SUM(N12:N18)=0,&quot;-&quot;,SUM(N12:N18))" table:style-name="ce61">
            <text:p>-</text:p>
          </table:table-cell>
          <table:table-cell office:value-type="string" office:string-value="-" table:formula="msoxl:=  IF(SUM(O12:O18)=0,&quot;-&quot;,SUM(O12:O18))" table:style-name="ce49">
            <text:p>-</text:p>
          </table:table-cell>
          <table:table-cell office:value-type="string" office:string-value="-" table:formula="msoxl:=  IF(SUM(P12:P18)=0,&quot;-&quot;,SUM(P12:P18))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1</text:p>
          </table:table-cell>
          <table:table-cell office:value-type="string" table:style-name="ce18">
            <text:p>　單船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2.6829999999999998" table:style-name="ce49">
            <text:p>3<text:s/></text:p>
          </table:table-cell>
          <table:table-cell office:value-type="float" office:value="133.3451" table:style-name="ce49">
            <text:p>133<text:s/>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6</text:p>
          </table:table-cell>
          <table:table-cell office:value-type="string" table:style-name="ce18">
            <text:p>　魷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0</text:p>
          </table:table-cell>
          <table:table-cell office:value-type="string" table:style-name="ce18">
            <text:p>近海漁業合計</text:p>
          </table:table-cell>
          <table:table-cell office:value-type="string" office:string-value="-" table:formula="msoxl:=  IF(SUM(C20:C35)=0,&quot;-&quot;,SUM(C20:C35))" table:style-name="ce49">
            <text:p>-</text:p>
          </table:table-cell>
          <table:table-cell office:value-type="string" office:string-value="-" table:formula="msoxl:=  IF(SUM(D20:D35)=0,&quot;-&quot;,SUM(D20:D35))" table:style-name="ce49">
            <text:p>-</text:p>
          </table:table-cell>
          <table:table-cell office:value-type="string" office:string-value="-" table:formula="msoxl:=  IF(SUM(E20:E35)=0,&quot;-&quot;,SUM(E20:E35))" table:style-name="ce49">
            <text:p>-</text:p>
          </table:table-cell>
          <table:table-cell office:value-type="string" office:string-value="-" table:formula="msoxl:=  IF(SUM(F20:F35)=0,&quot;-&quot;,SUM(F20:F35))" table:style-name="ce49">
            <text:p>-</text:p>
          </table:table-cell>
          <table:table-cell office:value-type="float" office:value="5.3133999999999997" table:formula="msoxl:=  IF(SUM(G20:G35)=0,&quot;-&quot;,SUM(G20:G35))" table:style-name="ce49">
            <text:p>5<text:s/></text:p>
          </table:table-cell>
          <table:table-cell office:value-type="float" office:value="809.41904999999997" table:formula="msoxl:=  IF(SUM(H20:H35)=0,&quot;-&quot;,SUM(H20:H35))" table:style-name="ce49">
            <text:p>809<text:s/></text:p>
          </table:table-cell>
          <table:table-cell office:value-type="string" office:string-value="-" table:formula="msoxl:=  IF(SUM(I20:I35)=0,&quot;-&quot;,SUM(I20:I35))" table:style-name="ce49">
            <text:p>-</text:p>
          </table:table-cell>
          <table:table-cell office:value-type="string" office:string-value="-" table:formula="msoxl:=  IF(SUM(J20:J35)=0,&quot;-&quot;,SUM(J20:J35))" table:style-name="ce61">
            <text:p>-</text:p>
          </table:table-cell>
          <table:table-cell office:value-type="string" office:string-value="-" table:formula="msoxl:=  IF(SUM(K20:K35)=0,&quot;-&quot;,SUM(K20:K35))" table:style-name="ce49">
            <text:p>-</text:p>
          </table:table-cell>
          <table:table-cell office:value-type="string" office:string-value="-" table:formula="msoxl:=  IF(SUM(L20:L35)=0,&quot;-&quot;,SUM(L20:L35))" table:style-name="ce49">
            <text:p>-</text:p>
          </table:table-cell>
          <table:table-cell office:value-type="string" office:string-value="-" table:formula="msoxl:=  IF(SUM(M20:M35)=0,&quot;-&quot;,SUM(M20:M35))" table:style-name="ce49">
            <text:p>-</text:p>
          </table:table-cell>
          <table:table-cell office:value-type="string" office:string-value="-" table:formula="msoxl:=  IF(SUM(N20:N35)=0,&quot;-&quot;,SUM(N20:N35))" table:style-name="ce61">
            <text:p>-</text:p>
          </table:table-cell>
          <table:table-cell office:value-type="float" office:value="2.823" table:formula="msoxl:=  IF(SUM(O20:O35)=0,&quot;-&quot;,SUM(O20:O35))" table:style-name="ce49">
            <text:p>3<text:s/></text:p>
          </table:table-cell>
          <table:table-cell office:value-type="float" office:value="306490.00461" table:formula="msoxl:=  IF(SUM(P20:P35)=0,&quot;-&quot;,SUM(P20:P35))" table:style-name="ce72">
            <text:p>306,49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1</text:p>
          </table:table-cell>
          <table:table-cell office:value-type="string" table:style-name="ce18">
            <text:p>　巾著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3</text:p>
          </table:table-cell>
          <table:table-cell office:value-type="string" table:style-name="ce18">
            <text:p>　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4</text:p>
          </table:table-cell>
          <table:table-cell office:value-type="string" table:style-name="ce18">
            <text:p>　中小型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3.7944" table:style-name="ce49">
            <text:p>4<text:s/></text:p>
          </table:table-cell>
          <table:table-cell office:value-type="float" office:value="573.36855000000003" table:style-name="ce49">
            <text:p>573<text:s/>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5</text:p>
          </table:table-cell>
          <table:table-cell office:value-type="string" table:style-name="ce18">
            <text:p>　刺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.5189999999999999" table:style-name="ce49">
            <text:p>2<text:s/></text:p>
          </table:table-cell>
          <table:table-cell office:value-type="float" office:value="236.0505" table:style-name="ce49">
            <text:p>236<text:s/>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6</text:p>
          </table:table-cell>
          <table:table-cell office:value-type="string" table:style-name="ce18">
            <text:p>　追逐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09</text:p>
          </table:table-cell>
          <table:table-cell office:value-type="string" table:style-name="ce18">
            <text:p>　其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3</text:p>
          </table:table-cell>
          <table:table-cell office:value-type="string" table:style-name="ce18">
            <text:p>　曳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4</text:p>
          </table:table-cell>
          <table:table-cell office:value-type="string" table:style-name="ce18">
            <text:p>　一支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19</text:p>
          </table:table-cell>
          <table:table-cell office:value-type="string" table:style-name="ce18">
            <text:p>　其他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1</text:p>
          </table:table-cell>
          <table:table-cell office:value-type="string" table:style-name="ce18">
            <text:p>　珊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float" office:value="2.823" table:style-name="ce49">
            <text:p>3<text:s/></text:p>
          </table:table-cell>
          <table:table-cell office:value-type="float" office:value="306490.00461" table:style-name="ce72">
            <text:p>306,490<text:s/>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0</text:p>
          </table:table-cell>
          <table:table-cell office:value-type="string" table:style-name="ce18">
            <text:p>沿岸漁業合計</text:p>
          </table:table-cell>
          <table:table-cell office:value-type="float" office:value="23.3" table:formula="msoxl:=  IF(SUM(C37:C49)=0,&quot;-&quot;,SUM(C37:C49))" table:style-name="ce49">
            <text:p>23<text:s/></text:p>
          </table:table-cell>
          <table:table-cell office:value-type="float" office:value="2330" table:formula="msoxl:=  IF(SUM(D37:D49)=0,&quot;-&quot;,SUM(D37:D49))" table:style-name="ce49">
            <text:p>2,330<text:s/></text:p>
          </table:table-cell>
          <table:table-cell office:value-type="string" office:string-value="-" table:formula="msoxl:=  IF(SUM(E37:E49)=0,&quot;-&quot;,SUM(E37:E49))" table:style-name="ce49">
            <text:p>-</text:p>
          </table:table-cell>
          <table:table-cell office:value-type="string" office:string-value="-" table:formula="msoxl:=  IF(SUM(F37:F49)=0,&quot;-&quot;,SUM(F37:F49))" table:style-name="ce49">
            <text:p>-</text:p>
          </table:table-cell>
          <table:table-cell office:value-type="float" office:value="615.0933" table:formula="msoxl:=  IF(SUM(G37:G49)=0,&quot;-&quot;,SUM(G37:G49))" table:style-name="ce49">
            <text:p>615<text:s/></text:p>
          </table:table-cell>
          <table:table-cell office:value-type="float" office:value="47064.915639999999" table:formula="msoxl:=  IF(SUM(H37:H49)=0,&quot;-&quot;,SUM(H37:H49))" table:style-name="ce49">
            <text:p>47,065<text:s/></text:p>
          </table:table-cell>
          <table:table-cell office:value-type="string" office:string-value="-" table:formula="msoxl:=  IF(SUM(I37:I49)=0,&quot;-&quot;,SUM(I37:I49))" table:style-name="ce49">
            <text:p>-</text:p>
          </table:table-cell>
          <table:table-cell office:value-type="string" office:string-value="-" table:formula="msoxl:=  IF(SUM(J37:J49)=0,&quot;-&quot;,SUM(J37:J49))" table:style-name="ce61">
            <text:p>-</text:p>
          </table:table-cell>
          <table:table-cell office:value-type="string" office:string-value="-" table:formula="msoxl:=  IF(SUM(K37:K49)=0,&quot;-&quot;,SUM(K37:K49))" table:style-name="ce49">
            <text:p>-</text:p>
          </table:table-cell>
          <table:table-cell office:value-type="string" office:string-value="-" table:formula="msoxl:=  IF(SUM(L37:L49)=0,&quot;-&quot;,SUM(L37:L49))" table:style-name="ce49">
            <text:p>-</text:p>
          </table:table-cell>
          <table:table-cell office:value-type="string" office:string-value="-" table:formula="msoxl:=  IF(SUM(M37:M49)=0,&quot;-&quot;,SUM(M37:M49))" table:style-name="ce49">
            <text:p>-</text:p>
          </table:table-cell>
          <table:table-cell office:value-type="string" office:string-value="-" table:formula="msoxl:=  IF(SUM(N37:N49)=0,&quot;-&quot;,SUM(N37:N49))" table:style-name="ce61">
            <text:p>-</text:p>
          </table:table-cell>
          <table:table-cell office:value-type="string" office:string-value="-" table:formula="msoxl:=  IF(SUM(O37:O49)=0,&quot;-&quot;,SUM(O37:O49))" table:style-name="ce49">
            <text:p>-</text:p>
          </table:table-cell>
          <table:table-cell office:value-type="string" office:string-value="-" table:formula="msoxl:=  IF(SUM(P37:P49)=0,&quot;-&quot;,SUM(P37:P49))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1</text:p>
          </table:table-cell>
          <table:table-cell office:value-type="string" table:style-name="ce18">
            <text:p>　定置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2</text:p>
          </table:table-cell>
          <table:table-cell office:value-type="string" table:style-name="ce18">
            <text:p>　地曳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3</text:p>
          </table:table-cell>
          <table:table-cell office:value-type="string" table:style-name="ce18">
            <text:p>　火誘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4</text:p>
          </table:table-cell>
          <table:table-cell office:value-type="string" table:style-name="ce18">
            <text:p>　刺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73329999999999995" table:style-name="ce49">
            <text:p>1<text:s/></text:p>
          </table:table-cell>
          <table:table-cell office:value-type="float" office:value="122.96563999999999" table:style-name="ce49">
            <text:p>123<text:s/>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5</text:p>
          </table:table-cell>
          <table:table-cell office:value-type="string" table:style-name="ce18">
            <text:p>　其他網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6</text:p>
          </table:table-cell>
          <table:table-cell office:value-type="string" table:style-name="ce18">
            <text:p>　一支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7</text:p>
          </table:table-cell>
          <table:table-cell office:value-type="string" table:style-name="ce18">
            <text:p>　延繩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8</text:p>
          </table:table-cell>
          <table:table-cell office:value-type="string" table:style-name="ce18">
            <text:p>　其他釣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09</text:p>
          </table:table-cell>
          <table:table-cell office:value-type="string" table:style-name="ce18">
            <text:p>　鏢旗魚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0</text:p>
          </table:table-cell>
          <table:table-cell office:value-type="string" table:style-name="ce18">
            <text:p>　遊漁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399</text:p>
          </table:table-cell>
          <table:table-cell office:value-type="string" table:style-name="ce18">
            <text:p>　其他沿岸漁業　</text:p>
          </table:table-cell>
          <table:table-cell office:value-type="float" office:value="23.3" table:style-name="ce49">
            <text:p>23<text:s/></text:p>
          </table:table-cell>
          <table:table-cell office:value-type="float" office:value="2330" table:style-name="ce49">
            <text:p>2,33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614.36" table:style-name="ce49">
            <text:p>614<text:s/></text:p>
          </table:table-cell>
          <table:table-cell office:value-type="float" office:value="46941.95" table:style-name="ce49">
            <text:p>46,942<text:s/>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0</text:p>
          </table:table-cell>
          <table:table-cell office:value-type="string" table:style-name="ce18">
            <text:p>海面養殖合計</text:p>
          </table:table-cell>
          <table:table-cell office:value-type="float" office:value="98.2" table:formula="msoxl:=  IF(SUM(C51:C53)=0,&quot;-&quot;,SUM(C51:C53))" table:style-name="ce49">
            <text:p>98<text:s/></text:p>
          </table:table-cell>
          <table:table-cell office:value-type="float" office:value="6677.6" table:formula="msoxl:=  IF(SUM(D51:D53)=0,&quot;-&quot;,SUM(D51:D53))" table:style-name="ce49">
            <text:p>6,678<text:s/></text:p>
          </table:table-cell>
          <table:table-cell office:value-type="string" office:string-value="-" table:formula="msoxl:=  IF(SUM(E51:E53)=0,&quot;-&quot;,SUM(E51:E53))" table:style-name="ce49">
            <text:p>-</text:p>
          </table:table-cell>
          <table:table-cell office:value-type="string" office:string-value="-" table:formula="msoxl:=  IF(SUM(F51:F53)=0,&quot;-&quot;,SUM(F51:F53))" table:style-name="ce49">
            <text:p>-</text:p>
          </table:table-cell>
          <table:table-cell office:value-type="float" office:value="71.691000000000003" table:formula="msoxl:=  IF(SUM(G51:G53)=0,&quot;-&quot;,SUM(G51:G53))" table:style-name="ce49">
            <text:p>72<text:s/></text:p>
          </table:table-cell>
          <table:table-cell office:value-type="float" office:value="19699.5" table:formula="msoxl:=  IF(SUM(H51:H53)=0,&quot;-&quot;,SUM(H51:H53))" table:style-name="ce49">
            <text:p>19,700<text:s/></text:p>
          </table:table-cell>
          <table:table-cell office:value-type="string" office:string-value="-" table:formula="msoxl:=  IF(SUM(I51:I53)=0,&quot;-&quot;,SUM(I51:I53))" table:style-name="ce49">
            <text:p>-</text:p>
          </table:table-cell>
          <table:table-cell office:value-type="string" office:string-value="-" table:formula="msoxl:=  IF(SUM(J51:J53)=0,&quot;-&quot;,SUM(J51:J53))" table:style-name="ce61">
            <text:p>-</text:p>
          </table:table-cell>
          <table:table-cell office:value-type="string" office:string-value="-" table:formula="msoxl:=  IF(SUM(K51:K53)=0,&quot;-&quot;,SUM(K51:K53))" table:style-name="ce49">
            <text:p>-</text:p>
          </table:table-cell>
          <table:table-cell office:value-type="string" office:string-value="-" table:formula="msoxl:=  IF(SUM(L51:L53)=0,&quot;-&quot;,SUM(L51:L53))" table:style-name="ce49">
            <text:p>-</text:p>
          </table:table-cell>
          <table:table-cell office:value-type="string" office:string-value="-" table:formula="msoxl:=  IF(SUM(M51:M53)=0,&quot;-&quot;,SUM(M51:M53))" table:style-name="ce49">
            <text:p>-</text:p>
          </table:table-cell>
          <table:table-cell office:value-type="string" office:string-value="-" table:formula="msoxl:=  IF(SUM(N51:N53)=0,&quot;-&quot;,SUM(N51:N53))" table:style-name="ce61">
            <text:p>-</text:p>
          </table:table-cell>
          <table:table-cell office:value-type="string" office:string-value="-" table:formula="msoxl:=  IF(SUM(O51:O53)=0,&quot;-&quot;,SUM(O51:O53))" table:style-name="ce49">
            <text:p>-</text:p>
          </table:table-cell>
          <table:table-cell office:value-type="string" office:string-value="-" table:formula="msoxl:=  IF(SUM(P51:P53)=0,&quot;-&quot;,SUM(P51:P53))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1</text:p>
          </table:table-cell>
          <table:table-cell office:value-type="string" table:style-name="ce18">
            <text:p>　淺海養殖　</text:p>
          </table:table-cell>
          <table:table-cell office:value-type="float" office:value="98.2" table:style-name="ce49">
            <text:p>98<text:s/></text:p>
          </table:table-cell>
          <table:table-cell office:value-type="float" office:value="6677.6" table:style-name="ce49">
            <text:p>6,67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71.691000000000003" table:style-name="ce49">
            <text:p>72<text:s/></text:p>
          </table:table-cell>
          <table:table-cell office:value-type="float" office:value="19699.5" table:style-name="ce49">
            <text:p>19,700<text:s/>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  IF(SUM(C55:C57)=0,&quot;-&quot;,SUM(C55:C57))" table:style-name="ce49">
            <text:p>-</text:p>
          </table:table-cell>
          <table:table-cell office:value-type="string" office:string-value="-" table:formula="msoxl:=  IF(SUM(D55:D57)=0,&quot;-&quot;,SUM(D55:D57))" table:style-name="ce49">
            <text:p>-</text:p>
          </table:table-cell>
          <table:table-cell office:value-type="string" office:string-value="-" table:formula="msoxl:=  IF(SUM(E55:E57)=0,&quot;-&quot;,SUM(E55:E57))" table:style-name="ce49">
            <text:p>-</text:p>
          </table:table-cell>
          <table:table-cell office:value-type="string" office:string-value="-" table:formula="msoxl:=  IF(SUM(F55:F57)=0,&quot;-&quot;,SUM(F55:F57))" table:style-name="ce49">
            <text:p>-</text:p>
          </table:table-cell>
          <table:table-cell office:value-type="string" office:string-value="-" table:formula="msoxl:=  IF(SUM(G55:G57)=0,&quot;-&quot;,SUM(G55:G57))" table:style-name="ce49">
            <text:p>-</text:p>
          </table:table-cell>
          <table:table-cell office:value-type="string" office:string-value="-" table:formula="msoxl:=  IF(SUM(H55:H57)=0,&quot;-&quot;,SUM(H55:H57))" table:style-name="ce49">
            <text:p>-</text:p>
          </table:table-cell>
          <table:table-cell office:value-type="string" office:string-value="-" table:formula="msoxl:=  IF(SUM(I55:I57)=0,&quot;-&quot;,SUM(I55:I57))" table:style-name="ce49">
            <text:p>-</text:p>
          </table:table-cell>
          <table:table-cell office:value-type="string" office:string-value="-" table:formula="msoxl:=  IF(SUM(J55:J57)=0,&quot;-&quot;,SUM(J55:J57))" table:style-name="ce61">
            <text:p>-</text:p>
          </table:table-cell>
          <table:table-cell office:value-type="string" office:string-value="-" table:formula="msoxl:=  IF(SUM(K55:K57)=0,&quot;-&quot;,SUM(K55:K57))" table:style-name="ce49">
            <text:p>-</text:p>
          </table:table-cell>
          <table:table-cell office:value-type="string" office:string-value="-" table:formula="msoxl:=  IF(SUM(L55:L57)=0,&quot;-&quot;,SUM(L55:L57))" table:style-name="ce49">
            <text:p>-</text:p>
          </table:table-cell>
          <table:table-cell office:value-type="string" office:string-value="-" table:formula="msoxl:=  IF(SUM(M55:M57)=0,&quot;-&quot;,SUM(M55:M57))" table:style-name="ce49">
            <text:p>-</text:p>
          </table:table-cell>
          <table:table-cell office:value-type="string" office:string-value="-" table:formula="msoxl:=  IF(SUM(N55:N57)=0,&quot;-&quot;,SUM(N55:N57))" table:style-name="ce61">
            <text:p>-</text:p>
          </table:table-cell>
          <table:table-cell office:value-type="string" office:string-value="-" table:formula="msoxl:=  IF(SUM(O55:O57)=0,&quot;-&quot;,SUM(O55:O57))" table:style-name="ce49">
            <text:p>-</text:p>
          </table:table-cell>
          <table:table-cell office:value-type="string" office:string-value="-" table:formula="msoxl:=  IF(SUM(P55:P57)=0,&quot;-&quot;,SUM(P55:P57))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0</text:p>
          </table:table-cell>
          <table:table-cell office:value-type="string" table:style-name="ce18">
            <text:p>內陸養殖合計</text:p>
          </table:table-cell>
          <table:table-cell office:value-type="float" office:value="20.9" table:formula="msoxl:=  IF(SUM(C59,C60,C61,C63)=0,IF(C62=0,&quot;-&quot;,C62),SUM(C59,C60,C61,C63))" table:style-name="ce49">
            <text:p>21<text:s/></text:p>
          </table:table-cell>
          <table:table-cell office:value-type="float" office:value="1421.2" table:formula="msoxl:=  IF(SUM(D59:D63)=0,&quot;-&quot;,SUM(D59:D63))" table:style-name="ce49">
            <text:p>1,421<text:s/></text:p>
          </table:table-cell>
          <table:table-cell office:value-type="float" office:value="14178.527" table:formula="msoxl:=  IF(SUM(E59,E60,E61,E63)=0,IF(E62=0,&quot;-&quot;,E62),SUM(E59,E60,E61,E63))" table:style-name="ce49">
            <text:p>14,179<text:s/></text:p>
          </table:table-cell>
          <table:table-cell office:value-type="float" office:value="564655.85" table:formula="msoxl:=  IF(SUM(F59:F63)=0,&quot;-&quot;,SUM(F59:F63))" table:style-name="ce49">
            <text:p>564,656<text:s/></text:p>
          </table:table-cell>
          <table:table-cell office:value-type="string" office:string-value="-" table:formula="msoxl:=  IF(SUM(G59,G60,G61,G63)=0,IF(G62=0,&quot;-&quot;,G62),SUM(G59,G60,G61,G63))" table:style-name="ce49">
            <text:p>-</text:p>
          </table:table-cell>
          <table:table-cell office:value-type="string" office:string-value="-" table:formula="msoxl:=  IF(SUM(H59:H63)=0,&quot;-&quot;,SUM(H59:H63))" table:style-name="ce49">
            <text:p>-</text:p>
          </table:table-cell>
          <table:table-cell office:value-type="float" office:value="3000" table:formula="msoxl:=  IF(SUM(I59,I60,I61,I63)=0,IF(I62=0,&quot;-&quot;,I62),SUM(I59,I60,I61,I63))" table:style-name="ce49">
            <text:p>3,000<text:s/></text:p>
          </table:table-cell>
          <table:table-cell office:value-type="float" office:value="201094" table:formula="msoxl:=  IF(SUM(J59:J63)=0,&quot;-&quot;,SUM(J59:J63))" table:style-name="ce61">
            <text:p>201,094<text:s/></text:p>
          </table:table-cell>
          <table:table-cell office:value-type="float" office:value="634.07550000000003" table:formula="msoxl:=  IF(SUM(K59,K60,K61,K63)=0,IF(K62=0,&quot;-&quot;,K62),SUM(K59,K60,K61,K63))" table:style-name="ce49">
            <text:p>634<text:s/></text:p>
          </table:table-cell>
          <table:table-cell office:value-type="float" office:value="141429.791" table:formula="msoxl:=  IF(SUM(L59:L63)=0,&quot;-&quot;,SUM(L59:L63))" table:style-name="ce49">
            <text:p>141,430<text:s/></text:p>
          </table:table-cell>
          <table:table-cell office:value-type="float" office:value="1229.171" table:formula="msoxl:=  IF(SUM(M59,M60,M61,M63)=0,IF(M62=0,&quot;-&quot;,M62),SUM(M59,M60,M61,M63))" table:style-name="ce49">
            <text:p>1,229<text:s/></text:p>
          </table:table-cell>
          <table:table-cell office:value-type="float" office:value="409476.90642999997" table:formula="msoxl:=  IF(SUM(N59:N63)=0,&quot;-&quot;,SUM(N59:N63))" table:style-name="ce61">
            <text:p>409,477<text:s/></text:p>
          </table:table-cell>
          <table:table-cell office:value-type="string" office:string-value="-" table:formula="msoxl:=  IF(SUM(O59,O60,O61,O63)=0,IF(O62=0,&quot;-&quot;,O62),SUM(O59,O60,O61,O63))" table:style-name="ce49">
            <text:p>-</text:p>
          </table:table-cell>
          <table:table-cell office:value-type="string" office:string-value="-" table:formula="msoxl:=  IF(SUM(P59:P63)=0,&quot;-&quot;,SUM(P59:P63))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1</text:p>
          </table:table-cell>
          <table:table-cell office:value-type="string" table:style-name="ce18">
            <text:p>　鹹水魚塭　</text:p>
          </table:table-cell>
          <table:table-cell office:value-type="float" office:value="20.9" table:style-name="ce49">
            <text:p>21<text:s/></text:p>
          </table:table-cell>
          <table:table-cell office:value-type="float" office:value="1421.2" table:style-name="ce49">
            <text:p>1,42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4177.412" table:style-name="ce49">
            <text:p>14,177<text:s/></text:p>
          </table:table-cell>
          <table:table-cell office:value-type="float" office:value="564586.72" table:style-name="ce49">
            <text:p>564,587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3000" table:style-name="ce49">
            <text:p>3,000<text:s/></text:p>
          </table:table-cell>
          <table:table-cell office:value-type="float" office:value="201094" table:style-name="ce61">
            <text:p>201,094<text:s/></text:p>
          </table:table-cell>
          <table:table-cell office:value-type="float" office:value="634.07550000000003" table:style-name="ce49">
            <text:p>634<text:s/></text:p>
          </table:table-cell>
          <table:table-cell office:value-type="float" office:value="141429.791" table:style-name="ce49">
            <text:p>141,430<text:s/></text:p>
          </table:table-cell>
          <table:table-cell office:value-type="float" office:value="1229.171" table:style-name="ce49">
            <text:p>1,229<text:s/></text:p>
          </table:table-cell>
          <table:table-cell office:value-type="float" office:value="409476.90642999997" table:style-name="ce61">
            <text:p>409,477<text:s/>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2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float" office:value="1.115" table:style-name="ce50">
            <text:p>1<text:s/></text:p>
          </table:table-cell>
          <table:table-cell office:value-type="float" office:value="69.13" table:style-name="ce50">
            <text:p>69<text:s/>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62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73">
            <text:p>-</text:p>
          </table:table-cell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77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the grand total.</text:p>
          </table:table-cell>
          <table:covered-table-cell table:number-columns-repeated="9"/>
          <table:table-cell table:number-columns-repeated="16368" table:style-name="ce76"/>
        </table:table-row>
        <table:table-row table:number-rows-repeated="1048512" table:style-name="ro4">
          <table:table-cell table:number-columns-repeated="16384"/>
        </table:table-row>
      </table:table>
      <table:table table:name="漁業生產量值-漁業種類別魚類別生產量值15" table:style-name="ta1">
        <table:table-column table:style-name="co1" table:default-cell-style-name="ce53"/>
        <table:table-column table:style-name="co2" table:default-cell-style-name="ce53"/>
        <table:table-column table:style-name="co3" table:default-cell-style-name="ce53"/>
        <table:table-column table:style-name="co5" table:default-cell-style-name="ce53"/>
        <table:table-column table:style-name="co3" table:default-cell-style-name="ce53"/>
        <table:table-column table:style-name="co5" table:default-cell-style-name="ce53"/>
        <table:table-column table:style-name="co3" table:default-cell-style-name="ce53"/>
        <table:table-column table:style-name="co5" table:default-cell-style-name="ce53"/>
        <table:table-column table:style-name="co3" table:default-cell-style-name="ce53"/>
        <table:table-column table:style-name="co5" table:default-cell-style-name="ce53"/>
        <table:table-column table:style-name="co3" table:default-cell-style-name="ce53"/>
        <table:table-column table:style-name="co5" table:default-cell-style-name="ce53"/>
        <table:table-column table:style-name="co3" table:default-cell-style-name="ce53"/>
        <table:table-column table:style-name="co5" table:default-cell-style-name="ce53"/>
        <table:table-column table:style-name="co3" table:default-cell-style-name="ce53"/>
        <table:table-column table:style-name="co5" table:default-cell-style-name="ce53"/>
        <table:table-column table:style-name="co3" table:default-cell-style-name="ce53"/>
        <table:table-column table:style-name="co6" table:number-columns-repeated="16367" table:default-cell-style-name="ce53"/>
        <table:table-row table:style-name="ro1">
          <table:table-cell office:value-type="string" table:number-columns-spanned="3" table:number-rows-spanned="1" table:style-name="ce99">
            <text:p>7‧漁業生產量</text:p>
          </table:table-cell>
          <table:covered-table-cell table:number-columns-repeated="2"/>
          <table:table-cell table:number-columns-repeated="6" table:style-name="ce53"/>
          <table:table-cell office:value-type="string" table:style-name="ce53">
            <text:p>7‧FISHERIES PRODUCTION</text:p>
          </table:table-cell>
          <table:table-cell table:number-columns-repeated="16374" table:style-name="ce53"/>
        </table:table-row>
        <table:table-row table:style-name="ro2">
          <table:table-cell table:number-columns-repeated="4" table:style-name="ce53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53"/>
          <table:table-cell table:number-columns-repeated="2" table:style-name="ce3"/>
          <table:table-cell table:number-columns-repeated="2" table:style-name="ce53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53"/>
        </table:table-row>
        <table:table-row table:style-name="ro2">
          <table:table-cell table:style-name="ce53"/>
          <table:table-cell office:value-type="string" table:number-columns-spanned="3" table:number-rows-spanned="1" table:style-name="ce101">
            <text:p>(1)<text:s/><text:span text:style-name="T1">漁業種類別魚類別生產量值(續完)</text:span></text:p>
          </table:table-cell>
          <table:covered-table-cell table:number-columns-repeated="2"/>
          <table:table-cell table:style-name="ce53"/>
          <table:table-cell office:value-type="string" table:style-name="ce54">
            <text:p>價值：新臺幣千元</text:p>
          </table:table-cell>
          <table:table-cell table:style-name="ce53"/>
          <table:table-cell table:style-name="ce54"/>
          <table:table-cell office:value-type="string" table:style-name="ce54">
            <text:p>(1) By type of fisheries by species(End)</text:p>
          </table:table-cell>
          <table:table-cell table:number-columns-repeated="3" table:style-name="ce53"/>
          <table:table-cell office:value-type="string" table:style-name="ce21">
            <text:p>Value：Thousand NT $</text:p>
          </table:table-cell>
          <table:table-cell table:number-columns-repeated="16371" table:style-name="ce53"/>
        </table:table-row>
        <table:table-row table:style-name="ro2">
          <table:table-cell table:style-name="ce7"/>
          <table:table-cell office:value-type="string" table:number-columns-spanned="1" table:number-rows-spanned="3" table:style-name="ce187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5906in" draw:z-index="1" draw:id="id15" draw:style-name="a15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4" table:number-rows-spanned="1" table:style-name="ce174">
            <text:p>主 <text:s text:c="7"/>要 <text:s text:c="7"/>魚 <text:s text:c="7"/>類</text:p>
          </table:table-cell>
          <table:covered-table-cell table:number-columns-repeated="3"/>
          <table:table-cell table:style-name="ce28"/>
          <table:table-cell table:number-columns-repeated="8" table:style-name="ce30"/>
          <table:table-cell table:style-name="ce29"/>
          <table:table-cell table:number-columns-repeated="16368"/>
        </table:table-row>
        <table:table-row table:style-name="ro2">
          <table:table-cell table:style-name="ce51"/>
          <table:covered-table-cell/>
          <table:table-cell office:value-type="string" table:number-columns-spanned="4" table:number-rows-spanned="1" table:style-name="ce174">
            <text:p>藻 <text:s text:c="3"/>類</text:p>
          </table:table-cell>
          <table:covered-table-cell table:number-columns-repeated="3"/>
          <table:table-cell table:number-columns-spanned="2" table:number-rows-spanned="1" table:style-name="ce122"/>
          <table:covered-table-cell/>
          <table:table-cell table:number-columns-spanned="2" table:number-rows-spanned="1" table:style-name="ce159"/>
          <table:covered-table-cell/>
          <table:table-cell table:number-columns-spanned="4" table:number-rows-spanned="1" table:style-name="ce159"/>
          <table:covered-table-cell table:number-columns-repeated="3"/>
          <table:table-cell table:style-name="ce63"/>
          <table:table-cell table:style-name="ce45"/>
          <table:table-cell table:number-columns-repeated="16368"/>
        </table:table-row>
        <table:table-row table:style-name="ro2">
          <table:table-cell table:style-name="ce51"/>
          <table:covered-table-cell/>
          <table:table-cell office:value-type="string" table:number-columns-spanned="2" table:number-rows-spanned="1" table:style-name="ce182">
            <text:p>小計</text:p>
          </table:table-cell>
          <table:covered-table-cell/>
          <table:table-cell office:value-type="string" table:number-columns-spanned="2" table:number-rows-spanned="1" table:style-name="ce191">
            <text:p>龍 <text:s/>鬚 <text:s/>菜</text:p>
          </table:table-cell>
          <table:covered-table-cell/>
          <table:table-cell table:number-columns-spanned="2" table:number-rows-spanned="1" table:style-name="ce122"/>
          <table:covered-table-cell/>
          <table:table-cell table:number-columns-spanned="2" table:number-rows-spanned="1" table:style-name="ce159"/>
          <table:covered-table-cell/>
          <table:table-cell table:number-columns-spanned="2" table:number-rows-spanned="1" table:style-name="ce159"/>
          <table:covered-table-cell/>
          <table:table-cell table:number-columns-spanned="2" table:number-rows-spanned="1" table:style-name="ce159"/>
          <table:covered-table-cell/>
          <table:table-cell table:style-name="ce63"/>
          <table:table-cell table:style-name="ce45"/>
          <table:table-cell table:number-columns-repeated="16368"/>
        </table:table-row>
        <table:table-row table:style-name="ro2">
          <table:table-cell office:value-type="string" table:style-name="ce51">
            <text:p>代碼</text:p>
          </table:table-cell>
          <table:table-cell office:value-type="string" table:number-columns-spanned="1" table:number-rows-spanned="3" table:style-name="ce189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164">
            <text:p>Sub Total</text:p>
          </table:table-cell>
          <table:covered-table-cell/>
          <table:table-cell office:value-type="string" table:number-columns-spanned="2" table:number-rows-spanned="1" table:style-name="ce172">
            <text:p>7103</text:p>
          </table:table-cell>
          <table:covered-table-cell/>
          <table:table-cell table:number-columns-spanned="2" table:number-rows-spanned="1" table:style-name="ce122"/>
          <table:covered-table-cell/>
          <table:table-cell table:number-columns-spanned="2" table:number-rows-spanned="1" table:style-name="ce159"/>
          <table:covered-table-cell/>
          <table:table-cell table:number-columns-spanned="2" table:number-rows-spanned="1" table:style-name="ce159"/>
          <table:covered-table-cell/>
          <table:table-cell table:number-columns-spanned="2" table:number-rows-spanned="1" table:style-name="ce159"/>
          <table:covered-table-cell/>
          <table:table-cell table:style-name="ce63"/>
          <table:table-cell table:style-name="ce45"/>
          <table:table-cell table:number-columns-repeated="16368"/>
        </table:table-row>
        <table:table-row table:style-name="ro2">
          <table:table-cell office:value-type="string" table:style-name="ce51">
            <text:p>Code</text:p>
          </table:table-cell>
          <table:covered-table-cell/>
          <table:table-cell office:value-type="string" table:style-name="ce14">
            <text:p>產量</text:p>
          </table:table-cell>
          <table:table-cell office:value-type="string" table:style-name="ce14">
            <text:p>價值</text:p>
          </table:table-cell>
          <table:table-cell office:value-type="string" table:style-name="ce14">
            <text:p>產量</text:p>
          </table:table-cell>
          <table:table-cell office:value-type="string" table:style-name="ce7">
            <text:p>價值</text:p>
          </table:table-cell>
          <table:table-cell table:style-name="ce52"/>
          <table:table-cell table:number-columns-repeated="8" table:style-name="ce55"/>
          <table:table-cell table:style-name="ce46"/>
          <table:table-cell table:number-columns-repeated="16368"/>
        </table:table-row>
        <table:table-row table:style-name="ro2">
          <table:table-cell table:style-name="ce56"/>
          <table:covered-table-cell/>
          <table:table-cell office:value-type="string" table:style-name="ce17">
            <text:p>Quantity</text:p>
          </table:table-cell>
          <table:table-cell office:value-type="string" table:style-name="ce17">
            <text:p>Value</text:p>
          </table:table-cell>
          <table:table-cell office:value-type="string" table:style-name="ce17">
            <text:p>Quantity</text:p>
          </table:table-cell>
          <table:table-cell office:value-type="string" table:style-name="ce56">
            <text:p>Value</text:p>
          </table:table-cell>
          <table:table-cell table:style-name="ce52"/>
          <table:table-cell table:number-columns-repeated="8" table:style-name="ce55"/>
          <table:table-cell table:style-name="ce46"/>
          <table:table-cell table:number-columns-repeated="16368"/>
        </table:table-row>
        <table:table-row table:style-name="ro2">
          <table:table-cell office:value-type="string" table:style-name="ce51">
            <text:p>000</text:p>
          </table:table-cell>
          <table:table-cell office:value-type="string" table:style-name="ce18">
            <text:p>總 <text:s text:c="7"/>計</text:p>
          </table:table-cell>
          <table:table-cell office:value-type="float" office:value="3210.22" table:formula="msoxl:=IF(SUM(E10)=0,&quot;-&quot;,SUM(E10))" table:style-name="ce19">
            <text:p>3,210<text:s/></text:p>
          </table:table-cell>
          <table:table-cell office:value-type="float" office:value="11160.60447" table:formula="msoxl:=IF(SUM(F10)=0,&quot;-&quot;,SUM(F10))" table:style-name="ce19">
            <text:p>11,161<text:s/></text:p>
          </table:table-cell>
          <table:table-cell office:value-type="float" office:value="3210.22" table:formula="msoxl:=  IF(SUM(E11,E19,E36,E50,E54,E58)=0,&quot;-&quot;,SUM(E11,E19,E36,E50,E54,E58))" table:style-name="ce49">
            <text:p>3,210<text:s/></text:p>
          </table:table-cell>
          <table:table-cell office:value-type="float" office:value="11160.60447" table:formula="msoxl:=  IF(SUM(F11,F19,F36,F50,F54,F58)=0,&quot;-&quot;,SUM(F11,F19,F36,F50,F54,F58))" table:style-name="ce49">
            <text:p>11,161<text:s/>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100</text:p>
          </table:table-cell>
          <table:table-cell office:value-type="string" table:style-name="ce18">
            <text:p>遠洋漁業合計</text:p>
          </table:table-cell>
          <table:table-cell office:value-type="string" office:string-value="-" table:formula="msoxl:=IF(SUM(E11)=0,&quot;-&quot;,SUM(E11))" table:style-name="ce19">
            <text:p>-</text:p>
          </table:table-cell>
          <table:table-cell office:value-type="string" office:string-value="-" table:formula="msoxl:=IF(SUM(F11)=0,&quot;-&quot;,SUM(F11))" table:style-name="ce19">
            <text:p>-</text:p>
          </table:table-cell>
          <table:table-cell office:value-type="string" office:string-value="-" table:formula="msoxl:=  IF(SUM(E12:E18)=0,&quot;-&quot;,SUM(E12:E18))" table:style-name="ce49">
            <text:p>-</text:p>
          </table:table-cell>
          <table:table-cell office:value-type="string" office:string-value="-" table:formula="msoxl:=  IF(SUM(F12:F18)=0,&quot;-&quot;,SUM(F12:F18))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101</text:p>
          </table:table-cell>
          <table:table-cell office:value-type="string" table:style-name="ce18">
            <text:p>　單船拖網　</text:p>
          </table:table-cell>
          <table:table-cell office:value-type="string" office:string-value="-" table:formula="msoxl:=IF(SUM(E12)=0,&quot;-&quot;,SUM(E12))" table:style-name="ce19">
            <text:p>-</text:p>
          </table:table-cell>
          <table:table-cell office:value-type="string" office:string-value="-" table:formula="msoxl:=IF(SUM(F12)=0,&quot;-&quot;,SUM(F1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102</text:p>
          </table:table-cell>
          <table:table-cell office:value-type="string" table:style-name="ce18">
            <text:p>　雙船拖網　</text:p>
          </table:table-cell>
          <table:table-cell office:value-type="string" office:string-value="-" table:formula="msoxl:=IF(SUM(E13)=0,&quot;-&quot;,SUM(E13))" table:style-name="ce19">
            <text:p>-</text:p>
          </table:table-cell>
          <table:table-cell office:value-type="string" office:string-value="-" table:formula="msoxl:=IF(SUM(F13)=0,&quot;-&quot;,SUM(F1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103</text:p>
          </table:table-cell>
          <table:table-cell office:value-type="string" table:style-name="ce18">
            <text:p>　鰹鮪圍網　</text:p>
          </table:table-cell>
          <table:table-cell office:value-type="string" office:string-value="-" table:formula="msoxl:=IF(SUM(E14)=0,&quot;-&quot;,SUM(E14))" table:style-name="ce19">
            <text:p>-</text:p>
          </table:table-cell>
          <table:table-cell office:value-type="string" office:string-value="-" table:formula="msoxl:=IF(SUM(F14)=0,&quot;-&quot;,SUM(F14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104</text:p>
          </table:table-cell>
          <table:table-cell office:value-type="string" table:style-name="ce18">
            <text:p>　鮪延繩釣　</text:p>
          </table:table-cell>
          <table:table-cell office:value-type="string" office:string-value="-" table:formula="msoxl:=IF(SUM(E15)=0,&quot;-&quot;,SUM(E15))" table:style-name="ce19">
            <text:p>-</text:p>
          </table:table-cell>
          <table:table-cell office:value-type="string" office:string-value="-" table:formula="msoxl:=IF(SUM(F15)=0,&quot;-&quot;,SUM(F1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106</text:p>
          </table:table-cell>
          <table:table-cell office:value-type="string" table:style-name="ce18">
            <text:p>　魷釣　</text:p>
          </table:table-cell>
          <table:table-cell office:value-type="string" office:string-value="-" table:formula="msoxl:=IF(SUM(E16)=0,&quot;-&quot;,SUM(E16))" table:style-name="ce19">
            <text:p>-</text:p>
          </table:table-cell>
          <table:table-cell office:value-type="string" office:string-value="-" table:formula="msoxl:=IF(SUM(F16)=0,&quot;-&quot;,SUM(F1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108</text:p>
          </table:table-cell>
          <table:table-cell office:value-type="string" table:style-name="ce18">
            <text:p>　秋刀魚火誘網　</text:p>
          </table:table-cell>
          <table:table-cell office:value-type="string" office:string-value="-" table:formula="msoxl:=IF(SUM(E17)=0,&quot;-&quot;,SUM(E17))" table:style-name="ce19">
            <text:p>-</text:p>
          </table:table-cell>
          <table:table-cell office:value-type="string" office:string-value="-" table:formula="msoxl:=IF(SUM(F17)=0,&quot;-&quot;,SUM(F1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199</text:p>
          </table:table-cell>
          <table:table-cell office:value-type="string" table:style-name="ce18">
            <text:p>　其他遠洋漁業　</text:p>
          </table:table-cell>
          <table:table-cell office:value-type="string" office:string-value="-" table:formula="msoxl:=IF(SUM(E18)=0,&quot;-&quot;,SUM(E18))" table:style-name="ce19">
            <text:p>-</text:p>
          </table:table-cell>
          <table:table-cell office:value-type="string" office:string-value="-" table:formula="msoxl:=IF(SUM(F18)=0,&quot;-&quot;,SUM(F18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200</text:p>
          </table:table-cell>
          <table:table-cell office:value-type="string" table:style-name="ce18">
            <text:p>近海漁業合計</text:p>
          </table:table-cell>
          <table:table-cell office:value-type="string" office:string-value="-" table:formula="msoxl:=IF(SUM(E19)=0,&quot;-&quot;,SUM(E19))" table:style-name="ce19">
            <text:p>-</text:p>
          </table:table-cell>
          <table:table-cell office:value-type="string" office:string-value="-" table:formula="msoxl:=IF(SUM(F19)=0,&quot;-&quot;,SUM(F19))" table:style-name="ce19">
            <text:p>-</text:p>
          </table:table-cell>
          <table:table-cell office:value-type="string" office:string-value="-" table:formula="msoxl:=  IF(SUM(E20:E35)=0,&quot;-&quot;,SUM(E20:E35))" table:style-name="ce49">
            <text:p>-</text:p>
          </table:table-cell>
          <table:table-cell office:value-type="string" office:string-value="-" table:formula="msoxl:=  IF(SUM(F20:F35)=0,&quot;-&quot;,SUM(F20:F35))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201</text:p>
          </table:table-cell>
          <table:table-cell office:value-type="string" table:style-name="ce18">
            <text:p>　巾著網　</text:p>
          </table:table-cell>
          <table:table-cell office:value-type="string" office:string-value="-" table:formula="msoxl:=IF(SUM(E20)=0,&quot;-&quot;,SUM(E20))" table:style-name="ce19">
            <text:p>-</text:p>
          </table:table-cell>
          <table:table-cell office:value-type="string" office:string-value="-" table:formula="msoxl:=IF(SUM(F20)=0,&quot;-&quot;,SUM(F20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202</text:p>
          </table:table-cell>
          <table:table-cell office:value-type="string" table:style-name="ce18">
            <text:p>　鯖鰺圍網　</text:p>
          </table:table-cell>
          <table:table-cell office:value-type="string" office:string-value="-" table:formula="msoxl:=IF(SUM(E21)=0,&quot;-&quot;,SUM(E21))" table:style-name="ce19">
            <text:p>-</text:p>
          </table:table-cell>
          <table:table-cell office:value-type="string" office:string-value="-" table:formula="msoxl:=IF(SUM(F21)=0,&quot;-&quot;,SUM(F2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203</text:p>
          </table:table-cell>
          <table:table-cell office:value-type="string" table:style-name="ce18">
            <text:p>　火誘網　</text:p>
          </table:table-cell>
          <table:table-cell office:value-type="string" office:string-value="-" table:formula="msoxl:=IF(SUM(E22)=0,&quot;-&quot;,SUM(E22))" table:style-name="ce19">
            <text:p>-</text:p>
          </table:table-cell>
          <table:table-cell office:value-type="string" office:string-value="-" table:formula="msoxl:=IF(SUM(F22)=0,&quot;-&quot;,SUM(F2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204</text:p>
          </table:table-cell>
          <table:table-cell office:value-type="string" table:style-name="ce18">
            <text:p>　中小型拖網　</text:p>
          </table:table-cell>
          <table:table-cell office:value-type="string" office:string-value="-" table:formula="msoxl:=IF(SUM(E23)=0,&quot;-&quot;,SUM(E23))" table:style-name="ce19">
            <text:p>-</text:p>
          </table:table-cell>
          <table:table-cell office:value-type="string" office:string-value="-" table:formula="msoxl:=IF(SUM(F23)=0,&quot;-&quot;,SUM(F2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205</text:p>
          </table:table-cell>
          <table:table-cell office:value-type="string" table:style-name="ce18">
            <text:p>　刺網　</text:p>
          </table:table-cell>
          <table:table-cell office:value-type="string" office:string-value="-" table:formula="msoxl:=IF(SUM(E24)=0,&quot;-&quot;,SUM(E24))" table:style-name="ce19">
            <text:p>-</text:p>
          </table:table-cell>
          <table:table-cell office:value-type="string" office:string-value="-" table:formula="msoxl:=IF(SUM(F24)=0,&quot;-&quot;,SUM(F24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206</text:p>
          </table:table-cell>
          <table:table-cell office:value-type="string" table:style-name="ce18">
            <text:p>　追逐網　</text:p>
          </table:table-cell>
          <table:table-cell office:value-type="string" office:string-value="-" table:formula="msoxl:=IF(SUM(E25)=0,&quot;-&quot;,SUM(E25))" table:style-name="ce19">
            <text:p>-</text:p>
          </table:table-cell>
          <table:table-cell office:value-type="string" office:string-value="-" table:formula="msoxl:=IF(SUM(F25)=0,&quot;-&quot;,SUM(F2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209</text:p>
          </table:table-cell>
          <table:table-cell office:value-type="string" table:style-name="ce18">
            <text:p>　其他網　</text:p>
          </table:table-cell>
          <table:table-cell office:value-type="string" office:string-value="-" table:formula="msoxl:=IF(SUM(E26)=0,&quot;-&quot;,SUM(E26))" table:style-name="ce19">
            <text:p>-</text:p>
          </table:table-cell>
          <table:table-cell office:value-type="string" office:string-value="-" table:formula="msoxl:=IF(SUM(F26)=0,&quot;-&quot;,SUM(F2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211</text:p>
          </table:table-cell>
          <table:table-cell office:value-type="string" table:style-name="ce18">
            <text:p>　鮪延繩釣　</text:p>
          </table:table-cell>
          <table:table-cell office:value-type="string" office:string-value="-" table:formula="msoxl:=IF(SUM(E27)=0,&quot;-&quot;,SUM(E27))" table:style-name="ce19">
            <text:p>-</text:p>
          </table:table-cell>
          <table:table-cell office:value-type="string" office:string-value="-" table:formula="msoxl:=IF(SUM(F27)=0,&quot;-&quot;,SUM(F2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212</text:p>
          </table:table-cell>
          <table:table-cell office:value-type="string" table:style-name="ce18">
            <text:p>　鯛及雜魚延繩釣　</text:p>
          </table:table-cell>
          <table:table-cell office:value-type="string" office:string-value="-" table:formula="msoxl:=IF(SUM(E28)=0,&quot;-&quot;,SUM(E28))" table:style-name="ce19">
            <text:p>-</text:p>
          </table:table-cell>
          <table:table-cell office:value-type="string" office:string-value="-" table:formula="msoxl:=IF(SUM(F28)=0,&quot;-&quot;,SUM(F28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213</text:p>
          </table:table-cell>
          <table:table-cell office:value-type="string" table:style-name="ce18">
            <text:p>　曳繩釣　</text:p>
          </table:table-cell>
          <table:table-cell office:value-type="string" office:string-value="-" table:formula="msoxl:=IF(SUM(E29)=0,&quot;-&quot;,SUM(E29))" table:style-name="ce19">
            <text:p>-</text:p>
          </table:table-cell>
          <table:table-cell office:value-type="string" office:string-value="-" table:formula="msoxl:=IF(SUM(F29)=0,&quot;-&quot;,SUM(F29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214</text:p>
          </table:table-cell>
          <table:table-cell office:value-type="string" table:style-name="ce18">
            <text:p>　一支釣　</text:p>
          </table:table-cell>
          <table:table-cell office:value-type="string" office:string-value="-" table:formula="msoxl:=IF(SUM(E30)=0,&quot;-&quot;,SUM(E30))" table:style-name="ce19">
            <text:p>-</text:p>
          </table:table-cell>
          <table:table-cell office:value-type="string" office:string-value="-" table:formula="msoxl:=IF(SUM(F30)=0,&quot;-&quot;,SUM(F30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219</text:p>
          </table:table-cell>
          <table:table-cell office:value-type="string" table:style-name="ce18">
            <text:p>　其他釣　</text:p>
          </table:table-cell>
          <table:table-cell office:value-type="string" office:string-value="-" table:formula="msoxl:=IF(SUM(E31)=0,&quot;-&quot;,SUM(E31))" table:style-name="ce19">
            <text:p>-</text:p>
          </table:table-cell>
          <table:table-cell office:value-type="string" office:string-value="-" table:formula="msoxl:=IF(SUM(F31)=0,&quot;-&quot;,SUM(F3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221</text:p>
          </table:table-cell>
          <table:table-cell office:value-type="string" table:style-name="ce18">
            <text:p>　珊瑚　</text:p>
          </table:table-cell>
          <table:table-cell office:value-type="string" office:string-value="-" table:formula="msoxl:=IF(SUM(E32)=0,&quot;-&quot;,SUM(E32))" table:style-name="ce19">
            <text:p>-</text:p>
          </table:table-cell>
          <table:table-cell office:value-type="string" office:string-value="-" table:formula="msoxl:=IF(SUM(F32)=0,&quot;-&quot;,SUM(F3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222</text:p>
          </table:table-cell>
          <table:table-cell office:value-type="string" table:style-name="ce18">
            <text:p>　飛魚卵漁業　</text:p>
          </table:table-cell>
          <table:table-cell office:value-type="string" office:string-value="-" table:formula="msoxl:=IF(SUM(E33)=0,&quot;-&quot;,SUM(E33))" table:style-name="ce19">
            <text:p>-</text:p>
          </table:table-cell>
          <table:table-cell office:value-type="string" office:string-value="-" table:formula="msoxl:=IF(SUM(F33)=0,&quot;-&quot;,SUM(F3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223</text:p>
          </table:table-cell>
          <table:table-cell office:value-type="string" table:style-name="ce18">
            <text:p>　扒網漁業　</text:p>
          </table:table-cell>
          <table:table-cell office:value-type="string" office:string-value="-" table:formula="msoxl:=IF(SUM(E34)=0,&quot;-&quot;,SUM(E34))" table:style-name="ce19">
            <text:p>-</text:p>
          </table:table-cell>
          <table:table-cell office:value-type="string" office:string-value="-" table:formula="msoxl:=IF(SUM(F34)=0,&quot;-&quot;,SUM(F34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299</text:p>
          </table:table-cell>
          <table:table-cell office:value-type="string" table:style-name="ce18">
            <text:p>　其他近海漁業　</text:p>
          </table:table-cell>
          <table:table-cell office:value-type="string" office:string-value="-" table:formula="msoxl:=IF(SUM(E35)=0,&quot;-&quot;,SUM(E35))" table:style-name="ce19">
            <text:p>-</text:p>
          </table:table-cell>
          <table:table-cell office:value-type="string" office:string-value="-" table:formula="msoxl:=IF(SUM(F35)=0,&quot;-&quot;,SUM(F3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300</text:p>
          </table:table-cell>
          <table:table-cell office:value-type="string" table:style-name="ce18">
            <text:p>沿岸漁業合計</text:p>
          </table:table-cell>
          <table:table-cell office:value-type="string" office:string-value="-" table:formula="msoxl:=IF(SUM(E36)=0,&quot;-&quot;,SUM(E36))" table:style-name="ce19">
            <text:p>-</text:p>
          </table:table-cell>
          <table:table-cell office:value-type="string" office:string-value="-" table:formula="msoxl:=IF(SUM(F36)=0,&quot;-&quot;,SUM(F36))" table:style-name="ce19">
            <text:p>-</text:p>
          </table:table-cell>
          <table:table-cell office:value-type="string" office:string-value="-" table:formula="msoxl:=  IF(SUM(E37:E49)=0,&quot;-&quot;,SUM(E37:E49))" table:style-name="ce49">
            <text:p>-</text:p>
          </table:table-cell>
          <table:table-cell office:value-type="string" office:string-value="-" table:formula="msoxl:=  IF(SUM(F37:F49)=0,&quot;-&quot;,SUM(F37:F49))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301</text:p>
          </table:table-cell>
          <table:table-cell office:value-type="string" table:style-name="ce18">
            <text:p>　定置網　</text:p>
          </table:table-cell>
          <table:table-cell office:value-type="string" office:string-value="-" table:formula="msoxl:=IF(SUM(E37)=0,&quot;-&quot;,SUM(E37))" table:style-name="ce19">
            <text:p>-</text:p>
          </table:table-cell>
          <table:table-cell office:value-type="string" office:string-value="-" table:formula="msoxl:=IF(SUM(F37)=0,&quot;-&quot;,SUM(F3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302</text:p>
          </table:table-cell>
          <table:table-cell office:value-type="string" table:style-name="ce18">
            <text:p>　地曳網　</text:p>
          </table:table-cell>
          <table:table-cell office:value-type="string" office:string-value="-" table:formula="msoxl:=IF(SUM(E38)=0,&quot;-&quot;,SUM(E38))" table:style-name="ce19">
            <text:p>-</text:p>
          </table:table-cell>
          <table:table-cell office:value-type="string" office:string-value="-" table:formula="msoxl:=IF(SUM(F38)=0,&quot;-&quot;,SUM(F38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303</text:p>
          </table:table-cell>
          <table:table-cell office:value-type="string" table:style-name="ce18">
            <text:p>　火誘網　</text:p>
          </table:table-cell>
          <table:table-cell office:value-type="string" office:string-value="-" table:formula="msoxl:=IF(SUM(E39)=0,&quot;-&quot;,SUM(E39))" table:style-name="ce19">
            <text:p>-</text:p>
          </table:table-cell>
          <table:table-cell office:value-type="string" office:string-value="-" table:formula="msoxl:=IF(SUM(F39)=0,&quot;-&quot;,SUM(F39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304</text:p>
          </table:table-cell>
          <table:table-cell office:value-type="string" table:style-name="ce18">
            <text:p>　刺網　</text:p>
          </table:table-cell>
          <table:table-cell office:value-type="string" office:string-value="-" table:formula="msoxl:=IF(SUM(E40)=0,&quot;-&quot;,SUM(E40))" table:style-name="ce19">
            <text:p>-</text:p>
          </table:table-cell>
          <table:table-cell office:value-type="string" office:string-value="-" table:formula="msoxl:=IF(SUM(F40)=0,&quot;-&quot;,SUM(F40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305</text:p>
          </table:table-cell>
          <table:table-cell office:value-type="string" table:style-name="ce18">
            <text:p>　其他網　</text:p>
          </table:table-cell>
          <table:table-cell office:value-type="string" office:string-value="-" table:formula="msoxl:=IF(SUM(E41)=0,&quot;-&quot;,SUM(E41))" table:style-name="ce19">
            <text:p>-</text:p>
          </table:table-cell>
          <table:table-cell office:value-type="string" office:string-value="-" table:formula="msoxl:=IF(SUM(F41)=0,&quot;-&quot;,SUM(F4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306</text:p>
          </table:table-cell>
          <table:table-cell office:value-type="string" table:style-name="ce18">
            <text:p>　一支釣　</text:p>
          </table:table-cell>
          <table:table-cell office:value-type="string" office:string-value="-" table:formula="msoxl:=IF(SUM(E42)=0,&quot;-&quot;,SUM(E42))" table:style-name="ce19">
            <text:p>-</text:p>
          </table:table-cell>
          <table:table-cell office:value-type="string" office:string-value="-" table:formula="msoxl:=IF(SUM(F42)=0,&quot;-&quot;,SUM(F4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307</text:p>
          </table:table-cell>
          <table:table-cell office:value-type="string" table:style-name="ce18">
            <text:p>　延繩釣　</text:p>
          </table:table-cell>
          <table:table-cell office:value-type="string" office:string-value="-" table:formula="msoxl:=IF(SUM(E43)=0,&quot;-&quot;,SUM(E43))" table:style-name="ce19">
            <text:p>-</text:p>
          </table:table-cell>
          <table:table-cell office:value-type="string" office:string-value="-" table:formula="msoxl:=IF(SUM(F43)=0,&quot;-&quot;,SUM(F4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308</text:p>
          </table:table-cell>
          <table:table-cell office:value-type="string" table:style-name="ce18">
            <text:p>　其他釣　</text:p>
          </table:table-cell>
          <table:table-cell office:value-type="string" office:string-value="-" table:formula="msoxl:=IF(SUM(E44)=0,&quot;-&quot;,SUM(E44))" table:style-name="ce19">
            <text:p>-</text:p>
          </table:table-cell>
          <table:table-cell office:value-type="string" office:string-value="-" table:formula="msoxl:=IF(SUM(F44)=0,&quot;-&quot;,SUM(F44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309</text:p>
          </table:table-cell>
          <table:table-cell office:value-type="string" table:style-name="ce18">
            <text:p>　鏢旗魚　</text:p>
          </table:table-cell>
          <table:table-cell office:value-type="string" office:string-value="-" table:formula="msoxl:=IF(SUM(E45)=0,&quot;-&quot;,SUM(E45))" table:style-name="ce19">
            <text:p>-</text:p>
          </table:table-cell>
          <table:table-cell office:value-type="string" office:string-value="-" table:formula="msoxl:=IF(SUM(F45)=0,&quot;-&quot;,SUM(F4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310</text:p>
          </table:table-cell>
          <table:table-cell office:value-type="string" table:style-name="ce18">
            <text:p>　遊漁　</text:p>
          </table:table-cell>
          <table:table-cell office:value-type="string" office:string-value="-" table:formula="msoxl:=IF(SUM(E46)=0,&quot;-&quot;,SUM(E46))" table:style-name="ce19">
            <text:p>-</text:p>
          </table:table-cell>
          <table:table-cell office:value-type="string" office:string-value="-" table:formula="msoxl:=IF(SUM(F46)=0,&quot;-&quot;,SUM(F4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312</text:p>
          </table:table-cell>
          <table:table-cell office:value-type="string" table:style-name="ce18">
            <text:p>　櫻花蝦漁業　</text:p>
          </table:table-cell>
          <table:table-cell office:value-type="string" office:string-value="-" table:formula="msoxl:=IF(SUM(E47)=0,&quot;-&quot;,SUM(E47))" table:style-name="ce19">
            <text:p>-</text:p>
          </table:table-cell>
          <table:table-cell office:value-type="string" office:string-value="-" table:formula="msoxl:=IF(SUM(F47)=0,&quot;-&quot;,SUM(F4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313</text:p>
          </table:table-cell>
          <table:table-cell office:value-type="string" table:style-name="ce18">
            <text:p>　魩鱙漁業　</text:p>
          </table:table-cell>
          <table:table-cell office:value-type="string" office:string-value="-" table:formula="msoxl:=IF(SUM(E48)=0,&quot;-&quot;,SUM(E48))" table:style-name="ce19">
            <text:p>-</text:p>
          </table:table-cell>
          <table:table-cell office:value-type="string" office:string-value="-" table:formula="msoxl:=IF(SUM(F48)=0,&quot;-&quot;,SUM(F48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399</text:p>
          </table:table-cell>
          <table:table-cell office:value-type="string" table:style-name="ce18">
            <text:p>　其他沿岸漁業　</text:p>
          </table:table-cell>
          <table:table-cell office:value-type="string" office:string-value="-" table:formula="msoxl:=IF(SUM(E49)=0,&quot;-&quot;,SUM(E49))" table:style-name="ce19">
            <text:p>-</text:p>
          </table:table-cell>
          <table:table-cell office:value-type="string" office:string-value="-" table:formula="msoxl:=IF(SUM(F49)=0,&quot;-&quot;,SUM(F49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400</text:p>
          </table:table-cell>
          <table:table-cell office:value-type="string" table:style-name="ce18">
            <text:p>海面養殖合計</text:p>
          </table:table-cell>
          <table:table-cell office:value-type="string" office:string-value="-" table:formula="msoxl:=IF(SUM(E50)=0,&quot;-&quot;,SUM(E50))" table:style-name="ce19">
            <text:p>-</text:p>
          </table:table-cell>
          <table:table-cell office:value-type="string" office:string-value="-" table:formula="msoxl:=IF(SUM(F50)=0,&quot;-&quot;,SUM(F50))" table:style-name="ce19">
            <text:p>-</text:p>
          </table:table-cell>
          <table:table-cell office:value-type="string" office:string-value="-" table:formula="msoxl:=  IF(SUM(E51:E53)=0,&quot;-&quot;,SUM(E51:E53))" table:style-name="ce49">
            <text:p>-</text:p>
          </table:table-cell>
          <table:table-cell office:value-type="string" office:string-value="-" table:formula="msoxl:=  IF(SUM(F51:F53)=0,&quot;-&quot;,SUM(F51:F53))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401</text:p>
          </table:table-cell>
          <table:table-cell office:value-type="string" table:style-name="ce18">
            <text:p>　淺海養殖　</text:p>
          </table:table-cell>
          <table:table-cell office:value-type="string" office:string-value="-" table:formula="msoxl:=IF(SUM(E51)=0,&quot;-&quot;,SUM(E51))" table:style-name="ce19">
            <text:p>-</text:p>
          </table:table-cell>
          <table:table-cell office:value-type="string" office:string-value="-" table:formula="msoxl:=IF(SUM(F51)=0,&quot;-&quot;,SUM(F5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402</text:p>
          </table:table-cell>
          <table:table-cell office:value-type="string" table:style-name="ce18">
            <text:p>　箱網養殖　</text:p>
          </table:table-cell>
          <table:table-cell office:value-type="string" office:string-value="-" table:formula="msoxl:=IF(SUM(E52)=0,&quot;-&quot;,SUM(E52))" table:style-name="ce19">
            <text:p>-</text:p>
          </table:table-cell>
          <table:table-cell office:value-type="string" office:string-value="-" table:formula="msoxl:=IF(SUM(F52)=0,&quot;-&quot;,SUM(F5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499</text:p>
          </table:table-cell>
          <table:table-cell office:value-type="string" table:style-name="ce18">
            <text:p>　其他海面養殖　</text:p>
          </table:table-cell>
          <table:table-cell office:value-type="string" office:string-value="-" table:formula="msoxl:=IF(SUM(E53)=0,&quot;-&quot;,SUM(E53))" table:style-name="ce19">
            <text:p>-</text:p>
          </table:table-cell>
          <table:table-cell office:value-type="string" office:string-value="-" table:formula="msoxl:=IF(SUM(F53)=0,&quot;-&quot;,SUM(F53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500</text:p>
          </table:table-cell>
          <table:table-cell office:value-type="string" table:style-name="ce18">
            <text:p>內陸漁撈合計</text:p>
          </table:table-cell>
          <table:table-cell office:value-type="string" office:string-value="-" table:formula="msoxl:=IF(SUM(E54)=0,&quot;-&quot;,SUM(E54))" table:style-name="ce19">
            <text:p>-</text:p>
          </table:table-cell>
          <table:table-cell office:value-type="string" office:string-value="-" table:formula="msoxl:=IF(SUM(F54)=0,&quot;-&quot;,SUM(F54))" table:style-name="ce19">
            <text:p>-</text:p>
          </table:table-cell>
          <table:table-cell office:value-type="string" office:string-value="-" table:formula="msoxl:=  IF(SUM(E55:E57)=0,&quot;-&quot;,SUM(E55:E57))" table:style-name="ce49">
            <text:p>-</text:p>
          </table:table-cell>
          <table:table-cell office:value-type="string" office:string-value="-" table:formula="msoxl:=  IF(SUM(F55:F57)=0,&quot;-&quot;,SUM(F55:F57))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501</text:p>
          </table:table-cell>
          <table:table-cell office:value-type="string" table:style-name="ce18">
            <text:p>　河川漁撈　</text:p>
          </table:table-cell>
          <table:table-cell office:value-type="string" office:string-value="-" table:formula="msoxl:=IF(SUM(E55)=0,&quot;-&quot;,SUM(E55))" table:style-name="ce19">
            <text:p>-</text:p>
          </table:table-cell>
          <table:table-cell office:value-type="string" office:string-value="-" table:formula="msoxl:=IF(SUM(F55)=0,&quot;-&quot;,SUM(F55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502</text:p>
          </table:table-cell>
          <table:table-cell office:value-type="string" table:style-name="ce18">
            <text:p>　水庫漁撈　</text:p>
          </table:table-cell>
          <table:table-cell office:value-type="string" office:string-value="-" table:formula="msoxl:=IF(SUM(E56)=0,&quot;-&quot;,SUM(E56))" table:style-name="ce19">
            <text:p>-</text:p>
          </table:table-cell>
          <table:table-cell office:value-type="string" office:string-value="-" table:formula="msoxl:=IF(SUM(F56)=0,&quot;-&quot;,SUM(F56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599</text:p>
          </table:table-cell>
          <table:table-cell office:value-type="string" table:style-name="ce18">
            <text:p>　其他內陸漁撈　</text:p>
          </table:table-cell>
          <table:table-cell office:value-type="string" office:string-value="-" table:formula="msoxl:=IF(SUM(E57)=0,&quot;-&quot;,SUM(E57))" table:style-name="ce19">
            <text:p>-</text:p>
          </table:table-cell>
          <table:table-cell office:value-type="string" office:string-value="-" table:formula="msoxl:=IF(SUM(F57)=0,&quot;-&quot;,SUM(F57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600</text:p>
          </table:table-cell>
          <table:table-cell office:value-type="string" table:style-name="ce18">
            <text:p>內陸養殖合計</text:p>
          </table:table-cell>
          <table:table-cell office:value-type="float" office:value="3210.22" table:formula="msoxl:=IF(SUM(E58)=0,&quot;-&quot;,SUM(E58))" table:style-name="ce19">
            <text:p>3,210<text:s/></text:p>
          </table:table-cell>
          <table:table-cell office:value-type="float" office:value="11160.60447" table:formula="msoxl:=IF(SUM(F58)=0,&quot;-&quot;,SUM(F58))" table:style-name="ce19">
            <text:p>11,161<text:s/></text:p>
          </table:table-cell>
          <table:table-cell office:value-type="float" office:value="3210.22" table:formula="msoxl:=  IF(SUM(E59,E60,E61,E63)=0,IF(E62=0,&quot;-&quot;,E62),SUM(E59,E60,E61,E63))" table:style-name="ce49">
            <text:p>3,210<text:s/></text:p>
          </table:table-cell>
          <table:table-cell office:value-type="float" office:value="11160.60447" table:formula="msoxl:=  IF(SUM(F59:F63)=0,&quot;-&quot;,SUM(F59:F63))" table:style-name="ce49">
            <text:p>11,161<text:s/>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601</text:p>
          </table:table-cell>
          <table:table-cell office:value-type="string" table:style-name="ce18">
            <text:p>　鹹水魚塭　</text:p>
          </table:table-cell>
          <table:table-cell office:value-type="float" office:value="3210.22" table:formula="msoxl:=IF(SUM(E59)=0,&quot;-&quot;,SUM(E59))" table:style-name="ce19">
            <text:p>3,210<text:s/></text:p>
          </table:table-cell>
          <table:table-cell office:value-type="float" office:value="11160.60447" table:formula="msoxl:=IF(SUM(F59)=0,&quot;-&quot;,SUM(F59))" table:style-name="ce19">
            <text:p>11,161<text:s/></text:p>
          </table:table-cell>
          <table:table-cell office:value-type="float" office:value="3210.22" table:style-name="ce49">
            <text:p>3,210<text:s/></text:p>
          </table:table-cell>
          <table:table-cell office:value-type="float" office:value="11160.60447" table:style-name="ce49">
            <text:p>11,161<text:s/>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602</text:p>
          </table:table-cell>
          <table:table-cell office:value-type="string" table:style-name="ce18">
            <text:p>　淡水魚塭　</text:p>
          </table:table-cell>
          <table:table-cell office:value-type="string" office:string-value="-" table:formula="msoxl:=IF(SUM(E60)=0,&quot;-&quot;,SUM(E60))" table:style-name="ce19">
            <text:p>-</text:p>
          </table:table-cell>
          <table:table-cell office:value-type="string" office:string-value="-" table:formula="msoxl:=IF(SUM(F60)=0,&quot;-&quot;,SUM(F60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603</text:p>
          </table:table-cell>
          <table:table-cell office:value-type="string" table:style-name="ce18">
            <text:p>　箱網養殖　</text:p>
          </table:table-cell>
          <table:table-cell office:value-type="string" office:string-value="-" table:formula="msoxl:=IF(SUM(E61)=0,&quot;-&quot;,SUM(E61))" table:style-name="ce19">
            <text:p>-</text:p>
          </table:table-cell>
          <table:table-cell office:value-type="string" office:string-value="-" table:formula="msoxl:=IF(SUM(F61)=0,&quot;-&quot;,SUM(F61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1">
            <text:p>604</text:p>
          </table:table-cell>
          <table:table-cell office:value-type="string" table:style-name="ce18">
            <text:p>　觀賞魚養殖　</text:p>
          </table:table-cell>
          <table:table-cell office:value-type="string" office:string-value="-" table:formula="msoxl:=IF(SUM(E62)=0,&quot;-&quot;,SUM(E62))" table:style-name="ce19">
            <text:p>-</text:p>
          </table:table-cell>
          <table:table-cell office:value-type="string" office:string-value="-" table:formula="msoxl:=IF(SUM(F62)=0,&quot;-&quot;,SUM(F62))" table:style-name="ce1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style-name="ce64"/>
          <table:table-cell table:number-columns-repeated="3" table:style-name="ce65"/>
          <table:table-cell table:number-columns-repeated="2" table:style-name="ce66"/>
          <table:table-cell table:number-columns-repeated="2" table:style-name="ce65"/>
          <table:table-cell table:style-name="ce66"/>
          <table:table-cell table:style-name="ce47"/>
          <table:table-cell table:number-columns-repeated="16368"/>
        </table:table-row>
        <table:table-row table:style-name="ro2">
          <table:table-cell office:value-type="string" table:style-name="ce56">
            <text:p>699</text:p>
          </table:table-cell>
          <table:table-cell office:value-type="string" table:style-name="ce20">
            <text:p>　其他內陸養殖　</text:p>
          </table:table-cell>
          <table:table-cell office:value-type="string" office:string-value="-" table:formula="msoxl:=IF(SUM(E63)=0,&quot;-&quot;,SUM(E63))" table:style-name="ce19">
            <text:p>-</text:p>
          </table:table-cell>
          <table:table-cell office:value-type="string" office:string-value="-" table:formula="msoxl:=IF(SUM(F63)=0,&quot;-&quot;,SUM(F63))" table:style-name="ce1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style-name="ce67"/>
          <table:table-cell table:number-columns-repeated="3" table:style-name="ce68"/>
          <table:table-cell table:number-columns-repeated="2" table:style-name="ce69"/>
          <table:table-cell table:number-columns-repeated="2" table:style-name="ce68"/>
          <table:table-cell table:style-name="ce69"/>
          <table:table-cell table:style-name="ce48"/>
          <table:table-cell table:number-columns-repeated="16368"/>
        </table:table-row>
        <table:table-row table:style-name="ro3">
          <table:table-cell office:value-type="string" table:number-columns-spanned="6" table:number-rows-spanned="1" table:style-name="ce77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77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the grand total.</text:p>
          </table:table-cell>
          <table:covered-table-cell table:number-columns-repeated="9"/>
          <table:table-cell table:number-columns-repeated="16368" table:style-name="ce76"/>
        </table:table-row>
        <table:table-row table:number-rows-repeated="104851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7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/>
    </style:default-style>
  </office:styles>
  <office:automatic-styles>
    <style:page-layout style:name="pm1">
      <style:page-layout-properties fo:margin-top="0.1in" fo:margin-bottom="0in" fo:margin-left="0.5in" fo:margin-right="0.5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AW7_01</meta:initial-creator>
    <dc:creator>李境超</dc:creator>
    <meta:creation-date>2013-08-30T03:04:33Z</meta:creation-date>
    <dc:date>2017-05-01T10:52:12Z</dc:date>
    <meta:print-date>2013-10-21T09:08:38Z</meta:print-date>
  </office:meta>
</office:document-meta>
</file>